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11">
      <style:text-properties style:font-name="Liberation Sans" style:font-name-asian="DejaVu Sans" style:font-name-complex="DejaVu Sans"/>
    </style:style>
    <style:style style:name="ce3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2">
          <table:table-cell table:number-columns-repeated="11"/>
          <table:table-cell office:value-type="string">
            <text:p>mapDimension</text:p>
          </table:table-cell>
          <table:table-cell office:value-type="string">
            <text:p>learningRate</text:p>
          </table:table-cell>
          <table:table-cell office:value-type="string">
            <text:p>learningRateDecay</text:p>
          </table:table-cell>
          <table:table-cell office:value-type="string">
            <text:p>kernelWidth%</text:p>
          </table:table-cell>
          <table:table-cell office:value-type="string">
            <text:p>kernelWidth</text:p>
          </table:table-cell>
          <table:table-cell office:value-type="string">
            <text:p>kernelWidthDecay</text:p>
          </table:table-cell>
          <table:table-cell table:style-name="ce1" office:value-type="string">
            <text:p>minOutcomes%</text:p>
          </table:table-cell>
          <table:table-cell table:style-name="ce1" office:value-type="string">
            <text:p>minOutcomes</text:p>
          </table:table-cell>
          <table:table-cell table:style-name="ce1" office:value-type="string">
            <text:p>heuristic</text:p>
          </table:table-cell>
          <table:table-cell table:style-name="ce1" office:value-type="string">
            <text:p>pruningConfidence</text:p>
          </table:table-cell>
          <table:table-cell table:style-name="ce1" office:value-type="string">
            <text:p>fisherConfidence</text:p>
          </table:table-cell>
          <table:table-cell table:style-name="ce1" office:value-type="string">
            <text:p>redundancy</text:p>
          </table:table-cell>
          <table:table-cell table:style-name="ce1"/>
        </table:table-row>
        <table:table-row table:style-name="ro3">
          <table:table-cell table:number-columns-repeated="10" office:value-type="float" office:value="0">
            <text:p>0</text:p>
          </table:table-cell>
          <table:table-cell/>
          <table:table-cell table:style-name="ce1" table:formula="of:=ROUND((([.A2]-0)/(1-0))*(12-2)+2)" office:value-type="float" office:value="2">
            <text:p>2</text:p>
          </table:table-cell>
          <table:table-cell table:style-name="ce2" table:formula="of:=(([.B2]-0)/(1-0))*(10-0)+0" office:value-type="float" office:value="0">
            <text:p>0.000000000</text:p>
          </table:table-cell>
          <table:table-cell table:style-name="ce2" table:formula="of:=(([.C2]-0)/(1-0))*(1500-0.000000001)+0.000000001" office:value-type="float" office:value="0.000000001">
            <text:p>0.000000001</text:p>
          </table:table-cell>
          <table:table-cell table:style-name="ce2" table:formula="of:=(([.D2]-0)/(1-0))*(1-0.000000001)+0.000000001" office:value-type="float" office:value="0.000000001">
            <text:p>0.000000001</text:p>
          </table:table-cell>
          <table:table-cell table:style-name="ce2" table:formula="of:=[.L2]*[.O2]" office:value-type="float" office:value="0.000000002">
            <text:p>0.000000002</text:p>
          </table:table-cell>
          <table:table-cell table:style-name="ce2" table:formula="of:=(([.E2]-0)/(1-0))*(100-0.000000001)+0.000000001" office:value-type="float" office:value="0.000000001">
            <text:p>0.000000001</text:p>
          </table:table-cell>
          <table:table-cell table:style-name="ce1" table:formula="of:=(([.F2]-0)/(1-0))*(1-0.001)+0.001" office:value-type="float" office:value="0.001">
            <text:p>0.001</text:p>
          </table:table-cell>
          <table:table-cell table:style-name="ce1" table:formula="of:=IF((([.L2]*[.L2])*[.R2])&lt;1;1;ROUND(([.L2]*[.L2])*[.R2]))" office:value-type="float" office:value="1">
            <text:p>1</text:p>
          </table:table-cell>
          <table:table-cell table:style-name="ce1" table:formula="of:=ROUND((([.G2]-0)/(1-0))*(1-0)+0)" office:value-type="float" office:value="0">
            <text:p>0</text:p>
          </table:table-cell>
          <table:table-cell table:style-name="ce2" table:formula="of:=(([.H2]-0)/(1-0))*(100-0)+0" office:value-type="float" office:value="0">
            <text:p>0.000000000</text:p>
          </table:table-cell>
          <table:table-cell table:style-name="ce2" table:formula="of:=(([.I2]-0)/(1-0))*(100-(-100))+(-100)" office:value-type="float" office:value="-100">
            <text:p>-100.000000000</text:p>
          </table:table-cell>
          <table:table-cell table:style-name="ce2" table:formula="of:=(([.J2]-0)/(1-0))*(10000-0)+0" office:value-type="float" office:value="0">
            <text:p>0.000000000</text:p>
          </table:table-cell>
          <table:table-cell table:style-name="ce1"/>
        </table:table-row>
        <table:table-row table:style-name="ro3">
          <table:table-cell table:number-columns-repeated="10" office:value-type="float" office:value="0.5">
            <text:p>0.5</text:p>
          </table:table-cell>
          <table:table-cell/>
          <table:table-cell table:style-name="ce1" table:formula="of:=ROUND((([.A3]-0)/(1-0))*(12-2)+2)" office:value-type="float" office:value="7">
            <text:p>7</text:p>
          </table:table-cell>
          <table:table-cell table:style-name="ce2" table:formula="of:=(([.B3]-0)/(1-0))*(10-0)+0" office:value-type="float" office:value="5">
            <text:p>5.000000000</text:p>
          </table:table-cell>
          <table:table-cell table:style-name="ce2" table:formula="of:=(([.C3]-0)/(1-0))*(1500-0.000000001)+0.000000001" office:value-type="float" office:value="750.0000000005">
            <text:p>750.000000001</text:p>
          </table:table-cell>
          <table:table-cell table:style-name="ce2" table:formula="of:=(([.D3]-0)/(1-0))*(1-0.000000001)+0.000000001" office:value-type="float" office:value="0.5000000005">
            <text:p>0.500000001</text:p>
          </table:table-cell>
          <table:table-cell table:style-name="ce2" table:formula="of:=[.L3]*[.O3]" office:value-type="float" office:value="3.5000000035">
            <text:p>3.500000004</text:p>
          </table:table-cell>
          <table:table-cell table:style-name="ce2" table:formula="of:=(([.E3]-0)/(1-0))*(100-0.000000001)+0.000000001" office:value-type="float" office:value="50.0000000005">
            <text:p>50.000000001</text:p>
          </table:table-cell>
          <table:table-cell table:style-name="ce1" table:formula="of:=(([.F3]-0)/(1-0))*(1-0.001)+0.001" office:value-type="float" office:value="0.5005">
            <text:p>0.5005</text:p>
          </table:table-cell>
          <table:table-cell table:style-name="ce1" table:formula="of:=IF((([.L3]*[.L3])*[.R3])&lt;1;1;ROUND(([.L3]*[.L3])*[.R3]))" office:value-type="float" office:value="25">
            <text:p>25</text:p>
          </table:table-cell>
          <table:table-cell table:style-name="ce1" table:formula="of:=ROUND((([.G3]-0)/(1-0))*(1-0)+0)" office:value-type="float" office:value="1">
            <text:p>1</text:p>
          </table:table-cell>
          <table:table-cell table:style-name="ce2" table:formula="of:=(([.H3]-0)/(1-0))*(100-0)+0" office:value-type="float" office:value="50">
            <text:p>50.000000000</text:p>
          </table:table-cell>
          <table:table-cell table:style-name="ce2" table:formula="of:=(([.I3]-0)/(1-0))*(100-(-100))+(-100)" office:value-type="float" office:value="0">
            <text:p>0.000000000</text:p>
          </table:table-cell>
          <table:table-cell table:style-name="ce2" table:formula="of:=(([.J3]-0)/(1-0))*(10000-0)+0" office:value-type="float" office:value="5000">
            <text:p>5000.000000000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/>
          <table:table-cell table:style-name="ce1" table:formula="of:=ROUND((([.A4]-0)/(1-0))*(12-2)+2)" office:value-type="float" office:value="10">
            <text:p>10</text:p>
          </table:table-cell>
          <table:table-cell table:style-name="ce2" table:formula="of:=(([.B4]-0)/(1-0))*(10-0)+0" office:value-type="float" office:value="2.5">
            <text:p>2.500000000</text:p>
          </table:table-cell>
          <table:table-cell table:style-name="ce2" table:formula="of:=(([.C4]-0)/(1-0))*(1500-0.000000001)+0.000000001" office:value-type="float" office:value="375.00000000075">
            <text:p>375.000000001</text:p>
          </table:table-cell>
          <table:table-cell table:style-name="ce2" table:formula="of:=(([.D4]-0)/(1-0))*(1-0.000000001)+0.000000001" office:value-type="float" office:value="0.25000000075">
            <text:p>0.250000001</text:p>
          </table:table-cell>
          <table:table-cell table:style-name="ce2" table:formula="of:=[.L4]*[.O4]" office:value-type="float" office:value="2.5000000075">
            <text:p>2.500000008</text:p>
          </table:table-cell>
          <table:table-cell table:style-name="ce2" table:formula="of:=(([.E4]-0)/(1-0))*(100-0.000000001)+0.000000001" office:value-type="float" office:value="75.00000000025">
            <text:p>75.000000000</text:p>
          </table:table-cell>
          <table:table-cell table:style-name="ce1" table:formula="of:=(([.F4]-0)/(1-0))*(1-0.001)+0.001" office:value-type="float" office:value="0.75025">
            <text:p>0.75025</text:p>
          </table:table-cell>
          <table:table-cell table:style-name="ce1" table:formula="of:=IF((([.L4]*[.L4])*[.R4])&lt;1;1;ROUND(([.L4]*[.L4])*[.R4]))" office:value-type="float" office:value="75">
            <text:p>75</text:p>
          </table:table-cell>
          <table:table-cell table:style-name="ce1" table:formula="of:=ROUND((([.G4]-0)/(1-0))*(1-0)+0)" office:value-type="float" office:value="0">
            <text:p>0</text:p>
          </table:table-cell>
          <table:table-cell table:style-name="ce2" table:formula="of:=(([.H4]-0)/(1-0))*(100-0)+0" office:value-type="float" office:value="75">
            <text:p>75.000000000</text:p>
          </table:table-cell>
          <table:table-cell table:style-name="ce2" table:formula="of:=(([.I4]-0)/(1-0))*(100-(-100))+(-100)" office:value-type="float" office:value="50">
            <text:p>50.000000000</text:p>
          </table:table-cell>
          <table:table-cell table:style-name="ce2" table:formula="of:=(([.J4]-0)/(1-0))*(10000-0)+0" office:value-type="float" office:value="7500">
            <text:p>7500.000000000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/>
          <table:table-cell table:style-name="ce1" table:formula="of:=ROUND((([.A5]-0)/(1-0))*(12-2)+2)" office:value-type="float" office:value="5">
            <text:p>5</text:p>
          </table:table-cell>
          <table:table-cell table:style-name="ce2" table:formula="of:=(([.B5]-0)/(1-0))*(10-0)+0" office:value-type="float" office:value="7.5">
            <text:p>7.500000000</text:p>
          </table:table-cell>
          <table:table-cell table:style-name="ce2" table:formula="of:=(([.C5]-0)/(1-0))*(1500-0.000000001)+0.000000001" office:value-type="float" office:value="1125.00000000025">
            <text:p>1125.000000000</text:p>
          </table:table-cell>
          <table:table-cell table:style-name="ce2" table:formula="of:=(([.D5]-0)/(1-0))*(1-0.000000001)+0.000000001" office:value-type="float" office:value="0.75000000025">
            <text:p>0.750000000</text:p>
          </table:table-cell>
          <table:table-cell table:style-name="ce2" table:formula="of:=[.L5]*[.O5]" office:value-type="float" office:value="3.75000000125">
            <text:p>3.750000001</text:p>
          </table:table-cell>
          <table:table-cell table:style-name="ce2" table:formula="of:=(([.E5]-0)/(1-0))*(100-0.000000001)+0.000000001" office:value-type="float" office:value="25.00000000075">
            <text:p>25.000000001</text:p>
          </table:table-cell>
          <table:table-cell table:style-name="ce1" table:formula="of:=(([.F5]-0)/(1-0))*(1-0.001)+0.001" office:value-type="float" office:value="0.25075">
            <text:p>0.25075</text:p>
          </table:table-cell>
          <table:table-cell table:style-name="ce1" table:formula="of:=IF((([.L5]*[.L5])*[.R5])&lt;1;1;ROUND(([.L5]*[.L5])*[.R5]))" office:value-type="float" office:value="6">
            <text:p>6</text:p>
          </table:table-cell>
          <table:table-cell table:style-name="ce1" table:formula="of:=ROUND((([.G5]-0)/(1-0))*(1-0)+0)" office:value-type="float" office:value="1">
            <text:p>1</text:p>
          </table:table-cell>
          <table:table-cell table:style-name="ce2" table:formula="of:=(([.H5]-0)/(1-0))*(100-0)+0" office:value-type="float" office:value="25">
            <text:p>25.000000000</text:p>
          </table:table-cell>
          <table:table-cell table:style-name="ce2" table:formula="of:=(([.I5]-0)/(1-0))*(100-(-100))+(-100)" office:value-type="float" office:value="-50">
            <text:p>-50.000000000</text:p>
          </table:table-cell>
          <table:table-cell table:style-name="ce2" table:formula="of:=(([.J5]-0)/(1-0))*(10000-0)+0" office:value-type="float" office:value="2500">
            <text:p>2500.000000000</text:p>
          </table:table-cell>
          <table:table-cell/>
        </table:table-row>
        <table:table-row table:style-name="ro3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/>
          <table:table-cell table:style-name="ce1" table:formula="of:=ROUND((([.A6]-0)/(1-0))*(12-2)+2)" office:value-type="float" office:value="6">
            <text:p>6</text:p>
          </table:table-cell>
          <table:table-cell table:style-name="ce2" table:formula="of:=(([.B6]-0)/(1-0))*(10-0)+0" office:value-type="float" office:value="3.75">
            <text:p>3.750000000</text:p>
          </table:table-cell>
          <table:table-cell table:style-name="ce2" table:formula="of:=(([.C6]-0)/(1-0))*(1500-0.000000001)+0.000000001" office:value-type="float" office:value="937.500000000375">
            <text:p>937.500000000</text:p>
          </table:table-cell>
          <table:table-cell table:style-name="ce2" table:formula="of:=(([.D6]-0)/(1-0))*(1-0.000000001)+0.000000001" office:value-type="float" office:value="0.875000000125">
            <text:p>0.875000000</text:p>
          </table:table-cell>
          <table:table-cell table:style-name="ce2" table:formula="of:=[.L6]*[.O6]" office:value-type="float" office:value="5.25000000075">
            <text:p>5.250000001</text:p>
          </table:table-cell>
          <table:table-cell table:style-name="ce2" table:formula="of:=(([.E6]-0)/(1-0))*(100-0.000000001)+0.000000001" office:value-type="float" office:value="37.500000000625">
            <text:p>37.500000001</text:p>
          </table:table-cell>
          <table:table-cell table:style-name="ce1" table:formula="of:=(([.F6]-0)/(1-0))*(1-0.001)+0.001" office:value-type="float" office:value="0.125875">
            <text:p>0.125875</text:p>
          </table:table-cell>
          <table:table-cell table:style-name="ce1" table:formula="of:=IF((([.L6]*[.L6])*[.R6])&lt;1;1;ROUND(([.L6]*[.L6])*[.R6]))" office:value-type="float" office:value="5">
            <text:p>5</text:p>
          </table:table-cell>
          <table:table-cell table:style-name="ce1" table:formula="of:=ROUND((([.G6]-0)/(1-0))*(1-0)+0)" office:value-type="float" office:value="0">
            <text:p>0</text:p>
          </table:table-cell>
          <table:table-cell table:style-name="ce2" table:formula="of:=(([.H6]-0)/(1-0))*(100-0)+0" office:value-type="float" office:value="87.5">
            <text:p>87.500000000</text:p>
          </table:table-cell>
          <table:table-cell table:style-name="ce2" table:formula="of:=(([.I6]-0)/(1-0))*(100-(-100))+(-100)" office:value-type="float" office:value="75">
            <text:p>75.000000000</text:p>
          </table:table-cell>
          <table:table-cell table:style-name="ce2" table:formula="of:=(([.J6]-0)/(1-0))*(10000-0)+0" office:value-type="float" office:value="6250">
            <text:p>6250.000000000</text:p>
          </table:table-cell>
          <table:table-cell/>
        </table:table-row>
        <table:table-row table:style-name="ro3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/>
          <table:table-cell table:style-name="ce1" table:formula="of:=ROUND((([.A7]-0)/(1-0))*(12-2)+2)" office:value-type="float" office:value="11">
            <text:p>11</text:p>
          </table:table-cell>
          <table:table-cell table:style-name="ce2" table:formula="of:=(([.B7]-0)/(1-0))*(10-0)+0" office:value-type="float" office:value="8.75">
            <text:p>8.750000000</text:p>
          </table:table-cell>
          <table:table-cell table:style-name="ce2" table:formula="of:=(([.C7]-0)/(1-0))*(1500-0.000000001)+0.000000001" office:value-type="float" office:value="187.500000000875">
            <text:p>187.500000001</text:p>
          </table:table-cell>
          <table:table-cell table:style-name="ce2" table:formula="of:=(([.D7]-0)/(1-0))*(1-0.000000001)+0.000000001" office:value-type="float" office:value="0.375000000625">
            <text:p>0.375000001</text:p>
          </table:table-cell>
          <table:table-cell table:style-name="ce2" table:formula="of:=[.L7]*[.O7]" office:value-type="float" office:value="4.125000006875">
            <text:p>4.125000007</text:p>
          </table:table-cell>
          <table:table-cell table:style-name="ce2" table:formula="of:=(([.E7]-0)/(1-0))*(100-0.000000001)+0.000000001" office:value-type="float" office:value="87.500000000125">
            <text:p>87.500000000</text:p>
          </table:table-cell>
          <table:table-cell table:style-name="ce1" table:formula="of:=(([.F7]-0)/(1-0))*(1-0.001)+0.001" office:value-type="float" office:value="0.625375">
            <text:p>0.625375</text:p>
          </table:table-cell>
          <table:table-cell table:style-name="ce1" table:formula="of:=IF((([.L7]*[.L7])*[.R7])&lt;1;1;ROUND(([.L7]*[.L7])*[.R7]))" office:value-type="float" office:value="76">
            <text:p>76</text:p>
          </table:table-cell>
          <table:table-cell table:style-name="ce1" table:formula="of:=ROUND((([.G7]-0)/(1-0))*(1-0)+0)" office:value-type="float" office:value="1">
            <text:p>1</text:p>
          </table:table-cell>
          <table:table-cell table:style-name="ce2" table:formula="of:=(([.H7]-0)/(1-0))*(100-0)+0" office:value-type="float" office:value="37.5">
            <text:p>37.500000000</text:p>
          </table:table-cell>
          <table:table-cell table:style-name="ce2" table:formula="of:=(([.I7]-0)/(1-0))*(100-(-100))+(-100)" office:value-type="float" office:value="-25">
            <text:p>-25.000000000</text:p>
          </table:table-cell>
          <table:table-cell table:style-name="ce2" table:formula="of:=(([.J7]-0)/(1-0))*(10000-0)+0" office:value-type="float" office:value="1250">
            <text:p>1250.000000000</text:p>
          </table:table-cell>
          <table:table-cell/>
        </table:table-row>
        <table:table-row table:style-name="ro3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/>
          <table:table-cell table:style-name="ce1" table:formula="of:=ROUND((([.A8]-0)/(1-0))*(12-2)+2)" office:value-type="float" office:value="8">
            <text:p>8</text:p>
          </table:table-cell>
          <table:table-cell table:style-name="ce2" table:formula="of:=(([.B8]-0)/(1-0))*(10-0)+0" office:value-type="float" office:value="1.25">
            <text:p>1.250000000</text:p>
          </table:table-cell>
          <table:table-cell table:style-name="ce2" table:formula="of:=(([.C8]-0)/(1-0))*(1500-0.000000001)+0.000000001" office:value-type="float" office:value="1312.50000000013">
            <text:p>1312.500000000</text:p>
          </table:table-cell>
          <table:table-cell table:style-name="ce2" table:formula="of:=(([.D8]-0)/(1-0))*(1-0.000000001)+0.000000001" office:value-type="float" office:value="0.625000000375">
            <text:p>0.625000000</text:p>
          </table:table-cell>
          <table:table-cell table:style-name="ce2" table:formula="of:=[.L8]*[.O8]" office:value-type="float" office:value="5.000000003">
            <text:p>5.000000003</text:p>
          </table:table-cell>
          <table:table-cell table:style-name="ce2" table:formula="of:=(([.E8]-0)/(1-0))*(100-0.000000001)+0.000000001" office:value-type="float" office:value="62.500000000375">
            <text:p>62.500000000</text:p>
          </table:table-cell>
          <table:table-cell table:style-name="ce1" table:formula="of:=(([.F8]-0)/(1-0))*(1-0.001)+0.001" office:value-type="float" office:value="0.875125">
            <text:p>0.875125</text:p>
          </table:table-cell>
          <table:table-cell table:style-name="ce1" table:formula="of:=IF((([.L8]*[.L8])*[.R8])&lt;1;1;ROUND(([.L8]*[.L8])*[.R8]))" office:value-type="float" office:value="56">
            <text:p>56</text:p>
          </table:table-cell>
          <table:table-cell table:style-name="ce1" table:formula="of:=ROUND((([.G8]-0)/(1-0))*(1-0)+0)" office:value-type="float" office:value="0">
            <text:p>0</text:p>
          </table:table-cell>
          <table:table-cell table:style-name="ce2" table:formula="of:=(([.H8]-0)/(1-0))*(100-0)+0" office:value-type="float" office:value="12.5">
            <text:p>12.500000000</text:p>
          </table:table-cell>
          <table:table-cell table:style-name="ce2" table:formula="of:=(([.I8]-0)/(1-0))*(100-(-100))+(-100)" office:value-type="float" office:value="-75">
            <text:p>-75.000000000</text:p>
          </table:table-cell>
          <table:table-cell table:style-name="ce2" table:formula="of:=(([.J8]-0)/(1-0))*(10000-0)+0" office:value-type="float" office:value="3750">
            <text:p>3750.000000000</text:p>
          </table:table-cell>
          <table:table-cell/>
        </table:table-row>
        <table:table-row table:style-name="ro3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/>
          <table:table-cell table:style-name="ce1" table:formula="of:=ROUND((([.A9]-0)/(1-0))*(12-2)+2)" office:value-type="float" office:value="3">
            <text:p>3</text:p>
          </table:table-cell>
          <table:table-cell table:style-name="ce2" table:formula="of:=(([.B9]-0)/(1-0))*(10-0)+0" office:value-type="float" office:value="6.25">
            <text:p>6.250000000</text:p>
          </table:table-cell>
          <table:table-cell table:style-name="ce2" table:formula="of:=(([.C9]-0)/(1-0))*(1500-0.000000001)+0.000000001" office:value-type="float" office:value="562.500000000625">
            <text:p>562.500000001</text:p>
          </table:table-cell>
          <table:table-cell table:style-name="ce2" table:formula="of:=(([.D9]-0)/(1-0))*(1-0.000000001)+0.000000001" office:value-type="float" office:value="0.125000000875">
            <text:p>0.125000001</text:p>
          </table:table-cell>
          <table:table-cell table:style-name="ce2" table:formula="of:=[.L9]*[.O9]" office:value-type="float" office:value="0.375000002625">
            <text:p>0.375000003</text:p>
          </table:table-cell>
          <table:table-cell table:style-name="ce2" table:formula="of:=(([.E9]-0)/(1-0))*(100-0.000000001)+0.000000001" office:value-type="float" office:value="12.500000000875">
            <text:p>12.500000001</text:p>
          </table:table-cell>
          <table:table-cell table:style-name="ce1" table:formula="of:=(([.F9]-0)/(1-0))*(1-0.001)+0.001" office:value-type="float" office:value="0.375625">
            <text:p>0.375625</text:p>
          </table:table-cell>
          <table:table-cell table:style-name="ce1" table:formula="of:=IF((([.L9]*[.L9])*[.R9])&lt;1;1;ROUND(([.L9]*[.L9])*[.R9]))" office:value-type="float" office:value="3">
            <text:p>3</text:p>
          </table:table-cell>
          <table:table-cell table:style-name="ce1" table:formula="of:=ROUND((([.G9]-0)/(1-0))*(1-0)+0)" office:value-type="float" office:value="1">
            <text:p>1</text:p>
          </table:table-cell>
          <table:table-cell table:style-name="ce2" table:formula="of:=(([.H9]-0)/(1-0))*(100-0)+0" office:value-type="float" office:value="62.5">
            <text:p>62.500000000</text:p>
          </table:table-cell>
          <table:table-cell table:style-name="ce2" table:formula="of:=(([.I9]-0)/(1-0))*(100-(-100))+(-100)" office:value-type="float" office:value="25">
            <text:p>25.000000000</text:p>
          </table:table-cell>
          <table:table-cell table:style-name="ce2" table:formula="of:=(([.J9]-0)/(1-0))*(10000-0)+0" office:value-type="float" office:value="8750">
            <text:p>8750.000000000</text:p>
          </table:table-cell>
          <table:table-cell/>
        </table:table-row>
        <table:table-row table:style-name="ro3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/>
          <table:table-cell table:style-name="ce1" table:formula="of:=ROUND((([.A10]-0)/(1-0))*(12-2)+2)" office:value-type="float" office:value="4">
            <text:p>4</text:p>
          </table:table-cell>
          <table:table-cell table:style-name="ce2" table:formula="of:=(([.B10]-0)/(1-0))*(10-0)+0" office:value-type="float" office:value="3.125">
            <text:p>3.125000000</text:p>
          </table:table-cell>
          <table:table-cell table:style-name="ce2" table:formula="of:=(([.C10]-0)/(1-0))*(1500-0.000000001)+0.000000001" office:value-type="float" office:value="1406.25000000006">
            <text:p>1406.250000000</text:p>
          </table:table-cell>
          <table:table-cell table:style-name="ce2" table:formula="of:=(([.D10]-0)/(1-0))*(1-0.000000001)+0.000000001" office:value-type="float" office:value="0.4375000005625">
            <text:p>0.437500001</text:p>
          </table:table-cell>
          <table:table-cell table:style-name="ce2" table:formula="of:=[.L10]*[.O10]" office:value-type="float" office:value="1.75000000225">
            <text:p>1.750000002</text:p>
          </table:table-cell>
          <table:table-cell table:style-name="ce2" table:formula="of:=(([.E10]-0)/(1-0))*(100-0.000000001)+0.000000001" office:value-type="float" office:value="56.2500000004375">
            <text:p>56.250000000</text:p>
          </table:table-cell>
          <table:table-cell table:style-name="ce1" table:formula="of:=(([.F10]-0)/(1-0))*(1-0.001)+0.001" office:value-type="float" office:value="0.3131875">
            <text:p>0.3131875</text:p>
          </table:table-cell>
          <table:table-cell table:style-name="ce1" table:formula="of:=IF((([.L10]*[.L10])*[.R10])&lt;1;1;ROUND(([.L10]*[.L10])*[.R10]))" office:value-type="float" office:value="5">
            <text:p>5</text:p>
          </table:table-cell>
          <table:table-cell table:style-name="ce1" table:formula="of:=ROUND((([.G10]-0)/(1-0))*(1-0)+0)" office:value-type="float" office:value="0">
            <text:p>0</text:p>
          </table:table-cell>
          <table:table-cell table:style-name="ce2" table:formula="of:=(([.H10]-0)/(1-0))*(100-0)+0" office:value-type="float" office:value="93.75">
            <text:p>93.750000000</text:p>
          </table:table-cell>
          <table:table-cell table:style-name="ce2" table:formula="of:=(([.I10]-0)/(1-0))*(100-(-100))+(-100)" office:value-type="float" office:value="87.5">
            <text:p>87.500000000</text:p>
          </table:table-cell>
          <table:table-cell table:style-name="ce2" table:formula="of:=(([.J10]-0)/(1-0))*(10000-0)+0" office:value-type="float" office:value="3125">
            <text:p>3125.000000000</text:p>
          </table:table-cell>
          <table:table-cell/>
        </table:table-row>
        <table:table-row table:style-name="ro3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/>
          <table:table-cell table:style-name="ce1" table:formula="of:=ROUND((([.A11]-0)/(1-0))*(12-2)+2)" office:value-type="float" office:value="9">
            <text:p>9</text:p>
          </table:table-cell>
          <table:table-cell table:style-name="ce2" table:formula="of:=(([.B11]-0)/(1-0))*(10-0)+0" office:value-type="float" office:value="8.125">
            <text:p>8.125000000</text:p>
          </table:table-cell>
          <table:table-cell table:style-name="ce2" table:formula="of:=(([.C11]-0)/(1-0))*(1500-0.000000001)+0.000000001" office:value-type="float" office:value="656.250000000563">
            <text:p>656.250000001</text:p>
          </table:table-cell>
          <table:table-cell table:style-name="ce2" table:formula="of:=(([.D11]-0)/(1-0))*(1-0.000000001)+0.000000001" office:value-type="float" office:value="0.9375000000625">
            <text:p>0.937500000</text:p>
          </table:table-cell>
          <table:table-cell table:style-name="ce2" table:formula="of:=[.L11]*[.O11]" office:value-type="float" office:value="8.4375000005625">
            <text:p>8.437500001</text:p>
          </table:table-cell>
          <table:table-cell table:style-name="ce2" table:formula="of:=(([.E11]-0)/(1-0))*(100-0.000000001)+0.000000001" office:value-type="float" office:value="6.2500000009375">
            <text:p>6.250000001</text:p>
          </table:table-cell>
          <table:table-cell table:style-name="ce1" table:formula="of:=(([.F11]-0)/(1-0))*(1-0.001)+0.001" office:value-type="float" office:value="0.8126875">
            <text:p>0.8126875</text:p>
          </table:table-cell>
          <table:table-cell table:style-name="ce1" table:formula="of:=IF((([.L11]*[.L11])*[.R11])&lt;1;1;ROUND(([.L11]*[.L11])*[.R11]))" office:value-type="float" office:value="66">
            <text:p>66</text:p>
          </table:table-cell>
          <table:table-cell table:style-name="ce1" table:formula="of:=ROUND((([.G11]-0)/(1-0))*(1-0)+0)" office:value-type="float" office:value="1">
            <text:p>1</text:p>
          </table:table-cell>
          <table:table-cell table:style-name="ce2" table:formula="of:=(([.H11]-0)/(1-0))*(100-0)+0" office:value-type="float" office:value="43.75">
            <text:p>43.750000000</text:p>
          </table:table-cell>
          <table:table-cell table:style-name="ce2" table:formula="of:=(([.I11]-0)/(1-0))*(100-(-100))+(-100)" office:value-type="float" office:value="-12.5">
            <text:p>-12.500000000</text:p>
          </table:table-cell>
          <table:table-cell table:style-name="ce2" table:formula="of:=(([.J11]-0)/(1-0))*(10000-0)+0" office:value-type="float" office:value="8125">
            <text:p>8125.000000000</text:p>
          </table:table-cell>
          <table:table-cell/>
        </table:table-row>
        <table:table-row table:style-name="ro3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3"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/>
          <table:table-cell table:style-name="ce1" table:formula="of:=ROUND((([.A12]-0)/(1-0))*(12-2)+2)" office:value-type="float" office:value="11">
            <text:p>11</text:p>
          </table:table-cell>
          <table:table-cell table:style-name="ce2" table:formula="of:=(([.B12]-0)/(1-0))*(10-0)+0" office:value-type="float" office:value="0.625">
            <text:p>0.625000000</text:p>
          </table:table-cell>
          <table:table-cell table:style-name="ce2" table:formula="of:=(([.C12]-0)/(1-0))*(1500-0.000000001)+0.000000001" office:value-type="float" office:value="1031.25000000031">
            <text:p>1031.250000000</text:p>
          </table:table-cell>
          <table:table-cell table:style-name="ce2" table:formula="of:=(([.D12]-0)/(1-0))*(1-0.000000001)+0.000000001" office:value-type="float" office:value="0.1875000008125">
            <text:p>0.187500001</text:p>
          </table:table-cell>
          <table:table-cell table:style-name="ce2" table:formula="of:=[.L12]*[.O12]" office:value-type="float" office:value="2.0625000089375">
            <text:p>2.062500009</text:p>
          </table:table-cell>
          <table:table-cell table:style-name="ce2" table:formula="of:=(([.E12]-0)/(1-0))*(100-0.000000001)+0.000000001" office:value-type="float" office:value="31.2500000006875">
            <text:p>31.250000001</text:p>
          </table:table-cell>
          <table:table-cell table:style-name="ce1" table:formula="of:=(([.F12]-0)/(1-0))*(1-0.001)+0.001" office:value-type="float" office:value="0.5629375">
            <text:p>0.5629375</text:p>
          </table:table-cell>
          <table:table-cell table:style-name="ce1" table:formula="of:=IF((([.L12]*[.L12])*[.R12])&lt;1;1;ROUND(([.L12]*[.L12])*[.R12]))" office:value-type="float" office:value="68">
            <text:p>68</text:p>
          </table:table-cell>
          <table:table-cell table:style-name="ce1" table:formula="of:=ROUND((([.G12]-0)/(1-0))*(1-0)+0)" office:value-type="float" office:value="0">
            <text:p>0</text:p>
          </table:table-cell>
          <table:table-cell table:style-name="ce2" table:formula="of:=(([.H12]-0)/(1-0))*(100-0)+0" office:value-type="float" office:value="18.75">
            <text:p>18.750000000</text:p>
          </table:table-cell>
          <table:table-cell table:style-name="ce2" table:formula="of:=(([.I12]-0)/(1-0))*(100-(-100))+(-100)" office:value-type="float" office:value="-62.5">
            <text:p>-62.500000000</text:p>
          </table:table-cell>
          <table:table-cell table:style-name="ce2" table:formula="of:=(([.J12]-0)/(1-0))*(10000-0)+0" office:value-type="float" office:value="5625">
            <text:p>5625.000000000</text:p>
          </table:table-cell>
          <table:table-cell/>
        </table:table-row>
        <table:table-row table:style-name="ro3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/>
          <table:table-cell table:style-name="ce1" table:formula="of:=ROUND((([.A13]-0)/(1-0))*(12-2)+2)" office:value-type="float" office:value="6">
            <text:p>6</text:p>
          </table:table-cell>
          <table:table-cell table:style-name="ce2" table:formula="of:=(([.B13]-0)/(1-0))*(10-0)+0" office:value-type="float" office:value="5.625">
            <text:p>5.625000000</text:p>
          </table:table-cell>
          <table:table-cell table:style-name="ce2" table:formula="of:=(([.C13]-0)/(1-0))*(1500-0.000000001)+0.000000001" office:value-type="float" office:value="281.250000000813">
            <text:p>281.250000001</text:p>
          </table:table-cell>
          <table:table-cell table:style-name="ce2" table:formula="of:=(([.D13]-0)/(1-0))*(1-0.000000001)+0.000000001" office:value-type="float" office:value="0.6875000003125">
            <text:p>0.687500000</text:p>
          </table:table-cell>
          <table:table-cell table:style-name="ce2" table:formula="of:=[.L13]*[.O13]" office:value-type="float" office:value="4.125000001875">
            <text:p>4.125000002</text:p>
          </table:table-cell>
          <table:table-cell table:style-name="ce2" table:formula="of:=(([.E13]-0)/(1-0))*(100-0.000000001)+0.000000001" office:value-type="float" office:value="81.2500000001875">
            <text:p>81.250000000</text:p>
          </table:table-cell>
          <table:table-cell table:style-name="ce1" table:formula="of:=(([.F13]-0)/(1-0))*(1-0.001)+0.001" office:value-type="float" office:value="0.0634375">
            <text:p>0.0634375</text:p>
          </table:table-cell>
          <table:table-cell table:style-name="ce1" table:formula="of:=IF((([.L13]*[.L13])*[.R13])&lt;1;1;ROUND(([.L13]*[.L13])*[.R13]))" office:value-type="float" office:value="2">
            <text:p>2</text:p>
          </table:table-cell>
          <table:table-cell table:style-name="ce1" table:formula="of:=ROUND((([.G13]-0)/(1-0))*(1-0)+0)" office:value-type="float" office:value="1">
            <text:p>1</text:p>
          </table:table-cell>
          <table:table-cell table:style-name="ce2" table:formula="of:=(([.H13]-0)/(1-0))*(100-0)+0" office:value-type="float" office:value="68.75">
            <text:p>68.750000000</text:p>
          </table:table-cell>
          <table:table-cell table:style-name="ce2" table:formula="of:=(([.I13]-0)/(1-0))*(100-(-100))+(-100)" office:value-type="float" office:value="37.5">
            <text:p>37.500000000</text:p>
          </table:table-cell>
          <table:table-cell table:style-name="ce2" table:formula="of:=(([.J13]-0)/(1-0))*(10000-0)+0" office:value-type="float" office:value="625">
            <text:p>625.000000000</text:p>
          </table:table-cell>
          <table:table-cell/>
        </table:table-row>
        <table:table-row table:style-name="ro3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/>
          <table:table-cell table:style-name="ce1" table:formula="of:=ROUND((([.A14]-0)/(1-0))*(12-2)+2)" office:value-type="float" office:value="5">
            <text:p>5</text:p>
          </table:table-cell>
          <table:table-cell table:style-name="ce2" table:formula="of:=(([.B14]-0)/(1-0))*(10-0)+0" office:value-type="float" office:value="1.875">
            <text:p>1.875000000</text:p>
          </table:table-cell>
          <table:table-cell table:style-name="ce2" table:formula="of:=(([.C14]-0)/(1-0))*(1500-0.000000001)+0.000000001" office:value-type="float" office:value="468.750000000687">
            <text:p>468.750000001</text:p>
          </table:table-cell>
          <table:table-cell table:style-name="ce2" table:formula="of:=(([.D14]-0)/(1-0))*(1-0.000000001)+0.000000001" office:value-type="float" office:value="0.5625000004375">
            <text:p>0.562500000</text:p>
          </table:table-cell>
          <table:table-cell table:style-name="ce2" table:formula="of:=[.L14]*[.O14]" office:value-type="float" office:value="2.8125000021875">
            <text:p>2.812500002</text:p>
          </table:table-cell>
          <table:table-cell table:style-name="ce2" table:formula="of:=(([.E14]-0)/(1-0))*(100-0.000000001)+0.000000001" office:value-type="float" office:value="93.7500000000625">
            <text:p>93.750000000</text:p>
          </table:table-cell>
          <table:table-cell table:style-name="ce1" table:formula="of:=(([.F14]-0)/(1-0))*(1-0.001)+0.001" office:value-type="float" office:value="0.4380625">
            <text:p>0.4380625</text:p>
          </table:table-cell>
          <table:table-cell table:style-name="ce1" table:formula="of:=IF((([.L14]*[.L14])*[.R14])&lt;1;1;ROUND(([.L14]*[.L14])*[.R14]))" office:value-type="float" office:value="11">
            <text:p>11</text:p>
          </table:table-cell>
          <table:table-cell table:style-name="ce1" table:formula="of:=ROUND((([.G14]-0)/(1-0))*(1-0)+0)" office:value-type="float" office:value="0">
            <text:p>0</text:p>
          </table:table-cell>
          <table:table-cell table:style-name="ce2" table:formula="of:=(([.H14]-0)/(1-0))*(100-0)+0" office:value-type="float" office:value="6.25">
            <text:p>6.250000000</text:p>
          </table:table-cell>
          <table:table-cell table:style-name="ce2" table:formula="of:=(([.I14]-0)/(1-0))*(100-(-100))+(-100)" office:value-type="float" office:value="-87.5">
            <text:p>-87.500000000</text:p>
          </table:table-cell>
          <table:table-cell table:style-name="ce2" table:formula="of:=(([.J14]-0)/(1-0))*(10000-0)+0" office:value-type="float" office:value="9375">
            <text:p>9375.000000000</text:p>
          </table:table-cell>
          <table:table-cell/>
        </table:table-row>
        <table:table-row table:style-name="ro3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3"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/>
          <table:table-cell table:style-name="ce1" table:formula="of:=ROUND((([.A15]-0)/(1-0))*(12-2)+2)" office:value-type="float" office:value="10">
            <text:p>10</text:p>
          </table:table-cell>
          <table:table-cell table:style-name="ce2" table:formula="of:=(([.B15]-0)/(1-0))*(10-0)+0" office:value-type="float" office:value="6.875">
            <text:p>6.875000000</text:p>
          </table:table-cell>
          <table:table-cell table:style-name="ce2" table:formula="of:=(([.C15]-0)/(1-0))*(1500-0.000000001)+0.000000001" office:value-type="float" office:value="1218.75000000019">
            <text:p>1218.750000000</text:p>
          </table:table-cell>
          <table:table-cell table:style-name="ce2" table:formula="of:=(([.D15]-0)/(1-0))*(1-0.000000001)+0.000000001" office:value-type="float" office:value="0.0625000009375">
            <text:p>0.062500001</text:p>
          </table:table-cell>
          <table:table-cell table:style-name="ce2" table:formula="of:=[.L15]*[.O15]" office:value-type="float" office:value="0.625000009375">
            <text:p>0.625000009</text:p>
          </table:table-cell>
          <table:table-cell table:style-name="ce2" table:formula="of:=(([.E15]-0)/(1-0))*(100-0.000000001)+0.000000001" office:value-type="float" office:value="43.7500000005625">
            <text:p>43.750000001</text:p>
          </table:table-cell>
          <table:table-cell table:style-name="ce1" table:formula="of:=(([.F15]-0)/(1-0))*(1-0.001)+0.001" office:value-type="float" office:value="0.9375625">
            <text:p>0.9375625</text:p>
          </table:table-cell>
          <table:table-cell table:style-name="ce1" table:formula="of:=IF((([.L15]*[.L15])*[.R15])&lt;1;1;ROUND(([.L15]*[.L15])*[.R15]))" office:value-type="float" office:value="94">
            <text:p>94</text:p>
          </table:table-cell>
          <table:table-cell table:style-name="ce1" table:formula="of:=ROUND((([.G15]-0)/(1-0))*(1-0)+0)" office:value-type="float" office:value="1">
            <text:p>1</text:p>
          </table:table-cell>
          <table:table-cell table:style-name="ce2" table:formula="of:=(([.H15]-0)/(1-0))*(100-0)+0" office:value-type="float" office:value="56.25">
            <text:p>56.250000000</text:p>
          </table:table-cell>
          <table:table-cell table:style-name="ce2" table:formula="of:=(([.I15]-0)/(1-0))*(100-(-100))+(-100)" office:value-type="float" office:value="12.5">
            <text:p>12.500000000</text:p>
          </table:table-cell>
          <table:table-cell table:style-name="ce2" table:formula="of:=(([.J15]-0)/(1-0))*(10000-0)+0" office:value-type="float" office:value="4375">
            <text:p>4375.000000000</text:p>
          </table:table-cell>
          <table:table-cell/>
        </table:table-row>
        <table:table-row table:style-name="ro3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style-name="ce1" table:formula="of:=ROUND((([.A16]-0)/(1-0))*(12-2)+2)" office:value-type="float" office:value="8">
            <text:p>8</text:p>
          </table:table-cell>
          <table:table-cell table:style-name="ce2" table:formula="of:=(([.B16]-0)/(1-0))*(10-0)+0" office:value-type="float" office:value="4.375">
            <text:p>4.375000000</text:p>
          </table:table-cell>
          <table:table-cell table:style-name="ce2" table:formula="of:=(([.C16]-0)/(1-0))*(1500-0.000000001)+0.000000001" office:value-type="float" office:value="93.7500000009375">
            <text:p>93.750000001</text:p>
          </table:table-cell>
          <table:table-cell table:style-name="ce2" table:formula="of:=(([.D16]-0)/(1-0))*(1-0.000000001)+0.000000001" office:value-type="float" office:value="0.8125000001875">
            <text:p>0.812500000</text:p>
          </table:table-cell>
          <table:table-cell table:style-name="ce2" table:formula="of:=[.L16]*[.O16]" office:value-type="float" office:value="6.5000000015">
            <text:p>6.500000002</text:p>
          </table:table-cell>
          <table:table-cell table:style-name="ce2" table:formula="of:=(([.E16]-0)/(1-0))*(100-0.000000001)+0.000000001" office:value-type="float" office:value="18.7500000008125">
            <text:p>18.750000001</text:p>
          </table:table-cell>
          <table:table-cell table:style-name="ce1" table:formula="of:=(([.F16]-0)/(1-0))*(1-0.001)+0.001" office:value-type="float" office:value="0.6878125">
            <text:p>0.6878125</text:p>
          </table:table-cell>
          <table:table-cell table:style-name="ce1" table:formula="of:=IF((([.L16]*[.L16])*[.R16])&lt;1;1;ROUND(([.L16]*[.L16])*[.R16]))" office:value-type="float" office:value="44">
            <text:p>44</text:p>
          </table:table-cell>
          <table:table-cell table:style-name="ce1" table:formula="of:=ROUND((([.G16]-0)/(1-0))*(1-0)+0)" office:value-type="float" office:value="0">
            <text:p>0</text:p>
          </table:table-cell>
          <table:table-cell table:style-name="ce2" table:formula="of:=(([.H16]-0)/(1-0))*(100-0)+0" office:value-type="float" office:value="81.25">
            <text:p>81.250000000</text:p>
          </table:table-cell>
          <table:table-cell table:style-name="ce2" table:formula="of:=(([.I16]-0)/(1-0))*(100-(-100))+(-100)" office:value-type="float" office:value="62.5">
            <text:p>62.500000000</text:p>
          </table:table-cell>
          <table:table-cell table:style-name="ce2" table:formula="of:=(([.J16]-0)/(1-0))*(10000-0)+0" office:value-type="float" office:value="1875">
            <text:p>1875.000000000</text:p>
          </table:table-cell>
          <table:table-cell/>
        </table:table-row>
        <table:table-row table:style-name="ro3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style-name="ce1" table:formula="of:=ROUND((([.A17]-0)/(1-0))*(12-2)+2)" office:value-type="float" office:value="3">
            <text:p>3</text:p>
          </table:table-cell>
          <table:table-cell table:style-name="ce2" table:formula="of:=(([.B17]-0)/(1-0))*(10-0)+0" office:value-type="float" office:value="9.375">
            <text:p>9.375000000</text:p>
          </table:table-cell>
          <table:table-cell table:style-name="ce2" table:formula="of:=(([.C17]-0)/(1-0))*(1500-0.000000001)+0.000000001" office:value-type="float" office:value="843.750000000438">
            <text:p>843.750000000</text:p>
          </table:table-cell>
          <table:table-cell table:style-name="ce2" table:formula="of:=(([.D17]-0)/(1-0))*(1-0.000000001)+0.000000001" office:value-type="float" office:value="0.3125000006875">
            <text:p>0.312500001</text:p>
          </table:table-cell>
          <table:table-cell table:style-name="ce2" table:formula="of:=[.L17]*[.O17]" office:value-type="float" office:value="0.9375000020625">
            <text:p>0.937500002</text:p>
          </table:table-cell>
          <table:table-cell table:style-name="ce2" table:formula="of:=(([.E17]-0)/(1-0))*(100-0.000000001)+0.000000001" office:value-type="float" office:value="68.7500000003125">
            <text:p>68.750000000</text:p>
          </table:table-cell>
          <table:table-cell table:style-name="ce1" table:formula="of:=(([.F17]-0)/(1-0))*(1-0.001)+0.001" office:value-type="float" office:value="0.1883125">
            <text:p>0.1883125</text:p>
          </table:table-cell>
          <table:table-cell table:style-name="ce1" table:formula="of:=IF((([.L17]*[.L17])*[.R17])&lt;1;1;ROUND(([.L17]*[.L17])*[.R17]))" office:value-type="float" office:value="2">
            <text:p>2</text:p>
          </table:table-cell>
          <table:table-cell table:style-name="ce1" table:formula="of:=ROUND((([.G17]-0)/(1-0))*(1-0)+0)" office:value-type="float" office:value="1">
            <text:p>1</text:p>
          </table:table-cell>
          <table:table-cell table:style-name="ce2" table:formula="of:=(([.H17]-0)/(1-0))*(100-0)+0" office:value-type="float" office:value="31.25">
            <text:p>31.250000000</text:p>
          </table:table-cell>
          <table:table-cell table:style-name="ce2" table:formula="of:=(([.I17]-0)/(1-0))*(100-(-100))+(-100)" office:value-type="float" office:value="-37.5">
            <text:p>-37.500000000</text:p>
          </table:table-cell>
          <table:table-cell table:style-name="ce2" table:formula="of:=(([.J17]-0)/(1-0))*(10000-0)+0" office:value-type="float" office:value="6875">
            <text:p>6875.000000000</text:p>
          </table:table-cell>
          <table:table-cell/>
        </table:table-row>
        <table:table-row table:style-name="ro3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 office:value-type="float" office:value="0.46875">
            <text:p>0.46875</text:p>
          </table:table-cell>
          <table:table-cell office:value-type="float" office:value="0.15625">
            <text:p>0.15625</text:p>
          </table:table-cell>
          <table:table-cell/>
          <table:table-cell table:style-name="ce1" table:formula="of:=ROUND((([.A18]-0)/(1-0))*(12-2)+2)" office:value-type="float" office:value="3">
            <text:p>3</text:p>
          </table:table-cell>
          <table:table-cell table:style-name="ce2" table:formula="of:=(([.B18]-0)/(1-0))*(10-0)+0" office:value-type="float" office:value="4.6875">
            <text:p>4.687500000</text:p>
          </table:table-cell>
          <table:table-cell table:style-name="ce2" table:formula="of:=(([.C18]-0)/(1-0))*(1500-0.000000001)+0.000000001" office:value-type="float" office:value="703.125000000531">
            <text:p>703.125000001</text:p>
          </table:table-cell>
          <table:table-cell table:style-name="ce2" table:formula="of:=(([.D18]-0)/(1-0))*(1-0.000000001)+0.000000001" office:value-type="float" office:value="0.65625000034375">
            <text:p>0.656250000</text:p>
          </table:table-cell>
          <table:table-cell table:style-name="ce2" table:formula="of:=[.L18]*[.O18]" office:value-type="float" office:value="1.96875000103125">
            <text:p>1.968750001</text:p>
          </table:table-cell>
          <table:table-cell table:style-name="ce2" table:formula="of:=(([.E18]-0)/(1-0))*(100-0.000000001)+0.000000001" office:value-type="float" office:value="28.1250000007187">
            <text:p>28.125000001</text:p>
          </table:table-cell>
          <table:table-cell table:style-name="ce1" table:formula="of:=(([.F18]-0)/(1-0))*(1-0.001)+0.001" office:value-type="float" office:value="0.96878125">
            <text:p>0.96878125</text:p>
          </table:table-cell>
          <table:table-cell table:style-name="ce1" table:formula="of:=IF((([.L18]*[.L18])*[.R18])&lt;1;1;ROUND(([.L18]*[.L18])*[.R18]))" office:value-type="float" office:value="9">
            <text:p>9</text:p>
          </table:table-cell>
          <table:table-cell table:style-name="ce1" table:formula="of:=ROUND((([.G18]-0)/(1-0))*(1-0)+0)" office:value-type="float" office:value="1">
            <text:p>1</text:p>
          </table:table-cell>
          <table:table-cell table:style-name="ce2" table:formula="of:=(([.H18]-0)/(1-0))*(100-0)+0" office:value-type="float" office:value="84.375">
            <text:p>84.375000000</text:p>
          </table:table-cell>
          <table:table-cell table:style-name="ce2" table:formula="of:=(([.I18]-0)/(1-0))*(100-(-100))+(-100)" office:value-type="float" office:value="-6.24999999999999">
            <text:p>-6.250000000</text:p>
          </table:table-cell>
          <table:table-cell table:style-name="ce2" table:formula="of:=(([.J18]-0)/(1-0))*(10000-0)+0" office:value-type="float" office:value="1562.5">
            <text:p>1562.500000000</text:p>
          </table:table-cell>
          <table:table-cell/>
        </table:table-row>
        <table:table-row table:style-name="ro3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 office:value-type="float" office:value="0.96875">
            <text:p>0.96875</text:p>
          </table:table-cell>
          <table:table-cell office:value-type="float" office:value="0.65625">
            <text:p>0.65625</text:p>
          </table:table-cell>
          <table:table-cell/>
          <table:table-cell table:style-name="ce1" table:formula="of:=ROUND((([.A19]-0)/(1-0))*(12-2)+2)" office:value-type="float" office:value="8">
            <text:p>8</text:p>
          </table:table-cell>
          <table:table-cell table:style-name="ce2" table:formula="of:=(([.B19]-0)/(1-0))*(10-0)+0" office:value-type="float" office:value="9.6875">
            <text:p>9.687500000</text:p>
          </table:table-cell>
          <table:table-cell table:style-name="ce2" table:formula="of:=(([.C19]-0)/(1-0))*(1500-0.000000001)+0.000000001" office:value-type="float" office:value="1453.12500000003">
            <text:p>1453.125000000</text:p>
          </table:table-cell>
          <table:table-cell table:style-name="ce2" table:formula="of:=(([.D19]-0)/(1-0))*(1-0.000000001)+0.000000001" office:value-type="float" office:value="0.15625000084375">
            <text:p>0.156250001</text:p>
          </table:table-cell>
          <table:table-cell table:style-name="ce2" table:formula="of:=[.L19]*[.O19]" office:value-type="float" office:value="1.25000000675">
            <text:p>1.250000007</text:p>
          </table:table-cell>
          <table:table-cell table:style-name="ce2" table:formula="of:=(([.E19]-0)/(1-0))*(100-0.000000001)+0.000000001" office:value-type="float" office:value="78.1250000002188">
            <text:p>78.125000000</text:p>
          </table:table-cell>
          <table:table-cell table:style-name="ce1" table:formula="of:=(([.F19]-0)/(1-0))*(1-0.001)+0.001" office:value-type="float" office:value="0.46928125">
            <text:p>0.46928125</text:p>
          </table:table-cell>
          <table:table-cell table:style-name="ce1" table:formula="of:=IF((([.L19]*[.L19])*[.R19])&lt;1;1;ROUND(([.L19]*[.L19])*[.R19]))" office:value-type="float" office:value="30">
            <text:p>30</text:p>
          </table:table-cell>
          <table:table-cell table:style-name="ce1" table:formula="of:=ROUND((([.G19]-0)/(1-0))*(1-0)+0)" office:value-type="float" office:value="0">
            <text:p>0</text:p>
          </table:table-cell>
          <table:table-cell table:style-name="ce2" table:formula="of:=(([.H19]-0)/(1-0))*(100-0)+0" office:value-type="float" office:value="34.375">
            <text:p>34.375000000</text:p>
          </table:table-cell>
          <table:table-cell table:style-name="ce2" table:formula="of:=(([.I19]-0)/(1-0))*(100-(-100))+(-100)" office:value-type="float" office:value="93.75">
            <text:p>93.750000000</text:p>
          </table:table-cell>
          <table:table-cell table:style-name="ce2" table:formula="of:=(([.J19]-0)/(1-0))*(10000-0)+0" office:value-type="float" office:value="6562.5">
            <text:p>6562.500000000</text:p>
          </table:table-cell>
          <table:table-cell/>
        </table:table-row>
        <table:table-row table:style-name="ro3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/>
          <table:table-cell table:style-name="ce1" table:formula="of:=ROUND((([.A20]-0)/(1-0))*(12-2)+2)" office:value-type="float" office:value="10">
            <text:p>10</text:p>
          </table:table-cell>
          <table:table-cell table:style-name="ce2" table:formula="of:=(([.B20]-0)/(1-0))*(10-0)+0" office:value-type="float" office:value="2.1875">
            <text:p>2.187500000</text:p>
          </table:table-cell>
          <table:table-cell table:style-name="ce2" table:formula="of:=(([.C20]-0)/(1-0))*(1500-0.000000001)+0.000000001" office:value-type="float" office:value="328.125000000781">
            <text:p>328.125000001</text:p>
          </table:table-cell>
          <table:table-cell table:style-name="ce2" table:formula="of:=(([.D20]-0)/(1-0))*(1-0.000000001)+0.000000001" office:value-type="float" office:value="0.90625000009375">
            <text:p>0.906250000</text:p>
          </table:table-cell>
          <table:table-cell table:style-name="ce2" table:formula="of:=[.L20]*[.O20]" office:value-type="float" office:value="9.0625000009375">
            <text:p>9.062500001</text:p>
          </table:table-cell>
          <table:table-cell table:style-name="ce2" table:formula="of:=(([.E20]-0)/(1-0))*(100-0.000000001)+0.000000001" office:value-type="float" office:value="53.1250000004687">
            <text:p>53.125000000</text:p>
          </table:table-cell>
          <table:table-cell table:style-name="ce1" table:formula="of:=(([.F20]-0)/(1-0))*(1-0.001)+0.001" office:value-type="float" office:value="0.21953125">
            <text:p>0.21953125</text:p>
          </table:table-cell>
          <table:table-cell table:style-name="ce1" table:formula="of:=IF((([.L20]*[.L20])*[.R20])&lt;1;1;ROUND(([.L20]*[.L20])*[.R20]))" office:value-type="float" office:value="22">
            <text:p>22</text:p>
          </table:table-cell>
          <table:table-cell table:style-name="ce1" table:formula="of:=ROUND((([.G20]-0)/(1-0))*(1-0)+0)" office:value-type="float" office:value="1">
            <text:p>1</text:p>
          </table:table-cell>
          <table:table-cell table:style-name="ce2" table:formula="of:=(([.H20]-0)/(1-0))*(100-0)+0" office:value-type="float" office:value="9.375">
            <text:p>9.375000000</text:p>
          </table:table-cell>
          <table:table-cell table:style-name="ce2" table:formula="of:=(([.I20]-0)/(1-0))*(100-(-100))+(-100)" office:value-type="float" office:value="43.75">
            <text:p>43.750000000</text:p>
          </table:table-cell>
          <table:table-cell table:style-name="ce2" table:formula="of:=(([.J20]-0)/(1-0))*(10000-0)+0" office:value-type="float" office:value="9062.5">
            <text:p>9062.500000000</text:p>
          </table:table-cell>
          <table:table-cell/>
        </table:table-row>
        <table:table-row table:style-name="ro3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/>
          <table:table-cell table:style-name="ce1" table:formula="of:=ROUND((([.A21]-0)/(1-0))*(12-2)+2)" office:value-type="float" office:value="5">
            <text:p>5</text:p>
          </table:table-cell>
          <table:table-cell table:style-name="ce2" table:formula="of:=(([.B21]-0)/(1-0))*(10-0)+0" office:value-type="float" office:value="7.1875">
            <text:p>7.187500000</text:p>
          </table:table-cell>
          <table:table-cell table:style-name="ce2" table:formula="of:=(([.C21]-0)/(1-0))*(1500-0.000000001)+0.000000001" office:value-type="float" office:value="1078.12500000028">
            <text:p>1078.125000000</text:p>
          </table:table-cell>
          <table:table-cell table:style-name="ce2" table:formula="of:=(([.D21]-0)/(1-0))*(1-0.000000001)+0.000000001" office:value-type="float" office:value="0.40625000059375">
            <text:p>0.406250001</text:p>
          </table:table-cell>
          <table:table-cell table:style-name="ce2" table:formula="of:=[.L21]*[.O21]" office:value-type="float" office:value="2.03125000296875">
            <text:p>2.031250003</text:p>
          </table:table-cell>
          <table:table-cell table:style-name="ce2" table:formula="of:=(([.E21]-0)/(1-0))*(100-0.000000001)+0.000000001" office:value-type="float" office:value="3.12500000096875">
            <text:p>3.125000001</text:p>
          </table:table-cell>
          <table:table-cell table:style-name="ce1" table:formula="of:=(([.F21]-0)/(1-0))*(1-0.001)+0.001" office:value-type="float" office:value="0.71903125">
            <text:p>0.71903125</text:p>
          </table:table-cell>
          <table:table-cell table:style-name="ce1" table:formula="of:=IF((([.L21]*[.L21])*[.R21])&lt;1;1;ROUND(([.L21]*[.L21])*[.R21]))" office:value-type="float" office:value="18">
            <text:p>18</text:p>
          </table:table-cell>
          <table:table-cell table:style-name="ce1" table:formula="of:=ROUND((([.G21]-0)/(1-0))*(1-0)+0)" office:value-type="float" office:value="0">
            <text:p>0</text:p>
          </table:table-cell>
          <table:table-cell table:style-name="ce2" table:formula="of:=(([.H21]-0)/(1-0))*(100-0)+0" office:value-type="float" office:value="59.375">
            <text:p>59.375000000</text:p>
          </table:table-cell>
          <table:table-cell table:style-name="ce2" table:formula="of:=(([.I21]-0)/(1-0))*(100-(-100))+(-100)" office:value-type="float" office:value="-56.25">
            <text:p>-56.250000000</text:p>
          </table:table-cell>
          <table:table-cell table:style-name="ce2" table:formula="of:=(([.J21]-0)/(1-0))*(10000-0)+0" office:value-type="float" office:value="4062.5">
            <text:p>4062.500000000</text:p>
          </table:table-cell>
          <table:table-cell/>
        </table:table-row>
        <table:table-row table:style-name="ro3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59375">
            <text:p>0.59375</text:p>
          </table:table-cell>
          <table:table-cell office:value-type="float" office:value="0.53125">
            <text:p>0.53125</text:p>
          </table:table-cell>
          <table:table-cell/>
          <table:table-cell table:style-name="ce1" table:formula="of:=ROUND((([.A22]-0)/(1-0))*(12-2)+2)" office:value-type="float" office:value="7">
            <text:p>7</text:p>
          </table:table-cell>
          <table:table-cell table:style-name="ce2" table:formula="of:=(([.B22]-0)/(1-0))*(10-0)+0" office:value-type="float" office:value="0.9375">
            <text:p>0.937500000</text:p>
          </table:table-cell>
          <table:table-cell table:style-name="ce2" table:formula="of:=(([.C22]-0)/(1-0))*(1500-0.000000001)+0.000000001" office:value-type="float" office:value="1265.62500000016">
            <text:p>1265.625000000</text:p>
          </table:table-cell>
          <table:table-cell table:style-name="ce2" table:formula="of:=(([.D22]-0)/(1-0))*(1-0.000000001)+0.000000001" office:value-type="float" office:value="0.28125000071875">
            <text:p>0.281250001</text:p>
          </table:table-cell>
          <table:table-cell table:style-name="ce2" table:formula="of:=[.L22]*[.O22]" office:value-type="float" office:value="1.96875000503125">
            <text:p>1.968750005</text:p>
          </table:table-cell>
          <table:table-cell table:style-name="ce2" table:formula="of:=(([.E22]-0)/(1-0))*(100-0.000000001)+0.000000001" office:value-type="float" office:value="15.6250000008438">
            <text:p>15.625000001</text:p>
          </table:table-cell>
          <table:table-cell table:style-name="ce1" table:formula="of:=(([.F22]-0)/(1-0))*(1-0.001)+0.001" office:value-type="float" office:value="0.84390625">
            <text:p>0.84390625</text:p>
          </table:table-cell>
          <table:table-cell table:style-name="ce1" table:formula="of:=IF((([.L22]*[.L22])*[.R22])&lt;1;1;ROUND(([.L22]*[.L22])*[.R22]))" office:value-type="float" office:value="41">
            <text:p>41</text:p>
          </table:table-cell>
          <table:table-cell table:style-name="ce1" table:formula="of:=ROUND((([.G22]-0)/(1-0))*(1-0)+0)" office:value-type="float" office:value="1">
            <text:p>1</text:p>
          </table:table-cell>
          <table:table-cell table:style-name="ce2" table:formula="of:=(([.H22]-0)/(1-0))*(100-0)+0" office:value-type="float" office:value="21.875">
            <text:p>21.875000000</text:p>
          </table:table-cell>
          <table:table-cell table:style-name="ce2" table:formula="of:=(([.I22]-0)/(1-0))*(100-(-100))+(-100)" office:value-type="float" office:value="18.75">
            <text:p>18.750000000</text:p>
          </table:table-cell>
          <table:table-cell table:style-name="ce2" table:formula="of:=(([.J22]-0)/(1-0))*(10000-0)+0" office:value-type="float" office:value="5312.5">
            <text:p>5312.500000000</text:p>
          </table:table-cell>
          <table:table-cell/>
        </table:table-row>
        <table:table-row table:style-name="ro3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/>
          <table:table-cell table:style-name="ce1" table:formula="of:=ROUND((([.A23]-0)/(1-0))*(12-2)+2)" office:value-type="float" office:value="12">
            <text:p>12</text:p>
          </table:table-cell>
          <table:table-cell table:style-name="ce2" table:formula="of:=(([.B23]-0)/(1-0))*(10-0)+0" office:value-type="float" office:value="5.9375">
            <text:p>5.937500000</text:p>
          </table:table-cell>
          <table:table-cell table:style-name="ce2" table:formula="of:=(([.C23]-0)/(1-0))*(1500-0.000000001)+0.000000001" office:value-type="float" office:value="515.625000000656">
            <text:p>515.625000001</text:p>
          </table:table-cell>
          <table:table-cell table:style-name="ce2" table:formula="of:=(([.D23]-0)/(1-0))*(1-0.000000001)+0.000000001" office:value-type="float" office:value="0.78125000021875">
            <text:p>0.781250000</text:p>
          </table:table-cell>
          <table:table-cell table:style-name="ce2" table:formula="of:=[.L23]*[.O23]" office:value-type="float" office:value="9.375000002625">
            <text:p>9.375000003</text:p>
          </table:table-cell>
          <table:table-cell table:style-name="ce2" table:formula="of:=(([.E23]-0)/(1-0))*(100-0.000000001)+0.000000001" office:value-type="float" office:value="65.6250000003437">
            <text:p>65.625000000</text:p>
          </table:table-cell>
          <table:table-cell table:style-name="ce1" table:formula="of:=(([.F23]-0)/(1-0))*(1-0.001)+0.001" office:value-type="float" office:value="0.34440625">
            <text:p>0.34440625</text:p>
          </table:table-cell>
          <table:table-cell table:style-name="ce1" table:formula="of:=IF((([.L23]*[.L23])*[.R23])&lt;1;1;ROUND(([.L23]*[.L23])*[.R23]))" office:value-type="float" office:value="50">
            <text:p>50</text:p>
          </table:table-cell>
          <table:table-cell table:style-name="ce1" table:formula="of:=ROUND((([.G23]-0)/(1-0))*(1-0)+0)" office:value-type="float" office:value="0">
            <text:p>0</text:p>
          </table:table-cell>
          <table:table-cell table:style-name="ce2" table:formula="of:=(([.H23]-0)/(1-0))*(100-0)+0" office:value-type="float" office:value="71.875">
            <text:p>71.875000000</text:p>
          </table:table-cell>
          <table:table-cell table:style-name="ce2" table:formula="of:=(([.I23]-0)/(1-0))*(100-(-100))+(-100)" office:value-type="float" office:value="-81.25">
            <text:p>-81.250000000</text:p>
          </table:table-cell>
          <table:table-cell table:style-name="ce2" table:formula="of:=(([.J23]-0)/(1-0))*(10000-0)+0" office:value-type="float" office:value="312.5">
            <text:p>312.500000000</text:p>
          </table:table-cell>
          <table:table-cell/>
        </table:table-row>
        <table:table-row table:style-name="ro3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34375">
            <text:p>0.34375</text:p>
          </table:table-cell>
          <table:table-cell office:value-type="float" office:value="0.28125">
            <text:p>0.28125</text:p>
          </table:table-cell>
          <table:table-cell/>
          <table:table-cell table:style-name="ce1" table:formula="of:=ROUND((([.A24]-0)/(1-0))*(12-2)+2)" office:value-type="float" office:value="9">
            <text:p>9</text:p>
          </table:table-cell>
          <table:table-cell table:style-name="ce2" table:formula="of:=(([.B24]-0)/(1-0))*(10-0)+0" office:value-type="float" office:value="3.4375">
            <text:p>3.437500000</text:p>
          </table:table-cell>
          <table:table-cell table:style-name="ce2" table:formula="of:=(([.C24]-0)/(1-0))*(1500-0.000000001)+0.000000001" office:value-type="float" office:value="890.625000000406">
            <text:p>890.625000000</text:p>
          </table:table-cell>
          <table:table-cell table:style-name="ce2" table:formula="of:=(([.D24]-0)/(1-0))*(1-0.000000001)+0.000000001" office:value-type="float" office:value="0.03125000096875">
            <text:p>0.031250001</text:p>
          </table:table-cell>
          <table:table-cell table:style-name="ce2" table:formula="of:=[.L24]*[.O24]" office:value-type="float" office:value="0.28125000871875">
            <text:p>0.281250009</text:p>
          </table:table-cell>
          <table:table-cell table:style-name="ce2" table:formula="of:=(([.E24]-0)/(1-0))*(100-0.000000001)+0.000000001" office:value-type="float" office:value="90.6250000000938">
            <text:p>90.625000000</text:p>
          </table:table-cell>
          <table:table-cell table:style-name="ce1" table:formula="of:=(([.F24]-0)/(1-0))*(1-0.001)+0.001" office:value-type="float" office:value="0.09465625">
            <text:p>0.09465625</text:p>
          </table:table-cell>
          <table:table-cell table:style-name="ce1" table:formula="of:=IF((([.L24]*[.L24])*[.R24])&lt;1;1;ROUND(([.L24]*[.L24])*[.R24]))" office:value-type="float" office:value="8">
            <text:p>8</text:p>
          </table:table-cell>
          <table:table-cell table:style-name="ce1" table:formula="of:=ROUND((([.G24]-0)/(1-0))*(1-0)+0)" office:value-type="float" office:value="1">
            <text:p>1</text:p>
          </table:table-cell>
          <table:table-cell table:style-name="ce2" table:formula="of:=(([.H24]-0)/(1-0))*(100-0)+0" office:value-type="float" office:value="96.875">
            <text:p>96.875000000</text:p>
          </table:table-cell>
          <table:table-cell table:style-name="ce2" table:formula="of:=(([.I24]-0)/(1-0))*(100-(-100))+(-100)" office:value-type="float" office:value="-31.25">
            <text:p>-31.250000000</text:p>
          </table:table-cell>
          <table:table-cell table:style-name="ce2" table:formula="of:=(([.J24]-0)/(1-0))*(10000-0)+0" office:value-type="float" office:value="2812.5">
            <text:p>2812.500000000</text:p>
          </table:table-cell>
          <table:table-cell/>
        </table:table-row>
        <table:table-row table:style-name="ro3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84375">
            <text:p>0.84375</text:p>
          </table:table-cell>
          <table:table-cell office:value-type="float" office:value="0.78125">
            <text:p>0.78125</text:p>
          </table:table-cell>
          <table:table-cell/>
          <table:table-cell table:style-name="ce1" table:formula="of:=ROUND((([.A25]-0)/(1-0))*(12-2)+2)" office:value-type="float" office:value="4">
            <text:p>4</text:p>
          </table:table-cell>
          <table:table-cell table:style-name="ce2" table:formula="of:=(([.B25]-0)/(1-0))*(10-0)+0" office:value-type="float" office:value="8.4375">
            <text:p>8.437500000</text:p>
          </table:table-cell>
          <table:table-cell table:style-name="ce2" table:formula="of:=(([.C25]-0)/(1-0))*(1500-0.000000001)+0.000000001" office:value-type="float" office:value="140.625000000906">
            <text:p>140.625000001</text:p>
          </table:table-cell>
          <table:table-cell table:style-name="ce2" table:formula="of:=(([.D25]-0)/(1-0))*(1-0.000000001)+0.000000001" office:value-type="float" office:value="0.53125000046875">
            <text:p>0.531250000</text:p>
          </table:table-cell>
          <table:table-cell table:style-name="ce2" table:formula="of:=[.L25]*[.O25]" office:value-type="float" office:value="2.125000001875">
            <text:p>2.125000002</text:p>
          </table:table-cell>
          <table:table-cell table:style-name="ce2" table:formula="of:=(([.E25]-0)/(1-0))*(100-0.000000001)+0.000000001" office:value-type="float" office:value="40.6250000005938">
            <text:p>40.625000001</text:p>
          </table:table-cell>
          <table:table-cell table:style-name="ce1" table:formula="of:=(([.F25]-0)/(1-0))*(1-0.001)+0.001" office:value-type="float" office:value="0.59415625">
            <text:p>0.59415625</text:p>
          </table:table-cell>
          <table:table-cell table:style-name="ce1" table:formula="of:=IF((([.L25]*[.L25])*[.R25])&lt;1;1;ROUND(([.L25]*[.L25])*[.R25]))" office:value-type="float" office:value="10">
            <text:p>10</text:p>
          </table:table-cell>
          <table:table-cell table:style-name="ce1" table:formula="of:=ROUND((([.G25]-0)/(1-0))*(1-0)+0)" office:value-type="float" office:value="0">
            <text:p>0</text:p>
          </table:table-cell>
          <table:table-cell table:style-name="ce2" table:formula="of:=(([.H25]-0)/(1-0))*(100-0)+0" office:value-type="float" office:value="46.875">
            <text:p>46.875000000</text:p>
          </table:table-cell>
          <table:table-cell table:style-name="ce2" table:formula="of:=(([.I25]-0)/(1-0))*(100-(-100))+(-100)" office:value-type="float" office:value="68.75">
            <text:p>68.750000000</text:p>
          </table:table-cell>
          <table:table-cell table:style-name="ce2" table:formula="of:=(([.J25]-0)/(1-0))*(10000-0)+0" office:value-type="float" office:value="7812.5">
            <text:p>7812.500000000</text:p>
          </table:table-cell>
          <table:table-cell/>
        </table:table-row>
        <table:table-row table:style-name="ro3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office:value-type="float" office:value="0.46875">
            <text:p>0.46875</text:p>
          </table:table-cell>
          <table:table-cell/>
          <table:table-cell table:style-name="ce1" table:formula="of:=ROUND((([.A26]-0)/(1-0))*(12-2)+2)" office:value-type="float" office:value="4">
            <text:p>4</text:p>
          </table:table-cell>
          <table:table-cell table:style-name="ce2" table:formula="of:=(([.B26]-0)/(1-0))*(10-0)+0" office:value-type="float" office:value="1.5625">
            <text:p>1.562500000</text:p>
          </table:table-cell>
          <table:table-cell table:style-name="ce2" table:formula="of:=(([.C26]-0)/(1-0))*(1500-0.000000001)+0.000000001" office:value-type="float" office:value="796.875000000469">
            <text:p>796.875000000</text:p>
          </table:table-cell>
          <table:table-cell table:style-name="ce2" table:formula="of:=(([.D26]-0)/(1-0))*(1-0.000000001)+0.000000001" office:value-type="float" office:value="0.84375000015625">
            <text:p>0.843750000</text:p>
          </table:table-cell>
          <table:table-cell table:style-name="ce2" table:formula="of:=[.L26]*[.O26]" office:value-type="float" office:value="3.375000000625">
            <text:p>3.375000001</text:p>
          </table:table-cell>
          <table:table-cell table:style-name="ce2" table:formula="of:=(([.E26]-0)/(1-0))*(100-0.000000001)+0.000000001" office:value-type="float" office:value="84.3750000001563">
            <text:p>84.375000000</text:p>
          </table:table-cell>
          <table:table-cell table:style-name="ce1" table:formula="of:=(([.F26]-0)/(1-0))*(1-0.001)+0.001" office:value-type="float" office:value="0.65659375">
            <text:p>0.65659375</text:p>
          </table:table-cell>
          <table:table-cell table:style-name="ce1" table:formula="of:=IF((([.L26]*[.L26])*[.R26])&lt;1;1;ROUND(([.L26]*[.L26])*[.R26]))" office:value-type="float" office:value="11">
            <text:p>11</text:p>
          </table:table-cell>
          <table:table-cell table:style-name="ce1" table:formula="of:=ROUND((([.G26]-0)/(1-0))*(1-0)+0)" office:value-type="float" office:value="1">
            <text:p>1</text:p>
          </table:table-cell>
          <table:table-cell table:style-name="ce2" table:formula="of:=(([.H26]-0)/(1-0))*(100-0)+0" office:value-type="float" office:value="15.625">
            <text:p>15.625000000</text:p>
          </table:table-cell>
          <table:table-cell table:style-name="ce2" table:formula="of:=(([.I26]-0)/(1-0))*(100-(-100))+(-100)" office:value-type="float" office:value="6.25">
            <text:p>6.250000000</text:p>
          </table:table-cell>
          <table:table-cell table:style-name="ce2" table:formula="of:=(([.J26]-0)/(1-0))*(10000-0)+0" office:value-type="float" office:value="4687.5">
            <text:p>4687.500000000</text:p>
          </table:table-cell>
          <table:table-cell/>
        </table:table-row>
        <table:table-row table:style-name="ro3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office:value-type="float" office:value="0.96875">
            <text:p>0.96875</text:p>
          </table:table-cell>
          <table:table-cell/>
          <table:table-cell table:style-name="ce1" table:formula="of:=ROUND((([.A27]-0)/(1-0))*(12-2)+2)" office:value-type="float" office:value="9">
            <text:p>9</text:p>
          </table:table-cell>
          <table:table-cell table:style-name="ce2" table:formula="of:=(([.B27]-0)/(1-0))*(10-0)+0" office:value-type="float" office:value="6.5625">
            <text:p>6.562500000</text:p>
          </table:table-cell>
          <table:table-cell table:style-name="ce2" table:formula="of:=(([.C27]-0)/(1-0))*(1500-0.000000001)+0.000000001" office:value-type="float" office:value="46.8750000009687">
            <text:p>46.875000001</text:p>
          </table:table-cell>
          <table:table-cell table:style-name="ce2" table:formula="of:=(([.D27]-0)/(1-0))*(1-0.000000001)+0.000000001" office:value-type="float" office:value="0.34375000065625">
            <text:p>0.343750001</text:p>
          </table:table-cell>
          <table:table-cell table:style-name="ce2" table:formula="of:=[.L27]*[.O27]" office:value-type="float" office:value="3.09375000590625">
            <text:p>3.093750006</text:p>
          </table:table-cell>
          <table:table-cell table:style-name="ce2" table:formula="of:=(([.E27]-0)/(1-0))*(100-0.000000001)+0.000000001" office:value-type="float" office:value="34.3750000006562">
            <text:p>34.375000001</text:p>
          </table:table-cell>
          <table:table-cell table:style-name="ce1" table:formula="of:=(([.F27]-0)/(1-0))*(1-0.001)+0.001" office:value-type="float" office:value="0.15709375">
            <text:p>0.15709375</text:p>
          </table:table-cell>
          <table:table-cell table:style-name="ce1" table:formula="of:=IF((([.L27]*[.L27])*[.R27])&lt;1;1;ROUND(([.L27]*[.L27])*[.R27]))" office:value-type="float" office:value="13">
            <text:p>13</text:p>
          </table:table-cell>
          <table:table-cell table:style-name="ce1" table:formula="of:=ROUND((([.G27]-0)/(1-0))*(1-0)+0)" office:value-type="float" office:value="0">
            <text:p>0</text:p>
          </table:table-cell>
          <table:table-cell table:style-name="ce2" table:formula="of:=(([.H27]-0)/(1-0))*(100-0)+0" office:value-type="float" office:value="65.625">
            <text:p>65.625000000</text:p>
          </table:table-cell>
          <table:table-cell table:style-name="ce2" table:formula="of:=(([.I27]-0)/(1-0))*(100-(-100))+(-100)" office:value-type="float" office:value="-93.75">
            <text:p>-93.750000000</text:p>
          </table:table-cell>
          <table:table-cell table:style-name="ce2" table:formula="of:=(([.J27]-0)/(1-0))*(10000-0)+0" office:value-type="float" office:value="9687.5">
            <text:p>9687.500000000</text:p>
          </table:table-cell>
          <table:table-cell/>
        </table:table-row>
        <table:table-row table:style-name="ro3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71875">
            <text:p>0.71875</text:p>
          </table:table-cell>
          <table:table-cell/>
          <table:table-cell table:style-name="ce1" table:formula="of:=ROUND((([.A28]-0)/(1-0))*(12-2)+2)" office:value-type="float" office:value="11">
            <text:p>11</text:p>
          </table:table-cell>
          <table:table-cell table:style-name="ce2" table:formula="of:=(([.B28]-0)/(1-0))*(10-0)+0" office:value-type="float" office:value="4.0625">
            <text:p>4.062500000</text:p>
          </table:table-cell>
          <table:table-cell table:style-name="ce2" table:formula="of:=(([.C28]-0)/(1-0))*(1500-0.000000001)+0.000000001" office:value-type="float" office:value="1171.87500000022">
            <text:p>1171.875000000</text:p>
          </table:table-cell>
          <table:table-cell table:style-name="ce2" table:formula="of:=(([.D28]-0)/(1-0))*(1-0.000000001)+0.000000001" office:value-type="float" office:value="0.59375000040625">
            <text:p>0.593750000</text:p>
          </table:table-cell>
          <table:table-cell table:style-name="ce2" table:formula="of:=[.L28]*[.O28]" office:value-type="float" office:value="6.53125000446875">
            <text:p>6.531250004</text:p>
          </table:table-cell>
          <table:table-cell table:style-name="ce2" table:formula="of:=(([.E28]-0)/(1-0))*(100-0.000000001)+0.000000001" office:value-type="float" office:value="9.37500000090625">
            <text:p>9.375000001</text:p>
          </table:table-cell>
          <table:table-cell table:style-name="ce1" table:formula="of:=(([.F28]-0)/(1-0))*(1-0.001)+0.001" office:value-type="float" office:value="0.40684375">
            <text:p>0.40684375</text:p>
          </table:table-cell>
          <table:table-cell table:style-name="ce1" table:formula="of:=IF((([.L28]*[.L28])*[.R28])&lt;1;1;ROUND(([.L28]*[.L28])*[.R28]))" office:value-type="float" office:value="49">
            <text:p>49</text:p>
          </table:table-cell>
          <table:table-cell table:style-name="ce1" table:formula="of:=ROUND((([.G28]-0)/(1-0))*(1-0)+0)" office:value-type="float" office:value="1">
            <text:p>1</text:p>
          </table:table-cell>
          <table:table-cell table:style-name="ce2" table:formula="of:=(([.H28]-0)/(1-0))*(100-0)+0" office:value-type="float" office:value="90.625">
            <text:p>90.625000000</text:p>
          </table:table-cell>
          <table:table-cell table:style-name="ce2" table:formula="of:=(([.I28]-0)/(1-0))*(100-(-100))+(-100)" office:value-type="float" office:value="-43.75">
            <text:p>-43.750000000</text:p>
          </table:table-cell>
          <table:table-cell table:style-name="ce2" table:formula="of:=(([.J28]-0)/(1-0))*(10000-0)+0" office:value-type="float" office:value="7187.5">
            <text:p>7187.500000000</text:p>
          </table:table-cell>
          <table:table-cell/>
        </table:table-row>
        <table:table-row table:style-name="ro3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21875">
            <text:p>0.21875</text:p>
          </table:table-cell>
          <table:table-cell/>
          <table:table-cell table:style-name="ce1" table:formula="of:=ROUND((([.A29]-0)/(1-0))*(12-2)+2)" office:value-type="float" office:value="6">
            <text:p>6</text:p>
          </table:table-cell>
          <table:table-cell table:style-name="ce2" table:formula="of:=(([.B29]-0)/(1-0))*(10-0)+0" office:value-type="float" office:value="9.0625">
            <text:p>9.062500000</text:p>
          </table:table-cell>
          <table:table-cell table:style-name="ce2" table:formula="of:=(([.C29]-0)/(1-0))*(1500-0.000000001)+0.000000001" office:value-type="float" office:value="421.875000000719">
            <text:p>421.875000001</text:p>
          </table:table-cell>
          <table:table-cell table:style-name="ce2" table:formula="of:=(([.D29]-0)/(1-0))*(1-0.000000001)+0.000000001" office:value-type="float" office:value="0.09375000090625">
            <text:p>0.093750001</text:p>
          </table:table-cell>
          <table:table-cell table:style-name="ce2" table:formula="of:=[.L29]*[.O29]" office:value-type="float" office:value="0.5625000054375">
            <text:p>0.562500005</text:p>
          </table:table-cell>
          <table:table-cell table:style-name="ce2" table:formula="of:=(([.E29]-0)/(1-0))*(100-0.000000001)+0.000000001" office:value-type="float" office:value="59.3750000004062">
            <text:p>59.375000000</text:p>
          </table:table-cell>
          <table:table-cell table:style-name="ce1" table:formula="of:=(([.F29]-0)/(1-0))*(1-0.001)+0.001" office:value-type="float" office:value="0.90634375">
            <text:p>0.90634375</text:p>
          </table:table-cell>
          <table:table-cell table:style-name="ce1" table:formula="of:=IF((([.L29]*[.L29])*[.R29])&lt;1;1;ROUND(([.L29]*[.L29])*[.R29]))" office:value-type="float" office:value="33">
            <text:p>33</text:p>
          </table:table-cell>
          <table:table-cell table:style-name="ce1" table:formula="of:=ROUND((([.G29]-0)/(1-0))*(1-0)+0)" office:value-type="float" office:value="0">
            <text:p>0</text:p>
          </table:table-cell>
          <table:table-cell table:style-name="ce2" table:formula="of:=(([.H29]-0)/(1-0))*(100-0)+0" office:value-type="float" office:value="40.625">
            <text:p>40.625000000</text:p>
          </table:table-cell>
          <table:table-cell table:style-name="ce2" table:formula="of:=(([.I29]-0)/(1-0))*(100-(-100))+(-100)" office:value-type="float" office:value="56.25">
            <text:p>56.250000000</text:p>
          </table:table-cell>
          <table:table-cell table:style-name="ce2" table:formula="of:=(([.J29]-0)/(1-0))*(10000-0)+0" office:value-type="float" office:value="2187.5">
            <text:p>2187.500000000</text:p>
          </table:table-cell>
          <table:table-cell/>
        </table:table-row>
        <table:table-row table:style-name="ro3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 office:value-type="float" office:value="0.40625">
            <text:p>0.40625</text:p>
          </table:table-cell>
          <table:table-cell office:value-type="float" office:value="0.84375">
            <text:p>0.84375</text:p>
          </table:table-cell>
          <table:table-cell/>
          <table:table-cell table:style-name="ce1" table:formula="of:=ROUND((([.A30]-0)/(1-0))*(12-2)+2)" office:value-type="float" office:value="5">
            <text:p>5</text:p>
          </table:table-cell>
          <table:table-cell table:style-name="ce2" table:formula="of:=(([.B30]-0)/(1-0))*(10-0)+0" office:value-type="float" office:value="2.8125">
            <text:p>2.812500000</text:p>
          </table:table-cell>
          <table:table-cell table:style-name="ce2" table:formula="of:=(([.C30]-0)/(1-0))*(1500-0.000000001)+0.000000001" office:value-type="float" office:value="234.375000000844">
            <text:p>234.375000001</text:p>
          </table:table-cell>
          <table:table-cell table:style-name="ce2" table:formula="of:=(([.D30]-0)/(1-0))*(1-0.000000001)+0.000000001" office:value-type="float" office:value="0.21875000078125">
            <text:p>0.218750001</text:p>
          </table:table-cell>
          <table:table-cell table:style-name="ce2" table:formula="of:=[.L30]*[.O30]" office:value-type="float" office:value="1.09375000390625">
            <text:p>1.093750004</text:p>
          </table:table-cell>
          <table:table-cell table:style-name="ce2" table:formula="of:=(([.E30]-0)/(1-0))*(100-0.000000001)+0.000000001" office:value-type="float" office:value="71.8750000002813">
            <text:p>71.875000000</text:p>
          </table:table-cell>
          <table:table-cell table:style-name="ce1" table:formula="of:=(([.F30]-0)/(1-0))*(1-0.001)+0.001" office:value-type="float" office:value="0.53171875">
            <text:p>0.53171875</text:p>
          </table:table-cell>
          <table:table-cell table:style-name="ce1" table:formula="of:=IF((([.L30]*[.L30])*[.R30])&lt;1;1;ROUND(([.L30]*[.L30])*[.R30]))" office:value-type="float" office:value="13">
            <text:p>13</text:p>
          </table:table-cell>
          <table:table-cell table:style-name="ce1" table:formula="of:=ROUND((([.G30]-0)/(1-0))*(1-0)+0)" office:value-type="float" office:value="1">
            <text:p>1</text:p>
          </table:table-cell>
          <table:table-cell table:style-name="ce2" table:formula="of:=(([.H30]-0)/(1-0))*(100-0)+0" office:value-type="float" office:value="78.125">
            <text:p>78.125000000</text:p>
          </table:table-cell>
          <table:table-cell table:style-name="ce2" table:formula="of:=(([.I30]-0)/(1-0))*(100-(-100))+(-100)" office:value-type="float" office:value="-18.75">
            <text:p>-18.750000000</text:p>
          </table:table-cell>
          <table:table-cell table:style-name="ce2" table:formula="of:=(([.J30]-0)/(1-0))*(10000-0)+0" office:value-type="float" office:value="8437.5">
            <text:p>8437.500000000</text:p>
          </table:table-cell>
          <table:table-cell/>
        </table:table-row>
        <table:table-row table:style-name="ro3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 office:value-type="float" office:value="0.90625">
            <text:p>0.90625</text:p>
          </table:table-cell>
          <table:table-cell office:value-type="float" office:value="0.34375">
            <text:p>0.34375</text:p>
          </table:table-cell>
          <table:table-cell/>
          <table:table-cell table:style-name="ce1" table:formula="of:=ROUND((([.A31]-0)/(1-0))*(12-2)+2)" office:value-type="float" office:value="10">
            <text:p>10</text:p>
          </table:table-cell>
          <table:table-cell table:style-name="ce2" table:formula="of:=(([.B31]-0)/(1-0))*(10-0)+0" office:value-type="float" office:value="7.8125">
            <text:p>7.812500000</text:p>
          </table:table-cell>
          <table:table-cell table:style-name="ce2" table:formula="of:=(([.C31]-0)/(1-0))*(1500-0.000000001)+0.000000001" office:value-type="float" office:value="984.375000000344">
            <text:p>984.375000000</text:p>
          </table:table-cell>
          <table:table-cell table:style-name="ce2" table:formula="of:=(([.D31]-0)/(1-0))*(1-0.000000001)+0.000000001" office:value-type="float" office:value="0.71875000028125">
            <text:p>0.718750000</text:p>
          </table:table-cell>
          <table:table-cell table:style-name="ce2" table:formula="of:=[.L31]*[.O31]" office:value-type="float" office:value="7.1875000028125">
            <text:p>7.187500003</text:p>
          </table:table-cell>
          <table:table-cell table:style-name="ce2" table:formula="of:=(([.E31]-0)/(1-0))*(100-0.000000001)+0.000000001" office:value-type="float" office:value="21.8750000007812">
            <text:p>21.875000001</text:p>
          </table:table-cell>
          <table:table-cell table:style-name="ce1" table:formula="of:=(([.F31]-0)/(1-0))*(1-0.001)+0.001" office:value-type="float" office:value="0.03221875">
            <text:p>0.03221875</text:p>
          </table:table-cell>
          <table:table-cell table:style-name="ce1" table:formula="of:=IF((([.L31]*[.L31])*[.R31])&lt;1;1;ROUND(([.L31]*[.L31])*[.R31]))" office:value-type="float" office:value="3">
            <text:p>3</text:p>
          </table:table-cell>
          <table:table-cell table:style-name="ce1" table:formula="of:=ROUND((([.G31]-0)/(1-0))*(1-0)+0)" office:value-type="float" office:value="0">
            <text:p>0</text:p>
          </table:table-cell>
          <table:table-cell table:style-name="ce2" table:formula="of:=(([.H31]-0)/(1-0))*(100-0)+0" office:value-type="float" office:value="28.125">
            <text:p>28.125000000</text:p>
          </table:table-cell>
          <table:table-cell table:style-name="ce2" table:formula="of:=(([.I31]-0)/(1-0))*(100-(-100))+(-100)" office:value-type="float" office:value="81.25">
            <text:p>81.250000000</text:p>
          </table:table-cell>
          <table:table-cell table:style-name="ce2" table:formula="of:=(([.J31]-0)/(1-0))*(10000-0)+0" office:value-type="float" office:value="3437.5">
            <text:p>3437.500000000</text:p>
          </table:table-cell>
          <table:table-cell/>
        </table:table-row>
        <table:table-row table:style-name="ro3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 office:value-type="float" office:value="0.65625">
            <text:p>0.65625</text:p>
          </table:table-cell>
          <table:table-cell office:value-type="float" office:value="0.09375">
            <text:p>0.09375</text:p>
          </table:table-cell>
          <table:table-cell/>
          <table:table-cell table:style-name="ce1" table:formula="of:=ROUND((([.A32]-0)/(1-0))*(12-2)+2)" office:value-type="float" office:value="7">
            <text:p>7</text:p>
          </table:table-cell>
          <table:table-cell table:style-name="ce2" table:formula="of:=(([.B32]-0)/(1-0))*(10-0)+0" office:value-type="float" office:value="0.3125">
            <text:p>0.312500000</text:p>
          </table:table-cell>
          <table:table-cell table:style-name="ce2" table:formula="of:=(([.C32]-0)/(1-0))*(1500-0.000000001)+0.000000001" office:value-type="float" office:value="609.375000000594">
            <text:p>609.375000001</text:p>
          </table:table-cell>
          <table:table-cell table:style-name="ce2" table:formula="of:=(([.D32]-0)/(1-0))*(1-0.000000001)+0.000000001" office:value-type="float" office:value="0.46875000053125">
            <text:p>0.468750001</text:p>
          </table:table-cell>
          <table:table-cell table:style-name="ce2" table:formula="of:=[.L32]*[.O32]" office:value-type="float" office:value="3.28125000371875">
            <text:p>3.281250004</text:p>
          </table:table-cell>
          <table:table-cell table:style-name="ce2" table:formula="of:=(([.E32]-0)/(1-0))*(100-0.000000001)+0.000000001" office:value-type="float" office:value="46.8750000005313">
            <text:p>46.875000001</text:p>
          </table:table-cell>
          <table:table-cell table:style-name="ce1" table:formula="of:=(([.F32]-0)/(1-0))*(1-0.001)+0.001" office:value-type="float" office:value="0.28196875">
            <text:p>0.28196875</text:p>
          </table:table-cell>
          <table:table-cell table:style-name="ce1" table:formula="of:=IF((([.L32]*[.L32])*[.R32])&lt;1;1;ROUND(([.L32]*[.L32])*[.R32]))" office:value-type="float" office:value="14">
            <text:p>14</text:p>
          </table:table-cell>
          <table:table-cell table:style-name="ce1" table:formula="of:=ROUND((([.G32]-0)/(1-0))*(1-0)+0)" office:value-type="float" office:value="1">
            <text:p>1</text:p>
          </table:table-cell>
          <table:table-cell table:style-name="ce2" table:formula="of:=(([.H32]-0)/(1-0))*(100-0)+0" office:value-type="float" office:value="3.125">
            <text:p>3.125000000</text:p>
          </table:table-cell>
          <table:table-cell table:style-name="ce2" table:formula="of:=(([.I32]-0)/(1-0))*(100-(-100))+(-100)" office:value-type="float" office:value="31.25">
            <text:p>31.250000000</text:p>
          </table:table-cell>
          <table:table-cell table:style-name="ce2" table:formula="of:=(([.J32]-0)/(1-0))*(10000-0)+0" office:value-type="float" office:value="937.5">
            <text:p>937.500000000</text:p>
          </table:table-cell>
          <table:table-cell/>
        </table:table-row>
        <table:table-row table:style-name="ro3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 office:value-type="float" office:value="0.15625">
            <text:p>0.15625</text:p>
          </table:table-cell>
          <table:table-cell office:value-type="float" office:value="0.59375">
            <text:p>0.59375</text:p>
          </table:table-cell>
          <table:table-cell/>
          <table:table-cell table:style-name="ce1" table:formula="of:=ROUND((([.A33]-0)/(1-0))*(12-2)+2)" office:value-type="float" office:value="2">
            <text:p>2</text:p>
          </table:table-cell>
          <table:table-cell table:style-name="ce2" table:formula="of:=(([.B33]-0)/(1-0))*(10-0)+0" office:value-type="float" office:value="5.3125">
            <text:p>5.312500000</text:p>
          </table:table-cell>
          <table:table-cell table:style-name="ce2" table:formula="of:=(([.C33]-0)/(1-0))*(1500-0.000000001)+0.000000001" office:value-type="float" office:value="1359.37500000009">
            <text:p>1359.375000000</text:p>
          </table:table-cell>
          <table:table-cell table:style-name="ce2" table:formula="of:=(([.D33]-0)/(1-0))*(1-0.000000001)+0.000000001" office:value-type="float" office:value="0.96875000003125">
            <text:p>0.968750000</text:p>
          </table:table-cell>
          <table:table-cell table:style-name="ce2" table:formula="of:=[.L33]*[.O33]" office:value-type="float" office:value="1.9375000000625">
            <text:p>1.937500000</text:p>
          </table:table-cell>
          <table:table-cell table:style-name="ce2" table:formula="of:=(([.E33]-0)/(1-0))*(100-0.000000001)+0.000000001" office:value-type="float" office:value="96.8750000000313">
            <text:p>96.875000000</text:p>
          </table:table-cell>
          <table:table-cell table:style-name="ce1" table:formula="of:=(([.F33]-0)/(1-0))*(1-0.001)+0.001" office:value-type="float" office:value="0.78146875">
            <text:p>0.78146875</text:p>
          </table:table-cell>
          <table:table-cell table:style-name="ce1" table:formula="of:=IF((([.L33]*[.L33])*[.R33])&lt;1;1;ROUND(([.L33]*[.L33])*[.R33]))" office:value-type="float" office:value="3">
            <text:p>3</text:p>
          </table:table-cell>
          <table:table-cell table:style-name="ce1" table:formula="of:=ROUND((([.G33]-0)/(1-0))*(1-0)+0)" office:value-type="float" office:value="0">
            <text:p>0</text:p>
          </table:table-cell>
          <table:table-cell table:style-name="ce2" table:formula="of:=(([.H33]-0)/(1-0))*(100-0)+0" office:value-type="float" office:value="53.125">
            <text:p>53.125000000</text:p>
          </table:table-cell>
          <table:table-cell table:style-name="ce2" table:formula="of:=(([.I33]-0)/(1-0))*(100-(-100))+(-100)" office:value-type="float" office:value="-68.75">
            <text:p>-68.750000000</text:p>
          </table:table-cell>
          <table:table-cell table:style-name="ce2" table:formula="of:=(([.J33]-0)/(1-0))*(10000-0)+0" office:value-type="float" office:value="5937.5">
            <text:p>5937.500000000</text:p>
          </table:table-cell>
          <table:table-cell/>
        </table:table-row>
        <table:table-row table:style-name="ro3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/>
          <table:table-cell table:style-name="ce1" table:formula="of:=ROUND((([.A34]-0)/(1-0))*(12-2)+2)" office:value-type="float" office:value="2">
            <text:p>2</text:p>
          </table:table-cell>
          <table:table-cell table:style-name="ce2" table:formula="of:=(([.B34]-0)/(1-0))*(10-0)+0" office:value-type="float" office:value="2.65625">
            <text:p>2.656250000</text:p>
          </table:table-cell>
          <table:table-cell table:style-name="ce2" table:formula="of:=(([.C34]-0)/(1-0))*(1500-0.000000001)+0.000000001" office:value-type="float" office:value="1054.6875000003">
            <text:p>1054.687500000</text:p>
          </table:table-cell>
          <table:table-cell table:style-name="ce2" table:formula="of:=(([.D34]-0)/(1-0))*(1-0.000000001)+0.000000001" office:value-type="float" office:value="0.546875000453125">
            <text:p>0.546875000</text:p>
          </table:table-cell>
          <table:table-cell table:style-name="ce2" table:formula="of:=[.L34]*[.O34]" office:value-type="float" office:value="1.09375000090625">
            <text:p>1.093750001</text:p>
          </table:table-cell>
          <table:table-cell table:style-name="ce2" table:formula="of:=(([.E34]-0)/(1-0))*(100-0.000000001)+0.000000001" office:value-type="float" office:value="14.0625000008594">
            <text:p>14.062500001</text:p>
          </table:table-cell>
          <table:table-cell table:style-name="ce1" table:formula="of:=(([.F34]-0)/(1-0))*(1-0.001)+0.001" office:value-type="float" office:value="0.921953125">
            <text:p>0.921953125</text:p>
          </table:table-cell>
          <table:table-cell table:style-name="ce1" table:formula="of:=IF((([.L34]*[.L34])*[.R34])&lt;1;1;ROUND(([.L34]*[.L34])*[.R34]))" office:value-type="float" office:value="4">
            <text:p>4</text:p>
          </table:table-cell>
          <table:table-cell table:style-name="ce1" table:formula="of:=ROUND((([.G34]-0)/(1-0))*(1-0)+0)" office:value-type="float" office:value="1">
            <text:p>1</text:p>
          </table:table-cell>
          <table:table-cell table:style-name="ce2" table:formula="of:=(([.H34]-0)/(1-0))*(100-0)+0" office:value-type="float" office:value="67.1875">
            <text:p>67.187500000</text:p>
          </table:table-cell>
          <table:table-cell table:style-name="ce2" table:formula="of:=(([.I34]-0)/(1-0))*(100-(-100))+(-100)" office:value-type="float" office:value="96.875">
            <text:p>96.875000000</text:p>
          </table:table-cell>
          <table:table-cell table:style-name="ce2" table:formula="of:=(([.J34]-0)/(1-0))*(10000-0)+0" office:value-type="float" office:value="468.75">
            <text:p>468.750000000</text:p>
          </table:table-cell>
          <table:table-cell/>
        </table:table-row>
        <table:table-row table:style-name="ro3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/>
          <table:table-cell table:style-name="ce1" table:formula="of:=ROUND((([.A35]-0)/(1-0))*(12-2)+2)" office:value-type="float" office:value="7">
            <text:p>7</text:p>
          </table:table-cell>
          <table:table-cell table:style-name="ce2" table:formula="of:=(([.B35]-0)/(1-0))*(10-0)+0" office:value-type="float" office:value="7.65625">
            <text:p>7.656250000</text:p>
          </table:table-cell>
          <table:table-cell table:style-name="ce2" table:formula="of:=(([.C35]-0)/(1-0))*(1500-0.000000001)+0.000000001" office:value-type="float" office:value="304.687500000797">
            <text:p>304.687500001</text:p>
          </table:table-cell>
          <table:table-cell table:style-name="ce2" table:formula="of:=(([.D35]-0)/(1-0))*(1-0.000000001)+0.000000001" office:value-type="float" office:value="0.046875000953125">
            <text:p>0.046875001</text:p>
          </table:table-cell>
          <table:table-cell table:style-name="ce2" table:formula="of:=[.L35]*[.O35]" office:value-type="float" office:value="0.328125006671875">
            <text:p>0.328125007</text:p>
          </table:table-cell>
          <table:table-cell table:style-name="ce2" table:formula="of:=(([.E35]-0)/(1-0))*(100-0.000000001)+0.000000001" office:value-type="float" office:value="64.0625000003594">
            <text:p>64.062500000</text:p>
          </table:table-cell>
          <table:table-cell table:style-name="ce1" table:formula="of:=(([.F35]-0)/(1-0))*(1-0.001)+0.001" office:value-type="float" office:value="0.422453125">
            <text:p>0.422453125</text:p>
          </table:table-cell>
          <table:table-cell table:style-name="ce1" table:formula="of:=IF((([.L35]*[.L35])*[.R35])&lt;1;1;ROUND(([.L35]*[.L35])*[.R35]))" office:value-type="float" office:value="21">
            <text:p>21</text:p>
          </table:table-cell>
          <table:table-cell table:style-name="ce1" table:formula="of:=ROUND((([.G35]-0)/(1-0))*(1-0)+0)" office:value-type="float" office:value="0">
            <text:p>0</text:p>
          </table:table-cell>
          <table:table-cell table:style-name="ce2" table:formula="of:=(([.H35]-0)/(1-0))*(100-0)+0" office:value-type="float" office:value="17.1875">
            <text:p>17.187500000</text:p>
          </table:table-cell>
          <table:table-cell table:style-name="ce2" table:formula="of:=(([.I35]-0)/(1-0))*(100-(-100))+(-100)" office:value-type="float" office:value="-3.125">
            <text:p>-3.125000000</text:p>
          </table:table-cell>
          <table:table-cell table:style-name="ce2" table:formula="of:=(([.J35]-0)/(1-0))*(10000-0)+0" office:value-type="float" office:value="5468.75">
            <text:p>5468.750000000</text:p>
          </table:table-cell>
          <table:table-cell/>
        </table:table-row>
        <table:table-row table:style-name="ro3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/>
          <table:table-cell table:style-name="ce1" table:formula="of:=ROUND((([.A36]-0)/(1-0))*(12-2)+2)" office:value-type="float" office:value="10">
            <text:p>10</text:p>
          </table:table-cell>
          <table:table-cell table:style-name="ce2" table:formula="of:=(([.B36]-0)/(1-0))*(10-0)+0" office:value-type="float" office:value="0.15625">
            <text:p>0.156250000</text:p>
          </table:table-cell>
          <table:table-cell table:style-name="ce2" table:formula="of:=(([.C36]-0)/(1-0))*(1500-0.000000001)+0.000000001" office:value-type="float" office:value="1429.68750000005">
            <text:p>1429.687500000</text:p>
          </table:table-cell>
          <table:table-cell table:style-name="ce2" table:formula="of:=(([.D36]-0)/(1-0))*(1-0.000000001)+0.000000001" office:value-type="float" office:value="0.796875000203125">
            <text:p>0.796875000</text:p>
          </table:table-cell>
          <table:table-cell table:style-name="ce2" table:formula="of:=[.L36]*[.O36]" office:value-type="float" office:value="7.96875000203125">
            <text:p>7.968750002</text:p>
          </table:table-cell>
          <table:table-cell table:style-name="ce2" table:formula="of:=(([.E36]-0)/(1-0))*(100-0.000000001)+0.000000001" office:value-type="float" office:value="89.0625000001094">
            <text:p>89.062500000</text:p>
          </table:table-cell>
          <table:table-cell table:style-name="ce1" table:formula="of:=(([.F36]-0)/(1-0))*(1-0.001)+0.001" office:value-type="float" office:value="0.172703125">
            <text:p>0.172703125</text:p>
          </table:table-cell>
          <table:table-cell table:style-name="ce1" table:formula="of:=IF((([.L36]*[.L36])*[.R36])&lt;1;1;ROUND(([.L36]*[.L36])*[.R36]))" office:value-type="float" office:value="17">
            <text:p>17</text:p>
          </table:table-cell>
          <table:table-cell table:style-name="ce1" table:formula="of:=ROUND((([.G36]-0)/(1-0))*(1-0)+0)" office:value-type="float" office:value="1">
            <text:p>1</text:p>
          </table:table-cell>
          <table:table-cell table:style-name="ce2" table:formula="of:=(([.H36]-0)/(1-0))*(100-0)+0" office:value-type="float" office:value="42.1875">
            <text:p>42.187500000</text:p>
          </table:table-cell>
          <table:table-cell table:style-name="ce2" table:formula="of:=(([.I36]-0)/(1-0))*(100-(-100))+(-100)" office:value-type="float" office:value="-53.125">
            <text:p>-53.125000000</text:p>
          </table:table-cell>
          <table:table-cell table:style-name="ce2" table:formula="of:=(([.J36]-0)/(1-0))*(10000-0)+0" office:value-type="float" office:value="7968.75">
            <text:p>7968.750000000</text:p>
          </table:table-cell>
          <table:table-cell/>
        </table:table-row>
        <table:table-row table:style-name="ro3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/>
          <table:table-cell table:style-name="ce1" table:formula="of:=ROUND((([.A37]-0)/(1-0))*(12-2)+2)" office:value-type="float" office:value="5">
            <text:p>5</text:p>
          </table:table-cell>
          <table:table-cell table:style-name="ce2" table:formula="of:=(([.B37]-0)/(1-0))*(10-0)+0" office:value-type="float" office:value="5.15625">
            <text:p>5.156250000</text:p>
          </table:table-cell>
          <table:table-cell table:style-name="ce2" table:formula="of:=(([.C37]-0)/(1-0))*(1500-0.000000001)+0.000000001" office:value-type="float" office:value="679.687500000547">
            <text:p>679.687500001</text:p>
          </table:table-cell>
          <table:table-cell table:style-name="ce2" table:formula="of:=(([.D37]-0)/(1-0))*(1-0.000000001)+0.000000001" office:value-type="float" office:value="0.296875000703125">
            <text:p>0.296875001</text:p>
          </table:table-cell>
          <table:table-cell table:style-name="ce2" table:formula="of:=[.L37]*[.O37]" office:value-type="float" office:value="1.48437500351563">
            <text:p>1.484375004</text:p>
          </table:table-cell>
          <table:table-cell table:style-name="ce2" table:formula="of:=(([.E37]-0)/(1-0))*(100-0.000000001)+0.000000001" office:value-type="float" office:value="39.0625000006094">
            <text:p>39.062500001</text:p>
          </table:table-cell>
          <table:table-cell table:style-name="ce1" table:formula="of:=(([.F37]-0)/(1-0))*(1-0.001)+0.001" office:value-type="float" office:value="0.672203125">
            <text:p>0.672203125</text:p>
          </table:table-cell>
          <table:table-cell table:style-name="ce1" table:formula="of:=IF((([.L37]*[.L37])*[.R37])&lt;1;1;ROUND(([.L37]*[.L37])*[.R37]))" office:value-type="float" office:value="17">
            <text:p>17</text:p>
          </table:table-cell>
          <table:table-cell table:style-name="ce1" table:formula="of:=ROUND((([.G37]-0)/(1-0))*(1-0)+0)" office:value-type="float" office:value="0">
            <text:p>0</text:p>
          </table:table-cell>
          <table:table-cell table:style-name="ce2" table:formula="of:=(([.H37]-0)/(1-0))*(100-0)+0" office:value-type="float" office:value="92.1875">
            <text:p>92.187500000</text:p>
          </table:table-cell>
          <table:table-cell table:style-name="ce2" table:formula="of:=(([.I37]-0)/(1-0))*(100-(-100))+(-100)" office:value-type="float" office:value="46.875">
            <text:p>46.875000000</text:p>
          </table:table-cell>
          <table:table-cell table:style-name="ce2" table:formula="of:=(([.J37]-0)/(1-0))*(10000-0)+0" office:value-type="float" office:value="2968.75">
            <text:p>2968.750000000</text:p>
          </table:table-cell>
          <table:table-cell/>
        </table:table-row>
        <table:table-row table:style-name="ro3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671875">
            <text:p>0.671875</text:p>
          </table:table-cell>
          <table:table-cell/>
          <table:table-cell table:style-name="ce1" table:formula="of:=ROUND((([.A38]-0)/(1-0))*(12-2)+2)" office:value-type="float" office:value="6">
            <text:p>6</text:p>
          </table:table-cell>
          <table:table-cell table:style-name="ce2" table:formula="of:=(([.B38]-0)/(1-0))*(10-0)+0" office:value-type="float" office:value="1.40625">
            <text:p>1.406250000</text:p>
          </table:table-cell>
          <table:table-cell table:style-name="ce2" table:formula="of:=(([.C38]-0)/(1-0))*(1500-0.000000001)+0.000000001" office:value-type="float" office:value="117.187500000922">
            <text:p>117.187500001</text:p>
          </table:table-cell>
          <table:table-cell table:style-name="ce2" table:formula="of:=(([.D38]-0)/(1-0))*(1-0.000000001)+0.000000001" office:value-type="float" office:value="0.421875000578125">
            <text:p>0.421875001</text:p>
          </table:table-cell>
          <table:table-cell table:style-name="ce2" table:formula="of:=[.L38]*[.O38]" office:value-type="float" office:value="2.53125000346875">
            <text:p>2.531250003</text:p>
          </table:table-cell>
          <table:table-cell table:style-name="ce2" table:formula="of:=(([.E38]-0)/(1-0))*(100-0.000000001)+0.000000001" office:value-type="float" office:value="26.5625000007344">
            <text:p>26.562500001</text:p>
          </table:table-cell>
          <table:table-cell table:style-name="ce1" table:formula="of:=(([.F38]-0)/(1-0))*(1-0.001)+0.001" office:value-type="float" office:value="0.797078125">
            <text:p>0.797078125</text:p>
          </table:table-cell>
          <table:table-cell table:style-name="ce1" table:formula="of:=IF((([.L38]*[.L38])*[.R38])&lt;1;1;ROUND(([.L38]*[.L38])*[.R38]))" office:value-type="float" office:value="29">
            <text:p>29</text:p>
          </table:table-cell>
          <table:table-cell table:style-name="ce1" table:formula="of:=ROUND((([.G38]-0)/(1-0))*(1-0)+0)" office:value-type="float" office:value="1">
            <text:p>1</text:p>
          </table:table-cell>
          <table:table-cell table:style-name="ce2" table:formula="of:=(([.H38]-0)/(1-0))*(100-0)+0" office:value-type="float" office:value="29.6875">
            <text:p>29.687500000</text:p>
          </table:table-cell>
          <table:table-cell table:style-name="ce2" table:formula="of:=(([.I38]-0)/(1-0))*(100-(-100))+(-100)" office:value-type="float" office:value="-78.125">
            <text:p>-78.125000000</text:p>
          </table:table-cell>
          <table:table-cell table:style-name="ce2" table:formula="of:=(([.J38]-0)/(1-0))*(10000-0)+0" office:value-type="float" office:value="6718.75">
            <text:p>6718.750000000</text:p>
          </table:table-cell>
          <table:table-cell/>
        </table:table-row>
        <table:table-row table:style-name="ro3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171875">
            <text:p>0.171875</text:p>
          </table:table-cell>
          <table:table-cell/>
          <table:table-cell table:style-name="ce1" table:formula="of:=ROUND((([.A39]-0)/(1-0))*(12-2)+2)" office:value-type="float" office:value="11">
            <text:p>11</text:p>
          </table:table-cell>
          <table:table-cell table:style-name="ce2" table:formula="of:=(([.B39]-0)/(1-0))*(10-0)+0" office:value-type="float" office:value="6.40625">
            <text:p>6.406250000</text:p>
          </table:table-cell>
          <table:table-cell table:style-name="ce2" table:formula="of:=(([.C39]-0)/(1-0))*(1500-0.000000001)+0.000000001" office:value-type="float" office:value="867.187500000422">
            <text:p>867.187500000</text:p>
          </table:table-cell>
          <table:table-cell table:style-name="ce2" table:formula="of:=(([.D39]-0)/(1-0))*(1-0.000000001)+0.000000001" office:value-type="float" office:value="0.921875000078125">
            <text:p>0.921875000</text:p>
          </table:table-cell>
          <table:table-cell table:style-name="ce2" table:formula="of:=[.L39]*[.O39]" office:value-type="float" office:value="10.1406250008594">
            <text:p>10.140625001</text:p>
          </table:table-cell>
          <table:table-cell table:style-name="ce2" table:formula="of:=(([.E39]-0)/(1-0))*(100-0.000000001)+0.000000001" office:value-type="float" office:value="76.5625000002344">
            <text:p>76.562500000</text:p>
          </table:table-cell>
          <table:table-cell table:style-name="ce1" table:formula="of:=(([.F39]-0)/(1-0))*(1-0.001)+0.001" office:value-type="float" office:value="0.297578125">
            <text:p>0.297578125</text:p>
          </table:table-cell>
          <table:table-cell table:style-name="ce1" table:formula="of:=IF((([.L39]*[.L39])*[.R39])&lt;1;1;ROUND(([.L39]*[.L39])*[.R39]))" office:value-type="float" office:value="36">
            <text:p>36</text:p>
          </table:table-cell>
          <table:table-cell table:style-name="ce1" table:formula="of:=ROUND((([.G39]-0)/(1-0))*(1-0)+0)" office:value-type="float" office:value="0">
            <text:p>0</text:p>
          </table:table-cell>
          <table:table-cell table:style-name="ce2" table:formula="of:=(([.H39]-0)/(1-0))*(100-0)+0" office:value-type="float" office:value="79.6875">
            <text:p>79.687500000</text:p>
          </table:table-cell>
          <table:table-cell table:style-name="ce2" table:formula="of:=(([.I39]-0)/(1-0))*(100-(-100))+(-100)" office:value-type="float" office:value="21.875">
            <text:p>21.875000000</text:p>
          </table:table-cell>
          <table:table-cell table:style-name="ce2" table:formula="of:=(([.J39]-0)/(1-0))*(10000-0)+0" office:value-type="float" office:value="1718.75">
            <text:p>1718.750000000</text:p>
          </table:table-cell>
          <table:table-cell/>
        </table:table-row>
        <table:table-row table:style-name="ro3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421875">
            <text:p>0.421875</text:p>
          </table:table-cell>
          <table:table-cell/>
          <table:table-cell table:style-name="ce1" table:formula="of:=ROUND((([.A40]-0)/(1-0))*(12-2)+2)" office:value-type="float" office:value="9">
            <text:p>9</text:p>
          </table:table-cell>
          <table:table-cell table:style-name="ce2" table:formula="of:=(([.B40]-0)/(1-0))*(10-0)+0" office:value-type="float" office:value="3.90625">
            <text:p>3.906250000</text:p>
          </table:table-cell>
          <table:table-cell table:style-name="ce2" table:formula="of:=(([.C40]-0)/(1-0))*(1500-0.000000001)+0.000000001" office:value-type="float" office:value="492.187500000672">
            <text:p>492.187500001</text:p>
          </table:table-cell>
          <table:table-cell table:style-name="ce2" table:formula="of:=(([.D40]-0)/(1-0))*(1-0.000000001)+0.000000001" office:value-type="float" office:value="0.171875000828125">
            <text:p>0.171875001</text:p>
          </table:table-cell>
          <table:table-cell table:style-name="ce2" table:formula="of:=[.L40]*[.O40]" office:value-type="float" office:value="1.54687500745313">
            <text:p>1.546875007</text:p>
          </table:table-cell>
          <table:table-cell table:style-name="ce2" table:formula="of:=(([.E40]-0)/(1-0))*(100-0.000000001)+0.000000001" office:value-type="float" office:value="51.5625000004844">
            <text:p>51.562500000</text:p>
          </table:table-cell>
          <table:table-cell table:style-name="ce1" table:formula="of:=(([.F40]-0)/(1-0))*(1-0.001)+0.001" office:value-type="float" office:value="0.047828125">
            <text:p>0.047828125</text:p>
          </table:table-cell>
          <table:table-cell table:style-name="ce1" table:formula="of:=IF((([.L40]*[.L40])*[.R40])&lt;1;1;ROUND(([.L40]*[.L40])*[.R40]))" office:value-type="float" office:value="4">
            <text:p>4</text:p>
          </table:table-cell>
          <table:table-cell table:style-name="ce1" table:formula="of:=ROUND((([.G40]-0)/(1-0))*(1-0)+0)" office:value-type="float" office:value="1">
            <text:p>1</text:p>
          </table:table-cell>
          <table:table-cell table:style-name="ce2" table:formula="of:=(([.H40]-0)/(1-0))*(100-0)+0" office:value-type="float" office:value="54.6875">
            <text:p>54.687500000</text:p>
          </table:table-cell>
          <table:table-cell table:style-name="ce2" table:formula="of:=(([.I40]-0)/(1-0))*(100-(-100))+(-100)" office:value-type="float" office:value="71.875">
            <text:p>71.875000000</text:p>
          </table:table-cell>
          <table:table-cell table:style-name="ce2" table:formula="of:=(([.J40]-0)/(1-0))*(10000-0)+0" office:value-type="float" office:value="4218.75">
            <text:p>4218.750000000</text:p>
          </table:table-cell>
          <table:table-cell/>
        </table:table-row>
        <table:table-row table:style-name="ro3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921875">
            <text:p>0.921875</text:p>
          </table:table-cell>
          <table:table-cell/>
          <table:table-cell table:style-name="ce1" table:formula="of:=ROUND((([.A41]-0)/(1-0))*(12-2)+2)" office:value-type="float" office:value="4">
            <text:p>4</text:p>
          </table:table-cell>
          <table:table-cell table:style-name="ce2" table:formula="of:=(([.B41]-0)/(1-0))*(10-0)+0" office:value-type="float" office:value="8.90625">
            <text:p>8.906250000</text:p>
          </table:table-cell>
          <table:table-cell table:style-name="ce2" table:formula="of:=(([.C41]-0)/(1-0))*(1500-0.000000001)+0.000000001" office:value-type="float" office:value="1242.18750000017">
            <text:p>1242.187500000</text:p>
          </table:table-cell>
          <table:table-cell table:style-name="ce2" table:formula="of:=(([.D41]-0)/(1-0))*(1-0.000000001)+0.000000001" office:value-type="float" office:value="0.671875000328125">
            <text:p>0.671875000</text:p>
          </table:table-cell>
          <table:table-cell table:style-name="ce2" table:formula="of:=[.L41]*[.O41]" office:value-type="float" office:value="2.6875000013125">
            <text:p>2.687500001</text:p>
          </table:table-cell>
          <table:table-cell table:style-name="ce2" table:formula="of:=(([.E41]-0)/(1-0))*(100-0.000000001)+0.000000001" office:value-type="float" office:value="1.56250000098438">
            <text:p>1.562500001</text:p>
          </table:table-cell>
          <table:table-cell table:style-name="ce1" table:formula="of:=(([.F41]-0)/(1-0))*(1-0.001)+0.001" office:value-type="float" office:value="0.547328125">
            <text:p>0.547328125</text:p>
          </table:table-cell>
          <table:table-cell table:style-name="ce1" table:formula="of:=IF((([.L41]*[.L41])*[.R41])&lt;1;1;ROUND(([.L41]*[.L41])*[.R41]))" office:value-type="float" office:value="9">
            <text:p>9</text:p>
          </table:table-cell>
          <table:table-cell table:style-name="ce1" table:formula="of:=ROUND((([.G41]-0)/(1-0))*(1-0)+0)" office:value-type="float" office:value="0">
            <text:p>0</text:p>
          </table:table-cell>
          <table:table-cell table:style-name="ce2" table:formula="of:=(([.H41]-0)/(1-0))*(100-0)+0" office:value-type="float" office:value="4.6875">
            <text:p>4.687500000</text:p>
          </table:table-cell>
          <table:table-cell table:style-name="ce2" table:formula="of:=(([.I41]-0)/(1-0))*(100-(-100))+(-100)" office:value-type="float" office:value="-28.125">
            <text:p>-28.125000000</text:p>
          </table:table-cell>
          <table:table-cell table:style-name="ce2" table:formula="of:=(([.J41]-0)/(1-0))*(10000-0)+0" office:value-type="float" office:value="9218.75">
            <text:p>9218.750000000</text:p>
          </table:table-cell>
          <table:table-cell/>
        </table:table-row>
        <table:table-row table:style-name="ro3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/>
          <table:table-cell table:style-name="ce1" table:formula="of:=ROUND((([.A42]-0)/(1-0))*(12-2)+2)" office:value-type="float" office:value="4">
            <text:p>4</text:p>
          </table:table-cell>
          <table:table-cell table:style-name="ce2" table:formula="of:=(([.B42]-0)/(1-0))*(10-0)+0" office:value-type="float" office:value="0.78125">
            <text:p>0.781250000</text:p>
          </table:table-cell>
          <table:table-cell table:style-name="ce2" table:formula="of:=(([.C42]-0)/(1-0))*(1500-0.000000001)+0.000000001" office:value-type="float" office:value="398.437500000734">
            <text:p>398.437500001</text:p>
          </table:table-cell>
          <table:table-cell table:style-name="ce2" table:formula="of:=(([.D42]-0)/(1-0))*(1-0.000000001)+0.000000001" office:value-type="float" office:value="0.984375000015625">
            <text:p>0.984375000</text:p>
          </table:table-cell>
          <table:table-cell table:style-name="ce2" table:formula="of:=[.L42]*[.O42]" office:value-type="float" office:value="3.9375000000625">
            <text:p>3.937500000</text:p>
          </table:table-cell>
          <table:table-cell table:style-name="ce2" table:formula="of:=(([.E42]-0)/(1-0))*(100-0.000000001)+0.000000001" office:value-type="float" office:value="70.3125000002969">
            <text:p>70.312500000</text:p>
          </table:table-cell>
          <table:table-cell table:style-name="ce1" table:formula="of:=(([.F42]-0)/(1-0))*(1-0.001)+0.001" office:value-type="float" office:value="0.734640625">
            <text:p>0.734640625</text:p>
          </table:table-cell>
          <table:table-cell table:style-name="ce1" table:formula="of:=IF((([.L42]*[.L42])*[.R42])&lt;1;1;ROUND(([.L42]*[.L42])*[.R42]))" office:value-type="float" office:value="12">
            <text:p>12</text:p>
          </table:table-cell>
          <table:table-cell table:style-name="ce1" table:formula="of:=ROUND((([.G42]-0)/(1-0))*(1-0)+0)" office:value-type="float" office:value="1">
            <text:p>1</text:p>
          </table:table-cell>
          <table:table-cell table:style-name="ce2" table:formula="of:=(([.H42]-0)/(1-0))*(100-0)+0" office:value-type="float" office:value="35.9375">
            <text:p>35.937500000</text:p>
          </table:table-cell>
          <table:table-cell table:style-name="ce2" table:formula="of:=(([.I42]-0)/(1-0))*(100-(-100))+(-100)" office:value-type="float" office:value="-90.625">
            <text:p>-90.625000000</text:p>
          </table:table-cell>
          <table:table-cell table:style-name="ce2" table:formula="of:=(([.J42]-0)/(1-0))*(10000-0)+0" office:value-type="float" office:value="3593.75">
            <text:p>3593.750000000</text:p>
          </table:table-cell>
          <table:table-cell/>
        </table:table-row>
        <table:table-row table:style-name="ro3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/>
          <table:table-cell table:style-name="ce1" table:formula="of:=ROUND((([.A43]-0)/(1-0))*(12-2)+2)" office:value-type="float" office:value="9">
            <text:p>9</text:p>
          </table:table-cell>
          <table:table-cell table:style-name="ce2" table:formula="of:=(([.B43]-0)/(1-0))*(10-0)+0" office:value-type="float" office:value="5.78125">
            <text:p>5.781250000</text:p>
          </table:table-cell>
          <table:table-cell table:style-name="ce2" table:formula="of:=(([.C43]-0)/(1-0))*(1500-0.000000001)+0.000000001" office:value-type="float" office:value="1148.43750000023">
            <text:p>1148.437500000</text:p>
          </table:table-cell>
          <table:table-cell table:style-name="ce2" table:formula="of:=(([.D43]-0)/(1-0))*(1-0.000000001)+0.000000001" office:value-type="float" office:value="0.484375000515625">
            <text:p>0.484375001</text:p>
          </table:table-cell>
          <table:table-cell table:style-name="ce2" table:formula="of:=[.L43]*[.O43]" office:value-type="float" office:value="4.35937500464063">
            <text:p>4.359375005</text:p>
          </table:table-cell>
          <table:table-cell table:style-name="ce2" table:formula="of:=(([.E43]-0)/(1-0))*(100-0.000000001)+0.000000001" office:value-type="float" office:value="20.3125000007969">
            <text:p>20.312500001</text:p>
          </table:table-cell>
          <table:table-cell table:style-name="ce1" table:formula="of:=(([.F43]-0)/(1-0))*(1-0.001)+0.001" office:value-type="float" office:value="0.235140625">
            <text:p>0.235140625</text:p>
          </table:table-cell>
          <table:table-cell table:style-name="ce1" table:formula="of:=IF((([.L43]*[.L43])*[.R43])&lt;1;1;ROUND(([.L43]*[.L43])*[.R43]))" office:value-type="float" office:value="19">
            <text:p>19</text:p>
          </table:table-cell>
          <table:table-cell table:style-name="ce1" table:formula="of:=ROUND((([.G43]-0)/(1-0))*(1-0)+0)" office:value-type="float" office:value="0">
            <text:p>0</text:p>
          </table:table-cell>
          <table:table-cell table:style-name="ce2" table:formula="of:=(([.H43]-0)/(1-0))*(100-0)+0" office:value-type="float" office:value="85.9375">
            <text:p>85.937500000</text:p>
          </table:table-cell>
          <table:table-cell table:style-name="ce2" table:formula="of:=(([.I43]-0)/(1-0))*(100-(-100))+(-100)" office:value-type="float" office:value="9.375">
            <text:p>9.375000000</text:p>
          </table:table-cell>
          <table:table-cell table:style-name="ce2" table:formula="of:=(([.J43]-0)/(1-0))*(10000-0)+0" office:value-type="float" office:value="8593.75">
            <text:p>8593.750000000</text:p>
          </table:table-cell>
          <table:table-cell/>
        </table:table-row>
        <table:table-row table:style-name="ro3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/>
          <table:table-cell table:style-name="ce1" table:formula="of:=ROUND((([.A44]-0)/(1-0))*(12-2)+2)" office:value-type="float" office:value="12">
            <text:p>12</text:p>
          </table:table-cell>
          <table:table-cell table:style-name="ce2" table:formula="of:=(([.B44]-0)/(1-0))*(10-0)+0" office:value-type="float" office:value="3.28125">
            <text:p>3.281250000</text:p>
          </table:table-cell>
          <table:table-cell table:style-name="ce2" table:formula="of:=(([.C44]-0)/(1-0))*(1500-0.000000001)+0.000000001" office:value-type="float" office:value="23.4375000009844">
            <text:p>23.437500001</text:p>
          </table:table-cell>
          <table:table-cell table:style-name="ce2" table:formula="of:=(([.D44]-0)/(1-0))*(1-0.000000001)+0.000000001" office:value-type="float" office:value="0.734375000265625">
            <text:p>0.734375000</text:p>
          </table:table-cell>
          <table:table-cell table:style-name="ce2" table:formula="of:=[.L44]*[.O44]" office:value-type="float" office:value="8.8125000031875">
            <text:p>8.812500003</text:p>
          </table:table-cell>
          <table:table-cell table:style-name="ce2" table:formula="of:=(([.E44]-0)/(1-0))*(100-0.000000001)+0.000000001" office:value-type="float" office:value="45.3125000005469">
            <text:p>45.312500001</text:p>
          </table:table-cell>
          <table:table-cell table:style-name="ce1" table:formula="of:=(([.F44]-0)/(1-0))*(1-0.001)+0.001" office:value-type="float" office:value="0.484890625">
            <text:p>0.484890625</text:p>
          </table:table-cell>
          <table:table-cell table:style-name="ce1" table:formula="of:=IF((([.L44]*[.L44])*[.R44])&lt;1;1;ROUND(([.L44]*[.L44])*[.R44]))" office:value-type="float" office:value="70">
            <text:p>70</text:p>
          </table:table-cell>
          <table:table-cell table:style-name="ce1" table:formula="of:=ROUND((([.G44]-0)/(1-0))*(1-0)+0)" office:value-type="float" office:value="1">
            <text:p>1</text:p>
          </table:table-cell>
          <table:table-cell table:style-name="ce2" table:formula="of:=(([.H44]-0)/(1-0))*(100-0)+0" office:value-type="float" office:value="60.9375">
            <text:p>60.937500000</text:p>
          </table:table-cell>
          <table:table-cell table:style-name="ce2" table:formula="of:=(([.I44]-0)/(1-0))*(100-(-100))+(-100)" office:value-type="float" office:value="59.375">
            <text:p>59.375000000</text:p>
          </table:table-cell>
          <table:table-cell table:style-name="ce2" table:formula="of:=(([.J44]-0)/(1-0))*(10000-0)+0" office:value-type="float" office:value="6093.75">
            <text:p>6093.750000000</text:p>
          </table:table-cell>
          <table:table-cell/>
        </table:table-row>
        <table:table-row table:style-name="ro3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/>
          <table:table-cell table:style-name="ce1" table:formula="of:=ROUND((([.A45]-0)/(1-0))*(12-2)+2)" office:value-type="float" office:value="7">
            <text:p>7</text:p>
          </table:table-cell>
          <table:table-cell table:style-name="ce2" table:formula="of:=(([.B45]-0)/(1-0))*(10-0)+0" office:value-type="float" office:value="8.28125">
            <text:p>8.281250000</text:p>
          </table:table-cell>
          <table:table-cell table:style-name="ce2" table:formula="of:=(([.C45]-0)/(1-0))*(1500-0.000000001)+0.000000001" office:value-type="float" office:value="773.437500000484">
            <text:p>773.437500000</text:p>
          </table:table-cell>
          <table:table-cell table:style-name="ce2" table:formula="of:=(([.D45]-0)/(1-0))*(1-0.000000001)+0.000000001" office:value-type="float" office:value="0.234375000765625">
            <text:p>0.234375001</text:p>
          </table:table-cell>
          <table:table-cell table:style-name="ce2" table:formula="of:=[.L45]*[.O45]" office:value-type="float" office:value="1.64062500535938">
            <text:p>1.640625005</text:p>
          </table:table-cell>
          <table:table-cell table:style-name="ce2" table:formula="of:=(([.E45]-0)/(1-0))*(100-0.000000001)+0.000000001" office:value-type="float" office:value="95.3125000000469">
            <text:p>95.312500000</text:p>
          </table:table-cell>
          <table:table-cell table:style-name="ce1" table:formula="of:=(([.F45]-0)/(1-0))*(1-0.001)+0.001" office:value-type="float" office:value="0.984390625">
            <text:p>0.984390625</text:p>
          </table:table-cell>
          <table:table-cell table:style-name="ce1" table:formula="of:=IF((([.L45]*[.L45])*[.R45])&lt;1;1;ROUND(([.L45]*[.L45])*[.R45]))" office:value-type="float" office:value="48">
            <text:p>48</text:p>
          </table:table-cell>
          <table:table-cell table:style-name="ce1" table:formula="of:=ROUND((([.G45]-0)/(1-0))*(1-0)+0)" office:value-type="float" office:value="0">
            <text:p>0</text:p>
          </table:table-cell>
          <table:table-cell table:style-name="ce2" table:formula="of:=(([.H45]-0)/(1-0))*(100-0)+0" office:value-type="float" office:value="10.9375">
            <text:p>10.937500000</text:p>
          </table:table-cell>
          <table:table-cell table:style-name="ce2" table:formula="of:=(([.I45]-0)/(1-0))*(100-(-100))+(-100)" office:value-type="float" office:value="-40.625">
            <text:p>-40.625000000</text:p>
          </table:table-cell>
          <table:table-cell table:style-name="ce2" table:formula="of:=(([.J45]-0)/(1-0))*(10000-0)+0" office:value-type="float" office:value="1093.75">
            <text:p>1093.750000000</text:p>
          </table:table-cell>
          <table:table-cell/>
        </table:table-row>
        <table:table-row table:style-name="ro3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 office:value-type="float" office:value="0.921875">
            <text:p>0.921875</text:p>
          </table:table-cell>
          <table:table-cell office:value-type="float" office:value="0.984375">
            <text:p>0.984375</text:p>
          </table:table-cell>
          <table:table-cell/>
          <table:table-cell table:style-name="ce1" table:formula="of:=ROUND((([.A46]-0)/(1-0))*(12-2)+2)" office:value-type="float" office:value="6">
            <text:p>6</text:p>
          </table:table-cell>
          <table:table-cell table:style-name="ce2" table:formula="of:=(([.B46]-0)/(1-0))*(10-0)+0" office:value-type="float" office:value="4.53125">
            <text:p>4.531250000</text:p>
          </table:table-cell>
          <table:table-cell table:style-name="ce2" table:formula="of:=(([.C46]-0)/(1-0))*(1500-0.000000001)+0.000000001" office:value-type="float" office:value="1335.93750000011">
            <text:p>1335.937500000</text:p>
          </table:table-cell>
          <table:table-cell table:style-name="ce2" table:formula="of:=(([.D46]-0)/(1-0))*(1-0.000000001)+0.000000001" office:value-type="float" office:value="0.109375000890625">
            <text:p>0.109375001</text:p>
          </table:table-cell>
          <table:table-cell table:style-name="ce2" table:formula="of:=[.L46]*[.O46]" office:value-type="float" office:value="0.65625000534375">
            <text:p>0.656250005</text:p>
          </table:table-cell>
          <table:table-cell table:style-name="ce2" table:formula="of:=(([.E46]-0)/(1-0))*(100-0.000000001)+0.000000001" office:value-type="float" office:value="82.8125000001719">
            <text:p>82.812500000</text:p>
          </table:table-cell>
          <table:table-cell table:style-name="ce1" table:formula="of:=(([.F46]-0)/(1-0))*(1-0.001)+0.001" office:value-type="float" office:value="0.609765625">
            <text:p>0.609765625</text:p>
          </table:table-cell>
          <table:table-cell table:style-name="ce1" table:formula="of:=IF((([.L46]*[.L46])*[.R46])&lt;1;1;ROUND(([.L46]*[.L46])*[.R46]))" office:value-type="float" office:value="22">
            <text:p>22</text:p>
          </table:table-cell>
          <table:table-cell table:style-name="ce1" table:formula="of:=ROUND((([.G46]-0)/(1-0))*(1-0)+0)" office:value-type="float" office:value="1">
            <text:p>1</text:p>
          </table:table-cell>
          <table:table-cell table:style-name="ce2" table:formula="of:=(([.H46]-0)/(1-0))*(100-0)+0" office:value-type="float" office:value="73.4375">
            <text:p>73.437500000</text:p>
          </table:table-cell>
          <table:table-cell table:style-name="ce2" table:formula="of:=(([.I46]-0)/(1-0))*(100-(-100))+(-100)" office:value-type="float" office:value="84.375">
            <text:p>84.375000000</text:p>
          </table:table-cell>
          <table:table-cell table:style-name="ce2" table:formula="of:=(([.J46]-0)/(1-0))*(10000-0)+0" office:value-type="float" office:value="9843.75">
            <text:p>9843.750000000</text:p>
          </table:table-cell>
          <table:table-cell/>
        </table:table-row>
        <table:table-row table:style-name="ro3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 office:value-type="float" office:value="0.421875">
            <text:p>0.421875</text:p>
          </table:table-cell>
          <table:table-cell office:value-type="float" office:value="0.484375">
            <text:p>0.484375</text:p>
          </table:table-cell>
          <table:table-cell/>
          <table:table-cell table:style-name="ce1" table:formula="of:=ROUND((([.A47]-0)/(1-0))*(12-2)+2)" office:value-type="float" office:value="11">
            <text:p>11</text:p>
          </table:table-cell>
          <table:table-cell table:style-name="ce2" table:formula="of:=(([.B47]-0)/(1-0))*(10-0)+0" office:value-type="float" office:value="9.53125">
            <text:p>9.531250000</text:p>
          </table:table-cell>
          <table:table-cell table:style-name="ce2" table:formula="of:=(([.C47]-0)/(1-0))*(1500-0.000000001)+0.000000001" office:value-type="float" office:value="585.937500000609">
            <text:p>585.937500001</text:p>
          </table:table-cell>
          <table:table-cell table:style-name="ce2" table:formula="of:=(([.D47]-0)/(1-0))*(1-0.000000001)+0.000000001" office:value-type="float" office:value="0.609375000390625">
            <text:p>0.609375000</text:p>
          </table:table-cell>
          <table:table-cell table:style-name="ce2" table:formula="of:=[.L47]*[.O47]" office:value-type="float" office:value="6.70312500429688">
            <text:p>6.703125004</text:p>
          </table:table-cell>
          <table:table-cell table:style-name="ce2" table:formula="of:=(([.E47]-0)/(1-0))*(100-0.000000001)+0.000000001" office:value-type="float" office:value="32.8125000006719">
            <text:p>32.812500001</text:p>
          </table:table-cell>
          <table:table-cell table:style-name="ce1" table:formula="of:=(([.F47]-0)/(1-0))*(1-0.001)+0.001" office:value-type="float" office:value="0.110265625">
            <text:p>0.110265625</text:p>
          </table:table-cell>
          <table:table-cell table:style-name="ce1" table:formula="of:=IF((([.L47]*[.L47])*[.R47])&lt;1;1;ROUND(([.L47]*[.L47])*[.R47]))" office:value-type="float" office:value="13">
            <text:p>13</text:p>
          </table:table-cell>
          <table:table-cell table:style-name="ce1" table:formula="of:=ROUND((([.G47]-0)/(1-0))*(1-0)+0)" office:value-type="float" office:value="0">
            <text:p>0</text:p>
          </table:table-cell>
          <table:table-cell table:style-name="ce2" table:formula="of:=(([.H47]-0)/(1-0))*(100-0)+0" office:value-type="float" office:value="23.4375">
            <text:p>23.437500000</text:p>
          </table:table-cell>
          <table:table-cell table:style-name="ce2" table:formula="of:=(([.I47]-0)/(1-0))*(100-(-100))+(-100)" office:value-type="float" office:value="-15.625">
            <text:p>-15.625000000</text:p>
          </table:table-cell>
          <table:table-cell table:style-name="ce2" table:formula="of:=(([.J47]-0)/(1-0))*(10000-0)+0" office:value-type="float" office:value="4843.75">
            <text:p>4843.750000000</text:p>
          </table:table-cell>
          <table:table-cell/>
        </table:table-row>
        <table:table-row table:style-name="ro3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 office:value-type="float" office:value="0.171875">
            <text:p>0.171875</text:p>
          </table:table-cell>
          <table:table-cell office:value-type="float" office:value="0.234375">
            <text:p>0.234375</text:p>
          </table:table-cell>
          <table:table-cell/>
          <table:table-cell table:style-name="ce1" table:formula="of:=ROUND((([.A48]-0)/(1-0))*(12-2)+2)" office:value-type="float" office:value="8">
            <text:p>8</text:p>
          </table:table-cell>
          <table:table-cell table:style-name="ce2" table:formula="of:=(([.B48]-0)/(1-0))*(10-0)+0" office:value-type="float" office:value="2.03125">
            <text:p>2.031250000</text:p>
          </table:table-cell>
          <table:table-cell table:style-name="ce2" table:formula="of:=(([.C48]-0)/(1-0))*(1500-0.000000001)+0.000000001" office:value-type="float" office:value="960.937500000359">
            <text:p>960.937500000</text:p>
          </table:table-cell>
          <table:table-cell table:style-name="ce2" table:formula="of:=(([.D48]-0)/(1-0))*(1-0.000000001)+0.000000001" office:value-type="float" office:value="0.359375000640625">
            <text:p>0.359375001</text:p>
          </table:table-cell>
          <table:table-cell table:style-name="ce2" table:formula="of:=[.L48]*[.O48]" office:value-type="float" office:value="2.875000005125">
            <text:p>2.875000005</text:p>
          </table:table-cell>
          <table:table-cell table:style-name="ce2" table:formula="of:=(([.E48]-0)/(1-0))*(100-0.000000001)+0.000000001" office:value-type="float" office:value="7.81250000092188">
            <text:p>7.812500001</text:p>
          </table:table-cell>
          <table:table-cell table:style-name="ce1" table:formula="of:=(([.F48]-0)/(1-0))*(1-0.001)+0.001" office:value-type="float" office:value="0.360015625">
            <text:p>0.360015625</text:p>
          </table:table-cell>
          <table:table-cell table:style-name="ce1" table:formula="of:=IF((([.L48]*[.L48])*[.R48])&lt;1;1;ROUND(([.L48]*[.L48])*[.R48]))" office:value-type="float" office:value="23">
            <text:p>23</text:p>
          </table:table-cell>
          <table:table-cell table:style-name="ce1" table:formula="of:=ROUND((([.G48]-0)/(1-0))*(1-0)+0)" office:value-type="float" office:value="1">
            <text:p>1</text:p>
          </table:table-cell>
          <table:table-cell table:style-name="ce2" table:formula="of:=(([.H48]-0)/(1-0))*(100-0)+0" office:value-type="float" office:value="48.4375">
            <text:p>48.437500000</text:p>
          </table:table-cell>
          <table:table-cell table:style-name="ce2" table:formula="of:=(([.I48]-0)/(1-0))*(100-(-100))+(-100)" office:value-type="float" office:value="-65.625">
            <text:p>-65.625000000</text:p>
          </table:table-cell>
          <table:table-cell table:style-name="ce2" table:formula="of:=(([.J48]-0)/(1-0))*(10000-0)+0" office:value-type="float" office:value="2343.75">
            <text:p>2343.750000000</text:p>
          </table:table-cell>
          <table:table-cell/>
        </table:table-row>
        <table:table-row table:style-name="ro3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 office:value-type="float" office:value="0.671875">
            <text:p>0.671875</text:p>
          </table:table-cell>
          <table:table-cell office:value-type="float" office:value="0.734375">
            <text:p>0.734375</text:p>
          </table:table-cell>
          <table:table-cell/>
          <table:table-cell table:style-name="ce1" table:formula="of:=ROUND((([.A49]-0)/(1-0))*(12-2)+2)" office:value-type="float" office:value="3">
            <text:p>3</text:p>
          </table:table-cell>
          <table:table-cell table:style-name="ce2" table:formula="of:=(([.B49]-0)/(1-0))*(10-0)+0" office:value-type="float" office:value="7.03125">
            <text:p>7.031250000</text:p>
          </table:table-cell>
          <table:table-cell table:style-name="ce2" table:formula="of:=(([.C49]-0)/(1-0))*(1500-0.000000001)+0.000000001" office:value-type="float" office:value="210.937500000859">
            <text:p>210.937500001</text:p>
          </table:table-cell>
          <table:table-cell table:style-name="ce2" table:formula="of:=(([.D49]-0)/(1-0))*(1-0.000000001)+0.000000001" office:value-type="float" office:value="0.859375000140625">
            <text:p>0.859375000</text:p>
          </table:table-cell>
          <table:table-cell table:style-name="ce2" table:formula="of:=[.L49]*[.O49]" office:value-type="float" office:value="2.57812500042187">
            <text:p>2.578125000</text:p>
          </table:table-cell>
          <table:table-cell table:style-name="ce2" table:formula="of:=(([.E49]-0)/(1-0))*(100-0.000000001)+0.000000001" office:value-type="float" office:value="57.8125000004219">
            <text:p>57.812500000</text:p>
          </table:table-cell>
          <table:table-cell table:style-name="ce1" table:formula="of:=(([.F49]-0)/(1-0))*(1-0.001)+0.001" office:value-type="float" office:value="0.859515625">
            <text:p>0.859515625</text:p>
          </table:table-cell>
          <table:table-cell table:style-name="ce1" table:formula="of:=IF((([.L49]*[.L49])*[.R49])&lt;1;1;ROUND(([.L49]*[.L49])*[.R49]))" office:value-type="float" office:value="8">
            <text:p>8</text:p>
          </table:table-cell>
          <table:table-cell table:style-name="ce1" table:formula="of:=ROUND((([.G49]-0)/(1-0))*(1-0)+0)" office:value-type="float" office:value="0">
            <text:p>0</text:p>
          </table:table-cell>
          <table:table-cell table:style-name="ce2" table:formula="of:=(([.H49]-0)/(1-0))*(100-0)+0" office:value-type="float" office:value="98.4375">
            <text:p>98.437500000</text:p>
          </table:table-cell>
          <table:table-cell table:style-name="ce2" table:formula="of:=(([.I49]-0)/(1-0))*(100-(-100))+(-100)" office:value-type="float" office:value="34.375">
            <text:p>34.375000000</text:p>
          </table:table-cell>
          <table:table-cell table:style-name="ce2" table:formula="of:=(([.J49]-0)/(1-0))*(10000-0)+0" office:value-type="float" office:value="7343.75">
            <text:p>7343.750000000</text:p>
          </table:table-cell>
          <table:table-cell/>
        </table:table-row>
        <table:table-row table:style-name="ro3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 office:value-type="float" office:value="0.515625">
            <text:p>0.515625</text:p>
          </table:table-cell>
          <table:table-cell office:value-type="float" office:value="0.140625">
            <text:p>0.140625</text:p>
          </table:table-cell>
          <table:table-cell/>
          <table:table-cell table:style-name="ce1" table:formula="of:=ROUND((([.A50]-0)/(1-0))*(12-2)+2)" office:value-type="float" office:value="3">
            <text:p>3</text:p>
          </table:table-cell>
          <table:table-cell table:style-name="ce2" table:formula="of:=(([.B50]-0)/(1-0))*(10-0)+0" office:value-type="float" office:value="2.34375">
            <text:p>2.343750000</text:p>
          </table:table-cell>
          <table:table-cell table:style-name="ce2" table:formula="of:=(([.C50]-0)/(1-0))*(1500-0.000000001)+0.000000001" office:value-type="float" office:value="1195.3125000002">
            <text:p>1195.312500000</text:p>
          </table:table-cell>
          <table:table-cell table:style-name="ce2" table:formula="of:=(([.D50]-0)/(1-0))*(1-0.000000001)+0.000000001" office:value-type="float" office:value="0.140625000859375">
            <text:p>0.140625001</text:p>
          </table:table-cell>
          <table:table-cell table:style-name="ce2" table:formula="of:=[.L50]*[.O50]" office:value-type="float" office:value="0.421875002578125">
            <text:p>0.421875003</text:p>
          </table:table-cell>
          <table:table-cell table:style-name="ce2" table:formula="of:=(([.E50]-0)/(1-0))*(100-0.000000001)+0.000000001" office:value-type="float" office:value="42.1875000005781">
            <text:p>42.187500001</text:p>
          </table:table-cell>
          <table:table-cell table:style-name="ce1" table:formula="of:=(([.F50]-0)/(1-0))*(1-0.001)+0.001" office:value-type="float" office:value="0.079046875">
            <text:p>0.079046875</text:p>
          </table:table-cell>
          <table:table-cell table:style-name="ce1" table:formula="of:=IF((([.L50]*[.L50])*[.R50])&lt;1;1;ROUND(([.L50]*[.L50])*[.R50]))" office:value-type="float" office:value="1">
            <text:p>1</text:p>
          </table:table-cell>
          <table:table-cell table:style-name="ce1" table:formula="of:=ROUND((([.G50]-0)/(1-0))*(1-0)+0)" office:value-type="float" office:value="0">
            <text:p>0</text:p>
          </table:table-cell>
          <table:table-cell table:style-name="ce2" table:formula="of:=(([.H50]-0)/(1-0))*(100-0)+0" office:value-type="float" office:value="45.3125">
            <text:p>45.312500000</text:p>
          </table:table-cell>
          <table:table-cell table:style-name="ce2" table:formula="of:=(([.I50]-0)/(1-0))*(100-(-100))+(-100)" office:value-type="float" office:value="3.125">
            <text:p>3.125000000</text:p>
          </table:table-cell>
          <table:table-cell table:style-name="ce2" table:formula="of:=(([.J50]-0)/(1-0))*(10000-0)+0" office:value-type="float" office:value="1406.25">
            <text:p>1406.250000000</text:p>
          </table:table-cell>
          <table:table-cell/>
        </table:table-row>
        <table:table-row table:style-name="ro3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 office:value-type="float" office:value="0.015625">
            <text:p>0.015625</text:p>
          </table:table-cell>
          <table:table-cell office:value-type="float" office:value="0.640625">
            <text:p>0.640625</text:p>
          </table:table-cell>
          <table:table-cell/>
          <table:table-cell table:style-name="ce1" table:formula="of:=ROUND((([.A51]-0)/(1-0))*(12-2)+2)" office:value-type="float" office:value="8">
            <text:p>8</text:p>
          </table:table-cell>
          <table:table-cell table:style-name="ce2" table:formula="of:=(([.B51]-0)/(1-0))*(10-0)+0" office:value-type="float" office:value="7.34375">
            <text:p>7.343750000</text:p>
          </table:table-cell>
          <table:table-cell table:style-name="ce2" table:formula="of:=(([.C51]-0)/(1-0))*(1500-0.000000001)+0.000000001" office:value-type="float" office:value="445.312500000703">
            <text:p>445.312500001</text:p>
          </table:table-cell>
          <table:table-cell table:style-name="ce2" table:formula="of:=(([.D51]-0)/(1-0))*(1-0.000000001)+0.000000001" office:value-type="float" office:value="0.640625000359375">
            <text:p>0.640625000</text:p>
          </table:table-cell>
          <table:table-cell table:style-name="ce2" table:formula="of:=[.L51]*[.O51]" office:value-type="float" office:value="5.125000002875">
            <text:p>5.125000003</text:p>
          </table:table-cell>
          <table:table-cell table:style-name="ce2" table:formula="of:=(([.E51]-0)/(1-0))*(100-0.000000001)+0.000000001" office:value-type="float" office:value="92.1875000000781">
            <text:p>92.187500000</text:p>
          </table:table-cell>
          <table:table-cell table:style-name="ce1" table:formula="of:=(([.F51]-0)/(1-0))*(1-0.001)+0.001" office:value-type="float" office:value="0.578546875">
            <text:p>0.578546875</text:p>
          </table:table-cell>
          <table:table-cell table:style-name="ce1" table:formula="of:=IF((([.L51]*[.L51])*[.R51])&lt;1;1;ROUND(([.L51]*[.L51])*[.R51]))" office:value-type="float" office:value="37">
            <text:p>37</text:p>
          </table:table-cell>
          <table:table-cell table:style-name="ce1" table:formula="of:=ROUND((([.G51]-0)/(1-0))*(1-0)+0)" office:value-type="float" office:value="1">
            <text:p>1</text:p>
          </table:table-cell>
          <table:table-cell table:style-name="ce2" table:formula="of:=(([.H51]-0)/(1-0))*(100-0)+0" office:value-type="float" office:value="95.3125">
            <text:p>95.312500000</text:p>
          </table:table-cell>
          <table:table-cell table:style-name="ce2" table:formula="of:=(([.I51]-0)/(1-0))*(100-(-100))+(-100)" office:value-type="float" office:value="-96.875">
            <text:p>-96.875000000</text:p>
          </table:table-cell>
          <table:table-cell table:style-name="ce2" table:formula="of:=(([.J51]-0)/(1-0))*(10000-0)+0" office:value-type="float" office:value="6406.25">
            <text:p>6406.250000000</text:p>
          </table:table-cell>
          <table:table-cell/>
        </table:table-row>
        <table:table-row table:style-name="ro3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 office:value-type="float" office:value="0.265625">
            <text:p>0.265625</text:p>
          </table:table-cell>
          <table:table-cell office:value-type="float" office:value="0.890625">
            <text:p>0.890625</text:p>
          </table:table-cell>
          <table:table-cell/>
          <table:table-cell table:style-name="ce1" table:formula="of:=ROUND((([.A52]-0)/(1-0))*(12-2)+2)" office:value-type="float" office:value="10">
            <text:p>10</text:p>
          </table:table-cell>
          <table:table-cell table:style-name="ce2" table:formula="of:=(([.B52]-0)/(1-0))*(10-0)+0" office:value-type="float" office:value="4.84375">
            <text:p>4.843750000</text:p>
          </table:table-cell>
          <table:table-cell table:style-name="ce2" table:formula="of:=(([.C52]-0)/(1-0))*(1500-0.000000001)+0.000000001" office:value-type="float" office:value="820.312500000453">
            <text:p>820.312500000</text:p>
          </table:table-cell>
          <table:table-cell table:style-name="ce2" table:formula="of:=(([.D52]-0)/(1-0))*(1-0.000000001)+0.000000001" office:value-type="float" office:value="0.390625000609375">
            <text:p>0.390625001</text:p>
          </table:table-cell>
          <table:table-cell table:style-name="ce2" table:formula="of:=[.L52]*[.O52]" office:value-type="float" office:value="3.90625000609375">
            <text:p>3.906250006</text:p>
          </table:table-cell>
          <table:table-cell table:style-name="ce2" table:formula="of:=(([.E52]-0)/(1-0))*(100-0.000000001)+0.000000001" office:value-type="float" office:value="67.1875000003281">
            <text:p>67.187500000</text:p>
          </table:table-cell>
          <table:table-cell table:style-name="ce1" table:formula="of:=(([.F52]-0)/(1-0))*(1-0.001)+0.001" office:value-type="float" office:value="0.828296875">
            <text:p>0.828296875</text:p>
          </table:table-cell>
          <table:table-cell table:style-name="ce1" table:formula="of:=IF((([.L52]*[.L52])*[.R52])&lt;1;1;ROUND(([.L52]*[.L52])*[.R52]))" office:value-type="float" office:value="83">
            <text:p>83</text:p>
          </table:table-cell>
          <table:table-cell table:style-name="ce1" table:formula="of:=ROUND((([.G52]-0)/(1-0))*(1-0)+0)" office:value-type="float" office:value="0">
            <text:p>0</text:p>
          </table:table-cell>
          <table:table-cell table:style-name="ce2" table:formula="of:=(([.H52]-0)/(1-0))*(100-0)+0" office:value-type="float" office:value="70.3125">
            <text:p>70.312500000</text:p>
          </table:table-cell>
          <table:table-cell table:style-name="ce2" table:formula="of:=(([.I52]-0)/(1-0))*(100-(-100))+(-100)" office:value-type="float" office:value="-46.875">
            <text:p>-46.875000000</text:p>
          </table:table-cell>
          <table:table-cell table:style-name="ce2" table:formula="of:=(([.J52]-0)/(1-0))*(10000-0)+0" office:value-type="float" office:value="8906.25">
            <text:p>8906.250000000</text:p>
          </table:table-cell>
          <table:table-cell/>
        </table:table-row>
        <table:table-row table:style-name="ro3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 office:value-type="float" office:value="0.765625">
            <text:p>0.765625</text:p>
          </table:table-cell>
          <table:table-cell office:value-type="float" office:value="0.390625">
            <text:p>0.390625</text:p>
          </table:table-cell>
          <table:table-cell/>
          <table:table-cell table:style-name="ce1" table:formula="of:=ROUND((([.A53]-0)/(1-0))*(12-2)+2)" office:value-type="float" office:value="5">
            <text:p>5</text:p>
          </table:table-cell>
          <table:table-cell table:style-name="ce2" table:formula="of:=(([.B53]-0)/(1-0))*(10-0)+0" office:value-type="float" office:value="9.84375">
            <text:p>9.843750000</text:p>
          </table:table-cell>
          <table:table-cell table:style-name="ce2" table:formula="of:=(([.C53]-0)/(1-0))*(1500-0.000000001)+0.000000001" office:value-type="float" office:value="70.3125000009531">
            <text:p>70.312500001</text:p>
          </table:table-cell>
          <table:table-cell table:style-name="ce2" table:formula="of:=(([.D53]-0)/(1-0))*(1-0.000000001)+0.000000001" office:value-type="float" office:value="0.890625000109375">
            <text:p>0.890625000</text:p>
          </table:table-cell>
          <table:table-cell table:style-name="ce2" table:formula="of:=[.L53]*[.O53]" office:value-type="float" office:value="4.45312500054687">
            <text:p>4.453125001</text:p>
          </table:table-cell>
          <table:table-cell table:style-name="ce2" table:formula="of:=(([.E53]-0)/(1-0))*(100-0.000000001)+0.000000001" office:value-type="float" office:value="17.1875000008281">
            <text:p>17.187500001</text:p>
          </table:table-cell>
          <table:table-cell table:style-name="ce1" table:formula="of:=(([.F53]-0)/(1-0))*(1-0.001)+0.001" office:value-type="float" office:value="0.328796875">
            <text:p>0.328796875</text:p>
          </table:table-cell>
          <table:table-cell table:style-name="ce1" table:formula="of:=IF((([.L53]*[.L53])*[.R53])&lt;1;1;ROUND(([.L53]*[.L53])*[.R53]))" office:value-type="float" office:value="8">
            <text:p>8</text:p>
          </table:table-cell>
          <table:table-cell table:style-name="ce1" table:formula="of:=ROUND((([.G53]-0)/(1-0))*(1-0)+0)" office:value-type="float" office:value="1">
            <text:p>1</text:p>
          </table:table-cell>
          <table:table-cell table:style-name="ce2" table:formula="of:=(([.H53]-0)/(1-0))*(100-0)+0" office:value-type="float" office:value="20.3125">
            <text:p>20.312500000</text:p>
          </table:table-cell>
          <table:table-cell table:style-name="ce2" table:formula="of:=(([.I53]-0)/(1-0))*(100-(-100))+(-100)" office:value-type="float" office:value="53.125">
            <text:p>53.125000000</text:p>
          </table:table-cell>
          <table:table-cell table:style-name="ce2" table:formula="of:=(([.J53]-0)/(1-0))*(10000-0)+0" office:value-type="float" office:value="3906.25">
            <text:p>3906.250000000</text:p>
          </table:table-cell>
          <table:table-cell/>
        </table:table-row>
        <table:table-row table:style-name="ro3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390625">
            <text:p>0.390625</text:p>
          </table:table-cell>
          <table:table-cell office:value-type="float" office:value="0.515625">
            <text:p>0.515625</text:p>
          </table:table-cell>
          <table:table-cell/>
          <table:table-cell table:style-name="ce1" table:formula="of:=ROUND((([.A54]-0)/(1-0))*(12-2)+2)" office:value-type="float" office:value="7">
            <text:p>7</text:p>
          </table:table-cell>
          <table:table-cell table:style-name="ce2" table:formula="of:=(([.B54]-0)/(1-0))*(10-0)+0" office:value-type="float" office:value="3.59375">
            <text:p>3.593750000</text:p>
          </table:table-cell>
          <table:table-cell table:style-name="ce2" table:formula="of:=(([.C54]-0)/(1-0))*(1500-0.000000001)+0.000000001" office:value-type="float" office:value="632.812500000578">
            <text:p>632.812500001</text:p>
          </table:table-cell>
          <table:table-cell table:style-name="ce2" table:formula="of:=(([.D54]-0)/(1-0))*(1-0.000000001)+0.000000001" office:value-type="float" office:value="0.765625000234375">
            <text:p>0.765625000</text:p>
          </table:table-cell>
          <table:table-cell table:style-name="ce2" table:formula="of:=[.L54]*[.O54]" office:value-type="float" office:value="5.35937500164062">
            <text:p>5.359375002</text:p>
          </table:table-cell>
          <table:table-cell table:style-name="ce2" table:formula="of:=(([.E54]-0)/(1-0))*(100-0.000000001)+0.000000001" office:value-type="float" office:value="4.68750000095313">
            <text:p>4.687500001</text:p>
          </table:table-cell>
          <table:table-cell table:style-name="ce1" table:formula="of:=(([.F54]-0)/(1-0))*(1-0.001)+0.001" office:value-type="float" office:value="0.203921875">
            <text:p>0.203921875</text:p>
          </table:table-cell>
          <table:table-cell table:style-name="ce1" table:formula="of:=IF((([.L54]*[.L54])*[.R54])&lt;1;1;ROUND(([.L54]*[.L54])*[.R54]))" office:value-type="float" office:value="10">
            <text:p>10</text:p>
          </table:table-cell>
          <table:table-cell table:style-name="ce1" table:formula="of:=ROUND((([.G54]-0)/(1-0))*(1-0)+0)" office:value-type="float" office:value="0">
            <text:p>0</text:p>
          </table:table-cell>
          <table:table-cell table:style-name="ce2" table:formula="of:=(([.H54]-0)/(1-0))*(100-0)+0" office:value-type="float" office:value="57.8125">
            <text:p>57.812500000</text:p>
          </table:table-cell>
          <table:table-cell table:style-name="ce2" table:formula="of:=(([.I54]-0)/(1-0))*(100-(-100))+(-100)" office:value-type="float" office:value="-21.875">
            <text:p>-21.875000000</text:p>
          </table:table-cell>
          <table:table-cell table:style-name="ce2" table:formula="of:=(([.J54]-0)/(1-0))*(10000-0)+0" office:value-type="float" office:value="5156.25">
            <text:p>5156.250000000</text:p>
          </table:table-cell>
          <table:table-cell/>
        </table:table-row>
        <table:table-row table:style-name="ro3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890625">
            <text:p>0.890625</text:p>
          </table:table-cell>
          <table:table-cell office:value-type="float" office:value="0.015625">
            <text:p>0.015625</text:p>
          </table:table-cell>
          <table:table-cell/>
          <table:table-cell table:style-name="ce1" table:formula="of:=ROUND((([.A55]-0)/(1-0))*(12-2)+2)" office:value-type="float" office:value="12">
            <text:p>12</text:p>
          </table:table-cell>
          <table:table-cell table:style-name="ce2" table:formula="of:=(([.B55]-0)/(1-0))*(10-0)+0" office:value-type="float" office:value="8.59375">
            <text:p>8.593750000</text:p>
          </table:table-cell>
          <table:table-cell table:style-name="ce2" table:formula="of:=(([.C55]-0)/(1-0))*(1500-0.000000001)+0.000000001" office:value-type="float" office:value="1382.81250000008">
            <text:p>1382.812500000</text:p>
          </table:table-cell>
          <table:table-cell table:style-name="ce2" table:formula="of:=(([.D55]-0)/(1-0))*(1-0.000000001)+0.000000001" office:value-type="float" office:value="0.265625000734375">
            <text:p>0.265625001</text:p>
          </table:table-cell>
          <table:table-cell table:style-name="ce2" table:formula="of:=[.L55]*[.O55]" office:value-type="float" office:value="3.1875000088125">
            <text:p>3.187500009</text:p>
          </table:table-cell>
          <table:table-cell table:style-name="ce2" table:formula="of:=(([.E55]-0)/(1-0))*(100-0.000000001)+0.000000001" office:value-type="float" office:value="54.6875000004531">
            <text:p>54.687500000</text:p>
          </table:table-cell>
          <table:table-cell table:style-name="ce1" table:formula="of:=(([.F55]-0)/(1-0))*(1-0.001)+0.001" office:value-type="float" office:value="0.703421875">
            <text:p>0.703421875</text:p>
          </table:table-cell>
          <table:table-cell table:style-name="ce1" table:formula="of:=IF((([.L55]*[.L55])*[.R55])&lt;1;1;ROUND(([.L55]*[.L55])*[.R55]))" office:value-type="float" office:value="101">
            <text:p>101</text:p>
          </table:table-cell>
          <table:table-cell table:style-name="ce1" table:formula="of:=ROUND((([.G55]-0)/(1-0))*(1-0)+0)" office:value-type="float" office:value="1">
            <text:p>1</text:p>
          </table:table-cell>
          <table:table-cell table:style-name="ce2" table:formula="of:=(([.H55]-0)/(1-0))*(100-0)+0" office:value-type="float" office:value="7.8125">
            <text:p>7.812500000</text:p>
          </table:table-cell>
          <table:table-cell table:style-name="ce2" table:formula="of:=(([.I55]-0)/(1-0))*(100-(-100))+(-100)" office:value-type="float" office:value="78.125">
            <text:p>78.125000000</text:p>
          </table:table-cell>
          <table:table-cell table:style-name="ce2" table:formula="of:=(([.J55]-0)/(1-0))*(10000-0)+0" office:value-type="float" office:value="156.25">
            <text:p>156.250000000</text:p>
          </table:table-cell>
          <table:table-cell/>
        </table:table-row>
        <table:table-row table:style-name="ro3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640625">
            <text:p>0.640625</text:p>
          </table:table-cell>
          <table:table-cell office:value-type="float" office:value="0.265625">
            <text:p>0.265625</text:p>
          </table:table-cell>
          <table:table-cell/>
          <table:table-cell table:style-name="ce1" table:formula="of:=ROUND((([.A56]-0)/(1-0))*(12-2)+2)" office:value-type="float" office:value="9">
            <text:p>9</text:p>
          </table:table-cell>
          <table:table-cell table:style-name="ce2" table:formula="of:=(([.B56]-0)/(1-0))*(10-0)+0" office:value-type="float" office:value="1.09375">
            <text:p>1.093750000</text:p>
          </table:table-cell>
          <table:table-cell table:style-name="ce2" table:formula="of:=(([.C56]-0)/(1-0))*(1500-0.000000001)+0.000000001" office:value-type="float" office:value="257.812500000828">
            <text:p>257.812500001</text:p>
          </table:table-cell>
          <table:table-cell table:style-name="ce2" table:formula="of:=(([.D56]-0)/(1-0))*(1-0.000000001)+0.000000001" office:value-type="float" office:value="0.515625000484375">
            <text:p>0.515625000</text:p>
          </table:table-cell>
          <table:table-cell table:style-name="ce2" table:formula="of:=[.L56]*[.O56]" office:value-type="float" office:value="4.64062500435938">
            <text:p>4.640625004</text:p>
          </table:table-cell>
          <table:table-cell table:style-name="ce2" table:formula="of:=(([.E56]-0)/(1-0))*(100-0.000000001)+0.000000001" office:value-type="float" office:value="79.6875000002031">
            <text:p>79.687500000</text:p>
          </table:table-cell>
          <table:table-cell table:style-name="ce1" table:formula="of:=(([.F56]-0)/(1-0))*(1-0.001)+0.001" office:value-type="float" office:value="0.953171875">
            <text:p>0.953171875</text:p>
          </table:table-cell>
          <table:table-cell table:style-name="ce1" table:formula="of:=IF((([.L56]*[.L56])*[.R56])&lt;1;1;ROUND(([.L56]*[.L56])*[.R56]))" office:value-type="float" office:value="77">
            <text:p>77</text:p>
          </table:table-cell>
          <table:table-cell table:style-name="ce1" table:formula="of:=ROUND((([.G56]-0)/(1-0))*(1-0)+0)" office:value-type="float" office:value="0">
            <text:p>0</text:p>
          </table:table-cell>
          <table:table-cell table:style-name="ce2" table:formula="of:=(([.H56]-0)/(1-0))*(100-0)+0" office:value-type="float" office:value="32.8125">
            <text:p>32.812500000</text:p>
          </table:table-cell>
          <table:table-cell table:style-name="ce2" table:formula="of:=(([.I56]-0)/(1-0))*(100-(-100))+(-100)" office:value-type="float" office:value="28.125">
            <text:p>28.125000000</text:p>
          </table:table-cell>
          <table:table-cell table:style-name="ce2" table:formula="of:=(([.J56]-0)/(1-0))*(10000-0)+0" office:value-type="float" office:value="2656.25">
            <text:p>2656.250000000</text:p>
          </table:table-cell>
          <table:table-cell/>
        </table:table-row>
        <table:table-row table:style-name="ro3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140625">
            <text:p>0.140625</text:p>
          </table:table-cell>
          <table:table-cell office:value-type="float" office:value="0.765625">
            <text:p>0.765625</text:p>
          </table:table-cell>
          <table:table-cell/>
          <table:table-cell table:style-name="ce1" table:formula="of:=ROUND((([.A57]-0)/(1-0))*(12-2)+2)" office:value-type="float" office:value="4">
            <text:p>4</text:p>
          </table:table-cell>
          <table:table-cell table:style-name="ce2" table:formula="of:=(([.B57]-0)/(1-0))*(10-0)+0" office:value-type="float" office:value="6.09375">
            <text:p>6.093750000</text:p>
          </table:table-cell>
          <table:table-cell table:style-name="ce2" table:formula="of:=(([.C57]-0)/(1-0))*(1500-0.000000001)+0.000000001" office:value-type="float" office:value="1007.81250000033">
            <text:p>1007.812500000</text:p>
          </table:table-cell>
          <table:table-cell table:style-name="ce2" table:formula="of:=(([.D57]-0)/(1-0))*(1-0.000000001)+0.000000001" office:value-type="float" office:value="0.015625000984375">
            <text:p>0.015625001</text:p>
          </table:table-cell>
          <table:table-cell table:style-name="ce2" table:formula="of:=[.L57]*[.O57]" office:value-type="float" office:value="0.0625000039375">
            <text:p>0.062500004</text:p>
          </table:table-cell>
          <table:table-cell table:style-name="ce2" table:formula="of:=(([.E57]-0)/(1-0))*(100-0.000000001)+0.000000001" office:value-type="float" office:value="29.6875000007031">
            <text:p>29.687500001</text:p>
          </table:table-cell>
          <table:table-cell table:style-name="ce1" table:formula="of:=(([.F57]-0)/(1-0))*(1-0.001)+0.001" office:value-type="float" office:value="0.453671875">
            <text:p>0.453671875</text:p>
          </table:table-cell>
          <table:table-cell table:style-name="ce1" table:formula="of:=IF((([.L57]*[.L57])*[.R57])&lt;1;1;ROUND(([.L57]*[.L57])*[.R57]))" office:value-type="float" office:value="7">
            <text:p>7</text:p>
          </table:table-cell>
          <table:table-cell table:style-name="ce1" table:formula="of:=ROUND((([.G57]-0)/(1-0))*(1-0)+0)" office:value-type="float" office:value="1">
            <text:p>1</text:p>
          </table:table-cell>
          <table:table-cell table:style-name="ce2" table:formula="of:=(([.H57]-0)/(1-0))*(100-0)+0" office:value-type="float" office:value="82.8125">
            <text:p>82.812500000</text:p>
          </table:table-cell>
          <table:table-cell table:style-name="ce2" table:formula="of:=(([.I57]-0)/(1-0))*(100-(-100))+(-100)" office:value-type="float" office:value="-71.875">
            <text:p>-71.875000000</text:p>
          </table:table-cell>
          <table:table-cell table:style-name="ce2" table:formula="of:=(([.J57]-0)/(1-0))*(10000-0)+0" office:value-type="float" office:value="7656.25">
            <text:p>7656.250000000</text:p>
          </table:table-cell>
          <table:table-cell/>
        </table:table-row>
        <table:table-row table:style-name="ro3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 table:number-columns-repeated="2" office:value-type="float" office:value="0.453125">
            <text:p>0.453125</text:p>
          </table:table-cell>
          <table:table-cell/>
          <table:table-cell table:style-name="ce1" table:formula="of:=ROUND((([.A58]-0)/(1-0))*(12-2)+2)" office:value-type="float" office:value="3">
            <text:p>3</text:p>
          </table:table-cell>
          <table:table-cell table:style-name="ce2" table:formula="of:=(([.B58]-0)/(1-0))*(10-0)+0" office:value-type="float" office:value="4.21875">
            <text:p>4.218750000</text:p>
          </table:table-cell>
          <table:table-cell table:style-name="ce2" table:formula="of:=(([.C58]-0)/(1-0))*(1500-0.000000001)+0.000000001" office:value-type="float" office:value="351.562500000766">
            <text:p>351.562500001</text:p>
          </table:table-cell>
          <table:table-cell table:style-name="ce2" table:formula="of:=(([.D58]-0)/(1-0))*(1-0.000000001)+0.000000001" office:value-type="float" office:value="0.328125000671875">
            <text:p>0.328125001</text:p>
          </table:table-cell>
          <table:table-cell table:style-name="ce2" table:formula="of:=[.L58]*[.O58]" office:value-type="float" office:value="0.984375002015625">
            <text:p>0.984375002</text:p>
          </table:table-cell>
          <table:table-cell table:style-name="ce2" table:formula="of:=(([.E58]-0)/(1-0))*(100-0.000000001)+0.000000001" office:value-type="float" office:value="98.4375000000156">
            <text:p>98.437500000</text:p>
          </table:table-cell>
          <table:table-cell table:style-name="ce1" table:formula="of:=(([.F58]-0)/(1-0))*(1-0.001)+0.001" office:value-type="float" office:value="0.266359375">
            <text:p>0.266359375</text:p>
          </table:table-cell>
          <table:table-cell table:style-name="ce1" table:formula="of:=IF((([.L58]*[.L58])*[.R58])&lt;1;1;ROUND(([.L58]*[.L58])*[.R58]))" office:value-type="float" office:value="2">
            <text:p>2</text:p>
          </table:table-cell>
          <table:table-cell table:style-name="ce1" table:formula="of:=ROUND((([.G58]-0)/(1-0))*(1-0)+0)" office:value-type="float" office:value="0">
            <text:p>0</text:p>
          </table:table-cell>
          <table:table-cell table:style-name="ce2" table:formula="of:=(([.H58]-0)/(1-0))*(100-0)+0" office:value-type="float" office:value="51.5625">
            <text:p>51.562500000</text:p>
          </table:table-cell>
          <table:table-cell table:style-name="ce2" table:formula="of:=(([.I58]-0)/(1-0))*(100-(-100))+(-100)" office:value-type="float" office:value="-9.375">
            <text:p>-9.375000000</text:p>
          </table:table-cell>
          <table:table-cell table:style-name="ce2" table:formula="of:=(([.J58]-0)/(1-0))*(10000-0)+0" office:value-type="float" office:value="4531.25">
            <text:p>4531.250000000</text:p>
          </table:table-cell>
          <table:table-cell/>
        </table:table-row>
        <table:table-row table:style-name="ro3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 table:number-columns-repeated="2" office:value-type="float" office:value="0.953125">
            <text:p>0.953125</text:p>
          </table:table-cell>
          <table:table-cell/>
          <table:table-cell table:style-name="ce1" table:formula="of:=ROUND((([.A59]-0)/(1-0))*(12-2)+2)" office:value-type="float" office:value="8">
            <text:p>8</text:p>
          </table:table-cell>
          <table:table-cell table:style-name="ce2" table:formula="of:=(([.B59]-0)/(1-0))*(10-0)+0" office:value-type="float" office:value="9.21875">
            <text:p>9.218750000</text:p>
          </table:table-cell>
          <table:table-cell table:style-name="ce2" table:formula="of:=(([.C59]-0)/(1-0))*(1500-0.000000001)+0.000000001" office:value-type="float" office:value="1101.56250000027">
            <text:p>1101.562500000</text:p>
          </table:table-cell>
          <table:table-cell table:style-name="ce2" table:formula="of:=(([.D59]-0)/(1-0))*(1-0.000000001)+0.000000001" office:value-type="float" office:value="0.828125000171875">
            <text:p>0.828125000</text:p>
          </table:table-cell>
          <table:table-cell table:style-name="ce2" table:formula="of:=[.L59]*[.O59]" office:value-type="float" office:value="6.625000001375">
            <text:p>6.625000001</text:p>
          </table:table-cell>
          <table:table-cell table:style-name="ce2" table:formula="of:=(([.E59]-0)/(1-0))*(100-0.000000001)+0.000000001" office:value-type="float" office:value="48.4375000005156">
            <text:p>48.437500001</text:p>
          </table:table-cell>
          <table:table-cell table:style-name="ce1" table:formula="of:=(([.F59]-0)/(1-0))*(1-0.001)+0.001" office:value-type="float" office:value="0.765859375">
            <text:p>0.765859375</text:p>
          </table:table-cell>
          <table:table-cell table:style-name="ce1" table:formula="of:=IF((([.L59]*[.L59])*[.R59])&lt;1;1;ROUND(([.L59]*[.L59])*[.R59]))" office:value-type="float" office:value="49">
            <text:p>49</text:p>
          </table:table-cell>
          <table:table-cell table:style-name="ce1" table:formula="of:=ROUND((([.G59]-0)/(1-0))*(1-0)+0)" office:value-type="float" office:value="1">
            <text:p>1</text:p>
          </table:table-cell>
          <table:table-cell table:style-name="ce2" table:formula="of:=(([.H59]-0)/(1-0))*(100-0)+0" office:value-type="float" office:value="1.5625">
            <text:p>1.562500000</text:p>
          </table:table-cell>
          <table:table-cell table:style-name="ce2" table:formula="of:=(([.I59]-0)/(1-0))*(100-(-100))+(-100)" office:value-type="float" office:value="90.625">
            <text:p>90.625000000</text:p>
          </table:table-cell>
          <table:table-cell table:style-name="ce2" table:formula="of:=(([.J59]-0)/(1-0))*(10000-0)+0" office:value-type="float" office:value="9531.25">
            <text:p>9531.250000000</text:p>
          </table:table-cell>
          <table:table-cell/>
        </table:table-row>
        <table:table-row table:style-name="ro3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 table:number-columns-repeated="2" office:value-type="float" office:value="0.703125">
            <text:p>0.703125</text:p>
          </table:table-cell>
          <table:table-cell/>
          <table:table-cell table:style-name="ce1" table:formula="of:=ROUND((([.A60]-0)/(1-0))*(12-2)+2)" office:value-type="float" office:value="11">
            <text:p>11</text:p>
          </table:table-cell>
          <table:table-cell table:style-name="ce2" table:formula="of:=(([.B60]-0)/(1-0))*(10-0)+0" office:value-type="float" office:value="1.71875">
            <text:p>1.718750000</text:p>
          </table:table-cell>
          <table:table-cell table:style-name="ce2" table:formula="of:=(([.C60]-0)/(1-0))*(1500-0.000000001)+0.000000001" office:value-type="float" office:value="726.562500000516">
            <text:p>726.562500001</text:p>
          </table:table-cell>
          <table:table-cell table:style-name="ce2" table:formula="of:=(([.D60]-0)/(1-0))*(1-0.000000001)+0.000000001" office:value-type="float" office:value="0.078125000921875">
            <text:p>0.078125001</text:p>
          </table:table-cell>
          <table:table-cell table:style-name="ce2" table:formula="of:=[.L60]*[.O60]" office:value-type="float" office:value="0.859375010140625">
            <text:p>0.859375010</text:p>
          </table:table-cell>
          <table:table-cell table:style-name="ce2" table:formula="of:=(([.E60]-0)/(1-0))*(100-0.000000001)+0.000000001" office:value-type="float" office:value="23.4375000007656">
            <text:p>23.437500001</text:p>
          </table:table-cell>
          <table:table-cell table:style-name="ce1" table:formula="of:=(([.F60]-0)/(1-0))*(1-0.001)+0.001" office:value-type="float" office:value="0.516109375">
            <text:p>0.516109375</text:p>
          </table:table-cell>
          <table:table-cell table:style-name="ce1" table:formula="of:=IF((([.L60]*[.L60])*[.R60])&lt;1;1;ROUND(([.L60]*[.L60])*[.R60]))" office:value-type="float" office:value="62">
            <text:p>62</text:p>
          </table:table-cell>
          <table:table-cell table:style-name="ce1" table:formula="of:=ROUND((([.G60]-0)/(1-0))*(1-0)+0)" office:value-type="float" office:value="0">
            <text:p>0</text:p>
          </table:table-cell>
          <table:table-cell table:style-name="ce2" table:formula="of:=(([.H60]-0)/(1-0))*(100-0)+0" office:value-type="float" office:value="26.5625">
            <text:p>26.562500000</text:p>
          </table:table-cell>
          <table:table-cell table:style-name="ce2" table:formula="of:=(([.I60]-0)/(1-0))*(100-(-100))+(-100)" office:value-type="float" office:value="40.625">
            <text:p>40.625000000</text:p>
          </table:table-cell>
          <table:table-cell table:style-name="ce2" table:formula="of:=(([.J60]-0)/(1-0))*(10000-0)+0" office:value-type="float" office:value="7031.25">
            <text:p>7031.250000000</text:p>
          </table:table-cell>
          <table:table-cell/>
        </table:table-row>
        <table:table-row table:style-name="ro3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 table:number-columns-repeated="2" office:value-type="float" office:value="0.203125">
            <text:p>0.203125</text:p>
          </table:table-cell>
          <table:table-cell/>
          <table:table-cell table:style-name="ce1" table:formula="of:=ROUND((([.A61]-0)/(1-0))*(12-2)+2)" office:value-type="float" office:value="6">
            <text:p>6</text:p>
          </table:table-cell>
          <table:table-cell table:style-name="ce2" table:formula="of:=(([.B61]-0)/(1-0))*(10-0)+0" office:value-type="float" office:value="6.71875">
            <text:p>6.718750000</text:p>
          </table:table-cell>
          <table:table-cell table:style-name="ce2" table:formula="of:=(([.C61]-0)/(1-0))*(1500-0.000000001)+0.000000001" office:value-type="float" office:value="1476.56250000002">
            <text:p>1476.562500000</text:p>
          </table:table-cell>
          <table:table-cell table:style-name="ce2" table:formula="of:=(([.D61]-0)/(1-0))*(1-0.000000001)+0.000000001" office:value-type="float" office:value="0.578125000421875">
            <text:p>0.578125000</text:p>
          </table:table-cell>
          <table:table-cell table:style-name="ce2" table:formula="of:=[.L61]*[.O61]" office:value-type="float" office:value="3.46875000253125">
            <text:p>3.468750003</text:p>
          </table:table-cell>
          <table:table-cell table:style-name="ce2" table:formula="of:=(([.E61]-0)/(1-0))*(100-0.000000001)+0.000000001" office:value-type="float" office:value="73.4375000002656">
            <text:p>73.437500000</text:p>
          </table:table-cell>
          <table:table-cell table:style-name="ce1" table:formula="of:=(([.F61]-0)/(1-0))*(1-0.001)+0.001" office:value-type="float" office:value="0.016609375">
            <text:p>0.016609375</text:p>
          </table:table-cell>
          <table:table-cell table:style-name="ce1" table:formula="of:=IF((([.L61]*[.L61])*[.R61])&lt;1;1;ROUND(([.L61]*[.L61])*[.R61]))" office:value-type="float" office:value="1">
            <text:p>1</text:p>
          </table:table-cell>
          <table:table-cell table:style-name="ce1" table:formula="of:=ROUND((([.G61]-0)/(1-0))*(1-0)+0)" office:value-type="float" office:value="1">
            <text:p>1</text:p>
          </table:table-cell>
          <table:table-cell table:style-name="ce2" table:formula="of:=(([.H61]-0)/(1-0))*(100-0)+0" office:value-type="float" office:value="76.5625">
            <text:p>76.562500000</text:p>
          </table:table-cell>
          <table:table-cell table:style-name="ce2" table:formula="of:=(([.I61]-0)/(1-0))*(100-(-100))+(-100)" office:value-type="float" office:value="-59.375">
            <text:p>-59.375000000</text:p>
          </table:table-cell>
          <table:table-cell table:style-name="ce2" table:formula="of:=(([.J61]-0)/(1-0))*(10000-0)+0" office:value-type="float" office:value="2031.25">
            <text:p>2031.250000000</text:p>
          </table:table-cell>
          <table:table-cell/>
        </table:table-row>
        <table:table-row table:style-name="ro3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 office:value-type="float" office:value="0.578125">
            <text:p>0.578125</text:p>
          </table:table-cell>
          <table:table-cell office:value-type="float" office:value="0.828125">
            <text:p>0.828125</text:p>
          </table:table-cell>
          <table:table-cell/>
          <table:table-cell table:style-name="ce1" table:formula="of:=ROUND((([.A62]-0)/(1-0))*(12-2)+2)" office:value-type="float" office:value="5">
            <text:p>5</text:p>
          </table:table-cell>
          <table:table-cell table:style-name="ce2" table:formula="of:=(([.B62]-0)/(1-0))*(10-0)+0" office:value-type="float" office:value="0.46875">
            <text:p>0.468750000</text:p>
          </table:table-cell>
          <table:table-cell table:style-name="ce2" table:formula="of:=(([.C62]-0)/(1-0))*(1500-0.000000001)+0.000000001" office:value-type="float" office:value="914.062500000391">
            <text:p>914.062500000</text:p>
          </table:table-cell>
          <table:table-cell table:style-name="ce2" table:formula="of:=(([.D62]-0)/(1-0))*(1-0.000000001)+0.000000001" office:value-type="float" office:value="0.703125000296875">
            <text:p>0.703125000</text:p>
          </table:table-cell>
          <table:table-cell table:style-name="ce2" table:formula="of:=[.L62]*[.O62]" office:value-type="float" office:value="3.51562500148437">
            <text:p>3.515625001</text:p>
          </table:table-cell>
          <table:table-cell table:style-name="ce2" table:formula="of:=(([.E62]-0)/(1-0))*(100-0.000000001)+0.000000001" office:value-type="float" office:value="60.9375000003906">
            <text:p>60.937500000</text:p>
          </table:table-cell>
          <table:table-cell table:style-name="ce1" table:formula="of:=(([.F62]-0)/(1-0))*(1-0.001)+0.001" office:value-type="float" office:value="0.391234375">
            <text:p>0.391234375</text:p>
          </table:table-cell>
          <table:table-cell table:style-name="ce1" table:formula="of:=IF((([.L62]*[.L62])*[.R62])&lt;1;1;ROUND(([.L62]*[.L62])*[.R62]))" office:value-type="float" office:value="10">
            <text:p>10</text:p>
          </table:table-cell>
          <table:table-cell table:style-name="ce1" table:formula="of:=ROUND((([.G62]-0)/(1-0))*(1-0)+0)" office:value-type="float" office:value="0">
            <text:p>0</text:p>
          </table:table-cell>
          <table:table-cell table:style-name="ce2" table:formula="of:=(([.H62]-0)/(1-0))*(100-0)+0" office:value-type="float" office:value="39.0625">
            <text:p>39.062500000</text:p>
          </table:table-cell>
          <table:table-cell table:style-name="ce2" table:formula="of:=(([.I62]-0)/(1-0))*(100-(-100))+(-100)" office:value-type="float" office:value="15.625">
            <text:p>15.625000000</text:p>
          </table:table-cell>
          <table:table-cell table:style-name="ce2" table:formula="of:=(([.J62]-0)/(1-0))*(10000-0)+0" office:value-type="float" office:value="8281.25">
            <text:p>8281.250000000</text:p>
          </table:table-cell>
          <table:table-cell/>
        </table:table-row>
        <table:table-row table:style-name="ro3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 office:value-type="float" office:value="0.078125">
            <text:p>0.078125</text:p>
          </table:table-cell>
          <table:table-cell office:value-type="float" office:value="0.328125">
            <text:p>0.328125</text:p>
          </table:table-cell>
          <table:table-cell/>
          <table:table-cell table:style-name="ce1" table:formula="of:=ROUND((([.A63]-0)/(1-0))*(12-2)+2)" office:value-type="float" office:value="10">
            <text:p>10</text:p>
          </table:table-cell>
          <table:table-cell table:style-name="ce2" table:formula="of:=(([.B63]-0)/(1-0))*(10-0)+0" office:value-type="float" office:value="5.46875">
            <text:p>5.468750000</text:p>
          </table:table-cell>
          <table:table-cell table:style-name="ce2" table:formula="of:=(([.C63]-0)/(1-0))*(1500-0.000000001)+0.000000001" office:value-type="float" office:value="164.062500000891">
            <text:p>164.062500001</text:p>
          </table:table-cell>
          <table:table-cell table:style-name="ce2" table:formula="of:=(([.D63]-0)/(1-0))*(1-0.000000001)+0.000000001" office:value-type="float" office:value="0.203125000796875">
            <text:p>0.203125001</text:p>
          </table:table-cell>
          <table:table-cell table:style-name="ce2" table:formula="of:=[.L63]*[.O63]" office:value-type="float" office:value="2.03125000796875">
            <text:p>2.031250008</text:p>
          </table:table-cell>
          <table:table-cell table:style-name="ce2" table:formula="of:=(([.E63]-0)/(1-0))*(100-0.000000001)+0.000000001" office:value-type="float" office:value="10.9375000008906">
            <text:p>10.937500001</text:p>
          </table:table-cell>
          <table:table-cell table:style-name="ce1" table:formula="of:=(([.F63]-0)/(1-0))*(1-0.001)+0.001" office:value-type="float" office:value="0.890734375">
            <text:p>0.890734375</text:p>
          </table:table-cell>
          <table:table-cell table:style-name="ce1" table:formula="of:=IF((([.L63]*[.L63])*[.R63])&lt;1;1;ROUND(([.L63]*[.L63])*[.R63]))" office:value-type="float" office:value="89">
            <text:p>89</text:p>
          </table:table-cell>
          <table:table-cell table:style-name="ce1" table:formula="of:=ROUND((([.G63]-0)/(1-0))*(1-0)+0)" office:value-type="float" office:value="1">
            <text:p>1</text:p>
          </table:table-cell>
          <table:table-cell table:style-name="ce2" table:formula="of:=(([.H63]-0)/(1-0))*(100-0)+0" office:value-type="float" office:value="89.0625">
            <text:p>89.062500000</text:p>
          </table:table-cell>
          <table:table-cell table:style-name="ce2" table:formula="of:=(([.I63]-0)/(1-0))*(100-(-100))+(-100)" office:value-type="float" office:value="-84.375">
            <text:p>-84.375000000</text:p>
          </table:table-cell>
          <table:table-cell table:style-name="ce2" table:formula="of:=(([.J63]-0)/(1-0))*(10000-0)+0" office:value-type="float" office:value="3281.25">
            <text:p>3281.250000000</text:p>
          </table:table-cell>
          <table:table-cell/>
        </table:table-row>
        <table:table-row table:style-name="ro3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 office:value-type="float" office:value="0.328125">
            <text:p>0.328125</text:p>
          </table:table-cell>
          <table:table-cell office:value-type="float" office:value="0.078125">
            <text:p>0.078125</text:p>
          </table:table-cell>
          <table:table-cell/>
          <table:table-cell table:style-name="ce1" table:formula="of:=ROUND((([.A64]-0)/(1-0))*(12-2)+2)" office:value-type="float" office:value="7">
            <text:p>7</text:p>
          </table:table-cell>
          <table:table-cell table:style-name="ce2" table:formula="of:=(([.B64]-0)/(1-0))*(10-0)+0" office:value-type="float" office:value="2.96875">
            <text:p>2.968750000</text:p>
          </table:table-cell>
          <table:table-cell table:style-name="ce2" table:formula="of:=(([.C64]-0)/(1-0))*(1500-0.000000001)+0.000000001" office:value-type="float" office:value="1289.06250000014">
            <text:p>1289.062500000</text:p>
          </table:table-cell>
          <table:table-cell table:style-name="ce2" table:formula="of:=(([.D64]-0)/(1-0))*(1-0.000000001)+0.000000001" office:value-type="float" office:value="0.953125000046875">
            <text:p>0.953125000</text:p>
          </table:table-cell>
          <table:table-cell table:style-name="ce2" table:formula="of:=[.L64]*[.O64]" office:value-type="float" office:value="6.67187500032813">
            <text:p>6.671875000</text:p>
          </table:table-cell>
          <table:table-cell table:style-name="ce2" table:formula="of:=(([.E64]-0)/(1-0))*(100-0.000000001)+0.000000001" office:value-type="float" office:value="35.9375000006406">
            <text:p>35.937500001</text:p>
          </table:table-cell>
          <table:table-cell table:style-name="ce1" table:formula="of:=(([.F64]-0)/(1-0))*(1-0.001)+0.001" office:value-type="float" office:value="0.640984375">
            <text:p>0.640984375</text:p>
          </table:table-cell>
          <table:table-cell table:style-name="ce1" table:formula="of:=IF((([.L64]*[.L64])*[.R64])&lt;1;1;ROUND(([.L64]*[.L64])*[.R64]))" office:value-type="float" office:value="31">
            <text:p>31</text:p>
          </table:table-cell>
          <table:table-cell table:style-name="ce1" table:formula="of:=ROUND((([.G64]-0)/(1-0))*(1-0)+0)" office:value-type="float" office:value="0">
            <text:p>0</text:p>
          </table:table-cell>
          <table:table-cell table:style-name="ce2" table:formula="of:=(([.H64]-0)/(1-0))*(100-0)+0" office:value-type="float" office:value="64.0625">
            <text:p>64.062500000</text:p>
          </table:table-cell>
          <table:table-cell table:style-name="ce2" table:formula="of:=(([.I64]-0)/(1-0))*(100-(-100))+(-100)" office:value-type="float" office:value="-34.375">
            <text:p>-34.375000000</text:p>
          </table:table-cell>
          <table:table-cell table:style-name="ce2" table:formula="of:=(([.J64]-0)/(1-0))*(10000-0)+0" office:value-type="float" office:value="781.25">
            <text:p>781.250000000</text:p>
          </table:table-cell>
          <table:table-cell/>
        </table:table-row>
        <table:table-row table:style-name="ro3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 office:value-type="float" office:value="0.828125">
            <text:p>0.828125</text:p>
          </table:table-cell>
          <table:table-cell office:value-type="float" office:value="0.578125">
            <text:p>0.578125</text:p>
          </table:table-cell>
          <table:table-cell/>
          <table:table-cell table:style-name="ce1" table:formula="of:=ROUND((([.A65]-0)/(1-0))*(12-2)+2)" office:value-type="float" office:value="2">
            <text:p>2</text:p>
          </table:table-cell>
          <table:table-cell table:style-name="ce2" table:formula="of:=(([.B65]-0)/(1-0))*(10-0)+0" office:value-type="float" office:value="7.96875">
            <text:p>7.968750000</text:p>
          </table:table-cell>
          <table:table-cell table:style-name="ce2" table:formula="of:=(([.C65]-0)/(1-0))*(1500-0.000000001)+0.000000001" office:value-type="float" office:value="539.062500000641">
            <text:p>539.062500001</text:p>
          </table:table-cell>
          <table:table-cell table:style-name="ce2" table:formula="of:=(([.D65]-0)/(1-0))*(1-0.000000001)+0.000000001" office:value-type="float" office:value="0.453125000546875">
            <text:p>0.453125001</text:p>
          </table:table-cell>
          <table:table-cell table:style-name="ce2" table:formula="of:=[.L65]*[.O65]" office:value-type="float" office:value="0.90625000109375">
            <text:p>0.906250001</text:p>
          </table:table-cell>
          <table:table-cell table:style-name="ce2" table:formula="of:=(([.E65]-0)/(1-0))*(100-0.000000001)+0.000000001" office:value-type="float" office:value="85.9375000001406">
            <text:p>85.937500000</text:p>
          </table:table-cell>
          <table:table-cell table:style-name="ce1" table:formula="of:=(([.F65]-0)/(1-0))*(1-0.001)+0.001" office:value-type="float" office:value="0.141484375">
            <text:p>0.141484375</text:p>
          </table:table-cell>
          <table:table-cell table:style-name="ce1" table:formula="of:=IF((([.L65]*[.L65])*[.R65])&lt;1;1;ROUND(([.L65]*[.L65])*[.R65]))" office:value-type="float" office:value="1">
            <text:p>1</text:p>
          </table:table-cell>
          <table:table-cell table:style-name="ce1" table:formula="of:=ROUND((([.G65]-0)/(1-0))*(1-0)+0)" office:value-type="float" office:value="1">
            <text:p>1</text:p>
          </table:table-cell>
          <table:table-cell table:style-name="ce2" table:formula="of:=(([.H65]-0)/(1-0))*(100-0)+0" office:value-type="float" office:value="14.0625">
            <text:p>14.062500000</text:p>
          </table:table-cell>
          <table:table-cell table:style-name="ce2" table:formula="of:=(([.I65]-0)/(1-0))*(100-(-100))+(-100)" office:value-type="float" office:value="65.625">
            <text:p>65.625000000</text:p>
          </table:table-cell>
          <table:table-cell table:style-name="ce2" table:formula="of:=(([.J65]-0)/(1-0))*(10000-0)+0" office:value-type="float" office:value="5781.25">
            <text:p>5781.250000000</text:p>
          </table:table-cell>
          <table:table-cell/>
        </table:table-row>
        <table:table-row table:style-name="ro3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 office:value-type="float" office:value="0.7421875">
            <text:p>0.7421875</text:p>
          </table:table-cell>
          <table:table-cell office:value-type="float" office:value="0.1171875">
            <text:p>0.1171875</text:p>
          </table:table-cell>
          <table:table-cell/>
          <table:table-cell table:style-name="ce1" table:formula="of:=ROUND((([.A66]-0)/(1-0))*(12-2)+2)" office:value-type="float" office:value="2">
            <text:p>2</text:p>
          </table:table-cell>
          <table:table-cell table:style-name="ce2" table:formula="of:=(([.B66]-0)/(1-0))*(10-0)+0" office:value-type="float" office:value="3.984375">
            <text:p>3.984375000</text:p>
          </table:table-cell>
          <table:table-cell table:style-name="ce2" table:formula="of:=(([.C66]-0)/(1-0))*(1500-0.000000001)+0.000000001" office:value-type="float" office:value="1230.46875000018">
            <text:p>1230.468750000</text:p>
          </table:table-cell>
          <table:table-cell table:style-name="ce2" table:formula="of:=(([.D66]-0)/(1-0))*(1-0.000000001)+0.000000001" office:value-type="float" office:value="0.835937500164063">
            <text:p>0.835937500</text:p>
          </table:table-cell>
          <table:table-cell table:style-name="ce2" table:formula="of:=[.L66]*[.O66]" office:value-type="float" office:value="1.67187500032813">
            <text:p>1.671875000</text:p>
          </table:table-cell>
          <table:table-cell table:style-name="ce2" table:formula="of:=(([.E66]-0)/(1-0))*(100-0.000000001)+0.000000001" office:value-type="float" office:value="64.8437500003516">
            <text:p>64.843750000</text:p>
          </table:table-cell>
          <table:table-cell table:style-name="ce1" table:formula="of:=(([.F66]-0)/(1-0))*(1-0.001)+0.001" office:value-type="float" office:value="0.4458671875">
            <text:p>0.4458671875</text:p>
          </table:table-cell>
          <table:table-cell table:style-name="ce1" table:formula="of:=IF((([.L66]*[.L66])*[.R66])&lt;1;1;ROUND(([.L66]*[.L66])*[.R66]))" office:value-type="float" office:value="2">
            <text:p>2</text:p>
          </table:table-cell>
          <table:table-cell table:style-name="ce1" table:formula="of:=ROUND((([.G66]-0)/(1-0))*(1-0)+0)" office:value-type="float" office:value="1">
            <text:p>1</text:p>
          </table:table-cell>
          <table:table-cell table:style-name="ce2" table:formula="of:=(([.H66]-0)/(1-0))*(100-0)+0" office:value-type="float" office:value="21.09375">
            <text:p>21.093750000</text:p>
          </table:table-cell>
          <table:table-cell table:style-name="ce2" table:formula="of:=(([.I66]-0)/(1-0))*(100-(-100))+(-100)" office:value-type="float" office:value="48.4375">
            <text:p>48.437500000</text:p>
          </table:table-cell>
          <table:table-cell table:style-name="ce2" table:formula="of:=(([.J66]-0)/(1-0))*(10000-0)+0" office:value-type="float" office:value="1171.875">
            <text:p>1171.875000000</text:p>
          </table:table-cell>
          <table:table-cell/>
        </table:table-row>
        <table:table-row table:style-name="ro3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 office:value-type="float" office:value="0.2421875">
            <text:p>0.2421875</text:p>
          </table:table-cell>
          <table:table-cell office:value-type="float" office:value="0.6171875">
            <text:p>0.6171875</text:p>
          </table:table-cell>
          <table:table-cell/>
          <table:table-cell table:style-name="ce1" table:formula="of:=ROUND((([.A67]-0)/(1-0))*(12-2)+2)" office:value-type="float" office:value="7">
            <text:p>7</text:p>
          </table:table-cell>
          <table:table-cell table:style-name="ce2" table:formula="of:=(([.B67]-0)/(1-0))*(10-0)+0" office:value-type="float" office:value="8.984375">
            <text:p>8.984375000</text:p>
          </table:table-cell>
          <table:table-cell table:style-name="ce2" table:formula="of:=(([.C67]-0)/(1-0))*(1500-0.000000001)+0.000000001" office:value-type="float" office:value="480.46875000068">
            <text:p>480.468750001</text:p>
          </table:table-cell>
          <table:table-cell table:style-name="ce2" table:formula="of:=(([.D67]-0)/(1-0))*(1-0.000000001)+0.000000001" office:value-type="float" office:value="0.335937500664062">
            <text:p>0.335937501</text:p>
          </table:table-cell>
          <table:table-cell table:style-name="ce2" table:formula="of:=[.L67]*[.O67]" office:value-type="float" office:value="2.35156250464844">
            <text:p>2.351562505</text:p>
          </table:table-cell>
          <table:table-cell table:style-name="ce2" table:formula="of:=(([.E67]-0)/(1-0))*(100-0.000000001)+0.000000001" office:value-type="float" office:value="14.8437500008516">
            <text:p>14.843750001</text:p>
          </table:table-cell>
          <table:table-cell table:style-name="ce1" table:formula="of:=(([.F67]-0)/(1-0))*(1-0.001)+0.001" office:value-type="float" office:value="0.9453671875">
            <text:p>0.9453671875</text:p>
          </table:table-cell>
          <table:table-cell table:style-name="ce1" table:formula="of:=IF((([.L67]*[.L67])*[.R67])&lt;1;1;ROUND(([.L67]*[.L67])*[.R67]))" office:value-type="float" office:value="46">
            <text:p>46</text:p>
          </table:table-cell>
          <table:table-cell table:style-name="ce1" table:formula="of:=ROUND((([.G67]-0)/(1-0))*(1-0)+0)" office:value-type="float" office:value="0">
            <text:p>0</text:p>
          </table:table-cell>
          <table:table-cell table:style-name="ce2" table:formula="of:=(([.H67]-0)/(1-0))*(100-0)+0" office:value-type="float" office:value="71.09375">
            <text:p>71.093750000</text:p>
          </table:table-cell>
          <table:table-cell table:style-name="ce2" table:formula="of:=(([.I67]-0)/(1-0))*(100-(-100))+(-100)" office:value-type="float" office:value="-51.5625">
            <text:p>-51.562500000</text:p>
          </table:table-cell>
          <table:table-cell table:style-name="ce2" table:formula="of:=(([.J67]-0)/(1-0))*(10000-0)+0" office:value-type="float" office:value="6171.875">
            <text:p>6171.875000000</text:p>
          </table:table-cell>
          <table:table-cell/>
        </table:table-row>
        <table:table-row table:style-name="ro3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 office:value-type="float" office:value="0.4921875">
            <text:p>0.4921875</text:p>
          </table:table-cell>
          <table:table-cell office:value-type="float" office:value="0.8671875">
            <text:p>0.8671875</text:p>
          </table:table-cell>
          <table:table-cell/>
          <table:table-cell table:style-name="ce1" table:formula="of:=ROUND((([.A68]-0)/(1-0))*(12-2)+2)" office:value-type="float" office:value="10">
            <text:p>10</text:p>
          </table:table-cell>
          <table:table-cell table:style-name="ce2" table:formula="of:=(([.B68]-0)/(1-0))*(10-0)+0" office:value-type="float" office:value="1.484375">
            <text:p>1.484375000</text:p>
          </table:table-cell>
          <table:table-cell table:style-name="ce2" table:formula="of:=(([.C68]-0)/(1-0))*(1500-0.000000001)+0.000000001" office:value-type="float" office:value="855.46875000043">
            <text:p>855.468750000</text:p>
          </table:table-cell>
          <table:table-cell table:style-name="ce2" table:formula="of:=(([.D68]-0)/(1-0))*(1-0.000000001)+0.000000001" office:value-type="float" office:value="0.585937500414062">
            <text:p>0.585937500</text:p>
          </table:table-cell>
          <table:table-cell table:style-name="ce2" table:formula="of:=[.L68]*[.O68]" office:value-type="float" office:value="5.85937500414063">
            <text:p>5.859375004</text:p>
          </table:table-cell>
          <table:table-cell table:style-name="ce2" table:formula="of:=(([.E68]-0)/(1-0))*(100-0.000000001)+0.000000001" office:value-type="float" office:value="39.8437500006016">
            <text:p>39.843750001</text:p>
          </table:table-cell>
          <table:table-cell table:style-name="ce1" table:formula="of:=(([.F68]-0)/(1-0))*(1-0.001)+0.001" office:value-type="float" office:value="0.6956171875">
            <text:p>0.6956171875</text:p>
          </table:table-cell>
          <table:table-cell table:style-name="ce1" table:formula="of:=IF((([.L68]*[.L68])*[.R68])&lt;1;1;ROUND(([.L68]*[.L68])*[.R68]))" office:value-type="float" office:value="70">
            <text:p>70</text:p>
          </table:table-cell>
          <table:table-cell table:style-name="ce1" table:formula="of:=ROUND((([.G68]-0)/(1-0))*(1-0)+0)" office:value-type="float" office:value="1">
            <text:p>1</text:p>
          </table:table-cell>
          <table:table-cell table:style-name="ce2" table:formula="of:=(([.H68]-0)/(1-0))*(100-0)+0" office:value-type="float" office:value="96.09375">
            <text:p>96.093750000</text:p>
          </table:table-cell>
          <table:table-cell table:style-name="ce2" table:formula="of:=(([.I68]-0)/(1-0))*(100-(-100))+(-100)" office:value-type="float" office:value="-1.5625">
            <text:p>-1.562500000</text:p>
          </table:table-cell>
          <table:table-cell table:style-name="ce2" table:formula="of:=(([.J68]-0)/(1-0))*(10000-0)+0" office:value-type="float" office:value="8671.875">
            <text:p>8671.875000000</text:p>
          </table:table-cell>
          <table:table-cell/>
        </table:table-row>
        <table:table-row table:style-name="ro3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 office:value-type="float" office:value="0.9921875">
            <text:p>0.9921875</text:p>
          </table:table-cell>
          <table:table-cell office:value-type="float" office:value="0.3671875">
            <text:p>0.3671875</text:p>
          </table:table-cell>
          <table:table-cell/>
          <table:table-cell table:style-name="ce1" table:formula="of:=ROUND((([.A69]-0)/(1-0))*(12-2)+2)" office:value-type="float" office:value="5">
            <text:p>5</text:p>
          </table:table-cell>
          <table:table-cell table:style-name="ce2" table:formula="of:=(([.B69]-0)/(1-0))*(10-0)+0" office:value-type="float" office:value="6.484375">
            <text:p>6.484375000</text:p>
          </table:table-cell>
          <table:table-cell table:style-name="ce2" table:formula="of:=(([.C69]-0)/(1-0))*(1500-0.000000001)+0.000000001" office:value-type="float" office:value="105.46875000093">
            <text:p>105.468750001</text:p>
          </table:table-cell>
          <table:table-cell table:style-name="ce2" table:formula="of:=(([.D69]-0)/(1-0))*(1-0.000000001)+0.000000001" office:value-type="float" office:value="0.0859375009140625">
            <text:p>0.085937501</text:p>
          </table:table-cell>
          <table:table-cell table:style-name="ce2" table:formula="of:=[.L69]*[.O69]" office:value-type="float" office:value="0.429687504570313">
            <text:p>0.429687505</text:p>
          </table:table-cell>
          <table:table-cell table:style-name="ce2" table:formula="of:=(([.E69]-0)/(1-0))*(100-0.000000001)+0.000000001" office:value-type="float" office:value="89.8437500001016">
            <text:p>89.843750000</text:p>
          </table:table-cell>
          <table:table-cell table:style-name="ce1" table:formula="of:=(([.F69]-0)/(1-0))*(1-0.001)+0.001" office:value-type="float" office:value="0.1961171875">
            <text:p>0.1961171875</text:p>
          </table:table-cell>
          <table:table-cell table:style-name="ce1" table:formula="of:=IF((([.L69]*[.L69])*[.R69])&lt;1;1;ROUND(([.L69]*[.L69])*[.R69]))" office:value-type="float" office:value="5">
            <text:p>5</text:p>
          </table:table-cell>
          <table:table-cell table:style-name="ce1" table:formula="of:=ROUND((([.G69]-0)/(1-0))*(1-0)+0)" office:value-type="float" office:value="0">
            <text:p>0</text:p>
          </table:table-cell>
          <table:table-cell table:style-name="ce2" table:formula="of:=(([.H69]-0)/(1-0))*(100-0)+0" office:value-type="float" office:value="46.09375">
            <text:p>46.093750000</text:p>
          </table:table-cell>
          <table:table-cell table:style-name="ce2" table:formula="of:=(([.I69]-0)/(1-0))*(100-(-100))+(-100)" office:value-type="float" office:value="98.4375">
            <text:p>98.437500000</text:p>
          </table:table-cell>
          <table:table-cell table:style-name="ce2" table:formula="of:=(([.J69]-0)/(1-0))*(10000-0)+0" office:value-type="float" office:value="3671.875">
            <text:p>3671.875000000</text:p>
          </table:table-cell>
          <table:table-cell/>
        </table:table-row>
        <table:table-row table:style-name="ro3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 office:value-type="float" office:value="0.3671875">
            <text:p>0.3671875</text:p>
          </table:table-cell>
          <table:table-cell office:value-type="float" office:value="0.7421875">
            <text:p>0.7421875</text:p>
          </table:table-cell>
          <table:table-cell/>
          <table:table-cell table:style-name="ce1" table:formula="of:=ROUND((([.A70]-0)/(1-0))*(12-2)+2)" office:value-type="float" office:value="6">
            <text:p>6</text:p>
          </table:table-cell>
          <table:table-cell table:style-name="ce2" table:formula="of:=(([.B70]-0)/(1-0))*(10-0)+0" office:value-type="float" office:value="0.234375">
            <text:p>0.234375000</text:p>
          </table:table-cell>
          <table:table-cell table:style-name="ce2" table:formula="of:=(([.C70]-0)/(1-0))*(1500-0.000000001)+0.000000001" office:value-type="float" office:value="667.968750000555">
            <text:p>667.968750001</text:p>
          </table:table-cell>
          <table:table-cell table:style-name="ce2" table:formula="of:=(([.D70]-0)/(1-0))*(1-0.000000001)+0.000000001" office:value-type="float" office:value="0.210937500789062">
            <text:p>0.210937501</text:p>
          </table:table-cell>
          <table:table-cell table:style-name="ce2" table:formula="of:=[.L70]*[.O70]" office:value-type="float" office:value="1.26562500473438">
            <text:p>1.265625005</text:p>
          </table:table-cell>
          <table:table-cell table:style-name="ce2" table:formula="of:=(([.E70]-0)/(1-0))*(100-0.000000001)+0.000000001" office:value-type="float" office:value="77.3437500002266">
            <text:p>77.343750000</text:p>
          </table:table-cell>
          <table:table-cell table:style-name="ce1" table:formula="of:=(([.F70]-0)/(1-0))*(1-0.001)+0.001" office:value-type="float" office:value="0.3209921875">
            <text:p>0.3209921875</text:p>
          </table:table-cell>
          <table:table-cell table:style-name="ce1" table:formula="of:=IF((([.L70]*[.L70])*[.R70])&lt;1;1;ROUND(([.L70]*[.L70])*[.R70]))" office:value-type="float" office:value="12">
            <text:p>12</text:p>
          </table:table-cell>
          <table:table-cell table:style-name="ce1" table:formula="of:=ROUND((([.G70]-0)/(1-0))*(1-0)+0)" office:value-type="float" office:value="1">
            <text:p>1</text:p>
          </table:table-cell>
          <table:table-cell table:style-name="ce2" table:formula="of:=(([.H70]-0)/(1-0))*(100-0)+0" office:value-type="float" office:value="83.59375">
            <text:p>83.593750000</text:p>
          </table:table-cell>
          <table:table-cell table:style-name="ce2" table:formula="of:=(([.I70]-0)/(1-0))*(100-(-100))+(-100)" office:value-type="float" office:value="-26.5625">
            <text:p>-26.562500000</text:p>
          </table:table-cell>
          <table:table-cell table:style-name="ce2" table:formula="of:=(([.J70]-0)/(1-0))*(10000-0)+0" office:value-type="float" office:value="7421.875">
            <text:p>7421.875000000</text:p>
          </table:table-cell>
          <table:table-cell/>
        </table:table-row>
        <table:table-row table:style-name="ro3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 office:value-type="float" office:value="0.8671875">
            <text:p>0.8671875</text:p>
          </table:table-cell>
          <table:table-cell office:value-type="float" office:value="0.2421875">
            <text:p>0.2421875</text:p>
          </table:table-cell>
          <table:table-cell/>
          <table:table-cell table:style-name="ce1" table:formula="of:=ROUND((([.A71]-0)/(1-0))*(12-2)+2)" office:value-type="float" office:value="11">
            <text:p>11</text:p>
          </table:table-cell>
          <table:table-cell table:style-name="ce2" table:formula="of:=(([.B71]-0)/(1-0))*(10-0)+0" office:value-type="float" office:value="5.234375">
            <text:p>5.234375000</text:p>
          </table:table-cell>
          <table:table-cell table:style-name="ce2" table:formula="of:=(([.C71]-0)/(1-0))*(1500-0.000000001)+0.000000001" office:value-type="float" office:value="1417.96875000005">
            <text:p>1417.968750000</text:p>
          </table:table-cell>
          <table:table-cell table:style-name="ce2" table:formula="of:=(([.D71]-0)/(1-0))*(1-0.000000001)+0.000000001" office:value-type="float" office:value="0.710937500289062">
            <text:p>0.710937500</text:p>
          </table:table-cell>
          <table:table-cell table:style-name="ce2" table:formula="of:=[.L71]*[.O71]" office:value-type="float" office:value="7.82031250317969">
            <text:p>7.820312503</text:p>
          </table:table-cell>
          <table:table-cell table:style-name="ce2" table:formula="of:=(([.E71]-0)/(1-0))*(100-0.000000001)+0.000000001" office:value-type="float" office:value="27.3437500007266">
            <text:p>27.343750001</text:p>
          </table:table-cell>
          <table:table-cell table:style-name="ce1" table:formula="of:=(([.F71]-0)/(1-0))*(1-0.001)+0.001" office:value-type="float" office:value="0.8204921875">
            <text:p>0.8204921875</text:p>
          </table:table-cell>
          <table:table-cell table:style-name="ce1" table:formula="of:=IF((([.L71]*[.L71])*[.R71])&lt;1;1;ROUND(([.L71]*[.L71])*[.R71]))" office:value-type="float" office:value="99">
            <text:p>99</text:p>
          </table:table-cell>
          <table:table-cell table:style-name="ce1" table:formula="of:=ROUND((([.G71]-0)/(1-0))*(1-0)+0)" office:value-type="float" office:value="0">
            <text:p>0</text:p>
          </table:table-cell>
          <table:table-cell table:style-name="ce2" table:formula="of:=(([.H71]-0)/(1-0))*(100-0)+0" office:value-type="float" office:value="33.59375">
            <text:p>33.593750000</text:p>
          </table:table-cell>
          <table:table-cell table:style-name="ce2" table:formula="of:=(([.I71]-0)/(1-0))*(100-(-100))+(-100)" office:value-type="float" office:value="73.4375">
            <text:p>73.437500000</text:p>
          </table:table-cell>
          <table:table-cell table:style-name="ce2" table:formula="of:=(([.J71]-0)/(1-0))*(10000-0)+0" office:value-type="float" office:value="2421.875">
            <text:p>2421.875000000</text:p>
          </table:table-cell>
          <table:table-cell/>
        </table:table-row>
        <table:table-row table:style-name="ro3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 office:value-type="float" office:value="0.6171875">
            <text:p>0.6171875</text:p>
          </table:table-cell>
          <table:table-cell office:value-type="float" office:value="0.4921875">
            <text:p>0.4921875</text:p>
          </table:table-cell>
          <table:table-cell/>
          <table:table-cell table:style-name="ce1" table:formula="of:=ROUND((([.A72]-0)/(1-0))*(12-2)+2)" office:value-type="float" office:value="8">
            <text:p>8</text:p>
          </table:table-cell>
          <table:table-cell table:style-name="ce2" table:formula="of:=(([.B72]-0)/(1-0))*(10-0)+0" office:value-type="float" office:value="2.734375">
            <text:p>2.734375000</text:p>
          </table:table-cell>
          <table:table-cell table:style-name="ce2" table:formula="of:=(([.C72]-0)/(1-0))*(1500-0.000000001)+0.000000001" office:value-type="float" office:value="292.968750000805">
            <text:p>292.968750001</text:p>
          </table:table-cell>
          <table:table-cell table:style-name="ce2" table:formula="of:=(([.D72]-0)/(1-0))*(1-0.000000001)+0.000000001" office:value-type="float" office:value="0.460937500539063">
            <text:p>0.460937501</text:p>
          </table:table-cell>
          <table:table-cell table:style-name="ce2" table:formula="of:=[.L72]*[.O72]" office:value-type="float" office:value="3.6875000043125">
            <text:p>3.687500004</text:p>
          </table:table-cell>
          <table:table-cell table:style-name="ce2" table:formula="of:=(([.E72]-0)/(1-0))*(100-0.000000001)+0.000000001" office:value-type="float" office:value="2.34375000097656">
            <text:p>2.343750001</text:p>
          </table:table-cell>
          <table:table-cell table:style-name="ce1" table:formula="of:=(([.F72]-0)/(1-0))*(1-0.001)+0.001" office:value-type="float" office:value="0.5707421875">
            <text:p>0.5707421875</text:p>
          </table:table-cell>
          <table:table-cell table:style-name="ce1" table:formula="of:=IF((([.L72]*[.L72])*[.R72])&lt;1;1;ROUND(([.L72]*[.L72])*[.R72]))" office:value-type="float" office:value="37">
            <text:p>37</text:p>
          </table:table-cell>
          <table:table-cell table:style-name="ce1" table:formula="of:=ROUND((([.G72]-0)/(1-0))*(1-0)+0)" office:value-type="float" office:value="1">
            <text:p>1</text:p>
          </table:table-cell>
          <table:table-cell table:style-name="ce2" table:formula="of:=(([.H72]-0)/(1-0))*(100-0)+0" office:value-type="float" office:value="8.59375">
            <text:p>8.593750000</text:p>
          </table:table-cell>
          <table:table-cell table:style-name="ce2" table:formula="of:=(([.I72]-0)/(1-0))*(100-(-100))+(-100)" office:value-type="float" office:value="23.4375">
            <text:p>23.437500000</text:p>
          </table:table-cell>
          <table:table-cell table:style-name="ce2" table:formula="of:=(([.J72]-0)/(1-0))*(10000-0)+0" office:value-type="float" office:value="4921.875">
            <text:p>4921.875000000</text:p>
          </table:table-cell>
          <table:table-cell/>
        </table:table-row>
        <table:table-row table:style-name="ro3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 office:value-type="float" office:value="0.1171875">
            <text:p>0.1171875</text:p>
          </table:table-cell>
          <table:table-cell office:value-type="float" office:value="0.9921875">
            <text:p>0.9921875</text:p>
          </table:table-cell>
          <table:table-cell/>
          <table:table-cell table:style-name="ce1" table:formula="of:=ROUND((([.A73]-0)/(1-0))*(12-2)+2)" office:value-type="float" office:value="3">
            <text:p>3</text:p>
          </table:table-cell>
          <table:table-cell table:style-name="ce2" table:formula="of:=(([.B73]-0)/(1-0))*(10-0)+0" office:value-type="float" office:value="7.734375">
            <text:p>7.734375000</text:p>
          </table:table-cell>
          <table:table-cell table:style-name="ce2" table:formula="of:=(([.C73]-0)/(1-0))*(1500-0.000000001)+0.000000001" office:value-type="float" office:value="1042.9687500003">
            <text:p>1042.968750000</text:p>
          </table:table-cell>
          <table:table-cell table:style-name="ce2" table:formula="of:=(([.D73]-0)/(1-0))*(1-0.000000001)+0.000000001" office:value-type="float" office:value="0.960937500039062">
            <text:p>0.960937500</text:p>
          </table:table-cell>
          <table:table-cell table:style-name="ce2" table:formula="of:=[.L73]*[.O73]" office:value-type="float" office:value="2.88281250011719">
            <text:p>2.882812500</text:p>
          </table:table-cell>
          <table:table-cell table:style-name="ce2" table:formula="of:=(([.E73]-0)/(1-0))*(100-0.000000001)+0.000000001" office:value-type="float" office:value="52.3437500004766">
            <text:p>52.343750000</text:p>
          </table:table-cell>
          <table:table-cell table:style-name="ce1" table:formula="of:=(([.F73]-0)/(1-0))*(1-0.001)+0.001" office:value-type="float" office:value="0.0712421875">
            <text:p>0.0712421875</text:p>
          </table:table-cell>
          <table:table-cell table:style-name="ce1" table:formula="of:=IF((([.L73]*[.L73])*[.R73])&lt;1;1;ROUND(([.L73]*[.L73])*[.R73]))" office:value-type="float" office:value="1">
            <text:p>1</text:p>
          </table:table-cell>
          <table:table-cell table:style-name="ce1" table:formula="of:=ROUND((([.G73]-0)/(1-0))*(1-0)+0)" office:value-type="float" office:value="0">
            <text:p>0</text:p>
          </table:table-cell>
          <table:table-cell table:style-name="ce2" table:formula="of:=(([.H73]-0)/(1-0))*(100-0)+0" office:value-type="float" office:value="58.59375">
            <text:p>58.593750000</text:p>
          </table:table-cell>
          <table:table-cell table:style-name="ce2" table:formula="of:=(([.I73]-0)/(1-0))*(100-(-100))+(-100)" office:value-type="float" office:value="-76.5625">
            <text:p>-76.562500000</text:p>
          </table:table-cell>
          <table:table-cell table:style-name="ce2" table:formula="of:=(([.J73]-0)/(1-0))*(10000-0)+0" office:value-type="float" office:value="9921.875">
            <text:p>9921.875000000</text:p>
          </table:table-cell>
          <table:table-cell/>
        </table:table-row>
        <table:table-row table:style-name="ro3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 table:number-columns-repeated="2" office:value-type="float" office:value="0.3046875">
            <text:p>0.3046875</text:p>
          </table:table-cell>
          <table:table-cell/>
          <table:table-cell table:style-name="ce1" table:formula="of:=ROUND((([.A74]-0)/(1-0))*(12-2)+2)" office:value-type="float" office:value="4">
            <text:p>4</text:p>
          </table:table-cell>
          <table:table-cell table:style-name="ce2" table:formula="of:=(([.B74]-0)/(1-0))*(10-0)+0" office:value-type="float" office:value="2.109375">
            <text:p>2.109375000</text:p>
          </table:table-cell>
          <table:table-cell table:style-name="ce2" table:formula="of:=(([.C74]-0)/(1-0))*(1500-0.000000001)+0.000000001" office:value-type="float" office:value="199.218750000867">
            <text:p>199.218750001</text:p>
          </table:table-cell>
          <table:table-cell table:style-name="ce2" table:formula="of:=(([.D74]-0)/(1-0))*(1-0.000000001)+0.000000001" office:value-type="float" office:value="0.648437500351562">
            <text:p>0.648437500</text:p>
          </table:table-cell>
          <table:table-cell table:style-name="ce2" table:formula="of:=[.L74]*[.O74]" office:value-type="float" office:value="2.59375000140625">
            <text:p>2.593750001</text:p>
          </table:table-cell>
          <table:table-cell table:style-name="ce2" table:formula="of:=(([.E74]-0)/(1-0))*(100-0.000000001)+0.000000001" office:value-type="float" office:value="21.0937500007891">
            <text:p>21.093750001</text:p>
          </table:table-cell>
          <table:table-cell table:style-name="ce1" table:formula="of:=(([.F74]-0)/(1-0))*(1-0.001)+0.001" office:value-type="float" office:value="0.1336796875">
            <text:p>0.1336796875</text:p>
          </table:table-cell>
          <table:table-cell table:style-name="ce1" table:formula="of:=IF((([.L74]*[.L74])*[.R74])&lt;1;1;ROUND(([.L74]*[.L74])*[.R74]))" office:value-type="float" office:value="2">
            <text:p>2</text:p>
          </table:table-cell>
          <table:table-cell table:style-name="ce1" table:formula="of:=ROUND((([.G74]-0)/(1-0))*(1-0)+0)" office:value-type="float" office:value="1">
            <text:p>1</text:p>
          </table:table-cell>
          <table:table-cell table:style-name="ce2" table:formula="of:=(([.H74]-0)/(1-0))*(100-0)+0" office:value-type="float" office:value="77.34375">
            <text:p>77.343750000</text:p>
          </table:table-cell>
          <table:table-cell table:style-name="ce2" table:formula="of:=(([.I74]-0)/(1-0))*(100-(-100))+(-100)" office:value-type="float" office:value="-39.0625">
            <text:p>-39.062500000</text:p>
          </table:table-cell>
          <table:table-cell table:style-name="ce2" table:formula="of:=(([.J74]-0)/(1-0))*(10000-0)+0" office:value-type="float" office:value="3046.875">
            <text:p>3046.875000000</text:p>
          </table:table-cell>
          <table:table-cell/>
        </table:table-row>
        <table:table-row table:style-name="ro3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 table:number-columns-repeated="2" office:value-type="float" office:value="0.8046875">
            <text:p>0.8046875</text:p>
          </table:table-cell>
          <table:table-cell/>
          <table:table-cell table:style-name="ce1" table:formula="of:=ROUND((([.A75]-0)/(1-0))*(12-2)+2)" office:value-type="float" office:value="9">
            <text:p>9</text:p>
          </table:table-cell>
          <table:table-cell table:style-name="ce2" table:formula="of:=(([.B75]-0)/(1-0))*(10-0)+0" office:value-type="float" office:value="7.109375">
            <text:p>7.109375000</text:p>
          </table:table-cell>
          <table:table-cell table:style-name="ce2" table:formula="of:=(([.C75]-0)/(1-0))*(1500-0.000000001)+0.000000001" office:value-type="float" office:value="949.218750000367">
            <text:p>949.218750000</text:p>
          </table:table-cell>
          <table:table-cell table:style-name="ce2" table:formula="of:=(([.D75]-0)/(1-0))*(1-0.000000001)+0.000000001" office:value-type="float" office:value="0.148437500851563">
            <text:p>0.148437501</text:p>
          </table:table-cell>
          <table:table-cell table:style-name="ce2" table:formula="of:=[.L75]*[.O75]" office:value-type="float" office:value="1.33593750766406">
            <text:p>1.335937508</text:p>
          </table:table-cell>
          <table:table-cell table:style-name="ce2" table:formula="of:=(([.E75]-0)/(1-0))*(100-0.000000001)+0.000000001" office:value-type="float" office:value="71.0937500002891">
            <text:p>71.093750000</text:p>
          </table:table-cell>
          <table:table-cell table:style-name="ce1" table:formula="of:=(([.F75]-0)/(1-0))*(1-0.001)+0.001" office:value-type="float" office:value="0.6331796875">
            <text:p>0.6331796875</text:p>
          </table:table-cell>
          <table:table-cell table:style-name="ce1" table:formula="of:=IF((([.L75]*[.L75])*[.R75])&lt;1;1;ROUND(([.L75]*[.L75])*[.R75]))" office:value-type="float" office:value="51">
            <text:p>51</text:p>
          </table:table-cell>
          <table:table-cell table:style-name="ce1" table:formula="of:=ROUND((([.G75]-0)/(1-0))*(1-0)+0)" office:value-type="float" office:value="0">
            <text:p>0</text:p>
          </table:table-cell>
          <table:table-cell table:style-name="ce2" table:formula="of:=(([.H75]-0)/(1-0))*(100-0)+0" office:value-type="float" office:value="27.34375">
            <text:p>27.343750000</text:p>
          </table:table-cell>
          <table:table-cell table:style-name="ce2" table:formula="of:=(([.I75]-0)/(1-0))*(100-(-100))+(-100)" office:value-type="float" office:value="60.9375">
            <text:p>60.937500000</text:p>
          </table:table-cell>
          <table:table-cell table:style-name="ce2" table:formula="of:=(([.J75]-0)/(1-0))*(10000-0)+0" office:value-type="float" office:value="8046.875">
            <text:p>8046.875000000</text:p>
          </table:table-cell>
          <table:table-cell/>
        </table:table-row>
        <table:table-row table:style-name="ro3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.5546875">
            <text:p>0.5546875</text:p>
          </table:table-cell>
          <table:table-cell/>
          <table:table-cell table:style-name="ce1" table:formula="of:=ROUND((([.A76]-0)/(1-0))*(12-2)+2)" office:value-type="float" office:value="12">
            <text:p>12</text:p>
          </table:table-cell>
          <table:table-cell table:style-name="ce2" table:formula="of:=(([.B76]-0)/(1-0))*(10-0)+0" office:value-type="float" office:value="4.609375">
            <text:p>4.609375000</text:p>
          </table:table-cell>
          <table:table-cell table:style-name="ce2" table:formula="of:=(([.C76]-0)/(1-0))*(1500-0.000000001)+0.000000001" office:value-type="float" office:value="574.218750000617">
            <text:p>574.218750001</text:p>
          </table:table-cell>
          <table:table-cell table:style-name="ce2" table:formula="of:=(([.D76]-0)/(1-0))*(1-0.000000001)+0.000000001" office:value-type="float" office:value="0.898437500101563">
            <text:p>0.898437500</text:p>
          </table:table-cell>
          <table:table-cell table:style-name="ce2" table:formula="of:=[.L76]*[.O76]" office:value-type="float" office:value="10.7812500012188">
            <text:p>10.781250001</text:p>
          </table:table-cell>
          <table:table-cell table:style-name="ce2" table:formula="of:=(([.E76]-0)/(1-0))*(100-0.000000001)+0.000000001" office:value-type="float" office:value="96.0937500000391">
            <text:p>96.093750000</text:p>
          </table:table-cell>
          <table:table-cell table:style-name="ce1" table:formula="of:=(([.F76]-0)/(1-0))*(1-0.001)+0.001" office:value-type="float" office:value="0.8829296875">
            <text:p>0.8829296875</text:p>
          </table:table-cell>
          <table:table-cell table:style-name="ce1" table:formula="of:=IF((([.L76]*[.L76])*[.R76])&lt;1;1;ROUND(([.L76]*[.L76])*[.R76]))" office:value-type="float" office:value="127">
            <text:p>127</text:p>
          </table:table-cell>
          <table:table-cell table:style-name="ce1" table:formula="of:=ROUND((([.G76]-0)/(1-0))*(1-0)+0)" office:value-type="float" office:value="1">
            <text:p>1</text:p>
          </table:table-cell>
          <table:table-cell table:style-name="ce2" table:formula="of:=(([.H76]-0)/(1-0))*(100-0)+0" office:value-type="float" office:value="2.34375">
            <text:p>2.343750000</text:p>
          </table:table-cell>
          <table:table-cell table:style-name="ce2" table:formula="of:=(([.I76]-0)/(1-0))*(100-(-100))+(-100)" office:value-type="float" office:value="10.9375">
            <text:p>10.937500000</text:p>
          </table:table-cell>
          <table:table-cell table:style-name="ce2" table:formula="of:=(([.J76]-0)/(1-0))*(10000-0)+0" office:value-type="float" office:value="5546.875">
            <text:p>5546.875000000</text:p>
          </table:table-cell>
          <table:table-cell/>
        </table:table-row>
        <table:table-row table:style-name="ro3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 table:number-columns-repeated="2" office:value-type="float" office:value="0.0546875">
            <text:p>0.0546875</text:p>
          </table:table-cell>
          <table:table-cell/>
          <table:table-cell table:style-name="ce1" table:formula="of:=ROUND((([.A77]-0)/(1-0))*(12-2)+2)" office:value-type="float" office:value="7">
            <text:p>7</text:p>
          </table:table-cell>
          <table:table-cell table:style-name="ce2" table:formula="of:=(([.B77]-0)/(1-0))*(10-0)+0" office:value-type="float" office:value="9.609375">
            <text:p>9.609375000</text:p>
          </table:table-cell>
          <table:table-cell table:style-name="ce2" table:formula="of:=(([.C77]-0)/(1-0))*(1500-0.000000001)+0.000000001" office:value-type="float" office:value="1324.21875000012">
            <text:p>1324.218750000</text:p>
          </table:table-cell>
          <table:table-cell table:style-name="ce2" table:formula="of:=(([.D77]-0)/(1-0))*(1-0.000000001)+0.000000001" office:value-type="float" office:value="0.398437500601562">
            <text:p>0.398437501</text:p>
          </table:table-cell>
          <table:table-cell table:style-name="ce2" table:formula="of:=[.L77]*[.O77]" office:value-type="float" office:value="2.78906250421094">
            <text:p>2.789062504</text:p>
          </table:table-cell>
          <table:table-cell table:style-name="ce2" table:formula="of:=(([.E77]-0)/(1-0))*(100-0.000000001)+0.000000001" office:value-type="float" office:value="46.0937500005391">
            <text:p>46.093750001</text:p>
          </table:table-cell>
          <table:table-cell table:style-name="ce1" table:formula="of:=(([.F77]-0)/(1-0))*(1-0.001)+0.001" office:value-type="float" office:value="0.3834296875">
            <text:p>0.3834296875</text:p>
          </table:table-cell>
          <table:table-cell table:style-name="ce1" table:formula="of:=IF((([.L77]*[.L77])*[.R77])&lt;1;1;ROUND(([.L77]*[.L77])*[.R77]))" office:value-type="float" office:value="19">
            <text:p>19</text:p>
          </table:table-cell>
          <table:table-cell table:style-name="ce1" table:formula="of:=ROUND((([.G77]-0)/(1-0))*(1-0)+0)" office:value-type="float" office:value="0">
            <text:p>0</text:p>
          </table:table-cell>
          <table:table-cell table:style-name="ce2" table:formula="of:=(([.H77]-0)/(1-0))*(100-0)+0" office:value-type="float" office:value="52.34375">
            <text:p>52.343750000</text:p>
          </table:table-cell>
          <table:table-cell table:style-name="ce2" table:formula="of:=(([.I77]-0)/(1-0))*(100-(-100))+(-100)" office:value-type="float" office:value="-89.0625">
            <text:p>-89.062500000</text:p>
          </table:table-cell>
          <table:table-cell table:style-name="ce2" table:formula="of:=(([.J77]-0)/(1-0))*(10000-0)+0" office:value-type="float" office:value="546.875">
            <text:p>546.875000000</text:p>
          </table:table-cell>
          <table:table-cell/>
        </table:table-row>
        <table:table-row table:style-name="ro3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 office:value-type="float" office:value="0.6796875">
            <text:p>0.6796875</text:p>
          </table:table-cell>
          <table:table-cell office:value-type="float" office:value="0.9296875">
            <text:p>0.9296875</text:p>
          </table:table-cell>
          <table:table-cell/>
          <table:table-cell table:style-name="ce1" table:formula="of:=ROUND((([.A78]-0)/(1-0))*(12-2)+2)" office:value-type="float" office:value="5">
            <text:p>5</text:p>
          </table:table-cell>
          <table:table-cell table:style-name="ce2" table:formula="of:=(([.B78]-0)/(1-0))*(10-0)+0" office:value-type="float" office:value="3.359375">
            <text:p>3.359375000</text:p>
          </table:table-cell>
          <table:table-cell table:style-name="ce2" table:formula="of:=(([.C78]-0)/(1-0))*(1500-0.000000001)+0.000000001" office:value-type="float" office:value="761.718750000492">
            <text:p>761.718750000</text:p>
          </table:table-cell>
          <table:table-cell table:style-name="ce2" table:formula="of:=(([.D78]-0)/(1-0))*(1-0.000000001)+0.000000001" office:value-type="float" office:value="0.273437500726562">
            <text:p>0.273437501</text:p>
          </table:table-cell>
          <table:table-cell table:style-name="ce2" table:formula="of:=[.L78]*[.O78]" office:value-type="float" office:value="1.36718750363281">
            <text:p>1.367187504</text:p>
          </table:table-cell>
          <table:table-cell table:style-name="ce2" table:formula="of:=(([.E78]-0)/(1-0))*(100-0.000000001)+0.000000001" office:value-type="float" office:value="33.5937500006641">
            <text:p>33.593750001</text:p>
          </table:table-cell>
          <table:table-cell table:style-name="ce1" table:formula="of:=(([.F78]-0)/(1-0))*(1-0.001)+0.001" office:value-type="float" office:value="0.0088046875">
            <text:p>0.0088046875</text:p>
          </table:table-cell>
          <table:table-cell table:style-name="ce1" table:formula="of:=IF((([.L78]*[.L78])*[.R78])&lt;1;1;ROUND(([.L78]*[.L78])*[.R78]))" office:value-type="float" office:value="1">
            <text:p>1</text:p>
          </table:table-cell>
          <table:table-cell table:style-name="ce1" table:formula="of:=ROUND((([.G78]-0)/(1-0))*(1-0)+0)" office:value-type="float" office:value="1">
            <text:p>1</text:p>
          </table:table-cell>
          <table:table-cell table:style-name="ce2" table:formula="of:=(([.H78]-0)/(1-0))*(100-0)+0" office:value-type="float" office:value="14.84375">
            <text:p>14.843750000</text:p>
          </table:table-cell>
          <table:table-cell table:style-name="ce2" table:formula="of:=(([.I78]-0)/(1-0))*(100-(-100))+(-100)" office:value-type="float" office:value="35.9375">
            <text:p>35.937500000</text:p>
          </table:table-cell>
          <table:table-cell table:style-name="ce2" table:formula="of:=(([.J78]-0)/(1-0))*(10000-0)+0" office:value-type="float" office:value="9296.875">
            <text:p>9296.875000000</text:p>
          </table:table-cell>
          <table:table-cell/>
        </table:table-row>
        <table:table-row table:style-name="ro3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 office:value-type="float" office:value="0.1796875">
            <text:p>0.1796875</text:p>
          </table:table-cell>
          <table:table-cell office:value-type="float" office:value="0.4296875">
            <text:p>0.4296875</text:p>
          </table:table-cell>
          <table:table-cell/>
          <table:table-cell table:style-name="ce1" table:formula="of:=ROUND((([.A79]-0)/(1-0))*(12-2)+2)" office:value-type="float" office:value="10">
            <text:p>10</text:p>
          </table:table-cell>
          <table:table-cell table:style-name="ce2" table:formula="of:=(([.B79]-0)/(1-0))*(10-0)+0" office:value-type="float" office:value="8.359375">
            <text:p>8.359375000</text:p>
          </table:table-cell>
          <table:table-cell table:style-name="ce2" table:formula="of:=(([.C79]-0)/(1-0))*(1500-0.000000001)+0.000000001" office:value-type="float" office:value="11.7187500009922">
            <text:p>11.718750001</text:p>
          </table:table-cell>
          <table:table-cell table:style-name="ce2" table:formula="of:=(([.D79]-0)/(1-0))*(1-0.000000001)+0.000000001" office:value-type="float" office:value="0.773437500226563">
            <text:p>0.773437500</text:p>
          </table:table-cell>
          <table:table-cell table:style-name="ce2" table:formula="of:=[.L79]*[.O79]" office:value-type="float" office:value="7.73437500226563">
            <text:p>7.734375002</text:p>
          </table:table-cell>
          <table:table-cell table:style-name="ce2" table:formula="of:=(([.E79]-0)/(1-0))*(100-0.000000001)+0.000000001" office:value-type="float" office:value="83.5937500001641">
            <text:p>83.593750000</text:p>
          </table:table-cell>
          <table:table-cell table:style-name="ce1" table:formula="of:=(([.F79]-0)/(1-0))*(1-0.001)+0.001" office:value-type="float" office:value="0.5083046875">
            <text:p>0.5083046875</text:p>
          </table:table-cell>
          <table:table-cell table:style-name="ce1" table:formula="of:=IF((([.L79]*[.L79])*[.R79])&lt;1;1;ROUND(([.L79]*[.L79])*[.R79]))" office:value-type="float" office:value="51">
            <text:p>51</text:p>
          </table:table-cell>
          <table:table-cell table:style-name="ce1" table:formula="of:=ROUND((([.G79]-0)/(1-0))*(1-0)+0)" office:value-type="float" office:value="0">
            <text:p>0</text:p>
          </table:table-cell>
          <table:table-cell table:style-name="ce2" table:formula="of:=(([.H79]-0)/(1-0))*(100-0)+0" office:value-type="float" office:value="64.84375">
            <text:p>64.843750000</text:p>
          </table:table-cell>
          <table:table-cell table:style-name="ce2" table:formula="of:=(([.I79]-0)/(1-0))*(100-(-100))+(-100)" office:value-type="float" office:value="-64.0625">
            <text:p>-64.062500000</text:p>
          </table:table-cell>
          <table:table-cell table:style-name="ce2" table:formula="of:=(([.J79]-0)/(1-0))*(10000-0)+0" office:value-type="float" office:value="4296.875">
            <text:p>4296.875000000</text:p>
          </table:table-cell>
          <table:table-cell/>
        </table:table-row>
        <table:table-row table:style-name="ro3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1796875">
            <text:p>0.1796875</text:p>
          </table:table-cell>
          <table:table-cell/>
          <table:table-cell table:style-name="ce1" table:formula="of:=ROUND((([.A80]-0)/(1-0))*(12-2)+2)" office:value-type="float" office:value="8">
            <text:p>8</text:p>
          </table:table-cell>
          <table:table-cell table:style-name="ce2" table:formula="of:=(([.B80]-0)/(1-0))*(10-0)+0" office:value-type="float" office:value="0.859375">
            <text:p>0.859375000</text:p>
          </table:table-cell>
          <table:table-cell table:style-name="ce2" table:formula="of:=(([.C80]-0)/(1-0))*(1500-0.000000001)+0.000000001" office:value-type="float" office:value="1136.71875000024">
            <text:p>1136.718750000</text:p>
          </table:table-cell>
          <table:table-cell table:style-name="ce2" table:formula="of:=(([.D80]-0)/(1-0))*(1-0.000000001)+0.000000001" office:value-type="float" office:value="0.0234375009765625">
            <text:p>0.023437501</text:p>
          </table:table-cell>
          <table:table-cell table:style-name="ce2" table:formula="of:=[.L80]*[.O80]" office:value-type="float" office:value="0.1875000078125">
            <text:p>0.187500008</text:p>
          </table:table-cell>
          <table:table-cell table:style-name="ce2" table:formula="of:=(([.E80]-0)/(1-0))*(100-0.000000001)+0.000000001" office:value-type="float" office:value="58.5937500004141">
            <text:p>58.593750000</text:p>
          </table:table-cell>
          <table:table-cell table:style-name="ce1" table:formula="of:=(([.F80]-0)/(1-0))*(1-0.001)+0.001" office:value-type="float" office:value="0.7580546875">
            <text:p>0.7580546875</text:p>
          </table:table-cell>
          <table:table-cell table:style-name="ce1" table:formula="of:=IF((([.L80]*[.L80])*[.R80])&lt;1;1;ROUND(([.L80]*[.L80])*[.R80]))" office:value-type="float" office:value="49">
            <text:p>49</text:p>
          </table:table-cell>
          <table:table-cell table:style-name="ce1" table:formula="of:=ROUND((([.G80]-0)/(1-0))*(1-0)+0)" office:value-type="float" office:value="1">
            <text:p>1</text:p>
          </table:table-cell>
          <table:table-cell table:style-name="ce2" table:formula="of:=(([.H80]-0)/(1-0))*(100-0)+0" office:value-type="float" office:value="89.84375">
            <text:p>89.843750000</text:p>
          </table:table-cell>
          <table:table-cell table:style-name="ce2" table:formula="of:=(([.I80]-0)/(1-0))*(100-(-100))+(-100)" office:value-type="float" office:value="-14.0625">
            <text:p>-14.062500000</text:p>
          </table:table-cell>
          <table:table-cell table:style-name="ce2" table:formula="of:=(([.J80]-0)/(1-0))*(10000-0)+0" office:value-type="float" office:value="1796.875">
            <text:p>1796.875000000</text:p>
          </table:table-cell>
          <table:table-cell/>
        </table:table-row>
        <table:table-row table:style-name="ro3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6796875">
            <text:p>0.6796875</text:p>
          </table:table-cell>
          <table:table-cell/>
          <table:table-cell table:style-name="ce1" table:formula="of:=ROUND((([.A81]-0)/(1-0))*(12-2)+2)" office:value-type="float" office:value="3">
            <text:p>3</text:p>
          </table:table-cell>
          <table:table-cell table:style-name="ce2" table:formula="of:=(([.B81]-0)/(1-0))*(10-0)+0" office:value-type="float" office:value="5.859375">
            <text:p>5.859375000</text:p>
          </table:table-cell>
          <table:table-cell table:style-name="ce2" table:formula="of:=(([.C81]-0)/(1-0))*(1500-0.000000001)+0.000000001" office:value-type="float" office:value="386.718750000742">
            <text:p>386.718750001</text:p>
          </table:table-cell>
          <table:table-cell table:style-name="ce2" table:formula="of:=(([.D81]-0)/(1-0))*(1-0.000000001)+0.000000001" office:value-type="float" office:value="0.523437500476562">
            <text:p>0.523437500</text:p>
          </table:table-cell>
          <table:table-cell table:style-name="ce2" table:formula="of:=[.L81]*[.O81]" office:value-type="float" office:value="1.57031250142969">
            <text:p>1.570312501</text:p>
          </table:table-cell>
          <table:table-cell table:style-name="ce2" table:formula="of:=(([.E81]-0)/(1-0))*(100-0.000000001)+0.000000001" office:value-type="float" office:value="8.59375000091406">
            <text:p>8.593750001</text:p>
          </table:table-cell>
          <table:table-cell table:style-name="ce1" table:formula="of:=(([.F81]-0)/(1-0))*(1-0.001)+0.001" office:value-type="float" office:value="0.2585546875">
            <text:p>0.2585546875</text:p>
          </table:table-cell>
          <table:table-cell table:style-name="ce1" table:formula="of:=IF((([.L81]*[.L81])*[.R81])&lt;1;1;ROUND(([.L81]*[.L81])*[.R81]))" office:value-type="float" office:value="2">
            <text:p>2</text:p>
          </table:table-cell>
          <table:table-cell table:style-name="ce1" table:formula="of:=ROUND((([.G81]-0)/(1-0))*(1-0)+0)" office:value-type="float" office:value="0">
            <text:p>0</text:p>
          </table:table-cell>
          <table:table-cell table:style-name="ce2" table:formula="of:=(([.H81]-0)/(1-0))*(100-0)+0" office:value-type="float" office:value="39.84375">
            <text:p>39.843750000</text:p>
          </table:table-cell>
          <table:table-cell table:style-name="ce2" table:formula="of:=(([.I81]-0)/(1-0))*(100-(-100))+(-100)" office:value-type="float" office:value="85.9375">
            <text:p>85.937500000</text:p>
          </table:table-cell>
          <table:table-cell table:style-name="ce2" table:formula="of:=(([.J81]-0)/(1-0))*(10000-0)+0" office:value-type="float" office:value="6796.875">
            <text:p>6796.875000000</text:p>
          </table:table-cell>
          <table:table-cell/>
        </table:table-row>
        <table:table-row table:style-name="ro3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 office:value-type="float" office:value="0.7734375">
            <text:p>0.7734375</text:p>
          </table:table-cell>
          <table:table-cell office:value-type="float" office:value="0.2109375">
            <text:p>0.2109375</text:p>
          </table:table-cell>
          <table:table-cell/>
          <table:table-cell table:style-name="ce1" table:formula="of:=ROUND((([.A82]-0)/(1-0))*(12-2)+2)" office:value-type="float" office:value="3">
            <text:p>3</text:p>
          </table:table-cell>
          <table:table-cell table:style-name="ce2" table:formula="of:=(([.B82]-0)/(1-0))*(10-0)+0" office:value-type="float" office:value="1.171875">
            <text:p>1.171875000</text:p>
          </table:table-cell>
          <table:table-cell table:style-name="ce2" table:formula="of:=(([.C82]-0)/(1-0))*(1500-0.000000001)+0.000000001" office:value-type="float" office:value="996.093750000336">
            <text:p>996.093750000</text:p>
          </table:table-cell>
          <table:table-cell table:style-name="ce2" table:formula="of:=(([.D82]-0)/(1-0))*(1-0.000000001)+0.000000001" office:value-type="float" office:value="0.492187500507812">
            <text:p>0.492187501</text:p>
          </table:table-cell>
          <table:table-cell table:style-name="ce2" table:formula="of:=[.L82]*[.O82]" office:value-type="float" office:value="1.47656250152344">
            <text:p>1.476562502</text:p>
          </table:table-cell>
          <table:table-cell table:style-name="ce2" table:formula="of:=(([.E82]-0)/(1-0))*(100-0.000000001)+0.000000001" office:value-type="float" office:value="92.9687500000703">
            <text:p>92.968750000</text:p>
          </table:table-cell>
          <table:table-cell table:style-name="ce1" table:formula="of:=(([.F82]-0)/(1-0))*(1-0.001)+0.001" office:value-type="float" office:value="0.5395234375">
            <text:p>0.5395234375</text:p>
          </table:table-cell>
          <table:table-cell table:style-name="ce1" table:formula="of:=IF((([.L82]*[.L82])*[.R82])&lt;1;1;ROUND(([.L82]*[.L82])*[.R82]))" office:value-type="float" office:value="5">
            <text:p>5</text:p>
          </table:table-cell>
          <table:table-cell table:style-name="ce1" table:formula="of:=ROUND((([.G82]-0)/(1-0))*(1-0)+0)" office:value-type="float" office:value="0">
            <text:p>0</text:p>
          </table:table-cell>
          <table:table-cell table:style-name="ce2" table:formula="of:=(([.H82]-0)/(1-0))*(100-0)+0" office:value-type="float" office:value="92.96875">
            <text:p>92.968750000</text:p>
          </table:table-cell>
          <table:table-cell table:style-name="ce2" table:formula="of:=(([.I82]-0)/(1-0))*(100-(-100))+(-100)" office:value-type="float" office:value="54.6875">
            <text:p>54.687500000</text:p>
          </table:table-cell>
          <table:table-cell table:style-name="ce2" table:formula="of:=(([.J82]-0)/(1-0))*(10000-0)+0" office:value-type="float" office:value="2109.375">
            <text:p>2109.375000000</text:p>
          </table:table-cell>
          <table:table-cell/>
        </table:table-row>
        <table:table-row table:style-name="ro3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 office:value-type="float" office:value="0.2734375">
            <text:p>0.2734375</text:p>
          </table:table-cell>
          <table:table-cell office:value-type="float" office:value="0.7109375">
            <text:p>0.7109375</text:p>
          </table:table-cell>
          <table:table-cell/>
          <table:table-cell table:style-name="ce1" table:formula="of:=ROUND((([.A83]-0)/(1-0))*(12-2)+2)" office:value-type="float" office:value="8">
            <text:p>8</text:p>
          </table:table-cell>
          <table:table-cell table:style-name="ce2" table:formula="of:=(([.B83]-0)/(1-0))*(10-0)+0" office:value-type="float" office:value="6.171875">
            <text:p>6.171875000</text:p>
          </table:table-cell>
          <table:table-cell table:style-name="ce2" table:formula="of:=(([.C83]-0)/(1-0))*(1500-0.000000001)+0.000000001" office:value-type="float" office:value="246.093750000836">
            <text:p>246.093750001</text:p>
          </table:table-cell>
          <table:table-cell table:style-name="ce2" table:formula="of:=(([.D83]-0)/(1-0))*(1-0.000000001)+0.000000001" office:value-type="float" office:value="0.992187500007812">
            <text:p>0.992187500</text:p>
          </table:table-cell>
          <table:table-cell table:style-name="ce2" table:formula="of:=[.L83]*[.O83]" office:value-type="float" office:value="7.9375000000625">
            <text:p>7.937500000</text:p>
          </table:table-cell>
          <table:table-cell table:style-name="ce2" table:formula="of:=(([.E83]-0)/(1-0))*(100-0.000000001)+0.000000001" office:value-type="float" office:value="42.9687500005703">
            <text:p>42.968750001</text:p>
          </table:table-cell>
          <table:table-cell table:style-name="ce1" table:formula="of:=(([.F83]-0)/(1-0))*(1-0.001)+0.001" office:value-type="float" office:value="0.0400234375">
            <text:p>0.0400234375</text:p>
          </table:table-cell>
          <table:table-cell table:style-name="ce1" table:formula="of:=IF((([.L83]*[.L83])*[.R83])&lt;1;1;ROUND(([.L83]*[.L83])*[.R83]))" office:value-type="float" office:value="3">
            <text:p>3</text:p>
          </table:table-cell>
          <table:table-cell table:style-name="ce1" table:formula="of:=ROUND((([.G83]-0)/(1-0))*(1-0)+0)" office:value-type="float" office:value="1">
            <text:p>1</text:p>
          </table:table-cell>
          <table:table-cell table:style-name="ce2" table:formula="of:=(([.H83]-0)/(1-0))*(100-0)+0" office:value-type="float" office:value="42.96875">
            <text:p>42.968750000</text:p>
          </table:table-cell>
          <table:table-cell table:style-name="ce2" table:formula="of:=(([.I83]-0)/(1-0))*(100-(-100))+(-100)" office:value-type="float" office:value="-45.3125">
            <text:p>-45.312500000</text:p>
          </table:table-cell>
          <table:table-cell table:style-name="ce2" table:formula="of:=(([.J83]-0)/(1-0))*(10000-0)+0" office:value-type="float" office:value="7109.375">
            <text:p>7109.375000000</text:p>
          </table:table-cell>
          <table:table-cell/>
        </table:table-row>
        <table:table-row table:style-name="ro3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 office:value-type="float" office:value="0.0234375">
            <text:p>0.0234375</text:p>
          </table:table-cell>
          <table:table-cell office:value-type="float" office:value="0.9609375">
            <text:p>0.9609375</text:p>
          </table:table-cell>
          <table:table-cell/>
          <table:table-cell table:style-name="ce1" table:formula="of:=ROUND((([.A84]-0)/(1-0))*(12-2)+2)" office:value-type="float" office:value="11">
            <text:p>11</text:p>
          </table:table-cell>
          <table:table-cell table:style-name="ce2" table:formula="of:=(([.B84]-0)/(1-0))*(10-0)+0" office:value-type="float" office:value="3.671875">
            <text:p>3.671875000</text:p>
          </table:table-cell>
          <table:table-cell table:style-name="ce2" table:formula="of:=(([.C84]-0)/(1-0))*(1500-0.000000001)+0.000000001" office:value-type="float" office:value="1371.09375000009">
            <text:p>1371.093750000</text:p>
          </table:table-cell>
          <table:table-cell table:style-name="ce2" table:formula="of:=(([.D84]-0)/(1-0))*(1-0.000000001)+0.000000001" office:value-type="float" office:value="0.242187500757812">
            <text:p>0.242187501</text:p>
          </table:table-cell>
          <table:table-cell table:style-name="ce2" table:formula="of:=[.L84]*[.O84]" office:value-type="float" office:value="2.66406250833594">
            <text:p>2.664062508</text:p>
          </table:table-cell>
          <table:table-cell table:style-name="ce2" table:formula="of:=(([.E84]-0)/(1-0))*(100-0.000000001)+0.000000001" office:value-type="float" office:value="17.9687500008203">
            <text:p>17.968750001</text:p>
          </table:table-cell>
          <table:table-cell table:style-name="ce1" table:formula="of:=(([.F84]-0)/(1-0))*(1-0.001)+0.001" office:value-type="float" office:value="0.2897734375">
            <text:p>0.2897734375</text:p>
          </table:table-cell>
          <table:table-cell table:style-name="ce1" table:formula="of:=IF((([.L84]*[.L84])*[.R84])&lt;1;1;ROUND(([.L84]*[.L84])*[.R84]))" office:value-type="float" office:value="35">
            <text:p>35</text:p>
          </table:table-cell>
          <table:table-cell table:style-name="ce1" table:formula="of:=ROUND((([.G84]-0)/(1-0))*(1-0)+0)" office:value-type="float" office:value="0">
            <text:p>0</text:p>
          </table:table-cell>
          <table:table-cell table:style-name="ce2" table:formula="of:=(([.H84]-0)/(1-0))*(100-0)+0" office:value-type="float" office:value="17.96875">
            <text:p>17.968750000</text:p>
          </table:table-cell>
          <table:table-cell table:style-name="ce2" table:formula="of:=(([.I84]-0)/(1-0))*(100-(-100))+(-100)" office:value-type="float" office:value="-95.3125">
            <text:p>-95.312500000</text:p>
          </table:table-cell>
          <table:table-cell table:style-name="ce2" table:formula="of:=(([.J84]-0)/(1-0))*(10000-0)+0" office:value-type="float" office:value="9609.375">
            <text:p>9609.375000000</text:p>
          </table:table-cell>
          <table:table-cell/>
        </table:table-row>
        <table:table-row table:style-name="ro3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 office:value-type="float" office:value="0.5234375">
            <text:p>0.5234375</text:p>
          </table:table-cell>
          <table:table-cell office:value-type="float" office:value="0.4609375">
            <text:p>0.4609375</text:p>
          </table:table-cell>
          <table:table-cell/>
          <table:table-cell table:style-name="ce1" table:formula="of:=ROUND((([.A85]-0)/(1-0))*(12-2)+2)" office:value-type="float" office:value="6">
            <text:p>6</text:p>
          </table:table-cell>
          <table:table-cell table:style-name="ce2" table:formula="of:=(([.B85]-0)/(1-0))*(10-0)+0" office:value-type="float" office:value="8.671875">
            <text:p>8.671875000</text:p>
          </table:table-cell>
          <table:table-cell table:style-name="ce2" table:formula="of:=(([.C85]-0)/(1-0))*(1500-0.000000001)+0.000000001" office:value-type="float" office:value="621.093750000586">
            <text:p>621.093750001</text:p>
          </table:table-cell>
          <table:table-cell table:style-name="ce2" table:formula="of:=(([.D85]-0)/(1-0))*(1-0.000000001)+0.000000001" office:value-type="float" office:value="0.742187500257812">
            <text:p>0.742187500</text:p>
          </table:table-cell>
          <table:table-cell table:style-name="ce2" table:formula="of:=[.L85]*[.O85]" office:value-type="float" office:value="4.45312500154687">
            <text:p>4.453125002</text:p>
          </table:table-cell>
          <table:table-cell table:style-name="ce2" table:formula="of:=(([.E85]-0)/(1-0))*(100-0.000000001)+0.000000001" office:value-type="float" office:value="67.9687500003203">
            <text:p>67.968750000</text:p>
          </table:table-cell>
          <table:table-cell table:style-name="ce1" table:formula="of:=(([.F85]-0)/(1-0))*(1-0.001)+0.001" office:value-type="float" office:value="0.7892734375">
            <text:p>0.7892734375</text:p>
          </table:table-cell>
          <table:table-cell table:style-name="ce1" table:formula="of:=IF((([.L85]*[.L85])*[.R85])&lt;1;1;ROUND(([.L85]*[.L85])*[.R85]))" office:value-type="float" office:value="28">
            <text:p>28</text:p>
          </table:table-cell>
          <table:table-cell table:style-name="ce1" table:formula="of:=ROUND((([.G85]-0)/(1-0))*(1-0)+0)" office:value-type="float" office:value="1">
            <text:p>1</text:p>
          </table:table-cell>
          <table:table-cell table:style-name="ce2" table:formula="of:=(([.H85]-0)/(1-0))*(100-0)+0" office:value-type="float" office:value="67.96875">
            <text:p>67.968750000</text:p>
          </table:table-cell>
          <table:table-cell table:style-name="ce2" table:formula="of:=(([.I85]-0)/(1-0))*(100-(-100))+(-100)" office:value-type="float" office:value="4.6875">
            <text:p>4.687500000</text:p>
          </table:table-cell>
          <table:table-cell table:style-name="ce2" table:formula="of:=(([.J85]-0)/(1-0))*(10000-0)+0" office:value-type="float" office:value="4609.375">
            <text:p>4609.375000000</text:p>
          </table:table-cell>
          <table:table-cell/>
        </table:table-row>
        <table:table-row table:style-name="ro3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 office:value-type="float" office:value="0.1484375">
            <text:p>0.1484375</text:p>
          </table:table-cell>
          <table:table-cell office:value-type="float" office:value="0.5859375">
            <text:p>0.5859375</text:p>
          </table:table-cell>
          <table:table-cell/>
          <table:table-cell table:style-name="ce1" table:formula="of:=ROUND((([.A86]-0)/(1-0))*(12-2)+2)" office:value-type="float" office:value="7">
            <text:p>7</text:p>
          </table:table-cell>
          <table:table-cell table:style-name="ce2" table:formula="of:=(([.B86]-0)/(1-0))*(10-0)+0" office:value-type="float" office:value="4.921875">
            <text:p>4.921875000</text:p>
          </table:table-cell>
          <table:table-cell table:style-name="ce2" table:formula="of:=(([.C86]-0)/(1-0))*(1500-0.000000001)+0.000000001" office:value-type="float" office:value="58.5937500009609">
            <text:p>58.593750001</text:p>
          </table:table-cell>
          <table:table-cell table:style-name="ce2" table:formula="of:=(([.D86]-0)/(1-0))*(1-0.000000001)+0.000000001" office:value-type="float" office:value="0.617187500382812">
            <text:p>0.617187500</text:p>
          </table:table-cell>
          <table:table-cell table:style-name="ce2" table:formula="of:=[.L86]*[.O86]" office:value-type="float" office:value="4.32031250267969">
            <text:p>4.320312503</text:p>
          </table:table-cell>
          <table:table-cell table:style-name="ce2" table:formula="of:=(([.E86]-0)/(1-0))*(100-0.000000001)+0.000000001" office:value-type="float" office:value="55.4687500004453">
            <text:p>55.468750000</text:p>
          </table:table-cell>
          <table:table-cell table:style-name="ce1" table:formula="of:=(([.F86]-0)/(1-0))*(1-0.001)+0.001" office:value-type="float" office:value="0.6643984375">
            <text:p>0.6643984375</text:p>
          </table:table-cell>
          <table:table-cell table:style-name="ce1" table:formula="of:=IF((([.L86]*[.L86])*[.R86])&lt;1;1;ROUND(([.L86]*[.L86])*[.R86]))" office:value-type="float" office:value="33">
            <text:p>33</text:p>
          </table:table-cell>
          <table:table-cell table:style-name="ce1" table:formula="of:=ROUND((([.G86]-0)/(1-0))*(1-0)+0)" office:value-type="float" office:value="0">
            <text:p>0</text:p>
          </table:table-cell>
          <table:table-cell table:style-name="ce2" table:formula="of:=(([.H86]-0)/(1-0))*(100-0)+0" office:value-type="float" office:value="5.46875">
            <text:p>5.468750000</text:p>
          </table:table-cell>
          <table:table-cell table:style-name="ce2" table:formula="of:=(([.I86]-0)/(1-0))*(100-(-100))+(-100)" office:value-type="float" office:value="-70.3125">
            <text:p>-70.312500000</text:p>
          </table:table-cell>
          <table:table-cell table:style-name="ce2" table:formula="of:=(([.J86]-0)/(1-0))*(10000-0)+0" office:value-type="float" office:value="5859.375">
            <text:p>5859.375000000</text:p>
          </table:table-cell>
          <table:table-cell/>
        </table:table-row>
        <table:table-row table:style-name="ro3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 office:value-type="float" office:value="0.6484375">
            <text:p>0.6484375</text:p>
          </table:table-cell>
          <table:table-cell office:value-type="float" office:value="0.0859375">
            <text:p>0.0859375</text:p>
          </table:table-cell>
          <table:table-cell/>
          <table:table-cell table:style-name="ce1" table:formula="of:=ROUND((([.A87]-0)/(1-0))*(12-2)+2)" office:value-type="float" office:value="12">
            <text:p>12</text:p>
          </table:table-cell>
          <table:table-cell table:style-name="ce2" table:formula="of:=(([.B87]-0)/(1-0))*(10-0)+0" office:value-type="float" office:value="9.921875">
            <text:p>9.921875000</text:p>
          </table:table-cell>
          <table:table-cell table:style-name="ce2" table:formula="of:=(([.C87]-0)/(1-0))*(1500-0.000000001)+0.000000001" office:value-type="float" office:value="808.593750000461">
            <text:p>808.593750000</text:p>
          </table:table-cell>
          <table:table-cell table:style-name="ce2" table:formula="of:=(([.D87]-0)/(1-0))*(1-0.000000001)+0.000000001" office:value-type="float" office:value="0.117187500882813">
            <text:p>0.117187501</text:p>
          </table:table-cell>
          <table:table-cell table:style-name="ce2" table:formula="of:=[.L87]*[.O87]" office:value-type="float" office:value="1.40625001059375">
            <text:p>1.406250011</text:p>
          </table:table-cell>
          <table:table-cell table:style-name="ce2" table:formula="of:=(([.E87]-0)/(1-0))*(100-0.000000001)+0.000000001" office:value-type="float" office:value="5.46875000094531">
            <text:p>5.468750001</text:p>
          </table:table-cell>
          <table:table-cell table:style-name="ce1" table:formula="of:=(([.F87]-0)/(1-0))*(1-0.001)+0.001" office:value-type="float" office:value="0.1648984375">
            <text:p>0.1648984375</text:p>
          </table:table-cell>
          <table:table-cell table:style-name="ce1" table:formula="of:=IF((([.L87]*[.L87])*[.R87])&lt;1;1;ROUND(([.L87]*[.L87])*[.R87]))" office:value-type="float" office:value="24">
            <text:p>24</text:p>
          </table:table-cell>
          <table:table-cell table:style-name="ce1" table:formula="of:=ROUND((([.G87]-0)/(1-0))*(1-0)+0)" office:value-type="float" office:value="1">
            <text:p>1</text:p>
          </table:table-cell>
          <table:table-cell table:style-name="ce2" table:formula="of:=(([.H87]-0)/(1-0))*(100-0)+0" office:value-type="float" office:value="55.46875">
            <text:p>55.468750000</text:p>
          </table:table-cell>
          <table:table-cell table:style-name="ce2" table:formula="of:=(([.I87]-0)/(1-0))*(100-(-100))+(-100)" office:value-type="float" office:value="29.6875">
            <text:p>29.687500000</text:p>
          </table:table-cell>
          <table:table-cell table:style-name="ce2" table:formula="of:=(([.J87]-0)/(1-0))*(10000-0)+0" office:value-type="float" office:value="859.375">
            <text:p>859.375000000</text:p>
          </table:table-cell>
          <table:table-cell/>
        </table:table-row>
        <table:table-row table:style-name="ro3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 office:value-type="float" office:value="0.8984375">
            <text:p>0.8984375</text:p>
          </table:table-cell>
          <table:table-cell office:value-type="float" office:value="0.3359375">
            <text:p>0.3359375</text:p>
          </table:table-cell>
          <table:table-cell/>
          <table:table-cell table:style-name="ce1" table:formula="of:=ROUND((([.A88]-0)/(1-0))*(12-2)+2)" office:value-type="float" office:value="9">
            <text:p>9</text:p>
          </table:table-cell>
          <table:table-cell table:style-name="ce2" table:formula="of:=(([.B88]-0)/(1-0))*(10-0)+0" office:value-type="float" office:value="2.421875">
            <text:p>2.421875000</text:p>
          </table:table-cell>
          <table:table-cell table:style-name="ce2" table:formula="of:=(([.C88]-0)/(1-0))*(1500-0.000000001)+0.000000001" office:value-type="float" office:value="433.593750000711">
            <text:p>433.593750001</text:p>
          </table:table-cell>
          <table:table-cell table:style-name="ce2" table:formula="of:=(([.D88]-0)/(1-0))*(1-0.000000001)+0.000000001" office:value-type="float" office:value="0.867187500132813">
            <text:p>0.867187500</text:p>
          </table:table-cell>
          <table:table-cell table:style-name="ce2" table:formula="of:=[.L88]*[.O88]" office:value-type="float" office:value="7.80468750119531">
            <text:p>7.804687501</text:p>
          </table:table-cell>
          <table:table-cell table:style-name="ce2" table:formula="of:=(([.E88]-0)/(1-0))*(100-0.000000001)+0.000000001" office:value-type="float" office:value="30.4687500006953">
            <text:p>30.468750001</text:p>
          </table:table-cell>
          <table:table-cell table:style-name="ce1" table:formula="of:=(([.F88]-0)/(1-0))*(1-0.001)+0.001" office:value-type="float" office:value="0.4146484375">
            <text:p>0.4146484375</text:p>
          </table:table-cell>
          <table:table-cell table:style-name="ce1" table:formula="of:=IF((([.L88]*[.L88])*[.R88])&lt;1;1;ROUND(([.L88]*[.L88])*[.R88]))" office:value-type="float" office:value="34">
            <text:p>34</text:p>
          </table:table-cell>
          <table:table-cell table:style-name="ce1" table:formula="of:=ROUND((([.G88]-0)/(1-0))*(1-0)+0)" office:value-type="float" office:value="0">
            <text:p>0</text:p>
          </table:table-cell>
          <table:table-cell table:style-name="ce2" table:formula="of:=(([.H88]-0)/(1-0))*(100-0)+0" office:value-type="float" office:value="80.46875">
            <text:p>80.468750000</text:p>
          </table:table-cell>
          <table:table-cell table:style-name="ce2" table:formula="of:=(([.I88]-0)/(1-0))*(100-(-100))+(-100)" office:value-type="float" office:value="79.6875">
            <text:p>79.687500000</text:p>
          </table:table-cell>
          <table:table-cell table:style-name="ce2" table:formula="of:=(([.J88]-0)/(1-0))*(10000-0)+0" office:value-type="float" office:value="3359.375">
            <text:p>3359.375000000</text:p>
          </table:table-cell>
          <table:table-cell/>
        </table:table-row>
        <table:table-row table:style-name="ro3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 office:value-type="float" office:value="0.3984375">
            <text:p>0.3984375</text:p>
          </table:table-cell>
          <table:table-cell office:value-type="float" office:value="0.8359375">
            <text:p>0.8359375</text:p>
          </table:table-cell>
          <table:table-cell/>
          <table:table-cell table:style-name="ce1" table:formula="of:=ROUND((([.A89]-0)/(1-0))*(12-2)+2)" office:value-type="float" office:value="4">
            <text:p>4</text:p>
          </table:table-cell>
          <table:table-cell table:style-name="ce2" table:formula="of:=(([.B89]-0)/(1-0))*(10-0)+0" office:value-type="float" office:value="7.421875">
            <text:p>7.421875000</text:p>
          </table:table-cell>
          <table:table-cell table:style-name="ce2" table:formula="of:=(([.C89]-0)/(1-0))*(1500-0.000000001)+0.000000001" office:value-type="float" office:value="1183.59375000021">
            <text:p>1183.593750000</text:p>
          </table:table-cell>
          <table:table-cell table:style-name="ce2" table:formula="of:=(([.D89]-0)/(1-0))*(1-0.000000001)+0.000000001" office:value-type="float" office:value="0.367187500632813">
            <text:p>0.367187501</text:p>
          </table:table-cell>
          <table:table-cell table:style-name="ce2" table:formula="of:=[.L89]*[.O89]" office:value-type="float" office:value="1.46875000253125">
            <text:p>1.468750003</text:p>
          </table:table-cell>
          <table:table-cell table:style-name="ce2" table:formula="of:=(([.E89]-0)/(1-0))*(100-0.000000001)+0.000000001" office:value-type="float" office:value="80.4687500001953">
            <text:p>80.468750000</text:p>
          </table:table-cell>
          <table:table-cell table:style-name="ce1" table:formula="of:=(([.F89]-0)/(1-0))*(1-0.001)+0.001" office:value-type="float" office:value="0.9141484375">
            <text:p>0.9141484375</text:p>
          </table:table-cell>
          <table:table-cell table:style-name="ce1" table:formula="of:=IF((([.L89]*[.L89])*[.R89])&lt;1;1;ROUND(([.L89]*[.L89])*[.R89]))" office:value-type="float" office:value="15">
            <text:p>15</text:p>
          </table:table-cell>
          <table:table-cell table:style-name="ce1" table:formula="of:=ROUND((([.G89]-0)/(1-0))*(1-0)+0)" office:value-type="float" office:value="1">
            <text:p>1</text:p>
          </table:table-cell>
          <table:table-cell table:style-name="ce2" table:formula="of:=(([.H89]-0)/(1-0))*(100-0)+0" office:value-type="float" office:value="30.46875">
            <text:p>30.468750000</text:p>
          </table:table-cell>
          <table:table-cell table:style-name="ce2" table:formula="of:=(([.I89]-0)/(1-0))*(100-(-100))+(-100)" office:value-type="float" office:value="-20.3125">
            <text:p>-20.312500000</text:p>
          </table:table-cell>
          <table:table-cell table:style-name="ce2" table:formula="of:=(([.J89]-0)/(1-0))*(10000-0)+0" office:value-type="float" office:value="8359.375">
            <text:p>8359.375000000</text:p>
          </table:table-cell>
          <table:table-cell/>
        </table:table-row>
        <table:table-row table:style-name="ro3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 office:value-type="float" office:value="0.2109375">
            <text:p>0.2109375</text:p>
          </table:table-cell>
          <table:table-cell office:value-type="float" office:value="0.3984375">
            <text:p>0.3984375</text:p>
          </table:table-cell>
          <table:table-cell/>
          <table:table-cell table:style-name="ce1" table:formula="of:=ROUND((([.A90]-0)/(1-0))*(12-2)+2)" office:value-type="float" office:value="4">
            <text:p>4</text:p>
          </table:table-cell>
          <table:table-cell table:style-name="ce2" table:formula="of:=(([.B90]-0)/(1-0))*(10-0)+0" office:value-type="float" office:value="3.046875">
            <text:p>3.046875000</text:p>
          </table:table-cell>
          <table:table-cell table:style-name="ce2" table:formula="of:=(([.C90]-0)/(1-0))*(1500-0.000000001)+0.000000001" office:value-type="float" office:value="527.343750000648">
            <text:p>527.343750001</text:p>
          </table:table-cell>
          <table:table-cell table:style-name="ce2" table:formula="of:=(([.D90]-0)/(1-0))*(1-0.000000001)+0.000000001" office:value-type="float" office:value="0.0546875009453125">
            <text:p>0.054687501</text:p>
          </table:table-cell>
          <table:table-cell table:style-name="ce2" table:formula="of:=[.L90]*[.O90]" office:value-type="float" office:value="0.21875000378125">
            <text:p>0.218750004</text:p>
          </table:table-cell>
          <table:table-cell table:style-name="ce2" table:formula="of:=(([.E90]-0)/(1-0))*(100-0.000000001)+0.000000001" office:value-type="float" office:value="49.2187500005078">
            <text:p>49.218750001</text:p>
          </table:table-cell>
          <table:table-cell table:style-name="ce1" table:formula="of:=(([.F90]-0)/(1-0))*(1-0.001)+0.001" office:value-type="float" office:value="0.8517109375">
            <text:p>0.8517109375</text:p>
          </table:table-cell>
          <table:table-cell table:style-name="ce1" table:formula="of:=IF((([.L90]*[.L90])*[.R90])&lt;1;1;ROUND(([.L90]*[.L90])*[.R90]))" office:value-type="float" office:value="14">
            <text:p>14</text:p>
          </table:table-cell>
          <table:table-cell table:style-name="ce1" table:formula="of:=ROUND((([.G90]-0)/(1-0))*(1-0)+0)" office:value-type="float" office:value="0">
            <text:p>0</text:p>
          </table:table-cell>
          <table:table-cell table:style-name="ce2" table:formula="of:=(([.H90]-0)/(1-0))*(100-0)+0" office:value-type="float" office:value="11.71875">
            <text:p>11.718750000</text:p>
          </table:table-cell>
          <table:table-cell table:style-name="ce2" table:formula="of:=(([.I90]-0)/(1-0))*(100-(-100))+(-100)" office:value-type="float" office:value="-57.8125">
            <text:p>-57.812500000</text:p>
          </table:table-cell>
          <table:table-cell table:style-name="ce2" table:formula="of:=(([.J90]-0)/(1-0))*(10000-0)+0" office:value-type="float" office:value="3984.375">
            <text:p>3984.375000000</text:p>
          </table:table-cell>
          <table:table-cell/>
        </table:table-row>
        <table:table-row table:style-name="ro3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 office:value-type="float" office:value="0.7109375">
            <text:p>0.7109375</text:p>
          </table:table-cell>
          <table:table-cell office:value-type="float" office:value="0.8984375">
            <text:p>0.8984375</text:p>
          </table:table-cell>
          <table:table-cell/>
          <table:table-cell table:style-name="ce1" table:formula="of:=ROUND((([.A91]-0)/(1-0))*(12-2)+2)" office:value-type="float" office:value="9">
            <text:p>9</text:p>
          </table:table-cell>
          <table:table-cell table:style-name="ce2" table:formula="of:=(([.B91]-0)/(1-0))*(10-0)+0" office:value-type="float" office:value="8.046875">
            <text:p>8.046875000</text:p>
          </table:table-cell>
          <table:table-cell table:style-name="ce2" table:formula="of:=(([.C91]-0)/(1-0))*(1500-0.000000001)+0.000000001" office:value-type="float" office:value="1277.34375000015">
            <text:p>1277.343750000</text:p>
          </table:table-cell>
          <table:table-cell table:style-name="ce2" table:formula="of:=(([.D91]-0)/(1-0))*(1-0.000000001)+0.000000001" office:value-type="float" office:value="0.554687500445312">
            <text:p>0.554687500</text:p>
          </table:table-cell>
          <table:table-cell table:style-name="ce2" table:formula="of:=[.L91]*[.O91]" office:value-type="float" office:value="4.99218750400781">
            <text:p>4.992187504</text:p>
          </table:table-cell>
          <table:table-cell table:style-name="ce2" table:formula="of:=(([.E91]-0)/(1-0))*(100-0.000000001)+0.000000001" office:value-type="float" office:value="99.2187500000078">
            <text:p>99.218750000</text:p>
          </table:table-cell>
          <table:table-cell table:style-name="ce1" table:formula="of:=(([.F91]-0)/(1-0))*(1-0.001)+0.001" office:value-type="float" office:value="0.3522109375">
            <text:p>0.3522109375</text:p>
          </table:table-cell>
          <table:table-cell table:style-name="ce1" table:formula="of:=IF((([.L91]*[.L91])*[.R91])&lt;1;1;ROUND(([.L91]*[.L91])*[.R91]))" office:value-type="float" office:value="29">
            <text:p>29</text:p>
          </table:table-cell>
          <table:table-cell table:style-name="ce1" table:formula="of:=ROUND((([.G91]-0)/(1-0))*(1-0)+0)" office:value-type="float" office:value="1">
            <text:p>1</text:p>
          </table:table-cell>
          <table:table-cell table:style-name="ce2" table:formula="of:=(([.H91]-0)/(1-0))*(100-0)+0" office:value-type="float" office:value="61.71875">
            <text:p>61.718750000</text:p>
          </table:table-cell>
          <table:table-cell table:style-name="ce2" table:formula="of:=(([.I91]-0)/(1-0))*(100-(-100))+(-100)" office:value-type="float" office:value="42.1875">
            <text:p>42.187500000</text:p>
          </table:table-cell>
          <table:table-cell table:style-name="ce2" table:formula="of:=(([.J91]-0)/(1-0))*(10000-0)+0" office:value-type="float" office:value="8984.375">
            <text:p>8984.375000000</text:p>
          </table:table-cell>
          <table:table-cell/>
        </table:table-row>
        <table:table-row table:style-name="ro3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 office:value-type="float" office:value="0.9609375">
            <text:p>0.9609375</text:p>
          </table:table-cell>
          <table:table-cell office:value-type="float" office:value="0.6484375">
            <text:p>0.6484375</text:p>
          </table:table-cell>
          <table:table-cell/>
          <table:table-cell table:style-name="ce1" table:formula="of:=ROUND((([.A92]-0)/(1-0))*(12-2)+2)" office:value-type="float" office:value="11">
            <text:p>11</text:p>
          </table:table-cell>
          <table:table-cell table:style-name="ce2" table:formula="of:=(([.B92]-0)/(1-0))*(10-0)+0" office:value-type="float" office:value="0.546875">
            <text:p>0.546875000</text:p>
          </table:table-cell>
          <table:table-cell table:style-name="ce2" table:formula="of:=(([.C92]-0)/(1-0))*(1500-0.000000001)+0.000000001" office:value-type="float" office:value="152.343750000898">
            <text:p>152.343750001</text:p>
          </table:table-cell>
          <table:table-cell table:style-name="ce2" table:formula="of:=(([.D92]-0)/(1-0))*(1-0.000000001)+0.000000001" office:value-type="float" office:value="0.304687500695313">
            <text:p>0.304687501</text:p>
          </table:table-cell>
          <table:table-cell table:style-name="ce2" table:formula="of:=[.L92]*[.O92]" office:value-type="float" office:value="3.35156250764844">
            <text:p>3.351562508</text:p>
          </table:table-cell>
          <table:table-cell table:style-name="ce2" table:formula="of:=(([.E92]-0)/(1-0))*(100-0.000000001)+0.000000001" office:value-type="float" office:value="74.2187500002578">
            <text:p>74.218750000</text:p>
          </table:table-cell>
          <table:table-cell table:style-name="ce1" table:formula="of:=(([.F92]-0)/(1-0))*(1-0.001)+0.001" office:value-type="float" office:value="0.1024609375">
            <text:p>0.1024609375</text:p>
          </table:table-cell>
          <table:table-cell table:style-name="ce1" table:formula="of:=IF((([.L92]*[.L92])*[.R92])&lt;1;1;ROUND(([.L92]*[.L92])*[.R92]))" office:value-type="float" office:value="12">
            <text:p>12</text:p>
          </table:table-cell>
          <table:table-cell table:style-name="ce1" table:formula="of:=ROUND((([.G92]-0)/(1-0))*(1-0)+0)" office:value-type="float" office:value="0">
            <text:p>0</text:p>
          </table:table-cell>
          <table:table-cell table:style-name="ce2" table:formula="of:=(([.H92]-0)/(1-0))*(100-0)+0" office:value-type="float" office:value="86.71875">
            <text:p>86.718750000</text:p>
          </table:table-cell>
          <table:table-cell table:style-name="ce2" table:formula="of:=(([.I92]-0)/(1-0))*(100-(-100))+(-100)" office:value-type="float" office:value="92.1875">
            <text:p>92.187500000</text:p>
          </table:table-cell>
          <table:table-cell table:style-name="ce2" table:formula="of:=(([.J92]-0)/(1-0))*(10000-0)+0" office:value-type="float" office:value="6484.375">
            <text:p>6484.375000000</text:p>
          </table:table-cell>
          <table:table-cell/>
        </table:table-row>
        <table:table-row table:style-name="ro3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 office:value-type="float" office:value="0.4609375">
            <text:p>0.4609375</text:p>
          </table:table-cell>
          <table:table-cell office:value-type="float" office:value="0.1484375">
            <text:p>0.1484375</text:p>
          </table:table-cell>
          <table:table-cell/>
          <table:table-cell table:style-name="ce1" table:formula="of:=ROUND((([.A93]-0)/(1-0))*(12-2)+2)" office:value-type="float" office:value="6">
            <text:p>6</text:p>
          </table:table-cell>
          <table:table-cell table:style-name="ce2" table:formula="of:=(([.B93]-0)/(1-0))*(10-0)+0" office:value-type="float" office:value="5.546875">
            <text:p>5.546875000</text:p>
          </table:table-cell>
          <table:table-cell table:style-name="ce2" table:formula="of:=(([.C93]-0)/(1-0))*(1500-0.000000001)+0.000000001" office:value-type="float" office:value="902.343750000398">
            <text:p>902.343750000</text:p>
          </table:table-cell>
          <table:table-cell table:style-name="ce2" table:formula="of:=(([.D93]-0)/(1-0))*(1-0.000000001)+0.000000001" office:value-type="float" office:value="0.804687500195313">
            <text:p>0.804687500</text:p>
          </table:table-cell>
          <table:table-cell table:style-name="ce2" table:formula="of:=[.L93]*[.O93]" office:value-type="float" office:value="4.82812500117188">
            <text:p>4.828125001</text:p>
          </table:table-cell>
          <table:table-cell table:style-name="ce2" table:formula="of:=(([.E93]-0)/(1-0))*(100-0.000000001)+0.000000001" office:value-type="float" office:value="24.2187500007578">
            <text:p>24.218750001</text:p>
          </table:table-cell>
          <table:table-cell table:style-name="ce1" table:formula="of:=(([.F93]-0)/(1-0))*(1-0.001)+0.001" office:value-type="float" office:value="0.6019609375">
            <text:p>0.6019609375</text:p>
          </table:table-cell>
          <table:table-cell table:style-name="ce1" table:formula="of:=IF((([.L93]*[.L93])*[.R93])&lt;1;1;ROUND(([.L93]*[.L93])*[.R93]))" office:value-type="float" office:value="22">
            <text:p>22</text:p>
          </table:table-cell>
          <table:table-cell table:style-name="ce1" table:formula="of:=ROUND((([.G93]-0)/(1-0))*(1-0)+0)" office:value-type="float" office:value="1">
            <text:p>1</text:p>
          </table:table-cell>
          <table:table-cell table:style-name="ce2" table:formula="of:=(([.H93]-0)/(1-0))*(100-0)+0" office:value-type="float" office:value="36.71875">
            <text:p>36.718750000</text:p>
          </table:table-cell>
          <table:table-cell table:style-name="ce2" table:formula="of:=(([.I93]-0)/(1-0))*(100-(-100))+(-100)" office:value-type="float" office:value="-7.8125">
            <text:p>-7.812500000</text:p>
          </table:table-cell>
          <table:table-cell table:style-name="ce2" table:formula="of:=(([.J93]-0)/(1-0))*(10000-0)+0" office:value-type="float" office:value="1484.375">
            <text:p>1484.375000000</text:p>
          </table:table-cell>
          <table:table-cell/>
        </table:table-row>
        <table:table-row table:style-name="ro3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 office:value-type="float" office:value="0.8359375">
            <text:p>0.8359375</text:p>
          </table:table-cell>
          <table:table-cell office:value-type="float" office:value="0.7734375">
            <text:p>0.7734375</text:p>
          </table:table-cell>
          <table:table-cell/>
          <table:table-cell table:style-name="ce1" table:formula="of:=ROUND((([.A94]-0)/(1-0))*(12-2)+2)" office:value-type="float" office:value="5">
            <text:p>5</text:p>
          </table:table-cell>
          <table:table-cell table:style-name="ce2" table:formula="of:=(([.B94]-0)/(1-0))*(10-0)+0" office:value-type="float" office:value="1.796875">
            <text:p>1.796875000</text:p>
          </table:table-cell>
          <table:table-cell table:style-name="ce2" table:formula="of:=(([.C94]-0)/(1-0))*(1500-0.000000001)+0.000000001" office:value-type="float" office:value="1464.84375000002">
            <text:p>1464.843750000</text:p>
          </table:table-cell>
          <table:table-cell table:style-name="ce2" table:formula="of:=(([.D94]-0)/(1-0))*(1-0.000000001)+0.000000001" office:value-type="float" office:value="0.929687500070312">
            <text:p>0.929687500</text:p>
          </table:table-cell>
          <table:table-cell table:style-name="ce2" table:formula="of:=[.L94]*[.O94]" office:value-type="float" office:value="4.64843750035156">
            <text:p>4.648437500</text:p>
          </table:table-cell>
          <table:table-cell table:style-name="ce2" table:formula="of:=(([.E94]-0)/(1-0))*(100-0.000000001)+0.000000001" office:value-type="float" office:value="11.7187500008828">
            <text:p>11.718750001</text:p>
          </table:table-cell>
          <table:table-cell table:style-name="ce1" table:formula="of:=(([.F94]-0)/(1-0))*(1-0.001)+0.001" office:value-type="float" office:value="0.9765859375">
            <text:p>0.9765859375</text:p>
          </table:table-cell>
          <table:table-cell table:style-name="ce1" table:formula="of:=IF((([.L94]*[.L94])*[.R94])&lt;1;1;ROUND(([.L94]*[.L94])*[.R94]))" office:value-type="float" office:value="24">
            <text:p>24</text:p>
          </table:table-cell>
          <table:table-cell table:style-name="ce1" table:formula="of:=ROUND((([.G94]-0)/(1-0))*(1-0)+0)" office:value-type="float" office:value="0">
            <text:p>0</text:p>
          </table:table-cell>
          <table:table-cell table:style-name="ce2" table:formula="of:=(([.H94]-0)/(1-0))*(100-0)+0" office:value-type="float" office:value="99.21875">
            <text:p>99.218750000</text:p>
          </table:table-cell>
          <table:table-cell table:style-name="ce2" table:formula="of:=(([.I94]-0)/(1-0))*(100-(-100))+(-100)" office:value-type="float" office:value="67.1875">
            <text:p>67.187500000</text:p>
          </table:table-cell>
          <table:table-cell table:style-name="ce2" table:formula="of:=(([.J94]-0)/(1-0))*(10000-0)+0" office:value-type="float" office:value="7734.375">
            <text:p>7734.375000000</text:p>
          </table:table-cell>
          <table:table-cell/>
        </table:table-row>
        <table:table-row table:style-name="ro3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 office:value-type="float" office:value="0.3359375">
            <text:p>0.3359375</text:p>
          </table:table-cell>
          <table:table-cell office:value-type="float" office:value="0.2734375">
            <text:p>0.2734375</text:p>
          </table:table-cell>
          <table:table-cell/>
          <table:table-cell table:style-name="ce1" table:formula="of:=ROUND((([.A95]-0)/(1-0))*(12-2)+2)" office:value-type="float" office:value="10">
            <text:p>10</text:p>
          </table:table-cell>
          <table:table-cell table:style-name="ce2" table:formula="of:=(([.B95]-0)/(1-0))*(10-0)+0" office:value-type="float" office:value="6.796875">
            <text:p>6.796875000</text:p>
          </table:table-cell>
          <table:table-cell table:style-name="ce2" table:formula="of:=(([.C95]-0)/(1-0))*(1500-0.000000001)+0.000000001" office:value-type="float" office:value="714.843750000523">
            <text:p>714.843750001</text:p>
          </table:table-cell>
          <table:table-cell table:style-name="ce2" table:formula="of:=(([.D95]-0)/(1-0))*(1-0.000000001)+0.000000001" office:value-type="float" office:value="0.429687500570313">
            <text:p>0.429687501</text:p>
          </table:table-cell>
          <table:table-cell table:style-name="ce2" table:formula="of:=[.L95]*[.O95]" office:value-type="float" office:value="4.29687500570313">
            <text:p>4.296875006</text:p>
          </table:table-cell>
          <table:table-cell table:style-name="ce2" table:formula="of:=(([.E95]-0)/(1-0))*(100-0.000000001)+0.000000001" office:value-type="float" office:value="61.7187500003828">
            <text:p>61.718750000</text:p>
          </table:table-cell>
          <table:table-cell table:style-name="ce1" table:formula="of:=(([.F95]-0)/(1-0))*(1-0.001)+0.001" office:value-type="float" office:value="0.4770859375">
            <text:p>0.4770859375</text:p>
          </table:table-cell>
          <table:table-cell table:style-name="ce1" table:formula="of:=IF((([.L95]*[.L95])*[.R95])&lt;1;1;ROUND(([.L95]*[.L95])*[.R95]))" office:value-type="float" office:value="48">
            <text:p>48</text:p>
          </table:table-cell>
          <table:table-cell table:style-name="ce1" table:formula="of:=ROUND((([.G95]-0)/(1-0))*(1-0)+0)" office:value-type="float" office:value="1">
            <text:p>1</text:p>
          </table:table-cell>
          <table:table-cell table:style-name="ce2" table:formula="of:=(([.H95]-0)/(1-0))*(100-0)+0" office:value-type="float" office:value="49.21875">
            <text:p>49.218750000</text:p>
          </table:table-cell>
          <table:table-cell table:style-name="ce2" table:formula="of:=(([.I95]-0)/(1-0))*(100-(-100))+(-100)" office:value-type="float" office:value="-32.8125">
            <text:p>-32.812500000</text:p>
          </table:table-cell>
          <table:table-cell table:style-name="ce2" table:formula="of:=(([.J95]-0)/(1-0))*(10000-0)+0" office:value-type="float" office:value="2734.375">
            <text:p>2734.375000000</text:p>
          </table:table-cell>
          <table:table-cell/>
        </table:table-row>
        <table:table-row table:style-name="ro3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 office:value-type="float" office:value="0.0859375">
            <text:p>0.0859375</text:p>
          </table:table-cell>
          <table:table-cell office:value-type="float" office:value="0.0234375">
            <text:p>0.0234375</text:p>
          </table:table-cell>
          <table:table-cell/>
          <table:table-cell table:style-name="ce1" table:formula="of:=ROUND((([.A96]-0)/(1-0))*(12-2)+2)" office:value-type="float" office:value="8">
            <text:p>8</text:p>
          </table:table-cell>
          <table:table-cell table:style-name="ce2" table:formula="of:=(([.B96]-0)/(1-0))*(10-0)+0" office:value-type="float" office:value="4.296875">
            <text:p>4.296875000</text:p>
          </table:table-cell>
          <table:table-cell table:style-name="ce2" table:formula="of:=(([.C96]-0)/(1-0))*(1500-0.000000001)+0.000000001" office:value-type="float" office:value="1089.84375000027">
            <text:p>1089.843750000</text:p>
          </table:table-cell>
          <table:table-cell table:style-name="ce2" table:formula="of:=(([.D96]-0)/(1-0))*(1-0.000000001)+0.000000001" office:value-type="float" office:value="0.679687500320312">
            <text:p>0.679687500</text:p>
          </table:table-cell>
          <table:table-cell table:style-name="ce2" table:formula="of:=[.L96]*[.O96]" office:value-type="float" office:value="5.4375000025625">
            <text:p>5.437500003</text:p>
          </table:table-cell>
          <table:table-cell table:style-name="ce2" table:formula="of:=(([.E96]-0)/(1-0))*(100-0.000000001)+0.000000001" office:value-type="float" office:value="86.7187500001328">
            <text:p>86.718750000</text:p>
          </table:table-cell>
          <table:table-cell table:style-name="ce1" table:formula="of:=(([.F96]-0)/(1-0))*(1-0.001)+0.001" office:value-type="float" office:value="0.2273359375">
            <text:p>0.2273359375</text:p>
          </table:table-cell>
          <table:table-cell table:style-name="ce1" table:formula="of:=IF((([.L96]*[.L96])*[.R96])&lt;1;1;ROUND(([.L96]*[.L96])*[.R96]))" office:value-type="float" office:value="15">
            <text:p>15</text:p>
          </table:table-cell>
          <table:table-cell table:style-name="ce1" table:formula="of:=ROUND((([.G96]-0)/(1-0))*(1-0)+0)" office:value-type="float" office:value="0">
            <text:p>0</text:p>
          </table:table-cell>
          <table:table-cell table:style-name="ce2" table:formula="of:=(([.H96]-0)/(1-0))*(100-0)+0" office:value-type="float" office:value="24.21875">
            <text:p>24.218750000</text:p>
          </table:table-cell>
          <table:table-cell table:style-name="ce2" table:formula="of:=(([.I96]-0)/(1-0))*(100-(-100))+(-100)" office:value-type="float" office:value="-82.8125">
            <text:p>-82.812500000</text:p>
          </table:table-cell>
          <table:table-cell table:style-name="ce2" table:formula="of:=(([.J96]-0)/(1-0))*(10000-0)+0" office:value-type="float" office:value="234.375">
            <text:p>234.375000000</text:p>
          </table:table-cell>
          <table:table-cell/>
        </table:table-row>
        <table:table-row table:style-name="ro3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 office:value-type="float" office:value="0.5859375">
            <text:p>0.5859375</text:p>
          </table:table-cell>
          <table:table-cell office:value-type="float" office:value="0.5234375">
            <text:p>0.5234375</text:p>
          </table:table-cell>
          <table:table-cell/>
          <table:table-cell table:style-name="ce1" table:formula="of:=ROUND((([.A97]-0)/(1-0))*(12-2)+2)" office:value-type="float" office:value="3">
            <text:p>3</text:p>
          </table:table-cell>
          <table:table-cell table:style-name="ce2" table:formula="of:=(([.B97]-0)/(1-0))*(10-0)+0" office:value-type="float" office:value="9.296875">
            <text:p>9.296875000</text:p>
          </table:table-cell>
          <table:table-cell table:style-name="ce2" table:formula="of:=(([.C97]-0)/(1-0))*(1500-0.000000001)+0.000000001" office:value-type="float" office:value="339.843750000773">
            <text:p>339.843750001</text:p>
          </table:table-cell>
          <table:table-cell table:style-name="ce2" table:formula="of:=(([.D97]-0)/(1-0))*(1-0.000000001)+0.000000001" office:value-type="float" office:value="0.179687500820313">
            <text:p>0.179687501</text:p>
          </table:table-cell>
          <table:table-cell table:style-name="ce2" table:formula="of:=[.L97]*[.O97]" office:value-type="float" office:value="0.539062502460938">
            <text:p>0.539062502</text:p>
          </table:table-cell>
          <table:table-cell table:style-name="ce2" table:formula="of:=(([.E97]-0)/(1-0))*(100-0.000000001)+0.000000001" office:value-type="float" office:value="36.7187500006328">
            <text:p>36.718750001</text:p>
          </table:table-cell>
          <table:table-cell table:style-name="ce1" table:formula="of:=(([.F97]-0)/(1-0))*(1-0.001)+0.001" office:value-type="float" office:value="0.7268359375">
            <text:p>0.7268359375</text:p>
          </table:table-cell>
          <table:table-cell table:style-name="ce1" table:formula="of:=IF((([.L97]*[.L97])*[.R97])&lt;1;1;ROUND(([.L97]*[.L97])*[.R97]))" office:value-type="float" office:value="7">
            <text:p>7</text:p>
          </table:table-cell>
          <table:table-cell table:style-name="ce1" table:formula="of:=ROUND((([.G97]-0)/(1-0))*(1-0)+0)" office:value-type="float" office:value="1">
            <text:p>1</text:p>
          </table:table-cell>
          <table:table-cell table:style-name="ce2" table:formula="of:=(([.H97]-0)/(1-0))*(100-0)+0" office:value-type="float" office:value="74.21875">
            <text:p>74.218750000</text:p>
          </table:table-cell>
          <table:table-cell table:style-name="ce2" table:formula="of:=(([.I97]-0)/(1-0))*(100-(-100))+(-100)" office:value-type="float" office:value="17.1875">
            <text:p>17.187500000</text:p>
          </table:table-cell>
          <table:table-cell table:style-name="ce2" table:formula="of:=(([.J97]-0)/(1-0))*(10000-0)+0" office:value-type="float" office:value="5234.375">
            <text:p>5234.375000000</text:p>
          </table:table-cell>
          <table:table-cell/>
        </table:table-row>
        <table:table-row table:style-name="ro3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 office:value-type="float" office:value="0.2578125">
            <text:p>0.2578125</text:p>
          </table:table-cell>
          <table:table-cell office:value-type="float" office:value="0.0703125">
            <text:p>0.0703125</text:p>
          </table:table-cell>
          <table:table-cell/>
          <table:table-cell table:style-name="ce1" table:formula="of:=ROUND((([.A98]-0)/(1-0))*(12-2)+2)" office:value-type="float" office:value="2">
            <text:p>2</text:p>
          </table:table-cell>
          <table:table-cell table:style-name="ce2" table:formula="of:=(([.B98]-0)/(1-0))*(10-0)+0" office:value-type="float" office:value="1.328125">
            <text:p>1.328125000</text:p>
          </table:table-cell>
          <table:table-cell table:style-name="ce2" table:formula="of:=(([.C98]-0)/(1-0))*(1500-0.000000001)+0.000000001" office:value-type="float" office:value="597.656250000602">
            <text:p>597.656250001</text:p>
          </table:table-cell>
          <table:table-cell table:style-name="ce2" table:formula="of:=(([.D98]-0)/(1-0))*(1-0.000000001)+0.000000001" office:value-type="float" office:value="0.351562500648438">
            <text:p>0.351562501</text:p>
          </table:table-cell>
          <table:table-cell table:style-name="ce2" table:formula="of:=[.L98]*[.O98]" office:value-type="float" office:value="0.703125001296875">
            <text:p>0.703125001</text:p>
          </table:table-cell>
          <table:table-cell table:style-name="ce2" table:formula="of:=(([.E98]-0)/(1-0))*(100-0.000000001)+0.000000001" office:value-type="float" office:value="50.7812500004922">
            <text:p>50.781250000</text:p>
          </table:table-cell>
          <table:table-cell table:style-name="ce1" table:formula="of:=(([.F98]-0)/(1-0))*(1-0.001)+0.001" office:value-type="float" office:value="0.6175703125">
            <text:p>0.6175703125</text:p>
          </table:table-cell>
          <table:table-cell table:style-name="ce1" table:formula="of:=IF((([.L98]*[.L98])*[.R98])&lt;1;1;ROUND(([.L98]*[.L98])*[.R98]))" office:value-type="float" office:value="2">
            <text:p>2</text:p>
          </table:table-cell>
          <table:table-cell table:style-name="ce1" table:formula="of:=ROUND((([.G98]-0)/(1-0))*(1-0)+0)" office:value-type="float" office:value="0">
            <text:p>0</text:p>
          </table:table-cell>
          <table:table-cell table:style-name="ce2" table:formula="of:=(([.H98]-0)/(1-0))*(100-0)+0" office:value-type="float" office:value="60.15625">
            <text:p>60.156250000</text:p>
          </table:table-cell>
          <table:table-cell table:style-name="ce2" table:formula="of:=(([.I98]-0)/(1-0))*(100-(-100))+(-100)" office:value-type="float" office:value="-48.4375">
            <text:p>-48.437500000</text:p>
          </table:table-cell>
          <table:table-cell table:style-name="ce2" table:formula="of:=(([.J98]-0)/(1-0))*(10000-0)+0" office:value-type="float" office:value="703.125">
            <text:p>703.125000000</text:p>
          </table:table-cell>
          <table:table-cell/>
        </table:table-row>
        <table:table-row table:style-name="ro3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 office:value-type="float" office:value="0.7578125">
            <text:p>0.7578125</text:p>
          </table:table-cell>
          <table:table-cell office:value-type="float" office:value="0.5703125">
            <text:p>0.5703125</text:p>
          </table:table-cell>
          <table:table-cell/>
          <table:table-cell table:style-name="ce1" table:formula="of:=ROUND((([.A99]-0)/(1-0))*(12-2)+2)" office:value-type="float" office:value="7">
            <text:p>7</text:p>
          </table:table-cell>
          <table:table-cell table:style-name="ce2" table:formula="of:=(([.B99]-0)/(1-0))*(10-0)+0" office:value-type="float" office:value="6.328125">
            <text:p>6.328125000</text:p>
          </table:table-cell>
          <table:table-cell table:style-name="ce2" table:formula="of:=(([.C99]-0)/(1-0))*(1500-0.000000001)+0.000000001" office:value-type="float" office:value="1347.6562500001">
            <text:p>1347.656250000</text:p>
          </table:table-cell>
          <table:table-cell table:style-name="ce2" table:formula="of:=(([.D99]-0)/(1-0))*(1-0.000000001)+0.000000001" office:value-type="float" office:value="0.851562500148437">
            <text:p>0.851562500</text:p>
          </table:table-cell>
          <table:table-cell table:style-name="ce2" table:formula="of:=[.L99]*[.O99]" office:value-type="float" office:value="5.96093750103906">
            <text:p>5.960937501</text:p>
          </table:table-cell>
          <table:table-cell table:style-name="ce2" table:formula="of:=(([.E99]-0)/(1-0))*(100-0.000000001)+0.000000001" office:value-type="float" office:value="0.781250000992187">
            <text:p>0.781250001</text:p>
          </table:table-cell>
          <table:table-cell table:style-name="ce1" table:formula="of:=(([.F99]-0)/(1-0))*(1-0.001)+0.001" office:value-type="float" office:value="0.1180703125">
            <text:p>0.1180703125</text:p>
          </table:table-cell>
          <table:table-cell table:style-name="ce1" table:formula="of:=IF((([.L99]*[.L99])*[.R99])&lt;1;1;ROUND(([.L99]*[.L99])*[.R99]))" office:value-type="float" office:value="6">
            <text:p>6</text:p>
          </table:table-cell>
          <table:table-cell table:style-name="ce1" table:formula="of:=ROUND((([.G99]-0)/(1-0))*(1-0)+0)" office:value-type="float" office:value="1">
            <text:p>1</text:p>
          </table:table-cell>
          <table:table-cell table:style-name="ce2" table:formula="of:=(([.H99]-0)/(1-0))*(100-0)+0" office:value-type="float" office:value="10.15625">
            <text:p>10.156250000</text:p>
          </table:table-cell>
          <table:table-cell table:style-name="ce2" table:formula="of:=(([.I99]-0)/(1-0))*(100-(-100))+(-100)" office:value-type="float" office:value="51.5625">
            <text:p>51.562500000</text:p>
          </table:table-cell>
          <table:table-cell table:style-name="ce2" table:formula="of:=(([.J99]-0)/(1-0))*(10000-0)+0" office:value-type="float" office:value="5703.125">
            <text:p>5703.125000000</text:p>
          </table:table-cell>
          <table:table-cell/>
        </table:table-row>
        <table:table-row table:style-name="ro3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8203125">
            <text:p>0.8203125</text:p>
          </table:table-cell>
          <table:table-cell/>
          <table:table-cell table:style-name="ce1" table:formula="of:=ROUND((([.A100]-0)/(1-0))*(12-2)+2)" office:value-type="float" office:value="10">
            <text:p>10</text:p>
          </table:table-cell>
          <table:table-cell table:style-name="ce2" table:formula="of:=(([.B100]-0)/(1-0))*(10-0)+0" office:value-type="float" office:value="3.828125">
            <text:p>3.828125000</text:p>
          </table:table-cell>
          <table:table-cell table:style-name="ce2" table:formula="of:=(([.C100]-0)/(1-0))*(1500-0.000000001)+0.000000001" office:value-type="float" office:value="222.656250000852">
            <text:p>222.656250001</text:p>
          </table:table-cell>
          <table:table-cell table:style-name="ce2" table:formula="of:=(([.D100]-0)/(1-0))*(1-0.000000001)+0.000000001" office:value-type="float" office:value="0.101562500898438">
            <text:p>0.101562501</text:p>
          </table:table-cell>
          <table:table-cell table:style-name="ce2" table:formula="of:=[.L100]*[.O100]" office:value-type="float" office:value="1.01562500898438">
            <text:p>1.015625009</text:p>
          </table:table-cell>
          <table:table-cell table:style-name="ce2" table:formula="of:=(([.E100]-0)/(1-0))*(100-0.000000001)+0.000000001" office:value-type="float" office:value="25.7812500007422">
            <text:p>25.781250001</text:p>
          </table:table-cell>
          <table:table-cell table:style-name="ce1" table:formula="of:=(([.F100]-0)/(1-0))*(1-0.001)+0.001" office:value-type="float" office:value="0.3678203125">
            <text:p>0.3678203125</text:p>
          </table:table-cell>
          <table:table-cell table:style-name="ce1" table:formula="of:=IF((([.L100]*[.L100])*[.R100])&lt;1;1;ROUND(([.L100]*[.L100])*[.R100]))" office:value-type="float" office:value="37">
            <text:p>37</text:p>
          </table:table-cell>
          <table:table-cell table:style-name="ce1" table:formula="of:=ROUND((([.G100]-0)/(1-0))*(1-0)+0)" office:value-type="float" office:value="0">
            <text:p>0</text:p>
          </table:table-cell>
          <table:table-cell table:style-name="ce2" table:formula="of:=(([.H100]-0)/(1-0))*(100-0)+0" office:value-type="float" office:value="35.15625">
            <text:p>35.156250000</text:p>
          </table:table-cell>
          <table:table-cell table:style-name="ce2" table:formula="of:=(([.I100]-0)/(1-0))*(100-(-100))+(-100)" office:value-type="float" office:value="1.5625">
            <text:p>1.562500000</text:p>
          </table:table-cell>
          <table:table-cell table:style-name="ce2" table:formula="of:=(([.J100]-0)/(1-0))*(10000-0)+0" office:value-type="float" office:value="8203.125">
            <text:p>8203.125000000</text:p>
          </table:table-cell>
          <table:table-cell/>
        </table:table-row>
        <table:table-row table:style-name="ro3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3203125">
            <text:p>0.3203125</text:p>
          </table:table-cell>
          <table:table-cell/>
          <table:table-cell table:style-name="ce1" table:formula="of:=ROUND((([.A101]-0)/(1-0))*(12-2)+2)" office:value-type="float" office:value="5">
            <text:p>5</text:p>
          </table:table-cell>
          <table:table-cell table:style-name="ce2" table:formula="of:=(([.B101]-0)/(1-0))*(10-0)+0" office:value-type="float" office:value="8.828125">
            <text:p>8.828125000</text:p>
          </table:table-cell>
          <table:table-cell table:style-name="ce2" table:formula="of:=(([.C101]-0)/(1-0))*(1500-0.000000001)+0.000000001" office:value-type="float" office:value="972.656250000352">
            <text:p>972.656250000</text:p>
          </table:table-cell>
          <table:table-cell table:style-name="ce2" table:formula="of:=(([.D101]-0)/(1-0))*(1-0.000000001)+0.000000001" office:value-type="float" office:value="0.601562500398437">
            <text:p>0.601562500</text:p>
          </table:table-cell>
          <table:table-cell table:style-name="ce2" table:formula="of:=[.L101]*[.O101]" office:value-type="float" office:value="3.00781250199219">
            <text:p>3.007812502</text:p>
          </table:table-cell>
          <table:table-cell table:style-name="ce2" table:formula="of:=(([.E101]-0)/(1-0))*(100-0.000000001)+0.000000001" office:value-type="float" office:value="75.7812500002422">
            <text:p>75.781250000</text:p>
          </table:table-cell>
          <table:table-cell table:style-name="ce1" table:formula="of:=(([.F101]-0)/(1-0))*(1-0.001)+0.001" office:value-type="float" office:value="0.8673203125">
            <text:p>0.8673203125</text:p>
          </table:table-cell>
          <table:table-cell table:style-name="ce1" table:formula="of:=IF((([.L101]*[.L101])*[.R101])&lt;1;1;ROUND(([.L101]*[.L101])*[.R101]))" office:value-type="float" office:value="22">
            <text:p>22</text:p>
          </table:table-cell>
          <table:table-cell table:style-name="ce1" table:formula="of:=ROUND((([.G101]-0)/(1-0))*(1-0)+0)" office:value-type="float" office:value="1">
            <text:p>1</text:p>
          </table:table-cell>
          <table:table-cell table:style-name="ce2" table:formula="of:=(([.H101]-0)/(1-0))*(100-0)+0" office:value-type="float" office:value="85.15625">
            <text:p>85.156250000</text:p>
          </table:table-cell>
          <table:table-cell table:style-name="ce2" table:formula="of:=(([.I101]-0)/(1-0))*(100-(-100))+(-100)" office:value-type="float" office:value="-98.4375">
            <text:p>-98.437500000</text:p>
          </table:table-cell>
          <table:table-cell table:style-name="ce2" table:formula="of:=(([.J101]-0)/(1-0))*(10000-0)+0" office:value-type="float" office:value="3203.125">
            <text:p>3203.125000000</text:p>
          </table:table-cell>
          <table:table-cell/>
        </table:table-row>
        <table:table-row table:style-name="ro3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6953125">
            <text:p>0.6953125</text:p>
          </table:table-cell>
          <table:table-cell/>
          <table:table-cell table:style-name="ce1" table:formula="of:=ROUND((([.A102]-0)/(1-0))*(12-2)+2)" office:value-type="float" office:value="6">
            <text:p>6</text:p>
          </table:table-cell>
          <table:table-cell table:style-name="ce2" table:formula="of:=(([.B102]-0)/(1-0))*(10-0)+0" office:value-type="float" office:value="2.578125">
            <text:p>2.578125000</text:p>
          </table:table-cell>
          <table:table-cell table:style-name="ce2" table:formula="of:=(([.C102]-0)/(1-0))*(1500-0.000000001)+0.000000001" office:value-type="float" office:value="1160.15625000023">
            <text:p>1160.156250000</text:p>
          </table:table-cell>
          <table:table-cell table:style-name="ce2" table:formula="of:=(([.D102]-0)/(1-0))*(1-0.000000001)+0.000000001" office:value-type="float" office:value="0.726562500273437">
            <text:p>0.726562500</text:p>
          </table:table-cell>
          <table:table-cell table:style-name="ce2" table:formula="of:=[.L102]*[.O102]" office:value-type="float" office:value="4.35937500164063">
            <text:p>4.359375002</text:p>
          </table:table-cell>
          <table:table-cell table:style-name="ce2" table:formula="of:=(([.E102]-0)/(1-0))*(100-0.000000001)+0.000000001" office:value-type="float" office:value="88.2812500001172">
            <text:p>88.281250000</text:p>
          </table:table-cell>
          <table:table-cell table:style-name="ce1" table:formula="of:=(([.F102]-0)/(1-0))*(1-0.001)+0.001" office:value-type="float" office:value="0.7424453125">
            <text:p>0.7424453125</text:p>
          </table:table-cell>
          <table:table-cell table:style-name="ce1" table:formula="of:=IF((([.L102]*[.L102])*[.R102])&lt;1;1;ROUND(([.L102]*[.L102])*[.R102]))" office:value-type="float" office:value="27">
            <text:p>27</text:p>
          </table:table-cell>
          <table:table-cell table:style-name="ce1" table:formula="of:=ROUND((([.G102]-0)/(1-0))*(1-0)+0)" office:value-type="float" office:value="0">
            <text:p>0</text:p>
          </table:table-cell>
          <table:table-cell table:style-name="ce2" table:formula="of:=(([.H102]-0)/(1-0))*(100-0)+0" office:value-type="float" office:value="47.65625">
            <text:p>47.656250000</text:p>
          </table:table-cell>
          <table:table-cell table:style-name="ce2" table:formula="of:=(([.I102]-0)/(1-0))*(100-(-100))+(-100)" office:value-type="float" office:value="26.5625">
            <text:p>26.562500000</text:p>
          </table:table-cell>
          <table:table-cell table:style-name="ce2" table:formula="of:=(([.J102]-0)/(1-0))*(10000-0)+0" office:value-type="float" office:value="6953.125">
            <text:p>6953.125000000</text:p>
          </table:table-cell>
          <table:table-cell/>
        </table:table-row>
        <table:table-row table:style-name="ro3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1953125">
            <text:p>0.1953125</text:p>
          </table:table-cell>
          <table:table-cell/>
          <table:table-cell table:style-name="ce1" table:formula="of:=ROUND((([.A103]-0)/(1-0))*(12-2)+2)" office:value-type="float" office:value="11">
            <text:p>11</text:p>
          </table:table-cell>
          <table:table-cell table:style-name="ce2" table:formula="of:=(([.B103]-0)/(1-0))*(10-0)+0" office:value-type="float" office:value="7.578125">
            <text:p>7.578125000</text:p>
          </table:table-cell>
          <table:table-cell table:style-name="ce2" table:formula="of:=(([.C103]-0)/(1-0))*(1500-0.000000001)+0.000000001" office:value-type="float" office:value="410.156250000727">
            <text:p>410.156250001</text:p>
          </table:table-cell>
          <table:table-cell table:style-name="ce2" table:formula="of:=(([.D103]-0)/(1-0))*(1-0.000000001)+0.000000001" office:value-type="float" office:value="0.226562500773437">
            <text:p>0.226562501</text:p>
          </table:table-cell>
          <table:table-cell table:style-name="ce2" table:formula="of:=[.L103]*[.O103]" office:value-type="float" office:value="2.49218750850781">
            <text:p>2.492187509</text:p>
          </table:table-cell>
          <table:table-cell table:style-name="ce2" table:formula="of:=(([.E103]-0)/(1-0))*(100-0.000000001)+0.000000001" office:value-type="float" office:value="38.2812500006172">
            <text:p>38.281250001</text:p>
          </table:table-cell>
          <table:table-cell table:style-name="ce1" table:formula="of:=(([.F103]-0)/(1-0))*(1-0.001)+0.001" office:value-type="float" office:value="0.2429453125">
            <text:p>0.2429453125</text:p>
          </table:table-cell>
          <table:table-cell table:style-name="ce1" table:formula="of:=IF((([.L103]*[.L103])*[.R103])&lt;1;1;ROUND(([.L103]*[.L103])*[.R103]))" office:value-type="float" office:value="29">
            <text:p>29</text:p>
          </table:table-cell>
          <table:table-cell table:style-name="ce1" table:formula="of:=ROUND((([.G103]-0)/(1-0))*(1-0)+0)" office:value-type="float" office:value="1">
            <text:p>1</text:p>
          </table:table-cell>
          <table:table-cell table:style-name="ce2" table:formula="of:=(([.H103]-0)/(1-0))*(100-0)+0" office:value-type="float" office:value="97.65625">
            <text:p>97.656250000</text:p>
          </table:table-cell>
          <table:table-cell table:style-name="ce2" table:formula="of:=(([.I103]-0)/(1-0))*(100-(-100))+(-100)" office:value-type="float" office:value="-73.4375">
            <text:p>-73.437500000</text:p>
          </table:table-cell>
          <table:table-cell table:style-name="ce2" table:formula="of:=(([.J103]-0)/(1-0))*(10000-0)+0" office:value-type="float" office:value="1953.125">
            <text:p>1953.125000000</text:p>
          </table:table-cell>
          <table:table-cell/>
        </table:table-row>
        <table:table-row table:style-name="ro3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 office:value-type="float" office:value="0.3828125">
            <text:p>0.3828125</text:p>
          </table:table-cell>
          <table:table-cell office:value-type="float" office:value="0.4453125">
            <text:p>0.4453125</text:p>
          </table:table-cell>
          <table:table-cell/>
          <table:table-cell table:style-name="ce1" table:formula="of:=ROUND((([.A104]-0)/(1-0))*(12-2)+2)" office:value-type="float" office:value="9">
            <text:p>9</text:p>
          </table:table-cell>
          <table:table-cell table:style-name="ce2" table:formula="of:=(([.B104]-0)/(1-0))*(10-0)+0" office:value-type="float" office:value="0.078125">
            <text:p>0.078125000</text:p>
          </table:table-cell>
          <table:table-cell table:style-name="ce2" table:formula="of:=(([.C104]-0)/(1-0))*(1500-0.000000001)+0.000000001" office:value-type="float" office:value="785.156250000477">
            <text:p>785.156250000</text:p>
          </table:table-cell>
          <table:table-cell table:style-name="ce2" table:formula="of:=(([.D104]-0)/(1-0))*(1-0.000000001)+0.000000001" office:value-type="float" office:value="0.976562500023437">
            <text:p>0.976562500</text:p>
          </table:table-cell>
          <table:table-cell table:style-name="ce2" table:formula="of:=[.L104]*[.O104]" office:value-type="float" office:value="8.78906250021094">
            <text:p>8.789062500</text:p>
          </table:table-cell>
          <table:table-cell table:style-name="ce2" table:formula="of:=(([.E104]-0)/(1-0))*(100-0.000000001)+0.000000001" office:value-type="float" office:value="13.2812500008672">
            <text:p>13.281250001</text:p>
          </table:table-cell>
          <table:table-cell table:style-name="ce1" table:formula="of:=(([.F104]-0)/(1-0))*(1-0.001)+0.001" office:value-type="float" office:value="0.4926953125">
            <text:p>0.4926953125</text:p>
          </table:table-cell>
          <table:table-cell table:style-name="ce1" table:formula="of:=IF((([.L104]*[.L104])*[.R104])&lt;1;1;ROUND(([.L104]*[.L104])*[.R104]))" office:value-type="float" office:value="40">
            <text:p>40</text:p>
          </table:table-cell>
          <table:table-cell table:style-name="ce1" table:formula="of:=ROUND((([.G104]-0)/(1-0))*(1-0)+0)" office:value-type="float" office:value="0">
            <text:p>0</text:p>
          </table:table-cell>
          <table:table-cell table:style-name="ce2" table:formula="of:=(([.H104]-0)/(1-0))*(100-0)+0" office:value-type="float" office:value="72.65625">
            <text:p>72.656250000</text:p>
          </table:table-cell>
          <table:table-cell table:style-name="ce2" table:formula="of:=(([.I104]-0)/(1-0))*(100-(-100))+(-100)" office:value-type="float" office:value="-23.4375">
            <text:p>-23.437500000</text:p>
          </table:table-cell>
          <table:table-cell table:style-name="ce2" table:formula="of:=(([.J104]-0)/(1-0))*(10000-0)+0" office:value-type="float" office:value="4453.125">
            <text:p>4453.125000000</text:p>
          </table:table-cell>
          <table:table-cell/>
        </table:table-row>
        <table:table-row table:style-name="ro3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 office:value-type="float" office:value="0.8828125">
            <text:p>0.8828125</text:p>
          </table:table-cell>
          <table:table-cell office:value-type="float" office:value="0.9453125">
            <text:p>0.9453125</text:p>
          </table:table-cell>
          <table:table-cell/>
          <table:table-cell table:style-name="ce1" table:formula="of:=ROUND((([.A105]-0)/(1-0))*(12-2)+2)" office:value-type="float" office:value="4">
            <text:p>4</text:p>
          </table:table-cell>
          <table:table-cell table:style-name="ce2" table:formula="of:=(([.B105]-0)/(1-0))*(10-0)+0" office:value-type="float" office:value="5.078125">
            <text:p>5.078125000</text:p>
          </table:table-cell>
          <table:table-cell table:style-name="ce2" table:formula="of:=(([.C105]-0)/(1-0))*(1500-0.000000001)+0.000000001" office:value-type="float" office:value="35.1562500009766">
            <text:p>35.156250001</text:p>
          </table:table-cell>
          <table:table-cell table:style-name="ce2" table:formula="of:=(([.D105]-0)/(1-0))*(1-0.000000001)+0.000000001" office:value-type="float" office:value="0.476562500523438">
            <text:p>0.476562501</text:p>
          </table:table-cell>
          <table:table-cell table:style-name="ce2" table:formula="of:=[.L105]*[.O105]" office:value-type="float" office:value="1.90625000209375">
            <text:p>1.906250002</text:p>
          </table:table-cell>
          <table:table-cell table:style-name="ce2" table:formula="of:=(([.E105]-0)/(1-0))*(100-0.000000001)+0.000000001" office:value-type="float" office:value="63.2812500003672">
            <text:p>63.281250000</text:p>
          </table:table-cell>
          <table:table-cell table:style-name="ce1" table:formula="of:=(([.F105]-0)/(1-0))*(1-0.001)+0.001" office:value-type="float" office:value="0.9921953125">
            <text:p>0.9921953125</text:p>
          </table:table-cell>
          <table:table-cell table:style-name="ce1" table:formula="of:=IF((([.L105]*[.L105])*[.R105])&lt;1;1;ROUND(([.L105]*[.L105])*[.R105]))" office:value-type="float" office:value="16">
            <text:p>16</text:p>
          </table:table-cell>
          <table:table-cell table:style-name="ce1" table:formula="of:=ROUND((([.G105]-0)/(1-0))*(1-0)+0)" office:value-type="float" office:value="1">
            <text:p>1</text:p>
          </table:table-cell>
          <table:table-cell table:style-name="ce2" table:formula="of:=(([.H105]-0)/(1-0))*(100-0)+0" office:value-type="float" office:value="22.65625">
            <text:p>22.656250000</text:p>
          </table:table-cell>
          <table:table-cell table:style-name="ce2" table:formula="of:=(([.I105]-0)/(1-0))*(100-(-100))+(-100)" office:value-type="float" office:value="76.5625">
            <text:p>76.562500000</text:p>
          </table:table-cell>
          <table:table-cell table:style-name="ce2" table:formula="of:=(([.J105]-0)/(1-0))*(10000-0)+0" office:value-type="float" office:value="9453.125">
            <text:p>9453.125000000</text:p>
          </table:table-cell>
          <table:table-cell/>
        </table:table-row>
        <table:table-row table:style-name="ro3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 office:value-type="float" office:value="0.6953125">
            <text:p>0.6953125</text:p>
          </table:table-cell>
          <table:table-cell office:value-type="float" office:value="0.2578125">
            <text:p>0.2578125</text:p>
          </table:table-cell>
          <table:table-cell/>
          <table:table-cell table:style-name="ce1" table:formula="of:=ROUND((([.A106]-0)/(1-0))*(12-2)+2)" office:value-type="float" office:value="4">
            <text:p>4</text:p>
          </table:table-cell>
          <table:table-cell table:style-name="ce2" table:formula="of:=(([.B106]-0)/(1-0))*(10-0)+0" office:value-type="float" office:value="4.453125">
            <text:p>4.453125000</text:p>
          </table:table-cell>
          <table:table-cell table:style-name="ce2" table:formula="of:=(([.C106]-0)/(1-0))*(1500-0.000000001)+0.000000001" office:value-type="float" office:value="878.906250000414">
            <text:p>878.906250000</text:p>
          </table:table-cell>
          <table:table-cell table:style-name="ce2" table:formula="of:=(([.D106]-0)/(1-0))*(1-0.000000001)+0.000000001" office:value-type="float" office:value="0.164062500835938">
            <text:p>0.164062501</text:p>
          </table:table-cell>
          <table:table-cell table:style-name="ce2" table:formula="of:=[.L106]*[.O106]" office:value-type="float" office:value="0.65625000334375">
            <text:p>0.656250003</text:p>
          </table:table-cell>
          <table:table-cell table:style-name="ce2" table:formula="of:=(([.E106]-0)/(1-0))*(100-0.000000001)+0.000000001" office:value-type="float" office:value="7.03125000092969">
            <text:p>7.031250001</text:p>
          </table:table-cell>
          <table:table-cell table:style-name="ce1" table:formula="of:=(([.F106]-0)/(1-0))*(1-0.001)+0.001" office:value-type="float" office:value="0.8048828125">
            <text:p>0.8048828125</text:p>
          </table:table-cell>
          <table:table-cell table:style-name="ce1" table:formula="of:=IF((([.L106]*[.L106])*[.R106])&lt;1;1;ROUND(([.L106]*[.L106])*[.R106]))" office:value-type="float" office:value="13">
            <text:p>13</text:p>
          </table:table-cell>
          <table:table-cell table:style-name="ce1" table:formula="of:=ROUND((([.G106]-0)/(1-0))*(1-0)+0)" office:value-type="float" office:value="0">
            <text:p>0</text:p>
          </table:table-cell>
          <table:table-cell table:style-name="ce2" table:formula="of:=(([.H106]-0)/(1-0))*(100-0)+0" office:value-type="float" office:value="41.40625">
            <text:p>41.406250000</text:p>
          </table:table-cell>
          <table:table-cell table:style-name="ce2" table:formula="of:=(([.I106]-0)/(1-0))*(100-(-100))+(-100)" office:value-type="float" office:value="39.0625">
            <text:p>39.062500000</text:p>
          </table:table-cell>
          <table:table-cell table:style-name="ce2" table:formula="of:=(([.J106]-0)/(1-0))*(10000-0)+0" office:value-type="float" office:value="2578.125">
            <text:p>2578.125000000</text:p>
          </table:table-cell>
          <table:table-cell/>
        </table:table-row>
        <table:table-row table:style-name="ro3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 office:value-type="float" office:value="0.1953125">
            <text:p>0.1953125</text:p>
          </table:table-cell>
          <table:table-cell office:value-type="float" office:value="0.7578125">
            <text:p>0.7578125</text:p>
          </table:table-cell>
          <table:table-cell/>
          <table:table-cell table:style-name="ce1" table:formula="of:=ROUND((([.A107]-0)/(1-0))*(12-2)+2)" office:value-type="float" office:value="9">
            <text:p>9</text:p>
          </table:table-cell>
          <table:table-cell table:style-name="ce2" table:formula="of:=(([.B107]-0)/(1-0))*(10-0)+0" office:value-type="float" office:value="9.453125">
            <text:p>9.453125000</text:p>
          </table:table-cell>
          <table:table-cell table:style-name="ce2" table:formula="of:=(([.C107]-0)/(1-0))*(1500-0.000000001)+0.000000001" office:value-type="float" office:value="128.906250000914">
            <text:p>128.906250001</text:p>
          </table:table-cell>
          <table:table-cell table:style-name="ce2" table:formula="of:=(([.D107]-0)/(1-0))*(1-0.000000001)+0.000000001" office:value-type="float" office:value="0.664062500335938">
            <text:p>0.664062500</text:p>
          </table:table-cell>
          <table:table-cell table:style-name="ce2" table:formula="of:=[.L107]*[.O107]" office:value-type="float" office:value="5.97656250302344">
            <text:p>5.976562503</text:p>
          </table:table-cell>
          <table:table-cell table:style-name="ce2" table:formula="of:=(([.E107]-0)/(1-0))*(100-0.000000001)+0.000000001" office:value-type="float" office:value="57.0312500004297">
            <text:p>57.031250000</text:p>
          </table:table-cell>
          <table:table-cell table:style-name="ce1" table:formula="of:=(([.F107]-0)/(1-0))*(1-0.001)+0.001" office:value-type="float" office:value="0.3053828125">
            <text:p>0.3053828125</text:p>
          </table:table-cell>
          <table:table-cell table:style-name="ce1" table:formula="of:=IF((([.L107]*[.L107])*[.R107])&lt;1;1;ROUND(([.L107]*[.L107])*[.R107]))" office:value-type="float" office:value="25">
            <text:p>25</text:p>
          </table:table-cell>
          <table:table-cell table:style-name="ce1" table:formula="of:=ROUND((([.G107]-0)/(1-0))*(1-0)+0)" office:value-type="float" office:value="1">
            <text:p>1</text:p>
          </table:table-cell>
          <table:table-cell table:style-name="ce2" table:formula="of:=(([.H107]-0)/(1-0))*(100-0)+0" office:value-type="float" office:value="91.40625">
            <text:p>91.406250000</text:p>
          </table:table-cell>
          <table:table-cell table:style-name="ce2" table:formula="of:=(([.I107]-0)/(1-0))*(100-(-100))+(-100)" office:value-type="float" office:value="-60.9375">
            <text:p>-60.937500000</text:p>
          </table:table-cell>
          <table:table-cell table:style-name="ce2" table:formula="of:=(([.J107]-0)/(1-0))*(10000-0)+0" office:value-type="float" office:value="7578.125">
            <text:p>7578.125000000</text:p>
          </table:table-cell>
          <table:table-cell/>
        </table:table-row>
        <table:table-row table:style-name="ro3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 office:value-type="float" office:value="0.4453125">
            <text:p>0.4453125</text:p>
          </table:table-cell>
          <table:table-cell office:value-type="float" office:value="0.5078125">
            <text:p>0.5078125</text:p>
          </table:table-cell>
          <table:table-cell/>
          <table:table-cell table:style-name="ce1" table:formula="of:=ROUND((([.A108]-0)/(1-0))*(12-2)+2)" office:value-type="float" office:value="12">
            <text:p>12</text:p>
          </table:table-cell>
          <table:table-cell table:style-name="ce2" table:formula="of:=(([.B108]-0)/(1-0))*(10-0)+0" office:value-type="float" office:value="1.953125">
            <text:p>1.953125000</text:p>
          </table:table-cell>
          <table:table-cell table:style-name="ce2" table:formula="of:=(([.C108]-0)/(1-0))*(1500-0.000000001)+0.000000001" office:value-type="float" office:value="1253.90625000016">
            <text:p>1253.906250000</text:p>
          </table:table-cell>
          <table:table-cell table:style-name="ce2" table:formula="of:=(([.D108]-0)/(1-0))*(1-0.000000001)+0.000000001" office:value-type="float" office:value="0.414062500585938">
            <text:p>0.414062501</text:p>
          </table:table-cell>
          <table:table-cell table:style-name="ce2" table:formula="of:=[.L108]*[.O108]" office:value-type="float" office:value="4.96875000703125">
            <text:p>4.968750007</text:p>
          </table:table-cell>
          <table:table-cell table:style-name="ce2" table:formula="of:=(([.E108]-0)/(1-0))*(100-0.000000001)+0.000000001" office:value-type="float" office:value="82.0312500001797">
            <text:p>82.031250000</text:p>
          </table:table-cell>
          <table:table-cell table:style-name="ce1" table:formula="of:=(([.F108]-0)/(1-0))*(1-0.001)+0.001" office:value-type="float" office:value="0.0556328125">
            <text:p>0.0556328125</text:p>
          </table:table-cell>
          <table:table-cell table:style-name="ce1" table:formula="of:=IF((([.L108]*[.L108])*[.R108])&lt;1;1;ROUND(([.L108]*[.L108])*[.R108]))" office:value-type="float" office:value="8">
            <text:p>8</text:p>
          </table:table-cell>
          <table:table-cell table:style-name="ce1" table:formula="of:=ROUND((([.G108]-0)/(1-0))*(1-0)+0)" office:value-type="float" office:value="0">
            <text:p>0</text:p>
          </table:table-cell>
          <table:table-cell table:style-name="ce2" table:formula="of:=(([.H108]-0)/(1-0))*(100-0)+0" office:value-type="float" office:value="66.40625">
            <text:p>66.406250000</text:p>
          </table:table-cell>
          <table:table-cell table:style-name="ce2" table:formula="of:=(([.I108]-0)/(1-0))*(100-(-100))+(-100)" office:value-type="float" office:value="-10.9375">
            <text:p>-10.937500000</text:p>
          </table:table-cell>
          <table:table-cell table:style-name="ce2" table:formula="of:=(([.J108]-0)/(1-0))*(10000-0)+0" office:value-type="float" office:value="5078.125">
            <text:p>5078.125000000</text:p>
          </table:table-cell>
          <table:table-cell/>
        </table:table-row>
        <table:table-row table:style-name="ro3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 office:value-type="float" office:value="0.9453125">
            <text:p>0.9453125</text:p>
          </table:table-cell>
          <table:table-cell office:value-type="float" office:value="0.0078125">
            <text:p>0.0078125</text:p>
          </table:table-cell>
          <table:table-cell/>
          <table:table-cell table:style-name="ce1" table:formula="of:=ROUND((([.A109]-0)/(1-0))*(12-2)+2)" office:value-type="float" office:value="7">
            <text:p>7</text:p>
          </table:table-cell>
          <table:table-cell table:style-name="ce2" table:formula="of:=(([.B109]-0)/(1-0))*(10-0)+0" office:value-type="float" office:value="6.953125">
            <text:p>6.953125000</text:p>
          </table:table-cell>
          <table:table-cell table:style-name="ce2" table:formula="of:=(([.C109]-0)/(1-0))*(1500-0.000000001)+0.000000001" office:value-type="float" office:value="503.906250000664">
            <text:p>503.906250001</text:p>
          </table:table-cell>
          <table:table-cell table:style-name="ce2" table:formula="of:=(([.D109]-0)/(1-0))*(1-0.000000001)+0.000000001" office:value-type="float" office:value="0.914062500085938">
            <text:p>0.914062500</text:p>
          </table:table-cell>
          <table:table-cell table:style-name="ce2" table:formula="of:=[.L109]*[.O109]" office:value-type="float" office:value="6.39843750060156">
            <text:p>6.398437501</text:p>
          </table:table-cell>
          <table:table-cell table:style-name="ce2" table:formula="of:=(([.E109]-0)/(1-0))*(100-0.000000001)+0.000000001" office:value-type="float" office:value="32.0312500006797">
            <text:p>32.031250001</text:p>
          </table:table-cell>
          <table:table-cell table:style-name="ce1" table:formula="of:=(([.F109]-0)/(1-0))*(1-0.001)+0.001" office:value-type="float" office:value="0.5551328125">
            <text:p>0.5551328125</text:p>
          </table:table-cell>
          <table:table-cell table:style-name="ce1" table:formula="of:=IF((([.L109]*[.L109])*[.R109])&lt;1;1;ROUND(([.L109]*[.L109])*[.R109]))" office:value-type="float" office:value="27">
            <text:p>27</text:p>
          </table:table-cell>
          <table:table-cell table:style-name="ce1" table:formula="of:=ROUND((([.G109]-0)/(1-0))*(1-0)+0)" office:value-type="float" office:value="1">
            <text:p>1</text:p>
          </table:table-cell>
          <table:table-cell table:style-name="ce2" table:formula="of:=(([.H109]-0)/(1-0))*(100-0)+0" office:value-type="float" office:value="16.40625">
            <text:p>16.406250000</text:p>
          </table:table-cell>
          <table:table-cell table:style-name="ce2" table:formula="of:=(([.I109]-0)/(1-0))*(100-(-100))+(-100)" office:value-type="float" office:value="89.0625">
            <text:p>89.062500000</text:p>
          </table:table-cell>
          <table:table-cell table:style-name="ce2" table:formula="of:=(([.J109]-0)/(1-0))*(10000-0)+0" office:value-type="float" office:value="78.125">
            <text:p>78.125000000</text:p>
          </table:table-cell>
          <table:table-cell/>
        </table:table-row>
        <table:table-row table:style-name="ro3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3203125">
            <text:p>0.3203125</text:p>
          </table:table-cell>
          <table:table-cell office:value-type="float" office:value="0.8828125">
            <text:p>0.8828125</text:p>
          </table:table-cell>
          <table:table-cell/>
          <table:table-cell table:style-name="ce1" table:formula="of:=ROUND((([.A110]-0)/(1-0))*(12-2)+2)" office:value-type="float" office:value="6">
            <text:p>6</text:p>
          </table:table-cell>
          <table:table-cell table:style-name="ce2" table:formula="of:=(([.B110]-0)/(1-0))*(10-0)+0" office:value-type="float" office:value="0.703125">
            <text:p>0.703125000</text:p>
          </table:table-cell>
          <table:table-cell table:style-name="ce2" table:formula="of:=(([.C110]-0)/(1-0))*(1500-0.000000001)+0.000000001" office:value-type="float" office:value="316.406250000789">
            <text:p>316.406250001</text:p>
          </table:table-cell>
          <table:table-cell table:style-name="ce2" table:formula="of:=(([.D110]-0)/(1-0))*(1-0.000000001)+0.000000001" office:value-type="float" office:value="0.789062500210938">
            <text:p>0.789062500</text:p>
          </table:table-cell>
          <table:table-cell table:style-name="ce2" table:formula="of:=[.L110]*[.O110]" office:value-type="float" office:value="4.73437500126563">
            <text:p>4.734375001</text:p>
          </table:table-cell>
          <table:table-cell table:style-name="ce2" table:formula="of:=(([.E110]-0)/(1-0))*(100-0.000000001)+0.000000001" office:value-type="float" office:value="44.5312500005547">
            <text:p>44.531250001</text:p>
          </table:table-cell>
          <table:table-cell table:style-name="ce1" table:formula="of:=(([.F110]-0)/(1-0))*(1-0.001)+0.001" office:value-type="float" office:value="0.9297578125">
            <text:p>0.9297578125</text:p>
          </table:table-cell>
          <table:table-cell table:style-name="ce1" table:formula="of:=IF((([.L110]*[.L110])*[.R110])&lt;1;1;ROUND(([.L110]*[.L110])*[.R110]))" office:value-type="float" office:value="33">
            <text:p>33</text:p>
          </table:table-cell>
          <table:table-cell table:style-name="ce1" table:formula="of:=ROUND((([.G110]-0)/(1-0))*(1-0)+0)" office:value-type="float" office:value="0">
            <text:p>0</text:p>
          </table:table-cell>
          <table:table-cell table:style-name="ce2" table:formula="of:=(([.H110]-0)/(1-0))*(100-0)+0" office:value-type="float" office:value="53.90625">
            <text:p>53.906250000</text:p>
          </table:table-cell>
          <table:table-cell table:style-name="ce2" table:formula="of:=(([.I110]-0)/(1-0))*(100-(-100))+(-100)" office:value-type="float" office:value="-35.9375">
            <text:p>-35.937500000</text:p>
          </table:table-cell>
          <table:table-cell table:style-name="ce2" table:formula="of:=(([.J110]-0)/(1-0))*(10000-0)+0" office:value-type="float" office:value="8828.125">
            <text:p>8828.125000000</text:p>
          </table:table-cell>
          <table:table-cell/>
        </table:table-row>
        <table:table-row table:style-name="ro3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8203125">
            <text:p>0.8203125</text:p>
          </table:table-cell>
          <table:table-cell office:value-type="float" office:value="0.3828125">
            <text:p>0.3828125</text:p>
          </table:table-cell>
          <table:table-cell/>
          <table:table-cell table:style-name="ce1" table:formula="of:=ROUND((([.A111]-0)/(1-0))*(12-2)+2)" office:value-type="float" office:value="11">
            <text:p>11</text:p>
          </table:table-cell>
          <table:table-cell table:style-name="ce2" table:formula="of:=(([.B111]-0)/(1-0))*(10-0)+0" office:value-type="float" office:value="5.703125">
            <text:p>5.703125000</text:p>
          </table:table-cell>
          <table:table-cell table:style-name="ce2" table:formula="of:=(([.C111]-0)/(1-0))*(1500-0.000000001)+0.000000001" office:value-type="float" office:value="1066.40625000029">
            <text:p>1066.406250000</text:p>
          </table:table-cell>
          <table:table-cell table:style-name="ce2" table:formula="of:=(([.D111]-0)/(1-0))*(1-0.000000001)+0.000000001" office:value-type="float" office:value="0.289062500710938">
            <text:p>0.289062501</text:p>
          </table:table-cell>
          <table:table-cell table:style-name="ce2" table:formula="of:=[.L111]*[.O111]" office:value-type="float" office:value="3.17968750782031">
            <text:p>3.179687508</text:p>
          </table:table-cell>
          <table:table-cell table:style-name="ce2" table:formula="of:=(([.E111]-0)/(1-0))*(100-0.000000001)+0.000000001" office:value-type="float" office:value="94.5312500000547">
            <text:p>94.531250000</text:p>
          </table:table-cell>
          <table:table-cell table:style-name="ce1" table:formula="of:=(([.F111]-0)/(1-0))*(1-0.001)+0.001" office:value-type="float" office:value="0.4302578125">
            <text:p>0.4302578125</text:p>
          </table:table-cell>
          <table:table-cell table:style-name="ce1" table:formula="of:=IF((([.L111]*[.L111])*[.R111])&lt;1;1;ROUND(([.L111]*[.L111])*[.R111]))" office:value-type="float" office:value="52">
            <text:p>52</text:p>
          </table:table-cell>
          <table:table-cell table:style-name="ce1" table:formula="of:=ROUND((([.G111]-0)/(1-0))*(1-0)+0)" office:value-type="float" office:value="1">
            <text:p>1</text:p>
          </table:table-cell>
          <table:table-cell table:style-name="ce2" table:formula="of:=(([.H111]-0)/(1-0))*(100-0)+0" office:value-type="float" office:value="3.90625">
            <text:p>3.906250000</text:p>
          </table:table-cell>
          <table:table-cell table:style-name="ce2" table:formula="of:=(([.I111]-0)/(1-0))*(100-(-100))+(-100)" office:value-type="float" office:value="64.0625">
            <text:p>64.062500000</text:p>
          </table:table-cell>
          <table:table-cell table:style-name="ce2" table:formula="of:=(([.J111]-0)/(1-0))*(10000-0)+0" office:value-type="float" office:value="3828.125">
            <text:p>3828.125000000</text:p>
          </table:table-cell>
          <table:table-cell/>
        </table:table-row>
        <table:table-row table:style-name="ro3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 office:value-type="float" office:value="0.5703125">
            <text:p>0.5703125</text:p>
          </table:table-cell>
          <table:table-cell office:value-type="float" office:value="0.1328125">
            <text:p>0.1328125</text:p>
          </table:table-cell>
          <table:table-cell/>
          <table:table-cell table:style-name="ce1" table:formula="of:=ROUND((([.A112]-0)/(1-0))*(12-2)+2)" office:value-type="float" office:value="8">
            <text:p>8</text:p>
          </table:table-cell>
          <table:table-cell table:style-name="ce2" table:formula="of:=(([.B112]-0)/(1-0))*(10-0)+0" office:value-type="float" office:value="3.203125">
            <text:p>3.203125000</text:p>
          </table:table-cell>
          <table:table-cell table:style-name="ce2" table:formula="of:=(([.C112]-0)/(1-0))*(1500-0.000000001)+0.000000001" office:value-type="float" office:value="691.406250000539">
            <text:p>691.406250001</text:p>
          </table:table-cell>
          <table:table-cell table:style-name="ce2" table:formula="of:=(([.D112]-0)/(1-0))*(1-0.000000001)+0.000000001" office:value-type="float" office:value="0.539062500460938">
            <text:p>0.539062500</text:p>
          </table:table-cell>
          <table:table-cell table:style-name="ce2" table:formula="of:=[.L112]*[.O112]" office:value-type="float" office:value="4.3125000036875">
            <text:p>4.312500004</text:p>
          </table:table-cell>
          <table:table-cell table:style-name="ce2" table:formula="of:=(([.E112]-0)/(1-0))*(100-0.000000001)+0.000000001" office:value-type="float" office:value="69.5312500003047">
            <text:p>69.531250000</text:p>
          </table:table-cell>
          <table:table-cell table:style-name="ce1" table:formula="of:=(([.F112]-0)/(1-0))*(1-0.001)+0.001" office:value-type="float" office:value="0.1805078125">
            <text:p>0.1805078125</text:p>
          </table:table-cell>
          <table:table-cell table:style-name="ce1" table:formula="of:=IF((([.L112]*[.L112])*[.R112])&lt;1;1;ROUND(([.L112]*[.L112])*[.R112]))" office:value-type="float" office:value="12">
            <text:p>12</text:p>
          </table:table-cell>
          <table:table-cell table:style-name="ce1" table:formula="of:=ROUND((([.G112]-0)/(1-0))*(1-0)+0)" office:value-type="float" office:value="0">
            <text:p>0</text:p>
          </table:table-cell>
          <table:table-cell table:style-name="ce2" table:formula="of:=(([.H112]-0)/(1-0))*(100-0)+0" office:value-type="float" office:value="28.90625">
            <text:p>28.906250000</text:p>
          </table:table-cell>
          <table:table-cell table:style-name="ce2" table:formula="of:=(([.I112]-0)/(1-0))*(100-(-100))+(-100)" office:value-type="float" office:value="14.0625">
            <text:p>14.062500000</text:p>
          </table:table-cell>
          <table:table-cell table:style-name="ce2" table:formula="of:=(([.J112]-0)/(1-0))*(10000-0)+0" office:value-type="float" office:value="1328.125">
            <text:p>1328.125000000</text:p>
          </table:table-cell>
          <table:table-cell/>
        </table:table-row>
        <table:table-row table:style-name="ro3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 office:value-type="float" office:value="0.0703125">
            <text:p>0.0703125</text:p>
          </table:table-cell>
          <table:table-cell office:value-type="float" office:value="0.6328125">
            <text:p>0.6328125</text:p>
          </table:table-cell>
          <table:table-cell/>
          <table:table-cell table:style-name="ce1" table:formula="of:=ROUND((([.A113]-0)/(1-0))*(12-2)+2)" office:value-type="float" office:value="3">
            <text:p>3</text:p>
          </table:table-cell>
          <table:table-cell table:style-name="ce2" table:formula="of:=(([.B113]-0)/(1-0))*(10-0)+0" office:value-type="float" office:value="8.203125">
            <text:p>8.203125000</text:p>
          </table:table-cell>
          <table:table-cell table:style-name="ce2" table:formula="of:=(([.C113]-0)/(1-0))*(1500-0.000000001)+0.000000001" office:value-type="float" office:value="1441.40625000004">
            <text:p>1441.406250000</text:p>
          </table:table-cell>
          <table:table-cell table:style-name="ce2" table:formula="of:=(([.D113]-0)/(1-0))*(1-0.000000001)+0.000000001" office:value-type="float" office:value="0.0390625009609375">
            <text:p>0.039062501</text:p>
          </table:table-cell>
          <table:table-cell table:style-name="ce2" table:formula="of:=[.L113]*[.O113]" office:value-type="float" office:value="0.117187502882813">
            <text:p>0.117187503</text:p>
          </table:table-cell>
          <table:table-cell table:style-name="ce2" table:formula="of:=(([.E113]-0)/(1-0))*(100-0.000000001)+0.000000001" office:value-type="float" office:value="19.5312500008047">
            <text:p>19.531250001</text:p>
          </table:table-cell>
          <table:table-cell table:style-name="ce1" table:formula="of:=(([.F113]-0)/(1-0))*(1-0.001)+0.001" office:value-type="float" office:value="0.6800078125">
            <text:p>0.6800078125</text:p>
          </table:table-cell>
          <table:table-cell table:style-name="ce1" table:formula="of:=IF((([.L113]*[.L113])*[.R113])&lt;1;1;ROUND(([.L113]*[.L113])*[.R113]))" office:value-type="float" office:value="6">
            <text:p>6</text:p>
          </table:table-cell>
          <table:table-cell table:style-name="ce1" table:formula="of:=ROUND((([.G113]-0)/(1-0))*(1-0)+0)" office:value-type="float" office:value="1">
            <text:p>1</text:p>
          </table:table-cell>
          <table:table-cell table:style-name="ce2" table:formula="of:=(([.H113]-0)/(1-0))*(100-0)+0" office:value-type="float" office:value="78.90625">
            <text:p>78.906250000</text:p>
          </table:table-cell>
          <table:table-cell table:style-name="ce2" table:formula="of:=(([.I113]-0)/(1-0))*(100-(-100))+(-100)" office:value-type="float" office:value="-85.9375">
            <text:p>-85.937500000</text:p>
          </table:table-cell>
          <table:table-cell table:style-name="ce2" table:formula="of:=(([.J113]-0)/(1-0))*(10000-0)+0" office:value-type="float" office:value="6328.125">
            <text:p>6328.125000000</text:p>
          </table:table-cell>
          <table:table-cell/>
        </table:table-row>
        <table:table-row table:style-name="ro3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 table:number-columns-repeated="2" office:value-type="float" office:value="0.2265625">
            <text:p>0.2265625</text:p>
          </table:table-cell>
          <table:table-cell/>
          <table:table-cell table:style-name="ce1" table:formula="of:=ROUND((([.A114]-0)/(1-0))*(12-2)+2)" office:value-type="float" office:value="3">
            <text:p>3</text:p>
          </table:table-cell>
          <table:table-cell table:style-name="ce2" table:formula="of:=(([.B114]-0)/(1-0))*(10-0)+0" office:value-type="float" office:value="3.515625">
            <text:p>3.515625000</text:p>
          </table:table-cell>
          <table:table-cell table:style-name="ce2" table:formula="of:=(([.C114]-0)/(1-0))*(1500-0.000000001)+0.000000001" office:value-type="float" office:value="175.781250000883">
            <text:p>175.781250001</text:p>
          </table:table-cell>
          <table:table-cell table:style-name="ce2" table:formula="of:=(([.D114]-0)/(1-0))*(1-0.000000001)+0.000000001" office:value-type="float" office:value="0.945312500054687">
            <text:p>0.945312500</text:p>
          </table:table-cell>
          <table:table-cell table:style-name="ce2" table:formula="of:=[.L114]*[.O114]" office:value-type="float" office:value="2.83593750016406">
            <text:p>2.835937500</text:p>
          </table:table-cell>
          <table:table-cell table:style-name="ce2" table:formula="of:=(([.E114]-0)/(1-0))*(100-0.000000001)+0.000000001" office:value-type="float" office:value="78.9062500002109">
            <text:p>78.906250000</text:p>
          </table:table-cell>
          <table:table-cell table:style-name="ce1" table:formula="of:=(([.F114]-0)/(1-0))*(1-0.001)+0.001" office:value-type="float" office:value="0.3990390625">
            <text:p>0.3990390625</text:p>
          </table:table-cell>
          <table:table-cell table:style-name="ce1" table:formula="of:=IF((([.L114]*[.L114])*[.R114])&lt;1;1;ROUND(([.L114]*[.L114])*[.R114]))" office:value-type="float" office:value="4">
            <text:p>4</text:p>
          </table:table-cell>
          <table:table-cell table:style-name="ce1" table:formula="of:=ROUND((([.G114]-0)/(1-0))*(1-0)+0)" office:value-type="float" office:value="1">
            <text:p>1</text:p>
          </table:table-cell>
          <table:table-cell table:style-name="ce2" table:formula="of:=(([.H114]-0)/(1-0))*(100-0)+0" office:value-type="float" office:value="25.78125">
            <text:p>25.781250000</text:p>
          </table:table-cell>
          <table:table-cell table:style-name="ce2" table:formula="of:=(([.I114]-0)/(1-0))*(100-(-100))+(-100)" office:value-type="float" office:value="-54.6875">
            <text:p>-54.687500000</text:p>
          </table:table-cell>
          <table:table-cell table:style-name="ce2" table:formula="of:=(([.J114]-0)/(1-0))*(10000-0)+0" office:value-type="float" office:value="2265.625">
            <text:p>2265.625000000</text:p>
          </table:table-cell>
          <table:table-cell/>
        </table:table-row>
        <table:table-row table:style-name="ro3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 table:number-columns-repeated="2" office:value-type="float" office:value="0.7265625">
            <text:p>0.7265625</text:p>
          </table:table-cell>
          <table:table-cell/>
          <table:table-cell table:style-name="ce1" table:formula="of:=ROUND((([.A115]-0)/(1-0))*(12-2)+2)" office:value-type="float" office:value="8">
            <text:p>8</text:p>
          </table:table-cell>
          <table:table-cell table:style-name="ce2" table:formula="of:=(([.B115]-0)/(1-0))*(10-0)+0" office:value-type="float" office:value="8.515625">
            <text:p>8.515625000</text:p>
          </table:table-cell>
          <table:table-cell table:style-name="ce2" table:formula="of:=(([.C115]-0)/(1-0))*(1500-0.000000001)+0.000000001" office:value-type="float" office:value="925.781250000383">
            <text:p>925.781250000</text:p>
          </table:table-cell>
          <table:table-cell table:style-name="ce2" table:formula="of:=(([.D115]-0)/(1-0))*(1-0.000000001)+0.000000001" office:value-type="float" office:value="0.445312500554688">
            <text:p>0.445312501</text:p>
          </table:table-cell>
          <table:table-cell table:style-name="ce2" table:formula="of:=[.L115]*[.O115]" office:value-type="float" office:value="3.5625000044375">
            <text:p>3.562500004</text:p>
          </table:table-cell>
          <table:table-cell table:style-name="ce2" table:formula="of:=(([.E115]-0)/(1-0))*(100-0.000000001)+0.000000001" office:value-type="float" office:value="28.9062500007109">
            <text:p>28.906250001</text:p>
          </table:table-cell>
          <table:table-cell table:style-name="ce1" table:formula="of:=(([.F115]-0)/(1-0))*(1-0.001)+0.001" office:value-type="float" office:value="0.8985390625">
            <text:p>0.8985390625</text:p>
          </table:table-cell>
          <table:table-cell table:style-name="ce1" table:formula="of:=IF((([.L115]*[.L115])*[.R115])&lt;1;1;ROUND(([.L115]*[.L115])*[.R115]))" office:value-type="float" office:value="58">
            <text:p>58</text:p>
          </table:table-cell>
          <table:table-cell table:style-name="ce1" table:formula="of:=ROUND((([.G115]-0)/(1-0))*(1-0)+0)" office:value-type="float" office:value="0">
            <text:p>0</text:p>
          </table:table-cell>
          <table:table-cell table:style-name="ce2" table:formula="of:=(([.H115]-0)/(1-0))*(100-0)+0" office:value-type="float" office:value="75.78125">
            <text:p>75.781250000</text:p>
          </table:table-cell>
          <table:table-cell table:style-name="ce2" table:formula="of:=(([.I115]-0)/(1-0))*(100-(-100))+(-100)" office:value-type="float" office:value="45.3125">
            <text:p>45.312500000</text:p>
          </table:table-cell>
          <table:table-cell table:style-name="ce2" table:formula="of:=(([.J115]-0)/(1-0))*(10000-0)+0" office:value-type="float" office:value="7265.625">
            <text:p>7265.625000000</text:p>
          </table:table-cell>
          <table:table-cell/>
        </table:table-row>
        <table:table-row table:style-name="ro3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 table:number-columns-repeated="2" office:value-type="float" office:value="0.9765625">
            <text:p>0.9765625</text:p>
          </table:table-cell>
          <table:table-cell/>
          <table:table-cell table:style-name="ce1" table:formula="of:=ROUND((([.A116]-0)/(1-0))*(12-2)+2)" office:value-type="float" office:value="10">
            <text:p>10</text:p>
          </table:table-cell>
          <table:table-cell table:style-name="ce2" table:formula="of:=(([.B116]-0)/(1-0))*(10-0)+0" office:value-type="float" office:value="1.015625">
            <text:p>1.015625000</text:p>
          </table:table-cell>
          <table:table-cell table:style-name="ce2" table:formula="of:=(([.C116]-0)/(1-0))*(1500-0.000000001)+0.000000001" office:value-type="float" office:value="550.781250000633">
            <text:p>550.781250001</text:p>
          </table:table-cell>
          <table:table-cell table:style-name="ce2" table:formula="of:=(([.D116]-0)/(1-0))*(1-0.000000001)+0.000000001" office:value-type="float" office:value="0.695312500304688">
            <text:p>0.695312500</text:p>
          </table:table-cell>
          <table:table-cell table:style-name="ce2" table:formula="of:=[.L116]*[.O116]" office:value-type="float" office:value="6.95312500304688">
            <text:p>6.953125003</text:p>
          </table:table-cell>
          <table:table-cell table:style-name="ce2" table:formula="of:=(([.E116]-0)/(1-0))*(100-0.000000001)+0.000000001" office:value-type="float" office:value="3.90625000096094">
            <text:p>3.906250001</text:p>
          </table:table-cell>
          <table:table-cell table:style-name="ce1" table:formula="of:=(([.F116]-0)/(1-0))*(1-0.001)+0.001" office:value-type="float" office:value="0.6487890625">
            <text:p>0.6487890625</text:p>
          </table:table-cell>
          <table:table-cell table:style-name="ce1" table:formula="of:=IF((([.L116]*[.L116])*[.R116])&lt;1;1;ROUND(([.L116]*[.L116])*[.R116]))" office:value-type="float" office:value="65">
            <text:p>65</text:p>
          </table:table-cell>
          <table:table-cell table:style-name="ce1" table:formula="of:=ROUND((([.G116]-0)/(1-0))*(1-0)+0)" office:value-type="float" office:value="1">
            <text:p>1</text:p>
          </table:table-cell>
          <table:table-cell table:style-name="ce2" table:formula="of:=(([.H116]-0)/(1-0))*(100-0)+0" office:value-type="float" office:value="50.78125">
            <text:p>50.781250000</text:p>
          </table:table-cell>
          <table:table-cell table:style-name="ce2" table:formula="of:=(([.I116]-0)/(1-0))*(100-(-100))+(-100)" office:value-type="float" office:value="95.3125">
            <text:p>95.312500000</text:p>
          </table:table-cell>
          <table:table-cell table:style-name="ce2" table:formula="of:=(([.J116]-0)/(1-0))*(10000-0)+0" office:value-type="float" office:value="9765.625">
            <text:p>9765.625000000</text:p>
          </table:table-cell>
          <table:table-cell/>
        </table:table-row>
        <table:table-row table:style-name="ro3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 table:number-columns-repeated="2" office:value-type="float" office:value="0.4765625">
            <text:p>0.4765625</text:p>
          </table:table-cell>
          <table:table-cell/>
          <table:table-cell table:style-name="ce1" table:formula="of:=ROUND((([.A117]-0)/(1-0))*(12-2)+2)" office:value-type="float" office:value="5">
            <text:p>5</text:p>
          </table:table-cell>
          <table:table-cell table:style-name="ce2" table:formula="of:=(([.B117]-0)/(1-0))*(10-0)+0" office:value-type="float" office:value="6.015625">
            <text:p>6.015625000</text:p>
          </table:table-cell>
          <table:table-cell table:style-name="ce2" table:formula="of:=(([.C117]-0)/(1-0))*(1500-0.000000001)+0.000000001" office:value-type="float" office:value="1300.78125000013">
            <text:p>1300.781250000</text:p>
          </table:table-cell>
          <table:table-cell table:style-name="ce2" table:formula="of:=(([.D117]-0)/(1-0))*(1-0.000000001)+0.000000001" office:value-type="float" office:value="0.195312500804688">
            <text:p>0.195312501</text:p>
          </table:table-cell>
          <table:table-cell table:style-name="ce2" table:formula="of:=[.L117]*[.O117]" office:value-type="float" office:value="0.976562504023438">
            <text:p>0.976562504</text:p>
          </table:table-cell>
          <table:table-cell table:style-name="ce2" table:formula="of:=(([.E117]-0)/(1-0))*(100-0.000000001)+0.000000001" office:value-type="float" office:value="53.9062500004609">
            <text:p>53.906250000</text:p>
          </table:table-cell>
          <table:table-cell table:style-name="ce1" table:formula="of:=(([.F117]-0)/(1-0))*(1-0.001)+0.001" office:value-type="float" office:value="0.1492890625">
            <text:p>0.1492890625</text:p>
          </table:table-cell>
          <table:table-cell table:style-name="ce1" table:formula="of:=IF((([.L117]*[.L117])*[.R117])&lt;1;1;ROUND(([.L117]*[.L117])*[.R117]))" office:value-type="float" office:value="4">
            <text:p>4</text:p>
          </table:table-cell>
          <table:table-cell table:style-name="ce1" table:formula="of:=ROUND((([.G117]-0)/(1-0))*(1-0)+0)" office:value-type="float" office:value="0">
            <text:p>0</text:p>
          </table:table-cell>
          <table:table-cell table:style-name="ce2" table:formula="of:=(([.H117]-0)/(1-0))*(100-0)+0" office:value-type="float" office:value="0.78125">
            <text:p>0.781250000</text:p>
          </table:table-cell>
          <table:table-cell table:style-name="ce2" table:formula="of:=(([.I117]-0)/(1-0))*(100-(-100))+(-100)" office:value-type="float" office:value="-4.6875">
            <text:p>-4.687500000</text:p>
          </table:table-cell>
          <table:table-cell table:style-name="ce2" table:formula="of:=(([.J117]-0)/(1-0))*(10000-0)+0" office:value-type="float" office:value="4765.625">
            <text:p>4765.625000000</text:p>
          </table:table-cell>
          <table:table-cell/>
        </table:table-row>
        <table:table-row table:style-name="ro3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8515625">
            <text:p>0.8515625</text:p>
          </table:table-cell>
          <table:table-cell office:value-type="float" office:value="0.6015625">
            <text:p>0.6015625</text:p>
          </table:table-cell>
          <table:table-cell/>
          <table:table-cell table:style-name="ce1" table:formula="of:=ROUND((([.A118]-0)/(1-0))*(12-2)+2)" office:value-type="float" office:value="6">
            <text:p>6</text:p>
          </table:table-cell>
          <table:table-cell table:style-name="ce2" table:formula="of:=(([.B118]-0)/(1-0))*(10-0)+0" office:value-type="float" office:value="2.265625">
            <text:p>2.265625000</text:p>
          </table:table-cell>
          <table:table-cell table:style-name="ce2" table:formula="of:=(([.C118]-0)/(1-0))*(1500-0.000000001)+0.000000001" office:value-type="float" office:value="1113.28125000026">
            <text:p>1113.281250000</text:p>
          </table:table-cell>
          <table:table-cell table:style-name="ce2" table:formula="of:=(([.D118]-0)/(1-0))*(1-0.000000001)+0.000000001" office:value-type="float" office:value="0.0703125009296875">
            <text:p>0.070312501</text:p>
          </table:table-cell>
          <table:table-cell table:style-name="ce2" table:formula="of:=[.L118]*[.O118]" office:value-type="float" office:value="0.421875005578125">
            <text:p>0.421875006</text:p>
          </table:table-cell>
          <table:table-cell table:style-name="ce2" table:formula="of:=(([.E118]-0)/(1-0))*(100-0.000000001)+0.000000001" office:value-type="float" office:value="66.4062500003359">
            <text:p>66.406250000</text:p>
          </table:table-cell>
          <table:table-cell table:style-name="ce1" table:formula="of:=(([.F118]-0)/(1-0))*(1-0.001)+0.001" office:value-type="float" office:value="0.2741640625">
            <text:p>0.2741640625</text:p>
          </table:table-cell>
          <table:table-cell table:style-name="ce1" table:formula="of:=IF((([.L118]*[.L118])*[.R118])&lt;1;1;ROUND(([.L118]*[.L118])*[.R118]))" office:value-type="float" office:value="10">
            <text:p>10</text:p>
          </table:table-cell>
          <table:table-cell table:style-name="ce1" table:formula="of:=ROUND((([.G118]-0)/(1-0))*(1-0)+0)" office:value-type="float" office:value="1">
            <text:p>1</text:p>
          </table:table-cell>
          <table:table-cell table:style-name="ce2" table:formula="of:=(([.H118]-0)/(1-0))*(100-0)+0" office:value-type="float" office:value="63.28125">
            <text:p>63.281250000</text:p>
          </table:table-cell>
          <table:table-cell table:style-name="ce2" table:formula="of:=(([.I118]-0)/(1-0))*(100-(-100))+(-100)" office:value-type="float" office:value="70.3125">
            <text:p>70.312500000</text:p>
          </table:table-cell>
          <table:table-cell table:style-name="ce2" table:formula="of:=(([.J118]-0)/(1-0))*(10000-0)+0" office:value-type="float" office:value="6015.625">
            <text:p>6015.625000000</text:p>
          </table:table-cell>
          <table:table-cell/>
        </table:table-row>
        <table:table-row table:style-name="ro3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3515625">
            <text:p>0.3515625</text:p>
          </table:table-cell>
          <table:table-cell office:value-type="float" office:value="0.1015625">
            <text:p>0.1015625</text:p>
          </table:table-cell>
          <table:table-cell/>
          <table:table-cell table:style-name="ce1" table:formula="of:=ROUND((([.A119]-0)/(1-0))*(12-2)+2)" office:value-type="float" office:value="11">
            <text:p>11</text:p>
          </table:table-cell>
          <table:table-cell table:style-name="ce2" table:formula="of:=(([.B119]-0)/(1-0))*(10-0)+0" office:value-type="float" office:value="7.265625">
            <text:p>7.265625000</text:p>
          </table:table-cell>
          <table:table-cell table:style-name="ce2" table:formula="of:=(([.C119]-0)/(1-0))*(1500-0.000000001)+0.000000001" office:value-type="float" office:value="363.281250000758">
            <text:p>363.281250001</text:p>
          </table:table-cell>
          <table:table-cell table:style-name="ce2" table:formula="of:=(([.D119]-0)/(1-0))*(1-0.000000001)+0.000000001" office:value-type="float" office:value="0.570312500429688">
            <text:p>0.570312500</text:p>
          </table:table-cell>
          <table:table-cell table:style-name="ce2" table:formula="of:=[.L119]*[.O119]" office:value-type="float" office:value="6.27343750472656">
            <text:p>6.273437505</text:p>
          </table:table-cell>
          <table:table-cell table:style-name="ce2" table:formula="of:=(([.E119]-0)/(1-0))*(100-0.000000001)+0.000000001" office:value-type="float" office:value="16.4062500008359">
            <text:p>16.406250001</text:p>
          </table:table-cell>
          <table:table-cell table:style-name="ce1" table:formula="of:=(([.F119]-0)/(1-0))*(1-0.001)+0.001" office:value-type="float" office:value="0.7736640625">
            <text:p>0.7736640625</text:p>
          </table:table-cell>
          <table:table-cell table:style-name="ce1" table:formula="of:=IF((([.L119]*[.L119])*[.R119])&lt;1;1;ROUND(([.L119]*[.L119])*[.R119]))" office:value-type="float" office:value="94">
            <text:p>94</text:p>
          </table:table-cell>
          <table:table-cell table:style-name="ce1" table:formula="of:=ROUND((([.G119]-0)/(1-0))*(1-0)+0)" office:value-type="float" office:value="0">
            <text:p>0</text:p>
          </table:table-cell>
          <table:table-cell table:style-name="ce2" table:formula="of:=(([.H119]-0)/(1-0))*(100-0)+0" office:value-type="float" office:value="13.28125">
            <text:p>13.281250000</text:p>
          </table:table-cell>
          <table:table-cell table:style-name="ce2" table:formula="of:=(([.I119]-0)/(1-0))*(100-(-100))+(-100)" office:value-type="float" office:value="-29.6875">
            <text:p>-29.687500000</text:p>
          </table:table-cell>
          <table:table-cell table:style-name="ce2" table:formula="of:=(([.J119]-0)/(1-0))*(10000-0)+0" office:value-type="float" office:value="1015.625">
            <text:p>1015.625000000</text:p>
          </table:table-cell>
          <table:table-cell/>
        </table:table-row>
        <table:table-row table:style-name="ro3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3515625">
            <text:p>0.3515625</text:p>
          </table:table-cell>
          <table:table-cell/>
          <table:table-cell table:style-name="ce1" table:formula="of:=ROUND((([.A120]-0)/(1-0))*(12-2)+2)" office:value-type="float" office:value="9">
            <text:p>9</text:p>
          </table:table-cell>
          <table:table-cell table:style-name="ce2" table:formula="of:=(([.B120]-0)/(1-0))*(10-0)+0" office:value-type="float" office:value="4.765625">
            <text:p>4.765625000</text:p>
          </table:table-cell>
          <table:table-cell table:style-name="ce2" table:formula="of:=(([.C120]-0)/(1-0))*(1500-0.000000001)+0.000000001" office:value-type="float" office:value="1488.28125000001">
            <text:p>1488.281250000</text:p>
          </table:table-cell>
          <table:table-cell table:style-name="ce2" table:formula="of:=(([.D120]-0)/(1-0))*(1-0.000000001)+0.000000001" office:value-type="float" office:value="0.320312500679687">
            <text:p>0.320312501</text:p>
          </table:table-cell>
          <table:table-cell table:style-name="ce2" table:formula="of:=[.L120]*[.O120]" office:value-type="float" office:value="2.88281250611719">
            <text:p>2.882812506</text:p>
          </table:table-cell>
          <table:table-cell table:style-name="ce2" table:formula="of:=(([.E120]-0)/(1-0))*(100-0.000000001)+0.000000001" office:value-type="float" office:value="41.4062500005859">
            <text:p>41.406250001</text:p>
          </table:table-cell>
          <table:table-cell table:style-name="ce1" table:formula="of:=(([.F120]-0)/(1-0))*(1-0.001)+0.001" office:value-type="float" office:value="0.5239140625">
            <text:p>0.5239140625</text:p>
          </table:table-cell>
          <table:table-cell table:style-name="ce1" table:formula="of:=IF((([.L120]*[.L120])*[.R120])&lt;1;1;ROUND(([.L120]*[.L120])*[.R120]))" office:value-type="float" office:value="42">
            <text:p>42</text:p>
          </table:table-cell>
          <table:table-cell table:style-name="ce1" table:formula="of:=ROUND((([.G120]-0)/(1-0))*(1-0)+0)" office:value-type="float" office:value="1">
            <text:p>1</text:p>
          </table:table-cell>
          <table:table-cell table:style-name="ce2" table:formula="of:=(([.H120]-0)/(1-0))*(100-0)+0" office:value-type="float" office:value="38.28125">
            <text:p>38.281250000</text:p>
          </table:table-cell>
          <table:table-cell table:style-name="ce2" table:formula="of:=(([.I120]-0)/(1-0))*(100-(-100))+(-100)" office:value-type="float" office:value="-79.6875">
            <text:p>-79.687500000</text:p>
          </table:table-cell>
          <table:table-cell table:style-name="ce2" table:formula="of:=(([.J120]-0)/(1-0))*(10000-0)+0" office:value-type="float" office:value="3515.625">
            <text:p>3515.625000000</text:p>
          </table:table-cell>
          <table:table-cell/>
        </table:table-row>
        <table:table-row table:style-name="ro3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8515625">
            <text:p>0.8515625</text:p>
          </table:table-cell>
          <table:table-cell/>
          <table:table-cell table:style-name="ce1" table:formula="of:=ROUND((([.A121]-0)/(1-0))*(12-2)+2)" office:value-type="float" office:value="4">
            <text:p>4</text:p>
          </table:table-cell>
          <table:table-cell table:style-name="ce2" table:formula="of:=(([.B121]-0)/(1-0))*(10-0)+0" office:value-type="float" office:value="9.765625">
            <text:p>9.765625000</text:p>
          </table:table-cell>
          <table:table-cell table:style-name="ce2" table:formula="of:=(([.C121]-0)/(1-0))*(1500-0.000000001)+0.000000001" office:value-type="float" office:value="738.281250000508">
            <text:p>738.281250001</text:p>
          </table:table-cell>
          <table:table-cell table:style-name="ce2" table:formula="of:=(([.D121]-0)/(1-0))*(1-0.000000001)+0.000000001" office:value-type="float" office:value="0.820312500179687">
            <text:p>0.820312500</text:p>
          </table:table-cell>
          <table:table-cell table:style-name="ce2" table:formula="of:=[.L121]*[.O121]" office:value-type="float" office:value="3.28125000071875">
            <text:p>3.281250001</text:p>
          </table:table-cell>
          <table:table-cell table:style-name="ce2" table:formula="of:=(([.E121]-0)/(1-0))*(100-0.000000001)+0.000000001" office:value-type="float" office:value="91.4062500000859">
            <text:p>91.406250000</text:p>
          </table:table-cell>
          <table:table-cell table:style-name="ce1" table:formula="of:=(([.F121]-0)/(1-0))*(1-0.001)+0.001" office:value-type="float" office:value="0.0244140625">
            <text:p>0.0244140625</text:p>
          </table:table-cell>
          <table:table-cell table:style-name="ce1" table:formula="of:=IF((([.L121]*[.L121])*[.R121])&lt;1;1;ROUND(([.L121]*[.L121])*[.R121]))" office:value-type="float" office:value="1">
            <text:p>1</text:p>
          </table:table-cell>
          <table:table-cell table:style-name="ce1" table:formula="of:=ROUND((([.G121]-0)/(1-0))*(1-0)+0)" office:value-type="float" office:value="0">
            <text:p>0</text:p>
          </table:table-cell>
          <table:table-cell table:style-name="ce2" table:formula="of:=(([.H121]-0)/(1-0))*(100-0)+0" office:value-type="float" office:value="88.28125">
            <text:p>88.281250000</text:p>
          </table:table-cell>
          <table:table-cell table:style-name="ce2" table:formula="of:=(([.I121]-0)/(1-0))*(100-(-100))+(-100)" office:value-type="float" office:value="20.3125">
            <text:p>20.312500000</text:p>
          </table:table-cell>
          <table:table-cell table:style-name="ce2" table:formula="of:=(([.J121]-0)/(1-0))*(10000-0)+0" office:value-type="float" office:value="8515.625">
            <text:p>8515.625000000</text:p>
          </table:table-cell>
          <table:table-cell/>
        </table:table-row>
        <table:table-row table:style-name="ro3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 office:value-type="float" office:value="0.7890625">
            <text:p>0.7890625</text:p>
          </table:table-cell>
          <table:table-cell office:value-type="float" office:value="0.4140625">
            <text:p>0.4140625</text:p>
          </table:table-cell>
          <table:table-cell/>
          <table:table-cell table:style-name="ce1" table:formula="of:=ROUND((([.A122]-0)/(1-0))*(12-2)+2)" office:value-type="float" office:value="3">
            <text:p>3</text:p>
          </table:table-cell>
          <table:table-cell table:style-name="ce2" table:formula="of:=(([.B122]-0)/(1-0))*(10-0)+0" office:value-type="float" office:value="0.390625">
            <text:p>0.390625000</text:p>
          </table:table-cell>
          <table:table-cell table:style-name="ce2" table:formula="of:=(([.C122]-0)/(1-0))*(1500-0.000000001)+0.000000001" office:value-type="float" office:value="1394.53125000007">
            <text:p>1394.531250000</text:p>
          </table:table-cell>
          <table:table-cell table:style-name="ce2" table:formula="of:=(([.D122]-0)/(1-0))*(1-0.000000001)+0.000000001" office:value-type="float" office:value="0.507812500492187">
            <text:p>0.507812500</text:p>
          </table:table-cell>
          <table:table-cell table:style-name="ce2" table:formula="of:=[.L122]*[.O122]" office:value-type="float" office:value="1.52343750147656">
            <text:p>1.523437501</text:p>
          </table:table-cell>
          <table:table-cell table:style-name="ce2" table:formula="of:=(([.E122]-0)/(1-0))*(100-0.000000001)+0.000000001" office:value-type="float" office:value="35.1562500006484">
            <text:p>35.156250001</text:p>
          </table:table-cell>
          <table:table-cell table:style-name="ce1" table:formula="of:=(([.F122]-0)/(1-0))*(1-0.001)+0.001" office:value-type="float" office:value="0.2117265625">
            <text:p>0.2117265625</text:p>
          </table:table-cell>
          <table:table-cell table:style-name="ce1" table:formula="of:=IF((([.L122]*[.L122])*[.R122])&lt;1;1;ROUND(([.L122]*[.L122])*[.R122]))" office:value-type="float" office:value="2">
            <text:p>2</text:p>
          </table:table-cell>
          <table:table-cell table:style-name="ce1" table:formula="of:=ROUND((([.G122]-0)/(1-0))*(1-0)+0)" office:value-type="float" office:value="1">
            <text:p>1</text:p>
          </table:table-cell>
          <table:table-cell table:style-name="ce2" table:formula="of:=(([.H122]-0)/(1-0))*(100-0)+0" office:value-type="float" office:value="69.53125">
            <text:p>69.531250000</text:p>
          </table:table-cell>
          <table:table-cell table:style-name="ce2" table:formula="of:=(([.I122]-0)/(1-0))*(100-(-100))+(-100)" office:value-type="float" office:value="57.8125">
            <text:p>57.812500000</text:p>
          </table:table-cell>
          <table:table-cell table:style-name="ce2" table:formula="of:=(([.J122]-0)/(1-0))*(10000-0)+0" office:value-type="float" office:value="4140.625">
            <text:p>4140.625000000</text:p>
          </table:table-cell>
          <table:table-cell/>
        </table:table-row>
        <table:table-row table:style-name="ro3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 office:value-type="float" office:value="0.2890625">
            <text:p>0.2890625</text:p>
          </table:table-cell>
          <table:table-cell office:value-type="float" office:value="0.9140625">
            <text:p>0.9140625</text:p>
          </table:table-cell>
          <table:table-cell/>
          <table:table-cell table:style-name="ce1" table:formula="of:=ROUND((([.A123]-0)/(1-0))*(12-2)+2)" office:value-type="float" office:value="8">
            <text:p>8</text:p>
          </table:table-cell>
          <table:table-cell table:style-name="ce2" table:formula="of:=(([.B123]-0)/(1-0))*(10-0)+0" office:value-type="float" office:value="5.390625">
            <text:p>5.390625000</text:p>
          </table:table-cell>
          <table:table-cell table:style-name="ce2" table:formula="of:=(([.C123]-0)/(1-0))*(1500-0.000000001)+0.000000001" office:value-type="float" office:value="644.53125000057">
            <text:p>644.531250001</text:p>
          </table:table-cell>
          <table:table-cell table:style-name="ce2" table:formula="of:=(([.D123]-0)/(1-0))*(1-0.000000001)+0.000000001" office:value-type="float" office:value="0.0078125009921875">
            <text:p>0.007812501</text:p>
          </table:table-cell>
          <table:table-cell table:style-name="ce2" table:formula="of:=[.L123]*[.O123]" office:value-type="float" office:value="0.0625000079375">
            <text:p>0.062500008</text:p>
          </table:table-cell>
          <table:table-cell table:style-name="ce2" table:formula="of:=(([.E123]-0)/(1-0))*(100-0.000000001)+0.000000001" office:value-type="float" office:value="85.1562500001484">
            <text:p>85.156250000</text:p>
          </table:table-cell>
          <table:table-cell table:style-name="ce1" table:formula="of:=(([.F123]-0)/(1-0))*(1-0.001)+0.001" office:value-type="float" office:value="0.7112265625">
            <text:p>0.7112265625</text:p>
          </table:table-cell>
          <table:table-cell table:style-name="ce1" table:formula="of:=IF((([.L123]*[.L123])*[.R123])&lt;1;1;ROUND(([.L123]*[.L123])*[.R123]))" office:value-type="float" office:value="46">
            <text:p>46</text:p>
          </table:table-cell>
          <table:table-cell table:style-name="ce1" table:formula="of:=ROUND((([.G123]-0)/(1-0))*(1-0)+0)" office:value-type="float" office:value="0">
            <text:p>0</text:p>
          </table:table-cell>
          <table:table-cell table:style-name="ce2" table:formula="of:=(([.H123]-0)/(1-0))*(100-0)+0" office:value-type="float" office:value="19.53125">
            <text:p>19.531250000</text:p>
          </table:table-cell>
          <table:table-cell table:style-name="ce2" table:formula="of:=(([.I123]-0)/(1-0))*(100-(-100))+(-100)" office:value-type="float" office:value="-42.1875">
            <text:p>-42.187500000</text:p>
          </table:table-cell>
          <table:table-cell table:style-name="ce2" table:formula="of:=(([.J123]-0)/(1-0))*(10000-0)+0" office:value-type="float" office:value="9140.625">
            <text:p>9140.625000000</text:p>
          </table:table-cell>
          <table:table-cell/>
        </table:table-row>
        <table:table-row table:style-name="ro3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 office:value-type="float" office:value="0.0390625">
            <text:p>0.0390625</text:p>
          </table:table-cell>
          <table:table-cell office:value-type="float" office:value="0.6640625">
            <text:p>0.6640625</text:p>
          </table:table-cell>
          <table:table-cell/>
          <table:table-cell table:style-name="ce1" table:formula="of:=ROUND((([.A124]-0)/(1-0))*(12-2)+2)" office:value-type="float" office:value="11">
            <text:p>11</text:p>
          </table:table-cell>
          <table:table-cell table:style-name="ce2" table:formula="of:=(([.B124]-0)/(1-0))*(10-0)+0" office:value-type="float" office:value="2.890625">
            <text:p>2.890625000</text:p>
          </table:table-cell>
          <table:table-cell table:style-name="ce2" table:formula="of:=(([.C124]-0)/(1-0))*(1500-0.000000001)+0.000000001" office:value-type="float" office:value="1019.53125000032">
            <text:p>1019.531250000</text:p>
          </table:table-cell>
          <table:table-cell table:style-name="ce2" table:formula="of:=(([.D124]-0)/(1-0))*(1-0.000000001)+0.000000001" office:value-type="float" office:value="0.757812500242187">
            <text:p>0.757812500</text:p>
          </table:table-cell>
          <table:table-cell table:style-name="ce2" table:formula="of:=[.L124]*[.O124]" office:value-type="float" office:value="8.33593750266406">
            <text:p>8.335937503</text:p>
          </table:table-cell>
          <table:table-cell table:style-name="ce2" table:formula="of:=(([.E124]-0)/(1-0))*(100-0.000000001)+0.000000001" office:value-type="float" office:value="60.1562500003984">
            <text:p>60.156250000</text:p>
          </table:table-cell>
          <table:table-cell table:style-name="ce1" table:formula="of:=(([.F124]-0)/(1-0))*(1-0.001)+0.001" office:value-type="float" office:value="0.9609765625">
            <text:p>0.9609765625</text:p>
          </table:table-cell>
          <table:table-cell table:style-name="ce1" table:formula="of:=IF((([.L124]*[.L124])*[.R124])&lt;1;1;ROUND(([.L124]*[.L124])*[.R124]))" office:value-type="float" office:value="116">
            <text:p>116</text:p>
          </table:table-cell>
          <table:table-cell table:style-name="ce1" table:formula="of:=ROUND((([.G124]-0)/(1-0))*(1-0)+0)" office:value-type="float" office:value="1">
            <text:p>1</text:p>
          </table:table-cell>
          <table:table-cell table:style-name="ce2" table:formula="of:=(([.H124]-0)/(1-0))*(100-0)+0" office:value-type="float" office:value="44.53125">
            <text:p>44.531250000</text:p>
          </table:table-cell>
          <table:table-cell table:style-name="ce2" table:formula="of:=(([.I124]-0)/(1-0))*(100-(-100))+(-100)" office:value-type="float" office:value="-92.1875">
            <text:p>-92.187500000</text:p>
          </table:table-cell>
          <table:table-cell table:style-name="ce2" table:formula="of:=(([.J124]-0)/(1-0))*(10000-0)+0" office:value-type="float" office:value="6640.625">
            <text:p>6640.625000000</text:p>
          </table:table-cell>
          <table:table-cell/>
        </table:table-row>
        <table:table-row table:style-name="ro3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 office:value-type="float" office:value="0.5390625">
            <text:p>0.5390625</text:p>
          </table:table-cell>
          <table:table-cell office:value-type="float" office:value="0.1640625">
            <text:p>0.1640625</text:p>
          </table:table-cell>
          <table:table-cell/>
          <table:table-cell table:style-name="ce1" table:formula="of:=ROUND((([.A125]-0)/(1-0))*(12-2)+2)" office:value-type="float" office:value="6">
            <text:p>6</text:p>
          </table:table-cell>
          <table:table-cell table:style-name="ce2" table:formula="of:=(([.B125]-0)/(1-0))*(10-0)+0" office:value-type="float" office:value="7.890625">
            <text:p>7.890625000</text:p>
          </table:table-cell>
          <table:table-cell table:style-name="ce2" table:formula="of:=(([.C125]-0)/(1-0))*(1500-0.000000001)+0.000000001" office:value-type="float" office:value="269.53125000082">
            <text:p>269.531250001</text:p>
          </table:table-cell>
          <table:table-cell table:style-name="ce2" table:formula="of:=(([.D125]-0)/(1-0))*(1-0.000000001)+0.000000001" office:value-type="float" office:value="0.257812500742187">
            <text:p>0.257812501</text:p>
          </table:table-cell>
          <table:table-cell table:style-name="ce2" table:formula="of:=[.L125]*[.O125]" office:value-type="float" office:value="1.54687500445313">
            <text:p>1.546875004</text:p>
          </table:table-cell>
          <table:table-cell table:style-name="ce2" table:formula="of:=(([.E125]-0)/(1-0))*(100-0.000000001)+0.000000001" office:value-type="float" office:value="10.1562500008984">
            <text:p>10.156250001</text:p>
          </table:table-cell>
          <table:table-cell table:style-name="ce1" table:formula="of:=(([.F125]-0)/(1-0))*(1-0.001)+0.001" office:value-type="float" office:value="0.4614765625">
            <text:p>0.4614765625</text:p>
          </table:table-cell>
          <table:table-cell table:style-name="ce1" table:formula="of:=IF((([.L125]*[.L125])*[.R125])&lt;1;1;ROUND(([.L125]*[.L125])*[.R125]))" office:value-type="float" office:value="17">
            <text:p>17</text:p>
          </table:table-cell>
          <table:table-cell table:style-name="ce1" table:formula="of:=ROUND((([.G125]-0)/(1-0))*(1-0)+0)" office:value-type="float" office:value="0">
            <text:p>0</text:p>
          </table:table-cell>
          <table:table-cell table:style-name="ce2" table:formula="of:=(([.H125]-0)/(1-0))*(100-0)+0" office:value-type="float" office:value="94.53125">
            <text:p>94.531250000</text:p>
          </table:table-cell>
          <table:table-cell table:style-name="ce2" table:formula="of:=(([.I125]-0)/(1-0))*(100-(-100))+(-100)" office:value-type="float" office:value="7.8125">
            <text:p>7.812500000</text:p>
          </table:table-cell>
          <table:table-cell table:style-name="ce2" table:formula="of:=(([.J125]-0)/(1-0))*(10000-0)+0" office:value-type="float" office:value="1640.625">
            <text:p>1640.625000000</text:p>
          </table:table-cell>
          <table:table-cell/>
        </table:table-row>
        <table:table-row table:style-name="ro3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1640625">
            <text:p>0.1640625</text:p>
          </table:table-cell>
          <table:table-cell office:value-type="float" office:value="0.7890625">
            <text:p>0.7890625</text:p>
          </table:table-cell>
          <table:table-cell/>
          <table:table-cell table:style-name="ce1" table:formula="of:=ROUND((([.A126]-0)/(1-0))*(12-2)+2)" office:value-type="float" office:value="5">
            <text:p>5</text:p>
          </table:table-cell>
          <table:table-cell table:style-name="ce2" table:formula="of:=(([.B126]-0)/(1-0))*(10-0)+0" office:value-type="float" office:value="4.140625">
            <text:p>4.140625000</text:p>
          </table:table-cell>
          <table:table-cell table:style-name="ce2" table:formula="of:=(([.C126]-0)/(1-0))*(1500-0.000000001)+0.000000001" office:value-type="float" office:value="457.031250000695">
            <text:p>457.031250001</text:p>
          </table:table-cell>
          <table:table-cell table:style-name="ce2" table:formula="of:=(([.D126]-0)/(1-0))*(1-0.000000001)+0.000000001" office:value-type="float" office:value="0.382812500617187">
            <text:p>0.382812501</text:p>
          </table:table-cell>
          <table:table-cell table:style-name="ce2" table:formula="of:=[.L126]*[.O126]" office:value-type="float" office:value="1.91406250308594">
            <text:p>1.914062503</text:p>
          </table:table-cell>
          <table:table-cell table:style-name="ce2" table:formula="of:=(([.E126]-0)/(1-0))*(100-0.000000001)+0.000000001" office:value-type="float" office:value="22.6562500007734">
            <text:p>22.656250001</text:p>
          </table:table-cell>
          <table:table-cell table:style-name="ce1" table:formula="of:=(([.F126]-0)/(1-0))*(1-0.001)+0.001" office:value-type="float" office:value="0.0868515625">
            <text:p>0.0868515625</text:p>
          </table:table-cell>
          <table:table-cell table:style-name="ce1" table:formula="of:=IF((([.L126]*[.L126])*[.R126])&lt;1;1;ROUND(([.L126]*[.L126])*[.R126]))" office:value-type="float" office:value="2">
            <text:p>2</text:p>
          </table:table-cell>
          <table:table-cell table:style-name="ce1" table:formula="of:=ROUND((([.G126]-0)/(1-0))*(1-0)+0)" office:value-type="float" office:value="1">
            <text:p>1</text:p>
          </table:table-cell>
          <table:table-cell table:style-name="ce2" table:formula="of:=(([.H126]-0)/(1-0))*(100-0)+0" office:value-type="float" office:value="32.03125">
            <text:p>32.031250000</text:p>
          </table:table-cell>
          <table:table-cell table:style-name="ce2" table:formula="of:=(([.I126]-0)/(1-0))*(100-(-100))+(-100)" office:value-type="float" office:value="-67.1875">
            <text:p>-67.187500000</text:p>
          </table:table-cell>
          <table:table-cell table:style-name="ce2" table:formula="of:=(([.J126]-0)/(1-0))*(10000-0)+0" office:value-type="float" office:value="7890.625">
            <text:p>7890.625000000</text:p>
          </table:table-cell>
          <table:table-cell/>
        </table:table-row>
        <table:table-row table:style-name="ro3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6640625">
            <text:p>0.6640625</text:p>
          </table:table-cell>
          <table:table-cell office:value-type="float" office:value="0.2890625">
            <text:p>0.2890625</text:p>
          </table:table-cell>
          <table:table-cell/>
          <table:table-cell table:style-name="ce1" table:formula="of:=ROUND((([.A127]-0)/(1-0))*(12-2)+2)" office:value-type="float" office:value="10">
            <text:p>10</text:p>
          </table:table-cell>
          <table:table-cell table:style-name="ce2" table:formula="of:=(([.B127]-0)/(1-0))*(10-0)+0" office:value-type="float" office:value="9.140625">
            <text:p>9.140625000</text:p>
          </table:table-cell>
          <table:table-cell table:style-name="ce2" table:formula="of:=(([.C127]-0)/(1-0))*(1500-0.000000001)+0.000000001" office:value-type="float" office:value="1207.0312500002">
            <text:p>1207.031250000</text:p>
          </table:table-cell>
          <table:table-cell table:style-name="ce2" table:formula="of:=(([.D127]-0)/(1-0))*(1-0.000000001)+0.000000001" office:value-type="float" office:value="0.882812500117188">
            <text:p>0.882812500</text:p>
          </table:table-cell>
          <table:table-cell table:style-name="ce2" table:formula="of:=[.L127]*[.O127]" office:value-type="float" office:value="8.82812500117188">
            <text:p>8.828125001</text:p>
          </table:table-cell>
          <table:table-cell table:style-name="ce2" table:formula="of:=(([.E127]-0)/(1-0))*(100-0.000000001)+0.000000001" office:value-type="float" office:value="72.6562500002734">
            <text:p>72.656250000</text:p>
          </table:table-cell>
          <table:table-cell table:style-name="ce1" table:formula="of:=(([.F127]-0)/(1-0))*(1-0.001)+0.001" office:value-type="float" office:value="0.5863515625">
            <text:p>0.5863515625</text:p>
          </table:table-cell>
          <table:table-cell table:style-name="ce1" table:formula="of:=IF((([.L127]*[.L127])*[.R127])&lt;1;1;ROUND(([.L127]*[.L127])*[.R127]))" office:value-type="float" office:value="59">
            <text:p>59</text:p>
          </table:table-cell>
          <table:table-cell table:style-name="ce1" table:formula="of:=ROUND((([.G127]-0)/(1-0))*(1-0)+0)" office:value-type="float" office:value="0">
            <text:p>0</text:p>
          </table:table-cell>
          <table:table-cell table:style-name="ce2" table:formula="of:=(([.H127]-0)/(1-0))*(100-0)+0" office:value-type="float" office:value="82.03125">
            <text:p>82.031250000</text:p>
          </table:table-cell>
          <table:table-cell table:style-name="ce2" table:formula="of:=(([.I127]-0)/(1-0))*(100-(-100))+(-100)" office:value-type="float" office:value="32.8125">
            <text:p>32.812500000</text:p>
          </table:table-cell>
          <table:table-cell table:style-name="ce2" table:formula="of:=(([.J127]-0)/(1-0))*(10000-0)+0" office:value-type="float" office:value="2890.625">
            <text:p>2890.625000000</text:p>
          </table:table-cell>
          <table:table-cell/>
        </table:table-row>
        <table:table-row table:style-name="ro3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 office:value-type="float" office:value="0.9140625">
            <text:p>0.9140625</text:p>
          </table:table-cell>
          <table:table-cell office:value-type="float" office:value="0.0390625">
            <text:p>0.0390625</text:p>
          </table:table-cell>
          <table:table-cell/>
          <table:table-cell table:style-name="ce1" table:formula="of:=ROUND((([.A128]-0)/(1-0))*(12-2)+2)" office:value-type="float" office:value="7">
            <text:p>7</text:p>
          </table:table-cell>
          <table:table-cell table:style-name="ce2" table:formula="of:=(([.B128]-0)/(1-0))*(10-0)+0" office:value-type="float" office:value="1.640625">
            <text:p>1.640625000</text:p>
          </table:table-cell>
          <table:table-cell table:style-name="ce2" table:formula="of:=(([.C128]-0)/(1-0))*(1500-0.000000001)+0.000000001" office:value-type="float" office:value="82.0312500009453">
            <text:p>82.031250001</text:p>
          </table:table-cell>
          <table:table-cell table:style-name="ce2" table:formula="of:=(([.D128]-0)/(1-0))*(1-0.000000001)+0.000000001" office:value-type="float" office:value="0.132812500867188">
            <text:p>0.132812501</text:p>
          </table:table-cell>
          <table:table-cell table:style-name="ce2" table:formula="of:=[.L128]*[.O128]" office:value-type="float" office:value="0.929687506070313">
            <text:p>0.929687506</text:p>
          </table:table-cell>
          <table:table-cell table:style-name="ce2" table:formula="of:=(([.E128]-0)/(1-0))*(100-0.000000001)+0.000000001" office:value-type="float" office:value="97.6562500000234">
            <text:p>97.656250000</text:p>
          </table:table-cell>
          <table:table-cell table:style-name="ce1" table:formula="of:=(([.F128]-0)/(1-0))*(1-0.001)+0.001" office:value-type="float" office:value="0.8361015625">
            <text:p>0.8361015625</text:p>
          </table:table-cell>
          <table:table-cell table:style-name="ce1" table:formula="of:=IF((([.L128]*[.L128])*[.R128])&lt;1;1;ROUND(([.L128]*[.L128])*[.R128]))" office:value-type="float" office:value="41">
            <text:p>41</text:p>
          </table:table-cell>
          <table:table-cell table:style-name="ce1" table:formula="of:=ROUND((([.G128]-0)/(1-0))*(1-0)+0)" office:value-type="float" office:value="1">
            <text:p>1</text:p>
          </table:table-cell>
          <table:table-cell table:style-name="ce2" table:formula="of:=(([.H128]-0)/(1-0))*(100-0)+0" office:value-type="float" office:value="57.03125">
            <text:p>57.031250000</text:p>
          </table:table-cell>
          <table:table-cell table:style-name="ce2" table:formula="of:=(([.I128]-0)/(1-0))*(100-(-100))+(-100)" office:value-type="float" office:value="82.8125">
            <text:p>82.812500000</text:p>
          </table:table-cell>
          <table:table-cell table:style-name="ce2" table:formula="of:=(([.J128]-0)/(1-0))*(10000-0)+0" office:value-type="float" office:value="390.625">
            <text:p>390.625000000</text:p>
          </table:table-cell>
          <table:table-cell/>
        </table:table-row>
        <table:table-row table:style-name="ro3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 office:value-type="float" office:value="0.4140625">
            <text:p>0.4140625</text:p>
          </table:table-cell>
          <table:table-cell office:value-type="float" office:value="0.5390625">
            <text:p>0.5390625</text:p>
          </table:table-cell>
          <table:table-cell/>
          <table:table-cell table:style-name="ce1" table:formula="of:=ROUND((([.A129]-0)/(1-0))*(12-2)+2)" office:value-type="float" office:value="2">
            <text:p>2</text:p>
          </table:table-cell>
          <table:table-cell table:style-name="ce2" table:formula="of:=(([.B129]-0)/(1-0))*(10-0)+0" office:value-type="float" office:value="6.640625">
            <text:p>6.640625000</text:p>
          </table:table-cell>
          <table:table-cell table:style-name="ce2" table:formula="of:=(([.C129]-0)/(1-0))*(1500-0.000000001)+0.000000001" office:value-type="float" office:value="832.031250000445">
            <text:p>832.031250000</text:p>
          </table:table-cell>
          <table:table-cell table:style-name="ce2" table:formula="of:=(([.D129]-0)/(1-0))*(1-0.000000001)+0.000000001" office:value-type="float" office:value="0.632812500367187">
            <text:p>0.632812500</text:p>
          </table:table-cell>
          <table:table-cell table:style-name="ce2" table:formula="of:=[.L129]*[.O129]" office:value-type="float" office:value="1.26562500073438">
            <text:p>1.265625001</text:p>
          </table:table-cell>
          <table:table-cell table:style-name="ce2" table:formula="of:=(([.E129]-0)/(1-0))*(100-0.000000001)+0.000000001" office:value-type="float" office:value="47.6562500005234">
            <text:p>47.656250001</text:p>
          </table:table-cell>
          <table:table-cell table:style-name="ce1" table:formula="of:=(([.F129]-0)/(1-0))*(1-0.001)+0.001" office:value-type="float" office:value="0.3366015625">
            <text:p>0.3366015625</text:p>
          </table:table-cell>
          <table:table-cell table:style-name="ce1" table:formula="of:=IF((([.L129]*[.L129])*[.R129])&lt;1;1;ROUND(([.L129]*[.L129])*[.R129]))" office:value-type="float" office:value="1">
            <text:p>1</text:p>
          </table:table-cell>
          <table:table-cell table:style-name="ce1" table:formula="of:=ROUND((([.G129]-0)/(1-0))*(1-0)+0)" office:value-type="float" office:value="0">
            <text:p>0</text:p>
          </table:table-cell>
          <table:table-cell table:style-name="ce2" table:formula="of:=(([.H129]-0)/(1-0))*(100-0)+0" office:value-type="float" office:value="7.03125">
            <text:p>7.031250000</text:p>
          </table:table-cell>
          <table:table-cell table:style-name="ce2" table:formula="of:=(([.I129]-0)/(1-0))*(100-(-100))+(-100)" office:value-type="float" office:value="-17.1875">
            <text:p>-17.187500000</text:p>
          </table:table-cell>
          <table:table-cell table:style-name="ce2" table:formula="of:=(([.J129]-0)/(1-0))*(10000-0)+0" office:value-type="float" office:value="5390.625">
            <text:p>5390.625000000</text:p>
          </table:table-cell>
          <table:table-cell/>
        </table:table-row>
        <table:table-row table:style-name="ro3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 office:value-type="float" office:value="0.10546875">
            <text:p>0.10546875</text:p>
          </table:table-cell>
          <table:table-cell office:value-type="float" office:value="0.81640625">
            <text:p>0.81640625</text:p>
          </table:table-cell>
          <table:table-cell/>
          <table:table-cell table:style-name="ce1" table:formula="of:=ROUND((([.A130]-0)/(1-0))*(12-2)+2)" office:value-type="float" office:value="2">
            <text:p>2</text:p>
          </table:table-cell>
          <table:table-cell table:style-name="ce2" table:formula="of:=(([.B130]-0)/(1-0))*(10-0)+0" office:value-type="float" office:value="3.3203125">
            <text:p>3.320312500</text:p>
          </table:table-cell>
          <table:table-cell table:style-name="ce2" table:formula="of:=(([.C130]-0)/(1-0))*(1500-0.000000001)+0.000000001" office:value-type="float" office:value="439.453125000707">
            <text:p>439.453125001</text:p>
          </table:table-cell>
          <table:table-cell table:style-name="ce2" table:formula="of:=(([.D130]-0)/(1-0))*(1-0.000000001)+0.000000001" office:value-type="float" office:value="0.191406250808594">
            <text:p>0.191406251</text:p>
          </table:table-cell>
          <table:table-cell table:style-name="ce2" table:formula="of:=[.L130]*[.O130]" office:value-type="float" office:value="0.382812501617187">
            <text:p>0.382812502</text:p>
          </table:table-cell>
          <table:table-cell table:style-name="ce2" table:formula="of:=(([.E130]-0)/(1-0))*(100-0.000000001)+0.000000001" office:value-type="float" office:value="90.2343750000977">
            <text:p>90.234375000</text:p>
          </table:table-cell>
          <table:table-cell table:style-name="ce1" table:formula="of:=(([.F130]-0)/(1-0))*(1-0.001)+0.001" office:value-type="float" office:value="0.67610546875">
            <text:p>0.6761054688</text:p>
          </table:table-cell>
          <table:table-cell table:style-name="ce1" table:formula="of:=IF((([.L130]*[.L130])*[.R130])&lt;1;1;ROUND(([.L130]*[.L130])*[.R130]))" office:value-type="float" office:value="3">
            <text:p>3</text:p>
          </table:table-cell>
          <table:table-cell table:style-name="ce1" table:formula="of:=ROUND((([.G130]-0)/(1-0))*(1-0)+0)" office:value-type="float" office:value="1">
            <text:p>1</text:p>
          </table:table-cell>
          <table:table-cell table:style-name="ce2" table:formula="of:=(([.H130]-0)/(1-0))*(100-0)+0" office:value-type="float" office:value="24.609375">
            <text:p>24.609375000</text:p>
          </table:table-cell>
          <table:table-cell table:style-name="ce2" table:formula="of:=(([.I130]-0)/(1-0))*(100-(-100))+(-100)" office:value-type="float" office:value="-78.90625">
            <text:p>-78.906250000</text:p>
          </table:table-cell>
          <table:table-cell table:style-name="ce2" table:formula="of:=(([.J130]-0)/(1-0))*(10000-0)+0" office:value-type="float" office:value="8164.0625">
            <text:p>8164.062500000</text:p>
          </table:table-cell>
          <table:table-cell/>
        </table:table-row>
        <table:table-row table:style-name="ro3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 office:value-type="float" office:value="0.60546875">
            <text:p>0.60546875</text:p>
          </table:table-cell>
          <table:table-cell office:value-type="float" office:value="0.31640625">
            <text:p>0.31640625</text:p>
          </table:table-cell>
          <table:table-cell/>
          <table:table-cell table:style-name="ce1" table:formula="of:=ROUND((([.A131]-0)/(1-0))*(12-2)+2)" office:value-type="float" office:value="7">
            <text:p>7</text:p>
          </table:table-cell>
          <table:table-cell table:style-name="ce2" table:formula="of:=(([.B131]-0)/(1-0))*(10-0)+0" office:value-type="float" office:value="8.3203125">
            <text:p>8.320312500</text:p>
          </table:table-cell>
          <table:table-cell table:style-name="ce2" table:formula="of:=(([.C131]-0)/(1-0))*(1500-0.000000001)+0.000000001" office:value-type="float" office:value="1189.45312500021">
            <text:p>1189.453125000</text:p>
          </table:table-cell>
          <table:table-cell table:style-name="ce2" table:formula="of:=(([.D131]-0)/(1-0))*(1-0.000000001)+0.000000001" office:value-type="float" office:value="0.691406250308594">
            <text:p>0.691406250</text:p>
          </table:table-cell>
          <table:table-cell table:style-name="ce2" table:formula="of:=[.L131]*[.O131]" office:value-type="float" office:value="4.83984375216016">
            <text:p>4.839843752</text:p>
          </table:table-cell>
          <table:table-cell table:style-name="ce2" table:formula="of:=(([.E131]-0)/(1-0))*(100-0.000000001)+0.000000001" office:value-type="float" office:value="40.2343750005977">
            <text:p>40.234375001</text:p>
          </table:table-cell>
          <table:table-cell table:style-name="ce1" table:formula="of:=(([.F131]-0)/(1-0))*(1-0.001)+0.001" office:value-type="float" office:value="0.17660546875">
            <text:p>0.1766054688</text:p>
          </table:table-cell>
          <table:table-cell table:style-name="ce1" table:formula="of:=IF((([.L131]*[.L131])*[.R131])&lt;1;1;ROUND(([.L131]*[.L131])*[.R131]))" office:value-type="float" office:value="9">
            <text:p>9</text:p>
          </table:table-cell>
          <table:table-cell table:style-name="ce1" table:formula="of:=ROUND((([.G131]-0)/(1-0))*(1-0)+0)" office:value-type="float" office:value="0">
            <text:p>0</text:p>
          </table:table-cell>
          <table:table-cell table:style-name="ce2" table:formula="of:=(([.H131]-0)/(1-0))*(100-0)+0" office:value-type="float" office:value="74.609375">
            <text:p>74.609375000</text:p>
          </table:table-cell>
          <table:table-cell table:style-name="ce2" table:formula="of:=(([.I131]-0)/(1-0))*(100-(-100))+(-100)" office:value-type="float" office:value="21.09375">
            <text:p>21.093750000</text:p>
          </table:table-cell>
          <table:table-cell table:style-name="ce2" table:formula="of:=(([.J131]-0)/(1-0))*(10000-0)+0" office:value-type="float" office:value="3164.0625">
            <text:p>3164.062500000</text:p>
          </table:table-cell>
          <table:table-cell/>
        </table:table-row>
        <table:table-row table:style-name="ro3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 office:value-type="float" office:value="0.85546875">
            <text:p>0.85546875</text:p>
          </table:table-cell>
          <table:table-cell office:value-type="float" office:value="0.06640625">
            <text:p>0.06640625</text:p>
          </table:table-cell>
          <table:table-cell/>
          <table:table-cell table:style-name="ce1" table:formula="of:=ROUND((([.A132]-0)/(1-0))*(12-2)+2)" office:value-type="float" office:value="10">
            <text:p>10</text:p>
          </table:table-cell>
          <table:table-cell table:style-name="ce2" table:formula="of:=(([.B132]-0)/(1-0))*(10-0)+0" office:value-type="float" office:value="0.8203125">
            <text:p>0.820312500</text:p>
          </table:table-cell>
          <table:table-cell table:style-name="ce2" table:formula="of:=(([.C132]-0)/(1-0))*(1500-0.000000001)+0.000000001" office:value-type="float" office:value="64.453125000957">
            <text:p>64.453125001</text:p>
          </table:table-cell>
          <table:table-cell table:style-name="ce2" table:formula="of:=(([.D132]-0)/(1-0))*(1-0.000000001)+0.000000001" office:value-type="float" office:value="0.441406250558594">
            <text:p>0.441406251</text:p>
          </table:table-cell>
          <table:table-cell table:style-name="ce2" table:formula="of:=[.L132]*[.O132]" office:value-type="float" office:value="4.41406250558594">
            <text:p>4.414062506</text:p>
          </table:table-cell>
          <table:table-cell table:style-name="ce2" table:formula="of:=(([.E132]-0)/(1-0))*(100-0.000000001)+0.000000001" office:value-type="float" office:value="15.2343750008477">
            <text:p>15.234375001</text:p>
          </table:table-cell>
          <table:table-cell table:style-name="ce1" table:formula="of:=(([.F132]-0)/(1-0))*(1-0.001)+0.001" office:value-type="float" office:value="0.42635546875">
            <text:p>0.4263554688</text:p>
          </table:table-cell>
          <table:table-cell table:style-name="ce1" table:formula="of:=IF((([.L132]*[.L132])*[.R132])&lt;1;1;ROUND(([.L132]*[.L132])*[.R132]))" office:value-type="float" office:value="43">
            <text:p>43</text:p>
          </table:table-cell>
          <table:table-cell table:style-name="ce1" table:formula="of:=ROUND((([.G132]-0)/(1-0))*(1-0)+0)" office:value-type="float" office:value="1">
            <text:p>1</text:p>
          </table:table-cell>
          <table:table-cell table:style-name="ce2" table:formula="of:=(([.H132]-0)/(1-0))*(100-0)+0" office:value-type="float" office:value="99.609375">
            <text:p>99.609375000</text:p>
          </table:table-cell>
          <table:table-cell table:style-name="ce2" table:formula="of:=(([.I132]-0)/(1-0))*(100-(-100))+(-100)" office:value-type="float" office:value="71.09375">
            <text:p>71.093750000</text:p>
          </table:table-cell>
          <table:table-cell table:style-name="ce2" table:formula="of:=(([.J132]-0)/(1-0))*(10000-0)+0" office:value-type="float" office:value="664.0625">
            <text:p>664.062500000</text:p>
          </table:table-cell>
          <table:table-cell/>
        </table:table-row>
        <table:table-row table:style-name="ro3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 office:value-type="float" office:value="0.35546875">
            <text:p>0.35546875</text:p>
          </table:table-cell>
          <table:table-cell office:value-type="float" office:value="0.56640625">
            <text:p>0.56640625</text:p>
          </table:table-cell>
          <table:table-cell/>
          <table:table-cell table:style-name="ce1" table:formula="of:=ROUND((([.A133]-0)/(1-0))*(12-2)+2)" office:value-type="float" office:value="5">
            <text:p>5</text:p>
          </table:table-cell>
          <table:table-cell table:style-name="ce2" table:formula="of:=(([.B133]-0)/(1-0))*(10-0)+0" office:value-type="float" office:value="5.8203125">
            <text:p>5.820312500</text:p>
          </table:table-cell>
          <table:table-cell table:style-name="ce2" table:formula="of:=(([.C133]-0)/(1-0))*(1500-0.000000001)+0.000000001" office:value-type="float" office:value="814.453125000457">
            <text:p>814.453125000</text:p>
          </table:table-cell>
          <table:table-cell table:style-name="ce2" table:formula="of:=(([.D133]-0)/(1-0))*(1-0.000000001)+0.000000001" office:value-type="float" office:value="0.941406250058594">
            <text:p>0.941406250</text:p>
          </table:table-cell>
          <table:table-cell table:style-name="ce2" table:formula="of:=[.L133]*[.O133]" office:value-type="float" office:value="4.70703125029297">
            <text:p>4.707031250</text:p>
          </table:table-cell>
          <table:table-cell table:style-name="ce2" table:formula="of:=(([.E133]-0)/(1-0))*(100-0.000000001)+0.000000001" office:value-type="float" office:value="65.2343750003477">
            <text:p>65.234375000</text:p>
          </table:table-cell>
          <table:table-cell table:style-name="ce1" table:formula="of:=(([.F133]-0)/(1-0))*(1-0.001)+0.001" office:value-type="float" office:value="0.92585546875">
            <text:p>0.9258554688</text:p>
          </table:table-cell>
          <table:table-cell table:style-name="ce1" table:formula="of:=IF((([.L133]*[.L133])*[.R133])&lt;1;1;ROUND(([.L133]*[.L133])*[.R133]))" office:value-type="float" office:value="23">
            <text:p>23</text:p>
          </table:table-cell>
          <table:table-cell table:style-name="ce1" table:formula="of:=ROUND((([.G133]-0)/(1-0))*(1-0)+0)" office:value-type="float" office:value="0">
            <text:p>0</text:p>
          </table:table-cell>
          <table:table-cell table:style-name="ce2" table:formula="of:=(([.H133]-0)/(1-0))*(100-0)+0" office:value-type="float" office:value="49.609375">
            <text:p>49.609375000</text:p>
          </table:table-cell>
          <table:table-cell table:style-name="ce2" table:formula="of:=(([.I133]-0)/(1-0))*(100-(-100))+(-100)" office:value-type="float" office:value="-28.90625">
            <text:p>-28.906250000</text:p>
          </table:table-cell>
          <table:table-cell table:style-name="ce2" table:formula="of:=(([.J133]-0)/(1-0))*(10000-0)+0" office:value-type="float" office:value="5664.0625">
            <text:p>5664.062500000</text:p>
          </table:table-cell>
          <table:table-cell/>
        </table:table-row>
        <table:table-row table:style-name="ro3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 office:value-type="float" office:value="0.98046875">
            <text:p>0.98046875</text:p>
          </table:table-cell>
          <table:table-cell office:value-type="float" office:value="0.44140625">
            <text:p>0.44140625</text:p>
          </table:table-cell>
          <table:table-cell/>
          <table:table-cell table:style-name="ce1" table:formula="of:=ROUND((([.A134]-0)/(1-0))*(12-2)+2)" office:value-type="float" office:value="6">
            <text:p>6</text:p>
          </table:table-cell>
          <table:table-cell table:style-name="ce2" table:formula="of:=(([.B134]-0)/(1-0))*(10-0)+0" office:value-type="float" office:value="2.0703125">
            <text:p>2.070312500</text:p>
          </table:table-cell>
          <table:table-cell table:style-name="ce2" table:formula="of:=(([.C134]-0)/(1-0))*(1500-0.000000001)+0.000000001" office:value-type="float" office:value="1376.95312500008">
            <text:p>1376.953125000</text:p>
          </table:table-cell>
          <table:table-cell table:style-name="ce2" table:formula="of:=(([.D134]-0)/(1-0))*(1-0.000000001)+0.000000001" office:value-type="float" office:value="0.816406250183594">
            <text:p>0.816406250</text:p>
          </table:table-cell>
          <table:table-cell table:style-name="ce2" table:formula="of:=[.L134]*[.O134]" office:value-type="float" office:value="4.89843750110156">
            <text:p>4.898437501</text:p>
          </table:table-cell>
          <table:table-cell table:style-name="ce2" table:formula="of:=(([.E134]-0)/(1-0))*(100-0.000000001)+0.000000001" office:value-type="float" office:value="52.7343750004727">
            <text:p>52.734375000</text:p>
          </table:table-cell>
          <table:table-cell table:style-name="ce1" table:formula="of:=(([.F134]-0)/(1-0))*(1-0.001)+0.001" office:value-type="float" office:value="0.55123046875">
            <text:p>0.5512304688</text:p>
          </table:table-cell>
          <table:table-cell table:style-name="ce1" table:formula="of:=IF((([.L134]*[.L134])*[.R134])&lt;1;1;ROUND(([.L134]*[.L134])*[.R134]))" office:value-type="float" office:value="20">
            <text:p>20</text:p>
          </table:table-cell>
          <table:table-cell table:style-name="ce1" table:formula="of:=ROUND((([.G134]-0)/(1-0))*(1-0)+0)" office:value-type="float" office:value="1">
            <text:p>1</text:p>
          </table:table-cell>
          <table:table-cell table:style-name="ce2" table:formula="of:=(([.H134]-0)/(1-0))*(100-0)+0" office:value-type="float" office:value="87.109375">
            <text:p>87.109375000</text:p>
          </table:table-cell>
          <table:table-cell table:style-name="ce2" table:formula="of:=(([.I134]-0)/(1-0))*(100-(-100))+(-100)" office:value-type="float" office:value="96.09375">
            <text:p>96.093750000</text:p>
          </table:table-cell>
          <table:table-cell table:style-name="ce2" table:formula="of:=(([.J134]-0)/(1-0))*(10000-0)+0" office:value-type="float" office:value="4414.0625">
            <text:p>4414.062500000</text:p>
          </table:table-cell>
          <table:table-cell/>
        </table:table-row>
        <table:table-row table:style-name="ro3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 office:value-type="float" office:value="0.48046875">
            <text:p>0.48046875</text:p>
          </table:table-cell>
          <table:table-cell office:value-type="float" office:value="0.94140625">
            <text:p>0.94140625</text:p>
          </table:table-cell>
          <table:table-cell/>
          <table:table-cell table:style-name="ce1" table:formula="of:=ROUND((([.A135]-0)/(1-0))*(12-2)+2)" office:value-type="float" office:value="11">
            <text:p>11</text:p>
          </table:table-cell>
          <table:table-cell table:style-name="ce2" table:formula="of:=(([.B135]-0)/(1-0))*(10-0)+0" office:value-type="float" office:value="7.0703125">
            <text:p>7.070312500</text:p>
          </table:table-cell>
          <table:table-cell table:style-name="ce2" table:formula="of:=(([.C135]-0)/(1-0))*(1500-0.000000001)+0.000000001" office:value-type="float" office:value="626.953125000582">
            <text:p>626.953125001</text:p>
          </table:table-cell>
          <table:table-cell table:style-name="ce2" table:formula="of:=(([.D135]-0)/(1-0))*(1-0.000000001)+0.000000001" office:value-type="float" office:value="0.316406250683594">
            <text:p>0.316406251</text:p>
          </table:table-cell>
          <table:table-cell table:style-name="ce2" table:formula="of:=[.L135]*[.O135]" office:value-type="float" office:value="3.48046875751953">
            <text:p>3.480468758</text:p>
          </table:table-cell>
          <table:table-cell table:style-name="ce2" table:formula="of:=(([.E135]-0)/(1-0))*(100-0.000000001)+0.000000001" office:value-type="float" office:value="2.73437500097266">
            <text:p>2.734375001</text:p>
          </table:table-cell>
          <table:table-cell table:style-name="ce1" table:formula="of:=(([.F135]-0)/(1-0))*(1-0.001)+0.001" office:value-type="float" office:value="0.05173046875">
            <text:p>0.0517304688</text:p>
          </table:table-cell>
          <table:table-cell table:style-name="ce1" table:formula="of:=IF((([.L135]*[.L135])*[.R135])&lt;1;1;ROUND(([.L135]*[.L135])*[.R135]))" office:value-type="float" office:value="6">
            <text:p>6</text:p>
          </table:table-cell>
          <table:table-cell table:style-name="ce1" table:formula="of:=ROUND((([.G135]-0)/(1-0))*(1-0)+0)" office:value-type="float" office:value="0">
            <text:p>0</text:p>
          </table:table-cell>
          <table:table-cell table:style-name="ce2" table:formula="of:=(([.H135]-0)/(1-0))*(100-0)+0" office:value-type="float" office:value="37.109375">
            <text:p>37.109375000</text:p>
          </table:table-cell>
          <table:table-cell table:style-name="ce2" table:formula="of:=(([.I135]-0)/(1-0))*(100-(-100))+(-100)" office:value-type="float" office:value="-3.90625">
            <text:p>-3.906250000</text:p>
          </table:table-cell>
          <table:table-cell table:style-name="ce2" table:formula="of:=(([.J135]-0)/(1-0))*(10000-0)+0" office:value-type="float" office:value="9414.0625">
            <text:p>9414.062500000</text:p>
          </table:table-cell>
          <table:table-cell/>
        </table:table-row>
        <table:table-row table:style-name="ro3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 office:value-type="float" office:value="0.23046875">
            <text:p>0.23046875</text:p>
          </table:table-cell>
          <table:table-cell office:value-type="float" office:value="0.69140625">
            <text:p>0.69140625</text:p>
          </table:table-cell>
          <table:table-cell/>
          <table:table-cell table:style-name="ce1" table:formula="of:=ROUND((([.A136]-0)/(1-0))*(12-2)+2)" office:value-type="float" office:value="8">
            <text:p>8</text:p>
          </table:table-cell>
          <table:table-cell table:style-name="ce2" table:formula="of:=(([.B136]-0)/(1-0))*(10-0)+0" office:value-type="float" office:value="4.5703125">
            <text:p>4.570312500</text:p>
          </table:table-cell>
          <table:table-cell table:style-name="ce2" table:formula="of:=(([.C136]-0)/(1-0))*(1500-0.000000001)+0.000000001" office:value-type="float" office:value="1001.95312500033">
            <text:p>1001.953125000</text:p>
          </table:table-cell>
          <table:table-cell table:style-name="ce2" table:formula="of:=(([.D136]-0)/(1-0))*(1-0.000000001)+0.000000001" office:value-type="float" office:value="0.566406250433594">
            <text:p>0.566406250</text:p>
          </table:table-cell>
          <table:table-cell table:style-name="ce2" table:formula="of:=[.L136]*[.O136]" office:value-type="float" office:value="4.53125000346875">
            <text:p>4.531250003</text:p>
          </table:table-cell>
          <table:table-cell table:style-name="ce2" table:formula="of:=(([.E136]-0)/(1-0))*(100-0.000000001)+0.000000001" office:value-type="float" office:value="27.7343750007227">
            <text:p>27.734375001</text:p>
          </table:table-cell>
          <table:table-cell table:style-name="ce1" table:formula="of:=(([.F136]-0)/(1-0))*(1-0.001)+0.001" office:value-type="float" office:value="0.30148046875">
            <text:p>0.3014804688</text:p>
          </table:table-cell>
          <table:table-cell table:style-name="ce1" table:formula="of:=IF((([.L136]*[.L136])*[.R136])&lt;1;1;ROUND(([.L136]*[.L136])*[.R136]))" office:value-type="float" office:value="19">
            <text:p>19</text:p>
          </table:table-cell>
          <table:table-cell table:style-name="ce1" table:formula="of:=ROUND((([.G136]-0)/(1-0))*(1-0)+0)" office:value-type="float" office:value="1">
            <text:p>1</text:p>
          </table:table-cell>
          <table:table-cell table:style-name="ce2" table:formula="of:=(([.H136]-0)/(1-0))*(100-0)+0" office:value-type="float" office:value="12.109375">
            <text:p>12.109375000</text:p>
          </table:table-cell>
          <table:table-cell table:style-name="ce2" table:formula="of:=(([.I136]-0)/(1-0))*(100-(-100))+(-100)" office:value-type="float" office:value="-53.90625">
            <text:p>-53.906250000</text:p>
          </table:table-cell>
          <table:table-cell table:style-name="ce2" table:formula="of:=(([.J136]-0)/(1-0))*(10000-0)+0" office:value-type="float" office:value="6914.0625">
            <text:p>6914.062500000</text:p>
          </table:table-cell>
          <table:table-cell/>
        </table:table-row>
        <table:table-row table:style-name="ro3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 office:value-type="float" office:value="0.73046875">
            <text:p>0.73046875</text:p>
          </table:table-cell>
          <table:table-cell office:value-type="float" office:value="0.19140625">
            <text:p>0.19140625</text:p>
          </table:table-cell>
          <table:table-cell/>
          <table:table-cell table:style-name="ce1" table:formula="of:=ROUND((([.A137]-0)/(1-0))*(12-2)+2)" office:value-type="float" office:value="3">
            <text:p>3</text:p>
          </table:table-cell>
          <table:table-cell table:style-name="ce2" table:formula="of:=(([.B137]-0)/(1-0))*(10-0)+0" office:value-type="float" office:value="9.5703125">
            <text:p>9.570312500</text:p>
          </table:table-cell>
          <table:table-cell table:style-name="ce2" table:formula="of:=(([.C137]-0)/(1-0))*(1500-0.000000001)+0.000000001" office:value-type="float" office:value="251.953125000832">
            <text:p>251.953125001</text:p>
          </table:table-cell>
          <table:table-cell table:style-name="ce2" table:formula="of:=(([.D137]-0)/(1-0))*(1-0.000000001)+0.000000001" office:value-type="float" office:value="0.0664062509335938">
            <text:p>0.066406251</text:p>
          </table:table-cell>
          <table:table-cell table:style-name="ce2" table:formula="of:=[.L137]*[.O137]" office:value-type="float" office:value="0.199218752800781">
            <text:p>0.199218753</text:p>
          </table:table-cell>
          <table:table-cell table:style-name="ce2" table:formula="of:=(([.E137]-0)/(1-0))*(100-0.000000001)+0.000000001" office:value-type="float" office:value="77.7343750002227">
            <text:p>77.734375000</text:p>
          </table:table-cell>
          <table:table-cell table:style-name="ce1" table:formula="of:=(([.F137]-0)/(1-0))*(1-0.001)+0.001" office:value-type="float" office:value="0.80098046875">
            <text:p>0.8009804688</text:p>
          </table:table-cell>
          <table:table-cell table:style-name="ce1" table:formula="of:=IF((([.L137]*[.L137])*[.R137])&lt;1;1;ROUND(([.L137]*[.L137])*[.R137]))" office:value-type="float" office:value="7">
            <text:p>7</text:p>
          </table:table-cell>
          <table:table-cell table:style-name="ce1" table:formula="of:=ROUND((([.G137]-0)/(1-0))*(1-0)+0)" office:value-type="float" office:value="0">
            <text:p>0</text:p>
          </table:table-cell>
          <table:table-cell table:style-name="ce2" table:formula="of:=(([.H137]-0)/(1-0))*(100-0)+0" office:value-type="float" office:value="62.109375">
            <text:p>62.109375000</text:p>
          </table:table-cell>
          <table:table-cell table:style-name="ce2" table:formula="of:=(([.I137]-0)/(1-0))*(100-(-100))+(-100)" office:value-type="float" office:value="46.09375">
            <text:p>46.093750000</text:p>
          </table:table-cell>
          <table:table-cell table:style-name="ce2" table:formula="of:=(([.J137]-0)/(1-0))*(10000-0)+0" office:value-type="float" office:value="1914.0625">
            <text:p>1914.062500000</text:p>
          </table:table-cell>
          <table:table-cell/>
        </table:table-row>
        <table:table-row table:style-name="ro3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/>
          <table:table-cell table:style-name="ce1" table:formula="of:=ROUND((([.A138]-0)/(1-0))*(12-2)+2)" office:value-type="float" office:value="4">
            <text:p>4</text:p>
          </table:table-cell>
          <table:table-cell table:style-name="ce2" table:formula="of:=(([.B138]-0)/(1-0))*(10-0)+0" office:value-type="float" office:value="0.1953125">
            <text:p>0.195312500</text:p>
          </table:table-cell>
          <table:table-cell table:style-name="ce2" table:formula="of:=(([.C138]-0)/(1-0))*(1500-0.000000001)+0.000000001" office:value-type="float" office:value="1095.70312500027">
            <text:p>1095.703125000</text:p>
          </table:table-cell>
          <table:table-cell table:style-name="ce2" table:formula="of:=(([.D138]-0)/(1-0))*(1-0.000000001)+0.000000001" office:value-type="float" office:value="0.253906250746094">
            <text:p>0.253906251</text:p>
          </table:table-cell>
          <table:table-cell table:style-name="ce2" table:formula="of:=[.L138]*[.O138]" office:value-type="float" office:value="1.01562500298438">
            <text:p>1.015625003</text:p>
          </table:table-cell>
          <table:table-cell table:style-name="ce2" table:formula="of:=(([.E138]-0)/(1-0))*(100-0.000000001)+0.000000001" office:value-type="float" office:value="46.4843750005352">
            <text:p>46.484375001</text:p>
          </table:table-cell>
          <table:table-cell table:style-name="ce1" table:formula="of:=(([.F138]-0)/(1-0))*(1-0.001)+0.001" office:value-type="float" office:value="0.98829296875">
            <text:p>0.9882929688</text:p>
          </table:table-cell>
          <table:table-cell table:style-name="ce1" table:formula="of:=IF((([.L138]*[.L138])*[.R138])&lt;1;1;ROUND(([.L138]*[.L138])*[.R138]))" office:value-type="float" office:value="16">
            <text:p>16</text:p>
          </table:table-cell>
          <table:table-cell table:style-name="ce1" table:formula="of:=ROUND((([.G138]-0)/(1-0))*(1-0)+0)" office:value-type="float" office:value="1">
            <text:p>1</text:p>
          </table:table-cell>
          <table:table-cell table:style-name="ce2" table:formula="of:=(([.H138]-0)/(1-0))*(100-0)+0" office:value-type="float" office:value="80.859375">
            <text:p>80.859375000</text:p>
          </table:table-cell>
          <table:table-cell table:style-name="ce2" table:formula="of:=(([.I138]-0)/(1-0))*(100-(-100))+(-100)" office:value-type="float" office:value="83.59375">
            <text:p>83.593750000</text:p>
          </table:table-cell>
          <table:table-cell table:style-name="ce2" table:formula="of:=(([.J138]-0)/(1-0))*(10000-0)+0" office:value-type="float" office:value="5039.0625">
            <text:p>5039.062500000</text:p>
          </table:table-cell>
          <table:table-cell/>
        </table:table-row>
        <table:table-row table:style-name="ro3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/>
          <table:table-cell table:style-name="ce1" table:formula="of:=ROUND((([.A139]-0)/(1-0))*(12-2)+2)" office:value-type="float" office:value="9">
            <text:p>9</text:p>
          </table:table-cell>
          <table:table-cell table:style-name="ce2" table:formula="of:=(([.B139]-0)/(1-0))*(10-0)+0" office:value-type="float" office:value="5.1953125">
            <text:p>5.195312500</text:p>
          </table:table-cell>
          <table:table-cell table:style-name="ce2" table:formula="of:=(([.C139]-0)/(1-0))*(1500-0.000000001)+0.000000001" office:value-type="float" office:value="345.70312500077">
            <text:p>345.703125001</text:p>
          </table:table-cell>
          <table:table-cell table:style-name="ce2" table:formula="of:=(([.D139]-0)/(1-0))*(1-0.000000001)+0.000000001" office:value-type="float" office:value="0.753906250246094">
            <text:p>0.753906250</text:p>
          </table:table-cell>
          <table:table-cell table:style-name="ce2" table:formula="of:=[.L139]*[.O139]" office:value-type="float" office:value="6.78515625221484">
            <text:p>6.785156252</text:p>
          </table:table-cell>
          <table:table-cell table:style-name="ce2" table:formula="of:=(([.E139]-0)/(1-0))*(100-0.000000001)+0.000000001" office:value-type="float" office:value="96.4843750000352">
            <text:p>96.484375000</text:p>
          </table:table-cell>
          <table:table-cell table:style-name="ce1" table:formula="of:=(([.F139]-0)/(1-0))*(1-0.001)+0.001" office:value-type="float" office:value="0.48879296875">
            <text:p>0.4887929688</text:p>
          </table:table-cell>
          <table:table-cell table:style-name="ce1" table:formula="of:=IF((([.L139]*[.L139])*[.R139])&lt;1;1;ROUND(([.L139]*[.L139])*[.R139]))" office:value-type="float" office:value="40">
            <text:p>40</text:p>
          </table:table-cell>
          <table:table-cell table:style-name="ce1" table:formula="of:=ROUND((([.G139]-0)/(1-0))*(1-0)+0)" office:value-type="float" office:value="0">
            <text:p>0</text:p>
          </table:table-cell>
          <table:table-cell table:style-name="ce2" table:formula="of:=(([.H139]-0)/(1-0))*(100-0)+0" office:value-type="float" office:value="30.859375">
            <text:p>30.859375000</text:p>
          </table:table-cell>
          <table:table-cell table:style-name="ce2" table:formula="of:=(([.I139]-0)/(1-0))*(100-(-100))+(-100)" office:value-type="float" office:value="-16.40625">
            <text:p>-16.406250000</text:p>
          </table:table-cell>
          <table:table-cell table:style-name="ce2" table:formula="of:=(([.J139]-0)/(1-0))*(10000-0)+0" office:value-type="float" office:value="39.0625">
            <text:p>39.062500000</text:p>
          </table:table-cell>
          <table:table-cell/>
        </table:table-row>
        <table:table-row table:style-name="ro3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/>
          <table:table-cell table:style-name="ce1" table:formula="of:=ROUND((([.A140]-0)/(1-0))*(12-2)+2)" office:value-type="float" office:value="11">
            <text:p>11</text:p>
          </table:table-cell>
          <table:table-cell table:style-name="ce2" table:formula="of:=(([.B140]-0)/(1-0))*(10-0)+0" office:value-type="float" office:value="2.6953125">
            <text:p>2.695312500</text:p>
          </table:table-cell>
          <table:table-cell table:style-name="ce2" table:formula="of:=(([.C140]-0)/(1-0))*(1500-0.000000001)+0.000000001" office:value-type="float" office:value="1470.70312500002">
            <text:p>1470.703125000</text:p>
          </table:table-cell>
          <table:table-cell table:style-name="ce2" table:formula="of:=(([.D140]-0)/(1-0))*(1-0.000000001)+0.000000001" office:value-type="float" office:value="0.00390625099609375">
            <text:p>0.003906251</text:p>
          </table:table-cell>
          <table:table-cell table:style-name="ce2" table:formula="of:=[.L140]*[.O140]" office:value-type="float" office:value="0.0429687609570313">
            <text:p>0.042968761</text:p>
          </table:table-cell>
          <table:table-cell table:style-name="ce2" table:formula="of:=(([.E140]-0)/(1-0))*(100-0.000000001)+0.000000001" office:value-type="float" office:value="71.4843750002852">
            <text:p>71.484375000</text:p>
          </table:table-cell>
          <table:table-cell table:style-name="ce1" table:formula="of:=(([.F140]-0)/(1-0))*(1-0.001)+0.001" office:value-type="float" office:value="0.23904296875">
            <text:p>0.2390429688</text:p>
          </table:table-cell>
          <table:table-cell table:style-name="ce1" table:formula="of:=IF((([.L140]*[.L140])*[.R140])&lt;1;1;ROUND(([.L140]*[.L140])*[.R140]))" office:value-type="float" office:value="29">
            <text:p>29</text:p>
          </table:table-cell>
          <table:table-cell table:style-name="ce1" table:formula="of:=ROUND((([.G140]-0)/(1-0))*(1-0)+0)" office:value-type="float" office:value="1">
            <text:p>1</text:p>
          </table:table-cell>
          <table:table-cell table:style-name="ce2" table:formula="of:=(([.H140]-0)/(1-0))*(100-0)+0" office:value-type="float" office:value="5.859375">
            <text:p>5.859375000</text:p>
          </table:table-cell>
          <table:table-cell table:style-name="ce2" table:formula="of:=(([.I140]-0)/(1-0))*(100-(-100))+(-100)" office:value-type="float" office:value="-66.40625">
            <text:p>-66.406250000</text:p>
          </table:table-cell>
          <table:table-cell table:style-name="ce2" table:formula="of:=(([.J140]-0)/(1-0))*(10000-0)+0" office:value-type="float" office:value="2539.0625">
            <text:p>2539.062500000</text:p>
          </table:table-cell>
          <table:table-cell/>
        </table:table-row>
        <table:table-row table:style-name="ro3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/>
          <table:table-cell table:style-name="ce1" table:formula="of:=ROUND((([.A141]-0)/(1-0))*(12-2)+2)" office:value-type="float" office:value="6">
            <text:p>6</text:p>
          </table:table-cell>
          <table:table-cell table:style-name="ce2" table:formula="of:=(([.B141]-0)/(1-0))*(10-0)+0" office:value-type="float" office:value="7.6953125">
            <text:p>7.695312500</text:p>
          </table:table-cell>
          <table:table-cell table:style-name="ce2" table:formula="of:=(([.C141]-0)/(1-0))*(1500-0.000000001)+0.000000001" office:value-type="float" office:value="720.70312500052">
            <text:p>720.703125001</text:p>
          </table:table-cell>
          <table:table-cell table:style-name="ce2" table:formula="of:=(([.D141]-0)/(1-0))*(1-0.000000001)+0.000000001" office:value-type="float" office:value="0.503906250496094">
            <text:p>0.503906250</text:p>
          </table:table-cell>
          <table:table-cell table:style-name="ce2" table:formula="of:=[.L141]*[.O141]" office:value-type="float" office:value="3.02343750297656">
            <text:p>3.023437503</text:p>
          </table:table-cell>
          <table:table-cell table:style-name="ce2" table:formula="of:=(([.E141]-0)/(1-0))*(100-0.000000001)+0.000000001" office:value-type="float" office:value="21.4843750007852">
            <text:p>21.484375001</text:p>
          </table:table-cell>
          <table:table-cell table:style-name="ce1" table:formula="of:=(([.F141]-0)/(1-0))*(1-0.001)+0.001" office:value-type="float" office:value="0.73854296875">
            <text:p>0.7385429688</text:p>
          </table:table-cell>
          <table:table-cell table:style-name="ce1" table:formula="of:=IF((([.L141]*[.L141])*[.R141])&lt;1;1;ROUND(([.L141]*[.L141])*[.R141]))" office:value-type="float" office:value="27">
            <text:p>27</text:p>
          </table:table-cell>
          <table:table-cell table:style-name="ce1" table:formula="of:=ROUND((([.G141]-0)/(1-0))*(1-0)+0)" office:value-type="float" office:value="0">
            <text:p>0</text:p>
          </table:table-cell>
          <table:table-cell table:style-name="ce2" table:formula="of:=(([.H141]-0)/(1-0))*(100-0)+0" office:value-type="float" office:value="55.859375">
            <text:p>55.859375000</text:p>
          </table:table-cell>
          <table:table-cell table:style-name="ce2" table:formula="of:=(([.I141]-0)/(1-0))*(100-(-100))+(-100)" office:value-type="float" office:value="33.59375">
            <text:p>33.593750000</text:p>
          </table:table-cell>
          <table:table-cell table:style-name="ce2" table:formula="of:=(([.J141]-0)/(1-0))*(10000-0)+0" office:value-type="float" office:value="7539.0625">
            <text:p>7539.062500000</text:p>
          </table:table-cell>
          <table:table-cell/>
        </table:table-row>
        <table:table-row table:style-name="ro3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 office:value-type="float" office:value="0.04296875">
            <text:p>0.04296875</text:p>
          </table:table-cell>
          <table:table-cell office:value-type="float" office:value="0.12890625">
            <text:p>0.12890625</text:p>
          </table:table-cell>
          <table:table-cell/>
          <table:table-cell table:style-name="ce1" table:formula="of:=ROUND((([.A142]-0)/(1-0))*(12-2)+2)" office:value-type="float" office:value="5">
            <text:p>5</text:p>
          </table:table-cell>
          <table:table-cell table:style-name="ce2" table:formula="of:=(([.B142]-0)/(1-0))*(10-0)+0" office:value-type="float" office:value="3.9453125">
            <text:p>3.945312500</text:p>
          </table:table-cell>
          <table:table-cell table:style-name="ce2" table:formula="of:=(([.C142]-0)/(1-0))*(1500-0.000000001)+0.000000001" office:value-type="float" office:value="158.203125000895">
            <text:p>158.203125001</text:p>
          </table:table-cell>
          <table:table-cell table:style-name="ce2" table:formula="of:=(([.D142]-0)/(1-0))*(1-0.000000001)+0.000000001" office:value-type="float" office:value="0.628906250371094">
            <text:p>0.628906250</text:p>
          </table:table-cell>
          <table:table-cell table:style-name="ce2" table:formula="of:=[.L142]*[.O142]" office:value-type="float" office:value="3.14453125185547">
            <text:p>3.144531252</text:p>
          </table:table-cell>
          <table:table-cell table:style-name="ce2" table:formula="of:=(([.E142]-0)/(1-0))*(100-0.000000001)+0.000000001" office:value-type="float" office:value="8.98437500091016">
            <text:p>8.984375001</text:p>
          </table:table-cell>
          <table:table-cell table:style-name="ce1" table:formula="of:=(([.F142]-0)/(1-0))*(1-0.001)+0.001" office:value-type="float" office:value="0.86341796875">
            <text:p>0.8634179688</text:p>
          </table:table-cell>
          <table:table-cell table:style-name="ce1" table:formula="of:=IF((([.L142]*[.L142])*[.R142])&lt;1;1;ROUND(([.L142]*[.L142])*[.R142]))" office:value-type="float" office:value="22">
            <text:p>22</text:p>
          </table:table-cell>
          <table:table-cell table:style-name="ce1" table:formula="of:=ROUND((([.G142]-0)/(1-0))*(1-0)+0)" office:value-type="float" office:value="1">
            <text:p>1</text:p>
          </table:table-cell>
          <table:table-cell table:style-name="ce2" table:formula="of:=(([.H142]-0)/(1-0))*(100-0)+0" office:value-type="float" office:value="18.359375">
            <text:p>18.359375000</text:p>
          </table:table-cell>
          <table:table-cell table:style-name="ce2" table:formula="of:=(([.I142]-0)/(1-0))*(100-(-100))+(-100)" office:value-type="float" office:value="-91.40625">
            <text:p>-91.406250000</text:p>
          </table:table-cell>
          <table:table-cell table:style-name="ce2" table:formula="of:=(([.J142]-0)/(1-0))*(10000-0)+0" office:value-type="float" office:value="1289.0625">
            <text:p>1289.062500000</text:p>
          </table:table-cell>
          <table:table-cell/>
        </table:table-row>
        <table:table-row table:style-name="ro3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 office:value-type="float" office:value="0.54296875">
            <text:p>0.54296875</text:p>
          </table:table-cell>
          <table:table-cell office:value-type="float" office:value="0.62890625">
            <text:p>0.62890625</text:p>
          </table:table-cell>
          <table:table-cell/>
          <table:table-cell table:style-name="ce1" table:formula="of:=ROUND((([.A143]-0)/(1-0))*(12-2)+2)" office:value-type="float" office:value="10">
            <text:p>10</text:p>
          </table:table-cell>
          <table:table-cell table:style-name="ce2" table:formula="of:=(([.B143]-0)/(1-0))*(10-0)+0" office:value-type="float" office:value="8.9453125">
            <text:p>8.945312500</text:p>
          </table:table-cell>
          <table:table-cell table:style-name="ce2" table:formula="of:=(([.C143]-0)/(1-0))*(1500-0.000000001)+0.000000001" office:value-type="float" office:value="908.203125000395">
            <text:p>908.203125000</text:p>
          </table:table-cell>
          <table:table-cell table:style-name="ce2" table:formula="of:=(([.D143]-0)/(1-0))*(1-0.000000001)+0.000000001" office:value-type="float" office:value="0.128906250871094">
            <text:p>0.128906251</text:p>
          </table:table-cell>
          <table:table-cell table:style-name="ce2" table:formula="of:=[.L143]*[.O143]" office:value-type="float" office:value="1.28906250871094">
            <text:p>1.289062509</text:p>
          </table:table-cell>
          <table:table-cell table:style-name="ce2" table:formula="of:=(([.E143]-0)/(1-0))*(100-0.000000001)+0.000000001" office:value-type="float" office:value="58.9843750004102">
            <text:p>58.984375000</text:p>
          </table:table-cell>
          <table:table-cell table:style-name="ce1" table:formula="of:=(([.F143]-0)/(1-0))*(1-0.001)+0.001" office:value-type="float" office:value="0.36391796875">
            <text:p>0.3639179688</text:p>
          </table:table-cell>
          <table:table-cell table:style-name="ce1" table:formula="of:=IF((([.L143]*[.L143])*[.R143])&lt;1;1;ROUND(([.L143]*[.L143])*[.R143]))" office:value-type="float" office:value="36">
            <text:p>36</text:p>
          </table:table-cell>
          <table:table-cell table:style-name="ce1" table:formula="of:=ROUND((([.G143]-0)/(1-0))*(1-0)+0)" office:value-type="float" office:value="0">
            <text:p>0</text:p>
          </table:table-cell>
          <table:table-cell table:style-name="ce2" table:formula="of:=(([.H143]-0)/(1-0))*(100-0)+0" office:value-type="float" office:value="68.359375">
            <text:p>68.359375000</text:p>
          </table:table-cell>
          <table:table-cell table:style-name="ce2" table:formula="of:=(([.I143]-0)/(1-0))*(100-(-100))+(-100)" office:value-type="float" office:value="8.59375">
            <text:p>8.593750000</text:p>
          </table:table-cell>
          <table:table-cell table:style-name="ce2" table:formula="of:=(([.J143]-0)/(1-0))*(10000-0)+0" office:value-type="float" office:value="6289.0625">
            <text:p>6289.062500000</text:p>
          </table:table-cell>
          <table:table-cell/>
        </table:table-row>
        <table:table-row table:style-name="ro3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 office:value-type="float" office:value="0.79296875">
            <text:p>0.79296875</text:p>
          </table:table-cell>
          <table:table-cell office:value-type="float" office:value="0.87890625">
            <text:p>0.87890625</text:p>
          </table:table-cell>
          <table:table-cell/>
          <table:table-cell table:style-name="ce1" table:formula="of:=ROUND((([.A144]-0)/(1-0))*(12-2)+2)" office:value-type="float" office:value="8">
            <text:p>8</text:p>
          </table:table-cell>
          <table:table-cell table:style-name="ce2" table:formula="of:=(([.B144]-0)/(1-0))*(10-0)+0" office:value-type="float" office:value="1.4453125">
            <text:p>1.445312500</text:p>
          </table:table-cell>
          <table:table-cell table:style-name="ce2" table:formula="of:=(([.C144]-0)/(1-0))*(1500-0.000000001)+0.000000001" office:value-type="float" office:value="533.203125000644">
            <text:p>533.203125001</text:p>
          </table:table-cell>
          <table:table-cell table:style-name="ce2" table:formula="of:=(([.D144]-0)/(1-0))*(1-0.000000001)+0.000000001" office:value-type="float" office:value="0.878906250121094">
            <text:p>0.878906250</text:p>
          </table:table-cell>
          <table:table-cell table:style-name="ce2" table:formula="of:=[.L144]*[.O144]" office:value-type="float" office:value="7.03125000096875">
            <text:p>7.031250001</text:p>
          </table:table-cell>
          <table:table-cell table:style-name="ce2" table:formula="of:=(([.E144]-0)/(1-0))*(100-0.000000001)+0.000000001" office:value-type="float" office:value="83.9843750001602">
            <text:p>83.984375000</text:p>
          </table:table-cell>
          <table:table-cell table:style-name="ce1" table:formula="of:=(([.F144]-0)/(1-0))*(1-0.001)+0.001" office:value-type="float" office:value="0.11416796875">
            <text:p>0.1141679688</text:p>
          </table:table-cell>
          <table:table-cell table:style-name="ce1" table:formula="of:=IF((([.L144]*[.L144])*[.R144])&lt;1;1;ROUND(([.L144]*[.L144])*[.R144]))" office:value-type="float" office:value="7">
            <text:p>7</text:p>
          </table:table-cell>
          <table:table-cell table:style-name="ce1" table:formula="of:=ROUND((([.G144]-0)/(1-0))*(1-0)+0)" office:value-type="float" office:value="1">
            <text:p>1</text:p>
          </table:table-cell>
          <table:table-cell table:style-name="ce2" table:formula="of:=(([.H144]-0)/(1-0))*(100-0)+0" office:value-type="float" office:value="93.359375">
            <text:p>93.359375000</text:p>
          </table:table-cell>
          <table:table-cell table:style-name="ce2" table:formula="of:=(([.I144]-0)/(1-0))*(100-(-100))+(-100)" office:value-type="float" office:value="58.59375">
            <text:p>58.593750000</text:p>
          </table:table-cell>
          <table:table-cell table:style-name="ce2" table:formula="of:=(([.J144]-0)/(1-0))*(10000-0)+0" office:value-type="float" office:value="8789.0625">
            <text:p>8789.062500000</text:p>
          </table:table-cell>
          <table:table-cell/>
        </table:table-row>
        <table:table-row table:style-name="ro3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 office:value-type="float" office:value="0.29296875">
            <text:p>0.29296875</text:p>
          </table:table-cell>
          <table:table-cell office:value-type="float" office:value="0.37890625">
            <text:p>0.37890625</text:p>
          </table:table-cell>
          <table:table-cell/>
          <table:table-cell table:style-name="ce1" table:formula="of:=ROUND((([.A145]-0)/(1-0))*(12-2)+2)" office:value-type="float" office:value="3">
            <text:p>3</text:p>
          </table:table-cell>
          <table:table-cell table:style-name="ce2" table:formula="of:=(([.B145]-0)/(1-0))*(10-0)+0" office:value-type="float" office:value="6.4453125">
            <text:p>6.445312500</text:p>
          </table:table-cell>
          <table:table-cell table:style-name="ce2" table:formula="of:=(([.C145]-0)/(1-0))*(1500-0.000000001)+0.000000001" office:value-type="float" office:value="1283.20312500014">
            <text:p>1283.203125000</text:p>
          </table:table-cell>
          <table:table-cell table:style-name="ce2" table:formula="of:=(([.D145]-0)/(1-0))*(1-0.000000001)+0.000000001" office:value-type="float" office:value="0.378906250621094">
            <text:p>0.378906251</text:p>
          </table:table-cell>
          <table:table-cell table:style-name="ce2" table:formula="of:=[.L145]*[.O145]" office:value-type="float" office:value="1.13671875186328">
            <text:p>1.136718752</text:p>
          </table:table-cell>
          <table:table-cell table:style-name="ce2" table:formula="of:=(([.E145]-0)/(1-0))*(100-0.000000001)+0.000000001" office:value-type="float" office:value="33.9843750006602">
            <text:p>33.984375001</text:p>
          </table:table-cell>
          <table:table-cell table:style-name="ce1" table:formula="of:=(([.F145]-0)/(1-0))*(1-0.001)+0.001" office:value-type="float" office:value="0.61366796875">
            <text:p>0.6136679688</text:p>
          </table:table-cell>
          <table:table-cell table:style-name="ce1" table:formula="of:=IF((([.L145]*[.L145])*[.R145])&lt;1;1;ROUND(([.L145]*[.L145])*[.R145]))" office:value-type="float" office:value="6">
            <text:p>6</text:p>
          </table:table-cell>
          <table:table-cell table:style-name="ce1" table:formula="of:=ROUND((([.G145]-0)/(1-0))*(1-0)+0)" office:value-type="float" office:value="0">
            <text:p>0</text:p>
          </table:table-cell>
          <table:table-cell table:style-name="ce2" table:formula="of:=(([.H145]-0)/(1-0))*(100-0)+0" office:value-type="float" office:value="43.359375">
            <text:p>43.359375000</text:p>
          </table:table-cell>
          <table:table-cell table:style-name="ce2" table:formula="of:=(([.I145]-0)/(1-0))*(100-(-100))+(-100)" office:value-type="float" office:value="-41.40625">
            <text:p>-41.406250000</text:p>
          </table:table-cell>
          <table:table-cell table:style-name="ce2" table:formula="of:=(([.J145]-0)/(1-0))*(10000-0)+0" office:value-type="float" office:value="3789.0625">
            <text:p>3789.062500000</text:p>
          </table:table-cell>
          <table:table-cell/>
        </table:table-row>
        <table:table-row table:style-name="ro3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 office:value-type="float" office:value="0.38671875">
            <text:p>0.38671875</text:p>
          </table:table-cell>
          <table:table-cell office:value-type="float" office:value="0.97265625">
            <text:p>0.97265625</text:p>
          </table:table-cell>
          <table:table-cell/>
          <table:table-cell table:style-name="ce1" table:formula="of:=ROUND((([.A146]-0)/(1-0))*(12-2)+2)" office:value-type="float" office:value="3">
            <text:p>3</text:p>
          </table:table-cell>
          <table:table-cell table:style-name="ce2" table:formula="of:=(([.B146]-0)/(1-0))*(10-0)+0" office:value-type="float" office:value="1.7578125">
            <text:p>1.757812500</text:p>
          </table:table-cell>
          <table:table-cell table:style-name="ce2" table:formula="of:=(([.C146]-0)/(1-0))*(1500-0.000000001)+0.000000001" office:value-type="float" office:value="298.828125000801">
            <text:p>298.828125001</text:p>
          </table:table-cell>
          <table:table-cell table:style-name="ce2" table:formula="of:=(([.D146]-0)/(1-0))*(1-0.000000001)+0.000000001" office:value-type="float" office:value="0.597656250402344">
            <text:p>0.597656250</text:p>
          </table:table-cell>
          <table:table-cell table:style-name="ce2" table:formula="of:=[.L146]*[.O146]" office:value-type="float" office:value="1.79296875120703">
            <text:p>1.792968751</text:p>
          </table:table-cell>
          <table:table-cell table:style-name="ce2" table:formula="of:=(([.E146]-0)/(1-0))*(100-0.000000001)+0.000000001" office:value-type="float" office:value="68.3593750003164">
            <text:p>68.359375000</text:p>
          </table:table-cell>
          <table:table-cell table:style-name="ce1" table:formula="of:=(([.F146]-0)/(1-0))*(1-0.001)+0.001" office:value-type="float" office:value="0.33269921875">
            <text:p>0.3326992188</text:p>
          </table:table-cell>
          <table:table-cell table:style-name="ce1" table:formula="of:=IF((([.L146]*[.L146])*[.R146])&lt;1;1;ROUND(([.L146]*[.L146])*[.R146]))" office:value-type="float" office:value="3">
            <text:p>3</text:p>
          </table:table-cell>
          <table:table-cell table:style-name="ce1" table:formula="of:=ROUND((([.G146]-0)/(1-0))*(1-0)+0)" office:value-type="float" office:value="0">
            <text:p>0</text:p>
          </table:table-cell>
          <table:table-cell table:style-name="ce2" table:formula="of:=(([.H146]-0)/(1-0))*(100-0)+0" office:value-type="float" office:value="90.234375">
            <text:p>90.234375000</text:p>
          </table:table-cell>
          <table:table-cell table:style-name="ce2" table:formula="of:=(([.I146]-0)/(1-0))*(100-(-100))+(-100)" office:value-type="float" office:value="-22.65625">
            <text:p>-22.656250000</text:p>
          </table:table-cell>
          <table:table-cell table:style-name="ce2" table:formula="of:=(([.J146]-0)/(1-0))*(10000-0)+0" office:value-type="float" office:value="9726.5625">
            <text:p>9726.562500000</text:p>
          </table:table-cell>
          <table:table-cell/>
        </table:table-row>
        <table:table-row table:style-name="ro3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 office:value-type="float" office:value="0.88671875">
            <text:p>0.88671875</text:p>
          </table:table-cell>
          <table:table-cell office:value-type="float" office:value="0.47265625">
            <text:p>0.47265625</text:p>
          </table:table-cell>
          <table:table-cell/>
          <table:table-cell table:style-name="ce1" table:formula="of:=ROUND((([.A147]-0)/(1-0))*(12-2)+2)" office:value-type="float" office:value="8">
            <text:p>8</text:p>
          </table:table-cell>
          <table:table-cell table:style-name="ce2" table:formula="of:=(([.B147]-0)/(1-0))*(10-0)+0" office:value-type="float" office:value="6.7578125">
            <text:p>6.757812500</text:p>
          </table:table-cell>
          <table:table-cell table:style-name="ce2" table:formula="of:=(([.C147]-0)/(1-0))*(1500-0.000000001)+0.000000001" office:value-type="float" office:value="1048.8281250003">
            <text:p>1048.828125000</text:p>
          </table:table-cell>
          <table:table-cell table:style-name="ce2" table:formula="of:=(([.D147]-0)/(1-0))*(1-0.000000001)+0.000000001" office:value-type="float" office:value="0.0976562509023437">
            <text:p>0.097656251</text:p>
          </table:table-cell>
          <table:table-cell table:style-name="ce2" table:formula="of:=[.L147]*[.O147]" office:value-type="float" office:value="0.78125000721875">
            <text:p>0.781250007</text:p>
          </table:table-cell>
          <table:table-cell table:style-name="ce2" table:formula="of:=(([.E147]-0)/(1-0))*(100-0.000000001)+0.000000001" office:value-type="float" office:value="18.3593750008164">
            <text:p>18.359375001</text:p>
          </table:table-cell>
          <table:table-cell table:style-name="ce1" table:formula="of:=(([.F147]-0)/(1-0))*(1-0.001)+0.001" office:value-type="float" office:value="0.83219921875">
            <text:p>0.8321992188</text:p>
          </table:table-cell>
          <table:table-cell table:style-name="ce1" table:formula="of:=IF((([.L147]*[.L147])*[.R147])&lt;1;1;ROUND(([.L147]*[.L147])*[.R147]))" office:value-type="float" office:value="53">
            <text:p>53</text:p>
          </table:table-cell>
          <table:table-cell table:style-name="ce1" table:formula="of:=ROUND((([.G147]-0)/(1-0))*(1-0)+0)" office:value-type="float" office:value="1">
            <text:p>1</text:p>
          </table:table-cell>
          <table:table-cell table:style-name="ce2" table:formula="of:=(([.H147]-0)/(1-0))*(100-0)+0" office:value-type="float" office:value="40.234375">
            <text:p>40.234375000</text:p>
          </table:table-cell>
          <table:table-cell table:style-name="ce2" table:formula="of:=(([.I147]-0)/(1-0))*(100-(-100))+(-100)" office:value-type="float" office:value="77.34375">
            <text:p>77.343750000</text:p>
          </table:table-cell>
          <table:table-cell table:style-name="ce2" table:formula="of:=(([.J147]-0)/(1-0))*(10000-0)+0" office:value-type="float" office:value="4726.5625">
            <text:p>4726.562500000</text:p>
          </table:table-cell>
          <table:table-cell/>
        </table:table-row>
        <table:table-row table:style-name="ro3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 office:value-type="float" office:value="0.63671875">
            <text:p>0.63671875</text:p>
          </table:table-cell>
          <table:table-cell office:value-type="float" office:value="0.22265625">
            <text:p>0.22265625</text:p>
          </table:table-cell>
          <table:table-cell/>
          <table:table-cell table:style-name="ce1" table:formula="of:=ROUND((([.A148]-0)/(1-0))*(12-2)+2)" office:value-type="float" office:value="11">
            <text:p>11</text:p>
          </table:table-cell>
          <table:table-cell table:style-name="ce2" table:formula="of:=(([.B148]-0)/(1-0))*(10-0)+0" office:value-type="float" office:value="4.2578125">
            <text:p>4.257812500</text:p>
          </table:table-cell>
          <table:table-cell table:style-name="ce2" table:formula="of:=(([.C148]-0)/(1-0))*(1500-0.000000001)+0.000000001" office:value-type="float" office:value="673.828125000551">
            <text:p>673.828125001</text:p>
          </table:table-cell>
          <table:table-cell table:style-name="ce2" table:formula="of:=(([.D148]-0)/(1-0))*(1-0.000000001)+0.000000001" office:value-type="float" office:value="0.847656250152344">
            <text:p>0.847656250</text:p>
          </table:table-cell>
          <table:table-cell table:style-name="ce2" table:formula="of:=[.L148]*[.O148]" office:value-type="float" office:value="9.32421875167578">
            <text:p>9.324218752</text:p>
          </table:table-cell>
          <table:table-cell table:style-name="ce2" table:formula="of:=(([.E148]-0)/(1-0))*(100-0.000000001)+0.000000001" office:value-type="float" office:value="43.3593750005664">
            <text:p>43.359375001</text:p>
          </table:table-cell>
          <table:table-cell table:style-name="ce1" table:formula="of:=(([.F148]-0)/(1-0))*(1-0.001)+0.001" office:value-type="float" office:value="0.58244921875">
            <text:p>0.5824492188</text:p>
          </table:table-cell>
          <table:table-cell table:style-name="ce1" table:formula="of:=IF((([.L148]*[.L148])*[.R148])&lt;1;1;ROUND(([.L148]*[.L148])*[.R148]))" office:value-type="float" office:value="70">
            <text:p>70</text:p>
          </table:table-cell>
          <table:table-cell table:style-name="ce1" table:formula="of:=ROUND((([.G148]-0)/(1-0))*(1-0)+0)" office:value-type="float" office:value="0">
            <text:p>0</text:p>
          </table:table-cell>
          <table:table-cell table:style-name="ce2" table:formula="of:=(([.H148]-0)/(1-0))*(100-0)+0" office:value-type="float" office:value="15.234375">
            <text:p>15.234375000</text:p>
          </table:table-cell>
          <table:table-cell table:style-name="ce2" table:formula="of:=(([.I148]-0)/(1-0))*(100-(-100))+(-100)" office:value-type="float" office:value="27.34375">
            <text:p>27.343750000</text:p>
          </table:table-cell>
          <table:table-cell table:style-name="ce2" table:formula="of:=(([.J148]-0)/(1-0))*(10000-0)+0" office:value-type="float" office:value="2226.5625">
            <text:p>2226.562500000</text:p>
          </table:table-cell>
          <table:table-cell/>
        </table:table-row>
        <table:table-row table:style-name="ro3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 office:value-type="float" office:value="0.13671875">
            <text:p>0.13671875</text:p>
          </table:table-cell>
          <table:table-cell office:value-type="float" office:value="0.72265625">
            <text:p>0.72265625</text:p>
          </table:table-cell>
          <table:table-cell/>
          <table:table-cell table:style-name="ce1" table:formula="of:=ROUND((([.A149]-0)/(1-0))*(12-2)+2)" office:value-type="float" office:value="6">
            <text:p>6</text:p>
          </table:table-cell>
          <table:table-cell table:style-name="ce2" table:formula="of:=(([.B149]-0)/(1-0))*(10-0)+0" office:value-type="float" office:value="9.2578125">
            <text:p>9.257812500</text:p>
          </table:table-cell>
          <table:table-cell table:style-name="ce2" table:formula="of:=(([.C149]-0)/(1-0))*(1500-0.000000001)+0.000000001" office:value-type="float" office:value="1423.82812500005">
            <text:p>1423.828125000</text:p>
          </table:table-cell>
          <table:table-cell table:style-name="ce2" table:formula="of:=(([.D149]-0)/(1-0))*(1-0.000000001)+0.000000001" office:value-type="float" office:value="0.347656250652344">
            <text:p>0.347656251</text:p>
          </table:table-cell>
          <table:table-cell table:style-name="ce2" table:formula="of:=[.L149]*[.O149]" office:value-type="float" office:value="2.08593750391406">
            <text:p>2.085937504</text:p>
          </table:table-cell>
          <table:table-cell table:style-name="ce2" table:formula="of:=(([.E149]-0)/(1-0))*(100-0.000000001)+0.000000001" office:value-type="float" office:value="93.3593750000664">
            <text:p>93.359375000</text:p>
          </table:table-cell>
          <table:table-cell table:style-name="ce1" table:formula="of:=(([.F149]-0)/(1-0))*(1-0.001)+0.001" office:value-type="float" office:value="0.08294921875">
            <text:p>0.0829492188</text:p>
          </table:table-cell>
          <table:table-cell table:style-name="ce1" table:formula="of:=IF((([.L149]*[.L149])*[.R149])&lt;1;1;ROUND(([.L149]*[.L149])*[.R149]))" office:value-type="float" office:value="3">
            <text:p>3</text:p>
          </table:table-cell>
          <table:table-cell table:style-name="ce1" table:formula="of:=ROUND((([.G149]-0)/(1-0))*(1-0)+0)" office:value-type="float" office:value="1">
            <text:p>1</text:p>
          </table:table-cell>
          <table:table-cell table:style-name="ce2" table:formula="of:=(([.H149]-0)/(1-0))*(100-0)+0" office:value-type="float" office:value="65.234375">
            <text:p>65.234375000</text:p>
          </table:table-cell>
          <table:table-cell table:style-name="ce2" table:formula="of:=(([.I149]-0)/(1-0))*(100-(-100))+(-100)" office:value-type="float" office:value="-72.65625">
            <text:p>-72.656250000</text:p>
          </table:table-cell>
          <table:table-cell table:style-name="ce2" table:formula="of:=(([.J149]-0)/(1-0))*(10000-0)+0" office:value-type="float" office:value="7226.5625">
            <text:p>7226.562500000</text:p>
          </table:table-cell>
          <table:table-cell/>
        </table:table-row>
        <table:table-row table:style-name="ro3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 office:value-type="float" office:value="0.51171875">
            <text:p>0.51171875</text:p>
          </table:table-cell>
          <table:table-cell office:value-type="float" office:value="0.34765625">
            <text:p>0.34765625</text:p>
          </table:table-cell>
          <table:table-cell/>
          <table:table-cell table:style-name="ce1" table:formula="of:=ROUND((([.A150]-0)/(1-0))*(12-2)+2)" office:value-type="float" office:value="7">
            <text:p>7</text:p>
          </table:table-cell>
          <table:table-cell table:style-name="ce2" table:formula="of:=(([.B150]-0)/(1-0))*(10-0)+0" office:value-type="float" office:value="3.0078125">
            <text:p>3.007812500</text:p>
          </table:table-cell>
          <table:table-cell table:style-name="ce2" table:formula="of:=(([.C150]-0)/(1-0))*(1500-0.000000001)+0.000000001" office:value-type="float" office:value="861.328125000426">
            <text:p>861.328125000</text:p>
          </table:table-cell>
          <table:table-cell table:style-name="ce2" table:formula="of:=(([.D150]-0)/(1-0))*(1-0.000000001)+0.000000001" office:value-type="float" office:value="0.472656250527344">
            <text:p>0.472656251</text:p>
          </table:table-cell>
          <table:table-cell table:style-name="ce2" table:formula="of:=[.L150]*[.O150]" office:value-type="float" office:value="3.30859375369141">
            <text:p>3.308593754</text:p>
          </table:table-cell>
          <table:table-cell table:style-name="ce2" table:formula="of:=(([.E150]-0)/(1-0))*(100-0.000000001)+0.000000001" office:value-type="float" office:value="80.8593750001914">
            <text:p>80.859375000</text:p>
          </table:table-cell>
          <table:table-cell table:style-name="ce1" table:formula="of:=(([.F150]-0)/(1-0))*(1-0.001)+0.001" office:value-type="float" office:value="0.45757421875">
            <text:p>0.4575742188</text:p>
          </table:table-cell>
          <table:table-cell table:style-name="ce1" table:formula="of:=IF((([.L150]*[.L150])*[.R150])&lt;1;1;ROUND(([.L150]*[.L150])*[.R150]))" office:value-type="float" office:value="22">
            <text:p>22</text:p>
          </table:table-cell>
          <table:table-cell table:style-name="ce1" table:formula="of:=ROUND((([.G150]-0)/(1-0))*(1-0)+0)" office:value-type="float" office:value="0">
            <text:p>0</text:p>
          </table:table-cell>
          <table:table-cell table:style-name="ce2" table:formula="of:=(([.H150]-0)/(1-0))*(100-0)+0" office:value-type="float" office:value="2.734375">
            <text:p>2.734375000</text:p>
          </table:table-cell>
          <table:table-cell table:style-name="ce2" table:formula="of:=(([.I150]-0)/(1-0))*(100-(-100))+(-100)" office:value-type="float" office:value="2.34375">
            <text:p>2.343750000</text:p>
          </table:table-cell>
          <table:table-cell table:style-name="ce2" table:formula="of:=(([.J150]-0)/(1-0))*(10000-0)+0" office:value-type="float" office:value="3476.5625">
            <text:p>3476.562500000</text:p>
          </table:table-cell>
          <table:table-cell/>
        </table:table-row>
        <table:table-row table:style-name="ro3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 office:value-type="float" office:value="0.01171875">
            <text:p>0.01171875</text:p>
          </table:table-cell>
          <table:table-cell office:value-type="float" office:value="0.84765625">
            <text:p>0.84765625</text:p>
          </table:table-cell>
          <table:table-cell/>
          <table:table-cell table:style-name="ce1" table:formula="of:=ROUND((([.A151]-0)/(1-0))*(12-2)+2)" office:value-type="float" office:value="12">
            <text:p>12</text:p>
          </table:table-cell>
          <table:table-cell table:style-name="ce2" table:formula="of:=(([.B151]-0)/(1-0))*(10-0)+0" office:value-type="float" office:value="8.0078125">
            <text:p>8.007812500</text:p>
          </table:table-cell>
          <table:table-cell table:style-name="ce2" table:formula="of:=(([.C151]-0)/(1-0))*(1500-0.000000001)+0.000000001" office:value-type="float" office:value="111.328125000926">
            <text:p>111.328125001</text:p>
          </table:table-cell>
          <table:table-cell table:style-name="ce2" table:formula="of:=(([.D151]-0)/(1-0))*(1-0.000000001)+0.000000001" office:value-type="float" office:value="0.972656250027344">
            <text:p>0.972656250</text:p>
          </table:table-cell>
          <table:table-cell table:style-name="ce2" table:formula="of:=[.L151]*[.O151]" office:value-type="float" office:value="11.6718750003281">
            <text:p>11.671875000</text:p>
          </table:table-cell>
          <table:table-cell table:style-name="ce2" table:formula="of:=(([.E151]-0)/(1-0))*(100-0.000000001)+0.000000001" office:value-type="float" office:value="30.8593750006914">
            <text:p>30.859375001</text:p>
          </table:table-cell>
          <table:table-cell table:style-name="ce1" table:formula="of:=(([.F151]-0)/(1-0))*(1-0.001)+0.001" office:value-type="float" office:value="0.95707421875">
            <text:p>0.9570742188</text:p>
          </table:table-cell>
          <table:table-cell table:style-name="ce1" table:formula="of:=IF((([.L151]*[.L151])*[.R151])&lt;1;1;ROUND(([.L151]*[.L151])*[.R151]))" office:value-type="float" office:value="138">
            <text:p>138</text:p>
          </table:table-cell>
          <table:table-cell table:style-name="ce1" table:formula="of:=ROUND((([.G151]-0)/(1-0))*(1-0)+0)" office:value-type="float" office:value="1">
            <text:p>1</text:p>
          </table:table-cell>
          <table:table-cell table:style-name="ce2" table:formula="of:=(([.H151]-0)/(1-0))*(100-0)+0" office:value-type="float" office:value="52.734375">
            <text:p>52.734375000</text:p>
          </table:table-cell>
          <table:table-cell table:style-name="ce2" table:formula="of:=(([.I151]-0)/(1-0))*(100-(-100))+(-100)" office:value-type="float" office:value="-97.65625">
            <text:p>-97.656250000</text:p>
          </table:table-cell>
          <table:table-cell table:style-name="ce2" table:formula="of:=(([.J151]-0)/(1-0))*(10000-0)+0" office:value-type="float" office:value="8476.5625">
            <text:p>8476.562500000</text:p>
          </table:table-cell>
          <table:table-cell/>
        </table:table-row>
        <table:table-row table:style-name="ro3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 office:value-type="float" office:value="0.26171875">
            <text:p>0.26171875</text:p>
          </table:table-cell>
          <table:table-cell office:value-type="float" office:value="0.59765625">
            <text:p>0.59765625</text:p>
          </table:table-cell>
          <table:table-cell/>
          <table:table-cell table:style-name="ce1" table:formula="of:=ROUND((([.A152]-0)/(1-0))*(12-2)+2)" office:value-type="float" office:value="9">
            <text:p>9</text:p>
          </table:table-cell>
          <table:table-cell table:style-name="ce2" table:formula="of:=(([.B152]-0)/(1-0))*(10-0)+0" office:value-type="float" office:value="0.5078125">
            <text:p>0.507812500</text:p>
          </table:table-cell>
          <table:table-cell table:style-name="ce2" table:formula="of:=(([.C152]-0)/(1-0))*(1500-0.000000001)+0.000000001" office:value-type="float" office:value="1236.32812500018">
            <text:p>1236.328125000</text:p>
          </table:table-cell>
          <table:table-cell table:style-name="ce2" table:formula="of:=(([.D152]-0)/(1-0))*(1-0.000000001)+0.000000001" office:value-type="float" office:value="0.222656250777344">
            <text:p>0.222656251</text:p>
          </table:table-cell>
          <table:table-cell table:style-name="ce2" table:formula="of:=[.L152]*[.O152]" office:value-type="float" office:value="2.00390625699609">
            <text:p>2.003906257</text:p>
          </table:table-cell>
          <table:table-cell table:style-name="ce2" table:formula="of:=(([.E152]-0)/(1-0))*(100-0.000000001)+0.000000001" office:value-type="float" office:value="5.85937500094141">
            <text:p>5.859375001</text:p>
          </table:table-cell>
          <table:table-cell table:style-name="ce1" table:formula="of:=(([.F152]-0)/(1-0))*(1-0.001)+0.001" office:value-type="float" office:value="0.70732421875">
            <text:p>0.7073242188</text:p>
          </table:table-cell>
          <table:table-cell table:style-name="ce1" table:formula="of:=IF((([.L152]*[.L152])*[.R152])&lt;1;1;ROUND(([.L152]*[.L152])*[.R152]))" office:value-type="float" office:value="57">
            <text:p>57</text:p>
          </table:table-cell>
          <table:table-cell table:style-name="ce1" table:formula="of:=ROUND((([.G152]-0)/(1-0))*(1-0)+0)" office:value-type="float" office:value="0">
            <text:p>0</text:p>
          </table:table-cell>
          <table:table-cell table:style-name="ce2" table:formula="of:=(([.H152]-0)/(1-0))*(100-0)+0" office:value-type="float" office:value="77.734375">
            <text:p>77.734375000</text:p>
          </table:table-cell>
          <table:table-cell table:style-name="ce2" table:formula="of:=(([.I152]-0)/(1-0))*(100-(-100))+(-100)" office:value-type="float" office:value="-47.65625">
            <text:p>-47.656250000</text:p>
          </table:table-cell>
          <table:table-cell table:style-name="ce2" table:formula="of:=(([.J152]-0)/(1-0))*(10000-0)+0" office:value-type="float" office:value="5976.5625">
            <text:p>5976.562500000</text:p>
          </table:table-cell>
          <table:table-cell/>
        </table:table-row>
        <table:table-row table:style-name="ro3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 office:value-type="float" office:value="0.76171875">
            <text:p>0.76171875</text:p>
          </table:table-cell>
          <table:table-cell office:value-type="float" office:value="0.09765625">
            <text:p>0.09765625</text:p>
          </table:table-cell>
          <table:table-cell/>
          <table:table-cell table:style-name="ce1" table:formula="of:=ROUND((([.A153]-0)/(1-0))*(12-2)+2)" office:value-type="float" office:value="4">
            <text:p>4</text:p>
          </table:table-cell>
          <table:table-cell table:style-name="ce2" table:formula="of:=(([.B153]-0)/(1-0))*(10-0)+0" office:value-type="float" office:value="5.5078125">
            <text:p>5.507812500</text:p>
          </table:table-cell>
          <table:table-cell table:style-name="ce2" table:formula="of:=(([.C153]-0)/(1-0))*(1500-0.000000001)+0.000000001" office:value-type="float" office:value="486.328125000676">
            <text:p>486.328125001</text:p>
          </table:table-cell>
          <table:table-cell table:style-name="ce2" table:formula="of:=(([.D153]-0)/(1-0))*(1-0.000000001)+0.000000001" office:value-type="float" office:value="0.722656250277344">
            <text:p>0.722656250</text:p>
          </table:table-cell>
          <table:table-cell table:style-name="ce2" table:formula="of:=[.L153]*[.O153]" office:value-type="float" office:value="2.89062500110937">
            <text:p>2.890625001</text:p>
          </table:table-cell>
          <table:table-cell table:style-name="ce2" table:formula="of:=(([.E153]-0)/(1-0))*(100-0.000000001)+0.000000001" office:value-type="float" office:value="55.8593750004414">
            <text:p>55.859375000</text:p>
          </table:table-cell>
          <table:table-cell table:style-name="ce1" table:formula="of:=(([.F153]-0)/(1-0))*(1-0.001)+0.001" office:value-type="float" office:value="0.20782421875">
            <text:p>0.2078242188</text:p>
          </table:table-cell>
          <table:table-cell table:style-name="ce1" table:formula="of:=IF((([.L153]*[.L153])*[.R153])&lt;1;1;ROUND(([.L153]*[.L153])*[.R153]))" office:value-type="float" office:value="3">
            <text:p>3</text:p>
          </table:table-cell>
          <table:table-cell table:style-name="ce1" table:formula="of:=ROUND((([.G153]-0)/(1-0))*(1-0)+0)" office:value-type="float" office:value="1">
            <text:p>1</text:p>
          </table:table-cell>
          <table:table-cell table:style-name="ce2" table:formula="of:=(([.H153]-0)/(1-0))*(100-0)+0" office:value-type="float" office:value="27.734375">
            <text:p>27.734375000</text:p>
          </table:table-cell>
          <table:table-cell table:style-name="ce2" table:formula="of:=(([.I153]-0)/(1-0))*(100-(-100))+(-100)" office:value-type="float" office:value="52.34375">
            <text:p>52.343750000</text:p>
          </table:table-cell>
          <table:table-cell table:style-name="ce2" table:formula="of:=(([.J153]-0)/(1-0))*(10000-0)+0" office:value-type="float" office:value="976.5625">
            <text:p>976.562500000</text:p>
          </table:table-cell>
          <table:table-cell/>
        </table:table-row>
        <table:table-row table:style-name="ro3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 office:value-type="float" office:value="0.57421875">
            <text:p>0.57421875</text:p>
          </table:table-cell>
          <table:table-cell office:value-type="float" office:value="0.66015625">
            <text:p>0.66015625</text:p>
          </table:table-cell>
          <table:table-cell/>
          <table:table-cell table:style-name="ce1" table:formula="of:=ROUND((([.A154]-0)/(1-0))*(12-2)+2)" office:value-type="float" office:value="4">
            <text:p>4</text:p>
          </table:table-cell>
          <table:table-cell table:style-name="ce2" table:formula="of:=(([.B154]-0)/(1-0))*(10-0)+0" office:value-type="float" office:value="4.8828125">
            <text:p>4.882812500</text:p>
          </table:table-cell>
          <table:table-cell table:style-name="ce2" table:formula="of:=(([.C154]-0)/(1-0))*(1500-0.000000001)+0.000000001" office:value-type="float" office:value="1142.57812500024">
            <text:p>1142.578125000</text:p>
          </table:table-cell>
          <table:table-cell table:style-name="ce2" table:formula="of:=(([.D154]-0)/(1-0))*(1-0.000000001)+0.000000001" office:value-type="float" office:value="0.910156250089844">
            <text:p>0.910156250</text:p>
          </table:table-cell>
          <table:table-cell table:style-name="ce2" table:formula="of:=[.L154]*[.O154]" office:value-type="float" office:value="3.64062500035938">
            <text:p>3.640625000</text:p>
          </table:table-cell>
          <table:table-cell table:style-name="ce2" table:formula="of:=(([.E154]-0)/(1-0))*(100-0.000000001)+0.000000001" office:value-type="float" office:value="24.6093750007539">
            <text:p>24.609375001</text:p>
          </table:table-cell>
          <table:table-cell table:style-name="ce1" table:formula="of:=(([.F154]-0)/(1-0))*(1-0.001)+0.001" office:value-type="float" office:value="0.02051171875">
            <text:p>0.0205117188</text:p>
          </table:table-cell>
          <table:table-cell table:style-name="ce1" table:formula="of:=IF((([.L154]*[.L154])*[.R154])&lt;1;1;ROUND(([.L154]*[.L154])*[.R154]))" office:value-type="float" office:value="1">
            <text:p>1</text:p>
          </table:table-cell>
          <table:table-cell table:style-name="ce1" table:formula="of:=ROUND((([.G154]-0)/(1-0))*(1-0)+0)" office:value-type="float" office:value="0">
            <text:p>0</text:p>
          </table:table-cell>
          <table:table-cell table:style-name="ce2" table:formula="of:=(([.H154]-0)/(1-0))*(100-0)+0" office:value-type="float" office:value="8.984375">
            <text:p>8.984375000</text:p>
          </table:table-cell>
          <table:table-cell table:style-name="ce2" table:formula="of:=(([.I154]-0)/(1-0))*(100-(-100))+(-100)" office:value-type="float" office:value="14.84375">
            <text:p>14.843750000</text:p>
          </table:table-cell>
          <table:table-cell table:style-name="ce2" table:formula="of:=(([.J154]-0)/(1-0))*(10000-0)+0" office:value-type="float" office:value="6601.5625">
            <text:p>6601.562500000</text:p>
          </table:table-cell>
          <table:table-cell/>
        </table:table-row>
        <table:table-row table:style-name="ro3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 office:value-type="float" office:value="0.07421875">
            <text:p>0.07421875</text:p>
          </table:table-cell>
          <table:table-cell office:value-type="float" office:value="0.16015625">
            <text:p>0.16015625</text:p>
          </table:table-cell>
          <table:table-cell/>
          <table:table-cell table:style-name="ce1" table:formula="of:=ROUND((([.A155]-0)/(1-0))*(12-2)+2)" office:value-type="float" office:value="9">
            <text:p>9</text:p>
          </table:table-cell>
          <table:table-cell table:style-name="ce2" table:formula="of:=(([.B155]-0)/(1-0))*(10-0)+0" office:value-type="float" office:value="9.8828125">
            <text:p>9.882812500</text:p>
          </table:table-cell>
          <table:table-cell table:style-name="ce2" table:formula="of:=(([.C155]-0)/(1-0))*(1500-0.000000001)+0.000000001" office:value-type="float" office:value="392.578125000738">
            <text:p>392.578125001</text:p>
          </table:table-cell>
          <table:table-cell table:style-name="ce2" table:formula="of:=(([.D155]-0)/(1-0))*(1-0.000000001)+0.000000001" office:value-type="float" office:value="0.410156250589844">
            <text:p>0.410156251</text:p>
          </table:table-cell>
          <table:table-cell table:style-name="ce2" table:formula="of:=[.L155]*[.O155]" office:value-type="float" office:value="3.69140625530859">
            <text:p>3.691406255</text:p>
          </table:table-cell>
          <table:table-cell table:style-name="ce2" table:formula="of:=(([.E155]-0)/(1-0))*(100-0.000000001)+0.000000001" office:value-type="float" office:value="74.6093750002539">
            <text:p>74.609375000</text:p>
          </table:table-cell>
          <table:table-cell table:style-name="ce1" table:formula="of:=(([.F155]-0)/(1-0))*(1-0.001)+0.001" office:value-type="float" office:value="0.52001171875">
            <text:p>0.5200117188</text:p>
          </table:table-cell>
          <table:table-cell table:style-name="ce1" table:formula="of:=IF((([.L155]*[.L155])*[.R155])&lt;1;1;ROUND(([.L155]*[.L155])*[.R155]))" office:value-type="float" office:value="42">
            <text:p>42</text:p>
          </table:table-cell>
          <table:table-cell table:style-name="ce1" table:formula="of:=ROUND((([.G155]-0)/(1-0))*(1-0)+0)" office:value-type="float" office:value="1">
            <text:p>1</text:p>
          </table:table-cell>
          <table:table-cell table:style-name="ce2" table:formula="of:=(([.H155]-0)/(1-0))*(100-0)+0" office:value-type="float" office:value="58.984375">
            <text:p>58.984375000</text:p>
          </table:table-cell>
          <table:table-cell table:style-name="ce2" table:formula="of:=(([.I155]-0)/(1-0))*(100-(-100))+(-100)" office:value-type="float" office:value="-85.15625">
            <text:p>-85.156250000</text:p>
          </table:table-cell>
          <table:table-cell table:style-name="ce2" table:formula="of:=(([.J155]-0)/(1-0))*(10000-0)+0" office:value-type="float" office:value="1601.5625">
            <text:p>1601.562500000</text:p>
          </table:table-cell>
          <table:table-cell/>
        </table:table-row>
        <table:table-row table:style-name="ro3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 office:value-type="float" office:value="0.32421875">
            <text:p>0.32421875</text:p>
          </table:table-cell>
          <table:table-cell office:value-type="float" office:value="0.41015625">
            <text:p>0.41015625</text:p>
          </table:table-cell>
          <table:table-cell/>
          <table:table-cell table:style-name="ce1" table:formula="of:=ROUND((([.A156]-0)/(1-0))*(12-2)+2)" office:value-type="float" office:value="11">
            <text:p>11</text:p>
          </table:table-cell>
          <table:table-cell table:style-name="ce2" table:formula="of:=(([.B156]-0)/(1-0))*(10-0)+0" office:value-type="float" office:value="2.3828125">
            <text:p>2.382812500</text:p>
          </table:table-cell>
          <table:table-cell table:style-name="ce2" table:formula="of:=(([.C156]-0)/(1-0))*(1500-0.000000001)+0.000000001" office:value-type="float" office:value="767.578125000488">
            <text:p>767.578125000</text:p>
          </table:table-cell>
          <table:table-cell table:style-name="ce2" table:formula="of:=(([.D156]-0)/(1-0))*(1-0.000000001)+0.000000001" office:value-type="float" office:value="0.660156250339844">
            <text:p>0.660156250</text:p>
          </table:table-cell>
          <table:table-cell table:style-name="ce2" table:formula="of:=[.L156]*[.O156]" office:value-type="float" office:value="7.26171875373828">
            <text:p>7.261718754</text:p>
          </table:table-cell>
          <table:table-cell table:style-name="ce2" table:formula="of:=(([.E156]-0)/(1-0))*(100-0.000000001)+0.000000001" office:value-type="float" office:value="99.6093750000039">
            <text:p>99.609375000</text:p>
          </table:table-cell>
          <table:table-cell table:style-name="ce1" table:formula="of:=(([.F156]-0)/(1-0))*(1-0.001)+0.001" office:value-type="float" office:value="0.76976171875">
            <text:p>0.7697617188</text:p>
          </table:table-cell>
          <table:table-cell table:style-name="ce1" table:formula="of:=IF((([.L156]*[.L156])*[.R156])&lt;1;1;ROUND(([.L156]*[.L156])*[.R156]))" office:value-type="float" office:value="93">
            <text:p>93</text:p>
          </table:table-cell>
          <table:table-cell table:style-name="ce1" table:formula="of:=ROUND((([.G156]-0)/(1-0))*(1-0)+0)" office:value-type="float" office:value="0">
            <text:p>0</text:p>
          </table:table-cell>
          <table:table-cell table:style-name="ce2" table:formula="of:=(([.H156]-0)/(1-0))*(100-0)+0" office:value-type="float" office:value="83.984375">
            <text:p>83.984375000</text:p>
          </table:table-cell>
          <table:table-cell table:style-name="ce2" table:formula="of:=(([.I156]-0)/(1-0))*(100-(-100))+(-100)" office:value-type="float" office:value="-35.15625">
            <text:p>-35.156250000</text:p>
          </table:table-cell>
          <table:table-cell table:style-name="ce2" table:formula="of:=(([.J156]-0)/(1-0))*(10000-0)+0" office:value-type="float" office:value="4101.5625">
            <text:p>4101.562500000</text:p>
          </table:table-cell>
          <table:table-cell/>
        </table:table-row>
        <table:table-row table:style-name="ro3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 office:value-type="float" office:value="0.82421875">
            <text:p>0.82421875</text:p>
          </table:table-cell>
          <table:table-cell office:value-type="float" office:value="0.91015625">
            <text:p>0.91015625</text:p>
          </table:table-cell>
          <table:table-cell/>
          <table:table-cell table:style-name="ce1" table:formula="of:=ROUND((([.A157]-0)/(1-0))*(12-2)+2)" office:value-type="float" office:value="6">
            <text:p>6</text:p>
          </table:table-cell>
          <table:table-cell table:style-name="ce2" table:formula="of:=(([.B157]-0)/(1-0))*(10-0)+0" office:value-type="float" office:value="7.3828125">
            <text:p>7.382812500</text:p>
          </table:table-cell>
          <table:table-cell table:style-name="ce2" table:formula="of:=(([.C157]-0)/(1-0))*(1500-0.000000001)+0.000000001" office:value-type="float" office:value="17.5781250009883">
            <text:p>17.578125001</text:p>
          </table:table-cell>
          <table:table-cell table:style-name="ce2" table:formula="of:=(([.D157]-0)/(1-0))*(1-0.000000001)+0.000000001" office:value-type="float" office:value="0.160156250839844">
            <text:p>0.160156251</text:p>
          </table:table-cell>
          <table:table-cell table:style-name="ce2" table:formula="of:=[.L157]*[.O157]" office:value-type="float" office:value="0.960937505039063">
            <text:p>0.960937505</text:p>
          </table:table-cell>
          <table:table-cell table:style-name="ce2" table:formula="of:=(([.E157]-0)/(1-0))*(100-0.000000001)+0.000000001" office:value-type="float" office:value="49.6093750005039">
            <text:p>49.609375001</text:p>
          </table:table-cell>
          <table:table-cell table:style-name="ce1" table:formula="of:=(([.F157]-0)/(1-0))*(1-0.001)+0.001" office:value-type="float" office:value="0.27026171875">
            <text:p>0.2702617188</text:p>
          </table:table-cell>
          <table:table-cell table:style-name="ce1" table:formula="of:=IF((([.L157]*[.L157])*[.R157])&lt;1;1;ROUND(([.L157]*[.L157])*[.R157]))" office:value-type="float" office:value="10">
            <text:p>10</text:p>
          </table:table-cell>
          <table:table-cell table:style-name="ce1" table:formula="of:=ROUND((([.G157]-0)/(1-0))*(1-0)+0)" office:value-type="float" office:value="1">
            <text:p>1</text:p>
          </table:table-cell>
          <table:table-cell table:style-name="ce2" table:formula="of:=(([.H157]-0)/(1-0))*(100-0)+0" office:value-type="float" office:value="33.984375">
            <text:p>33.984375000</text:p>
          </table:table-cell>
          <table:table-cell table:style-name="ce2" table:formula="of:=(([.I157]-0)/(1-0))*(100-(-100))+(-100)" office:value-type="float" office:value="64.84375">
            <text:p>64.843750000</text:p>
          </table:table-cell>
          <table:table-cell table:style-name="ce2" table:formula="of:=(([.J157]-0)/(1-0))*(10000-0)+0" office:value-type="float" office:value="9101.5625">
            <text:p>9101.562500000</text:p>
          </table:table-cell>
          <table:table-cell/>
        </table:table-row>
        <table:table-row table:style-name="ro3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 office:value-type="float" office:value="0.44921875">
            <text:p>0.44921875</text:p>
          </table:table-cell>
          <table:table-cell office:value-type="float" office:value="0.03515625">
            <text:p>0.03515625</text:p>
          </table:table-cell>
          <table:table-cell/>
          <table:table-cell table:style-name="ce1" table:formula="of:=ROUND((([.A158]-0)/(1-0))*(12-2)+2)" office:value-type="float" office:value="5">
            <text:p>5</text:p>
          </table:table-cell>
          <table:table-cell table:style-name="ce2" table:formula="of:=(([.B158]-0)/(1-0))*(10-0)+0" office:value-type="float" office:value="1.1328125">
            <text:p>1.132812500</text:p>
          </table:table-cell>
          <table:table-cell table:style-name="ce2" table:formula="of:=(([.C158]-0)/(1-0))*(1500-0.000000001)+0.000000001" office:value-type="float" office:value="580.078125000613">
            <text:p>580.078125001</text:p>
          </table:table-cell>
          <table:table-cell table:style-name="ce2" table:formula="of:=(([.D158]-0)/(1-0))*(1-0.000000001)+0.000000001" office:value-type="float" office:value="0.0351562509648438">
            <text:p>0.035156251</text:p>
          </table:table-cell>
          <table:table-cell table:style-name="ce2" table:formula="of:=[.L158]*[.O158]" office:value-type="float" office:value="0.175781254824219">
            <text:p>0.175781255</text:p>
          </table:table-cell>
          <table:table-cell table:style-name="ce2" table:formula="of:=(([.E158]-0)/(1-0))*(100-0.000000001)+0.000000001" office:value-type="float" office:value="37.1093750006289">
            <text:p>37.109375001</text:p>
          </table:table-cell>
          <table:table-cell table:style-name="ce1" table:formula="of:=(([.F158]-0)/(1-0))*(1-0.001)+0.001" office:value-type="float" office:value="0.14538671875">
            <text:p>0.1453867188</text:p>
          </table:table-cell>
          <table:table-cell table:style-name="ce1" table:formula="of:=IF((([.L158]*[.L158])*[.R158])&lt;1;1;ROUND(([.L158]*[.L158])*[.R158]))" office:value-type="float" office:value="4">
            <text:p>4</text:p>
          </table:table-cell>
          <table:table-cell table:style-name="ce1" table:formula="of:=ROUND((([.G158]-0)/(1-0))*(1-0)+0)" office:value-type="float" office:value="0">
            <text:p>0</text:p>
          </table:table-cell>
          <table:table-cell table:style-name="ce2" table:formula="of:=(([.H158]-0)/(1-0))*(100-0)+0" office:value-type="float" office:value="96.484375">
            <text:p>96.484375000</text:p>
          </table:table-cell>
          <table:table-cell table:style-name="ce2" table:formula="of:=(([.I158]-0)/(1-0))*(100-(-100))+(-100)" office:value-type="float" office:value="-10.15625">
            <text:p>-10.156250000</text:p>
          </table:table-cell>
          <table:table-cell table:style-name="ce2" table:formula="of:=(([.J158]-0)/(1-0))*(10000-0)+0" office:value-type="float" office:value="351.5625">
            <text:p>351.562500000</text:p>
          </table:table-cell>
          <table:table-cell/>
        </table:table-row>
        <table:table-row table:style-name="ro3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 office:value-type="float" office:value="0.94921875">
            <text:p>0.94921875</text:p>
          </table:table-cell>
          <table:table-cell office:value-type="float" office:value="0.53515625">
            <text:p>0.53515625</text:p>
          </table:table-cell>
          <table:table-cell/>
          <table:table-cell table:style-name="ce1" table:formula="of:=ROUND((([.A159]-0)/(1-0))*(12-2)+2)" office:value-type="float" office:value="10">
            <text:p>10</text:p>
          </table:table-cell>
          <table:table-cell table:style-name="ce2" table:formula="of:=(([.B159]-0)/(1-0))*(10-0)+0" office:value-type="float" office:value="6.1328125">
            <text:p>6.132812500</text:p>
          </table:table-cell>
          <table:table-cell table:style-name="ce2" table:formula="of:=(([.C159]-0)/(1-0))*(1500-0.000000001)+0.000000001" office:value-type="float" office:value="1330.07812500011">
            <text:p>1330.078125000</text:p>
          </table:table-cell>
          <table:table-cell table:style-name="ce2" table:formula="of:=(([.D159]-0)/(1-0))*(1-0.000000001)+0.000000001" office:value-type="float" office:value="0.535156250464844">
            <text:p>0.535156250</text:p>
          </table:table-cell>
          <table:table-cell table:style-name="ce2" table:formula="of:=[.L159]*[.O159]" office:value-type="float" office:value="5.35156250464844">
            <text:p>5.351562505</text:p>
          </table:table-cell>
          <table:table-cell table:style-name="ce2" table:formula="of:=(([.E159]-0)/(1-0))*(100-0.000000001)+0.000000001" office:value-type="float" office:value="87.1093750001289">
            <text:p>87.109375000</text:p>
          </table:table-cell>
          <table:table-cell table:style-name="ce1" table:formula="of:=(([.F159]-0)/(1-0))*(1-0.001)+0.001" office:value-type="float" office:value="0.64488671875">
            <text:p>0.6448867188</text:p>
          </table:table-cell>
          <table:table-cell table:style-name="ce1" table:formula="of:=IF((([.L159]*[.L159])*[.R159])&lt;1;1;ROUND(([.L159]*[.L159])*[.R159]))" office:value-type="float" office:value="64">
            <text:p>64</text:p>
          </table:table-cell>
          <table:table-cell table:style-name="ce1" table:formula="of:=ROUND((([.G159]-0)/(1-0))*(1-0)+0)" office:value-type="float" office:value="1">
            <text:p>1</text:p>
          </table:table-cell>
          <table:table-cell table:style-name="ce2" table:formula="of:=(([.H159]-0)/(1-0))*(100-0)+0" office:value-type="float" office:value="46.484375">
            <text:p>46.484375000</text:p>
          </table:table-cell>
          <table:table-cell table:style-name="ce2" table:formula="of:=(([.I159]-0)/(1-0))*(100-(-100))+(-100)" office:value-type="float" office:value="89.84375">
            <text:p>89.843750000</text:p>
          </table:table-cell>
          <table:table-cell table:style-name="ce2" table:formula="of:=(([.J159]-0)/(1-0))*(10000-0)+0" office:value-type="float" office:value="5351.5625">
            <text:p>5351.562500000</text:p>
          </table:table-cell>
          <table:table-cell/>
        </table:table-row>
        <table:table-row table:style-name="ro3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 office:value-type="float" office:value="0.69921875">
            <text:p>0.69921875</text:p>
          </table:table-cell>
          <table:table-cell office:value-type="float" office:value="0.78515625">
            <text:p>0.78515625</text:p>
          </table:table-cell>
          <table:table-cell/>
          <table:table-cell table:style-name="ce1" table:formula="of:=ROUND((([.A160]-0)/(1-0))*(12-2)+2)" office:value-type="float" office:value="7">
            <text:p>7</text:p>
          </table:table-cell>
          <table:table-cell table:style-name="ce2" table:formula="of:=(([.B160]-0)/(1-0))*(10-0)+0" office:value-type="float" office:value="3.6328125">
            <text:p>3.632812500</text:p>
          </table:table-cell>
          <table:table-cell table:style-name="ce2" table:formula="of:=(([.C160]-0)/(1-0))*(1500-0.000000001)+0.000000001" office:value-type="float" office:value="205.078125000863">
            <text:p>205.078125001</text:p>
          </table:table-cell>
          <table:table-cell table:style-name="ce2" table:formula="of:=(([.D160]-0)/(1-0))*(1-0.000000001)+0.000000001" office:value-type="float" office:value="0.285156250714844">
            <text:p>0.285156251</text:p>
          </table:table-cell>
          <table:table-cell table:style-name="ce2" table:formula="of:=[.L160]*[.O160]" office:value-type="float" office:value="1.99609375500391">
            <text:p>1.996093755</text:p>
          </table:table-cell>
          <table:table-cell table:style-name="ce2" table:formula="of:=(([.E160]-0)/(1-0))*(100-0.000000001)+0.000000001" office:value-type="float" office:value="62.1093750003789">
            <text:p>62.109375000</text:p>
          </table:table-cell>
          <table:table-cell table:style-name="ce1" table:formula="of:=(([.F160]-0)/(1-0))*(1-0.001)+0.001" office:value-type="float" office:value="0.89463671875">
            <text:p>0.8946367188</text:p>
          </table:table-cell>
          <table:table-cell table:style-name="ce1" table:formula="of:=IF((([.L160]*[.L160])*[.R160])&lt;1;1;ROUND(([.L160]*[.L160])*[.R160]))" office:value-type="float" office:value="44">
            <text:p>44</text:p>
          </table:table-cell>
          <table:table-cell table:style-name="ce1" table:formula="of:=ROUND((([.G160]-0)/(1-0))*(1-0)+0)" office:value-type="float" office:value="0">
            <text:p>0</text:p>
          </table:table-cell>
          <table:table-cell table:style-name="ce2" table:formula="of:=(([.H160]-0)/(1-0))*(100-0)+0" office:value-type="float" office:value="21.484375">
            <text:p>21.484375000</text:p>
          </table:table-cell>
          <table:table-cell table:style-name="ce2" table:formula="of:=(([.I160]-0)/(1-0))*(100-(-100))+(-100)" office:value-type="float" office:value="39.84375">
            <text:p>39.843750000</text:p>
          </table:table-cell>
          <table:table-cell table:style-name="ce2" table:formula="of:=(([.J160]-0)/(1-0))*(10000-0)+0" office:value-type="float" office:value="7851.5625">
            <text:p>7851.562500000</text:p>
          </table:table-cell>
          <table:table-cell/>
        </table:table-row>
        <table:table-row table:style-name="ro3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 office:value-type="float" office:value="0.19921875">
            <text:p>0.19921875</text:p>
          </table:table-cell>
          <table:table-cell office:value-type="float" office:value="0.28515625">
            <text:p>0.28515625</text:p>
          </table:table-cell>
          <table:table-cell/>
          <table:table-cell table:style-name="ce1" table:formula="of:=ROUND((([.A161]-0)/(1-0))*(12-2)+2)" office:value-type="float" office:value="2">
            <text:p>2</text:p>
          </table:table-cell>
          <table:table-cell table:style-name="ce2" table:formula="of:=(([.B161]-0)/(1-0))*(10-0)+0" office:value-type="float" office:value="8.6328125">
            <text:p>8.632812500</text:p>
          </table:table-cell>
          <table:table-cell table:style-name="ce2" table:formula="of:=(([.C161]-0)/(1-0))*(1500-0.000000001)+0.000000001" office:value-type="float" office:value="955.078125000363">
            <text:p>955.078125000</text:p>
          </table:table-cell>
          <table:table-cell table:style-name="ce2" table:formula="of:=(([.D161]-0)/(1-0))*(1-0.000000001)+0.000000001" office:value-type="float" office:value="0.785156250214844">
            <text:p>0.785156250</text:p>
          </table:table-cell>
          <table:table-cell table:style-name="ce2" table:formula="of:=[.L161]*[.O161]" office:value-type="float" office:value="1.57031250042969">
            <text:p>1.570312500</text:p>
          </table:table-cell>
          <table:table-cell table:style-name="ce2" table:formula="of:=(([.E161]-0)/(1-0))*(100-0.000000001)+0.000000001" office:value-type="float" office:value="12.1093750008789">
            <text:p>12.109375001</text:p>
          </table:table-cell>
          <table:table-cell table:style-name="ce1" table:formula="of:=(([.F161]-0)/(1-0))*(1-0.001)+0.001" office:value-type="float" office:value="0.39513671875">
            <text:p>0.3951367188</text:p>
          </table:table-cell>
          <table:table-cell table:style-name="ce1" table:formula="of:=IF((([.L161]*[.L161])*[.R161])&lt;1;1;ROUND(([.L161]*[.L161])*[.R161]))" office:value-type="float" office:value="2">
            <text:p>2</text:p>
          </table:table-cell>
          <table:table-cell table:style-name="ce1" table:formula="of:=ROUND((([.G161]-0)/(1-0))*(1-0)+0)" office:value-type="float" office:value="1">
            <text:p>1</text:p>
          </table:table-cell>
          <table:table-cell table:style-name="ce2" table:formula="of:=(([.H161]-0)/(1-0))*(100-0)+0" office:value-type="float" office:value="71.484375">
            <text:p>71.484375000</text:p>
          </table:table-cell>
          <table:table-cell table:style-name="ce2" table:formula="of:=(([.I161]-0)/(1-0))*(100-(-100))+(-100)" office:value-type="float" office:value="-60.15625">
            <text:p>-60.156250000</text:p>
          </table:table-cell>
          <table:table-cell table:style-name="ce2" table:formula="of:=(([.J161]-0)/(1-0))*(10000-0)+0" office:value-type="float" office:value="2851.5625">
            <text:p>2851.562500000</text:p>
          </table:table-cell>
          <table:table-cell/>
        </table:table-row>
        <table:table-row table:style-name="ro3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 office:value-type="float" office:value="0.90234375">
            <text:p>0.90234375</text:p>
          </table:table-cell>
          <table:table-cell office:value-type="float" office:value="0.86328125">
            <text:p>0.86328125</text:p>
          </table:table-cell>
          <table:table-cell/>
          <table:table-cell table:style-name="ce1" table:formula="of:=ROUND((([.A162]-0)/(1-0))*(12-2)+2)" office:value-type="float" office:value="3">
            <text:p>3</text:p>
          </table:table-cell>
          <table:table-cell table:style-name="ce2" table:formula="of:=(([.B162]-0)/(1-0))*(10-0)+0" office:value-type="float" office:value="0.6640625">
            <text:p>0.664062500</text:p>
          </table:table-cell>
          <table:table-cell table:style-name="ce2" table:formula="of:=(([.C162]-0)/(1-0))*(1500-0.000000001)+0.000000001" office:value-type="float" office:value="1494.140625">
            <text:p>1494.140625000</text:p>
          </table:table-cell>
          <table:table-cell table:style-name="ce2" table:formula="of:=(([.D162]-0)/(1-0))*(1-0.000000001)+0.000000001" office:value-type="float" office:value="0.738281250261719">
            <text:p>0.738281250</text:p>
          </table:table-cell>
          <table:table-cell table:style-name="ce2" table:formula="of:=[.L162]*[.O162]" office:value-type="float" office:value="2.21484375078516">
            <text:p>2.214843751</text:p>
          </table:table-cell>
          <table:table-cell table:style-name="ce2" table:formula="of:=(([.E162]-0)/(1-0))*(100-0.000000001)+0.000000001" office:value-type="float" office:value="76.1718750002383">
            <text:p>76.171875000</text:p>
          </table:table-cell>
          <table:table-cell table:style-name="ce1" table:formula="of:=(([.F162]-0)/(1-0))*(1-0.001)+0.001" office:value-type="float" office:value="0.25465234375">
            <text:p>0.2546523438</text:p>
          </table:table-cell>
          <table:table-cell table:style-name="ce1" table:formula="of:=IF((([.L162]*[.L162])*[.R162])&lt;1;1;ROUND(([.L162]*[.L162])*[.R162]))" office:value-type="float" office:value="2">
            <text:p>2</text:p>
          </table:table-cell>
          <table:table-cell table:style-name="ce1" table:formula="of:=ROUND((([.G162]-0)/(1-0))*(1-0)+0)" office:value-type="float" office:value="0">
            <text:p>0</text:p>
          </table:table-cell>
          <table:table-cell table:style-name="ce2" table:formula="of:=(([.H162]-0)/(1-0))*(100-0)+0" office:value-type="float" office:value="57.421875">
            <text:p>57.421875000</text:p>
          </table:table-cell>
          <table:table-cell table:style-name="ce2" table:formula="of:=(([.I162]-0)/(1-0))*(100-(-100))+(-100)" office:value-type="float" office:value="80.46875">
            <text:p>80.468750000</text:p>
          </table:table-cell>
          <table:table-cell table:style-name="ce2" table:formula="of:=(([.J162]-0)/(1-0))*(10000-0)+0" office:value-type="float" office:value="8632.8125">
            <text:p>8632.812500000</text:p>
          </table:table-cell>
          <table:table-cell/>
        </table:table-row>
        <table:table-row table:style-name="ro3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 office:value-type="float" office:value="0.40234375">
            <text:p>0.40234375</text:p>
          </table:table-cell>
          <table:table-cell office:value-type="float" office:value="0.36328125">
            <text:p>0.36328125</text:p>
          </table:table-cell>
          <table:table-cell/>
          <table:table-cell table:style-name="ce1" table:formula="of:=ROUND((([.A163]-0)/(1-0))*(12-2)+2)" office:value-type="float" office:value="8">
            <text:p>8</text:p>
          </table:table-cell>
          <table:table-cell table:style-name="ce2" table:formula="of:=(([.B163]-0)/(1-0))*(10-0)+0" office:value-type="float" office:value="5.6640625">
            <text:p>5.664062500</text:p>
          </table:table-cell>
          <table:table-cell table:style-name="ce2" table:formula="of:=(([.C163]-0)/(1-0))*(1500-0.000000001)+0.000000001" office:value-type="float" office:value="744.140625000504">
            <text:p>744.140625001</text:p>
          </table:table-cell>
          <table:table-cell table:style-name="ce2" table:formula="of:=(([.D163]-0)/(1-0))*(1-0.000000001)+0.000000001" office:value-type="float" office:value="0.238281250761719">
            <text:p>0.238281251</text:p>
          </table:table-cell>
          <table:table-cell table:style-name="ce2" table:formula="of:=[.L163]*[.O163]" office:value-type="float" office:value="1.90625000609375">
            <text:p>1.906250006</text:p>
          </table:table-cell>
          <table:table-cell table:style-name="ce2" table:formula="of:=(([.E163]-0)/(1-0))*(100-0.000000001)+0.000000001" office:value-type="float" office:value="26.1718750007383">
            <text:p>26.171875001</text:p>
          </table:table-cell>
          <table:table-cell table:style-name="ce1" table:formula="of:=(([.F163]-0)/(1-0))*(1-0.001)+0.001" office:value-type="float" office:value="0.75415234375">
            <text:p>0.7541523438</text:p>
          </table:table-cell>
          <table:table-cell table:style-name="ce1" table:formula="of:=IF((([.L163]*[.L163])*[.R163])&lt;1;1;ROUND(([.L163]*[.L163])*[.R163]))" office:value-type="float" office:value="48">
            <text:p>48</text:p>
          </table:table-cell>
          <table:table-cell table:style-name="ce1" table:formula="of:=ROUND((([.G163]-0)/(1-0))*(1-0)+0)" office:value-type="float" office:value="1">
            <text:p>1</text:p>
          </table:table-cell>
          <table:table-cell table:style-name="ce2" table:formula="of:=(([.H163]-0)/(1-0))*(100-0)+0" office:value-type="float" office:value="7.421875">
            <text:p>7.421875000</text:p>
          </table:table-cell>
          <table:table-cell table:style-name="ce2" table:formula="of:=(([.I163]-0)/(1-0))*(100-(-100))+(-100)" office:value-type="float" office:value="-19.53125">
            <text:p>-19.531250000</text:p>
          </table:table-cell>
          <table:table-cell table:style-name="ce2" table:formula="of:=(([.J163]-0)/(1-0))*(10000-0)+0" office:value-type="float" office:value="3632.8125">
            <text:p>3632.812500000</text:p>
          </table:table-cell>
          <table:table-cell/>
        </table:table-row>
        <table:table-row table:style-name="ro3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 office:value-type="float" office:value="0.15234375">
            <text:p>0.15234375</text:p>
          </table:table-cell>
          <table:table-cell office:value-type="float" office:value="0.11328125">
            <text:p>0.11328125</text:p>
          </table:table-cell>
          <table:table-cell/>
          <table:table-cell table:style-name="ce1" table:formula="of:=ROUND((([.A164]-0)/(1-0))*(12-2)+2)" office:value-type="float" office:value="10">
            <text:p>10</text:p>
          </table:table-cell>
          <table:table-cell table:style-name="ce2" table:formula="of:=(([.B164]-0)/(1-0))*(10-0)+0" office:value-type="float" office:value="3.1640625">
            <text:p>3.164062500</text:p>
          </table:table-cell>
          <table:table-cell table:style-name="ce2" table:formula="of:=(([.C164]-0)/(1-0))*(1500-0.000000001)+0.000000001" office:value-type="float" office:value="1119.14062500025">
            <text:p>1119.140625000</text:p>
          </table:table-cell>
          <table:table-cell table:style-name="ce2" table:formula="of:=(([.D164]-0)/(1-0))*(1-0.000000001)+0.000000001" office:value-type="float" office:value="0.988281250011719">
            <text:p>0.988281250</text:p>
          </table:table-cell>
          <table:table-cell table:style-name="ce2" table:formula="of:=[.L164]*[.O164]" office:value-type="float" office:value="9.88281250011719">
            <text:p>9.882812500</text:p>
          </table:table-cell>
          <table:table-cell table:style-name="ce2" table:formula="of:=(([.E164]-0)/(1-0))*(100-0.000000001)+0.000000001" office:value-type="float" office:value="1.17187500098828">
            <text:p>1.171875001</text:p>
          </table:table-cell>
          <table:table-cell table:style-name="ce1" table:formula="of:=(([.F164]-0)/(1-0))*(1-0.001)+0.001" office:value-type="float" office:value="0.50440234375">
            <text:p>0.5044023438</text:p>
          </table:table-cell>
          <table:table-cell table:style-name="ce1" table:formula="of:=IF((([.L164]*[.L164])*[.R164])&lt;1;1;ROUND(([.L164]*[.L164])*[.R164]))" office:value-type="float" office:value="50">
            <text:p>50</text:p>
          </table:table-cell>
          <table:table-cell table:style-name="ce1" table:formula="of:=ROUND((([.G164]-0)/(1-0))*(1-0)+0)" office:value-type="float" office:value="0">
            <text:p>0</text:p>
          </table:table-cell>
          <table:table-cell table:style-name="ce2" table:formula="of:=(([.H164]-0)/(1-0))*(100-0)+0" office:value-type="float" office:value="32.421875">
            <text:p>32.421875000</text:p>
          </table:table-cell>
          <table:table-cell table:style-name="ce2" table:formula="of:=(([.I164]-0)/(1-0))*(100-(-100))+(-100)" office:value-type="float" office:value="-69.53125">
            <text:p>-69.531250000</text:p>
          </table:table-cell>
          <table:table-cell table:style-name="ce2" table:formula="of:=(([.J164]-0)/(1-0))*(10000-0)+0" office:value-type="float" office:value="1132.8125">
            <text:p>1132.812500000</text:p>
          </table:table-cell>
          <table:table-cell/>
        </table:table-row>
        <table:table-row table:style-name="ro3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 office:value-type="float" office:value="0.65234375">
            <text:p>0.65234375</text:p>
          </table:table-cell>
          <table:table-cell office:value-type="float" office:value="0.61328125">
            <text:p>0.61328125</text:p>
          </table:table-cell>
          <table:table-cell/>
          <table:table-cell table:style-name="ce1" table:formula="of:=ROUND((([.A165]-0)/(1-0))*(12-2)+2)" office:value-type="float" office:value="5">
            <text:p>5</text:p>
          </table:table-cell>
          <table:table-cell table:style-name="ce2" table:formula="of:=(([.B165]-0)/(1-0))*(10-0)+0" office:value-type="float" office:value="8.1640625">
            <text:p>8.164062500</text:p>
          </table:table-cell>
          <table:table-cell table:style-name="ce2" table:formula="of:=(([.C165]-0)/(1-0))*(1500-0.000000001)+0.000000001" office:value-type="float" office:value="369.140625000754">
            <text:p>369.140625001</text:p>
          </table:table-cell>
          <table:table-cell table:style-name="ce2" table:formula="of:=(([.D165]-0)/(1-0))*(1-0.000000001)+0.000000001" office:value-type="float" office:value="0.488281250511719">
            <text:p>0.488281251</text:p>
          </table:table-cell>
          <table:table-cell table:style-name="ce2" table:formula="of:=[.L165]*[.O165]" office:value-type="float" office:value="2.44140625255859">
            <text:p>2.441406253</text:p>
          </table:table-cell>
          <table:table-cell table:style-name="ce2" table:formula="of:=(([.E165]-0)/(1-0))*(100-0.000000001)+0.000000001" office:value-type="float" office:value="51.1718750004883">
            <text:p>51.171875000</text:p>
          </table:table-cell>
          <table:table-cell table:style-name="ce1" table:formula="of:=(([.F165]-0)/(1-0))*(1-0.001)+0.001" office:value-type="float" office:value="0.00490234375">
            <text:p>0.0049023438</text:p>
          </table:table-cell>
          <table:table-cell table:style-name="ce1" table:formula="of:=IF((([.L165]*[.L165])*[.R165])&lt;1;1;ROUND(([.L165]*[.L165])*[.R165]))" office:value-type="float" office:value="1">
            <text:p>1</text:p>
          </table:table-cell>
          <table:table-cell table:style-name="ce1" table:formula="of:=ROUND((([.G165]-0)/(1-0))*(1-0)+0)" office:value-type="float" office:value="1">
            <text:p>1</text:p>
          </table:table-cell>
          <table:table-cell table:style-name="ce2" table:formula="of:=(([.H165]-0)/(1-0))*(100-0)+0" office:value-type="float" office:value="82.421875">
            <text:p>82.421875000</text:p>
          </table:table-cell>
          <table:table-cell table:style-name="ce2" table:formula="of:=(([.I165]-0)/(1-0))*(100-(-100))+(-100)" office:value-type="float" office:value="30.46875">
            <text:p>30.468750000</text:p>
          </table:table-cell>
          <table:table-cell table:style-name="ce2" table:formula="of:=(([.J165]-0)/(1-0))*(10000-0)+0" office:value-type="float" office:value="6132.8125">
            <text:p>6132.812500000</text:p>
          </table:table-cell>
          <table:table-cell/>
        </table:table-row>
        <table:table-row table:style-name="ro3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 office:value-type="float" office:value="0.02734375">
            <text:p>0.02734375</text:p>
          </table:table-cell>
          <table:table-cell office:value-type="float" office:value="0.48828125">
            <text:p>0.48828125</text:p>
          </table:table-cell>
          <table:table-cell/>
          <table:table-cell table:style-name="ce1" table:formula="of:=ROUND((([.A166]-0)/(1-0))*(12-2)+2)" office:value-type="float" office:value="6">
            <text:p>6</text:p>
          </table:table-cell>
          <table:table-cell table:style-name="ce2" table:formula="of:=(([.B166]-0)/(1-0))*(10-0)+0" office:value-type="float" office:value="4.4140625">
            <text:p>4.414062500</text:p>
          </table:table-cell>
          <table:table-cell table:style-name="ce2" table:formula="of:=(([.C166]-0)/(1-0))*(1500-0.000000001)+0.000000001" office:value-type="float" office:value="556.640625000629">
            <text:p>556.640625001</text:p>
          </table:table-cell>
          <table:table-cell table:style-name="ce2" table:formula="of:=(([.D166]-0)/(1-0))*(1-0.000000001)+0.000000001" office:value-type="float" office:value="0.363281250636719">
            <text:p>0.363281251</text:p>
          </table:table-cell>
          <table:table-cell table:style-name="ce2" table:formula="of:=[.L166]*[.O166]" office:value-type="float" office:value="2.17968750382031">
            <text:p>2.179687504</text:p>
          </table:table-cell>
          <table:table-cell table:style-name="ce2" table:formula="of:=(([.E166]-0)/(1-0))*(100-0.000000001)+0.000000001" office:value-type="float" office:value="63.6718750003633">
            <text:p>63.671875000</text:p>
          </table:table-cell>
          <table:table-cell table:style-name="ce1" table:formula="of:=(([.F166]-0)/(1-0))*(1-0.001)+0.001" office:value-type="float" office:value="0.37952734375">
            <text:p>0.3795273438</text:p>
          </table:table-cell>
          <table:table-cell table:style-name="ce1" table:formula="of:=IF((([.L166]*[.L166])*[.R166])&lt;1;1;ROUND(([.L166]*[.L166])*[.R166]))" office:value-type="float" office:value="14">
            <text:p>14</text:p>
          </table:table-cell>
          <table:table-cell table:style-name="ce1" table:formula="of:=ROUND((([.G166]-0)/(1-0))*(1-0)+0)" office:value-type="float" office:value="0">
            <text:p>0</text:p>
          </table:table-cell>
          <table:table-cell table:style-name="ce2" table:formula="of:=(([.H166]-0)/(1-0))*(100-0)+0" office:value-type="float" office:value="44.921875">
            <text:p>44.921875000</text:p>
          </table:table-cell>
          <table:table-cell table:style-name="ce2" table:formula="of:=(([.I166]-0)/(1-0))*(100-(-100))+(-100)" office:value-type="float" office:value="-94.53125">
            <text:p>-94.531250000</text:p>
          </table:table-cell>
          <table:table-cell table:style-name="ce2" table:formula="of:=(([.J166]-0)/(1-0))*(10000-0)+0" office:value-type="float" office:value="4882.8125">
            <text:p>4882.812500000</text:p>
          </table:table-cell>
          <table:table-cell/>
        </table:table-row>
        <table:table-row table:style-name="ro3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 office:value-type="float" office:value="0.52734375">
            <text:p>0.52734375</text:p>
          </table:table-cell>
          <table:table-cell office:value-type="float" office:value="0.98828125">
            <text:p>0.98828125</text:p>
          </table:table-cell>
          <table:table-cell/>
          <table:table-cell table:style-name="ce1" table:formula="of:=ROUND((([.A167]-0)/(1-0))*(12-2)+2)" office:value-type="float" office:value="11">
            <text:p>11</text:p>
          </table:table-cell>
          <table:table-cell table:style-name="ce2" table:formula="of:=(([.B167]-0)/(1-0))*(10-0)+0" office:value-type="float" office:value="9.4140625">
            <text:p>9.414062500</text:p>
          </table:table-cell>
          <table:table-cell table:style-name="ce2" table:formula="of:=(([.C167]-0)/(1-0))*(1500-0.000000001)+0.000000001" office:value-type="float" office:value="1306.64062500013">
            <text:p>1306.640625000</text:p>
          </table:table-cell>
          <table:table-cell table:style-name="ce2" table:formula="of:=(([.D167]-0)/(1-0))*(1-0.000000001)+0.000000001" office:value-type="float" office:value="0.863281250136719">
            <text:p>0.863281250</text:p>
          </table:table-cell>
          <table:table-cell table:style-name="ce2" table:formula="of:=[.L167]*[.O167]" office:value-type="float" office:value="9.49609375150391">
            <text:p>9.496093752</text:p>
          </table:table-cell>
          <table:table-cell table:style-name="ce2" table:formula="of:=(([.E167]-0)/(1-0))*(100-0.000000001)+0.000000001" office:value-type="float" office:value="13.6718750008633">
            <text:p>13.671875001</text:p>
          </table:table-cell>
          <table:table-cell table:style-name="ce1" table:formula="of:=(([.F167]-0)/(1-0))*(1-0.001)+0.001" office:value-type="float" office:value="0.87902734375">
            <text:p>0.8790273438</text:p>
          </table:table-cell>
          <table:table-cell table:style-name="ce1" table:formula="of:=IF((([.L167]*[.L167])*[.R167])&lt;1;1;ROUND(([.L167]*[.L167])*[.R167]))" office:value-type="float" office:value="106">
            <text:p>106</text:p>
          </table:table-cell>
          <table:table-cell table:style-name="ce1" table:formula="of:=ROUND((([.G167]-0)/(1-0))*(1-0)+0)" office:value-type="float" office:value="1">
            <text:p>1</text:p>
          </table:table-cell>
          <table:table-cell table:style-name="ce2" table:formula="of:=(([.H167]-0)/(1-0))*(100-0)+0" office:value-type="float" office:value="94.921875">
            <text:p>94.921875000</text:p>
          </table:table-cell>
          <table:table-cell table:style-name="ce2" table:formula="of:=(([.I167]-0)/(1-0))*(100-(-100))+(-100)" office:value-type="float" office:value="5.46875">
            <text:p>5.468750000</text:p>
          </table:table-cell>
          <table:table-cell table:style-name="ce2" table:formula="of:=(([.J167]-0)/(1-0))*(10000-0)+0" office:value-type="float" office:value="9882.8125">
            <text:p>9882.812500000</text:p>
          </table:table-cell>
          <table:table-cell/>
        </table:table-row>
        <table:table-row table:style-name="ro3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 office:value-type="float" office:value="0.77734375">
            <text:p>0.77734375</text:p>
          </table:table-cell>
          <table:table-cell office:value-type="float" office:value="0.73828125">
            <text:p>0.73828125</text:p>
          </table:table-cell>
          <table:table-cell/>
          <table:table-cell table:style-name="ce1" table:formula="of:=ROUND((([.A168]-0)/(1-0))*(12-2)+2)" office:value-type="float" office:value="9">
            <text:p>9</text:p>
          </table:table-cell>
          <table:table-cell table:style-name="ce2" table:formula="of:=(([.B168]-0)/(1-0))*(10-0)+0" office:value-type="float" office:value="1.9140625">
            <text:p>1.914062500</text:p>
          </table:table-cell>
          <table:table-cell table:style-name="ce2" table:formula="of:=(([.C168]-0)/(1-0))*(1500-0.000000001)+0.000000001" office:value-type="float" office:value="181.640625000879">
            <text:p>181.640625001</text:p>
          </table:table-cell>
          <table:table-cell table:style-name="ce2" table:formula="of:=(([.D168]-0)/(1-0))*(1-0.000000001)+0.000000001" office:value-type="float" office:value="0.113281250886719">
            <text:p>0.113281251</text:p>
          </table:table-cell>
          <table:table-cell table:style-name="ce2" table:formula="of:=[.L168]*[.O168]" office:value-type="float" office:value="1.01953125798047">
            <text:p>1.019531258</text:p>
          </table:table-cell>
          <table:table-cell table:style-name="ce2" table:formula="of:=(([.E168]-0)/(1-0))*(100-0.000000001)+0.000000001" office:value-type="float" office:value="38.6718750006133">
            <text:p>38.671875001</text:p>
          </table:table-cell>
          <table:table-cell table:style-name="ce1" table:formula="of:=(([.F168]-0)/(1-0))*(1-0.001)+0.001" office:value-type="float" office:value="0.62927734375">
            <text:p>0.6292773438</text:p>
          </table:table-cell>
          <table:table-cell table:style-name="ce1" table:formula="of:=IF((([.L168]*[.L168])*[.R168])&lt;1;1;ROUND(([.L168]*[.L168])*[.R168]))" office:value-type="float" office:value="51">
            <text:p>51</text:p>
          </table:table-cell>
          <table:table-cell table:style-name="ce1" table:formula="of:=ROUND((([.G168]-0)/(1-0))*(1-0)+0)" office:value-type="float" office:value="0">
            <text:p>0</text:p>
          </table:table-cell>
          <table:table-cell table:style-name="ce2" table:formula="of:=(([.H168]-0)/(1-0))*(100-0)+0" office:value-type="float" office:value="69.921875">
            <text:p>69.921875000</text:p>
          </table:table-cell>
          <table:table-cell table:style-name="ce2" table:formula="of:=(([.I168]-0)/(1-0))*(100-(-100))+(-100)" office:value-type="float" office:value="55.46875">
            <text:p>55.468750000</text:p>
          </table:table-cell>
          <table:table-cell table:style-name="ce2" table:formula="of:=(([.J168]-0)/(1-0))*(10000-0)+0" office:value-type="float" office:value="7382.8125">
            <text:p>7382.812500000</text:p>
          </table:table-cell>
          <table:table-cell/>
        </table:table-row>
        <table:table-row table:style-name="ro3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 office:value-type="float" office:value="0.27734375">
            <text:p>0.27734375</text:p>
          </table:table-cell>
          <table:table-cell office:value-type="float" office:value="0.23828125">
            <text:p>0.23828125</text:p>
          </table:table-cell>
          <table:table-cell/>
          <table:table-cell table:style-name="ce1" table:formula="of:=ROUND((([.A169]-0)/(1-0))*(12-2)+2)" office:value-type="float" office:value="4">
            <text:p>4</text:p>
          </table:table-cell>
          <table:table-cell table:style-name="ce2" table:formula="of:=(([.B169]-0)/(1-0))*(10-0)+0" office:value-type="float" office:value="6.9140625">
            <text:p>6.914062500</text:p>
          </table:table-cell>
          <table:table-cell table:style-name="ce2" table:formula="of:=(([.C169]-0)/(1-0))*(1500-0.000000001)+0.000000001" office:value-type="float" office:value="931.640625000379">
            <text:p>931.640625000</text:p>
          </table:table-cell>
          <table:table-cell table:style-name="ce2" table:formula="of:=(([.D169]-0)/(1-0))*(1-0.000000001)+0.000000001" office:value-type="float" office:value="0.613281250386719">
            <text:p>0.613281250</text:p>
          </table:table-cell>
          <table:table-cell table:style-name="ce2" table:formula="of:=[.L169]*[.O169]" office:value-type="float" office:value="2.45312500154687">
            <text:p>2.453125002</text:p>
          </table:table-cell>
          <table:table-cell table:style-name="ce2" table:formula="of:=(([.E169]-0)/(1-0))*(100-0.000000001)+0.000000001" office:value-type="float" office:value="88.6718750001133">
            <text:p>88.671875000</text:p>
          </table:table-cell>
          <table:table-cell table:style-name="ce1" table:formula="of:=(([.F169]-0)/(1-0))*(1-0.001)+0.001" office:value-type="float" office:value="0.12977734375">
            <text:p>0.1297773438</text:p>
          </table:table-cell>
          <table:table-cell table:style-name="ce1" table:formula="of:=IF((([.L169]*[.L169])*[.R169])&lt;1;1;ROUND(([.L169]*[.L169])*[.R169]))" office:value-type="float" office:value="2">
            <text:p>2</text:p>
          </table:table-cell>
          <table:table-cell table:style-name="ce1" table:formula="of:=ROUND((([.G169]-0)/(1-0))*(1-0)+0)" office:value-type="float" office:value="1">
            <text:p>1</text:p>
          </table:table-cell>
          <table:table-cell table:style-name="ce2" table:formula="of:=(([.H169]-0)/(1-0))*(100-0)+0" office:value-type="float" office:value="19.921875">
            <text:p>19.921875000</text:p>
          </table:table-cell>
          <table:table-cell table:style-name="ce2" table:formula="of:=(([.I169]-0)/(1-0))*(100-(-100))+(-100)" office:value-type="float" office:value="-44.53125">
            <text:p>-44.531250000</text:p>
          </table:table-cell>
          <table:table-cell table:style-name="ce2" table:formula="of:=(([.J169]-0)/(1-0))*(10000-0)+0" office:value-type="float" office:value="2382.8125">
            <text:p>2382.812500000</text:p>
          </table:table-cell>
          <table:table-cell/>
        </table:table-row>
        <table:table-row table:style-name="ro3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/>
          <table:table-cell table:style-name="ce1" table:formula="of:=ROUND((([.A170]-0)/(1-0))*(12-2)+2)" office:value-type="float" office:value="4">
            <text:p>4</text:p>
          </table:table-cell>
          <table:table-cell table:style-name="ce2" table:formula="of:=(([.B170]-0)/(1-0))*(10-0)+0" office:value-type="float" office:value="2.5390625">
            <text:p>2.539062500</text:p>
          </table:table-cell>
          <table:table-cell table:style-name="ce2" table:formula="of:=(([.C170]-0)/(1-0))*(1500-0.000000001)+0.000000001" office:value-type="float" office:value="87.8906250009414">
            <text:p>87.890625001</text:p>
          </table:table-cell>
          <table:table-cell table:style-name="ce2" table:formula="of:=(([.D170]-0)/(1-0))*(1-0.000000001)+0.000000001" office:value-type="float" office:value="0.800781250199219">
            <text:p>0.800781250</text:p>
          </table:table-cell>
          <table:table-cell table:style-name="ce2" table:formula="of:=[.L170]*[.O170]" office:value-type="float" office:value="3.20312500079687">
            <text:p>3.203125001</text:p>
          </table:table-cell>
          <table:table-cell table:style-name="ce2" table:formula="of:=(([.E170]-0)/(1-0))*(100-0.000000001)+0.000000001" office:value-type="float" office:value="32.4218750006758">
            <text:p>32.421875001</text:p>
          </table:table-cell>
          <table:table-cell table:style-name="ce1" table:formula="of:=(([.F170]-0)/(1-0))*(1-0.001)+0.001" office:value-type="float" office:value="0.06733984375">
            <text:p>0.0673398438</text:p>
          </table:table-cell>
          <table:table-cell table:style-name="ce1" table:formula="of:=IF((([.L170]*[.L170])*[.R170])&lt;1;1;ROUND(([.L170]*[.L170])*[.R170]))" office:value-type="float" office:value="1">
            <text:p>1</text:p>
          </table:table-cell>
          <table:table-cell table:style-name="ce1" table:formula="of:=ROUND((([.G170]-0)/(1-0))*(1-0)+0)" office:value-type="float" office:value="0">
            <text:p>0</text:p>
          </table:table-cell>
          <table:table-cell table:style-name="ce2" table:formula="of:=(([.H170]-0)/(1-0))*(100-0)+0" office:value-type="float" office:value="38.671875">
            <text:p>38.671875000</text:p>
          </table:table-cell>
          <table:table-cell table:style-name="ce2" table:formula="of:=(([.I170]-0)/(1-0))*(100-(-100))+(-100)" office:value-type="float" office:value="-82.03125">
            <text:p>-82.031250000</text:p>
          </table:table-cell>
          <table:table-cell table:style-name="ce2" table:formula="of:=(([.J170]-0)/(1-0))*(10000-0)+0" office:value-type="float" office:value="5507.8125">
            <text:p>5507.812500000</text:p>
          </table:table-cell>
          <table:table-cell/>
        </table:table-row>
        <table:table-row table:style-name="ro3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/>
          <table:table-cell table:style-name="ce1" table:formula="of:=ROUND((([.A171]-0)/(1-0))*(12-2)+2)" office:value-type="float" office:value="9">
            <text:p>9</text:p>
          </table:table-cell>
          <table:table-cell table:style-name="ce2" table:formula="of:=(([.B171]-0)/(1-0))*(10-0)+0" office:value-type="float" office:value="7.5390625">
            <text:p>7.539062500</text:p>
          </table:table-cell>
          <table:table-cell table:style-name="ce2" table:formula="of:=(([.C171]-0)/(1-0))*(1500-0.000000001)+0.000000001" office:value-type="float" office:value="837.890625000441">
            <text:p>837.890625000</text:p>
          </table:table-cell>
          <table:table-cell table:style-name="ce2" table:formula="of:=(([.D171]-0)/(1-0))*(1-0.000000001)+0.000000001" office:value-type="float" office:value="0.300781250699219">
            <text:p>0.300781251</text:p>
          </table:table-cell>
          <table:table-cell table:style-name="ce2" table:formula="of:=[.L171]*[.O171]" office:value-type="float" office:value="2.70703125629297">
            <text:p>2.707031256</text:p>
          </table:table-cell>
          <table:table-cell table:style-name="ce2" table:formula="of:=(([.E171]-0)/(1-0))*(100-0.000000001)+0.000000001" office:value-type="float" office:value="82.4218750001758">
            <text:p>82.421875000</text:p>
          </table:table-cell>
          <table:table-cell table:style-name="ce1" table:formula="of:=(([.F171]-0)/(1-0))*(1-0.001)+0.001" office:value-type="float" office:value="0.56683984375">
            <text:p>0.5668398438</text:p>
          </table:table-cell>
          <table:table-cell table:style-name="ce1" table:formula="of:=IF((([.L171]*[.L171])*[.R171])&lt;1;1;ROUND(([.L171]*[.L171])*[.R171]))" office:value-type="float" office:value="46">
            <text:p>46</text:p>
          </table:table-cell>
          <table:table-cell table:style-name="ce1" table:formula="of:=ROUND((([.G171]-0)/(1-0))*(1-0)+0)" office:value-type="float" office:value="1">
            <text:p>1</text:p>
          </table:table-cell>
          <table:table-cell table:style-name="ce2" table:formula="of:=(([.H171]-0)/(1-0))*(100-0)+0" office:value-type="float" office:value="88.671875">
            <text:p>88.671875000</text:p>
          </table:table-cell>
          <table:table-cell table:style-name="ce2" table:formula="of:=(([.I171]-0)/(1-0))*(100-(-100))+(-100)" office:value-type="float" office:value="17.96875">
            <text:p>17.968750000</text:p>
          </table:table-cell>
          <table:table-cell table:style-name="ce2" table:formula="of:=(([.J171]-0)/(1-0))*(10000-0)+0" office:value-type="float" office:value="507.8125">
            <text:p>507.812500000</text:p>
          </table:table-cell>
          <table:table-cell/>
        </table:table-row>
        <table:table-row table:style-name="ro3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/>
          <table:table-cell table:style-name="ce1" table:formula="of:=ROUND((([.A172]-0)/(1-0))*(12-2)+2)" office:value-type="float" office:value="12">
            <text:p>12</text:p>
          </table:table-cell>
          <table:table-cell table:style-name="ce2" table:formula="of:=(([.B172]-0)/(1-0))*(10-0)+0" office:value-type="float" office:value="0.0390625">
            <text:p>0.039062500</text:p>
          </table:table-cell>
          <table:table-cell table:style-name="ce2" table:formula="of:=(([.C172]-0)/(1-0))*(1500-0.000000001)+0.000000001" office:value-type="float" office:value="462.890625000691">
            <text:p>462.890625001</text:p>
          </table:table-cell>
          <table:table-cell table:style-name="ce2" table:formula="of:=(([.D172]-0)/(1-0))*(1-0.000000001)+0.000000001" office:value-type="float" office:value="0.550781250449219">
            <text:p>0.550781250</text:p>
          </table:table-cell>
          <table:table-cell table:style-name="ce2" table:formula="of:=[.L172]*[.O172]" office:value-type="float" office:value="6.60937500539063">
            <text:p>6.609375005</text:p>
          </table:table-cell>
          <table:table-cell table:style-name="ce2" table:formula="of:=(([.E172]-0)/(1-0))*(100-0.000000001)+0.000000001" office:value-type="float" office:value="57.4218750004258">
            <text:p>57.421875000</text:p>
          </table:table-cell>
          <table:table-cell table:style-name="ce1" table:formula="of:=(([.F172]-0)/(1-0))*(1-0.001)+0.001" office:value-type="float" office:value="0.81658984375">
            <text:p>0.8165898438</text:p>
          </table:table-cell>
          <table:table-cell table:style-name="ce1" table:formula="of:=IF((([.L172]*[.L172])*[.R172])&lt;1;1;ROUND(([.L172]*[.L172])*[.R172]))" office:value-type="float" office:value="118">
            <text:p>118</text:p>
          </table:table-cell>
          <table:table-cell table:style-name="ce1" table:formula="of:=ROUND((([.G172]-0)/(1-0))*(1-0)+0)" office:value-type="float" office:value="0">
            <text:p>0</text:p>
          </table:table-cell>
          <table:table-cell table:style-name="ce2" table:formula="of:=(([.H172]-0)/(1-0))*(100-0)+0" office:value-type="float" office:value="63.671875">
            <text:p>63.671875000</text:p>
          </table:table-cell>
          <table:table-cell table:style-name="ce2" table:formula="of:=(([.I172]-0)/(1-0))*(100-(-100))+(-100)" office:value-type="float" office:value="67.96875">
            <text:p>67.968750000</text:p>
          </table:table-cell>
          <table:table-cell table:style-name="ce2" table:formula="of:=(([.J172]-0)/(1-0))*(10000-0)+0" office:value-type="float" office:value="3007.8125">
            <text:p>3007.812500000</text:p>
          </table:table-cell>
          <table:table-cell/>
        </table:table-row>
        <table:table-row table:style-name="ro3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/>
          <table:table-cell table:style-name="ce1" table:formula="of:=ROUND((([.A173]-0)/(1-0))*(12-2)+2)" office:value-type="float" office:value="7">
            <text:p>7</text:p>
          </table:table-cell>
          <table:table-cell table:style-name="ce2" table:formula="of:=(([.B173]-0)/(1-0))*(10-0)+0" office:value-type="float" office:value="5.0390625">
            <text:p>5.039062500</text:p>
          </table:table-cell>
          <table:table-cell table:style-name="ce2" table:formula="of:=(([.C173]-0)/(1-0))*(1500-0.000000001)+0.000000001" office:value-type="float" office:value="1212.89062500019">
            <text:p>1212.890625000</text:p>
          </table:table-cell>
          <table:table-cell table:style-name="ce2" table:formula="of:=(([.D173]-0)/(1-0))*(1-0.000000001)+0.000000001" office:value-type="float" office:value="0.0507812509492188">
            <text:p>0.050781251</text:p>
          </table:table-cell>
          <table:table-cell table:style-name="ce2" table:formula="of:=[.L173]*[.O173]" office:value-type="float" office:value="0.355468756644531">
            <text:p>0.355468757</text:p>
          </table:table-cell>
          <table:table-cell table:style-name="ce2" table:formula="of:=(([.E173]-0)/(1-0))*(100-0.000000001)+0.000000001" office:value-type="float" office:value="7.42187500092578">
            <text:p>7.421875001</text:p>
          </table:table-cell>
          <table:table-cell table:style-name="ce1" table:formula="of:=(([.F173]-0)/(1-0))*(1-0.001)+0.001" office:value-type="float" office:value="0.31708984375">
            <text:p>0.3170898438</text:p>
          </table:table-cell>
          <table:table-cell table:style-name="ce1" table:formula="of:=IF((([.L173]*[.L173])*[.R173])&lt;1;1;ROUND(([.L173]*[.L173])*[.R173]))" office:value-type="float" office:value="16">
            <text:p>16</text:p>
          </table:table-cell>
          <table:table-cell table:style-name="ce1" table:formula="of:=ROUND((([.G173]-0)/(1-0))*(1-0)+0)" office:value-type="float" office:value="1">
            <text:p>1</text:p>
          </table:table-cell>
          <table:table-cell table:style-name="ce2" table:formula="of:=(([.H173]-0)/(1-0))*(100-0)+0" office:value-type="float" office:value="13.671875">
            <text:p>13.671875000</text:p>
          </table:table-cell>
          <table:table-cell table:style-name="ce2" table:formula="of:=(([.I173]-0)/(1-0))*(100-(-100))+(-100)" office:value-type="float" office:value="-32.03125">
            <text:p>-32.031250000</text:p>
          </table:table-cell>
          <table:table-cell table:style-name="ce2" table:formula="of:=(([.J173]-0)/(1-0))*(10000-0)+0" office:value-type="float" office:value="8007.8125">
            <text:p>8007.812500000</text:p>
          </table:table-cell>
          <table:table-cell/>
        </table:table-row>
        <table:table-row table:style-name="ro3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 office:value-type="float" office:value="0.96484375">
            <text:p>0.96484375</text:p>
          </table:table-cell>
          <table:table-cell office:value-type="float" office:value="0.17578125">
            <text:p>0.17578125</text:p>
          </table:table-cell>
          <table:table-cell/>
          <table:table-cell table:style-name="ce1" table:formula="of:=ROUND((([.A174]-0)/(1-0))*(12-2)+2)" office:value-type="float" office:value="6">
            <text:p>6</text:p>
          </table:table-cell>
          <table:table-cell table:style-name="ce2" table:formula="of:=(([.B174]-0)/(1-0))*(10-0)+0" office:value-type="float" office:value="1.2890625">
            <text:p>1.289062500</text:p>
          </table:table-cell>
          <table:table-cell table:style-name="ce2" table:formula="of:=(([.C174]-0)/(1-0))*(1500-0.000000001)+0.000000001" office:value-type="float" office:value="1025.39062500032">
            <text:p>1025.390625000</text:p>
          </table:table-cell>
          <table:table-cell table:style-name="ce2" table:formula="of:=(([.D174]-0)/(1-0))*(1-0.000000001)+0.000000001" office:value-type="float" office:value="0.175781250824219">
            <text:p>0.175781251</text:p>
          </table:table-cell>
          <table:table-cell table:style-name="ce2" table:formula="of:=[.L174]*[.O174]" office:value-type="float" office:value="1.05468750494531">
            <text:p>1.054687505</text:p>
          </table:table-cell>
          <table:table-cell table:style-name="ce2" table:formula="of:=(([.E174]-0)/(1-0))*(100-0.000000001)+0.000000001" office:value-type="float" office:value="19.9218750008008">
            <text:p>19.921875001</text:p>
          </table:table-cell>
          <table:table-cell table:style-name="ce1" table:formula="of:=(([.F174]-0)/(1-0))*(1-0.001)+0.001" office:value-type="float" office:value="0.19221484375">
            <text:p>0.1922148438</text:p>
          </table:table-cell>
          <table:table-cell table:style-name="ce1" table:formula="of:=IF((([.L174]*[.L174])*[.R174])&lt;1;1;ROUND(([.L174]*[.L174])*[.R174]))" office:value-type="float" office:value="7">
            <text:p>7</text:p>
          </table:table-cell>
          <table:table-cell table:style-name="ce1" table:formula="of:=ROUND((([.G174]-0)/(1-0))*(1-0)+0)" office:value-type="float" office:value="0">
            <text:p>0</text:p>
          </table:table-cell>
          <table:table-cell table:style-name="ce2" table:formula="of:=(([.H174]-0)/(1-0))*(100-0)+0" office:value-type="float" office:value="51.171875">
            <text:p>51.171875000</text:p>
          </table:table-cell>
          <table:table-cell table:style-name="ce2" table:formula="of:=(([.I174]-0)/(1-0))*(100-(-100))+(-100)" office:value-type="float" office:value="92.96875">
            <text:p>92.968750000</text:p>
          </table:table-cell>
          <table:table-cell table:style-name="ce2" table:formula="of:=(([.J174]-0)/(1-0))*(10000-0)+0" office:value-type="float" office:value="1757.8125">
            <text:p>1757.812500000</text:p>
          </table:table-cell>
          <table:table-cell/>
        </table:table-row>
        <table:table-row table:style-name="ro3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 office:value-type="float" office:value="0.46484375">
            <text:p>0.46484375</text:p>
          </table:table-cell>
          <table:table-cell office:value-type="float" office:value="0.67578125">
            <text:p>0.67578125</text:p>
          </table:table-cell>
          <table:table-cell/>
          <table:table-cell table:style-name="ce1" table:formula="of:=ROUND((([.A175]-0)/(1-0))*(12-2)+2)" office:value-type="float" office:value="11">
            <text:p>11</text:p>
          </table:table-cell>
          <table:table-cell table:style-name="ce2" table:formula="of:=(([.B175]-0)/(1-0))*(10-0)+0" office:value-type="float" office:value="6.2890625">
            <text:p>6.289062500</text:p>
          </table:table-cell>
          <table:table-cell table:style-name="ce2" table:formula="of:=(([.C175]-0)/(1-0))*(1500-0.000000001)+0.000000001" office:value-type="float" office:value="275.390625000816">
            <text:p>275.390625001</text:p>
          </table:table-cell>
          <table:table-cell table:style-name="ce2" table:formula="of:=(([.D175]-0)/(1-0))*(1-0.000000001)+0.000000001" office:value-type="float" office:value="0.675781250324219">
            <text:p>0.675781250</text:p>
          </table:table-cell>
          <table:table-cell table:style-name="ce2" table:formula="of:=[.L175]*[.O175]" office:value-type="float" office:value="7.43359375356641">
            <text:p>7.433593754</text:p>
          </table:table-cell>
          <table:table-cell table:style-name="ce2" table:formula="of:=(([.E175]-0)/(1-0))*(100-0.000000001)+0.000000001" office:value-type="float" office:value="69.9218750003008">
            <text:p>69.921875000</text:p>
          </table:table-cell>
          <table:table-cell table:style-name="ce1" table:formula="of:=(([.F175]-0)/(1-0))*(1-0.001)+0.001" office:value-type="float" office:value="0.69171484375">
            <text:p>0.6917148438</text:p>
          </table:table-cell>
          <table:table-cell table:style-name="ce1" table:formula="of:=IF((([.L175]*[.L175])*[.R175])&lt;1;1;ROUND(([.L175]*[.L175])*[.R175]))" office:value-type="float" office:value="84">
            <text:p>84</text:p>
          </table:table-cell>
          <table:table-cell table:style-name="ce1" table:formula="of:=ROUND((([.G175]-0)/(1-0))*(1-0)+0)" office:value-type="float" office:value="1">
            <text:p>1</text:p>
          </table:table-cell>
          <table:table-cell table:style-name="ce2" table:formula="of:=(([.H175]-0)/(1-0))*(100-0)+0" office:value-type="float" office:value="1.171875">
            <text:p>1.171875000</text:p>
          </table:table-cell>
          <table:table-cell table:style-name="ce2" table:formula="of:=(([.I175]-0)/(1-0))*(100-(-100))+(-100)" office:value-type="float" office:value="-7.03125">
            <text:p>-7.031250000</text:p>
          </table:table-cell>
          <table:table-cell table:style-name="ce2" table:formula="of:=(([.J175]-0)/(1-0))*(10000-0)+0" office:value-type="float" office:value="6757.8125">
            <text:p>6757.812500000</text:p>
          </table:table-cell>
          <table:table-cell/>
        </table:table-row>
        <table:table-row table:style-name="ro3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 office:value-type="float" office:value="0.21484375">
            <text:p>0.21484375</text:p>
          </table:table-cell>
          <table:table-cell office:value-type="float" office:value="0.92578125">
            <text:p>0.92578125</text:p>
          </table:table-cell>
          <table:table-cell/>
          <table:table-cell table:style-name="ce1" table:formula="of:=ROUND((([.A176]-0)/(1-0))*(12-2)+2)" office:value-type="float" office:value="8">
            <text:p>8</text:p>
          </table:table-cell>
          <table:table-cell table:style-name="ce2" table:formula="of:=(([.B176]-0)/(1-0))*(10-0)+0" office:value-type="float" office:value="3.7890625">
            <text:p>3.789062500</text:p>
          </table:table-cell>
          <table:table-cell table:style-name="ce2" table:formula="of:=(([.C176]-0)/(1-0))*(1500-0.000000001)+0.000000001" office:value-type="float" office:value="1400.39062500007">
            <text:p>1400.390625000</text:p>
          </table:table-cell>
          <table:table-cell table:style-name="ce2" table:formula="of:=(([.D176]-0)/(1-0))*(1-0.000000001)+0.000000001" office:value-type="float" office:value="0.425781250574219">
            <text:p>0.425781251</text:p>
          </table:table-cell>
          <table:table-cell table:style-name="ce2" table:formula="of:=[.L176]*[.O176]" office:value-type="float" office:value="3.40625000459375">
            <text:p>3.406250005</text:p>
          </table:table-cell>
          <table:table-cell table:style-name="ce2" table:formula="of:=(([.E176]-0)/(1-0))*(100-0.000000001)+0.000000001" office:value-type="float" office:value="94.9218750000508">
            <text:p>94.921875000</text:p>
          </table:table-cell>
          <table:table-cell table:style-name="ce1" table:formula="of:=(([.F176]-0)/(1-0))*(1-0.001)+0.001" office:value-type="float" office:value="0.94146484375">
            <text:p>0.9414648438</text:p>
          </table:table-cell>
          <table:table-cell table:style-name="ce1" table:formula="of:=IF((([.L176]*[.L176])*[.R176])&lt;1;1;ROUND(([.L176]*[.L176])*[.R176]))" office:value-type="float" office:value="60">
            <text:p>60</text:p>
          </table:table-cell>
          <table:table-cell table:style-name="ce1" table:formula="of:=ROUND((([.G176]-0)/(1-0))*(1-0)+0)" office:value-type="float" office:value="0">
            <text:p>0</text:p>
          </table:table-cell>
          <table:table-cell table:style-name="ce2" table:formula="of:=(([.H176]-0)/(1-0))*(100-0)+0" office:value-type="float" office:value="26.171875">
            <text:p>26.171875000</text:p>
          </table:table-cell>
          <table:table-cell table:style-name="ce2" table:formula="of:=(([.I176]-0)/(1-0))*(100-(-100))+(-100)" office:value-type="float" office:value="-57.03125">
            <text:p>-57.031250000</text:p>
          </table:table-cell>
          <table:table-cell table:style-name="ce2" table:formula="of:=(([.J176]-0)/(1-0))*(10000-0)+0" office:value-type="float" office:value="9257.8125">
            <text:p>9257.812500000</text:p>
          </table:table-cell>
          <table:table-cell/>
        </table:table-row>
        <table:table-row table:style-name="ro3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 office:value-type="float" office:value="0.71484375">
            <text:p>0.71484375</text:p>
          </table:table-cell>
          <table:table-cell office:value-type="float" office:value="0.42578125">
            <text:p>0.42578125</text:p>
          </table:table-cell>
          <table:table-cell/>
          <table:table-cell table:style-name="ce1" table:formula="of:=ROUND((([.A177]-0)/(1-0))*(12-2)+2)" office:value-type="float" office:value="3">
            <text:p>3</text:p>
          </table:table-cell>
          <table:table-cell table:style-name="ce2" table:formula="of:=(([.B177]-0)/(1-0))*(10-0)+0" office:value-type="float" office:value="8.7890625">
            <text:p>8.789062500</text:p>
          </table:table-cell>
          <table:table-cell table:style-name="ce2" table:formula="of:=(([.C177]-0)/(1-0))*(1500-0.000000001)+0.000000001" office:value-type="float" office:value="650.390625000566">
            <text:p>650.390625001</text:p>
          </table:table-cell>
          <table:table-cell table:style-name="ce2" table:formula="of:=(([.D177]-0)/(1-0))*(1-0.000000001)+0.000000001" office:value-type="float" office:value="0.925781250074219">
            <text:p>0.925781250</text:p>
          </table:table-cell>
          <table:table-cell table:style-name="ce2" table:formula="of:=[.L177]*[.O177]" office:value-type="float" office:value="2.77734375022266">
            <text:p>2.777343750</text:p>
          </table:table-cell>
          <table:table-cell table:style-name="ce2" table:formula="of:=(([.E177]-0)/(1-0))*(100-0.000000001)+0.000000001" office:value-type="float" office:value="44.9218750005508">
            <text:p>44.921875001</text:p>
          </table:table-cell>
          <table:table-cell table:style-name="ce1" table:formula="of:=(([.F177]-0)/(1-0))*(1-0.001)+0.001" office:value-type="float" office:value="0.44196484375">
            <text:p>0.4419648438</text:p>
          </table:table-cell>
          <table:table-cell table:style-name="ce1" table:formula="of:=IF((([.L177]*[.L177])*[.R177])&lt;1;1;ROUND(([.L177]*[.L177])*[.R177]))" office:value-type="float" office:value="4">
            <text:p>4</text:p>
          </table:table-cell>
          <table:table-cell table:style-name="ce1" table:formula="of:=ROUND((([.G177]-0)/(1-0))*(1-0)+0)" office:value-type="float" office:value="1">
            <text:p>1</text:p>
          </table:table-cell>
          <table:table-cell table:style-name="ce2" table:formula="of:=(([.H177]-0)/(1-0))*(100-0)+0" office:value-type="float" office:value="76.171875">
            <text:p>76.171875000</text:p>
          </table:table-cell>
          <table:table-cell table:style-name="ce2" table:formula="of:=(([.I177]-0)/(1-0))*(100-(-100))+(-100)" office:value-type="float" office:value="42.96875">
            <text:p>42.968750000</text:p>
          </table:table-cell>
          <table:table-cell table:style-name="ce2" table:formula="of:=(([.J177]-0)/(1-0))*(10000-0)+0" office:value-type="float" office:value="4257.8125">
            <text:p>4257.812500000</text:p>
          </table:table-cell>
          <table:table-cell/>
        </table:table-row>
        <table:table-row table:style-name="ro3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 office:value-type="float" office:value="0.62109375">
            <text:p>0.62109375</text:p>
          </table:table-cell>
          <table:table-cell office:value-type="float" office:value="0.95703125">
            <text:p>0.95703125</text:p>
          </table:table-cell>
          <table:table-cell/>
          <table:table-cell table:style-name="ce1" table:formula="of:=ROUND((([.A178]-0)/(1-0))*(12-2)+2)" office:value-type="float" office:value="3">
            <text:p>3</text:p>
          </table:table-cell>
          <table:table-cell table:style-name="ce2" table:formula="of:=(([.B178]-0)/(1-0))*(10-0)+0" office:value-type="float" office:value="4.1015625">
            <text:p>4.101562500</text:p>
          </table:table-cell>
          <table:table-cell table:style-name="ce2" table:formula="of:=(([.C178]-0)/(1-0))*(1500-0.000000001)+0.000000001" office:value-type="float" office:value="791.015625000473">
            <text:p>791.015625000</text:p>
          </table:table-cell>
          <table:table-cell table:style-name="ce2" table:formula="of:=(([.D178]-0)/(1-0))*(1-0.000000001)+0.000000001" office:value-type="float" office:value="0.0820312509179688">
            <text:p>0.082031251</text:p>
          </table:table-cell>
          <table:table-cell table:style-name="ce2" table:formula="of:=[.L178]*[.O178]" office:value-type="float" office:value="0.246093752753906">
            <text:p>0.246093753</text:p>
          </table:table-cell>
          <table:table-cell table:style-name="ce2" table:formula="of:=(([.E178]-0)/(1-0))*(100-0.000000001)+0.000000001" office:value-type="float" office:value="54.296875000457">
            <text:p>54.296875000</text:p>
          </table:table-cell>
          <table:table-cell table:style-name="ce1" table:formula="of:=(([.F178]-0)/(1-0))*(1-0.001)+0.001" office:value-type="float" office:value="0.72293359375">
            <text:p>0.7229335938</text:p>
          </table:table-cell>
          <table:table-cell table:style-name="ce1" table:formula="of:=IF((([.L178]*[.L178])*[.R178])&lt;1;1;ROUND(([.L178]*[.L178])*[.R178]))" office:value-type="float" office:value="7">
            <text:p>7</text:p>
          </table:table-cell>
          <table:table-cell table:style-name="ce1" table:formula="of:=ROUND((([.G178]-0)/(1-0))*(1-0)+0)" office:value-type="float" office:value="1">
            <text:p>1</text:p>
          </table:table-cell>
          <table:table-cell table:style-name="ce2" table:formula="of:=(([.H178]-0)/(1-0))*(100-0)+0" office:value-type="float" office:value="29.296875">
            <text:p>29.296875000</text:p>
          </table:table-cell>
          <table:table-cell table:style-name="ce2" table:formula="of:=(([.I178]-0)/(1-0))*(100-(-100))+(-100)" office:value-type="float" office:value="24.21875">
            <text:p>24.218750000</text:p>
          </table:table-cell>
          <table:table-cell table:style-name="ce2" table:formula="of:=(([.J178]-0)/(1-0))*(10000-0)+0" office:value-type="float" office:value="9570.3125">
            <text:p>9570.312500000</text:p>
          </table:table-cell>
          <table:table-cell/>
        </table:table-row>
        <table:table-row table:style-name="ro3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 office:value-type="float" office:value="0.12109375">
            <text:p>0.12109375</text:p>
          </table:table-cell>
          <table:table-cell office:value-type="float" office:value="0.45703125">
            <text:p>0.45703125</text:p>
          </table:table-cell>
          <table:table-cell/>
          <table:table-cell table:style-name="ce1" table:formula="of:=ROUND((([.A179]-0)/(1-0))*(12-2)+2)" office:value-type="float" office:value="8">
            <text:p>8</text:p>
          </table:table-cell>
          <table:table-cell table:style-name="ce2" table:formula="of:=(([.B179]-0)/(1-0))*(10-0)+0" office:value-type="float" office:value="9.1015625">
            <text:p>9.101562500</text:p>
          </table:table-cell>
          <table:table-cell table:style-name="ce2" table:formula="of:=(([.C179]-0)/(1-0))*(1500-0.000000001)+0.000000001" office:value-type="float" office:value="41.0156250009727">
            <text:p>41.015625001</text:p>
          </table:table-cell>
          <table:table-cell table:style-name="ce2" table:formula="of:=(([.D179]-0)/(1-0))*(1-0.000000001)+0.000000001" office:value-type="float" office:value="0.582031250417969">
            <text:p>0.582031250</text:p>
          </table:table-cell>
          <table:table-cell table:style-name="ce2" table:formula="of:=[.L179]*[.O179]" office:value-type="float" office:value="4.65625000334375">
            <text:p>4.656250003</text:p>
          </table:table-cell>
          <table:table-cell table:style-name="ce2" table:formula="of:=(([.E179]-0)/(1-0))*(100-0.000000001)+0.000000001" office:value-type="float" office:value="4.29687500095703">
            <text:p>4.296875001</text:p>
          </table:table-cell>
          <table:table-cell table:style-name="ce1" table:formula="of:=(([.F179]-0)/(1-0))*(1-0.001)+0.001" office:value-type="float" office:value="0.22343359375">
            <text:p>0.2234335938</text:p>
          </table:table-cell>
          <table:table-cell table:style-name="ce1" table:formula="of:=IF((([.L179]*[.L179])*[.R179])&lt;1;1;ROUND(([.L179]*[.L179])*[.R179]))" office:value-type="float" office:value="14">
            <text:p>14</text:p>
          </table:table-cell>
          <table:table-cell table:style-name="ce1" table:formula="of:=ROUND((([.G179]-0)/(1-0))*(1-0)+0)" office:value-type="float" office:value="0">
            <text:p>0</text:p>
          </table:table-cell>
          <table:table-cell table:style-name="ce2" table:formula="of:=(([.H179]-0)/(1-0))*(100-0)+0" office:value-type="float" office:value="79.296875">
            <text:p>79.296875000</text:p>
          </table:table-cell>
          <table:table-cell table:style-name="ce2" table:formula="of:=(([.I179]-0)/(1-0))*(100-(-100))+(-100)" office:value-type="float" office:value="-75.78125">
            <text:p>-75.781250000</text:p>
          </table:table-cell>
          <table:table-cell table:style-name="ce2" table:formula="of:=(([.J179]-0)/(1-0))*(10000-0)+0" office:value-type="float" office:value="4570.3125">
            <text:p>4570.312500000</text:p>
          </table:table-cell>
          <table:table-cell/>
        </table:table-row>
        <table:table-row table:style-name="ro3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 office:value-type="float" office:value="0.37109375">
            <text:p>0.37109375</text:p>
          </table:table-cell>
          <table:table-cell office:value-type="float" office:value="0.20703125">
            <text:p>0.20703125</text:p>
          </table:table-cell>
          <table:table-cell/>
          <table:table-cell table:style-name="ce1" table:formula="of:=ROUND((([.A180]-0)/(1-0))*(12-2)+2)" office:value-type="float" office:value="10">
            <text:p>10</text:p>
          </table:table-cell>
          <table:table-cell table:style-name="ce2" table:formula="of:=(([.B180]-0)/(1-0))*(10-0)+0" office:value-type="float" office:value="1.6015625">
            <text:p>1.601562500</text:p>
          </table:table-cell>
          <table:table-cell table:style-name="ce2" table:formula="of:=(([.C180]-0)/(1-0))*(1500-0.000000001)+0.000000001" office:value-type="float" office:value="1166.01562500022">
            <text:p>1166.015625000</text:p>
          </table:table-cell>
          <table:table-cell table:style-name="ce2" table:formula="of:=(([.D180]-0)/(1-0))*(1-0.000000001)+0.000000001" office:value-type="float" office:value="0.332031250667969">
            <text:p>0.332031251</text:p>
          </table:table-cell>
          <table:table-cell table:style-name="ce2" table:formula="of:=[.L180]*[.O180]" office:value-type="float" office:value="3.32031250667969">
            <text:p>3.320312507</text:p>
          </table:table-cell>
          <table:table-cell table:style-name="ce2" table:formula="of:=(([.E180]-0)/(1-0))*(100-0.000000001)+0.000000001" office:value-type="float" office:value="29.296875000707">
            <text:p>29.296875001</text:p>
          </table:table-cell>
          <table:table-cell table:style-name="ce1" table:formula="of:=(([.F180]-0)/(1-0))*(1-0.001)+0.001" office:value-type="float" office:value="0.47318359375">
            <text:p>0.4731835938</text:p>
          </table:table-cell>
          <table:table-cell table:style-name="ce1" table:formula="of:=IF((([.L180]*[.L180])*[.R180])&lt;1;1;ROUND(([.L180]*[.L180])*[.R180]))" office:value-type="float" office:value="47">
            <text:p>47</text:p>
          </table:table-cell>
          <table:table-cell table:style-name="ce1" table:formula="of:=ROUND((([.G180]-0)/(1-0))*(1-0)+0)" office:value-type="float" office:value="1">
            <text:p>1</text:p>
          </table:table-cell>
          <table:table-cell table:style-name="ce2" table:formula="of:=(([.H180]-0)/(1-0))*(100-0)+0" office:value-type="float" office:value="54.296875">
            <text:p>54.296875000</text:p>
          </table:table-cell>
          <table:table-cell table:style-name="ce2" table:formula="of:=(([.I180]-0)/(1-0))*(100-(-100))+(-100)" office:value-type="float" office:value="-25.78125">
            <text:p>-25.781250000</text:p>
          </table:table-cell>
          <table:table-cell table:style-name="ce2" table:formula="of:=(([.J180]-0)/(1-0))*(10000-0)+0" office:value-type="float" office:value="2070.3125">
            <text:p>2070.312500000</text:p>
          </table:table-cell>
          <table:table-cell/>
        </table:table-row>
        <table:table-row table:style-name="ro3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 office:value-type="float" office:value="0.87109375">
            <text:p>0.87109375</text:p>
          </table:table-cell>
          <table:table-cell office:value-type="float" office:value="0.70703125">
            <text:p>0.70703125</text:p>
          </table:table-cell>
          <table:table-cell/>
          <table:table-cell table:style-name="ce1" table:formula="of:=ROUND((([.A181]-0)/(1-0))*(12-2)+2)" office:value-type="float" office:value="5">
            <text:p>5</text:p>
          </table:table-cell>
          <table:table-cell table:style-name="ce2" table:formula="of:=(([.B181]-0)/(1-0))*(10-0)+0" office:value-type="float" office:value="6.6015625">
            <text:p>6.601562500</text:p>
          </table:table-cell>
          <table:table-cell table:style-name="ce2" table:formula="of:=(([.C181]-0)/(1-0))*(1500-0.000000001)+0.000000001" office:value-type="float" office:value="416.015625000723">
            <text:p>416.015625001</text:p>
          </table:table-cell>
          <table:table-cell table:style-name="ce2" table:formula="of:=(([.D181]-0)/(1-0))*(1-0.000000001)+0.000000001" office:value-type="float" office:value="0.832031250167969">
            <text:p>0.832031250</text:p>
          </table:table-cell>
          <table:table-cell table:style-name="ce2" table:formula="of:=[.L181]*[.O181]" office:value-type="float" office:value="4.16015625083984">
            <text:p>4.160156251</text:p>
          </table:table-cell>
          <table:table-cell table:style-name="ce2" table:formula="of:=(([.E181]-0)/(1-0))*(100-0.000000001)+0.000000001" office:value-type="float" office:value="79.296875000207">
            <text:p>79.296875000</text:p>
          </table:table-cell>
          <table:table-cell table:style-name="ce1" table:formula="of:=(([.F181]-0)/(1-0))*(1-0.001)+0.001" office:value-type="float" office:value="0.97268359375">
            <text:p>0.9726835938</text:p>
          </table:table-cell>
          <table:table-cell table:style-name="ce1" table:formula="of:=IF((([.L181]*[.L181])*[.R181])&lt;1;1;ROUND(([.L181]*[.L181])*[.R181]))" office:value-type="float" office:value="24">
            <text:p>24</text:p>
          </table:table-cell>
          <table:table-cell table:style-name="ce1" table:formula="of:=ROUND((([.G181]-0)/(1-0))*(1-0)+0)" office:value-type="float" office:value="0">
            <text:p>0</text:p>
          </table:table-cell>
          <table:table-cell table:style-name="ce2" table:formula="of:=(([.H181]-0)/(1-0))*(100-0)+0" office:value-type="float" office:value="4.296875">
            <text:p>4.296875000</text:p>
          </table:table-cell>
          <table:table-cell table:style-name="ce2" table:formula="of:=(([.I181]-0)/(1-0))*(100-(-100))+(-100)" office:value-type="float" office:value="74.21875">
            <text:p>74.218750000</text:p>
          </table:table-cell>
          <table:table-cell table:style-name="ce2" table:formula="of:=(([.J181]-0)/(1-0))*(10000-0)+0" office:value-type="float" office:value="7070.3125">
            <text:p>7070.312500000</text:p>
          </table:table-cell>
          <table:table-cell/>
        </table:table-row>
        <table:table-row table:style-name="ro3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 office:value-type="float" office:value="0.49609375">
            <text:p>0.49609375</text:p>
          </table:table-cell>
          <table:table-cell office:value-type="float" office:value="0.33203125">
            <text:p>0.33203125</text:p>
          </table:table-cell>
          <table:table-cell/>
          <table:table-cell table:style-name="ce1" table:formula="of:=ROUND((([.A182]-0)/(1-0))*(12-2)+2)" office:value-type="float" office:value="7">
            <text:p>7</text:p>
          </table:table-cell>
          <table:table-cell table:style-name="ce2" table:formula="of:=(([.B182]-0)/(1-0))*(10-0)+0" office:value-type="float" office:value="0.3515625">
            <text:p>0.351562500</text:p>
          </table:table-cell>
          <table:table-cell table:style-name="ce2" table:formula="of:=(([.C182]-0)/(1-0))*(1500-0.000000001)+0.000000001" office:value-type="float" office:value="228.515625000848">
            <text:p>228.515625001</text:p>
          </table:table-cell>
          <table:table-cell table:style-name="ce2" table:formula="of:=(([.D182]-0)/(1-0))*(1-0.000000001)+0.000000001" office:value-type="float" office:value="0.957031250042969">
            <text:p>0.957031250</text:p>
          </table:table-cell>
          <table:table-cell table:style-name="ce2" table:formula="of:=[.L182]*[.O182]" office:value-type="float" office:value="6.69921875030078">
            <text:p>6.699218750</text:p>
          </table:table-cell>
          <table:table-cell table:style-name="ce2" table:formula="of:=(([.E182]-0)/(1-0))*(100-0.000000001)+0.000000001" office:value-type="float" office:value="91.796875000082">
            <text:p>91.796875000</text:p>
          </table:table-cell>
          <table:table-cell table:style-name="ce1" table:formula="of:=(([.F182]-0)/(1-0))*(1-0.001)+0.001" office:value-type="float" office:value="0.59805859375">
            <text:p>0.5980585938</text:p>
          </table:table-cell>
          <table:table-cell table:style-name="ce1" table:formula="of:=IF((([.L182]*[.L182])*[.R182])&lt;1;1;ROUND(([.L182]*[.L182])*[.R182]))" office:value-type="float" office:value="29">
            <text:p>29</text:p>
          </table:table-cell>
          <table:table-cell table:style-name="ce1" table:formula="of:=ROUND((([.G182]-0)/(1-0))*(1-0)+0)" office:value-type="float" office:value="1">
            <text:p>1</text:p>
          </table:table-cell>
          <table:table-cell table:style-name="ce2" table:formula="of:=(([.H182]-0)/(1-0))*(100-0)+0" office:value-type="float" office:value="66.796875">
            <text:p>66.796875000</text:p>
          </table:table-cell>
          <table:table-cell table:style-name="ce2" table:formula="of:=(([.I182]-0)/(1-0))*(100-(-100))+(-100)" office:value-type="float" office:value="-0.78125">
            <text:p>-0.781250000</text:p>
          </table:table-cell>
          <table:table-cell table:style-name="ce2" table:formula="of:=(([.J182]-0)/(1-0))*(10000-0)+0" office:value-type="float" office:value="3320.3125">
            <text:p>3320.312500000</text:p>
          </table:table-cell>
          <table:table-cell/>
        </table:table-row>
        <table:table-row table:style-name="ro3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 office:value-type="float" office:value="0.99609375">
            <text:p>0.99609375</text:p>
          </table:table-cell>
          <table:table-cell office:value-type="float" office:value="0.83203125">
            <text:p>0.83203125</text:p>
          </table:table-cell>
          <table:table-cell/>
          <table:table-cell table:style-name="ce1" table:formula="of:=ROUND((([.A183]-0)/(1-0))*(12-2)+2)" office:value-type="float" office:value="12">
            <text:p>12</text:p>
          </table:table-cell>
          <table:table-cell table:style-name="ce2" table:formula="of:=(([.B183]-0)/(1-0))*(10-0)+0" office:value-type="float" office:value="5.3515625">
            <text:p>5.351562500</text:p>
          </table:table-cell>
          <table:table-cell table:style-name="ce2" table:formula="of:=(([.C183]-0)/(1-0))*(1500-0.000000001)+0.000000001" office:value-type="float" office:value="978.515625000348">
            <text:p>978.515625000</text:p>
          </table:table-cell>
          <table:table-cell table:style-name="ce2" table:formula="of:=(([.D183]-0)/(1-0))*(1-0.000000001)+0.000000001" office:value-type="float" office:value="0.457031250542969">
            <text:p>0.457031251</text:p>
          </table:table-cell>
          <table:table-cell table:style-name="ce2" table:formula="of:=[.L183]*[.O183]" office:value-type="float" office:value="5.48437500651563">
            <text:p>5.484375007</text:p>
          </table:table-cell>
          <table:table-cell table:style-name="ce2" table:formula="of:=(([.E183]-0)/(1-0))*(100-0.000000001)+0.000000001" office:value-type="float" office:value="41.796875000582">
            <text:p>41.796875001</text:p>
          </table:table-cell>
          <table:table-cell table:style-name="ce1" table:formula="of:=(([.F183]-0)/(1-0))*(1-0.001)+0.001" office:value-type="float" office:value="0.09855859375">
            <text:p>0.0985585938</text:p>
          </table:table-cell>
          <table:table-cell table:style-name="ce1" table:formula="of:=IF((([.L183]*[.L183])*[.R183])&lt;1;1;ROUND(([.L183]*[.L183])*[.R183]))" office:value-type="float" office:value="14">
            <text:p>14</text:p>
          </table:table-cell>
          <table:table-cell table:style-name="ce1" table:formula="of:=ROUND((([.G183]-0)/(1-0))*(1-0)+0)" office:value-type="float" office:value="0">
            <text:p>0</text:p>
          </table:table-cell>
          <table:table-cell table:style-name="ce2" table:formula="of:=(([.H183]-0)/(1-0))*(100-0)+0" office:value-type="float" office:value="16.796875">
            <text:p>16.796875000</text:p>
          </table:table-cell>
          <table:table-cell table:style-name="ce2" table:formula="of:=(([.I183]-0)/(1-0))*(100-(-100))+(-100)" office:value-type="float" office:value="99.21875">
            <text:p>99.218750000</text:p>
          </table:table-cell>
          <table:table-cell table:style-name="ce2" table:formula="of:=(([.J183]-0)/(1-0))*(10000-0)+0" office:value-type="float" office:value="8320.3125">
            <text:p>8320.312500000</text:p>
          </table:table-cell>
          <table:table-cell/>
        </table:table-row>
        <table:table-row table:style-name="ro3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 office:value-type="float" office:value="0.74609375">
            <text:p>0.74609375</text:p>
          </table:table-cell>
          <table:table-cell office:value-type="float" office:value="0.58203125">
            <text:p>0.58203125</text:p>
          </table:table-cell>
          <table:table-cell/>
          <table:table-cell table:style-name="ce1" table:formula="of:=ROUND((([.A184]-0)/(1-0))*(12-2)+2)" office:value-type="float" office:value="9">
            <text:p>9</text:p>
          </table:table-cell>
          <table:table-cell table:style-name="ce2" table:formula="of:=(([.B184]-0)/(1-0))*(10-0)+0" office:value-type="float" office:value="2.8515625">
            <text:p>2.851562500</text:p>
          </table:table-cell>
          <table:table-cell table:style-name="ce2" table:formula="of:=(([.C184]-0)/(1-0))*(1500-0.000000001)+0.000000001" office:value-type="float" office:value="603.515625000598">
            <text:p>603.515625001</text:p>
          </table:table-cell>
          <table:table-cell table:style-name="ce2" table:formula="of:=(([.D184]-0)/(1-0))*(1-0.000000001)+0.000000001" office:value-type="float" office:value="0.707031250292969">
            <text:p>0.707031250</text:p>
          </table:table-cell>
          <table:table-cell table:style-name="ce2" table:formula="of:=[.L184]*[.O184]" office:value-type="float" office:value="6.36328125263672">
            <text:p>6.363281253</text:p>
          </table:table-cell>
          <table:table-cell table:style-name="ce2" table:formula="of:=(([.E184]-0)/(1-0))*(100-0.000000001)+0.000000001" office:value-type="float" office:value="16.796875000832">
            <text:p>16.796875001</text:p>
          </table:table-cell>
          <table:table-cell table:style-name="ce1" table:formula="of:=(([.F184]-0)/(1-0))*(1-0.001)+0.001" office:value-type="float" office:value="0.34830859375">
            <text:p>0.3483085938</text:p>
          </table:table-cell>
          <table:table-cell table:style-name="ce1" table:formula="of:=IF((([.L184]*[.L184])*[.R184])&lt;1;1;ROUND(([.L184]*[.L184])*[.R184]))" office:value-type="float" office:value="28">
            <text:p>28</text:p>
          </table:table-cell>
          <table:table-cell table:style-name="ce1" table:formula="of:=ROUND((([.G184]-0)/(1-0))*(1-0)+0)" office:value-type="float" office:value="1">
            <text:p>1</text:p>
          </table:table-cell>
          <table:table-cell table:style-name="ce2" table:formula="of:=(([.H184]-0)/(1-0))*(100-0)+0" office:value-type="float" office:value="41.796875">
            <text:p>41.796875000</text:p>
          </table:table-cell>
          <table:table-cell table:style-name="ce2" table:formula="of:=(([.I184]-0)/(1-0))*(100-(-100))+(-100)" office:value-type="float" office:value="49.21875">
            <text:p>49.218750000</text:p>
          </table:table-cell>
          <table:table-cell table:style-name="ce2" table:formula="of:=(([.J184]-0)/(1-0))*(10000-0)+0" office:value-type="float" office:value="5820.3125">
            <text:p>5820.312500000</text:p>
          </table:table-cell>
          <table:table-cell/>
        </table:table-row>
        <table:table-row table:style-name="ro3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 office:value-type="float" office:value="0.24609375">
            <text:p>0.24609375</text:p>
          </table:table-cell>
          <table:table-cell office:value-type="float" office:value="0.08203125">
            <text:p>0.08203125</text:p>
          </table:table-cell>
          <table:table-cell/>
          <table:table-cell table:style-name="ce1" table:formula="of:=ROUND((([.A185]-0)/(1-0))*(12-2)+2)" office:value-type="float" office:value="4">
            <text:p>4</text:p>
          </table:table-cell>
          <table:table-cell table:style-name="ce2" table:formula="of:=(([.B185]-0)/(1-0))*(10-0)+0" office:value-type="float" office:value="7.8515625">
            <text:p>7.851562500</text:p>
          </table:table-cell>
          <table:table-cell table:style-name="ce2" table:formula="of:=(([.C185]-0)/(1-0))*(1500-0.000000001)+0.000000001" office:value-type="float" office:value="1353.5156250001">
            <text:p>1353.515625000</text:p>
          </table:table-cell>
          <table:table-cell table:style-name="ce2" table:formula="of:=(([.D185]-0)/(1-0))*(1-0.000000001)+0.000000001" office:value-type="float" office:value="0.207031250792969">
            <text:p>0.207031251</text:p>
          </table:table-cell>
          <table:table-cell table:style-name="ce2" table:formula="of:=[.L185]*[.O185]" office:value-type="float" office:value="0.828125003171875">
            <text:p>0.828125003</text:p>
          </table:table-cell>
          <table:table-cell table:style-name="ce2" table:formula="of:=(([.E185]-0)/(1-0))*(100-0.000000001)+0.000000001" office:value-type="float" office:value="66.796875000332">
            <text:p>66.796875000</text:p>
          </table:table-cell>
          <table:table-cell table:style-name="ce1" table:formula="of:=(([.F185]-0)/(1-0))*(1-0.001)+0.001" office:value-type="float" office:value="0.84780859375">
            <text:p>0.8478085938</text:p>
          </table:table-cell>
          <table:table-cell table:style-name="ce1" table:formula="of:=IF((([.L185]*[.L185])*[.R185])&lt;1;1;ROUND(([.L185]*[.L185])*[.R185]))" office:value-type="float" office:value="14">
            <text:p>14</text:p>
          </table:table-cell>
          <table:table-cell table:style-name="ce1" table:formula="of:=ROUND((([.G185]-0)/(1-0))*(1-0)+0)" office:value-type="float" office:value="0">
            <text:p>0</text:p>
          </table:table-cell>
          <table:table-cell table:style-name="ce2" table:formula="of:=(([.H185]-0)/(1-0))*(100-0)+0" office:value-type="float" office:value="91.796875">
            <text:p>91.796875000</text:p>
          </table:table-cell>
          <table:table-cell table:style-name="ce2" table:formula="of:=(([.I185]-0)/(1-0))*(100-(-100))+(-100)" office:value-type="float" office:value="-50.78125">
            <text:p>-50.781250000</text:p>
          </table:table-cell>
          <table:table-cell table:style-name="ce2" table:formula="of:=(([.J185]-0)/(1-0))*(10000-0)+0" office:value-type="float" office:value="820.3125">
            <text:p>820.312500000</text:p>
          </table:table-cell>
          <table:table-cell/>
        </table:table-row>
        <table:table-row table:style-name="ro3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 office:value-type="float" office:value="0.43359375">
            <text:p>0.43359375</text:p>
          </table:table-cell>
          <table:table-cell office:value-type="float" office:value="0.64453125">
            <text:p>0.64453125</text:p>
          </table:table-cell>
          <table:table-cell/>
          <table:table-cell table:style-name="ce1" table:formula="of:=ROUND((([.A186]-0)/(1-0))*(12-2)+2)" office:value-type="float" office:value="4">
            <text:p>4</text:p>
          </table:table-cell>
          <table:table-cell table:style-name="ce2" table:formula="of:=(([.B186]-0)/(1-0))*(10-0)+0" office:value-type="float" office:value="2.2265625">
            <text:p>2.226562500</text:p>
          </table:table-cell>
          <table:table-cell table:style-name="ce2" table:formula="of:=(([.C186]-0)/(1-0))*(1500-0.000000001)+0.000000001" office:value-type="float" office:value="697.265625000535">
            <text:p>697.265625001</text:p>
          </table:table-cell>
          <table:table-cell table:style-name="ce2" table:formula="of:=(([.D186]-0)/(1-0))*(1-0.000000001)+0.000000001" office:value-type="float" office:value="0.394531250605469">
            <text:p>0.394531251</text:p>
          </table:table-cell>
          <table:table-cell table:style-name="ce2" table:formula="of:=[.L186]*[.O186]" office:value-type="float" office:value="1.57812500242188">
            <text:p>1.578125002</text:p>
          </table:table-cell>
          <table:table-cell table:style-name="ce2" table:formula="of:=(([.E186]-0)/(1-0))*(100-0.000000001)+0.000000001" office:value-type="float" office:value="10.5468750008945">
            <text:p>10.546875001</text:p>
          </table:table-cell>
          <table:table-cell table:style-name="ce1" table:formula="of:=(([.F186]-0)/(1-0))*(1-0.001)+0.001" office:value-type="float" office:value="0.91024609375">
            <text:p>0.9102460938</text:p>
          </table:table-cell>
          <table:table-cell table:style-name="ce1" table:formula="of:=IF((([.L186]*[.L186])*[.R186])&lt;1;1;ROUND(([.L186]*[.L186])*[.R186]))" office:value-type="float" office:value="15">
            <text:p>15</text:p>
          </table:table-cell>
          <table:table-cell table:style-name="ce1" table:formula="of:=ROUND((([.G186]-0)/(1-0))*(1-0)+0)" office:value-type="float" office:value="1">
            <text:p>1</text:p>
          </table:table-cell>
          <table:table-cell table:style-name="ce2" table:formula="of:=(([.H186]-0)/(1-0))*(100-0)+0" office:value-type="float" office:value="73.046875">
            <text:p>73.046875000</text:p>
          </table:table-cell>
          <table:table-cell table:style-name="ce2" table:formula="of:=(([.I186]-0)/(1-0))*(100-(-100))+(-100)" office:value-type="float" office:value="-13.28125">
            <text:p>-13.281250000</text:p>
          </table:table-cell>
          <table:table-cell table:style-name="ce2" table:formula="of:=(([.J186]-0)/(1-0))*(10000-0)+0" office:value-type="float" office:value="6445.3125">
            <text:p>6445.312500000</text:p>
          </table:table-cell>
          <table:table-cell/>
        </table:table-row>
        <table:table-row table:style-name="ro3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 office:value-type="float" office:value="0.93359375">
            <text:p>0.93359375</text:p>
          </table:table-cell>
          <table:table-cell office:value-type="float" office:value="0.14453125">
            <text:p>0.14453125</text:p>
          </table:table-cell>
          <table:table-cell/>
          <table:table-cell table:style-name="ce1" table:formula="of:=ROUND((([.A187]-0)/(1-0))*(12-2)+2)" office:value-type="float" office:value="9">
            <text:p>9</text:p>
          </table:table-cell>
          <table:table-cell table:style-name="ce2" table:formula="of:=(([.B187]-0)/(1-0))*(10-0)+0" office:value-type="float" office:value="7.2265625">
            <text:p>7.226562500</text:p>
          </table:table-cell>
          <table:table-cell table:style-name="ce2" table:formula="of:=(([.C187]-0)/(1-0))*(1500-0.000000001)+0.000000001" office:value-type="float" office:value="1447.26562500004">
            <text:p>1447.265625000</text:p>
          </table:table-cell>
          <table:table-cell table:style-name="ce2" table:formula="of:=(([.D187]-0)/(1-0))*(1-0.000000001)+0.000000001" office:value-type="float" office:value="0.894531250105469">
            <text:p>0.894531250</text:p>
          </table:table-cell>
          <table:table-cell table:style-name="ce2" table:formula="of:=[.L187]*[.O187]" office:value-type="float" office:value="8.05078125094922">
            <text:p>8.050781251</text:p>
          </table:table-cell>
          <table:table-cell table:style-name="ce2" table:formula="of:=(([.E187]-0)/(1-0))*(100-0.000000001)+0.000000001" office:value-type="float" office:value="60.5468750003945">
            <text:p>60.546875000</text:p>
          </table:table-cell>
          <table:table-cell table:style-name="ce1" table:formula="of:=(([.F187]-0)/(1-0))*(1-0.001)+0.001" office:value-type="float" office:value="0.41074609375">
            <text:p>0.4107460938</text:p>
          </table:table-cell>
          <table:table-cell table:style-name="ce1" table:formula="of:=IF((([.L187]*[.L187])*[.R187])&lt;1;1;ROUND(([.L187]*[.L187])*[.R187]))" office:value-type="float" office:value="33">
            <text:p>33</text:p>
          </table:table-cell>
          <table:table-cell table:style-name="ce1" table:formula="of:=ROUND((([.G187]-0)/(1-0))*(1-0)+0)" office:value-type="float" office:value="0">
            <text:p>0</text:p>
          </table:table-cell>
          <table:table-cell table:style-name="ce2" table:formula="of:=(([.H187]-0)/(1-0))*(100-0)+0" office:value-type="float" office:value="23.046875">
            <text:p>23.046875000</text:p>
          </table:table-cell>
          <table:table-cell table:style-name="ce2" table:formula="of:=(([.I187]-0)/(1-0))*(100-(-100))+(-100)" office:value-type="float" office:value="86.71875">
            <text:p>86.718750000</text:p>
          </table:table-cell>
          <table:table-cell table:style-name="ce2" table:formula="of:=(([.J187]-0)/(1-0))*(10000-0)+0" office:value-type="float" office:value="1445.3125">
            <text:p>1445.312500000</text:p>
          </table:table-cell>
          <table:table-cell/>
        </table:table-row>
        <table:table-row table:style-name="ro3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 office:value-type="float" office:value="0.68359375">
            <text:p>0.68359375</text:p>
          </table:table-cell>
          <table:table-cell office:value-type="float" office:value="0.39453125">
            <text:p>0.39453125</text:p>
          </table:table-cell>
          <table:table-cell/>
          <table:table-cell table:style-name="ce1" table:formula="of:=ROUND((([.A188]-0)/(1-0))*(12-2)+2)" office:value-type="float" office:value="11">
            <text:p>11</text:p>
          </table:table-cell>
          <table:table-cell table:style-name="ce2" table:formula="of:=(([.B188]-0)/(1-0))*(10-0)+0" office:value-type="float" office:value="4.7265625">
            <text:p>4.726562500</text:p>
          </table:table-cell>
          <table:table-cell table:style-name="ce2" table:formula="of:=(([.C188]-0)/(1-0))*(1500-0.000000001)+0.000000001" office:value-type="float" office:value="322.265625000785">
            <text:p>322.265625001</text:p>
          </table:table-cell>
          <table:table-cell table:style-name="ce2" table:formula="of:=(([.D188]-0)/(1-0))*(1-0.000000001)+0.000000001" office:value-type="float" office:value="0.144531250855469">
            <text:p>0.144531251</text:p>
          </table:table-cell>
          <table:table-cell table:style-name="ce2" table:formula="of:=[.L188]*[.O188]" office:value-type="float" office:value="1.58984375941016">
            <text:p>1.589843759</text:p>
          </table:table-cell>
          <table:table-cell table:style-name="ce2" table:formula="of:=(([.E188]-0)/(1-0))*(100-0.000000001)+0.000000001" office:value-type="float" office:value="85.5468750001445">
            <text:p>85.546875000</text:p>
          </table:table-cell>
          <table:table-cell table:style-name="ce1" table:formula="of:=(([.F188]-0)/(1-0))*(1-0.001)+0.001" office:value-type="float" office:value="0.16099609375">
            <text:p>0.1609960938</text:p>
          </table:table-cell>
          <table:table-cell table:style-name="ce1" table:formula="of:=IF((([.L188]*[.L188])*[.R188])&lt;1;1;ROUND(([.L188]*[.L188])*[.R188]))" office:value-type="float" office:value="19">
            <text:p>19</text:p>
          </table:table-cell>
          <table:table-cell table:style-name="ce1" table:formula="of:=ROUND((([.G188]-0)/(1-0))*(1-0)+0)" office:value-type="float" office:value="1">
            <text:p>1</text:p>
          </table:table-cell>
          <table:table-cell table:style-name="ce2" table:formula="of:=(([.H188]-0)/(1-0))*(100-0)+0" office:value-type="float" office:value="48.046875">
            <text:p>48.046875000</text:p>
          </table:table-cell>
          <table:table-cell table:style-name="ce2" table:formula="of:=(([.I188]-0)/(1-0))*(100-(-100))+(-100)" office:value-type="float" office:value="36.71875">
            <text:p>36.718750000</text:p>
          </table:table-cell>
          <table:table-cell table:style-name="ce2" table:formula="of:=(([.J188]-0)/(1-0))*(10000-0)+0" office:value-type="float" office:value="3945.3125">
            <text:p>3945.312500000</text:p>
          </table:table-cell>
          <table:table-cell/>
        </table:table-row>
        <table:table-row table:style-name="ro3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 office:value-type="float" office:value="0.18359375">
            <text:p>0.18359375</text:p>
          </table:table-cell>
          <table:table-cell office:value-type="float" office:value="0.89453125">
            <text:p>0.89453125</text:p>
          </table:table-cell>
          <table:table-cell/>
          <table:table-cell table:style-name="ce1" table:formula="of:=ROUND((([.A189]-0)/(1-0))*(12-2)+2)" office:value-type="float" office:value="6">
            <text:p>6</text:p>
          </table:table-cell>
          <table:table-cell table:style-name="ce2" table:formula="of:=(([.B189]-0)/(1-0))*(10-0)+0" office:value-type="float" office:value="9.7265625">
            <text:p>9.726562500</text:p>
          </table:table-cell>
          <table:table-cell table:style-name="ce2" table:formula="of:=(([.C189]-0)/(1-0))*(1500-0.000000001)+0.000000001" office:value-type="float" office:value="1072.26562500029">
            <text:p>1072.265625000</text:p>
          </table:table-cell>
          <table:table-cell table:style-name="ce2" table:formula="of:=(([.D189]-0)/(1-0))*(1-0.000000001)+0.000000001" office:value-type="float" office:value="0.644531250355469">
            <text:p>0.644531250</text:p>
          </table:table-cell>
          <table:table-cell table:style-name="ce2" table:formula="of:=[.L189]*[.O189]" office:value-type="float" office:value="3.86718750213281">
            <text:p>3.867187502</text:p>
          </table:table-cell>
          <table:table-cell table:style-name="ce2" table:formula="of:=(([.E189]-0)/(1-0))*(100-0.000000001)+0.000000001" office:value-type="float" office:value="35.5468750006445">
            <text:p>35.546875001</text:p>
          </table:table-cell>
          <table:table-cell table:style-name="ce1" table:formula="of:=(([.F189]-0)/(1-0))*(1-0.001)+0.001" office:value-type="float" office:value="0.66049609375">
            <text:p>0.6604960938</text:p>
          </table:table-cell>
          <table:table-cell table:style-name="ce1" table:formula="of:=IF((([.L189]*[.L189])*[.R189])&lt;1;1;ROUND(([.L189]*[.L189])*[.R189]))" office:value-type="float" office:value="24">
            <text:p>24</text:p>
          </table:table-cell>
          <table:table-cell table:style-name="ce1" table:formula="of:=ROUND((([.G189]-0)/(1-0))*(1-0)+0)" office:value-type="float" office:value="0">
            <text:p>0</text:p>
          </table:table-cell>
          <table:table-cell table:style-name="ce2" table:formula="of:=(([.H189]-0)/(1-0))*(100-0)+0" office:value-type="float" office:value="98.046875">
            <text:p>98.046875000</text:p>
          </table:table-cell>
          <table:table-cell table:style-name="ce2" table:formula="of:=(([.I189]-0)/(1-0))*(100-(-100))+(-100)" office:value-type="float" office:value="-63.28125">
            <text:p>-63.281250000</text:p>
          </table:table-cell>
          <table:table-cell table:style-name="ce2" table:formula="of:=(([.J189]-0)/(1-0))*(10000-0)+0" office:value-type="float" office:value="8945.3125">
            <text:p>8945.312500000</text:p>
          </table:table-cell>
          <table:table-cell/>
        </table:table-row>
        <table:table-row table:style-name="ro3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 office:value-type="float" office:value="0.55859375">
            <text:p>0.55859375</text:p>
          </table:table-cell>
          <table:table-cell office:value-type="float" office:value="0.01953125">
            <text:p>0.01953125</text:p>
          </table:table-cell>
          <table:table-cell/>
          <table:table-cell table:style-name="ce1" table:formula="of:=ROUND((([.A190]-0)/(1-0))*(12-2)+2)" office:value-type="float" office:value="5">
            <text:p>5</text:p>
          </table:table-cell>
          <table:table-cell table:style-name="ce2" table:formula="of:=(([.B190]-0)/(1-0))*(10-0)+0" office:value-type="float" office:value="3.4765625">
            <text:p>3.476562500</text:p>
          </table:table-cell>
          <table:table-cell table:style-name="ce2" table:formula="of:=(([.C190]-0)/(1-0))*(1500-0.000000001)+0.000000001" office:value-type="float" office:value="1259.76562500016">
            <text:p>1259.765625000</text:p>
          </table:table-cell>
          <table:table-cell table:style-name="ce2" table:formula="of:=(([.D190]-0)/(1-0))*(1-0.000000001)+0.000000001" office:value-type="float" office:value="0.519531250480469">
            <text:p>0.519531250</text:p>
          </table:table-cell>
          <table:table-cell table:style-name="ce2" table:formula="of:=[.L190]*[.O190]" office:value-type="float" office:value="2.59765625240234">
            <text:p>2.597656252</text:p>
          </table:table-cell>
          <table:table-cell table:style-name="ce2" table:formula="of:=(([.E190]-0)/(1-0))*(100-0.000000001)+0.000000001" office:value-type="float" office:value="48.0468750005195">
            <text:p>48.046875001</text:p>
          </table:table-cell>
          <table:table-cell table:style-name="ce1" table:formula="of:=(([.F190]-0)/(1-0))*(1-0.001)+0.001" office:value-type="float" office:value="0.78537109375">
            <text:p>0.7853710938</text:p>
          </table:table-cell>
          <table:table-cell table:style-name="ce1" table:formula="of:=IF((([.L190]*[.L190])*[.R190])&lt;1;1;ROUND(([.L190]*[.L190])*[.R190]))" office:value-type="float" office:value="20">
            <text:p>20</text:p>
          </table:table-cell>
          <table:table-cell table:style-name="ce1" table:formula="of:=ROUND((([.G190]-0)/(1-0))*(1-0)+0)" office:value-type="float" office:value="1">
            <text:p>1</text:p>
          </table:table-cell>
          <table:table-cell table:style-name="ce2" table:formula="of:=(([.H190]-0)/(1-0))*(100-0)+0" office:value-type="float" office:value="35.546875">
            <text:p>35.546875000</text:p>
          </table:table-cell>
          <table:table-cell table:style-name="ce2" table:formula="of:=(([.I190]-0)/(1-0))*(100-(-100))+(-100)" office:value-type="float" office:value="11.71875">
            <text:p>11.718750000</text:p>
          </table:table-cell>
          <table:table-cell table:style-name="ce2" table:formula="of:=(([.J190]-0)/(1-0))*(10000-0)+0" office:value-type="float" office:value="195.3125">
            <text:p>195.312500000</text:p>
          </table:table-cell>
          <table:table-cell/>
        </table:table-row>
        <table:table-row table:style-name="ro3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 office:value-type="float" office:value="0.05859375">
            <text:p>0.05859375</text:p>
          </table:table-cell>
          <table:table-cell office:value-type="float" office:value="0.51953125">
            <text:p>0.51953125</text:p>
          </table:table-cell>
          <table:table-cell/>
          <table:table-cell table:style-name="ce1" table:formula="of:=ROUND((([.A191]-0)/(1-0))*(12-2)+2)" office:value-type="float" office:value="10">
            <text:p>10</text:p>
          </table:table-cell>
          <table:table-cell table:style-name="ce2" table:formula="of:=(([.B191]-0)/(1-0))*(10-0)+0" office:value-type="float" office:value="8.4765625">
            <text:p>8.476562500</text:p>
          </table:table-cell>
          <table:table-cell table:style-name="ce2" table:formula="of:=(([.C191]-0)/(1-0))*(1500-0.000000001)+0.000000001" office:value-type="float" office:value="509.76562500066">
            <text:p>509.765625001</text:p>
          </table:table-cell>
          <table:table-cell table:style-name="ce2" table:formula="of:=(([.D191]-0)/(1-0))*(1-0.000000001)+0.000000001" office:value-type="float" office:value="0.0195312509804688">
            <text:p>0.019531251</text:p>
          </table:table-cell>
          <table:table-cell table:style-name="ce2" table:formula="of:=[.L191]*[.O191]" office:value-type="float" office:value="0.195312509804688">
            <text:p>0.195312510</text:p>
          </table:table-cell>
          <table:table-cell table:style-name="ce2" table:formula="of:=(([.E191]-0)/(1-0))*(100-0.000000001)+0.000000001" office:value-type="float" office:value="98.0468750000195">
            <text:p>98.046875000</text:p>
          </table:table-cell>
          <table:table-cell table:style-name="ce1" table:formula="of:=(([.F191]-0)/(1-0))*(1-0.001)+0.001" office:value-type="float" office:value="0.28587109375">
            <text:p>0.2858710938</text:p>
          </table:table-cell>
          <table:table-cell table:style-name="ce1" table:formula="of:=IF((([.L191]*[.L191])*[.R191])&lt;1;1;ROUND(([.L191]*[.L191])*[.R191]))" office:value-type="float" office:value="29">
            <text:p>29</text:p>
          </table:table-cell>
          <table:table-cell table:style-name="ce1" table:formula="of:=ROUND((([.G191]-0)/(1-0))*(1-0)+0)" office:value-type="float" office:value="0">
            <text:p>0</text:p>
          </table:table-cell>
          <table:table-cell table:style-name="ce2" table:formula="of:=(([.H191]-0)/(1-0))*(100-0)+0" office:value-type="float" office:value="85.546875">
            <text:p>85.546875000</text:p>
          </table:table-cell>
          <table:table-cell table:style-name="ce2" table:formula="of:=(([.I191]-0)/(1-0))*(100-(-100))+(-100)" office:value-type="float" office:value="-88.28125">
            <text:p>-88.281250000</text:p>
          </table:table-cell>
          <table:table-cell table:style-name="ce2" table:formula="of:=(([.J191]-0)/(1-0))*(10000-0)+0" office:value-type="float" office:value="5195.3125">
            <text:p>5195.312500000</text:p>
          </table:table-cell>
          <table:table-cell/>
        </table:table-row>
        <table:table-row table:style-name="ro3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 office:value-type="float" office:value="0.30859375">
            <text:p>0.30859375</text:p>
          </table:table-cell>
          <table:table-cell office:value-type="float" office:value="0.76953125">
            <text:p>0.76953125</text:p>
          </table:table-cell>
          <table:table-cell/>
          <table:table-cell table:style-name="ce1" table:formula="of:=ROUND((([.A192]-0)/(1-0))*(12-2)+2)" office:value-type="float" office:value="7">
            <text:p>7</text:p>
          </table:table-cell>
          <table:table-cell table:style-name="ce2" table:formula="of:=(([.B192]-0)/(1-0))*(10-0)+0" office:value-type="float" office:value="0.9765625">
            <text:p>0.976562500</text:p>
          </table:table-cell>
          <table:table-cell table:style-name="ce2" table:formula="of:=(([.C192]-0)/(1-0))*(1500-0.000000001)+0.000000001" office:value-type="float" office:value="884.76562500041">
            <text:p>884.765625000</text:p>
          </table:table-cell>
          <table:table-cell table:style-name="ce2" table:formula="of:=(([.D192]-0)/(1-0))*(1-0.000000001)+0.000000001" office:value-type="float" office:value="0.769531250230469">
            <text:p>0.769531250</text:p>
          </table:table-cell>
          <table:table-cell table:style-name="ce2" table:formula="of:=[.L192]*[.O192]" office:value-type="float" office:value="5.38671875161328">
            <text:p>5.386718752</text:p>
          </table:table-cell>
          <table:table-cell table:style-name="ce2" table:formula="of:=(([.E192]-0)/(1-0))*(100-0.000000001)+0.000000001" office:value-type="float" office:value="73.0468750002695">
            <text:p>73.046875000</text:p>
          </table:table-cell>
          <table:table-cell table:style-name="ce1" table:formula="of:=(([.F192]-0)/(1-0))*(1-0.001)+0.001" office:value-type="float" office:value="0.03612109375">
            <text:p>0.0361210938</text:p>
          </table:table-cell>
          <table:table-cell table:style-name="ce1" table:formula="of:=IF((([.L192]*[.L192])*[.R192])&lt;1;1;ROUND(([.L192]*[.L192])*[.R192]))" office:value-type="float" office:value="2">
            <text:p>2</text:p>
          </table:table-cell>
          <table:table-cell table:style-name="ce1" table:formula="of:=ROUND((([.G192]-0)/(1-0))*(1-0)+0)" office:value-type="float" office:value="1">
            <text:p>1</text:p>
          </table:table-cell>
          <table:table-cell table:style-name="ce2" table:formula="of:=(([.H192]-0)/(1-0))*(100-0)+0" office:value-type="float" office:value="60.546875">
            <text:p>60.546875000</text:p>
          </table:table-cell>
          <table:table-cell table:style-name="ce2" table:formula="of:=(([.I192]-0)/(1-0))*(100-(-100))+(-100)" office:value-type="float" office:value="-38.28125">
            <text:p>-38.281250000</text:p>
          </table:table-cell>
          <table:table-cell table:style-name="ce2" table:formula="of:=(([.J192]-0)/(1-0))*(10000-0)+0" office:value-type="float" office:value="7695.3125">
            <text:p>7695.312500000</text:p>
          </table:table-cell>
          <table:table-cell/>
        </table:table-row>
        <table:table-row table:style-name="ro3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 office:value-type="float" office:value="0.80859375">
            <text:p>0.80859375</text:p>
          </table:table-cell>
          <table:table-cell office:value-type="float" office:value="0.26953125">
            <text:p>0.26953125</text:p>
          </table:table-cell>
          <table:table-cell/>
          <table:table-cell table:style-name="ce1" table:formula="of:=ROUND((([.A193]-0)/(1-0))*(12-2)+2)" office:value-type="float" office:value="2">
            <text:p>2</text:p>
          </table:table-cell>
          <table:table-cell table:style-name="ce2" table:formula="of:=(([.B193]-0)/(1-0))*(10-0)+0" office:value-type="float" office:value="5.9765625">
            <text:p>5.976562500</text:p>
          </table:table-cell>
          <table:table-cell table:style-name="ce2" table:formula="of:=(([.C193]-0)/(1-0))*(1500-0.000000001)+0.000000001" office:value-type="float" office:value="134.76562500091">
            <text:p>134.765625001</text:p>
          </table:table-cell>
          <table:table-cell table:style-name="ce2" table:formula="of:=(([.D193]-0)/(1-0))*(1-0.000000001)+0.000000001" office:value-type="float" office:value="0.269531250730469">
            <text:p>0.269531251</text:p>
          </table:table-cell>
          <table:table-cell table:style-name="ce2" table:formula="of:=[.L193]*[.O193]" office:value-type="float" office:value="0.539062501460938">
            <text:p>0.539062501</text:p>
          </table:table-cell>
          <table:table-cell table:style-name="ce2" table:formula="of:=(([.E193]-0)/(1-0))*(100-0.000000001)+0.000000001" office:value-type="float" office:value="23.0468750007695">
            <text:p>23.046875001</text:p>
          </table:table-cell>
          <table:table-cell table:style-name="ce1" table:formula="of:=(([.F193]-0)/(1-0))*(1-0.001)+0.001" office:value-type="float" office:value="0.53562109375">
            <text:p>0.5356210938</text:p>
          </table:table-cell>
          <table:table-cell table:style-name="ce1" table:formula="of:=IF((([.L193]*[.L193])*[.R193])&lt;1;1;ROUND(([.L193]*[.L193])*[.R193]))" office:value-type="float" office:value="2">
            <text:p>2</text:p>
          </table:table-cell>
          <table:table-cell table:style-name="ce1" table:formula="of:=ROUND((([.G193]-0)/(1-0))*(1-0)+0)" office:value-type="float" office:value="0">
            <text:p>0</text:p>
          </table:table-cell>
          <table:table-cell table:style-name="ce2" table:formula="of:=(([.H193]-0)/(1-0))*(100-0)+0" office:value-type="float" office:value="10.546875">
            <text:p>10.546875000</text:p>
          </table:table-cell>
          <table:table-cell table:style-name="ce2" table:formula="of:=(([.I193]-0)/(1-0))*(100-(-100))+(-100)" office:value-type="float" office:value="61.71875">
            <text:p>61.718750000</text:p>
          </table:table-cell>
          <table:table-cell table:style-name="ce2" table:formula="of:=(([.J193]-0)/(1-0))*(10000-0)+0" office:value-type="float" office:value="2695.3125">
            <text:p>2695.312500000</text:p>
          </table:table-cell>
          <table:table-cell/>
        </table:table-row>
        <table:table-row table:style-name="ro3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64453125">
            <text:p>0.64453125</text:p>
          </table:table-cell>
          <table:table-cell office:value-type="float" office:value="0.80859375">
            <text:p>0.80859375</text:p>
          </table:table-cell>
          <table:table-cell/>
          <table:table-cell table:style-name="ce1" table:formula="of:=ROUND((([.A194]-0)/(1-0))*(12-2)+2)" office:value-type="float" office:value="2">
            <text:p>2</text:p>
          </table:table-cell>
          <table:table-cell table:style-name="ce2" table:formula="of:=(([.B194]-0)/(1-0))*(10-0)+0" office:value-type="float" office:value="1.9921875">
            <text:p>1.992187500</text:p>
          </table:table-cell>
          <table:table-cell table:style-name="ce2" table:formula="of:=(([.C194]-0)/(1-0))*(1500-0.000000001)+0.000000001" office:value-type="float" office:value="896.484375000402">
            <text:p>896.484375000</text:p>
          </table:table-cell>
          <table:table-cell table:style-name="ce2" table:formula="of:=(([.D194]-0)/(1-0))*(1-0.000000001)+0.000000001" office:value-type="float" office:value="0.902343750097656">
            <text:p>0.902343750</text:p>
          </table:table-cell>
          <table:table-cell table:style-name="ce2" table:formula="of:=[.L194]*[.O194]" office:value-type="float" office:value="1.80468750019531">
            <text:p>1.804687500</text:p>
          </table:table-cell>
          <table:table-cell table:style-name="ce2" table:formula="of:=(([.E194]-0)/(1-0))*(100-0.000000001)+0.000000001" office:value-type="float" office:value="25.3906250007461">
            <text:p>25.390625001</text:p>
          </table:table-cell>
          <table:table-cell table:style-name="ce1" table:formula="of:=(([.F194]-0)/(1-0))*(1-0.001)+0.001" office:value-type="float" office:value="0.87122265625">
            <text:p>0.8712226563</text:p>
          </table:table-cell>
          <table:table-cell table:style-name="ce1" table:formula="of:=IF((([.L194]*[.L194])*[.R194])&lt;1;1;ROUND(([.L194]*[.L194])*[.R194]))" office:value-type="float" office:value="3">
            <text:p>3</text:p>
          </table:table-cell>
          <table:table-cell table:style-name="ce1" table:formula="of:=ROUND((([.G194]-0)/(1-0))*(1-0)+0)" office:value-type="float" office:value="0">
            <text:p>0</text:p>
          </table:table-cell>
          <table:table-cell table:style-name="ce2" table:formula="of:=(([.H194]-0)/(1-0))*(100-0)+0" office:value-type="float" office:value="3.515625">
            <text:p>3.515625000</text:p>
          </table:table-cell>
          <table:table-cell table:style-name="ce2" table:formula="of:=(([.I194]-0)/(1-0))*(100-(-100))+(-100)" office:value-type="float" office:value="28.90625">
            <text:p>28.906250000</text:p>
          </table:table-cell>
          <table:table-cell table:style-name="ce2" table:formula="of:=(([.J194]-0)/(1-0))*(10000-0)+0" office:value-type="float" office:value="8085.9375">
            <text:p>8085.937500000</text:p>
          </table:table-cell>
          <table:table-cell/>
        </table:table-row>
        <table:table-row table:style-name="ro3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14453125">
            <text:p>0.14453125</text:p>
          </table:table-cell>
          <table:table-cell office:value-type="float" office:value="0.30859375">
            <text:p>0.30859375</text:p>
          </table:table-cell>
          <table:table-cell/>
          <table:table-cell table:style-name="ce1" table:formula="of:=ROUND((([.A195]-0)/(1-0))*(12-2)+2)" office:value-type="float" office:value="7">
            <text:p>7</text:p>
          </table:table-cell>
          <table:table-cell table:style-name="ce2" table:formula="of:=(([.B195]-0)/(1-0))*(10-0)+0" office:value-type="float" office:value="6.9921875">
            <text:p>6.992187500</text:p>
          </table:table-cell>
          <table:table-cell table:style-name="ce2" table:formula="of:=(([.C195]-0)/(1-0))*(1500-0.000000001)+0.000000001" office:value-type="float" office:value="146.484375000902">
            <text:p>146.484375001</text:p>
          </table:table-cell>
          <table:table-cell table:style-name="ce2" table:formula="of:=(([.D195]-0)/(1-0))*(1-0.000000001)+0.000000001" office:value-type="float" office:value="0.402343750597656">
            <text:p>0.402343751</text:p>
          </table:table-cell>
          <table:table-cell table:style-name="ce2" table:formula="of:=[.L195]*[.O195]" office:value-type="float" office:value="2.81640625418359">
            <text:p>2.816406254</text:p>
          </table:table-cell>
          <table:table-cell table:style-name="ce2" table:formula="of:=(([.E195]-0)/(1-0))*(100-0.000000001)+0.000000001" office:value-type="float" office:value="75.3906250002461">
            <text:p>75.390625000</text:p>
          </table:table-cell>
          <table:table-cell table:style-name="ce1" table:formula="of:=(([.F195]-0)/(1-0))*(1-0.001)+0.001" office:value-type="float" office:value="0.37172265625">
            <text:p>0.3717226563</text:p>
          </table:table-cell>
          <table:table-cell table:style-name="ce1" table:formula="of:=IF((([.L195]*[.L195])*[.R195])&lt;1;1;ROUND(([.L195]*[.L195])*[.R195]))" office:value-type="float" office:value="18">
            <text:p>18</text:p>
          </table:table-cell>
          <table:table-cell table:style-name="ce1" table:formula="of:=ROUND((([.G195]-0)/(1-0))*(1-0)+0)" office:value-type="float" office:value="1">
            <text:p>1</text:p>
          </table:table-cell>
          <table:table-cell table:style-name="ce2" table:formula="of:=(([.H195]-0)/(1-0))*(100-0)+0" office:value-type="float" office:value="53.515625">
            <text:p>53.515625000</text:p>
          </table:table-cell>
          <table:table-cell table:style-name="ce2" table:formula="of:=(([.I195]-0)/(1-0))*(100-(-100))+(-100)" office:value-type="float" office:value="-71.09375">
            <text:p>-71.093750000</text:p>
          </table:table-cell>
          <table:table-cell table:style-name="ce2" table:formula="of:=(([.J195]-0)/(1-0))*(10000-0)+0" office:value-type="float" office:value="3085.9375">
            <text:p>3085.937500000</text:p>
          </table:table-cell>
          <table:table-cell/>
        </table:table-row>
        <table:table-row table:style-name="ro3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39453125">
            <text:p>0.39453125</text:p>
          </table:table-cell>
          <table:table-cell office:value-type="float" office:value="0.05859375">
            <text:p>0.05859375</text:p>
          </table:table-cell>
          <table:table-cell/>
          <table:table-cell table:style-name="ce1" table:formula="of:=ROUND((([.A196]-0)/(1-0))*(12-2)+2)" office:value-type="float" office:value="10">
            <text:p>10</text:p>
          </table:table-cell>
          <table:table-cell table:style-name="ce2" table:formula="of:=(([.B196]-0)/(1-0))*(10-0)+0" office:value-type="float" office:value="4.4921875">
            <text:p>4.492187500</text:p>
          </table:table-cell>
          <table:table-cell table:style-name="ce2" table:formula="of:=(([.C196]-0)/(1-0))*(1500-0.000000001)+0.000000001" office:value-type="float" office:value="1271.48437500015">
            <text:p>1271.484375000</text:p>
          </table:table-cell>
          <table:table-cell table:style-name="ce2" table:formula="of:=(([.D196]-0)/(1-0))*(1-0.000000001)+0.000000001" office:value-type="float" office:value="0.652343750347656">
            <text:p>0.652343750</text:p>
          </table:table-cell>
          <table:table-cell table:style-name="ce2" table:formula="of:=[.L196]*[.O196]" office:value-type="float" office:value="6.52343750347656">
            <text:p>6.523437503</text:p>
          </table:table-cell>
          <table:table-cell table:style-name="ce2" table:formula="of:=(([.E196]-0)/(1-0))*(100-0.000000001)+0.000000001" office:value-type="float" office:value="50.3906250004961">
            <text:p>50.390625000</text:p>
          </table:table-cell>
          <table:table-cell table:style-name="ce1" table:formula="of:=(([.F196]-0)/(1-0))*(1-0.001)+0.001" office:value-type="float" office:value="0.12197265625">
            <text:p>0.1219726563</text:p>
          </table:table-cell>
          <table:table-cell table:style-name="ce1" table:formula="of:=IF((([.L196]*[.L196])*[.R196])&lt;1;1;ROUND(([.L196]*[.L196])*[.R196]))" office:value-type="float" office:value="12">
            <text:p>12</text:p>
          </table:table-cell>
          <table:table-cell table:style-name="ce1" table:formula="of:=ROUND((([.G196]-0)/(1-0))*(1-0)+0)" office:value-type="float" office:value="0">
            <text:p>0</text:p>
          </table:table-cell>
          <table:table-cell table:style-name="ce2" table:formula="of:=(([.H196]-0)/(1-0))*(100-0)+0" office:value-type="float" office:value="78.515625">
            <text:p>78.515625000</text:p>
          </table:table-cell>
          <table:table-cell table:style-name="ce2" table:formula="of:=(([.I196]-0)/(1-0))*(100-(-100))+(-100)" office:value-type="float" office:value="-21.09375">
            <text:p>-21.093750000</text:p>
          </table:table-cell>
          <table:table-cell table:style-name="ce2" table:formula="of:=(([.J196]-0)/(1-0))*(10000-0)+0" office:value-type="float" office:value="585.9375">
            <text:p>585.937500000</text:p>
          </table:table-cell>
          <table:table-cell/>
        </table:table-row>
        <table:table-row table:style-name="ro3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89453125">
            <text:p>0.89453125</text:p>
          </table:table-cell>
          <table:table-cell office:value-type="float" office:value="0.55859375">
            <text:p>0.55859375</text:p>
          </table:table-cell>
          <table:table-cell/>
          <table:table-cell table:style-name="ce1" table:formula="of:=ROUND((([.A197]-0)/(1-0))*(12-2)+2)" office:value-type="float" office:value="5">
            <text:p>5</text:p>
          </table:table-cell>
          <table:table-cell table:style-name="ce2" table:formula="of:=(([.B197]-0)/(1-0))*(10-0)+0" office:value-type="float" office:value="9.4921875">
            <text:p>9.492187500</text:p>
          </table:table-cell>
          <table:table-cell table:style-name="ce2" table:formula="of:=(([.C197]-0)/(1-0))*(1500-0.000000001)+0.000000001" office:value-type="float" office:value="521.484375000652">
            <text:p>521.484375001</text:p>
          </table:table-cell>
          <table:table-cell table:style-name="ce2" table:formula="of:=(([.D197]-0)/(1-0))*(1-0.000000001)+0.000000001" office:value-type="float" office:value="0.152343750847656">
            <text:p>0.152343751</text:p>
          </table:table-cell>
          <table:table-cell table:style-name="ce2" table:formula="of:=[.L197]*[.O197]" office:value-type="float" office:value="0.761718754238281">
            <text:p>0.761718754</text:p>
          </table:table-cell>
          <table:table-cell table:style-name="ce2" table:formula="of:=(([.E197]-0)/(1-0))*(100-0.000000001)+0.000000001" office:value-type="float" office:value="0.390625000996094">
            <text:p>0.390625001</text:p>
          </table:table-cell>
          <table:table-cell table:style-name="ce1" table:formula="of:=(([.F197]-0)/(1-0))*(1-0.001)+0.001" office:value-type="float" office:value="0.62147265625">
            <text:p>0.6214726563</text:p>
          </table:table-cell>
          <table:table-cell table:style-name="ce1" table:formula="of:=IF((([.L197]*[.L197])*[.R197])&lt;1;1;ROUND(([.L197]*[.L197])*[.R197]))" office:value-type="float" office:value="16">
            <text:p>16</text:p>
          </table:table-cell>
          <table:table-cell table:style-name="ce1" table:formula="of:=ROUND((([.G197]-0)/(1-0))*(1-0)+0)" office:value-type="float" office:value="1">
            <text:p>1</text:p>
          </table:table-cell>
          <table:table-cell table:style-name="ce2" table:formula="of:=(([.H197]-0)/(1-0))*(100-0)+0" office:value-type="float" office:value="28.515625">
            <text:p>28.515625000</text:p>
          </table:table-cell>
          <table:table-cell table:style-name="ce2" table:formula="of:=(([.I197]-0)/(1-0))*(100-(-100))+(-100)" office:value-type="float" office:value="78.90625">
            <text:p>78.906250000</text:p>
          </table:table-cell>
          <table:table-cell table:style-name="ce2" table:formula="of:=(([.J197]-0)/(1-0))*(10000-0)+0" office:value-type="float" office:value="5585.9375">
            <text:p>5585.937500000</text:p>
          </table:table-cell>
          <table:table-cell/>
        </table:table-row>
        <table:table-row table:style-name="ro3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 office:value-type="float" office:value="0.26953125">
            <text:p>0.26953125</text:p>
          </table:table-cell>
          <table:table-cell office:value-type="float" office:value="0.43359375">
            <text:p>0.43359375</text:p>
          </table:table-cell>
          <table:table-cell/>
          <table:table-cell table:style-name="ce1" table:formula="of:=ROUND((([.A198]-0)/(1-0))*(12-2)+2)" office:value-type="float" office:value="6">
            <text:p>6</text:p>
          </table:table-cell>
          <table:table-cell table:style-name="ce2" table:formula="of:=(([.B198]-0)/(1-0))*(10-0)+0" office:value-type="float" office:value="3.2421875">
            <text:p>3.242187500</text:p>
          </table:table-cell>
          <table:table-cell table:style-name="ce2" table:formula="of:=(([.C198]-0)/(1-0))*(1500-0.000000001)+0.000000001" office:value-type="float" office:value="333.984375000777">
            <text:p>333.984375001</text:p>
          </table:table-cell>
          <table:table-cell table:style-name="ce2" table:formula="of:=(([.D198]-0)/(1-0))*(1-0.000000001)+0.000000001" office:value-type="float" office:value="0.0273437509726562">
            <text:p>0.027343751</text:p>
          </table:table-cell>
          <table:table-cell table:style-name="ce2" table:formula="of:=[.L198]*[.O198]" office:value-type="float" office:value="0.164062505835938">
            <text:p>0.164062506</text:p>
          </table:table-cell>
          <table:table-cell table:style-name="ce2" table:formula="of:=(([.E198]-0)/(1-0))*(100-0.000000001)+0.000000001" office:value-type="float" office:value="12.8906250008711">
            <text:p>12.890625001</text:p>
          </table:table-cell>
          <table:table-cell table:style-name="ce1" table:formula="of:=(([.F198]-0)/(1-0))*(1-0.001)+0.001" office:value-type="float" office:value="0.99609765625">
            <text:p>0.9960976563</text:p>
          </table:table-cell>
          <table:table-cell table:style-name="ce1" table:formula="of:=IF((([.L198]*[.L198])*[.R198])&lt;1;1;ROUND(([.L198]*[.L198])*[.R198]))" office:value-type="float" office:value="36">
            <text:p>36</text:p>
          </table:table-cell>
          <table:table-cell table:style-name="ce1" table:formula="of:=ROUND((([.G198]-0)/(1-0))*(1-0)+0)" office:value-type="float" office:value="0">
            <text:p>0</text:p>
          </table:table-cell>
          <table:table-cell table:style-name="ce2" table:formula="of:=(([.H198]-0)/(1-0))*(100-0)+0" office:value-type="float" office:value="91.015625">
            <text:p>91.015625000</text:p>
          </table:table-cell>
          <table:table-cell table:style-name="ce2" table:formula="of:=(([.I198]-0)/(1-0))*(100-(-100))+(-100)" office:value-type="float" office:value="-46.09375">
            <text:p>-46.093750000</text:p>
          </table:table-cell>
          <table:table-cell table:style-name="ce2" table:formula="of:=(([.J198]-0)/(1-0))*(10000-0)+0" office:value-type="float" office:value="4335.9375">
            <text:p>4335.937500000</text:p>
          </table:table-cell>
          <table:table-cell/>
        </table:table-row>
        <table:table-row table:style-name="ro3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 office:value-type="float" office:value="0.76953125">
            <text:p>0.76953125</text:p>
          </table:table-cell>
          <table:table-cell office:value-type="float" office:value="0.93359375">
            <text:p>0.93359375</text:p>
          </table:table-cell>
          <table:table-cell/>
          <table:table-cell table:style-name="ce1" table:formula="of:=ROUND((([.A199]-0)/(1-0))*(12-2)+2)" office:value-type="float" office:value="11">
            <text:p>11</text:p>
          </table:table-cell>
          <table:table-cell table:style-name="ce2" table:formula="of:=(([.B199]-0)/(1-0))*(10-0)+0" office:value-type="float" office:value="8.2421875">
            <text:p>8.242187500</text:p>
          </table:table-cell>
          <table:table-cell table:style-name="ce2" table:formula="of:=(([.C199]-0)/(1-0))*(1500-0.000000001)+0.000000001" office:value-type="float" office:value="1083.98437500028">
            <text:p>1083.984375000</text:p>
          </table:table-cell>
          <table:table-cell table:style-name="ce2" table:formula="of:=(([.D199]-0)/(1-0))*(1-0.000000001)+0.000000001" office:value-type="float" office:value="0.527343750472656">
            <text:p>0.527343750</text:p>
          </table:table-cell>
          <table:table-cell table:style-name="ce2" table:formula="of:=[.L199]*[.O199]" office:value-type="float" office:value="5.80078125519922">
            <text:p>5.800781255</text:p>
          </table:table-cell>
          <table:table-cell table:style-name="ce2" table:formula="of:=(([.E199]-0)/(1-0))*(100-0.000000001)+0.000000001" office:value-type="float" office:value="62.8906250003711">
            <text:p>62.890625000</text:p>
          </table:table-cell>
          <table:table-cell table:style-name="ce1" table:formula="of:=(([.F199]-0)/(1-0))*(1-0.001)+0.001" office:value-type="float" office:value="0.49659765625">
            <text:p>0.4965976563</text:p>
          </table:table-cell>
          <table:table-cell table:style-name="ce1" table:formula="of:=IF((([.L199]*[.L199])*[.R199])&lt;1;1;ROUND(([.L199]*[.L199])*[.R199]))" office:value-type="float" office:value="60">
            <text:p>60</text:p>
          </table:table-cell>
          <table:table-cell table:style-name="ce1" table:formula="of:=ROUND((([.G199]-0)/(1-0))*(1-0)+0)" office:value-type="float" office:value="1">
            <text:p>1</text:p>
          </table:table-cell>
          <table:table-cell table:style-name="ce2" table:formula="of:=(([.H199]-0)/(1-0))*(100-0)+0" office:value-type="float" office:value="41.015625">
            <text:p>41.015625000</text:p>
          </table:table-cell>
          <table:table-cell table:style-name="ce2" table:formula="of:=(([.I199]-0)/(1-0))*(100-(-100))+(-100)" office:value-type="float" office:value="53.90625">
            <text:p>53.906250000</text:p>
          </table:table-cell>
          <table:table-cell table:style-name="ce2" table:formula="of:=(([.J199]-0)/(1-0))*(10000-0)+0" office:value-type="float" office:value="9335.9375">
            <text:p>9335.937500000</text:p>
          </table:table-cell>
          <table:table-cell/>
        </table:table-row>
        <table:table-row table:style-name="ro3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 office:value-type="float" office:value="0.51953125">
            <text:p>0.51953125</text:p>
          </table:table-cell>
          <table:table-cell office:value-type="float" office:value="0.68359375">
            <text:p>0.68359375</text:p>
          </table:table-cell>
          <table:table-cell/>
          <table:table-cell table:style-name="ce1" table:formula="of:=ROUND((([.A200]-0)/(1-0))*(12-2)+2)" office:value-type="float" office:value="8">
            <text:p>8</text:p>
          </table:table-cell>
          <table:table-cell table:style-name="ce2" table:formula="of:=(([.B200]-0)/(1-0))*(10-0)+0" office:value-type="float" office:value="0.7421875">
            <text:p>0.742187500</text:p>
          </table:table-cell>
          <table:table-cell table:style-name="ce2" table:formula="of:=(([.C200]-0)/(1-0))*(1500-0.000000001)+0.000000001" office:value-type="float" office:value="708.984375000527">
            <text:p>708.984375001</text:p>
          </table:table-cell>
          <table:table-cell table:style-name="ce2" table:formula="of:=(([.D200]-0)/(1-0))*(1-0.000000001)+0.000000001" office:value-type="float" office:value="0.277343750722656">
            <text:p>0.277343751</text:p>
          </table:table-cell>
          <table:table-cell table:style-name="ce2" table:formula="of:=[.L200]*[.O200]" office:value-type="float" office:value="2.21875000578125">
            <text:p>2.218750006</text:p>
          </table:table-cell>
          <table:table-cell table:style-name="ce2" table:formula="of:=(([.E200]-0)/(1-0))*(100-0.000000001)+0.000000001" office:value-type="float" office:value="87.8906250001211">
            <text:p>87.890625000</text:p>
          </table:table-cell>
          <table:table-cell table:style-name="ce1" table:formula="of:=(([.F200]-0)/(1-0))*(1-0.001)+0.001" office:value-type="float" office:value="0.24684765625">
            <text:p>0.2468476563</text:p>
          </table:table-cell>
          <table:table-cell table:style-name="ce1" table:formula="of:=IF((([.L200]*[.L200])*[.R200])&lt;1;1;ROUND(([.L200]*[.L200])*[.R200]))" office:value-type="float" office:value="16">
            <text:p>16</text:p>
          </table:table-cell>
          <table:table-cell table:style-name="ce1" table:formula="of:=ROUND((([.G200]-0)/(1-0))*(1-0)+0)" office:value-type="float" office:value="0">
            <text:p>0</text:p>
          </table:table-cell>
          <table:table-cell table:style-name="ce2" table:formula="of:=(([.H200]-0)/(1-0))*(100-0)+0" office:value-type="float" office:value="16.015625">
            <text:p>16.015625000</text:p>
          </table:table-cell>
          <table:table-cell table:style-name="ce2" table:formula="of:=(([.I200]-0)/(1-0))*(100-(-100))+(-100)" office:value-type="float" office:value="3.90625">
            <text:p>3.906250000</text:p>
          </table:table-cell>
          <table:table-cell table:style-name="ce2" table:formula="of:=(([.J200]-0)/(1-0))*(10000-0)+0" office:value-type="float" office:value="6835.9375">
            <text:p>6835.937500000</text:p>
          </table:table-cell>
          <table:table-cell/>
        </table:table-row>
        <table:table-row table:style-name="ro3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 office:value-type="float" office:value="0.01953125">
            <text:p>0.01953125</text:p>
          </table:table-cell>
          <table:table-cell office:value-type="float" office:value="0.18359375">
            <text:p>0.18359375</text:p>
          </table:table-cell>
          <table:table-cell/>
          <table:table-cell table:style-name="ce1" table:formula="of:=ROUND((([.A201]-0)/(1-0))*(12-2)+2)" office:value-type="float" office:value="3">
            <text:p>3</text:p>
          </table:table-cell>
          <table:table-cell table:style-name="ce2" table:formula="of:=(([.B201]-0)/(1-0))*(10-0)+0" office:value-type="float" office:value="5.7421875">
            <text:p>5.742187500</text:p>
          </table:table-cell>
          <table:table-cell table:style-name="ce2" table:formula="of:=(([.C201]-0)/(1-0))*(1500-0.000000001)+0.000000001" office:value-type="float" office:value="1458.98437500003">
            <text:p>1458.984375000</text:p>
          </table:table-cell>
          <table:table-cell table:style-name="ce2" table:formula="of:=(([.D201]-0)/(1-0))*(1-0.000000001)+0.000000001" office:value-type="float" office:value="0.777343750222656">
            <text:p>0.777343750</text:p>
          </table:table-cell>
          <table:table-cell table:style-name="ce2" table:formula="of:=[.L201]*[.O201]" office:value-type="float" office:value="2.33203125066797">
            <text:p>2.332031251</text:p>
          </table:table-cell>
          <table:table-cell table:style-name="ce2" table:formula="of:=(([.E201]-0)/(1-0))*(100-0.000000001)+0.000000001" office:value-type="float" office:value="37.8906250006211">
            <text:p>37.890625001</text:p>
          </table:table-cell>
          <table:table-cell table:style-name="ce1" table:formula="of:=(([.F201]-0)/(1-0))*(1-0.001)+0.001" office:value-type="float" office:value="0.74634765625">
            <text:p>0.7463476563</text:p>
          </table:table-cell>
          <table:table-cell table:style-name="ce1" table:formula="of:=IF((([.L201]*[.L201])*[.R201])&lt;1;1;ROUND(([.L201]*[.L201])*[.R201]))" office:value-type="float" office:value="7">
            <text:p>7</text:p>
          </table:table-cell>
          <table:table-cell table:style-name="ce1" table:formula="of:=ROUND((([.G201]-0)/(1-0))*(1-0)+0)" office:value-type="float" office:value="1">
            <text:p>1</text:p>
          </table:table-cell>
          <table:table-cell table:style-name="ce2" table:formula="of:=(([.H201]-0)/(1-0))*(100-0)+0" office:value-type="float" office:value="66.015625">
            <text:p>66.015625000</text:p>
          </table:table-cell>
          <table:table-cell table:style-name="ce2" table:formula="of:=(([.I201]-0)/(1-0))*(100-(-100))+(-100)" office:value-type="float" office:value="-96.09375">
            <text:p>-96.093750000</text:p>
          </table:table-cell>
          <table:table-cell table:style-name="ce2" table:formula="of:=(([.J201]-0)/(1-0))*(10000-0)+0" office:value-type="float" office:value="1835.9375">
            <text:p>1835.937500000</text:p>
          </table:table-cell>
          <table:table-cell/>
        </table:table-row>
        <table:table-row table:style-name="ro3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 office:value-type="float" office:value="0.33203125">
            <text:p>0.33203125</text:p>
          </table:table-cell>
          <table:table-cell office:value-type="float" office:value="0.62109375">
            <text:p>0.62109375</text:p>
          </table:table-cell>
          <table:table-cell/>
          <table:table-cell table:style-name="ce1" table:formula="of:=ROUND((([.A202]-0)/(1-0))*(12-2)+2)" office:value-type="float" office:value="4">
            <text:p>4</text:p>
          </table:table-cell>
          <table:table-cell table:style-name="ce2" table:formula="of:=(([.B202]-0)/(1-0))*(10-0)+0" office:value-type="float" office:value="3.8671875">
            <text:p>3.867187500</text:p>
          </table:table-cell>
          <table:table-cell table:style-name="ce2" table:formula="of:=(([.C202]-0)/(1-0))*(1500-0.000000001)+0.000000001" office:value-type="float" office:value="615.23437500059">
            <text:p>615.234375001</text:p>
          </table:table-cell>
          <table:table-cell table:style-name="ce2" table:formula="of:=(([.D202]-0)/(1-0))*(1-0.000000001)+0.000000001" office:value-type="float" office:value="0.589843750410156">
            <text:p>0.589843750</text:p>
          </table:table-cell>
          <table:table-cell table:style-name="ce2" table:formula="of:=[.L202]*[.O202]" office:value-type="float" office:value="2.35937500164062">
            <text:p>2.359375002</text:p>
          </table:table-cell>
          <table:table-cell table:style-name="ce2" table:formula="of:=(([.E202]-0)/(1-0))*(100-0.000000001)+0.000000001" office:value-type="float" office:value="81.6406250001836">
            <text:p>81.640625000</text:p>
          </table:table-cell>
          <table:table-cell table:style-name="ce1" table:formula="of:=(([.F202]-0)/(1-0))*(1-0.001)+0.001" office:value-type="float" office:value="0.55903515625">
            <text:p>0.5590351563</text:p>
          </table:table-cell>
          <table:table-cell table:style-name="ce1" table:formula="of:=IF((([.L202]*[.L202])*[.R202])&lt;1;1;ROUND(([.L202]*[.L202])*[.R202]))" office:value-type="float" office:value="9">
            <text:p>9</text:p>
          </table:table-cell>
          <table:table-cell table:style-name="ce1" table:formula="of:=ROUND((([.G202]-0)/(1-0))*(1-0)+0)" office:value-type="float" office:value="0">
            <text:p>0</text:p>
          </table:table-cell>
          <table:table-cell table:style-name="ce2" table:formula="of:=(([.H202]-0)/(1-0))*(100-0)+0" office:value-type="float" office:value="97.265625">
            <text:p>97.265625000</text:p>
          </table:table-cell>
          <table:table-cell table:style-name="ce2" table:formula="of:=(([.I202]-0)/(1-0))*(100-(-100))+(-100)" office:value-type="float" office:value="-33.59375">
            <text:p>-33.593750000</text:p>
          </table:table-cell>
          <table:table-cell table:style-name="ce2" table:formula="of:=(([.J202]-0)/(1-0))*(10000-0)+0" office:value-type="float" office:value="6210.9375">
            <text:p>6210.937500000</text:p>
          </table:table-cell>
          <table:table-cell/>
        </table:table-row>
        <table:table-row table:style-name="ro3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 office:value-type="float" office:value="0.83203125">
            <text:p>0.83203125</text:p>
          </table:table-cell>
          <table:table-cell office:value-type="float" office:value="0.12109375">
            <text:p>0.12109375</text:p>
          </table:table-cell>
          <table:table-cell/>
          <table:table-cell table:style-name="ce1" table:formula="of:=ROUND((([.A203]-0)/(1-0))*(12-2)+2)" office:value-type="float" office:value="9">
            <text:p>9</text:p>
          </table:table-cell>
          <table:table-cell table:style-name="ce2" table:formula="of:=(([.B203]-0)/(1-0))*(10-0)+0" office:value-type="float" office:value="8.8671875">
            <text:p>8.867187500</text:p>
          </table:table-cell>
          <table:table-cell table:style-name="ce2" table:formula="of:=(([.C203]-0)/(1-0))*(1500-0.000000001)+0.000000001" office:value-type="float" office:value="1365.23437500009">
            <text:p>1365.234375000</text:p>
          </table:table-cell>
          <table:table-cell table:style-name="ce2" table:formula="of:=(([.D203]-0)/(1-0))*(1-0.000000001)+0.000000001" office:value-type="float" office:value="0.0898437509101563">
            <text:p>0.089843751</text:p>
          </table:table-cell>
          <table:table-cell table:style-name="ce2" table:formula="of:=[.L203]*[.O203]" office:value-type="float" office:value="0.808593758191406">
            <text:p>0.808593758</text:p>
          </table:table-cell>
          <table:table-cell table:style-name="ce2" table:formula="of:=(([.E203]-0)/(1-0))*(100-0.000000001)+0.000000001" office:value-type="float" office:value="31.6406250006836">
            <text:p>31.640625001</text:p>
          </table:table-cell>
          <table:table-cell table:style-name="ce1" table:formula="of:=(([.F203]-0)/(1-0))*(1-0.001)+0.001" office:value-type="float" office:value="0.05953515625">
            <text:p>0.0595351563</text:p>
          </table:table-cell>
          <table:table-cell table:style-name="ce1" table:formula="of:=IF((([.L203]*[.L203])*[.R203])&lt;1;1;ROUND(([.L203]*[.L203])*[.R203]))" office:value-type="float" office:value="5">
            <text:p>5</text:p>
          </table:table-cell>
          <table:table-cell table:style-name="ce1" table:formula="of:=ROUND((([.G203]-0)/(1-0))*(1-0)+0)" office:value-type="float" office:value="1">
            <text:p>1</text:p>
          </table:table-cell>
          <table:table-cell table:style-name="ce2" table:formula="of:=(([.H203]-0)/(1-0))*(100-0)+0" office:value-type="float" office:value="47.265625">
            <text:p>47.265625000</text:p>
          </table:table-cell>
          <table:table-cell table:style-name="ce2" table:formula="of:=(([.I203]-0)/(1-0))*(100-(-100))+(-100)" office:value-type="float" office:value="66.40625">
            <text:p>66.406250000</text:p>
          </table:table-cell>
          <table:table-cell table:style-name="ce2" table:formula="of:=(([.J203]-0)/(1-0))*(10000-0)+0" office:value-type="float" office:value="1210.9375">
            <text:p>1210.937500000</text:p>
          </table:table-cell>
          <table:table-cell/>
        </table:table-row>
        <table:table-row table:style-name="ro3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 office:value-type="float" office:value="0.58203125">
            <text:p>0.58203125</text:p>
          </table:table-cell>
          <table:table-cell office:value-type="float" office:value="0.37109375">
            <text:p>0.37109375</text:p>
          </table:table-cell>
          <table:table-cell/>
          <table:table-cell table:style-name="ce1" table:formula="of:=ROUND((([.A204]-0)/(1-0))*(12-2)+2)" office:value-type="float" office:value="12">
            <text:p>12</text:p>
          </table:table-cell>
          <table:table-cell table:style-name="ce2" table:formula="of:=(([.B204]-0)/(1-0))*(10-0)+0" office:value-type="float" office:value="1.3671875">
            <text:p>1.367187500</text:p>
          </table:table-cell>
          <table:table-cell table:style-name="ce2" table:formula="of:=(([.C204]-0)/(1-0))*(1500-0.000000001)+0.000000001" office:value-type="float" office:value="240.23437500084">
            <text:p>240.234375001</text:p>
          </table:table-cell>
          <table:table-cell table:style-name="ce2" table:formula="of:=(([.D204]-0)/(1-0))*(1-0.000000001)+0.000000001" office:value-type="float" office:value="0.839843750160156">
            <text:p>0.839843750</text:p>
          </table:table-cell>
          <table:table-cell table:style-name="ce2" table:formula="of:=[.L204]*[.O204]" office:value-type="float" office:value="10.0781250019219">
            <text:p>10.078125002</text:p>
          </table:table-cell>
          <table:table-cell table:style-name="ce2" table:formula="of:=(([.E204]-0)/(1-0))*(100-0.000000001)+0.000000001" office:value-type="float" office:value="6.64062500093359">
            <text:p>6.640625001</text:p>
          </table:table-cell>
          <table:table-cell table:style-name="ce1" table:formula="of:=(([.F204]-0)/(1-0))*(1-0.001)+0.001" office:value-type="float" office:value="0.30928515625">
            <text:p>0.3092851563</text:p>
          </table:table-cell>
          <table:table-cell table:style-name="ce1" table:formula="of:=IF((([.L204]*[.L204])*[.R204])&lt;1;1;ROUND(([.L204]*[.L204])*[.R204]))" office:value-type="float" office:value="45">
            <text:p>45</text:p>
          </table:table-cell>
          <table:table-cell table:style-name="ce1" table:formula="of:=ROUND((([.G204]-0)/(1-0))*(1-0)+0)" office:value-type="float" office:value="0">
            <text:p>0</text:p>
          </table:table-cell>
          <table:table-cell table:style-name="ce2" table:formula="of:=(([.H204]-0)/(1-0))*(100-0)+0" office:value-type="float" office:value="22.265625">
            <text:p>22.265625000</text:p>
          </table:table-cell>
          <table:table-cell table:style-name="ce2" table:formula="of:=(([.I204]-0)/(1-0))*(100-(-100))+(-100)" office:value-type="float" office:value="16.40625">
            <text:p>16.406250000</text:p>
          </table:table-cell>
          <table:table-cell table:style-name="ce2" table:formula="of:=(([.J204]-0)/(1-0))*(10000-0)+0" office:value-type="float" office:value="3710.9375">
            <text:p>3710.937500000</text:p>
          </table:table-cell>
          <table:table-cell/>
        </table:table-row>
        <table:table-row table:style-name="ro3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 office:value-type="float" office:value="0.08203125">
            <text:p>0.08203125</text:p>
          </table:table-cell>
          <table:table-cell office:value-type="float" office:value="0.87109375">
            <text:p>0.87109375</text:p>
          </table:table-cell>
          <table:table-cell/>
          <table:table-cell table:style-name="ce1" table:formula="of:=ROUND((([.A205]-0)/(1-0))*(12-2)+2)" office:value-type="float" office:value="7">
            <text:p>7</text:p>
          </table:table-cell>
          <table:table-cell table:style-name="ce2" table:formula="of:=(([.B205]-0)/(1-0))*(10-0)+0" office:value-type="float" office:value="6.3671875">
            <text:p>6.367187500</text:p>
          </table:table-cell>
          <table:table-cell table:style-name="ce2" table:formula="of:=(([.C205]-0)/(1-0))*(1500-0.000000001)+0.000000001" office:value-type="float" office:value="990.23437500034">
            <text:p>990.234375000</text:p>
          </table:table-cell>
          <table:table-cell table:style-name="ce2" table:formula="of:=(([.D205]-0)/(1-0))*(1-0.000000001)+0.000000001" office:value-type="float" office:value="0.339843750660156">
            <text:p>0.339843751</text:p>
          </table:table-cell>
          <table:table-cell table:style-name="ce2" table:formula="of:=[.L205]*[.O205]" office:value-type="float" office:value="2.37890625462109">
            <text:p>2.378906255</text:p>
          </table:table-cell>
          <table:table-cell table:style-name="ce2" table:formula="of:=(([.E205]-0)/(1-0))*(100-0.000000001)+0.000000001" office:value-type="float" office:value="56.6406250004336">
            <text:p>56.640625000</text:p>
          </table:table-cell>
          <table:table-cell table:style-name="ce1" table:formula="of:=(([.F205]-0)/(1-0))*(1-0.001)+0.001" office:value-type="float" office:value="0.80878515625">
            <text:p>0.8087851563</text:p>
          </table:table-cell>
          <table:table-cell table:style-name="ce1" table:formula="of:=IF((([.L205]*[.L205])*[.R205])&lt;1;1;ROUND(([.L205]*[.L205])*[.R205]))" office:value-type="float" office:value="40">
            <text:p>40</text:p>
          </table:table-cell>
          <table:table-cell table:style-name="ce1" table:formula="of:=ROUND((([.G205]-0)/(1-0))*(1-0)+0)" office:value-type="float" office:value="1">
            <text:p>1</text:p>
          </table:table-cell>
          <table:table-cell table:style-name="ce2" table:formula="of:=(([.H205]-0)/(1-0))*(100-0)+0" office:value-type="float" office:value="72.265625">
            <text:p>72.265625000</text:p>
          </table:table-cell>
          <table:table-cell table:style-name="ce2" table:formula="of:=(([.I205]-0)/(1-0))*(100-(-100))+(-100)" office:value-type="float" office:value="-83.59375">
            <text:p>-83.593750000</text:p>
          </table:table-cell>
          <table:table-cell table:style-name="ce2" table:formula="of:=(([.J205]-0)/(1-0))*(10000-0)+0" office:value-type="float" office:value="8710.9375">
            <text:p>8710.937500000</text:p>
          </table:table-cell>
          <table:table-cell/>
        </table:table-row>
        <table:table-row table:style-name="ro3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 office:value-type="float" office:value="0.70703125">
            <text:p>0.70703125</text:p>
          </table:table-cell>
          <table:table-cell office:value-type="float" office:value="0.24609375">
            <text:p>0.24609375</text:p>
          </table:table-cell>
          <table:table-cell/>
          <table:table-cell table:style-name="ce1" table:formula="of:=ROUND((([.A206]-0)/(1-0))*(12-2)+2)" office:value-type="float" office:value="5">
            <text:p>5</text:p>
          </table:table-cell>
          <table:table-cell table:style-name="ce2" table:formula="of:=(([.B206]-0)/(1-0))*(10-0)+0" office:value-type="float" office:value="0.1171875">
            <text:p>0.117187500</text:p>
          </table:table-cell>
          <table:table-cell table:style-name="ce2" table:formula="of:=(([.C206]-0)/(1-0))*(1500-0.000000001)+0.000000001" office:value-type="float" office:value="1177.73437500022">
            <text:p>1177.734375000</text:p>
          </table:table-cell>
          <table:table-cell table:style-name="ce2" table:formula="of:=(([.D206]-0)/(1-0))*(1-0.000000001)+0.000000001" office:value-type="float" office:value="0.464843750535156">
            <text:p>0.464843751</text:p>
          </table:table-cell>
          <table:table-cell table:style-name="ce2" table:formula="of:=[.L206]*[.O206]" office:value-type="float" office:value="2.32421875267578">
            <text:p>2.324218753</text:p>
          </table:table-cell>
          <table:table-cell table:style-name="ce2" table:formula="of:=(([.E206]-0)/(1-0))*(100-0.000000001)+0.000000001" office:value-type="float" office:value="69.1406250003086">
            <text:p>69.140625000</text:p>
          </table:table-cell>
          <table:table-cell table:style-name="ce1" table:formula="of:=(([.F206]-0)/(1-0))*(1-0.001)+0.001" office:value-type="float" office:value="0.68391015625">
            <text:p>0.6839101563</text:p>
          </table:table-cell>
          <table:table-cell table:style-name="ce1" table:formula="of:=IF((([.L206]*[.L206])*[.R206])&lt;1;1;ROUND(([.L206]*[.L206])*[.R206]))" office:value-type="float" office:value="17">
            <text:p>17</text:p>
          </table:table-cell>
          <table:table-cell table:style-name="ce1" table:formula="of:=ROUND((([.G206]-0)/(1-0))*(1-0)+0)" office:value-type="float" office:value="0">
            <text:p>0</text:p>
          </table:table-cell>
          <table:table-cell table:style-name="ce2" table:formula="of:=(([.H206]-0)/(1-0))*(100-0)+0" office:value-type="float" office:value="9.765625">
            <text:p>9.765625000</text:p>
          </table:table-cell>
          <table:table-cell table:style-name="ce2" table:formula="of:=(([.I206]-0)/(1-0))*(100-(-100))+(-100)" office:value-type="float" office:value="41.40625">
            <text:p>41.406250000</text:p>
          </table:table-cell>
          <table:table-cell table:style-name="ce2" table:formula="of:=(([.J206]-0)/(1-0))*(10000-0)+0" office:value-type="float" office:value="2460.9375">
            <text:p>2460.937500000</text:p>
          </table:table-cell>
          <table:table-cell/>
        </table:table-row>
        <table:table-row table:style-name="ro3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 office:value-type="float" office:value="0.20703125">
            <text:p>0.20703125</text:p>
          </table:table-cell>
          <table:table-cell office:value-type="float" office:value="0.74609375">
            <text:p>0.74609375</text:p>
          </table:table-cell>
          <table:table-cell/>
          <table:table-cell table:style-name="ce1" table:formula="of:=ROUND((([.A207]-0)/(1-0))*(12-2)+2)" office:value-type="float" office:value="10">
            <text:p>10</text:p>
          </table:table-cell>
          <table:table-cell table:style-name="ce2" table:formula="of:=(([.B207]-0)/(1-0))*(10-0)+0" office:value-type="float" office:value="5.1171875">
            <text:p>5.117187500</text:p>
          </table:table-cell>
          <table:table-cell table:style-name="ce2" table:formula="of:=(([.C207]-0)/(1-0))*(1500-0.000000001)+0.000000001" office:value-type="float" office:value="427.734375000715">
            <text:p>427.734375001</text:p>
          </table:table-cell>
          <table:table-cell table:style-name="ce2" table:formula="of:=(([.D207]-0)/(1-0))*(1-0.000000001)+0.000000001" office:value-type="float" office:value="0.964843750035156">
            <text:p>0.964843750</text:p>
          </table:table-cell>
          <table:table-cell table:style-name="ce2" table:formula="of:=[.L207]*[.O207]" office:value-type="float" office:value="9.64843750035156">
            <text:p>9.648437500</text:p>
          </table:table-cell>
          <table:table-cell table:style-name="ce2" table:formula="of:=(([.E207]-0)/(1-0))*(100-0.000000001)+0.000000001" office:value-type="float" office:value="19.1406250008086">
            <text:p>19.140625001</text:p>
          </table:table-cell>
          <table:table-cell table:style-name="ce1" table:formula="of:=(([.F207]-0)/(1-0))*(1-0.001)+0.001" office:value-type="float" office:value="0.18441015625">
            <text:p>0.1844101563</text:p>
          </table:table-cell>
          <table:table-cell table:style-name="ce1" table:formula="of:=IF((([.L207]*[.L207])*[.R207])&lt;1;1;ROUND(([.L207]*[.L207])*[.R207]))" office:value-type="float" office:value="18">
            <text:p>18</text:p>
          </table:table-cell>
          <table:table-cell table:style-name="ce1" table:formula="of:=ROUND((([.G207]-0)/(1-0))*(1-0)+0)" office:value-type="float" office:value="1">
            <text:p>1</text:p>
          </table:table-cell>
          <table:table-cell table:style-name="ce2" table:formula="of:=(([.H207]-0)/(1-0))*(100-0)+0" office:value-type="float" office:value="59.765625">
            <text:p>59.765625000</text:p>
          </table:table-cell>
          <table:table-cell table:style-name="ce2" table:formula="of:=(([.I207]-0)/(1-0))*(100-(-100))+(-100)" office:value-type="float" office:value="-58.59375">
            <text:p>-58.593750000</text:p>
          </table:table-cell>
          <table:table-cell table:style-name="ce2" table:formula="of:=(([.J207]-0)/(1-0))*(10000-0)+0" office:value-type="float" office:value="7460.9375">
            <text:p>7460.937500000</text:p>
          </table:table-cell>
          <table:table-cell/>
        </table:table-row>
        <table:table-row table:style-name="ro3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 office:value-type="float" office:value="0.45703125">
            <text:p>0.45703125</text:p>
          </table:table-cell>
          <table:table-cell office:value-type="float" office:value="0.99609375">
            <text:p>0.99609375</text:p>
          </table:table-cell>
          <table:table-cell/>
          <table:table-cell table:style-name="ce1" table:formula="of:=ROUND((([.A208]-0)/(1-0))*(12-2)+2)" office:value-type="float" office:value="8">
            <text:p>8</text:p>
          </table:table-cell>
          <table:table-cell table:style-name="ce2" table:formula="of:=(([.B208]-0)/(1-0))*(10-0)+0" office:value-type="float" office:value="2.6171875">
            <text:p>2.617187500</text:p>
          </table:table-cell>
          <table:table-cell table:style-name="ce2" table:formula="of:=(([.C208]-0)/(1-0))*(1500-0.000000001)+0.000000001" office:value-type="float" office:value="802.734375000465">
            <text:p>802.734375000</text:p>
          </table:table-cell>
          <table:table-cell table:style-name="ce2" table:formula="of:=(([.D208]-0)/(1-0))*(1-0.000000001)+0.000000001" office:value-type="float" office:value="0.214843750785156">
            <text:p>0.214843751</text:p>
          </table:table-cell>
          <table:table-cell table:style-name="ce2" table:formula="of:=[.L208]*[.O208]" office:value-type="float" office:value="1.71875000628125">
            <text:p>1.718750006</text:p>
          </table:table-cell>
          <table:table-cell table:style-name="ce2" table:formula="of:=(([.E208]-0)/(1-0))*(100-0.000000001)+0.000000001" office:value-type="float" office:value="44.1406250005586">
            <text:p>44.140625001</text:p>
          </table:table-cell>
          <table:table-cell table:style-name="ce1" table:formula="of:=(([.F208]-0)/(1-0))*(1-0.001)+0.001" office:value-type="float" office:value="0.43416015625">
            <text:p>0.4341601563</text:p>
          </table:table-cell>
          <table:table-cell table:style-name="ce1" table:formula="of:=IF((([.L208]*[.L208])*[.R208])&lt;1;1;ROUND(([.L208]*[.L208])*[.R208]))" office:value-type="float" office:value="28">
            <text:p>28</text:p>
          </table:table-cell>
          <table:table-cell table:style-name="ce1" table:formula="of:=ROUND((([.G208]-0)/(1-0))*(1-0)+0)" office:value-type="float" office:value="0">
            <text:p>0</text:p>
          </table:table-cell>
          <table:table-cell table:style-name="ce2" table:formula="of:=(([.H208]-0)/(1-0))*(100-0)+0" office:value-type="float" office:value="84.765625">
            <text:p>84.765625000</text:p>
          </table:table-cell>
          <table:table-cell table:style-name="ce2" table:formula="of:=(([.I208]-0)/(1-0))*(100-(-100))+(-100)" office:value-type="float" office:value="-8.59375">
            <text:p>-8.593750000</text:p>
          </table:table-cell>
          <table:table-cell table:style-name="ce2" table:formula="of:=(([.J208]-0)/(1-0))*(10000-0)+0" office:value-type="float" office:value="9960.9375">
            <text:p>9960.937500000</text:p>
          </table:table-cell>
          <table:table-cell/>
        </table:table-row>
        <table:table-row table:style-name="ro3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 office:value-type="float" office:value="0.95703125">
            <text:p>0.95703125</text:p>
          </table:table-cell>
          <table:table-cell office:value-type="float" office:value="0.49609375">
            <text:p>0.49609375</text:p>
          </table:table-cell>
          <table:table-cell/>
          <table:table-cell table:style-name="ce1" table:formula="of:=ROUND((([.A209]-0)/(1-0))*(12-2)+2)" office:value-type="float" office:value="3">
            <text:p>3</text:p>
          </table:table-cell>
          <table:table-cell table:style-name="ce2" table:formula="of:=(([.B209]-0)/(1-0))*(10-0)+0" office:value-type="float" office:value="7.6171875">
            <text:p>7.617187500</text:p>
          </table:table-cell>
          <table:table-cell table:style-name="ce2" table:formula="of:=(([.C209]-0)/(1-0))*(1500-0.000000001)+0.000000001" office:value-type="float" office:value="52.7343750009648">
            <text:p>52.734375001</text:p>
          </table:table-cell>
          <table:table-cell table:style-name="ce2" table:formula="of:=(([.D209]-0)/(1-0))*(1-0.000000001)+0.000000001" office:value-type="float" office:value="0.714843750285156">
            <text:p>0.714843750</text:p>
          </table:table-cell>
          <table:table-cell table:style-name="ce2" table:formula="of:=[.L209]*[.O209]" office:value-type="float" office:value="2.14453125085547">
            <text:p>2.144531251</text:p>
          </table:table-cell>
          <table:table-cell table:style-name="ce2" table:formula="of:=(([.E209]-0)/(1-0))*(100-0.000000001)+0.000000001" office:value-type="float" office:value="94.1406250000586">
            <text:p>94.140625000</text:p>
          </table:table-cell>
          <table:table-cell table:style-name="ce1" table:formula="of:=(([.F209]-0)/(1-0))*(1-0.001)+0.001" office:value-type="float" office:value="0.93366015625">
            <text:p>0.9336601563</text:p>
          </table:table-cell>
          <table:table-cell table:style-name="ce1" table:formula="of:=IF((([.L209]*[.L209])*[.R209])&lt;1;1;ROUND(([.L209]*[.L209])*[.R209]))" office:value-type="float" office:value="8">
            <text:p>8</text:p>
          </table:table-cell>
          <table:table-cell table:style-name="ce1" table:formula="of:=ROUND((([.G209]-0)/(1-0))*(1-0)+0)" office:value-type="float" office:value="1">
            <text:p>1</text:p>
          </table:table-cell>
          <table:table-cell table:style-name="ce2" table:formula="of:=(([.H209]-0)/(1-0))*(100-0)+0" office:value-type="float" office:value="34.765625">
            <text:p>34.765625000</text:p>
          </table:table-cell>
          <table:table-cell table:style-name="ce2" table:formula="of:=(([.I209]-0)/(1-0))*(100-(-100))+(-100)" office:value-type="float" office:value="91.40625">
            <text:p>91.406250000</text:p>
          </table:table-cell>
          <table:table-cell table:style-name="ce2" table:formula="of:=(([.J209]-0)/(1-0))*(10000-0)+0" office:value-type="float" office:value="4960.9375">
            <text:p>4960.937500000</text:p>
          </table:table-cell>
          <table:table-cell/>
        </table:table-row>
        <table:table-row table:style-name="ro3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 office:value-type="float" office:value="0.86328125">
            <text:p>0.86328125</text:p>
          </table:table-cell>
          <table:table-cell office:value-type="float" office:value="0.90234375">
            <text:p>0.90234375</text:p>
          </table:table-cell>
          <table:table-cell/>
          <table:table-cell table:style-name="ce1" table:formula="of:=ROUND((([.A210]-0)/(1-0))*(12-2)+2)" office:value-type="float" office:value="3">
            <text:p>3</text:p>
          </table:table-cell>
          <table:table-cell table:style-name="ce2" table:formula="of:=(([.B210]-0)/(1-0))*(10-0)+0" office:value-type="float" office:value="2.9296875">
            <text:p>2.929687500</text:p>
          </table:table-cell>
          <table:table-cell table:style-name="ce2" table:formula="of:=(([.C210]-0)/(1-0))*(1500-0.000000001)+0.000000001" office:value-type="float" office:value="1318.35937500012">
            <text:p>1318.359375000</text:p>
          </table:table-cell>
          <table:table-cell table:style-name="ce2" table:formula="of:=(([.D210]-0)/(1-0))*(1-0.000000001)+0.000000001" office:value-type="float" office:value="0.308593750691406">
            <text:p>0.308593751</text:p>
          </table:table-cell>
          <table:table-cell table:style-name="ce2" table:formula="of:=[.L210]*[.O210]" office:value-type="float" office:value="0.925781252074219">
            <text:p>0.925781252</text:p>
          </table:table-cell>
          <table:table-cell table:style-name="ce2" table:formula="of:=(([.E210]-0)/(1-0))*(100-0.000000001)+0.000000001" office:value-type="float" office:value="3.51562500096484">
            <text:p>3.515625001</text:p>
          </table:table-cell>
          <table:table-cell table:style-name="ce1" table:formula="of:=(([.F210]-0)/(1-0))*(1-0.001)+0.001" office:value-type="float" office:value="0.15319140625">
            <text:p>0.1531914063</text:p>
          </table:table-cell>
          <table:table-cell table:style-name="ce1" table:formula="of:=IF((([.L210]*[.L210])*[.R210])&lt;1;1;ROUND(([.L210]*[.L210])*[.R210]))" office:value-type="float" office:value="1">
            <text:p>1</text:p>
          </table:table-cell>
          <table:table-cell table:style-name="ce1" table:formula="of:=ROUND((([.G210]-0)/(1-0))*(1-0)+0)" office:value-type="float" office:value="1">
            <text:p>1</text:p>
          </table:table-cell>
          <table:table-cell table:style-name="ce2" table:formula="of:=(([.H210]-0)/(1-0))*(100-0)+0" office:value-type="float" office:value="81.640625">
            <text:p>81.640625000</text:p>
          </table:table-cell>
          <table:table-cell table:style-name="ce2" table:formula="of:=(([.I210]-0)/(1-0))*(100-(-100))+(-100)" office:value-type="float" office:value="72.65625">
            <text:p>72.656250000</text:p>
          </table:table-cell>
          <table:table-cell table:style-name="ce2" table:formula="of:=(([.J210]-0)/(1-0))*(10000-0)+0" office:value-type="float" office:value="9023.4375">
            <text:p>9023.437500000</text:p>
          </table:table-cell>
          <table:table-cell/>
        </table:table-row>
        <table:table-row table:style-name="ro3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 office:value-type="float" office:value="0.36328125">
            <text:p>0.36328125</text:p>
          </table:table-cell>
          <table:table-cell office:value-type="float" office:value="0.40234375">
            <text:p>0.40234375</text:p>
          </table:table-cell>
          <table:table-cell/>
          <table:table-cell table:style-name="ce1" table:formula="of:=ROUND((([.A211]-0)/(1-0))*(12-2)+2)" office:value-type="float" office:value="8">
            <text:p>8</text:p>
          </table:table-cell>
          <table:table-cell table:style-name="ce2" table:formula="of:=(([.B211]-0)/(1-0))*(10-0)+0" office:value-type="float" office:value="7.9296875">
            <text:p>7.929687500</text:p>
          </table:table-cell>
          <table:table-cell table:style-name="ce2" table:formula="of:=(([.C211]-0)/(1-0))*(1500-0.000000001)+0.000000001" office:value-type="float" office:value="568.359375000621">
            <text:p>568.359375001</text:p>
          </table:table-cell>
          <table:table-cell table:style-name="ce2" table:formula="of:=(([.D211]-0)/(1-0))*(1-0.000000001)+0.000000001" office:value-type="float" office:value="0.808593750191406">
            <text:p>0.808593750</text:p>
          </table:table-cell>
          <table:table-cell table:style-name="ce2" table:formula="of:=[.L211]*[.O211]" office:value-type="float" office:value="6.46875000153125">
            <text:p>6.468750002</text:p>
          </table:table-cell>
          <table:table-cell table:style-name="ce2" table:formula="of:=(([.E211]-0)/(1-0))*(100-0.000000001)+0.000000001" office:value-type="float" office:value="53.5156250004648">
            <text:p>53.515625000</text:p>
          </table:table-cell>
          <table:table-cell table:style-name="ce1" table:formula="of:=(([.F211]-0)/(1-0))*(1-0.001)+0.001" office:value-type="float" office:value="0.65269140625">
            <text:p>0.6526914063</text:p>
          </table:table-cell>
          <table:table-cell table:style-name="ce1" table:formula="of:=IF((([.L211]*[.L211])*[.R211])&lt;1;1;ROUND(([.L211]*[.L211])*[.R211]))" office:value-type="float" office:value="42">
            <text:p>42</text:p>
          </table:table-cell>
          <table:table-cell table:style-name="ce1" table:formula="of:=ROUND((([.G211]-0)/(1-0))*(1-0)+0)" office:value-type="float" office:value="0">
            <text:p>0</text:p>
          </table:table-cell>
          <table:table-cell table:style-name="ce2" table:formula="of:=(([.H211]-0)/(1-0))*(100-0)+0" office:value-type="float" office:value="31.640625">
            <text:p>31.640625000</text:p>
          </table:table-cell>
          <table:table-cell table:style-name="ce2" table:formula="of:=(([.I211]-0)/(1-0))*(100-(-100))+(-100)" office:value-type="float" office:value="-27.34375">
            <text:p>-27.343750000</text:p>
          </table:table-cell>
          <table:table-cell table:style-name="ce2" table:formula="of:=(([.J211]-0)/(1-0))*(10000-0)+0" office:value-type="float" office:value="4023.4375">
            <text:p>4023.437500000</text:p>
          </table:table-cell>
          <table:table-cell/>
        </table:table-row>
        <table:table-row table:style-name="ro3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 office:value-type="float" office:value="0.11328125">
            <text:p>0.11328125</text:p>
          </table:table-cell>
          <table:table-cell office:value-type="float" office:value="0.15234375">
            <text:p>0.15234375</text:p>
          </table:table-cell>
          <table:table-cell/>
          <table:table-cell table:style-name="ce1" table:formula="of:=ROUND((([.A212]-0)/(1-0))*(12-2)+2)" office:value-type="float" office:value="11">
            <text:p>11</text:p>
          </table:table-cell>
          <table:table-cell table:style-name="ce2" table:formula="of:=(([.B212]-0)/(1-0))*(10-0)+0" office:value-type="float" office:value="0.4296875">
            <text:p>0.429687500</text:p>
          </table:table-cell>
          <table:table-cell table:style-name="ce2" table:formula="of:=(([.C212]-0)/(1-0))*(1500-0.000000001)+0.000000001" office:value-type="float" office:value="943.359375000371">
            <text:p>943.359375000</text:p>
          </table:table-cell>
          <table:table-cell table:style-name="ce2" table:formula="of:=(([.D212]-0)/(1-0))*(1-0.000000001)+0.000000001" office:value-type="float" office:value="0.0585937509414063">
            <text:p>0.058593751</text:p>
          </table:table-cell>
          <table:table-cell table:style-name="ce2" table:formula="of:=[.L212]*[.O212]" office:value-type="float" office:value="0.644531260355469">
            <text:p>0.644531260</text:p>
          </table:table-cell>
          <table:table-cell table:style-name="ce2" table:formula="of:=(([.E212]-0)/(1-0))*(100-0.000000001)+0.000000001" office:value-type="float" office:value="78.5156250002148">
            <text:p>78.515625000</text:p>
          </table:table-cell>
          <table:table-cell table:style-name="ce1" table:formula="of:=(([.F212]-0)/(1-0))*(1-0.001)+0.001" office:value-type="float" office:value="0.90244140625">
            <text:p>0.9024414063</text:p>
          </table:table-cell>
          <table:table-cell table:style-name="ce1" table:formula="of:=IF((([.L212]*[.L212])*[.R212])&lt;1;1;ROUND(([.L212]*[.L212])*[.R212]))" office:value-type="float" office:value="109">
            <text:p>109</text:p>
          </table:table-cell>
          <table:table-cell table:style-name="ce1" table:formula="of:=ROUND((([.G212]-0)/(1-0))*(1-0)+0)" office:value-type="float" office:value="1">
            <text:p>1</text:p>
          </table:table-cell>
          <table:table-cell table:style-name="ce2" table:formula="of:=(([.H212]-0)/(1-0))*(100-0)+0" office:value-type="float" office:value="6.640625">
            <text:p>6.640625000</text:p>
          </table:table-cell>
          <table:table-cell table:style-name="ce2" table:formula="of:=(([.I212]-0)/(1-0))*(100-(-100))+(-100)" office:value-type="float" office:value="-77.34375">
            <text:p>-77.343750000</text:p>
          </table:table-cell>
          <table:table-cell table:style-name="ce2" table:formula="of:=(([.J212]-0)/(1-0))*(10000-0)+0" office:value-type="float" office:value="1523.4375">
            <text:p>1523.437500000</text:p>
          </table:table-cell>
          <table:table-cell/>
        </table:table-row>
        <table:table-row table:style-name="ro3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 office:value-type="float" office:value="0.61328125">
            <text:p>0.61328125</text:p>
          </table:table-cell>
          <table:table-cell office:value-type="float" office:value="0.65234375">
            <text:p>0.65234375</text:p>
          </table:table-cell>
          <table:table-cell/>
          <table:table-cell table:style-name="ce1" table:formula="of:=ROUND((([.A213]-0)/(1-0))*(12-2)+2)" office:value-type="float" office:value="6">
            <text:p>6</text:p>
          </table:table-cell>
          <table:table-cell table:style-name="ce2" table:formula="of:=(([.B213]-0)/(1-0))*(10-0)+0" office:value-type="float" office:value="5.4296875">
            <text:p>5.429687500</text:p>
          </table:table-cell>
          <table:table-cell table:style-name="ce2" table:formula="of:=(([.C213]-0)/(1-0))*(1500-0.000000001)+0.000000001" office:value-type="float" office:value="193.359375000871">
            <text:p>193.359375001</text:p>
          </table:table-cell>
          <table:table-cell table:style-name="ce2" table:formula="of:=(([.D213]-0)/(1-0))*(1-0.000000001)+0.000000001" office:value-type="float" office:value="0.558593750441406">
            <text:p>0.558593750</text:p>
          </table:table-cell>
          <table:table-cell table:style-name="ce2" table:formula="of:=[.L213]*[.O213]" office:value-type="float" office:value="3.35156250264844">
            <text:p>3.351562503</text:p>
          </table:table-cell>
          <table:table-cell table:style-name="ce2" table:formula="of:=(([.E213]-0)/(1-0))*(100-0.000000001)+0.000000001" office:value-type="float" office:value="28.5156250007148">
            <text:p>28.515625001</text:p>
          </table:table-cell>
          <table:table-cell table:style-name="ce1" table:formula="of:=(([.F213]-0)/(1-0))*(1-0.001)+0.001" office:value-type="float" office:value="0.40294140625">
            <text:p>0.4029414063</text:p>
          </table:table-cell>
          <table:table-cell table:style-name="ce1" table:formula="of:=IF((([.L213]*[.L213])*[.R213])&lt;1;1;ROUND(([.L213]*[.L213])*[.R213]))" office:value-type="float" office:value="15">
            <text:p>15</text:p>
          </table:table-cell>
          <table:table-cell table:style-name="ce1" table:formula="of:=ROUND((([.G213]-0)/(1-0))*(1-0)+0)" office:value-type="float" office:value="0">
            <text:p>0</text:p>
          </table:table-cell>
          <table:table-cell table:style-name="ce2" table:formula="of:=(([.H213]-0)/(1-0))*(100-0)+0" office:value-type="float" office:value="56.640625">
            <text:p>56.640625000</text:p>
          </table:table-cell>
          <table:table-cell table:style-name="ce2" table:formula="of:=(([.I213]-0)/(1-0))*(100-(-100))+(-100)" office:value-type="float" office:value="22.65625">
            <text:p>22.656250000</text:p>
          </table:table-cell>
          <table:table-cell table:style-name="ce2" table:formula="of:=(([.J213]-0)/(1-0))*(10000-0)+0" office:value-type="float" office:value="6523.4375">
            <text:p>6523.437500000</text:p>
          </table:table-cell>
          <table:table-cell/>
        </table:table-row>
        <table:table-row table:style-name="ro3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 office:value-type="float" office:value="0.23828125">
            <text:p>0.23828125</text:p>
          </table:table-cell>
          <table:table-cell office:value-type="float" office:value="0.27734375">
            <text:p>0.27734375</text:p>
          </table:table-cell>
          <table:table-cell/>
          <table:table-cell table:style-name="ce1" table:formula="of:=ROUND((([.A214]-0)/(1-0))*(12-2)+2)" office:value-type="float" office:value="7">
            <text:p>7</text:p>
          </table:table-cell>
          <table:table-cell table:style-name="ce2" table:formula="of:=(([.B214]-0)/(1-0))*(10-0)+0" office:value-type="float" office:value="1.6796875">
            <text:p>1.679687500</text:p>
          </table:table-cell>
          <table:table-cell table:style-name="ce2" table:formula="of:=(([.C214]-0)/(1-0))*(1500-0.000000001)+0.000000001" office:value-type="float" office:value="380.859375000746">
            <text:p>380.859375001</text:p>
          </table:table-cell>
          <table:table-cell table:style-name="ce2" table:formula="of:=(([.D214]-0)/(1-0))*(1-0.000000001)+0.000000001" office:value-type="float" office:value="0.683593750316406">
            <text:p>0.683593750</text:p>
          </table:table-cell>
          <table:table-cell table:style-name="ce2" table:formula="of:=[.L214]*[.O214]" office:value-type="float" office:value="4.78515625221484">
            <text:p>4.785156252</text:p>
          </table:table-cell>
          <table:table-cell table:style-name="ce2" table:formula="of:=(([.E214]-0)/(1-0))*(100-0.000000001)+0.000000001" office:value-type="float" office:value="41.0156250005898">
            <text:p>41.015625001</text:p>
          </table:table-cell>
          <table:table-cell table:style-name="ce1" table:formula="of:=(([.F214]-0)/(1-0))*(1-0.001)+0.001" office:value-type="float" office:value="0.02831640625">
            <text:p>0.0283164063</text:p>
          </table:table-cell>
          <table:table-cell table:style-name="ce1" table:formula="of:=IF((([.L214]*[.L214])*[.R214])&lt;1;1;ROUND(([.L214]*[.L214])*[.R214]))" office:value-type="float" office:value="1">
            <text:p>1</text:p>
          </table:table-cell>
          <table:table-cell table:style-name="ce1" table:formula="of:=ROUND((([.G214]-0)/(1-0))*(1-0)+0)" office:value-type="float" office:value="1">
            <text:p>1</text:p>
          </table:table-cell>
          <table:table-cell table:style-name="ce2" table:formula="of:=(([.H214]-0)/(1-0))*(100-0)+0" office:value-type="float" office:value="19.140625">
            <text:p>19.140625000</text:p>
          </table:table-cell>
          <table:table-cell table:style-name="ce2" table:formula="of:=(([.I214]-0)/(1-0))*(100-(-100))+(-100)" office:value-type="float" office:value="-52.34375">
            <text:p>-52.343750000</text:p>
          </table:table-cell>
          <table:table-cell table:style-name="ce2" table:formula="of:=(([.J214]-0)/(1-0))*(10000-0)+0" office:value-type="float" office:value="2773.4375">
            <text:p>2773.437500000</text:p>
          </table:table-cell>
          <table:table-cell/>
        </table:table-row>
        <table:table-row table:style-name="ro3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 office:value-type="float" office:value="0.73828125">
            <text:p>0.73828125</text:p>
          </table:table-cell>
          <table:table-cell office:value-type="float" office:value="0.77734375">
            <text:p>0.77734375</text:p>
          </table:table-cell>
          <table:table-cell/>
          <table:table-cell table:style-name="ce1" table:formula="of:=ROUND((([.A215]-0)/(1-0))*(12-2)+2)" office:value-type="float" office:value="12">
            <text:p>12</text:p>
          </table:table-cell>
          <table:table-cell table:style-name="ce2" table:formula="of:=(([.B215]-0)/(1-0))*(10-0)+0" office:value-type="float" office:value="6.6796875">
            <text:p>6.679687500</text:p>
          </table:table-cell>
          <table:table-cell table:style-name="ce2" table:formula="of:=(([.C215]-0)/(1-0))*(1500-0.000000001)+0.000000001" office:value-type="float" office:value="1130.85937500025">
            <text:p>1130.859375000</text:p>
          </table:table-cell>
          <table:table-cell table:style-name="ce2" table:formula="of:=(([.D215]-0)/(1-0))*(1-0.000000001)+0.000000001" office:value-type="float" office:value="0.183593750816406">
            <text:p>0.183593751</text:p>
          </table:table-cell>
          <table:table-cell table:style-name="ce2" table:formula="of:=[.L215]*[.O215]" office:value-type="float" office:value="2.20312500979687">
            <text:p>2.203125010</text:p>
          </table:table-cell>
          <table:table-cell table:style-name="ce2" table:formula="of:=(([.E215]-0)/(1-0))*(100-0.000000001)+0.000000001" office:value-type="float" office:value="91.0156250000899">
            <text:p>91.015625000</text:p>
          </table:table-cell>
          <table:table-cell table:style-name="ce1" table:formula="of:=(([.F215]-0)/(1-0))*(1-0.001)+0.001" office:value-type="float" office:value="0.52781640625">
            <text:p>0.5278164063</text:p>
          </table:table-cell>
          <table:table-cell table:style-name="ce1" table:formula="of:=IF((([.L215]*[.L215])*[.R215])&lt;1;1;ROUND(([.L215]*[.L215])*[.R215]))" office:value-type="float" office:value="76">
            <text:p>76</text:p>
          </table:table-cell>
          <table:table-cell table:style-name="ce1" table:formula="of:=ROUND((([.G215]-0)/(1-0))*(1-0)+0)" office:value-type="float" office:value="0">
            <text:p>0</text:p>
          </table:table-cell>
          <table:table-cell table:style-name="ce2" table:formula="of:=(([.H215]-0)/(1-0))*(100-0)+0" office:value-type="float" office:value="69.140625">
            <text:p>69.140625000</text:p>
          </table:table-cell>
          <table:table-cell table:style-name="ce2" table:formula="of:=(([.I215]-0)/(1-0))*(100-(-100))+(-100)" office:value-type="float" office:value="47.65625">
            <text:p>47.656250000</text:p>
          </table:table-cell>
          <table:table-cell table:style-name="ce2" table:formula="of:=(([.J215]-0)/(1-0))*(10000-0)+0" office:value-type="float" office:value="7773.4375">
            <text:p>7773.437500000</text:p>
          </table:table-cell>
          <table:table-cell/>
        </table:table-row>
        <table:table-row table:style-name="ro3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 office:value-type="float" office:value="0.98828125">
            <text:p>0.98828125</text:p>
          </table:table-cell>
          <table:table-cell office:value-type="float" office:value="0.52734375">
            <text:p>0.52734375</text:p>
          </table:table-cell>
          <table:table-cell/>
          <table:table-cell table:style-name="ce1" table:formula="of:=ROUND((([.A216]-0)/(1-0))*(12-2)+2)" office:value-type="float" office:value="9">
            <text:p>9</text:p>
          </table:table-cell>
          <table:table-cell table:style-name="ce2" table:formula="of:=(([.B216]-0)/(1-0))*(10-0)+0" office:value-type="float" office:value="4.1796875">
            <text:p>4.179687500</text:p>
          </table:table-cell>
          <table:table-cell table:style-name="ce2" table:formula="of:=(([.C216]-0)/(1-0))*(1500-0.000000001)+0.000000001" office:value-type="float" office:value="5.85937500099609">
            <text:p>5.859375001</text:p>
          </table:table-cell>
          <table:table-cell table:style-name="ce2" table:formula="of:=(([.D216]-0)/(1-0))*(1-0.000000001)+0.000000001" office:value-type="float" office:value="0.933593750066406">
            <text:p>0.933593750</text:p>
          </table:table-cell>
          <table:table-cell table:style-name="ce2" table:formula="of:=[.L216]*[.O216]" office:value-type="float" office:value="8.40234375059766">
            <text:p>8.402343751</text:p>
          </table:table-cell>
          <table:table-cell table:style-name="ce2" table:formula="of:=(([.E216]-0)/(1-0))*(100-0.000000001)+0.000000001" office:value-type="float" office:value="66.0156250003398">
            <text:p>66.015625000</text:p>
          </table:table-cell>
          <table:table-cell table:style-name="ce1" table:formula="of:=(([.F216]-0)/(1-0))*(1-0.001)+0.001" office:value-type="float" office:value="0.77756640625">
            <text:p>0.7775664063</text:p>
          </table:table-cell>
          <table:table-cell table:style-name="ce1" table:formula="of:=IF((([.L216]*[.L216])*[.R216])&lt;1;1;ROUND(([.L216]*[.L216])*[.R216]))" office:value-type="float" office:value="63">
            <text:p>63</text:p>
          </table:table-cell>
          <table:table-cell table:style-name="ce1" table:formula="of:=ROUND((([.G216]-0)/(1-0))*(1-0)+0)" office:value-type="float" office:value="1">
            <text:p>1</text:p>
          </table:table-cell>
          <table:table-cell table:style-name="ce2" table:formula="of:=(([.H216]-0)/(1-0))*(100-0)+0" office:value-type="float" office:value="94.140625">
            <text:p>94.140625000</text:p>
          </table:table-cell>
          <table:table-cell table:style-name="ce2" table:formula="of:=(([.I216]-0)/(1-0))*(100-(-100))+(-100)" office:value-type="float" office:value="97.65625">
            <text:p>97.656250000</text:p>
          </table:table-cell>
          <table:table-cell table:style-name="ce2" table:formula="of:=(([.J216]-0)/(1-0))*(10000-0)+0" office:value-type="float" office:value="5273.4375">
            <text:p>5273.437500000</text:p>
          </table:table-cell>
          <table:table-cell/>
        </table:table-row>
        <table:table-row table:style-name="ro3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 office:value-type="float" office:value="0.48828125">
            <text:p>0.48828125</text:p>
          </table:table-cell>
          <table:table-cell office:value-type="float" office:value="0.02734375">
            <text:p>0.02734375</text:p>
          </table:table-cell>
          <table:table-cell/>
          <table:table-cell table:style-name="ce1" table:formula="of:=ROUND((([.A217]-0)/(1-0))*(12-2)+2)" office:value-type="float" office:value="4">
            <text:p>4</text:p>
          </table:table-cell>
          <table:table-cell table:style-name="ce2" table:formula="of:=(([.B217]-0)/(1-0))*(10-0)+0" office:value-type="float" office:value="9.1796875">
            <text:p>9.179687500</text:p>
          </table:table-cell>
          <table:table-cell table:style-name="ce2" table:formula="of:=(([.C217]-0)/(1-0))*(1500-0.000000001)+0.000000001" office:value-type="float" office:value="755.859375000496">
            <text:p>755.859375000</text:p>
          </table:table-cell>
          <table:table-cell table:style-name="ce2" table:formula="of:=(([.D217]-0)/(1-0))*(1-0.000000001)+0.000000001" office:value-type="float" office:value="0.433593750566406">
            <text:p>0.433593751</text:p>
          </table:table-cell>
          <table:table-cell table:style-name="ce2" table:formula="of:=[.L217]*[.O217]" office:value-type="float" office:value="1.73437500226563">
            <text:p>1.734375002</text:p>
          </table:table-cell>
          <table:table-cell table:style-name="ce2" table:formula="of:=(([.E217]-0)/(1-0))*(100-0.000000001)+0.000000001" office:value-type="float" office:value="16.0156250008398">
            <text:p>16.015625001</text:p>
          </table:table-cell>
          <table:table-cell table:style-name="ce1" table:formula="of:=(([.F217]-0)/(1-0))*(1-0.001)+0.001" office:value-type="float" office:value="0.27806640625">
            <text:p>0.2780664063</text:p>
          </table:table-cell>
          <table:table-cell table:style-name="ce1" table:formula="of:=IF((([.L217]*[.L217])*[.R217])&lt;1;1;ROUND(([.L217]*[.L217])*[.R217]))" office:value-type="float" office:value="4">
            <text:p>4</text:p>
          </table:table-cell>
          <table:table-cell table:style-name="ce1" table:formula="of:=ROUND((([.G217]-0)/(1-0))*(1-0)+0)" office:value-type="float" office:value="0">
            <text:p>0</text:p>
          </table:table-cell>
          <table:table-cell table:style-name="ce2" table:formula="of:=(([.H217]-0)/(1-0))*(100-0)+0" office:value-type="float" office:value="44.140625">
            <text:p>44.140625000</text:p>
          </table:table-cell>
          <table:table-cell table:style-name="ce2" table:formula="of:=(([.I217]-0)/(1-0))*(100-(-100))+(-100)" office:value-type="float" office:value="-2.34375">
            <text:p>-2.343750000</text:p>
          </table:table-cell>
          <table:table-cell table:style-name="ce2" table:formula="of:=(([.J217]-0)/(1-0))*(10000-0)+0" office:value-type="float" office:value="273.4375">
            <text:p>273.437500000</text:p>
          </table:table-cell>
          <table:table-cell/>
        </table:table-row>
        <table:table-row table:style-name="ro3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 office:value-type="float" office:value="0.17578125">
            <text:p>0.17578125</text:p>
          </table:table-cell>
          <table:table-cell office:value-type="float" office:value="0.71484375">
            <text:p>0.71484375</text:p>
          </table:table-cell>
          <table:table-cell/>
          <table:table-cell table:style-name="ce1" table:formula="of:=ROUND((([.A218]-0)/(1-0))*(12-2)+2)" office:value-type="float" office:value="4">
            <text:p>4</text:p>
          </table:table-cell>
          <table:table-cell table:style-name="ce2" table:formula="of:=(([.B218]-0)/(1-0))*(10-0)+0" office:value-type="float" office:value="1.0546875">
            <text:p>1.054687500</text:p>
          </table:table-cell>
          <table:table-cell table:style-name="ce2" table:formula="of:=(([.C218]-0)/(1-0))*(1500-0.000000001)+0.000000001" office:value-type="float" office:value="99.6093750009336">
            <text:p>99.609375001</text:p>
          </table:table-cell>
          <table:table-cell table:style-name="ce2" table:formula="of:=(([.D218]-0)/(1-0))*(1-0.000000001)+0.000000001" office:value-type="float" office:value="0.246093750753906">
            <text:p>0.246093751</text:p>
          </table:table-cell>
          <table:table-cell table:style-name="ce2" table:formula="of:=[.L218]*[.O218]" office:value-type="float" office:value="0.984375003015625">
            <text:p>0.984375003</text:p>
          </table:table-cell>
          <table:table-cell table:style-name="ce2" table:formula="of:=(([.E218]-0)/(1-0))*(100-0.000000001)+0.000000001" office:value-type="float" office:value="59.7656250004023">
            <text:p>59.765625000</text:p>
          </table:table-cell>
          <table:table-cell table:style-name="ce1" table:formula="of:=(([.F218]-0)/(1-0))*(1-0.001)+0.001" office:value-type="float" office:value="0.46537890625">
            <text:p>0.4653789063</text:p>
          </table:table-cell>
          <table:table-cell table:style-name="ce1" table:formula="of:=IF((([.L218]*[.L218])*[.R218])&lt;1;1;ROUND(([.L218]*[.L218])*[.R218]))" office:value-type="float" office:value="7">
            <text:p>7</text:p>
          </table:table-cell>
          <table:table-cell table:style-name="ce1" table:formula="of:=ROUND((([.G218]-0)/(1-0))*(1-0)+0)" office:value-type="float" office:value="1">
            <text:p>1</text:p>
          </table:table-cell>
          <table:table-cell table:style-name="ce2" table:formula="of:=(([.H218]-0)/(1-0))*(100-0)+0" office:value-type="float" office:value="12.890625">
            <text:p>12.890625000</text:p>
          </table:table-cell>
          <table:table-cell table:style-name="ce2" table:formula="of:=(([.I218]-0)/(1-0))*(100-(-100))+(-100)" office:value-type="float" office:value="-64.84375">
            <text:p>-64.843750000</text:p>
          </table:table-cell>
          <table:table-cell table:style-name="ce2" table:formula="of:=(([.J218]-0)/(1-0))*(10000-0)+0" office:value-type="float" office:value="7148.4375">
            <text:p>7148.437500000</text:p>
          </table:table-cell>
          <table:table-cell/>
        </table:table-row>
        <table:table-row table:style-name="ro3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 office:value-type="float" office:value="0.67578125">
            <text:p>0.67578125</text:p>
          </table:table-cell>
          <table:table-cell office:value-type="float" office:value="0.21484375">
            <text:p>0.21484375</text:p>
          </table:table-cell>
          <table:table-cell/>
          <table:table-cell table:style-name="ce1" table:formula="of:=ROUND((([.A219]-0)/(1-0))*(12-2)+2)" office:value-type="float" office:value="9">
            <text:p>9</text:p>
          </table:table-cell>
          <table:table-cell table:style-name="ce2" table:formula="of:=(([.B219]-0)/(1-0))*(10-0)+0" office:value-type="float" office:value="6.0546875">
            <text:p>6.054687500</text:p>
          </table:table-cell>
          <table:table-cell table:style-name="ce2" table:formula="of:=(([.C219]-0)/(1-0))*(1500-0.000000001)+0.000000001" office:value-type="float" office:value="849.609375000434">
            <text:p>849.609375000</text:p>
          </table:table-cell>
          <table:table-cell table:style-name="ce2" table:formula="of:=(([.D219]-0)/(1-0))*(1-0.000000001)+0.000000001" office:value-type="float" office:value="0.746093750253906">
            <text:p>0.746093750</text:p>
          </table:table-cell>
          <table:table-cell table:style-name="ce2" table:formula="of:=[.L219]*[.O219]" office:value-type="float" office:value="6.71484375228516">
            <text:p>6.714843752</text:p>
          </table:table-cell>
          <table:table-cell table:style-name="ce2" table:formula="of:=(([.E219]-0)/(1-0))*(100-0.000000001)+0.000000001" office:value-type="float" office:value="9.76562500090234">
            <text:p>9.765625001</text:p>
          </table:table-cell>
          <table:table-cell table:style-name="ce1" table:formula="of:=(([.F219]-0)/(1-0))*(1-0.001)+0.001" office:value-type="float" office:value="0.96487890625">
            <text:p>0.9648789063</text:p>
          </table:table-cell>
          <table:table-cell table:style-name="ce1" table:formula="of:=IF((([.L219]*[.L219])*[.R219])&lt;1;1;ROUND(([.L219]*[.L219])*[.R219]))" office:value-type="float" office:value="78">
            <text:p>78</text:p>
          </table:table-cell>
          <table:table-cell table:style-name="ce1" table:formula="of:=ROUND((([.G219]-0)/(1-0))*(1-0)+0)" office:value-type="float" office:value="0">
            <text:p>0</text:p>
          </table:table-cell>
          <table:table-cell table:style-name="ce2" table:formula="of:=(([.H219]-0)/(1-0))*(100-0)+0" office:value-type="float" office:value="62.890625">
            <text:p>62.890625000</text:p>
          </table:table-cell>
          <table:table-cell table:style-name="ce2" table:formula="of:=(([.I219]-0)/(1-0))*(100-(-100))+(-100)" office:value-type="float" office:value="35.15625">
            <text:p>35.156250000</text:p>
          </table:table-cell>
          <table:table-cell table:style-name="ce2" table:formula="of:=(([.J219]-0)/(1-0))*(10000-0)+0" office:value-type="float" office:value="2148.4375">
            <text:p>2148.437500000</text:p>
          </table:table-cell>
          <table:table-cell/>
        </table:table-row>
        <table:table-row table:style-name="ro3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 office:value-type="float" office:value="0.92578125">
            <text:p>0.92578125</text:p>
          </table:table-cell>
          <table:table-cell office:value-type="float" office:value="0.46484375">
            <text:p>0.46484375</text:p>
          </table:table-cell>
          <table:table-cell/>
          <table:table-cell table:style-name="ce1" table:formula="of:=ROUND((([.A220]-0)/(1-0))*(12-2)+2)" office:value-type="float" office:value="11">
            <text:p>11</text:p>
          </table:table-cell>
          <table:table-cell table:style-name="ce2" table:formula="of:=(([.B220]-0)/(1-0))*(10-0)+0" office:value-type="float" office:value="3.5546875">
            <text:p>3.554687500</text:p>
          </table:table-cell>
          <table:table-cell table:style-name="ce2" table:formula="of:=(([.C220]-0)/(1-0))*(1500-0.000000001)+0.000000001" office:value-type="float" office:value="474.609375000684">
            <text:p>474.609375001</text:p>
          </table:table-cell>
          <table:table-cell table:style-name="ce2" table:formula="of:=(([.D220]-0)/(1-0))*(1-0.000000001)+0.000000001" office:value-type="float" office:value="0.496093750503906">
            <text:p>0.496093751</text:p>
          </table:table-cell>
          <table:table-cell table:style-name="ce2" table:formula="of:=[.L220]*[.O220]" office:value-type="float" office:value="5.45703125554297">
            <text:p>5.457031256</text:p>
          </table:table-cell>
          <table:table-cell table:style-name="ce2" table:formula="of:=(([.E220]-0)/(1-0))*(100-0.000000001)+0.000000001" office:value-type="float" office:value="34.7656250006523">
            <text:p>34.765625001</text:p>
          </table:table-cell>
          <table:table-cell table:style-name="ce1" table:formula="of:=(([.F220]-0)/(1-0))*(1-0.001)+0.001" office:value-type="float" office:value="0.71512890625">
            <text:p>0.7151289063</text:p>
          </table:table-cell>
          <table:table-cell table:style-name="ce1" table:formula="of:=IF((([.L220]*[.L220])*[.R220])&lt;1;1;ROUND(([.L220]*[.L220])*[.R220]))" office:value-type="float" office:value="87">
            <text:p>87</text:p>
          </table:table-cell>
          <table:table-cell table:style-name="ce1" table:formula="of:=ROUND((([.G220]-0)/(1-0))*(1-0)+0)" office:value-type="float" office:value="1">
            <text:p>1</text:p>
          </table:table-cell>
          <table:table-cell table:style-name="ce2" table:formula="of:=(([.H220]-0)/(1-0))*(100-0)+0" office:value-type="float" office:value="87.890625">
            <text:p>87.890625000</text:p>
          </table:table-cell>
          <table:table-cell table:style-name="ce2" table:formula="of:=(([.I220]-0)/(1-0))*(100-(-100))+(-100)" office:value-type="float" office:value="85.15625">
            <text:p>85.156250000</text:p>
          </table:table-cell>
          <table:table-cell table:style-name="ce2" table:formula="of:=(([.J220]-0)/(1-0))*(10000-0)+0" office:value-type="float" office:value="4648.4375">
            <text:p>4648.437500000</text:p>
          </table:table-cell>
          <table:table-cell/>
        </table:table-row>
        <table:table-row table:style-name="ro3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 office:value-type="float" office:value="0.42578125">
            <text:p>0.42578125</text:p>
          </table:table-cell>
          <table:table-cell office:value-type="float" office:value="0.96484375">
            <text:p>0.96484375</text:p>
          </table:table-cell>
          <table:table-cell/>
          <table:table-cell table:style-name="ce1" table:formula="of:=ROUND((([.A221]-0)/(1-0))*(12-2)+2)" office:value-type="float" office:value="6">
            <text:p>6</text:p>
          </table:table-cell>
          <table:table-cell table:style-name="ce2" table:formula="of:=(([.B221]-0)/(1-0))*(10-0)+0" office:value-type="float" office:value="8.5546875">
            <text:p>8.554687500</text:p>
          </table:table-cell>
          <table:table-cell table:style-name="ce2" table:formula="of:=(([.C221]-0)/(1-0))*(1500-0.000000001)+0.000000001" office:value-type="float" office:value="1224.60937500018">
            <text:p>1224.609375000</text:p>
          </table:table-cell>
          <table:table-cell table:style-name="ce2" table:formula="of:=(([.D221]-0)/(1-0))*(1-0.000000001)+0.000000001" office:value-type="float" office:value="0.996093750003906">
            <text:p>0.996093750</text:p>
          </table:table-cell>
          <table:table-cell table:style-name="ce2" table:formula="of:=[.L221]*[.O221]" office:value-type="float" office:value="5.97656250002344">
            <text:p>5.976562500</text:p>
          </table:table-cell>
          <table:table-cell table:style-name="ce2" table:formula="of:=(([.E221]-0)/(1-0))*(100-0.000000001)+0.000000001" office:value-type="float" office:value="84.7656250001523">
            <text:p>84.765625000</text:p>
          </table:table-cell>
          <table:table-cell table:style-name="ce1" table:formula="of:=(([.F221]-0)/(1-0))*(1-0.001)+0.001" office:value-type="float" office:value="0.21562890625">
            <text:p>0.2156289063</text:p>
          </table:table-cell>
          <table:table-cell table:style-name="ce1" table:formula="of:=IF((([.L221]*[.L221])*[.R221])&lt;1;1;ROUND(([.L221]*[.L221])*[.R221]))" office:value-type="float" office:value="8">
            <text:p>8</text:p>
          </table:table-cell>
          <table:table-cell table:style-name="ce1" table:formula="of:=ROUND((([.G221]-0)/(1-0))*(1-0)+0)" office:value-type="float" office:value="0">
            <text:p>0</text:p>
          </table:table-cell>
          <table:table-cell table:style-name="ce2" table:formula="of:=(([.H221]-0)/(1-0))*(100-0)+0" office:value-type="float" office:value="37.890625">
            <text:p>37.890625000</text:p>
          </table:table-cell>
          <table:table-cell table:style-name="ce2" table:formula="of:=(([.I221]-0)/(1-0))*(100-(-100))+(-100)" office:value-type="float" office:value="-14.84375">
            <text:p>-14.843750000</text:p>
          </table:table-cell>
          <table:table-cell table:style-name="ce2" table:formula="of:=(([.J221]-0)/(1-0))*(10000-0)+0" office:value-type="float" office:value="9648.4375">
            <text:p>9648.437500000</text:p>
          </table:table-cell>
          <table:table-cell/>
        </table:table-row>
        <table:table-row table:style-name="ro3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 office:value-type="float" office:value="0.80078125">
            <text:p>0.80078125</text:p>
          </table:table-cell>
          <table:table-cell office:value-type="float" office:value="0.08984375">
            <text:p>0.08984375</text:p>
          </table:table-cell>
          <table:table-cell/>
          <table:table-cell table:style-name="ce1" table:formula="of:=ROUND((([.A222]-0)/(1-0))*(12-2)+2)" office:value-type="float" office:value="5">
            <text:p>5</text:p>
          </table:table-cell>
          <table:table-cell table:style-name="ce2" table:formula="of:=(([.B222]-0)/(1-0))*(10-0)+0" office:value-type="float" office:value="4.8046875">
            <text:p>4.804687500</text:p>
          </table:table-cell>
          <table:table-cell table:style-name="ce2" table:formula="of:=(([.C222]-0)/(1-0))*(1500-0.000000001)+0.000000001" office:value-type="float" office:value="1037.10937500031">
            <text:p>1037.109375000</text:p>
          </table:table-cell>
          <table:table-cell table:style-name="ce2" table:formula="of:=(([.D222]-0)/(1-0))*(1-0.000000001)+0.000000001" office:value-type="float" office:value="0.871093750128906">
            <text:p>0.871093750</text:p>
          </table:table-cell>
          <table:table-cell table:style-name="ce2" table:formula="of:=[.L222]*[.O222]" office:value-type="float" office:value="4.35546875064453">
            <text:p>4.355468751</text:p>
          </table:table-cell>
          <table:table-cell table:style-name="ce2" table:formula="of:=(([.E222]-0)/(1-0))*(100-0.000000001)+0.000000001" office:value-type="float" office:value="97.2656250000273">
            <text:p>97.265625000</text:p>
          </table:table-cell>
          <table:table-cell table:style-name="ce1" table:formula="of:=(([.F222]-0)/(1-0))*(1-0.001)+0.001" office:value-type="float" office:value="0.34050390625">
            <text:p>0.3405039063</text:p>
          </table:table-cell>
          <table:table-cell table:style-name="ce1" table:formula="of:=IF((([.L222]*[.L222])*[.R222])&lt;1;1;ROUND(([.L222]*[.L222])*[.R222]))" office:value-type="float" office:value="9">
            <text:p>9</text:p>
          </table:table-cell>
          <table:table-cell table:style-name="ce1" table:formula="of:=ROUND((([.G222]-0)/(1-0))*(1-0)+0)" office:value-type="float" office:value="1">
            <text:p>1</text:p>
          </table:table-cell>
          <table:table-cell table:style-name="ce2" table:formula="of:=(([.H222]-0)/(1-0))*(100-0)+0" office:value-type="float" office:value="75.390625">
            <text:p>75.390625000</text:p>
          </table:table-cell>
          <table:table-cell table:style-name="ce2" table:formula="of:=(([.I222]-0)/(1-0))*(100-(-100))+(-100)" office:value-type="float" office:value="60.15625">
            <text:p>60.156250000</text:p>
          </table:table-cell>
          <table:table-cell table:style-name="ce2" table:formula="of:=(([.J222]-0)/(1-0))*(10000-0)+0" office:value-type="float" office:value="898.4375">
            <text:p>898.437500000</text:p>
          </table:table-cell>
          <table:table-cell/>
        </table:table-row>
        <table:table-row table:style-name="ro3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 office:value-type="float" office:value="0.30078125">
            <text:p>0.30078125</text:p>
          </table:table-cell>
          <table:table-cell office:value-type="float" office:value="0.58984375">
            <text:p>0.58984375</text:p>
          </table:table-cell>
          <table:table-cell/>
          <table:table-cell table:style-name="ce1" table:formula="of:=ROUND((([.A223]-0)/(1-0))*(12-2)+2)" office:value-type="float" office:value="10">
            <text:p>10</text:p>
          </table:table-cell>
          <table:table-cell table:style-name="ce2" table:formula="of:=(([.B223]-0)/(1-0))*(10-0)+0" office:value-type="float" office:value="9.8046875">
            <text:p>9.804687500</text:p>
          </table:table-cell>
          <table:table-cell table:style-name="ce2" table:formula="of:=(([.C223]-0)/(1-0))*(1500-0.000000001)+0.000000001" office:value-type="float" office:value="287.109375000809">
            <text:p>287.109375001</text:p>
          </table:table-cell>
          <table:table-cell table:style-name="ce2" table:formula="of:=(([.D223]-0)/(1-0))*(1-0.000000001)+0.000000001" office:value-type="float" office:value="0.371093750628906">
            <text:p>0.371093751</text:p>
          </table:table-cell>
          <table:table-cell table:style-name="ce2" table:formula="of:=[.L223]*[.O223]" office:value-type="float" office:value="3.71093750628906">
            <text:p>3.710937506</text:p>
          </table:table-cell>
          <table:table-cell table:style-name="ce2" table:formula="of:=(([.E223]-0)/(1-0))*(100-0.000000001)+0.000000001" office:value-type="float" office:value="47.2656250005273">
            <text:p>47.265625001</text:p>
          </table:table-cell>
          <table:table-cell table:style-name="ce1" table:formula="of:=(([.F223]-0)/(1-0))*(1-0.001)+0.001" office:value-type="float" office:value="0.84000390625">
            <text:p>0.8400039063</text:p>
          </table:table-cell>
          <table:table-cell table:style-name="ce1" table:formula="of:=IF((([.L223]*[.L223])*[.R223])&lt;1;1;ROUND(([.L223]*[.L223])*[.R223]))" office:value-type="float" office:value="84">
            <text:p>84</text:p>
          </table:table-cell>
          <table:table-cell table:style-name="ce1" table:formula="of:=ROUND((([.G223]-0)/(1-0))*(1-0)+0)" office:value-type="float" office:value="0">
            <text:p>0</text:p>
          </table:table-cell>
          <table:table-cell table:style-name="ce2" table:formula="of:=(([.H223]-0)/(1-0))*(100-0)+0" office:value-type="float" office:value="25.390625">
            <text:p>25.390625000</text:p>
          </table:table-cell>
          <table:table-cell table:style-name="ce2" table:formula="of:=(([.I223]-0)/(1-0))*(100-(-100))+(-100)" office:value-type="float" office:value="-39.84375">
            <text:p>-39.843750000</text:p>
          </table:table-cell>
          <table:table-cell table:style-name="ce2" table:formula="of:=(([.J223]-0)/(1-0))*(10000-0)+0" office:value-type="float" office:value="5898.4375">
            <text:p>5898.437500000</text:p>
          </table:table-cell>
          <table:table-cell/>
        </table:table-row>
        <table:table-row table:style-name="ro3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 office:value-type="float" office:value="0.05078125">
            <text:p>0.05078125</text:p>
          </table:table-cell>
          <table:table-cell office:value-type="float" office:value="0.83984375">
            <text:p>0.83984375</text:p>
          </table:table-cell>
          <table:table-cell/>
          <table:table-cell table:style-name="ce1" table:formula="of:=ROUND((([.A224]-0)/(1-0))*(12-2)+2)" office:value-type="float" office:value="8">
            <text:p>8</text:p>
          </table:table-cell>
          <table:table-cell table:style-name="ce2" table:formula="of:=(([.B224]-0)/(1-0))*(10-0)+0" office:value-type="float" office:value="2.3046875">
            <text:p>2.304687500</text:p>
          </table:table-cell>
          <table:table-cell table:style-name="ce2" table:formula="of:=(([.C224]-0)/(1-0))*(1500-0.000000001)+0.000000001" office:value-type="float" office:value="1412.10937500006">
            <text:p>1412.109375000</text:p>
          </table:table-cell>
          <table:table-cell table:style-name="ce2" table:formula="of:=(([.D224]-0)/(1-0))*(1-0.000000001)+0.000000001" office:value-type="float" office:value="0.621093750378906">
            <text:p>0.621093750</text:p>
          </table:table-cell>
          <table:table-cell table:style-name="ce2" table:formula="of:=[.L224]*[.O224]" office:value-type="float" office:value="4.96875000303125">
            <text:p>4.968750003</text:p>
          </table:table-cell>
          <table:table-cell table:style-name="ce2" table:formula="of:=(([.E224]-0)/(1-0))*(100-0.000000001)+0.000000001" office:value-type="float" office:value="22.2656250007773">
            <text:p>22.265625001</text:p>
          </table:table-cell>
          <table:table-cell table:style-name="ce1" table:formula="of:=(([.F224]-0)/(1-0))*(1-0.001)+0.001" office:value-type="float" office:value="0.59025390625">
            <text:p>0.5902539063</text:p>
          </table:table-cell>
          <table:table-cell table:style-name="ce1" table:formula="of:=IF((([.L224]*[.L224])*[.R224])&lt;1;1;ROUND(([.L224]*[.L224])*[.R224]))" office:value-type="float" office:value="38">
            <text:p>38</text:p>
          </table:table-cell>
          <table:table-cell table:style-name="ce1" table:formula="of:=ROUND((([.G224]-0)/(1-0))*(1-0)+0)" office:value-type="float" office:value="1">
            <text:p>1</text:p>
          </table:table-cell>
          <table:table-cell table:style-name="ce2" table:formula="of:=(([.H224]-0)/(1-0))*(100-0)+0" office:value-type="float" office:value="0.390625">
            <text:p>0.390625000</text:p>
          </table:table-cell>
          <table:table-cell table:style-name="ce2" table:formula="of:=(([.I224]-0)/(1-0))*(100-(-100))+(-100)" office:value-type="float" office:value="-89.84375">
            <text:p>-89.843750000</text:p>
          </table:table-cell>
          <table:table-cell table:style-name="ce2" table:formula="of:=(([.J224]-0)/(1-0))*(10000-0)+0" office:value-type="float" office:value="8398.4375">
            <text:p>8398.437500000</text:p>
          </table:table-cell>
          <table:table-cell/>
        </table:table-row>
        <table:table-row table:style-name="ro3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 office:value-type="float" office:value="0.55078125">
            <text:p>0.55078125</text:p>
          </table:table-cell>
          <table:table-cell office:value-type="float" office:value="0.33984375">
            <text:p>0.33984375</text:p>
          </table:table-cell>
          <table:table-cell/>
          <table:table-cell table:style-name="ce1" table:formula="of:=ROUND((([.A225]-0)/(1-0))*(12-2)+2)" office:value-type="float" office:value="3">
            <text:p>3</text:p>
          </table:table-cell>
          <table:table-cell table:style-name="ce2" table:formula="of:=(([.B225]-0)/(1-0))*(10-0)+0" office:value-type="float" office:value="7.3046875">
            <text:p>7.304687500</text:p>
          </table:table-cell>
          <table:table-cell table:style-name="ce2" table:formula="of:=(([.C225]-0)/(1-0))*(1500-0.000000001)+0.000000001" office:value-type="float" office:value="662.109375000559">
            <text:p>662.109375001</text:p>
          </table:table-cell>
          <table:table-cell table:style-name="ce2" table:formula="of:=(([.D225]-0)/(1-0))*(1-0.000000001)+0.000000001" office:value-type="float" office:value="0.121093750878906">
            <text:p>0.121093751</text:p>
          </table:table-cell>
          <table:table-cell table:style-name="ce2" table:formula="of:=[.L225]*[.O225]" office:value-type="float" office:value="0.363281252636719">
            <text:p>0.363281253</text:p>
          </table:table-cell>
          <table:table-cell table:style-name="ce2" table:formula="of:=(([.E225]-0)/(1-0))*(100-0.000000001)+0.000000001" office:value-type="float" office:value="72.2656250002773">
            <text:p>72.265625000</text:p>
          </table:table-cell>
          <table:table-cell table:style-name="ce1" table:formula="of:=(([.F225]-0)/(1-0))*(1-0.001)+0.001" office:value-type="float" office:value="0.09075390625">
            <text:p>0.0907539063</text:p>
          </table:table-cell>
          <table:table-cell table:style-name="ce1" table:formula="of:=IF((([.L225]*[.L225])*[.R225])&lt;1;1;ROUND(([.L225]*[.L225])*[.R225]))" office:value-type="float" office:value="1">
            <text:p>1</text:p>
          </table:table-cell>
          <table:table-cell table:style-name="ce1" table:formula="of:=ROUND((([.G225]-0)/(1-0))*(1-0)+0)" office:value-type="float" office:value="0">
            <text:p>0</text:p>
          </table:table-cell>
          <table:table-cell table:style-name="ce2" table:formula="of:=(([.H225]-0)/(1-0))*(100-0)+0" office:value-type="float" office:value="50.390625">
            <text:p>50.390625000</text:p>
          </table:table-cell>
          <table:table-cell table:style-name="ce2" table:formula="of:=(([.I225]-0)/(1-0))*(100-(-100))+(-100)" office:value-type="float" office:value="10.15625">
            <text:p>10.156250000</text:p>
          </table:table-cell>
          <table:table-cell table:style-name="ce2" table:formula="of:=(([.J225]-0)/(1-0))*(10000-0)+0" office:value-type="float" office:value="3398.4375">
            <text:p>3398.437500000</text:p>
          </table:table-cell>
          <table:table-cell/>
        </table:table-row>
        <table:table-row table:style-name="ro3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 office:value-type="float" office:value="0.34765625">
            <text:p>0.34765625</text:p>
          </table:table-cell>
          <table:table-cell office:value-type="float" office:value="0.76171875">
            <text:p>0.76171875</text:p>
          </table:table-cell>
          <table:table-cell/>
          <table:table-cell table:style-name="ce1" table:formula="of:=ROUND((([.A226]-0)/(1-0))*(12-2)+2)" office:value-type="float" office:value="2">
            <text:p>2</text:p>
          </table:table-cell>
          <table:table-cell table:style-name="ce2" table:formula="of:=(([.B226]-0)/(1-0))*(10-0)+0" office:value-type="float" office:value="4.6484375">
            <text:p>4.648437500</text:p>
          </table:table-cell>
          <table:table-cell table:style-name="ce2" table:formula="of:=(([.C226]-0)/(1-0))*(1500-0.000000001)+0.000000001" office:value-type="float" office:value="263.671875000824">
            <text:p>263.671875001</text:p>
          </table:table-cell>
          <table:table-cell table:style-name="ce2" table:formula="of:=(([.D226]-0)/(1-0))*(1-0.000000001)+0.000000001" office:value-type="float" office:value="0.417968750582031">
            <text:p>0.417968751</text:p>
          </table:table-cell>
          <table:table-cell table:style-name="ce2" table:formula="of:=[.L226]*[.O226]" office:value-type="float" office:value="0.835937501164063">
            <text:p>0.835937501</text:p>
          </table:table-cell>
          <table:table-cell table:style-name="ce2" table:formula="of:=(([.E226]-0)/(1-0))*(100-0.000000001)+0.000000001" office:value-type="float" office:value="39.4531250006055">
            <text:p>39.453125001</text:p>
          </table:table-cell>
          <table:table-cell table:style-name="ce1" table:formula="of:=(([.F226]-0)/(1-0))*(1-0.001)+0.001" office:value-type="float" office:value="0.20001953125">
            <text:p>0.2000195313</text:p>
          </table:table-cell>
          <table:table-cell table:style-name="ce1" table:formula="of:=IF((([.L226]*[.L226])*[.R226])&lt;1;1;ROUND(([.L226]*[.L226])*[.R226]))" office:value-type="float" office:value="1">
            <text:p>1</text:p>
          </table:table-cell>
          <table:table-cell table:style-name="ce1" table:formula="of:=ROUND((([.G226]-0)/(1-0))*(1-0)+0)" office:value-type="float" office:value="1">
            <text:p>1</text:p>
          </table:table-cell>
          <table:table-cell table:style-name="ce2" table:formula="of:=(([.H226]-0)/(1-0))*(100-0)+0" office:value-type="float" office:value="64.453125">
            <text:p>64.453125000</text:p>
          </table:table-cell>
          <table:table-cell table:style-name="ce2" table:formula="of:=(([.I226]-0)/(1-0))*(100-(-100))+(-100)" office:value-type="float" office:value="-30.46875">
            <text:p>-30.468750000</text:p>
          </table:table-cell>
          <table:table-cell table:style-name="ce2" table:formula="of:=(([.J226]-0)/(1-0))*(10000-0)+0" office:value-type="float" office:value="7617.1875">
            <text:p>7617.187500000</text:p>
          </table:table-cell>
          <table:table-cell/>
        </table:table-row>
        <table:table-row table:style-name="ro3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 office:value-type="float" office:value="0.84765625">
            <text:p>0.84765625</text:p>
          </table:table-cell>
          <table:table-cell office:value-type="float" office:value="0.26171875">
            <text:p>0.26171875</text:p>
          </table:table-cell>
          <table:table-cell/>
          <table:table-cell table:style-name="ce1" table:formula="of:=ROUND((([.A227]-0)/(1-0))*(12-2)+2)" office:value-type="float" office:value="7">
            <text:p>7</text:p>
          </table:table-cell>
          <table:table-cell table:style-name="ce2" table:formula="of:=(([.B227]-0)/(1-0))*(10-0)+0" office:value-type="float" office:value="9.6484375">
            <text:p>9.648437500</text:p>
          </table:table-cell>
          <table:table-cell table:style-name="ce2" table:formula="of:=(([.C227]-0)/(1-0))*(1500-0.000000001)+0.000000001" office:value-type="float" office:value="1013.67187500032">
            <text:p>1013.671875000</text:p>
          </table:table-cell>
          <table:table-cell table:style-name="ce2" table:formula="of:=(([.D227]-0)/(1-0))*(1-0.000000001)+0.000000001" office:value-type="float" office:value="0.917968750082031">
            <text:p>0.917968750</text:p>
          </table:table-cell>
          <table:table-cell table:style-name="ce2" table:formula="of:=[.L227]*[.O227]" office:value-type="float" office:value="6.42578125057422">
            <text:p>6.425781251</text:p>
          </table:table-cell>
          <table:table-cell table:style-name="ce2" table:formula="of:=(([.E227]-0)/(1-0))*(100-0.000000001)+0.000000001" office:value-type="float" office:value="89.4531250001055">
            <text:p>89.453125000</text:p>
          </table:table-cell>
          <table:table-cell table:style-name="ce1" table:formula="of:=(([.F227]-0)/(1-0))*(1-0.001)+0.001" office:value-type="float" office:value="0.69951953125">
            <text:p>0.6995195313</text:p>
          </table:table-cell>
          <table:table-cell table:style-name="ce1" table:formula="of:=IF((([.L227]*[.L227])*[.R227])&lt;1;1;ROUND(([.L227]*[.L227])*[.R227]))" office:value-type="float" office:value="34">
            <text:p>34</text:p>
          </table:table-cell>
          <table:table-cell table:style-name="ce1" table:formula="of:=ROUND((([.G227]-0)/(1-0))*(1-0)+0)" office:value-type="float" office:value="0">
            <text:p>0</text:p>
          </table:table-cell>
          <table:table-cell table:style-name="ce2" table:formula="of:=(([.H227]-0)/(1-0))*(100-0)+0" office:value-type="float" office:value="14.453125">
            <text:p>14.453125000</text:p>
          </table:table-cell>
          <table:table-cell table:style-name="ce2" table:formula="of:=(([.I227]-0)/(1-0))*(100-(-100))+(-100)" office:value-type="float" office:value="69.53125">
            <text:p>69.531250000</text:p>
          </table:table-cell>
          <table:table-cell table:style-name="ce2" table:formula="of:=(([.J227]-0)/(1-0))*(10000-0)+0" office:value-type="float" office:value="2617.1875">
            <text:p>2617.187500000</text:p>
          </table:table-cell>
          <table:table-cell/>
        </table:table-row>
        <table:table-row table:style-name="ro3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 office:value-type="float" office:value="0.59765625">
            <text:p>0.59765625</text:p>
          </table:table-cell>
          <table:table-cell office:value-type="float" office:value="0.01171875">
            <text:p>0.01171875</text:p>
          </table:table-cell>
          <table:table-cell/>
          <table:table-cell table:style-name="ce1" table:formula="of:=ROUND((([.A228]-0)/(1-0))*(12-2)+2)" office:value-type="float" office:value="10">
            <text:p>10</text:p>
          </table:table-cell>
          <table:table-cell table:style-name="ce2" table:formula="of:=(([.B228]-0)/(1-0))*(10-0)+0" office:value-type="float" office:value="2.1484375">
            <text:p>2.148437500</text:p>
          </table:table-cell>
          <table:table-cell table:style-name="ce2" table:formula="of:=(([.C228]-0)/(1-0))*(1500-0.000000001)+0.000000001" office:value-type="float" office:value="638.671875000574">
            <text:p>638.671875001</text:p>
          </table:table-cell>
          <table:table-cell table:style-name="ce2" table:formula="of:=(([.D228]-0)/(1-0))*(1-0.000000001)+0.000000001" office:value-type="float" office:value="0.167968750832031">
            <text:p>0.167968751</text:p>
          </table:table-cell>
          <table:table-cell table:style-name="ce2" table:formula="of:=[.L228]*[.O228]" office:value-type="float" office:value="1.67968750832031">
            <text:p>1.679687508</text:p>
          </table:table-cell>
          <table:table-cell table:style-name="ce2" table:formula="of:=(([.E228]-0)/(1-0))*(100-0.000000001)+0.000000001" office:value-type="float" office:value="64.4531250003555">
            <text:p>64.453125000</text:p>
          </table:table-cell>
          <table:table-cell table:style-name="ce1" table:formula="of:=(([.F228]-0)/(1-0))*(1-0.001)+0.001" office:value-type="float" office:value="0.94926953125">
            <text:p>0.9492695313</text:p>
          </table:table-cell>
          <table:table-cell table:style-name="ce1" table:formula="of:=IF((([.L228]*[.L228])*[.R228])&lt;1;1;ROUND(([.L228]*[.L228])*[.R228]))" office:value-type="float" office:value="95">
            <text:p>95</text:p>
          </table:table-cell>
          <table:table-cell table:style-name="ce1" table:formula="of:=ROUND((([.G228]-0)/(1-0))*(1-0)+0)" office:value-type="float" office:value="1">
            <text:p>1</text:p>
          </table:table-cell>
          <table:table-cell table:style-name="ce2" table:formula="of:=(([.H228]-0)/(1-0))*(100-0)+0" office:value-type="float" office:value="39.453125">
            <text:p>39.453125000</text:p>
          </table:table-cell>
          <table:table-cell table:style-name="ce2" table:formula="of:=(([.I228]-0)/(1-0))*(100-(-100))+(-100)" office:value-type="float" office:value="19.53125">
            <text:p>19.531250000</text:p>
          </table:table-cell>
          <table:table-cell table:style-name="ce2" table:formula="of:=(([.J228]-0)/(1-0))*(10000-0)+0" office:value-type="float" office:value="117.1875">
            <text:p>117.187500000</text:p>
          </table:table-cell>
          <table:table-cell/>
        </table:table-row>
        <table:table-row table:style-name="ro3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 office:value-type="float" office:value="0.09765625">
            <text:p>0.09765625</text:p>
          </table:table-cell>
          <table:table-cell office:value-type="float" office:value="0.51171875">
            <text:p>0.51171875</text:p>
          </table:table-cell>
          <table:table-cell/>
          <table:table-cell table:style-name="ce1" table:formula="of:=ROUND((([.A229]-0)/(1-0))*(12-2)+2)" office:value-type="float" office:value="5">
            <text:p>5</text:p>
          </table:table-cell>
          <table:table-cell table:style-name="ce2" table:formula="of:=(([.B229]-0)/(1-0))*(10-0)+0" office:value-type="float" office:value="7.1484375">
            <text:p>7.148437500</text:p>
          </table:table-cell>
          <table:table-cell table:style-name="ce2" table:formula="of:=(([.C229]-0)/(1-0))*(1500-0.000000001)+0.000000001" office:value-type="float" office:value="1388.67187500007">
            <text:p>1388.671875000</text:p>
          </table:table-cell>
          <table:table-cell table:style-name="ce2" table:formula="of:=(([.D229]-0)/(1-0))*(1-0.000000001)+0.000000001" office:value-type="float" office:value="0.667968750332031">
            <text:p>0.667968750</text:p>
          </table:table-cell>
          <table:table-cell table:style-name="ce2" table:formula="of:=[.L229]*[.O229]" office:value-type="float" office:value="3.33984375166016">
            <text:p>3.339843752</text:p>
          </table:table-cell>
          <table:table-cell table:style-name="ce2" table:formula="of:=(([.E229]-0)/(1-0))*(100-0.000000001)+0.000000001" office:value-type="float" office:value="14.4531250008555">
            <text:p>14.453125001</text:p>
          </table:table-cell>
          <table:table-cell table:style-name="ce1" table:formula="of:=(([.F229]-0)/(1-0))*(1-0.001)+0.001" office:value-type="float" office:value="0.44976953125">
            <text:p>0.4497695313</text:p>
          </table:table-cell>
          <table:table-cell table:style-name="ce1" table:formula="of:=IF((([.L229]*[.L229])*[.R229])&lt;1;1;ROUND(([.L229]*[.L229])*[.R229]))" office:value-type="float" office:value="11">
            <text:p>11</text:p>
          </table:table-cell>
          <table:table-cell table:style-name="ce1" table:formula="of:=ROUND((([.G229]-0)/(1-0))*(1-0)+0)" office:value-type="float" office:value="0">
            <text:p>0</text:p>
          </table:table-cell>
          <table:table-cell table:style-name="ce2" table:formula="of:=(([.H229]-0)/(1-0))*(100-0)+0" office:value-type="float" office:value="89.453125">
            <text:p>89.453125000</text:p>
          </table:table-cell>
          <table:table-cell table:style-name="ce2" table:formula="of:=(([.I229]-0)/(1-0))*(100-(-100))+(-100)" office:value-type="float" office:value="-80.46875">
            <text:p>-80.468750000</text:p>
          </table:table-cell>
          <table:table-cell table:style-name="ce2" table:formula="of:=(([.J229]-0)/(1-0))*(10000-0)+0" office:value-type="float" office:value="5117.1875">
            <text:p>5117.187500000</text:p>
          </table:table-cell>
          <table:table-cell/>
        </table:table-row>
        <table:table-row table:style-name="ro3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 office:value-type="float" office:value="0.72265625">
            <text:p>0.72265625</text:p>
          </table:table-cell>
          <table:table-cell office:value-type="float" office:value="0.38671875">
            <text:p>0.38671875</text:p>
          </table:table-cell>
          <table:table-cell/>
          <table:table-cell table:style-name="ce1" table:formula="of:=ROUND((([.A230]-0)/(1-0))*(12-2)+2)" office:value-type="float" office:value="6">
            <text:p>6</text:p>
          </table:table-cell>
          <table:table-cell table:style-name="ce2" table:formula="of:=(([.B230]-0)/(1-0))*(10-0)+0" office:value-type="float" office:value="0.8984375">
            <text:p>0.898437500</text:p>
          </table:table-cell>
          <table:table-cell table:style-name="ce2" table:formula="of:=(([.C230]-0)/(1-0))*(1500-0.000000001)+0.000000001" office:value-type="float" office:value="826.171875000449">
            <text:p>826.171875000</text:p>
          </table:table-cell>
          <table:table-cell table:style-name="ce2" table:formula="of:=(([.D230]-0)/(1-0))*(1-0.000000001)+0.000000001" office:value-type="float" office:value="0.542968750457031">
            <text:p>0.542968750</text:p>
          </table:table-cell>
          <table:table-cell table:style-name="ce2" table:formula="of:=[.L230]*[.O230]" office:value-type="float" office:value="3.25781250274219">
            <text:p>3.257812503</text:p>
          </table:table-cell>
          <table:table-cell table:style-name="ce2" table:formula="of:=(([.E230]-0)/(1-0))*(100-0.000000001)+0.000000001" office:value-type="float" office:value="1.95312500098047">
            <text:p>1.953125001</text:p>
          </table:table-cell>
          <table:table-cell table:style-name="ce1" table:formula="of:=(([.F230]-0)/(1-0))*(1-0.001)+0.001" office:value-type="float" office:value="0.07514453125">
            <text:p>0.0751445313</text:p>
          </table:table-cell>
          <table:table-cell table:style-name="ce1" table:formula="of:=IF((([.L230]*[.L230])*[.R230])&lt;1;1;ROUND(([.L230]*[.L230])*[.R230]))" office:value-type="float" office:value="3">
            <text:p>3</text:p>
          </table:table-cell>
          <table:table-cell table:style-name="ce1" table:formula="of:=ROUND((([.G230]-0)/(1-0))*(1-0)+0)" office:value-type="float" office:value="1">
            <text:p>1</text:p>
          </table:table-cell>
          <table:table-cell table:style-name="ce2" table:formula="of:=(([.H230]-0)/(1-0))*(100-0)+0" office:value-type="float" office:value="26.953125">
            <text:p>26.953125000</text:p>
          </table:table-cell>
          <table:table-cell table:style-name="ce2" table:formula="of:=(([.I230]-0)/(1-0))*(100-(-100))+(-100)" office:value-type="float" office:value="44.53125">
            <text:p>44.531250000</text:p>
          </table:table-cell>
          <table:table-cell table:style-name="ce2" table:formula="of:=(([.J230]-0)/(1-0))*(10000-0)+0" office:value-type="float" office:value="3867.1875">
            <text:p>3867.187500000</text:p>
          </table:table-cell>
          <table:table-cell/>
        </table:table-row>
        <table:table-row table:style-name="ro3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 office:value-type="float" office:value="0.22265625">
            <text:p>0.22265625</text:p>
          </table:table-cell>
          <table:table-cell office:value-type="float" office:value="0.88671875">
            <text:p>0.88671875</text:p>
          </table:table-cell>
          <table:table-cell/>
          <table:table-cell table:style-name="ce1" table:formula="of:=ROUND((([.A231]-0)/(1-0))*(12-2)+2)" office:value-type="float" office:value="11">
            <text:p>11</text:p>
          </table:table-cell>
          <table:table-cell table:style-name="ce2" table:formula="of:=(([.B231]-0)/(1-0))*(10-0)+0" office:value-type="float" office:value="5.8984375">
            <text:p>5.898437500</text:p>
          </table:table-cell>
          <table:table-cell table:style-name="ce2" table:formula="of:=(([.C231]-0)/(1-0))*(1500-0.000000001)+0.000000001" office:value-type="float" office:value="76.1718750009492">
            <text:p>76.171875001</text:p>
          </table:table-cell>
          <table:table-cell table:style-name="ce2" table:formula="of:=(([.D231]-0)/(1-0))*(1-0.000000001)+0.000000001" office:value-type="float" office:value="0.0429687509570313">
            <text:p>0.042968751</text:p>
          </table:table-cell>
          <table:table-cell table:style-name="ce2" table:formula="of:=[.L231]*[.O231]" office:value-type="float" office:value="0.472656260527344">
            <text:p>0.472656261</text:p>
          </table:table-cell>
          <table:table-cell table:style-name="ce2" table:formula="of:=(([.E231]-0)/(1-0))*(100-0.000000001)+0.000000001" office:value-type="float" office:value="51.9531250004805">
            <text:p>51.953125000</text:p>
          </table:table-cell>
          <table:table-cell table:style-name="ce1" table:formula="of:=(([.F231]-0)/(1-0))*(1-0.001)+0.001" office:value-type="float" office:value="0.57464453125">
            <text:p>0.5746445313</text:p>
          </table:table-cell>
          <table:table-cell table:style-name="ce1" table:formula="of:=IF((([.L231]*[.L231])*[.R231])&lt;1;1;ROUND(([.L231]*[.L231])*[.R231]))" office:value-type="float" office:value="70">
            <text:p>70</text:p>
          </table:table-cell>
          <table:table-cell table:style-name="ce1" table:formula="of:=ROUND((([.G231]-0)/(1-0))*(1-0)+0)" office:value-type="float" office:value="0">
            <text:p>0</text:p>
          </table:table-cell>
          <table:table-cell table:style-name="ce2" table:formula="of:=(([.H231]-0)/(1-0))*(100-0)+0" office:value-type="float" office:value="76.953125">
            <text:p>76.953125000</text:p>
          </table:table-cell>
          <table:table-cell table:style-name="ce2" table:formula="of:=(([.I231]-0)/(1-0))*(100-(-100))+(-100)" office:value-type="float" office:value="-55.46875">
            <text:p>-55.468750000</text:p>
          </table:table-cell>
          <table:table-cell table:style-name="ce2" table:formula="of:=(([.J231]-0)/(1-0))*(10000-0)+0" office:value-type="float" office:value="8867.1875">
            <text:p>8867.187500000</text:p>
          </table:table-cell>
          <table:table-cell/>
        </table:table-row>
        <table:table-row table:style-name="ro3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 office:value-type="float" office:value="0.47265625">
            <text:p>0.47265625</text:p>
          </table:table-cell>
          <table:table-cell office:value-type="float" office:value="0.63671875">
            <text:p>0.63671875</text:p>
          </table:table-cell>
          <table:table-cell/>
          <table:table-cell table:style-name="ce1" table:formula="of:=ROUND((([.A232]-0)/(1-0))*(12-2)+2)" office:value-type="float" office:value="9">
            <text:p>9</text:p>
          </table:table-cell>
          <table:table-cell table:style-name="ce2" table:formula="of:=(([.B232]-0)/(1-0))*(10-0)+0" office:value-type="float" office:value="3.3984375">
            <text:p>3.398437500</text:p>
          </table:table-cell>
          <table:table-cell table:style-name="ce2" table:formula="of:=(([.C232]-0)/(1-0))*(1500-0.000000001)+0.000000001" office:value-type="float" office:value="1201.1718750002">
            <text:p>1201.171875000</text:p>
          </table:table-cell>
          <table:table-cell table:style-name="ce2" table:formula="of:=(([.D232]-0)/(1-0))*(1-0.000000001)+0.000000001" office:value-type="float" office:value="0.792968750207031">
            <text:p>0.792968750</text:p>
          </table:table-cell>
          <table:table-cell table:style-name="ce2" table:formula="of:=[.L232]*[.O232]" office:value-type="float" office:value="7.13671875186328">
            <text:p>7.136718752</text:p>
          </table:table-cell>
          <table:table-cell table:style-name="ce2" table:formula="of:=(([.E232]-0)/(1-0))*(100-0.000000001)+0.000000001" office:value-type="float" office:value="76.9531250002305">
            <text:p>76.953125000</text:p>
          </table:table-cell>
          <table:table-cell table:style-name="ce1" table:formula="of:=(([.F232]-0)/(1-0))*(1-0.001)+0.001" office:value-type="float" office:value="0.82439453125">
            <text:p>0.8243945313</text:p>
          </table:table-cell>
          <table:table-cell table:style-name="ce1" table:formula="of:=IF((([.L232]*[.L232])*[.R232])&lt;1;1;ROUND(([.L232]*[.L232])*[.R232]))" office:value-type="float" office:value="67">
            <text:p>67</text:p>
          </table:table-cell>
          <table:table-cell table:style-name="ce1" table:formula="of:=ROUND((([.G232]-0)/(1-0))*(1-0)+0)" office:value-type="float" office:value="1">
            <text:p>1</text:p>
          </table:table-cell>
          <table:table-cell table:style-name="ce2" table:formula="of:=(([.H232]-0)/(1-0))*(100-0)+0" office:value-type="float" office:value="51.953125">
            <text:p>51.953125000</text:p>
          </table:table-cell>
          <table:table-cell table:style-name="ce2" table:formula="of:=(([.I232]-0)/(1-0))*(100-(-100))+(-100)" office:value-type="float" office:value="-5.46875">
            <text:p>-5.468750000</text:p>
          </table:table-cell>
          <table:table-cell table:style-name="ce2" table:formula="of:=(([.J232]-0)/(1-0))*(10000-0)+0" office:value-type="float" office:value="6367.1875">
            <text:p>6367.187500000</text:p>
          </table:table-cell>
          <table:table-cell/>
        </table:table-row>
        <table:table-row table:style-name="ro3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 office:value-type="float" office:value="0.97265625">
            <text:p>0.97265625</text:p>
          </table:table-cell>
          <table:table-cell office:value-type="float" office:value="0.13671875">
            <text:p>0.13671875</text:p>
          </table:table-cell>
          <table:table-cell/>
          <table:table-cell table:style-name="ce1" table:formula="of:=ROUND((([.A233]-0)/(1-0))*(12-2)+2)" office:value-type="float" office:value="4">
            <text:p>4</text:p>
          </table:table-cell>
          <table:table-cell table:style-name="ce2" table:formula="of:=(([.B233]-0)/(1-0))*(10-0)+0" office:value-type="float" office:value="8.3984375">
            <text:p>8.398437500</text:p>
          </table:table-cell>
          <table:table-cell table:style-name="ce2" table:formula="of:=(([.C233]-0)/(1-0))*(1500-0.000000001)+0.000000001" office:value-type="float" office:value="451.171875000699">
            <text:p>451.171875001</text:p>
          </table:table-cell>
          <table:table-cell table:style-name="ce2" table:formula="of:=(([.D233]-0)/(1-0))*(1-0.000000001)+0.000000001" office:value-type="float" office:value="0.292968750707031">
            <text:p>0.292968751</text:p>
          </table:table-cell>
          <table:table-cell table:style-name="ce2" table:formula="of:=[.L233]*[.O233]" office:value-type="float" office:value="1.17187500282813">
            <text:p>1.171875003</text:p>
          </table:table-cell>
          <table:table-cell table:style-name="ce2" table:formula="of:=(([.E233]-0)/(1-0))*(100-0.000000001)+0.000000001" office:value-type="float" office:value="26.9531250007305">
            <text:p>26.953125001</text:p>
          </table:table-cell>
          <table:table-cell table:style-name="ce1" table:formula="of:=(([.F233]-0)/(1-0))*(1-0.001)+0.001" office:value-type="float" office:value="0.32489453125">
            <text:p>0.3248945313</text:p>
          </table:table-cell>
          <table:table-cell table:style-name="ce1" table:formula="of:=IF((([.L233]*[.L233])*[.R233])&lt;1;1;ROUND(([.L233]*[.L233])*[.R233]))" office:value-type="float" office:value="5">
            <text:p>5</text:p>
          </table:table-cell>
          <table:table-cell table:style-name="ce1" table:formula="of:=ROUND((([.G233]-0)/(1-0))*(1-0)+0)" office:value-type="float" office:value="0">
            <text:p>0</text:p>
          </table:table-cell>
          <table:table-cell table:style-name="ce2" table:formula="of:=(([.H233]-0)/(1-0))*(100-0)+0" office:value-type="float" office:value="1.953125">
            <text:p>1.953125000</text:p>
          </table:table-cell>
          <table:table-cell table:style-name="ce2" table:formula="of:=(([.I233]-0)/(1-0))*(100-(-100))+(-100)" office:value-type="float" office:value="94.53125">
            <text:p>94.531250000</text:p>
          </table:table-cell>
          <table:table-cell table:style-name="ce2" table:formula="of:=(([.J233]-0)/(1-0))*(10000-0)+0" office:value-type="float" office:value="1367.1875">
            <text:p>1367.187500000</text:p>
          </table:table-cell>
          <table:table-cell/>
        </table:table-row>
        <table:table-row table:style-name="ro3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 office:value-type="float" office:value="0.66015625">
            <text:p>0.66015625</text:p>
          </table:table-cell>
          <table:table-cell office:value-type="float" office:value="0.57421875">
            <text:p>0.57421875</text:p>
          </table:table-cell>
          <table:table-cell/>
          <table:table-cell table:style-name="ce1" table:formula="of:=ROUND((([.A234]-0)/(1-0))*(12-2)+2)" office:value-type="float" office:value="4">
            <text:p>4</text:p>
          </table:table-cell>
          <table:table-cell table:style-name="ce2" table:formula="of:=(([.B234]-0)/(1-0))*(10-0)+0" office:value-type="float" office:value="1.5234375">
            <text:p>1.523437500</text:p>
          </table:table-cell>
          <table:table-cell table:style-name="ce2" table:formula="of:=(([.C234]-0)/(1-0))*(1500-0.000000001)+0.000000001" office:value-type="float" office:value="1294.92187500014">
            <text:p>1294.921875000</text:p>
          </table:table-cell>
          <table:table-cell table:style-name="ce2" table:formula="of:=(([.D234]-0)/(1-0))*(1-0.000000001)+0.000000001" office:value-type="float" office:value="0.105468750894531">
            <text:p>0.105468751</text:p>
          </table:table-cell>
          <table:table-cell table:style-name="ce2" table:formula="of:=[.L234]*[.O234]" office:value-type="float" office:value="0.421875003578125">
            <text:p>0.421875004</text:p>
          </table:table-cell>
          <table:table-cell table:style-name="ce2" table:formula="of:=(([.E234]-0)/(1-0))*(100-0.000000001)+0.000000001" office:value-type="float" office:value="95.703125000043">
            <text:p>95.703125000</text:p>
          </table:table-cell>
          <table:table-cell table:style-name="ce1" table:formula="of:=(([.F234]-0)/(1-0))*(1-0.001)+0.001" office:value-type="float" office:value="0.38733203125">
            <text:p>0.3873320313</text:p>
          </table:table-cell>
          <table:table-cell table:style-name="ce1" table:formula="of:=IF((([.L234]*[.L234])*[.R234])&lt;1;1;ROUND(([.L234]*[.L234])*[.R234]))" office:value-type="float" office:value="6">
            <text:p>6</text:p>
          </table:table-cell>
          <table:table-cell table:style-name="ce1" table:formula="of:=ROUND((([.G234]-0)/(1-0))*(1-0)+0)" office:value-type="float" office:value="1">
            <text:p>1</text:p>
          </table:table-cell>
          <table:table-cell table:style-name="ce2" table:formula="of:=(([.H234]-0)/(1-0))*(100-0)+0" office:value-type="float" office:value="33.203125">
            <text:p>33.203125000</text:p>
          </table:table-cell>
          <table:table-cell table:style-name="ce2" table:formula="of:=(([.I234]-0)/(1-0))*(100-(-100))+(-100)" office:value-type="float" office:value="32.03125">
            <text:p>32.031250000</text:p>
          </table:table-cell>
          <table:table-cell table:style-name="ce2" table:formula="of:=(([.J234]-0)/(1-0))*(10000-0)+0" office:value-type="float" office:value="5742.1875">
            <text:p>5742.187500000</text:p>
          </table:table-cell>
          <table:table-cell/>
        </table:table-row>
        <table:table-row table:style-name="ro3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 office:value-type="float" office:value="0.16015625">
            <text:p>0.16015625</text:p>
          </table:table-cell>
          <table:table-cell office:value-type="float" office:value="0.07421875">
            <text:p>0.07421875</text:p>
          </table:table-cell>
          <table:table-cell/>
          <table:table-cell table:style-name="ce1" table:formula="of:=ROUND((([.A235]-0)/(1-0))*(12-2)+2)" office:value-type="float" office:value="9">
            <text:p>9</text:p>
          </table:table-cell>
          <table:table-cell table:style-name="ce2" table:formula="of:=(([.B235]-0)/(1-0))*(10-0)+0" office:value-type="float" office:value="6.5234375">
            <text:p>6.523437500</text:p>
          </table:table-cell>
          <table:table-cell table:style-name="ce2" table:formula="of:=(([.C235]-0)/(1-0))*(1500-0.000000001)+0.000000001" office:value-type="float" office:value="544.921875000637">
            <text:p>544.921875001</text:p>
          </table:table-cell>
          <table:table-cell table:style-name="ce2" table:formula="of:=(([.D235]-0)/(1-0))*(1-0.000000001)+0.000000001" office:value-type="float" office:value="0.605468750394531">
            <text:p>0.605468750</text:p>
          </table:table-cell>
          <table:table-cell table:style-name="ce2" table:formula="of:=[.L235]*[.O235]" office:value-type="float" office:value="5.44921875355078">
            <text:p>5.449218754</text:p>
          </table:table-cell>
          <table:table-cell table:style-name="ce2" table:formula="of:=(([.E235]-0)/(1-0))*(100-0.000000001)+0.000000001" office:value-type="float" office:value="45.703125000543">
            <text:p>45.703125001</text:p>
          </table:table-cell>
          <table:table-cell table:style-name="ce1" table:formula="of:=(([.F235]-0)/(1-0))*(1-0.001)+0.001" office:value-type="float" office:value="0.88683203125">
            <text:p>0.8868320313</text:p>
          </table:table-cell>
          <table:table-cell table:style-name="ce1" table:formula="of:=IF((([.L235]*[.L235])*[.R235])&lt;1;1;ROUND(([.L235]*[.L235])*[.R235]))" office:value-type="float" office:value="72">
            <text:p>72</text:p>
          </table:table-cell>
          <table:table-cell table:style-name="ce1" table:formula="of:=ROUND((([.G235]-0)/(1-0))*(1-0)+0)" office:value-type="float" office:value="0">
            <text:p>0</text:p>
          </table:table-cell>
          <table:table-cell table:style-name="ce2" table:formula="of:=(([.H235]-0)/(1-0))*(100-0)+0" office:value-type="float" office:value="83.203125">
            <text:p>83.203125000</text:p>
          </table:table-cell>
          <table:table-cell table:style-name="ce2" table:formula="of:=(([.I235]-0)/(1-0))*(100-(-100))+(-100)" office:value-type="float" office:value="-67.96875">
            <text:p>-67.968750000</text:p>
          </table:table-cell>
          <table:table-cell table:style-name="ce2" table:formula="of:=(([.J235]-0)/(1-0))*(10000-0)+0" office:value-type="float" office:value="742.1875">
            <text:p>742.187500000</text:p>
          </table:table-cell>
          <table:table-cell/>
        </table:table-row>
        <table:table-row table:style-name="ro3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 office:value-type="float" office:value="0.41015625">
            <text:p>0.41015625</text:p>
          </table:table-cell>
          <table:table-cell office:value-type="float" office:value="0.32421875">
            <text:p>0.32421875</text:p>
          </table:table-cell>
          <table:table-cell/>
          <table:table-cell table:style-name="ce1" table:formula="of:=ROUND((([.A236]-0)/(1-0))*(12-2)+2)" office:value-type="float" office:value="12">
            <text:p>12</text:p>
          </table:table-cell>
          <table:table-cell table:style-name="ce2" table:formula="of:=(([.B236]-0)/(1-0))*(10-0)+0" office:value-type="float" office:value="4.0234375">
            <text:p>4.023437500</text:p>
          </table:table-cell>
          <table:table-cell table:style-name="ce2" table:formula="of:=(([.C236]-0)/(1-0))*(1500-0.000000001)+0.000000001" office:value-type="float" office:value="919.921875000387">
            <text:p>919.921875000</text:p>
          </table:table-cell>
          <table:table-cell table:style-name="ce2" table:formula="of:=(([.D236]-0)/(1-0))*(1-0.000000001)+0.000000001" office:value-type="float" office:value="0.355468750644531">
            <text:p>0.355468751</text:p>
          </table:table-cell>
          <table:table-cell table:style-name="ce2" table:formula="of:=[.L236]*[.O236]" office:value-type="float" office:value="4.26562500773438">
            <text:p>4.265625008</text:p>
          </table:table-cell>
          <table:table-cell table:style-name="ce2" table:formula="of:=(([.E236]-0)/(1-0))*(100-0.000000001)+0.000000001" office:value-type="float" office:value="20.703125000793">
            <text:p>20.703125001</text:p>
          </table:table-cell>
          <table:table-cell table:style-name="ce1" table:formula="of:=(([.F236]-0)/(1-0))*(1-0.001)+0.001" office:value-type="float" office:value="0.63708203125">
            <text:p>0.6370820313</text:p>
          </table:table-cell>
          <table:table-cell table:style-name="ce1" table:formula="of:=IF((([.L236]*[.L236])*[.R236])&lt;1;1;ROUND(([.L236]*[.L236])*[.R236]))" office:value-type="float" office:value="92">
            <text:p>92</text:p>
          </table:table-cell>
          <table:table-cell table:style-name="ce1" table:formula="of:=ROUND((([.G236]-0)/(1-0))*(1-0)+0)" office:value-type="float" office:value="1">
            <text:p>1</text:p>
          </table:table-cell>
          <table:table-cell table:style-name="ce2" table:formula="of:=(([.H236]-0)/(1-0))*(100-0)+0" office:value-type="float" office:value="58.203125">
            <text:p>58.203125000</text:p>
          </table:table-cell>
          <table:table-cell table:style-name="ce2" table:formula="of:=(([.I236]-0)/(1-0))*(100-(-100))+(-100)" office:value-type="float" office:value="-17.96875">
            <text:p>-17.968750000</text:p>
          </table:table-cell>
          <table:table-cell table:style-name="ce2" table:formula="of:=(([.J236]-0)/(1-0))*(10000-0)+0" office:value-type="float" office:value="3242.1875">
            <text:p>3242.187500000</text:p>
          </table:table-cell>
          <table:table-cell/>
        </table:table-row>
        <table:table-row table:style-name="ro3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 office:value-type="float" office:value="0.91015625">
            <text:p>0.91015625</text:p>
          </table:table-cell>
          <table:table-cell office:value-type="float" office:value="0.82421875">
            <text:p>0.82421875</text:p>
          </table:table-cell>
          <table:table-cell/>
          <table:table-cell table:style-name="ce1" table:formula="of:=ROUND((([.A237]-0)/(1-0))*(12-2)+2)" office:value-type="float" office:value="7">
            <text:p>7</text:p>
          </table:table-cell>
          <table:table-cell table:style-name="ce2" table:formula="of:=(([.B237]-0)/(1-0))*(10-0)+0" office:value-type="float" office:value="9.0234375">
            <text:p>9.023437500</text:p>
          </table:table-cell>
          <table:table-cell table:style-name="ce2" table:formula="of:=(([.C237]-0)/(1-0))*(1500-0.000000001)+0.000000001" office:value-type="float" office:value="169.921875000887">
            <text:p>169.921875001</text:p>
          </table:table-cell>
          <table:table-cell table:style-name="ce2" table:formula="of:=(([.D237]-0)/(1-0))*(1-0.000000001)+0.000000001" office:value-type="float" office:value="0.855468750144531">
            <text:p>0.855468750</text:p>
          </table:table-cell>
          <table:table-cell table:style-name="ce2" table:formula="of:=[.L237]*[.O237]" office:value-type="float" office:value="5.98828125101172">
            <text:p>5.988281251</text:p>
          </table:table-cell>
          <table:table-cell table:style-name="ce2" table:formula="of:=(([.E237]-0)/(1-0))*(100-0.000000001)+0.000000001" office:value-type="float" office:value="70.703125000293">
            <text:p>70.703125000</text:p>
          </table:table-cell>
          <table:table-cell table:style-name="ce1" table:formula="of:=(([.F237]-0)/(1-0))*(1-0.001)+0.001" office:value-type="float" office:value="0.13758203125">
            <text:p>0.1375820313</text:p>
          </table:table-cell>
          <table:table-cell table:style-name="ce1" table:formula="of:=IF((([.L237]*[.L237])*[.R237])&lt;1;1;ROUND(([.L237]*[.L237])*[.R237]))" office:value-type="float" office:value="7">
            <text:p>7</text:p>
          </table:table-cell>
          <table:table-cell table:style-name="ce1" table:formula="of:=ROUND((([.G237]-0)/(1-0))*(1-0)+0)" office:value-type="float" office:value="0">
            <text:p>0</text:p>
          </table:table-cell>
          <table:table-cell table:style-name="ce2" table:formula="of:=(([.H237]-0)/(1-0))*(100-0)+0" office:value-type="float" office:value="8.203125">
            <text:p>8.203125000</text:p>
          </table:table-cell>
          <table:table-cell table:style-name="ce2" table:formula="of:=(([.I237]-0)/(1-0))*(100-(-100))+(-100)" office:value-type="float" office:value="82.03125">
            <text:p>82.031250000</text:p>
          </table:table-cell>
          <table:table-cell table:style-name="ce2" table:formula="of:=(([.J237]-0)/(1-0))*(10000-0)+0" office:value-type="float" office:value="8242.1875">
            <text:p>8242.187500000</text:p>
          </table:table-cell>
          <table:table-cell/>
        </table:table-row>
        <table:table-row table:style-name="ro3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 office:value-type="float" office:value="0.28515625">
            <text:p>0.28515625</text:p>
          </table:table-cell>
          <table:table-cell office:value-type="float" office:value="0.19921875">
            <text:p>0.19921875</text:p>
          </table:table-cell>
          <table:table-cell/>
          <table:table-cell table:style-name="ce1" table:formula="of:=ROUND((([.A238]-0)/(1-0))*(12-2)+2)" office:value-type="float" office:value="5">
            <text:p>5</text:p>
          </table:table-cell>
          <table:table-cell table:style-name="ce2" table:formula="of:=(([.B238]-0)/(1-0))*(10-0)+0" office:value-type="float" office:value="2.7734375">
            <text:p>2.773437500</text:p>
          </table:table-cell>
          <table:table-cell table:style-name="ce2" table:formula="of:=(([.C238]-0)/(1-0))*(1500-0.000000001)+0.000000001" office:value-type="float" office:value="732.421875000512">
            <text:p>732.421875001</text:p>
          </table:table-cell>
          <table:table-cell table:style-name="ce2" table:formula="of:=(([.D238]-0)/(1-0))*(1-0.000000001)+0.000000001" office:value-type="float" office:value="0.980468750019531">
            <text:p>0.980468750</text:p>
          </table:table-cell>
          <table:table-cell table:style-name="ce2" table:formula="of:=[.L238]*[.O238]" office:value-type="float" office:value="4.90234375009766">
            <text:p>4.902343750</text:p>
          </table:table-cell>
          <table:table-cell table:style-name="ce2" table:formula="of:=(([.E238]-0)/(1-0))*(100-0.000000001)+0.000000001" office:value-type="float" office:value="58.203125000418">
            <text:p>58.203125000</text:p>
          </table:table-cell>
          <table:table-cell table:style-name="ce1" table:formula="of:=(([.F238]-0)/(1-0))*(1-0.001)+0.001" office:value-type="float" office:value="0.26245703125">
            <text:p>0.2624570313</text:p>
          </table:table-cell>
          <table:table-cell table:style-name="ce1" table:formula="of:=IF((([.L238]*[.L238])*[.R238])&lt;1;1;ROUND(([.L238]*[.L238])*[.R238]))" office:value-type="float" office:value="7">
            <text:p>7</text:p>
          </table:table-cell>
          <table:table-cell table:style-name="ce1" table:formula="of:=ROUND((([.G238]-0)/(1-0))*(1-0)+0)" office:value-type="float" office:value="1">
            <text:p>1</text:p>
          </table:table-cell>
          <table:table-cell table:style-name="ce2" table:formula="of:=(([.H238]-0)/(1-0))*(100-0)+0" office:value-type="float" office:value="70.703125">
            <text:p>70.703125000</text:p>
          </table:table-cell>
          <table:table-cell table:style-name="ce2" table:formula="of:=(([.I238]-0)/(1-0))*(100-(-100))+(-100)" office:value-type="float" office:value="-42.96875">
            <text:p>-42.968750000</text:p>
          </table:table-cell>
          <table:table-cell table:style-name="ce2" table:formula="of:=(([.J238]-0)/(1-0))*(10000-0)+0" office:value-type="float" office:value="1992.1875">
            <text:p>1992.187500000</text:p>
          </table:table-cell>
          <table:table-cell/>
        </table:table-row>
        <table:table-row table:style-name="ro3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 office:value-type="float" office:value="0.78515625">
            <text:p>0.78515625</text:p>
          </table:table-cell>
          <table:table-cell office:value-type="float" office:value="0.69921875">
            <text:p>0.69921875</text:p>
          </table:table-cell>
          <table:table-cell/>
          <table:table-cell table:style-name="ce1" table:formula="of:=ROUND((([.A239]-0)/(1-0))*(12-2)+2)" office:value-type="float" office:value="10">
            <text:p>10</text:p>
          </table:table-cell>
          <table:table-cell table:style-name="ce2" table:formula="of:=(([.B239]-0)/(1-0))*(10-0)+0" office:value-type="float" office:value="7.7734375">
            <text:p>7.773437500</text:p>
          </table:table-cell>
          <table:table-cell table:style-name="ce2" table:formula="of:=(([.C239]-0)/(1-0))*(1500-0.000000001)+0.000000001" office:value-type="float" office:value="1482.42187500001">
            <text:p>1482.421875000</text:p>
          </table:table-cell>
          <table:table-cell table:style-name="ce2" table:formula="of:=(([.D239]-0)/(1-0))*(1-0.000000001)+0.000000001" office:value-type="float" office:value="0.480468750519531">
            <text:p>0.480468751</text:p>
          </table:table-cell>
          <table:table-cell table:style-name="ce2" table:formula="of:=[.L239]*[.O239]" office:value-type="float" office:value="4.80468750519531">
            <text:p>4.804687505</text:p>
          </table:table-cell>
          <table:table-cell table:style-name="ce2" table:formula="of:=(([.E239]-0)/(1-0))*(100-0.000000001)+0.000000001" office:value-type="float" office:value="8.20312500091797">
            <text:p>8.203125001</text:p>
          </table:table-cell>
          <table:table-cell table:style-name="ce1" table:formula="of:=(([.F239]-0)/(1-0))*(1-0.001)+0.001" office:value-type="float" office:value="0.76195703125">
            <text:p>0.7619570313</text:p>
          </table:table-cell>
          <table:table-cell table:style-name="ce1" table:formula="of:=IF((([.L239]*[.L239])*[.R239])&lt;1;1;ROUND(([.L239]*[.L239])*[.R239]))" office:value-type="float" office:value="76">
            <text:p>76</text:p>
          </table:table-cell>
          <table:table-cell table:style-name="ce1" table:formula="of:=ROUND((([.G239]-0)/(1-0))*(1-0)+0)" office:value-type="float" office:value="0">
            <text:p>0</text:p>
          </table:table-cell>
          <table:table-cell table:style-name="ce2" table:formula="of:=(([.H239]-0)/(1-0))*(100-0)+0" office:value-type="float" office:value="20.703125">
            <text:p>20.703125000</text:p>
          </table:table-cell>
          <table:table-cell table:style-name="ce2" table:formula="of:=(([.I239]-0)/(1-0))*(100-(-100))+(-100)" office:value-type="float" office:value="57.03125">
            <text:p>57.031250000</text:p>
          </table:table-cell>
          <table:table-cell table:style-name="ce2" table:formula="of:=(([.J239]-0)/(1-0))*(10000-0)+0" office:value-type="float" office:value="6992.1875">
            <text:p>6992.187500000</text:p>
          </table:table-cell>
          <table:table-cell/>
        </table:table-row>
        <table:table-row table:style-name="ro3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 office:value-type="float" office:value="0.53515625">
            <text:p>0.53515625</text:p>
          </table:table-cell>
          <table:table-cell office:value-type="float" office:value="0.94921875">
            <text:p>0.94921875</text:p>
          </table:table-cell>
          <table:table-cell/>
          <table:table-cell table:style-name="ce1" table:formula="of:=ROUND((([.A240]-0)/(1-0))*(12-2)+2)" office:value-type="float" office:value="8">
            <text:p>8</text:p>
          </table:table-cell>
          <table:table-cell table:style-name="ce2" table:formula="of:=(([.B240]-0)/(1-0))*(10-0)+0" office:value-type="float" office:value="0.2734375">
            <text:p>0.273437500</text:p>
          </table:table-cell>
          <table:table-cell table:style-name="ce2" table:formula="of:=(([.C240]-0)/(1-0))*(1500-0.000000001)+0.000000001" office:value-type="float" office:value="357.421875000762">
            <text:p>357.421875001</text:p>
          </table:table-cell>
          <table:table-cell table:style-name="ce2" table:formula="of:=(([.D240]-0)/(1-0))*(1-0.000000001)+0.000000001" office:value-type="float" office:value="0.730468750269531">
            <text:p>0.730468750</text:p>
          </table:table-cell>
          <table:table-cell table:style-name="ce2" table:formula="of:=[.L240]*[.O240]" office:value-type="float" office:value="5.84375000215625">
            <text:p>5.843750002</text:p>
          </table:table-cell>
          <table:table-cell table:style-name="ce2" table:formula="of:=(([.E240]-0)/(1-0))*(100-0.000000001)+0.000000001" office:value-type="float" office:value="33.203125000668">
            <text:p>33.203125001</text:p>
          </table:table-cell>
          <table:table-cell table:style-name="ce1" table:formula="of:=(([.F240]-0)/(1-0))*(1-0.001)+0.001" office:value-type="float" office:value="0.51220703125">
            <text:p>0.5122070313</text:p>
          </table:table-cell>
          <table:table-cell table:style-name="ce1" table:formula="of:=IF((([.L240]*[.L240])*[.R240])&lt;1;1;ROUND(([.L240]*[.L240])*[.R240]))" office:value-type="float" office:value="33">
            <text:p>33</text:p>
          </table:table-cell>
          <table:table-cell table:style-name="ce1" table:formula="of:=ROUND((([.G240]-0)/(1-0))*(1-0)+0)" office:value-type="float" office:value="1">
            <text:p>1</text:p>
          </table:table-cell>
          <table:table-cell table:style-name="ce2" table:formula="of:=(([.H240]-0)/(1-0))*(100-0)+0" office:value-type="float" office:value="45.703125">
            <text:p>45.703125000</text:p>
          </table:table-cell>
          <table:table-cell table:style-name="ce2" table:formula="of:=(([.I240]-0)/(1-0))*(100-(-100))+(-100)" office:value-type="float" office:value="7.03125">
            <text:p>7.031250000</text:p>
          </table:table-cell>
          <table:table-cell table:style-name="ce2" table:formula="of:=(([.J240]-0)/(1-0))*(10000-0)+0" office:value-type="float" office:value="9492.1875">
            <text:p>9492.187500000</text:p>
          </table:table-cell>
          <table:table-cell/>
        </table:table-row>
        <table:table-row table:style-name="ro3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 office:value-type="float" office:value="0.03515625">
            <text:p>0.03515625</text:p>
          </table:table-cell>
          <table:table-cell office:value-type="float" office:value="0.44921875">
            <text:p>0.44921875</text:p>
          </table:table-cell>
          <table:table-cell/>
          <table:table-cell table:style-name="ce1" table:formula="of:=ROUND((([.A241]-0)/(1-0))*(12-2)+2)" office:value-type="float" office:value="3">
            <text:p>3</text:p>
          </table:table-cell>
          <table:table-cell table:style-name="ce2" table:formula="of:=(([.B241]-0)/(1-0))*(10-0)+0" office:value-type="float" office:value="5.2734375">
            <text:p>5.273437500</text:p>
          </table:table-cell>
          <table:table-cell table:style-name="ce2" table:formula="of:=(([.C241]-0)/(1-0))*(1500-0.000000001)+0.000000001" office:value-type="float" office:value="1107.42187500026">
            <text:p>1107.421875000</text:p>
          </table:table-cell>
          <table:table-cell table:style-name="ce2" table:formula="of:=(([.D241]-0)/(1-0))*(1-0.000000001)+0.000000001" office:value-type="float" office:value="0.230468750769531">
            <text:p>0.230468751</text:p>
          </table:table-cell>
          <table:table-cell table:style-name="ce2" table:formula="of:=[.L241]*[.O241]" office:value-type="float" office:value="0.691406252308594">
            <text:p>0.691406252</text:p>
          </table:table-cell>
          <table:table-cell table:style-name="ce2" table:formula="of:=(([.E241]-0)/(1-0))*(100-0.000000001)+0.000000001" office:value-type="float" office:value="83.203125000168">
            <text:p>83.203125000</text:p>
          </table:table-cell>
          <table:table-cell table:style-name="ce1" table:formula="of:=(([.F241]-0)/(1-0))*(1-0.001)+0.001" office:value-type="float" office:value="0.01270703125">
            <text:p>0.0127070313</text:p>
          </table:table-cell>
          <table:table-cell table:style-name="ce1" table:formula="of:=IF((([.L241]*[.L241])*[.R241])&lt;1;1;ROUND(([.L241]*[.L241])*[.R241]))" office:value-type="float" office:value="1">
            <text:p>1</text:p>
          </table:table-cell>
          <table:table-cell table:style-name="ce1" table:formula="of:=ROUND((([.G241]-0)/(1-0))*(1-0)+0)" office:value-type="float" office:value="0">
            <text:p>0</text:p>
          </table:table-cell>
          <table:table-cell table:style-name="ce2" table:formula="of:=(([.H241]-0)/(1-0))*(100-0)+0" office:value-type="float" office:value="95.703125">
            <text:p>95.703125000</text:p>
          </table:table-cell>
          <table:table-cell table:style-name="ce2" table:formula="of:=(([.I241]-0)/(1-0))*(100-(-100))+(-100)" office:value-type="float" office:value="-92.96875">
            <text:p>-92.968750000</text:p>
          </table:table-cell>
          <table:table-cell table:style-name="ce2" table:formula="of:=(([.J241]-0)/(1-0))*(10000-0)+0" office:value-type="float" office:value="4492.1875">
            <text:p>4492.187500000</text:p>
          </table:table-cell>
          <table:table-cell/>
        </table:table-row>
        <table:table-row table:style-name="ro3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 office:value-type="float" office:value="0.12890625">
            <text:p>0.12890625</text:p>
          </table:table-cell>
          <table:table-cell office:value-type="float" office:value="0.91796875">
            <text:p>0.91796875</text:p>
          </table:table-cell>
          <table:table-cell/>
          <table:table-cell table:style-name="ce1" table:formula="of:=ROUND((([.A242]-0)/(1-0))*(12-2)+2)" office:value-type="float" office:value="3">
            <text:p>3</text:p>
          </table:table-cell>
          <table:table-cell table:style-name="ce2" table:formula="of:=(([.B242]-0)/(1-0))*(10-0)+0" office:value-type="float" office:value="0.5859375">
            <text:p>0.585937500</text:p>
          </table:table-cell>
          <table:table-cell table:style-name="ce2" table:formula="of:=(([.C242]-0)/(1-0))*(1500-0.000000001)+0.000000001" office:value-type="float" office:value="498.046875000668">
            <text:p>498.046875001</text:p>
          </table:table-cell>
          <table:table-cell table:style-name="ce2" table:formula="of:=(([.D242]-0)/(1-0))*(1-0.000000001)+0.000000001" office:value-type="float" office:value="0.761718750238281">
            <text:p>0.761718750</text:p>
          </table:table-cell>
          <table:table-cell table:style-name="ce2" table:formula="of:=[.L242]*[.O242]" office:value-type="float" office:value="2.28515625071484">
            <text:p>2.285156251</text:p>
          </table:table-cell>
          <table:table-cell table:style-name="ce2" table:formula="of:=(([.E242]-0)/(1-0))*(100-0.000000001)+0.000000001" office:value-type="float" office:value="17.5781250008242">
            <text:p>17.578125001</text:p>
          </table:table-cell>
          <table:table-cell table:style-name="ce1" table:formula="of:=(([.F242]-0)/(1-0))*(1-0.001)+0.001" office:value-type="float" office:value="0.79317578125">
            <text:p>0.7931757813</text:p>
          </table:table-cell>
          <table:table-cell table:style-name="ce1" table:formula="of:=IF((([.L242]*[.L242])*[.R242])&lt;1;1;ROUND(([.L242]*[.L242])*[.R242]))" office:value-type="float" office:value="7">
            <text:p>7</text:p>
          </table:table-cell>
          <table:table-cell table:style-name="ce1" table:formula="of:=ROUND((([.G242]-0)/(1-0))*(1-0)+0)" office:value-type="float" office:value="0">
            <text:p>0</text:p>
          </table:table-cell>
          <table:table-cell table:style-name="ce2" table:formula="of:=(([.H242]-0)/(1-0))*(100-0)+0" office:value-type="float" office:value="48.828125">
            <text:p>48.828125000</text:p>
          </table:table-cell>
          <table:table-cell table:style-name="ce2" table:formula="of:=(([.I242]-0)/(1-0))*(100-(-100))+(-100)" office:value-type="float" office:value="-74.21875">
            <text:p>-74.218750000</text:p>
          </table:table-cell>
          <table:table-cell table:style-name="ce2" table:formula="of:=(([.J242]-0)/(1-0))*(10000-0)+0" office:value-type="float" office:value="9179.6875">
            <text:p>9179.687500000</text:p>
          </table:table-cell>
          <table:table-cell/>
        </table:table-row>
        <table:table-row table:style-name="ro3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 office:value-type="float" office:value="0.62890625">
            <text:p>0.62890625</text:p>
          </table:table-cell>
          <table:table-cell office:value-type="float" office:value="0.41796875">
            <text:p>0.41796875</text:p>
          </table:table-cell>
          <table:table-cell/>
          <table:table-cell table:style-name="ce1" table:formula="of:=ROUND((([.A243]-0)/(1-0))*(12-2)+2)" office:value-type="float" office:value="8">
            <text:p>8</text:p>
          </table:table-cell>
          <table:table-cell table:style-name="ce2" table:formula="of:=(([.B243]-0)/(1-0))*(10-0)+0" office:value-type="float" office:value="5.5859375">
            <text:p>5.585937500</text:p>
          </table:table-cell>
          <table:table-cell table:style-name="ce2" table:formula="of:=(([.C243]-0)/(1-0))*(1500-0.000000001)+0.000000001" office:value-type="float" office:value="1248.04687500017">
            <text:p>1248.046875000</text:p>
          </table:table-cell>
          <table:table-cell table:style-name="ce2" table:formula="of:=(([.D243]-0)/(1-0))*(1-0.000000001)+0.000000001" office:value-type="float" office:value="0.261718750738281">
            <text:p>0.261718751</text:p>
          </table:table-cell>
          <table:table-cell table:style-name="ce2" table:formula="of:=[.L243]*[.O243]" office:value-type="float" office:value="2.09375000590625">
            <text:p>2.093750006</text:p>
          </table:table-cell>
          <table:table-cell table:style-name="ce2" table:formula="of:=(([.E243]-0)/(1-0))*(100-0.000000001)+0.000000001" office:value-type="float" office:value="67.5781250003242">
            <text:p>67.578125000</text:p>
          </table:table-cell>
          <table:table-cell table:style-name="ce1" table:formula="of:=(([.F243]-0)/(1-0))*(1-0.001)+0.001" office:value-type="float" office:value="0.29367578125">
            <text:p>0.2936757813</text:p>
          </table:table-cell>
          <table:table-cell table:style-name="ce1" table:formula="of:=IF((([.L243]*[.L243])*[.R243])&lt;1;1;ROUND(([.L243]*[.L243])*[.R243]))" office:value-type="float" office:value="19">
            <text:p>19</text:p>
          </table:table-cell>
          <table:table-cell table:style-name="ce1" table:formula="of:=ROUND((([.G243]-0)/(1-0))*(1-0)+0)" office:value-type="float" office:value="1">
            <text:p>1</text:p>
          </table:table-cell>
          <table:table-cell table:style-name="ce2" table:formula="of:=(([.H243]-0)/(1-0))*(100-0)+0" office:value-type="float" office:value="98.828125">
            <text:p>98.828125000</text:p>
          </table:table-cell>
          <table:table-cell table:style-name="ce2" table:formula="of:=(([.I243]-0)/(1-0))*(100-(-100))+(-100)" office:value-type="float" office:value="25.78125">
            <text:p>25.781250000</text:p>
          </table:table-cell>
          <table:table-cell table:style-name="ce2" table:formula="of:=(([.J243]-0)/(1-0))*(10000-0)+0" office:value-type="float" office:value="4179.6875">
            <text:p>4179.687500000</text:p>
          </table:table-cell>
          <table:table-cell/>
        </table:table-row>
        <table:table-row table:style-name="ro3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 office:value-type="float" office:value="0.87890625">
            <text:p>0.87890625</text:p>
          </table:table-cell>
          <table:table-cell office:value-type="float" office:value="0.16796875">
            <text:p>0.16796875</text:p>
          </table:table-cell>
          <table:table-cell/>
          <table:table-cell table:style-name="ce1" table:formula="of:=ROUND((([.A244]-0)/(1-0))*(12-2)+2)" office:value-type="float" office:value="10">
            <text:p>10</text:p>
          </table:table-cell>
          <table:table-cell table:style-name="ce2" table:formula="of:=(([.B244]-0)/(1-0))*(10-0)+0" office:value-type="float" office:value="3.0859375">
            <text:p>3.085937500</text:p>
          </table:table-cell>
          <table:table-cell table:style-name="ce2" table:formula="of:=(([.C244]-0)/(1-0))*(1500-0.000000001)+0.000000001" office:value-type="float" office:value="123.046875000918">
            <text:p>123.046875001</text:p>
          </table:table-cell>
          <table:table-cell table:style-name="ce2" table:formula="of:=(([.D244]-0)/(1-0))*(1-0.000000001)+0.000000001" office:value-type="float" office:value="0.511718750488281">
            <text:p>0.511718750</text:p>
          </table:table-cell>
          <table:table-cell table:style-name="ce2" table:formula="of:=[.L244]*[.O244]" office:value-type="float" office:value="5.11718750488281">
            <text:p>5.117187505</text:p>
          </table:table-cell>
          <table:table-cell table:style-name="ce2" table:formula="of:=(([.E244]-0)/(1-0))*(100-0.000000001)+0.000000001" office:value-type="float" office:value="92.5781250000742">
            <text:p>92.578125000</text:p>
          </table:table-cell>
          <table:table-cell table:style-name="ce1" table:formula="of:=(([.F244]-0)/(1-0))*(1-0.001)+0.001" office:value-type="float" office:value="0.04392578125">
            <text:p>0.0439257813</text:p>
          </table:table-cell>
          <table:table-cell table:style-name="ce1" table:formula="of:=IF((([.L244]*[.L244])*[.R244])&lt;1;1;ROUND(([.L244]*[.L244])*[.R244]))" office:value-type="float" office:value="4">
            <text:p>4</text:p>
          </table:table-cell>
          <table:table-cell table:style-name="ce1" table:formula="of:=ROUND((([.G244]-0)/(1-0))*(1-0)+0)" office:value-type="float" office:value="0">
            <text:p>0</text:p>
          </table:table-cell>
          <table:table-cell table:style-name="ce2" table:formula="of:=(([.H244]-0)/(1-0))*(100-0)+0" office:value-type="float" office:value="73.828125">
            <text:p>73.828125000</text:p>
          </table:table-cell>
          <table:table-cell table:style-name="ce2" table:formula="of:=(([.I244]-0)/(1-0))*(100-(-100))+(-100)" office:value-type="float" office:value="75.78125">
            <text:p>75.781250000</text:p>
          </table:table-cell>
          <table:table-cell table:style-name="ce2" table:formula="of:=(([.J244]-0)/(1-0))*(10000-0)+0" office:value-type="float" office:value="1679.6875">
            <text:p>1679.687500000</text:p>
          </table:table-cell>
          <table:table-cell/>
        </table:table-row>
        <table:table-row table:style-name="ro3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 office:value-type="float" office:value="0.37890625">
            <text:p>0.37890625</text:p>
          </table:table-cell>
          <table:table-cell office:value-type="float" office:value="0.66796875">
            <text:p>0.66796875</text:p>
          </table:table-cell>
          <table:table-cell/>
          <table:table-cell table:style-name="ce1" table:formula="of:=ROUND((([.A245]-0)/(1-0))*(12-2)+2)" office:value-type="float" office:value="5">
            <text:p>5</text:p>
          </table:table-cell>
          <table:table-cell table:style-name="ce2" table:formula="of:=(([.B245]-0)/(1-0))*(10-0)+0" office:value-type="float" office:value="8.0859375">
            <text:p>8.085937500</text:p>
          </table:table-cell>
          <table:table-cell table:style-name="ce2" table:formula="of:=(([.C245]-0)/(1-0))*(1500-0.000000001)+0.000000001" office:value-type="float" office:value="873.046875000418">
            <text:p>873.046875000</text:p>
          </table:table-cell>
          <table:table-cell table:style-name="ce2" table:formula="of:=(([.D245]-0)/(1-0))*(1-0.000000001)+0.000000001" office:value-type="float" office:value="0.0117187509882813">
            <text:p>0.011718751</text:p>
          </table:table-cell>
          <table:table-cell table:style-name="ce2" table:formula="of:=[.L245]*[.O245]" office:value-type="float" office:value="0.0585937549414062">
            <text:p>0.058593755</text:p>
          </table:table-cell>
          <table:table-cell table:style-name="ce2" table:formula="of:=(([.E245]-0)/(1-0))*(100-0.000000001)+0.000000001" office:value-type="float" office:value="42.5781250005742">
            <text:p>42.578125001</text:p>
          </table:table-cell>
          <table:table-cell table:style-name="ce1" table:formula="of:=(([.F245]-0)/(1-0))*(1-0.001)+0.001" office:value-type="float" office:value="0.54342578125">
            <text:p>0.5434257813</text:p>
          </table:table-cell>
          <table:table-cell table:style-name="ce1" table:formula="of:=IF((([.L245]*[.L245])*[.R245])&lt;1;1;ROUND(([.L245]*[.L245])*[.R245]))" office:value-type="float" office:value="14">
            <text:p>14</text:p>
          </table:table-cell>
          <table:table-cell table:style-name="ce1" table:formula="of:=ROUND((([.G245]-0)/(1-0))*(1-0)+0)" office:value-type="float" office:value="1">
            <text:p>1</text:p>
          </table:table-cell>
          <table:table-cell table:style-name="ce2" table:formula="of:=(([.H245]-0)/(1-0))*(100-0)+0" office:value-type="float" office:value="23.828125">
            <text:p>23.828125000</text:p>
          </table:table-cell>
          <table:table-cell table:style-name="ce2" table:formula="of:=(([.I245]-0)/(1-0))*(100-(-100))+(-100)" office:value-type="float" office:value="-24.21875">
            <text:p>-24.218750000</text:p>
          </table:table-cell>
          <table:table-cell table:style-name="ce2" table:formula="of:=(([.J245]-0)/(1-0))*(10000-0)+0" office:value-type="float" office:value="6679.6875">
            <text:p>6679.687500000</text:p>
          </table:table-cell>
          <table:table-cell/>
        </table:table-row>
        <table:table-row table:style-name="ro3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 office:value-type="float" office:value="0.75390625">
            <text:p>0.75390625</text:p>
          </table:table-cell>
          <table:table-cell office:value-type="float" office:value="0.29296875">
            <text:p>0.29296875</text:p>
          </table:table-cell>
          <table:table-cell/>
          <table:table-cell table:style-name="ce1" table:formula="of:=ROUND((([.A246]-0)/(1-0))*(12-2)+2)" office:value-type="float" office:value="6">
            <text:p>6</text:p>
          </table:table-cell>
          <table:table-cell table:style-name="ce2" table:formula="of:=(([.B246]-0)/(1-0))*(10-0)+0" office:value-type="float" office:value="4.3359375">
            <text:p>4.335937500</text:p>
          </table:table-cell>
          <table:table-cell table:style-name="ce2" table:formula="of:=(([.C246]-0)/(1-0))*(1500-0.000000001)+0.000000001" office:value-type="float" office:value="1435.54687500004">
            <text:p>1435.546875000</text:p>
          </table:table-cell>
          <table:table-cell table:style-name="ce2" table:formula="of:=(([.D246]-0)/(1-0))*(1-0.000000001)+0.000000001" office:value-type="float" office:value="0.136718750863281">
            <text:p>0.136718751</text:p>
          </table:table-cell>
          <table:table-cell table:style-name="ce2" table:formula="of:=[.L246]*[.O246]" office:value-type="float" office:value="0.820312505179687">
            <text:p>0.820312505</text:p>
          </table:table-cell>
          <table:table-cell table:style-name="ce2" table:formula="of:=(([.E246]-0)/(1-0))*(100-0.000000001)+0.000000001" office:value-type="float" office:value="30.0781250006992">
            <text:p>30.078125001</text:p>
          </table:table-cell>
          <table:table-cell table:style-name="ce1" table:formula="of:=(([.F246]-0)/(1-0))*(1-0.001)+0.001" office:value-type="float" office:value="0.91805078125">
            <text:p>0.9180507813</text:p>
          </table:table-cell>
          <table:table-cell table:style-name="ce1" table:formula="of:=IF((([.L246]*[.L246])*[.R246])&lt;1;1;ROUND(([.L246]*[.L246])*[.R246]))" office:value-type="float" office:value="33">
            <text:p>33</text:p>
          </table:table-cell>
          <table:table-cell table:style-name="ce1" table:formula="of:=ROUND((([.G246]-0)/(1-0))*(1-0)+0)" office:value-type="float" office:value="0">
            <text:p>0</text:p>
          </table:table-cell>
          <table:table-cell table:style-name="ce2" table:formula="of:=(([.H246]-0)/(1-0))*(100-0)+0" office:value-type="float" office:value="61.328125">
            <text:p>61.328125000</text:p>
          </table:table-cell>
          <table:table-cell table:style-name="ce2" table:formula="of:=(([.I246]-0)/(1-0))*(100-(-100))+(-100)" office:value-type="float" office:value="50.78125">
            <text:p>50.781250000</text:p>
          </table:table-cell>
          <table:table-cell table:style-name="ce2" table:formula="of:=(([.J246]-0)/(1-0))*(10000-0)+0" office:value-type="float" office:value="2929.6875">
            <text:p>2929.687500000</text:p>
          </table:table-cell>
          <table:table-cell/>
        </table:table-row>
        <table:table-row table:style-name="ro3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 office:value-type="float" office:value="0.25390625">
            <text:p>0.25390625</text:p>
          </table:table-cell>
          <table:table-cell office:value-type="float" office:value="0.79296875">
            <text:p>0.79296875</text:p>
          </table:table-cell>
          <table:table-cell/>
          <table:table-cell table:style-name="ce1" table:formula="of:=ROUND((([.A247]-0)/(1-0))*(12-2)+2)" office:value-type="float" office:value="11">
            <text:p>11</text:p>
          </table:table-cell>
          <table:table-cell table:style-name="ce2" table:formula="of:=(([.B247]-0)/(1-0))*(10-0)+0" office:value-type="float" office:value="9.3359375">
            <text:p>9.335937500</text:p>
          </table:table-cell>
          <table:table-cell table:style-name="ce2" table:formula="of:=(([.C247]-0)/(1-0))*(1500-0.000000001)+0.000000001" office:value-type="float" office:value="685.546875000543">
            <text:p>685.546875001</text:p>
          </table:table-cell>
          <table:table-cell table:style-name="ce2" table:formula="of:=(([.D247]-0)/(1-0))*(1-0.000000001)+0.000000001" office:value-type="float" office:value="0.636718750363281">
            <text:p>0.636718750</text:p>
          </table:table-cell>
          <table:table-cell table:style-name="ce2" table:formula="of:=[.L247]*[.O247]" office:value-type="float" office:value="7.00390625399609">
            <text:p>7.003906254</text:p>
          </table:table-cell>
          <table:table-cell table:style-name="ce2" table:formula="of:=(([.E247]-0)/(1-0))*(100-0.000000001)+0.000000001" office:value-type="float" office:value="80.0781250001992">
            <text:p>80.078125000</text:p>
          </table:table-cell>
          <table:table-cell table:style-name="ce1" table:formula="of:=(([.F247]-0)/(1-0))*(1-0.001)+0.001" office:value-type="float" office:value="0.41855078125">
            <text:p>0.4185507813</text:p>
          </table:table-cell>
          <table:table-cell table:style-name="ce1" table:formula="of:=IF((([.L247]*[.L247])*[.R247])&lt;1;1;ROUND(([.L247]*[.L247])*[.R247]))" office:value-type="float" office:value="51">
            <text:p>51</text:p>
          </table:table-cell>
          <table:table-cell table:style-name="ce1" table:formula="of:=ROUND((([.G247]-0)/(1-0))*(1-0)+0)" office:value-type="float" office:value="1">
            <text:p>1</text:p>
          </table:table-cell>
          <table:table-cell table:style-name="ce2" table:formula="of:=(([.H247]-0)/(1-0))*(100-0)+0" office:value-type="float" office:value="11.328125">
            <text:p>11.328125000</text:p>
          </table:table-cell>
          <table:table-cell table:style-name="ce2" table:formula="of:=(([.I247]-0)/(1-0))*(100-(-100))+(-100)" office:value-type="float" office:value="-49.21875">
            <text:p>-49.218750000</text:p>
          </table:table-cell>
          <table:table-cell table:style-name="ce2" table:formula="of:=(([.J247]-0)/(1-0))*(10000-0)+0" office:value-type="float" office:value="7929.6875">
            <text:p>7929.687500000</text:p>
          </table:table-cell>
          <table:table-cell/>
        </table:table-row>
        <table:table-row table:style-name="ro3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 office:value-type="float" office:value="0.00390625">
            <text:p>0.00390625</text:p>
          </table:table-cell>
          <table:table-cell office:value-type="float" office:value="0.54296875">
            <text:p>0.54296875</text:p>
          </table:table-cell>
          <table:table-cell/>
          <table:table-cell table:style-name="ce1" table:formula="of:=ROUND((([.A248]-0)/(1-0))*(12-2)+2)" office:value-type="float" office:value="9">
            <text:p>9</text:p>
          </table:table-cell>
          <table:table-cell table:style-name="ce2" table:formula="of:=(([.B248]-0)/(1-0))*(10-0)+0" office:value-type="float" office:value="1.8359375">
            <text:p>1.835937500</text:p>
          </table:table-cell>
          <table:table-cell table:style-name="ce2" table:formula="of:=(([.C248]-0)/(1-0))*(1500-0.000000001)+0.000000001" office:value-type="float" office:value="1060.54687500029">
            <text:p>1060.546875000</text:p>
          </table:table-cell>
          <table:table-cell table:style-name="ce2" table:formula="of:=(([.D248]-0)/(1-0))*(1-0.000000001)+0.000000001" office:value-type="float" office:value="0.386718750613281">
            <text:p>0.386718751</text:p>
          </table:table-cell>
          <table:table-cell table:style-name="ce2" table:formula="of:=[.L248]*[.O248]" office:value-type="float" office:value="3.48046875551953">
            <text:p>3.480468756</text:p>
          </table:table-cell>
          <table:table-cell table:style-name="ce2" table:formula="of:=(([.E248]-0)/(1-0))*(100-0.000000001)+0.000000001" office:value-type="float" office:value="55.0781250004492">
            <text:p>55.078125000</text:p>
          </table:table-cell>
          <table:table-cell table:style-name="ce1" table:formula="of:=(([.F248]-0)/(1-0))*(1-0.001)+0.001" office:value-type="float" office:value="0.16880078125">
            <text:p>0.1688007813</text:p>
          </table:table-cell>
          <table:table-cell table:style-name="ce1" table:formula="of:=IF((([.L248]*[.L248])*[.R248])&lt;1;1;ROUND(([.L248]*[.L248])*[.R248]))" office:value-type="float" office:value="14">
            <text:p>14</text:p>
          </table:table-cell>
          <table:table-cell table:style-name="ce1" table:formula="of:=ROUND((([.G248]-0)/(1-0))*(1-0)+0)" office:value-type="float" office:value="0">
            <text:p>0</text:p>
          </table:table-cell>
          <table:table-cell table:style-name="ce2" table:formula="of:=(([.H248]-0)/(1-0))*(100-0)+0" office:value-type="float" office:value="36.328125">
            <text:p>36.328125000</text:p>
          </table:table-cell>
          <table:table-cell table:style-name="ce2" table:formula="of:=(([.I248]-0)/(1-0))*(100-(-100))+(-100)" office:value-type="float" office:value="-99.21875">
            <text:p>-99.218750000</text:p>
          </table:table-cell>
          <table:table-cell table:style-name="ce2" table:formula="of:=(([.J248]-0)/(1-0))*(10000-0)+0" office:value-type="float" office:value="5429.6875">
            <text:p>5429.687500000</text:p>
          </table:table-cell>
          <table:table-cell/>
        </table:table-row>
        <table:table-row table:style-name="ro3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 office:value-type="float" office:value="0.50390625">
            <text:p>0.50390625</text:p>
          </table:table-cell>
          <table:table-cell office:value-type="float" office:value="0.04296875">
            <text:p>0.04296875</text:p>
          </table:table-cell>
          <table:table-cell/>
          <table:table-cell table:style-name="ce1" table:formula="of:=ROUND((([.A249]-0)/(1-0))*(12-2)+2)" office:value-type="float" office:value="4">
            <text:p>4</text:p>
          </table:table-cell>
          <table:table-cell table:style-name="ce2" table:formula="of:=(([.B249]-0)/(1-0))*(10-0)+0" office:value-type="float" office:value="6.8359375">
            <text:p>6.835937500</text:p>
          </table:table-cell>
          <table:table-cell table:style-name="ce2" table:formula="of:=(([.C249]-0)/(1-0))*(1500-0.000000001)+0.000000001" office:value-type="float" office:value="310.546875000793">
            <text:p>310.546875001</text:p>
          </table:table-cell>
          <table:table-cell table:style-name="ce2" table:formula="of:=(([.D249]-0)/(1-0))*(1-0.000000001)+0.000000001" office:value-type="float" office:value="0.886718750113281">
            <text:p>0.886718750</text:p>
          </table:table-cell>
          <table:table-cell table:style-name="ce2" table:formula="of:=[.L249]*[.O249]" office:value-type="float" office:value="3.54687500045312">
            <text:p>3.546875000</text:p>
          </table:table-cell>
          <table:table-cell table:style-name="ce2" table:formula="of:=(([.E249]-0)/(1-0))*(100-0.000000001)+0.000000001" office:value-type="float" office:value="5.07812500094922">
            <text:p>5.078125001</text:p>
          </table:table-cell>
          <table:table-cell table:style-name="ce1" table:formula="of:=(([.F249]-0)/(1-0))*(1-0.001)+0.001" office:value-type="float" office:value="0.66830078125">
            <text:p>0.6683007813</text:p>
          </table:table-cell>
          <table:table-cell table:style-name="ce1" table:formula="of:=IF((([.L249]*[.L249])*[.R249])&lt;1;1;ROUND(([.L249]*[.L249])*[.R249]))" office:value-type="float" office:value="11">
            <text:p>11</text:p>
          </table:table-cell>
          <table:table-cell table:style-name="ce1" table:formula="of:=ROUND((([.G249]-0)/(1-0))*(1-0)+0)" office:value-type="float" office:value="1">
            <text:p>1</text:p>
          </table:table-cell>
          <table:table-cell table:style-name="ce2" table:formula="of:=(([.H249]-0)/(1-0))*(100-0)+0" office:value-type="float" office:value="86.328125">
            <text:p>86.328125000</text:p>
          </table:table-cell>
          <table:table-cell table:style-name="ce2" table:formula="of:=(([.I249]-0)/(1-0))*(100-(-100))+(-100)" office:value-type="float" office:value="0.78125">
            <text:p>0.781250000</text:p>
          </table:table-cell>
          <table:table-cell table:style-name="ce2" table:formula="of:=(([.J249]-0)/(1-0))*(10000-0)+0" office:value-type="float" office:value="429.6875">
            <text:p>429.687500000</text:p>
          </table:table-cell>
          <table:table-cell/>
        </table:table-row>
        <table:table-row table:style-name="ro3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 office:value-type="float" office:value="0.81640625">
            <text:p>0.81640625</text:p>
          </table:table-cell>
          <table:table-cell office:value-type="float" office:value="0.73046875">
            <text:p>0.73046875</text:p>
          </table:table-cell>
          <table:table-cell/>
          <table:table-cell table:style-name="ce1" table:formula="of:=ROUND((([.A250]-0)/(1-0))*(12-2)+2)" office:value-type="float" office:value="3">
            <text:p>3</text:p>
          </table:table-cell>
          <table:table-cell table:style-name="ce2" table:formula="of:=(([.B250]-0)/(1-0))*(10-0)+0" office:value-type="float" office:value="3.7109375">
            <text:p>3.710937500</text:p>
          </table:table-cell>
          <table:table-cell table:style-name="ce2" table:formula="of:=(([.C250]-0)/(1-0))*(1500-0.000000001)+0.000000001" office:value-type="float" office:value="966.796875000355">
            <text:p>966.796875000</text:p>
          </table:table-cell>
          <table:table-cell table:style-name="ce2" table:formula="of:=(([.D250]-0)/(1-0))*(1-0.000000001)+0.000000001" office:value-type="float" office:value="0.699218750300781">
            <text:p>0.699218750</text:p>
          </table:table-cell>
          <table:table-cell table:style-name="ce2" table:formula="of:=[.L250]*[.O250]" office:value-type="float" office:value="2.09765625090234">
            <text:p>2.097656251</text:p>
          </table:table-cell>
          <table:table-cell table:style-name="ce2" table:formula="of:=(([.E250]-0)/(1-0))*(100-0.000000001)+0.000000001" office:value-type="float" office:value="73.8281250002617">
            <text:p>73.828125000</text:p>
          </table:table-cell>
          <table:table-cell table:style-name="ce1" table:formula="of:=(([.F250]-0)/(1-0))*(1-0.001)+0.001" office:value-type="float" office:value="0.60586328125">
            <text:p>0.6058632813</text:p>
          </table:table-cell>
          <table:table-cell table:style-name="ce1" table:formula="of:=IF((([.L250]*[.L250])*[.R250])&lt;1;1;ROUND(([.L250]*[.L250])*[.R250]))" office:value-type="float" office:value="5">
            <text:p>5</text:p>
          </table:table-cell>
          <table:table-cell table:style-name="ce1" table:formula="of:=ROUND((([.G250]-0)/(1-0))*(1-0)+0)" office:value-type="float" office:value="0">
            <text:p>0</text:p>
          </table:table-cell>
          <table:table-cell table:style-name="ce2" table:formula="of:=(([.H250]-0)/(1-0))*(100-0)+0" office:value-type="float" office:value="55.078125">
            <text:p>55.078125000</text:p>
          </table:table-cell>
          <table:table-cell table:style-name="ce2" table:formula="of:=(([.I250]-0)/(1-0))*(100-(-100))+(-100)" office:value-type="float" office:value="63.28125">
            <text:p>63.281250000</text:p>
          </table:table-cell>
          <table:table-cell table:style-name="ce2" table:formula="of:=(([.J250]-0)/(1-0))*(10000-0)+0" office:value-type="float" office:value="7304.6875">
            <text:p>7304.687500000</text:p>
          </table:table-cell>
          <table:table-cell/>
        </table:table-row>
        <table:table-row table:style-name="ro3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 office:value-type="float" office:value="0.31640625">
            <text:p>0.31640625</text:p>
          </table:table-cell>
          <table:table-cell office:value-type="float" office:value="0.23046875">
            <text:p>0.23046875</text:p>
          </table:table-cell>
          <table:table-cell/>
          <table:table-cell table:style-name="ce1" table:formula="of:=ROUND((([.A251]-0)/(1-0))*(12-2)+2)" office:value-type="float" office:value="8">
            <text:p>8</text:p>
          </table:table-cell>
          <table:table-cell table:style-name="ce2" table:formula="of:=(([.B251]-0)/(1-0))*(10-0)+0" office:value-type="float" office:value="8.7109375">
            <text:p>8.710937500</text:p>
          </table:table-cell>
          <table:table-cell table:style-name="ce2" table:formula="of:=(([.C251]-0)/(1-0))*(1500-0.000000001)+0.000000001" office:value-type="float" office:value="216.796875000855">
            <text:p>216.796875001</text:p>
          </table:table-cell>
          <table:table-cell table:style-name="ce2" table:formula="of:=(([.D251]-0)/(1-0))*(1-0.000000001)+0.000000001" office:value-type="float" office:value="0.199218750800781">
            <text:p>0.199218751</text:p>
          </table:table-cell>
          <table:table-cell table:style-name="ce2" table:formula="of:=[.L251]*[.O251]" office:value-type="float" office:value="1.59375000640625">
            <text:p>1.593750006</text:p>
          </table:table-cell>
          <table:table-cell table:style-name="ce2" table:formula="of:=(([.E251]-0)/(1-0))*(100-0.000000001)+0.000000001" office:value-type="float" office:value="23.8281250007617">
            <text:p>23.828125001</text:p>
          </table:table-cell>
          <table:table-cell table:style-name="ce1" table:formula="of:=(([.F251]-0)/(1-0))*(1-0.001)+0.001" office:value-type="float" office:value="0.10636328125">
            <text:p>0.1063632813</text:p>
          </table:table-cell>
          <table:table-cell table:style-name="ce1" table:formula="of:=IF((([.L251]*[.L251])*[.R251])&lt;1;1;ROUND(([.L251]*[.L251])*[.R251]))" office:value-type="float" office:value="7">
            <text:p>7</text:p>
          </table:table-cell>
          <table:table-cell table:style-name="ce1" table:formula="of:=ROUND((([.G251]-0)/(1-0))*(1-0)+0)" office:value-type="float" office:value="1">
            <text:p>1</text:p>
          </table:table-cell>
          <table:table-cell table:style-name="ce2" table:formula="of:=(([.H251]-0)/(1-0))*(100-0)+0" office:value-type="float" office:value="5.078125">
            <text:p>5.078125000</text:p>
          </table:table-cell>
          <table:table-cell table:style-name="ce2" table:formula="of:=(([.I251]-0)/(1-0))*(100-(-100))+(-100)" office:value-type="float" office:value="-36.71875">
            <text:p>-36.718750000</text:p>
          </table:table-cell>
          <table:table-cell table:style-name="ce2" table:formula="of:=(([.J251]-0)/(1-0))*(10000-0)+0" office:value-type="float" office:value="2304.6875">
            <text:p>2304.687500000</text:p>
          </table:table-cell>
          <table:table-cell/>
        </table:table-row>
        <table:table-row table:style-name="ro3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 office:value-type="float" office:value="0.06640625">
            <text:p>0.06640625</text:p>
          </table:table-cell>
          <table:table-cell office:value-type="float" office:value="0.48046875">
            <text:p>0.48046875</text:p>
          </table:table-cell>
          <table:table-cell/>
          <table:table-cell table:style-name="ce1" table:formula="of:=ROUND((([.A252]-0)/(1-0))*(12-2)+2)" office:value-type="float" office:value="11">
            <text:p>11</text:p>
          </table:table-cell>
          <table:table-cell table:style-name="ce2" table:formula="of:=(([.B252]-0)/(1-0))*(10-0)+0" office:value-type="float" office:value="1.2109375">
            <text:p>1.210937500</text:p>
          </table:table-cell>
          <table:table-cell table:style-name="ce2" table:formula="of:=(([.C252]-0)/(1-0))*(1500-0.000000001)+0.000000001" office:value-type="float" office:value="1341.79687500011">
            <text:p>1341.796875000</text:p>
          </table:table-cell>
          <table:table-cell table:style-name="ce2" table:formula="of:=(([.D252]-0)/(1-0))*(1-0.000000001)+0.000000001" office:value-type="float" office:value="0.949218750050781">
            <text:p>0.949218750</text:p>
          </table:table-cell>
          <table:table-cell table:style-name="ce2" table:formula="of:=[.L252]*[.O252]" office:value-type="float" office:value="10.4414062505586">
            <text:p>10.441406251</text:p>
          </table:table-cell>
          <table:table-cell table:style-name="ce2" table:formula="of:=(([.E252]-0)/(1-0))*(100-0.000000001)+0.000000001" office:value-type="float" office:value="48.8281250005117">
            <text:p>48.828125001</text:p>
          </table:table-cell>
          <table:table-cell table:style-name="ce1" table:formula="of:=(([.F252]-0)/(1-0))*(1-0.001)+0.001" office:value-type="float" office:value="0.35611328125">
            <text:p>0.3561132813</text:p>
          </table:table-cell>
          <table:table-cell table:style-name="ce1" table:formula="of:=IF((([.L252]*[.L252])*[.R252])&lt;1;1;ROUND(([.L252]*[.L252])*[.R252]))" office:value-type="float" office:value="43">
            <text:p>43</text:p>
          </table:table-cell>
          <table:table-cell table:style-name="ce1" table:formula="of:=ROUND((([.G252]-0)/(1-0))*(1-0)+0)" office:value-type="float" office:value="0">
            <text:p>0</text:p>
          </table:table-cell>
          <table:table-cell table:style-name="ce2" table:formula="of:=(([.H252]-0)/(1-0))*(100-0)+0" office:value-type="float" office:value="30.078125">
            <text:p>30.078125000</text:p>
          </table:table-cell>
          <table:table-cell table:style-name="ce2" table:formula="of:=(([.I252]-0)/(1-0))*(100-(-100))+(-100)" office:value-type="float" office:value="-86.71875">
            <text:p>-86.718750000</text:p>
          </table:table-cell>
          <table:table-cell table:style-name="ce2" table:formula="of:=(([.J252]-0)/(1-0))*(10000-0)+0" office:value-type="float" office:value="4804.6875">
            <text:p>4804.687500000</text:p>
          </table:table-cell>
          <table:table-cell/>
        </table:table-row>
        <table:table-row table:style-name="ro3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 office:value-type="float" office:value="0.56640625">
            <text:p>0.56640625</text:p>
          </table:table-cell>
          <table:table-cell office:value-type="float" office:value="0.98046875">
            <text:p>0.98046875</text:p>
          </table:table-cell>
          <table:table-cell/>
          <table:table-cell table:style-name="ce1" table:formula="of:=ROUND((([.A253]-0)/(1-0))*(12-2)+2)" office:value-type="float" office:value="6">
            <text:p>6</text:p>
          </table:table-cell>
          <table:table-cell table:style-name="ce2" table:formula="of:=(([.B253]-0)/(1-0))*(10-0)+0" office:value-type="float" office:value="6.2109375">
            <text:p>6.210937500</text:p>
          </table:table-cell>
          <table:table-cell table:style-name="ce2" table:formula="of:=(([.C253]-0)/(1-0))*(1500-0.000000001)+0.000000001" office:value-type="float" office:value="591.796875000606">
            <text:p>591.796875001</text:p>
          </table:table-cell>
          <table:table-cell table:style-name="ce2" table:formula="of:=(([.D253]-0)/(1-0))*(1-0.000000001)+0.000000001" office:value-type="float" office:value="0.449218750550781">
            <text:p>0.449218751</text:p>
          </table:table-cell>
          <table:table-cell table:style-name="ce2" table:formula="of:=[.L253]*[.O253]" office:value-type="float" office:value="2.69531250330469">
            <text:p>2.695312503</text:p>
          </table:table-cell>
          <table:table-cell table:style-name="ce2" table:formula="of:=(([.E253]-0)/(1-0))*(100-0.000000001)+0.000000001" office:value-type="float" office:value="98.8281250000117">
            <text:p>98.828125000</text:p>
          </table:table-cell>
          <table:table-cell table:style-name="ce1" table:formula="of:=(([.F253]-0)/(1-0))*(1-0.001)+0.001" office:value-type="float" office:value="0.85561328125">
            <text:p>0.8556132813</text:p>
          </table:table-cell>
          <table:table-cell table:style-name="ce1" table:formula="of:=IF((([.L253]*[.L253])*[.R253])&lt;1;1;ROUND(([.L253]*[.L253])*[.R253]))" office:value-type="float" office:value="31">
            <text:p>31</text:p>
          </table:table-cell>
          <table:table-cell table:style-name="ce1" table:formula="of:=ROUND((([.G253]-0)/(1-0))*(1-0)+0)" office:value-type="float" office:value="1">
            <text:p>1</text:p>
          </table:table-cell>
          <table:table-cell table:style-name="ce2" table:formula="of:=(([.H253]-0)/(1-0))*(100-0)+0" office:value-type="float" office:value="80.078125">
            <text:p>80.078125000</text:p>
          </table:table-cell>
          <table:table-cell table:style-name="ce2" table:formula="of:=(([.I253]-0)/(1-0))*(100-(-100))+(-100)" office:value-type="float" office:value="13.28125">
            <text:p>13.281250000</text:p>
          </table:table-cell>
          <table:table-cell table:style-name="ce2" table:formula="of:=(([.J253]-0)/(1-0))*(10000-0)+0" office:value-type="float" office:value="9804.6875">
            <text:p>9804.687500000</text:p>
          </table:table-cell>
          <table:table-cell/>
        </table:table-row>
        <table:table-row table:style-name="ro3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 office:value-type="float" office:value="0.19140625">
            <text:p>0.19140625</text:p>
          </table:table-cell>
          <table:table-cell office:value-type="float" office:value="0.10546875">
            <text:p>0.10546875</text:p>
          </table:table-cell>
          <table:table-cell/>
          <table:table-cell table:style-name="ce1" table:formula="of:=ROUND((([.A254]-0)/(1-0))*(12-2)+2)" office:value-type="float" office:value="5">
            <text:p>5</text:p>
          </table:table-cell>
          <table:table-cell table:style-name="ce2" table:formula="of:=(([.B254]-0)/(1-0))*(10-0)+0" office:value-type="float" office:value="2.4609375">
            <text:p>2.460937500</text:p>
          </table:table-cell>
          <table:table-cell table:style-name="ce2" table:formula="of:=(([.C254]-0)/(1-0))*(1500-0.000000001)+0.000000001" office:value-type="float" office:value="29.2968750009805">
            <text:p>29.296875001</text:p>
          </table:table-cell>
          <table:table-cell table:style-name="ce2" table:formula="of:=(([.D254]-0)/(1-0))*(1-0.000000001)+0.000000001" office:value-type="float" office:value="0.324218750675781">
            <text:p>0.324218751</text:p>
          </table:table-cell>
          <table:table-cell table:style-name="ce2" table:formula="of:=[.L254]*[.O254]" office:value-type="float" office:value="1.62109375337891">
            <text:p>1.621093753</text:p>
          </table:table-cell>
          <table:table-cell table:style-name="ce2" table:formula="of:=(([.E254]-0)/(1-0))*(100-0.000000001)+0.000000001" office:value-type="float" office:value="86.3281250001367">
            <text:p>86.328125000</text:p>
          </table:table-cell>
          <table:table-cell table:style-name="ce1" table:formula="of:=(([.F254]-0)/(1-0))*(1-0.001)+0.001" office:value-type="float" office:value="0.73073828125">
            <text:p>0.7307382813</text:p>
          </table:table-cell>
          <table:table-cell table:style-name="ce1" table:formula="of:=IF((([.L254]*[.L254])*[.R254])&lt;1;1;ROUND(([.L254]*[.L254])*[.R254]))" office:value-type="float" office:value="18">
            <text:p>18</text:p>
          </table:table-cell>
          <table:table-cell table:style-name="ce1" table:formula="of:=ROUND((([.G254]-0)/(1-0))*(1-0)+0)" office:value-type="float" office:value="0">
            <text:p>0</text:p>
          </table:table-cell>
          <table:table-cell table:style-name="ce2" table:formula="of:=(([.H254]-0)/(1-0))*(100-0)+0" office:value-type="float" office:value="42.578125">
            <text:p>42.578125000</text:p>
          </table:table-cell>
          <table:table-cell table:style-name="ce2" table:formula="of:=(([.I254]-0)/(1-0))*(100-(-100))+(-100)" office:value-type="float" office:value="-61.71875">
            <text:p>-61.718750000</text:p>
          </table:table-cell>
          <table:table-cell table:style-name="ce2" table:formula="of:=(([.J254]-0)/(1-0))*(10000-0)+0" office:value-type="float" office:value="1054.6875">
            <text:p>1054.687500000</text:p>
          </table:table-cell>
          <table:table-cell/>
        </table:table-row>
        <table:table-row table:style-name="ro3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 office:value-type="float" office:value="0.69140625">
            <text:p>0.69140625</text:p>
          </table:table-cell>
          <table:table-cell office:value-type="float" office:value="0.60546875">
            <text:p>0.60546875</text:p>
          </table:table-cell>
          <table:table-cell/>
          <table:table-cell table:style-name="ce1" table:formula="of:=ROUND((([.A255]-0)/(1-0))*(12-2)+2)" office:value-type="float" office:value="10">
            <text:p>10</text:p>
          </table:table-cell>
          <table:table-cell table:style-name="ce2" table:formula="of:=(([.B255]-0)/(1-0))*(10-0)+0" office:value-type="float" office:value="7.4609375">
            <text:p>7.460937500</text:p>
          </table:table-cell>
          <table:table-cell table:style-name="ce2" table:formula="of:=(([.C255]-0)/(1-0))*(1500-0.000000001)+0.000000001" office:value-type="float" office:value="779.29687500048">
            <text:p>779.296875000</text:p>
          </table:table-cell>
          <table:table-cell table:style-name="ce2" table:formula="of:=(([.D255]-0)/(1-0))*(1-0.000000001)+0.000000001" office:value-type="float" office:value="0.824218750175781">
            <text:p>0.824218750</text:p>
          </table:table-cell>
          <table:table-cell table:style-name="ce2" table:formula="of:=[.L255]*[.O255]" office:value-type="float" office:value="8.24218750175781">
            <text:p>8.242187502</text:p>
          </table:table-cell>
          <table:table-cell table:style-name="ce2" table:formula="of:=(([.E255]-0)/(1-0))*(100-0.000000001)+0.000000001" office:value-type="float" office:value="36.3281250006367">
            <text:p>36.328125001</text:p>
          </table:table-cell>
          <table:table-cell table:style-name="ce1" table:formula="of:=(([.F255]-0)/(1-0))*(1-0.001)+0.001" office:value-type="float" office:value="0.23123828125">
            <text:p>0.2312382813</text:p>
          </table:table-cell>
          <table:table-cell table:style-name="ce1" table:formula="of:=IF((([.L255]*[.L255])*[.R255])&lt;1;1;ROUND(([.L255]*[.L255])*[.R255]))" office:value-type="float" office:value="23">
            <text:p>23</text:p>
          </table:table-cell>
          <table:table-cell table:style-name="ce1" table:formula="of:=ROUND((([.G255]-0)/(1-0))*(1-0)+0)" office:value-type="float" office:value="1">
            <text:p>1</text:p>
          </table:table-cell>
          <table:table-cell table:style-name="ce2" table:formula="of:=(([.H255]-0)/(1-0))*(100-0)+0" office:value-type="float" office:value="92.578125">
            <text:p>92.578125000</text:p>
          </table:table-cell>
          <table:table-cell table:style-name="ce2" table:formula="of:=(([.I255]-0)/(1-0))*(100-(-100))+(-100)" office:value-type="float" office:value="38.28125">
            <text:p>38.281250000</text:p>
          </table:table-cell>
          <table:table-cell table:style-name="ce2" table:formula="of:=(([.J255]-0)/(1-0))*(10000-0)+0" office:value-type="float" office:value="6054.6875">
            <text:p>6054.687500000</text:p>
          </table:table-cell>
          <table:table-cell/>
        </table:table-row>
        <table:table-row table:style-name="ro3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 office:value-type="float" office:value="0.94140625">
            <text:p>0.94140625</text:p>
          </table:table-cell>
          <table:table-cell office:value-type="float" office:value="0.85546875">
            <text:p>0.85546875</text:p>
          </table:table-cell>
          <table:table-cell/>
          <table:table-cell table:style-name="ce1" table:formula="of:=ROUND((([.A256]-0)/(1-0))*(12-2)+2)" office:value-type="float" office:value="7">
            <text:p>7</text:p>
          </table:table-cell>
          <table:table-cell table:style-name="ce2" table:formula="of:=(([.B256]-0)/(1-0))*(10-0)+0" office:value-type="float" office:value="4.9609375">
            <text:p>4.960937500</text:p>
          </table:table-cell>
          <table:table-cell table:style-name="ce2" table:formula="of:=(([.C256]-0)/(1-0))*(1500-0.000000001)+0.000000001" office:value-type="float" office:value="404.29687500073">
            <text:p>404.296875001</text:p>
          </table:table-cell>
          <table:table-cell table:style-name="ce2" table:formula="of:=(([.D256]-0)/(1-0))*(1-0.000000001)+0.000000001" office:value-type="float" office:value="0.0742187509257813">
            <text:p>0.074218751</text:p>
          </table:table-cell>
          <table:table-cell table:style-name="ce2" table:formula="of:=[.L256]*[.O256]" office:value-type="float" office:value="0.519531256480469">
            <text:p>0.519531256</text:p>
          </table:table-cell>
          <table:table-cell table:style-name="ce2" table:formula="of:=(([.E256]-0)/(1-0))*(100-0.000000001)+0.000000001" office:value-type="float" office:value="11.3281250008867">
            <text:p>11.328125001</text:p>
          </table:table-cell>
          <table:table-cell table:style-name="ce1" table:formula="of:=(([.F256]-0)/(1-0))*(1-0.001)+0.001" office:value-type="float" office:value="0.48098828125">
            <text:p>0.4809882813</text:p>
          </table:table-cell>
          <table:table-cell table:style-name="ce1" table:formula="of:=IF((([.L256]*[.L256])*[.R256])&lt;1;1;ROUND(([.L256]*[.L256])*[.R256]))" office:value-type="float" office:value="24">
            <text:p>24</text:p>
          </table:table-cell>
          <table:table-cell table:style-name="ce1" table:formula="of:=ROUND((([.G256]-0)/(1-0))*(1-0)+0)" office:value-type="float" office:value="0">
            <text:p>0</text:p>
          </table:table-cell>
          <table:table-cell table:style-name="ce2" table:formula="of:=(([.H256]-0)/(1-0))*(100-0)+0" office:value-type="float" office:value="67.578125">
            <text:p>67.578125000</text:p>
          </table:table-cell>
          <table:table-cell table:style-name="ce2" table:formula="of:=(([.I256]-0)/(1-0))*(100-(-100))+(-100)" office:value-type="float" office:value="88.28125">
            <text:p>88.281250000</text:p>
          </table:table-cell>
          <table:table-cell table:style-name="ce2" table:formula="of:=(([.J256]-0)/(1-0))*(10000-0)+0" office:value-type="float" office:value="8554.6875">
            <text:p>8554.687500000</text:p>
          </table:table-cell>
          <table:table-cell/>
        </table:table-row>
        <table:table-row table:style-name="ro3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 office:value-type="float" office:value="0.44140625">
            <text:p>0.44140625</text:p>
          </table:table-cell>
          <table:table-cell office:value-type="float" office:value="0.35546875">
            <text:p>0.35546875</text:p>
          </table:table-cell>
          <table:table-cell/>
          <table:table-cell table:style-name="ce1" table:formula="of:=ROUND((([.A257]-0)/(1-0))*(12-2)+2)" office:value-type="float" office:value="2">
            <text:p>2</text:p>
          </table:table-cell>
          <table:table-cell table:style-name="ce2" table:formula="of:=(([.B257]-0)/(1-0))*(10-0)+0" office:value-type="float" office:value="9.9609375">
            <text:p>9.960937500</text:p>
          </table:table-cell>
          <table:table-cell table:style-name="ce2" table:formula="of:=(([.C257]-0)/(1-0))*(1500-0.000000001)+0.000000001" office:value-type="float" office:value="1154.29687500023">
            <text:p>1154.296875000</text:p>
          </table:table-cell>
          <table:table-cell table:style-name="ce2" table:formula="of:=(([.D257]-0)/(1-0))*(1-0.000000001)+0.000000001" office:value-type="float" office:value="0.574218750425781">
            <text:p>0.574218750</text:p>
          </table:table-cell>
          <table:table-cell table:style-name="ce2" table:formula="of:=[.L257]*[.O257]" office:value-type="float" office:value="1.14843750085156">
            <text:p>1.148437501</text:p>
          </table:table-cell>
          <table:table-cell table:style-name="ce2" table:formula="of:=(([.E257]-0)/(1-0))*(100-0.000000001)+0.000000001" office:value-type="float" office:value="61.3281250003867">
            <text:p>61.328125000</text:p>
          </table:table-cell>
          <table:table-cell table:style-name="ce1" table:formula="of:=(([.F257]-0)/(1-0))*(1-0.001)+0.001" office:value-type="float" office:value="0.98048828125">
            <text:p>0.9804882813</text:p>
          </table:table-cell>
          <table:table-cell table:style-name="ce1" table:formula="of:=IF((([.L257]*[.L257])*[.R257])&lt;1;1;ROUND(([.L257]*[.L257])*[.R257]))" office:value-type="float" office:value="4">
            <text:p>4</text:p>
          </table:table-cell>
          <table:table-cell table:style-name="ce1" table:formula="of:=ROUND((([.G257]-0)/(1-0))*(1-0)+0)" office:value-type="float" office:value="1">
            <text:p>1</text:p>
          </table:table-cell>
          <table:table-cell table:style-name="ce2" table:formula="of:=(([.H257]-0)/(1-0))*(100-0)+0" office:value-type="float" office:value="17.578125">
            <text:p>17.578125000</text:p>
          </table:table-cell>
          <table:table-cell table:style-name="ce2" table:formula="of:=(([.I257]-0)/(1-0))*(100-(-100))+(-100)" office:value-type="float" office:value="-11.71875">
            <text:p>-11.718750000</text:p>
          </table:table-cell>
          <table:table-cell table:style-name="ce2" table:formula="of:=(([.J257]-0)/(1-0))*(10000-0)+0" office:value-type="float" office:value="3554.6875">
            <text:p>3554.687500000</text:p>
          </table:table-cell>
          <table:table-cell/>
        </table:table-row>
        <table:table-row table:style-name="ro3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 office:value-type="float" office:value="0.287109375">
            <text:p>0.287109375</text:p>
          </table:table-cell>
          <table:table-cell office:value-type="float" office:value="0.408203125">
            <text:p>0.408203125</text:p>
          </table:table-cell>
          <table:table-cell/>
          <table:table-cell table:style-name="ce1" table:formula="of:=ROUND((([.A258]-0)/(1-0))*(12-2)+2)" office:value-type="float" office:value="2">
            <text:p>2</text:p>
          </table:table-cell>
          <table:table-cell table:style-name="ce2" table:formula="of:=(([.B258]-0)/(1-0))*(10-0)+0" office:value-type="float" office:value="4.98046875">
            <text:p>4.980468750</text:p>
          </table:table-cell>
          <table:table-cell table:style-name="ce2" table:formula="of:=(([.C258]-0)/(1-0))*(1500-0.000000001)+0.000000001" office:value-type="float" office:value="1016.60156250032">
            <text:p>1016.601562500</text:p>
          </table:table-cell>
          <table:table-cell table:style-name="ce2" table:formula="of:=(([.D258]-0)/(1-0))*(1-0.000000001)+0.000000001" office:value-type="float" office:value="0.294921875705078">
            <text:p>0.294921876</text:p>
          </table:table-cell>
          <table:table-cell table:style-name="ce2" table:formula="of:=[.L258]*[.O258]" office:value-type="float" office:value="0.589843751410156">
            <text:p>0.589843751</text:p>
          </table:table-cell>
          <table:table-cell table:style-name="ce2" table:formula="of:=(([.E258]-0)/(1-0))*(100-0.000000001)+0.000000001" office:value-type="float" office:value="77.9296875002207">
            <text:p>77.929687500</text:p>
          </table:table-cell>
          <table:table-cell table:style-name="ce1" table:formula="of:=(([.F258]-0)/(1-0))*(1-0.001)+0.001" office:value-type="float" office:value="0.108314453125">
            <text:p>0.1083144531</text:p>
          </table:table-cell>
          <table:table-cell table:style-name="ce1" table:formula="of:=IF((([.L258]*[.L258])*[.R258])&lt;1;1;ROUND(([.L258]*[.L258])*[.R258]))" office:value-type="float" office:value="1">
            <text:p>1</text:p>
          </table:table-cell>
          <table:table-cell table:style-name="ce1" table:formula="of:=ROUND((([.G258]-0)/(1-0))*(1-0)+0)" office:value-type="float" office:value="0">
            <text:p>0</text:p>
          </table:table-cell>
          <table:table-cell table:style-name="ce2" table:formula="of:=(([.H258]-0)/(1-0))*(100-0)+0" office:value-type="float" office:value="35.7421875">
            <text:p>35.742187500</text:p>
          </table:table-cell>
          <table:table-cell table:style-name="ce2" table:formula="of:=(([.I258]-0)/(1-0))*(100-(-100))+(-100)" office:value-type="float" office:value="-42.578125">
            <text:p>-42.578125000</text:p>
          </table:table-cell>
          <table:table-cell table:style-name="ce2" table:formula="of:=(([.J258]-0)/(1-0))*(10000-0)+0" office:value-type="float" office:value="4082.03125">
            <text:p>4082.031250000</text:p>
          </table:table-cell>
          <table:table-cell/>
        </table:table-row>
        <table:table-row table:style-name="ro3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 office:value-type="float" office:value="0.787109375">
            <text:p>0.787109375</text:p>
          </table:table-cell>
          <table:table-cell office:value-type="float" office:value="0.908203125">
            <text:p>0.908203125</text:p>
          </table:table-cell>
          <table:table-cell/>
          <table:table-cell table:style-name="ce1" table:formula="of:=ROUND((([.A259]-0)/(1-0))*(12-2)+2)" office:value-type="float" office:value="7">
            <text:p>7</text:p>
          </table:table-cell>
          <table:table-cell table:style-name="ce2" table:formula="of:=(([.B259]-0)/(1-0))*(10-0)+0" office:value-type="float" office:value="9.98046875">
            <text:p>9.980468750</text:p>
          </table:table-cell>
          <table:table-cell table:style-name="ce2" table:formula="of:=(([.C259]-0)/(1-0))*(1500-0.000000001)+0.000000001" office:value-type="float" office:value="266.601562500822">
            <text:p>266.601562501</text:p>
          </table:table-cell>
          <table:table-cell table:style-name="ce2" table:formula="of:=(([.D259]-0)/(1-0))*(1-0.000000001)+0.000000001" office:value-type="float" office:value="0.794921875205078">
            <text:p>0.794921875</text:p>
          </table:table-cell>
          <table:table-cell table:style-name="ce2" table:formula="of:=[.L259]*[.O259]" office:value-type="float" office:value="5.56445312643555">
            <text:p>5.564453126</text:p>
          </table:table-cell>
          <table:table-cell table:style-name="ce2" table:formula="of:=(([.E259]-0)/(1-0))*(100-0.000000001)+0.000000001" office:value-type="float" office:value="27.9296875007207">
            <text:p>27.929687501</text:p>
          </table:table-cell>
          <table:table-cell table:style-name="ce1" table:formula="of:=(([.F259]-0)/(1-0))*(1-0.001)+0.001" office:value-type="float" office:value="0.607814453125">
            <text:p>0.6078144531</text:p>
          </table:table-cell>
          <table:table-cell table:style-name="ce1" table:formula="of:=IF((([.L259]*[.L259])*[.R259])&lt;1;1;ROUND(([.L259]*[.L259])*[.R259]))" office:value-type="float" office:value="30">
            <text:p>30</text:p>
          </table:table-cell>
          <table:table-cell table:style-name="ce1" table:formula="of:=ROUND((([.G259]-0)/(1-0))*(1-0)+0)" office:value-type="float" office:value="1">
            <text:p>1</text:p>
          </table:table-cell>
          <table:table-cell table:style-name="ce2" table:formula="of:=(([.H259]-0)/(1-0))*(100-0)+0" office:value-type="float" office:value="85.7421875">
            <text:p>85.742187500</text:p>
          </table:table-cell>
          <table:table-cell table:style-name="ce2" table:formula="of:=(([.I259]-0)/(1-0))*(100-(-100))+(-100)" office:value-type="float" office:value="57.421875">
            <text:p>57.421875000</text:p>
          </table:table-cell>
          <table:table-cell table:style-name="ce2" table:formula="of:=(([.J259]-0)/(1-0))*(10000-0)+0" office:value-type="float" office:value="9082.03125">
            <text:p>9082.031250000</text:p>
          </table:table-cell>
          <table:table-cell/>
        </table:table-row>
        <table:table-row table:style-name="ro3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 office:value-type="float" office:value="0.537109375">
            <text:p>0.537109375</text:p>
          </table:table-cell>
          <table:table-cell office:value-type="float" office:value="0.658203125">
            <text:p>0.658203125</text:p>
          </table:table-cell>
          <table:table-cell/>
          <table:table-cell table:style-name="ce1" table:formula="of:=ROUND((([.A260]-0)/(1-0))*(12-2)+2)" office:value-type="float" office:value="10">
            <text:p>10</text:p>
          </table:table-cell>
          <table:table-cell table:style-name="ce2" table:formula="of:=(([.B260]-0)/(1-0))*(10-0)+0" office:value-type="float" office:value="2.48046875">
            <text:p>2.480468750</text:p>
          </table:table-cell>
          <table:table-cell table:style-name="ce2" table:formula="of:=(([.C260]-0)/(1-0))*(1500-0.000000001)+0.000000001" office:value-type="float" office:value="1391.60156250007">
            <text:p>1391.601562500</text:p>
          </table:table-cell>
          <table:table-cell table:style-name="ce2" table:formula="of:=(([.D260]-0)/(1-0))*(1-0.000000001)+0.000000001" office:value-type="float" office:value="0.0449218759550781">
            <text:p>0.044921876</text:p>
          </table:table-cell>
          <table:table-cell table:style-name="ce2" table:formula="of:=[.L260]*[.O260]" office:value-type="float" office:value="0.449218759550781">
            <text:p>0.449218760</text:p>
          </table:table-cell>
          <table:table-cell table:style-name="ce2" table:formula="of:=(([.E260]-0)/(1-0))*(100-0.000000001)+0.000000001" office:value-type="float" office:value="2.9296875009707">
            <text:p>2.929687501</text:p>
          </table:table-cell>
          <table:table-cell table:style-name="ce1" table:formula="of:=(([.F260]-0)/(1-0))*(1-0.001)+0.001" office:value-type="float" office:value="0.857564453125">
            <text:p>0.8575644531</text:p>
          </table:table-cell>
          <table:table-cell table:style-name="ce1" table:formula="of:=IF((([.L260]*[.L260])*[.R260])&lt;1;1;ROUND(([.L260]*[.L260])*[.R260]))" office:value-type="float" office:value="86">
            <text:p>86</text:p>
          </table:table-cell>
          <table:table-cell table:style-name="ce1" table:formula="of:=ROUND((([.G260]-0)/(1-0))*(1-0)+0)" office:value-type="float" office:value="0">
            <text:p>0</text:p>
          </table:table-cell>
          <table:table-cell table:style-name="ce2" table:formula="of:=(([.H260]-0)/(1-0))*(100-0)+0" office:value-type="float" office:value="60.7421875">
            <text:p>60.742187500</text:p>
          </table:table-cell>
          <table:table-cell table:style-name="ce2" table:formula="of:=(([.I260]-0)/(1-0))*(100-(-100))+(-100)" office:value-type="float" office:value="7.421875">
            <text:p>7.421875000</text:p>
          </table:table-cell>
          <table:table-cell table:style-name="ce2" table:formula="of:=(([.J260]-0)/(1-0))*(10000-0)+0" office:value-type="float" office:value="6582.03125">
            <text:p>6582.031250000</text:p>
          </table:table-cell>
          <table:table-cell/>
        </table:table-row>
        <table:table-row table:style-name="ro3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 office:value-type="float" office:value="0.037109375">
            <text:p>0.037109375</text:p>
          </table:table-cell>
          <table:table-cell office:value-type="float" office:value="0.158203125">
            <text:p>0.158203125</text:p>
          </table:table-cell>
          <table:table-cell/>
          <table:table-cell table:style-name="ce1" table:formula="of:=ROUND((([.A261]-0)/(1-0))*(12-2)+2)" office:value-type="float" office:value="5">
            <text:p>5</text:p>
          </table:table-cell>
          <table:table-cell table:style-name="ce2" table:formula="of:=(([.B261]-0)/(1-0))*(10-0)+0" office:value-type="float" office:value="7.48046875">
            <text:p>7.480468750</text:p>
          </table:table-cell>
          <table:table-cell table:style-name="ce2" table:formula="of:=(([.C261]-0)/(1-0))*(1500-0.000000001)+0.000000001" office:value-type="float" office:value="641.601562500572">
            <text:p>641.601562501</text:p>
          </table:table-cell>
          <table:table-cell table:style-name="ce2" table:formula="of:=(([.D261]-0)/(1-0))*(1-0.000000001)+0.000000001" office:value-type="float" office:value="0.544921875455078">
            <text:p>0.544921875</text:p>
          </table:table-cell>
          <table:table-cell table:style-name="ce2" table:formula="of:=[.L261]*[.O261]" office:value-type="float" office:value="2.72460937727539">
            <text:p>2.724609377</text:p>
          </table:table-cell>
          <table:table-cell table:style-name="ce2" table:formula="of:=(([.E261]-0)/(1-0))*(100-0.000000001)+0.000000001" office:value-type="float" office:value="52.9296875004707">
            <text:p>52.929687500</text:p>
          </table:table-cell>
          <table:table-cell table:style-name="ce1" table:formula="of:=(([.F261]-0)/(1-0))*(1-0.001)+0.001" office:value-type="float" office:value="0.358064453125">
            <text:p>0.3580644531</text:p>
          </table:table-cell>
          <table:table-cell table:style-name="ce1" table:formula="of:=IF((([.L261]*[.L261])*[.R261])&lt;1;1;ROUND(([.L261]*[.L261])*[.R261]))" office:value-type="float" office:value="9">
            <text:p>9</text:p>
          </table:table-cell>
          <table:table-cell table:style-name="ce1" table:formula="of:=ROUND((([.G261]-0)/(1-0))*(1-0)+0)" office:value-type="float" office:value="1">
            <text:p>1</text:p>
          </table:table-cell>
          <table:table-cell table:style-name="ce2" table:formula="of:=(([.H261]-0)/(1-0))*(100-0)+0" office:value-type="float" office:value="10.7421875">
            <text:p>10.742187500</text:p>
          </table:table-cell>
          <table:table-cell table:style-name="ce2" table:formula="of:=(([.I261]-0)/(1-0))*(100-(-100))+(-100)" office:value-type="float" office:value="-92.578125">
            <text:p>-92.578125000</text:p>
          </table:table-cell>
          <table:table-cell table:style-name="ce2" table:formula="of:=(([.J261]-0)/(1-0))*(10000-0)+0" office:value-type="float" office:value="1582.03125">
            <text:p>1582.031250000</text:p>
          </table:table-cell>
          <table:table-cell/>
        </table:table-row>
        <table:table-row table:style-name="ro3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 office:value-type="float" office:value="0.662109375">
            <text:p>0.662109375</text:p>
          </table:table-cell>
          <table:table-cell office:value-type="float" office:value="0.783203125">
            <text:p>0.783203125</text:p>
          </table:table-cell>
          <table:table-cell/>
          <table:table-cell table:style-name="ce1" table:formula="of:=ROUND((([.A262]-0)/(1-0))*(12-2)+2)" office:value-type="float" office:value="6">
            <text:p>6</text:p>
          </table:table-cell>
          <table:table-cell table:style-name="ce2" table:formula="of:=(([.B262]-0)/(1-0))*(10-0)+0" office:value-type="float" office:value="1.23046875">
            <text:p>1.230468750</text:p>
          </table:table-cell>
          <table:table-cell table:style-name="ce2" table:formula="of:=(([.C262]-0)/(1-0))*(1500-0.000000001)+0.000000001" office:value-type="float" office:value="79.1015625009473">
            <text:p>79.101562501</text:p>
          </table:table-cell>
          <table:table-cell table:style-name="ce2" table:formula="of:=(([.D262]-0)/(1-0))*(1-0.000000001)+0.000000001" office:value-type="float" office:value="0.669921875330078">
            <text:p>0.669921875</text:p>
          </table:table-cell>
          <table:table-cell table:style-name="ce2" table:formula="of:=[.L262]*[.O262]" office:value-type="float" office:value="4.01953125198047">
            <text:p>4.019531252</text:p>
          </table:table-cell>
          <table:table-cell table:style-name="ce2" table:formula="of:=(([.E262]-0)/(1-0))*(100-0.000000001)+0.000000001" office:value-type="float" office:value="65.4296875003457">
            <text:p>65.429687500</text:p>
          </table:table-cell>
          <table:table-cell table:style-name="ce1" table:formula="of:=(([.F262]-0)/(1-0))*(1-0.001)+0.001" office:value-type="float" office:value="0.233189453125">
            <text:p>0.2331894531</text:p>
          </table:table-cell>
          <table:table-cell table:style-name="ce1" table:formula="of:=IF((([.L262]*[.L262])*[.R262])&lt;1;1;ROUND(([.L262]*[.L262])*[.R262]))" office:value-type="float" office:value="8">
            <text:p>8</text:p>
          </table:table-cell>
          <table:table-cell table:style-name="ce1" table:formula="of:=ROUND((([.G262]-0)/(1-0))*(1-0)+0)" office:value-type="float" office:value="0">
            <text:p>0</text:p>
          </table:table-cell>
          <table:table-cell table:style-name="ce2" table:formula="of:=(([.H262]-0)/(1-0))*(100-0)+0" office:value-type="float" office:value="73.2421875">
            <text:p>73.242187500</text:p>
          </table:table-cell>
          <table:table-cell table:style-name="ce2" table:formula="of:=(([.I262]-0)/(1-0))*(100-(-100))+(-100)" office:value-type="float" office:value="32.421875">
            <text:p>32.421875000</text:p>
          </table:table-cell>
          <table:table-cell table:style-name="ce2" table:formula="of:=(([.J262]-0)/(1-0))*(10000-0)+0" office:value-type="float" office:value="7832.03125">
            <text:p>7832.031250000</text:p>
          </table:table-cell>
          <table:table-cell/>
        </table:table-row>
        <table:table-row table:style-name="ro3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 office:value-type="float" office:value="0.162109375">
            <text:p>0.162109375</text:p>
          </table:table-cell>
          <table:table-cell office:value-type="float" office:value="0.283203125">
            <text:p>0.283203125</text:p>
          </table:table-cell>
          <table:table-cell/>
          <table:table-cell table:style-name="ce1" table:formula="of:=ROUND((([.A263]-0)/(1-0))*(12-2)+2)" office:value-type="float" office:value="11">
            <text:p>11</text:p>
          </table:table-cell>
          <table:table-cell table:style-name="ce2" table:formula="of:=(([.B263]-0)/(1-0))*(10-0)+0" office:value-type="float" office:value="6.23046875">
            <text:p>6.230468750</text:p>
          </table:table-cell>
          <table:table-cell table:style-name="ce2" table:formula="of:=(([.C263]-0)/(1-0))*(1500-0.000000001)+0.000000001" office:value-type="float" office:value="829.101562500447">
            <text:p>829.101562500</text:p>
          </table:table-cell>
          <table:table-cell table:style-name="ce2" table:formula="of:=(([.D263]-0)/(1-0))*(1-0.000000001)+0.000000001" office:value-type="float" office:value="0.169921875830078">
            <text:p>0.169921876</text:p>
          </table:table-cell>
          <table:table-cell table:style-name="ce2" table:formula="of:=[.L263]*[.O263]" office:value-type="float" office:value="1.86914063413086">
            <text:p>1.869140634</text:p>
          </table:table-cell>
          <table:table-cell table:style-name="ce2" table:formula="of:=(([.E263]-0)/(1-0))*(100-0.000000001)+0.000000001" office:value-type="float" office:value="15.4296875008457">
            <text:p>15.429687501</text:p>
          </table:table-cell>
          <table:table-cell table:style-name="ce1" table:formula="of:=(([.F263]-0)/(1-0))*(1-0.001)+0.001" office:value-type="float" office:value="0.732689453125">
            <text:p>0.7326894531</text:p>
          </table:table-cell>
          <table:table-cell table:style-name="ce1" table:formula="of:=IF((([.L263]*[.L263])*[.R263])&lt;1;1;ROUND(([.L263]*[.L263])*[.R263]))" office:value-type="float" office:value="89">
            <text:p>89</text:p>
          </table:table-cell>
          <table:table-cell table:style-name="ce1" table:formula="of:=ROUND((([.G263]-0)/(1-0))*(1-0)+0)" office:value-type="float" office:value="1">
            <text:p>1</text:p>
          </table:table-cell>
          <table:table-cell table:style-name="ce2" table:formula="of:=(([.H263]-0)/(1-0))*(100-0)+0" office:value-type="float" office:value="23.2421875">
            <text:p>23.242187500</text:p>
          </table:table-cell>
          <table:table-cell table:style-name="ce2" table:formula="of:=(([.I263]-0)/(1-0))*(100-(-100))+(-100)" office:value-type="float" office:value="-67.578125">
            <text:p>-67.578125000</text:p>
          </table:table-cell>
          <table:table-cell table:style-name="ce2" table:formula="of:=(([.J263]-0)/(1-0))*(10000-0)+0" office:value-type="float" office:value="2832.03125">
            <text:p>2832.031250000</text:p>
          </table:table-cell>
          <table:table-cell/>
        </table:table-row>
        <table:table-row table:style-name="ro3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 office:value-type="float" office:value="0.412109375">
            <text:p>0.412109375</text:p>
          </table:table-cell>
          <table:table-cell office:value-type="float" office:value="0.033203125">
            <text:p>0.033203125</text:p>
          </table:table-cell>
          <table:table-cell/>
          <table:table-cell table:style-name="ce1" table:formula="of:=ROUND((([.A264]-0)/(1-0))*(12-2)+2)" office:value-type="float" office:value="8">
            <text:p>8</text:p>
          </table:table-cell>
          <table:table-cell table:style-name="ce2" table:formula="of:=(([.B264]-0)/(1-0))*(10-0)+0" office:value-type="float" office:value="3.73046875">
            <text:p>3.730468750</text:p>
          </table:table-cell>
          <table:table-cell table:style-name="ce2" table:formula="of:=(([.C264]-0)/(1-0))*(1500-0.000000001)+0.000000001" office:value-type="float" office:value="454.101562500697">
            <text:p>454.101562501</text:p>
          </table:table-cell>
          <table:table-cell table:style-name="ce2" table:formula="of:=(([.D264]-0)/(1-0))*(1-0.000000001)+0.000000001" office:value-type="float" office:value="0.919921875080078">
            <text:p>0.919921875</text:p>
          </table:table-cell>
          <table:table-cell table:style-name="ce2" table:formula="of:=[.L264]*[.O264]" office:value-type="float" office:value="7.35937500064063">
            <text:p>7.359375001</text:p>
          </table:table-cell>
          <table:table-cell table:style-name="ce2" table:formula="of:=(([.E264]-0)/(1-0))*(100-0.000000001)+0.000000001" office:value-type="float" office:value="40.4296875005957">
            <text:p>40.429687501</text:p>
          </table:table-cell>
          <table:table-cell table:style-name="ce1" table:formula="of:=(([.F264]-0)/(1-0))*(1-0.001)+0.001" office:value-type="float" office:value="0.982439453125">
            <text:p>0.9824394531</text:p>
          </table:table-cell>
          <table:table-cell table:style-name="ce1" table:formula="of:=IF((([.L264]*[.L264])*[.R264])&lt;1;1;ROUND(([.L264]*[.L264])*[.R264]))" office:value-type="float" office:value="63">
            <text:p>63</text:p>
          </table:table-cell>
          <table:table-cell table:style-name="ce1" table:formula="of:=ROUND((([.G264]-0)/(1-0))*(1-0)+0)" office:value-type="float" office:value="0">
            <text:p>0</text:p>
          </table:table-cell>
          <table:table-cell table:style-name="ce2" table:formula="of:=(([.H264]-0)/(1-0))*(100-0)+0" office:value-type="float" office:value="48.2421875">
            <text:p>48.242187500</text:p>
          </table:table-cell>
          <table:table-cell table:style-name="ce2" table:formula="of:=(([.I264]-0)/(1-0))*(100-(-100))+(-100)" office:value-type="float" office:value="-17.578125">
            <text:p>-17.578125000</text:p>
          </table:table-cell>
          <table:table-cell table:style-name="ce2" table:formula="of:=(([.J264]-0)/(1-0))*(10000-0)+0" office:value-type="float" office:value="332.03125">
            <text:p>332.031250000</text:p>
          </table:table-cell>
          <table:table-cell/>
        </table:table-row>
        <table:table-row table:style-name="ro3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 office:value-type="float" office:value="0.912109375">
            <text:p>0.912109375</text:p>
          </table:table-cell>
          <table:table-cell office:value-type="float" office:value="0.533203125">
            <text:p>0.533203125</text:p>
          </table:table-cell>
          <table:table-cell/>
          <table:table-cell table:style-name="ce1" table:formula="of:=ROUND((([.A265]-0)/(1-0))*(12-2)+2)" office:value-type="float" office:value="3">
            <text:p>3</text:p>
          </table:table-cell>
          <table:table-cell table:style-name="ce2" table:formula="of:=(([.B265]-0)/(1-0))*(10-0)+0" office:value-type="float" office:value="8.73046875">
            <text:p>8.730468750</text:p>
          </table:table-cell>
          <table:table-cell table:style-name="ce2" table:formula="of:=(([.C265]-0)/(1-0))*(1500-0.000000001)+0.000000001" office:value-type="float" office:value="1204.1015625002">
            <text:p>1204.101562500</text:p>
          </table:table-cell>
          <table:table-cell table:style-name="ce2" table:formula="of:=(([.D265]-0)/(1-0))*(1-0.000000001)+0.000000001" office:value-type="float" office:value="0.419921875580078">
            <text:p>0.419921876</text:p>
          </table:table-cell>
          <table:table-cell table:style-name="ce2" table:formula="of:=[.L265]*[.O265]" office:value-type="float" office:value="1.25976562674023">
            <text:p>1.259765627</text:p>
          </table:table-cell>
          <table:table-cell table:style-name="ce2" table:formula="of:=(([.E265]-0)/(1-0))*(100-0.000000001)+0.000000001" office:value-type="float" office:value="90.4296875000957">
            <text:p>90.429687500</text:p>
          </table:table-cell>
          <table:table-cell table:style-name="ce1" table:formula="of:=(([.F265]-0)/(1-0))*(1-0.001)+0.001" office:value-type="float" office:value="0.482939453125">
            <text:p>0.4829394531</text:p>
          </table:table-cell>
          <table:table-cell table:style-name="ce1" table:formula="of:=IF((([.L265]*[.L265])*[.R265])&lt;1;1;ROUND(([.L265]*[.L265])*[.R265]))" office:value-type="float" office:value="4">
            <text:p>4</text:p>
          </table:table-cell>
          <table:table-cell table:style-name="ce1" table:formula="of:=ROUND((([.G265]-0)/(1-0))*(1-0)+0)" office:value-type="float" office:value="1">
            <text:p>1</text:p>
          </table:table-cell>
          <table:table-cell table:style-name="ce2" table:formula="of:=(([.H265]-0)/(1-0))*(100-0)+0" office:value-type="float" office:value="98.2421875">
            <text:p>98.242187500</text:p>
          </table:table-cell>
          <table:table-cell table:style-name="ce2" table:formula="of:=(([.I265]-0)/(1-0))*(100-(-100))+(-100)" office:value-type="float" office:value="82.421875">
            <text:p>82.421875000</text:p>
          </table:table-cell>
          <table:table-cell table:style-name="ce2" table:formula="of:=(([.J265]-0)/(1-0))*(10000-0)+0" office:value-type="float" office:value="5332.03125">
            <text:p>5332.031250000</text:p>
          </table:table-cell>
          <table:table-cell/>
        </table:table-row>
        <table:table-row table:style-name="ro3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 office:value-type="float" office:value="0.724609375">
            <text:p>0.724609375</text:p>
          </table:table-cell>
          <table:table-cell office:value-type="float" office:value="0.220703125">
            <text:p>0.220703125</text:p>
          </table:table-cell>
          <table:table-cell/>
          <table:table-cell table:style-name="ce1" table:formula="of:=ROUND((([.A266]-0)/(1-0))*(12-2)+2)" office:value-type="float" office:value="4">
            <text:p>4</text:p>
          </table:table-cell>
          <table:table-cell table:style-name="ce2" table:formula="of:=(([.B266]-0)/(1-0))*(10-0)+0" office:value-type="float" office:value="1.85546875">
            <text:p>1.855468750</text:p>
          </table:table-cell>
          <table:table-cell table:style-name="ce2" table:formula="of:=(([.C266]-0)/(1-0))*(1500-0.000000001)+0.000000001" office:value-type="float" office:value="547.851562500635">
            <text:p>547.851562501</text:p>
          </table:table-cell>
          <table:table-cell table:style-name="ce2" table:formula="of:=(([.D266]-0)/(1-0))*(1-0.000000001)+0.000000001" office:value-type="float" office:value="0.232421875767578">
            <text:p>0.232421876</text:p>
          </table:table-cell>
          <table:table-cell table:style-name="ce2" table:formula="of:=[.L266]*[.O266]" office:value-type="float" office:value="0.929687503070313">
            <text:p>0.929687503</text:p>
          </table:table-cell>
          <table:table-cell table:style-name="ce2" table:formula="of:=(([.E266]-0)/(1-0))*(100-0.000000001)+0.000000001" office:value-type="float" office:value="34.1796875006582">
            <text:p>34.179687501</text:p>
          </table:table-cell>
          <table:table-cell table:style-name="ce1" table:formula="of:=(([.F266]-0)/(1-0))*(1-0.001)+0.001" office:value-type="float" office:value="0.295626953125">
            <text:p>0.2956269531</text:p>
          </table:table-cell>
          <table:table-cell table:style-name="ce1" table:formula="of:=IF((([.L266]*[.L266])*[.R266])&lt;1;1;ROUND(([.L266]*[.L266])*[.R266]))" office:value-type="float" office:value="5">
            <text:p>5</text:p>
          </table:table-cell>
          <table:table-cell table:style-name="ce1" table:formula="of:=ROUND((([.G266]-0)/(1-0))*(1-0)+0)" office:value-type="float" office:value="0">
            <text:p>0</text:p>
          </table:table-cell>
          <table:table-cell table:style-name="ce2" table:formula="of:=(([.H266]-0)/(1-0))*(100-0)+0" office:value-type="float" office:value="66.9921875">
            <text:p>66.992187500</text:p>
          </table:table-cell>
          <table:table-cell table:style-name="ce2" table:formula="of:=(([.I266]-0)/(1-0))*(100-(-100))+(-100)" office:value-type="float" office:value="44.921875">
            <text:p>44.921875000</text:p>
          </table:table-cell>
          <table:table-cell table:style-name="ce2" table:formula="of:=(([.J266]-0)/(1-0))*(10000-0)+0" office:value-type="float" office:value="2207.03125">
            <text:p>2207.031250000</text:p>
          </table:table-cell>
          <table:table-cell/>
        </table:table-row>
        <table:table-row table:style-name="ro3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 office:value-type="float" office:value="0.224609375">
            <text:p>0.224609375</text:p>
          </table:table-cell>
          <table:table-cell office:value-type="float" office:value="0.720703125">
            <text:p>0.720703125</text:p>
          </table:table-cell>
          <table:table-cell/>
          <table:table-cell table:style-name="ce1" table:formula="of:=ROUND((([.A267]-0)/(1-0))*(12-2)+2)" office:value-type="float" office:value="9">
            <text:p>9</text:p>
          </table:table-cell>
          <table:table-cell table:style-name="ce2" table:formula="of:=(([.B267]-0)/(1-0))*(10-0)+0" office:value-type="float" office:value="6.85546875">
            <text:p>6.855468750</text:p>
          </table:table-cell>
          <table:table-cell table:style-name="ce2" table:formula="of:=(([.C267]-0)/(1-0))*(1500-0.000000001)+0.000000001" office:value-type="float" office:value="1297.85156250013">
            <text:p>1297.851562500</text:p>
          </table:table-cell>
          <table:table-cell table:style-name="ce2" table:formula="of:=(([.D267]-0)/(1-0))*(1-0.000000001)+0.000000001" office:value-type="float" office:value="0.732421875267578">
            <text:p>0.732421875</text:p>
          </table:table-cell>
          <table:table-cell table:style-name="ce2" table:formula="of:=[.L267]*[.O267]" office:value-type="float" office:value="6.5917968774082">
            <text:p>6.591796877</text:p>
          </table:table-cell>
          <table:table-cell table:style-name="ce2" table:formula="of:=(([.E267]-0)/(1-0))*(100-0.000000001)+0.000000001" office:value-type="float" office:value="84.1796875001582">
            <text:p>84.179687500</text:p>
          </table:table-cell>
          <table:table-cell table:style-name="ce1" table:formula="of:=(([.F267]-0)/(1-0))*(1-0.001)+0.001" office:value-type="float" office:value="0.795126953125">
            <text:p>0.7951269531</text:p>
          </table:table-cell>
          <table:table-cell table:style-name="ce1" table:formula="of:=IF((([.L267]*[.L267])*[.R267])&lt;1;1;ROUND(([.L267]*[.L267])*[.R267]))" office:value-type="float" office:value="64">
            <text:p>64</text:p>
          </table:table-cell>
          <table:table-cell table:style-name="ce1" table:formula="of:=ROUND((([.G267]-0)/(1-0))*(1-0)+0)" office:value-type="float" office:value="1">
            <text:p>1</text:p>
          </table:table-cell>
          <table:table-cell table:style-name="ce2" table:formula="of:=(([.H267]-0)/(1-0))*(100-0)+0" office:value-type="float" office:value="16.9921875">
            <text:p>16.992187500</text:p>
          </table:table-cell>
          <table:table-cell table:style-name="ce2" table:formula="of:=(([.I267]-0)/(1-0))*(100-(-100))+(-100)" office:value-type="float" office:value="-55.078125">
            <text:p>-55.078125000</text:p>
          </table:table-cell>
          <table:table-cell table:style-name="ce2" table:formula="of:=(([.J267]-0)/(1-0))*(10000-0)+0" office:value-type="float" office:value="7207.03125">
            <text:p>7207.031250000</text:p>
          </table:table-cell>
          <table:table-cell/>
        </table:table-row>
        <table:table-row table:style-name="ro3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 office:value-type="float" office:value="0.474609375">
            <text:p>0.474609375</text:p>
          </table:table-cell>
          <table:table-cell office:value-type="float" office:value="0.970703125">
            <text:p>0.970703125</text:p>
          </table:table-cell>
          <table:table-cell/>
          <table:table-cell table:style-name="ce1" table:formula="of:=ROUND((([.A268]-0)/(1-0))*(12-2)+2)" office:value-type="float" office:value="11">
            <text:p>11</text:p>
          </table:table-cell>
          <table:table-cell table:style-name="ce2" table:formula="of:=(([.B268]-0)/(1-0))*(10-0)+0" office:value-type="float" office:value="4.35546875">
            <text:p>4.355468750</text:p>
          </table:table-cell>
          <table:table-cell table:style-name="ce2" table:formula="of:=(([.C268]-0)/(1-0))*(1500-0.000000001)+0.000000001" office:value-type="float" office:value="172.851562500885">
            <text:p>172.851562501</text:p>
          </table:table-cell>
          <table:table-cell table:style-name="ce2" table:formula="of:=(([.D268]-0)/(1-0))*(1-0.000000001)+0.000000001" office:value-type="float" office:value="0.482421875517578">
            <text:p>0.482421876</text:p>
          </table:table-cell>
          <table:table-cell table:style-name="ce2" table:formula="of:=[.L268]*[.O268]" office:value-type="float" office:value="5.30664063069336">
            <text:p>5.306640631</text:p>
          </table:table-cell>
          <table:table-cell table:style-name="ce2" table:formula="of:=(([.E268]-0)/(1-0))*(100-0.000000001)+0.000000001" office:value-type="float" office:value="59.1796875004082">
            <text:p>59.179687500</text:p>
          </table:table-cell>
          <table:table-cell table:style-name="ce1" table:formula="of:=(([.F268]-0)/(1-0))*(1-0.001)+0.001" office:value-type="float" office:value="0.545376953125">
            <text:p>0.5453769531</text:p>
          </table:table-cell>
          <table:table-cell table:style-name="ce1" table:formula="of:=IF((([.L268]*[.L268])*[.R268])&lt;1;1;ROUND(([.L268]*[.L268])*[.R268]))" office:value-type="float" office:value="66">
            <text:p>66</text:p>
          </table:table-cell>
          <table:table-cell table:style-name="ce1" table:formula="of:=ROUND((([.G268]-0)/(1-0))*(1-0)+0)" office:value-type="float" office:value="0">
            <text:p>0</text:p>
          </table:table-cell>
          <table:table-cell table:style-name="ce2" table:formula="of:=(([.H268]-0)/(1-0))*(100-0)+0" office:value-type="float" office:value="41.9921875">
            <text:p>41.992187500</text:p>
          </table:table-cell>
          <table:table-cell table:style-name="ce2" table:formula="of:=(([.I268]-0)/(1-0))*(100-(-100))+(-100)" office:value-type="float" office:value="-5.07812499999999">
            <text:p>-5.078125000</text:p>
          </table:table-cell>
          <table:table-cell table:style-name="ce2" table:formula="of:=(([.J268]-0)/(1-0))*(10000-0)+0" office:value-type="float" office:value="9707.03125">
            <text:p>9707.031250000</text:p>
          </table:table-cell>
          <table:table-cell/>
        </table:table-row>
        <table:table-row table:style-name="ro3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 office:value-type="float" office:value="0.974609375">
            <text:p>0.974609375</text:p>
          </table:table-cell>
          <table:table-cell office:value-type="float" office:value="0.470703125">
            <text:p>0.470703125</text:p>
          </table:table-cell>
          <table:table-cell/>
          <table:table-cell table:style-name="ce1" table:formula="of:=ROUND((([.A269]-0)/(1-0))*(12-2)+2)" office:value-type="float" office:value="6">
            <text:p>6</text:p>
          </table:table-cell>
          <table:table-cell table:style-name="ce2" table:formula="of:=(([.B269]-0)/(1-0))*(10-0)+0" office:value-type="float" office:value="9.35546875">
            <text:p>9.355468750</text:p>
          </table:table-cell>
          <table:table-cell table:style-name="ce2" table:formula="of:=(([.C269]-0)/(1-0))*(1500-0.000000001)+0.000000001" office:value-type="float" office:value="922.851562500385">
            <text:p>922.851562500</text:p>
          </table:table-cell>
          <table:table-cell table:style-name="ce2" table:formula="of:=(([.D269]-0)/(1-0))*(1-0.000000001)+0.000000001" office:value-type="float" office:value="0.982421875017578">
            <text:p>0.982421875</text:p>
          </table:table-cell>
          <table:table-cell table:style-name="ce2" table:formula="of:=[.L269]*[.O269]" office:value-type="float" office:value="5.89453125010547">
            <text:p>5.894531250</text:p>
          </table:table-cell>
          <table:table-cell table:style-name="ce2" table:formula="of:=(([.E269]-0)/(1-0))*(100-0.000000001)+0.000000001" office:value-type="float" office:value="9.1796875009082">
            <text:p>9.179687501</text:p>
          </table:table-cell>
          <table:table-cell table:style-name="ce1" table:formula="of:=(([.F269]-0)/(1-0))*(1-0.001)+0.001" office:value-type="float" office:value="0.045876953125">
            <text:p>0.0458769531</text:p>
          </table:table-cell>
          <table:table-cell table:style-name="ce1" table:formula="of:=IF((([.L269]*[.L269])*[.R269])&lt;1;1;ROUND(([.L269]*[.L269])*[.R269]))" office:value-type="float" office:value="2">
            <text:p>2</text:p>
          </table:table-cell>
          <table:table-cell table:style-name="ce1" table:formula="of:=ROUND((([.G269]-0)/(1-0))*(1-0)+0)" office:value-type="float" office:value="1">
            <text:p>1</text:p>
          </table:table-cell>
          <table:table-cell table:style-name="ce2" table:formula="of:=(([.H269]-0)/(1-0))*(100-0)+0" office:value-type="float" office:value="91.9921875">
            <text:p>91.992187500</text:p>
          </table:table-cell>
          <table:table-cell table:style-name="ce2" table:formula="of:=(([.I269]-0)/(1-0))*(100-(-100))+(-100)" office:value-type="float" office:value="94.921875">
            <text:p>94.921875000</text:p>
          </table:table-cell>
          <table:table-cell table:style-name="ce2" table:formula="of:=(([.J269]-0)/(1-0))*(10000-0)+0" office:value-type="float" office:value="4707.03125">
            <text:p>4707.031250000</text:p>
          </table:table-cell>
          <table:table-cell/>
        </table:table-row>
        <table:table-row table:style-name="ro3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 office:value-type="float" office:value="0.349609375">
            <text:p>0.349609375</text:p>
          </table:table-cell>
          <table:table-cell office:value-type="float" office:value="0.595703125">
            <text:p>0.595703125</text:p>
          </table:table-cell>
          <table:table-cell/>
          <table:table-cell table:style-name="ce1" table:formula="of:=ROUND((([.A270]-0)/(1-0))*(12-2)+2)" office:value-type="float" office:value="5">
            <text:p>5</text:p>
          </table:table-cell>
          <table:table-cell table:style-name="ce2" table:formula="of:=(([.B270]-0)/(1-0))*(10-0)+0" office:value-type="float" office:value="3.10546875">
            <text:p>3.105468750</text:p>
          </table:table-cell>
          <table:table-cell table:style-name="ce2" table:formula="of:=(([.C270]-0)/(1-0))*(1500-0.000000001)+0.000000001" office:value-type="float" office:value="1485.35156250001">
            <text:p>1485.351562500</text:p>
          </table:table-cell>
          <table:table-cell table:style-name="ce2" table:formula="of:=(([.D270]-0)/(1-0))*(1-0.000000001)+0.000000001" office:value-type="float" office:value="0.857421875142578">
            <text:p>0.857421875</text:p>
          </table:table-cell>
          <table:table-cell table:style-name="ce2" table:formula="of:=[.L270]*[.O270]" office:value-type="float" office:value="4.28710937571289">
            <text:p>4.287109376</text:p>
          </table:table-cell>
          <table:table-cell table:style-name="ce2" table:formula="of:=(([.E270]-0)/(1-0))*(100-0.000000001)+0.000000001" office:value-type="float" office:value="21.6796875007832">
            <text:p>21.679687501</text:p>
          </table:table-cell>
          <table:table-cell table:style-name="ce1" table:formula="of:=(([.F270]-0)/(1-0))*(1-0.001)+0.001" office:value-type="float" office:value="0.420501953125">
            <text:p>0.4205019531</text:p>
          </table:table-cell>
          <table:table-cell table:style-name="ce1" table:formula="of:=IF((([.L270]*[.L270])*[.R270])&lt;1;1;ROUND(([.L270]*[.L270])*[.R270]))" office:value-type="float" office:value="11">
            <text:p>11</text:p>
          </table:table-cell>
          <table:table-cell table:style-name="ce1" table:formula="of:=ROUND((([.G270]-0)/(1-0))*(1-0)+0)" office:value-type="float" office:value="0">
            <text:p>0</text:p>
          </table:table-cell>
          <table:table-cell table:style-name="ce2" table:formula="of:=(([.H270]-0)/(1-0))*(100-0)+0" office:value-type="float" office:value="29.4921875">
            <text:p>29.492187500</text:p>
          </table:table-cell>
          <table:table-cell table:style-name="ce2" table:formula="of:=(([.I270]-0)/(1-0))*(100-(-100))+(-100)" office:value-type="float" office:value="-30.078125">
            <text:p>-30.078125000</text:p>
          </table:table-cell>
          <table:table-cell table:style-name="ce2" table:formula="of:=(([.J270]-0)/(1-0))*(10000-0)+0" office:value-type="float" office:value="5957.03125">
            <text:p>5957.031250000</text:p>
          </table:table-cell>
          <table:table-cell/>
        </table:table-row>
        <table:table-row table:style-name="ro3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 office:value-type="float" office:value="0.849609375">
            <text:p>0.849609375</text:p>
          </table:table-cell>
          <table:table-cell office:value-type="float" office:value="0.095703125">
            <text:p>0.095703125</text:p>
          </table:table-cell>
          <table:table-cell/>
          <table:table-cell table:style-name="ce1" table:formula="of:=ROUND((([.A271]-0)/(1-0))*(12-2)+2)" office:value-type="float" office:value="10">
            <text:p>10</text:p>
          </table:table-cell>
          <table:table-cell table:style-name="ce2" table:formula="of:=(([.B271]-0)/(1-0))*(10-0)+0" office:value-type="float" office:value="8.10546875">
            <text:p>8.105468750</text:p>
          </table:table-cell>
          <table:table-cell table:style-name="ce2" table:formula="of:=(([.C271]-0)/(1-0))*(1500-0.000000001)+0.000000001" office:value-type="float" office:value="735.35156250051">
            <text:p>735.351562501</text:p>
          </table:table-cell>
          <table:table-cell table:style-name="ce2" table:formula="of:=(([.D271]-0)/(1-0))*(1-0.000000001)+0.000000001" office:value-type="float" office:value="0.357421875642578">
            <text:p>0.357421876</text:p>
          </table:table-cell>
          <table:table-cell table:style-name="ce2" table:formula="of:=[.L271]*[.O271]" office:value-type="float" office:value="3.57421875642578">
            <text:p>3.574218756</text:p>
          </table:table-cell>
          <table:table-cell table:style-name="ce2" table:formula="of:=(([.E271]-0)/(1-0))*(100-0.000000001)+0.000000001" office:value-type="float" office:value="71.6796875002832">
            <text:p>71.679687500</text:p>
          </table:table-cell>
          <table:table-cell table:style-name="ce1" table:formula="of:=(([.F271]-0)/(1-0))*(1-0.001)+0.001" office:value-type="float" office:value="0.920001953125">
            <text:p>0.9200019531</text:p>
          </table:table-cell>
          <table:table-cell table:style-name="ce1" table:formula="of:=IF((([.L271]*[.L271])*[.R271])&lt;1;1;ROUND(([.L271]*[.L271])*[.R271]))" office:value-type="float" office:value="92">
            <text:p>92</text:p>
          </table:table-cell>
          <table:table-cell table:style-name="ce1" table:formula="of:=ROUND((([.G271]-0)/(1-0))*(1-0)+0)" office:value-type="float" office:value="1">
            <text:p>1</text:p>
          </table:table-cell>
          <table:table-cell table:style-name="ce2" table:formula="of:=(([.H271]-0)/(1-0))*(100-0)+0" office:value-type="float" office:value="79.4921875">
            <text:p>79.492187500</text:p>
          </table:table-cell>
          <table:table-cell table:style-name="ce2" table:formula="of:=(([.I271]-0)/(1-0))*(100-(-100))+(-100)" office:value-type="float" office:value="69.921875">
            <text:p>69.921875000</text:p>
          </table:table-cell>
          <table:table-cell table:style-name="ce2" table:formula="of:=(([.J271]-0)/(1-0))*(10000-0)+0" office:value-type="float" office:value="957.03125">
            <text:p>957.031250000</text:p>
          </table:table-cell>
          <table:table-cell/>
        </table:table-row>
        <table:table-row table:style-name="ro3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 office:value-type="float" office:value="0.599609375">
            <text:p>0.599609375</text:p>
          </table:table-cell>
          <table:table-cell office:value-type="float" office:value="0.345703125">
            <text:p>0.345703125</text:p>
          </table:table-cell>
          <table:table-cell/>
          <table:table-cell table:style-name="ce1" table:formula="of:=ROUND((([.A272]-0)/(1-0))*(12-2)+2)" office:value-type="float" office:value="8">
            <text:p>8</text:p>
          </table:table-cell>
          <table:table-cell table:style-name="ce2" table:formula="of:=(([.B272]-0)/(1-0))*(10-0)+0" office:value-type="float" office:value="0.60546875">
            <text:p>0.605468750</text:p>
          </table:table-cell>
          <table:table-cell table:style-name="ce2" table:formula="of:=(([.C272]-0)/(1-0))*(1500-0.000000001)+0.000000001" office:value-type="float" office:value="1110.35156250026">
            <text:p>1110.351562500</text:p>
          </table:table-cell>
          <table:table-cell table:style-name="ce2" table:formula="of:=(([.D272]-0)/(1-0))*(1-0.000000001)+0.000000001" office:value-type="float" office:value="0.607421875392578">
            <text:p>0.607421875</text:p>
          </table:table-cell>
          <table:table-cell table:style-name="ce2" table:formula="of:=[.L272]*[.O272]" office:value-type="float" office:value="4.85937500314062">
            <text:p>4.859375003</text:p>
          </table:table-cell>
          <table:table-cell table:style-name="ce2" table:formula="of:=(([.E272]-0)/(1-0))*(100-0.000000001)+0.000000001" office:value-type="float" office:value="96.6796875000332">
            <text:p>96.679687500</text:p>
          </table:table-cell>
          <table:table-cell table:style-name="ce1" table:formula="of:=(([.F272]-0)/(1-0))*(1-0.001)+0.001" office:value-type="float" office:value="0.670251953125">
            <text:p>0.6702519531</text:p>
          </table:table-cell>
          <table:table-cell table:style-name="ce1" table:formula="of:=IF((([.L272]*[.L272])*[.R272])&lt;1;1;ROUND(([.L272]*[.L272])*[.R272]))" office:value-type="float" office:value="43">
            <text:p>43</text:p>
          </table:table-cell>
          <table:table-cell table:style-name="ce1" table:formula="of:=ROUND((([.G272]-0)/(1-0))*(1-0)+0)" office:value-type="float" office:value="0">
            <text:p>0</text:p>
          </table:table-cell>
          <table:table-cell table:style-name="ce2" table:formula="of:=(([.H272]-0)/(1-0))*(100-0)+0" office:value-type="float" office:value="54.4921875">
            <text:p>54.492187500</text:p>
          </table:table-cell>
          <table:table-cell table:style-name="ce2" table:formula="of:=(([.I272]-0)/(1-0))*(100-(-100))+(-100)" office:value-type="float" office:value="19.921875">
            <text:p>19.921875000</text:p>
          </table:table-cell>
          <table:table-cell table:style-name="ce2" table:formula="of:=(([.J272]-0)/(1-0))*(10000-0)+0" office:value-type="float" office:value="3457.03125">
            <text:p>3457.031250000</text:p>
          </table:table-cell>
          <table:table-cell/>
        </table:table-row>
        <table:table-row table:style-name="ro3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 office:value-type="float" office:value="0.099609375">
            <text:p>0.099609375</text:p>
          </table:table-cell>
          <table:table-cell office:value-type="float" office:value="0.845703125">
            <text:p>0.845703125</text:p>
          </table:table-cell>
          <table:table-cell/>
          <table:table-cell table:style-name="ce1" table:formula="of:=ROUND((([.A273]-0)/(1-0))*(12-2)+2)" office:value-type="float" office:value="3">
            <text:p>3</text:p>
          </table:table-cell>
          <table:table-cell table:style-name="ce2" table:formula="of:=(([.B273]-0)/(1-0))*(10-0)+0" office:value-type="float" office:value="5.60546875">
            <text:p>5.605468750</text:p>
          </table:table-cell>
          <table:table-cell table:style-name="ce2" table:formula="of:=(([.C273]-0)/(1-0))*(1500-0.000000001)+0.000000001" office:value-type="float" office:value="360.35156250076">
            <text:p>360.351562501</text:p>
          </table:table-cell>
          <table:table-cell table:style-name="ce2" table:formula="of:=(([.D273]-0)/(1-0))*(1-0.000000001)+0.000000001" office:value-type="float" office:value="0.107421875892578">
            <text:p>0.107421876</text:p>
          </table:table-cell>
          <table:table-cell table:style-name="ce2" table:formula="of:=[.L273]*[.O273]" office:value-type="float" office:value="0.322265627677734">
            <text:p>0.322265628</text:p>
          </table:table-cell>
          <table:table-cell table:style-name="ce2" table:formula="of:=(([.E273]-0)/(1-0))*(100-0.000000001)+0.000000001" office:value-type="float" office:value="46.6796875005332">
            <text:p>46.679687501</text:p>
          </table:table-cell>
          <table:table-cell table:style-name="ce1" table:formula="of:=(([.F273]-0)/(1-0))*(1-0.001)+0.001" office:value-type="float" office:value="0.170751953125">
            <text:p>0.1707519531</text:p>
          </table:table-cell>
          <table:table-cell table:style-name="ce1" table:formula="of:=IF((([.L273]*[.L273])*[.R273])&lt;1;1;ROUND(([.L273]*[.L273])*[.R273]))" office:value-type="float" office:value="2">
            <text:p>2</text:p>
          </table:table-cell>
          <table:table-cell table:style-name="ce1" table:formula="of:=ROUND((([.G273]-0)/(1-0))*(1-0)+0)" office:value-type="float" office:value="1">
            <text:p>1</text:p>
          </table:table-cell>
          <table:table-cell table:style-name="ce2" table:formula="of:=(([.H273]-0)/(1-0))*(100-0)+0" office:value-type="float" office:value="4.4921875">
            <text:p>4.492187500</text:p>
          </table:table-cell>
          <table:table-cell table:style-name="ce2" table:formula="of:=(([.I273]-0)/(1-0))*(100-(-100))+(-100)" office:value-type="float" office:value="-80.078125">
            <text:p>-80.078125000</text:p>
          </table:table-cell>
          <table:table-cell table:style-name="ce2" table:formula="of:=(([.J273]-0)/(1-0))*(10000-0)+0" office:value-type="float" office:value="8457.03125">
            <text:p>8457.031250000</text:p>
          </table:table-cell>
          <table:table-cell/>
        </table:table-row>
        <table:table-row table:style-name="ro3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 office:value-type="float" office:value="0.193359375">
            <text:p>0.193359375</text:p>
          </table:table-cell>
          <table:table-cell office:value-type="float" office:value="0.251953125">
            <text:p>0.251953125</text:p>
          </table:table-cell>
          <table:table-cell/>
          <table:table-cell table:style-name="ce1" table:formula="of:=ROUND((([.A274]-0)/(1-0))*(12-2)+2)" office:value-type="float" office:value="3">
            <text:p>3</text:p>
          </table:table-cell>
          <table:table-cell table:style-name="ce2" table:formula="of:=(([.B274]-0)/(1-0))*(10-0)+0" office:value-type="float" office:value="0.29296875">
            <text:p>0.292968750</text:p>
          </table:table-cell>
          <table:table-cell table:style-name="ce2" table:formula="of:=(([.C274]-0)/(1-0))*(1500-0.000000001)+0.000000001" office:value-type="float" office:value="1250.97656250017">
            <text:p>1250.976562500</text:p>
          </table:table-cell>
          <table:table-cell table:style-name="ce2" table:formula="of:=(([.D274]-0)/(1-0))*(1-0.000000001)+0.000000001" office:value-type="float" office:value="0.888671875111328">
            <text:p>0.888671875</text:p>
          </table:table-cell>
          <table:table-cell table:style-name="ce2" table:formula="of:=[.L274]*[.O274]" office:value-type="float" office:value="2.66601562533398">
            <text:p>2.666015625</text:p>
          </table:table-cell>
          <table:table-cell table:style-name="ce2" table:formula="of:=(([.E274]-0)/(1-0))*(100-0.000000001)+0.000000001" office:value-type="float" office:value="56.0546875004395">
            <text:p>56.054687500</text:p>
          </table:table-cell>
          <table:table-cell table:style-name="ce1" table:formula="of:=(([.F274]-0)/(1-0))*(1-0.001)+0.001" office:value-type="float" office:value="0.888783203125">
            <text:p>0.8887832031</text:p>
          </table:table-cell>
          <table:table-cell table:style-name="ce1" table:formula="of:=IF((([.L274]*[.L274])*[.R274])&lt;1;1;ROUND(([.L274]*[.L274])*[.R274]))" office:value-type="float" office:value="8">
            <text:p>8</text:p>
          </table:table-cell>
          <table:table-cell table:style-name="ce1" table:formula="of:=ROUND((([.G274]-0)/(1-0))*(1-0)+0)" office:value-type="float" office:value="1">
            <text:p>1</text:p>
          </table:table-cell>
          <table:table-cell table:style-name="ce2" table:formula="of:=(([.H274]-0)/(1-0))*(100-0)+0" office:value-type="float" office:value="51.3671875">
            <text:p>51.367187500</text:p>
          </table:table-cell>
          <table:table-cell table:style-name="ce2" table:formula="of:=(([.I274]-0)/(1-0))*(100-(-100))+(-100)" office:value-type="float" office:value="-61.328125">
            <text:p>-61.328125000</text:p>
          </table:table-cell>
          <table:table-cell table:style-name="ce2" table:formula="of:=(([.J274]-0)/(1-0))*(10000-0)+0" office:value-type="float" office:value="2519.53125">
            <text:p>2519.531250000</text:p>
          </table:table-cell>
          <table:table-cell/>
        </table:table-row>
        <table:table-row table:style-name="ro3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 office:value-type="float" office:value="0.693359375">
            <text:p>0.693359375</text:p>
          </table:table-cell>
          <table:table-cell office:value-type="float" office:value="0.751953125">
            <text:p>0.751953125</text:p>
          </table:table-cell>
          <table:table-cell/>
          <table:table-cell table:style-name="ce1" table:formula="of:=ROUND((([.A275]-0)/(1-0))*(12-2)+2)" office:value-type="float" office:value="8">
            <text:p>8</text:p>
          </table:table-cell>
          <table:table-cell table:style-name="ce2" table:formula="of:=(([.B275]-0)/(1-0))*(10-0)+0" office:value-type="float" office:value="5.29296875">
            <text:p>5.292968750</text:p>
          </table:table-cell>
          <table:table-cell table:style-name="ce2" table:formula="of:=(([.C275]-0)/(1-0))*(1500-0.000000001)+0.000000001" office:value-type="float" office:value="500.976562500666">
            <text:p>500.976562501</text:p>
          </table:table-cell>
          <table:table-cell table:style-name="ce2" table:formula="of:=(([.D275]-0)/(1-0))*(1-0.000000001)+0.000000001" office:value-type="float" office:value="0.388671875611328">
            <text:p>0.388671876</text:p>
          </table:table-cell>
          <table:table-cell table:style-name="ce2" table:formula="of:=[.L275]*[.O275]" office:value-type="float" office:value="3.10937500489063">
            <text:p>3.109375005</text:p>
          </table:table-cell>
          <table:table-cell table:style-name="ce2" table:formula="of:=(([.E275]-0)/(1-0))*(100-0.000000001)+0.000000001" office:value-type="float" office:value="6.05468750093945">
            <text:p>6.054687501</text:p>
          </table:table-cell>
          <table:table-cell table:style-name="ce1" table:formula="of:=(([.F275]-0)/(1-0))*(1-0.001)+0.001" office:value-type="float" office:value="0.389283203125">
            <text:p>0.3892832031</text:p>
          </table:table-cell>
          <table:table-cell table:style-name="ce1" table:formula="of:=IF((([.L275]*[.L275])*[.R275])&lt;1;1;ROUND(([.L275]*[.L275])*[.R275]))" office:value-type="float" office:value="25">
            <text:p>25</text:p>
          </table:table-cell>
          <table:table-cell table:style-name="ce1" table:formula="of:=ROUND((([.G275]-0)/(1-0))*(1-0)+0)" office:value-type="float" office:value="0">
            <text:p>0</text:p>
          </table:table-cell>
          <table:table-cell table:style-name="ce2" table:formula="of:=(([.H275]-0)/(1-0))*(100-0)+0" office:value-type="float" office:value="1.3671875">
            <text:p>1.367187500</text:p>
          </table:table-cell>
          <table:table-cell table:style-name="ce2" table:formula="of:=(([.I275]-0)/(1-0))*(100-(-100))+(-100)" office:value-type="float" office:value="38.671875">
            <text:p>38.671875000</text:p>
          </table:table-cell>
          <table:table-cell table:style-name="ce2" table:formula="of:=(([.J275]-0)/(1-0))*(10000-0)+0" office:value-type="float" office:value="7519.53125">
            <text:p>7519.531250000</text:p>
          </table:table-cell>
          <table:table-cell/>
        </table:table-row>
        <table:table-row table:style-name="ro3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 office:value-type="float" office:value="0.943359375">
            <text:p>0.943359375</text:p>
          </table:table-cell>
          <table:table-cell office:value-type="float" office:value="0.501953125">
            <text:p>0.501953125</text:p>
          </table:table-cell>
          <table:table-cell/>
          <table:table-cell table:style-name="ce1" table:formula="of:=ROUND((([.A276]-0)/(1-0))*(12-2)+2)" office:value-type="float" office:value="10">
            <text:p>10</text:p>
          </table:table-cell>
          <table:table-cell table:style-name="ce2" table:formula="of:=(([.B276]-0)/(1-0))*(10-0)+0" office:value-type="float" office:value="2.79296875">
            <text:p>2.792968750</text:p>
          </table:table-cell>
          <table:table-cell table:style-name="ce2" table:formula="of:=(([.C276]-0)/(1-0))*(1500-0.000000001)+0.000000001" office:value-type="float" office:value="875.976562500416">
            <text:p>875.976562500</text:p>
          </table:table-cell>
          <table:table-cell table:style-name="ce2" table:formula="of:=(([.D276]-0)/(1-0))*(1-0.000000001)+0.000000001" office:value-type="float" office:value="0.638671875361328">
            <text:p>0.638671875</text:p>
          </table:table-cell>
          <table:table-cell table:style-name="ce2" table:formula="of:=[.L276]*[.O276]" office:value-type="float" office:value="6.38671875361328">
            <text:p>6.386718754</text:p>
          </table:table-cell>
          <table:table-cell table:style-name="ce2" table:formula="of:=(([.E276]-0)/(1-0))*(100-0.000000001)+0.000000001" office:value-type="float" office:value="31.0546875006895">
            <text:p>31.054687501</text:p>
          </table:table-cell>
          <table:table-cell table:style-name="ce1" table:formula="of:=(([.F276]-0)/(1-0))*(1-0.001)+0.001" office:value-type="float" office:value="0.139533203125">
            <text:p>0.1395332031</text:p>
          </table:table-cell>
          <table:table-cell table:style-name="ce1" table:formula="of:=IF((([.L276]*[.L276])*[.R276])&lt;1;1;ROUND(([.L276]*[.L276])*[.R276]))" office:value-type="float" office:value="14">
            <text:p>14</text:p>
          </table:table-cell>
          <table:table-cell table:style-name="ce1" table:formula="of:=ROUND((([.G276]-0)/(1-0))*(1-0)+0)" office:value-type="float" office:value="1">
            <text:p>1</text:p>
          </table:table-cell>
          <table:table-cell table:style-name="ce2" table:formula="of:=(([.H276]-0)/(1-0))*(100-0)+0" office:value-type="float" office:value="26.3671875">
            <text:p>26.367187500</text:p>
          </table:table-cell>
          <table:table-cell table:style-name="ce2" table:formula="of:=(([.I276]-0)/(1-0))*(100-(-100))+(-100)" office:value-type="float" office:value="88.671875">
            <text:p>88.671875000</text:p>
          </table:table-cell>
          <table:table-cell table:style-name="ce2" table:formula="of:=(([.J276]-0)/(1-0))*(10000-0)+0" office:value-type="float" office:value="5019.53125">
            <text:p>5019.531250000</text:p>
          </table:table-cell>
          <table:table-cell/>
        </table:table-row>
        <table:table-row table:style-name="ro3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 office:value-type="float" office:value="0.443359375">
            <text:p>0.443359375</text:p>
          </table:table-cell>
          <table:table-cell office:value-type="float" office:value="0.001953125">
            <text:p>0.001953125</text:p>
          </table:table-cell>
          <table:table-cell/>
          <table:table-cell table:style-name="ce1" table:formula="of:=ROUND((([.A277]-0)/(1-0))*(12-2)+2)" office:value-type="float" office:value="5">
            <text:p>5</text:p>
          </table:table-cell>
          <table:table-cell table:style-name="ce2" table:formula="of:=(([.B277]-0)/(1-0))*(10-0)+0" office:value-type="float" office:value="7.79296875">
            <text:p>7.792968750</text:p>
          </table:table-cell>
          <table:table-cell table:style-name="ce2" table:formula="of:=(([.C277]-0)/(1-0))*(1500-0.000000001)+0.000000001" office:value-type="float" office:value="125.976562500916">
            <text:p>125.976562501</text:p>
          </table:table-cell>
          <table:table-cell table:style-name="ce2" table:formula="of:=(([.D277]-0)/(1-0))*(1-0.000000001)+0.000000001" office:value-type="float" office:value="0.138671875861328">
            <text:p>0.138671876</text:p>
          </table:table-cell>
          <table:table-cell table:style-name="ce2" table:formula="of:=[.L277]*[.O277]" office:value-type="float" office:value="0.693359379306641">
            <text:p>0.693359379</text:p>
          </table:table-cell>
          <table:table-cell table:style-name="ce2" table:formula="of:=(([.E277]-0)/(1-0))*(100-0.000000001)+0.000000001" office:value-type="float" office:value="81.0546875001895">
            <text:p>81.054687500</text:p>
          </table:table-cell>
          <table:table-cell table:style-name="ce1" table:formula="of:=(([.F277]-0)/(1-0))*(1-0.001)+0.001" office:value-type="float" office:value="0.639033203125">
            <text:p>0.6390332031</text:p>
          </table:table-cell>
          <table:table-cell table:style-name="ce1" table:formula="of:=IF((([.L277]*[.L277])*[.R277])&lt;1;1;ROUND(([.L277]*[.L277])*[.R277]))" office:value-type="float" office:value="16">
            <text:p>16</text:p>
          </table:table-cell>
          <table:table-cell table:style-name="ce1" table:formula="of:=ROUND((([.G277]-0)/(1-0))*(1-0)+0)" office:value-type="float" office:value="0">
            <text:p>0</text:p>
          </table:table-cell>
          <table:table-cell table:style-name="ce2" table:formula="of:=(([.H277]-0)/(1-0))*(100-0)+0" office:value-type="float" office:value="76.3671875">
            <text:p>76.367187500</text:p>
          </table:table-cell>
          <table:table-cell table:style-name="ce2" table:formula="of:=(([.I277]-0)/(1-0))*(100-(-100))+(-100)" office:value-type="float" office:value="-11.328125">
            <text:p>-11.328125000</text:p>
          </table:table-cell>
          <table:table-cell table:style-name="ce2" table:formula="of:=(([.J277]-0)/(1-0))*(10000-0)+0" office:value-type="float" office:value="19.53125">
            <text:p>19.531250000</text:p>
          </table:table-cell>
          <table:table-cell/>
        </table:table-row>
        <table:table-row table:style-name="ro3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818359375">
            <text:p>0.818359375</text:p>
          </table:table-cell>
          <table:table-cell office:value-type="float" office:value="0.876953125">
            <text:p>0.876953125</text:p>
          </table:table-cell>
          <table:table-cell/>
          <table:table-cell table:style-name="ce1" table:formula="of:=ROUND((([.A278]-0)/(1-0))*(12-2)+2)" office:value-type="float" office:value="7">
            <text:p>7</text:p>
          </table:table-cell>
          <table:table-cell table:style-name="ce2" table:formula="of:=(([.B278]-0)/(1-0))*(10-0)+0" office:value-type="float" office:value="4.04296875">
            <text:p>4.042968750</text:p>
          </table:table-cell>
          <table:table-cell table:style-name="ce2" table:formula="of:=(([.C278]-0)/(1-0))*(1500-0.000000001)+0.000000001" office:value-type="float" office:value="688.476562500541">
            <text:p>688.476562501</text:p>
          </table:table-cell>
          <table:table-cell table:style-name="ce2" table:formula="of:=(([.D278]-0)/(1-0))*(1-0.000000001)+0.000000001" office:value-type="float" office:value="0.0136718759863281">
            <text:p>0.013671876</text:p>
          </table:table-cell>
          <table:table-cell table:style-name="ce2" table:formula="of:=[.L278]*[.O278]" office:value-type="float" office:value="0.0957031319042969">
            <text:p>0.095703132</text:p>
          </table:table-cell>
          <table:table-cell table:style-name="ce2" table:formula="of:=(([.E278]-0)/(1-0))*(100-0.000000001)+0.000000001" office:value-type="float" office:value="93.5546875000645">
            <text:p>93.554687500</text:p>
          </table:table-cell>
          <table:table-cell table:style-name="ce1" table:formula="of:=(([.F278]-0)/(1-0))*(1-0.001)+0.001" office:value-type="float" office:value="0.763908203125">
            <text:p>0.7639082031</text:p>
          </table:table-cell>
          <table:table-cell table:style-name="ce1" table:formula="of:=IF((([.L278]*[.L278])*[.R278])&lt;1;1;ROUND(([.L278]*[.L278])*[.R278]))" office:value-type="float" office:value="37">
            <text:p>37</text:p>
          </table:table-cell>
          <table:table-cell table:style-name="ce1" table:formula="of:=ROUND((([.G278]-0)/(1-0))*(1-0)+0)" office:value-type="float" office:value="1">
            <text:p>1</text:p>
          </table:table-cell>
          <table:table-cell table:style-name="ce2" table:formula="of:=(([.H278]-0)/(1-0))*(100-0)+0" office:value-type="float" office:value="38.8671875">
            <text:p>38.867187500</text:p>
          </table:table-cell>
          <table:table-cell table:style-name="ce2" table:formula="of:=(([.I278]-0)/(1-0))*(100-(-100))+(-100)" office:value-type="float" office:value="63.671875">
            <text:p>63.671875000</text:p>
          </table:table-cell>
          <table:table-cell table:style-name="ce2" table:formula="of:=(([.J278]-0)/(1-0))*(10000-0)+0" office:value-type="float" office:value="8769.53125">
            <text:p>8769.531250000</text:p>
          </table:table-cell>
          <table:table-cell/>
        </table:table-row>
        <table:table-row table:style-name="ro3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318359375">
            <text:p>0.318359375</text:p>
          </table:table-cell>
          <table:table-cell office:value-type="float" office:value="0.376953125">
            <text:p>0.376953125</text:p>
          </table:table-cell>
          <table:table-cell/>
          <table:table-cell table:style-name="ce1" table:formula="of:=ROUND((([.A279]-0)/(1-0))*(12-2)+2)" office:value-type="float" office:value="12">
            <text:p>12</text:p>
          </table:table-cell>
          <table:table-cell table:style-name="ce2" table:formula="of:=(([.B279]-0)/(1-0))*(10-0)+0" office:value-type="float" office:value="9.04296875">
            <text:p>9.042968750</text:p>
          </table:table-cell>
          <table:table-cell table:style-name="ce2" table:formula="of:=(([.C279]-0)/(1-0))*(1500-0.000000001)+0.000000001" office:value-type="float" office:value="1438.47656250004">
            <text:p>1438.476562500</text:p>
          </table:table-cell>
          <table:table-cell table:style-name="ce2" table:formula="of:=(([.D279]-0)/(1-0))*(1-0.000000001)+0.000000001" office:value-type="float" office:value="0.513671875486328">
            <text:p>0.513671875</text:p>
          </table:table-cell>
          <table:table-cell table:style-name="ce2" table:formula="of:=[.L279]*[.O279]" office:value-type="float" office:value="6.16406250583594">
            <text:p>6.164062506</text:p>
          </table:table-cell>
          <table:table-cell table:style-name="ce2" table:formula="of:=(([.E279]-0)/(1-0))*(100-0.000000001)+0.000000001" office:value-type="float" office:value="43.5546875005644">
            <text:p>43.554687501</text:p>
          </table:table-cell>
          <table:table-cell table:style-name="ce1" table:formula="of:=(([.F279]-0)/(1-0))*(1-0.001)+0.001" office:value-type="float" office:value="0.264408203125">
            <text:p>0.2644082031</text:p>
          </table:table-cell>
          <table:table-cell table:style-name="ce1" table:formula="of:=IF((([.L279]*[.L279])*[.R279])&lt;1;1;ROUND(([.L279]*[.L279])*[.R279]))" office:value-type="float" office:value="38">
            <text:p>38</text:p>
          </table:table-cell>
          <table:table-cell table:style-name="ce1" table:formula="of:=ROUND((([.G279]-0)/(1-0))*(1-0)+0)" office:value-type="float" office:value="0">
            <text:p>0</text:p>
          </table:table-cell>
          <table:table-cell table:style-name="ce2" table:formula="of:=(([.H279]-0)/(1-0))*(100-0)+0" office:value-type="float" office:value="88.8671875">
            <text:p>88.867187500</text:p>
          </table:table-cell>
          <table:table-cell table:style-name="ce2" table:formula="of:=(([.I279]-0)/(1-0))*(100-(-100))+(-100)" office:value-type="float" office:value="-36.328125">
            <text:p>-36.328125000</text:p>
          </table:table-cell>
          <table:table-cell table:style-name="ce2" table:formula="of:=(([.J279]-0)/(1-0))*(10000-0)+0" office:value-type="float" office:value="3769.53125">
            <text:p>3769.531250000</text:p>
          </table:table-cell>
          <table:table-cell/>
        </table:table-row>
        <table:table-row table:style-name="ro3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068359375">
            <text:p>0.068359375</text:p>
          </table:table-cell>
          <table:table-cell office:value-type="float" office:value="0.126953125">
            <text:p>0.126953125</text:p>
          </table:table-cell>
          <table:table-cell/>
          <table:table-cell table:style-name="ce1" table:formula="of:=ROUND((([.A280]-0)/(1-0))*(12-2)+2)" office:value-type="float" office:value="9">
            <text:p>9</text:p>
          </table:table-cell>
          <table:table-cell table:style-name="ce2" table:formula="of:=(([.B280]-0)/(1-0))*(10-0)+0" office:value-type="float" office:value="1.54296875">
            <text:p>1.542968750</text:p>
          </table:table-cell>
          <table:table-cell table:style-name="ce2" table:formula="of:=(([.C280]-0)/(1-0))*(1500-0.000000001)+0.000000001" office:value-type="float" office:value="313.476562500791">
            <text:p>313.476562501</text:p>
          </table:table-cell>
          <table:table-cell table:style-name="ce2" table:formula="of:=(([.D280]-0)/(1-0))*(1-0.000000001)+0.000000001" office:value-type="float" office:value="0.263671875736328">
            <text:p>0.263671876</text:p>
          </table:table-cell>
          <table:table-cell table:style-name="ce2" table:formula="of:=[.L280]*[.O280]" office:value-type="float" office:value="2.37304688162695">
            <text:p>2.373046882</text:p>
          </table:table-cell>
          <table:table-cell table:style-name="ce2" table:formula="of:=(([.E280]-0)/(1-0))*(100-0.000000001)+0.000000001" office:value-type="float" office:value="18.5546875008145">
            <text:p>18.554687501</text:p>
          </table:table-cell>
          <table:table-cell table:style-name="ce1" table:formula="of:=(([.F280]-0)/(1-0))*(1-0.001)+0.001" office:value-type="float" office:value="0.014658203125">
            <text:p>0.0146582031</text:p>
          </table:table-cell>
          <table:table-cell table:style-name="ce1" table:formula="of:=IF((([.L280]*[.L280])*[.R280])&lt;1;1;ROUND(([.L280]*[.L280])*[.R280]))" office:value-type="float" office:value="1">
            <text:p>1</text:p>
          </table:table-cell>
          <table:table-cell table:style-name="ce1" table:formula="of:=ROUND((([.G280]-0)/(1-0))*(1-0)+0)" office:value-type="float" office:value="1">
            <text:p>1</text:p>
          </table:table-cell>
          <table:table-cell table:style-name="ce2" table:formula="of:=(([.H280]-0)/(1-0))*(100-0)+0" office:value-type="float" office:value="63.8671875">
            <text:p>63.867187500</text:p>
          </table:table-cell>
          <table:table-cell table:style-name="ce2" table:formula="of:=(([.I280]-0)/(1-0))*(100-(-100))+(-100)" office:value-type="float" office:value="-86.328125">
            <text:p>-86.328125000</text:p>
          </table:table-cell>
          <table:table-cell table:style-name="ce2" table:formula="of:=(([.J280]-0)/(1-0))*(10000-0)+0" office:value-type="float" office:value="1269.53125">
            <text:p>1269.531250000</text:p>
          </table:table-cell>
          <table:table-cell/>
        </table:table-row>
        <table:table-row table:style-name="ro3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568359375">
            <text:p>0.568359375</text:p>
          </table:table-cell>
          <table:table-cell office:value-type="float" office:value="0.626953125">
            <text:p>0.626953125</text:p>
          </table:table-cell>
          <table:table-cell/>
          <table:table-cell table:style-name="ce1" table:formula="of:=ROUND((([.A281]-0)/(1-0))*(12-2)+2)" office:value-type="float" office:value="4">
            <text:p>4</text:p>
          </table:table-cell>
          <table:table-cell table:style-name="ce2" table:formula="of:=(([.B281]-0)/(1-0))*(10-0)+0" office:value-type="float" office:value="6.54296875">
            <text:p>6.542968750</text:p>
          </table:table-cell>
          <table:table-cell table:style-name="ce2" table:formula="of:=(([.C281]-0)/(1-0))*(1500-0.000000001)+0.000000001" office:value-type="float" office:value="1063.47656250029">
            <text:p>1063.476562500</text:p>
          </table:table-cell>
          <table:table-cell table:style-name="ce2" table:formula="of:=(([.D281]-0)/(1-0))*(1-0.000000001)+0.000000001" office:value-type="float" office:value="0.763671875236328">
            <text:p>0.763671875</text:p>
          </table:table-cell>
          <table:table-cell table:style-name="ce2" table:formula="of:=[.L281]*[.O281]" office:value-type="float" office:value="3.05468750094531">
            <text:p>3.054687501</text:p>
          </table:table-cell>
          <table:table-cell table:style-name="ce2" table:formula="of:=(([.E281]-0)/(1-0))*(100-0.000000001)+0.000000001" office:value-type="float" office:value="68.5546875003145">
            <text:p>68.554687500</text:p>
          </table:table-cell>
          <table:table-cell table:style-name="ce1" table:formula="of:=(([.F281]-0)/(1-0))*(1-0.001)+0.001" office:value-type="float" office:value="0.514158203125">
            <text:p>0.5141582031</text:p>
          </table:table-cell>
          <table:table-cell table:style-name="ce1" table:formula="of:=IF((([.L281]*[.L281])*[.R281])&lt;1;1;ROUND(([.L281]*[.L281])*[.R281]))" office:value-type="float" office:value="8">
            <text:p>8</text:p>
          </table:table-cell>
          <table:table-cell table:style-name="ce1" table:formula="of:=ROUND((([.G281]-0)/(1-0))*(1-0)+0)" office:value-type="float" office:value="0">
            <text:p>0</text:p>
          </table:table-cell>
          <table:table-cell table:style-name="ce2" table:formula="of:=(([.H281]-0)/(1-0))*(100-0)+0" office:value-type="float" office:value="13.8671875">
            <text:p>13.867187500</text:p>
          </table:table-cell>
          <table:table-cell table:style-name="ce2" table:formula="of:=(([.I281]-0)/(1-0))*(100-(-100))+(-100)" office:value-type="float" office:value="13.671875">
            <text:p>13.671875000</text:p>
          </table:table-cell>
          <table:table-cell table:style-name="ce2" table:formula="of:=(([.J281]-0)/(1-0))*(10000-0)+0" office:value-type="float" office:value="6269.53125">
            <text:p>6269.531250000</text:p>
          </table:table-cell>
          <table:table-cell/>
        </table:table-row>
        <table:table-row table:style-name="ro3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 office:value-type="float" office:value="0.755859375">
            <text:p>0.755859375</text:p>
          </table:table-cell>
          <table:table-cell office:value-type="float" office:value="0.064453125">
            <text:p>0.064453125</text:p>
          </table:table-cell>
          <table:table-cell/>
          <table:table-cell table:style-name="ce1" table:formula="of:=ROUND((([.A282]-0)/(1-0))*(12-2)+2)" office:value-type="float" office:value="4">
            <text:p>4</text:p>
          </table:table-cell>
          <table:table-cell table:style-name="ce2" table:formula="of:=(([.B282]-0)/(1-0))*(10-0)+0" office:value-type="float" office:value="3.41796875">
            <text:p>3.417968750</text:p>
          </table:table-cell>
          <table:table-cell table:style-name="ce2" table:formula="of:=(([.C282]-0)/(1-0))*(1500-0.000000001)+0.000000001" office:value-type="float" office:value="219.726562500853">
            <text:p>219.726562501</text:p>
          </table:table-cell>
          <table:table-cell table:style-name="ce2" table:formula="of:=(([.D282]-0)/(1-0))*(1-0.000000001)+0.000000001" office:value-type="float" office:value="0.576171875423828">
            <text:p>0.576171875</text:p>
          </table:table-cell>
          <table:table-cell table:style-name="ce2" table:formula="of:=[.L282]*[.O282]" office:value-type="float" office:value="2.30468750169531">
            <text:p>2.304687502</text:p>
          </table:table-cell>
          <table:table-cell table:style-name="ce2" table:formula="of:=(([.E282]-0)/(1-0))*(100-0.000000001)+0.000000001" office:value-type="float" office:value="12.304687500877">
            <text:p>12.304687501</text:p>
          </table:table-cell>
          <table:table-cell table:style-name="ce1" table:formula="of:=(([.F282]-0)/(1-0))*(1-0.001)+0.001" office:value-type="float" office:value="0.701470703125">
            <text:p>0.7014707031</text:p>
          </table:table-cell>
          <table:table-cell table:style-name="ce1" table:formula="of:=IF((([.L282]*[.L282])*[.R282])&lt;1;1;ROUND(([.L282]*[.L282])*[.R282]))" office:value-type="float" office:value="11">
            <text:p>11</text:p>
          </table:table-cell>
          <table:table-cell table:style-name="ce1" table:formula="of:=ROUND((([.G282]-0)/(1-0))*(1-0)+0)" office:value-type="float" office:value="1">
            <text:p>1</text:p>
          </table:table-cell>
          <table:table-cell table:style-name="ce2" table:formula="of:=(([.H282]-0)/(1-0))*(100-0)+0" office:value-type="float" office:value="45.1171875">
            <text:p>45.117187500</text:p>
          </table:table-cell>
          <table:table-cell table:style-name="ce2" table:formula="of:=(([.I282]-0)/(1-0))*(100-(-100))+(-100)" office:value-type="float" office:value="51.171875">
            <text:p>51.171875000</text:p>
          </table:table-cell>
          <table:table-cell table:style-name="ce2" table:formula="of:=(([.J282]-0)/(1-0))*(10000-0)+0" office:value-type="float" office:value="644.53125">
            <text:p>644.531250000</text:p>
          </table:table-cell>
          <table:table-cell/>
        </table:table-row>
        <table:table-row table:style-name="ro3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 office:value-type="float" office:value="0.255859375">
            <text:p>0.255859375</text:p>
          </table:table-cell>
          <table:table-cell office:value-type="float" office:value="0.564453125">
            <text:p>0.564453125</text:p>
          </table:table-cell>
          <table:table-cell/>
          <table:table-cell table:style-name="ce1" table:formula="of:=ROUND((([.A283]-0)/(1-0))*(12-2)+2)" office:value-type="float" office:value="9">
            <text:p>9</text:p>
          </table:table-cell>
          <table:table-cell table:style-name="ce2" table:formula="of:=(([.B283]-0)/(1-0))*(10-0)+0" office:value-type="float" office:value="8.41796875">
            <text:p>8.417968750</text:p>
          </table:table-cell>
          <table:table-cell table:style-name="ce2" table:formula="of:=(([.C283]-0)/(1-0))*(1500-0.000000001)+0.000000001" office:value-type="float" office:value="969.726562500354">
            <text:p>969.726562500</text:p>
          </table:table-cell>
          <table:table-cell table:style-name="ce2" table:formula="of:=(([.D283]-0)/(1-0))*(1-0.000000001)+0.000000001" office:value-type="float" office:value="0.0761718759238281">
            <text:p>0.076171876</text:p>
          </table:table-cell>
          <table:table-cell table:style-name="ce2" table:formula="of:=[.L283]*[.O283]" office:value-type="float" office:value="0.685546883314453">
            <text:p>0.685546883</text:p>
          </table:table-cell>
          <table:table-cell table:style-name="ce2" table:formula="of:=(([.E283]-0)/(1-0))*(100-0.000000001)+0.000000001" office:value-type="float" office:value="62.304687500377">
            <text:p>62.304687500</text:p>
          </table:table-cell>
          <table:table-cell table:style-name="ce1" table:formula="of:=(([.F283]-0)/(1-0))*(1-0.001)+0.001" office:value-type="float" office:value="0.201970703125">
            <text:p>0.2019707031</text:p>
          </table:table-cell>
          <table:table-cell table:style-name="ce1" table:formula="of:=IF((([.L283]*[.L283])*[.R283])&lt;1;1;ROUND(([.L283]*[.L283])*[.R283]))" office:value-type="float" office:value="16">
            <text:p>16</text:p>
          </table:table-cell>
          <table:table-cell table:style-name="ce1" table:formula="of:=ROUND((([.G283]-0)/(1-0))*(1-0)+0)" office:value-type="float" office:value="0">
            <text:p>0</text:p>
          </table:table-cell>
          <table:table-cell table:style-name="ce2" table:formula="of:=(([.H283]-0)/(1-0))*(100-0)+0" office:value-type="float" office:value="95.1171875">
            <text:p>95.117187500</text:p>
          </table:table-cell>
          <table:table-cell table:style-name="ce2" table:formula="of:=(([.I283]-0)/(1-0))*(100-(-100))+(-100)" office:value-type="float" office:value="-48.828125">
            <text:p>-48.828125000</text:p>
          </table:table-cell>
          <table:table-cell table:style-name="ce2" table:formula="of:=(([.J283]-0)/(1-0))*(10000-0)+0" office:value-type="float" office:value="5644.53125">
            <text:p>5644.531250000</text:p>
          </table:table-cell>
          <table:table-cell/>
        </table:table-row>
        <table:table-row table:style-name="ro3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 office:value-type="float" office:value="0.005859375">
            <text:p>0.005859375</text:p>
          </table:table-cell>
          <table:table-cell office:value-type="float" office:value="0.814453125">
            <text:p>0.814453125</text:p>
          </table:table-cell>
          <table:table-cell/>
          <table:table-cell table:style-name="ce1" table:formula="of:=ROUND((([.A284]-0)/(1-0))*(12-2)+2)" office:value-type="float" office:value="11">
            <text:p>11</text:p>
          </table:table-cell>
          <table:table-cell table:style-name="ce2" table:formula="of:=(([.B284]-0)/(1-0))*(10-0)+0" office:value-type="float" office:value="0.91796875">
            <text:p>0.917968750</text:p>
          </table:table-cell>
          <table:table-cell table:style-name="ce2" table:formula="of:=(([.C284]-0)/(1-0))*(1500-0.000000001)+0.000000001" office:value-type="float" office:value="594.726562500604">
            <text:p>594.726562501</text:p>
          </table:table-cell>
          <table:table-cell table:style-name="ce2" table:formula="of:=(([.D284]-0)/(1-0))*(1-0.000000001)+0.000000001" office:value-type="float" office:value="0.826171875173828">
            <text:p>0.826171875</text:p>
          </table:table-cell>
          <table:table-cell table:style-name="ce2" table:formula="of:=[.L284]*[.O284]" office:value-type="float" office:value="9.08789062691211">
            <text:p>9.087890627</text:p>
          </table:table-cell>
          <table:table-cell table:style-name="ce2" table:formula="of:=(([.E284]-0)/(1-0))*(100-0.000000001)+0.000000001" office:value-type="float" office:value="87.304687500127">
            <text:p>87.304687500</text:p>
          </table:table-cell>
          <table:table-cell table:style-name="ce1" table:formula="of:=(([.F284]-0)/(1-0))*(1-0.001)+0.001" office:value-type="float" office:value="0.451720703125">
            <text:p>0.4517207031</text:p>
          </table:table-cell>
          <table:table-cell table:style-name="ce1" table:formula="of:=IF((([.L284]*[.L284])*[.R284])&lt;1;1;ROUND(([.L284]*[.L284])*[.R284]))" office:value-type="float" office:value="55">
            <text:p>55</text:p>
          </table:table-cell>
          <table:table-cell table:style-name="ce1" table:formula="of:=ROUND((([.G284]-0)/(1-0))*(1-0)+0)" office:value-type="float" office:value="1">
            <text:p>1</text:p>
          </table:table-cell>
          <table:table-cell table:style-name="ce2" table:formula="of:=(([.H284]-0)/(1-0))*(100-0)+0" office:value-type="float" office:value="70.1171875">
            <text:p>70.117187500</text:p>
          </table:table-cell>
          <table:table-cell table:style-name="ce2" table:formula="of:=(([.I284]-0)/(1-0))*(100-(-100))+(-100)" office:value-type="float" office:value="-98.828125">
            <text:p>-98.828125000</text:p>
          </table:table-cell>
          <table:table-cell table:style-name="ce2" table:formula="of:=(([.J284]-0)/(1-0))*(10000-0)+0" office:value-type="float" office:value="8144.53125">
            <text:p>8144.531250000</text:p>
          </table:table-cell>
          <table:table-cell/>
        </table:table-row>
        <table:table-row table:style-name="ro3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 office:value-type="float" office:value="0.505859375">
            <text:p>0.505859375</text:p>
          </table:table-cell>
          <table:table-cell office:value-type="float" office:value="0.314453125">
            <text:p>0.314453125</text:p>
          </table:table-cell>
          <table:table-cell/>
          <table:table-cell table:style-name="ce1" table:formula="of:=ROUND((([.A285]-0)/(1-0))*(12-2)+2)" office:value-type="float" office:value="6">
            <text:p>6</text:p>
          </table:table-cell>
          <table:table-cell table:style-name="ce2" table:formula="of:=(([.B285]-0)/(1-0))*(10-0)+0" office:value-type="float" office:value="5.91796875">
            <text:p>5.917968750</text:p>
          </table:table-cell>
          <table:table-cell table:style-name="ce2" table:formula="of:=(([.C285]-0)/(1-0))*(1500-0.000000001)+0.000000001" office:value-type="float" office:value="1344.7265625001">
            <text:p>1344.726562500</text:p>
          </table:table-cell>
          <table:table-cell table:style-name="ce2" table:formula="of:=(([.D285]-0)/(1-0))*(1-0.000000001)+0.000000001" office:value-type="float" office:value="0.326171875673828">
            <text:p>0.326171876</text:p>
          </table:table-cell>
          <table:table-cell table:style-name="ce2" table:formula="of:=[.L285]*[.O285]" office:value-type="float" office:value="1.95703125404297">
            <text:p>1.957031254</text:p>
          </table:table-cell>
          <table:table-cell table:style-name="ce2" table:formula="of:=(([.E285]-0)/(1-0))*(100-0.000000001)+0.000000001" office:value-type="float" office:value="37.3046875006269">
            <text:p>37.304687501</text:p>
          </table:table-cell>
          <table:table-cell table:style-name="ce1" table:formula="of:=(([.F285]-0)/(1-0))*(1-0.001)+0.001" office:value-type="float" office:value="0.951220703125">
            <text:p>0.9512207031</text:p>
          </table:table-cell>
          <table:table-cell table:style-name="ce1" table:formula="of:=IF((([.L285]*[.L285])*[.R285])&lt;1;1;ROUND(([.L285]*[.L285])*[.R285]))" office:value-type="float" office:value="34">
            <text:p>34</text:p>
          </table:table-cell>
          <table:table-cell table:style-name="ce1" table:formula="of:=ROUND((([.G285]-0)/(1-0))*(1-0)+0)" office:value-type="float" office:value="0">
            <text:p>0</text:p>
          </table:table-cell>
          <table:table-cell table:style-name="ce2" table:formula="of:=(([.H285]-0)/(1-0))*(100-0)+0" office:value-type="float" office:value="20.1171875">
            <text:p>20.117187500</text:p>
          </table:table-cell>
          <table:table-cell table:style-name="ce2" table:formula="of:=(([.I285]-0)/(1-0))*(100-(-100))+(-100)" office:value-type="float" office:value="1.171875">
            <text:p>1.171875000</text:p>
          </table:table-cell>
          <table:table-cell table:style-name="ce2" table:formula="of:=(([.J285]-0)/(1-0))*(10000-0)+0" office:value-type="float" office:value="3144.53125">
            <text:p>3144.531250000</text:p>
          </table:table-cell>
          <table:table-cell/>
        </table:table-row>
        <table:table-row table:style-name="ro3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130859375">
            <text:p>0.130859375</text:p>
          </table:table-cell>
          <table:table-cell office:value-type="float" office:value="0.689453125">
            <text:p>0.689453125</text:p>
          </table:table-cell>
          <table:table-cell/>
          <table:table-cell table:style-name="ce1" table:formula="of:=ROUND((([.A286]-0)/(1-0))*(12-2)+2)" office:value-type="float" office:value="5">
            <text:p>5</text:p>
          </table:table-cell>
          <table:table-cell table:style-name="ce2" table:formula="of:=(([.B286]-0)/(1-0))*(10-0)+0" office:value-type="float" office:value="2.16796875">
            <text:p>2.167968750</text:p>
          </table:table-cell>
          <table:table-cell table:style-name="ce2" table:formula="of:=(([.C286]-0)/(1-0))*(1500-0.000000001)+0.000000001" office:value-type="float" office:value="782.226562500479">
            <text:p>782.226562500</text:p>
          </table:table-cell>
          <table:table-cell table:style-name="ce2" table:formula="of:=(([.D286]-0)/(1-0))*(1-0.000000001)+0.000000001" office:value-type="float" office:value="0.451171875548828">
            <text:p>0.451171876</text:p>
          </table:table-cell>
          <table:table-cell table:style-name="ce2" table:formula="of:=[.L286]*[.O286]" office:value-type="float" office:value="2.25585937774414">
            <text:p>2.255859378</text:p>
          </table:table-cell>
          <table:table-cell table:style-name="ce2" table:formula="of:=(([.E286]-0)/(1-0))*(100-0.000000001)+0.000000001" office:value-type="float" office:value="49.804687500502">
            <text:p>49.804687501</text:p>
          </table:table-cell>
          <table:table-cell table:style-name="ce1" table:formula="of:=(([.F286]-0)/(1-0))*(1-0.001)+0.001" office:value-type="float" office:value="0.576595703125">
            <text:p>0.5765957031</text:p>
          </table:table-cell>
          <table:table-cell table:style-name="ce1" table:formula="of:=IF((([.L286]*[.L286])*[.R286])&lt;1;1;ROUND(([.L286]*[.L286])*[.R286]))" office:value-type="float" office:value="14">
            <text:p>14</text:p>
          </table:table-cell>
          <table:table-cell table:style-name="ce1" table:formula="of:=ROUND((([.G286]-0)/(1-0))*(1-0)+0)" office:value-type="float" office:value="1">
            <text:p>1</text:p>
          </table:table-cell>
          <table:table-cell table:style-name="ce2" table:formula="of:=(([.H286]-0)/(1-0))*(100-0)+0" office:value-type="float" office:value="57.6171875">
            <text:p>57.617187500</text:p>
          </table:table-cell>
          <table:table-cell table:style-name="ce2" table:formula="of:=(([.I286]-0)/(1-0))*(100-(-100))+(-100)" office:value-type="float" office:value="-73.828125">
            <text:p>-73.828125000</text:p>
          </table:table-cell>
          <table:table-cell table:style-name="ce2" table:formula="of:=(([.J286]-0)/(1-0))*(10000-0)+0" office:value-type="float" office:value="6894.53125">
            <text:p>6894.531250000</text:p>
          </table:table-cell>
          <table:table-cell/>
        </table:table-row>
        <table:table-row table:style-name="ro3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630859375">
            <text:p>0.630859375</text:p>
          </table:table-cell>
          <table:table-cell office:value-type="float" office:value="0.189453125">
            <text:p>0.189453125</text:p>
          </table:table-cell>
          <table:table-cell/>
          <table:table-cell table:style-name="ce1" table:formula="of:=ROUND((([.A287]-0)/(1-0))*(12-2)+2)" office:value-type="float" office:value="10">
            <text:p>10</text:p>
          </table:table-cell>
          <table:table-cell table:style-name="ce2" table:formula="of:=(([.B287]-0)/(1-0))*(10-0)+0" office:value-type="float" office:value="7.16796875">
            <text:p>7.167968750</text:p>
          </table:table-cell>
          <table:table-cell table:style-name="ce2" table:formula="of:=(([.C287]-0)/(1-0))*(1500-0.000000001)+0.000000001" office:value-type="float" office:value="32.2265625009785">
            <text:p>32.226562501</text:p>
          </table:table-cell>
          <table:table-cell table:style-name="ce2" table:formula="of:=(([.D287]-0)/(1-0))*(1-0.000000001)+0.000000001" office:value-type="float" office:value="0.951171875048828">
            <text:p>0.951171875</text:p>
          </table:table-cell>
          <table:table-cell table:style-name="ce2" table:formula="of:=[.L287]*[.O287]" office:value-type="float" office:value="9.51171875048828">
            <text:p>9.511718750</text:p>
          </table:table-cell>
          <table:table-cell table:style-name="ce2" table:formula="of:=(([.E287]-0)/(1-0))*(100-0.000000001)+0.000000001" office:value-type="float" office:value="99.804687500002">
            <text:p>99.804687500</text:p>
          </table:table-cell>
          <table:table-cell table:style-name="ce1" table:formula="of:=(([.F287]-0)/(1-0))*(1-0.001)+0.001" office:value-type="float" office:value="0.077095703125">
            <text:p>0.0770957031</text:p>
          </table:table-cell>
          <table:table-cell table:style-name="ce1" table:formula="of:=IF((([.L287]*[.L287])*[.R287])&lt;1;1;ROUND(([.L287]*[.L287])*[.R287]))" office:value-type="float" office:value="8">
            <text:p>8</text:p>
          </table:table-cell>
          <table:table-cell table:style-name="ce1" table:formula="of:=ROUND((([.G287]-0)/(1-0))*(1-0)+0)" office:value-type="float" office:value="0">
            <text:p>0</text:p>
          </table:table-cell>
          <table:table-cell table:style-name="ce2" table:formula="of:=(([.H287]-0)/(1-0))*(100-0)+0" office:value-type="float" office:value="7.6171875">
            <text:p>7.617187500</text:p>
          </table:table-cell>
          <table:table-cell table:style-name="ce2" table:formula="of:=(([.I287]-0)/(1-0))*(100-(-100))+(-100)" office:value-type="float" office:value="26.171875">
            <text:p>26.171875000</text:p>
          </table:table-cell>
          <table:table-cell table:style-name="ce2" table:formula="of:=(([.J287]-0)/(1-0))*(10000-0)+0" office:value-type="float" office:value="1894.53125">
            <text:p>1894.531250000</text:p>
          </table:table-cell>
          <table:table-cell/>
        </table:table-row>
        <table:table-row table:style-name="ro3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 office:value-type="float" office:value="0.880859375">
            <text:p>0.880859375</text:p>
          </table:table-cell>
          <table:table-cell office:value-type="float" office:value="0.439453125">
            <text:p>0.439453125</text:p>
          </table:table-cell>
          <table:table-cell/>
          <table:table-cell table:style-name="ce1" table:formula="of:=ROUND((([.A288]-0)/(1-0))*(12-2)+2)" office:value-type="float" office:value="7">
            <text:p>7</text:p>
          </table:table-cell>
          <table:table-cell table:style-name="ce2" table:formula="of:=(([.B288]-0)/(1-0))*(10-0)+0" office:value-type="float" office:value="4.66796875">
            <text:p>4.667968750</text:p>
          </table:table-cell>
          <table:table-cell table:style-name="ce2" table:formula="of:=(([.C288]-0)/(1-0))*(1500-0.000000001)+0.000000001" office:value-type="float" office:value="1157.22656250023">
            <text:p>1157.226562500</text:p>
          </table:table-cell>
          <table:table-cell table:style-name="ce2" table:formula="of:=(([.D288]-0)/(1-0))*(1-0.000000001)+0.000000001" office:value-type="float" office:value="0.201171875798828">
            <text:p>0.201171876</text:p>
          </table:table-cell>
          <table:table-cell table:style-name="ce2" table:formula="of:=[.L288]*[.O288]" office:value-type="float" office:value="1.4082031305918">
            <text:p>1.408203131</text:p>
          </table:table-cell>
          <table:table-cell table:style-name="ce2" table:formula="of:=(([.E288]-0)/(1-0))*(100-0.000000001)+0.000000001" office:value-type="float" office:value="74.804687500252">
            <text:p>74.804687500</text:p>
          </table:table-cell>
          <table:table-cell table:style-name="ce1" table:formula="of:=(([.F288]-0)/(1-0))*(1-0.001)+0.001" office:value-type="float" office:value="0.326845703125">
            <text:p>0.3268457031</text:p>
          </table:table-cell>
          <table:table-cell table:style-name="ce1" table:formula="of:=IF((([.L288]*[.L288])*[.R288])&lt;1;1;ROUND(([.L288]*[.L288])*[.R288]))" office:value-type="float" office:value="16">
            <text:p>16</text:p>
          </table:table-cell>
          <table:table-cell table:style-name="ce1" table:formula="of:=ROUND((([.G288]-0)/(1-0))*(1-0)+0)" office:value-type="float" office:value="1">
            <text:p>1</text:p>
          </table:table-cell>
          <table:table-cell table:style-name="ce2" table:formula="of:=(([.H288]-0)/(1-0))*(100-0)+0" office:value-type="float" office:value="32.6171875">
            <text:p>32.617187500</text:p>
          </table:table-cell>
          <table:table-cell table:style-name="ce2" table:formula="of:=(([.I288]-0)/(1-0))*(100-(-100))+(-100)" office:value-type="float" office:value="76.171875">
            <text:p>76.171875000</text:p>
          </table:table-cell>
          <table:table-cell table:style-name="ce2" table:formula="of:=(([.J288]-0)/(1-0))*(10000-0)+0" office:value-type="float" office:value="4394.53125">
            <text:p>4394.531250000</text:p>
          </table:table-cell>
          <table:table-cell/>
        </table:table-row>
        <table:table-row table:style-name="ro3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 office:value-type="float" office:value="0.380859375">
            <text:p>0.380859375</text:p>
          </table:table-cell>
          <table:table-cell office:value-type="float" office:value="0.939453125">
            <text:p>0.939453125</text:p>
          </table:table-cell>
          <table:table-cell/>
          <table:table-cell table:style-name="ce1" table:formula="of:=ROUND((([.A289]-0)/(1-0))*(12-2)+2)" office:value-type="float" office:value="2">
            <text:p>2</text:p>
          </table:table-cell>
          <table:table-cell table:style-name="ce2" table:formula="of:=(([.B289]-0)/(1-0))*(10-0)+0" office:value-type="float" office:value="9.66796875">
            <text:p>9.667968750</text:p>
          </table:table-cell>
          <table:table-cell table:style-name="ce2" table:formula="of:=(([.C289]-0)/(1-0))*(1500-0.000000001)+0.000000001" office:value-type="float" office:value="407.226562500729">
            <text:p>407.226562501</text:p>
          </table:table-cell>
          <table:table-cell table:style-name="ce2" table:formula="of:=(([.D289]-0)/(1-0))*(1-0.000000001)+0.000000001" office:value-type="float" office:value="0.701171875298828">
            <text:p>0.701171875</text:p>
          </table:table-cell>
          <table:table-cell table:style-name="ce2" table:formula="of:=[.L289]*[.O289]" office:value-type="float" office:value="1.40234375059766">
            <text:p>1.402343751</text:p>
          </table:table-cell>
          <table:table-cell table:style-name="ce2" table:formula="of:=(([.E289]-0)/(1-0))*(100-0.000000001)+0.000000001" office:value-type="float" office:value="24.804687500752">
            <text:p>24.804687501</text:p>
          </table:table-cell>
          <table:table-cell table:style-name="ce1" table:formula="of:=(([.F289]-0)/(1-0))*(1-0.001)+0.001" office:value-type="float" office:value="0.826345703125">
            <text:p>0.8263457031</text:p>
          </table:table-cell>
          <table:table-cell table:style-name="ce1" table:formula="of:=IF((([.L289]*[.L289])*[.R289])&lt;1;1;ROUND(([.L289]*[.L289])*[.R289]))" office:value-type="float" office:value="3">
            <text:p>3</text:p>
          </table:table-cell>
          <table:table-cell table:style-name="ce1" table:formula="of:=ROUND((([.G289]-0)/(1-0))*(1-0)+0)" office:value-type="float" office:value="0">
            <text:p>0</text:p>
          </table:table-cell>
          <table:table-cell table:style-name="ce2" table:formula="of:=(([.H289]-0)/(1-0))*(100-0)+0" office:value-type="float" office:value="82.6171875">
            <text:p>82.617187500</text:p>
          </table:table-cell>
          <table:table-cell table:style-name="ce2" table:formula="of:=(([.I289]-0)/(1-0))*(100-(-100))+(-100)" office:value-type="float" office:value="-23.828125">
            <text:p>-23.828125000</text:p>
          </table:table-cell>
          <table:table-cell table:style-name="ce2" table:formula="of:=(([.J289]-0)/(1-0))*(10000-0)+0" office:value-type="float" office:value="9394.53125">
            <text:p>9394.531250000</text:p>
          </table:table-cell>
          <table:table-cell/>
        </table:table-row>
        <table:table-row table:style-name="ro3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 office:value-type="float" office:value="0.708984375">
            <text:p>0.708984375</text:p>
          </table:table-cell>
          <table:table-cell office:value-type="float" office:value="0.392578125">
            <text:p>0.392578125</text:p>
          </table:table-cell>
          <table:table-cell/>
          <table:table-cell table:style-name="ce1" table:formula="of:=ROUND((([.A290]-0)/(1-0))*(12-2)+2)" office:value-type="float" office:value="3">
            <text:p>3</text:p>
          </table:table-cell>
          <table:table-cell table:style-name="ce2" table:formula="of:=(([.B290]-0)/(1-0))*(10-0)+0" office:value-type="float" office:value="2.32421875">
            <text:p>2.324218750</text:p>
          </table:table-cell>
          <table:table-cell table:style-name="ce2" table:formula="of:=(([.C290]-0)/(1-0))*(1500-0.000000001)+0.000000001" office:value-type="float" office:value="149.4140625009">
            <text:p>149.414062501</text:p>
          </table:table-cell>
          <table:table-cell table:style-name="ce2" table:formula="of:=(([.D290]-0)/(1-0))*(1-0.000000001)+0.000000001" office:value-type="float" office:value="0.779296875220703">
            <text:p>0.779296875</text:p>
          </table:table-cell>
          <table:table-cell table:style-name="ce2" table:formula="of:=[.L290]*[.O290]" office:value-type="float" office:value="2.33789062566211">
            <text:p>2.337890626</text:p>
          </table:table-cell>
          <table:table-cell table:style-name="ce2" table:formula="of:=(([.E290]-0)/(1-0))*(100-0.000000001)+0.000000001" office:value-type="float" office:value="88.8671875001113">
            <text:p>88.867187500</text:p>
          </table:table-cell>
          <table:table-cell table:style-name="ce1" table:formula="of:=(([.F290]-0)/(1-0))*(1-0.001)+0.001" office:value-type="float" office:value="0.966830078125">
            <text:p>0.9668300781</text:p>
          </table:table-cell>
          <table:table-cell table:style-name="ce1" table:formula="of:=IF((([.L290]*[.L290])*[.R290])&lt;1;1;ROUND(([.L290]*[.L290])*[.R290]))" office:value-type="float" office:value="9">
            <text:p>9</text:p>
          </table:table-cell>
          <table:table-cell table:style-name="ce1" table:formula="of:=ROUND((([.G290]-0)/(1-0))*(1-0)+0)" office:value-type="float" office:value="1">
            <text:p>1</text:p>
          </table:table-cell>
          <table:table-cell table:style-name="ce2" table:formula="of:=(([.H290]-0)/(1-0))*(100-0)+0" office:value-type="float" office:value="96.6796875">
            <text:p>96.679687500</text:p>
          </table:table-cell>
          <table:table-cell table:style-name="ce2" table:formula="of:=(([.I290]-0)/(1-0))*(100-(-100))+(-100)" office:value-type="float" office:value="41.796875">
            <text:p>41.796875000</text:p>
          </table:table-cell>
          <table:table-cell table:style-name="ce2" table:formula="of:=(([.J290]-0)/(1-0))*(10000-0)+0" office:value-type="float" office:value="3925.78125">
            <text:p>3925.781250000</text:p>
          </table:table-cell>
          <table:table-cell/>
        </table:table-row>
        <table:table-row table:style-name="ro3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 office:value-type="float" office:value="0.208984375">
            <text:p>0.208984375</text:p>
          </table:table-cell>
          <table:table-cell office:value-type="float" office:value="0.892578125">
            <text:p>0.892578125</text:p>
          </table:table-cell>
          <table:table-cell/>
          <table:table-cell table:style-name="ce1" table:formula="of:=ROUND((([.A291]-0)/(1-0))*(12-2)+2)" office:value-type="float" office:value="8">
            <text:p>8</text:p>
          </table:table-cell>
          <table:table-cell table:style-name="ce2" table:formula="of:=(([.B291]-0)/(1-0))*(10-0)+0" office:value-type="float" office:value="7.32421875">
            <text:p>7.324218750</text:p>
          </table:table-cell>
          <table:table-cell table:style-name="ce2" table:formula="of:=(([.C291]-0)/(1-0))*(1500-0.000000001)+0.000000001" office:value-type="float" office:value="899.4140625004">
            <text:p>899.414062500</text:p>
          </table:table-cell>
          <table:table-cell table:style-name="ce2" table:formula="of:=(([.D291]-0)/(1-0))*(1-0.000000001)+0.000000001" office:value-type="float" office:value="0.279296875720703">
            <text:p>0.279296876</text:p>
          </table:table-cell>
          <table:table-cell table:style-name="ce2" table:formula="of:=[.L291]*[.O291]" office:value-type="float" office:value="2.23437500576563">
            <text:p>2.234375006</text:p>
          </table:table-cell>
          <table:table-cell table:style-name="ce2" table:formula="of:=(([.E291]-0)/(1-0))*(100-0.000000001)+0.000000001" office:value-type="float" office:value="38.8671875006113">
            <text:p>38.867187501</text:p>
          </table:table-cell>
          <table:table-cell table:style-name="ce1" table:formula="of:=(([.F291]-0)/(1-0))*(1-0.001)+0.001" office:value-type="float" office:value="0.467330078125">
            <text:p>0.4673300781</text:p>
          </table:table-cell>
          <table:table-cell table:style-name="ce1" table:formula="of:=IF((([.L291]*[.L291])*[.R291])&lt;1;1;ROUND(([.L291]*[.L291])*[.R291]))" office:value-type="float" office:value="30">
            <text:p>30</text:p>
          </table:table-cell>
          <table:table-cell table:style-name="ce1" table:formula="of:=ROUND((([.G291]-0)/(1-0))*(1-0)+0)" office:value-type="float" office:value="0">
            <text:p>0</text:p>
          </table:table-cell>
          <table:table-cell table:style-name="ce2" table:formula="of:=(([.H291]-0)/(1-0))*(100-0)+0" office:value-type="float" office:value="46.6796875">
            <text:p>46.679687500</text:p>
          </table:table-cell>
          <table:table-cell table:style-name="ce2" table:formula="of:=(([.I291]-0)/(1-0))*(100-(-100))+(-100)" office:value-type="float" office:value="-58.203125">
            <text:p>-58.203125000</text:p>
          </table:table-cell>
          <table:table-cell table:style-name="ce2" table:formula="of:=(([.J291]-0)/(1-0))*(10000-0)+0" office:value-type="float" office:value="8925.78125">
            <text:p>8925.781250000</text:p>
          </table:table-cell>
          <table:table-cell/>
        </table:table-row>
        <table:table-row table:style-name="ro3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 office:value-type="float" office:value="0.458984375">
            <text:p>0.458984375</text:p>
          </table:table-cell>
          <table:table-cell office:value-type="float" office:value="0.642578125">
            <text:p>0.642578125</text:p>
          </table:table-cell>
          <table:table-cell/>
          <table:table-cell table:style-name="ce1" table:formula="of:=ROUND((([.A292]-0)/(1-0))*(12-2)+2)" office:value-type="float" office:value="10">
            <text:p>10</text:p>
          </table:table-cell>
          <table:table-cell table:style-name="ce2" table:formula="of:=(([.B292]-0)/(1-0))*(10-0)+0" office:value-type="float" office:value="4.82421875">
            <text:p>4.824218750</text:p>
          </table:table-cell>
          <table:table-cell table:style-name="ce2" table:formula="of:=(([.C292]-0)/(1-0))*(1500-0.000000001)+0.000000001" office:value-type="float" office:value="524.41406250065">
            <text:p>524.414062501</text:p>
          </table:table-cell>
          <table:table-cell table:style-name="ce2" table:formula="of:=(([.D292]-0)/(1-0))*(1-0.000000001)+0.000000001" office:value-type="float" office:value="0.529296875470703">
            <text:p>0.529296875</text:p>
          </table:table-cell>
          <table:table-cell table:style-name="ce2" table:formula="of:=[.L292]*[.O292]" office:value-type="float" office:value="5.29296875470703">
            <text:p>5.292968755</text:p>
          </table:table-cell>
          <table:table-cell table:style-name="ce2" table:formula="of:=(([.E292]-0)/(1-0))*(100-0.000000001)+0.000000001" office:value-type="float" office:value="13.8671875008613">
            <text:p>13.867187501</text:p>
          </table:table-cell>
          <table:table-cell table:style-name="ce1" table:formula="of:=(([.F292]-0)/(1-0))*(1-0.001)+0.001" office:value-type="float" office:value="0.217580078125">
            <text:p>0.2175800781</text:p>
          </table:table-cell>
          <table:table-cell table:style-name="ce1" table:formula="of:=IF((([.L292]*[.L292])*[.R292])&lt;1;1;ROUND(([.L292]*[.L292])*[.R292]))" office:value-type="float" office:value="22">
            <text:p>22</text:p>
          </table:table-cell>
          <table:table-cell table:style-name="ce1" table:formula="of:=ROUND((([.G292]-0)/(1-0))*(1-0)+0)" office:value-type="float" office:value="1">
            <text:p>1</text:p>
          </table:table-cell>
          <table:table-cell table:style-name="ce2" table:formula="of:=(([.H292]-0)/(1-0))*(100-0)+0" office:value-type="float" office:value="21.6796875">
            <text:p>21.679687500</text:p>
          </table:table-cell>
          <table:table-cell table:style-name="ce2" table:formula="of:=(([.I292]-0)/(1-0))*(100-(-100))+(-100)" office:value-type="float" office:value="-8.20312499999999">
            <text:p>-8.203125000</text:p>
          </table:table-cell>
          <table:table-cell table:style-name="ce2" table:formula="of:=(([.J292]-0)/(1-0))*(10000-0)+0" office:value-type="float" office:value="6425.78125">
            <text:p>6425.781250000</text:p>
          </table:table-cell>
          <table:table-cell/>
        </table:table-row>
        <table:table-row table:style-name="ro3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 office:value-type="float" office:value="0.958984375">
            <text:p>0.958984375</text:p>
          </table:table-cell>
          <table:table-cell office:value-type="float" office:value="0.142578125">
            <text:p>0.142578125</text:p>
          </table:table-cell>
          <table:table-cell/>
          <table:table-cell table:style-name="ce1" table:formula="of:=ROUND((([.A293]-0)/(1-0))*(12-2)+2)" office:value-type="float" office:value="5">
            <text:p>5</text:p>
          </table:table-cell>
          <table:table-cell table:style-name="ce2" table:formula="of:=(([.B293]-0)/(1-0))*(10-0)+0" office:value-type="float" office:value="9.82421875">
            <text:p>9.824218750</text:p>
          </table:table-cell>
          <table:table-cell table:style-name="ce2" table:formula="of:=(([.C293]-0)/(1-0))*(1500-0.000000001)+0.000000001" office:value-type="float" office:value="1274.41406250015">
            <text:p>1274.414062500</text:p>
          </table:table-cell>
          <table:table-cell table:style-name="ce2" table:formula="of:=(([.D293]-0)/(1-0))*(1-0.000000001)+0.000000001" office:value-type="float" office:value="0.0292968759707031">
            <text:p>0.029296876</text:p>
          </table:table-cell>
          <table:table-cell table:style-name="ce2" table:formula="of:=[.L293]*[.O293]" office:value-type="float" office:value="0.146484379853516">
            <text:p>0.146484380</text:p>
          </table:table-cell>
          <table:table-cell table:style-name="ce2" table:formula="of:=(([.E293]-0)/(1-0))*(100-0.000000001)+0.000000001" office:value-type="float" office:value="63.8671875003613">
            <text:p>63.867187500</text:p>
          </table:table-cell>
          <table:table-cell table:style-name="ce1" table:formula="of:=(([.F293]-0)/(1-0))*(1-0.001)+0.001" office:value-type="float" office:value="0.717080078125">
            <text:p>0.7170800781</text:p>
          </table:table-cell>
          <table:table-cell table:style-name="ce1" table:formula="of:=IF((([.L293]*[.L293])*[.R293])&lt;1;1;ROUND(([.L293]*[.L293])*[.R293]))" office:value-type="float" office:value="18">
            <text:p>18</text:p>
          </table:table-cell>
          <table:table-cell table:style-name="ce1" table:formula="of:=ROUND((([.G293]-0)/(1-0))*(1-0)+0)" office:value-type="float" office:value="0">
            <text:p>0</text:p>
          </table:table-cell>
          <table:table-cell table:style-name="ce2" table:formula="of:=(([.H293]-0)/(1-0))*(100-0)+0" office:value-type="float" office:value="71.6796875">
            <text:p>71.679687500</text:p>
          </table:table-cell>
          <table:table-cell table:style-name="ce2" table:formula="of:=(([.I293]-0)/(1-0))*(100-(-100))+(-100)" office:value-type="float" office:value="91.796875">
            <text:p>91.796875000</text:p>
          </table:table-cell>
          <table:table-cell table:style-name="ce2" table:formula="of:=(([.J293]-0)/(1-0))*(10000-0)+0" office:value-type="float" office:value="1425.78125">
            <text:p>1425.781250000</text:p>
          </table:table-cell>
          <table:table-cell/>
        </table:table-row>
        <table:table-row table:style-name="ro3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 office:value-type="float" office:value="0.333984375">
            <text:p>0.333984375</text:p>
          </table:table-cell>
          <table:table-cell office:value-type="float" office:value="0.767578125">
            <text:p>0.767578125</text:p>
          </table:table-cell>
          <table:table-cell/>
          <table:table-cell table:style-name="ce1" table:formula="of:=ROUND((([.A294]-0)/(1-0))*(12-2)+2)" office:value-type="float" office:value="6">
            <text:p>6</text:p>
          </table:table-cell>
          <table:table-cell table:style-name="ce2" table:formula="of:=(([.B294]-0)/(1-0))*(10-0)+0" office:value-type="float" office:value="3.57421875">
            <text:p>3.574218750</text:p>
          </table:table-cell>
          <table:table-cell table:style-name="ce2" table:formula="of:=(([.C294]-0)/(1-0))*(1500-0.000000001)+0.000000001" office:value-type="float" office:value="1086.91406250028">
            <text:p>1086.914062500</text:p>
          </table:table-cell>
          <table:table-cell table:style-name="ce2" table:formula="of:=(([.D294]-0)/(1-0))*(1-0.000000001)+0.000000001" office:value-type="float" office:value="0.154296875845703">
            <text:p>0.154296876</text:p>
          </table:table-cell>
          <table:table-cell table:style-name="ce2" table:formula="of:=[.L294]*[.O294]" office:value-type="float" office:value="0.925781255074219">
            <text:p>0.925781255</text:p>
          </table:table-cell>
          <table:table-cell table:style-name="ce2" table:formula="of:=(([.E294]-0)/(1-0))*(100-0.000000001)+0.000000001" office:value-type="float" office:value="51.3671875004863">
            <text:p>51.367187500</text:p>
          </table:table-cell>
          <table:table-cell table:style-name="ce1" table:formula="of:=(([.F294]-0)/(1-0))*(1-0.001)+0.001" office:value-type="float" office:value="0.841955078125">
            <text:p>0.8419550781</text:p>
          </table:table-cell>
          <table:table-cell table:style-name="ce1" table:formula="of:=IF((([.L294]*[.L294])*[.R294])&lt;1;1;ROUND(([.L294]*[.L294])*[.R294]))" office:value-type="float" office:value="30">
            <text:p>30</text:p>
          </table:table-cell>
          <table:table-cell table:style-name="ce1" table:formula="of:=ROUND((([.G294]-0)/(1-0))*(1-0)+0)" office:value-type="float" office:value="1">
            <text:p>1</text:p>
          </table:table-cell>
          <table:table-cell table:style-name="ce2" table:formula="of:=(([.H294]-0)/(1-0))*(100-0)+0" office:value-type="float" office:value="9.1796875">
            <text:p>9.179687500</text:p>
          </table:table-cell>
          <table:table-cell table:style-name="ce2" table:formula="of:=(([.I294]-0)/(1-0))*(100-(-100))+(-100)" office:value-type="float" office:value="-33.203125">
            <text:p>-33.203125000</text:p>
          </table:table-cell>
          <table:table-cell table:style-name="ce2" table:formula="of:=(([.J294]-0)/(1-0))*(10000-0)+0" office:value-type="float" office:value="7675.78125">
            <text:p>7675.781250000</text:p>
          </table:table-cell>
          <table:table-cell/>
        </table:table-row>
        <table:table-row table:style-name="ro3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 office:value-type="float" office:value="0.833984375">
            <text:p>0.833984375</text:p>
          </table:table-cell>
          <table:table-cell office:value-type="float" office:value="0.267578125">
            <text:p>0.267578125</text:p>
          </table:table-cell>
          <table:table-cell/>
          <table:table-cell table:style-name="ce1" table:formula="of:=ROUND((([.A295]-0)/(1-0))*(12-2)+2)" office:value-type="float" office:value="11">
            <text:p>11</text:p>
          </table:table-cell>
          <table:table-cell table:style-name="ce2" table:formula="of:=(([.B295]-0)/(1-0))*(10-0)+0" office:value-type="float" office:value="8.57421875">
            <text:p>8.574218750</text:p>
          </table:table-cell>
          <table:table-cell table:style-name="ce2" table:formula="of:=(([.C295]-0)/(1-0))*(1500-0.000000001)+0.000000001" office:value-type="float" office:value="336.914062500775">
            <text:p>336.914062501</text:p>
          </table:table-cell>
          <table:table-cell table:style-name="ce2" table:formula="of:=(([.D295]-0)/(1-0))*(1-0.000000001)+0.000000001" office:value-type="float" office:value="0.654296875345703">
            <text:p>0.654296875</text:p>
          </table:table-cell>
          <table:table-cell table:style-name="ce2" table:formula="of:=[.L295]*[.O295]" office:value-type="float" office:value="7.19726562880273">
            <text:p>7.197265629</text:p>
          </table:table-cell>
          <table:table-cell table:style-name="ce2" table:formula="of:=(([.E295]-0)/(1-0))*(100-0.000000001)+0.000000001" office:value-type="float" office:value="1.36718750098633">
            <text:p>1.367187501</text:p>
          </table:table-cell>
          <table:table-cell table:style-name="ce1" table:formula="of:=(([.F295]-0)/(1-0))*(1-0.001)+0.001" office:value-type="float" office:value="0.342455078125">
            <text:p>0.3424550781</text:p>
          </table:table-cell>
          <table:table-cell table:style-name="ce1" table:formula="of:=IF((([.L295]*[.L295])*[.R295])&lt;1;1;ROUND(([.L295]*[.L295])*[.R295]))" office:value-type="float" office:value="41">
            <text:p>41</text:p>
          </table:table-cell>
          <table:table-cell table:style-name="ce1" table:formula="of:=ROUND((([.G295]-0)/(1-0))*(1-0)+0)" office:value-type="float" office:value="0">
            <text:p>0</text:p>
          </table:table-cell>
          <table:table-cell table:style-name="ce2" table:formula="of:=(([.H295]-0)/(1-0))*(100-0)+0" office:value-type="float" office:value="59.1796875">
            <text:p>59.179687500</text:p>
          </table:table-cell>
          <table:table-cell table:style-name="ce2" table:formula="of:=(([.I295]-0)/(1-0))*(100-(-100))+(-100)" office:value-type="float" office:value="66.796875">
            <text:p>66.796875000</text:p>
          </table:table-cell>
          <table:table-cell table:style-name="ce2" table:formula="of:=(([.J295]-0)/(1-0))*(10000-0)+0" office:value-type="float" office:value="2675.78125">
            <text:p>2675.781250000</text:p>
          </table:table-cell>
          <table:table-cell/>
        </table:table-row>
        <table:table-row table:style-name="ro3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 office:value-type="float" office:value="0.583984375">
            <text:p>0.583984375</text:p>
          </table:table-cell>
          <table:table-cell office:value-type="float" office:value="0.017578125">
            <text:p>0.017578125</text:p>
          </table:table-cell>
          <table:table-cell/>
          <table:table-cell table:style-name="ce1" table:formula="of:=ROUND((([.A296]-0)/(1-0))*(12-2)+2)" office:value-type="float" office:value="9">
            <text:p>9</text:p>
          </table:table-cell>
          <table:table-cell table:style-name="ce2" table:formula="of:=(([.B296]-0)/(1-0))*(10-0)+0" office:value-type="float" office:value="1.07421875">
            <text:p>1.074218750</text:p>
          </table:table-cell>
          <table:table-cell table:style-name="ce2" table:formula="of:=(([.C296]-0)/(1-0))*(1500-0.000000001)+0.000000001" office:value-type="float" office:value="1461.91406250003">
            <text:p>1461.914062500</text:p>
          </table:table-cell>
          <table:table-cell table:style-name="ce2" table:formula="of:=(([.D296]-0)/(1-0))*(1-0.000000001)+0.000000001" office:value-type="float" office:value="0.404296875595703">
            <text:p>0.404296876</text:p>
          </table:table-cell>
          <table:table-cell table:style-name="ce2" table:formula="of:=[.L296]*[.O296]" office:value-type="float" office:value="3.63867188036133">
            <text:p>3.638671880</text:p>
          </table:table-cell>
          <table:table-cell table:style-name="ce2" table:formula="of:=(([.E296]-0)/(1-0))*(100-0.000000001)+0.000000001" office:value-type="float" office:value="26.3671875007363">
            <text:p>26.367187501</text:p>
          </table:table-cell>
          <table:table-cell table:style-name="ce1" table:formula="of:=(([.F296]-0)/(1-0))*(1-0.001)+0.001" office:value-type="float" office:value="0.092705078125">
            <text:p>0.0927050781</text:p>
          </table:table-cell>
          <table:table-cell table:style-name="ce1" table:formula="of:=IF((([.L296]*[.L296])*[.R296])&lt;1;1;ROUND(([.L296]*[.L296])*[.R296]))" office:value-type="float" office:value="8">
            <text:p>8</text:p>
          </table:table-cell>
          <table:table-cell table:style-name="ce1" table:formula="of:=ROUND((([.G296]-0)/(1-0))*(1-0)+0)" office:value-type="float" office:value="1">
            <text:p>1</text:p>
          </table:table-cell>
          <table:table-cell table:style-name="ce2" table:formula="of:=(([.H296]-0)/(1-0))*(100-0)+0" office:value-type="float" office:value="84.1796875">
            <text:p>84.179687500</text:p>
          </table:table-cell>
          <table:table-cell table:style-name="ce2" table:formula="of:=(([.I296]-0)/(1-0))*(100-(-100))+(-100)" office:value-type="float" office:value="16.796875">
            <text:p>16.796875000</text:p>
          </table:table-cell>
          <table:table-cell table:style-name="ce2" table:formula="of:=(([.J296]-0)/(1-0))*(10000-0)+0" office:value-type="float" office:value="175.78125">
            <text:p>175.781250000</text:p>
          </table:table-cell>
          <table:table-cell/>
        </table:table-row>
        <table:table-row table:style-name="ro3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 office:value-type="float" office:value="0.083984375">
            <text:p>0.083984375</text:p>
          </table:table-cell>
          <table:table-cell office:value-type="float" office:value="0.517578125">
            <text:p>0.517578125</text:p>
          </table:table-cell>
          <table:table-cell/>
          <table:table-cell table:style-name="ce1" table:formula="of:=ROUND((([.A297]-0)/(1-0))*(12-2)+2)" office:value-type="float" office:value="4">
            <text:p>4</text:p>
          </table:table-cell>
          <table:table-cell table:style-name="ce2" table:formula="of:=(([.B297]-0)/(1-0))*(10-0)+0" office:value-type="float" office:value="6.07421875">
            <text:p>6.074218750</text:p>
          </table:table-cell>
          <table:table-cell table:style-name="ce2" table:formula="of:=(([.C297]-0)/(1-0))*(1500-0.000000001)+0.000000001" office:value-type="float" office:value="711.914062500525">
            <text:p>711.914062501</text:p>
          </table:table-cell>
          <table:table-cell table:style-name="ce2" table:formula="of:=(([.D297]-0)/(1-0))*(1-0.000000001)+0.000000001" office:value-type="float" office:value="0.904296875095703">
            <text:p>0.904296875</text:p>
          </table:table-cell>
          <table:table-cell table:style-name="ce2" table:formula="of:=[.L297]*[.O297]" office:value-type="float" office:value="3.61718750038281">
            <text:p>3.617187500</text:p>
          </table:table-cell>
          <table:table-cell table:style-name="ce2" table:formula="of:=(([.E297]-0)/(1-0))*(100-0.000000001)+0.000000001" office:value-type="float" office:value="76.3671875002363">
            <text:p>76.367187500</text:p>
          </table:table-cell>
          <table:table-cell table:style-name="ce1" table:formula="of:=(([.F297]-0)/(1-0))*(1-0.001)+0.001" office:value-type="float" office:value="0.592205078125">
            <text:p>0.5922050781</text:p>
          </table:table-cell>
          <table:table-cell table:style-name="ce1" table:formula="of:=IF((([.L297]*[.L297])*[.R297])&lt;1;1;ROUND(([.L297]*[.L297])*[.R297]))" office:value-type="float" office:value="9">
            <text:p>9</text:p>
          </table:table-cell>
          <table:table-cell table:style-name="ce1" table:formula="of:=ROUND((([.G297]-0)/(1-0))*(1-0)+0)" office:value-type="float" office:value="0">
            <text:p>0</text:p>
          </table:table-cell>
          <table:table-cell table:style-name="ce2" table:formula="of:=(([.H297]-0)/(1-0))*(100-0)+0" office:value-type="float" office:value="34.1796875">
            <text:p>34.179687500</text:p>
          </table:table-cell>
          <table:table-cell table:style-name="ce2" table:formula="of:=(([.I297]-0)/(1-0))*(100-(-100))+(-100)" office:value-type="float" office:value="-83.203125">
            <text:p>-83.203125000</text:p>
          </table:table-cell>
          <table:table-cell table:style-name="ce2" table:formula="of:=(([.J297]-0)/(1-0))*(10000-0)+0" office:value-type="float" office:value="5175.78125">
            <text:p>5175.781250000</text:p>
          </table:table-cell>
          <table:table-cell/>
        </table:table-row>
        <table:table-row table:style-name="ro3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 office:value-type="float" office:value="0.271484375">
            <text:p>0.271484375</text:p>
          </table:table-cell>
          <table:table-cell office:value-type="float" office:value="0.205078125">
            <text:p>0.205078125</text:p>
          </table:table-cell>
          <table:table-cell/>
          <table:table-cell table:style-name="ce1" table:formula="of:=ROUND((([.A298]-0)/(1-0))*(12-2)+2)" office:value-type="float" office:value="4">
            <text:p>4</text:p>
          </table:table-cell>
          <table:table-cell table:style-name="ce2" table:formula="of:=(([.B298]-0)/(1-0))*(10-0)+0" office:value-type="float" office:value="4.19921875">
            <text:p>4.199218750</text:p>
          </table:table-cell>
          <table:table-cell table:style-name="ce2" table:formula="of:=(([.C298]-0)/(1-0))*(1500-0.000000001)+0.000000001" office:value-type="float" office:value="1368.16406250009">
            <text:p>1368.164062500</text:p>
          </table:table-cell>
          <table:table-cell table:style-name="ce2" table:formula="of:=(([.D298]-0)/(1-0))*(1-0.000000001)+0.000000001" office:value-type="float" office:value="0.716796875283203">
            <text:p>0.716796875</text:p>
          </table:table-cell>
          <table:table-cell table:style-name="ce2" table:formula="of:=[.L298]*[.O298]" office:value-type="float" office:value="2.86718750113281">
            <text:p>2.867187501</text:p>
          </table:table-cell>
          <table:table-cell table:style-name="ce2" table:formula="of:=(([.E298]-0)/(1-0))*(100-0.000000001)+0.000000001" office:value-type="float" office:value="45.1171875005488">
            <text:p>45.117187501</text:p>
          </table:table-cell>
          <table:table-cell table:style-name="ce1" table:formula="of:=(([.F298]-0)/(1-0))*(1-0.001)+0.001" office:value-type="float" office:value="0.654642578125">
            <text:p>0.6546425781</text:p>
          </table:table-cell>
          <table:table-cell table:style-name="ce1" table:formula="of:=IF((([.L298]*[.L298])*[.R298])&lt;1;1;ROUND(([.L298]*[.L298])*[.R298]))" office:value-type="float" office:value="10">
            <text:p>10</text:p>
          </table:table-cell>
          <table:table-cell table:style-name="ce1" table:formula="of:=ROUND((([.G298]-0)/(1-0))*(1-0)+0)" office:value-type="float" office:value="1">
            <text:p>1</text:p>
          </table:table-cell>
          <table:table-cell table:style-name="ce2" table:formula="of:=(([.H298]-0)/(1-0))*(100-0)+0" office:value-type="float" office:value="2.9296875">
            <text:p>2.929687500</text:p>
          </table:table-cell>
          <table:table-cell table:style-name="ce2" table:formula="of:=(([.I298]-0)/(1-0))*(100-(-100))+(-100)" office:value-type="float" office:value="-45.703125">
            <text:p>-45.703125000</text:p>
          </table:table-cell>
          <table:table-cell table:style-name="ce2" table:formula="of:=(([.J298]-0)/(1-0))*(10000-0)+0" office:value-type="float" office:value="2050.78125">
            <text:p>2050.781250000</text:p>
          </table:table-cell>
          <table:table-cell/>
        </table:table-row>
        <table:table-row table:style-name="ro3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 office:value-type="float" office:value="0.771484375">
            <text:p>0.771484375</text:p>
          </table:table-cell>
          <table:table-cell office:value-type="float" office:value="0.705078125">
            <text:p>0.705078125</text:p>
          </table:table-cell>
          <table:table-cell/>
          <table:table-cell table:style-name="ce1" table:formula="of:=ROUND((([.A299]-0)/(1-0))*(12-2)+2)" office:value-type="float" office:value="9">
            <text:p>9</text:p>
          </table:table-cell>
          <table:table-cell table:style-name="ce2" table:formula="of:=(([.B299]-0)/(1-0))*(10-0)+0" office:value-type="float" office:value="9.19921875">
            <text:p>9.199218750</text:p>
          </table:table-cell>
          <table:table-cell table:style-name="ce2" table:formula="of:=(([.C299]-0)/(1-0))*(1500-0.000000001)+0.000000001" office:value-type="float" office:value="618.164062500588">
            <text:p>618.164062501</text:p>
          </table:table-cell>
          <table:table-cell table:style-name="ce2" table:formula="of:=(([.D299]-0)/(1-0))*(1-0.000000001)+0.000000001" office:value-type="float" office:value="0.216796875783203">
            <text:p>0.216796876</text:p>
          </table:table-cell>
          <table:table-cell table:style-name="ce2" table:formula="of:=[.L299]*[.O299]" office:value-type="float" office:value="1.95117188204883">
            <text:p>1.951171882</text:p>
          </table:table-cell>
          <table:table-cell table:style-name="ce2" table:formula="of:=(([.E299]-0)/(1-0))*(100-0.000000001)+0.000000001" office:value-type="float" office:value="95.1171875000489">
            <text:p>95.117187500</text:p>
          </table:table-cell>
          <table:table-cell table:style-name="ce1" table:formula="of:=(([.F299]-0)/(1-0))*(1-0.001)+0.001" office:value-type="float" office:value="0.155142578125">
            <text:p>0.1551425781</text:p>
          </table:table-cell>
          <table:table-cell table:style-name="ce1" table:formula="of:=IF((([.L299]*[.L299])*[.R299])&lt;1;1;ROUND(([.L299]*[.L299])*[.R299]))" office:value-type="float" office:value="13">
            <text:p>13</text:p>
          </table:table-cell>
          <table:table-cell table:style-name="ce1" table:formula="of:=ROUND((([.G299]-0)/(1-0))*(1-0)+0)" office:value-type="float" office:value="0">
            <text:p>0</text:p>
          </table:table-cell>
          <table:table-cell table:style-name="ce2" table:formula="of:=(([.H299]-0)/(1-0))*(100-0)+0" office:value-type="float" office:value="52.9296875">
            <text:p>52.929687500</text:p>
          </table:table-cell>
          <table:table-cell table:style-name="ce2" table:formula="of:=(([.I299]-0)/(1-0))*(100-(-100))+(-100)" office:value-type="float" office:value="54.296875">
            <text:p>54.296875000</text:p>
          </table:table-cell>
          <table:table-cell table:style-name="ce2" table:formula="of:=(([.J299]-0)/(1-0))*(10000-0)+0" office:value-type="float" office:value="7050.78125">
            <text:p>7050.781250000</text:p>
          </table:table-cell>
          <table:table-cell/>
        </table:table-row>
        <table:table-row table:style-name="ro3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521484375">
            <text:p>0.521484375</text:p>
          </table:table-cell>
          <table:table-cell office:value-type="float" office:value="0.955078125">
            <text:p>0.955078125</text:p>
          </table:table-cell>
          <table:table-cell/>
          <table:table-cell table:style-name="ce1" table:formula="of:=ROUND((([.A300]-0)/(1-0))*(12-2)+2)" office:value-type="float" office:value="12">
            <text:p>12</text:p>
          </table:table-cell>
          <table:table-cell table:style-name="ce2" table:formula="of:=(([.B300]-0)/(1-0))*(10-0)+0" office:value-type="float" office:value="1.69921875">
            <text:p>1.699218750</text:p>
          </table:table-cell>
          <table:table-cell table:style-name="ce2" table:formula="of:=(([.C300]-0)/(1-0))*(1500-0.000000001)+0.000000001" office:value-type="float" office:value="993.164062500338">
            <text:p>993.164062500</text:p>
          </table:table-cell>
          <table:table-cell table:style-name="ce2" table:formula="of:=(([.D300]-0)/(1-0))*(1-0.000000001)+0.000000001" office:value-type="float" office:value="0.966796875033203">
            <text:p>0.966796875</text:p>
          </table:table-cell>
          <table:table-cell table:style-name="ce2" table:formula="of:=[.L300]*[.O300]" office:value-type="float" office:value="11.6015625003984">
            <text:p>11.601562500</text:p>
          </table:table-cell>
          <table:table-cell table:style-name="ce2" table:formula="of:=(([.E300]-0)/(1-0))*(100-0.000000001)+0.000000001" office:value-type="float" office:value="70.1171875002988">
            <text:p>70.117187500</text:p>
          </table:table-cell>
          <table:table-cell table:style-name="ce1" table:formula="of:=(([.F300]-0)/(1-0))*(1-0.001)+0.001" office:value-type="float" office:value="0.404892578125">
            <text:p>0.4048925781</text:p>
          </table:table-cell>
          <table:table-cell table:style-name="ce1" table:formula="of:=IF((([.L300]*[.L300])*[.R300])&lt;1;1;ROUND(([.L300]*[.L300])*[.R300]))" office:value-type="float" office:value="58">
            <text:p>58</text:p>
          </table:table-cell>
          <table:table-cell table:style-name="ce1" table:formula="of:=ROUND((([.G300]-0)/(1-0))*(1-0)+0)" office:value-type="float" office:value="1">
            <text:p>1</text:p>
          </table:table-cell>
          <table:table-cell table:style-name="ce2" table:formula="of:=(([.H300]-0)/(1-0))*(100-0)+0" office:value-type="float" office:value="77.9296875">
            <text:p>77.929687500</text:p>
          </table:table-cell>
          <table:table-cell table:style-name="ce2" table:formula="of:=(([.I300]-0)/(1-0))*(100-(-100))+(-100)" office:value-type="float" office:value="4.296875">
            <text:p>4.296875000</text:p>
          </table:table-cell>
          <table:table-cell table:style-name="ce2" table:formula="of:=(([.J300]-0)/(1-0))*(10000-0)+0" office:value-type="float" office:value="9550.78125">
            <text:p>9550.781250000</text:p>
          </table:table-cell>
          <table:table-cell/>
        </table:table-row>
        <table:table-row table:style-name="ro3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021484375">
            <text:p>0.021484375</text:p>
          </table:table-cell>
          <table:table-cell office:value-type="float" office:value="0.455078125">
            <text:p>0.455078125</text:p>
          </table:table-cell>
          <table:table-cell/>
          <table:table-cell table:style-name="ce1" table:formula="of:=ROUND((([.A301]-0)/(1-0))*(12-2)+2)" office:value-type="float" office:value="7">
            <text:p>7</text:p>
          </table:table-cell>
          <table:table-cell table:style-name="ce2" table:formula="of:=(([.B301]-0)/(1-0))*(10-0)+0" office:value-type="float" office:value="6.69921875">
            <text:p>6.699218750</text:p>
          </table:table-cell>
          <table:table-cell table:style-name="ce2" table:formula="of:=(([.C301]-0)/(1-0))*(1500-0.000000001)+0.000000001" office:value-type="float" office:value="243.164062500838">
            <text:p>243.164062501</text:p>
          </table:table-cell>
          <table:table-cell table:style-name="ce2" table:formula="of:=(([.D301]-0)/(1-0))*(1-0.000000001)+0.000000001" office:value-type="float" office:value="0.466796875533203">
            <text:p>0.466796876</text:p>
          </table:table-cell>
          <table:table-cell table:style-name="ce2" table:formula="of:=[.L301]*[.O301]" office:value-type="float" office:value="3.26757812873242">
            <text:p>3.267578129</text:p>
          </table:table-cell>
          <table:table-cell table:style-name="ce2" table:formula="of:=(([.E301]-0)/(1-0))*(100-0.000000001)+0.000000001" office:value-type="float" office:value="20.1171875007988">
            <text:p>20.117187501</text:p>
          </table:table-cell>
          <table:table-cell table:style-name="ce1" table:formula="of:=(([.F301]-0)/(1-0))*(1-0.001)+0.001" office:value-type="float" office:value="0.904392578125">
            <text:p>0.9043925781</text:p>
          </table:table-cell>
          <table:table-cell table:style-name="ce1" table:formula="of:=IF((([.L301]*[.L301])*[.R301])&lt;1;1;ROUND(([.L301]*[.L301])*[.R301]))" office:value-type="float" office:value="44">
            <text:p>44</text:p>
          </table:table-cell>
          <table:table-cell table:style-name="ce1" table:formula="of:=ROUND((([.G301]-0)/(1-0))*(1-0)+0)" office:value-type="float" office:value="0">
            <text:p>0</text:p>
          </table:table-cell>
          <table:table-cell table:style-name="ce2" table:formula="of:=(([.H301]-0)/(1-0))*(100-0)+0" office:value-type="float" office:value="27.9296875">
            <text:p>27.929687500</text:p>
          </table:table-cell>
          <table:table-cell table:style-name="ce2" table:formula="of:=(([.I301]-0)/(1-0))*(100-(-100))+(-100)" office:value-type="float" office:value="-95.703125">
            <text:p>-95.703125000</text:p>
          </table:table-cell>
          <table:table-cell table:style-name="ce2" table:formula="of:=(([.J301]-0)/(1-0))*(10000-0)+0" office:value-type="float" office:value="4550.78125">
            <text:p>4550.781250000</text:p>
          </table:table-cell>
          <table:table-cell/>
        </table:table-row>
        <table:table-row table:style-name="ro3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 office:value-type="float" office:value="0.646484375">
            <text:p>0.646484375</text:p>
          </table:table-cell>
          <table:table-cell office:value-type="float" office:value="0.580078125">
            <text:p>0.580078125</text:p>
          </table:table-cell>
          <table:table-cell/>
          <table:table-cell table:style-name="ce1" table:formula="of:=ROUND((([.A302]-0)/(1-0))*(12-2)+2)" office:value-type="float" office:value="6">
            <text:p>6</text:p>
          </table:table-cell>
          <table:table-cell table:style-name="ce2" table:formula="of:=(([.B302]-0)/(1-0))*(10-0)+0" office:value-type="float" office:value="0.44921875">
            <text:p>0.449218750</text:p>
          </table:table-cell>
          <table:table-cell table:style-name="ce2" table:formula="of:=(([.C302]-0)/(1-0))*(1500-0.000000001)+0.000000001" office:value-type="float" office:value="430.664062500713">
            <text:p>430.664062501</text:p>
          </table:table-cell>
          <table:table-cell table:style-name="ce2" table:formula="of:=(([.D302]-0)/(1-0))*(1-0.000000001)+0.000000001" office:value-type="float" office:value="0.341796875658203">
            <text:p>0.341796876</text:p>
          </table:table-cell>
          <table:table-cell table:style-name="ce2" table:formula="of:=[.L302]*[.O302]" office:value-type="float" office:value="2.05078125394922">
            <text:p>2.050781254</text:p>
          </table:table-cell>
          <table:table-cell table:style-name="ce2" table:formula="of:=(([.E302]-0)/(1-0))*(100-0.000000001)+0.000000001" office:value-type="float" office:value="7.61718750092383">
            <text:p>7.617187501</text:p>
          </table:table-cell>
          <table:table-cell table:style-name="ce1" table:formula="of:=(([.F302]-0)/(1-0))*(1-0.001)+0.001" office:value-type="float" office:value="0.529767578125">
            <text:p>0.5297675781</text:p>
          </table:table-cell>
          <table:table-cell table:style-name="ce1" table:formula="of:=IF((([.L302]*[.L302])*[.R302])&lt;1;1;ROUND(([.L302]*[.L302])*[.R302]))" office:value-type="float" office:value="19">
            <text:p>19</text:p>
          </table:table-cell>
          <table:table-cell table:style-name="ce1" table:formula="of:=ROUND((([.G302]-0)/(1-0))*(1-0)+0)" office:value-type="float" office:value="1">
            <text:p>1</text:p>
          </table:table-cell>
          <table:table-cell table:style-name="ce2" table:formula="of:=(([.H302]-0)/(1-0))*(100-0)+0" office:value-type="float" office:value="90.4296875">
            <text:p>90.429687500</text:p>
          </table:table-cell>
          <table:table-cell table:style-name="ce2" table:formula="of:=(([.I302]-0)/(1-0))*(100-(-100))+(-100)" office:value-type="float" office:value="29.296875">
            <text:p>29.296875000</text:p>
          </table:table-cell>
          <table:table-cell table:style-name="ce2" table:formula="of:=(([.J302]-0)/(1-0))*(10000-0)+0" office:value-type="float" office:value="5800.78125">
            <text:p>5800.781250000</text:p>
          </table:table-cell>
          <table:table-cell/>
        </table:table-row>
        <table:table-row table:style-name="ro3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 office:value-type="float" office:value="0.146484375">
            <text:p>0.146484375</text:p>
          </table:table-cell>
          <table:table-cell office:value-type="float" office:value="0.080078125">
            <text:p>0.080078125</text:p>
          </table:table-cell>
          <table:table-cell/>
          <table:table-cell table:style-name="ce1" table:formula="of:=ROUND((([.A303]-0)/(1-0))*(12-2)+2)" office:value-type="float" office:value="11">
            <text:p>11</text:p>
          </table:table-cell>
          <table:table-cell table:style-name="ce2" table:formula="of:=(([.B303]-0)/(1-0))*(10-0)+0" office:value-type="float" office:value="5.44921875">
            <text:p>5.449218750</text:p>
          </table:table-cell>
          <table:table-cell table:style-name="ce2" table:formula="of:=(([.C303]-0)/(1-0))*(1500-0.000000001)+0.000000001" office:value-type="float" office:value="1180.66406250021">
            <text:p>1180.664062500</text:p>
          </table:table-cell>
          <table:table-cell table:style-name="ce2" table:formula="of:=(([.D303]-0)/(1-0))*(1-0.000000001)+0.000000001" office:value-type="float" office:value="0.841796875158203">
            <text:p>0.841796875</text:p>
          </table:table-cell>
          <table:table-cell table:style-name="ce2" table:formula="of:=[.L303]*[.O303]" office:value-type="float" office:value="9.25976562674023">
            <text:p>9.259765627</text:p>
          </table:table-cell>
          <table:table-cell table:style-name="ce2" table:formula="of:=(([.E303]-0)/(1-0))*(100-0.000000001)+0.000000001" office:value-type="float" office:value="57.6171875004238">
            <text:p>57.617187500</text:p>
          </table:table-cell>
          <table:table-cell table:style-name="ce1" table:formula="of:=(([.F303]-0)/(1-0))*(1-0.001)+0.001" office:value-type="float" office:value="0.030267578125">
            <text:p>0.0302675781</text:p>
          </table:table-cell>
          <table:table-cell table:style-name="ce1" table:formula="of:=IF((([.L303]*[.L303])*[.R303])&lt;1;1;ROUND(([.L303]*[.L303])*[.R303]))" office:value-type="float" office:value="4">
            <text:p>4</text:p>
          </table:table-cell>
          <table:table-cell table:style-name="ce1" table:formula="of:=ROUND((([.G303]-0)/(1-0))*(1-0)+0)" office:value-type="float" office:value="0">
            <text:p>0</text:p>
          </table:table-cell>
          <table:table-cell table:style-name="ce2" table:formula="of:=(([.H303]-0)/(1-0))*(100-0)+0" office:value-type="float" office:value="40.4296875">
            <text:p>40.429687500</text:p>
          </table:table-cell>
          <table:table-cell table:style-name="ce2" table:formula="of:=(([.I303]-0)/(1-0))*(100-(-100))+(-100)" office:value-type="float" office:value="-70.703125">
            <text:p>-70.703125000</text:p>
          </table:table-cell>
          <table:table-cell table:style-name="ce2" table:formula="of:=(([.J303]-0)/(1-0))*(10000-0)+0" office:value-type="float" office:value="800.78125">
            <text:p>800.781250000</text:p>
          </table:table-cell>
          <table:table-cell/>
        </table:table-row>
        <table:table-row table:style-name="ro3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 office:value-type="float" office:value="0.396484375">
            <text:p>0.396484375</text:p>
          </table:table-cell>
          <table:table-cell office:value-type="float" office:value="0.330078125">
            <text:p>0.330078125</text:p>
          </table:table-cell>
          <table:table-cell/>
          <table:table-cell table:style-name="ce1" table:formula="of:=ROUND((([.A304]-0)/(1-0))*(12-2)+2)" office:value-type="float" office:value="8">
            <text:p>8</text:p>
          </table:table-cell>
          <table:table-cell table:style-name="ce2" table:formula="of:=(([.B304]-0)/(1-0))*(10-0)+0" office:value-type="float" office:value="2.94921875">
            <text:p>2.949218750</text:p>
          </table:table-cell>
          <table:table-cell table:style-name="ce2" table:formula="of:=(([.C304]-0)/(1-0))*(1500-0.000000001)+0.000000001" office:value-type="float" office:value="55.6640625009629">
            <text:p>55.664062501</text:p>
          </table:table-cell>
          <table:table-cell table:style-name="ce2" table:formula="of:=(([.D304]-0)/(1-0))*(1-0.000000001)+0.000000001" office:value-type="float" office:value="0.0917968759082031">
            <text:p>0.091796876</text:p>
          </table:table-cell>
          <table:table-cell table:style-name="ce2" table:formula="of:=[.L304]*[.O304]" office:value-type="float" office:value="0.734375007265625">
            <text:p>0.734375007</text:p>
          </table:table-cell>
          <table:table-cell table:style-name="ce2" table:formula="of:=(([.E304]-0)/(1-0))*(100-0.000000001)+0.000000001" office:value-type="float" office:value="82.6171875001738">
            <text:p>82.617187500</text:p>
          </table:table-cell>
          <table:table-cell table:style-name="ce1" table:formula="of:=(([.F304]-0)/(1-0))*(1-0.001)+0.001" office:value-type="float" office:value="0.280017578125">
            <text:p>0.2800175781</text:p>
          </table:table-cell>
          <table:table-cell table:style-name="ce1" table:formula="of:=IF((([.L304]*[.L304])*[.R304])&lt;1;1;ROUND(([.L304]*[.L304])*[.R304]))" office:value-type="float" office:value="18">
            <text:p>18</text:p>
          </table:table-cell>
          <table:table-cell table:style-name="ce1" table:formula="of:=ROUND((([.G304]-0)/(1-0))*(1-0)+0)" office:value-type="float" office:value="1">
            <text:p>1</text:p>
          </table:table-cell>
          <table:table-cell table:style-name="ce2" table:formula="of:=(([.H304]-0)/(1-0))*(100-0)+0" office:value-type="float" office:value="15.4296875">
            <text:p>15.429687500</text:p>
          </table:table-cell>
          <table:table-cell table:style-name="ce2" table:formula="of:=(([.I304]-0)/(1-0))*(100-(-100))+(-100)" office:value-type="float" office:value="-20.703125">
            <text:p>-20.703125000</text:p>
          </table:table-cell>
          <table:table-cell table:style-name="ce2" table:formula="of:=(([.J304]-0)/(1-0))*(10000-0)+0" office:value-type="float" office:value="3300.78125">
            <text:p>3300.781250000</text:p>
          </table:table-cell>
          <table:table-cell/>
        </table:table-row>
        <table:table-row table:style-name="ro3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 office:value-type="float" office:value="0.896484375">
            <text:p>0.896484375</text:p>
          </table:table-cell>
          <table:table-cell office:value-type="float" office:value="0.830078125">
            <text:p>0.830078125</text:p>
          </table:table-cell>
          <table:table-cell/>
          <table:table-cell table:style-name="ce1" table:formula="of:=ROUND((([.A305]-0)/(1-0))*(12-2)+2)" office:value-type="float" office:value="3">
            <text:p>3</text:p>
          </table:table-cell>
          <table:table-cell table:style-name="ce2" table:formula="of:=(([.B305]-0)/(1-0))*(10-0)+0" office:value-type="float" office:value="7.94921875">
            <text:p>7.949218750</text:p>
          </table:table-cell>
          <table:table-cell table:style-name="ce2" table:formula="of:=(([.C305]-0)/(1-0))*(1500-0.000000001)+0.000000001" office:value-type="float" office:value="805.664062500463">
            <text:p>805.664062500</text:p>
          </table:table-cell>
          <table:table-cell table:style-name="ce2" table:formula="of:=(([.D305]-0)/(1-0))*(1-0.000000001)+0.000000001" office:value-type="float" office:value="0.591796875408203">
            <text:p>0.591796875</text:p>
          </table:table-cell>
          <table:table-cell table:style-name="ce2" table:formula="of:=[.L305]*[.O305]" office:value-type="float" office:value="1.77539062622461">
            <text:p>1.775390626</text:p>
          </table:table-cell>
          <table:table-cell table:style-name="ce2" table:formula="of:=(([.E305]-0)/(1-0))*(100-0.000000001)+0.000000001" office:value-type="float" office:value="32.6171875006738">
            <text:p>32.617187501</text:p>
          </table:table-cell>
          <table:table-cell table:style-name="ce1" table:formula="of:=(([.F305]-0)/(1-0))*(1-0.001)+0.001" office:value-type="float" office:value="0.779517578125">
            <text:p>0.7795175781</text:p>
          </table:table-cell>
          <table:table-cell table:style-name="ce1" table:formula="of:=IF((([.L305]*[.L305])*[.R305])&lt;1;1;ROUND(([.L305]*[.L305])*[.R305]))" office:value-type="float" office:value="7">
            <text:p>7</text:p>
          </table:table-cell>
          <table:table-cell table:style-name="ce1" table:formula="of:=ROUND((([.G305]-0)/(1-0))*(1-0)+0)" office:value-type="float" office:value="0">
            <text:p>0</text:p>
          </table:table-cell>
          <table:table-cell table:style-name="ce2" table:formula="of:=(([.H305]-0)/(1-0))*(100-0)+0" office:value-type="float" office:value="65.4296875">
            <text:p>65.429687500</text:p>
          </table:table-cell>
          <table:table-cell table:style-name="ce2" table:formula="of:=(([.I305]-0)/(1-0))*(100-(-100))+(-100)" office:value-type="float" office:value="79.296875">
            <text:p>79.296875000</text:p>
          </table:table-cell>
          <table:table-cell table:style-name="ce2" table:formula="of:=(([.J305]-0)/(1-0))*(10000-0)+0" office:value-type="float" office:value="8300.78125">
            <text:p>8300.781250000</text:p>
          </table:table-cell>
          <table:table-cell/>
        </table:table-row>
        <table:table-row table:style-name="ro3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 office:value-type="float" office:value="0.802734375">
            <text:p>0.802734375</text:p>
          </table:table-cell>
          <table:table-cell office:value-type="float" office:value="0.298828125">
            <text:p>0.298828125</text:p>
          </table:table-cell>
          <table:table-cell/>
          <table:table-cell table:style-name="ce1" table:formula="of:=ROUND((([.A306]-0)/(1-0))*(12-2)+2)" office:value-type="float" office:value="3">
            <text:p>3</text:p>
          </table:table-cell>
          <table:table-cell table:style-name="ce2" table:formula="of:=(([.B306]-0)/(1-0))*(10-0)+0" office:value-type="float" office:value="2.63671875">
            <text:p>2.636718750</text:p>
          </table:table-cell>
          <table:table-cell table:style-name="ce2" table:formula="of:=(([.C306]-0)/(1-0))*(1500-0.000000001)+0.000000001" office:value-type="float" office:value="571.289062500619">
            <text:p>571.289062501</text:p>
          </table:table-cell>
          <table:table-cell table:style-name="ce2" table:formula="of:=(([.D306]-0)/(1-0))*(1-0.000000001)+0.000000001" office:value-type="float" office:value="0.435546875564453">
            <text:p>0.435546876</text:p>
          </table:table-cell>
          <table:table-cell table:style-name="ce2" table:formula="of:=[.L306]*[.O306]" office:value-type="float" office:value="1.30664062669336">
            <text:p>1.306640627</text:p>
          </table:table-cell>
          <table:table-cell table:style-name="ce2" table:formula="of:=(([.E306]-0)/(1-0))*(100-0.000000001)+0.000000001" office:value-type="float" office:value="66.9921875003301">
            <text:p>66.992187500</text:p>
          </table:table-cell>
          <table:table-cell table:style-name="ce1" table:formula="of:=(([.F306]-0)/(1-0))*(1-0.001)+0.001" office:value-type="float" office:value="0.061486328125">
            <text:p>0.0614863281</text:p>
          </table:table-cell>
          <table:table-cell table:style-name="ce1" table:formula="of:=IF((([.L306]*[.L306])*[.R306])&lt;1;1;ROUND(([.L306]*[.L306])*[.R306]))" office:value-type="float" office:value="1">
            <text:p>1</text:p>
          </table:table-cell>
          <table:table-cell table:style-name="ce1" table:formula="of:=ROUND((([.G306]-0)/(1-0))*(1-0)+0)" office:value-type="float" office:value="0">
            <text:p>0</text:p>
          </table:table-cell>
          <table:table-cell table:style-name="ce2" table:formula="of:=(([.H306]-0)/(1-0))*(100-0)+0" office:value-type="float" office:value="18.5546875">
            <text:p>18.554687500</text:p>
          </table:table-cell>
          <table:table-cell table:style-name="ce2" table:formula="of:=(([.I306]-0)/(1-0))*(100-(-100))+(-100)" office:value-type="float" office:value="60.546875">
            <text:p>60.546875000</text:p>
          </table:table-cell>
          <table:table-cell table:style-name="ce2" table:formula="of:=(([.J306]-0)/(1-0))*(10000-0)+0" office:value-type="float" office:value="2988.28125">
            <text:p>2988.281250000</text:p>
          </table:table-cell>
          <table:table-cell/>
        </table:table-row>
        <table:table-row table:style-name="ro3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 office:value-type="float" office:value="0.302734375">
            <text:p>0.302734375</text:p>
          </table:table-cell>
          <table:table-cell office:value-type="float" office:value="0.798828125">
            <text:p>0.798828125</text:p>
          </table:table-cell>
          <table:table-cell/>
          <table:table-cell table:style-name="ce1" table:formula="of:=ROUND((([.A307]-0)/(1-0))*(12-2)+2)" office:value-type="float" office:value="8">
            <text:p>8</text:p>
          </table:table-cell>
          <table:table-cell table:style-name="ce2" table:formula="of:=(([.B307]-0)/(1-0))*(10-0)+0" office:value-type="float" office:value="7.63671875">
            <text:p>7.636718750</text:p>
          </table:table-cell>
          <table:table-cell table:style-name="ce2" table:formula="of:=(([.C307]-0)/(1-0))*(1500-0.000000001)+0.000000001" office:value-type="float" office:value="1321.28906250012">
            <text:p>1321.289062500</text:p>
          </table:table-cell>
          <table:table-cell table:style-name="ce2" table:formula="of:=(([.D307]-0)/(1-0))*(1-0.000000001)+0.000000001" office:value-type="float" office:value="0.935546875064453">
            <text:p>0.935546875</text:p>
          </table:table-cell>
          <table:table-cell table:style-name="ce2" table:formula="of:=[.L307]*[.O307]" office:value-type="float" office:value="7.48437500051563">
            <text:p>7.484375001</text:p>
          </table:table-cell>
          <table:table-cell table:style-name="ce2" table:formula="of:=(([.E307]-0)/(1-0))*(100-0.000000001)+0.000000001" office:value-type="float" office:value="16.9921875008301">
            <text:p>16.992187501</text:p>
          </table:table-cell>
          <table:table-cell table:style-name="ce1" table:formula="of:=(([.F307]-0)/(1-0))*(1-0.001)+0.001" office:value-type="float" office:value="0.560986328125">
            <text:p>0.5609863281</text:p>
          </table:table-cell>
          <table:table-cell table:style-name="ce1" table:formula="of:=IF((([.L307]*[.L307])*[.R307])&lt;1;1;ROUND(([.L307]*[.L307])*[.R307]))" office:value-type="float" office:value="36">
            <text:p>36</text:p>
          </table:table-cell>
          <table:table-cell table:style-name="ce1" table:formula="of:=ROUND((([.G307]-0)/(1-0))*(1-0)+0)" office:value-type="float" office:value="1">
            <text:p>1</text:p>
          </table:table-cell>
          <table:table-cell table:style-name="ce2" table:formula="of:=(([.H307]-0)/(1-0))*(100-0)+0" office:value-type="float" office:value="68.5546875">
            <text:p>68.554687500</text:p>
          </table:table-cell>
          <table:table-cell table:style-name="ce2" table:formula="of:=(([.I307]-0)/(1-0))*(100-(-100))+(-100)" office:value-type="float" office:value="-39.453125">
            <text:p>-39.453125000</text:p>
          </table:table-cell>
          <table:table-cell table:style-name="ce2" table:formula="of:=(([.J307]-0)/(1-0))*(10000-0)+0" office:value-type="float" office:value="7988.28125">
            <text:p>7988.281250000</text:p>
          </table:table-cell>
          <table:table-cell/>
        </table:table-row>
        <table:table-row table:style-name="ro3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 office:value-type="float" office:value="0.052734375">
            <text:p>0.052734375</text:p>
          </table:table-cell>
          <table:table-cell office:value-type="float" office:value="0.548828125">
            <text:p>0.548828125</text:p>
          </table:table-cell>
          <table:table-cell/>
          <table:table-cell table:style-name="ce1" table:formula="of:=ROUND((([.A308]-0)/(1-0))*(12-2)+2)" office:value-type="float" office:value="10">
            <text:p>10</text:p>
          </table:table-cell>
          <table:table-cell table:style-name="ce2" table:formula="of:=(([.B308]-0)/(1-0))*(10-0)+0" office:value-type="float" office:value="0.13671875">
            <text:p>0.136718750</text:p>
          </table:table-cell>
          <table:table-cell table:style-name="ce2" table:formula="of:=(([.C308]-0)/(1-0))*(1500-0.000000001)+0.000000001" office:value-type="float" office:value="196.289062500869">
            <text:p>196.289062501</text:p>
          </table:table-cell>
          <table:table-cell table:style-name="ce2" table:formula="of:=(([.D308]-0)/(1-0))*(1-0.000000001)+0.000000001" office:value-type="float" office:value="0.185546875814453">
            <text:p>0.185546876</text:p>
          </table:table-cell>
          <table:table-cell table:style-name="ce2" table:formula="of:=[.L308]*[.O308]" office:value-type="float" office:value="1.85546875814453">
            <text:p>1.855468758</text:p>
          </table:table-cell>
          <table:table-cell table:style-name="ce2" table:formula="of:=(([.E308]-0)/(1-0))*(100-0.000000001)+0.000000001" office:value-type="float" office:value="41.9921875005801">
            <text:p>41.992187501</text:p>
          </table:table-cell>
          <table:table-cell table:style-name="ce1" table:formula="of:=(([.F308]-0)/(1-0))*(1-0.001)+0.001" office:value-type="float" office:value="0.810736328125">
            <text:p>0.8107363281</text:p>
          </table:table-cell>
          <table:table-cell table:style-name="ce1" table:formula="of:=IF((([.L308]*[.L308])*[.R308])&lt;1;1;ROUND(([.L308]*[.L308])*[.R308]))" office:value-type="float" office:value="81">
            <text:p>81</text:p>
          </table:table-cell>
          <table:table-cell table:style-name="ce1" table:formula="of:=ROUND((([.G308]-0)/(1-0))*(1-0)+0)" office:value-type="float" office:value="0">
            <text:p>0</text:p>
          </table:table-cell>
          <table:table-cell table:style-name="ce2" table:formula="of:=(([.H308]-0)/(1-0))*(100-0)+0" office:value-type="float" office:value="93.5546875">
            <text:p>93.554687500</text:p>
          </table:table-cell>
          <table:table-cell table:style-name="ce2" table:formula="of:=(([.I308]-0)/(1-0))*(100-(-100))+(-100)" office:value-type="float" office:value="-89.453125">
            <text:p>-89.453125000</text:p>
          </table:table-cell>
          <table:table-cell table:style-name="ce2" table:formula="of:=(([.J308]-0)/(1-0))*(10000-0)+0" office:value-type="float" office:value="5488.28125">
            <text:p>5488.281250000</text:p>
          </table:table-cell>
          <table:table-cell/>
        </table:table-row>
        <table:table-row table:style-name="ro3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 office:value-type="float" office:value="0.552734375">
            <text:p>0.552734375</text:p>
          </table:table-cell>
          <table:table-cell office:value-type="float" office:value="0.048828125">
            <text:p>0.048828125</text:p>
          </table:table-cell>
          <table:table-cell/>
          <table:table-cell table:style-name="ce1" table:formula="of:=ROUND((([.A309]-0)/(1-0))*(12-2)+2)" office:value-type="float" office:value="5">
            <text:p>5</text:p>
          </table:table-cell>
          <table:table-cell table:style-name="ce2" table:formula="of:=(([.B309]-0)/(1-0))*(10-0)+0" office:value-type="float" office:value="5.13671875">
            <text:p>5.136718750</text:p>
          </table:table-cell>
          <table:table-cell table:style-name="ce2" table:formula="of:=(([.C309]-0)/(1-0))*(1500-0.000000001)+0.000000001" office:value-type="float" office:value="946.289062500369">
            <text:p>946.289062500</text:p>
          </table:table-cell>
          <table:table-cell table:style-name="ce2" table:formula="of:=(([.D309]-0)/(1-0))*(1-0.000000001)+0.000000001" office:value-type="float" office:value="0.685546875314453">
            <text:p>0.685546875</text:p>
          </table:table-cell>
          <table:table-cell table:style-name="ce2" table:formula="of:=[.L309]*[.O309]" office:value-type="float" office:value="3.42773437657227">
            <text:p>3.427734377</text:p>
          </table:table-cell>
          <table:table-cell table:style-name="ce2" table:formula="of:=(([.E309]-0)/(1-0))*(100-0.000000001)+0.000000001" office:value-type="float" office:value="91.9921875000801">
            <text:p>91.992187500</text:p>
          </table:table-cell>
          <table:table-cell table:style-name="ce1" table:formula="of:=(([.F309]-0)/(1-0))*(1-0.001)+0.001" office:value-type="float" office:value="0.311236328125">
            <text:p>0.3112363281</text:p>
          </table:table-cell>
          <table:table-cell table:style-name="ce1" table:formula="of:=IF((([.L309]*[.L309])*[.R309])&lt;1;1;ROUND(([.L309]*[.L309])*[.R309]))" office:value-type="float" office:value="8">
            <text:p>8</text:p>
          </table:table-cell>
          <table:table-cell table:style-name="ce1" table:formula="of:=ROUND((([.G309]-0)/(1-0))*(1-0)+0)" office:value-type="float" office:value="1">
            <text:p>1</text:p>
          </table:table-cell>
          <table:table-cell table:style-name="ce2" table:formula="of:=(([.H309]-0)/(1-0))*(100-0)+0" office:value-type="float" office:value="43.5546875">
            <text:p>43.554687500</text:p>
          </table:table-cell>
          <table:table-cell table:style-name="ce2" table:formula="of:=(([.I309]-0)/(1-0))*(100-(-100))+(-100)" office:value-type="float" office:value="10.546875">
            <text:p>10.546875000</text:p>
          </table:table-cell>
          <table:table-cell table:style-name="ce2" table:formula="of:=(([.J309]-0)/(1-0))*(10000-0)+0" office:value-type="float" office:value="488.28125">
            <text:p>488.281250000</text:p>
          </table:table-cell>
          <table:table-cell/>
        </table:table-row>
        <table:table-row table:style-name="ro3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 office:value-type="float" office:value="0.177734375">
            <text:p>0.177734375</text:p>
          </table:table-cell>
          <table:table-cell office:value-type="float" office:value="0.923828125">
            <text:p>0.923828125</text:p>
          </table:table-cell>
          <table:table-cell/>
          <table:table-cell table:style-name="ce1" table:formula="of:=ROUND((([.A310]-0)/(1-0))*(12-2)+2)" office:value-type="float" office:value="7">
            <text:p>7</text:p>
          </table:table-cell>
          <table:table-cell table:style-name="ce2" table:formula="of:=(([.B310]-0)/(1-0))*(10-0)+0" office:value-type="float" office:value="1.38671875">
            <text:p>1.386718750</text:p>
          </table:table-cell>
          <table:table-cell table:style-name="ce2" table:formula="of:=(([.C310]-0)/(1-0))*(1500-0.000000001)+0.000000001" office:value-type="float" office:value="1133.78906250024">
            <text:p>1133.789062500</text:p>
          </table:table-cell>
          <table:table-cell table:style-name="ce2" table:formula="of:=(([.D310]-0)/(1-0))*(1-0.000000001)+0.000000001" office:value-type="float" office:value="0.560546875439453">
            <text:p>0.560546875</text:p>
          </table:table-cell>
          <table:table-cell table:style-name="ce2" table:formula="of:=[.L310]*[.O310]" office:value-type="float" office:value="3.92382812807617">
            <text:p>3.923828128</text:p>
          </table:table-cell>
          <table:table-cell table:style-name="ce2" table:formula="of:=(([.E310]-0)/(1-0))*(100-0.000000001)+0.000000001" office:value-type="float" office:value="79.4921875002051">
            <text:p>79.492187500</text:p>
          </table:table-cell>
          <table:table-cell table:style-name="ce1" table:formula="of:=(([.F310]-0)/(1-0))*(1-0.001)+0.001" office:value-type="float" office:value="0.186361328125">
            <text:p>0.1863613281</text:p>
          </table:table-cell>
          <table:table-cell table:style-name="ce1" table:formula="of:=IF((([.L310]*[.L310])*[.R310])&lt;1;1;ROUND(([.L310]*[.L310])*[.R310]))" office:value-type="float" office:value="9">
            <text:p>9</text:p>
          </table:table-cell>
          <table:table-cell table:style-name="ce1" table:formula="of:=ROUND((([.G310]-0)/(1-0))*(1-0)+0)" office:value-type="float" office:value="0">
            <text:p>0</text:p>
          </table:table-cell>
          <table:table-cell table:style-name="ce2" table:formula="of:=(([.H310]-0)/(1-0))*(100-0)+0" office:value-type="float" office:value="81.0546875">
            <text:p>81.054687500</text:p>
          </table:table-cell>
          <table:table-cell table:style-name="ce2" table:formula="of:=(([.I310]-0)/(1-0))*(100-(-100))+(-100)" office:value-type="float" office:value="-64.453125">
            <text:p>-64.453125000</text:p>
          </table:table-cell>
          <table:table-cell table:style-name="ce2" table:formula="of:=(([.J310]-0)/(1-0))*(10000-0)+0" office:value-type="float" office:value="9238.28125">
            <text:p>9238.281250000</text:p>
          </table:table-cell>
          <table:table-cell/>
        </table:table-row>
        <table:table-row table:style-name="ro3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 office:value-type="float" office:value="0.677734375">
            <text:p>0.677734375</text:p>
          </table:table-cell>
          <table:table-cell office:value-type="float" office:value="0.423828125">
            <text:p>0.423828125</text:p>
          </table:table-cell>
          <table:table-cell/>
          <table:table-cell table:style-name="ce1" table:formula="of:=ROUND((([.A311]-0)/(1-0))*(12-2)+2)" office:value-type="float" office:value="12">
            <text:p>12</text:p>
          </table:table-cell>
          <table:table-cell table:style-name="ce2" table:formula="of:=(([.B311]-0)/(1-0))*(10-0)+0" office:value-type="float" office:value="6.38671875">
            <text:p>6.386718750</text:p>
          </table:table-cell>
          <table:table-cell table:style-name="ce2" table:formula="of:=(([.C311]-0)/(1-0))*(1500-0.000000001)+0.000000001" office:value-type="float" office:value="383.789062500744">
            <text:p>383.789062501</text:p>
          </table:table-cell>
          <table:table-cell table:style-name="ce2" table:formula="of:=(([.D311]-0)/(1-0))*(1-0.000000001)+0.000000001" office:value-type="float" office:value="0.0605468759394531">
            <text:p>0.060546876</text:p>
          </table:table-cell>
          <table:table-cell table:style-name="ce2" table:formula="of:=[.L311]*[.O311]" office:value-type="float" office:value="0.726562511273438">
            <text:p>0.726562511</text:p>
          </table:table-cell>
          <table:table-cell table:style-name="ce2" table:formula="of:=(([.E311]-0)/(1-0))*(100-0.000000001)+0.000000001" office:value-type="float" office:value="29.4921875007051">
            <text:p>29.492187501</text:p>
          </table:table-cell>
          <table:table-cell table:style-name="ce1" table:formula="of:=(([.F311]-0)/(1-0))*(1-0.001)+0.001" office:value-type="float" office:value="0.685861328125">
            <text:p>0.6858613281</text:p>
          </table:table-cell>
          <table:table-cell table:style-name="ce1" table:formula="of:=IF((([.L311]*[.L311])*[.R311])&lt;1;1;ROUND(([.L311]*[.L311])*[.R311]))" office:value-type="float" office:value="99">
            <text:p>99</text:p>
          </table:table-cell>
          <table:table-cell table:style-name="ce1" table:formula="of:=ROUND((([.G311]-0)/(1-0))*(1-0)+0)" office:value-type="float" office:value="1">
            <text:p>1</text:p>
          </table:table-cell>
          <table:table-cell table:style-name="ce2" table:formula="of:=(([.H311]-0)/(1-0))*(100-0)+0" office:value-type="float" office:value="31.0546875">
            <text:p>31.054687500</text:p>
          </table:table-cell>
          <table:table-cell table:style-name="ce2" table:formula="of:=(([.I311]-0)/(1-0))*(100-(-100))+(-100)" office:value-type="float" office:value="35.546875">
            <text:p>35.546875000</text:p>
          </table:table-cell>
          <table:table-cell table:style-name="ce2" table:formula="of:=(([.J311]-0)/(1-0))*(10000-0)+0" office:value-type="float" office:value="4238.28125">
            <text:p>4238.281250000</text:p>
          </table:table-cell>
          <table:table-cell/>
        </table:table-row>
        <table:table-row table:style-name="ro3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 office:value-type="float" office:value="0.927734375">
            <text:p>0.927734375</text:p>
          </table:table-cell>
          <table:table-cell office:value-type="float" office:value="0.173828125">
            <text:p>0.173828125</text:p>
          </table:table-cell>
          <table:table-cell/>
          <table:table-cell table:style-name="ce1" table:formula="of:=ROUND((([.A312]-0)/(1-0))*(12-2)+2)" office:value-type="float" office:value="9">
            <text:p>9</text:p>
          </table:table-cell>
          <table:table-cell table:style-name="ce2" table:formula="of:=(([.B312]-0)/(1-0))*(10-0)+0" office:value-type="float" office:value="3.88671875">
            <text:p>3.886718750</text:p>
          </table:table-cell>
          <table:table-cell table:style-name="ce2" table:formula="of:=(([.C312]-0)/(1-0))*(1500-0.000000001)+0.000000001" office:value-type="float" office:value="758.789062500494">
            <text:p>758.789062500</text:p>
          </table:table-cell>
          <table:table-cell table:style-name="ce2" table:formula="of:=(([.D312]-0)/(1-0))*(1-0.000000001)+0.000000001" office:value-type="float" office:value="0.810546875189453">
            <text:p>0.810546875</text:p>
          </table:table-cell>
          <table:table-cell table:style-name="ce2" table:formula="of:=[.L312]*[.O312]" office:value-type="float" office:value="7.29492187670508">
            <text:p>7.294921877</text:p>
          </table:table-cell>
          <table:table-cell table:style-name="ce2" table:formula="of:=(([.E312]-0)/(1-0))*(100-0.000000001)+0.000000001" office:value-type="float" office:value="4.49218750095508">
            <text:p>4.492187501</text:p>
          </table:table-cell>
          <table:table-cell table:style-name="ce1" table:formula="of:=(([.F312]-0)/(1-0))*(1-0.001)+0.001" office:value-type="float" office:value="0.935611328125">
            <text:p>0.9356113281</text:p>
          </table:table-cell>
          <table:table-cell table:style-name="ce1" table:formula="of:=IF((([.L312]*[.L312])*[.R312])&lt;1;1;ROUND(([.L312]*[.L312])*[.R312]))" office:value-type="float" office:value="76">
            <text:p>76</text:p>
          </table:table-cell>
          <table:table-cell table:style-name="ce1" table:formula="of:=ROUND((([.G312]-0)/(1-0))*(1-0)+0)" office:value-type="float" office:value="0">
            <text:p>0</text:p>
          </table:table-cell>
          <table:table-cell table:style-name="ce2" table:formula="of:=(([.H312]-0)/(1-0))*(100-0)+0" office:value-type="float" office:value="6.0546875">
            <text:p>6.054687500</text:p>
          </table:table-cell>
          <table:table-cell table:style-name="ce2" table:formula="of:=(([.I312]-0)/(1-0))*(100-(-100))+(-100)" office:value-type="float" office:value="85.546875">
            <text:p>85.546875000</text:p>
          </table:table-cell>
          <table:table-cell table:style-name="ce2" table:formula="of:=(([.J312]-0)/(1-0))*(10000-0)+0" office:value-type="float" office:value="1738.28125">
            <text:p>1738.281250000</text:p>
          </table:table-cell>
          <table:table-cell/>
        </table:table-row>
        <table:table-row table:style-name="ro3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 office:value-type="float" office:value="0.427734375">
            <text:p>0.427734375</text:p>
          </table:table-cell>
          <table:table-cell office:value-type="float" office:value="0.673828125">
            <text:p>0.673828125</text:p>
          </table:table-cell>
          <table:table-cell/>
          <table:table-cell table:style-name="ce1" table:formula="of:=ROUND((([.A313]-0)/(1-0))*(12-2)+2)" office:value-type="float" office:value="4">
            <text:p>4</text:p>
          </table:table-cell>
          <table:table-cell table:style-name="ce2" table:formula="of:=(([.B313]-0)/(1-0))*(10-0)+0" office:value-type="float" office:value="8.88671875">
            <text:p>8.886718750</text:p>
          </table:table-cell>
          <table:table-cell table:style-name="ce2" table:formula="of:=(([.C313]-0)/(1-0))*(1500-0.000000001)+0.000000001" office:value-type="float" office:value="8.78906250099414">
            <text:p>8.789062501</text:p>
          </table:table-cell>
          <table:table-cell table:style-name="ce2" table:formula="of:=(([.D313]-0)/(1-0))*(1-0.000000001)+0.000000001" office:value-type="float" office:value="0.310546875689453">
            <text:p>0.310546876</text:p>
          </table:table-cell>
          <table:table-cell table:style-name="ce2" table:formula="of:=[.L313]*[.O313]" office:value-type="float" office:value="1.24218750275781">
            <text:p>1.242187503</text:p>
          </table:table-cell>
          <table:table-cell table:style-name="ce2" table:formula="of:=(([.E313]-0)/(1-0))*(100-0.000000001)+0.000000001" office:value-type="float" office:value="54.4921875004551">
            <text:p>54.492187500</text:p>
          </table:table-cell>
          <table:table-cell table:style-name="ce1" table:formula="of:=(([.F313]-0)/(1-0))*(1-0.001)+0.001" office:value-type="float" office:value="0.436111328125">
            <text:p>0.4361113281</text:p>
          </table:table-cell>
          <table:table-cell table:style-name="ce1" table:formula="of:=IF((([.L313]*[.L313])*[.R313])&lt;1;1;ROUND(([.L313]*[.L313])*[.R313]))" office:value-type="float" office:value="7">
            <text:p>7</text:p>
          </table:table-cell>
          <table:table-cell table:style-name="ce1" table:formula="of:=ROUND((([.G313]-0)/(1-0))*(1-0)+0)" office:value-type="float" office:value="1">
            <text:p>1</text:p>
          </table:table-cell>
          <table:table-cell table:style-name="ce2" table:formula="of:=(([.H313]-0)/(1-0))*(100-0)+0" office:value-type="float" office:value="56.0546875">
            <text:p>56.054687500</text:p>
          </table:table-cell>
          <table:table-cell table:style-name="ce2" table:formula="of:=(([.I313]-0)/(1-0))*(100-(-100))+(-100)" office:value-type="float" office:value="-14.453125">
            <text:p>-14.453125000</text:p>
          </table:table-cell>
          <table:table-cell table:style-name="ce2" table:formula="of:=(([.J313]-0)/(1-0))*(10000-0)+0" office:value-type="float" office:value="6738.28125">
            <text:p>6738.281250000</text:p>
          </table:table-cell>
          <table:table-cell/>
        </table:table-row>
        <table:table-row table:style-name="ro3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 office:value-type="float" office:value="0.240234375">
            <text:p>0.240234375</text:p>
          </table:table-cell>
          <table:table-cell office:value-type="float" office:value="0.111328125">
            <text:p>0.111328125</text:p>
          </table:table-cell>
          <table:table-cell/>
          <table:table-cell table:style-name="ce1" table:formula="of:=ROUND((([.A314]-0)/(1-0))*(12-2)+2)" office:value-type="float" office:value="3">
            <text:p>3</text:p>
          </table:table-cell>
          <table:table-cell table:style-name="ce2" table:formula="of:=(([.B314]-0)/(1-0))*(10-0)+0" office:value-type="float" office:value="0.76171875">
            <text:p>0.761718750</text:p>
          </table:table-cell>
          <table:table-cell table:style-name="ce2" table:formula="of:=(([.C314]-0)/(1-0))*(1500-0.000000001)+0.000000001" office:value-type="float" office:value="852.539062500432">
            <text:p>852.539062500</text:p>
          </table:table-cell>
          <table:table-cell table:style-name="ce2" table:formula="of:=(([.D314]-0)/(1-0))*(1-0.000000001)+0.000000001" office:value-type="float" office:value="0.123046875876953">
            <text:p>0.123046876</text:p>
          </table:table-cell>
          <table:table-cell table:style-name="ce2" table:formula="of:=[.L314]*[.O314]" office:value-type="float" office:value="0.369140627630859">
            <text:p>0.369140628</text:p>
          </table:table-cell>
          <table:table-cell table:style-name="ce2" table:formula="of:=(([.E314]-0)/(1-0))*(100-0.000000001)+0.000000001" office:value-type="float" office:value="23.2421875007676">
            <text:p>23.242187501</text:p>
          </table:table-cell>
          <table:table-cell table:style-name="ce1" table:formula="of:=(([.F314]-0)/(1-0))*(1-0.001)+0.001" office:value-type="float" office:value="0.373673828125">
            <text:p>0.3736738281</text:p>
          </table:table-cell>
          <table:table-cell table:style-name="ce1" table:formula="of:=IF((([.L314]*[.L314])*[.R314])&lt;1;1;ROUND(([.L314]*[.L314])*[.R314]))" office:value-type="float" office:value="3">
            <text:p>3</text:p>
          </table:table-cell>
          <table:table-cell table:style-name="ce1" table:formula="of:=ROUND((([.G314]-0)/(1-0))*(1-0)+0)" office:value-type="float" office:value="0">
            <text:p>0</text:p>
          </table:table-cell>
          <table:table-cell table:style-name="ce2" table:formula="of:=(([.H314]-0)/(1-0))*(100-0)+0" office:value-type="float" office:value="87.3046875">
            <text:p>87.304687500</text:p>
          </table:table-cell>
          <table:table-cell table:style-name="ce2" table:formula="of:=(([.I314]-0)/(1-0))*(100-(-100))+(-100)" office:value-type="float" office:value="-51.953125">
            <text:p>-51.953125000</text:p>
          </table:table-cell>
          <table:table-cell table:style-name="ce2" table:formula="of:=(([.J314]-0)/(1-0))*(10000-0)+0" office:value-type="float" office:value="1113.28125">
            <text:p>1113.281250000</text:p>
          </table:table-cell>
          <table:table-cell/>
        </table:table-row>
        <table:table-row table:style-name="ro3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 office:value-type="float" office:value="0.740234375">
            <text:p>0.740234375</text:p>
          </table:table-cell>
          <table:table-cell office:value-type="float" office:value="0.611328125">
            <text:p>0.611328125</text:p>
          </table:table-cell>
          <table:table-cell/>
          <table:table-cell table:style-name="ce1" table:formula="of:=ROUND((([.A315]-0)/(1-0))*(12-2)+2)" office:value-type="float" office:value="8">
            <text:p>8</text:p>
          </table:table-cell>
          <table:table-cell table:style-name="ce2" table:formula="of:=(([.B315]-0)/(1-0))*(10-0)+0" office:value-type="float" office:value="5.76171875">
            <text:p>5.761718750</text:p>
          </table:table-cell>
          <table:table-cell table:style-name="ce2" table:formula="of:=(([.C315]-0)/(1-0))*(1500-0.000000001)+0.000000001" office:value-type="float" office:value="102.539062500932">
            <text:p>102.539062501</text:p>
          </table:table-cell>
          <table:table-cell table:style-name="ce2" table:formula="of:=(([.D315]-0)/(1-0))*(1-0.000000001)+0.000000001" office:value-type="float" office:value="0.623046875376953">
            <text:p>0.623046875</text:p>
          </table:table-cell>
          <table:table-cell table:style-name="ce2" table:formula="of:=[.L315]*[.O315]" office:value-type="float" office:value="4.98437500301563">
            <text:p>4.984375003</text:p>
          </table:table-cell>
          <table:table-cell table:style-name="ce2" table:formula="of:=(([.E315]-0)/(1-0))*(100-0.000000001)+0.000000001" office:value-type="float" office:value="73.2421875002676">
            <text:p>73.242187500</text:p>
          </table:table-cell>
          <table:table-cell table:style-name="ce1" table:formula="of:=(([.F315]-0)/(1-0))*(1-0.001)+0.001" office:value-type="float" office:value="0.873173828125">
            <text:p>0.8731738281</text:p>
          </table:table-cell>
          <table:table-cell table:style-name="ce1" table:formula="of:=IF((([.L315]*[.L315])*[.R315])&lt;1;1;ROUND(([.L315]*[.L315])*[.R315]))" office:value-type="float" office:value="56">
            <text:p>56</text:p>
          </table:table-cell>
          <table:table-cell table:style-name="ce1" table:formula="of:=ROUND((([.G315]-0)/(1-0))*(1-0)+0)" office:value-type="float" office:value="1">
            <text:p>1</text:p>
          </table:table-cell>
          <table:table-cell table:style-name="ce2" table:formula="of:=(([.H315]-0)/(1-0))*(100-0)+0" office:value-type="float" office:value="37.3046875">
            <text:p>37.304687500</text:p>
          </table:table-cell>
          <table:table-cell table:style-name="ce2" table:formula="of:=(([.I315]-0)/(1-0))*(100-(-100))+(-100)" office:value-type="float" office:value="48.046875">
            <text:p>48.046875000</text:p>
          </table:table-cell>
          <table:table-cell table:style-name="ce2" table:formula="of:=(([.J315]-0)/(1-0))*(10000-0)+0" office:value-type="float" office:value="6113.28125">
            <text:p>6113.281250000</text:p>
          </table:table-cell>
          <table:table-cell/>
        </table:table-row>
        <table:table-row table:style-name="ro3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 office:value-type="float" office:value="0.990234375">
            <text:p>0.990234375</text:p>
          </table:table-cell>
          <table:table-cell office:value-type="float" office:value="0.861328125">
            <text:p>0.861328125</text:p>
          </table:table-cell>
          <table:table-cell/>
          <table:table-cell table:style-name="ce1" table:formula="of:=ROUND((([.A316]-0)/(1-0))*(12-2)+2)" office:value-type="float" office:value="11">
            <text:p>11</text:p>
          </table:table-cell>
          <table:table-cell table:style-name="ce2" table:formula="of:=(([.B316]-0)/(1-0))*(10-0)+0" office:value-type="float" office:value="3.26171875">
            <text:p>3.261718750</text:p>
          </table:table-cell>
          <table:table-cell table:style-name="ce2" table:formula="of:=(([.C316]-0)/(1-0))*(1500-0.000000001)+0.000000001" office:value-type="float" office:value="1227.53906250018">
            <text:p>1227.539062500</text:p>
          </table:table-cell>
          <table:table-cell table:style-name="ce2" table:formula="of:=(([.D316]-0)/(1-0))*(1-0.000000001)+0.000000001" office:value-type="float" office:value="0.373046875626953">
            <text:p>0.373046876</text:p>
          </table:table-cell>
          <table:table-cell table:style-name="ce2" table:formula="of:=[.L316]*[.O316]" office:value-type="float" office:value="4.10351563189649">
            <text:p>4.103515632</text:p>
          </table:table-cell>
          <table:table-cell table:style-name="ce2" table:formula="of:=(([.E316]-0)/(1-0))*(100-0.000000001)+0.000000001" office:value-type="float" office:value="98.2421875000176">
            <text:p>98.242187500</text:p>
          </table:table-cell>
          <table:table-cell table:style-name="ce1" table:formula="of:=(([.F316]-0)/(1-0))*(1-0.001)+0.001" office:value-type="float" office:value="0.623423828125">
            <text:p>0.6234238281</text:p>
          </table:table-cell>
          <table:table-cell table:style-name="ce1" table:formula="of:=IF((([.L316]*[.L316])*[.R316])&lt;1;1;ROUND(([.L316]*[.L316])*[.R316]))" office:value-type="float" office:value="75">
            <text:p>75</text:p>
          </table:table-cell>
          <table:table-cell table:style-name="ce1" table:formula="of:=ROUND((([.G316]-0)/(1-0))*(1-0)+0)" office:value-type="float" office:value="0">
            <text:p>0</text:p>
          </table:table-cell>
          <table:table-cell table:style-name="ce2" table:formula="of:=(([.H316]-0)/(1-0))*(100-0)+0" office:value-type="float" office:value="12.3046875">
            <text:p>12.304687500</text:p>
          </table:table-cell>
          <table:table-cell table:style-name="ce2" table:formula="of:=(([.I316]-0)/(1-0))*(100-(-100))+(-100)" office:value-type="float" office:value="98.046875">
            <text:p>98.046875000</text:p>
          </table:table-cell>
          <table:table-cell table:style-name="ce2" table:formula="of:=(([.J316]-0)/(1-0))*(10000-0)+0" office:value-type="float" office:value="8613.28125">
            <text:p>8613.281250000</text:p>
          </table:table-cell>
          <table:table-cell/>
        </table:table-row>
        <table:table-row table:style-name="ro3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 office:value-type="float" office:value="0.490234375">
            <text:p>0.490234375</text:p>
          </table:table-cell>
          <table:table-cell office:value-type="float" office:value="0.361328125">
            <text:p>0.361328125</text:p>
          </table:table-cell>
          <table:table-cell/>
          <table:table-cell table:style-name="ce1" table:formula="of:=ROUND((([.A317]-0)/(1-0))*(12-2)+2)" office:value-type="float" office:value="6">
            <text:p>6</text:p>
          </table:table-cell>
          <table:table-cell table:style-name="ce2" table:formula="of:=(([.B317]-0)/(1-0))*(10-0)+0" office:value-type="float" office:value="8.26171875">
            <text:p>8.261718750</text:p>
          </table:table-cell>
          <table:table-cell table:style-name="ce2" table:formula="of:=(([.C317]-0)/(1-0))*(1500-0.000000001)+0.000000001" office:value-type="float" office:value="477.539062500682">
            <text:p>477.539062501</text:p>
          </table:table-cell>
          <table:table-cell table:style-name="ce2" table:formula="of:=(([.D317]-0)/(1-0))*(1-0.000000001)+0.000000001" office:value-type="float" office:value="0.873046875126953">
            <text:p>0.873046875</text:p>
          </table:table-cell>
          <table:table-cell table:style-name="ce2" table:formula="of:=[.L317]*[.O317]" office:value-type="float" office:value="5.23828125076172">
            <text:p>5.238281251</text:p>
          </table:table-cell>
          <table:table-cell table:style-name="ce2" table:formula="of:=(([.E317]-0)/(1-0))*(100-0.000000001)+0.000000001" office:value-type="float" office:value="48.2421875005176">
            <text:p>48.242187501</text:p>
          </table:table-cell>
          <table:table-cell table:style-name="ce1" table:formula="of:=(([.F317]-0)/(1-0))*(1-0.001)+0.001" office:value-type="float" office:value="0.123923828125">
            <text:p>0.1239238281</text:p>
          </table:table-cell>
          <table:table-cell table:style-name="ce1" table:formula="of:=IF((([.L317]*[.L317])*[.R317])&lt;1;1;ROUND(([.L317]*[.L317])*[.R317]))" office:value-type="float" office:value="4">
            <text:p>4</text:p>
          </table:table-cell>
          <table:table-cell table:style-name="ce1" table:formula="of:=ROUND((([.G317]-0)/(1-0))*(1-0)+0)" office:value-type="float" office:value="1">
            <text:p>1</text:p>
          </table:table-cell>
          <table:table-cell table:style-name="ce2" table:formula="of:=(([.H317]-0)/(1-0))*(100-0)+0" office:value-type="float" office:value="62.3046875">
            <text:p>62.304687500</text:p>
          </table:table-cell>
          <table:table-cell table:style-name="ce2" table:formula="of:=(([.I317]-0)/(1-0))*(100-(-100))+(-100)" office:value-type="float" office:value="-1.95312499999999">
            <text:p>-1.953125000</text:p>
          </table:table-cell>
          <table:table-cell table:style-name="ce2" table:formula="of:=(([.J317]-0)/(1-0))*(10000-0)+0" office:value-type="float" office:value="3613.28125">
            <text:p>3613.281250000</text:p>
          </table:table-cell>
          <table:table-cell/>
        </table:table-row>
        <table:table-row table:style-name="ro3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736328125">
            <text:p>0.736328125</text:p>
          </table:table-cell>
          <table:table-cell/>
          <table:table-cell table:style-name="ce1" table:formula="of:=ROUND((([.A318]-0)/(1-0))*(12-2)+2)" office:value-type="float" office:value="5">
            <text:p>5</text:p>
          </table:table-cell>
          <table:table-cell table:style-name="ce2" table:formula="of:=(([.B318]-0)/(1-0))*(10-0)+0" office:value-type="float" office:value="4.51171875">
            <text:p>4.511718750</text:p>
          </table:table-cell>
          <table:table-cell table:style-name="ce2" table:formula="of:=(([.C318]-0)/(1-0))*(1500-0.000000001)+0.000000001" office:value-type="float" office:value="290.039062500807">
            <text:p>290.039062501</text:p>
          </table:table-cell>
          <table:table-cell table:style-name="ce2" table:formula="of:=(([.D318]-0)/(1-0))*(1-0.000000001)+0.000000001" office:value-type="float" office:value="0.998046875001953">
            <text:p>0.998046875</text:p>
          </table:table-cell>
          <table:table-cell table:style-name="ce2" table:formula="of:=[.L318]*[.O318]" office:value-type="float" office:value="4.99023437500977">
            <text:p>4.990234375</text:p>
          </table:table-cell>
          <table:table-cell table:style-name="ce2" table:formula="of:=(([.E318]-0)/(1-0))*(100-0.000000001)+0.000000001" office:value-type="float" office:value="35.7421875006426">
            <text:p>35.742187501</text:p>
          </table:table-cell>
          <table:table-cell table:style-name="ce1" table:formula="of:=(([.F318]-0)/(1-0))*(1-0.001)+0.001" office:value-type="float" office:value="0.498548828125">
            <text:p>0.4985488281</text:p>
          </table:table-cell>
          <table:table-cell table:style-name="ce1" table:formula="of:=IF((([.L318]*[.L318])*[.R318])&lt;1;1;ROUND(([.L318]*[.L318])*[.R318]))" office:value-type="float" office:value="12">
            <text:p>12</text:p>
          </table:table-cell>
          <table:table-cell table:style-name="ce1" table:formula="of:=ROUND((([.G318]-0)/(1-0))*(1-0)+0)" office:value-type="float" office:value="0">
            <text:p>0</text:p>
          </table:table-cell>
          <table:table-cell table:style-name="ce2" table:formula="of:=(([.H318]-0)/(1-0))*(100-0)+0" office:value-type="float" office:value="24.8046875">
            <text:p>24.804687500</text:p>
          </table:table-cell>
          <table:table-cell table:style-name="ce2" table:formula="of:=(([.I318]-0)/(1-0))*(100-(-100))+(-100)" office:value-type="float" office:value="73.046875">
            <text:p>73.046875000</text:p>
          </table:table-cell>
          <table:table-cell table:style-name="ce2" table:formula="of:=(([.J318]-0)/(1-0))*(10000-0)+0" office:value-type="float" office:value="7363.28125">
            <text:p>7363.281250000</text:p>
          </table:table-cell>
          <table:table-cell/>
        </table:table-row>
        <table:table-row table:style-name="ro3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236328125">
            <text:p>0.236328125</text:p>
          </table:table-cell>
          <table:table-cell/>
          <table:table-cell table:style-name="ce1" table:formula="of:=ROUND((([.A319]-0)/(1-0))*(12-2)+2)" office:value-type="float" office:value="10">
            <text:p>10</text:p>
          </table:table-cell>
          <table:table-cell table:style-name="ce2" table:formula="of:=(([.B319]-0)/(1-0))*(10-0)+0" office:value-type="float" office:value="9.51171875">
            <text:p>9.511718750</text:p>
          </table:table-cell>
          <table:table-cell table:style-name="ce2" table:formula="of:=(([.C319]-0)/(1-0))*(1500-0.000000001)+0.000000001" office:value-type="float" office:value="1040.03906250031">
            <text:p>1040.039062500</text:p>
          </table:table-cell>
          <table:table-cell table:style-name="ce2" table:formula="of:=(([.D319]-0)/(1-0))*(1-0.000000001)+0.000000001" office:value-type="float" office:value="0.498046875501953">
            <text:p>0.498046876</text:p>
          </table:table-cell>
          <table:table-cell table:style-name="ce2" table:formula="of:=[.L319]*[.O319]" office:value-type="float" office:value="4.98046875501953">
            <text:p>4.980468755</text:p>
          </table:table-cell>
          <table:table-cell table:style-name="ce2" table:formula="of:=(([.E319]-0)/(1-0))*(100-0.000000001)+0.000000001" office:value-type="float" office:value="85.7421875001426">
            <text:p>85.742187500</text:p>
          </table:table-cell>
          <table:table-cell table:style-name="ce1" table:formula="of:=(([.F319]-0)/(1-0))*(1-0.001)+0.001" office:value-type="float" office:value="0.998048828125">
            <text:p>0.9980488281</text:p>
          </table:table-cell>
          <table:table-cell table:style-name="ce1" table:formula="of:=IF((([.L319]*[.L319])*[.R319])&lt;1;1;ROUND(([.L319]*[.L319])*[.R319]))" office:value-type="float" office:value="100">
            <text:p>100</text:p>
          </table:table-cell>
          <table:table-cell table:style-name="ce1" table:formula="of:=ROUND((([.G319]-0)/(1-0))*(1-0)+0)" office:value-type="float" office:value="1">
            <text:p>1</text:p>
          </table:table-cell>
          <table:table-cell table:style-name="ce2" table:formula="of:=(([.H319]-0)/(1-0))*(100-0)+0" office:value-type="float" office:value="74.8046875">
            <text:p>74.804687500</text:p>
          </table:table-cell>
          <table:table-cell table:style-name="ce2" table:formula="of:=(([.I319]-0)/(1-0))*(100-(-100))+(-100)" office:value-type="float" office:value="-26.953125">
            <text:p>-26.953125000</text:p>
          </table:table-cell>
          <table:table-cell table:style-name="ce2" table:formula="of:=(([.J319]-0)/(1-0))*(10000-0)+0" office:value-type="float" office:value="2363.28125">
            <text:p>2363.281250000</text:p>
          </table:table-cell>
          <table:table-cell/>
        </table:table-row>
        <table:table-row table:style-name="ro3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486328125">
            <text:p>0.486328125</text:p>
          </table:table-cell>
          <table:table-cell/>
          <table:table-cell table:style-name="ce1" table:formula="of:=ROUND((([.A320]-0)/(1-0))*(12-2)+2)" office:value-type="float" office:value="7">
            <text:p>7</text:p>
          </table:table-cell>
          <table:table-cell table:style-name="ce2" table:formula="of:=(([.B320]-0)/(1-0))*(10-0)+0" office:value-type="float" office:value="2.01171875">
            <text:p>2.011718750</text:p>
          </table:table-cell>
          <table:table-cell table:style-name="ce2" table:formula="of:=(([.C320]-0)/(1-0))*(1500-0.000000001)+0.000000001" office:value-type="float" office:value="665.039062500557">
            <text:p>665.039062501</text:p>
          </table:table-cell>
          <table:table-cell table:style-name="ce2" table:formula="of:=(([.D320]-0)/(1-0))*(1-0.000000001)+0.000000001" office:value-type="float" office:value="0.748046875251953">
            <text:p>0.748046875</text:p>
          </table:table-cell>
          <table:table-cell table:style-name="ce2" table:formula="of:=[.L320]*[.O320]" office:value-type="float" office:value="5.23632812676367">
            <text:p>5.236328127</text:p>
          </table:table-cell>
          <table:table-cell table:style-name="ce2" table:formula="of:=(([.E320]-0)/(1-0))*(100-0.000000001)+0.000000001" office:value-type="float" office:value="60.7421875003926">
            <text:p>60.742187500</text:p>
          </table:table-cell>
          <table:table-cell table:style-name="ce1" table:formula="of:=(([.F320]-0)/(1-0))*(1-0.001)+0.001" office:value-type="float" office:value="0.748298828125">
            <text:p>0.7482988281</text:p>
          </table:table-cell>
          <table:table-cell table:style-name="ce1" table:formula="of:=IF((([.L320]*[.L320])*[.R320])&lt;1;1;ROUND(([.L320]*[.L320])*[.R320]))" office:value-type="float" office:value="37">
            <text:p>37</text:p>
          </table:table-cell>
          <table:table-cell table:style-name="ce1" table:formula="of:=ROUND((([.G320]-0)/(1-0))*(1-0)+0)" office:value-type="float" office:value="0">
            <text:p>0</text:p>
          </table:table-cell>
          <table:table-cell table:style-name="ce2" table:formula="of:=(([.H320]-0)/(1-0))*(100-0)+0" office:value-type="float" office:value="99.8046875">
            <text:p>99.804687500</text:p>
          </table:table-cell>
          <table:table-cell table:style-name="ce2" table:formula="of:=(([.I320]-0)/(1-0))*(100-(-100))+(-100)" office:value-type="float" office:value="-76.953125">
            <text:p>-76.953125000</text:p>
          </table:table-cell>
          <table:table-cell table:style-name="ce2" table:formula="of:=(([.J320]-0)/(1-0))*(10000-0)+0" office:value-type="float" office:value="4863.28125">
            <text:p>4863.281250000</text:p>
          </table:table-cell>
          <table:table-cell/>
        </table:table-row>
        <table:table-row table:style-name="ro3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986328125">
            <text:p>0.986328125</text:p>
          </table:table-cell>
          <table:table-cell/>
          <table:table-cell table:style-name="ce1" table:formula="of:=ROUND((([.A321]-0)/(1-0))*(12-2)+2)" office:value-type="float" office:value="2">
            <text:p>2</text:p>
          </table:table-cell>
          <table:table-cell table:style-name="ce2" table:formula="of:=(([.B321]-0)/(1-0))*(10-0)+0" office:value-type="float" office:value="7.01171875">
            <text:p>7.011718750</text:p>
          </table:table-cell>
          <table:table-cell table:style-name="ce2" table:formula="of:=(([.C321]-0)/(1-0))*(1500-0.000000001)+0.000000001" office:value-type="float" office:value="1415.03906250006">
            <text:p>1415.039062500</text:p>
          </table:table-cell>
          <table:table-cell table:style-name="ce2" table:formula="of:=(([.D321]-0)/(1-0))*(1-0.000000001)+0.000000001" office:value-type="float" office:value="0.248046875751953">
            <text:p>0.248046876</text:p>
          </table:table-cell>
          <table:table-cell table:style-name="ce2" table:formula="of:=[.L321]*[.O321]" office:value-type="float" office:value="0.496093751503906">
            <text:p>0.496093752</text:p>
          </table:table-cell>
          <table:table-cell table:style-name="ce2" table:formula="of:=(([.E321]-0)/(1-0))*(100-0.000000001)+0.000000001" office:value-type="float" office:value="10.7421875008926">
            <text:p>10.742187501</text:p>
          </table:table-cell>
          <table:table-cell table:style-name="ce1" table:formula="of:=(([.F321]-0)/(1-0))*(1-0.001)+0.001" office:value-type="float" office:value="0.248798828125">
            <text:p>0.2487988281</text:p>
          </table:table-cell>
          <table:table-cell table:style-name="ce1" table:formula="of:=IF((([.L321]*[.L321])*[.R321])&lt;1;1;ROUND(([.L321]*[.L321])*[.R321]))" office:value-type="float" office:value="1">
            <text:p>1</text:p>
          </table:table-cell>
          <table:table-cell table:style-name="ce1" table:formula="of:=ROUND((([.G321]-0)/(1-0))*(1-0)+0)" office:value-type="float" office:value="1">
            <text:p>1</text:p>
          </table:table-cell>
          <table:table-cell table:style-name="ce2" table:formula="of:=(([.H321]-0)/(1-0))*(100-0)+0" office:value-type="float" office:value="49.8046875">
            <text:p>49.804687500</text:p>
          </table:table-cell>
          <table:table-cell table:style-name="ce2" table:formula="of:=(([.I321]-0)/(1-0))*(100-(-100))+(-100)" office:value-type="float" office:value="23.046875">
            <text:p>23.046875000</text:p>
          </table:table-cell>
          <table:table-cell table:style-name="ce2" table:formula="of:=(([.J321]-0)/(1-0))*(10000-0)+0" office:value-type="float" office:value="9863.28125">
            <text:p>9863.281250000</text:p>
          </table:table-cell>
          <table:table-cell/>
        </table:table-row>
        <table:table-row table:style-name="ro3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 office:value-type="float" office:value="0.966796875">
            <text:p>0.966796875</text:p>
          </table:table-cell>
          <table:table-cell office:value-type="float" office:value="0.462890625">
            <text:p>0.462890625</text:p>
          </table:table-cell>
          <table:table-cell/>
          <table:table-cell table:style-name="ce1" table:formula="of:=ROUND((([.A322]-0)/(1-0))*(12-2)+2)" office:value-type="float" office:value="2">
            <text:p>2</text:p>
          </table:table-cell>
          <table:table-cell table:style-name="ce2" table:formula="of:=(([.B322]-0)/(1-0))*(10-0)+0" office:value-type="float" office:value="0.99609375">
            <text:p>0.996093750</text:p>
          </table:table-cell>
          <table:table-cell table:style-name="ce2" table:formula="of:=(([.C322]-0)/(1-0))*(1500-0.000000001)+0.000000001" office:value-type="float" office:value="747.070312500502">
            <text:p>747.070312501</text:p>
          </table:table-cell>
          <table:table-cell table:style-name="ce2" table:formula="of:=(([.D322]-0)/(1-0))*(1-0.000000001)+0.000000001" office:value-type="float" office:value="0.615234375384766">
            <text:p>0.615234375</text:p>
          </table:table-cell>
          <table:table-cell table:style-name="ce2" table:formula="of:=[.L322]*[.O322]" office:value-type="float" office:value="1.23046875076953">
            <text:p>1.230468751</text:p>
          </table:table-cell>
          <table:table-cell table:style-name="ce2" table:formula="of:=(([.E322]-0)/(1-0))*(100-0.000000001)+0.000000001" office:value-type="float" office:value="38.0859375006191">
            <text:p>38.085937501</text:p>
          </table:table-cell>
          <table:table-cell table:style-name="ce1" table:formula="of:=(([.F322]-0)/(1-0))*(1-0.001)+0.001" office:value-type="float" office:value="0.412697265625">
            <text:p>0.4126972656</text:p>
          </table:table-cell>
          <table:table-cell table:style-name="ce1" table:formula="of:=IF((([.L322]*[.L322])*[.R322])&lt;1;1;ROUND(([.L322]*[.L322])*[.R322]))" office:value-type="float" office:value="2">
            <text:p>2</text:p>
          </table:table-cell>
          <table:table-cell table:style-name="ce1" table:formula="of:=ROUND((([.G322]-0)/(1-0))*(1-0)+0)" office:value-type="float" office:value="1">
            <text:p>1</text:p>
          </table:table-cell>
          <table:table-cell table:style-name="ce2" table:formula="of:=(([.H322]-0)/(1-0))*(100-0)+0" office:value-type="float" office:value="42.7734375">
            <text:p>42.773437500</text:p>
          </table:table-cell>
          <table:table-cell table:style-name="ce2" table:formula="of:=(([.I322]-0)/(1-0))*(100-(-100))+(-100)" office:value-type="float" office:value="93.359375">
            <text:p>93.359375000</text:p>
          </table:table-cell>
          <table:table-cell table:style-name="ce2" table:formula="of:=(([.J322]-0)/(1-0))*(10000-0)+0" office:value-type="float" office:value="4628.90625">
            <text:p>4628.906250000</text:p>
          </table:table-cell>
          <table:table-cell/>
        </table:table-row>
        <table:table-row table:style-name="ro3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 office:value-type="float" office:value="0.466796875">
            <text:p>0.466796875</text:p>
          </table:table-cell>
          <table:table-cell office:value-type="float" office:value="0.962890625">
            <text:p>0.962890625</text:p>
          </table:table-cell>
          <table:table-cell/>
          <table:table-cell table:style-name="ce1" table:formula="of:=ROUND((([.A323]-0)/(1-0))*(12-2)+2)" office:value-type="float" office:value="7">
            <text:p>7</text:p>
          </table:table-cell>
          <table:table-cell table:style-name="ce2" table:formula="of:=(([.B323]-0)/(1-0))*(10-0)+0" office:value-type="float" office:value="5.99609375">
            <text:p>5.996093750</text:p>
          </table:table-cell>
          <table:table-cell table:style-name="ce2" table:formula="of:=(([.C323]-0)/(1-0))*(1500-0.000000001)+0.000000001" office:value-type="float" office:value="1497.0703125">
            <text:p>1497.070312500</text:p>
          </table:table-cell>
          <table:table-cell table:style-name="ce2" table:formula="of:=(([.D323]-0)/(1-0))*(1-0.000000001)+0.000000001" office:value-type="float" office:value="0.115234375884766">
            <text:p>0.115234376</text:p>
          </table:table-cell>
          <table:table-cell table:style-name="ce2" table:formula="of:=[.L323]*[.O323]" office:value-type="float" office:value="0.806640631193359">
            <text:p>0.806640631</text:p>
          </table:table-cell>
          <table:table-cell table:style-name="ce2" table:formula="of:=(([.E323]-0)/(1-0))*(100-0.000000001)+0.000000001" office:value-type="float" office:value="88.0859375001191">
            <text:p>88.085937500</text:p>
          </table:table-cell>
          <table:table-cell table:style-name="ce1" table:formula="of:=(([.F323]-0)/(1-0))*(1-0.001)+0.001" office:value-type="float" office:value="0.912197265625">
            <text:p>0.9121972656</text:p>
          </table:table-cell>
          <table:table-cell table:style-name="ce1" table:formula="of:=IF((([.L323]*[.L323])*[.R323])&lt;1;1;ROUND(([.L323]*[.L323])*[.R323]))" office:value-type="float" office:value="45">
            <text:p>45</text:p>
          </table:table-cell>
          <table:table-cell table:style-name="ce1" table:formula="of:=ROUND((([.G323]-0)/(1-0))*(1-0)+0)" office:value-type="float" office:value="0">
            <text:p>0</text:p>
          </table:table-cell>
          <table:table-cell table:style-name="ce2" table:formula="of:=(([.H323]-0)/(1-0))*(100-0)+0" office:value-type="float" office:value="92.7734375">
            <text:p>92.773437500</text:p>
          </table:table-cell>
          <table:table-cell table:style-name="ce2" table:formula="of:=(([.I323]-0)/(1-0))*(100-(-100))+(-100)" office:value-type="float" office:value="-6.64062499999999">
            <text:p>-6.640625000</text:p>
          </table:table-cell>
          <table:table-cell table:style-name="ce2" table:formula="of:=(([.J323]-0)/(1-0))*(10000-0)+0" office:value-type="float" office:value="9628.90625">
            <text:p>9628.906250000</text:p>
          </table:table-cell>
          <table:table-cell/>
        </table:table-row>
        <table:table-row table:style-name="ro3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 office:value-type="float" office:value="0.216796875">
            <text:p>0.216796875</text:p>
          </table:table-cell>
          <table:table-cell office:value-type="float" office:value="0.712890625">
            <text:p>0.712890625</text:p>
          </table:table-cell>
          <table:table-cell/>
          <table:table-cell table:style-name="ce1" table:formula="of:=ROUND((([.A324]-0)/(1-0))*(12-2)+2)" office:value-type="float" office:value="10">
            <text:p>10</text:p>
          </table:table-cell>
          <table:table-cell table:style-name="ce2" table:formula="of:=(([.B324]-0)/(1-0))*(10-0)+0" office:value-type="float" office:value="3.49609375">
            <text:p>3.496093750</text:p>
          </table:table-cell>
          <table:table-cell table:style-name="ce2" table:formula="of:=(([.C324]-0)/(1-0))*(1500-0.000000001)+0.000000001" office:value-type="float" office:value="372.070312500752">
            <text:p>372.070312501</text:p>
          </table:table-cell>
          <table:table-cell table:style-name="ce2" table:formula="of:=(([.D324]-0)/(1-0))*(1-0.000000001)+0.000000001" office:value-type="float" office:value="0.865234375134766">
            <text:p>0.865234375</text:p>
          </table:table-cell>
          <table:table-cell table:style-name="ce2" table:formula="of:=[.L324]*[.O324]" office:value-type="float" office:value="8.65234375134766">
            <text:p>8.652343751</text:p>
          </table:table-cell>
          <table:table-cell table:style-name="ce2" table:formula="of:=(([.E324]-0)/(1-0))*(100-0.000000001)+0.000000001" office:value-type="float" office:value="63.0859375003691">
            <text:p>63.085937500</text:p>
          </table:table-cell>
          <table:table-cell table:style-name="ce1" table:formula="of:=(([.F324]-0)/(1-0))*(1-0.001)+0.001" office:value-type="float" office:value="0.662447265625">
            <text:p>0.6624472656</text:p>
          </table:table-cell>
          <table:table-cell table:style-name="ce1" table:formula="of:=IF((([.L324]*[.L324])*[.R324])&lt;1;1;ROUND(([.L324]*[.L324])*[.R324]))" office:value-type="float" office:value="66">
            <text:p>66</text:p>
          </table:table-cell>
          <table:table-cell table:style-name="ce1" table:formula="of:=ROUND((([.G324]-0)/(1-0))*(1-0)+0)" office:value-type="float" office:value="1">
            <text:p>1</text:p>
          </table:table-cell>
          <table:table-cell table:style-name="ce2" table:formula="of:=(([.H324]-0)/(1-0))*(100-0)+0" office:value-type="float" office:value="67.7734375">
            <text:p>67.773437500</text:p>
          </table:table-cell>
          <table:table-cell table:style-name="ce2" table:formula="of:=(([.I324]-0)/(1-0))*(100-(-100))+(-100)" office:value-type="float" office:value="-56.640625">
            <text:p>-56.640625000</text:p>
          </table:table-cell>
          <table:table-cell table:style-name="ce2" table:formula="of:=(([.J324]-0)/(1-0))*(10000-0)+0" office:value-type="float" office:value="7128.90625">
            <text:p>7128.906250000</text:p>
          </table:table-cell>
          <table:table-cell/>
        </table:table-row>
        <table:table-row table:style-name="ro3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 office:value-type="float" office:value="0.716796875">
            <text:p>0.716796875</text:p>
          </table:table-cell>
          <table:table-cell office:value-type="float" office:value="0.212890625">
            <text:p>0.212890625</text:p>
          </table:table-cell>
          <table:table-cell/>
          <table:table-cell table:style-name="ce1" table:formula="of:=ROUND((([.A325]-0)/(1-0))*(12-2)+2)" office:value-type="float" office:value="5">
            <text:p>5</text:p>
          </table:table-cell>
          <table:table-cell table:style-name="ce2" table:formula="of:=(([.B325]-0)/(1-0))*(10-0)+0" office:value-type="float" office:value="8.49609375">
            <text:p>8.496093750</text:p>
          </table:table-cell>
          <table:table-cell table:style-name="ce2" table:formula="of:=(([.C325]-0)/(1-0))*(1500-0.000000001)+0.000000001" office:value-type="float" office:value="1122.07031250025">
            <text:p>1122.070312500</text:p>
          </table:table-cell>
          <table:table-cell table:style-name="ce2" table:formula="of:=(([.D325]-0)/(1-0))*(1-0.000000001)+0.000000001" office:value-type="float" office:value="0.365234375634766">
            <text:p>0.365234376</text:p>
          </table:table-cell>
          <table:table-cell table:style-name="ce2" table:formula="of:=[.L325]*[.O325]" office:value-type="float" office:value="1.82617187817383">
            <text:p>1.826171878</text:p>
          </table:table-cell>
          <table:table-cell table:style-name="ce2" table:formula="of:=(([.E325]-0)/(1-0))*(100-0.000000001)+0.000000001" office:value-type="float" office:value="13.0859375008691">
            <text:p>13.085937501</text:p>
          </table:table-cell>
          <table:table-cell table:style-name="ce1" table:formula="of:=(([.F325]-0)/(1-0))*(1-0.001)+0.001" office:value-type="float" office:value="0.162947265625">
            <text:p>0.1629472656</text:p>
          </table:table-cell>
          <table:table-cell table:style-name="ce1" table:formula="of:=IF((([.L325]*[.L325])*[.R325])&lt;1;1;ROUND(([.L325]*[.L325])*[.R325]))" office:value-type="float" office:value="4">
            <text:p>4</text:p>
          </table:table-cell>
          <table:table-cell table:style-name="ce1" table:formula="of:=ROUND((([.G325]-0)/(1-0))*(1-0)+0)" office:value-type="float" office:value="0">
            <text:p>0</text:p>
          </table:table-cell>
          <table:table-cell table:style-name="ce2" table:formula="of:=(([.H325]-0)/(1-0))*(100-0)+0" office:value-type="float" office:value="17.7734375">
            <text:p>17.773437500</text:p>
          </table:table-cell>
          <table:table-cell table:style-name="ce2" table:formula="of:=(([.I325]-0)/(1-0))*(100-(-100))+(-100)" office:value-type="float" office:value="43.359375">
            <text:p>43.359375000</text:p>
          </table:table-cell>
          <table:table-cell table:style-name="ce2" table:formula="of:=(([.J325]-0)/(1-0))*(10000-0)+0" office:value-type="float" office:value="2128.90625">
            <text:p>2128.906250000</text:p>
          </table:table-cell>
          <table:table-cell/>
        </table:table-row>
        <table:table-row table:style-name="ro3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 office:value-type="float" office:value="0.091796875">
            <text:p>0.091796875</text:p>
          </table:table-cell>
          <table:table-cell office:value-type="float" office:value="0.837890625">
            <text:p>0.837890625</text:p>
          </table:table-cell>
          <table:table-cell/>
          <table:table-cell table:style-name="ce1" table:formula="of:=ROUND((([.A326]-0)/(1-0))*(12-2)+2)" office:value-type="float" office:value="6">
            <text:p>6</text:p>
          </table:table-cell>
          <table:table-cell table:style-name="ce2" table:formula="of:=(([.B326]-0)/(1-0))*(10-0)+0" office:value-type="float" office:value="4.74609375">
            <text:p>4.746093750</text:p>
          </table:table-cell>
          <table:table-cell table:style-name="ce2" table:formula="of:=(([.C326]-0)/(1-0))*(1500-0.000000001)+0.000000001" office:value-type="float" office:value="1309.57031250013">
            <text:p>1309.570312500</text:p>
          </table:table-cell>
          <table:table-cell table:style-name="ce2" table:formula="of:=(([.D326]-0)/(1-0))*(1-0.000000001)+0.000000001" office:value-type="float" office:value="0.490234375509766">
            <text:p>0.490234376</text:p>
          </table:table-cell>
          <table:table-cell table:style-name="ce2" table:formula="of:=[.L326]*[.O326]" office:value-type="float" office:value="2.94140625305859">
            <text:p>2.941406253</text:p>
          </table:table-cell>
          <table:table-cell table:style-name="ce2" table:formula="of:=(([.E326]-0)/(1-0))*(100-0.000000001)+0.000000001" office:value-type="float" office:value="0.585937500994141">
            <text:p>0.585937501</text:p>
          </table:table-cell>
          <table:table-cell table:style-name="ce1" table:formula="of:=(([.F326]-0)/(1-0))*(1-0.001)+0.001" office:value-type="float" office:value="0.287822265625">
            <text:p>0.2878222656</text:p>
          </table:table-cell>
          <table:table-cell table:style-name="ce1" table:formula="of:=IF((([.L326]*[.L326])*[.R326])&lt;1;1;ROUND(([.L326]*[.L326])*[.R326]))" office:value-type="float" office:value="10">
            <text:p>10</text:p>
          </table:table-cell>
          <table:table-cell table:style-name="ce1" table:formula="of:=ROUND((([.G326]-0)/(1-0))*(1-0)+0)" office:value-type="float" office:value="1">
            <text:p>1</text:p>
          </table:table-cell>
          <table:table-cell table:style-name="ce2" table:formula="of:=(([.H326]-0)/(1-0))*(100-0)+0" office:value-type="float" office:value="55.2734375">
            <text:p>55.273437500</text:p>
          </table:table-cell>
          <table:table-cell table:style-name="ce2" table:formula="of:=(([.I326]-0)/(1-0))*(100-(-100))+(-100)" office:value-type="float" office:value="-81.640625">
            <text:p>-81.640625000</text:p>
          </table:table-cell>
          <table:table-cell table:style-name="ce2" table:formula="of:=(([.J326]-0)/(1-0))*(10000-0)+0" office:value-type="float" office:value="8378.90625">
            <text:p>8378.906250000</text:p>
          </table:table-cell>
          <table:table-cell/>
        </table:table-row>
        <table:table-row table:style-name="ro3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 office:value-type="float" office:value="0.591796875">
            <text:p>0.591796875</text:p>
          </table:table-cell>
          <table:table-cell office:value-type="float" office:value="0.337890625">
            <text:p>0.337890625</text:p>
          </table:table-cell>
          <table:table-cell/>
          <table:table-cell table:style-name="ce1" table:formula="of:=ROUND((([.A327]-0)/(1-0))*(12-2)+2)" office:value-type="float" office:value="11">
            <text:p>11</text:p>
          </table:table-cell>
          <table:table-cell table:style-name="ce2" table:formula="of:=(([.B327]-0)/(1-0))*(10-0)+0" office:value-type="float" office:value="9.74609375">
            <text:p>9.746093750</text:p>
          </table:table-cell>
          <table:table-cell table:style-name="ce2" table:formula="of:=(([.C327]-0)/(1-0))*(1500-0.000000001)+0.000000001" office:value-type="float" office:value="559.570312500627">
            <text:p>559.570312501</text:p>
          </table:table-cell>
          <table:table-cell table:style-name="ce2" table:formula="of:=(([.D327]-0)/(1-0))*(1-0.000000001)+0.000000001" office:value-type="float" office:value="0.990234375009766">
            <text:p>0.990234375</text:p>
          </table:table-cell>
          <table:table-cell table:style-name="ce2" table:formula="of:=[.L327]*[.O327]" office:value-type="float" office:value="10.8925781251074">
            <text:p>10.892578125</text:p>
          </table:table-cell>
          <table:table-cell table:style-name="ce2" table:formula="of:=(([.E327]-0)/(1-0))*(100-0.000000001)+0.000000001" office:value-type="float" office:value="50.5859375004941">
            <text:p>50.585937500</text:p>
          </table:table-cell>
          <table:table-cell table:style-name="ce1" table:formula="of:=(([.F327]-0)/(1-0))*(1-0.001)+0.001" office:value-type="float" office:value="0.787322265625">
            <text:p>0.7873222656</text:p>
          </table:table-cell>
          <table:table-cell table:style-name="ce1" table:formula="of:=IF((([.L327]*[.L327])*[.R327])&lt;1;1;ROUND(([.L327]*[.L327])*[.R327]))" office:value-type="float" office:value="95">
            <text:p>95</text:p>
          </table:table-cell>
          <table:table-cell table:style-name="ce1" table:formula="of:=ROUND((([.G327]-0)/(1-0))*(1-0)+0)" office:value-type="float" office:value="0">
            <text:p>0</text:p>
          </table:table-cell>
          <table:table-cell table:style-name="ce2" table:formula="of:=(([.H327]-0)/(1-0))*(100-0)+0" office:value-type="float" office:value="5.2734375">
            <text:p>5.273437500</text:p>
          </table:table-cell>
          <table:table-cell table:style-name="ce2" table:formula="of:=(([.I327]-0)/(1-0))*(100-(-100))+(-100)" office:value-type="float" office:value="18.359375">
            <text:p>18.359375000</text:p>
          </table:table-cell>
          <table:table-cell table:style-name="ce2" table:formula="of:=(([.J327]-0)/(1-0))*(10000-0)+0" office:value-type="float" office:value="3378.90625">
            <text:p>3378.906250000</text:p>
          </table:table-cell>
          <table:table-cell/>
        </table:table-row>
        <table:table-row table:style-name="ro3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 office:value-type="float" office:value="0.841796875">
            <text:p>0.841796875</text:p>
          </table:table-cell>
          <table:table-cell office:value-type="float" office:value="0.087890625">
            <text:p>0.087890625</text:p>
          </table:table-cell>
          <table:table-cell/>
          <table:table-cell table:style-name="ce1" table:formula="of:=ROUND((([.A328]-0)/(1-0))*(12-2)+2)" office:value-type="float" office:value="9">
            <text:p>9</text:p>
          </table:table-cell>
          <table:table-cell table:style-name="ce2" table:formula="of:=(([.B328]-0)/(1-0))*(10-0)+0" office:value-type="float" office:value="2.24609375">
            <text:p>2.246093750</text:p>
          </table:table-cell>
          <table:table-cell table:style-name="ce2" table:formula="of:=(([.C328]-0)/(1-0))*(1500-0.000000001)+0.000000001" office:value-type="float" office:value="934.570312500377">
            <text:p>934.570312500</text:p>
          </table:table-cell>
          <table:table-cell table:style-name="ce2" table:formula="of:=(([.D328]-0)/(1-0))*(1-0.000000001)+0.000000001" office:value-type="float" office:value="0.240234375759766">
            <text:p>0.240234376</text:p>
          </table:table-cell>
          <table:table-cell table:style-name="ce2" table:formula="of:=[.L328]*[.O328]" office:value-type="float" office:value="2.16210938183789">
            <text:p>2.162109382</text:p>
          </table:table-cell>
          <table:table-cell table:style-name="ce2" table:formula="of:=(([.E328]-0)/(1-0))*(100-0.000000001)+0.000000001" office:value-type="float" office:value="75.5859375002441">
            <text:p>75.585937500</text:p>
          </table:table-cell>
          <table:table-cell table:style-name="ce1" table:formula="of:=(([.F328]-0)/(1-0))*(1-0.001)+0.001" office:value-type="float" office:value="0.537572265625">
            <text:p>0.5375722656</text:p>
          </table:table-cell>
          <table:table-cell table:style-name="ce1" table:formula="of:=IF((([.L328]*[.L328])*[.R328])&lt;1;1;ROUND(([.L328]*[.L328])*[.R328]))" office:value-type="float" office:value="44">
            <text:p>44</text:p>
          </table:table-cell>
          <table:table-cell table:style-name="ce1" table:formula="of:=ROUND((([.G328]-0)/(1-0))*(1-0)+0)" office:value-type="float" office:value="1">
            <text:p>1</text:p>
          </table:table-cell>
          <table:table-cell table:style-name="ce2" table:formula="of:=(([.H328]-0)/(1-0))*(100-0)+0" office:value-type="float" office:value="30.2734375">
            <text:p>30.273437500</text:p>
          </table:table-cell>
          <table:table-cell table:style-name="ce2" table:formula="of:=(([.I328]-0)/(1-0))*(100-(-100))+(-100)" office:value-type="float" office:value="68.359375">
            <text:p>68.359375000</text:p>
          </table:table-cell>
          <table:table-cell table:style-name="ce2" table:formula="of:=(([.J328]-0)/(1-0))*(10000-0)+0" office:value-type="float" office:value="878.90625">
            <text:p>878.906250000</text:p>
          </table:table-cell>
          <table:table-cell/>
        </table:table-row>
        <table:table-row table:style-name="ro3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 office:value-type="float" office:value="0.341796875">
            <text:p>0.341796875</text:p>
          </table:table-cell>
          <table:table-cell office:value-type="float" office:value="0.587890625">
            <text:p>0.587890625</text:p>
          </table:table-cell>
          <table:table-cell/>
          <table:table-cell table:style-name="ce1" table:formula="of:=ROUND((([.A329]-0)/(1-0))*(12-2)+2)" office:value-type="float" office:value="4">
            <text:p>4</text:p>
          </table:table-cell>
          <table:table-cell table:style-name="ce2" table:formula="of:=(([.B329]-0)/(1-0))*(10-0)+0" office:value-type="float" office:value="7.24609375">
            <text:p>7.246093750</text:p>
          </table:table-cell>
          <table:table-cell table:style-name="ce2" table:formula="of:=(([.C329]-0)/(1-0))*(1500-0.000000001)+0.000000001" office:value-type="float" office:value="184.570312500877">
            <text:p>184.570312501</text:p>
          </table:table-cell>
          <table:table-cell table:style-name="ce2" table:formula="of:=(([.D329]-0)/(1-0))*(1-0.000000001)+0.000000001" office:value-type="float" office:value="0.740234375259766">
            <text:p>0.740234375</text:p>
          </table:table-cell>
          <table:table-cell table:style-name="ce2" table:formula="of:=[.L329]*[.O329]" office:value-type="float" office:value="2.96093750103906">
            <text:p>2.960937501</text:p>
          </table:table-cell>
          <table:table-cell table:style-name="ce2" table:formula="of:=(([.E329]-0)/(1-0))*(100-0.000000001)+0.000000001" office:value-type="float" office:value="25.5859375007441">
            <text:p>25.585937501</text:p>
          </table:table-cell>
          <table:table-cell table:style-name="ce1" table:formula="of:=(([.F329]-0)/(1-0))*(1-0.001)+0.001" office:value-type="float" office:value="0.038072265625">
            <text:p>0.0380722656</text:p>
          </table:table-cell>
          <table:table-cell table:style-name="ce1" table:formula="of:=IF((([.L329]*[.L329])*[.R329])&lt;1;1;ROUND(([.L329]*[.L329])*[.R329]))" office:value-type="float" office:value="1">
            <text:p>1</text:p>
          </table:table-cell>
          <table:table-cell table:style-name="ce1" table:formula="of:=ROUND((([.G329]-0)/(1-0))*(1-0)+0)" office:value-type="float" office:value="0">
            <text:p>0</text:p>
          </table:table-cell>
          <table:table-cell table:style-name="ce2" table:formula="of:=(([.H329]-0)/(1-0))*(100-0)+0" office:value-type="float" office:value="80.2734375">
            <text:p>80.273437500</text:p>
          </table:table-cell>
          <table:table-cell table:style-name="ce2" table:formula="of:=(([.I329]-0)/(1-0))*(100-(-100))+(-100)" office:value-type="float" office:value="-31.640625">
            <text:p>-31.640625000</text:p>
          </table:table-cell>
          <table:table-cell table:style-name="ce2" table:formula="of:=(([.J329]-0)/(1-0))*(10000-0)+0" office:value-type="float" office:value="5878.90625">
            <text:p>5878.906250000</text:p>
          </table:table-cell>
          <table:table-cell/>
        </table:table-row>
        <table:table-row table:style-name="ro3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 office:value-type="float" office:value="0.029296875">
            <text:p>0.029296875</text:p>
          </table:table-cell>
          <table:table-cell office:value-type="float" office:value="0.150390625">
            <text:p>0.150390625</text:p>
          </table:table-cell>
          <table:table-cell/>
          <table:table-cell table:style-name="ce1" table:formula="of:=ROUND((([.A330]-0)/(1-0))*(12-2)+2)" office:value-type="float" office:value="4">
            <text:p>4</text:p>
          </table:table-cell>
          <table:table-cell table:style-name="ce2" table:formula="of:=(([.B330]-0)/(1-0))*(10-0)+0" office:value-type="float" office:value="2.87109375">
            <text:p>2.871093750</text:p>
          </table:table-cell>
          <table:table-cell table:style-name="ce2" table:formula="of:=(([.C330]-0)/(1-0))*(1500-0.000000001)+0.000000001" office:value-type="float" office:value="840.82031250044">
            <text:p>840.820312500</text:p>
          </table:table-cell>
          <table:table-cell table:style-name="ce2" table:formula="of:=(([.D330]-0)/(1-0))*(1-0.000000001)+0.000000001" office:value-type="float" office:value="0.927734375072266">
            <text:p>0.927734375</text:p>
          </table:table-cell>
          <table:table-cell table:style-name="ce2" table:formula="of:=[.L330]*[.O330]" office:value-type="float" office:value="3.71093750028906">
            <text:p>3.710937500</text:p>
          </table:table-cell>
          <table:table-cell table:style-name="ce2" table:formula="of:=(([.E330]-0)/(1-0))*(100-0.000000001)+0.000000001" office:value-type="float" office:value="94.3359375000567">
            <text:p>94.335937500</text:p>
          </table:table-cell>
          <table:table-cell table:style-name="ce1" table:formula="of:=(([.F330]-0)/(1-0))*(1-0.001)+0.001" office:value-type="float" office:value="0.225384765625">
            <text:p>0.2253847656</text:p>
          </table:table-cell>
          <table:table-cell table:style-name="ce1" table:formula="of:=IF((([.L330]*[.L330])*[.R330])&lt;1;1;ROUND(([.L330]*[.L330])*[.R330]))" office:value-type="float" office:value="4">
            <text:p>4</text:p>
          </table:table-cell>
          <table:table-cell table:style-name="ce1" table:formula="of:=ROUND((([.G330]-0)/(1-0))*(1-0)+0)" office:value-type="float" office:value="1">
            <text:p>1</text:p>
          </table:table-cell>
          <table:table-cell table:style-name="ce2" table:formula="of:=(([.H330]-0)/(1-0))*(100-0)+0" office:value-type="float" office:value="61.5234375">
            <text:p>61.523437500</text:p>
          </table:table-cell>
          <table:table-cell table:style-name="ce2" table:formula="of:=(([.I330]-0)/(1-0))*(100-(-100))+(-100)" office:value-type="float" office:value="-94.140625">
            <text:p>-94.140625000</text:p>
          </table:table-cell>
          <table:table-cell table:style-name="ce2" table:formula="of:=(([.J330]-0)/(1-0))*(10000-0)+0" office:value-type="float" office:value="1503.90625">
            <text:p>1503.906250000</text:p>
          </table:table-cell>
          <table:table-cell/>
        </table:table-row>
        <table:table-row table:style-name="ro3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 office:value-type="float" office:value="0.529296875">
            <text:p>0.529296875</text:p>
          </table:table-cell>
          <table:table-cell office:value-type="float" office:value="0.650390625">
            <text:p>0.650390625</text:p>
          </table:table-cell>
          <table:table-cell/>
          <table:table-cell table:style-name="ce1" table:formula="of:=ROUND((([.A331]-0)/(1-0))*(12-2)+2)" office:value-type="float" office:value="9">
            <text:p>9</text:p>
          </table:table-cell>
          <table:table-cell table:style-name="ce2" table:formula="of:=(([.B331]-0)/(1-0))*(10-0)+0" office:value-type="float" office:value="7.87109375">
            <text:p>7.871093750</text:p>
          </table:table-cell>
          <table:table-cell table:style-name="ce2" table:formula="of:=(([.C331]-0)/(1-0))*(1500-0.000000001)+0.000000001" office:value-type="float" office:value="90.8203125009395">
            <text:p>90.820312501</text:p>
          </table:table-cell>
          <table:table-cell table:style-name="ce2" table:formula="of:=(([.D331]-0)/(1-0))*(1-0.000000001)+0.000000001" office:value-type="float" office:value="0.427734375572266">
            <text:p>0.427734376</text:p>
          </table:table-cell>
          <table:table-cell table:style-name="ce2" table:formula="of:=[.L331]*[.O331]" office:value-type="float" office:value="3.84960938015039">
            <text:p>3.849609380</text:p>
          </table:table-cell>
          <table:table-cell table:style-name="ce2" table:formula="of:=(([.E331]-0)/(1-0))*(100-0.000000001)+0.000000001" office:value-type="float" office:value="44.3359375005566">
            <text:p>44.335937501</text:p>
          </table:table-cell>
          <table:table-cell table:style-name="ce1" table:formula="of:=(([.F331]-0)/(1-0))*(1-0.001)+0.001" office:value-type="float" office:value="0.724884765625">
            <text:p>0.7248847656</text:p>
          </table:table-cell>
          <table:table-cell table:style-name="ce1" table:formula="of:=IF((([.L331]*[.L331])*[.R331])&lt;1;1;ROUND(([.L331]*[.L331])*[.R331]))" office:value-type="float" office:value="59">
            <text:p>59</text:p>
          </table:table-cell>
          <table:table-cell table:style-name="ce1" table:formula="of:=ROUND((([.G331]-0)/(1-0))*(1-0)+0)" office:value-type="float" office:value="0">
            <text:p>0</text:p>
          </table:table-cell>
          <table:table-cell table:style-name="ce2" table:formula="of:=(([.H331]-0)/(1-0))*(100-0)+0" office:value-type="float" office:value="11.5234375">
            <text:p>11.523437500</text:p>
          </table:table-cell>
          <table:table-cell table:style-name="ce2" table:formula="of:=(([.I331]-0)/(1-0))*(100-(-100))+(-100)" office:value-type="float" office:value="5.859375">
            <text:p>5.859375000</text:p>
          </table:table-cell>
          <table:table-cell table:style-name="ce2" table:formula="of:=(([.J331]-0)/(1-0))*(10000-0)+0" office:value-type="float" office:value="6503.90625">
            <text:p>6503.906250000</text:p>
          </table:table-cell>
          <table:table-cell/>
        </table:table-row>
        <table:table-row table:style-name="ro3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 office:value-type="float" office:value="0.779296875">
            <text:p>0.779296875</text:p>
          </table:table-cell>
          <table:table-cell office:value-type="float" office:value="0.900390625">
            <text:p>0.900390625</text:p>
          </table:table-cell>
          <table:table-cell/>
          <table:table-cell table:style-name="ce1" table:formula="of:=ROUND((([.A332]-0)/(1-0))*(12-2)+2)" office:value-type="float" office:value="12">
            <text:p>12</text:p>
          </table:table-cell>
          <table:table-cell table:style-name="ce2" table:formula="of:=(([.B332]-0)/(1-0))*(10-0)+0" office:value-type="float" office:value="0.37109375">
            <text:p>0.371093750</text:p>
          </table:table-cell>
          <table:table-cell table:style-name="ce2" table:formula="of:=(([.C332]-0)/(1-0))*(1500-0.000000001)+0.000000001" office:value-type="float" office:value="1215.82031250019">
            <text:p>1215.820312500</text:p>
          </table:table-cell>
          <table:table-cell table:style-name="ce2" table:formula="of:=(([.D332]-0)/(1-0))*(1-0.000000001)+0.000000001" office:value-type="float" office:value="0.677734375322266">
            <text:p>0.677734375</text:p>
          </table:table-cell>
          <table:table-cell table:style-name="ce2" table:formula="of:=[.L332]*[.O332]" office:value-type="float" office:value="8.13281250386719">
            <text:p>8.132812504</text:p>
          </table:table-cell>
          <table:table-cell table:style-name="ce2" table:formula="of:=(([.E332]-0)/(1-0))*(100-0.000000001)+0.000000001" office:value-type="float" office:value="19.3359375008066">
            <text:p>19.335937501</text:p>
          </table:table-cell>
          <table:table-cell table:style-name="ce1" table:formula="of:=(([.F332]-0)/(1-0))*(1-0.001)+0.001" office:value-type="float" office:value="0.974634765625">
            <text:p>0.9746347656</text:p>
          </table:table-cell>
          <table:table-cell table:style-name="ce1" table:formula="of:=IF((([.L332]*[.L332])*[.R332])&lt;1;1;ROUND(([.L332]*[.L332])*[.R332]))" office:value-type="float" office:value="140">
            <text:p>140</text:p>
          </table:table-cell>
          <table:table-cell table:style-name="ce1" table:formula="of:=ROUND((([.G332]-0)/(1-0))*(1-0)+0)" office:value-type="float" office:value="1">
            <text:p>1</text:p>
          </table:table-cell>
          <table:table-cell table:style-name="ce2" table:formula="of:=(([.H332]-0)/(1-0))*(100-0)+0" office:value-type="float" office:value="36.5234375">
            <text:p>36.523437500</text:p>
          </table:table-cell>
          <table:table-cell table:style-name="ce2" table:formula="of:=(([.I332]-0)/(1-0))*(100-(-100))+(-100)" office:value-type="float" office:value="55.859375">
            <text:p>55.859375000</text:p>
          </table:table-cell>
          <table:table-cell table:style-name="ce2" table:formula="of:=(([.J332]-0)/(1-0))*(10000-0)+0" office:value-type="float" office:value="9003.90625">
            <text:p>9003.906250000</text:p>
          </table:table-cell>
          <table:table-cell/>
        </table:table-row>
        <table:table-row table:style-name="ro3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 office:value-type="float" office:value="0.279296875">
            <text:p>0.279296875</text:p>
          </table:table-cell>
          <table:table-cell office:value-type="float" office:value="0.400390625">
            <text:p>0.400390625</text:p>
          </table:table-cell>
          <table:table-cell/>
          <table:table-cell table:style-name="ce1" table:formula="of:=ROUND((([.A333]-0)/(1-0))*(12-2)+2)" office:value-type="float" office:value="7">
            <text:p>7</text:p>
          </table:table-cell>
          <table:table-cell table:style-name="ce2" table:formula="of:=(([.B333]-0)/(1-0))*(10-0)+0" office:value-type="float" office:value="5.37109375">
            <text:p>5.371093750</text:p>
          </table:table-cell>
          <table:table-cell table:style-name="ce2" table:formula="of:=(([.C333]-0)/(1-0))*(1500-0.000000001)+0.000000001" office:value-type="float" office:value="465.82031250069">
            <text:p>465.820312501</text:p>
          </table:table-cell>
          <table:table-cell table:style-name="ce2" table:formula="of:=(([.D333]-0)/(1-0))*(1-0.000000001)+0.000000001" office:value-type="float" office:value="0.177734375822266">
            <text:p>0.177734376</text:p>
          </table:table-cell>
          <table:table-cell table:style-name="ce2" table:formula="of:=[.L333]*[.O333]" office:value-type="float" office:value="1.24414063075586">
            <text:p>1.244140631</text:p>
          </table:table-cell>
          <table:table-cell table:style-name="ce2" table:formula="of:=(([.E333]-0)/(1-0))*(100-0.000000001)+0.000000001" office:value-type="float" office:value="69.3359375003066">
            <text:p>69.335937500</text:p>
          </table:table-cell>
          <table:table-cell table:style-name="ce1" table:formula="of:=(([.F333]-0)/(1-0))*(1-0.001)+0.001" office:value-type="float" office:value="0.475134765625">
            <text:p>0.4751347656</text:p>
          </table:table-cell>
          <table:table-cell table:style-name="ce1" table:formula="of:=IF((([.L333]*[.L333])*[.R333])&lt;1;1;ROUND(([.L333]*[.L333])*[.R333]))" office:value-type="float" office:value="23">
            <text:p>23</text:p>
          </table:table-cell>
          <table:table-cell table:style-name="ce1" table:formula="of:=ROUND((([.G333]-0)/(1-0))*(1-0)+0)" office:value-type="float" office:value="0">
            <text:p>0</text:p>
          </table:table-cell>
          <table:table-cell table:style-name="ce2" table:formula="of:=(([.H333]-0)/(1-0))*(100-0)+0" office:value-type="float" office:value="86.5234375">
            <text:p>86.523437500</text:p>
          </table:table-cell>
          <table:table-cell table:style-name="ce2" table:formula="of:=(([.I333]-0)/(1-0))*(100-(-100))+(-100)" office:value-type="float" office:value="-44.140625">
            <text:p>-44.140625000</text:p>
          </table:table-cell>
          <table:table-cell table:style-name="ce2" table:formula="of:=(([.J333]-0)/(1-0))*(10000-0)+0" office:value-type="float" office:value="4003.90625">
            <text:p>4003.906250000</text:p>
          </table:table-cell>
          <table:table-cell/>
        </table:table-row>
        <table:table-row table:style-name="ro3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 office:value-type="float" office:value="0.904296875">
            <text:p>0.904296875</text:p>
          </table:table-cell>
          <table:table-cell office:value-type="float" office:value="0.525390625">
            <text:p>0.525390625</text:p>
          </table:table-cell>
          <table:table-cell/>
          <table:table-cell table:style-name="ce1" table:formula="of:=ROUND((([.A334]-0)/(1-0))*(12-2)+2)" office:value-type="float" office:value="5">
            <text:p>5</text:p>
          </table:table-cell>
          <table:table-cell table:style-name="ce2" table:formula="of:=(([.B334]-0)/(1-0))*(10-0)+0" office:value-type="float" office:value="1.62109375">
            <text:p>1.621093750</text:p>
          </table:table-cell>
          <table:table-cell table:style-name="ce2" table:formula="of:=(([.C334]-0)/(1-0))*(1500-0.000000001)+0.000000001" office:value-type="float" office:value="278.320312500814">
            <text:p>278.320312501</text:p>
          </table:table-cell>
          <table:table-cell table:style-name="ce2" table:formula="of:=(([.D334]-0)/(1-0))*(1-0.000000001)+0.000000001" office:value-type="float" office:value="0.0527343759472656">
            <text:p>0.052734376</text:p>
          </table:table-cell>
          <table:table-cell table:style-name="ce2" table:formula="of:=[.L334]*[.O334]" office:value-type="float" office:value="0.263671879736328">
            <text:p>0.263671880</text:p>
          </table:table-cell>
          <table:table-cell table:style-name="ce2" table:formula="of:=(([.E334]-0)/(1-0))*(100-0.000000001)+0.000000001" office:value-type="float" office:value="56.8359375004316">
            <text:p>56.835937500</text:p>
          </table:table-cell>
          <table:table-cell table:style-name="ce1" table:formula="of:=(([.F334]-0)/(1-0))*(1-0.001)+0.001" office:value-type="float" office:value="0.100509765625">
            <text:p>0.1005097656</text:p>
          </table:table-cell>
          <table:table-cell table:style-name="ce1" table:formula="of:=IF((([.L334]*[.L334])*[.R334])&lt;1;1;ROUND(([.L334]*[.L334])*[.R334]))" office:value-type="float" office:value="3">
            <text:p>3</text:p>
          </table:table-cell>
          <table:table-cell table:style-name="ce1" table:formula="of:=ROUND((([.G334]-0)/(1-0))*(1-0)+0)" office:value-type="float" office:value="1">
            <text:p>1</text:p>
          </table:table-cell>
          <table:table-cell table:style-name="ce2" table:formula="of:=(([.H334]-0)/(1-0))*(100-0)+0" office:value-type="float" office:value="49.0234375">
            <text:p>49.023437500</text:p>
          </table:table-cell>
          <table:table-cell table:style-name="ce2" table:formula="of:=(([.I334]-0)/(1-0))*(100-(-100))+(-100)" office:value-type="float" office:value="80.859375">
            <text:p>80.859375000</text:p>
          </table:table-cell>
          <table:table-cell table:style-name="ce2" table:formula="of:=(([.J334]-0)/(1-0))*(10000-0)+0" office:value-type="float" office:value="5253.90625">
            <text:p>5253.906250000</text:p>
          </table:table-cell>
          <table:table-cell/>
        </table:table-row>
        <table:table-row table:style-name="ro3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 office:value-type="float" office:value="0.404296875">
            <text:p>0.404296875</text:p>
          </table:table-cell>
          <table:table-cell office:value-type="float" office:value="0.025390625">
            <text:p>0.025390625</text:p>
          </table:table-cell>
          <table:table-cell/>
          <table:table-cell table:style-name="ce1" table:formula="of:=ROUND((([.A335]-0)/(1-0))*(12-2)+2)" office:value-type="float" office:value="10">
            <text:p>10</text:p>
          </table:table-cell>
          <table:table-cell table:style-name="ce2" table:formula="of:=(([.B335]-0)/(1-0))*(10-0)+0" office:value-type="float" office:value="6.62109375">
            <text:p>6.621093750</text:p>
          </table:table-cell>
          <table:table-cell table:style-name="ce2" table:formula="of:=(([.C335]-0)/(1-0))*(1500-0.000000001)+0.000000001" office:value-type="float" office:value="1028.32031250031">
            <text:p>1028.320312500</text:p>
          </table:table-cell>
          <table:table-cell table:style-name="ce2" table:formula="of:=(([.D335]-0)/(1-0))*(1-0.000000001)+0.000000001" office:value-type="float" office:value="0.552734375447266">
            <text:p>0.552734375</text:p>
          </table:table-cell>
          <table:table-cell table:style-name="ce2" table:formula="of:=[.L335]*[.O335]" office:value-type="float" office:value="5.52734375447266">
            <text:p>5.527343754</text:p>
          </table:table-cell>
          <table:table-cell table:style-name="ce2" table:formula="of:=(([.E335]-0)/(1-0))*(100-0.000000001)+0.000000001" office:value-type="float" office:value="6.83593750093164">
            <text:p>6.835937501</text:p>
          </table:table-cell>
          <table:table-cell table:style-name="ce1" table:formula="of:=(([.F335]-0)/(1-0))*(1-0.001)+0.001" office:value-type="float" office:value="0.600009765625">
            <text:p>0.6000097656</text:p>
          </table:table-cell>
          <table:table-cell table:style-name="ce1" table:formula="of:=IF((([.L335]*[.L335])*[.R335])&lt;1;1;ROUND(([.L335]*[.L335])*[.R335]))" office:value-type="float" office:value="60">
            <text:p>60</text:p>
          </table:table-cell>
          <table:table-cell table:style-name="ce1" table:formula="of:=ROUND((([.G335]-0)/(1-0))*(1-0)+0)" office:value-type="float" office:value="0">
            <text:p>0</text:p>
          </table:table-cell>
          <table:table-cell table:style-name="ce2" table:formula="of:=(([.H335]-0)/(1-0))*(100-0)+0" office:value-type="float" office:value="99.0234375">
            <text:p>99.023437500</text:p>
          </table:table-cell>
          <table:table-cell table:style-name="ce2" table:formula="of:=(([.I335]-0)/(1-0))*(100-(-100))+(-100)" office:value-type="float" office:value="-19.140625">
            <text:p>-19.140625000</text:p>
          </table:table-cell>
          <table:table-cell table:style-name="ce2" table:formula="of:=(([.J335]-0)/(1-0))*(10000-0)+0" office:value-type="float" office:value="253.90625">
            <text:p>253.906250000</text:p>
          </table:table-cell>
          <table:table-cell/>
        </table:table-row>
        <table:table-row table:style-name="ro3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 office:value-type="float" office:value="0.154296875">
            <text:p>0.154296875</text:p>
          </table:table-cell>
          <table:table-cell office:value-type="float" office:value="0.275390625">
            <text:p>0.275390625</text:p>
          </table:table-cell>
          <table:table-cell/>
          <table:table-cell table:style-name="ce1" table:formula="of:=ROUND((([.A336]-0)/(1-0))*(12-2)+2)" office:value-type="float" office:value="8">
            <text:p>8</text:p>
          </table:table-cell>
          <table:table-cell table:style-name="ce2" table:formula="of:=(([.B336]-0)/(1-0))*(10-0)+0" office:value-type="float" office:value="4.12109375">
            <text:p>4.121093750</text:p>
          </table:table-cell>
          <table:table-cell table:style-name="ce2" table:formula="of:=(([.C336]-0)/(1-0))*(1500-0.000000001)+0.000000001" office:value-type="float" office:value="653.320312500564">
            <text:p>653.320312501</text:p>
          </table:table-cell>
          <table:table-cell table:style-name="ce2" table:formula="of:=(([.D336]-0)/(1-0))*(1-0.000000001)+0.000000001" office:value-type="float" office:value="0.302734375697266">
            <text:p>0.302734376</text:p>
          </table:table-cell>
          <table:table-cell table:style-name="ce2" table:formula="of:=[.L336]*[.O336]" office:value-type="float" office:value="2.42187500557812">
            <text:p>2.421875006</text:p>
          </table:table-cell>
          <table:table-cell table:style-name="ce2" table:formula="of:=(([.E336]-0)/(1-0))*(100-0.000000001)+0.000000001" office:value-type="float" office:value="31.8359375006816">
            <text:p>31.835937501</text:p>
          </table:table-cell>
          <table:table-cell table:style-name="ce1" table:formula="of:=(([.F336]-0)/(1-0))*(1-0.001)+0.001" office:value-type="float" office:value="0.849759765625">
            <text:p>0.8497597656</text:p>
          </table:table-cell>
          <table:table-cell table:style-name="ce1" table:formula="of:=IF((([.L336]*[.L336])*[.R336])&lt;1;1;ROUND(([.L336]*[.L336])*[.R336]))" office:value-type="float" office:value="54">
            <text:p>54</text:p>
          </table:table-cell>
          <table:table-cell table:style-name="ce1" table:formula="of:=ROUND((([.G336]-0)/(1-0))*(1-0)+0)" office:value-type="float" office:value="1">
            <text:p>1</text:p>
          </table:table-cell>
          <table:table-cell table:style-name="ce2" table:formula="of:=(([.H336]-0)/(1-0))*(100-0)+0" office:value-type="float" office:value="74.0234375">
            <text:p>74.023437500</text:p>
          </table:table-cell>
          <table:table-cell table:style-name="ce2" table:formula="of:=(([.I336]-0)/(1-0))*(100-(-100))+(-100)" office:value-type="float" office:value="-69.140625">
            <text:p>-69.140625000</text:p>
          </table:table-cell>
          <table:table-cell table:style-name="ce2" table:formula="of:=(([.J336]-0)/(1-0))*(10000-0)+0" office:value-type="float" office:value="2753.90625">
            <text:p>2753.906250000</text:p>
          </table:table-cell>
          <table:table-cell/>
        </table:table-row>
        <table:table-row table:style-name="ro3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 office:value-type="float" office:value="0.654296875">
            <text:p>0.654296875</text:p>
          </table:table-cell>
          <table:table-cell office:value-type="float" office:value="0.775390625">
            <text:p>0.775390625</text:p>
          </table:table-cell>
          <table:table-cell/>
          <table:table-cell table:style-name="ce1" table:formula="of:=ROUND((([.A337]-0)/(1-0))*(12-2)+2)" office:value-type="float" office:value="3">
            <text:p>3</text:p>
          </table:table-cell>
          <table:table-cell table:style-name="ce2" table:formula="of:=(([.B337]-0)/(1-0))*(10-0)+0" office:value-type="float" office:value="9.12109375">
            <text:p>9.121093750</text:p>
          </table:table-cell>
          <table:table-cell table:style-name="ce2" table:formula="of:=(([.C337]-0)/(1-0))*(1500-0.000000001)+0.000000001" office:value-type="float" office:value="1403.32031250006">
            <text:p>1403.320312500</text:p>
          </table:table-cell>
          <table:table-cell table:style-name="ce2" table:formula="of:=(([.D337]-0)/(1-0))*(1-0.000000001)+0.000000001" office:value-type="float" office:value="0.802734375197266">
            <text:p>0.802734375</text:p>
          </table:table-cell>
          <table:table-cell table:style-name="ce2" table:formula="of:=[.L337]*[.O337]" office:value-type="float" office:value="2.4082031255918">
            <text:p>2.408203126</text:p>
          </table:table-cell>
          <table:table-cell table:style-name="ce2" table:formula="of:=(([.E337]-0)/(1-0))*(100-0.000000001)+0.000000001" office:value-type="float" office:value="81.8359375001817">
            <text:p>81.835937500</text:p>
          </table:table-cell>
          <table:table-cell table:style-name="ce1" table:formula="of:=(([.F337]-0)/(1-0))*(1-0.001)+0.001" office:value-type="float" office:value="0.350259765625">
            <text:p>0.3502597656</text:p>
          </table:table-cell>
          <table:table-cell table:style-name="ce1" table:formula="of:=IF((([.L337]*[.L337])*[.R337])&lt;1;1;ROUND(([.L337]*[.L337])*[.R337]))" office:value-type="float" office:value="3">
            <text:p>3</text:p>
          </table:table-cell>
          <table:table-cell table:style-name="ce1" table:formula="of:=ROUND((([.G337]-0)/(1-0))*(1-0)+0)" office:value-type="float" office:value="0">
            <text:p>0</text:p>
          </table:table-cell>
          <table:table-cell table:style-name="ce2" table:formula="of:=(([.H337]-0)/(1-0))*(100-0)+0" office:value-type="float" office:value="24.0234375">
            <text:p>24.023437500</text:p>
          </table:table-cell>
          <table:table-cell table:style-name="ce2" table:formula="of:=(([.I337]-0)/(1-0))*(100-(-100))+(-100)" office:value-type="float" office:value="30.859375">
            <text:p>30.859375000</text:p>
          </table:table-cell>
          <table:table-cell table:style-name="ce2" table:formula="of:=(([.J337]-0)/(1-0))*(10000-0)+0" office:value-type="float" office:value="7753.90625">
            <text:p>7753.906250000</text:p>
          </table:table-cell>
          <table:table-cell/>
        </table:table-row>
        <table:table-row table:style-name="ro3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 office:value-type="float" office:value="0.560546875">
            <text:p>0.560546875</text:p>
          </table:table-cell>
          <table:table-cell office:value-type="float" office:value="0.369140625">
            <text:p>0.369140625</text:p>
          </table:table-cell>
          <table:table-cell/>
          <table:table-cell table:style-name="ce1" table:formula="of:=ROUND((([.A338]-0)/(1-0))*(12-2)+2)" office:value-type="float" office:value="3">
            <text:p>3</text:p>
          </table:table-cell>
          <table:table-cell table:style-name="ce2" table:formula="of:=(([.B338]-0)/(1-0))*(10-0)+0" office:value-type="float" office:value="3.80859375">
            <text:p>3.808593750</text:p>
          </table:table-cell>
          <table:table-cell table:style-name="ce2" table:formula="of:=(([.C338]-0)/(1-0))*(1500-0.000000001)+0.000000001" office:value-type="float" office:value="43.9453125009707">
            <text:p>43.945312501</text:p>
          </table:table-cell>
          <table:table-cell table:style-name="ce2" table:formula="of:=(([.D338]-0)/(1-0))*(1-0.000000001)+0.000000001" office:value-type="float" office:value="0.208984375791016">
            <text:p>0.208984376</text:p>
          </table:table-cell>
          <table:table-cell table:style-name="ce2" table:formula="of:=[.L338]*[.O338]" office:value-type="float" office:value="0.626953127373047">
            <text:p>0.626953127</text:p>
          </table:table-cell>
          <table:table-cell table:style-name="ce2" table:formula="of:=(([.E338]-0)/(1-0))*(100-0.000000001)+0.000000001" office:value-type="float" office:value="16.2109375008379">
            <text:p>16.210937501</text:p>
          </table:table-cell>
          <table:table-cell table:style-name="ce1" table:formula="of:=(([.F338]-0)/(1-0))*(1-0.001)+0.001" office:value-type="float" office:value="0.568791015625">
            <text:p>0.5687910156</text:p>
          </table:table-cell>
          <table:table-cell table:style-name="ce1" table:formula="of:=IF((([.L338]*[.L338])*[.R338])&lt;1;1;ROUND(([.L338]*[.L338])*[.R338]))" office:value-type="float" office:value="5">
            <text:p>5</text:p>
          </table:table-cell>
          <table:table-cell table:style-name="ce1" table:formula="of:=ROUND((([.G338]-0)/(1-0))*(1-0)+0)" office:value-type="float" office:value="0">
            <text:p>0</text:p>
          </table:table-cell>
          <table:table-cell table:style-name="ce2" table:formula="of:=(([.H338]-0)/(1-0))*(100-0)+0" office:value-type="float" office:value="70.8984375">
            <text:p>70.898437500</text:p>
          </table:table-cell>
          <table:table-cell table:style-name="ce2" table:formula="of:=(([.I338]-0)/(1-0))*(100-(-100))+(-100)" office:value-type="float" office:value="12.109375">
            <text:p>12.109375000</text:p>
          </table:table-cell>
          <table:table-cell table:style-name="ce2" table:formula="of:=(([.J338]-0)/(1-0))*(10000-0)+0" office:value-type="float" office:value="3691.40625">
            <text:p>3691.406250000</text:p>
          </table:table-cell>
          <table:table-cell/>
        </table:table-row>
        <table:table-row table:style-name="ro3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 office:value-type="float" office:value="0.060546875">
            <text:p>0.060546875</text:p>
          </table:table-cell>
          <table:table-cell office:value-type="float" office:value="0.869140625">
            <text:p>0.869140625</text:p>
          </table:table-cell>
          <table:table-cell/>
          <table:table-cell table:style-name="ce1" table:formula="of:=ROUND((([.A339]-0)/(1-0))*(12-2)+2)" office:value-type="float" office:value="8">
            <text:p>8</text:p>
          </table:table-cell>
          <table:table-cell table:style-name="ce2" table:formula="of:=(([.B339]-0)/(1-0))*(10-0)+0" office:value-type="float" office:value="8.80859375">
            <text:p>8.808593750</text:p>
          </table:table-cell>
          <table:table-cell table:style-name="ce2" table:formula="of:=(([.C339]-0)/(1-0))*(1500-0.000000001)+0.000000001" office:value-type="float" office:value="793.945312500471">
            <text:p>793.945312500</text:p>
          </table:table-cell>
          <table:table-cell table:style-name="ce2" table:formula="of:=(([.D339]-0)/(1-0))*(1-0.000000001)+0.000000001" office:value-type="float" office:value="0.708984375291016">
            <text:p>0.708984375</text:p>
          </table:table-cell>
          <table:table-cell table:style-name="ce2" table:formula="of:=[.L339]*[.O339]" office:value-type="float" office:value="5.67187500232813">
            <text:p>5.671875002</text:p>
          </table:table-cell>
          <table:table-cell table:style-name="ce2" table:formula="of:=(([.E339]-0)/(1-0))*(100-0.000000001)+0.000000001" office:value-type="float" office:value="66.2109375003379">
            <text:p>66.210937500</text:p>
          </table:table-cell>
          <table:table-cell table:style-name="ce1" table:formula="of:=(([.F339]-0)/(1-0))*(1-0.001)+0.001" office:value-type="float" office:value="0.069291015625">
            <text:p>0.0692910156</text:p>
          </table:table-cell>
          <table:table-cell table:style-name="ce1" table:formula="of:=IF((([.L339]*[.L339])*[.R339])&lt;1;1;ROUND(([.L339]*[.L339])*[.R339]))" office:value-type="float" office:value="4">
            <text:p>4</text:p>
          </table:table-cell>
          <table:table-cell table:style-name="ce1" table:formula="of:=ROUND((([.G339]-0)/(1-0))*(1-0)+0)" office:value-type="float" office:value="1">
            <text:p>1</text:p>
          </table:table-cell>
          <table:table-cell table:style-name="ce2" table:formula="of:=(([.H339]-0)/(1-0))*(100-0)+0" office:value-type="float" office:value="20.8984375">
            <text:p>20.898437500</text:p>
          </table:table-cell>
          <table:table-cell table:style-name="ce2" table:formula="of:=(([.I339]-0)/(1-0))*(100-(-100))+(-100)" office:value-type="float" office:value="-87.890625">
            <text:p>-87.890625000</text:p>
          </table:table-cell>
          <table:table-cell table:style-name="ce2" table:formula="of:=(([.J339]-0)/(1-0))*(10000-0)+0" office:value-type="float" office:value="8691.40625">
            <text:p>8691.406250000</text:p>
          </table:table-cell>
          <table:table-cell/>
        </table:table-row>
        <table:table-row table:style-name="ro3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 office:value-type="float" office:value="0.310546875">
            <text:p>0.310546875</text:p>
          </table:table-cell>
          <table:table-cell office:value-type="float" office:value="0.619140625">
            <text:p>0.619140625</text:p>
          </table:table-cell>
          <table:table-cell/>
          <table:table-cell table:style-name="ce1" table:formula="of:=ROUND((([.A340]-0)/(1-0))*(12-2)+2)" office:value-type="float" office:value="11">
            <text:p>11</text:p>
          </table:table-cell>
          <table:table-cell table:style-name="ce2" table:formula="of:=(([.B340]-0)/(1-0))*(10-0)+0" office:value-type="float" office:value="1.30859375">
            <text:p>1.308593750</text:p>
          </table:table-cell>
          <table:table-cell table:style-name="ce2" table:formula="of:=(([.C340]-0)/(1-0))*(1500-0.000000001)+0.000000001" office:value-type="float" office:value="418.945312500721">
            <text:p>418.945312501</text:p>
          </table:table-cell>
          <table:table-cell table:style-name="ce2" table:formula="of:=(([.D340]-0)/(1-0))*(1-0.000000001)+0.000000001" office:value-type="float" office:value="0.458984375541016">
            <text:p>0.458984376</text:p>
          </table:table-cell>
          <table:table-cell table:style-name="ce2" table:formula="of:=[.L340]*[.O340]" office:value-type="float" office:value="5.04882813095117">
            <text:p>5.048828131</text:p>
          </table:table-cell>
          <table:table-cell table:style-name="ce2" table:formula="of:=(([.E340]-0)/(1-0))*(100-0.000000001)+0.000000001" office:value-type="float" office:value="91.2109375000879">
            <text:p>91.210937500</text:p>
          </table:table-cell>
          <table:table-cell table:style-name="ce1" table:formula="of:=(([.F340]-0)/(1-0))*(1-0.001)+0.001" office:value-type="float" office:value="0.319041015625">
            <text:p>0.3190410156</text:p>
          </table:table-cell>
          <table:table-cell table:style-name="ce1" table:formula="of:=IF((([.L340]*[.L340])*[.R340])&lt;1;1;ROUND(([.L340]*[.L340])*[.R340]))" office:value-type="float" office:value="39">
            <text:p>39</text:p>
          </table:table-cell>
          <table:table-cell table:style-name="ce1" table:formula="of:=ROUND((([.G340]-0)/(1-0))*(1-0)+0)" office:value-type="float" office:value="0">
            <text:p>0</text:p>
          </table:table-cell>
          <table:table-cell table:style-name="ce2" table:formula="of:=(([.H340]-0)/(1-0))*(100-0)+0" office:value-type="float" office:value="45.8984375">
            <text:p>45.898437500</text:p>
          </table:table-cell>
          <table:table-cell table:style-name="ce2" table:formula="of:=(([.I340]-0)/(1-0))*(100-(-100))+(-100)" office:value-type="float" office:value="-37.890625">
            <text:p>-37.890625000</text:p>
          </table:table-cell>
          <table:table-cell table:style-name="ce2" table:formula="of:=(([.J340]-0)/(1-0))*(10000-0)+0" office:value-type="float" office:value="6191.40625">
            <text:p>6191.406250000</text:p>
          </table:table-cell>
          <table:table-cell/>
        </table:table-row>
        <table:table-row table:style-name="ro3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 office:value-type="float" office:value="0.810546875">
            <text:p>0.810546875</text:p>
          </table:table-cell>
          <table:table-cell office:value-type="float" office:value="0.119140625">
            <text:p>0.119140625</text:p>
          </table:table-cell>
          <table:table-cell/>
          <table:table-cell table:style-name="ce1" table:formula="of:=ROUND((([.A341]-0)/(1-0))*(12-2)+2)" office:value-type="float" office:value="6">
            <text:p>6</text:p>
          </table:table-cell>
          <table:table-cell table:style-name="ce2" table:formula="of:=(([.B341]-0)/(1-0))*(10-0)+0" office:value-type="float" office:value="6.30859375">
            <text:p>6.308593750</text:p>
          </table:table-cell>
          <table:table-cell table:style-name="ce2" table:formula="of:=(([.C341]-0)/(1-0))*(1500-0.000000001)+0.000000001" office:value-type="float" office:value="1168.94531250022">
            <text:p>1168.945312500</text:p>
          </table:table-cell>
          <table:table-cell table:style-name="ce2" table:formula="of:=(([.D341]-0)/(1-0))*(1-0.000000001)+0.000000001" office:value-type="float" office:value="0.958984375041016">
            <text:p>0.958984375</text:p>
          </table:table-cell>
          <table:table-cell table:style-name="ce2" table:formula="of:=[.L341]*[.O341]" office:value-type="float" office:value="5.7539062502461">
            <text:p>5.753906250</text:p>
          </table:table-cell>
          <table:table-cell table:style-name="ce2" table:formula="of:=(([.E341]-0)/(1-0))*(100-0.000000001)+0.000000001" office:value-type="float" office:value="41.2109375005879">
            <text:p>41.210937501</text:p>
          </table:table-cell>
          <table:table-cell table:style-name="ce1" table:formula="of:=(([.F341]-0)/(1-0))*(1-0.001)+0.001" office:value-type="float" office:value="0.818541015625">
            <text:p>0.8185410156</text:p>
          </table:table-cell>
          <table:table-cell table:style-name="ce1" table:formula="of:=IF((([.L341]*[.L341])*[.R341])&lt;1;1;ROUND(([.L341]*[.L341])*[.R341]))" office:value-type="float" office:value="29">
            <text:p>29</text:p>
          </table:table-cell>
          <table:table-cell table:style-name="ce1" table:formula="of:=ROUND((([.G341]-0)/(1-0))*(1-0)+0)" office:value-type="float" office:value="1">
            <text:p>1</text:p>
          </table:table-cell>
          <table:table-cell table:style-name="ce2" table:formula="of:=(([.H341]-0)/(1-0))*(100-0)+0" office:value-type="float" office:value="95.8984375">
            <text:p>95.898437500</text:p>
          </table:table-cell>
          <table:table-cell table:style-name="ce2" table:formula="of:=(([.I341]-0)/(1-0))*(100-(-100))+(-100)" office:value-type="float" office:value="62.109375">
            <text:p>62.109375000</text:p>
          </table:table-cell>
          <table:table-cell table:style-name="ce2" table:formula="of:=(([.J341]-0)/(1-0))*(10000-0)+0" office:value-type="float" office:value="1191.40625">
            <text:p>1191.406250000</text:p>
          </table:table-cell>
          <table:table-cell/>
        </table:table-row>
        <table:table-row table:style-name="ro3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 office:value-type="float" office:value="0.435546875">
            <text:p>0.435546875</text:p>
          </table:table-cell>
          <table:table-cell office:value-type="float" office:value="0.994140625">
            <text:p>0.994140625</text:p>
          </table:table-cell>
          <table:table-cell/>
          <table:table-cell table:style-name="ce1" table:formula="of:=ROUND((([.A342]-0)/(1-0))*(12-2)+2)" office:value-type="float" office:value="7">
            <text:p>7</text:p>
          </table:table-cell>
          <table:table-cell table:style-name="ce2" table:formula="of:=(([.B342]-0)/(1-0))*(10-0)+0" office:value-type="float" office:value="0.05859375">
            <text:p>0.058593750</text:p>
          </table:table-cell>
          <table:table-cell table:style-name="ce2" table:formula="of:=(([.C342]-0)/(1-0))*(1500-0.000000001)+0.000000001" office:value-type="float" office:value="981.445312500346">
            <text:p>981.445312500</text:p>
          </table:table-cell>
          <table:table-cell table:style-name="ce2" table:formula="of:=(([.D342]-0)/(1-0))*(1-0.000000001)+0.000000001" office:value-type="float" office:value="0.833984375166016">
            <text:p>0.833984375</text:p>
          </table:table-cell>
          <table:table-cell table:style-name="ce2" table:formula="of:=[.L342]*[.O342]" office:value-type="float" office:value="5.83789062616211">
            <text:p>5.837890626</text:p>
          </table:table-cell>
          <table:table-cell table:style-name="ce2" table:formula="of:=(([.E342]-0)/(1-0))*(100-0.000000001)+0.000000001" office:value-type="float" office:value="28.7109375007129">
            <text:p>28.710937501</text:p>
          </table:table-cell>
          <table:table-cell table:style-name="ce1" table:formula="of:=(([.F342]-0)/(1-0))*(1-0.001)+0.001" office:value-type="float" office:value="0.693666015625">
            <text:p>0.6936660156</text:p>
          </table:table-cell>
          <table:table-cell table:style-name="ce1" table:formula="of:=IF((([.L342]*[.L342])*[.R342])&lt;1;1;ROUND(([.L342]*[.L342])*[.R342]))" office:value-type="float" office:value="34">
            <text:p>34</text:p>
          </table:table-cell>
          <table:table-cell table:style-name="ce1" table:formula="of:=ROUND((([.G342]-0)/(1-0))*(1-0)+0)" office:value-type="float" office:value="0">
            <text:p>0</text:p>
          </table:table-cell>
          <table:table-cell table:style-name="ce2" table:formula="of:=(([.H342]-0)/(1-0))*(100-0)+0" office:value-type="float" office:value="33.3984375">
            <text:p>33.398437500</text:p>
          </table:table-cell>
          <table:table-cell table:style-name="ce2" table:formula="of:=(([.I342]-0)/(1-0))*(100-(-100))+(-100)" office:value-type="float" office:value="-12.890625">
            <text:p>-12.890625000</text:p>
          </table:table-cell>
          <table:table-cell table:style-name="ce2" table:formula="of:=(([.J342]-0)/(1-0))*(10000-0)+0" office:value-type="float" office:value="9941.40625">
            <text:p>9941.406250000</text:p>
          </table:table-cell>
          <table:table-cell/>
        </table:table-row>
        <table:table-row table:style-name="ro3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 office:value-type="float" office:value="0.935546875">
            <text:p>0.935546875</text:p>
          </table:table-cell>
          <table:table-cell office:value-type="float" office:value="0.494140625">
            <text:p>0.494140625</text:p>
          </table:table-cell>
          <table:table-cell/>
          <table:table-cell table:style-name="ce1" table:formula="of:=ROUND((([.A343]-0)/(1-0))*(12-2)+2)" office:value-type="float" office:value="12">
            <text:p>12</text:p>
          </table:table-cell>
          <table:table-cell table:style-name="ce2" table:formula="of:=(([.B343]-0)/(1-0))*(10-0)+0" office:value-type="float" office:value="5.05859375">
            <text:p>5.058593750</text:p>
          </table:table-cell>
          <table:table-cell table:style-name="ce2" table:formula="of:=(([.C343]-0)/(1-0))*(1500-0.000000001)+0.000000001" office:value-type="float" office:value="231.445312500846">
            <text:p>231.445312501</text:p>
          </table:table-cell>
          <table:table-cell table:style-name="ce2" table:formula="of:=(([.D343]-0)/(1-0))*(1-0.000000001)+0.000000001" office:value-type="float" office:value="0.333984375666016">
            <text:p>0.333984376</text:p>
          </table:table-cell>
          <table:table-cell table:style-name="ce2" table:formula="of:=[.L343]*[.O343]" office:value-type="float" office:value="4.00781250799219">
            <text:p>4.007812508</text:p>
          </table:table-cell>
          <table:table-cell table:style-name="ce2" table:formula="of:=(([.E343]-0)/(1-0))*(100-0.000000001)+0.000000001" office:value-type="float" office:value="78.7109375002129">
            <text:p>78.710937500</text:p>
          </table:table-cell>
          <table:table-cell table:style-name="ce1" table:formula="of:=(([.F343]-0)/(1-0))*(1-0.001)+0.001" office:value-type="float" office:value="0.194166015625">
            <text:p>0.1941660156</text:p>
          </table:table-cell>
          <table:table-cell table:style-name="ce1" table:formula="of:=IF((([.L343]*[.L343])*[.R343])&lt;1;1;ROUND(([.L343]*[.L343])*[.R343]))" office:value-type="float" office:value="28">
            <text:p>28</text:p>
          </table:table-cell>
          <table:table-cell table:style-name="ce1" table:formula="of:=ROUND((([.G343]-0)/(1-0))*(1-0)+0)" office:value-type="float" office:value="1">
            <text:p>1</text:p>
          </table:table-cell>
          <table:table-cell table:style-name="ce2" table:formula="of:=(([.H343]-0)/(1-0))*(100-0)+0" office:value-type="float" office:value="83.3984375">
            <text:p>83.398437500</text:p>
          </table:table-cell>
          <table:table-cell table:style-name="ce2" table:formula="of:=(([.I343]-0)/(1-0))*(100-(-100))+(-100)" office:value-type="float" office:value="87.109375">
            <text:p>87.109375000</text:p>
          </table:table-cell>
          <table:table-cell table:style-name="ce2" table:formula="of:=(([.J343]-0)/(1-0))*(10000-0)+0" office:value-type="float" office:value="4941.40625">
            <text:p>4941.406250000</text:p>
          </table:table-cell>
          <table:table-cell/>
        </table:table-row>
        <table:table-row table:style-name="ro3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 office:value-type="float" office:value="0.685546875">
            <text:p>0.685546875</text:p>
          </table:table-cell>
          <table:table-cell office:value-type="float" office:value="0.244140625">
            <text:p>0.244140625</text:p>
          </table:table-cell>
          <table:table-cell/>
          <table:table-cell table:style-name="ce1" table:formula="of:=ROUND((([.A344]-0)/(1-0))*(12-2)+2)" office:value-type="float" office:value="9">
            <text:p>9</text:p>
          </table:table-cell>
          <table:table-cell table:style-name="ce2" table:formula="of:=(([.B344]-0)/(1-0))*(10-0)+0" office:value-type="float" office:value="2.55859375">
            <text:p>2.558593750</text:p>
          </table:table-cell>
          <table:table-cell table:style-name="ce2" table:formula="of:=(([.C344]-0)/(1-0))*(1500-0.000000001)+0.000000001" office:value-type="float" office:value="1356.4453125001">
            <text:p>1356.445312500</text:p>
          </table:table-cell>
          <table:table-cell table:style-name="ce2" table:formula="of:=(([.D344]-0)/(1-0))*(1-0.000000001)+0.000000001" office:value-type="float" office:value="0.583984375416016">
            <text:p>0.583984375</text:p>
          </table:table-cell>
          <table:table-cell table:style-name="ce2" table:formula="of:=[.L344]*[.O344]" office:value-type="float" office:value="5.25585937874414">
            <text:p>5.255859379</text:p>
          </table:table-cell>
          <table:table-cell table:style-name="ce2" table:formula="of:=(([.E344]-0)/(1-0))*(100-0.000000001)+0.000000001" office:value-type="float" office:value="53.7109375004629">
            <text:p>53.710937500</text:p>
          </table:table-cell>
          <table:table-cell table:style-name="ce1" table:formula="of:=(([.F344]-0)/(1-0))*(1-0.001)+0.001" office:value-type="float" office:value="0.443916015625">
            <text:p>0.4439160156</text:p>
          </table:table-cell>
          <table:table-cell table:style-name="ce1" table:formula="of:=IF((([.L344]*[.L344])*[.R344])&lt;1;1;ROUND(([.L344]*[.L344])*[.R344]))" office:value-type="float" office:value="36">
            <text:p>36</text:p>
          </table:table-cell>
          <table:table-cell table:style-name="ce1" table:formula="of:=ROUND((([.G344]-0)/(1-0))*(1-0)+0)" office:value-type="float" office:value="0">
            <text:p>0</text:p>
          </table:table-cell>
          <table:table-cell table:style-name="ce2" table:formula="of:=(([.H344]-0)/(1-0))*(100-0)+0" office:value-type="float" office:value="58.3984375">
            <text:p>58.398437500</text:p>
          </table:table-cell>
          <table:table-cell table:style-name="ce2" table:formula="of:=(([.I344]-0)/(1-0))*(100-(-100))+(-100)" office:value-type="float" office:value="37.109375">
            <text:p>37.109375000</text:p>
          </table:table-cell>
          <table:table-cell table:style-name="ce2" table:formula="of:=(([.J344]-0)/(1-0))*(10000-0)+0" office:value-type="float" office:value="2441.40625">
            <text:p>2441.406250000</text:p>
          </table:table-cell>
          <table:table-cell/>
        </table:table-row>
        <table:table-row table:style-name="ro3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 office:value-type="float" office:value="0.185546875">
            <text:p>0.185546875</text:p>
          </table:table-cell>
          <table:table-cell office:value-type="float" office:value="0.744140625">
            <text:p>0.744140625</text:p>
          </table:table-cell>
          <table:table-cell/>
          <table:table-cell table:style-name="ce1" table:formula="of:=ROUND((([.A345]-0)/(1-0))*(12-2)+2)" office:value-type="float" office:value="4">
            <text:p>4</text:p>
          </table:table-cell>
          <table:table-cell table:style-name="ce2" table:formula="of:=(([.B345]-0)/(1-0))*(10-0)+0" office:value-type="float" office:value="7.55859375">
            <text:p>7.558593750</text:p>
          </table:table-cell>
          <table:table-cell table:style-name="ce2" table:formula="of:=(([.C345]-0)/(1-0))*(1500-0.000000001)+0.000000001" office:value-type="float" office:value="606.445312500596">
            <text:p>606.445312501</text:p>
          </table:table-cell>
          <table:table-cell table:style-name="ce2" table:formula="of:=(([.D345]-0)/(1-0))*(1-0.000000001)+0.000000001" office:value-type="float" office:value="0.0839843759160156">
            <text:p>0.083984376</text:p>
          </table:table-cell>
          <table:table-cell table:style-name="ce2" table:formula="of:=[.L345]*[.O345]" office:value-type="float" office:value="0.335937503664062">
            <text:p>0.335937504</text:p>
          </table:table-cell>
          <table:table-cell table:style-name="ce2" table:formula="of:=(([.E345]-0)/(1-0))*(100-0.000000001)+0.000000001" office:value-type="float" office:value="3.71093750096289">
            <text:p>3.710937501</text:p>
          </table:table-cell>
          <table:table-cell table:style-name="ce1" table:formula="of:=(([.F345]-0)/(1-0))*(1-0.001)+0.001" office:value-type="float" office:value="0.943416015625">
            <text:p>0.9434160156</text:p>
          </table:table-cell>
          <table:table-cell table:style-name="ce1" table:formula="of:=IF((([.L345]*[.L345])*[.R345])&lt;1;1;ROUND(([.L345]*[.L345])*[.R345]))" office:value-type="float" office:value="15">
            <text:p>15</text:p>
          </table:table-cell>
          <table:table-cell table:style-name="ce1" table:formula="of:=ROUND((([.G345]-0)/(1-0))*(1-0)+0)" office:value-type="float" office:value="1">
            <text:p>1</text:p>
          </table:table-cell>
          <table:table-cell table:style-name="ce2" table:formula="of:=(([.H345]-0)/(1-0))*(100-0)+0" office:value-type="float" office:value="8.3984375">
            <text:p>8.398437500</text:p>
          </table:table-cell>
          <table:table-cell table:style-name="ce2" table:formula="of:=(([.I345]-0)/(1-0))*(100-(-100))+(-100)" office:value-type="float" office:value="-62.890625">
            <text:p>-62.890625000</text:p>
          </table:table-cell>
          <table:table-cell table:style-name="ce2" table:formula="of:=(([.J345]-0)/(1-0))*(10000-0)+0" office:value-type="float" office:value="7441.40625">
            <text:p>7441.406250000</text:p>
          </table:table-cell>
          <table:table-cell/>
        </table:table-row>
        <table:table-row table:style-name="ro3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 office:value-type="float" office:value="0.498046875">
            <text:p>0.498046875</text:p>
          </table:table-cell>
          <table:table-cell office:value-type="float" office:value="0.056640625">
            <text:p>0.056640625</text:p>
          </table:table-cell>
          <table:table-cell/>
          <table:table-cell table:style-name="ce1" table:formula="of:=ROUND((([.A346]-0)/(1-0))*(12-2)+2)" office:value-type="float" office:value="4">
            <text:p>4</text:p>
          </table:table-cell>
          <table:table-cell table:style-name="ce2" table:formula="of:=(([.B346]-0)/(1-0))*(10-0)+0" office:value-type="float" office:value="1.93359375">
            <text:p>1.933593750</text:p>
          </table:table-cell>
          <table:table-cell table:style-name="ce2" table:formula="of:=(([.C346]-0)/(1-0))*(1500-0.000000001)+0.000000001" office:value-type="float" office:value="1450.19531250003">
            <text:p>1450.195312500</text:p>
          </table:table-cell>
          <table:table-cell table:style-name="ce2" table:formula="of:=(([.D346]-0)/(1-0))*(1-0.000000001)+0.000000001" office:value-type="float" office:value="0.271484375728516">
            <text:p>0.271484376</text:p>
          </table:table-cell>
          <table:table-cell table:style-name="ce2" table:formula="of:=[.L346]*[.O346]" office:value-type="float" office:value="1.08593750291406">
            <text:p>1.085937503</text:p>
          </table:table-cell>
          <table:table-cell table:style-name="ce2" table:formula="of:=(([.E346]-0)/(1-0))*(100-0.000000001)+0.000000001" office:value-type="float" office:value="72.4609375002754">
            <text:p>72.460937500</text:p>
          </table:table-cell>
          <table:table-cell table:style-name="ce1" table:formula="of:=(([.F346]-0)/(1-0))*(1-0.001)+0.001" office:value-type="float" office:value="0.756103515625">
            <text:p>0.7561035156</text:p>
          </table:table-cell>
          <table:table-cell table:style-name="ce1" table:formula="of:=IF((([.L346]*[.L346])*[.R346])&lt;1;1;ROUND(([.L346]*[.L346])*[.R346]))" office:value-type="float" office:value="12">
            <text:p>12</text:p>
          </table:table-cell>
          <table:table-cell table:style-name="ce1" table:formula="of:=ROUND((([.G346]-0)/(1-0))*(1-0)+0)" office:value-type="float" office:value="0">
            <text:p>0</text:p>
          </table:table-cell>
          <table:table-cell table:style-name="ce2" table:formula="of:=(([.H346]-0)/(1-0))*(100-0)+0" office:value-type="float" office:value="27.1484375">
            <text:p>27.148437500</text:p>
          </table:table-cell>
          <table:table-cell table:style-name="ce2" table:formula="of:=(([.I346]-0)/(1-0))*(100-(-100))+(-100)" office:value-type="float" office:value="-0.390624999999986">
            <text:p>-0.390625000</text:p>
          </table:table-cell>
          <table:table-cell table:style-name="ce2" table:formula="of:=(([.J346]-0)/(1-0))*(10000-0)+0" office:value-type="float" office:value="566.40625">
            <text:p>566.406250000</text:p>
          </table:table-cell>
          <table:table-cell/>
        </table:table-row>
        <table:table-row table:style-name="ro3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 office:value-type="float" office:value="0.998046875">
            <text:p>0.998046875</text:p>
          </table:table-cell>
          <table:table-cell office:value-type="float" office:value="0.556640625">
            <text:p>0.556640625</text:p>
          </table:table-cell>
          <table:table-cell/>
          <table:table-cell table:style-name="ce1" table:formula="of:=ROUND((([.A347]-0)/(1-0))*(12-2)+2)" office:value-type="float" office:value="9">
            <text:p>9</text:p>
          </table:table-cell>
          <table:table-cell table:style-name="ce2" table:formula="of:=(([.B347]-0)/(1-0))*(10-0)+0" office:value-type="float" office:value="6.93359375">
            <text:p>6.933593750</text:p>
          </table:table-cell>
          <table:table-cell table:style-name="ce2" table:formula="of:=(([.C347]-0)/(1-0))*(1500-0.000000001)+0.000000001" office:value-type="float" office:value="700.195312500533">
            <text:p>700.195312501</text:p>
          </table:table-cell>
          <table:table-cell table:style-name="ce2" table:formula="of:=(([.D347]-0)/(1-0))*(1-0.000000001)+0.000000001" office:value-type="float" office:value="0.771484375228516">
            <text:p>0.771484375</text:p>
          </table:table-cell>
          <table:table-cell table:style-name="ce2" table:formula="of:=[.L347]*[.O347]" office:value-type="float" office:value="6.94335937705664">
            <text:p>6.943359377</text:p>
          </table:table-cell>
          <table:table-cell table:style-name="ce2" table:formula="of:=(([.E347]-0)/(1-0))*(100-0.000000001)+0.000000001" office:value-type="float" office:value="22.4609375007754">
            <text:p>22.460937501</text:p>
          </table:table-cell>
          <table:table-cell table:style-name="ce1" table:formula="of:=(([.F347]-0)/(1-0))*(1-0.001)+0.001" office:value-type="float" office:value="0.256603515625">
            <text:p>0.2566035156</text:p>
          </table:table-cell>
          <table:table-cell table:style-name="ce1" table:formula="of:=IF((([.L347]*[.L347])*[.R347])&lt;1;1;ROUND(([.L347]*[.L347])*[.R347]))" office:value-type="float" office:value="21">
            <text:p>21</text:p>
          </table:table-cell>
          <table:table-cell table:style-name="ce1" table:formula="of:=ROUND((([.G347]-0)/(1-0))*(1-0)+0)" office:value-type="float" office:value="1">
            <text:p>1</text:p>
          </table:table-cell>
          <table:table-cell table:style-name="ce2" table:formula="of:=(([.H347]-0)/(1-0))*(100-0)+0" office:value-type="float" office:value="77.1484375">
            <text:p>77.148437500</text:p>
          </table:table-cell>
          <table:table-cell table:style-name="ce2" table:formula="of:=(([.I347]-0)/(1-0))*(100-(-100))+(-100)" office:value-type="float" office:value="99.609375">
            <text:p>99.609375000</text:p>
          </table:table-cell>
          <table:table-cell table:style-name="ce2" table:formula="of:=(([.J347]-0)/(1-0))*(10000-0)+0" office:value-type="float" office:value="5566.40625">
            <text:p>5566.406250000</text:p>
          </table:table-cell>
          <table:table-cell/>
        </table:table-row>
        <table:table-row table:style-name="ro3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 office:value-type="float" office:value="0.748046875">
            <text:p>0.748046875</text:p>
          </table:table-cell>
          <table:table-cell office:value-type="float" office:value="0.806640625">
            <text:p>0.806640625</text:p>
          </table:table-cell>
          <table:table-cell/>
          <table:table-cell table:style-name="ce1" table:formula="of:=ROUND((([.A348]-0)/(1-0))*(12-2)+2)" office:value-type="float" office:value="11">
            <text:p>11</text:p>
          </table:table-cell>
          <table:table-cell table:style-name="ce2" table:formula="of:=(([.B348]-0)/(1-0))*(10-0)+0" office:value-type="float" office:value="4.43359375">
            <text:p>4.433593750</text:p>
          </table:table-cell>
          <table:table-cell table:style-name="ce2" table:formula="of:=(([.C348]-0)/(1-0))*(1500-0.000000001)+0.000000001" office:value-type="float" office:value="1075.19531250028">
            <text:p>1075.195312500</text:p>
          </table:table-cell>
          <table:table-cell table:style-name="ce2" table:formula="of:=(([.D348]-0)/(1-0))*(1-0.000000001)+0.000000001" office:value-type="float" office:value="0.0214843759785156">
            <text:p>0.021484376</text:p>
          </table:table-cell>
          <table:table-cell table:style-name="ce2" table:formula="of:=[.L348]*[.O348]" office:value-type="float" office:value="0.236328135763672">
            <text:p>0.236328136</text:p>
          </table:table-cell>
          <table:table-cell table:style-name="ce2" table:formula="of:=(([.E348]-0)/(1-0))*(100-0.000000001)+0.000000001" office:value-type="float" office:value="47.4609375005254">
            <text:p>47.460937501</text:p>
          </table:table-cell>
          <table:table-cell table:style-name="ce1" table:formula="of:=(([.F348]-0)/(1-0))*(1-0.001)+0.001" office:value-type="float" office:value="0.006853515625">
            <text:p>0.0068535156</text:p>
          </table:table-cell>
          <table:table-cell table:style-name="ce1" table:formula="of:=IF((([.L348]*[.L348])*[.R348])&lt;1;1;ROUND(([.L348]*[.L348])*[.R348]))" office:value-type="float" office:value="1">
            <text:p>1</text:p>
          </table:table-cell>
          <table:table-cell table:style-name="ce1" table:formula="of:=ROUND((([.G348]-0)/(1-0))*(1-0)+0)" office:value-type="float" office:value="0">
            <text:p>0</text:p>
          </table:table-cell>
          <table:table-cell table:style-name="ce2" table:formula="of:=(([.H348]-0)/(1-0))*(100-0)+0" office:value-type="float" office:value="52.1484375">
            <text:p>52.148437500</text:p>
          </table:table-cell>
          <table:table-cell table:style-name="ce2" table:formula="of:=(([.I348]-0)/(1-0))*(100-(-100))+(-100)" office:value-type="float" office:value="49.609375">
            <text:p>49.609375000</text:p>
          </table:table-cell>
          <table:table-cell table:style-name="ce2" table:formula="of:=(([.J348]-0)/(1-0))*(10000-0)+0" office:value-type="float" office:value="8066.40625">
            <text:p>8066.406250000</text:p>
          </table:table-cell>
          <table:table-cell/>
        </table:table-row>
        <table:table-row table:style-name="ro3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 office:value-type="float" office:value="0.248046875">
            <text:p>0.248046875</text:p>
          </table:table-cell>
          <table:table-cell office:value-type="float" office:value="0.306640625">
            <text:p>0.306640625</text:p>
          </table:table-cell>
          <table:table-cell/>
          <table:table-cell table:style-name="ce1" table:formula="of:=ROUND((([.A349]-0)/(1-0))*(12-2)+2)" office:value-type="float" office:value="6">
            <text:p>6</text:p>
          </table:table-cell>
          <table:table-cell table:style-name="ce2" table:formula="of:=(([.B349]-0)/(1-0))*(10-0)+0" office:value-type="float" office:value="9.43359375">
            <text:p>9.433593750</text:p>
          </table:table-cell>
          <table:table-cell table:style-name="ce2" table:formula="of:=(([.C349]-0)/(1-0))*(1500-0.000000001)+0.000000001" office:value-type="float" office:value="325.195312500783">
            <text:p>325.195312501</text:p>
          </table:table-cell>
          <table:table-cell table:style-name="ce2" table:formula="of:=(([.D349]-0)/(1-0))*(1-0.000000001)+0.000000001" office:value-type="float" office:value="0.521484375478516">
            <text:p>0.521484375</text:p>
          </table:table-cell>
          <table:table-cell table:style-name="ce2" table:formula="of:=[.L349]*[.O349]" office:value-type="float" office:value="3.12890625287109">
            <text:p>3.128906253</text:p>
          </table:table-cell>
          <table:table-cell table:style-name="ce2" table:formula="of:=(([.E349]-0)/(1-0))*(100-0.000000001)+0.000000001" office:value-type="float" office:value="97.4609375000254">
            <text:p>97.460937500</text:p>
          </table:table-cell>
          <table:table-cell table:style-name="ce1" table:formula="of:=(([.F349]-0)/(1-0))*(1-0.001)+0.001" office:value-type="float" office:value="0.506353515625">
            <text:p>0.5063535156</text:p>
          </table:table-cell>
          <table:table-cell table:style-name="ce1" table:formula="of:=IF((([.L349]*[.L349])*[.R349])&lt;1;1;ROUND(([.L349]*[.L349])*[.R349]))" office:value-type="float" office:value="18">
            <text:p>18</text:p>
          </table:table-cell>
          <table:table-cell table:style-name="ce1" table:formula="of:=ROUND((([.G349]-0)/(1-0))*(1-0)+0)" office:value-type="float" office:value="1">
            <text:p>1</text:p>
          </table:table-cell>
          <table:table-cell table:style-name="ce2" table:formula="of:=(([.H349]-0)/(1-0))*(100-0)+0" office:value-type="float" office:value="2.1484375">
            <text:p>2.148437500</text:p>
          </table:table-cell>
          <table:table-cell table:style-name="ce2" table:formula="of:=(([.I349]-0)/(1-0))*(100-(-100))+(-100)" office:value-type="float" office:value="-50.390625">
            <text:p>-50.390625000</text:p>
          </table:table-cell>
          <table:table-cell table:style-name="ce2" table:formula="of:=(([.J349]-0)/(1-0))*(10000-0)+0" office:value-type="float" office:value="3066.40625">
            <text:p>3066.406250000</text:p>
          </table:table-cell>
          <table:table-cell/>
        </table:table-row>
        <table:table-row table:style-name="ro3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 office:value-type="float" office:value="0.623046875">
            <text:p>0.623046875</text:p>
          </table:table-cell>
          <table:table-cell office:value-type="float" office:value="0.681640625">
            <text:p>0.681640625</text:p>
          </table:table-cell>
          <table:table-cell/>
          <table:table-cell table:style-name="ce1" table:formula="of:=ROUND((([.A350]-0)/(1-0))*(12-2)+2)" office:value-type="float" office:value="5">
            <text:p>5</text:p>
          </table:table-cell>
          <table:table-cell table:style-name="ce2" table:formula="of:=(([.B350]-0)/(1-0))*(10-0)+0" office:value-type="float" office:value="3.18359375">
            <text:p>3.183593750</text:p>
          </table:table-cell>
          <table:table-cell table:style-name="ce2" table:formula="of:=(([.C350]-0)/(1-0))*(1500-0.000000001)+0.000000001" office:value-type="float" office:value="512.695312500658">
            <text:p>512.695312501</text:p>
          </table:table-cell>
          <table:table-cell table:style-name="ce2" table:formula="of:=(([.D350]-0)/(1-0))*(1-0.000000001)+0.000000001" office:value-type="float" office:value="0.646484375353516">
            <text:p>0.646484375</text:p>
          </table:table-cell>
          <table:table-cell table:style-name="ce2" table:formula="of:=[.L350]*[.O350]" office:value-type="float" office:value="3.23242187676758">
            <text:p>3.232421877</text:p>
          </table:table-cell>
          <table:table-cell table:style-name="ce2" table:formula="of:=(([.E350]-0)/(1-0))*(100-0.000000001)+0.000000001" office:value-type="float" office:value="84.9609375001504">
            <text:p>84.960937500</text:p>
          </table:table-cell>
          <table:table-cell table:style-name="ce1" table:formula="of:=(([.F350]-0)/(1-0))*(1-0.001)+0.001" office:value-type="float" office:value="0.880978515625">
            <text:p>0.8809785156</text:p>
          </table:table-cell>
          <table:table-cell table:style-name="ce1" table:formula="of:=IF((([.L350]*[.L350])*[.R350])&lt;1;1;ROUND(([.L350]*[.L350])*[.R350]))" office:value-type="float" office:value="22">
            <text:p>22</text:p>
          </table:table-cell>
          <table:table-cell table:style-name="ce1" table:formula="of:=ROUND((([.G350]-0)/(1-0))*(1-0)+0)" office:value-type="float" office:value="0">
            <text:p>0</text:p>
          </table:table-cell>
          <table:table-cell table:style-name="ce2" table:formula="of:=(([.H350]-0)/(1-0))*(100-0)+0" office:value-type="float" office:value="64.6484375">
            <text:p>64.648437500</text:p>
          </table:table-cell>
          <table:table-cell table:style-name="ce2" table:formula="of:=(([.I350]-0)/(1-0))*(100-(-100))+(-100)" office:value-type="float" office:value="24.609375">
            <text:p>24.609375000</text:p>
          </table:table-cell>
          <table:table-cell table:style-name="ce2" table:formula="of:=(([.J350]-0)/(1-0))*(10000-0)+0" office:value-type="float" office:value="6816.40625">
            <text:p>6816.406250000</text:p>
          </table:table-cell>
          <table:table-cell/>
        </table:table-row>
        <table:table-row table:style-name="ro3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 office:value-type="float" office:value="0.123046875">
            <text:p>0.123046875</text:p>
          </table:table-cell>
          <table:table-cell office:value-type="float" office:value="0.181640625">
            <text:p>0.181640625</text:p>
          </table:table-cell>
          <table:table-cell/>
          <table:table-cell table:style-name="ce1" table:formula="of:=ROUND((([.A351]-0)/(1-0))*(12-2)+2)" office:value-type="float" office:value="10">
            <text:p>10</text:p>
          </table:table-cell>
          <table:table-cell table:style-name="ce2" table:formula="of:=(([.B351]-0)/(1-0))*(10-0)+0" office:value-type="float" office:value="8.18359375">
            <text:p>8.183593750</text:p>
          </table:table-cell>
          <table:table-cell table:style-name="ce2" table:formula="of:=(([.C351]-0)/(1-0))*(1500-0.000000001)+0.000000001" office:value-type="float" office:value="1262.69531250016">
            <text:p>1262.695312500</text:p>
          </table:table-cell>
          <table:table-cell table:style-name="ce2" table:formula="of:=(([.D351]-0)/(1-0))*(1-0.000000001)+0.000000001" office:value-type="float" office:value="0.146484375853516">
            <text:p>0.146484376</text:p>
          </table:table-cell>
          <table:table-cell table:style-name="ce2" table:formula="of:=[.L351]*[.O351]" office:value-type="float" office:value="1.46484375853516">
            <text:p>1.464843759</text:p>
          </table:table-cell>
          <table:table-cell table:style-name="ce2" table:formula="of:=(([.E351]-0)/(1-0))*(100-0.000000001)+0.000000001" office:value-type="float" office:value="34.9609375006504">
            <text:p>34.960937501</text:p>
          </table:table-cell>
          <table:table-cell table:style-name="ce1" table:formula="of:=(([.F351]-0)/(1-0))*(1-0.001)+0.001" office:value-type="float" office:value="0.381478515625">
            <text:p>0.3814785156</text:p>
          </table:table-cell>
          <table:table-cell table:style-name="ce1" table:formula="of:=IF((([.L351]*[.L351])*[.R351])&lt;1;1;ROUND(([.L351]*[.L351])*[.R351]))" office:value-type="float" office:value="38">
            <text:p>38</text:p>
          </table:table-cell>
          <table:table-cell table:style-name="ce1" table:formula="of:=ROUND((([.G351]-0)/(1-0))*(1-0)+0)" office:value-type="float" office:value="1">
            <text:p>1</text:p>
          </table:table-cell>
          <table:table-cell table:style-name="ce2" table:formula="of:=(([.H351]-0)/(1-0))*(100-0)+0" office:value-type="float" office:value="14.6484375">
            <text:p>14.648437500</text:p>
          </table:table-cell>
          <table:table-cell table:style-name="ce2" table:formula="of:=(([.I351]-0)/(1-0))*(100-(-100))+(-100)" office:value-type="float" office:value="-75.390625">
            <text:p>-75.390625000</text:p>
          </table:table-cell>
          <table:table-cell table:style-name="ce2" table:formula="of:=(([.J351]-0)/(1-0))*(10000-0)+0" office:value-type="float" office:value="1816.40625">
            <text:p>1816.406250000</text:p>
          </table:table-cell>
          <table:table-cell/>
        </table:table-row>
        <table:table-row table:style-name="ro3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 office:value-type="float" office:value="0.373046875">
            <text:p>0.373046875</text:p>
          </table:table-cell>
          <table:table-cell office:value-type="float" office:value="0.431640625">
            <text:p>0.431640625</text:p>
          </table:table-cell>
          <table:table-cell/>
          <table:table-cell table:style-name="ce1" table:formula="of:=ROUND((([.A352]-0)/(1-0))*(12-2)+2)" office:value-type="float" office:value="8">
            <text:p>8</text:p>
          </table:table-cell>
          <table:table-cell table:style-name="ce2" table:formula="of:=(([.B352]-0)/(1-0))*(10-0)+0" office:value-type="float" office:value="0.68359375">
            <text:p>0.683593750</text:p>
          </table:table-cell>
          <table:table-cell table:style-name="ce2" table:formula="of:=(([.C352]-0)/(1-0))*(1500-0.000000001)+0.000000001" office:value-type="float" office:value="137.695312500908">
            <text:p>137.695312501</text:p>
          </table:table-cell>
          <table:table-cell table:style-name="ce2" table:formula="of:=(([.D352]-0)/(1-0))*(1-0.000000001)+0.000000001" office:value-type="float" office:value="0.896484375103516">
            <text:p>0.896484375</text:p>
          </table:table-cell>
          <table:table-cell table:style-name="ce2" table:formula="of:=[.L352]*[.O352]" office:value-type="float" office:value="7.17187500082813">
            <text:p>7.171875001</text:p>
          </table:table-cell>
          <table:table-cell table:style-name="ce2" table:formula="of:=(([.E352]-0)/(1-0))*(100-0.000000001)+0.000000001" office:value-type="float" office:value="9.96093750090039">
            <text:p>9.960937501</text:p>
          </table:table-cell>
          <table:table-cell table:style-name="ce1" table:formula="of:=(([.F352]-0)/(1-0))*(1-0.001)+0.001" office:value-type="float" office:value="0.131728515625">
            <text:p>0.1317285156</text:p>
          </table:table-cell>
          <table:table-cell table:style-name="ce1" table:formula="of:=IF((([.L352]*[.L352])*[.R352])&lt;1;1;ROUND(([.L352]*[.L352])*[.R352]))" office:value-type="float" office:value="8">
            <text:p>8</text:p>
          </table:table-cell>
          <table:table-cell table:style-name="ce1" table:formula="of:=ROUND((([.G352]-0)/(1-0))*(1-0)+0)" office:value-type="float" office:value="0">
            <text:p>0</text:p>
          </table:table-cell>
          <table:table-cell table:style-name="ce2" table:formula="of:=(([.H352]-0)/(1-0))*(100-0)+0" office:value-type="float" office:value="39.6484375">
            <text:p>39.648437500</text:p>
          </table:table-cell>
          <table:table-cell table:style-name="ce2" table:formula="of:=(([.I352]-0)/(1-0))*(100-(-100))+(-100)" office:value-type="float" office:value="-25.390625">
            <text:p>-25.390625000</text:p>
          </table:table-cell>
          <table:table-cell table:style-name="ce2" table:formula="of:=(([.J352]-0)/(1-0))*(10000-0)+0" office:value-type="float" office:value="4316.40625">
            <text:p>4316.406250000</text:p>
          </table:table-cell>
          <table:table-cell/>
        </table:table-row>
        <table:table-row table:style-name="ro3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 office:value-type="float" office:value="0.873046875">
            <text:p>0.873046875</text:p>
          </table:table-cell>
          <table:table-cell office:value-type="float" office:value="0.931640625">
            <text:p>0.931640625</text:p>
          </table:table-cell>
          <table:table-cell/>
          <table:table-cell table:style-name="ce1" table:formula="of:=ROUND((([.A353]-0)/(1-0))*(12-2)+2)" office:value-type="float" office:value="3">
            <text:p>3</text:p>
          </table:table-cell>
          <table:table-cell table:style-name="ce2" table:formula="of:=(([.B353]-0)/(1-0))*(10-0)+0" office:value-type="float" office:value="5.68359375">
            <text:p>5.683593750</text:p>
          </table:table-cell>
          <table:table-cell table:style-name="ce2" table:formula="of:=(([.C353]-0)/(1-0))*(1500-0.000000001)+0.000000001" office:value-type="float" office:value="887.695312500408">
            <text:p>887.695312500</text:p>
          </table:table-cell>
          <table:table-cell table:style-name="ce2" table:formula="of:=(([.D353]-0)/(1-0))*(1-0.000000001)+0.000000001" office:value-type="float" office:value="0.396484375603516">
            <text:p>0.396484376</text:p>
          </table:table-cell>
          <table:table-cell table:style-name="ce2" table:formula="of:=[.L353]*[.O353]" office:value-type="float" office:value="1.18945312681055">
            <text:p>1.189453127</text:p>
          </table:table-cell>
          <table:table-cell table:style-name="ce2" table:formula="of:=(([.E353]-0)/(1-0))*(100-0.000000001)+0.000000001" office:value-type="float" office:value="59.9609375004004">
            <text:p>59.960937500</text:p>
          </table:table-cell>
          <table:table-cell table:style-name="ce1" table:formula="of:=(([.F353]-0)/(1-0))*(1-0.001)+0.001" office:value-type="float" office:value="0.631228515625">
            <text:p>0.6312285156</text:p>
          </table:table-cell>
          <table:table-cell table:style-name="ce1" table:formula="of:=IF((([.L353]*[.L353])*[.R353])&lt;1;1;ROUND(([.L353]*[.L353])*[.R353]))" office:value-type="float" office:value="6">
            <text:p>6</text:p>
          </table:table-cell>
          <table:table-cell table:style-name="ce1" table:formula="of:=ROUND((([.G353]-0)/(1-0))*(1-0)+0)" office:value-type="float" office:value="1">
            <text:p>1</text:p>
          </table:table-cell>
          <table:table-cell table:style-name="ce2" table:formula="of:=(([.H353]-0)/(1-0))*(100-0)+0" office:value-type="float" office:value="89.6484375">
            <text:p>89.648437500</text:p>
          </table:table-cell>
          <table:table-cell table:style-name="ce2" table:formula="of:=(([.I353]-0)/(1-0))*(100-(-100))+(-100)" office:value-type="float" office:value="74.609375">
            <text:p>74.609375000</text:p>
          </table:table-cell>
          <table:table-cell table:style-name="ce2" table:formula="of:=(([.J353]-0)/(1-0))*(10000-0)+0" office:value-type="float" office:value="9316.40625">
            <text:p>9316.406250000</text:p>
          </table:table-cell>
          <table:table-cell/>
        </table:table-row>
        <table:table-row table:style-name="ro3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 office:value-type="float" office:value="0.044921875">
            <text:p>0.044921875</text:p>
          </table:table-cell>
          <table:table-cell office:value-type="float" office:value="0.478515625">
            <text:p>0.478515625</text:p>
          </table:table-cell>
          <table:table-cell/>
          <table:table-cell table:style-name="ce1" table:formula="of:=ROUND((([.A354]-0)/(1-0))*(12-2)+2)" office:value-type="float" office:value="2">
            <text:p>2</text:p>
          </table:table-cell>
          <table:table-cell table:style-name="ce2" table:formula="of:=(([.B354]-0)/(1-0))*(10-0)+0" office:value-type="float" office:value="3.65234375">
            <text:p>3.652343750</text:p>
          </table:table-cell>
          <table:table-cell table:style-name="ce2" table:formula="of:=(([.C354]-0)/(1-0))*(1500-0.000000001)+0.000000001" office:value-type="float" office:value="1192.38281250021">
            <text:p>1192.382812500</text:p>
          </table:table-cell>
          <table:table-cell table:style-name="ce2" table:formula="of:=(([.D354]-0)/(1-0))*(1-0.000000001)+0.000000001" office:value-type="float" office:value="0.0683593759316406">
            <text:p>0.068359376</text:p>
          </table:table-cell>
          <table:table-cell table:style-name="ce2" table:formula="of:=[.L354]*[.O354]" office:value-type="float" office:value="0.136718751863281">
            <text:p>0.136718752</text:p>
          </table:table-cell>
          <table:table-cell table:style-name="ce2" table:formula="of:=(([.E354]-0)/(1-0))*(100-0.000000001)+0.000000001" office:value-type="float" office:value="27.1484375007285">
            <text:p>27.148437501</text:p>
          </table:table-cell>
          <table:table-cell table:style-name="ce1" table:formula="of:=(([.F354]-0)/(1-0))*(1-0.001)+0.001" office:value-type="float" office:value="0.521962890625">
            <text:p>0.5219628906</text:p>
          </table:table-cell>
          <table:table-cell table:style-name="ce1" table:formula="of:=IF((([.L354]*[.L354])*[.R354])&lt;1;1;ROUND(([.L354]*[.L354])*[.R354]))" office:value-type="float" office:value="2">
            <text:p>2</text:p>
          </table:table-cell>
          <table:table-cell table:style-name="ce1" table:formula="of:=ROUND((([.G354]-0)/(1-0))*(1-0)+0)" office:value-type="float" office:value="0">
            <text:p>0</text:p>
          </table:table-cell>
          <table:table-cell table:style-name="ce2" table:formula="of:=(([.H354]-0)/(1-0))*(100-0)+0" office:value-type="float" office:value="75.5859375">
            <text:p>75.585937500</text:p>
          </table:table-cell>
          <table:table-cell table:style-name="ce2" table:formula="of:=(([.I354]-0)/(1-0))*(100-(-100))+(-100)" office:value-type="float" office:value="-91.015625">
            <text:p>-91.015625000</text:p>
          </table:table-cell>
          <table:table-cell table:style-name="ce2" table:formula="of:=(([.J354]-0)/(1-0))*(10000-0)+0" office:value-type="float" office:value="4785.15625">
            <text:p>4785.156250000</text:p>
          </table:table-cell>
          <table:table-cell/>
        </table:table-row>
        <table:table-row table:style-name="ro3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 office:value-type="float" office:value="0.544921875">
            <text:p>0.544921875</text:p>
          </table:table-cell>
          <table:table-cell office:value-type="float" office:value="0.978515625">
            <text:p>0.978515625</text:p>
          </table:table-cell>
          <table:table-cell/>
          <table:table-cell table:style-name="ce1" table:formula="of:=ROUND((([.A355]-0)/(1-0))*(12-2)+2)" office:value-type="float" office:value="7">
            <text:p>7</text:p>
          </table:table-cell>
          <table:table-cell table:style-name="ce2" table:formula="of:=(([.B355]-0)/(1-0))*(10-0)+0" office:value-type="float" office:value="8.65234375">
            <text:p>8.652343750</text:p>
          </table:table-cell>
          <table:table-cell table:style-name="ce2" table:formula="of:=(([.C355]-0)/(1-0))*(1500-0.000000001)+0.000000001" office:value-type="float" office:value="442.382812500705">
            <text:p>442.382812501</text:p>
          </table:table-cell>
          <table:table-cell table:style-name="ce2" table:formula="of:=(([.D355]-0)/(1-0))*(1-0.000000001)+0.000000001" office:value-type="float" office:value="0.568359375431641">
            <text:p>0.568359375</text:p>
          </table:table-cell>
          <table:table-cell table:style-name="ce2" table:formula="of:=[.L355]*[.O355]" office:value-type="float" office:value="3.97851562802148">
            <text:p>3.978515628</text:p>
          </table:table-cell>
          <table:table-cell table:style-name="ce2" table:formula="of:=(([.E355]-0)/(1-0))*(100-0.000000001)+0.000000001" office:value-type="float" office:value="77.1484375002285">
            <text:p>77.148437500</text:p>
          </table:table-cell>
          <table:table-cell table:style-name="ce1" table:formula="of:=(([.F355]-0)/(1-0))*(1-0.001)+0.001" office:value-type="float" office:value="0.022462890625">
            <text:p>0.0224628906</text:p>
          </table:table-cell>
          <table:table-cell table:style-name="ce1" table:formula="of:=IF((([.L355]*[.L355])*[.R355])&lt;1;1;ROUND(([.L355]*[.L355])*[.R355]))" office:value-type="float" office:value="1">
            <text:p>1</text:p>
          </table:table-cell>
          <table:table-cell table:style-name="ce1" table:formula="of:=ROUND((([.G355]-0)/(1-0))*(1-0)+0)" office:value-type="float" office:value="1">
            <text:p>1</text:p>
          </table:table-cell>
          <table:table-cell table:style-name="ce2" table:formula="of:=(([.H355]-0)/(1-0))*(100-0)+0" office:value-type="float" office:value="25.5859375">
            <text:p>25.585937500</text:p>
          </table:table-cell>
          <table:table-cell table:style-name="ce2" table:formula="of:=(([.I355]-0)/(1-0))*(100-(-100))+(-100)" office:value-type="float" office:value="8.984375">
            <text:p>8.984375000</text:p>
          </table:table-cell>
          <table:table-cell table:style-name="ce2" table:formula="of:=(([.J355]-0)/(1-0))*(10000-0)+0" office:value-type="float" office:value="9785.15625">
            <text:p>9785.156250000</text:p>
          </table:table-cell>
          <table:table-cell/>
        </table:table-row>
        <table:table-row table:style-name="ro3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 office:value-type="float" office:value="0.794921875">
            <text:p>0.794921875</text:p>
          </table:table-cell>
          <table:table-cell office:value-type="float" office:value="0.728515625">
            <text:p>0.728515625</text:p>
          </table:table-cell>
          <table:table-cell/>
          <table:table-cell table:style-name="ce1" table:formula="of:=ROUND((([.A356]-0)/(1-0))*(12-2)+2)" office:value-type="float" office:value="10">
            <text:p>10</text:p>
          </table:table-cell>
          <table:table-cell table:style-name="ce2" table:formula="of:=(([.B356]-0)/(1-0))*(10-0)+0" office:value-type="float" office:value="1.15234375">
            <text:p>1.152343750</text:p>
          </table:table-cell>
          <table:table-cell table:style-name="ce2" table:formula="of:=(([.C356]-0)/(1-0))*(1500-0.000000001)+0.000000001" office:value-type="float" office:value="817.382812500455">
            <text:p>817.382812500</text:p>
          </table:table-cell>
          <table:table-cell table:style-name="ce2" table:formula="of:=(([.D356]-0)/(1-0))*(1-0.000000001)+0.000000001" office:value-type="float" office:value="0.318359375681641">
            <text:p>0.318359376</text:p>
          </table:table-cell>
          <table:table-cell table:style-name="ce2" table:formula="of:=[.L356]*[.O356]" office:value-type="float" office:value="3.18359375681641">
            <text:p>3.183593757</text:p>
          </table:table-cell>
          <table:table-cell table:style-name="ce2" table:formula="of:=(([.E356]-0)/(1-0))*(100-0.000000001)+0.000000001" office:value-type="float" office:value="52.1484375004785">
            <text:p>52.148437500</text:p>
          </table:table-cell>
          <table:table-cell table:style-name="ce1" table:formula="of:=(([.F356]-0)/(1-0))*(1-0.001)+0.001" office:value-type="float" office:value="0.272212890625">
            <text:p>0.2722128906</text:p>
          </table:table-cell>
          <table:table-cell table:style-name="ce1" table:formula="of:=IF((([.L356]*[.L356])*[.R356])&lt;1;1;ROUND(([.L356]*[.L356])*[.R356]))" office:value-type="float" office:value="27">
            <text:p>27</text:p>
          </table:table-cell>
          <table:table-cell table:style-name="ce1" table:formula="of:=ROUND((([.G356]-0)/(1-0))*(1-0)+0)" office:value-type="float" office:value="0">
            <text:p>0</text:p>
          </table:table-cell>
          <table:table-cell table:style-name="ce2" table:formula="of:=(([.H356]-0)/(1-0))*(100-0)+0" office:value-type="float" office:value="0.5859375">
            <text:p>0.585937500</text:p>
          </table:table-cell>
          <table:table-cell table:style-name="ce2" table:formula="of:=(([.I356]-0)/(1-0))*(100-(-100))+(-100)" office:value-type="float" office:value="58.984375">
            <text:p>58.984375000</text:p>
          </table:table-cell>
          <table:table-cell table:style-name="ce2" table:formula="of:=(([.J356]-0)/(1-0))*(10000-0)+0" office:value-type="float" office:value="7285.15625">
            <text:p>7285.156250000</text:p>
          </table:table-cell>
          <table:table-cell/>
        </table:table-row>
        <table:table-row table:style-name="ro3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 office:value-type="float" office:value="0.294921875">
            <text:p>0.294921875</text:p>
          </table:table-cell>
          <table:table-cell office:value-type="float" office:value="0.228515625">
            <text:p>0.228515625</text:p>
          </table:table-cell>
          <table:table-cell/>
          <table:table-cell table:style-name="ce1" table:formula="of:=ROUND((([.A357]-0)/(1-0))*(12-2)+2)" office:value-type="float" office:value="5">
            <text:p>5</text:p>
          </table:table-cell>
          <table:table-cell table:style-name="ce2" table:formula="of:=(([.B357]-0)/(1-0))*(10-0)+0" office:value-type="float" office:value="6.15234375">
            <text:p>6.152343750</text:p>
          </table:table-cell>
          <table:table-cell table:style-name="ce2" table:formula="of:=(([.C357]-0)/(1-0))*(1500-0.000000001)+0.000000001" office:value-type="float" office:value="67.3828125009551">
            <text:p>67.382812501</text:p>
          </table:table-cell>
          <table:table-cell table:style-name="ce2" table:formula="of:=(([.D357]-0)/(1-0))*(1-0.000000001)+0.000000001" office:value-type="float" office:value="0.818359375181641">
            <text:p>0.818359375</text:p>
          </table:table-cell>
          <table:table-cell table:style-name="ce2" table:formula="of:=[.L357]*[.O357]" office:value-type="float" office:value="4.0917968759082">
            <text:p>4.091796876</text:p>
          </table:table-cell>
          <table:table-cell table:style-name="ce2" table:formula="of:=(([.E357]-0)/(1-0))*(100-0.000000001)+0.000000001" office:value-type="float" office:value="2.14843750097852">
            <text:p>2.148437501</text:p>
          </table:table-cell>
          <table:table-cell table:style-name="ce1" table:formula="of:=(([.F357]-0)/(1-0))*(1-0.001)+0.001" office:value-type="float" office:value="0.771712890625">
            <text:p>0.7717128906</text:p>
          </table:table-cell>
          <table:table-cell table:style-name="ce1" table:formula="of:=IF((([.L357]*[.L357])*[.R357])&lt;1;1;ROUND(([.L357]*[.L357])*[.R357]))" office:value-type="float" office:value="19">
            <text:p>19</text:p>
          </table:table-cell>
          <table:table-cell table:style-name="ce1" table:formula="of:=ROUND((([.G357]-0)/(1-0))*(1-0)+0)" office:value-type="float" office:value="1">
            <text:p>1</text:p>
          </table:table-cell>
          <table:table-cell table:style-name="ce2" table:formula="of:=(([.H357]-0)/(1-0))*(100-0)+0" office:value-type="float" office:value="50.5859375">
            <text:p>50.585937500</text:p>
          </table:table-cell>
          <table:table-cell table:style-name="ce2" table:formula="of:=(([.I357]-0)/(1-0))*(100-(-100))+(-100)" office:value-type="float" office:value="-41.015625">
            <text:p>-41.015625000</text:p>
          </table:table-cell>
          <table:table-cell table:style-name="ce2" table:formula="of:=(([.J357]-0)/(1-0))*(10000-0)+0" office:value-type="float" office:value="2285.15625">
            <text:p>2285.156250000</text:p>
          </table:table-cell>
          <table:table-cell/>
        </table:table-row>
        <table:table-row table:style-name="ro3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 office:value-type="float" office:value="0.919921875">
            <text:p>0.919921875</text:p>
          </table:table-cell>
          <table:table-cell office:value-type="float" office:value="0.853515625">
            <text:p>0.853515625</text:p>
          </table:table-cell>
          <table:table-cell/>
          <table:table-cell table:style-name="ce1" table:formula="of:=ROUND((([.A358]-0)/(1-0))*(12-2)+2)" office:value-type="float" office:value="6">
            <text:p>6</text:p>
          </table:table-cell>
          <table:table-cell table:style-name="ce2" table:formula="of:=(([.B358]-0)/(1-0))*(10-0)+0" office:value-type="float" office:value="2.40234375">
            <text:p>2.402343750</text:p>
          </table:table-cell>
          <table:table-cell table:style-name="ce2" table:formula="of:=(([.C358]-0)/(1-0))*(1500-0.000000001)+0.000000001" office:value-type="float" office:value="629.88281250058">
            <text:p>629.882812501</text:p>
          </table:table-cell>
          <table:table-cell table:style-name="ce2" table:formula="of:=(([.D358]-0)/(1-0))*(1-0.000000001)+0.000000001" office:value-type="float" office:value="0.943359375056641">
            <text:p>0.943359375</text:p>
          </table:table-cell>
          <table:table-cell table:style-name="ce2" table:formula="of:=[.L358]*[.O358]" office:value-type="float" office:value="5.66015625033984">
            <text:p>5.660156250</text:p>
          </table:table-cell>
          <table:table-cell table:style-name="ce2" table:formula="of:=(([.E358]-0)/(1-0))*(100-0.000000001)+0.000000001" office:value-type="float" office:value="14.6484375008535">
            <text:p>14.648437501</text:p>
          </table:table-cell>
          <table:table-cell table:style-name="ce1" table:formula="of:=(([.F358]-0)/(1-0))*(1-0.001)+0.001" office:value-type="float" office:value="0.646837890625">
            <text:p>0.6468378906</text:p>
          </table:table-cell>
          <table:table-cell table:style-name="ce1" table:formula="of:=IF((([.L358]*[.L358])*[.R358])&lt;1;1;ROUND(([.L358]*[.L358])*[.R358]))" office:value-type="float" office:value="23">
            <text:p>23</text:p>
          </table:table-cell>
          <table:table-cell table:style-name="ce1" table:formula="of:=ROUND((([.G358]-0)/(1-0))*(1-0)+0)" office:value-type="float" office:value="0">
            <text:p>0</text:p>
          </table:table-cell>
          <table:table-cell table:style-name="ce2" table:formula="of:=(([.H358]-0)/(1-0))*(100-0)+0" office:value-type="float" office:value="13.0859375">
            <text:p>13.085937500</text:p>
          </table:table-cell>
          <table:table-cell table:style-name="ce2" table:formula="of:=(([.I358]-0)/(1-0))*(100-(-100))+(-100)" office:value-type="float" office:value="83.984375">
            <text:p>83.984375000</text:p>
          </table:table-cell>
          <table:table-cell table:style-name="ce2" table:formula="of:=(([.J358]-0)/(1-0))*(10000-0)+0" office:value-type="float" office:value="8535.15625">
            <text:p>8535.156250000</text:p>
          </table:table-cell>
          <table:table-cell/>
        </table:table-row>
        <table:table-row table:style-name="ro3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 office:value-type="float" office:value="0.419921875">
            <text:p>0.419921875</text:p>
          </table:table-cell>
          <table:table-cell office:value-type="float" office:value="0.353515625">
            <text:p>0.353515625</text:p>
          </table:table-cell>
          <table:table-cell/>
          <table:table-cell table:style-name="ce1" table:formula="of:=ROUND((([.A359]-0)/(1-0))*(12-2)+2)" office:value-type="float" office:value="11">
            <text:p>11</text:p>
          </table:table-cell>
          <table:table-cell table:style-name="ce2" table:formula="of:=(([.B359]-0)/(1-0))*(10-0)+0" office:value-type="float" office:value="7.40234375">
            <text:p>7.402343750</text:p>
          </table:table-cell>
          <table:table-cell table:style-name="ce2" table:formula="of:=(([.C359]-0)/(1-0))*(1500-0.000000001)+0.000000001" office:value-type="float" office:value="1379.88281250008">
            <text:p>1379.882812500</text:p>
          </table:table-cell>
          <table:table-cell table:style-name="ce2" table:formula="of:=(([.D359]-0)/(1-0))*(1-0.000000001)+0.000000001" office:value-type="float" office:value="0.443359375556641">
            <text:p>0.443359376</text:p>
          </table:table-cell>
          <table:table-cell table:style-name="ce2" table:formula="of:=[.L359]*[.O359]" office:value-type="float" office:value="4.87695313112305">
            <text:p>4.876953131</text:p>
          </table:table-cell>
          <table:table-cell table:style-name="ce2" table:formula="of:=(([.E359]-0)/(1-0))*(100-0.000000001)+0.000000001" office:value-type="float" office:value="64.6484375003535">
            <text:p>64.648437500</text:p>
          </table:table-cell>
          <table:table-cell table:style-name="ce1" table:formula="of:=(([.F359]-0)/(1-0))*(1-0.001)+0.001" office:value-type="float" office:value="0.147337890625">
            <text:p>0.1473378906</text:p>
          </table:table-cell>
          <table:table-cell table:style-name="ce1" table:formula="of:=IF((([.L359]*[.L359])*[.R359])&lt;1;1;ROUND(([.L359]*[.L359])*[.R359]))" office:value-type="float" office:value="18">
            <text:p>18</text:p>
          </table:table-cell>
          <table:table-cell table:style-name="ce1" table:formula="of:=ROUND((([.G359]-0)/(1-0))*(1-0)+0)" office:value-type="float" office:value="1">
            <text:p>1</text:p>
          </table:table-cell>
          <table:table-cell table:style-name="ce2" table:formula="of:=(([.H359]-0)/(1-0))*(100-0)+0" office:value-type="float" office:value="63.0859375">
            <text:p>63.085937500</text:p>
          </table:table-cell>
          <table:table-cell table:style-name="ce2" table:formula="of:=(([.I359]-0)/(1-0))*(100-(-100))+(-100)" office:value-type="float" office:value="-16.015625">
            <text:p>-16.015625000</text:p>
          </table:table-cell>
          <table:table-cell table:style-name="ce2" table:formula="of:=(([.J359]-0)/(1-0))*(10000-0)+0" office:value-type="float" office:value="3535.15625">
            <text:p>3535.156250000</text:p>
          </table:table-cell>
          <table:table-cell/>
        </table:table-row>
        <table:table-row table:style-name="ro3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 office:value-type="float" office:value="0.169921875">
            <text:p>0.169921875</text:p>
          </table:table-cell>
          <table:table-cell office:value-type="float" office:value="0.103515625">
            <text:p>0.103515625</text:p>
          </table:table-cell>
          <table:table-cell/>
          <table:table-cell table:style-name="ce1" table:formula="of:=ROUND((([.A360]-0)/(1-0))*(12-2)+2)" office:value-type="float" office:value="9">
            <text:p>9</text:p>
          </table:table-cell>
          <table:table-cell table:style-name="ce2" table:formula="of:=(([.B360]-0)/(1-0))*(10-0)+0" office:value-type="float" office:value="4.90234375">
            <text:p>4.902343750</text:p>
          </table:table-cell>
          <table:table-cell table:style-name="ce2" table:formula="of:=(([.C360]-0)/(1-0))*(1500-0.000000001)+0.000000001" office:value-type="float" office:value="254.88281250083">
            <text:p>254.882812501</text:p>
          </table:table-cell>
          <table:table-cell table:style-name="ce2" table:formula="of:=(([.D360]-0)/(1-0))*(1-0.000000001)+0.000000001" office:value-type="float" office:value="0.693359375306641">
            <text:p>0.693359375</text:p>
          </table:table-cell>
          <table:table-cell table:style-name="ce2" table:formula="of:=[.L360]*[.O360]" office:value-type="float" office:value="6.24023437775977">
            <text:p>6.240234378</text:p>
          </table:table-cell>
          <table:table-cell table:style-name="ce2" table:formula="of:=(([.E360]-0)/(1-0))*(100-0.000000001)+0.000000001" office:value-type="float" office:value="89.6484375001035">
            <text:p>89.648437500</text:p>
          </table:table-cell>
          <table:table-cell table:style-name="ce1" table:formula="of:=(([.F360]-0)/(1-0))*(1-0.001)+0.001" office:value-type="float" office:value="0.397087890625">
            <text:p>0.3970878906</text:p>
          </table:table-cell>
          <table:table-cell table:style-name="ce1" table:formula="of:=IF((([.L360]*[.L360])*[.R360])&lt;1;1;ROUND(([.L360]*[.L360])*[.R360]))" office:value-type="float" office:value="32">
            <text:p>32</text:p>
          </table:table-cell>
          <table:table-cell table:style-name="ce1" table:formula="of:=ROUND((([.G360]-0)/(1-0))*(1-0)+0)" office:value-type="float" office:value="0">
            <text:p>0</text:p>
          </table:table-cell>
          <table:table-cell table:style-name="ce2" table:formula="of:=(([.H360]-0)/(1-0))*(100-0)+0" office:value-type="float" office:value="88.0859375">
            <text:p>88.085937500</text:p>
          </table:table-cell>
          <table:table-cell table:style-name="ce2" table:formula="of:=(([.I360]-0)/(1-0))*(100-(-100))+(-100)" office:value-type="float" office:value="-66.015625">
            <text:p>-66.015625000</text:p>
          </table:table-cell>
          <table:table-cell table:style-name="ce2" table:formula="of:=(([.J360]-0)/(1-0))*(10000-0)+0" office:value-type="float" office:value="1035.15625">
            <text:p>1035.156250000</text:p>
          </table:table-cell>
          <table:table-cell/>
        </table:table-row>
        <table:table-row table:style-name="ro3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 office:value-type="float" office:value="0.669921875">
            <text:p>0.669921875</text:p>
          </table:table-cell>
          <table:table-cell office:value-type="float" office:value="0.603515625">
            <text:p>0.603515625</text:p>
          </table:table-cell>
          <table:table-cell/>
          <table:table-cell table:style-name="ce1" table:formula="of:=ROUND((([.A361]-0)/(1-0))*(12-2)+2)" office:value-type="float" office:value="4">
            <text:p>4</text:p>
          </table:table-cell>
          <table:table-cell table:style-name="ce2" table:formula="of:=(([.B361]-0)/(1-0))*(10-0)+0" office:value-type="float" office:value="9.90234375">
            <text:p>9.902343750</text:p>
          </table:table-cell>
          <table:table-cell table:style-name="ce2" table:formula="of:=(([.C361]-0)/(1-0))*(1500-0.000000001)+0.000000001" office:value-type="float" office:value="1004.88281250033">
            <text:p>1004.882812500</text:p>
          </table:table-cell>
          <table:table-cell table:style-name="ce2" table:formula="of:=(([.D361]-0)/(1-0))*(1-0.000000001)+0.000000001" office:value-type="float" office:value="0.193359375806641">
            <text:p>0.193359376</text:p>
          </table:table-cell>
          <table:table-cell table:style-name="ce2" table:formula="of:=[.L361]*[.O361]" office:value-type="float" office:value="0.773437503226563">
            <text:p>0.773437503</text:p>
          </table:table-cell>
          <table:table-cell table:style-name="ce2" table:formula="of:=(([.E361]-0)/(1-0))*(100-0.000000001)+0.000000001" office:value-type="float" office:value="39.6484375006035">
            <text:p>39.648437501</text:p>
          </table:table-cell>
          <table:table-cell table:style-name="ce1" table:formula="of:=(([.F361]-0)/(1-0))*(1-0.001)+0.001" office:value-type="float" office:value="0.896587890625">
            <text:p>0.8965878906</text:p>
          </table:table-cell>
          <table:table-cell table:style-name="ce1" table:formula="of:=IF((([.L361]*[.L361])*[.R361])&lt;1;1;ROUND(([.L361]*[.L361])*[.R361]))" office:value-type="float" office:value="14">
            <text:p>14</text:p>
          </table:table-cell>
          <table:table-cell table:style-name="ce1" table:formula="of:=ROUND((([.G361]-0)/(1-0))*(1-0)+0)" office:value-type="float" office:value="1">
            <text:p>1</text:p>
          </table:table-cell>
          <table:table-cell table:style-name="ce2" table:formula="of:=(([.H361]-0)/(1-0))*(100-0)+0" office:value-type="float" office:value="38.0859375">
            <text:p>38.085937500</text:p>
          </table:table-cell>
          <table:table-cell table:style-name="ce2" table:formula="of:=(([.I361]-0)/(1-0))*(100-(-100))+(-100)" office:value-type="float" office:value="33.984375">
            <text:p>33.984375000</text:p>
          </table:table-cell>
          <table:table-cell table:style-name="ce2" table:formula="of:=(([.J361]-0)/(1-0))*(10000-0)+0" office:value-type="float" office:value="6035.15625">
            <text:p>6035.156250000</text:p>
          </table:table-cell>
          <table:table-cell/>
        </table:table-row>
        <table:table-row table:style-name="ro3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 office:value-type="float" office:value="0.982421875">
            <text:p>0.982421875</text:p>
          </table:table-cell>
          <table:table-cell office:value-type="float" office:value="0.166015625">
            <text:p>0.166015625</text:p>
          </table:table-cell>
          <table:table-cell/>
          <table:table-cell table:style-name="ce1" table:formula="of:=ROUND((([.A362]-0)/(1-0))*(12-2)+2)" office:value-type="float" office:value="4">
            <text:p>4</text:p>
          </table:table-cell>
          <table:table-cell table:style-name="ce2" table:formula="of:=(([.B362]-0)/(1-0))*(10-0)+0" office:value-type="float" office:value="0.52734375">
            <text:p>0.527343750</text:p>
          </table:table-cell>
          <table:table-cell table:style-name="ce2" table:formula="of:=(([.C362]-0)/(1-0))*(1500-0.000000001)+0.000000001" office:value-type="float" office:value="348.632812500768">
            <text:p>348.632812501</text:p>
          </table:table-cell>
          <table:table-cell table:style-name="ce2" table:formula="of:=(([.D362]-0)/(1-0))*(1-0.000000001)+0.000000001" office:value-type="float" office:value="0.380859375619141">
            <text:p>0.380859376</text:p>
          </table:table-cell>
          <table:table-cell table:style-name="ce2" table:formula="of:=[.L362]*[.O362]" office:value-type="float" office:value="1.52343750247656">
            <text:p>1.523437502</text:p>
          </table:table-cell>
          <table:table-cell table:style-name="ce2" table:formula="of:=(([.E362]-0)/(1-0))*(100-0.000000001)+0.000000001" office:value-type="float" office:value="83.398437500166">
            <text:p>83.398437500</text:p>
          </table:table-cell>
          <table:table-cell table:style-name="ce1" table:formula="of:=(([.F362]-0)/(1-0))*(1-0.001)+0.001" office:value-type="float" office:value="0.834150390625">
            <text:p>0.8341503906</text:p>
          </table:table-cell>
          <table:table-cell table:style-name="ce1" table:formula="of:=IF((([.L362]*[.L362])*[.R362])&lt;1;1;ROUND(([.L362]*[.L362])*[.R362]))" office:value-type="float" office:value="13">
            <text:p>13</text:p>
          </table:table-cell>
          <table:table-cell table:style-name="ce1" table:formula="of:=ROUND((([.G362]-0)/(1-0))*(1-0)+0)" office:value-type="float" office:value="0">
            <text:p>0</text:p>
          </table:table-cell>
          <table:table-cell table:style-name="ce2" table:formula="of:=(([.H362]-0)/(1-0))*(100-0)+0" office:value-type="float" office:value="19.3359375">
            <text:p>19.335937500</text:p>
          </table:table-cell>
          <table:table-cell table:style-name="ce2" table:formula="of:=(([.I362]-0)/(1-0))*(100-(-100))+(-100)" office:value-type="float" office:value="96.484375">
            <text:p>96.484375000</text:p>
          </table:table-cell>
          <table:table-cell table:style-name="ce2" table:formula="of:=(([.J362]-0)/(1-0))*(10000-0)+0" office:value-type="float" office:value="1660.15625">
            <text:p>1660.156250000</text:p>
          </table:table-cell>
          <table:table-cell/>
        </table:table-row>
        <table:table-row table:style-name="ro3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 office:value-type="float" office:value="0.482421875">
            <text:p>0.482421875</text:p>
          </table:table-cell>
          <table:table-cell office:value-type="float" office:value="0.666015625">
            <text:p>0.666015625</text:p>
          </table:table-cell>
          <table:table-cell/>
          <table:table-cell table:style-name="ce1" table:formula="of:=ROUND((([.A363]-0)/(1-0))*(12-2)+2)" office:value-type="float" office:value="9">
            <text:p>9</text:p>
          </table:table-cell>
          <table:table-cell table:style-name="ce2" table:formula="of:=(([.B363]-0)/(1-0))*(10-0)+0" office:value-type="float" office:value="5.52734375">
            <text:p>5.527343750</text:p>
          </table:table-cell>
          <table:table-cell table:style-name="ce2" table:formula="of:=(([.C363]-0)/(1-0))*(1500-0.000000001)+0.000000001" office:value-type="float" office:value="1098.63281250027">
            <text:p>1098.632812500</text:p>
          </table:table-cell>
          <table:table-cell table:style-name="ce2" table:formula="of:=(([.D363]-0)/(1-0))*(1-0.000000001)+0.000000001" office:value-type="float" office:value="0.880859375119141">
            <text:p>0.880859375</text:p>
          </table:table-cell>
          <table:table-cell table:style-name="ce2" table:formula="of:=[.L363]*[.O363]" office:value-type="float" office:value="7.92773437607227">
            <text:p>7.927734376</text:p>
          </table:table-cell>
          <table:table-cell table:style-name="ce2" table:formula="of:=(([.E363]-0)/(1-0))*(100-0.000000001)+0.000000001" office:value-type="float" office:value="33.398437500666">
            <text:p>33.398437501</text:p>
          </table:table-cell>
          <table:table-cell table:style-name="ce1" table:formula="of:=(([.F363]-0)/(1-0))*(1-0.001)+0.001" office:value-type="float" office:value="0.334650390625">
            <text:p>0.3346503906</text:p>
          </table:table-cell>
          <table:table-cell table:style-name="ce1" table:formula="of:=IF((([.L363]*[.L363])*[.R363])&lt;1;1;ROUND(([.L363]*[.L363])*[.R363]))" office:value-type="float" office:value="27">
            <text:p>27</text:p>
          </table:table-cell>
          <table:table-cell table:style-name="ce1" table:formula="of:=ROUND((([.G363]-0)/(1-0))*(1-0)+0)" office:value-type="float" office:value="1">
            <text:p>1</text:p>
          </table:table-cell>
          <table:table-cell table:style-name="ce2" table:formula="of:=(([.H363]-0)/(1-0))*(100-0)+0" office:value-type="float" office:value="69.3359375">
            <text:p>69.335937500</text:p>
          </table:table-cell>
          <table:table-cell table:style-name="ce2" table:formula="of:=(([.I363]-0)/(1-0))*(100-(-100))+(-100)" office:value-type="float" office:value="-3.51562499999999">
            <text:p>-3.515625000</text:p>
          </table:table-cell>
          <table:table-cell table:style-name="ce2" table:formula="of:=(([.J363]-0)/(1-0))*(10000-0)+0" office:value-type="float" office:value="6660.15625">
            <text:p>6660.156250000</text:p>
          </table:table-cell>
          <table:table-cell/>
        </table:table-row>
        <table:table-row table:style-name="ro3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 office:value-type="float" office:value="0.232421875">
            <text:p>0.232421875</text:p>
          </table:table-cell>
          <table:table-cell office:value-type="float" office:value="0.916015625">
            <text:p>0.916015625</text:p>
          </table:table-cell>
          <table:table-cell/>
          <table:table-cell table:style-name="ce1" table:formula="of:=ROUND((([.A364]-0)/(1-0))*(12-2)+2)" office:value-type="float" office:value="12">
            <text:p>12</text:p>
          </table:table-cell>
          <table:table-cell table:style-name="ce2" table:formula="of:=(([.B364]-0)/(1-0))*(10-0)+0" office:value-type="float" office:value="3.02734375">
            <text:p>3.027343750</text:p>
          </table:table-cell>
          <table:table-cell table:style-name="ce2" table:formula="of:=(([.C364]-0)/(1-0))*(1500-0.000000001)+0.000000001" office:value-type="float" office:value="723.632812500518">
            <text:p>723.632812501</text:p>
          </table:table-cell>
          <table:table-cell table:style-name="ce2" table:formula="of:=(([.D364]-0)/(1-0))*(1-0.000000001)+0.000000001" office:value-type="float" office:value="0.130859375869141">
            <text:p>0.130859376</text:p>
          </table:table-cell>
          <table:table-cell table:style-name="ce2" table:formula="of:=[.L364]*[.O364]" office:value-type="float" office:value="1.57031251042969">
            <text:p>1.570312510</text:p>
          </table:table-cell>
          <table:table-cell table:style-name="ce2" table:formula="of:=(([.E364]-0)/(1-0))*(100-0.000000001)+0.000000001" office:value-type="float" office:value="8.39843750091602">
            <text:p>8.398437501</text:p>
          </table:table-cell>
          <table:table-cell table:style-name="ce1" table:formula="of:=(([.F364]-0)/(1-0))*(1-0.001)+0.001" office:value-type="float" office:value="0.084900390625">
            <text:p>0.0849003906</text:p>
          </table:table-cell>
          <table:table-cell table:style-name="ce1" table:formula="of:=IF((([.L364]*[.L364])*[.R364])&lt;1;1;ROUND(([.L364]*[.L364])*[.R364]))" office:value-type="float" office:value="12">
            <text:p>12</text:p>
          </table:table-cell>
          <table:table-cell table:style-name="ce1" table:formula="of:=ROUND((([.G364]-0)/(1-0))*(1-0)+0)" office:value-type="float" office:value="0">
            <text:p>0</text:p>
          </table:table-cell>
          <table:table-cell table:style-name="ce2" table:formula="of:=(([.H364]-0)/(1-0))*(100-0)+0" office:value-type="float" office:value="94.3359375">
            <text:p>94.335937500</text:p>
          </table:table-cell>
          <table:table-cell table:style-name="ce2" table:formula="of:=(([.I364]-0)/(1-0))*(100-(-100))+(-100)" office:value-type="float" office:value="-53.515625">
            <text:p>-53.515625000</text:p>
          </table:table-cell>
          <table:table-cell table:style-name="ce2" table:formula="of:=(([.J364]-0)/(1-0))*(10000-0)+0" office:value-type="float" office:value="9160.15625">
            <text:p>9160.156250000</text:p>
          </table:table-cell>
          <table:table-cell/>
        </table:table-row>
        <table:table-row table:style-name="ro3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 office:value-type="float" office:value="0.732421875">
            <text:p>0.732421875</text:p>
          </table:table-cell>
          <table:table-cell office:value-type="float" office:value="0.416015625">
            <text:p>0.416015625</text:p>
          </table:table-cell>
          <table:table-cell/>
          <table:table-cell table:style-name="ce1" table:formula="of:=ROUND((([.A365]-0)/(1-0))*(12-2)+2)" office:value-type="float" office:value="7">
            <text:p>7</text:p>
          </table:table-cell>
          <table:table-cell table:style-name="ce2" table:formula="of:=(([.B365]-0)/(1-0))*(10-0)+0" office:value-type="float" office:value="8.02734375">
            <text:p>8.027343750</text:p>
          </table:table-cell>
          <table:table-cell table:style-name="ce2" table:formula="of:=(([.C365]-0)/(1-0))*(1500-0.000000001)+0.000000001" office:value-type="float" office:value="1473.63281250002">
            <text:p>1473.632812500</text:p>
          </table:table-cell>
          <table:table-cell table:style-name="ce2" table:formula="of:=(([.D365]-0)/(1-0))*(1-0.000000001)+0.000000001" office:value-type="float" office:value="0.630859375369141">
            <text:p>0.630859375</text:p>
          </table:table-cell>
          <table:table-cell table:style-name="ce2" table:formula="of:=[.L365]*[.O365]" office:value-type="float" office:value="4.41601562758398">
            <text:p>4.416015628</text:p>
          </table:table-cell>
          <table:table-cell table:style-name="ce2" table:formula="of:=(([.E365]-0)/(1-0))*(100-0.000000001)+0.000000001" office:value-type="float" office:value="58.398437500416">
            <text:p>58.398437500</text:p>
          </table:table-cell>
          <table:table-cell table:style-name="ce1" table:formula="of:=(([.F365]-0)/(1-0))*(1-0.001)+0.001" office:value-type="float" office:value="0.584400390625">
            <text:p>0.5844003906</text:p>
          </table:table-cell>
          <table:table-cell table:style-name="ce1" table:formula="of:=IF((([.L365]*[.L365])*[.R365])&lt;1;1;ROUND(([.L365]*[.L365])*[.R365]))" office:value-type="float" office:value="29">
            <text:p>29</text:p>
          </table:table-cell>
          <table:table-cell table:style-name="ce1" table:formula="of:=ROUND((([.G365]-0)/(1-0))*(1-0)+0)" office:value-type="float" office:value="1">
            <text:p>1</text:p>
          </table:table-cell>
          <table:table-cell table:style-name="ce2" table:formula="of:=(([.H365]-0)/(1-0))*(100-0)+0" office:value-type="float" office:value="44.3359375">
            <text:p>44.335937500</text:p>
          </table:table-cell>
          <table:table-cell table:style-name="ce2" table:formula="of:=(([.I365]-0)/(1-0))*(100-(-100))+(-100)" office:value-type="float" office:value="46.484375">
            <text:p>46.484375000</text:p>
          </table:table-cell>
          <table:table-cell table:style-name="ce2" table:formula="of:=(([.J365]-0)/(1-0))*(10000-0)+0" office:value-type="float" office:value="4160.15625">
            <text:p>4160.156250000</text:p>
          </table:table-cell>
          <table:table-cell/>
        </table:table-row>
        <table:table-row table:style-name="ro3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 office:value-type="float" office:value="0.107421875">
            <text:p>0.107421875</text:p>
          </table:table-cell>
          <table:table-cell office:value-type="float" office:value="0.541015625">
            <text:p>0.541015625</text:p>
          </table:table-cell>
          <table:table-cell/>
          <table:table-cell table:style-name="ce1" table:formula="of:=ROUND((([.A366]-0)/(1-0))*(12-2)+2)" office:value-type="float" office:value="6">
            <text:p>6</text:p>
          </table:table-cell>
          <table:table-cell table:style-name="ce2" table:formula="of:=(([.B366]-0)/(1-0))*(10-0)+0" office:value-type="float" office:value="4.27734375">
            <text:p>4.277343750</text:p>
          </table:table-cell>
          <table:table-cell table:style-name="ce2" table:formula="of:=(([.C366]-0)/(1-0))*(1500-0.000000001)+0.000000001" office:value-type="float" office:value="911.132812500393">
            <text:p>911.132812500</text:p>
          </table:table-cell>
          <table:table-cell table:style-name="ce2" table:formula="of:=(([.D366]-0)/(1-0))*(1-0.000000001)+0.000000001" office:value-type="float" office:value="0.505859375494141">
            <text:p>0.505859375</text:p>
          </table:table-cell>
          <table:table-cell table:style-name="ce2" table:formula="of:=[.L366]*[.O366]" office:value-type="float" office:value="3.03515625296484">
            <text:p>3.035156253</text:p>
          </table:table-cell>
          <table:table-cell table:style-name="ce2" table:formula="of:=(([.E366]-0)/(1-0))*(100-0.000000001)+0.000000001" office:value-type="float" office:value="70.898437500291">
            <text:p>70.898437500</text:p>
          </table:table-cell>
          <table:table-cell table:style-name="ce1" table:formula="of:=(([.F366]-0)/(1-0))*(1-0.001)+0.001" office:value-type="float" office:value="0.959025390625">
            <text:p>0.9590253906</text:p>
          </table:table-cell>
          <table:table-cell table:style-name="ce1" table:formula="of:=IF((([.L366]*[.L366])*[.R366])&lt;1;1;ROUND(([.L366]*[.L366])*[.R366]))" office:value-type="float" office:value="35">
            <text:p>35</text:p>
          </table:table-cell>
          <table:table-cell table:style-name="ce1" table:formula="of:=ROUND((([.G366]-0)/(1-0))*(1-0)+0)" office:value-type="float" office:value="0">
            <text:p>0</text:p>
          </table:table-cell>
          <table:table-cell table:style-name="ce2" table:formula="of:=(([.H366]-0)/(1-0))*(100-0)+0" office:value-type="float" office:value="81.8359375">
            <text:p>81.835937500</text:p>
          </table:table-cell>
          <table:table-cell table:style-name="ce2" table:formula="of:=(([.I366]-0)/(1-0))*(100-(-100))+(-100)" office:value-type="float" office:value="-78.515625">
            <text:p>-78.515625000</text:p>
          </table:table-cell>
          <table:table-cell table:style-name="ce2" table:formula="of:=(([.J366]-0)/(1-0))*(10000-0)+0" office:value-type="float" office:value="5410.15625">
            <text:p>5410.156250000</text:p>
          </table:table-cell>
          <table:table-cell/>
        </table:table-row>
        <table:table-row table:style-name="ro3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 office:value-type="float" office:value="0.607421875">
            <text:p>0.607421875</text:p>
          </table:table-cell>
          <table:table-cell office:value-type="float" office:value="0.041015625">
            <text:p>0.041015625</text:p>
          </table:table-cell>
          <table:table-cell/>
          <table:table-cell table:style-name="ce1" table:formula="of:=ROUND((([.A367]-0)/(1-0))*(12-2)+2)" office:value-type="float" office:value="11">
            <text:p>11</text:p>
          </table:table-cell>
          <table:table-cell table:style-name="ce2" table:formula="of:=(([.B367]-0)/(1-0))*(10-0)+0" office:value-type="float" office:value="9.27734375">
            <text:p>9.277343750</text:p>
          </table:table-cell>
          <table:table-cell table:style-name="ce2" table:formula="of:=(([.C367]-0)/(1-0))*(1500-0.000000001)+0.000000001" office:value-type="float" office:value="161.132812500893">
            <text:p>161.132812501</text:p>
          </table:table-cell>
          <table:table-cell table:style-name="ce2" table:formula="of:=(([.D367]-0)/(1-0))*(1-0.000000001)+0.000000001" office:value-type="float" office:value="0.00585937599414063">
            <text:p>0.005859376</text:p>
          </table:table-cell>
          <table:table-cell table:style-name="ce2" table:formula="of:=[.L367]*[.O367]" office:value-type="float" office:value="0.0644531359355469">
            <text:p>0.064453136</text:p>
          </table:table-cell>
          <table:table-cell table:style-name="ce2" table:formula="of:=(([.E367]-0)/(1-0))*(100-0.000000001)+0.000000001" office:value-type="float" office:value="20.898437500791">
            <text:p>20.898437501</text:p>
          </table:table-cell>
          <table:table-cell table:style-name="ce1" table:formula="of:=(([.F367]-0)/(1-0))*(1-0.001)+0.001" office:value-type="float" office:value="0.459525390625">
            <text:p>0.4595253906</text:p>
          </table:table-cell>
          <table:table-cell table:style-name="ce1" table:formula="of:=IF((([.L367]*[.L367])*[.R367])&lt;1;1;ROUND(([.L367]*[.L367])*[.R367]))" office:value-type="float" office:value="56">
            <text:p>56</text:p>
          </table:table-cell>
          <table:table-cell table:style-name="ce1" table:formula="of:=ROUND((([.G367]-0)/(1-0))*(1-0)+0)" office:value-type="float" office:value="1">
            <text:p>1</text:p>
          </table:table-cell>
          <table:table-cell table:style-name="ce2" table:formula="of:=(([.H367]-0)/(1-0))*(100-0)+0" office:value-type="float" office:value="31.8359375">
            <text:p>31.835937500</text:p>
          </table:table-cell>
          <table:table-cell table:style-name="ce2" table:formula="of:=(([.I367]-0)/(1-0))*(100-(-100))+(-100)" office:value-type="float" office:value="21.484375">
            <text:p>21.484375000</text:p>
          </table:table-cell>
          <table:table-cell table:style-name="ce2" table:formula="of:=(([.J367]-0)/(1-0))*(10000-0)+0" office:value-type="float" office:value="410.15625">
            <text:p>410.156250000</text:p>
          </table:table-cell>
          <table:table-cell/>
        </table:table-row>
        <table:table-row table:style-name="ro3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 office:value-type="float" office:value="0.857421875">
            <text:p>0.857421875</text:p>
          </table:table-cell>
          <table:table-cell office:value-type="float" office:value="0.291015625">
            <text:p>0.291015625</text:p>
          </table:table-cell>
          <table:table-cell/>
          <table:table-cell table:style-name="ce1" table:formula="of:=ROUND((([.A368]-0)/(1-0))*(12-2)+2)" office:value-type="float" office:value="8">
            <text:p>8</text:p>
          </table:table-cell>
          <table:table-cell table:style-name="ce2" table:formula="of:=(([.B368]-0)/(1-0))*(10-0)+0" office:value-type="float" office:value="1.77734375">
            <text:p>1.777343750</text:p>
          </table:table-cell>
          <table:table-cell table:style-name="ce2" table:formula="of:=(([.C368]-0)/(1-0))*(1500-0.000000001)+0.000000001" office:value-type="float" office:value="1286.13281250014">
            <text:p>1286.132812500</text:p>
          </table:table-cell>
          <table:table-cell table:style-name="ce2" table:formula="of:=(([.D368]-0)/(1-0))*(1-0.000000001)+0.000000001" office:value-type="float" office:value="0.755859375244141">
            <text:p>0.755859375</text:p>
          </table:table-cell>
          <table:table-cell table:style-name="ce2" table:formula="of:=[.L368]*[.O368]" office:value-type="float" office:value="6.04687500195313">
            <text:p>6.046875002</text:p>
          </table:table-cell>
          <table:table-cell table:style-name="ce2" table:formula="of:=(([.E368]-0)/(1-0))*(100-0.000000001)+0.000000001" office:value-type="float" office:value="45.898437500541">
            <text:p>45.898437501</text:p>
          </table:table-cell>
          <table:table-cell table:style-name="ce1" table:formula="of:=(([.F368]-0)/(1-0))*(1-0.001)+0.001" office:value-type="float" office:value="0.209775390625">
            <text:p>0.2097753906</text:p>
          </table:table-cell>
          <table:table-cell table:style-name="ce1" table:formula="of:=IF((([.L368]*[.L368])*[.R368])&lt;1;1;ROUND(([.L368]*[.L368])*[.R368]))" office:value-type="float" office:value="13">
            <text:p>13</text:p>
          </table:table-cell>
          <table:table-cell table:style-name="ce1" table:formula="of:=ROUND((([.G368]-0)/(1-0))*(1-0)+0)" office:value-type="float" office:value="0">
            <text:p>0</text:p>
          </table:table-cell>
          <table:table-cell table:style-name="ce2" table:formula="of:=(([.H368]-0)/(1-0))*(100-0)+0" office:value-type="float" office:value="6.8359375">
            <text:p>6.835937500</text:p>
          </table:table-cell>
          <table:table-cell table:style-name="ce2" table:formula="of:=(([.I368]-0)/(1-0))*(100-(-100))+(-100)" office:value-type="float" office:value="71.484375">
            <text:p>71.484375000</text:p>
          </table:table-cell>
          <table:table-cell table:style-name="ce2" table:formula="of:=(([.J368]-0)/(1-0))*(10000-0)+0" office:value-type="float" office:value="2910.15625">
            <text:p>2910.156250000</text:p>
          </table:table-cell>
          <table:table-cell/>
        </table:table-row>
        <table:table-row table:style-name="ro3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 office:value-type="float" office:value="0.357421875">
            <text:p>0.357421875</text:p>
          </table:table-cell>
          <table:table-cell office:value-type="float" office:value="0.791015625">
            <text:p>0.791015625</text:p>
          </table:table-cell>
          <table:table-cell/>
          <table:table-cell table:style-name="ce1" table:formula="of:=ROUND((([.A369]-0)/(1-0))*(12-2)+2)" office:value-type="float" office:value="3">
            <text:p>3</text:p>
          </table:table-cell>
          <table:table-cell table:style-name="ce2" table:formula="of:=(([.B369]-0)/(1-0))*(10-0)+0" office:value-type="float" office:value="6.77734375">
            <text:p>6.777343750</text:p>
          </table:table-cell>
          <table:table-cell table:style-name="ce2" table:formula="of:=(([.C369]-0)/(1-0))*(1500-0.000000001)+0.000000001" office:value-type="float" office:value="536.132812500643">
            <text:p>536.132812501</text:p>
          </table:table-cell>
          <table:table-cell table:style-name="ce2" table:formula="of:=(([.D369]-0)/(1-0))*(1-0.000000001)+0.000000001" office:value-type="float" office:value="0.255859375744141">
            <text:p>0.255859376</text:p>
          </table:table-cell>
          <table:table-cell table:style-name="ce2" table:formula="of:=[.L369]*[.O369]" office:value-type="float" office:value="0.767578127232422">
            <text:p>0.767578127</text:p>
          </table:table-cell>
          <table:table-cell table:style-name="ce2" table:formula="of:=(([.E369]-0)/(1-0))*(100-0.000000001)+0.000000001" office:value-type="float" office:value="95.898437500041">
            <text:p>95.898437500</text:p>
          </table:table-cell>
          <table:table-cell table:style-name="ce1" table:formula="of:=(([.F369]-0)/(1-0))*(1-0.001)+0.001" office:value-type="float" office:value="0.709275390625">
            <text:p>0.7092753906</text:p>
          </table:table-cell>
          <table:table-cell table:style-name="ce1" table:formula="of:=IF((([.L369]*[.L369])*[.R369])&lt;1;1;ROUND(([.L369]*[.L369])*[.R369]))" office:value-type="float" office:value="6">
            <text:p>6</text:p>
          </table:table-cell>
          <table:table-cell table:style-name="ce1" table:formula="of:=ROUND((([.G369]-0)/(1-0))*(1-0)+0)" office:value-type="float" office:value="1">
            <text:p>1</text:p>
          </table:table-cell>
          <table:table-cell table:style-name="ce2" table:formula="of:=(([.H369]-0)/(1-0))*(100-0)+0" office:value-type="float" office:value="56.8359375">
            <text:p>56.835937500</text:p>
          </table:table-cell>
          <table:table-cell table:style-name="ce2" table:formula="of:=(([.I369]-0)/(1-0))*(100-(-100))+(-100)" office:value-type="float" office:value="-28.515625">
            <text:p>-28.515625000</text:p>
          </table:table-cell>
          <table:table-cell table:style-name="ce2" table:formula="of:=(([.J369]-0)/(1-0))*(10000-0)+0" office:value-type="float" office:value="7910.15625">
            <text:p>7910.156250000</text:p>
          </table:table-cell>
          <table:table-cell/>
        </table:table-row>
        <table:table-row table:style-name="ro3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 office:value-type="float" office:value="0.451171875">
            <text:p>0.451171875</text:p>
          </table:table-cell>
          <table:table-cell office:value-type="float" office:value="0.322265625">
            <text:p>0.322265625</text:p>
          </table:table-cell>
          <table:table-cell/>
          <table:table-cell table:style-name="ce1" table:formula="of:=ROUND((([.A370]-0)/(1-0))*(12-2)+2)" office:value-type="float" office:value="3">
            <text:p>3</text:p>
          </table:table-cell>
          <table:table-cell table:style-name="ce2" table:formula="of:=(([.B370]-0)/(1-0))*(10-0)+0" office:value-type="float" office:value="1.46484375">
            <text:p>1.464843750</text:p>
          </table:table-cell>
          <table:table-cell table:style-name="ce2" table:formula="of:=(([.C370]-0)/(1-0))*(1500-0.000000001)+0.000000001" office:value-type="float" office:value="1051.7578125003">
            <text:p>1051.757812500</text:p>
          </table:table-cell>
          <table:table-cell table:style-name="ce2" table:formula="of:=(([.D370]-0)/(1-0))*(1-0.000000001)+0.000000001" office:value-type="float" office:value="0.724609375275391">
            <text:p>0.724609375</text:p>
          </table:table-cell>
          <table:table-cell table:style-name="ce2" table:formula="of:=[.L370]*[.O370]" office:value-type="float" office:value="2.17382812582617">
            <text:p>2.173828126</text:p>
          </table:table-cell>
          <table:table-cell table:style-name="ce2" table:formula="of:=(([.E370]-0)/(1-0))*(100-0.000000001)+0.000000001" office:value-type="float" office:value="5.27343750094727">
            <text:p>5.273437501</text:p>
          </table:table-cell>
          <table:table-cell table:style-name="ce1" table:formula="of:=(([.F370]-0)/(1-0))*(1-0.001)+0.001" office:value-type="float" office:value="0.490744140625">
            <text:p>0.4907441406</text:p>
          </table:table-cell>
          <table:table-cell table:style-name="ce1" table:formula="of:=IF((([.L370]*[.L370])*[.R370])&lt;1;1;ROUND(([.L370]*[.L370])*[.R370]))" office:value-type="float" office:value="4">
            <text:p>4</text:p>
          </table:table-cell>
          <table:table-cell table:style-name="ce1" table:formula="of:=ROUND((([.G370]-0)/(1-0))*(1-0)+0)" office:value-type="float" office:value="1">
            <text:p>1</text:p>
          </table:table-cell>
          <table:table-cell table:style-name="ce2" table:formula="of:=(([.H370]-0)/(1-0))*(100-0)+0" office:value-type="float" office:value="9.9609375">
            <text:p>9.960937500</text:p>
          </table:table-cell>
          <table:table-cell table:style-name="ce2" table:formula="of:=(([.I370]-0)/(1-0))*(100-(-100))+(-100)" office:value-type="float" office:value="-9.76562499999999">
            <text:p>-9.765625000</text:p>
          </table:table-cell>
          <table:table-cell table:style-name="ce2" table:formula="of:=(([.J370]-0)/(1-0))*(10000-0)+0" office:value-type="float" office:value="3222.65625">
            <text:p>3222.656250000</text:p>
          </table:table-cell>
          <table:table-cell/>
        </table:table-row>
        <table:table-row table:style-name="ro3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 office:value-type="float" office:value="0.951171875">
            <text:p>0.951171875</text:p>
          </table:table-cell>
          <table:table-cell office:value-type="float" office:value="0.822265625">
            <text:p>0.822265625</text:p>
          </table:table-cell>
          <table:table-cell/>
          <table:table-cell table:style-name="ce1" table:formula="of:=ROUND((([.A371]-0)/(1-0))*(12-2)+2)" office:value-type="float" office:value="8">
            <text:p>8</text:p>
          </table:table-cell>
          <table:table-cell table:style-name="ce2" table:formula="of:=(([.B371]-0)/(1-0))*(10-0)+0" office:value-type="float" office:value="6.46484375">
            <text:p>6.464843750</text:p>
          </table:table-cell>
          <table:table-cell table:style-name="ce2" table:formula="of:=(([.C371]-0)/(1-0))*(1500-0.000000001)+0.000000001" office:value-type="float" office:value="301.757812500799">
            <text:p>301.757812501</text:p>
          </table:table-cell>
          <table:table-cell table:style-name="ce2" table:formula="of:=(([.D371]-0)/(1-0))*(1-0.000000001)+0.000000001" office:value-type="float" office:value="0.224609375775391">
            <text:p>0.224609376</text:p>
          </table:table-cell>
          <table:table-cell table:style-name="ce2" table:formula="of:=[.L371]*[.O371]" office:value-type="float" office:value="1.79687500620313">
            <text:p>1.796875006</text:p>
          </table:table-cell>
          <table:table-cell table:style-name="ce2" table:formula="of:=(([.E371]-0)/(1-0))*(100-0.000000001)+0.000000001" office:value-type="float" office:value="55.2734375004473">
            <text:p>55.273437500</text:p>
          </table:table-cell>
          <table:table-cell table:style-name="ce1" table:formula="of:=(([.F371]-0)/(1-0))*(1-0.001)+0.001" office:value-type="float" office:value="0.990244140625">
            <text:p>0.9902441406</text:p>
          </table:table-cell>
          <table:table-cell table:style-name="ce1" table:formula="of:=IF((([.L371]*[.L371])*[.R371])&lt;1;1;ROUND(([.L371]*[.L371])*[.R371]))" office:value-type="float" office:value="63">
            <text:p>63</text:p>
          </table:table-cell>
          <table:table-cell table:style-name="ce1" table:formula="of:=ROUND((([.G371]-0)/(1-0))*(1-0)+0)" office:value-type="float" office:value="0">
            <text:p>0</text:p>
          </table:table-cell>
          <table:table-cell table:style-name="ce2" table:formula="of:=(([.H371]-0)/(1-0))*(100-0)+0" office:value-type="float" office:value="59.9609375">
            <text:p>59.960937500</text:p>
          </table:table-cell>
          <table:table-cell table:style-name="ce2" table:formula="of:=(([.I371]-0)/(1-0))*(100-(-100))+(-100)" office:value-type="float" office:value="90.234375">
            <text:p>90.234375000</text:p>
          </table:table-cell>
          <table:table-cell table:style-name="ce2" table:formula="of:=(([.J371]-0)/(1-0))*(10000-0)+0" office:value-type="float" office:value="8222.65625">
            <text:p>8222.656250000</text:p>
          </table:table-cell>
          <table:table-cell/>
        </table:table-row>
        <table:table-row table:style-name="ro3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 office:value-type="float" office:value="0.701171875">
            <text:p>0.701171875</text:p>
          </table:table-cell>
          <table:table-cell office:value-type="float" office:value="0.572265625">
            <text:p>0.572265625</text:p>
          </table:table-cell>
          <table:table-cell/>
          <table:table-cell table:style-name="ce1" table:formula="of:=ROUND((([.A372]-0)/(1-0))*(12-2)+2)" office:value-type="float" office:value="10">
            <text:p>10</text:p>
          </table:table-cell>
          <table:table-cell table:style-name="ce2" table:formula="of:=(([.B372]-0)/(1-0))*(10-0)+0" office:value-type="float" office:value="3.96484375">
            <text:p>3.964843750</text:p>
          </table:table-cell>
          <table:table-cell table:style-name="ce2" table:formula="of:=(([.C372]-0)/(1-0))*(1500-0.000000001)+0.000000001" office:value-type="float" office:value="1426.75781250005">
            <text:p>1426.757812500</text:p>
          </table:table-cell>
          <table:table-cell table:style-name="ce2" table:formula="of:=(([.D372]-0)/(1-0))*(1-0.000000001)+0.000000001" office:value-type="float" office:value="0.974609375025391">
            <text:p>0.974609375</text:p>
          </table:table-cell>
          <table:table-cell table:style-name="ce2" table:formula="of:=[.L372]*[.O372]" office:value-type="float" office:value="9.74609375025391">
            <text:p>9.746093750</text:p>
          </table:table-cell>
          <table:table-cell table:style-name="ce2" table:formula="of:=(([.E372]-0)/(1-0))*(100-0.000000001)+0.000000001" office:value-type="float" office:value="80.2734375001973">
            <text:p>80.273437500</text:p>
          </table:table-cell>
          <table:table-cell table:style-name="ce1" table:formula="of:=(([.F372]-0)/(1-0))*(1-0.001)+0.001" office:value-type="float" office:value="0.740494140625">
            <text:p>0.7404941406</text:p>
          </table:table-cell>
          <table:table-cell table:style-name="ce1" table:formula="of:=IF((([.L372]*[.L372])*[.R372])&lt;1;1;ROUND(([.L372]*[.L372])*[.R372]))" office:value-type="float" office:value="74">
            <text:p>74</text:p>
          </table:table-cell>
          <table:table-cell table:style-name="ce1" table:formula="of:=ROUND((([.G372]-0)/(1-0))*(1-0)+0)" office:value-type="float" office:value="1">
            <text:p>1</text:p>
          </table:table-cell>
          <table:table-cell table:style-name="ce2" table:formula="of:=(([.H372]-0)/(1-0))*(100-0)+0" office:value-type="float" office:value="84.9609375">
            <text:p>84.960937500</text:p>
          </table:table-cell>
          <table:table-cell table:style-name="ce2" table:formula="of:=(([.I372]-0)/(1-0))*(100-(-100))+(-100)" office:value-type="float" office:value="40.234375">
            <text:p>40.234375000</text:p>
          </table:table-cell>
          <table:table-cell table:style-name="ce2" table:formula="of:=(([.J372]-0)/(1-0))*(10000-0)+0" office:value-type="float" office:value="5722.65625">
            <text:p>5722.656250000</text:p>
          </table:table-cell>
          <table:table-cell/>
        </table:table-row>
        <table:table-row table:style-name="ro3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 office:value-type="float" office:value="0.201171875">
            <text:p>0.201171875</text:p>
          </table:table-cell>
          <table:table-cell office:value-type="float" office:value="0.072265625">
            <text:p>0.072265625</text:p>
          </table:table-cell>
          <table:table-cell/>
          <table:table-cell table:style-name="ce1" table:formula="of:=ROUND((([.A373]-0)/(1-0))*(12-2)+2)" office:value-type="float" office:value="5">
            <text:p>5</text:p>
          </table:table-cell>
          <table:table-cell table:style-name="ce2" table:formula="of:=(([.B373]-0)/(1-0))*(10-0)+0" office:value-type="float" office:value="8.96484375">
            <text:p>8.964843750</text:p>
          </table:table-cell>
          <table:table-cell table:style-name="ce2" table:formula="of:=(([.C373]-0)/(1-0))*(1500-0.000000001)+0.000000001" office:value-type="float" office:value="676.757812500549">
            <text:p>676.757812501</text:p>
          </table:table-cell>
          <table:table-cell table:style-name="ce2" table:formula="of:=(([.D373]-0)/(1-0))*(1-0.000000001)+0.000000001" office:value-type="float" office:value="0.474609375525391">
            <text:p>0.474609376</text:p>
          </table:table-cell>
          <table:table-cell table:style-name="ce2" table:formula="of:=[.L373]*[.O373]" office:value-type="float" office:value="2.37304687762695">
            <text:p>2.373046878</text:p>
          </table:table-cell>
          <table:table-cell table:style-name="ce2" table:formula="of:=(([.E373]-0)/(1-0))*(100-0.000000001)+0.000000001" office:value-type="float" office:value="30.2734375006973">
            <text:p>30.273437501</text:p>
          </table:table-cell>
          <table:table-cell table:style-name="ce1" table:formula="of:=(([.F373]-0)/(1-0))*(1-0.001)+0.001" office:value-type="float" office:value="0.240994140625">
            <text:p>0.2409941406</text:p>
          </table:table-cell>
          <table:table-cell table:style-name="ce1" table:formula="of:=IF((([.L373]*[.L373])*[.R373])&lt;1;1;ROUND(([.L373]*[.L373])*[.R373]))" office:value-type="float" office:value="6">
            <text:p>6</text:p>
          </table:table-cell>
          <table:table-cell table:style-name="ce1" table:formula="of:=ROUND((([.G373]-0)/(1-0))*(1-0)+0)" office:value-type="float" office:value="0">
            <text:p>0</text:p>
          </table:table-cell>
          <table:table-cell table:style-name="ce2" table:formula="of:=(([.H373]-0)/(1-0))*(100-0)+0" office:value-type="float" office:value="34.9609375">
            <text:p>34.960937500</text:p>
          </table:table-cell>
          <table:table-cell table:style-name="ce2" table:formula="of:=(([.I373]-0)/(1-0))*(100-(-100))+(-100)" office:value-type="float" office:value="-59.765625">
            <text:p>-59.765625000</text:p>
          </table:table-cell>
          <table:table-cell table:style-name="ce2" table:formula="of:=(([.J373]-0)/(1-0))*(10000-0)+0" office:value-type="float" office:value="722.65625">
            <text:p>722.656250000</text:p>
          </table:table-cell>
          <table:table-cell/>
        </table:table-row>
        <table:table-row table:style-name="ro3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 office:value-type="float" office:value="0.576171875">
            <text:p>0.576171875</text:p>
          </table:table-cell>
          <table:table-cell office:value-type="float" office:value="0.947265625">
            <text:p>0.947265625</text:p>
          </table:table-cell>
          <table:table-cell/>
          <table:table-cell table:style-name="ce1" table:formula="of:=ROUND((([.A374]-0)/(1-0))*(12-2)+2)" office:value-type="float" office:value="7">
            <text:p>7</text:p>
          </table:table-cell>
          <table:table-cell table:style-name="ce2" table:formula="of:=(([.B374]-0)/(1-0))*(10-0)+0" office:value-type="float" office:value="2.71484375">
            <text:p>2.714843750</text:p>
          </table:table-cell>
          <table:table-cell table:style-name="ce2" table:formula="of:=(([.C374]-0)/(1-0))*(1500-0.000000001)+0.000000001" office:value-type="float" office:value="114.257812500924">
            <text:p>114.257812501</text:p>
          </table:table-cell>
          <table:table-cell table:style-name="ce2" table:formula="of:=(([.D374]-0)/(1-0))*(1-0.000000001)+0.000000001" office:value-type="float" office:value="0.349609375650391">
            <text:p>0.349609376</text:p>
          </table:table-cell>
          <table:table-cell table:style-name="ce2" table:formula="of:=[.L374]*[.O374]" office:value-type="float" office:value="2.44726562955273">
            <text:p>2.447265630</text:p>
          </table:table-cell>
          <table:table-cell table:style-name="ce2" table:formula="of:=(([.E374]-0)/(1-0))*(100-0.000000001)+0.000000001" office:value-type="float" office:value="42.7734375005723">
            <text:p>42.773437501</text:p>
          </table:table-cell>
          <table:table-cell table:style-name="ce1" table:formula="of:=(([.F374]-0)/(1-0))*(1-0.001)+0.001" office:value-type="float" office:value="0.365869140625">
            <text:p>0.3658691406</text:p>
          </table:table-cell>
          <table:table-cell table:style-name="ce1" table:formula="of:=IF((([.L374]*[.L374])*[.R374])&lt;1;1;ROUND(([.L374]*[.L374])*[.R374]))" office:value-type="float" office:value="18">
            <text:p>18</text:p>
          </table:table-cell>
          <table:table-cell table:style-name="ce1" table:formula="of:=ROUND((([.G374]-0)/(1-0))*(1-0)+0)" office:value-type="float" office:value="1">
            <text:p>1</text:p>
          </table:table-cell>
          <table:table-cell table:style-name="ce2" table:formula="of:=(([.H374]-0)/(1-0))*(100-0)+0" office:value-type="float" office:value="97.4609375">
            <text:p>97.460937500</text:p>
          </table:table-cell>
          <table:table-cell table:style-name="ce2" table:formula="of:=(([.I374]-0)/(1-0))*(100-(-100))+(-100)" office:value-type="float" office:value="15.234375">
            <text:p>15.234375000</text:p>
          </table:table-cell>
          <table:table-cell table:style-name="ce2" table:formula="of:=(([.J374]-0)/(1-0))*(10000-0)+0" office:value-type="float" office:value="9472.65625">
            <text:p>9472.656250000</text:p>
          </table:table-cell>
          <table:table-cell/>
        </table:table-row>
        <table:table-row table:style-name="ro3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 office:value-type="float" office:value="0.076171875">
            <text:p>0.076171875</text:p>
          </table:table-cell>
          <table:table-cell office:value-type="float" office:value="0.447265625">
            <text:p>0.447265625</text:p>
          </table:table-cell>
          <table:table-cell/>
          <table:table-cell table:style-name="ce1" table:formula="of:=ROUND((([.A375]-0)/(1-0))*(12-2)+2)" office:value-type="float" office:value="12">
            <text:p>12</text:p>
          </table:table-cell>
          <table:table-cell table:style-name="ce2" table:formula="of:=(([.B375]-0)/(1-0))*(10-0)+0" office:value-type="float" office:value="7.71484375">
            <text:p>7.714843750</text:p>
          </table:table-cell>
          <table:table-cell table:style-name="ce2" table:formula="of:=(([.C375]-0)/(1-0))*(1500-0.000000001)+0.000000001" office:value-type="float" office:value="864.257812500424">
            <text:p>864.257812500</text:p>
          </table:table-cell>
          <table:table-cell table:style-name="ce2" table:formula="of:=(([.D375]-0)/(1-0))*(1-0.000000001)+0.000000001" office:value-type="float" office:value="0.84960937515039">
            <text:p>0.849609375</text:p>
          </table:table-cell>
          <table:table-cell table:style-name="ce2" table:formula="of:=[.L375]*[.O375]" office:value-type="float" office:value="10.1953125018047">
            <text:p>10.195312502</text:p>
          </table:table-cell>
          <table:table-cell table:style-name="ce2" table:formula="of:=(([.E375]-0)/(1-0))*(100-0.000000001)+0.000000001" office:value-type="float" office:value="92.7734375000723">
            <text:p>92.773437500</text:p>
          </table:table-cell>
          <table:table-cell table:style-name="ce1" table:formula="of:=(([.F375]-0)/(1-0))*(1-0.001)+0.001" office:value-type="float" office:value="0.865369140625">
            <text:p>0.8653691406</text:p>
          </table:table-cell>
          <table:table-cell table:style-name="ce1" table:formula="of:=IF((([.L375]*[.L375])*[.R375])&lt;1;1;ROUND(([.L375]*[.L375])*[.R375]))" office:value-type="float" office:value="125">
            <text:p>125</text:p>
          </table:table-cell>
          <table:table-cell table:style-name="ce1" table:formula="of:=ROUND((([.G375]-0)/(1-0))*(1-0)+0)" office:value-type="float" office:value="0">
            <text:p>0</text:p>
          </table:table-cell>
          <table:table-cell table:style-name="ce2" table:formula="of:=(([.H375]-0)/(1-0))*(100-0)+0" office:value-type="float" office:value="47.4609375">
            <text:p>47.460937500</text:p>
          </table:table-cell>
          <table:table-cell table:style-name="ce2" table:formula="of:=(([.I375]-0)/(1-0))*(100-(-100))+(-100)" office:value-type="float" office:value="-84.765625">
            <text:p>-84.765625000</text:p>
          </table:table-cell>
          <table:table-cell table:style-name="ce2" table:formula="of:=(([.J375]-0)/(1-0))*(10000-0)+0" office:value-type="float" office:value="4472.65625">
            <text:p>4472.656250000</text:p>
          </table:table-cell>
          <table:table-cell/>
        </table:table-row>
        <table:table-row table:style-name="ro3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 office:value-type="float" office:value="0.326171875">
            <text:p>0.326171875</text:p>
          </table:table-cell>
          <table:table-cell office:value-type="float" office:value="0.197265625">
            <text:p>0.197265625</text:p>
          </table:table-cell>
          <table:table-cell/>
          <table:table-cell table:style-name="ce1" table:formula="of:=ROUND((([.A376]-0)/(1-0))*(12-2)+2)" office:value-type="float" office:value="9">
            <text:p>9</text:p>
          </table:table-cell>
          <table:table-cell table:style-name="ce2" table:formula="of:=(([.B376]-0)/(1-0))*(10-0)+0" office:value-type="float" office:value="0.21484375">
            <text:p>0.214843750</text:p>
          </table:table-cell>
          <table:table-cell table:style-name="ce2" table:formula="of:=(([.C376]-0)/(1-0))*(1500-0.000000001)+0.000000001" office:value-type="float" office:value="489.257812500674">
            <text:p>489.257812501</text:p>
          </table:table-cell>
          <table:table-cell table:style-name="ce2" table:formula="of:=(([.D376]-0)/(1-0))*(1-0.000000001)+0.000000001" office:value-type="float" office:value="0.0996093759003906">
            <text:p>0.099609376</text:p>
          </table:table-cell>
          <table:table-cell table:style-name="ce2" table:formula="of:=[.L376]*[.O376]" office:value-type="float" office:value="0.896484383103516">
            <text:p>0.896484383</text:p>
          </table:table-cell>
          <table:table-cell table:style-name="ce2" table:formula="of:=(([.E376]-0)/(1-0))*(100-0.000000001)+0.000000001" office:value-type="float" office:value="67.7734375003223">
            <text:p>67.773437500</text:p>
          </table:table-cell>
          <table:table-cell table:style-name="ce1" table:formula="of:=(([.F376]-0)/(1-0))*(1-0.001)+0.001" office:value-type="float" office:value="0.615619140625">
            <text:p>0.6156191406</text:p>
          </table:table-cell>
          <table:table-cell table:style-name="ce1" table:formula="of:=IF((([.L376]*[.L376])*[.R376])&lt;1;1;ROUND(([.L376]*[.L376])*[.R376]))" office:value-type="float" office:value="50">
            <text:p>50</text:p>
          </table:table-cell>
          <table:table-cell table:style-name="ce1" table:formula="of:=ROUND((([.G376]-0)/(1-0))*(1-0)+0)" office:value-type="float" office:value="1">
            <text:p>1</text:p>
          </table:table-cell>
          <table:table-cell table:style-name="ce2" table:formula="of:=(([.H376]-0)/(1-0))*(100-0)+0" office:value-type="float" office:value="22.4609375">
            <text:p>22.460937500</text:p>
          </table:table-cell>
          <table:table-cell table:style-name="ce2" table:formula="of:=(([.I376]-0)/(1-0))*(100-(-100))+(-100)" office:value-type="float" office:value="-34.765625">
            <text:p>-34.765625000</text:p>
          </table:table-cell>
          <table:table-cell table:style-name="ce2" table:formula="of:=(([.J376]-0)/(1-0))*(10000-0)+0" office:value-type="float" office:value="1972.65625">
            <text:p>1972.656250000</text:p>
          </table:table-cell>
          <table:table-cell/>
        </table:table-row>
        <table:table-row table:style-name="ro3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 office:value-type="float" office:value="0.826171875">
            <text:p>0.826171875</text:p>
          </table:table-cell>
          <table:table-cell office:value-type="float" office:value="0.697265625">
            <text:p>0.697265625</text:p>
          </table:table-cell>
          <table:table-cell/>
          <table:table-cell table:style-name="ce1" table:formula="of:=ROUND((([.A377]-0)/(1-0))*(12-2)+2)" office:value-type="float" office:value="4">
            <text:p>4</text:p>
          </table:table-cell>
          <table:table-cell table:style-name="ce2" table:formula="of:=(([.B377]-0)/(1-0))*(10-0)+0" office:value-type="float" office:value="5.21484375">
            <text:p>5.214843750</text:p>
          </table:table-cell>
          <table:table-cell table:style-name="ce2" table:formula="of:=(([.C377]-0)/(1-0))*(1500-0.000000001)+0.000000001" office:value-type="float" office:value="1239.25781250017">
            <text:p>1239.257812500</text:p>
          </table:table-cell>
          <table:table-cell table:style-name="ce2" table:formula="of:=(([.D377]-0)/(1-0))*(1-0.000000001)+0.000000001" office:value-type="float" office:value="0.599609375400391">
            <text:p>0.599609375</text:p>
          </table:table-cell>
          <table:table-cell table:style-name="ce2" table:formula="of:=[.L377]*[.O377]" office:value-type="float" office:value="2.39843750160156">
            <text:p>2.398437502</text:p>
          </table:table-cell>
          <table:table-cell table:style-name="ce2" table:formula="of:=(([.E377]-0)/(1-0))*(100-0.000000001)+0.000000001" office:value-type="float" office:value="17.7734375008223">
            <text:p>17.773437501</text:p>
          </table:table-cell>
          <table:table-cell table:style-name="ce1" table:formula="of:=(([.F377]-0)/(1-0))*(1-0.001)+0.001" office:value-type="float" office:value="0.116119140625">
            <text:p>0.1161191406</text:p>
          </table:table-cell>
          <table:table-cell table:style-name="ce1" table:formula="of:=IF((([.L377]*[.L377])*[.R377])&lt;1;1;ROUND(([.L377]*[.L377])*[.R377]))" office:value-type="float" office:value="2">
            <text:p>2</text:p>
          </table:table-cell>
          <table:table-cell table:style-name="ce1" table:formula="of:=ROUND((([.G377]-0)/(1-0))*(1-0)+0)" office:value-type="float" office:value="0">
            <text:p>0</text:p>
          </table:table-cell>
          <table:table-cell table:style-name="ce2" table:formula="of:=(([.H377]-0)/(1-0))*(100-0)+0" office:value-type="float" office:value="72.4609375">
            <text:p>72.460937500</text:p>
          </table:table-cell>
          <table:table-cell table:style-name="ce2" table:formula="of:=(([.I377]-0)/(1-0))*(100-(-100))+(-100)" office:value-type="float" office:value="65.234375">
            <text:p>65.234375000</text:p>
          </table:table-cell>
          <table:table-cell table:style-name="ce2" table:formula="of:=(([.J377]-0)/(1-0))*(10000-0)+0" office:value-type="float" office:value="6972.65625">
            <text:p>6972.656250000</text:p>
          </table:table-cell>
          <table:table-cell/>
        </table:table-row>
        <table:table-row table:style-name="ro3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 office:value-type="float" office:value="0.513671875">
            <text:p>0.513671875</text:p>
          </table:table-cell>
          <table:table-cell office:value-type="float" office:value="0.009765625">
            <text:p>0.009765625</text:p>
          </table:table-cell>
          <table:table-cell/>
          <table:table-cell table:style-name="ce1" table:formula="of:=ROUND((([.A378]-0)/(1-0))*(12-2)+2)" office:value-type="float" office:value="3">
            <text:p>3</text:p>
          </table:table-cell>
          <table:table-cell table:style-name="ce2" table:formula="of:=(([.B378]-0)/(1-0))*(10-0)+0" office:value-type="float" office:value="4.58984375">
            <text:p>4.589843750</text:p>
          </table:table-cell>
          <table:table-cell table:style-name="ce2" table:formula="of:=(([.C378]-0)/(1-0))*(1500-0.000000001)+0.000000001" office:value-type="float" office:value="395.507812500736">
            <text:p>395.507812501</text:p>
          </table:table-cell>
          <table:table-cell table:style-name="ce2" table:formula="of:=(([.D378]-0)/(1-0))*(1-0.000000001)+0.000000001" office:value-type="float" office:value="0.787109375212891">
            <text:p>0.787109375</text:p>
          </table:table-cell>
          <table:table-cell table:style-name="ce2" table:formula="of:=[.L378]*[.O378]" office:value-type="float" office:value="2.36132812563867">
            <text:p>2.361328126</text:p>
          </table:table-cell>
          <table:table-cell table:style-name="ce2" table:formula="of:=(([.E378]-0)/(1-0))*(100-0.000000001)+0.000000001" office:value-type="float" office:value="61.5234375003848">
            <text:p>61.523437500</text:p>
          </table:table-cell>
          <table:table-cell table:style-name="ce1" table:formula="of:=(([.F378]-0)/(1-0))*(1-0.001)+0.001" office:value-type="float" office:value="0.178556640625">
            <text:p>0.1785566406</text:p>
          </table:table-cell>
          <table:table-cell table:style-name="ce1" table:formula="of:=IF((([.L378]*[.L378])*[.R378])&lt;1;1;ROUND(([.L378]*[.L378])*[.R378]))" office:value-type="float" office:value="2">
            <text:p>2</text:p>
          </table:table-cell>
          <table:table-cell table:style-name="ce1" table:formula="of:=ROUND((([.G378]-0)/(1-0))*(1-0)+0)" office:value-type="float" office:value="1">
            <text:p>1</text:p>
          </table:table-cell>
          <table:table-cell table:style-name="ce2" table:formula="of:=(([.H378]-0)/(1-0))*(100-0)+0" office:value-type="float" office:value="91.2109375">
            <text:p>91.210937500</text:p>
          </table:table-cell>
          <table:table-cell table:style-name="ce2" table:formula="of:=(([.I378]-0)/(1-0))*(100-(-100))+(-100)" office:value-type="float" office:value="2.734375">
            <text:p>2.734375000</text:p>
          </table:table-cell>
          <table:table-cell table:style-name="ce2" table:formula="of:=(([.J378]-0)/(1-0))*(10000-0)+0" office:value-type="float" office:value="97.65625">
            <text:p>97.656250000</text:p>
          </table:table-cell>
          <table:table-cell/>
        </table:table-row>
        <table:table-row table:style-name="ro3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 office:value-type="float" office:value="0.013671875">
            <text:p>0.013671875</text:p>
          </table:table-cell>
          <table:table-cell office:value-type="float" office:value="0.509765625">
            <text:p>0.509765625</text:p>
          </table:table-cell>
          <table:table-cell/>
          <table:table-cell table:style-name="ce1" table:formula="of:=ROUND((([.A379]-0)/(1-0))*(12-2)+2)" office:value-type="float" office:value="8">
            <text:p>8</text:p>
          </table:table-cell>
          <table:table-cell table:style-name="ce2" table:formula="of:=(([.B379]-0)/(1-0))*(10-0)+0" office:value-type="float" office:value="9.58984375">
            <text:p>9.589843750</text:p>
          </table:table-cell>
          <table:table-cell table:style-name="ce2" table:formula="of:=(([.C379]-0)/(1-0))*(1500-0.000000001)+0.000000001" office:value-type="float" office:value="1145.50781250024">
            <text:p>1145.507812500</text:p>
          </table:table-cell>
          <table:table-cell table:style-name="ce2" table:formula="of:=(([.D379]-0)/(1-0))*(1-0.000000001)+0.000000001" office:value-type="float" office:value="0.287109375712891">
            <text:p>0.287109376</text:p>
          </table:table-cell>
          <table:table-cell table:style-name="ce2" table:formula="of:=[.L379]*[.O379]" office:value-type="float" office:value="2.29687500570312">
            <text:p>2.296875006</text:p>
          </table:table-cell>
          <table:table-cell table:style-name="ce2" table:formula="of:=(([.E379]-0)/(1-0))*(100-0.000000001)+0.000000001" office:value-type="float" office:value="11.5234375008848">
            <text:p>11.523437501</text:p>
          </table:table-cell>
          <table:table-cell table:style-name="ce1" table:formula="of:=(([.F379]-0)/(1-0))*(1-0.001)+0.001" office:value-type="float" office:value="0.678056640625">
            <text:p>0.6780566406</text:p>
          </table:table-cell>
          <table:table-cell table:style-name="ce1" table:formula="of:=IF((([.L379]*[.L379])*[.R379])&lt;1;1;ROUND(([.L379]*[.L379])*[.R379]))" office:value-type="float" office:value="43">
            <text:p>43</text:p>
          </table:table-cell>
          <table:table-cell table:style-name="ce1" table:formula="of:=ROUND((([.G379]-0)/(1-0))*(1-0)+0)" office:value-type="float" office:value="0">
            <text:p>0</text:p>
          </table:table-cell>
          <table:table-cell table:style-name="ce2" table:formula="of:=(([.H379]-0)/(1-0))*(100-0)+0" office:value-type="float" office:value="41.2109375">
            <text:p>41.210937500</text:p>
          </table:table-cell>
          <table:table-cell table:style-name="ce2" table:formula="of:=(([.I379]-0)/(1-0))*(100-(-100))+(-100)" office:value-type="float" office:value="-97.265625">
            <text:p>-97.265625000</text:p>
          </table:table-cell>
          <table:table-cell table:style-name="ce2" table:formula="of:=(([.J379]-0)/(1-0))*(10000-0)+0" office:value-type="float" office:value="5097.65625">
            <text:p>5097.656250000</text:p>
          </table:table-cell>
          <table:table-cell/>
        </table:table-row>
        <table:table-row table:style-name="ro3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 office:value-type="float" office:value="0.263671875">
            <text:p>0.263671875</text:p>
          </table:table-cell>
          <table:table-cell office:value-type="float" office:value="0.759765625">
            <text:p>0.759765625</text:p>
          </table:table-cell>
          <table:table-cell/>
          <table:table-cell table:style-name="ce1" table:formula="of:=ROUND((([.A380]-0)/(1-0))*(12-2)+2)" office:value-type="float" office:value="11">
            <text:p>11</text:p>
          </table:table-cell>
          <table:table-cell table:style-name="ce2" table:formula="of:=(([.B380]-0)/(1-0))*(10-0)+0" office:value-type="float" office:value="2.08984375">
            <text:p>2.089843750</text:p>
          </table:table-cell>
          <table:table-cell table:style-name="ce2" table:formula="of:=(([.C380]-0)/(1-0))*(1500-0.000000001)+0.000000001" office:value-type="float" office:value="20.5078125009863">
            <text:p>20.507812501</text:p>
          </table:table-cell>
          <table:table-cell table:style-name="ce2" table:formula="of:=(([.D380]-0)/(1-0))*(1-0.000000001)+0.000000001" office:value-type="float" office:value="0.537109375462891">
            <text:p>0.537109375</text:p>
          </table:table-cell>
          <table:table-cell table:style-name="ce2" table:formula="of:=[.L380]*[.O380]" office:value-type="float" office:value="5.9082031300918">
            <text:p>5.908203130</text:p>
          </table:table-cell>
          <table:table-cell table:style-name="ce2" table:formula="of:=(([.E380]-0)/(1-0))*(100-0.000000001)+0.000000001" office:value-type="float" office:value="36.5234375006348">
            <text:p>36.523437501</text:p>
          </table:table-cell>
          <table:table-cell table:style-name="ce1" table:formula="of:=(([.F380]-0)/(1-0))*(1-0.001)+0.001" office:value-type="float" office:value="0.927806640625">
            <text:p>0.9278066406</text:p>
          </table:table-cell>
          <table:table-cell table:style-name="ce1" table:formula="of:=IF((([.L380]*[.L380])*[.R380])&lt;1;1;ROUND(([.L380]*[.L380])*[.R380]))" office:value-type="float" office:value="112">
            <text:p>112</text:p>
          </table:table-cell>
          <table:table-cell table:style-name="ce1" table:formula="of:=ROUND((([.G380]-0)/(1-0))*(1-0)+0)" office:value-type="float" office:value="1">
            <text:p>1</text:p>
          </table:table-cell>
          <table:table-cell table:style-name="ce2" table:formula="of:=(([.H380]-0)/(1-0))*(100-0)+0" office:value-type="float" office:value="16.2109375">
            <text:p>16.210937500</text:p>
          </table:table-cell>
          <table:table-cell table:style-name="ce2" table:formula="of:=(([.I380]-0)/(1-0))*(100-(-100))+(-100)" office:value-type="float" office:value="-47.265625">
            <text:p>-47.265625000</text:p>
          </table:table-cell>
          <table:table-cell table:style-name="ce2" table:formula="of:=(([.J380]-0)/(1-0))*(10000-0)+0" office:value-type="float" office:value="7597.65625">
            <text:p>7597.656250000</text:p>
          </table:table-cell>
          <table:table-cell/>
        </table:table-row>
        <table:table-row table:style-name="ro3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 office:value-type="float" office:value="0.763671875">
            <text:p>0.763671875</text:p>
          </table:table-cell>
          <table:table-cell office:value-type="float" office:value="0.259765625">
            <text:p>0.259765625</text:p>
          </table:table-cell>
          <table:table-cell/>
          <table:table-cell table:style-name="ce1" table:formula="of:=ROUND((([.A381]-0)/(1-0))*(12-2)+2)" office:value-type="float" office:value="6">
            <text:p>6</text:p>
          </table:table-cell>
          <table:table-cell table:style-name="ce2" table:formula="of:=(([.B381]-0)/(1-0))*(10-0)+0" office:value-type="float" office:value="7.08984375">
            <text:p>7.089843750</text:p>
          </table:table-cell>
          <table:table-cell table:style-name="ce2" table:formula="of:=(([.C381]-0)/(1-0))*(1500-0.000000001)+0.000000001" office:value-type="float" office:value="770.507812500486">
            <text:p>770.507812500</text:p>
          </table:table-cell>
          <table:table-cell table:style-name="ce2" table:formula="of:=(([.D381]-0)/(1-0))*(1-0.000000001)+0.000000001" office:value-type="float" office:value="0.0371093759628906">
            <text:p>0.037109376</text:p>
          </table:table-cell>
          <table:table-cell table:style-name="ce2" table:formula="of:=[.L381]*[.O381]" office:value-type="float" office:value="0.222656255777344">
            <text:p>0.222656256</text:p>
          </table:table-cell>
          <table:table-cell table:style-name="ce2" table:formula="of:=(([.E381]-0)/(1-0))*(100-0.000000001)+0.000000001" office:value-type="float" office:value="86.5234375001348">
            <text:p>86.523437500</text:p>
          </table:table-cell>
          <table:table-cell table:style-name="ce1" table:formula="of:=(([.F381]-0)/(1-0))*(1-0.001)+0.001" office:value-type="float" office:value="0.428306640625">
            <text:p>0.4283066406</text:p>
          </table:table-cell>
          <table:table-cell table:style-name="ce1" table:formula="of:=IF((([.L381]*[.L381])*[.R381])&lt;1;1;ROUND(([.L381]*[.L381])*[.R381]))" office:value-type="float" office:value="15">
            <text:p>15</text:p>
          </table:table-cell>
          <table:table-cell table:style-name="ce1" table:formula="of:=ROUND((([.G381]-0)/(1-0))*(1-0)+0)" office:value-type="float" office:value="0">
            <text:p>0</text:p>
          </table:table-cell>
          <table:table-cell table:style-name="ce2" table:formula="of:=(([.H381]-0)/(1-0))*(100-0)+0" office:value-type="float" office:value="66.2109375">
            <text:p>66.210937500</text:p>
          </table:table-cell>
          <table:table-cell table:style-name="ce2" table:formula="of:=(([.I381]-0)/(1-0))*(100-(-100))+(-100)" office:value-type="float" office:value="52.734375">
            <text:p>52.734375000</text:p>
          </table:table-cell>
          <table:table-cell table:style-name="ce2" table:formula="of:=(([.J381]-0)/(1-0))*(10000-0)+0" office:value-type="float" office:value="2597.65625">
            <text:p>2597.656250000</text:p>
          </table:table-cell>
          <table:table-cell/>
        </table:table-row>
        <table:table-row table:style-name="ro3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 office:value-type="float" office:value="0.388671875">
            <text:p>0.388671875</text:p>
          </table:table-cell>
          <table:table-cell office:value-type="float" office:value="0.634765625">
            <text:p>0.634765625</text:p>
          </table:table-cell>
          <table:table-cell/>
          <table:table-cell table:style-name="ce1" table:formula="of:=ROUND((([.A382]-0)/(1-0))*(12-2)+2)" office:value-type="float" office:value="5">
            <text:p>5</text:p>
          </table:table-cell>
          <table:table-cell table:style-name="ce2" table:formula="of:=(([.B382]-0)/(1-0))*(10-0)+0" office:value-type="float" office:value="0.83984375">
            <text:p>0.839843750</text:p>
          </table:table-cell>
          <table:table-cell table:style-name="ce2" table:formula="of:=(([.C382]-0)/(1-0))*(1500-0.000000001)+0.000000001" office:value-type="float" office:value="1333.00781250011">
            <text:p>1333.007812500</text:p>
          </table:table-cell>
          <table:table-cell table:style-name="ce2" table:formula="of:=(([.D382]-0)/(1-0))*(1-0.000000001)+0.000000001" office:value-type="float" office:value="0.162109375837891">
            <text:p>0.162109376</text:p>
          </table:table-cell>
          <table:table-cell table:style-name="ce2" table:formula="of:=[.L382]*[.O382]" office:value-type="float" office:value="0.810546879189453">
            <text:p>0.810546879</text:p>
          </table:table-cell>
          <table:table-cell table:style-name="ce2" table:formula="of:=(([.E382]-0)/(1-0))*(100-0.000000001)+0.000000001" office:value-type="float" office:value="99.0234375000098">
            <text:p>99.023437500</text:p>
          </table:table-cell>
          <table:table-cell table:style-name="ce1" table:formula="of:=(([.F382]-0)/(1-0))*(1-0.001)+0.001" office:value-type="float" office:value="0.053681640625">
            <text:p>0.0536816406</text:p>
          </table:table-cell>
          <table:table-cell table:style-name="ce1" table:formula="of:=IF((([.L382]*[.L382])*[.R382])&lt;1;1;ROUND(([.L382]*[.L382])*[.R382]))" office:value-type="float" office:value="1">
            <text:p>1</text:p>
          </table:table-cell>
          <table:table-cell table:style-name="ce1" table:formula="of:=ROUND((([.G382]-0)/(1-0))*(1-0)+0)" office:value-type="float" office:value="1">
            <text:p>1</text:p>
          </table:table-cell>
          <table:table-cell table:style-name="ce2" table:formula="of:=(([.H382]-0)/(1-0))*(100-0)+0" office:value-type="float" office:value="3.7109375">
            <text:p>3.710937500</text:p>
          </table:table-cell>
          <table:table-cell table:style-name="ce2" table:formula="of:=(([.I382]-0)/(1-0))*(100-(-100))+(-100)" office:value-type="float" office:value="-22.265625">
            <text:p>-22.265625000</text:p>
          </table:table-cell>
          <table:table-cell table:style-name="ce2" table:formula="of:=(([.J382]-0)/(1-0))*(10000-0)+0" office:value-type="float" office:value="6347.65625">
            <text:p>6347.656250000</text:p>
          </table:table-cell>
          <table:table-cell/>
        </table:table-row>
        <table:table-row table:style-name="ro3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 office:value-type="float" office:value="0.888671875">
            <text:p>0.888671875</text:p>
          </table:table-cell>
          <table:table-cell office:value-type="float" office:value="0.134765625">
            <text:p>0.134765625</text:p>
          </table:table-cell>
          <table:table-cell/>
          <table:table-cell table:style-name="ce1" table:formula="of:=ROUND((([.A383]-0)/(1-0))*(12-2)+2)" office:value-type="float" office:value="10">
            <text:p>10</text:p>
          </table:table-cell>
          <table:table-cell table:style-name="ce2" table:formula="of:=(([.B383]-0)/(1-0))*(10-0)+0" office:value-type="float" office:value="5.83984375">
            <text:p>5.839843750</text:p>
          </table:table-cell>
          <table:table-cell table:style-name="ce2" table:formula="of:=(([.C383]-0)/(1-0))*(1500-0.000000001)+0.000000001" office:value-type="float" office:value="583.007812500611">
            <text:p>583.007812501</text:p>
          </table:table-cell>
          <table:table-cell table:style-name="ce2" table:formula="of:=(([.D383]-0)/(1-0))*(1-0.000000001)+0.000000001" office:value-type="float" office:value="0.662109375337891">
            <text:p>0.662109375</text:p>
          </table:table-cell>
          <table:table-cell table:style-name="ce2" table:formula="of:=[.L383]*[.O383]" office:value-type="float" office:value="6.62109375337891">
            <text:p>6.621093753</text:p>
          </table:table-cell>
          <table:table-cell table:style-name="ce2" table:formula="of:=(([.E383]-0)/(1-0))*(100-0.000000001)+0.000000001" office:value-type="float" office:value="49.0234375005098">
            <text:p>49.023437501</text:p>
          </table:table-cell>
          <table:table-cell table:style-name="ce1" table:formula="of:=(([.F383]-0)/(1-0))*(1-0.001)+0.001" office:value-type="float" office:value="0.553181640625">
            <text:p>0.5531816406</text:p>
          </table:table-cell>
          <table:table-cell table:style-name="ce1" table:formula="of:=IF((([.L383]*[.L383])*[.R383])&lt;1;1;ROUND(([.L383]*[.L383])*[.R383]))" office:value-type="float" office:value="55">
            <text:p>55</text:p>
          </table:table-cell>
          <table:table-cell table:style-name="ce1" table:formula="of:=ROUND((([.G383]-0)/(1-0))*(1-0)+0)" office:value-type="float" office:value="0">
            <text:p>0</text:p>
          </table:table-cell>
          <table:table-cell table:style-name="ce2" table:formula="of:=(([.H383]-0)/(1-0))*(100-0)+0" office:value-type="float" office:value="53.7109375">
            <text:p>53.710937500</text:p>
          </table:table-cell>
          <table:table-cell table:style-name="ce2" table:formula="of:=(([.I383]-0)/(1-0))*(100-(-100))+(-100)" office:value-type="float" office:value="77.734375">
            <text:p>77.734375000</text:p>
          </table:table-cell>
          <table:table-cell table:style-name="ce2" table:formula="of:=(([.J383]-0)/(1-0))*(10000-0)+0" office:value-type="float" office:value="1347.65625">
            <text:p>1347.656250000</text:p>
          </table:table-cell>
          <table:table-cell/>
        </table:table-row>
        <table:table-row table:style-name="ro3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 office:value-type="float" office:value="0.638671875">
            <text:p>0.638671875</text:p>
          </table:table-cell>
          <table:table-cell office:value-type="float" office:value="0.384765625">
            <text:p>0.384765625</text:p>
          </table:table-cell>
          <table:table-cell/>
          <table:table-cell table:style-name="ce1" table:formula="of:=ROUND((([.A384]-0)/(1-0))*(12-2)+2)" office:value-type="float" office:value="7">
            <text:p>7</text:p>
          </table:table-cell>
          <table:table-cell table:style-name="ce2" table:formula="of:=(([.B384]-0)/(1-0))*(10-0)+0" office:value-type="float" office:value="3.33984375">
            <text:p>3.339843750</text:p>
          </table:table-cell>
          <table:table-cell table:style-name="ce2" table:formula="of:=(([.C384]-0)/(1-0))*(1500-0.000000001)+0.000000001" office:value-type="float" office:value="958.007812500361">
            <text:p>958.007812500</text:p>
          </table:table-cell>
          <table:table-cell table:style-name="ce2" table:formula="of:=(([.D384]-0)/(1-0))*(1-0.000000001)+0.000000001" office:value-type="float" office:value="0.412109375587891">
            <text:p>0.412109376</text:p>
          </table:table-cell>
          <table:table-cell table:style-name="ce2" table:formula="of:=[.L384]*[.O384]" office:value-type="float" office:value="2.88476562911523">
            <text:p>2.884765629</text:p>
          </table:table-cell>
          <table:table-cell table:style-name="ce2" table:formula="of:=(([.E384]-0)/(1-0))*(100-0.000000001)+0.000000001" office:value-type="float" office:value="24.0234375007598">
            <text:p>24.023437501</text:p>
          </table:table-cell>
          <table:table-cell table:style-name="ce1" table:formula="of:=(([.F384]-0)/(1-0))*(1-0.001)+0.001" office:value-type="float" office:value="0.802931640625">
            <text:p>0.8029316406</text:p>
          </table:table-cell>
          <table:table-cell table:style-name="ce1" table:formula="of:=IF((([.L384]*[.L384])*[.R384])&lt;1;1;ROUND(([.L384]*[.L384])*[.R384]))" office:value-type="float" office:value="39">
            <text:p>39</text:p>
          </table:table-cell>
          <table:table-cell table:style-name="ce1" table:formula="of:=ROUND((([.G384]-0)/(1-0))*(1-0)+0)" office:value-type="float" office:value="1">
            <text:p>1</text:p>
          </table:table-cell>
          <table:table-cell table:style-name="ce2" table:formula="of:=(([.H384]-0)/(1-0))*(100-0)+0" office:value-type="float" office:value="78.7109375">
            <text:p>78.710937500</text:p>
          </table:table-cell>
          <table:table-cell table:style-name="ce2" table:formula="of:=(([.I384]-0)/(1-0))*(100-(-100))+(-100)" office:value-type="float" office:value="27.734375">
            <text:p>27.734375000</text:p>
          </table:table-cell>
          <table:table-cell table:style-name="ce2" table:formula="of:=(([.J384]-0)/(1-0))*(10000-0)+0" office:value-type="float" office:value="3847.65625">
            <text:p>3847.656250000</text:p>
          </table:table-cell>
          <table:table-cell/>
        </table:table-row>
        <table:table-row table:style-name="ro3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 office:value-type="float" office:value="0.138671875">
            <text:p>0.138671875</text:p>
          </table:table-cell>
          <table:table-cell office:value-type="float" office:value="0.884765625">
            <text:p>0.884765625</text:p>
          </table:table-cell>
          <table:table-cell/>
          <table:table-cell table:style-name="ce1" table:formula="of:=ROUND((([.A385]-0)/(1-0))*(12-2)+2)" office:value-type="float" office:value="2">
            <text:p>2</text:p>
          </table:table-cell>
          <table:table-cell table:style-name="ce2" table:formula="of:=(([.B385]-0)/(1-0))*(10-0)+0" office:value-type="float" office:value="8.33984375">
            <text:p>8.339843750</text:p>
          </table:table-cell>
          <table:table-cell table:style-name="ce2" table:formula="of:=(([.C385]-0)/(1-0))*(1500-0.000000001)+0.000000001" office:value-type="float" office:value="208.007812500861">
            <text:p>208.007812501</text:p>
          </table:table-cell>
          <table:table-cell table:style-name="ce2" table:formula="of:=(([.D385]-0)/(1-0))*(1-0.000000001)+0.000000001" office:value-type="float" office:value="0.912109375087891">
            <text:p>0.912109375</text:p>
          </table:table-cell>
          <table:table-cell table:style-name="ce2" table:formula="of:=[.L385]*[.O385]" office:value-type="float" office:value="1.82421875017578">
            <text:p>1.824218750</text:p>
          </table:table-cell>
          <table:table-cell table:style-name="ce2" table:formula="of:=(([.E385]-0)/(1-0))*(100-0.000000001)+0.000000001" office:value-type="float" office:value="74.0234375002598">
            <text:p>74.023437500</text:p>
          </table:table-cell>
          <table:table-cell table:style-name="ce1" table:formula="of:=(([.F385]-0)/(1-0))*(1-0.001)+0.001" office:value-type="float" office:value="0.303431640625">
            <text:p>0.3034316406</text:p>
          </table:table-cell>
          <table:table-cell table:style-name="ce1" table:formula="of:=IF((([.L385]*[.L385])*[.R385])&lt;1;1;ROUND(([.L385]*[.L385])*[.R385]))" office:value-type="float" office:value="1">
            <text:p>1</text:p>
          </table:table-cell>
          <table:table-cell table:style-name="ce1" table:formula="of:=ROUND((([.G385]-0)/(1-0))*(1-0)+0)" office:value-type="float" office:value="0">
            <text:p>0</text:p>
          </table:table-cell>
          <table:table-cell table:style-name="ce2" table:formula="of:=(([.H385]-0)/(1-0))*(100-0)+0" office:value-type="float" office:value="28.7109375">
            <text:p>28.710937500</text:p>
          </table:table-cell>
          <table:table-cell table:style-name="ce2" table:formula="of:=(([.I385]-0)/(1-0))*(100-(-100))+(-100)" office:value-type="float" office:value="-72.265625">
            <text:p>-72.265625000</text:p>
          </table:table-cell>
          <table:table-cell table:style-name="ce2" table:formula="of:=(([.J385]-0)/(1-0))*(10000-0)+0" office:value-type="float" office:value="8847.65625">
            <text:p>8847.656250000</text:p>
          </table:table-cell>
          <table:table-cell/>
        </table:table-row>
        <table:table-row table:style-name="ro3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 office:value-type="float" office:value="0.322265625">
            <text:p>0.322265625</text:p>
          </table:table-cell>
          <table:table-cell office:value-type="float" office:value="0.724609375">
            <text:p>0.724609375</text:p>
          </table:table-cell>
          <table:table-cell/>
          <table:table-cell table:style-name="ce1" table:formula="of:=ROUND((([.A386]-0)/(1-0))*(12-2)+2)" office:value-type="float" office:value="2">
            <text:p>2</text:p>
          </table:table-cell>
          <table:table-cell table:style-name="ce2" table:formula="of:=(([.B386]-0)/(1-0))*(10-0)+0" office:value-type="float" office:value="1.66015625">
            <text:p>1.660156250</text:p>
          </table:table-cell>
          <table:table-cell table:style-name="ce2" table:formula="of:=(([.C386]-0)/(1-0))*(1500-0.000000001)+0.000000001" office:value-type="float" office:value="1350.5859375001">
            <text:p>1350.585937500</text:p>
          </table:table-cell>
          <table:table-cell table:style-name="ce2" table:formula="of:=(([.D386]-0)/(1-0))*(1-0.000000001)+0.000000001" office:value-type="float" office:value="0.478515625521484">
            <text:p>0.478515626</text:p>
          </table:table-cell>
          <table:table-cell table:style-name="ce2" table:formula="of:=[.L386]*[.O386]" office:value-type="float" office:value="0.957031251042969">
            <text:p>0.957031251</text:p>
          </table:table-cell>
          <table:table-cell table:style-name="ce2" table:formula="of:=(([.E386]-0)/(1-0))*(100-0.000000001)+0.000000001" office:value-type="float" office:value="12.695312500873">
            <text:p>12.695312501</text:p>
          </table:table-cell>
          <table:table-cell table:style-name="ce1" table:formula="of:=(([.F386]-0)/(1-0))*(1-0.001)+0.001" office:value-type="float" office:value="0.713177734375">
            <text:p>0.7131777344</text:p>
          </table:table-cell>
          <table:table-cell table:style-name="ce1" table:formula="of:=IF((([.L386]*[.L386])*[.R386])&lt;1;1;ROUND(([.L386]*[.L386])*[.R386]))" office:value-type="float" office:value="3">
            <text:p>3</text:p>
          </table:table-cell>
          <table:table-cell table:style-name="ce1" table:formula="of:=ROUND((([.G386]-0)/(1-0))*(1-0)+0)" office:value-type="float" office:value="1">
            <text:p>1</text:p>
          </table:table-cell>
          <table:table-cell table:style-name="ce2" table:formula="of:=(([.H386]-0)/(1-0))*(100-0)+0" office:value-type="float" office:value="39.2578125">
            <text:p>39.257812500</text:p>
          </table:table-cell>
          <table:table-cell table:style-name="ce2" table:formula="of:=(([.I386]-0)/(1-0))*(100-(-100))+(-100)" office:value-type="float" office:value="-35.546875">
            <text:p>-35.546875000</text:p>
          </table:table-cell>
          <table:table-cell table:style-name="ce2" table:formula="of:=(([.J386]-0)/(1-0))*(10000-0)+0" office:value-type="float" office:value="7246.09375">
            <text:p>7246.093750000</text:p>
          </table:table-cell>
          <table:table-cell/>
        </table:table-row>
        <table:table-row table:style-name="ro3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 office:value-type="float" office:value="0.822265625">
            <text:p>0.822265625</text:p>
          </table:table-cell>
          <table:table-cell office:value-type="float" office:value="0.224609375">
            <text:p>0.224609375</text:p>
          </table:table-cell>
          <table:table-cell/>
          <table:table-cell table:style-name="ce1" table:formula="of:=ROUND((([.A387]-0)/(1-0))*(12-2)+2)" office:value-type="float" office:value="7">
            <text:p>7</text:p>
          </table:table-cell>
          <table:table-cell table:style-name="ce2" table:formula="of:=(([.B387]-0)/(1-0))*(10-0)+0" office:value-type="float" office:value="6.66015625">
            <text:p>6.660156250</text:p>
          </table:table-cell>
          <table:table-cell table:style-name="ce2" table:formula="of:=(([.C387]-0)/(1-0))*(1500-0.000000001)+0.000000001" office:value-type="float" office:value="600.5859375006">
            <text:p>600.585937501</text:p>
          </table:table-cell>
          <table:table-cell table:style-name="ce2" table:formula="of:=(([.D387]-0)/(1-0))*(1-0.000000001)+0.000000001" office:value-type="float" office:value="0.978515625021485">
            <text:p>0.978515625</text:p>
          </table:table-cell>
          <table:table-cell table:style-name="ce2" table:formula="of:=[.L387]*[.O387]" office:value-type="float" office:value="6.84960937515039">
            <text:p>6.849609375</text:p>
          </table:table-cell>
          <table:table-cell table:style-name="ce2" table:formula="of:=(([.E387]-0)/(1-0))*(100-0.000000001)+0.000000001" office:value-type="float" office:value="62.695312500373">
            <text:p>62.695312500</text:p>
          </table:table-cell>
          <table:table-cell table:style-name="ce1" table:formula="of:=(([.F387]-0)/(1-0))*(1-0.001)+0.001" office:value-type="float" office:value="0.213677734375">
            <text:p>0.2136777344</text:p>
          </table:table-cell>
          <table:table-cell table:style-name="ce1" table:formula="of:=IF((([.L387]*[.L387])*[.R387])&lt;1;1;ROUND(([.L387]*[.L387])*[.R387]))" office:value-type="float" office:value="10">
            <text:p>10</text:p>
          </table:table-cell>
          <table:table-cell table:style-name="ce1" table:formula="of:=ROUND((([.G387]-0)/(1-0))*(1-0)+0)" office:value-type="float" office:value="0">
            <text:p>0</text:p>
          </table:table-cell>
          <table:table-cell table:style-name="ce2" table:formula="of:=(([.H387]-0)/(1-0))*(100-0)+0" office:value-type="float" office:value="89.2578125">
            <text:p>89.257812500</text:p>
          </table:table-cell>
          <table:table-cell table:style-name="ce2" table:formula="of:=(([.I387]-0)/(1-0))*(100-(-100))+(-100)" office:value-type="float" office:value="64.453125">
            <text:p>64.453125000</text:p>
          </table:table-cell>
          <table:table-cell table:style-name="ce2" table:formula="of:=(([.J387]-0)/(1-0))*(10000-0)+0" office:value-type="float" office:value="2246.09375">
            <text:p>2246.093750000</text:p>
          </table:table-cell>
          <table:table-cell/>
        </table:table-row>
        <table:table-row table:style-name="ro3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 office:value-type="float" office:value="0.572265625">
            <text:p>0.572265625</text:p>
          </table:table-cell>
          <table:table-cell office:value-type="float" office:value="0.474609375">
            <text:p>0.474609375</text:p>
          </table:table-cell>
          <table:table-cell/>
          <table:table-cell table:style-name="ce1" table:formula="of:=ROUND((([.A388]-0)/(1-0))*(12-2)+2)" office:value-type="float" office:value="10">
            <text:p>10</text:p>
          </table:table-cell>
          <table:table-cell table:style-name="ce2" table:formula="of:=(([.B388]-0)/(1-0))*(10-0)+0" office:value-type="float" office:value="4.16015625">
            <text:p>4.160156250</text:p>
          </table:table-cell>
          <table:table-cell table:style-name="ce2" table:formula="of:=(([.C388]-0)/(1-0))*(1500-0.000000001)+0.000000001" office:value-type="float" office:value="975.58593750035">
            <text:p>975.585937500</text:p>
          </table:table-cell>
          <table:table-cell table:style-name="ce2" table:formula="of:=(([.D388]-0)/(1-0))*(1-0.000000001)+0.000000001" office:value-type="float" office:value="0.228515625771484">
            <text:p>0.228515626</text:p>
          </table:table-cell>
          <table:table-cell table:style-name="ce2" table:formula="of:=[.L388]*[.O388]" office:value-type="float" office:value="2.28515625771484">
            <text:p>2.285156258</text:p>
          </table:table-cell>
          <table:table-cell table:style-name="ce2" table:formula="of:=(([.E388]-0)/(1-0))*(100-0.000000001)+0.000000001" office:value-type="float" office:value="87.6953125001231">
            <text:p>87.695312500</text:p>
          </table:table-cell>
          <table:table-cell table:style-name="ce1" table:formula="of:=(([.F388]-0)/(1-0))*(1-0.001)+0.001" office:value-type="float" office:value="0.463427734375">
            <text:p>0.4634277344</text:p>
          </table:table-cell>
          <table:table-cell table:style-name="ce1" table:formula="of:=IF((([.L388]*[.L388])*[.R388])&lt;1;1;ROUND(([.L388]*[.L388])*[.R388]))" office:value-type="float" office:value="46">
            <text:p>46</text:p>
          </table:table-cell>
          <table:table-cell table:style-name="ce1" table:formula="of:=ROUND((([.G388]-0)/(1-0))*(1-0)+0)" office:value-type="float" office:value="1">
            <text:p>1</text:p>
          </table:table-cell>
          <table:table-cell table:style-name="ce2" table:formula="of:=(([.H388]-0)/(1-0))*(100-0)+0" office:value-type="float" office:value="64.2578125">
            <text:p>64.257812500</text:p>
          </table:table-cell>
          <table:table-cell table:style-name="ce2" table:formula="of:=(([.I388]-0)/(1-0))*(100-(-100))+(-100)" office:value-type="float" office:value="14.453125">
            <text:p>14.453125000</text:p>
          </table:table-cell>
          <table:table-cell table:style-name="ce2" table:formula="of:=(([.J388]-0)/(1-0))*(10000-0)+0" office:value-type="float" office:value="4746.09375">
            <text:p>4746.093750000</text:p>
          </table:table-cell>
          <table:table-cell/>
        </table:table-row>
        <table:table-row table:style-name="ro3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 office:value-type="float" office:value="0.072265625">
            <text:p>0.072265625</text:p>
          </table:table-cell>
          <table:table-cell office:value-type="float" office:value="0.974609375">
            <text:p>0.974609375</text:p>
          </table:table-cell>
          <table:table-cell/>
          <table:table-cell table:style-name="ce1" table:formula="of:=ROUND((([.A389]-0)/(1-0))*(12-2)+2)" office:value-type="float" office:value="5">
            <text:p>5</text:p>
          </table:table-cell>
          <table:table-cell table:style-name="ce2" table:formula="of:=(([.B389]-0)/(1-0))*(10-0)+0" office:value-type="float" office:value="9.16015625">
            <text:p>9.160156250</text:p>
          </table:table-cell>
          <table:table-cell table:style-name="ce2" table:formula="of:=(([.C389]-0)/(1-0))*(1500-0.000000001)+0.000000001" office:value-type="float" office:value="225.58593750085">
            <text:p>225.585937501</text:p>
          </table:table-cell>
          <table:table-cell table:style-name="ce2" table:formula="of:=(([.D389]-0)/(1-0))*(1-0.000000001)+0.000000001" office:value-type="float" office:value="0.728515625271484">
            <text:p>0.728515625</text:p>
          </table:table-cell>
          <table:table-cell table:style-name="ce2" table:formula="of:=[.L389]*[.O389]" office:value-type="float" office:value="3.64257812635742">
            <text:p>3.642578126</text:p>
          </table:table-cell>
          <table:table-cell table:style-name="ce2" table:formula="of:=(([.E389]-0)/(1-0))*(100-0.000000001)+0.000000001" office:value-type="float" office:value="37.695312500623">
            <text:p>37.695312501</text:p>
          </table:table-cell>
          <table:table-cell table:style-name="ce1" table:formula="of:=(([.F389]-0)/(1-0))*(1-0.001)+0.001" office:value-type="float" office:value="0.962927734375">
            <text:p>0.9629277344</text:p>
          </table:table-cell>
          <table:table-cell table:style-name="ce1" table:formula="of:=IF((([.L389]*[.L389])*[.R389])&lt;1;1;ROUND(([.L389]*[.L389])*[.R389]))" office:value-type="float" office:value="24">
            <text:p>24</text:p>
          </table:table-cell>
          <table:table-cell table:style-name="ce1" table:formula="of:=ROUND((([.G389]-0)/(1-0))*(1-0)+0)" office:value-type="float" office:value="0">
            <text:p>0</text:p>
          </table:table-cell>
          <table:table-cell table:style-name="ce2" table:formula="of:=(([.H389]-0)/(1-0))*(100-0)+0" office:value-type="float" office:value="14.2578125">
            <text:p>14.257812500</text:p>
          </table:table-cell>
          <table:table-cell table:style-name="ce2" table:formula="of:=(([.I389]-0)/(1-0))*(100-(-100))+(-100)" office:value-type="float" office:value="-85.546875">
            <text:p>-85.546875000</text:p>
          </table:table-cell>
          <table:table-cell table:style-name="ce2" table:formula="of:=(([.J389]-0)/(1-0))*(10000-0)+0" office:value-type="float" office:value="9746.09375">
            <text:p>9746.093750000</text:p>
          </table:table-cell>
          <table:table-cell/>
        </table:table-row>
        <table:table-row table:style-name="ro3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 office:value-type="float" office:value="0.697265625">
            <text:p>0.697265625</text:p>
          </table:table-cell>
          <table:table-cell office:value-type="float" office:value="0.099609375">
            <text:p>0.099609375</text:p>
          </table:table-cell>
          <table:table-cell/>
          <table:table-cell table:style-name="ce1" table:formula="of:=ROUND((([.A390]-0)/(1-0))*(12-2)+2)" office:value-type="float" office:value="6">
            <text:p>6</text:p>
          </table:table-cell>
          <table:table-cell table:style-name="ce2" table:formula="of:=(([.B390]-0)/(1-0))*(10-0)+0" office:value-type="float" office:value="2.91015625">
            <text:p>2.910156250</text:p>
          </table:table-cell>
          <table:table-cell table:style-name="ce2" table:formula="of:=(([.C390]-0)/(1-0))*(1500-0.000000001)+0.000000001" office:value-type="float" office:value="413.085937500725">
            <text:p>413.085937501</text:p>
          </table:table-cell>
          <table:table-cell table:style-name="ce2" table:formula="of:=(([.D390]-0)/(1-0))*(1-0.000000001)+0.000000001" office:value-type="float" office:value="0.603515625396484">
            <text:p>0.603515625</text:p>
          </table:table-cell>
          <table:table-cell table:style-name="ce2" table:formula="of:=[.L390]*[.O390]" office:value-type="float" office:value="3.62109375237891">
            <text:p>3.621093752</text:p>
          </table:table-cell>
          <table:table-cell table:style-name="ce2" table:formula="of:=(([.E390]-0)/(1-0))*(100-0.000000001)+0.000000001" office:value-type="float" office:value="25.195312500748">
            <text:p>25.195312501</text:p>
          </table:table-cell>
          <table:table-cell table:style-name="ce1" table:formula="of:=(([.F390]-0)/(1-0))*(1-0.001)+0.001" office:value-type="float" office:value="0.588302734375">
            <text:p>0.5883027344</text:p>
          </table:table-cell>
          <table:table-cell table:style-name="ce1" table:formula="of:=IF((([.L390]*[.L390])*[.R390])&lt;1;1;ROUND(([.L390]*[.L390])*[.R390]))" office:value-type="float" office:value="21">
            <text:p>21</text:p>
          </table:table-cell>
          <table:table-cell table:style-name="ce1" table:formula="of:=ROUND((([.G390]-0)/(1-0))*(1-0)+0)" office:value-type="float" office:value="1">
            <text:p>1</text:p>
          </table:table-cell>
          <table:table-cell table:style-name="ce2" table:formula="of:=(([.H390]-0)/(1-0))*(100-0)+0" office:value-type="float" office:value="51.7578125">
            <text:p>51.757812500</text:p>
          </table:table-cell>
          <table:table-cell table:style-name="ce2" table:formula="of:=(([.I390]-0)/(1-0))*(100-(-100))+(-100)" office:value-type="float" office:value="39.453125">
            <text:p>39.453125000</text:p>
          </table:table-cell>
          <table:table-cell table:style-name="ce2" table:formula="of:=(([.J390]-0)/(1-0))*(10000-0)+0" office:value-type="float" office:value="996.09375">
            <text:p>996.093750000</text:p>
          </table:table-cell>
          <table:table-cell/>
        </table:table-row>
        <table:table-row table:style-name="ro3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 office:value-type="float" office:value="0.197265625">
            <text:p>0.197265625</text:p>
          </table:table-cell>
          <table:table-cell office:value-type="float" office:value="0.599609375">
            <text:p>0.599609375</text:p>
          </table:table-cell>
          <table:table-cell/>
          <table:table-cell table:style-name="ce1" table:formula="of:=ROUND((([.A391]-0)/(1-0))*(12-2)+2)" office:value-type="float" office:value="11">
            <text:p>11</text:p>
          </table:table-cell>
          <table:table-cell table:style-name="ce2" table:formula="of:=(([.B391]-0)/(1-0))*(10-0)+0" office:value-type="float" office:value="7.91015625">
            <text:p>7.910156250</text:p>
          </table:table-cell>
          <table:table-cell table:style-name="ce2" table:formula="of:=(([.C391]-0)/(1-0))*(1500-0.000000001)+0.000000001" office:value-type="float" office:value="1163.08593750022">
            <text:p>1163.085937500</text:p>
          </table:table-cell>
          <table:table-cell table:style-name="ce2" table:formula="of:=(([.D391]-0)/(1-0))*(1-0.000000001)+0.000000001" office:value-type="float" office:value="0.103515625896484">
            <text:p>0.103515626</text:p>
          </table:table-cell>
          <table:table-cell table:style-name="ce2" table:formula="of:=[.L391]*[.O391]" office:value-type="float" office:value="1.13867188486133">
            <text:p>1.138671885</text:p>
          </table:table-cell>
          <table:table-cell table:style-name="ce2" table:formula="of:=(([.E391]-0)/(1-0))*(100-0.000000001)+0.000000001" office:value-type="float" office:value="75.1953125002481">
            <text:p>75.195312500</text:p>
          </table:table-cell>
          <table:table-cell table:style-name="ce1" table:formula="of:=(([.F391]-0)/(1-0))*(1-0.001)+0.001" office:value-type="float" office:value="0.088802734375">
            <text:p>0.0888027344</text:p>
          </table:table-cell>
          <table:table-cell table:style-name="ce1" table:formula="of:=IF((([.L391]*[.L391])*[.R391])&lt;1;1;ROUND(([.L391]*[.L391])*[.R391]))" office:value-type="float" office:value="11">
            <text:p>11</text:p>
          </table:table-cell>
          <table:table-cell table:style-name="ce1" table:formula="of:=ROUND((([.G391]-0)/(1-0))*(1-0)+0)" office:value-type="float" office:value="0">
            <text:p>0</text:p>
          </table:table-cell>
          <table:table-cell table:style-name="ce2" table:formula="of:=(([.H391]-0)/(1-0))*(100-0)+0" office:value-type="float" office:value="1.7578125">
            <text:p>1.757812500</text:p>
          </table:table-cell>
          <table:table-cell table:style-name="ce2" table:formula="of:=(([.I391]-0)/(1-0))*(100-(-100))+(-100)" office:value-type="float" office:value="-60.546875">
            <text:p>-60.546875000</text:p>
          </table:table-cell>
          <table:table-cell table:style-name="ce2" table:formula="of:=(([.J391]-0)/(1-0))*(10000-0)+0" office:value-type="float" office:value="5996.09375">
            <text:p>5996.093750000</text:p>
          </table:table-cell>
          <table:table-cell/>
        </table:table-row>
        <table:table-row table:style-name="ro3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 office:value-type="float" office:value="0.447265625">
            <text:p>0.447265625</text:p>
          </table:table-cell>
          <table:table-cell office:value-type="float" office:value="0.849609375">
            <text:p>0.849609375</text:p>
          </table:table-cell>
          <table:table-cell/>
          <table:table-cell table:style-name="ce1" table:formula="of:=ROUND((([.A392]-0)/(1-0))*(12-2)+2)" office:value-type="float" office:value="8">
            <text:p>8</text:p>
          </table:table-cell>
          <table:table-cell table:style-name="ce2" table:formula="of:=(([.B392]-0)/(1-0))*(10-0)+0" office:value-type="float" office:value="0.41015625">
            <text:p>0.410156250</text:p>
          </table:table-cell>
          <table:table-cell table:style-name="ce2" table:formula="of:=(([.C392]-0)/(1-0))*(1500-0.000000001)+0.000000001" office:value-type="float" office:value="38.0859375009746">
            <text:p>38.085937501</text:p>
          </table:table-cell>
          <table:table-cell table:style-name="ce2" table:formula="of:=(([.D392]-0)/(1-0))*(1-0.000000001)+0.000000001" office:value-type="float" office:value="0.853515625146484">
            <text:p>0.853515625</text:p>
          </table:table-cell>
          <table:table-cell table:style-name="ce2" table:formula="of:=[.L392]*[.O392]" office:value-type="float" office:value="6.82812500117188">
            <text:p>6.828125001</text:p>
          </table:table-cell>
          <table:table-cell table:style-name="ce2" table:formula="of:=(([.E392]-0)/(1-0))*(100-0.000000001)+0.000000001" office:value-type="float" office:value="50.195312500498">
            <text:p>50.195312500</text:p>
          </table:table-cell>
          <table:table-cell table:style-name="ce1" table:formula="of:=(([.F392]-0)/(1-0))*(1-0.001)+0.001" office:value-type="float" office:value="0.338552734375">
            <text:p>0.3385527344</text:p>
          </table:table-cell>
          <table:table-cell table:style-name="ce1" table:formula="of:=IF((([.L392]*[.L392])*[.R392])&lt;1;1;ROUND(([.L392]*[.L392])*[.R392]))" office:value-type="float" office:value="22">
            <text:p>22</text:p>
          </table:table-cell>
          <table:table-cell table:style-name="ce1" table:formula="of:=ROUND((([.G392]-0)/(1-0))*(1-0)+0)" office:value-type="float" office:value="1">
            <text:p>1</text:p>
          </table:table-cell>
          <table:table-cell table:style-name="ce2" table:formula="of:=(([.H392]-0)/(1-0))*(100-0)+0" office:value-type="float" office:value="26.7578125">
            <text:p>26.757812500</text:p>
          </table:table-cell>
          <table:table-cell table:style-name="ce2" table:formula="of:=(([.I392]-0)/(1-0))*(100-(-100))+(-100)" office:value-type="float" office:value="-10.546875">
            <text:p>-10.546875000</text:p>
          </table:table-cell>
          <table:table-cell table:style-name="ce2" table:formula="of:=(([.J392]-0)/(1-0))*(10000-0)+0" office:value-type="float" office:value="8496.09375">
            <text:p>8496.093750000</text:p>
          </table:table-cell>
          <table:table-cell/>
        </table:table-row>
        <table:table-row table:style-name="ro3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 office:value-type="float" office:value="0.947265625">
            <text:p>0.947265625</text:p>
          </table:table-cell>
          <table:table-cell office:value-type="float" office:value="0.349609375">
            <text:p>0.349609375</text:p>
          </table:table-cell>
          <table:table-cell/>
          <table:table-cell table:style-name="ce1" table:formula="of:=ROUND((([.A393]-0)/(1-0))*(12-2)+2)" office:value-type="float" office:value="3">
            <text:p>3</text:p>
          </table:table-cell>
          <table:table-cell table:style-name="ce2" table:formula="of:=(([.B393]-0)/(1-0))*(10-0)+0" office:value-type="float" office:value="5.41015625">
            <text:p>5.410156250</text:p>
          </table:table-cell>
          <table:table-cell table:style-name="ce2" table:formula="of:=(([.C393]-0)/(1-0))*(1500-0.000000001)+0.000000001" office:value-type="float" office:value="788.085937500475">
            <text:p>788.085937500</text:p>
          </table:table-cell>
          <table:table-cell table:style-name="ce2" table:formula="of:=(([.D393]-0)/(1-0))*(1-0.000000001)+0.000000001" office:value-type="float" office:value="0.353515625646484">
            <text:p>0.353515626</text:p>
          </table:table-cell>
          <table:table-cell table:style-name="ce2" table:formula="of:=[.L393]*[.O393]" office:value-type="float" office:value="1.06054687693945">
            <text:p>1.060546877</text:p>
          </table:table-cell>
          <table:table-cell table:style-name="ce2" table:formula="of:=(([.E393]-0)/(1-0))*(100-0.000000001)+0.000000001" office:value-type="float" office:value="0.195312500998047">
            <text:p>0.195312501</text:p>
          </table:table-cell>
          <table:table-cell table:style-name="ce1" table:formula="of:=(([.F393]-0)/(1-0))*(1-0.001)+0.001" office:value-type="float" office:value="0.838052734375">
            <text:p>0.8380527344</text:p>
          </table:table-cell>
          <table:table-cell table:style-name="ce1" table:formula="of:=IF((([.L393]*[.L393])*[.R393])&lt;1;1;ROUND(([.L393]*[.L393])*[.R393]))" office:value-type="float" office:value="8">
            <text:p>8</text:p>
          </table:table-cell>
          <table:table-cell table:style-name="ce1" table:formula="of:=ROUND((([.G393]-0)/(1-0))*(1-0)+0)" office:value-type="float" office:value="0">
            <text:p>0</text:p>
          </table:table-cell>
          <table:table-cell table:style-name="ce2" table:formula="of:=(([.H393]-0)/(1-0))*(100-0)+0" office:value-type="float" office:value="76.7578125">
            <text:p>76.757812500</text:p>
          </table:table-cell>
          <table:table-cell table:style-name="ce2" table:formula="of:=(([.I393]-0)/(1-0))*(100-(-100))+(-100)" office:value-type="float" office:value="89.453125">
            <text:p>89.453125000</text:p>
          </table:table-cell>
          <table:table-cell table:style-name="ce2" table:formula="of:=(([.J393]-0)/(1-0))*(10000-0)+0" office:value-type="float" office:value="3496.09375">
            <text:p>3496.093750000</text:p>
          </table:table-cell>
          <table:table-cell/>
        </table:table-row>
        <table:table-row table:style-name="ro3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 office:value-type="float" office:value="0.634765625">
            <text:p>0.634765625</text:p>
          </table:table-cell>
          <table:table-cell office:value-type="float" office:value="0.912109375">
            <text:p>0.912109375</text:p>
          </table:table-cell>
          <table:table-cell/>
          <table:table-cell table:style-name="ce1" table:formula="of:=ROUND((([.A394]-0)/(1-0))*(12-2)+2)" office:value-type="float" office:value="4">
            <text:p>4</text:p>
          </table:table-cell>
          <table:table-cell table:style-name="ce2" table:formula="of:=(([.B394]-0)/(1-0))*(10-0)+0" office:value-type="float" office:value="4.78515625">
            <text:p>4.785156250</text:p>
          </table:table-cell>
          <table:table-cell table:style-name="ce2" table:formula="of:=(([.C394]-0)/(1-0))*(1500-0.000000001)+0.000000001" office:value-type="float" office:value="131.835937500912">
            <text:p>131.835937501</text:p>
          </table:table-cell>
          <table:table-cell table:style-name="ce2" table:formula="of:=(([.D394]-0)/(1-0))*(1-0.000000001)+0.000000001" office:value-type="float" office:value="0.0410156259589844">
            <text:p>0.041015626</text:p>
          </table:table-cell>
          <table:table-cell table:style-name="ce2" table:formula="of:=[.L394]*[.O394]" office:value-type="float" office:value="0.164062503835938">
            <text:p>0.164062504</text:p>
          </table:table-cell>
          <table:table-cell table:style-name="ce2" table:formula="of:=(([.E394]-0)/(1-0))*(100-0.000000001)+0.000000001" office:value-type="float" office:value="68.9453125003106">
            <text:p>68.945312500</text:p>
          </table:table-cell>
          <table:table-cell table:style-name="ce1" table:formula="of:=(([.F394]-0)/(1-0))*(1-0.001)+0.001" office:value-type="float" office:value="0.900490234375">
            <text:p>0.9004902344</text:p>
          </table:table-cell>
          <table:table-cell table:style-name="ce1" table:formula="of:=IF((([.L394]*[.L394])*[.R394])&lt;1;1;ROUND(([.L394]*[.L394])*[.R394]))" office:value-type="float" office:value="14">
            <text:p>14</text:p>
          </table:table-cell>
          <table:table-cell table:style-name="ce1" table:formula="of:=ROUND((([.G394]-0)/(1-0))*(1-0)+0)" office:value-type="float" office:value="1">
            <text:p>1</text:p>
          </table:table-cell>
          <table:table-cell table:style-name="ce2" table:formula="of:=(([.H394]-0)/(1-0))*(100-0)+0" office:value-type="float" office:value="58.0078125">
            <text:p>58.007812500</text:p>
          </table:table-cell>
          <table:table-cell table:style-name="ce2" table:formula="of:=(([.I394]-0)/(1-0))*(100-(-100))+(-100)" office:value-type="float" office:value="26.953125">
            <text:p>26.953125000</text:p>
          </table:table-cell>
          <table:table-cell table:style-name="ce2" table:formula="of:=(([.J394]-0)/(1-0))*(10000-0)+0" office:value-type="float" office:value="9121.09375">
            <text:p>9121.093750000</text:p>
          </table:table-cell>
          <table:table-cell/>
        </table:table-row>
        <table:table-row table:style-name="ro3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 office:value-type="float" office:value="0.134765625">
            <text:p>0.134765625</text:p>
          </table:table-cell>
          <table:table-cell office:value-type="float" office:value="0.412109375">
            <text:p>0.412109375</text:p>
          </table:table-cell>
          <table:table-cell/>
          <table:table-cell table:style-name="ce1" table:formula="of:=ROUND((([.A395]-0)/(1-0))*(12-2)+2)" office:value-type="float" office:value="9">
            <text:p>9</text:p>
          </table:table-cell>
          <table:table-cell table:style-name="ce2" table:formula="of:=(([.B395]-0)/(1-0))*(10-0)+0" office:value-type="float" office:value="9.78515625">
            <text:p>9.785156250</text:p>
          </table:table-cell>
          <table:table-cell table:style-name="ce2" table:formula="of:=(([.C395]-0)/(1-0))*(1500-0.000000001)+0.000000001" office:value-type="float" office:value="881.835937500412">
            <text:p>881.835937500</text:p>
          </table:table-cell>
          <table:table-cell table:style-name="ce2" table:formula="of:=(([.D395]-0)/(1-0))*(1-0.000000001)+0.000000001" office:value-type="float" office:value="0.541015625458984">
            <text:p>0.541015625</text:p>
          </table:table-cell>
          <table:table-cell table:style-name="ce2" table:formula="of:=[.L395]*[.O395]" office:value-type="float" office:value="4.86914062913086">
            <text:p>4.869140629</text:p>
          </table:table-cell>
          <table:table-cell table:style-name="ce2" table:formula="of:=(([.E395]-0)/(1-0))*(100-0.000000001)+0.000000001" office:value-type="float" office:value="18.9453125008105">
            <text:p>18.945312501</text:p>
          </table:table-cell>
          <table:table-cell table:style-name="ce1" table:formula="of:=(([.F395]-0)/(1-0))*(1-0.001)+0.001" office:value-type="float" office:value="0.400990234375">
            <text:p>0.4009902344</text:p>
          </table:table-cell>
          <table:table-cell table:style-name="ce1" table:formula="of:=IF((([.L395]*[.L395])*[.R395])&lt;1;1;ROUND(([.L395]*[.L395])*[.R395]))" office:value-type="float" office:value="32">
            <text:p>32</text:p>
          </table:table-cell>
          <table:table-cell table:style-name="ce1" table:formula="of:=ROUND((([.G395]-0)/(1-0))*(1-0)+0)" office:value-type="float" office:value="0">
            <text:p>0</text:p>
          </table:table-cell>
          <table:table-cell table:style-name="ce2" table:formula="of:=(([.H395]-0)/(1-0))*(100-0)+0" office:value-type="float" office:value="8.0078125">
            <text:p>8.007812500</text:p>
          </table:table-cell>
          <table:table-cell table:style-name="ce2" table:formula="of:=(([.I395]-0)/(1-0))*(100-(-100))+(-100)" office:value-type="float" office:value="-73.046875">
            <text:p>-73.046875000</text:p>
          </table:table-cell>
          <table:table-cell table:style-name="ce2" table:formula="of:=(([.J395]-0)/(1-0))*(10000-0)+0" office:value-type="float" office:value="4121.09375">
            <text:p>4121.093750000</text:p>
          </table:table-cell>
          <table:table-cell/>
        </table:table-row>
        <table:table-row table:style-name="ro3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 office:value-type="float" office:value="0.384765625">
            <text:p>0.384765625</text:p>
          </table:table-cell>
          <table:table-cell office:value-type="float" office:value="0.162109375">
            <text:p>0.162109375</text:p>
          </table:table-cell>
          <table:table-cell/>
          <table:table-cell table:style-name="ce1" table:formula="of:=ROUND((([.A396]-0)/(1-0))*(12-2)+2)" office:value-type="float" office:value="11">
            <text:p>11</text:p>
          </table:table-cell>
          <table:table-cell table:style-name="ce2" table:formula="of:=(([.B396]-0)/(1-0))*(10-0)+0" office:value-type="float" office:value="2.28515625">
            <text:p>2.285156250</text:p>
          </table:table-cell>
          <table:table-cell table:style-name="ce2" table:formula="of:=(([.C396]-0)/(1-0))*(1500-0.000000001)+0.000000001" office:value-type="float" office:value="506.835937500662">
            <text:p>506.835937501</text:p>
          </table:table-cell>
          <table:table-cell table:style-name="ce2" table:formula="of:=(([.D396]-0)/(1-0))*(1-0.000000001)+0.000000001" office:value-type="float" office:value="0.291015625708984">
            <text:p>0.291015626</text:p>
          </table:table-cell>
          <table:table-cell table:style-name="ce2" table:formula="of:=[.L396]*[.O396]" office:value-type="float" office:value="3.20117188279883">
            <text:p>3.201171883</text:p>
          </table:table-cell>
          <table:table-cell table:style-name="ce2" table:formula="of:=(([.E396]-0)/(1-0))*(100-0.000000001)+0.000000001" office:value-type="float" office:value="43.9453125005605">
            <text:p>43.945312501</text:p>
          </table:table-cell>
          <table:table-cell table:style-name="ce1" table:formula="of:=(([.F396]-0)/(1-0))*(1-0.001)+0.001" office:value-type="float" office:value="0.151240234375">
            <text:p>0.1512402344</text:p>
          </table:table-cell>
          <table:table-cell table:style-name="ce1" table:formula="of:=IF((([.L396]*[.L396])*[.R396])&lt;1;1;ROUND(([.L396]*[.L396])*[.R396]))" office:value-type="float" office:value="18">
            <text:p>18</text:p>
          </table:table-cell>
          <table:table-cell table:style-name="ce1" table:formula="of:=ROUND((([.G396]-0)/(1-0))*(1-0)+0)" office:value-type="float" office:value="1">
            <text:p>1</text:p>
          </table:table-cell>
          <table:table-cell table:style-name="ce2" table:formula="of:=(([.H396]-0)/(1-0))*(100-0)+0" office:value-type="float" office:value="33.0078125">
            <text:p>33.007812500</text:p>
          </table:table-cell>
          <table:table-cell table:style-name="ce2" table:formula="of:=(([.I396]-0)/(1-0))*(100-(-100))+(-100)" office:value-type="float" office:value="-23.046875">
            <text:p>-23.046875000</text:p>
          </table:table-cell>
          <table:table-cell table:style-name="ce2" table:formula="of:=(([.J396]-0)/(1-0))*(10000-0)+0" office:value-type="float" office:value="1621.09375">
            <text:p>1621.093750000</text:p>
          </table:table-cell>
          <table:table-cell/>
        </table:table-row>
        <table:table-row table:style-name="ro3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 office:value-type="float" office:value="0.884765625">
            <text:p>0.884765625</text:p>
          </table:table-cell>
          <table:table-cell office:value-type="float" office:value="0.662109375">
            <text:p>0.662109375</text:p>
          </table:table-cell>
          <table:table-cell/>
          <table:table-cell table:style-name="ce1" table:formula="of:=ROUND((([.A397]-0)/(1-0))*(12-2)+2)" office:value-type="float" office:value="6">
            <text:p>6</text:p>
          </table:table-cell>
          <table:table-cell table:style-name="ce2" table:formula="of:=(([.B397]-0)/(1-0))*(10-0)+0" office:value-type="float" office:value="7.28515625">
            <text:p>7.285156250</text:p>
          </table:table-cell>
          <table:table-cell table:style-name="ce2" table:formula="of:=(([.C397]-0)/(1-0))*(1500-0.000000001)+0.000000001" office:value-type="float" office:value="1256.83593750016">
            <text:p>1256.835937500</text:p>
          </table:table-cell>
          <table:table-cell table:style-name="ce2" table:formula="of:=(([.D397]-0)/(1-0))*(1-0.000000001)+0.000000001" office:value-type="float" office:value="0.791015625208984">
            <text:p>0.791015625</text:p>
          </table:table-cell>
          <table:table-cell table:style-name="ce2" table:formula="of:=[.L397]*[.O397]" office:value-type="float" office:value="4.74609375125391">
            <text:p>4.746093751</text:p>
          </table:table-cell>
          <table:table-cell table:style-name="ce2" table:formula="of:=(([.E397]-0)/(1-0))*(100-0.000000001)+0.000000001" office:value-type="float" office:value="93.9453125000606">
            <text:p>93.945312500</text:p>
          </table:table-cell>
          <table:table-cell table:style-name="ce1" table:formula="of:=(([.F397]-0)/(1-0))*(1-0.001)+0.001" office:value-type="float" office:value="0.650740234375">
            <text:p>0.6507402344</text:p>
          </table:table-cell>
          <table:table-cell table:style-name="ce1" table:formula="of:=IF((([.L397]*[.L397])*[.R397])&lt;1;1;ROUND(([.L397]*[.L397])*[.R397]))" office:value-type="float" office:value="23">
            <text:p>23</text:p>
          </table:table-cell>
          <table:table-cell table:style-name="ce1" table:formula="of:=ROUND((([.G397]-0)/(1-0))*(1-0)+0)" office:value-type="float" office:value="0">
            <text:p>0</text:p>
          </table:table-cell>
          <table:table-cell table:style-name="ce2" table:formula="of:=(([.H397]-0)/(1-0))*(100-0)+0" office:value-type="float" office:value="83.0078125">
            <text:p>83.007812500</text:p>
          </table:table-cell>
          <table:table-cell table:style-name="ce2" table:formula="of:=(([.I397]-0)/(1-0))*(100-(-100))+(-100)" office:value-type="float" office:value="76.953125">
            <text:p>76.953125000</text:p>
          </table:table-cell>
          <table:table-cell table:style-name="ce2" table:formula="of:=(([.J397]-0)/(1-0))*(10000-0)+0" office:value-type="float" office:value="6621.09375">
            <text:p>6621.093750000</text:p>
          </table:table-cell>
          <table:table-cell/>
        </table:table-row>
        <table:table-row table:style-name="ro3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 office:value-type="float" office:value="0.259765625">
            <text:p>0.259765625</text:p>
          </table:table-cell>
          <table:table-cell office:value-type="float" office:value="0.287109375">
            <text:p>0.287109375</text:p>
          </table:table-cell>
          <table:table-cell/>
          <table:table-cell table:style-name="ce1" table:formula="of:=ROUND((([.A398]-0)/(1-0))*(12-2)+2)" office:value-type="float" office:value="5">
            <text:p>5</text:p>
          </table:table-cell>
          <table:table-cell table:style-name="ce2" table:formula="of:=(([.B398]-0)/(1-0))*(10-0)+0" office:value-type="float" office:value="1.03515625">
            <text:p>1.035156250</text:p>
          </table:table-cell>
          <table:table-cell table:style-name="ce2" table:formula="of:=(([.C398]-0)/(1-0))*(1500-0.000000001)+0.000000001" office:value-type="float" office:value="1069.33593750029">
            <text:p>1069.335937500</text:p>
          </table:table-cell>
          <table:table-cell table:style-name="ce2" table:formula="of:=(([.D398]-0)/(1-0))*(1-0.000000001)+0.000000001" office:value-type="float" office:value="0.916015625083984">
            <text:p>0.916015625</text:p>
          </table:table-cell>
          <table:table-cell table:style-name="ce2" table:formula="of:=[.L398]*[.O398]" office:value-type="float" office:value="4.58007812541992">
            <text:p>4.580078125</text:p>
          </table:table-cell>
          <table:table-cell table:style-name="ce2" table:formula="of:=(([.E398]-0)/(1-0))*(100-0.000000001)+0.000000001" office:value-type="float" office:value="81.4453125001856">
            <text:p>81.445312500</text:p>
          </table:table-cell>
          <table:table-cell table:style-name="ce1" table:formula="of:=(([.F398]-0)/(1-0))*(1-0.001)+0.001" office:value-type="float" office:value="0.775615234375">
            <text:p>0.7756152344</text:p>
          </table:table-cell>
          <table:table-cell table:style-name="ce1" table:formula="of:=IF((([.L398]*[.L398])*[.R398])&lt;1;1;ROUND(([.L398]*[.L398])*[.R398]))" office:value-type="float" office:value="19">
            <text:p>19</text:p>
          </table:table-cell>
          <table:table-cell table:style-name="ce1" table:formula="of:=ROUND((([.G398]-0)/(1-0))*(1-0)+0)" office:value-type="float" office:value="1">
            <text:p>1</text:p>
          </table:table-cell>
          <table:table-cell table:style-name="ce2" table:formula="of:=(([.H398]-0)/(1-0))*(100-0)+0" office:value-type="float" office:value="45.5078125">
            <text:p>45.507812500</text:p>
          </table:table-cell>
          <table:table-cell table:style-name="ce2" table:formula="of:=(([.I398]-0)/(1-0))*(100-(-100))+(-100)" office:value-type="float" office:value="-48.046875">
            <text:p>-48.046875000</text:p>
          </table:table-cell>
          <table:table-cell table:style-name="ce2" table:formula="of:=(([.J398]-0)/(1-0))*(10000-0)+0" office:value-type="float" office:value="2871.09375">
            <text:p>2871.093750000</text:p>
          </table:table-cell>
          <table:table-cell/>
        </table:table-row>
        <table:table-row table:style-name="ro3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 office:value-type="float" office:value="0.759765625">
            <text:p>0.759765625</text:p>
          </table:table-cell>
          <table:table-cell office:value-type="float" office:value="0.787109375">
            <text:p>0.787109375</text:p>
          </table:table-cell>
          <table:table-cell/>
          <table:table-cell table:style-name="ce1" table:formula="of:=ROUND((([.A399]-0)/(1-0))*(12-2)+2)" office:value-type="float" office:value="10">
            <text:p>10</text:p>
          </table:table-cell>
          <table:table-cell table:style-name="ce2" table:formula="of:=(([.B399]-0)/(1-0))*(10-0)+0" office:value-type="float" office:value="6.03515625">
            <text:p>6.035156250</text:p>
          </table:table-cell>
          <table:table-cell table:style-name="ce2" table:formula="of:=(([.C399]-0)/(1-0))*(1500-0.000000001)+0.000000001" office:value-type="float" office:value="319.335937500787">
            <text:p>319.335937501</text:p>
          </table:table-cell>
          <table:table-cell table:style-name="ce2" table:formula="of:=(([.D399]-0)/(1-0))*(1-0.000000001)+0.000000001" office:value-type="float" office:value="0.416015625583984">
            <text:p>0.416015626</text:p>
          </table:table-cell>
          <table:table-cell table:style-name="ce2" table:formula="of:=[.L399]*[.O399]" office:value-type="float" office:value="4.16015625583984">
            <text:p>4.160156256</text:p>
          </table:table-cell>
          <table:table-cell table:style-name="ce2" table:formula="of:=(([.E399]-0)/(1-0))*(100-0.000000001)+0.000000001" office:value-type="float" office:value="31.4453125006855">
            <text:p>31.445312501</text:p>
          </table:table-cell>
          <table:table-cell table:style-name="ce1" table:formula="of:=(([.F399]-0)/(1-0))*(1-0.001)+0.001" office:value-type="float" office:value="0.276115234375">
            <text:p>0.2761152344</text:p>
          </table:table-cell>
          <table:table-cell table:style-name="ce1" table:formula="of:=IF((([.L399]*[.L399])*[.R399])&lt;1;1;ROUND(([.L399]*[.L399])*[.R399]))" office:value-type="float" office:value="28">
            <text:p>28</text:p>
          </table:table-cell>
          <table:table-cell table:style-name="ce1" table:formula="of:=ROUND((([.G399]-0)/(1-0))*(1-0)+0)" office:value-type="float" office:value="0">
            <text:p>0</text:p>
          </table:table-cell>
          <table:table-cell table:style-name="ce2" table:formula="of:=(([.H399]-0)/(1-0))*(100-0)+0" office:value-type="float" office:value="95.5078125">
            <text:p>95.507812500</text:p>
          </table:table-cell>
          <table:table-cell table:style-name="ce2" table:formula="of:=(([.I399]-0)/(1-0))*(100-(-100))+(-100)" office:value-type="float" office:value="51.953125">
            <text:p>51.953125000</text:p>
          </table:table-cell>
          <table:table-cell table:style-name="ce2" table:formula="of:=(([.J399]-0)/(1-0))*(10000-0)+0" office:value-type="float" office:value="7871.09375">
            <text:p>7871.093750000</text:p>
          </table:table-cell>
          <table:table-cell/>
        </table:table-row>
        <table:table-row table:style-name="ro3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 office:value-type="float" office:value="0.509765625">
            <text:p>0.509765625</text:p>
          </table:table-cell>
          <table:table-cell office:value-type="float" office:value="0.537109375">
            <text:p>0.537109375</text:p>
          </table:table-cell>
          <table:table-cell/>
          <table:table-cell table:style-name="ce1" table:formula="of:=ROUND((([.A400]-0)/(1-0))*(12-2)+2)" office:value-type="float" office:value="8">
            <text:p>8</text:p>
          </table:table-cell>
          <table:table-cell table:style-name="ce2" table:formula="of:=(([.B400]-0)/(1-0))*(10-0)+0" office:value-type="float" office:value="3.53515625">
            <text:p>3.535156250</text:p>
          </table:table-cell>
          <table:table-cell table:style-name="ce2" table:formula="of:=(([.C400]-0)/(1-0))*(1500-0.000000001)+0.000000001" office:value-type="float" office:value="1444.33593750004">
            <text:p>1444.335937500</text:p>
          </table:table-cell>
          <table:table-cell table:style-name="ce2" table:formula="of:=(([.D400]-0)/(1-0))*(1-0.000000001)+0.000000001" office:value-type="float" office:value="0.666015625333984">
            <text:p>0.666015625</text:p>
          </table:table-cell>
          <table:table-cell table:style-name="ce2" table:formula="of:=[.L400]*[.O400]" office:value-type="float" office:value="5.32812500267188">
            <text:p>5.328125003</text:p>
          </table:table-cell>
          <table:table-cell table:style-name="ce2" table:formula="of:=(([.E400]-0)/(1-0))*(100-0.000000001)+0.000000001" office:value-type="float" office:value="6.44531250093555">
            <text:p>6.445312501</text:p>
          </table:table-cell>
          <table:table-cell table:style-name="ce1" table:formula="of:=(([.F400]-0)/(1-0))*(1-0.001)+0.001" office:value-type="float" office:value="0.026365234375">
            <text:p>0.0263652344</text:p>
          </table:table-cell>
          <table:table-cell table:style-name="ce1" table:formula="of:=IF((([.L400]*[.L400])*[.R400])&lt;1;1;ROUND(([.L400]*[.L400])*[.R400]))" office:value-type="float" office:value="2">
            <text:p>2</text:p>
          </table:table-cell>
          <table:table-cell table:style-name="ce1" table:formula="of:=ROUND((([.G400]-0)/(1-0))*(1-0)+0)" office:value-type="float" office:value="1">
            <text:p>1</text:p>
          </table:table-cell>
          <table:table-cell table:style-name="ce2" table:formula="of:=(([.H400]-0)/(1-0))*(100-0)+0" office:value-type="float" office:value="70.5078125">
            <text:p>70.507812500</text:p>
          </table:table-cell>
          <table:table-cell table:style-name="ce2" table:formula="of:=(([.I400]-0)/(1-0))*(100-(-100))+(-100)" office:value-type="float" office:value="1.953125">
            <text:p>1.953125000</text:p>
          </table:table-cell>
          <table:table-cell table:style-name="ce2" table:formula="of:=(([.J400]-0)/(1-0))*(10000-0)+0" office:value-type="float" office:value="5371.09375">
            <text:p>5371.093750000</text:p>
          </table:table-cell>
          <table:table-cell/>
        </table:table-row>
        <table:table-row table:style-name="ro3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 office:value-type="float" office:value="0.009765625">
            <text:p>0.009765625</text:p>
          </table:table-cell>
          <table:table-cell office:value-type="float" office:value="0.037109375">
            <text:p>0.037109375</text:p>
          </table:table-cell>
          <table:table-cell/>
          <table:table-cell table:style-name="ce1" table:formula="of:=ROUND((([.A401]-0)/(1-0))*(12-2)+2)" office:value-type="float" office:value="3">
            <text:p>3</text:p>
          </table:table-cell>
          <table:table-cell table:style-name="ce2" table:formula="of:=(([.B401]-0)/(1-0))*(10-0)+0" office:value-type="float" office:value="8.53515625">
            <text:p>8.535156250</text:p>
          </table:table-cell>
          <table:table-cell table:style-name="ce2" table:formula="of:=(([.C401]-0)/(1-0))*(1500-0.000000001)+0.000000001" office:value-type="float" office:value="694.335937500537">
            <text:p>694.335937501</text:p>
          </table:table-cell>
          <table:table-cell table:style-name="ce2" table:formula="of:=(([.D401]-0)/(1-0))*(1-0.000000001)+0.000000001" office:value-type="float" office:value="0.166015625833984">
            <text:p>0.166015626</text:p>
          </table:table-cell>
          <table:table-cell table:style-name="ce2" table:formula="of:=[.L401]*[.O401]" office:value-type="float" office:value="0.498046877501953">
            <text:p>0.498046878</text:p>
          </table:table-cell>
          <table:table-cell table:style-name="ce2" table:formula="of:=(([.E401]-0)/(1-0))*(100-0.000000001)+0.000000001" office:value-type="float" office:value="56.4453125004355">
            <text:p>56.445312500</text:p>
          </table:table-cell>
          <table:table-cell table:style-name="ce1" table:formula="of:=(([.F401]-0)/(1-0))*(1-0.001)+0.001" office:value-type="float" office:value="0.525865234375">
            <text:p>0.5258652344</text:p>
          </table:table-cell>
          <table:table-cell table:style-name="ce1" table:formula="of:=IF((([.L401]*[.L401])*[.R401])&lt;1;1;ROUND(([.L401]*[.L401])*[.R401]))" office:value-type="float" office:value="5">
            <text:p>5</text:p>
          </table:table-cell>
          <table:table-cell table:style-name="ce1" table:formula="of:=ROUND((([.G401]-0)/(1-0))*(1-0)+0)" office:value-type="float" office:value="0">
            <text:p>0</text:p>
          </table:table-cell>
          <table:table-cell table:style-name="ce2" table:formula="of:=(([.H401]-0)/(1-0))*(100-0)+0" office:value-type="float" office:value="20.5078125">
            <text:p>20.507812500</text:p>
          </table:table-cell>
          <table:table-cell table:style-name="ce2" table:formula="of:=(([.I401]-0)/(1-0))*(100-(-100))+(-100)" office:value-type="float" office:value="-98.046875">
            <text:p>-98.046875000</text:p>
          </table:table-cell>
          <table:table-cell table:style-name="ce2" table:formula="of:=(([.J401]-0)/(1-0))*(10000-0)+0" office:value-type="float" office:value="371.09375">
            <text:p>371.093750000</text:p>
          </table:table-cell>
          <table:table-cell/>
        </table:table-row>
        <table:table-row table:style-name="ro3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 office:value-type="float" office:value="0.166015625">
            <text:p>0.166015625</text:p>
          </table:table-cell>
          <table:table-cell office:value-type="float" office:value="0.568359375">
            <text:p>0.568359375</text:p>
          </table:table-cell>
          <table:table-cell/>
          <table:table-cell table:style-name="ce1" table:formula="of:=ROUND((([.A402]-0)/(1-0))*(12-2)+2)" office:value-type="float" office:value="3">
            <text:p>3</text:p>
          </table:table-cell>
          <table:table-cell table:style-name="ce2" table:formula="of:=(([.B402]-0)/(1-0))*(10-0)+0" office:value-type="float" office:value="3.22265625">
            <text:p>3.222656250</text:p>
          </table:table-cell>
          <table:table-cell table:style-name="ce2" table:formula="of:=(([.C402]-0)/(1-0))*(1500-0.000000001)+0.000000001" office:value-type="float" office:value="928.710937500381">
            <text:p>928.710937500</text:p>
          </table:table-cell>
          <table:table-cell table:style-name="ce2" table:formula="of:=(([.D402]-0)/(1-0))*(1-0.000000001)+0.000000001" office:value-type="float" office:value="0.822265625177734">
            <text:p>0.822265625</text:p>
          </table:table-cell>
          <table:table-cell table:style-name="ce2" table:formula="of:=[.L402]*[.O402]" office:value-type="float" office:value="2.4667968755332">
            <text:p>2.466796876</text:p>
          </table:table-cell>
          <table:table-cell table:style-name="ce2" table:formula="of:=(([.E402]-0)/(1-0))*(100-0.000000001)+0.000000001" office:value-type="float" office:value="40.8203125005918">
            <text:p>40.820312501</text:p>
          </table:table-cell>
          <table:table-cell table:style-name="ce1" table:formula="of:=(([.F402]-0)/(1-0))*(1-0.001)+0.001" office:value-type="float" office:value="0.307333984375">
            <text:p>0.3073339844</text:p>
          </table:table-cell>
          <table:table-cell table:style-name="ce1" table:formula="of:=IF((([.L402]*[.L402])*[.R402])&lt;1;1;ROUND(([.L402]*[.L402])*[.R402]))" office:value-type="float" office:value="3">
            <text:p>3</text:p>
          </table:table-cell>
          <table:table-cell table:style-name="ce1" table:formula="of:=ROUND((([.G402]-0)/(1-0))*(1-0)+0)" office:value-type="float" office:value="0">
            <text:p>0</text:p>
          </table:table-cell>
          <table:table-cell table:style-name="ce2" table:formula="of:=(([.H402]-0)/(1-0))*(100-0)+0" office:value-type="float" office:value="73.6328125">
            <text:p>73.632812500</text:p>
          </table:table-cell>
          <table:table-cell table:style-name="ce2" table:formula="of:=(([.I402]-0)/(1-0))*(100-(-100))+(-100)" office:value-type="float" office:value="-66.796875">
            <text:p>-66.796875000</text:p>
          </table:table-cell>
          <table:table-cell table:style-name="ce2" table:formula="of:=(([.J402]-0)/(1-0))*(10000-0)+0" office:value-type="float" office:value="5683.59375">
            <text:p>5683.593750000</text:p>
          </table:table-cell>
          <table:table-cell/>
        </table:table-row>
        <table:table-row table:style-name="ro3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 office:value-type="float" office:value="0.666015625">
            <text:p>0.666015625</text:p>
          </table:table-cell>
          <table:table-cell office:value-type="float" office:value="0.068359375">
            <text:p>0.068359375</text:p>
          </table:table-cell>
          <table:table-cell/>
          <table:table-cell table:style-name="ce1" table:formula="of:=ROUND((([.A403]-0)/(1-0))*(12-2)+2)" office:value-type="float" office:value="8">
            <text:p>8</text:p>
          </table:table-cell>
          <table:table-cell table:style-name="ce2" table:formula="of:=(([.B403]-0)/(1-0))*(10-0)+0" office:value-type="float" office:value="8.22265625">
            <text:p>8.222656250</text:p>
          </table:table-cell>
          <table:table-cell table:style-name="ce2" table:formula="of:=(([.C403]-0)/(1-0))*(1500-0.000000001)+0.000000001" office:value-type="float" office:value="178.710937500881">
            <text:p>178.710937501</text:p>
          </table:table-cell>
          <table:table-cell table:style-name="ce2" table:formula="of:=(([.D403]-0)/(1-0))*(1-0.000000001)+0.000000001" office:value-type="float" office:value="0.322265625677734">
            <text:p>0.322265626</text:p>
          </table:table-cell>
          <table:table-cell table:style-name="ce2" table:formula="of:=[.L403]*[.O403]" office:value-type="float" office:value="2.57812500542188">
            <text:p>2.578125005</text:p>
          </table:table-cell>
          <table:table-cell table:style-name="ce2" table:formula="of:=(([.E403]-0)/(1-0))*(100-0.000000001)+0.000000001" office:value-type="float" office:value="90.8203125000918">
            <text:p>90.820312500</text:p>
          </table:table-cell>
          <table:table-cell table:style-name="ce1" table:formula="of:=(([.F403]-0)/(1-0))*(1-0.001)+0.001" office:value-type="float" office:value="0.806833984375">
            <text:p>0.8068339844</text:p>
          </table:table-cell>
          <table:table-cell table:style-name="ce1" table:formula="of:=IF((([.L403]*[.L403])*[.R403])&lt;1;1;ROUND(([.L403]*[.L403])*[.R403]))" office:value-type="float" office:value="52">
            <text:p>52</text:p>
          </table:table-cell>
          <table:table-cell table:style-name="ce1" table:formula="of:=ROUND((([.G403]-0)/(1-0))*(1-0)+0)" office:value-type="float" office:value="1">
            <text:p>1</text:p>
          </table:table-cell>
          <table:table-cell table:style-name="ce2" table:formula="of:=(([.H403]-0)/(1-0))*(100-0)+0" office:value-type="float" office:value="23.6328125">
            <text:p>23.632812500</text:p>
          </table:table-cell>
          <table:table-cell table:style-name="ce2" table:formula="of:=(([.I403]-0)/(1-0))*(100-(-100))+(-100)" office:value-type="float" office:value="33.203125">
            <text:p>33.203125000</text:p>
          </table:table-cell>
          <table:table-cell table:style-name="ce2" table:formula="of:=(([.J403]-0)/(1-0))*(10000-0)+0" office:value-type="float" office:value="683.59375">
            <text:p>683.593750000</text:p>
          </table:table-cell>
          <table:table-cell/>
        </table:table-row>
        <table:table-row table:style-name="ro3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 office:value-type="float" office:value="0.916015625">
            <text:p>0.916015625</text:p>
          </table:table-cell>
          <table:table-cell office:value-type="float" office:value="0.318359375">
            <text:p>0.318359375</text:p>
          </table:table-cell>
          <table:table-cell/>
          <table:table-cell table:style-name="ce1" table:formula="of:=ROUND((([.A404]-0)/(1-0))*(12-2)+2)" office:value-type="float" office:value="11">
            <text:p>11</text:p>
          </table:table-cell>
          <table:table-cell table:style-name="ce2" table:formula="of:=(([.B404]-0)/(1-0))*(10-0)+0" office:value-type="float" office:value="0.72265625">
            <text:p>0.722656250</text:p>
          </table:table-cell>
          <table:table-cell table:style-name="ce2" table:formula="of:=(([.C404]-0)/(1-0))*(1500-0.000000001)+0.000000001" office:value-type="float" office:value="1303.71093750013">
            <text:p>1303.710937500</text:p>
          </table:table-cell>
          <table:table-cell table:style-name="ce2" table:formula="of:=(([.D404]-0)/(1-0))*(1-0.000000001)+0.000000001" office:value-type="float" office:value="0.572265625427734">
            <text:p>0.572265625</text:p>
          </table:table-cell>
          <table:table-cell table:style-name="ce2" table:formula="of:=[.L404]*[.O404]" office:value-type="float" office:value="6.29492187970508">
            <text:p>6.294921880</text:p>
          </table:table-cell>
          <table:table-cell table:style-name="ce2" table:formula="of:=(([.E404]-0)/(1-0))*(100-0.000000001)+0.000000001" office:value-type="float" office:value="65.8203125003418">
            <text:p>65.820312500</text:p>
          </table:table-cell>
          <table:table-cell table:style-name="ce1" table:formula="of:=(([.F404]-0)/(1-0))*(1-0.001)+0.001" office:value-type="float" office:value="0.557083984375">
            <text:p>0.5570839844</text:p>
          </table:table-cell>
          <table:table-cell table:style-name="ce1" table:formula="of:=IF((([.L404]*[.L404])*[.R404])&lt;1;1;ROUND(([.L404]*[.L404])*[.R404]))" office:value-type="float" office:value="67">
            <text:p>67</text:p>
          </table:table-cell>
          <table:table-cell table:style-name="ce1" table:formula="of:=ROUND((([.G404]-0)/(1-0))*(1-0)+0)" office:value-type="float" office:value="0">
            <text:p>0</text:p>
          </table:table-cell>
          <table:table-cell table:style-name="ce2" table:formula="of:=(([.H404]-0)/(1-0))*(100-0)+0" office:value-type="float" office:value="48.6328125">
            <text:p>48.632812500</text:p>
          </table:table-cell>
          <table:table-cell table:style-name="ce2" table:formula="of:=(([.I404]-0)/(1-0))*(100-(-100))+(-100)" office:value-type="float" office:value="83.203125">
            <text:p>83.203125000</text:p>
          </table:table-cell>
          <table:table-cell table:style-name="ce2" table:formula="of:=(([.J404]-0)/(1-0))*(10000-0)+0" office:value-type="float" office:value="3183.59375">
            <text:p>3183.593750000</text:p>
          </table:table-cell>
          <table:table-cell/>
        </table:table-row>
        <table:table-row table:style-name="ro3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 office:value-type="float" office:value="0.416015625">
            <text:p>0.416015625</text:p>
          </table:table-cell>
          <table:table-cell office:value-type="float" office:value="0.818359375">
            <text:p>0.818359375</text:p>
          </table:table-cell>
          <table:table-cell/>
          <table:table-cell table:style-name="ce1" table:formula="of:=ROUND((([.A405]-0)/(1-0))*(12-2)+2)" office:value-type="float" office:value="6">
            <text:p>6</text:p>
          </table:table-cell>
          <table:table-cell table:style-name="ce2" table:formula="of:=(([.B405]-0)/(1-0))*(10-0)+0" office:value-type="float" office:value="5.72265625">
            <text:p>5.722656250</text:p>
          </table:table-cell>
          <table:table-cell table:style-name="ce2" table:formula="of:=(([.C405]-0)/(1-0))*(1500-0.000000001)+0.000000001" office:value-type="float" office:value="553.710937500631">
            <text:p>553.710937501</text:p>
          </table:table-cell>
          <table:table-cell table:style-name="ce2" table:formula="of:=(([.D405]-0)/(1-0))*(1-0.000000001)+0.000000001" office:value-type="float" office:value="0.0722656259277344">
            <text:p>0.072265626</text:p>
          </table:table-cell>
          <table:table-cell table:style-name="ce2" table:formula="of:=[.L405]*[.O405]" office:value-type="float" office:value="0.433593755566406">
            <text:p>0.433593756</text:p>
          </table:table-cell>
          <table:table-cell table:style-name="ce2" table:formula="of:=(([.E405]-0)/(1-0))*(100-0.000000001)+0.000000001" office:value-type="float" office:value="15.8203125008418">
            <text:p>15.820312501</text:p>
          </table:table-cell>
          <table:table-cell table:style-name="ce1" table:formula="of:=(([.F405]-0)/(1-0))*(1-0.001)+0.001" office:value-type="float" office:value="0.057583984375">
            <text:p>0.0575839844</text:p>
          </table:table-cell>
          <table:table-cell table:style-name="ce1" table:formula="of:=IF((([.L405]*[.L405])*[.R405])&lt;1;1;ROUND(([.L405]*[.L405])*[.R405]))" office:value-type="float" office:value="2">
            <text:p>2</text:p>
          </table:table-cell>
          <table:table-cell table:style-name="ce1" table:formula="of:=ROUND((([.G405]-0)/(1-0))*(1-0)+0)" office:value-type="float" office:value="1">
            <text:p>1</text:p>
          </table:table-cell>
          <table:table-cell table:style-name="ce2" table:formula="of:=(([.H405]-0)/(1-0))*(100-0)+0" office:value-type="float" office:value="98.6328125">
            <text:p>98.632812500</text:p>
          </table:table-cell>
          <table:table-cell table:style-name="ce2" table:formula="of:=(([.I405]-0)/(1-0))*(100-(-100))+(-100)" office:value-type="float" office:value="-16.796875">
            <text:p>-16.796875000</text:p>
          </table:table-cell>
          <table:table-cell table:style-name="ce2" table:formula="of:=(([.J405]-0)/(1-0))*(10000-0)+0" office:value-type="float" office:value="8183.59375">
            <text:p>8183.593750000</text:p>
          </table:table-cell>
          <table:table-cell/>
        </table:table-row>
        <table:table-row table:style-name="ro3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 office:value-type="float" office:value="0.791015625">
            <text:p>0.791015625</text:p>
          </table:table-cell>
          <table:table-cell office:value-type="float" office:value="0.193359375">
            <text:p>0.193359375</text:p>
          </table:table-cell>
          <table:table-cell/>
          <table:table-cell table:style-name="ce1" table:formula="of:=ROUND((([.A406]-0)/(1-0))*(12-2)+2)" office:value-type="float" office:value="7">
            <text:p>7</text:p>
          </table:table-cell>
          <table:table-cell table:style-name="ce2" table:formula="of:=(([.B406]-0)/(1-0))*(10-0)+0" office:value-type="float" office:value="1.97265625">
            <text:p>1.972656250</text:p>
          </table:table-cell>
          <table:table-cell table:style-name="ce2" table:formula="of:=(([.C406]-0)/(1-0))*(1500-0.000000001)+0.000000001" office:value-type="float" office:value="366.210937500756">
            <text:p>366.210937501</text:p>
          </table:table-cell>
          <table:table-cell table:style-name="ce2" table:formula="of:=(([.D406]-0)/(1-0))*(1-0.000000001)+0.000000001" office:value-type="float" office:value="0.197265625802734">
            <text:p>0.197265626</text:p>
          </table:table-cell>
          <table:table-cell table:style-name="ce2" table:formula="of:=[.L406]*[.O406]" office:value-type="float" office:value="1.38085938061914">
            <text:p>1.380859381</text:p>
          </table:table-cell>
          <table:table-cell table:style-name="ce2" table:formula="of:=(([.E406]-0)/(1-0))*(100-0.000000001)+0.000000001" office:value-type="float" office:value="3.3203125009668">
            <text:p>3.320312501</text:p>
          </table:table-cell>
          <table:table-cell table:style-name="ce1" table:formula="of:=(([.F406]-0)/(1-0))*(1-0.001)+0.001" office:value-type="float" office:value="0.432208984375">
            <text:p>0.4322089844</text:p>
          </table:table-cell>
          <table:table-cell table:style-name="ce1" table:formula="of:=IF((([.L406]*[.L406])*[.R406])&lt;1;1;ROUND(([.L406]*[.L406])*[.R406]))" office:value-type="float" office:value="21">
            <text:p>21</text:p>
          </table:table-cell>
          <table:table-cell table:style-name="ce1" table:formula="of:=ROUND((([.G406]-0)/(1-0))*(1-0)+0)" office:value-type="float" office:value="0">
            <text:p>0</text:p>
          </table:table-cell>
          <table:table-cell table:style-name="ce2" table:formula="of:=(([.H406]-0)/(1-0))*(100-0)+0" office:value-type="float" office:value="36.1328125">
            <text:p>36.132812500</text:p>
          </table:table-cell>
          <table:table-cell table:style-name="ce2" table:formula="of:=(([.I406]-0)/(1-0))*(100-(-100))+(-100)" office:value-type="float" office:value="58.203125">
            <text:p>58.203125000</text:p>
          </table:table-cell>
          <table:table-cell table:style-name="ce2" table:formula="of:=(([.J406]-0)/(1-0))*(10000-0)+0" office:value-type="float" office:value="1933.59375">
            <text:p>1933.593750000</text:p>
          </table:table-cell>
          <table:table-cell/>
        </table:table-row>
        <table:table-row table:style-name="ro3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 office:value-type="float" office:value="0.291015625">
            <text:p>0.291015625</text:p>
          </table:table-cell>
          <table:table-cell office:value-type="float" office:value="0.693359375">
            <text:p>0.693359375</text:p>
          </table:table-cell>
          <table:table-cell/>
          <table:table-cell table:style-name="ce1" table:formula="of:=ROUND((([.A407]-0)/(1-0))*(12-2)+2)" office:value-type="float" office:value="12">
            <text:p>12</text:p>
          </table:table-cell>
          <table:table-cell table:style-name="ce2" table:formula="of:=(([.B407]-0)/(1-0))*(10-0)+0" office:value-type="float" office:value="6.97265625">
            <text:p>6.972656250</text:p>
          </table:table-cell>
          <table:table-cell table:style-name="ce2" table:formula="of:=(([.C407]-0)/(1-0))*(1500-0.000000001)+0.000000001" office:value-type="float" office:value="1116.21093750026">
            <text:p>1116.210937500</text:p>
          </table:table-cell>
          <table:table-cell table:style-name="ce2" table:formula="of:=(([.D407]-0)/(1-0))*(1-0.000000001)+0.000000001" office:value-type="float" office:value="0.697265625302734">
            <text:p>0.697265625</text:p>
          </table:table-cell>
          <table:table-cell table:style-name="ce2" table:formula="of:=[.L407]*[.O407]" office:value-type="float" office:value="8.36718750363281">
            <text:p>8.367187504</text:p>
          </table:table-cell>
          <table:table-cell table:style-name="ce2" table:formula="of:=(([.E407]-0)/(1-0))*(100-0.000000001)+0.000000001" office:value-type="float" office:value="53.3203125004668">
            <text:p>53.320312500</text:p>
          </table:table-cell>
          <table:table-cell table:style-name="ce1" table:formula="of:=(([.F407]-0)/(1-0))*(1-0.001)+0.001" office:value-type="float" office:value="0.931708984375">
            <text:p>0.9317089844</text:p>
          </table:table-cell>
          <table:table-cell table:style-name="ce1" table:formula="of:=IF((([.L407]*[.L407])*[.R407])&lt;1;1;ROUND(([.L407]*[.L407])*[.R407]))" office:value-type="float" office:value="134">
            <text:p>134</text:p>
          </table:table-cell>
          <table:table-cell table:style-name="ce1" table:formula="of:=ROUND((([.G407]-0)/(1-0))*(1-0)+0)" office:value-type="float" office:value="1">
            <text:p>1</text:p>
          </table:table-cell>
          <table:table-cell table:style-name="ce2" table:formula="of:=(([.H407]-0)/(1-0))*(100-0)+0" office:value-type="float" office:value="86.1328125">
            <text:p>86.132812500</text:p>
          </table:table-cell>
          <table:table-cell table:style-name="ce2" table:formula="of:=(([.I407]-0)/(1-0))*(100-(-100))+(-100)" office:value-type="float" office:value="-41.796875">
            <text:p>-41.796875000</text:p>
          </table:table-cell>
          <table:table-cell table:style-name="ce2" table:formula="of:=(([.J407]-0)/(1-0))*(10000-0)+0" office:value-type="float" office:value="6933.59375">
            <text:p>6933.593750000</text:p>
          </table:table-cell>
          <table:table-cell/>
        </table:table-row>
        <table:table-row table:style-name="ro3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 office:value-type="float" office:value="0.041015625">
            <text:p>0.041015625</text:p>
          </table:table-cell>
          <table:table-cell office:value-type="float" office:value="0.943359375">
            <text:p>0.943359375</text:p>
          </table:table-cell>
          <table:table-cell/>
          <table:table-cell table:style-name="ce1" table:formula="of:=ROUND((([.A408]-0)/(1-0))*(12-2)+2)" office:value-type="float" office:value="9">
            <text:p>9</text:p>
          </table:table-cell>
          <table:table-cell table:style-name="ce2" table:formula="of:=(([.B408]-0)/(1-0))*(10-0)+0" office:value-type="float" office:value="4.47265625">
            <text:p>4.472656250</text:p>
          </table:table-cell>
          <table:table-cell table:style-name="ce2" table:formula="of:=(([.C408]-0)/(1-0))*(1500-0.000000001)+0.000000001" office:value-type="float" office:value="741.210937500506">
            <text:p>741.210937501</text:p>
          </table:table-cell>
          <table:table-cell table:style-name="ce2" table:formula="of:=(([.D408]-0)/(1-0))*(1-0.000000001)+0.000000001" office:value-type="float" office:value="0.447265625552735">
            <text:p>0.447265626</text:p>
          </table:table-cell>
          <table:table-cell table:style-name="ce2" table:formula="of:=[.L408]*[.O408]" office:value-type="float" office:value="4.02539062997461">
            <text:p>4.025390630</text:p>
          </table:table-cell>
          <table:table-cell table:style-name="ce2" table:formula="of:=(([.E408]-0)/(1-0))*(100-0.000000001)+0.000000001" office:value-type="float" office:value="78.3203125002168">
            <text:p>78.320312500</text:p>
          </table:table-cell>
          <table:table-cell table:style-name="ce1" table:formula="of:=(([.F408]-0)/(1-0))*(1-0.001)+0.001" office:value-type="float" office:value="0.681958984375">
            <text:p>0.6819589844</text:p>
          </table:table-cell>
          <table:table-cell table:style-name="ce1" table:formula="of:=IF((([.L408]*[.L408])*[.R408])&lt;1;1;ROUND(([.L408]*[.L408])*[.R408]))" office:value-type="float" office:value="55">
            <text:p>55</text:p>
          </table:table-cell>
          <table:table-cell table:style-name="ce1" table:formula="of:=ROUND((([.G408]-0)/(1-0))*(1-0)+0)" office:value-type="float" office:value="0">
            <text:p>0</text:p>
          </table:table-cell>
          <table:table-cell table:style-name="ce2" table:formula="of:=(([.H408]-0)/(1-0))*(100-0)+0" office:value-type="float" office:value="61.1328125">
            <text:p>61.132812500</text:p>
          </table:table-cell>
          <table:table-cell table:style-name="ce2" table:formula="of:=(([.I408]-0)/(1-0))*(100-(-100))+(-100)" office:value-type="float" office:value="-91.796875">
            <text:p>-91.796875000</text:p>
          </table:table-cell>
          <table:table-cell table:style-name="ce2" table:formula="of:=(([.J408]-0)/(1-0))*(10000-0)+0" office:value-type="float" office:value="9433.59375">
            <text:p>9433.593750000</text:p>
          </table:table-cell>
          <table:table-cell/>
        </table:table-row>
        <table:table-row table:style-name="ro3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 office:value-type="float" office:value="0.541015625">
            <text:p>0.541015625</text:p>
          </table:table-cell>
          <table:table-cell office:value-type="float" office:value="0.443359375">
            <text:p>0.443359375</text:p>
          </table:table-cell>
          <table:table-cell/>
          <table:table-cell table:style-name="ce1" table:formula="of:=ROUND((([.A409]-0)/(1-0))*(12-2)+2)" office:value-type="float" office:value="4">
            <text:p>4</text:p>
          </table:table-cell>
          <table:table-cell table:style-name="ce2" table:formula="of:=(([.B409]-0)/(1-0))*(10-0)+0" office:value-type="float" office:value="9.47265625">
            <text:p>9.472656250</text:p>
          </table:table-cell>
          <table:table-cell table:style-name="ce2" table:formula="of:=(([.C409]-0)/(1-0))*(1500-0.000000001)+0.000000001" office:value-type="float" office:value="1491.21093750001">
            <text:p>1491.210937500</text:p>
          </table:table-cell>
          <table:table-cell table:style-name="ce2" table:formula="of:=(([.D409]-0)/(1-0))*(1-0.000000001)+0.000000001" office:value-type="float" office:value="0.947265625052734">
            <text:p>0.947265625</text:p>
          </table:table-cell>
          <table:table-cell table:style-name="ce2" table:formula="of:=[.L409]*[.O409]" office:value-type="float" office:value="3.78906250021094">
            <text:p>3.789062500</text:p>
          </table:table-cell>
          <table:table-cell table:style-name="ce2" table:formula="of:=(([.E409]-0)/(1-0))*(100-0.000000001)+0.000000001" office:value-type="float" office:value="28.3203125007168">
            <text:p>28.320312501</text:p>
          </table:table-cell>
          <table:table-cell table:style-name="ce1" table:formula="of:=(([.F409]-0)/(1-0))*(1-0.001)+0.001" office:value-type="float" office:value="0.182458984375">
            <text:p>0.1824589844</text:p>
          </table:table-cell>
          <table:table-cell table:style-name="ce1" table:formula="of:=IF((([.L409]*[.L409])*[.R409])&lt;1;1;ROUND(([.L409]*[.L409])*[.R409]))" office:value-type="float" office:value="3">
            <text:p>3</text:p>
          </table:table-cell>
          <table:table-cell table:style-name="ce1" table:formula="of:=ROUND((([.G409]-0)/(1-0))*(1-0)+0)" office:value-type="float" office:value="1">
            <text:p>1</text:p>
          </table:table-cell>
          <table:table-cell table:style-name="ce2" table:formula="of:=(([.H409]-0)/(1-0))*(100-0)+0" office:value-type="float" office:value="11.1328125">
            <text:p>11.132812500</text:p>
          </table:table-cell>
          <table:table-cell table:style-name="ce2" table:formula="of:=(([.I409]-0)/(1-0))*(100-(-100))+(-100)" office:value-type="float" office:value="8.203125">
            <text:p>8.203125000</text:p>
          </table:table-cell>
          <table:table-cell table:style-name="ce2" table:formula="of:=(([.J409]-0)/(1-0))*(10000-0)+0" office:value-type="float" office:value="4433.59375">
            <text:p>4433.593750000</text:p>
          </table:table-cell>
          <table:table-cell/>
        </table:table-row>
        <table:table-row table:style-name="ro3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 office:value-type="float" office:value="0.853515625">
            <text:p>0.853515625</text:p>
          </table:table-cell>
          <table:table-cell office:value-type="float" office:value="0.755859375">
            <text:p>0.755859375</text:p>
          </table:table-cell>
          <table:table-cell/>
          <table:table-cell table:style-name="ce1" table:formula="of:=ROUND((([.A410]-0)/(1-0))*(12-2)+2)" office:value-type="float" office:value="4">
            <text:p>4</text:p>
          </table:table-cell>
          <table:table-cell table:style-name="ce2" table:formula="of:=(([.B410]-0)/(1-0))*(10-0)+0" office:value-type="float" office:value="0.09765625">
            <text:p>0.097656250</text:p>
          </table:table-cell>
          <table:table-cell table:style-name="ce2" table:formula="of:=(([.C410]-0)/(1-0))*(1500-0.000000001)+0.000000001" office:value-type="float" office:value="647.460937500568">
            <text:p>647.460937501</text:p>
          </table:table-cell>
          <table:table-cell table:style-name="ce2" table:formula="of:=(([.D410]-0)/(1-0))*(1-0.000000001)+0.000000001" office:value-type="float" office:value="0.634765625365234">
            <text:p>0.634765625</text:p>
          </table:table-cell>
          <table:table-cell table:style-name="ce2" table:formula="of:=[.L410]*[.O410]" office:value-type="float" office:value="2.53906250146094">
            <text:p>2.539062501</text:p>
          </table:table-cell>
          <table:table-cell table:style-name="ce2" table:formula="of:=(([.E410]-0)/(1-0))*(100-0.000000001)+0.000000001" office:value-type="float" office:value="97.0703125000293">
            <text:p>97.070312500</text:p>
          </table:table-cell>
          <table:table-cell table:style-name="ce1" table:formula="of:=(([.F410]-0)/(1-0))*(1-0.001)+0.001" office:value-type="float" office:value="0.120021484375">
            <text:p>0.1200214844</text:p>
          </table:table-cell>
          <table:table-cell table:style-name="ce1" table:formula="of:=IF((([.L410]*[.L410])*[.R410])&lt;1;1;ROUND(([.L410]*[.L410])*[.R410]))" office:value-type="float" office:value="2">
            <text:p>2</text:p>
          </table:table-cell>
          <table:table-cell table:style-name="ce1" table:formula="of:=ROUND((([.G410]-0)/(1-0))*(1-0)+0)" office:value-type="float" office:value="0">
            <text:p>0</text:p>
          </table:table-cell>
          <table:table-cell table:style-name="ce2" table:formula="of:=(([.H410]-0)/(1-0))*(100-0)+0" office:value-type="float" office:value="29.8828125">
            <text:p>29.882812500</text:p>
          </table:table-cell>
          <table:table-cell table:style-name="ce2" table:formula="of:=(([.I410]-0)/(1-0))*(100-(-100))+(-100)" office:value-type="float" office:value="70.703125">
            <text:p>70.703125000</text:p>
          </table:table-cell>
          <table:table-cell table:style-name="ce2" table:formula="of:=(([.J410]-0)/(1-0))*(10000-0)+0" office:value-type="float" office:value="7558.59375">
            <text:p>7558.593750000</text:p>
          </table:table-cell>
          <table:table-cell/>
        </table:table-row>
        <table:table-row table:style-name="ro3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 office:value-type="float" office:value="0.353515625">
            <text:p>0.353515625</text:p>
          </table:table-cell>
          <table:table-cell office:value-type="float" office:value="0.255859375">
            <text:p>0.255859375</text:p>
          </table:table-cell>
          <table:table-cell/>
          <table:table-cell table:style-name="ce1" table:formula="of:=ROUND((([.A411]-0)/(1-0))*(12-2)+2)" office:value-type="float" office:value="9">
            <text:p>9</text:p>
          </table:table-cell>
          <table:table-cell table:style-name="ce2" table:formula="of:=(([.B411]-0)/(1-0))*(10-0)+0" office:value-type="float" office:value="5.09765625">
            <text:p>5.097656250</text:p>
          </table:table-cell>
          <table:table-cell table:style-name="ce2" table:formula="of:=(([.C411]-0)/(1-0))*(1500-0.000000001)+0.000000001" office:value-type="float" office:value="1397.46093750007">
            <text:p>1397.460937500</text:p>
          </table:table-cell>
          <table:table-cell table:style-name="ce2" table:formula="of:=(([.D411]-0)/(1-0))*(1-0.000000001)+0.000000001" office:value-type="float" office:value="0.134765625865234">
            <text:p>0.134765626</text:p>
          </table:table-cell>
          <table:table-cell table:style-name="ce2" table:formula="of:=[.L411]*[.O411]" office:value-type="float" office:value="1.21289063278711">
            <text:p>1.212890633</text:p>
          </table:table-cell>
          <table:table-cell table:style-name="ce2" table:formula="of:=(([.E411]-0)/(1-0))*(100-0.000000001)+0.000000001" office:value-type="float" office:value="47.0703125005293">
            <text:p>47.070312501</text:p>
          </table:table-cell>
          <table:table-cell table:style-name="ce1" table:formula="of:=(([.F411]-0)/(1-0))*(1-0.001)+0.001" office:value-type="float" office:value="0.619521484375">
            <text:p>0.6195214844</text:p>
          </table:table-cell>
          <table:table-cell table:style-name="ce1" table:formula="of:=IF((([.L411]*[.L411])*[.R411])&lt;1;1;ROUND(([.L411]*[.L411])*[.R411]))" office:value-type="float" office:value="50">
            <text:p>50</text:p>
          </table:table-cell>
          <table:table-cell table:style-name="ce1" table:formula="of:=ROUND((([.G411]-0)/(1-0))*(1-0)+0)" office:value-type="float" office:value="1">
            <text:p>1</text:p>
          </table:table-cell>
          <table:table-cell table:style-name="ce2" table:formula="of:=(([.H411]-0)/(1-0))*(100-0)+0" office:value-type="float" office:value="79.8828125">
            <text:p>79.882812500</text:p>
          </table:table-cell>
          <table:table-cell table:style-name="ce2" table:formula="of:=(([.I411]-0)/(1-0))*(100-(-100))+(-100)" office:value-type="float" office:value="-29.296875">
            <text:p>-29.296875000</text:p>
          </table:table-cell>
          <table:table-cell table:style-name="ce2" table:formula="of:=(([.J411]-0)/(1-0))*(10000-0)+0" office:value-type="float" office:value="2558.59375">
            <text:p>2558.593750000</text:p>
          </table:table-cell>
          <table:table-cell/>
        </table:table-row>
        <table:table-row table:style-name="ro3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 office:value-type="float" office:value="0.103515625">
            <text:p>0.103515625</text:p>
          </table:table-cell>
          <table:table-cell office:value-type="float" office:value="0.005859375">
            <text:p>0.005859375</text:p>
          </table:table-cell>
          <table:table-cell/>
          <table:table-cell table:style-name="ce1" table:formula="of:=ROUND((([.A412]-0)/(1-0))*(12-2)+2)" office:value-type="float" office:value="11">
            <text:p>11</text:p>
          </table:table-cell>
          <table:table-cell table:style-name="ce2" table:formula="of:=(([.B412]-0)/(1-0))*(10-0)+0" office:value-type="float" office:value="2.59765625">
            <text:p>2.597656250</text:p>
          </table:table-cell>
          <table:table-cell table:style-name="ce2" table:formula="of:=(([.C412]-0)/(1-0))*(1500-0.000000001)+0.000000001" office:value-type="float" office:value="272.460937500818">
            <text:p>272.460937501</text:p>
          </table:table-cell>
          <table:table-cell table:style-name="ce2" table:formula="of:=(([.D412]-0)/(1-0))*(1-0.000000001)+0.000000001" office:value-type="float" office:value="0.884765625115234">
            <text:p>0.884765625</text:p>
          </table:table-cell>
          <table:table-cell table:style-name="ce2" table:formula="of:=[.L412]*[.O412]" office:value-type="float" office:value="9.73242187626758">
            <text:p>9.732421876</text:p>
          </table:table-cell>
          <table:table-cell table:style-name="ce2" table:formula="of:=(([.E412]-0)/(1-0))*(100-0.000000001)+0.000000001" office:value-type="float" office:value="22.0703125007793">
            <text:p>22.070312501</text:p>
          </table:table-cell>
          <table:table-cell table:style-name="ce1" table:formula="of:=(([.F412]-0)/(1-0))*(1-0.001)+0.001" office:value-type="float" office:value="0.869271484375">
            <text:p>0.8692714844</text:p>
          </table:table-cell>
          <table:table-cell table:style-name="ce1" table:formula="of:=IF((([.L412]*[.L412])*[.R412])&lt;1;1;ROUND(([.L412]*[.L412])*[.R412]))" office:value-type="float" office:value="105">
            <text:p>105</text:p>
          </table:table-cell>
          <table:table-cell table:style-name="ce1" table:formula="of:=ROUND((([.G412]-0)/(1-0))*(1-0)+0)" office:value-type="float" office:value="0">
            <text:p>0</text:p>
          </table:table-cell>
          <table:table-cell table:style-name="ce2" table:formula="of:=(([.H412]-0)/(1-0))*(100-0)+0" office:value-type="float" office:value="54.8828125">
            <text:p>54.882812500</text:p>
          </table:table-cell>
          <table:table-cell table:style-name="ce2" table:formula="of:=(([.I412]-0)/(1-0))*(100-(-100))+(-100)" office:value-type="float" office:value="-79.296875">
            <text:p>-79.296875000</text:p>
          </table:table-cell>
          <table:table-cell table:style-name="ce2" table:formula="of:=(([.J412]-0)/(1-0))*(10000-0)+0" office:value-type="float" office:value="58.59375">
            <text:p>58.593750000</text:p>
          </table:table-cell>
          <table:table-cell/>
        </table:table-row>
        <table:table-row table:style-name="ro3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 office:value-type="float" office:value="0.603515625">
            <text:p>0.603515625</text:p>
          </table:table-cell>
          <table:table-cell office:value-type="float" office:value="0.505859375">
            <text:p>0.505859375</text:p>
          </table:table-cell>
          <table:table-cell/>
          <table:table-cell table:style-name="ce1" table:formula="of:=ROUND((([.A413]-0)/(1-0))*(12-2)+2)" office:value-type="float" office:value="6">
            <text:p>6</text:p>
          </table:table-cell>
          <table:table-cell table:style-name="ce2" table:formula="of:=(([.B413]-0)/(1-0))*(10-0)+0" office:value-type="float" office:value="7.59765625">
            <text:p>7.597656250</text:p>
          </table:table-cell>
          <table:table-cell table:style-name="ce2" table:formula="of:=(([.C413]-0)/(1-0))*(1500-0.000000001)+0.000000001" office:value-type="float" office:value="1022.46093750032">
            <text:p>1022.460937500</text:p>
          </table:table-cell>
          <table:table-cell table:style-name="ce2" table:formula="of:=(([.D413]-0)/(1-0))*(1-0.000000001)+0.000000001" office:value-type="float" office:value="0.384765625615234">
            <text:p>0.384765626</text:p>
          </table:table-cell>
          <table:table-cell table:style-name="ce2" table:formula="of:=[.L413]*[.O413]" office:value-type="float" office:value="2.30859375369141">
            <text:p>2.308593754</text:p>
          </table:table-cell>
          <table:table-cell table:style-name="ce2" table:formula="of:=(([.E413]-0)/(1-0))*(100-0.000000001)+0.000000001" office:value-type="float" office:value="72.0703125002793">
            <text:p>72.070312500</text:p>
          </table:table-cell>
          <table:table-cell table:style-name="ce1" table:formula="of:=(([.F413]-0)/(1-0))*(1-0.001)+0.001" office:value-type="float" office:value="0.369771484375">
            <text:p>0.3697714844</text:p>
          </table:table-cell>
          <table:table-cell table:style-name="ce1" table:formula="of:=IF((([.L413]*[.L413])*[.R413])&lt;1;1;ROUND(([.L413]*[.L413])*[.R413]))" office:value-type="float" office:value="13">
            <text:p>13</text:p>
          </table:table-cell>
          <table:table-cell table:style-name="ce1" table:formula="of:=ROUND((([.G413]-0)/(1-0))*(1-0)+0)" office:value-type="float" office:value="1">
            <text:p>1</text:p>
          </table:table-cell>
          <table:table-cell table:style-name="ce2" table:formula="of:=(([.H413]-0)/(1-0))*(100-0)+0" office:value-type="float" office:value="4.8828125">
            <text:p>4.882812500</text:p>
          </table:table-cell>
          <table:table-cell table:style-name="ce2" table:formula="of:=(([.I413]-0)/(1-0))*(100-(-100))+(-100)" office:value-type="float" office:value="20.703125">
            <text:p>20.703125000</text:p>
          </table:table-cell>
          <table:table-cell table:style-name="ce2" table:formula="of:=(([.J413]-0)/(1-0))*(10000-0)+0" office:value-type="float" office:value="5058.59375">
            <text:p>5058.593750000</text:p>
          </table:table-cell>
          <table:table-cell/>
        </table:table-row>
        <table:table-row table:style-name="ro3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 office:value-type="float" office:value="0.228515625">
            <text:p>0.228515625</text:p>
          </table:table-cell>
          <table:table-cell office:value-type="float" office:value="0.380859375">
            <text:p>0.380859375</text:p>
          </table:table-cell>
          <table:table-cell/>
          <table:table-cell table:style-name="ce1" table:formula="of:=ROUND((([.A414]-0)/(1-0))*(12-2)+2)" office:value-type="float" office:value="5">
            <text:p>5</text:p>
          </table:table-cell>
          <table:table-cell table:style-name="ce2" table:formula="of:=(([.B414]-0)/(1-0))*(10-0)+0" office:value-type="float" office:value="3.84765625">
            <text:p>3.847656250</text:p>
          </table:table-cell>
          <table:table-cell table:style-name="ce2" table:formula="of:=(([.C414]-0)/(1-0))*(1500-0.000000001)+0.000000001" office:value-type="float" office:value="1209.96093750019">
            <text:p>1209.960937500</text:p>
          </table:table-cell>
          <table:table-cell table:style-name="ce2" table:formula="of:=(([.D414]-0)/(1-0))*(1-0.000000001)+0.000000001" office:value-type="float" office:value="0.259765625740234">
            <text:p>0.259765626</text:p>
          </table:table-cell>
          <table:table-cell table:style-name="ce2" table:formula="of:=[.L414]*[.O414]" office:value-type="float" office:value="1.29882812870117">
            <text:p>1.298828129</text:p>
          </table:table-cell>
          <table:table-cell table:style-name="ce2" table:formula="of:=(([.E414]-0)/(1-0))*(100-0.000000001)+0.000000001" office:value-type="float" office:value="59.5703125004043">
            <text:p>59.570312500</text:p>
          </table:table-cell>
          <table:table-cell table:style-name="ce1" table:formula="of:=(([.F414]-0)/(1-0))*(1-0.001)+0.001" office:value-type="float" office:value="0.244896484375">
            <text:p>0.2448964844</text:p>
          </table:table-cell>
          <table:table-cell table:style-name="ce1" table:formula="of:=IF((([.L414]*[.L414])*[.R414])&lt;1;1;ROUND(([.L414]*[.L414])*[.R414]))" office:value-type="float" office:value="6">
            <text:p>6</text:p>
          </table:table-cell>
          <table:table-cell table:style-name="ce1" table:formula="of:=ROUND((([.G414]-0)/(1-0))*(1-0)+0)" office:value-type="float" office:value="0">
            <text:p>0</text:p>
          </table:table-cell>
          <table:table-cell table:style-name="ce2" table:formula="of:=(([.H414]-0)/(1-0))*(100-0)+0" office:value-type="float" office:value="67.3828125">
            <text:p>67.382812500</text:p>
          </table:table-cell>
          <table:table-cell table:style-name="ce2" table:formula="of:=(([.I414]-0)/(1-0))*(100-(-100))+(-100)" office:value-type="float" office:value="-54.296875">
            <text:p>-54.296875000</text:p>
          </table:table-cell>
          <table:table-cell table:style-name="ce2" table:formula="of:=(([.J414]-0)/(1-0))*(10000-0)+0" office:value-type="float" office:value="3808.59375">
            <text:p>3808.593750000</text:p>
          </table:table-cell>
          <table:table-cell/>
        </table:table-row>
        <table:table-row table:style-name="ro3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 office:value-type="float" office:value="0.728515625">
            <text:p>0.728515625</text:p>
          </table:table-cell>
          <table:table-cell office:value-type="float" office:value="0.880859375">
            <text:p>0.880859375</text:p>
          </table:table-cell>
          <table:table-cell/>
          <table:table-cell table:style-name="ce1" table:formula="of:=ROUND((([.A415]-0)/(1-0))*(12-2)+2)" office:value-type="float" office:value="10">
            <text:p>10</text:p>
          </table:table-cell>
          <table:table-cell table:style-name="ce2" table:formula="of:=(([.B415]-0)/(1-0))*(10-0)+0" office:value-type="float" office:value="8.84765625">
            <text:p>8.847656250</text:p>
          </table:table-cell>
          <table:table-cell table:style-name="ce2" table:formula="of:=(([.C415]-0)/(1-0))*(1500-0.000000001)+0.000000001" office:value-type="float" office:value="459.960937500693">
            <text:p>459.960937501</text:p>
          </table:table-cell>
          <table:table-cell table:style-name="ce2" table:formula="of:=(([.D415]-0)/(1-0))*(1-0.000000001)+0.000000001" office:value-type="float" office:value="0.759765625240234">
            <text:p>0.759765625</text:p>
          </table:table-cell>
          <table:table-cell table:style-name="ce2" table:formula="of:=[.L415]*[.O415]" office:value-type="float" office:value="7.59765625240234">
            <text:p>7.597656252</text:p>
          </table:table-cell>
          <table:table-cell table:style-name="ce2" table:formula="of:=(([.E415]-0)/(1-0))*(100-0.000000001)+0.000000001" office:value-type="float" office:value="9.5703125009043">
            <text:p>9.570312501</text:p>
          </table:table-cell>
          <table:table-cell table:style-name="ce1" table:formula="of:=(([.F415]-0)/(1-0))*(1-0.001)+0.001" office:value-type="float" office:value="0.744396484375">
            <text:p>0.7443964844</text:p>
          </table:table-cell>
          <table:table-cell table:style-name="ce1" table:formula="of:=IF((([.L415]*[.L415])*[.R415])&lt;1;1;ROUND(([.L415]*[.L415])*[.R415]))" office:value-type="float" office:value="74">
            <text:p>74</text:p>
          </table:table-cell>
          <table:table-cell table:style-name="ce1" table:formula="of:=ROUND((([.G415]-0)/(1-0))*(1-0)+0)" office:value-type="float" office:value="1">
            <text:p>1</text:p>
          </table:table-cell>
          <table:table-cell table:style-name="ce2" table:formula="of:=(([.H415]-0)/(1-0))*(100-0)+0" office:value-type="float" office:value="17.3828125">
            <text:p>17.382812500</text:p>
          </table:table-cell>
          <table:table-cell table:style-name="ce2" table:formula="of:=(([.I415]-0)/(1-0))*(100-(-100))+(-100)" office:value-type="float" office:value="45.703125">
            <text:p>45.703125000</text:p>
          </table:table-cell>
          <table:table-cell table:style-name="ce2" table:formula="of:=(([.J415]-0)/(1-0))*(10000-0)+0" office:value-type="float" office:value="8808.59375">
            <text:p>8808.593750000</text:p>
          </table:table-cell>
          <table:table-cell/>
        </table:table-row>
        <table:table-row table:style-name="ro3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 office:value-type="float" office:value="0.978515625">
            <text:p>0.978515625</text:p>
          </table:table-cell>
          <table:table-cell office:value-type="float" office:value="0.630859375">
            <text:p>0.630859375</text:p>
          </table:table-cell>
          <table:table-cell/>
          <table:table-cell table:style-name="ce1" table:formula="of:=ROUND((([.A416]-0)/(1-0))*(12-2)+2)" office:value-type="float" office:value="7">
            <text:p>7</text:p>
          </table:table-cell>
          <table:table-cell table:style-name="ce2" table:formula="of:=(([.B416]-0)/(1-0))*(10-0)+0" office:value-type="float" office:value="1.34765625">
            <text:p>1.347656250</text:p>
          </table:table-cell>
          <table:table-cell table:style-name="ce2" table:formula="of:=(([.C416]-0)/(1-0))*(1500-0.000000001)+0.000000001" office:value-type="float" office:value="834.960937500443">
            <text:p>834.960937500</text:p>
          </table:table-cell>
          <table:table-cell table:style-name="ce2" table:formula="of:=(([.D416]-0)/(1-0))*(1-0.000000001)+0.000000001" office:value-type="float" office:value="0.00976562599023437">
            <text:p>0.009765626</text:p>
          </table:table-cell>
          <table:table-cell table:style-name="ce2" table:formula="of:=[.L416]*[.O416]" office:value-type="float" office:value="0.0683593819316406">
            <text:p>0.068359382</text:p>
          </table:table-cell>
          <table:table-cell table:style-name="ce2" table:formula="of:=(([.E416]-0)/(1-0))*(100-0.000000001)+0.000000001" office:value-type="float" office:value="34.5703125006543">
            <text:p>34.570312501</text:p>
          </table:table-cell>
          <table:table-cell table:style-name="ce1" table:formula="of:=(([.F416]-0)/(1-0))*(1-0.001)+0.001" office:value-type="float" office:value="0.994146484375">
            <text:p>0.9941464844</text:p>
          </table:table-cell>
          <table:table-cell table:style-name="ce1" table:formula="of:=IF((([.L416]*[.L416])*[.R416])&lt;1;1;ROUND(([.L416]*[.L416])*[.R416]))" office:value-type="float" office:value="49">
            <text:p>49</text:p>
          </table:table-cell>
          <table:table-cell table:style-name="ce1" table:formula="of:=ROUND((([.G416]-0)/(1-0))*(1-0)+0)" office:value-type="float" office:value="0">
            <text:p>0</text:p>
          </table:table-cell>
          <table:table-cell table:style-name="ce2" table:formula="of:=(([.H416]-0)/(1-0))*(100-0)+0" office:value-type="float" office:value="42.3828125">
            <text:p>42.382812500</text:p>
          </table:table-cell>
          <table:table-cell table:style-name="ce2" table:formula="of:=(([.I416]-0)/(1-0))*(100-(-100))+(-100)" office:value-type="float" office:value="95.703125">
            <text:p>95.703125000</text:p>
          </table:table-cell>
          <table:table-cell table:style-name="ce2" table:formula="of:=(([.J416]-0)/(1-0))*(10000-0)+0" office:value-type="float" office:value="6308.59375">
            <text:p>6308.593750000</text:p>
          </table:table-cell>
          <table:table-cell/>
        </table:table-row>
        <table:table-row table:style-name="ro3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 office:value-type="float" office:value="0.478515625">
            <text:p>0.478515625</text:p>
          </table:table-cell>
          <table:table-cell office:value-type="float" office:value="0.130859375">
            <text:p>0.130859375</text:p>
          </table:table-cell>
          <table:table-cell/>
          <table:table-cell table:style-name="ce1" table:formula="of:=ROUND((([.A417]-0)/(1-0))*(12-2)+2)" office:value-type="float" office:value="2">
            <text:p>2</text:p>
          </table:table-cell>
          <table:table-cell table:style-name="ce2" table:formula="of:=(([.B417]-0)/(1-0))*(10-0)+0" office:value-type="float" office:value="6.34765625">
            <text:p>6.347656250</text:p>
          </table:table-cell>
          <table:table-cell table:style-name="ce2" table:formula="of:=(([.C417]-0)/(1-0))*(1500-0.000000001)+0.000000001" office:value-type="float" office:value="84.9609375009434">
            <text:p>84.960937501</text:p>
          </table:table-cell>
          <table:table-cell table:style-name="ce2" table:formula="of:=(([.D417]-0)/(1-0))*(1-0.000000001)+0.000000001" office:value-type="float" office:value="0.509765625490234">
            <text:p>0.509765625</text:p>
          </table:table-cell>
          <table:table-cell table:style-name="ce2" table:formula="of:=[.L417]*[.O417]" office:value-type="float" office:value="1.01953125098047">
            <text:p>1.019531251</text:p>
          </table:table-cell>
          <table:table-cell table:style-name="ce2" table:formula="of:=(([.E417]-0)/(1-0))*(100-0.000000001)+0.000000001" office:value-type="float" office:value="84.5703125001543">
            <text:p>84.570312500</text:p>
          </table:table-cell>
          <table:table-cell table:style-name="ce1" table:formula="of:=(([.F417]-0)/(1-0))*(1-0.001)+0.001" office:value-type="float" office:value="0.494646484375">
            <text:p>0.4946464844</text:p>
          </table:table-cell>
          <table:table-cell table:style-name="ce1" table:formula="of:=IF((([.L417]*[.L417])*[.R417])&lt;1;1;ROUND(([.L417]*[.L417])*[.R417]))" office:value-type="float" office:value="2">
            <text:p>2</text:p>
          </table:table-cell>
          <table:table-cell table:style-name="ce1" table:formula="of:=ROUND((([.G417]-0)/(1-0))*(1-0)+0)" office:value-type="float" office:value="1">
            <text:p>1</text:p>
          </table:table-cell>
          <table:table-cell table:style-name="ce2" table:formula="of:=(([.H417]-0)/(1-0))*(100-0)+0" office:value-type="float" office:value="92.3828125">
            <text:p>92.382812500</text:p>
          </table:table-cell>
          <table:table-cell table:style-name="ce2" table:formula="of:=(([.I417]-0)/(1-0))*(100-(-100))+(-100)" office:value-type="float" office:value="-4.29687499999999">
            <text:p>-4.296875000</text:p>
          </table:table-cell>
          <table:table-cell table:style-name="ce2" table:formula="of:=(([.J417]-0)/(1-0))*(10000-0)+0" office:value-type="float" office:value="1308.59375">
            <text:p>1308.593750000</text:p>
          </table:table-cell>
          <table:table-cell/>
        </table:table-row>
        <table:table-row table:style-name="ro3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708984375">
            <text:p>0.708984375</text:p>
          </table:table-cell>
          <table:table-cell/>
          <table:table-cell table:style-name="ce1" table:formula="of:=ROUND((([.A418]-0)/(1-0))*(12-2)+2)" office:value-type="float" office:value="3">
            <text:p>3</text:p>
          </table:table-cell>
          <table:table-cell table:style-name="ce2" table:formula="of:=(([.B418]-0)/(1-0))*(10-0)+0" office:value-type="float" office:value="4.31640625">
            <text:p>4.316406250</text:p>
          </table:table-cell>
          <table:table-cell table:style-name="ce2" table:formula="of:=(([.C418]-0)/(1-0))*(1500-0.000000001)+0.000000001" office:value-type="float" office:value="483.398437500678">
            <text:p>483.398437501</text:p>
          </table:table-cell>
          <table:table-cell table:style-name="ce2" table:formula="of:=(([.D418]-0)/(1-0))*(1-0.000000001)+0.000000001" office:value-type="float" office:value="0.96289062503711">
            <text:p>0.962890625</text:p>
          </table:table-cell>
          <table:table-cell table:style-name="ce2" table:formula="of:=[.L418]*[.O418]" office:value-type="float" office:value="2.88867187511133">
            <text:p>2.888671875</text:p>
          </table:table-cell>
          <table:table-cell table:style-name="ce2" table:formula="of:=(([.E418]-0)/(1-0))*(100-0.000000001)+0.000000001" office:value-type="float" office:value="1.75781250098242">
            <text:p>1.757812501</text:p>
          </table:table-cell>
          <table:table-cell table:style-name="ce1" table:formula="of:=(([.F418]-0)/(1-0))*(1-0.001)+0.001" office:value-type="float" office:value="0.354162109375">
            <text:p>0.3541621094</text:p>
          </table:table-cell>
          <table:table-cell table:style-name="ce1" table:formula="of:=IF((([.L418]*[.L418])*[.R418])&lt;1;1;ROUND(([.L418]*[.L418])*[.R418]))" office:value-type="float" office:value="3">
            <text:p>3</text:p>
          </table:table-cell>
          <table:table-cell table:style-name="ce1" table:formula="of:=ROUND((([.G418]-0)/(1-0))*(1-0)+0)" office:value-type="float" office:value="0">
            <text:p>0</text:p>
          </table:table-cell>
          <table:table-cell table:style-name="ce2" table:formula="of:=(([.H418]-0)/(1-0))*(100-0)+0" office:value-type="float" office:value="78.3203125">
            <text:p>78.320312500</text:p>
          </table:table-cell>
          <table:table-cell table:style-name="ce2" table:formula="of:=(([.I418]-0)/(1-0))*(100-(-100))+(-100)" office:value-type="float" office:value="36.328125">
            <text:p>36.328125000</text:p>
          </table:table-cell>
          <table:table-cell table:style-name="ce2" table:formula="of:=(([.J418]-0)/(1-0))*(10000-0)+0" office:value-type="float" office:value="7089.84375">
            <text:p>7089.843750000</text:p>
          </table:table-cell>
          <table:table-cell/>
        </table:table-row>
        <table:table-row table:style-name="ro3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208984375">
            <text:p>0.208984375</text:p>
          </table:table-cell>
          <table:table-cell/>
          <table:table-cell table:style-name="ce1" table:formula="of:=ROUND((([.A419]-0)/(1-0))*(12-2)+2)" office:value-type="float" office:value="8">
            <text:p>8</text:p>
          </table:table-cell>
          <table:table-cell table:style-name="ce2" table:formula="of:=(([.B419]-0)/(1-0))*(10-0)+0" office:value-type="float" office:value="9.31640625">
            <text:p>9.316406250</text:p>
          </table:table-cell>
          <table:table-cell table:style-name="ce2" table:formula="of:=(([.C419]-0)/(1-0))*(1500-0.000000001)+0.000000001" office:value-type="float" office:value="1233.39843750018">
            <text:p>1233.398437500</text:p>
          </table:table-cell>
          <table:table-cell table:style-name="ce2" table:formula="of:=(([.D419]-0)/(1-0))*(1-0.000000001)+0.000000001" office:value-type="float" office:value="0.46289062553711">
            <text:p>0.462890626</text:p>
          </table:table-cell>
          <table:table-cell table:style-name="ce2" table:formula="of:=[.L419]*[.O419]" office:value-type="float" office:value="3.70312500429688">
            <text:p>3.703125004</text:p>
          </table:table-cell>
          <table:table-cell table:style-name="ce2" table:formula="of:=(([.E419]-0)/(1-0))*(100-0.000000001)+0.000000001" office:value-type="float" office:value="51.7578125004824">
            <text:p>51.757812500</text:p>
          </table:table-cell>
          <table:table-cell table:style-name="ce1" table:formula="of:=(([.F419]-0)/(1-0))*(1-0.001)+0.001" office:value-type="float" office:value="0.853662109375">
            <text:p>0.8536621094</text:p>
          </table:table-cell>
          <table:table-cell table:style-name="ce1" table:formula="of:=IF((([.L419]*[.L419])*[.R419])&lt;1;1;ROUND(([.L419]*[.L419])*[.R419]))" office:value-type="float" office:value="55">
            <text:p>55</text:p>
          </table:table-cell>
          <table:table-cell table:style-name="ce1" table:formula="of:=ROUND((([.G419]-0)/(1-0))*(1-0)+0)" office:value-type="float" office:value="1">
            <text:p>1</text:p>
          </table:table-cell>
          <table:table-cell table:style-name="ce2" table:formula="of:=(([.H419]-0)/(1-0))*(100-0)+0" office:value-type="float" office:value="28.3203125">
            <text:p>28.320312500</text:p>
          </table:table-cell>
          <table:table-cell table:style-name="ce2" table:formula="of:=(([.I419]-0)/(1-0))*(100-(-100))+(-100)" office:value-type="float" office:value="-63.671875">
            <text:p>-63.671875000</text:p>
          </table:table-cell>
          <table:table-cell table:style-name="ce2" table:formula="of:=(([.J419]-0)/(1-0))*(10000-0)+0" office:value-type="float" office:value="2089.84375">
            <text:p>2089.843750000</text:p>
          </table:table-cell>
          <table:table-cell/>
        </table:table-row>
        <table:table-row table:style-name="ro3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58984375">
            <text:p>0.458984375</text:p>
          </table:table-cell>
          <table:table-cell/>
          <table:table-cell table:style-name="ce1" table:formula="of:=ROUND((([.A420]-0)/(1-0))*(12-2)+2)" office:value-type="float" office:value="10">
            <text:p>10</text:p>
          </table:table-cell>
          <table:table-cell table:style-name="ce2" table:formula="of:=(([.B420]-0)/(1-0))*(10-0)+0" office:value-type="float" office:value="1.81640625">
            <text:p>1.816406250</text:p>
          </table:table-cell>
          <table:table-cell table:style-name="ce2" table:formula="of:=(([.C420]-0)/(1-0))*(1500-0.000000001)+0.000000001" office:value-type="float" office:value="108.398437500928">
            <text:p>108.398437501</text:p>
          </table:table-cell>
          <table:table-cell table:style-name="ce2" table:formula="of:=(([.D420]-0)/(1-0))*(1-0.000000001)+0.000000001" office:value-type="float" office:value="0.712890625287109">
            <text:p>0.712890625</text:p>
          </table:table-cell>
          <table:table-cell table:style-name="ce2" table:formula="of:=[.L420]*[.O420]" office:value-type="float" office:value="7.12890625287109">
            <text:p>7.128906253</text:p>
          </table:table-cell>
          <table:table-cell table:style-name="ce2" table:formula="of:=(([.E420]-0)/(1-0))*(100-0.000000001)+0.000000001" office:value-type="float" office:value="76.7578125002324">
            <text:p>76.757812500</text:p>
          </table:table-cell>
          <table:table-cell table:style-name="ce1" table:formula="of:=(([.F420]-0)/(1-0))*(1-0.001)+0.001" office:value-type="float" office:value="0.603912109375">
            <text:p>0.6039121094</text:p>
          </table:table-cell>
          <table:table-cell table:style-name="ce1" table:formula="of:=IF((([.L420]*[.L420])*[.R420])&lt;1;1;ROUND(([.L420]*[.L420])*[.R420]))" office:value-type="float" office:value="60">
            <text:p>60</text:p>
          </table:table-cell>
          <table:table-cell table:style-name="ce1" table:formula="of:=ROUND((([.G420]-0)/(1-0))*(1-0)+0)" office:value-type="float" office:value="0">
            <text:p>0</text:p>
          </table:table-cell>
          <table:table-cell table:style-name="ce2" table:formula="of:=(([.H420]-0)/(1-0))*(100-0)+0" office:value-type="float" office:value="3.3203125">
            <text:p>3.320312500</text:p>
          </table:table-cell>
          <table:table-cell table:style-name="ce2" table:formula="of:=(([.I420]-0)/(1-0))*(100-(-100))+(-100)" office:value-type="float" office:value="-13.671875">
            <text:p>-13.671875000</text:p>
          </table:table-cell>
          <table:table-cell table:style-name="ce2" table:formula="of:=(([.J420]-0)/(1-0))*(10000-0)+0" office:value-type="float" office:value="4589.84375">
            <text:p>4589.843750000</text:p>
          </table:table-cell>
          <table:table-cell/>
        </table:table-row>
        <table:table-row table:style-name="ro3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58984375">
            <text:p>0.958984375</text:p>
          </table:table-cell>
          <table:table-cell/>
          <table:table-cell table:style-name="ce1" table:formula="of:=ROUND((([.A421]-0)/(1-0))*(12-2)+2)" office:value-type="float" office:value="5">
            <text:p>5</text:p>
          </table:table-cell>
          <table:table-cell table:style-name="ce2" table:formula="of:=(([.B421]-0)/(1-0))*(10-0)+0" office:value-type="float" office:value="6.81640625">
            <text:p>6.816406250</text:p>
          </table:table-cell>
          <table:table-cell table:style-name="ce2" table:formula="of:=(([.C421]-0)/(1-0))*(1500-0.000000001)+0.000000001" office:value-type="float" office:value="858.398437500428">
            <text:p>858.398437500</text:p>
          </table:table-cell>
          <table:table-cell table:style-name="ce2" table:formula="of:=(([.D421]-0)/(1-0))*(1-0.000000001)+0.000000001" office:value-type="float" office:value="0.212890625787109">
            <text:p>0.212890626</text:p>
          </table:table-cell>
          <table:table-cell table:style-name="ce2" table:formula="of:=[.L421]*[.O421]" office:value-type="float" office:value="1.06445312893555">
            <text:p>1.064453129</text:p>
          </table:table-cell>
          <table:table-cell table:style-name="ce2" table:formula="of:=(([.E421]-0)/(1-0))*(100-0.000000001)+0.000000001" office:value-type="float" office:value="26.7578125007324">
            <text:p>26.757812501</text:p>
          </table:table-cell>
          <table:table-cell table:style-name="ce1" table:formula="of:=(([.F421]-0)/(1-0))*(1-0.001)+0.001" office:value-type="float" office:value="0.104412109375">
            <text:p>0.1044121094</text:p>
          </table:table-cell>
          <table:table-cell table:style-name="ce1" table:formula="of:=IF((([.L421]*[.L421])*[.R421])&lt;1;1;ROUND(([.L421]*[.L421])*[.R421]))" office:value-type="float" office:value="3">
            <text:p>3</text:p>
          </table:table-cell>
          <table:table-cell table:style-name="ce1" table:formula="of:=ROUND((([.G421]-0)/(1-0))*(1-0)+0)" office:value-type="float" office:value="1">
            <text:p>1</text:p>
          </table:table-cell>
          <table:table-cell table:style-name="ce2" table:formula="of:=(([.H421]-0)/(1-0))*(100-0)+0" office:value-type="float" office:value="53.3203125">
            <text:p>53.320312500</text:p>
          </table:table-cell>
          <table:table-cell table:style-name="ce2" table:formula="of:=(([.I421]-0)/(1-0))*(100-(-100))+(-100)" office:value-type="float" office:value="86.328125">
            <text:p>86.328125000</text:p>
          </table:table-cell>
          <table:table-cell table:style-name="ce2" table:formula="of:=(([.J421]-0)/(1-0))*(10000-0)+0" office:value-type="float" office:value="9589.84375">
            <text:p>9589.843750000</text:p>
          </table:table-cell>
          <table:table-cell/>
        </table:table-row>
        <table:table-row table:style-name="ro3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 office:value-type="float" office:value="0.306640625">
            <text:p>0.306640625</text:p>
          </table:table-cell>
          <table:table-cell office:value-type="float" office:value="0.083984375">
            <text:p>0.083984375</text:p>
          </table:table-cell>
          <table:table-cell/>
          <table:table-cell table:style-name="ce1" table:formula="of:=ROUND((([.A422]-0)/(1-0))*(12-2)+2)" office:value-type="float" office:value="6">
            <text:p>6</text:p>
          </table:table-cell>
          <table:table-cell table:style-name="ce2" table:formula="of:=(([.B422]-0)/(1-0))*(10-0)+0" office:value-type="float" office:value="0.56640625">
            <text:p>0.566406250</text:p>
          </table:table-cell>
          <table:table-cell table:style-name="ce2" table:formula="of:=(([.C422]-0)/(1-0))*(1500-0.000000001)+0.000000001" office:value-type="float" office:value="1420.89843750005">
            <text:p>1420.898437500</text:p>
          </table:table-cell>
          <table:table-cell table:style-name="ce2" table:formula="of:=(([.D422]-0)/(1-0))*(1-0.000000001)+0.000000001" office:value-type="float" office:value="0.0878906259121094">
            <text:p>0.087890626</text:p>
          </table:table-cell>
          <table:table-cell table:style-name="ce2" table:formula="of:=[.L422]*[.O422]" office:value-type="float" office:value="0.527343755472656">
            <text:p>0.527343755</text:p>
          </table:table-cell>
          <table:table-cell table:style-name="ce2" table:formula="of:=(([.E422]-0)/(1-0))*(100-0.000000001)+0.000000001" office:value-type="float" office:value="39.2578125006074">
            <text:p>39.257812501</text:p>
          </table:table-cell>
          <table:table-cell table:style-name="ce1" table:formula="of:=(([.F422]-0)/(1-0))*(1-0.001)+0.001" office:value-type="float" office:value="0.479037109375">
            <text:p>0.4790371094</text:p>
          </table:table-cell>
          <table:table-cell table:style-name="ce1" table:formula="of:=IF((([.L422]*[.L422])*[.R422])&lt;1;1;ROUND(([.L422]*[.L422])*[.R422]))" office:value-type="float" office:value="17">
            <text:p>17</text:p>
          </table:table-cell>
          <table:table-cell table:style-name="ce1" table:formula="of:=ROUND((([.G422]-0)/(1-0))*(1-0)+0)" office:value-type="float" office:value="0">
            <text:p>0</text:p>
          </table:table-cell>
          <table:table-cell table:style-name="ce2" table:formula="of:=(([.H422]-0)/(1-0))*(100-0)+0" office:value-type="float" office:value="15.8203125">
            <text:p>15.820312500</text:p>
          </table:table-cell>
          <table:table-cell table:style-name="ce2" table:formula="of:=(([.I422]-0)/(1-0))*(100-(-100))+(-100)" office:value-type="float" office:value="-38.671875">
            <text:p>-38.671875000</text:p>
          </table:table-cell>
          <table:table-cell table:style-name="ce2" table:formula="of:=(([.J422]-0)/(1-0))*(10000-0)+0" office:value-type="float" office:value="839.84375">
            <text:p>839.843750000</text:p>
          </table:table-cell>
          <table:table-cell/>
        </table:table-row>
        <table:table-row table:style-name="ro3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 office:value-type="float" office:value="0.806640625">
            <text:p>0.806640625</text:p>
          </table:table-cell>
          <table:table-cell office:value-type="float" office:value="0.583984375">
            <text:p>0.583984375</text:p>
          </table:table-cell>
          <table:table-cell/>
          <table:table-cell table:style-name="ce1" table:formula="of:=ROUND((([.A423]-0)/(1-0))*(12-2)+2)" office:value-type="float" office:value="11">
            <text:p>11</text:p>
          </table:table-cell>
          <table:table-cell table:style-name="ce2" table:formula="of:=(([.B423]-0)/(1-0))*(10-0)+0" office:value-type="float" office:value="5.56640625">
            <text:p>5.566406250</text:p>
          </table:table-cell>
          <table:table-cell table:style-name="ce2" table:formula="of:=(([.C423]-0)/(1-0))*(1500-0.000000001)+0.000000001" office:value-type="float" office:value="670.898437500553">
            <text:p>670.898437501</text:p>
          </table:table-cell>
          <table:table-cell table:style-name="ce2" table:formula="of:=(([.D423]-0)/(1-0))*(1-0.000000001)+0.000000001" office:value-type="float" office:value="0.587890625412109">
            <text:p>0.587890625</text:p>
          </table:table-cell>
          <table:table-cell table:style-name="ce2" table:formula="of:=[.L423]*[.O423]" office:value-type="float" office:value="6.4667968795332">
            <text:p>6.466796880</text:p>
          </table:table-cell>
          <table:table-cell table:style-name="ce2" table:formula="of:=(([.E423]-0)/(1-0))*(100-0.000000001)+0.000000001" office:value-type="float" office:value="89.2578125001074">
            <text:p>89.257812500</text:p>
          </table:table-cell>
          <table:table-cell table:style-name="ce1" table:formula="of:=(([.F423]-0)/(1-0))*(1-0.001)+0.001" office:value-type="float" office:value="0.978537109375">
            <text:p>0.9785371094</text:p>
          </table:table-cell>
          <table:table-cell table:style-name="ce1" table:formula="of:=IF((([.L423]*[.L423])*[.R423])&lt;1;1;ROUND(([.L423]*[.L423])*[.R423]))" office:value-type="float" office:value="118">
            <text:p>118</text:p>
          </table:table-cell>
          <table:table-cell table:style-name="ce1" table:formula="of:=ROUND((([.G423]-0)/(1-0))*(1-0)+0)" office:value-type="float" office:value="1">
            <text:p>1</text:p>
          </table:table-cell>
          <table:table-cell table:style-name="ce2" table:formula="of:=(([.H423]-0)/(1-0))*(100-0)+0" office:value-type="float" office:value="65.8203125">
            <text:p>65.820312500</text:p>
          </table:table-cell>
          <table:table-cell table:style-name="ce2" table:formula="of:=(([.I423]-0)/(1-0))*(100-(-100))+(-100)" office:value-type="float" office:value="61.328125">
            <text:p>61.328125000</text:p>
          </table:table-cell>
          <table:table-cell table:style-name="ce2" table:formula="of:=(([.J423]-0)/(1-0))*(10000-0)+0" office:value-type="float" office:value="5839.84375">
            <text:p>5839.843750000</text:p>
          </table:table-cell>
          <table:table-cell/>
        </table:table-row>
        <table:table-row table:style-name="ro3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 office:value-type="float" office:value="0.556640625">
            <text:p>0.556640625</text:p>
          </table:table-cell>
          <table:table-cell office:value-type="float" office:value="0.833984375">
            <text:p>0.833984375</text:p>
          </table:table-cell>
          <table:table-cell/>
          <table:table-cell table:style-name="ce1" table:formula="of:=ROUND((([.A424]-0)/(1-0))*(12-2)+2)" office:value-type="float" office:value="9">
            <text:p>9</text:p>
          </table:table-cell>
          <table:table-cell table:style-name="ce2" table:formula="of:=(([.B424]-0)/(1-0))*(10-0)+0" office:value-type="float" office:value="3.06640625">
            <text:p>3.066406250</text:p>
          </table:table-cell>
          <table:table-cell table:style-name="ce2" table:formula="of:=(([.C424]-0)/(1-0))*(1500-0.000000001)+0.000000001" office:value-type="float" office:value="1045.8984375003">
            <text:p>1045.898437500</text:p>
          </table:table-cell>
          <table:table-cell table:style-name="ce2" table:formula="of:=(([.D424]-0)/(1-0))*(1-0.000000001)+0.000000001" office:value-type="float" office:value="0.337890625662109">
            <text:p>0.337890626</text:p>
          </table:table-cell>
          <table:table-cell table:style-name="ce2" table:formula="of:=[.L424]*[.O424]" office:value-type="float" office:value="3.04101563095898">
            <text:p>3.041015631</text:p>
          </table:table-cell>
          <table:table-cell table:style-name="ce2" table:formula="of:=(([.E424]-0)/(1-0))*(100-0.000000001)+0.000000001" office:value-type="float" office:value="64.2578125003574">
            <text:p>64.257812500</text:p>
          </table:table-cell>
          <table:table-cell table:style-name="ce1" table:formula="of:=(([.F424]-0)/(1-0))*(1-0.001)+0.001" office:value-type="float" office:value="0.728787109375">
            <text:p>0.7287871094</text:p>
          </table:table-cell>
          <table:table-cell table:style-name="ce1" table:formula="of:=IF((([.L424]*[.L424])*[.R424])&lt;1;1;ROUND(([.L424]*[.L424])*[.R424]))" office:value-type="float" office:value="59">
            <text:p>59</text:p>
          </table:table-cell>
          <table:table-cell table:style-name="ce1" table:formula="of:=ROUND((([.G424]-0)/(1-0))*(1-0)+0)" office:value-type="float" office:value="0">
            <text:p>0</text:p>
          </table:table-cell>
          <table:table-cell table:style-name="ce2" table:formula="of:=(([.H424]-0)/(1-0))*(100-0)+0" office:value-type="float" office:value="90.8203125">
            <text:p>90.820312500</text:p>
          </table:table-cell>
          <table:table-cell table:style-name="ce2" table:formula="of:=(([.I424]-0)/(1-0))*(100-(-100))+(-100)" office:value-type="float" office:value="11.328125">
            <text:p>11.328125000</text:p>
          </table:table-cell>
          <table:table-cell table:style-name="ce2" table:formula="of:=(([.J424]-0)/(1-0))*(10000-0)+0" office:value-type="float" office:value="8339.84375">
            <text:p>8339.843750000</text:p>
          </table:table-cell>
          <table:table-cell/>
        </table:table-row>
        <table:table-row table:style-name="ro3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 office:value-type="float" office:value="0.056640625">
            <text:p>0.056640625</text:p>
          </table:table-cell>
          <table:table-cell office:value-type="float" office:value="0.333984375">
            <text:p>0.333984375</text:p>
          </table:table-cell>
          <table:table-cell/>
          <table:table-cell table:style-name="ce1" table:formula="of:=ROUND((([.A425]-0)/(1-0))*(12-2)+2)" office:value-type="float" office:value="4">
            <text:p>4</text:p>
          </table:table-cell>
          <table:table-cell table:style-name="ce2" table:formula="of:=(([.B425]-0)/(1-0))*(10-0)+0" office:value-type="float" office:value="8.06640625">
            <text:p>8.066406250</text:p>
          </table:table-cell>
          <table:table-cell table:style-name="ce2" table:formula="of:=(([.C425]-0)/(1-0))*(1500-0.000000001)+0.000000001" office:value-type="float" office:value="295.898437500803">
            <text:p>295.898437501</text:p>
          </table:table-cell>
          <table:table-cell table:style-name="ce2" table:formula="of:=(([.D425]-0)/(1-0))*(1-0.000000001)+0.000000001" office:value-type="float" office:value="0.837890625162109">
            <text:p>0.837890625</text:p>
          </table:table-cell>
          <table:table-cell table:style-name="ce2" table:formula="of:=[.L425]*[.O425]" office:value-type="float" office:value="3.35156250064844">
            <text:p>3.351562501</text:p>
          </table:table-cell>
          <table:table-cell table:style-name="ce2" table:formula="of:=(([.E425]-0)/(1-0))*(100-0.000000001)+0.000000001" office:value-type="float" office:value="14.2578125008574">
            <text:p>14.257812501</text:p>
          </table:table-cell>
          <table:table-cell table:style-name="ce1" table:formula="of:=(([.F425]-0)/(1-0))*(1-0.001)+0.001" office:value-type="float" office:value="0.229287109375">
            <text:p>0.2292871094</text:p>
          </table:table-cell>
          <table:table-cell table:style-name="ce1" table:formula="of:=IF((([.L425]*[.L425])*[.R425])&lt;1;1;ROUND(([.L425]*[.L425])*[.R425]))" office:value-type="float" office:value="4">
            <text:p>4</text:p>
          </table:table-cell>
          <table:table-cell table:style-name="ce1" table:formula="of:=ROUND((([.G425]-0)/(1-0))*(1-0)+0)" office:value-type="float" office:value="1">
            <text:p>1</text:p>
          </table:table-cell>
          <table:table-cell table:style-name="ce2" table:formula="of:=(([.H425]-0)/(1-0))*(100-0)+0" office:value-type="float" office:value="40.8203125">
            <text:p>40.820312500</text:p>
          </table:table-cell>
          <table:table-cell table:style-name="ce2" table:formula="of:=(([.I425]-0)/(1-0))*(100-(-100))+(-100)" office:value-type="float" office:value="-88.671875">
            <text:p>-88.671875000</text:p>
          </table:table-cell>
          <table:table-cell table:style-name="ce2" table:formula="of:=(([.J425]-0)/(1-0))*(10000-0)+0" office:value-type="float" office:value="3339.84375">
            <text:p>3339.843750000</text:p>
          </table:table-cell>
          <table:table-cell/>
        </table:table-row>
        <table:table-row table:style-name="ro3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 office:value-type="float" office:value="0.369140625">
            <text:p>0.369140625</text:p>
          </table:table-cell>
          <table:table-cell office:value-type="float" office:value="0.896484375">
            <text:p>0.896484375</text:p>
          </table:table-cell>
          <table:table-cell/>
          <table:table-cell table:style-name="ce1" table:formula="of:=ROUND((([.A426]-0)/(1-0))*(12-2)+2)" office:value-type="float" office:value="4">
            <text:p>4</text:p>
          </table:table-cell>
          <table:table-cell table:style-name="ce2" table:formula="of:=(([.B426]-0)/(1-0))*(10-0)+0" office:value-type="float" office:value="2.44140625">
            <text:p>2.441406250</text:p>
          </table:table-cell>
          <table:table-cell table:style-name="ce2" table:formula="of:=(([.C426]-0)/(1-0))*(1500-0.000000001)+0.000000001" office:value-type="float" office:value="952.148437500365">
            <text:p>952.148437500</text:p>
          </table:table-cell>
          <table:table-cell table:style-name="ce2" table:formula="of:=(([.D426]-0)/(1-0))*(1-0.000000001)+0.000000001" office:value-type="float" office:value="0.525390625474609">
            <text:p>0.525390625</text:p>
          </table:table-cell>
          <table:table-cell table:style-name="ce2" table:formula="of:=[.L426]*[.O426]" office:value-type="float" office:value="2.10156250189844">
            <text:p>2.101562502</text:p>
          </table:table-cell>
          <table:table-cell table:style-name="ce2" table:formula="of:=(([.E426]-0)/(1-0))*(100-0.000000001)+0.000000001" office:value-type="float" office:value="58.0078125004199">
            <text:p>58.007812500</text:p>
          </table:table-cell>
          <table:table-cell table:style-name="ce1" table:formula="of:=(([.F426]-0)/(1-0))*(1-0.001)+0.001" office:value-type="float" office:value="0.041974609375">
            <text:p>0.0419746094</text:p>
          </table:table-cell>
          <table:table-cell table:style-name="ce1" table:formula="of:=IF((([.L426]*[.L426])*[.R426])&lt;1;1;ROUND(([.L426]*[.L426])*[.R426]))" office:value-type="float" office:value="1">
            <text:p>1</text:p>
          </table:table-cell>
          <table:table-cell table:style-name="ce1" table:formula="of:=ROUND((([.G426]-0)/(1-0))*(1-0)+0)" office:value-type="float" office:value="0">
            <text:p>0</text:p>
          </table:table-cell>
          <table:table-cell table:style-name="ce2" table:formula="of:=(([.H426]-0)/(1-0))*(100-0)+0" office:value-type="float" office:value="22.0703125">
            <text:p>22.070312500</text:p>
          </table:table-cell>
          <table:table-cell table:style-name="ce2" table:formula="of:=(([.I426]-0)/(1-0))*(100-(-100))+(-100)" office:value-type="float" office:value="-26.171875">
            <text:p>-26.171875000</text:p>
          </table:table-cell>
          <table:table-cell table:style-name="ce2" table:formula="of:=(([.J426]-0)/(1-0))*(10000-0)+0" office:value-type="float" office:value="8964.84375">
            <text:p>8964.843750000</text:p>
          </table:table-cell>
          <table:table-cell/>
        </table:table-row>
        <table:table-row table:style-name="ro3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 office:value-type="float" office:value="0.869140625">
            <text:p>0.869140625</text:p>
          </table:table-cell>
          <table:table-cell office:value-type="float" office:value="0.396484375">
            <text:p>0.396484375</text:p>
          </table:table-cell>
          <table:table-cell/>
          <table:table-cell table:style-name="ce1" table:formula="of:=ROUND((([.A427]-0)/(1-0))*(12-2)+2)" office:value-type="float" office:value="9">
            <text:p>9</text:p>
          </table:table-cell>
          <table:table-cell table:style-name="ce2" table:formula="of:=(([.B427]-0)/(1-0))*(10-0)+0" office:value-type="float" office:value="7.44140625">
            <text:p>7.441406250</text:p>
          </table:table-cell>
          <table:table-cell table:style-name="ce2" table:formula="of:=(([.C427]-0)/(1-0))*(1500-0.000000001)+0.000000001" office:value-type="float" office:value="202.148437500865">
            <text:p>202.148437501</text:p>
          </table:table-cell>
          <table:table-cell table:style-name="ce2" table:formula="of:=(([.D427]-0)/(1-0))*(1-0.000000001)+0.000000001" office:value-type="float" office:value="0.0253906259746094">
            <text:p>0.025390626</text:p>
          </table:table-cell>
          <table:table-cell table:style-name="ce2" table:formula="of:=[.L427]*[.O427]" office:value-type="float" office:value="0.228515633771484">
            <text:p>0.228515634</text:p>
          </table:table-cell>
          <table:table-cell table:style-name="ce2" table:formula="of:=(([.E427]-0)/(1-0))*(100-0.000000001)+0.000000001" office:value-type="float" office:value="8.00781250091992">
            <text:p>8.007812501</text:p>
          </table:table-cell>
          <table:table-cell table:style-name="ce1" table:formula="of:=(([.F427]-0)/(1-0))*(1-0.001)+0.001" office:value-type="float" office:value="0.541474609375">
            <text:p>0.5414746094</text:p>
          </table:table-cell>
          <table:table-cell table:style-name="ce1" table:formula="of:=IF((([.L427]*[.L427])*[.R427])&lt;1;1;ROUND(([.L427]*[.L427])*[.R427]))" office:value-type="float" office:value="44">
            <text:p>44</text:p>
          </table:table-cell>
          <table:table-cell table:style-name="ce1" table:formula="of:=ROUND((([.G427]-0)/(1-0))*(1-0)+0)" office:value-type="float" office:value="1">
            <text:p>1</text:p>
          </table:table-cell>
          <table:table-cell table:style-name="ce2" table:formula="of:=(([.H427]-0)/(1-0))*(100-0)+0" office:value-type="float" office:value="72.0703125">
            <text:p>72.070312500</text:p>
          </table:table-cell>
          <table:table-cell table:style-name="ce2" table:formula="of:=(([.I427]-0)/(1-0))*(100-(-100))+(-100)" office:value-type="float" office:value="73.828125">
            <text:p>73.828125000</text:p>
          </table:table-cell>
          <table:table-cell table:style-name="ce2" table:formula="of:=(([.J427]-0)/(1-0))*(10000-0)+0" office:value-type="float" office:value="3964.84375">
            <text:p>3964.843750000</text:p>
          </table:table-cell>
          <table:table-cell/>
        </table:table-row>
        <table:table-row table:style-name="ro3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 office:value-type="float" office:value="0.619140625">
            <text:p>0.619140625</text:p>
          </table:table-cell>
          <table:table-cell office:value-type="float" office:value="0.146484375">
            <text:p>0.146484375</text:p>
          </table:table-cell>
          <table:table-cell/>
          <table:table-cell table:style-name="ce1" table:formula="of:=ROUND((([.A428]-0)/(1-0))*(12-2)+2)" office:value-type="float" office:value="12">
            <text:p>12</text:p>
          </table:table-cell>
          <table:table-cell table:style-name="ce2" table:formula="of:=(([.B428]-0)/(1-0))*(10-0)+0" office:value-type="float" office:value="4.94140625">
            <text:p>4.941406250</text:p>
          </table:table-cell>
          <table:table-cell table:style-name="ce2" table:formula="of:=(([.C428]-0)/(1-0))*(1500-0.000000001)+0.000000001" office:value-type="float" office:value="1327.14843750012">
            <text:p>1327.148437500</text:p>
          </table:table-cell>
          <table:table-cell table:style-name="ce2" table:formula="of:=(([.D428]-0)/(1-0))*(1-0.000000001)+0.000000001" office:value-type="float" office:value="0.775390625224609">
            <text:p>0.775390625</text:p>
          </table:table-cell>
          <table:table-cell table:style-name="ce2" table:formula="of:=[.L428]*[.O428]" office:value-type="float" office:value="9.30468750269531">
            <text:p>9.304687503</text:p>
          </table:table-cell>
          <table:table-cell table:style-name="ce2" table:formula="of:=(([.E428]-0)/(1-0))*(100-0.000000001)+0.000000001" office:value-type="float" office:value="33.0078125006699">
            <text:p>33.007812501</text:p>
          </table:table-cell>
          <table:table-cell table:style-name="ce1" table:formula="of:=(([.F428]-0)/(1-0))*(1-0.001)+0.001" office:value-type="float" office:value="0.791224609375">
            <text:p>0.7912246094</text:p>
          </table:table-cell>
          <table:table-cell table:style-name="ce1" table:formula="of:=IF((([.L428]*[.L428])*[.R428])&lt;1;1;ROUND(([.L428]*[.L428])*[.R428]))" office:value-type="float" office:value="114">
            <text:p>114</text:p>
          </table:table-cell>
          <table:table-cell table:style-name="ce1" table:formula="of:=ROUND((([.G428]-0)/(1-0))*(1-0)+0)" office:value-type="float" office:value="0">
            <text:p>0</text:p>
          </table:table-cell>
          <table:table-cell table:style-name="ce2" table:formula="of:=(([.H428]-0)/(1-0))*(100-0)+0" office:value-type="float" office:value="97.0703125">
            <text:p>97.070312500</text:p>
          </table:table-cell>
          <table:table-cell table:style-name="ce2" table:formula="of:=(([.I428]-0)/(1-0))*(100-(-100))+(-100)" office:value-type="float" office:value="23.828125">
            <text:p>23.828125000</text:p>
          </table:table-cell>
          <table:table-cell table:style-name="ce2" table:formula="of:=(([.J428]-0)/(1-0))*(10000-0)+0" office:value-type="float" office:value="1464.84375">
            <text:p>1464.843750000</text:p>
          </table:table-cell>
          <table:table-cell/>
        </table:table-row>
        <table:table-row table:style-name="ro3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 office:value-type="float" office:value="0.119140625">
            <text:p>0.119140625</text:p>
          </table:table-cell>
          <table:table-cell office:value-type="float" office:value="0.646484375">
            <text:p>0.646484375</text:p>
          </table:table-cell>
          <table:table-cell/>
          <table:table-cell table:style-name="ce1" table:formula="of:=ROUND((([.A429]-0)/(1-0))*(12-2)+2)" office:value-type="float" office:value="7">
            <text:p>7</text:p>
          </table:table-cell>
          <table:table-cell table:style-name="ce2" table:formula="of:=(([.B429]-0)/(1-0))*(10-0)+0" office:value-type="float" office:value="9.94140625">
            <text:p>9.941406250</text:p>
          </table:table-cell>
          <table:table-cell table:style-name="ce2" table:formula="of:=(([.C429]-0)/(1-0))*(1500-0.000000001)+0.000000001" office:value-type="float" office:value="577.148437500615">
            <text:p>577.148437501</text:p>
          </table:table-cell>
          <table:table-cell table:style-name="ce2" table:formula="of:=(([.D429]-0)/(1-0))*(1-0.000000001)+0.000000001" office:value-type="float" office:value="0.275390625724609">
            <text:p>0.275390626</text:p>
          </table:table-cell>
          <table:table-cell table:style-name="ce2" table:formula="of:=[.L429]*[.O429]" office:value-type="float" office:value="1.92773438007227">
            <text:p>1.927734380</text:p>
          </table:table-cell>
          <table:table-cell table:style-name="ce2" table:formula="of:=(([.E429]-0)/(1-0))*(100-0.000000001)+0.000000001" office:value-type="float" office:value="83.0078125001699">
            <text:p>83.007812500</text:p>
          </table:table-cell>
          <table:table-cell table:style-name="ce1" table:formula="of:=(([.F429]-0)/(1-0))*(1-0.001)+0.001" office:value-type="float" office:value="0.291724609375">
            <text:p>0.2917246094</text:p>
          </table:table-cell>
          <table:table-cell table:style-name="ce1" table:formula="of:=IF((([.L429]*[.L429])*[.R429])&lt;1;1;ROUND(([.L429]*[.L429])*[.R429]))" office:value-type="float" office:value="14">
            <text:p>14</text:p>
          </table:table-cell>
          <table:table-cell table:style-name="ce1" table:formula="of:=ROUND((([.G429]-0)/(1-0))*(1-0)+0)" office:value-type="float" office:value="1">
            <text:p>1</text:p>
          </table:table-cell>
          <table:table-cell table:style-name="ce2" table:formula="of:=(([.H429]-0)/(1-0))*(100-0)+0" office:value-type="float" office:value="47.0703125">
            <text:p>47.070312500</text:p>
          </table:table-cell>
          <table:table-cell table:style-name="ce2" table:formula="of:=(([.I429]-0)/(1-0))*(100-(-100))+(-100)" office:value-type="float" office:value="-76.171875">
            <text:p>-76.171875000</text:p>
          </table:table-cell>
          <table:table-cell table:style-name="ce2" table:formula="of:=(([.J429]-0)/(1-0))*(10000-0)+0" office:value-type="float" office:value="6464.84375">
            <text:p>6464.843750000</text:p>
          </table:table-cell>
          <table:table-cell/>
        </table:table-row>
        <table:table-row table:style-name="ro3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 office:value-type="float" office:value="0.744140625">
            <text:p>0.744140625</text:p>
          </table:table-cell>
          <table:table-cell office:value-type="float" office:value="0.271484375">
            <text:p>0.271484375</text:p>
          </table:table-cell>
          <table:table-cell/>
          <table:table-cell table:style-name="ce1" table:formula="of:=ROUND((([.A430]-0)/(1-0))*(12-2)+2)" office:value-type="float" office:value="6">
            <text:p>6</text:p>
          </table:table-cell>
          <table:table-cell table:style-name="ce2" table:formula="of:=(([.B430]-0)/(1-0))*(10-0)+0" office:value-type="float" office:value="3.69140625">
            <text:p>3.691406250</text:p>
          </table:table-cell>
          <table:table-cell table:style-name="ce2" table:formula="of:=(([.C430]-0)/(1-0))*(1500-0.000000001)+0.000000001" office:value-type="float" office:value="14.6484375009902">
            <text:p>14.648437501</text:p>
          </table:table-cell>
          <table:table-cell table:style-name="ce2" table:formula="of:=(([.D430]-0)/(1-0))*(1-0.000000001)+0.000000001" office:value-type="float" office:value="0.400390625599609">
            <text:p>0.400390626</text:p>
          </table:table-cell>
          <table:table-cell table:style-name="ce2" table:formula="of:=[.L430]*[.O430]" office:value-type="float" office:value="2.40234375359766">
            <text:p>2.402343754</text:p>
          </table:table-cell>
          <table:table-cell table:style-name="ce2" table:formula="of:=(([.E430]-0)/(1-0))*(100-0.000000001)+0.000000001" office:value-type="float" office:value="95.5078125000449">
            <text:p>95.507812500</text:p>
          </table:table-cell>
          <table:table-cell table:style-name="ce1" table:formula="of:=(([.F430]-0)/(1-0))*(1-0.001)+0.001" office:value-type="float" office:value="0.166849609375">
            <text:p>0.1668496094</text:p>
          </table:table-cell>
          <table:table-cell table:style-name="ce1" table:formula="of:=IF((([.L430]*[.L430])*[.R430])&lt;1;1;ROUND(([.L430]*[.L430])*[.R430]))" office:value-type="float" office:value="6">
            <text:p>6</text:p>
          </table:table-cell>
          <table:table-cell table:style-name="ce1" table:formula="of:=ROUND((([.G430]-0)/(1-0))*(1-0)+0)" office:value-type="float" office:value="0">
            <text:p>0</text:p>
          </table:table-cell>
          <table:table-cell table:style-name="ce2" table:formula="of:=(([.H430]-0)/(1-0))*(100-0)+0" office:value-type="float" office:value="84.5703125">
            <text:p>84.570312500</text:p>
          </table:table-cell>
          <table:table-cell table:style-name="ce2" table:formula="of:=(([.I430]-0)/(1-0))*(100-(-100))+(-100)" office:value-type="float" office:value="48.828125">
            <text:p>48.828125000</text:p>
          </table:table-cell>
          <table:table-cell table:style-name="ce2" table:formula="of:=(([.J430]-0)/(1-0))*(10000-0)+0" office:value-type="float" office:value="2714.84375">
            <text:p>2714.843750000</text:p>
          </table:table-cell>
          <table:table-cell/>
        </table:table-row>
        <table:table-row table:style-name="ro3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 office:value-type="float" office:value="0.244140625">
            <text:p>0.244140625</text:p>
          </table:table-cell>
          <table:table-cell office:value-type="float" office:value="0.771484375">
            <text:p>0.771484375</text:p>
          </table:table-cell>
          <table:table-cell/>
          <table:table-cell table:style-name="ce1" table:formula="of:=ROUND((([.A431]-0)/(1-0))*(12-2)+2)" office:value-type="float" office:value="11">
            <text:p>11</text:p>
          </table:table-cell>
          <table:table-cell table:style-name="ce2" table:formula="of:=(([.B431]-0)/(1-0))*(10-0)+0" office:value-type="float" office:value="8.69140625">
            <text:p>8.691406250</text:p>
          </table:table-cell>
          <table:table-cell table:style-name="ce2" table:formula="of:=(([.C431]-0)/(1-0))*(1500-0.000000001)+0.000000001" office:value-type="float" office:value="764.64843750049">
            <text:p>764.648437500</text:p>
          </table:table-cell>
          <table:table-cell table:style-name="ce2" table:formula="of:=(([.D431]-0)/(1-0))*(1-0.000000001)+0.000000001" office:value-type="float" office:value="0.900390625099609">
            <text:p>0.900390625</text:p>
          </table:table-cell>
          <table:table-cell table:style-name="ce2" table:formula="of:=[.L431]*[.O431]" office:value-type="float" office:value="9.9042968760957">
            <text:p>9.904296876</text:p>
          </table:table-cell>
          <table:table-cell table:style-name="ce2" table:formula="of:=(([.E431]-0)/(1-0))*(100-0.000000001)+0.000000001" office:value-type="float" office:value="45.5078125005449">
            <text:p>45.507812501</text:p>
          </table:table-cell>
          <table:table-cell table:style-name="ce1" table:formula="of:=(([.F431]-0)/(1-0))*(1-0.001)+0.001" office:value-type="float" office:value="0.666349609375">
            <text:p>0.6663496094</text:p>
          </table:table-cell>
          <table:table-cell table:style-name="ce1" table:formula="of:=IF((([.L431]*[.L431])*[.R431])&lt;1;1;ROUND(([.L431]*[.L431])*[.R431]))" office:value-type="float" office:value="81">
            <text:p>81</text:p>
          </table:table-cell>
          <table:table-cell table:style-name="ce1" table:formula="of:=ROUND((([.G431]-0)/(1-0))*(1-0)+0)" office:value-type="float" office:value="1">
            <text:p>1</text:p>
          </table:table-cell>
          <table:table-cell table:style-name="ce2" table:formula="of:=(([.H431]-0)/(1-0))*(100-0)+0" office:value-type="float" office:value="34.5703125">
            <text:p>34.570312500</text:p>
          </table:table-cell>
          <table:table-cell table:style-name="ce2" table:formula="of:=(([.I431]-0)/(1-0))*(100-(-100))+(-100)" office:value-type="float" office:value="-51.171875">
            <text:p>-51.171875000</text:p>
          </table:table-cell>
          <table:table-cell table:style-name="ce2" table:formula="of:=(([.J431]-0)/(1-0))*(10000-0)+0" office:value-type="float" office:value="7714.84375">
            <text:p>7714.843750000</text:p>
          </table:table-cell>
          <table:table-cell/>
        </table:table-row>
        <table:table-row table:style-name="ro3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 office:value-type="float" office:value="0.494140625">
            <text:p>0.494140625</text:p>
          </table:table-cell>
          <table:table-cell office:value-type="float" office:value="0.521484375">
            <text:p>0.521484375</text:p>
          </table:table-cell>
          <table:table-cell/>
          <table:table-cell table:style-name="ce1" table:formula="of:=ROUND((([.A432]-0)/(1-0))*(12-2)+2)" office:value-type="float" office:value="8">
            <text:p>8</text:p>
          </table:table-cell>
          <table:table-cell table:style-name="ce2" table:formula="of:=(([.B432]-0)/(1-0))*(10-0)+0" office:value-type="float" office:value="1.19140625">
            <text:p>1.191406250</text:p>
          </table:table-cell>
          <table:table-cell table:style-name="ce2" table:formula="of:=(([.C432]-0)/(1-0))*(1500-0.000000001)+0.000000001" office:value-type="float" office:value="389.64843750074">
            <text:p>389.648437501</text:p>
          </table:table-cell>
          <table:table-cell table:style-name="ce2" table:formula="of:=(([.D432]-0)/(1-0))*(1-0.000000001)+0.000000001" office:value-type="float" office:value="0.150390625849609">
            <text:p>0.150390626</text:p>
          </table:table-cell>
          <table:table-cell table:style-name="ce2" table:formula="of:=[.L432]*[.O432]" office:value-type="float" office:value="1.20312500679688">
            <text:p>1.203125007</text:p>
          </table:table-cell>
          <table:table-cell table:style-name="ce2" table:formula="of:=(([.E432]-0)/(1-0))*(100-0.000000001)+0.000000001" office:value-type="float" office:value="20.5078125007949">
            <text:p>20.507812501</text:p>
          </table:table-cell>
          <table:table-cell table:style-name="ce1" table:formula="of:=(([.F432]-0)/(1-0))*(1-0.001)+0.001" office:value-type="float" office:value="0.916099609375">
            <text:p>0.9160996094</text:p>
          </table:table-cell>
          <table:table-cell table:style-name="ce1" table:formula="of:=IF((([.L432]*[.L432])*[.R432])&lt;1;1;ROUND(([.L432]*[.L432])*[.R432]))" office:value-type="float" office:value="59">
            <text:p>59</text:p>
          </table:table-cell>
          <table:table-cell table:style-name="ce1" table:formula="of:=ROUND((([.G432]-0)/(1-0))*(1-0)+0)" office:value-type="float" office:value="0">
            <text:p>0</text:p>
          </table:table-cell>
          <table:table-cell table:style-name="ce2" table:formula="of:=(([.H432]-0)/(1-0))*(100-0)+0" office:value-type="float" office:value="9.5703125">
            <text:p>9.570312500</text:p>
          </table:table-cell>
          <table:table-cell table:style-name="ce2" table:formula="of:=(([.I432]-0)/(1-0))*(100-(-100))+(-100)" office:value-type="float" office:value="-1.17187499999999">
            <text:p>-1.171875000</text:p>
          </table:table-cell>
          <table:table-cell table:style-name="ce2" table:formula="of:=(([.J432]-0)/(1-0))*(10000-0)+0" office:value-type="float" office:value="5214.84375">
            <text:p>5214.843750000</text:p>
          </table:table-cell>
          <table:table-cell/>
        </table:table-row>
        <table:table-row table:style-name="ro3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 office:value-type="float" office:value="0.994140625">
            <text:p>0.994140625</text:p>
          </table:table-cell>
          <table:table-cell office:value-type="float" office:value="0.021484375">
            <text:p>0.021484375</text:p>
          </table:table-cell>
          <table:table-cell/>
          <table:table-cell table:style-name="ce1" table:formula="of:=ROUND((([.A433]-0)/(1-0))*(12-2)+2)" office:value-type="float" office:value="3">
            <text:p>3</text:p>
          </table:table-cell>
          <table:table-cell table:style-name="ce2" table:formula="of:=(([.B433]-0)/(1-0))*(10-0)+0" office:value-type="float" office:value="6.19140625">
            <text:p>6.191406250</text:p>
          </table:table-cell>
          <table:table-cell table:style-name="ce2" table:formula="of:=(([.C433]-0)/(1-0))*(1500-0.000000001)+0.000000001" office:value-type="float" office:value="1139.64843750024">
            <text:p>1139.648437500</text:p>
          </table:table-cell>
          <table:table-cell table:style-name="ce2" table:formula="of:=(([.D433]-0)/(1-0))*(1-0.000000001)+0.000000001" office:value-type="float" office:value="0.650390625349609">
            <text:p>0.650390625</text:p>
          </table:table-cell>
          <table:table-cell table:style-name="ce2" table:formula="of:=[.L433]*[.O433]" office:value-type="float" office:value="1.95117187604883">
            <text:p>1.951171876</text:p>
          </table:table-cell>
          <table:table-cell table:style-name="ce2" table:formula="of:=(([.E433]-0)/(1-0))*(100-0.000000001)+0.000000001" office:value-type="float" office:value="70.5078125002949">
            <text:p>70.507812500</text:p>
          </table:table-cell>
          <table:table-cell table:style-name="ce1" table:formula="of:=(([.F433]-0)/(1-0))*(1-0.001)+0.001" office:value-type="float" office:value="0.416599609375">
            <text:p>0.4165996094</text:p>
          </table:table-cell>
          <table:table-cell table:style-name="ce1" table:formula="of:=IF((([.L433]*[.L433])*[.R433])&lt;1;1;ROUND(([.L433]*[.L433])*[.R433]))" office:value-type="float" office:value="4">
            <text:p>4</text:p>
          </table:table-cell>
          <table:table-cell table:style-name="ce1" table:formula="of:=ROUND((([.G433]-0)/(1-0))*(1-0)+0)" office:value-type="float" office:value="1">
            <text:p>1</text:p>
          </table:table-cell>
          <table:table-cell table:style-name="ce2" table:formula="of:=(([.H433]-0)/(1-0))*(100-0)+0" office:value-type="float" office:value="59.5703125">
            <text:p>59.570312500</text:p>
          </table:table-cell>
          <table:table-cell table:style-name="ce2" table:formula="of:=(([.I433]-0)/(1-0))*(100-(-100))+(-100)" office:value-type="float" office:value="98.828125">
            <text:p>98.828125000</text:p>
          </table:table-cell>
          <table:table-cell table:style-name="ce2" table:formula="of:=(([.J433]-0)/(1-0))*(10000-0)+0" office:value-type="float" office:value="214.84375">
            <text:p>214.843750000</text:p>
          </table:table-cell>
          <table:table-cell/>
        </table:table-row>
        <table:table-row table:style-name="ro3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 office:value-type="float" office:value="0.837890625">
            <text:p>0.837890625</text:p>
          </table:table-cell>
          <table:table-cell office:value-type="float" office:value="0.615234375">
            <text:p>0.615234375</text:p>
          </table:table-cell>
          <table:table-cell/>
          <table:table-cell table:style-name="ce1" table:formula="of:=ROUND((([.A434]-0)/(1-0))*(12-2)+2)" office:value-type="float" office:value="3">
            <text:p>3</text:p>
          </table:table-cell>
          <table:table-cell table:style-name="ce2" table:formula="of:=(([.B434]-0)/(1-0))*(10-0)+0" office:value-type="float" office:value="0.87890625">
            <text:p>0.878906250</text:p>
          </table:table-cell>
          <table:table-cell table:style-name="ce2" table:formula="of:=(([.C434]-0)/(1-0))*(1500-0.000000001)+0.000000001" office:value-type="float" office:value="249.023437500834">
            <text:p>249.023437501</text:p>
          </table:table-cell>
          <table:table-cell table:style-name="ce2" table:formula="of:=(([.D434]-0)/(1-0))*(1-0.000000001)+0.000000001" office:value-type="float" office:value="0.369140625630859">
            <text:p>0.369140626</text:p>
          </table:table-cell>
          <table:table-cell table:style-name="ce2" table:formula="of:=[.L434]*[.O434]" office:value-type="float" office:value="1.10742187689258">
            <text:p>1.107421877</text:p>
          </table:table-cell>
          <table:table-cell table:style-name="ce2" table:formula="of:=(([.E434]-0)/(1-0))*(100-0.000000001)+0.000000001" office:value-type="float" office:value="29.8828125007012">
            <text:p>29.882812501</text:p>
          </table:table-cell>
          <table:table-cell table:style-name="ce1" table:formula="of:=(([.F434]-0)/(1-0))*(1-0.001)+0.001" office:value-type="float" office:value="0.635130859375">
            <text:p>0.6351308594</text:p>
          </table:table-cell>
          <table:table-cell table:style-name="ce1" table:formula="of:=IF((([.L434]*[.L434])*[.R434])&lt;1;1;ROUND(([.L434]*[.L434])*[.R434]))" office:value-type="float" office:value="6">
            <text:p>6</text:p>
          </table:table-cell>
          <table:table-cell table:style-name="ce1" table:formula="of:=ROUND((([.G434]-0)/(1-0))*(1-0)+0)" office:value-type="float" office:value="1">
            <text:p>1</text:p>
          </table:table-cell>
          <table:table-cell table:style-name="ce2" table:formula="of:=(([.H434]-0)/(1-0))*(100-0)+0" office:value-type="float" office:value="6.4453125">
            <text:p>6.445312500</text:p>
          </table:table-cell>
          <table:table-cell table:style-name="ce2" table:formula="of:=(([.I434]-0)/(1-0))*(100-(-100))+(-100)" office:value-type="float" office:value="67.578125">
            <text:p>67.578125000</text:p>
          </table:table-cell>
          <table:table-cell table:style-name="ce2" table:formula="of:=(([.J434]-0)/(1-0))*(10000-0)+0" office:value-type="float" office:value="6152.34375">
            <text:p>6152.343750000</text:p>
          </table:table-cell>
          <table:table-cell/>
        </table:table-row>
        <table:table-row table:style-name="ro3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 office:value-type="float" office:value="0.337890625">
            <text:p>0.337890625</text:p>
          </table:table-cell>
          <table:table-cell office:value-type="float" office:value="0.115234375">
            <text:p>0.115234375</text:p>
          </table:table-cell>
          <table:table-cell/>
          <table:table-cell table:style-name="ce1" table:formula="of:=ROUND((([.A435]-0)/(1-0))*(12-2)+2)" office:value-type="float" office:value="8">
            <text:p>8</text:p>
          </table:table-cell>
          <table:table-cell table:style-name="ce2" table:formula="of:=(([.B435]-0)/(1-0))*(10-0)+0" office:value-type="float" office:value="5.87890625">
            <text:p>5.878906250</text:p>
          </table:table-cell>
          <table:table-cell table:style-name="ce2" table:formula="of:=(([.C435]-0)/(1-0))*(1500-0.000000001)+0.000000001" office:value-type="float" office:value="999.023437500334">
            <text:p>999.023437500</text:p>
          </table:table-cell>
          <table:table-cell table:style-name="ce2" table:formula="of:=(([.D435]-0)/(1-0))*(1-0.000000001)+0.000000001" office:value-type="float" office:value="0.869140625130859">
            <text:p>0.869140625</text:p>
          </table:table-cell>
          <table:table-cell table:style-name="ce2" table:formula="of:=[.L435]*[.O435]" office:value-type="float" office:value="6.95312500104687">
            <text:p>6.953125001</text:p>
          </table:table-cell>
          <table:table-cell table:style-name="ce2" table:formula="of:=(([.E435]-0)/(1-0))*(100-0.000000001)+0.000000001" office:value-type="float" office:value="79.8828125002012">
            <text:p>79.882812500</text:p>
          </table:table-cell>
          <table:table-cell table:style-name="ce1" table:formula="of:=(([.F435]-0)/(1-0))*(1-0.001)+0.001" office:value-type="float" office:value="0.135630859375">
            <text:p>0.1356308594</text:p>
          </table:table-cell>
          <table:table-cell table:style-name="ce1" table:formula="of:=IF((([.L435]*[.L435])*[.R435])&lt;1;1;ROUND(([.L435]*[.L435])*[.R435]))" office:value-type="float" office:value="9">
            <text:p>9</text:p>
          </table:table-cell>
          <table:table-cell table:style-name="ce1" table:formula="of:=ROUND((([.G435]-0)/(1-0))*(1-0)+0)" office:value-type="float" office:value="0">
            <text:p>0</text:p>
          </table:table-cell>
          <table:table-cell table:style-name="ce2" table:formula="of:=(([.H435]-0)/(1-0))*(100-0)+0" office:value-type="float" office:value="56.4453125">
            <text:p>56.445312500</text:p>
          </table:table-cell>
          <table:table-cell table:style-name="ce2" table:formula="of:=(([.I435]-0)/(1-0))*(100-(-100))+(-100)" office:value-type="float" office:value="-32.421875">
            <text:p>-32.421875000</text:p>
          </table:table-cell>
          <table:table-cell table:style-name="ce2" table:formula="of:=(([.J435]-0)/(1-0))*(10000-0)+0" office:value-type="float" office:value="1152.34375">
            <text:p>1152.343750000</text:p>
          </table:table-cell>
          <table:table-cell/>
        </table:table-row>
        <table:table-row table:style-name="ro3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 office:value-type="float" office:value="0.087890625">
            <text:p>0.087890625</text:p>
          </table:table-cell>
          <table:table-cell office:value-type="float" office:value="0.365234375">
            <text:p>0.365234375</text:p>
          </table:table-cell>
          <table:table-cell/>
          <table:table-cell table:style-name="ce1" table:formula="of:=ROUND((([.A436]-0)/(1-0))*(12-2)+2)" office:value-type="float" office:value="10">
            <text:p>10</text:p>
          </table:table-cell>
          <table:table-cell table:style-name="ce2" table:formula="of:=(([.B436]-0)/(1-0))*(10-0)+0" office:value-type="float" office:value="3.37890625">
            <text:p>3.378906250</text:p>
          </table:table-cell>
          <table:table-cell table:style-name="ce2" table:formula="of:=(([.C436]-0)/(1-0))*(1500-0.000000001)+0.000000001" office:value-type="float" office:value="624.023437500584">
            <text:p>624.023437501</text:p>
          </table:table-cell>
          <table:table-cell table:style-name="ce2" table:formula="of:=(([.D436]-0)/(1-0))*(1-0.000000001)+0.000000001" office:value-type="float" office:value="0.119140625880859">
            <text:p>0.119140626</text:p>
          </table:table-cell>
          <table:table-cell table:style-name="ce2" table:formula="of:=[.L436]*[.O436]" office:value-type="float" office:value="1.19140625880859">
            <text:p>1.191406259</text:p>
          </table:table-cell>
          <table:table-cell table:style-name="ce2" table:formula="of:=(([.E436]-0)/(1-0))*(100-0.000000001)+0.000000001" office:value-type="float" office:value="54.8828125004512">
            <text:p>54.882812500</text:p>
          </table:table-cell>
          <table:table-cell table:style-name="ce1" table:formula="of:=(([.F436]-0)/(1-0))*(1-0.001)+0.001" office:value-type="float" office:value="0.385380859375">
            <text:p>0.3853808594</text:p>
          </table:table-cell>
          <table:table-cell table:style-name="ce1" table:formula="of:=IF((([.L436]*[.L436])*[.R436])&lt;1;1;ROUND(([.L436]*[.L436])*[.R436]))" office:value-type="float" office:value="39">
            <text:p>39</text:p>
          </table:table-cell>
          <table:table-cell table:style-name="ce1" table:formula="of:=ROUND((([.G436]-0)/(1-0))*(1-0)+0)" office:value-type="float" office:value="1">
            <text:p>1</text:p>
          </table:table-cell>
          <table:table-cell table:style-name="ce2" table:formula="of:=(([.H436]-0)/(1-0))*(100-0)+0" office:value-type="float" office:value="81.4453125">
            <text:p>81.445312500</text:p>
          </table:table-cell>
          <table:table-cell table:style-name="ce2" table:formula="of:=(([.I436]-0)/(1-0))*(100-(-100))+(-100)" office:value-type="float" office:value="-82.421875">
            <text:p>-82.421875000</text:p>
          </table:table-cell>
          <table:table-cell table:style-name="ce2" table:formula="of:=(([.J436]-0)/(1-0))*(10000-0)+0" office:value-type="float" office:value="3652.34375">
            <text:p>3652.343750000</text:p>
          </table:table-cell>
          <table:table-cell/>
        </table:table-row>
        <table:table-row table:style-name="ro3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 office:value-type="float" office:value="0.587890625">
            <text:p>0.587890625</text:p>
          </table:table-cell>
          <table:table-cell office:value-type="float" office:value="0.865234375">
            <text:p>0.865234375</text:p>
          </table:table-cell>
          <table:table-cell/>
          <table:table-cell table:style-name="ce1" table:formula="of:=ROUND((([.A437]-0)/(1-0))*(12-2)+2)" office:value-type="float" office:value="5">
            <text:p>5</text:p>
          </table:table-cell>
          <table:table-cell table:style-name="ce2" table:formula="of:=(([.B437]-0)/(1-0))*(10-0)+0" office:value-type="float" office:value="8.37890625">
            <text:p>8.378906250</text:p>
          </table:table-cell>
          <table:table-cell table:style-name="ce2" table:formula="of:=(([.C437]-0)/(1-0))*(1500-0.000000001)+0.000000001" office:value-type="float" office:value="1374.02343750008">
            <text:p>1374.023437500</text:p>
          </table:table-cell>
          <table:table-cell table:style-name="ce2" table:formula="of:=(([.D437]-0)/(1-0))*(1-0.000000001)+0.000000001" office:value-type="float" office:value="0.619140625380859">
            <text:p>0.619140625</text:p>
          </table:table-cell>
          <table:table-cell table:style-name="ce2" table:formula="of:=[.L437]*[.O437]" office:value-type="float" office:value="3.0957031269043">
            <text:p>3.095703127</text:p>
          </table:table-cell>
          <table:table-cell table:style-name="ce2" table:formula="of:=(([.E437]-0)/(1-0))*(100-0.000000001)+0.000000001" office:value-type="float" office:value="4.88281250095117">
            <text:p>4.882812501</text:p>
          </table:table-cell>
          <table:table-cell table:style-name="ce1" table:formula="of:=(([.F437]-0)/(1-0))*(1-0.001)+0.001" office:value-type="float" office:value="0.884880859375">
            <text:p>0.8848808594</text:p>
          </table:table-cell>
          <table:table-cell table:style-name="ce1" table:formula="of:=IF((([.L437]*[.L437])*[.R437])&lt;1;1;ROUND(([.L437]*[.L437])*[.R437]))" office:value-type="float" office:value="22">
            <text:p>22</text:p>
          </table:table-cell>
          <table:table-cell table:style-name="ce1" table:formula="of:=ROUND((([.G437]-0)/(1-0))*(1-0)+0)" office:value-type="float" office:value="0">
            <text:p>0</text:p>
          </table:table-cell>
          <table:table-cell table:style-name="ce2" table:formula="of:=(([.H437]-0)/(1-0))*(100-0)+0" office:value-type="float" office:value="31.4453125">
            <text:p>31.445312500</text:p>
          </table:table-cell>
          <table:table-cell table:style-name="ce2" table:formula="of:=(([.I437]-0)/(1-0))*(100-(-100))+(-100)" office:value-type="float" office:value="17.578125">
            <text:p>17.578125000</text:p>
          </table:table-cell>
          <table:table-cell table:style-name="ce2" table:formula="of:=(([.J437]-0)/(1-0))*(10000-0)+0" office:value-type="float" office:value="8652.34375">
            <text:p>8652.343750000</text:p>
          </table:table-cell>
          <table:table-cell/>
        </table:table-row>
        <table:table-row table:style-name="ro3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 office:value-type="float" office:value="0.212890625">
            <text:p>0.212890625</text:p>
          </table:table-cell>
          <table:table-cell office:value-type="float" office:value="0.240234375">
            <text:p>0.240234375</text:p>
          </table:table-cell>
          <table:table-cell/>
          <table:table-cell table:style-name="ce1" table:formula="of:=ROUND((([.A438]-0)/(1-0))*(12-2)+2)" office:value-type="float" office:value="7">
            <text:p>7</text:p>
          </table:table-cell>
          <table:table-cell table:style-name="ce2" table:formula="of:=(([.B438]-0)/(1-0))*(10-0)+0" office:value-type="float" office:value="4.62890625">
            <text:p>4.628906250</text:p>
          </table:table-cell>
          <table:table-cell table:style-name="ce2" table:formula="of:=(([.C438]-0)/(1-0))*(1500-0.000000001)+0.000000001" office:value-type="float" office:value="811.523437500459">
            <text:p>811.523437500</text:p>
          </table:table-cell>
          <table:table-cell table:style-name="ce2" table:formula="of:=(([.D438]-0)/(1-0))*(1-0.000000001)+0.000000001" office:value-type="float" office:value="0.744140625255859">
            <text:p>0.744140625</text:p>
          </table:table-cell>
          <table:table-cell table:style-name="ce2" table:formula="of:=[.L438]*[.O438]" office:value-type="float" office:value="5.20898437679102">
            <text:p>5.208984377</text:p>
          </table:table-cell>
          <table:table-cell table:style-name="ce2" table:formula="of:=(([.E438]-0)/(1-0))*(100-0.000000001)+0.000000001" office:value-type="float" office:value="17.3828125008262">
            <text:p>17.382812501</text:p>
          </table:table-cell>
          <table:table-cell table:style-name="ce1" table:formula="of:=(([.F438]-0)/(1-0))*(1-0.001)+0.001" office:value-type="float" office:value="0.510255859375">
            <text:p>0.5102558594</text:p>
          </table:table-cell>
          <table:table-cell table:style-name="ce1" table:formula="of:=IF((([.L438]*[.L438])*[.R438])&lt;1;1;ROUND(([.L438]*[.L438])*[.R438]))" office:value-type="float" office:value="25">
            <text:p>25</text:p>
          </table:table-cell>
          <table:table-cell table:style-name="ce1" table:formula="of:=ROUND((([.G438]-0)/(1-0))*(1-0)+0)" office:value-type="float" office:value="1">
            <text:p>1</text:p>
          </table:table-cell>
          <table:table-cell table:style-name="ce2" table:formula="of:=(([.H438]-0)/(1-0))*(100-0)+0" office:value-type="float" office:value="93.9453125">
            <text:p>93.945312500</text:p>
          </table:table-cell>
          <table:table-cell table:style-name="ce2" table:formula="of:=(([.I438]-0)/(1-0))*(100-(-100))+(-100)" office:value-type="float" office:value="-57.421875">
            <text:p>-57.421875000</text:p>
          </table:table-cell>
          <table:table-cell table:style-name="ce2" table:formula="of:=(([.J438]-0)/(1-0))*(10000-0)+0" office:value-type="float" office:value="2402.34375">
            <text:p>2402.343750000</text:p>
          </table:table-cell>
          <table:table-cell/>
        </table:table-row>
        <table:table-row table:style-name="ro3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 office:value-type="float" office:value="0.712890625">
            <text:p>0.712890625</text:p>
          </table:table-cell>
          <table:table-cell office:value-type="float" office:value="0.740234375">
            <text:p>0.740234375</text:p>
          </table:table-cell>
          <table:table-cell/>
          <table:table-cell table:style-name="ce1" table:formula="of:=ROUND((([.A439]-0)/(1-0))*(12-2)+2)" office:value-type="float" office:value="12">
            <text:p>12</text:p>
          </table:table-cell>
          <table:table-cell table:style-name="ce2" table:formula="of:=(([.B439]-0)/(1-0))*(10-0)+0" office:value-type="float" office:value="9.62890625">
            <text:p>9.628906250</text:p>
          </table:table-cell>
          <table:table-cell table:style-name="ce2" table:formula="of:=(([.C439]-0)/(1-0))*(1500-0.000000001)+0.000000001" office:value-type="float" office:value="61.523437500959">
            <text:p>61.523437501</text:p>
          </table:table-cell>
          <table:table-cell table:style-name="ce2" table:formula="of:=(([.D439]-0)/(1-0))*(1-0.000000001)+0.000000001" office:value-type="float" office:value="0.244140625755859">
            <text:p>0.244140626</text:p>
          </table:table-cell>
          <table:table-cell table:style-name="ce2" table:formula="of:=[.L439]*[.O439]" office:value-type="float" office:value="2.92968750907031">
            <text:p>2.929687509</text:p>
          </table:table-cell>
          <table:table-cell table:style-name="ce2" table:formula="of:=(([.E439]-0)/(1-0))*(100-0.000000001)+0.000000001" office:value-type="float" office:value="67.3828125003262">
            <text:p>67.382812500</text:p>
          </table:table-cell>
          <table:table-cell table:style-name="ce1" table:formula="of:=(([.F439]-0)/(1-0))*(1-0.001)+0.001" office:value-type="float" office:value="0.010755859375">
            <text:p>0.0107558594</text:p>
          </table:table-cell>
          <table:table-cell table:style-name="ce1" table:formula="of:=IF((([.L439]*[.L439])*[.R439])&lt;1;1;ROUND(([.L439]*[.L439])*[.R439]))" office:value-type="float" office:value="2">
            <text:p>2</text:p>
          </table:table-cell>
          <table:table-cell table:style-name="ce1" table:formula="of:=ROUND((([.G439]-0)/(1-0))*(1-0)+0)" office:value-type="float" office:value="0">
            <text:p>0</text:p>
          </table:table-cell>
          <table:table-cell table:style-name="ce2" table:formula="of:=(([.H439]-0)/(1-0))*(100-0)+0" office:value-type="float" office:value="43.9453125">
            <text:p>43.945312500</text:p>
          </table:table-cell>
          <table:table-cell table:style-name="ce2" table:formula="of:=(([.I439]-0)/(1-0))*(100-(-100))+(-100)" office:value-type="float" office:value="42.578125">
            <text:p>42.578125000</text:p>
          </table:table-cell>
          <table:table-cell table:style-name="ce2" table:formula="of:=(([.J439]-0)/(1-0))*(10000-0)+0" office:value-type="float" office:value="7402.34375">
            <text:p>7402.343750000</text:p>
          </table:table-cell>
          <table:table-cell/>
        </table:table-row>
        <table:table-row table:style-name="ro3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 office:value-type="float" office:value="0.962890625">
            <text:p>0.962890625</text:p>
          </table:table-cell>
          <table:table-cell office:value-type="float" office:value="0.990234375">
            <text:p>0.990234375</text:p>
          </table:table-cell>
          <table:table-cell/>
          <table:table-cell table:style-name="ce1" table:formula="of:=ROUND((([.A440]-0)/(1-0))*(12-2)+2)" office:value-type="float" office:value="9">
            <text:p>9</text:p>
          </table:table-cell>
          <table:table-cell table:style-name="ce2" table:formula="of:=(([.B440]-0)/(1-0))*(10-0)+0" office:value-type="float" office:value="2.12890625">
            <text:p>2.128906250</text:p>
          </table:table-cell>
          <table:table-cell table:style-name="ce2" table:formula="of:=(([.C440]-0)/(1-0))*(1500-0.000000001)+0.000000001" office:value-type="float" office:value="1186.52343750021">
            <text:p>1186.523437500</text:p>
          </table:table-cell>
          <table:table-cell table:style-name="ce2" table:formula="of:=(([.D440]-0)/(1-0))*(1-0.000000001)+0.000000001" office:value-type="float" office:value="0.99414062500586">
            <text:p>0.994140625</text:p>
          </table:table-cell>
          <table:table-cell table:style-name="ce2" table:formula="of:=[.L440]*[.O440]" office:value-type="float" office:value="8.94726562505274">
            <text:p>8.947265625</text:p>
          </table:table-cell>
          <table:table-cell table:style-name="ce2" table:formula="of:=(([.E440]-0)/(1-0))*(100-0.000000001)+0.000000001" office:value-type="float" office:value="92.3828125000762">
            <text:p>92.382812500</text:p>
          </table:table-cell>
          <table:table-cell table:style-name="ce1" table:formula="of:=(([.F440]-0)/(1-0))*(1-0.001)+0.001" office:value-type="float" office:value="0.260505859375">
            <text:p>0.2605058594</text:p>
          </table:table-cell>
          <table:table-cell table:style-name="ce1" table:formula="of:=IF((([.L440]*[.L440])*[.R440])&lt;1;1;ROUND(([.L440]*[.L440])*[.R440]))" office:value-type="float" office:value="21">
            <text:p>21</text:p>
          </table:table-cell>
          <table:table-cell table:style-name="ce1" table:formula="of:=ROUND((([.G440]-0)/(1-0))*(1-0)+0)" office:value-type="float" office:value="1">
            <text:p>1</text:p>
          </table:table-cell>
          <table:table-cell table:style-name="ce2" table:formula="of:=(([.H440]-0)/(1-0))*(100-0)+0" office:value-type="float" office:value="18.9453125">
            <text:p>18.945312500</text:p>
          </table:table-cell>
          <table:table-cell table:style-name="ce2" table:formula="of:=(([.I440]-0)/(1-0))*(100-(-100))+(-100)" office:value-type="float" office:value="92.578125">
            <text:p>92.578125000</text:p>
          </table:table-cell>
          <table:table-cell table:style-name="ce2" table:formula="of:=(([.J440]-0)/(1-0))*(10000-0)+0" office:value-type="float" office:value="9902.34375">
            <text:p>9902.343750000</text:p>
          </table:table-cell>
          <table:table-cell/>
        </table:table-row>
        <table:table-row table:style-name="ro3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 office:value-type="float" office:value="0.462890625">
            <text:p>0.462890625</text:p>
          </table:table-cell>
          <table:table-cell office:value-type="float" office:value="0.490234375">
            <text:p>0.490234375</text:p>
          </table:table-cell>
          <table:table-cell/>
          <table:table-cell table:style-name="ce1" table:formula="of:=ROUND((([.A441]-0)/(1-0))*(12-2)+2)" office:value-type="float" office:value="4">
            <text:p>4</text:p>
          </table:table-cell>
          <table:table-cell table:style-name="ce2" table:formula="of:=(([.B441]-0)/(1-0))*(10-0)+0" office:value-type="float" office:value="7.12890625">
            <text:p>7.128906250</text:p>
          </table:table-cell>
          <table:table-cell table:style-name="ce2" table:formula="of:=(([.C441]-0)/(1-0))*(1500-0.000000001)+0.000000001" office:value-type="float" office:value="436.523437500709">
            <text:p>436.523437501</text:p>
          </table:table-cell>
          <table:table-cell table:style-name="ce2" table:formula="of:=(([.D441]-0)/(1-0))*(1-0.000000001)+0.000000001" office:value-type="float" office:value="0.494140625505859">
            <text:p>0.494140626</text:p>
          </table:table-cell>
          <table:table-cell table:style-name="ce2" table:formula="of:=[.L441]*[.O441]" office:value-type="float" office:value="1.97656250202344">
            <text:p>1.976562502</text:p>
          </table:table-cell>
          <table:table-cell table:style-name="ce2" table:formula="of:=(([.E441]-0)/(1-0))*(100-0.000000001)+0.000000001" office:value-type="float" office:value="42.3828125005762">
            <text:p>42.382812501</text:p>
          </table:table-cell>
          <table:table-cell table:style-name="ce1" table:formula="of:=(([.F441]-0)/(1-0))*(1-0.001)+0.001" office:value-type="float" office:value="0.760005859375">
            <text:p>0.7600058594</text:p>
          </table:table-cell>
          <table:table-cell table:style-name="ce1" table:formula="of:=IF((([.L441]*[.L441])*[.R441])&lt;1;1;ROUND(([.L441]*[.L441])*[.R441]))" office:value-type="float" office:value="12">
            <text:p>12</text:p>
          </table:table-cell>
          <table:table-cell table:style-name="ce1" table:formula="of:=ROUND((([.G441]-0)/(1-0))*(1-0)+0)" office:value-type="float" office:value="0">
            <text:p>0</text:p>
          </table:table-cell>
          <table:table-cell table:style-name="ce2" table:formula="of:=(([.H441]-0)/(1-0))*(100-0)+0" office:value-type="float" office:value="68.9453125">
            <text:p>68.945312500</text:p>
          </table:table-cell>
          <table:table-cell table:style-name="ce2" table:formula="of:=(([.I441]-0)/(1-0))*(100-(-100))+(-100)" office:value-type="float" office:value="-7.42187499999999">
            <text:p>-7.421875000</text:p>
          </table:table-cell>
          <table:table-cell table:style-name="ce2" table:formula="of:=(([.J441]-0)/(1-0))*(10000-0)+0" office:value-type="float" office:value="4902.34375">
            <text:p>4902.343750000</text:p>
          </table:table-cell>
          <table:table-cell/>
        </table:table-row>
        <table:table-row table:style-name="ro3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 office:value-type="float" office:value="0.150390625">
            <text:p>0.150390625</text:p>
          </table:table-cell>
          <table:table-cell office:value-type="float" office:value="0.802734375">
            <text:p>0.802734375</text:p>
          </table:table-cell>
          <table:table-cell/>
          <table:table-cell table:style-name="ce1" table:formula="of:=ROUND((([.A442]-0)/(1-0))*(12-2)+2)" office:value-type="float" office:value="4">
            <text:p>4</text:p>
          </table:table-cell>
          <table:table-cell table:style-name="ce2" table:formula="of:=(([.B442]-0)/(1-0))*(10-0)+0" office:value-type="float" office:value="2.75390625">
            <text:p>2.753906250</text:p>
          </table:table-cell>
          <table:table-cell table:style-name="ce2" table:formula="of:=(([.C442]-0)/(1-0))*(1500-0.000000001)+0.000000001" office:value-type="float" office:value="1280.27343750015">
            <text:p>1280.273437500</text:p>
          </table:table-cell>
          <table:table-cell table:style-name="ce2" table:formula="of:=(([.D442]-0)/(1-0))*(1-0.000000001)+0.000000001" office:value-type="float" office:value="0.181640625818359">
            <text:p>0.181640626</text:p>
          </table:table-cell>
          <table:table-cell table:style-name="ce2" table:formula="of:=[.L442]*[.O442]" office:value-type="float" office:value="0.726562503273438">
            <text:p>0.726562503</text:p>
          </table:table-cell>
          <table:table-cell table:style-name="ce2" table:formula="of:=(([.E442]-0)/(1-0))*(100-0.000000001)+0.000000001" office:value-type="float" office:value="86.1328125001387">
            <text:p>86.132812500</text:p>
          </table:table-cell>
          <table:table-cell table:style-name="ce1" table:formula="of:=(([.F442]-0)/(1-0))*(1-0.001)+0.001" office:value-type="float" office:value="0.947318359375">
            <text:p>0.9473183594</text:p>
          </table:table-cell>
          <table:table-cell table:style-name="ce1" table:formula="of:=IF((([.L442]*[.L442])*[.R442])&lt;1;1;ROUND(([.L442]*[.L442])*[.R442]))" office:value-type="float" office:value="15">
            <text:p>15</text:p>
          </table:table-cell>
          <table:table-cell table:style-name="ce1" table:formula="of:=ROUND((([.G442]-0)/(1-0))*(1-0)+0)" office:value-type="float" office:value="1">
            <text:p>1</text:p>
          </table:table-cell>
          <table:table-cell table:style-name="ce2" table:formula="of:=(([.H442]-0)/(1-0))*(100-0)+0" office:value-type="float" office:value="87.6953125">
            <text:p>87.695312500</text:p>
          </table:table-cell>
          <table:table-cell table:style-name="ce2" table:formula="of:=(([.I442]-0)/(1-0))*(100-(-100))+(-100)" office:value-type="float" office:value="-69.921875">
            <text:p>-69.921875000</text:p>
          </table:table-cell>
          <table:table-cell table:style-name="ce2" table:formula="of:=(([.J442]-0)/(1-0))*(10000-0)+0" office:value-type="float" office:value="8027.34375">
            <text:p>8027.343750000</text:p>
          </table:table-cell>
          <table:table-cell/>
        </table:table-row>
        <table:table-row table:style-name="ro3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 office:value-type="float" office:value="0.650390625">
            <text:p>0.650390625</text:p>
          </table:table-cell>
          <table:table-cell office:value-type="float" office:value="0.302734375">
            <text:p>0.302734375</text:p>
          </table:table-cell>
          <table:table-cell/>
          <table:table-cell table:style-name="ce1" table:formula="of:=ROUND((([.A443]-0)/(1-0))*(12-2)+2)" office:value-type="float" office:value="9">
            <text:p>9</text:p>
          </table:table-cell>
          <table:table-cell table:style-name="ce2" table:formula="of:=(([.B443]-0)/(1-0))*(10-0)+0" office:value-type="float" office:value="7.75390625">
            <text:p>7.753906250</text:p>
          </table:table-cell>
          <table:table-cell table:style-name="ce2" table:formula="of:=(([.C443]-0)/(1-0))*(1500-0.000000001)+0.000000001" office:value-type="float" office:value="530.273437500646">
            <text:p>530.273437501</text:p>
          </table:table-cell>
          <table:table-cell table:style-name="ce2" table:formula="of:=(([.D443]-0)/(1-0))*(1-0.000000001)+0.000000001" office:value-type="float" office:value="0.681640625318359">
            <text:p>0.681640625</text:p>
          </table:table-cell>
          <table:table-cell table:style-name="ce2" table:formula="of:=[.L443]*[.O443]" office:value-type="float" office:value="6.13476562786523">
            <text:p>6.134765628</text:p>
          </table:table-cell>
          <table:table-cell table:style-name="ce2" table:formula="of:=(([.E443]-0)/(1-0))*(100-0.000000001)+0.000000001" office:value-type="float" office:value="36.1328125006387">
            <text:p>36.132812501</text:p>
          </table:table-cell>
          <table:table-cell table:style-name="ce1" table:formula="of:=(([.F443]-0)/(1-0))*(1-0.001)+0.001" office:value-type="float" office:value="0.447818359375">
            <text:p>0.4478183594</text:p>
          </table:table-cell>
          <table:table-cell table:style-name="ce1" table:formula="of:=IF((([.L443]*[.L443])*[.R443])&lt;1;1;ROUND(([.L443]*[.L443])*[.R443]))" office:value-type="float" office:value="36">
            <text:p>36</text:p>
          </table:table-cell>
          <table:table-cell table:style-name="ce1" table:formula="of:=ROUND((([.G443]-0)/(1-0))*(1-0)+0)" office:value-type="float" office:value="0">
            <text:p>0</text:p>
          </table:table-cell>
          <table:table-cell table:style-name="ce2" table:formula="of:=(([.H443]-0)/(1-0))*(100-0)+0" office:value-type="float" office:value="37.6953125">
            <text:p>37.695312500</text:p>
          </table:table-cell>
          <table:table-cell table:style-name="ce2" table:formula="of:=(([.I443]-0)/(1-0))*(100-(-100))+(-100)" office:value-type="float" office:value="30.078125">
            <text:p>30.078125000</text:p>
          </table:table-cell>
          <table:table-cell table:style-name="ce2" table:formula="of:=(([.J443]-0)/(1-0))*(10000-0)+0" office:value-type="float" office:value="3027.34375">
            <text:p>3027.343750000</text:p>
          </table:table-cell>
          <table:table-cell/>
        </table:table-row>
        <table:table-row table:style-name="ro3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 office:value-type="float" office:value="0.900390625">
            <text:p>0.900390625</text:p>
          </table:table-cell>
          <table:table-cell office:value-type="float" office:value="0.052734375">
            <text:p>0.052734375</text:p>
          </table:table-cell>
          <table:table-cell/>
          <table:table-cell table:style-name="ce1" table:formula="of:=ROUND((([.A444]-0)/(1-0))*(12-2)+2)" office:value-type="float" office:value="11">
            <text:p>11</text:p>
          </table:table-cell>
          <table:table-cell table:style-name="ce2" table:formula="of:=(([.B444]-0)/(1-0))*(10-0)+0" office:value-type="float" office:value="0.25390625">
            <text:p>0.253906250</text:p>
          </table:table-cell>
          <table:table-cell table:style-name="ce2" table:formula="of:=(([.C444]-0)/(1-0))*(1500-0.000000001)+0.000000001" office:value-type="float" office:value="905.273437500397">
            <text:p>905.273437500</text:p>
          </table:table-cell>
          <table:table-cell table:style-name="ce2" table:formula="of:=(([.D444]-0)/(1-0))*(1-0.000000001)+0.000000001" office:value-type="float" office:value="0.431640625568359">
            <text:p>0.431640626</text:p>
          </table:table-cell>
          <table:table-cell table:style-name="ce2" table:formula="of:=[.L444]*[.O444]" office:value-type="float" office:value="4.74804688125195">
            <text:p>4.748046881</text:p>
          </table:table-cell>
          <table:table-cell table:style-name="ce2" table:formula="of:=(([.E444]-0)/(1-0))*(100-0.000000001)+0.000000001" office:value-type="float" office:value="11.1328125008887">
            <text:p>11.132812501</text:p>
          </table:table-cell>
          <table:table-cell table:style-name="ce1" table:formula="of:=(([.F444]-0)/(1-0))*(1-0.001)+0.001" office:value-type="float" office:value="0.198068359375">
            <text:p>0.1980683594</text:p>
          </table:table-cell>
          <table:table-cell table:style-name="ce1" table:formula="of:=IF((([.L444]*[.L444])*[.R444])&lt;1;1;ROUND(([.L444]*[.L444])*[.R444]))" office:value-type="float" office:value="24">
            <text:p>24</text:p>
          </table:table-cell>
          <table:table-cell table:style-name="ce1" table:formula="of:=ROUND((([.G444]-0)/(1-0))*(1-0)+0)" office:value-type="float" office:value="1">
            <text:p>1</text:p>
          </table:table-cell>
          <table:table-cell table:style-name="ce2" table:formula="of:=(([.H444]-0)/(1-0))*(100-0)+0" office:value-type="float" office:value="12.6953125">
            <text:p>12.695312500</text:p>
          </table:table-cell>
          <table:table-cell table:style-name="ce2" table:formula="of:=(([.I444]-0)/(1-0))*(100-(-100))+(-100)" office:value-type="float" office:value="80.078125">
            <text:p>80.078125000</text:p>
          </table:table-cell>
          <table:table-cell table:style-name="ce2" table:formula="of:=(([.J444]-0)/(1-0))*(10000-0)+0" office:value-type="float" office:value="527.34375">
            <text:p>527.343750000</text:p>
          </table:table-cell>
          <table:table-cell/>
        </table:table-row>
        <table:table-row table:style-name="ro3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 office:value-type="float" office:value="0.400390625">
            <text:p>0.400390625</text:p>
          </table:table-cell>
          <table:table-cell office:value-type="float" office:value="0.552734375">
            <text:p>0.552734375</text:p>
          </table:table-cell>
          <table:table-cell/>
          <table:table-cell table:style-name="ce1" table:formula="of:=ROUND((([.A445]-0)/(1-0))*(12-2)+2)" office:value-type="float" office:value="6">
            <text:p>6</text:p>
          </table:table-cell>
          <table:table-cell table:style-name="ce2" table:formula="of:=(([.B445]-0)/(1-0))*(10-0)+0" office:value-type="float" office:value="5.25390625">
            <text:p>5.253906250</text:p>
          </table:table-cell>
          <table:table-cell table:style-name="ce2" table:formula="of:=(([.C445]-0)/(1-0))*(1500-0.000000001)+0.000000001" office:value-type="float" office:value="155.273437500896">
            <text:p>155.273437501</text:p>
          </table:table-cell>
          <table:table-cell table:style-name="ce2" table:formula="of:=(([.D445]-0)/(1-0))*(1-0.000000001)+0.000000001" office:value-type="float" office:value="0.931640625068359">
            <text:p>0.931640625</text:p>
          </table:table-cell>
          <table:table-cell table:style-name="ce2" table:formula="of:=[.L445]*[.O445]" office:value-type="float" office:value="5.58984375041016">
            <text:p>5.589843750</text:p>
          </table:table-cell>
          <table:table-cell table:style-name="ce2" table:formula="of:=(([.E445]-0)/(1-0))*(100-0.000000001)+0.000000001" office:value-type="float" office:value="61.1328125003887">
            <text:p>61.132812500</text:p>
          </table:table-cell>
          <table:table-cell table:style-name="ce1" table:formula="of:=(([.F445]-0)/(1-0))*(1-0.001)+0.001" office:value-type="float" office:value="0.697568359375">
            <text:p>0.6975683594</text:p>
          </table:table-cell>
          <table:table-cell table:style-name="ce1" table:formula="of:=IF((([.L445]*[.L445])*[.R445])&lt;1;1;ROUND(([.L445]*[.L445])*[.R445]))" office:value-type="float" office:value="25">
            <text:p>25</text:p>
          </table:table-cell>
          <table:table-cell table:style-name="ce1" table:formula="of:=ROUND((([.G445]-0)/(1-0))*(1-0)+0)" office:value-type="float" office:value="0">
            <text:p>0</text:p>
          </table:table-cell>
          <table:table-cell table:style-name="ce2" table:formula="of:=(([.H445]-0)/(1-0))*(100-0)+0" office:value-type="float" office:value="62.6953125">
            <text:p>62.695312500</text:p>
          </table:table-cell>
          <table:table-cell table:style-name="ce2" table:formula="of:=(([.I445]-0)/(1-0))*(100-(-100))+(-100)" office:value-type="float" office:value="-19.921875">
            <text:p>-19.921875000</text:p>
          </table:table-cell>
          <table:table-cell table:style-name="ce2" table:formula="of:=(([.J445]-0)/(1-0))*(10000-0)+0" office:value-type="float" office:value="5527.34375">
            <text:p>5527.343750000</text:p>
          </table:table-cell>
          <table:table-cell/>
        </table:table-row>
        <table:table-row table:style-name="ro3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 office:value-type="float" office:value="0.775390625">
            <text:p>0.775390625</text:p>
          </table:table-cell>
          <table:table-cell office:value-type="float" office:value="0.427734375">
            <text:p>0.427734375</text:p>
          </table:table-cell>
          <table:table-cell/>
          <table:table-cell table:style-name="ce1" table:formula="of:=ROUND((([.A446]-0)/(1-0))*(12-2)+2)" office:value-type="float" office:value="5">
            <text:p>5</text:p>
          </table:table-cell>
          <table:table-cell table:style-name="ce2" table:formula="of:=(([.B446]-0)/(1-0))*(10-0)+0" office:value-type="float" office:value="1.50390625">
            <text:p>1.503906250</text:p>
          </table:table-cell>
          <table:table-cell table:style-name="ce2" table:formula="of:=(([.C446]-0)/(1-0))*(1500-0.000000001)+0.000000001" office:value-type="float" office:value="717.773437500522">
            <text:p>717.773437501</text:p>
          </table:table-cell>
          <table:table-cell table:style-name="ce2" table:formula="of:=(([.D446]-0)/(1-0))*(1-0.000000001)+0.000000001" office:value-type="float" office:value="0.806640625193359">
            <text:p>0.806640625</text:p>
          </table:table-cell>
          <table:table-cell table:style-name="ce2" table:formula="of:=[.L446]*[.O446]" office:value-type="float" office:value="4.0332031259668">
            <text:p>4.033203126</text:p>
          </table:table-cell>
          <table:table-cell table:style-name="ce2" table:formula="of:=(([.E446]-0)/(1-0))*(100-0.000000001)+0.000000001" office:value-type="float" office:value="73.6328125002637">
            <text:p>73.632812500</text:p>
          </table:table-cell>
          <table:table-cell table:style-name="ce1" table:formula="of:=(([.F446]-0)/(1-0))*(1-0.001)+0.001" office:value-type="float" office:value="0.822443359375">
            <text:p>0.8224433594</text:p>
          </table:table-cell>
          <table:table-cell table:style-name="ce1" table:formula="of:=IF((([.L446]*[.L446])*[.R446])&lt;1;1;ROUND(([.L446]*[.L446])*[.R446]))" office:value-type="float" office:value="21">
            <text:p>21</text:p>
          </table:table-cell>
          <table:table-cell table:style-name="ce1" table:formula="of:=ROUND((([.G446]-0)/(1-0))*(1-0)+0)" office:value-type="float" office:value="1">
            <text:p>1</text:p>
          </table:table-cell>
          <table:table-cell table:style-name="ce2" table:formula="of:=(([.H446]-0)/(1-0))*(100-0)+0" office:value-type="float" office:value="0.1953125">
            <text:p>0.195312500</text:p>
          </table:table-cell>
          <table:table-cell table:style-name="ce2" table:formula="of:=(([.I446]-0)/(1-0))*(100-(-100))+(-100)" office:value-type="float" office:value="55.078125">
            <text:p>55.078125000</text:p>
          </table:table-cell>
          <table:table-cell table:style-name="ce2" table:formula="of:=(([.J446]-0)/(1-0))*(10000-0)+0" office:value-type="float" office:value="4277.34375">
            <text:p>4277.343750000</text:p>
          </table:table-cell>
          <table:table-cell/>
        </table:table-row>
        <table:table-row table:style-name="ro3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 office:value-type="float" office:value="0.275390625">
            <text:p>0.275390625</text:p>
          </table:table-cell>
          <table:table-cell office:value-type="float" office:value="0.927734375">
            <text:p>0.927734375</text:p>
          </table:table-cell>
          <table:table-cell/>
          <table:table-cell table:style-name="ce1" table:formula="of:=ROUND((([.A447]-0)/(1-0))*(12-2)+2)" office:value-type="float" office:value="10">
            <text:p>10</text:p>
          </table:table-cell>
          <table:table-cell table:style-name="ce2" table:formula="of:=(([.B447]-0)/(1-0))*(10-0)+0" office:value-type="float" office:value="6.50390625">
            <text:p>6.503906250</text:p>
          </table:table-cell>
          <table:table-cell table:style-name="ce2" table:formula="of:=(([.C447]-0)/(1-0))*(1500-0.000000001)+0.000000001" office:value-type="float" office:value="1467.77343750002">
            <text:p>1467.773437500</text:p>
          </table:table-cell>
          <table:table-cell table:style-name="ce2" table:formula="of:=(([.D447]-0)/(1-0))*(1-0.000000001)+0.000000001" office:value-type="float" office:value="0.306640625693359">
            <text:p>0.306640626</text:p>
          </table:table-cell>
          <table:table-cell table:style-name="ce2" table:formula="of:=[.L447]*[.O447]" office:value-type="float" office:value="3.06640625693359">
            <text:p>3.066406257</text:p>
          </table:table-cell>
          <table:table-cell table:style-name="ce2" table:formula="of:=(([.E447]-0)/(1-0))*(100-0.000000001)+0.000000001" office:value-type="float" office:value="23.6328125007637">
            <text:p>23.632812501</text:p>
          </table:table-cell>
          <table:table-cell table:style-name="ce1" table:formula="of:=(([.F447]-0)/(1-0))*(1-0.001)+0.001" office:value-type="float" office:value="0.322943359375">
            <text:p>0.3229433594</text:p>
          </table:table-cell>
          <table:table-cell table:style-name="ce1" table:formula="of:=IF((([.L447]*[.L447])*[.R447])&lt;1;1;ROUND(([.L447]*[.L447])*[.R447]))" office:value-type="float" office:value="32">
            <text:p>32</text:p>
          </table:table-cell>
          <table:table-cell table:style-name="ce1" table:formula="of:=ROUND((([.G447]-0)/(1-0))*(1-0)+0)" office:value-type="float" office:value="0">
            <text:p>0</text:p>
          </table:table-cell>
          <table:table-cell table:style-name="ce2" table:formula="of:=(([.H447]-0)/(1-0))*(100-0)+0" office:value-type="float" office:value="50.1953125">
            <text:p>50.195312500</text:p>
          </table:table-cell>
          <table:table-cell table:style-name="ce2" table:formula="of:=(([.I447]-0)/(1-0))*(100-(-100))+(-100)" office:value-type="float" office:value="-44.921875">
            <text:p>-44.921875000</text:p>
          </table:table-cell>
          <table:table-cell table:style-name="ce2" table:formula="of:=(([.J447]-0)/(1-0))*(10000-0)+0" office:value-type="float" office:value="9277.34375">
            <text:p>9277.343750000</text:p>
          </table:table-cell>
          <table:table-cell/>
        </table:table-row>
        <table:table-row table:style-name="ro3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 office:value-type="float" office:value="0.025390625">
            <text:p>0.025390625</text:p>
          </table:table-cell>
          <table:table-cell office:value-type="float" office:value="0.677734375">
            <text:p>0.677734375</text:p>
          </table:table-cell>
          <table:table-cell/>
          <table:table-cell table:style-name="ce1" table:formula="of:=ROUND((([.A448]-0)/(1-0))*(12-2)+2)" office:value-type="float" office:value="7">
            <text:p>7</text:p>
          </table:table-cell>
          <table:table-cell table:style-name="ce2" table:formula="of:=(([.B448]-0)/(1-0))*(10-0)+0" office:value-type="float" office:value="4.00390625">
            <text:p>4.003906250</text:p>
          </table:table-cell>
          <table:table-cell table:style-name="ce2" table:formula="of:=(([.C448]-0)/(1-0))*(1500-0.000000001)+0.000000001" office:value-type="float" office:value="342.773437500772">
            <text:p>342.773437501</text:p>
          </table:table-cell>
          <table:table-cell table:style-name="ce2" table:formula="of:=(([.D448]-0)/(1-0))*(1-0.000000001)+0.000000001" office:value-type="float" office:value="0.556640625443359">
            <text:p>0.556640625</text:p>
          </table:table-cell>
          <table:table-cell table:style-name="ce2" table:formula="of:=[.L448]*[.O448]" office:value-type="float" office:value="3.89648437810352">
            <text:p>3.896484378</text:p>
          </table:table-cell>
          <table:table-cell table:style-name="ce2" table:formula="of:=(([.E448]-0)/(1-0))*(100-0.000000001)+0.000000001" office:value-type="float" office:value="48.6328125005137">
            <text:p>48.632812501</text:p>
          </table:table-cell>
          <table:table-cell table:style-name="ce1" table:formula="of:=(([.F448]-0)/(1-0))*(1-0.001)+0.001" office:value-type="float" office:value="0.073193359375">
            <text:p>0.0731933594</text:p>
          </table:table-cell>
          <table:table-cell table:style-name="ce1" table:formula="of:=IF((([.L448]*[.L448])*[.R448])&lt;1;1;ROUND(([.L448]*[.L448])*[.R448]))" office:value-type="float" office:value="4">
            <text:p>4</text:p>
          </table:table-cell>
          <table:table-cell table:style-name="ce1" table:formula="of:=ROUND((([.G448]-0)/(1-0))*(1-0)+0)" office:value-type="float" office:value="1">
            <text:p>1</text:p>
          </table:table-cell>
          <table:table-cell table:style-name="ce2" table:formula="of:=(([.H448]-0)/(1-0))*(100-0)+0" office:value-type="float" office:value="75.1953125">
            <text:p>75.195312500</text:p>
          </table:table-cell>
          <table:table-cell table:style-name="ce2" table:formula="of:=(([.I448]-0)/(1-0))*(100-(-100))+(-100)" office:value-type="float" office:value="-94.921875">
            <text:p>-94.921875000</text:p>
          </table:table-cell>
          <table:table-cell table:style-name="ce2" table:formula="of:=(([.J448]-0)/(1-0))*(10000-0)+0" office:value-type="float" office:value="6777.34375">
            <text:p>6777.343750000</text:p>
          </table:table-cell>
          <table:table-cell/>
        </table:table-row>
        <table:table-row table:style-name="ro3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 office:value-type="float" office:value="0.525390625">
            <text:p>0.525390625</text:p>
          </table:table-cell>
          <table:table-cell office:value-type="float" office:value="0.177734375">
            <text:p>0.177734375</text:p>
          </table:table-cell>
          <table:table-cell/>
          <table:table-cell table:style-name="ce1" table:formula="of:=ROUND((([.A449]-0)/(1-0))*(12-2)+2)" office:value-type="float" office:value="2">
            <text:p>2</text:p>
          </table:table-cell>
          <table:table-cell table:style-name="ce2" table:formula="of:=(([.B449]-0)/(1-0))*(10-0)+0" office:value-type="float" office:value="9.00390625">
            <text:p>9.003906250</text:p>
          </table:table-cell>
          <table:table-cell table:style-name="ce2" table:formula="of:=(([.C449]-0)/(1-0))*(1500-0.000000001)+0.000000001" office:value-type="float" office:value="1092.77343750027">
            <text:p>1092.773437500</text:p>
          </table:table-cell>
          <table:table-cell table:style-name="ce2" table:formula="of:=(([.D449]-0)/(1-0))*(1-0.000000001)+0.000000001" office:value-type="float" office:value="0.0566406259433594">
            <text:p>0.056640626</text:p>
          </table:table-cell>
          <table:table-cell table:style-name="ce2" table:formula="of:=[.L449]*[.O449]" office:value-type="float" office:value="0.113281251886719">
            <text:p>0.113281252</text:p>
          </table:table-cell>
          <table:table-cell table:style-name="ce2" table:formula="of:=(([.E449]-0)/(1-0))*(100-0.000000001)+0.000000001" office:value-type="float" office:value="98.6328125000137">
            <text:p>98.632812500</text:p>
          </table:table-cell>
          <table:table-cell table:style-name="ce1" table:formula="of:=(([.F449]-0)/(1-0))*(1-0.001)+0.001" office:value-type="float" office:value="0.572693359375">
            <text:p>0.5726933594</text:p>
          </table:table-cell>
          <table:table-cell table:style-name="ce1" table:formula="of:=IF((([.L449]*[.L449])*[.R449])&lt;1;1;ROUND(([.L449]*[.L449])*[.R449]))" office:value-type="float" office:value="2">
            <text:p>2</text:p>
          </table:table-cell>
          <table:table-cell table:style-name="ce1" table:formula="of:=ROUND((([.G449]-0)/(1-0))*(1-0)+0)" office:value-type="float" office:value="0">
            <text:p>0</text:p>
          </table:table-cell>
          <table:table-cell table:style-name="ce2" table:formula="of:=(([.H449]-0)/(1-0))*(100-0)+0" office:value-type="float" office:value="25.1953125">
            <text:p>25.195312500</text:p>
          </table:table-cell>
          <table:table-cell table:style-name="ce2" table:formula="of:=(([.I449]-0)/(1-0))*(100-(-100))+(-100)" office:value-type="float" office:value="5.078125">
            <text:p>5.078125000</text:p>
          </table:table-cell>
          <table:table-cell table:style-name="ce2" table:formula="of:=(([.J449]-0)/(1-0))*(10000-0)+0" office:value-type="float" office:value="1777.34375">
            <text:p>1777.343750000</text:p>
          </table:table-cell>
          <table:table-cell/>
        </table:table-row>
        <table:table-row table:style-name="ro3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 office:value-type="float" office:value="0.923828125">
            <text:p>0.923828125</text:p>
          </table:table-cell>
          <table:table-cell office:value-type="float" office:value="0.654296875">
            <text:p>0.654296875</text:p>
          </table:table-cell>
          <table:table-cell/>
          <table:table-cell table:style-name="ce1" table:formula="of:=ROUND((([.A450]-0)/(1-0))*(12-2)+2)" office:value-type="float" office:value="2">
            <text:p>2</text:p>
          </table:table-cell>
          <table:table-cell table:style-name="ce2" table:formula="of:=(([.B450]-0)/(1-0))*(10-0)+0" office:value-type="float" office:value="2.98828125">
            <text:p>2.988281250</text:p>
          </table:table-cell>
          <table:table-cell table:style-name="ce2" table:formula="of:=(([.C450]-0)/(1-0))*(1500-0.000000001)+0.000000001" office:value-type="float" office:value="307.617187500795">
            <text:p>307.617187501</text:p>
          </table:table-cell>
          <table:table-cell table:style-name="ce2" table:formula="of:=(([.D450]-0)/(1-0))*(1-0.000000001)+0.000000001" office:value-type="float" office:value="0.673828125326172">
            <text:p>0.673828125</text:p>
          </table:table-cell>
          <table:table-cell table:style-name="ce2" table:formula="of:=[.L450]*[.O450]" office:value-type="float" office:value="1.34765625065234">
            <text:p>1.347656251</text:p>
          </table:table-cell>
          <table:table-cell table:style-name="ce2" table:formula="of:=(([.E450]-0)/(1-0))*(100-0.000000001)+0.000000001" office:value-type="float" office:value="52.5390625004746">
            <text:p>52.539062500</text:p>
          </table:table-cell>
          <table:table-cell table:style-name="ce1" table:formula="of:=(([.F450]-0)/(1-0))*(1-0.001)+0.001" office:value-type="float" office:value="0.767810546875">
            <text:p>0.7678105469</text:p>
          </table:table-cell>
          <table:table-cell table:style-name="ce1" table:formula="of:=IF((([.L450]*[.L450])*[.R450])&lt;1;1;ROUND(([.L450]*[.L450])*[.R450]))" office:value-type="float" office:value="3">
            <text:p>3</text:p>
          </table:table-cell>
          <table:table-cell table:style-name="ce1" table:formula="of:=ROUND((([.G450]-0)/(1-0))*(1-0)+0)" office:value-type="float" office:value="0">
            <text:p>0</text:p>
          </table:table-cell>
          <table:table-cell table:style-name="ce2" table:formula="of:=(([.H450]-0)/(1-0))*(100-0)+0" office:value-type="float" office:value="32.2265625">
            <text:p>32.226562500</text:p>
          </table:table-cell>
          <table:table-cell table:style-name="ce2" table:formula="of:=(([.I450]-0)/(1-0))*(100-(-100))+(-100)" office:value-type="float" office:value="84.765625">
            <text:p>84.765625000</text:p>
          </table:table-cell>
          <table:table-cell table:style-name="ce2" table:formula="of:=(([.J450]-0)/(1-0))*(10000-0)+0" office:value-type="float" office:value="6542.96875">
            <text:p>6542.968750000</text:p>
          </table:table-cell>
          <table:table-cell/>
        </table:table-row>
        <table:table-row table:style-name="ro3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 office:value-type="float" office:value="0.423828125">
            <text:p>0.423828125</text:p>
          </table:table-cell>
          <table:table-cell office:value-type="float" office:value="0.154296875">
            <text:p>0.154296875</text:p>
          </table:table-cell>
          <table:table-cell/>
          <table:table-cell table:style-name="ce1" table:formula="of:=ROUND((([.A451]-0)/(1-0))*(12-2)+2)" office:value-type="float" office:value="7">
            <text:p>7</text:p>
          </table:table-cell>
          <table:table-cell table:style-name="ce2" table:formula="of:=(([.B451]-0)/(1-0))*(10-0)+0" office:value-type="float" office:value="7.98828125">
            <text:p>7.988281250</text:p>
          </table:table-cell>
          <table:table-cell table:style-name="ce2" table:formula="of:=(([.C451]-0)/(1-0))*(1500-0.000000001)+0.000000001" office:value-type="float" office:value="1057.61718750029">
            <text:p>1057.617187500</text:p>
          </table:table-cell>
          <table:table-cell table:style-name="ce2" table:formula="of:=(([.D451]-0)/(1-0))*(1-0.000000001)+0.000000001" office:value-type="float" office:value="0.173828125826172">
            <text:p>0.173828126</text:p>
          </table:table-cell>
          <table:table-cell table:style-name="ce2" table:formula="of:=[.L451]*[.O451]" office:value-type="float" office:value="1.2167968807832">
            <text:p>1.216796881</text:p>
          </table:table-cell>
          <table:table-cell table:style-name="ce2" table:formula="of:=(([.E451]-0)/(1-0))*(100-0.000000001)+0.000000001" office:value-type="float" office:value="2.53906250097461">
            <text:p>2.539062501</text:p>
          </table:table-cell>
          <table:table-cell table:style-name="ce1" table:formula="of:=(([.F451]-0)/(1-0))*(1-0.001)+0.001" office:value-type="float" office:value="0.268310546875">
            <text:p>0.2683105469</text:p>
          </table:table-cell>
          <table:table-cell table:style-name="ce1" table:formula="of:=IF((([.L451]*[.L451])*[.R451])&lt;1;1;ROUND(([.L451]*[.L451])*[.R451]))" office:value-type="float" office:value="13">
            <text:p>13</text:p>
          </table:table-cell>
          <table:table-cell table:style-name="ce1" table:formula="of:=ROUND((([.G451]-0)/(1-0))*(1-0)+0)" office:value-type="float" office:value="1">
            <text:p>1</text:p>
          </table:table-cell>
          <table:table-cell table:style-name="ce2" table:formula="of:=(([.H451]-0)/(1-0))*(100-0)+0" office:value-type="float" office:value="82.2265625">
            <text:p>82.226562500</text:p>
          </table:table-cell>
          <table:table-cell table:style-name="ce2" table:formula="of:=(([.I451]-0)/(1-0))*(100-(-100))+(-100)" office:value-type="float" office:value="-15.234375">
            <text:p>-15.234375000</text:p>
          </table:table-cell>
          <table:table-cell table:style-name="ce2" table:formula="of:=(([.J451]-0)/(1-0))*(10000-0)+0" office:value-type="float" office:value="1542.96875">
            <text:p>1542.968750000</text:p>
          </table:table-cell>
          <table:table-cell/>
        </table:table-row>
        <table:table-row table:style-name="ro3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 office:value-type="float" office:value="0.173828125">
            <text:p>0.173828125</text:p>
          </table:table-cell>
          <table:table-cell office:value-type="float" office:value="0.404296875">
            <text:p>0.404296875</text:p>
          </table:table-cell>
          <table:table-cell/>
          <table:table-cell table:style-name="ce1" table:formula="of:=ROUND((([.A452]-0)/(1-0))*(12-2)+2)" office:value-type="float" office:value="10">
            <text:p>10</text:p>
          </table:table-cell>
          <table:table-cell table:style-name="ce2" table:formula="of:=(([.B452]-0)/(1-0))*(10-0)+0" office:value-type="float" office:value="0.48828125">
            <text:p>0.488281250</text:p>
          </table:table-cell>
          <table:table-cell table:style-name="ce2" table:formula="of:=(([.C452]-0)/(1-0))*(1500-0.000000001)+0.000000001" office:value-type="float" office:value="682.617187500545">
            <text:p>682.617187501</text:p>
          </table:table-cell>
          <table:table-cell table:style-name="ce2" table:formula="of:=(([.D452]-0)/(1-0))*(1-0.000000001)+0.000000001" office:value-type="float" office:value="0.923828125076172">
            <text:p>0.923828125</text:p>
          </table:table-cell>
          <table:table-cell table:style-name="ce2" table:formula="of:=[.L452]*[.O452]" office:value-type="float" office:value="9.23828125076172">
            <text:p>9.238281251</text:p>
          </table:table-cell>
          <table:table-cell table:style-name="ce2" table:formula="of:=(([.E452]-0)/(1-0))*(100-0.000000001)+0.000000001" office:value-type="float" office:value="27.5390625007246">
            <text:p>27.539062501</text:p>
          </table:table-cell>
          <table:table-cell table:style-name="ce1" table:formula="of:=(([.F452]-0)/(1-0))*(1-0.001)+0.001" office:value-type="float" office:value="0.018560546875">
            <text:p>0.0185605469</text:p>
          </table:table-cell>
          <table:table-cell table:style-name="ce1" table:formula="of:=IF((([.L452]*[.L452])*[.R452])&lt;1;1;ROUND(([.L452]*[.L452])*[.R452]))" office:value-type="float" office:value="2">
            <text:p>2</text:p>
          </table:table-cell>
          <table:table-cell table:style-name="ce1" table:formula="of:=ROUND((([.G452]-0)/(1-0))*(1-0)+0)" office:value-type="float" office:value="0">
            <text:p>0</text:p>
          </table:table-cell>
          <table:table-cell table:style-name="ce2" table:formula="of:=(([.H452]-0)/(1-0))*(100-0)+0" office:value-type="float" office:value="57.2265625">
            <text:p>57.226562500</text:p>
          </table:table-cell>
          <table:table-cell table:style-name="ce2" table:formula="of:=(([.I452]-0)/(1-0))*(100-(-100))+(-100)" office:value-type="float" office:value="-65.234375">
            <text:p>-65.234375000</text:p>
          </table:table-cell>
          <table:table-cell table:style-name="ce2" table:formula="of:=(([.J452]-0)/(1-0))*(10000-0)+0" office:value-type="float" office:value="4042.96875">
            <text:p>4042.968750000</text:p>
          </table:table-cell>
          <table:table-cell/>
        </table:table-row>
        <table:table-row table:style-name="ro3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 office:value-type="float" office:value="0.673828125">
            <text:p>0.673828125</text:p>
          </table:table-cell>
          <table:table-cell office:value-type="float" office:value="0.904296875">
            <text:p>0.904296875</text:p>
          </table:table-cell>
          <table:table-cell/>
          <table:table-cell table:style-name="ce1" table:formula="of:=ROUND((([.A453]-0)/(1-0))*(12-2)+2)" office:value-type="float" office:value="5">
            <text:p>5</text:p>
          </table:table-cell>
          <table:table-cell table:style-name="ce2" table:formula="of:=(([.B453]-0)/(1-0))*(10-0)+0" office:value-type="float" office:value="5.48828125">
            <text:p>5.488281250</text:p>
          </table:table-cell>
          <table:table-cell table:style-name="ce2" table:formula="of:=(([.C453]-0)/(1-0))*(1500-0.000000001)+0.000000001" office:value-type="float" office:value="1432.61718750005">
            <text:p>1432.617187500</text:p>
          </table:table-cell>
          <table:table-cell table:style-name="ce2" table:formula="of:=(([.D453]-0)/(1-0))*(1-0.000000001)+0.000000001" office:value-type="float" office:value="0.423828125576172">
            <text:p>0.423828126</text:p>
          </table:table-cell>
          <table:table-cell table:style-name="ce2" table:formula="of:=[.L453]*[.O453]" office:value-type="float" office:value="2.11914062788086">
            <text:p>2.119140628</text:p>
          </table:table-cell>
          <table:table-cell table:style-name="ce2" table:formula="of:=(([.E453]-0)/(1-0))*(100-0.000000001)+0.000000001" office:value-type="float" office:value="77.5390625002246">
            <text:p>77.539062500</text:p>
          </table:table-cell>
          <table:table-cell table:style-name="ce1" table:formula="of:=(([.F453]-0)/(1-0))*(1-0.001)+0.001" office:value-type="float" office:value="0.518060546875">
            <text:p>0.5180605469</text:p>
          </table:table-cell>
          <table:table-cell table:style-name="ce1" table:formula="of:=IF((([.L453]*[.L453])*[.R453])&lt;1;1;ROUND(([.L453]*[.L453])*[.R453]))" office:value-type="float" office:value="13">
            <text:p>13</text:p>
          </table:table-cell>
          <table:table-cell table:style-name="ce1" table:formula="of:=ROUND((([.G453]-0)/(1-0))*(1-0)+0)" office:value-type="float" office:value="1">
            <text:p>1</text:p>
          </table:table-cell>
          <table:table-cell table:style-name="ce2" table:formula="of:=(([.H453]-0)/(1-0))*(100-0)+0" office:value-type="float" office:value="7.2265625">
            <text:p>7.226562500</text:p>
          </table:table-cell>
          <table:table-cell table:style-name="ce2" table:formula="of:=(([.I453]-0)/(1-0))*(100-(-100))+(-100)" office:value-type="float" office:value="34.765625">
            <text:p>34.765625000</text:p>
          </table:table-cell>
          <table:table-cell table:style-name="ce2" table:formula="of:=(([.J453]-0)/(1-0))*(10000-0)+0" office:value-type="float" office:value="9042.96875">
            <text:p>9042.968750000</text:p>
          </table:table-cell>
          <table:table-cell/>
        </table:table-row>
        <table:table-row table:style-name="ro3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 office:value-type="float" office:value="0.048828125">
            <text:p>0.048828125</text:p>
          </table:table-cell>
          <table:table-cell office:value-type="float" office:value="0.029296875">
            <text:p>0.029296875</text:p>
          </table:table-cell>
          <table:table-cell/>
          <table:table-cell table:style-name="ce1" table:formula="of:=ROUND((([.A454]-0)/(1-0))*(12-2)+2)" office:value-type="float" office:value="6">
            <text:p>6</text:p>
          </table:table-cell>
          <table:table-cell table:style-name="ce2" table:formula="of:=(([.B454]-0)/(1-0))*(10-0)+0" office:value-type="float" office:value="1.73828125">
            <text:p>1.738281250</text:p>
          </table:table-cell>
          <table:table-cell table:style-name="ce2" table:formula="of:=(([.C454]-0)/(1-0))*(1500-0.000000001)+0.000000001" office:value-type="float" office:value="870.11718750042">
            <text:p>870.117187500</text:p>
          </table:table-cell>
          <table:table-cell table:style-name="ce2" table:formula="of:=(([.D454]-0)/(1-0))*(1-0.000000001)+0.000000001" office:value-type="float" office:value="0.298828125701172">
            <text:p>0.298828126</text:p>
          </table:table-cell>
          <table:table-cell table:style-name="ce2" table:formula="of:=[.L454]*[.O454]" office:value-type="float" office:value="1.79296875420703">
            <text:p>1.792968754</text:p>
          </table:table-cell>
          <table:table-cell table:style-name="ce2" table:formula="of:=(([.E454]-0)/(1-0))*(100-0.000000001)+0.000000001" office:value-type="float" office:value="90.0390625000996">
            <text:p>90.039062500</text:p>
          </table:table-cell>
          <table:table-cell table:style-name="ce1" table:formula="of:=(([.F454]-0)/(1-0))*(1-0.001)+0.001" office:value-type="float" office:value="0.892685546875">
            <text:p>0.8926855469</text:p>
          </table:table-cell>
          <table:table-cell table:style-name="ce1" table:formula="of:=IF((([.L454]*[.L454])*[.R454])&lt;1;1;ROUND(([.L454]*[.L454])*[.R454]))" office:value-type="float" office:value="32">
            <text:p>32</text:p>
          </table:table-cell>
          <table:table-cell table:style-name="ce1" table:formula="of:=ROUND((([.G454]-0)/(1-0))*(1-0)+0)" office:value-type="float" office:value="0">
            <text:p>0</text:p>
          </table:table-cell>
          <table:table-cell table:style-name="ce2" table:formula="of:=(([.H454]-0)/(1-0))*(100-0)+0" office:value-type="float" office:value="69.7265625">
            <text:p>69.726562500</text:p>
          </table:table-cell>
          <table:table-cell table:style-name="ce2" table:formula="of:=(([.I454]-0)/(1-0))*(100-(-100))+(-100)" office:value-type="float" office:value="-90.234375">
            <text:p>-90.234375000</text:p>
          </table:table-cell>
          <table:table-cell table:style-name="ce2" table:formula="of:=(([.J454]-0)/(1-0))*(10000-0)+0" office:value-type="float" office:value="292.96875">
            <text:p>292.968750000</text:p>
          </table:table-cell>
          <table:table-cell/>
        </table:table-row>
        <table:table-row table:style-name="ro3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 office:value-type="float" office:value="0.548828125">
            <text:p>0.548828125</text:p>
          </table:table-cell>
          <table:table-cell office:value-type="float" office:value="0.529296875">
            <text:p>0.529296875</text:p>
          </table:table-cell>
          <table:table-cell/>
          <table:table-cell table:style-name="ce1" table:formula="of:=ROUND((([.A455]-0)/(1-0))*(12-2)+2)" office:value-type="float" office:value="11">
            <text:p>11</text:p>
          </table:table-cell>
          <table:table-cell table:style-name="ce2" table:formula="of:=(([.B455]-0)/(1-0))*(10-0)+0" office:value-type="float" office:value="6.73828125">
            <text:p>6.738281250</text:p>
          </table:table-cell>
          <table:table-cell table:style-name="ce2" table:formula="of:=(([.C455]-0)/(1-0))*(1500-0.000000001)+0.000000001" office:value-type="float" office:value="120.11718750092">
            <text:p>120.117187501</text:p>
          </table:table-cell>
          <table:table-cell table:style-name="ce2" table:formula="of:=(([.D455]-0)/(1-0))*(1-0.000000001)+0.000000001" office:value-type="float" office:value="0.798828125201172">
            <text:p>0.798828125</text:p>
          </table:table-cell>
          <table:table-cell table:style-name="ce2" table:formula="of:=[.L455]*[.O455]" office:value-type="float" office:value="8.78710937721289">
            <text:p>8.787109377</text:p>
          </table:table-cell>
          <table:table-cell table:style-name="ce2" table:formula="of:=(([.E455]-0)/(1-0))*(100-0.000000001)+0.000000001" office:value-type="float" office:value="40.0390625005996">
            <text:p>40.039062501</text:p>
          </table:table-cell>
          <table:table-cell table:style-name="ce1" table:formula="of:=(([.F455]-0)/(1-0))*(1-0.001)+0.001" office:value-type="float" office:value="0.393185546875">
            <text:p>0.3931855469</text:p>
          </table:table-cell>
          <table:table-cell table:style-name="ce1" table:formula="of:=IF((([.L455]*[.L455])*[.R455])&lt;1;1;ROUND(([.L455]*[.L455])*[.R455]))" office:value-type="float" office:value="48">
            <text:p>48</text:p>
          </table:table-cell>
          <table:table-cell table:style-name="ce1" table:formula="of:=ROUND((([.G455]-0)/(1-0))*(1-0)+0)" office:value-type="float" office:value="1">
            <text:p>1</text:p>
          </table:table-cell>
          <table:table-cell table:style-name="ce2" table:formula="of:=(([.H455]-0)/(1-0))*(100-0)+0" office:value-type="float" office:value="19.7265625">
            <text:p>19.726562500</text:p>
          </table:table-cell>
          <table:table-cell table:style-name="ce2" table:formula="of:=(([.I455]-0)/(1-0))*(100-(-100))+(-100)" office:value-type="float" office:value="9.765625">
            <text:p>9.765625000</text:p>
          </table:table-cell>
          <table:table-cell table:style-name="ce2" table:formula="of:=(([.J455]-0)/(1-0))*(10000-0)+0" office:value-type="float" office:value="5292.96875">
            <text:p>5292.968750000</text:p>
          </table:table-cell>
          <table:table-cell/>
        </table:table-row>
        <table:table-row table:style-name="ro3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 office:value-type="float" office:value="0.798828125">
            <text:p>0.798828125</text:p>
          </table:table-cell>
          <table:table-cell office:value-type="float" office:value="0.779296875">
            <text:p>0.779296875</text:p>
          </table:table-cell>
          <table:table-cell/>
          <table:table-cell table:style-name="ce1" table:formula="of:=ROUND((([.A456]-0)/(1-0))*(12-2)+2)" office:value-type="float" office:value="8">
            <text:p>8</text:p>
          </table:table-cell>
          <table:table-cell table:style-name="ce2" table:formula="of:=(([.B456]-0)/(1-0))*(10-0)+0" office:value-type="float" office:value="4.23828125">
            <text:p>4.238281250</text:p>
          </table:table-cell>
          <table:table-cell table:style-name="ce2" table:formula="of:=(([.C456]-0)/(1-0))*(1500-0.000000001)+0.000000001" office:value-type="float" office:value="1245.11718750017">
            <text:p>1245.117187500</text:p>
          </table:table-cell>
          <table:table-cell table:style-name="ce2" table:formula="of:=(([.D456]-0)/(1-0))*(1-0.000000001)+0.000000001" office:value-type="float" office:value="0.0488281259511719">
            <text:p>0.048828126</text:p>
          </table:table-cell>
          <table:table-cell table:style-name="ce2" table:formula="of:=[.L456]*[.O456]" office:value-type="float" office:value="0.390625007609375">
            <text:p>0.390625008</text:p>
          </table:table-cell>
          <table:table-cell table:style-name="ce2" table:formula="of:=(([.E456]-0)/(1-0))*(100-0.000000001)+0.000000001" office:value-type="float" office:value="15.0390625008496">
            <text:p>15.039062501</text:p>
          </table:table-cell>
          <table:table-cell table:style-name="ce1" table:formula="of:=(([.F456]-0)/(1-0))*(1-0.001)+0.001" office:value-type="float" office:value="0.143435546875">
            <text:p>0.1434355469</text:p>
          </table:table-cell>
          <table:table-cell table:style-name="ce1" table:formula="of:=IF((([.L456]*[.L456])*[.R456])&lt;1;1;ROUND(([.L456]*[.L456])*[.R456]))" office:value-type="float" office:value="9">
            <text:p>9</text:p>
          </table:table-cell>
          <table:table-cell table:style-name="ce1" table:formula="of:=ROUND((([.G456]-0)/(1-0))*(1-0)+0)" office:value-type="float" office:value="0">
            <text:p>0</text:p>
          </table:table-cell>
          <table:table-cell table:style-name="ce2" table:formula="of:=(([.H456]-0)/(1-0))*(100-0)+0" office:value-type="float" office:value="44.7265625">
            <text:p>44.726562500</text:p>
          </table:table-cell>
          <table:table-cell table:style-name="ce2" table:formula="of:=(([.I456]-0)/(1-0))*(100-(-100))+(-100)" office:value-type="float" office:value="59.765625">
            <text:p>59.765625000</text:p>
          </table:table-cell>
          <table:table-cell table:style-name="ce2" table:formula="of:=(([.J456]-0)/(1-0))*(10000-0)+0" office:value-type="float" office:value="7792.96875">
            <text:p>7792.968750000</text:p>
          </table:table-cell>
          <table:table-cell/>
        </table:table-row>
        <table:table-row table:style-name="ro3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 office:value-type="float" office:value="0.298828125">
            <text:p>0.298828125</text:p>
          </table:table-cell>
          <table:table-cell office:value-type="float" office:value="0.279296875">
            <text:p>0.279296875</text:p>
          </table:table-cell>
          <table:table-cell/>
          <table:table-cell table:style-name="ce1" table:formula="of:=ROUND((([.A457]-0)/(1-0))*(12-2)+2)" office:value-type="float" office:value="3">
            <text:p>3</text:p>
          </table:table-cell>
          <table:table-cell table:style-name="ce2" table:formula="of:=(([.B457]-0)/(1-0))*(10-0)+0" office:value-type="float" office:value="9.23828125">
            <text:p>9.238281250</text:p>
          </table:table-cell>
          <table:table-cell table:style-name="ce2" table:formula="of:=(([.C457]-0)/(1-0))*(1500-0.000000001)+0.000000001" office:value-type="float" office:value="495.11718750067">
            <text:p>495.117187501</text:p>
          </table:table-cell>
          <table:table-cell table:style-name="ce2" table:formula="of:=(([.D457]-0)/(1-0))*(1-0.000000001)+0.000000001" office:value-type="float" office:value="0.548828125451172">
            <text:p>0.548828125</text:p>
          </table:table-cell>
          <table:table-cell table:style-name="ce2" table:formula="of:=[.L457]*[.O457]" office:value-type="float" office:value="1.64648437635352">
            <text:p>1.646484376</text:p>
          </table:table-cell>
          <table:table-cell table:style-name="ce2" table:formula="of:=(([.E457]-0)/(1-0))*(100-0.000000001)+0.000000001" office:value-type="float" office:value="65.0390625003496">
            <text:p>65.039062500</text:p>
          </table:table-cell>
          <table:table-cell table:style-name="ce1" table:formula="of:=(([.F457]-0)/(1-0))*(1-0.001)+0.001" office:value-type="float" office:value="0.642935546875">
            <text:p>0.6429355469</text:p>
          </table:table-cell>
          <table:table-cell table:style-name="ce1" table:formula="of:=IF((([.L457]*[.L457])*[.R457])&lt;1;1;ROUND(([.L457]*[.L457])*[.R457]))" office:value-type="float" office:value="6">
            <text:p>6</text:p>
          </table:table-cell>
          <table:table-cell table:style-name="ce1" table:formula="of:=ROUND((([.G457]-0)/(1-0))*(1-0)+0)" office:value-type="float" office:value="1">
            <text:p>1</text:p>
          </table:table-cell>
          <table:table-cell table:style-name="ce2" table:formula="of:=(([.H457]-0)/(1-0))*(100-0)+0" office:value-type="float" office:value="94.7265625">
            <text:p>94.726562500</text:p>
          </table:table-cell>
          <table:table-cell table:style-name="ce2" table:formula="of:=(([.I457]-0)/(1-0))*(100-(-100))+(-100)" office:value-type="float" office:value="-40.234375">
            <text:p>-40.234375000</text:p>
          </table:table-cell>
          <table:table-cell table:style-name="ce2" table:formula="of:=(([.J457]-0)/(1-0))*(10000-0)+0" office:value-type="float" office:value="2792.96875">
            <text:p>2792.968750000</text:p>
          </table:table-cell>
          <table:table-cell/>
        </table:table-row>
        <table:table-row table:style-name="ro3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 office:value-type="float" office:value="0.111328125">
            <text:p>0.111328125</text:p>
          </table:table-cell>
          <table:table-cell office:value-type="float" office:value="0.966796875">
            <text:p>0.966796875</text:p>
          </table:table-cell>
          <table:table-cell/>
          <table:table-cell table:style-name="ce1" table:formula="of:=ROUND((([.A458]-0)/(1-0))*(12-2)+2)" office:value-type="float" office:value="4">
            <text:p>4</text:p>
          </table:table-cell>
          <table:table-cell table:style-name="ce2" table:formula="of:=(([.B458]-0)/(1-0))*(10-0)+0" office:value-type="float" office:value="1.11328125">
            <text:p>1.113281250</text:p>
          </table:table-cell>
          <table:table-cell table:style-name="ce2" table:formula="of:=(([.C458]-0)/(1-0))*(1500-0.000000001)+0.000000001" office:value-type="float" office:value="1151.36718750023">
            <text:p>1151.367187500</text:p>
          </table:table-cell>
          <table:table-cell table:style-name="ce2" table:formula="of:=(([.D458]-0)/(1-0))*(1-0.000000001)+0.000000001" office:value-type="float" office:value="0.861328125138672">
            <text:p>0.861328125</text:p>
          </table:table-cell>
          <table:table-cell table:style-name="ce2" table:formula="of:=[.L458]*[.O458]" office:value-type="float" office:value="3.44531250055469">
            <text:p>3.445312501</text:p>
          </table:table-cell>
          <table:table-cell table:style-name="ce2" table:formula="of:=(([.E458]-0)/(1-0))*(100-0.000000001)+0.000000001" office:value-type="float" office:value="8.78906250091211">
            <text:p>8.789062501</text:p>
          </table:table-cell>
          <table:table-cell table:style-name="ce1" table:formula="of:=(([.F458]-0)/(1-0))*(1-0.001)+0.001" office:value-type="float" office:value="0.580498046875">
            <text:p>0.5804980469</text:p>
          </table:table-cell>
          <table:table-cell table:style-name="ce1" table:formula="of:=IF((([.L458]*[.L458])*[.R458])&lt;1;1;ROUND(([.L458]*[.L458])*[.R458]))" office:value-type="float" office:value="9">
            <text:p>9</text:p>
          </table:table-cell>
          <table:table-cell table:style-name="ce1" table:formula="of:=ROUND((([.G458]-0)/(1-0))*(1-0)+0)" office:value-type="float" office:value="0">
            <text:p>0</text:p>
          </table:table-cell>
          <table:table-cell table:style-name="ce2" table:formula="of:=(([.H458]-0)/(1-0))*(100-0)+0" office:value-type="float" office:value="63.4765625">
            <text:p>63.476562500</text:p>
          </table:table-cell>
          <table:table-cell table:style-name="ce2" table:formula="of:=(([.I458]-0)/(1-0))*(100-(-100))+(-100)" office:value-type="float" office:value="-77.734375">
            <text:p>-77.734375000</text:p>
          </table:table-cell>
          <table:table-cell table:style-name="ce2" table:formula="of:=(([.J458]-0)/(1-0))*(10000-0)+0" office:value-type="float" office:value="9667.96875">
            <text:p>9667.968750000</text:p>
          </table:table-cell>
          <table:table-cell/>
        </table:table-row>
        <table:table-row table:style-name="ro3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 office:value-type="float" office:value="0.611328125">
            <text:p>0.611328125</text:p>
          </table:table-cell>
          <table:table-cell office:value-type="float" office:value="0.466796875">
            <text:p>0.466796875</text:p>
          </table:table-cell>
          <table:table-cell/>
          <table:table-cell table:style-name="ce1" table:formula="of:=ROUND((([.A459]-0)/(1-0))*(12-2)+2)" office:value-type="float" office:value="9">
            <text:p>9</text:p>
          </table:table-cell>
          <table:table-cell table:style-name="ce2" table:formula="of:=(([.B459]-0)/(1-0))*(10-0)+0" office:value-type="float" office:value="6.11328125">
            <text:p>6.113281250</text:p>
          </table:table-cell>
          <table:table-cell table:style-name="ce2" table:formula="of:=(([.C459]-0)/(1-0))*(1500-0.000000001)+0.000000001" office:value-type="float" office:value="401.367187500732">
            <text:p>401.367187501</text:p>
          </table:table-cell>
          <table:table-cell table:style-name="ce2" table:formula="of:=(([.D459]-0)/(1-0))*(1-0.000000001)+0.000000001" office:value-type="float" office:value="0.361328125638672">
            <text:p>0.361328126</text:p>
          </table:table-cell>
          <table:table-cell table:style-name="ce2" table:formula="of:=[.L459]*[.O459]" office:value-type="float" office:value="3.25195313074805">
            <text:p>3.251953131</text:p>
          </table:table-cell>
          <table:table-cell table:style-name="ce2" table:formula="of:=(([.E459]-0)/(1-0))*(100-0.000000001)+0.000000001" office:value-type="float" office:value="58.7890625004121">
            <text:p>58.789062500</text:p>
          </table:table-cell>
          <table:table-cell table:style-name="ce1" table:formula="of:=(([.F459]-0)/(1-0))*(1-0.001)+0.001" office:value-type="float" office:value="0.080998046875">
            <text:p>0.0809980469</text:p>
          </table:table-cell>
          <table:table-cell table:style-name="ce1" table:formula="of:=IF((([.L459]*[.L459])*[.R459])&lt;1;1;ROUND(([.L459]*[.L459])*[.R459]))" office:value-type="float" office:value="7">
            <text:p>7</text:p>
          </table:table-cell>
          <table:table-cell table:style-name="ce1" table:formula="of:=ROUND((([.G459]-0)/(1-0))*(1-0)+0)" office:value-type="float" office:value="1">
            <text:p>1</text:p>
          </table:table-cell>
          <table:table-cell table:style-name="ce2" table:formula="of:=(([.H459]-0)/(1-0))*(100-0)+0" office:value-type="float" office:value="13.4765625">
            <text:p>13.476562500</text:p>
          </table:table-cell>
          <table:table-cell table:style-name="ce2" table:formula="of:=(([.I459]-0)/(1-0))*(100-(-100))+(-100)" office:value-type="float" office:value="22.265625">
            <text:p>22.265625000</text:p>
          </table:table-cell>
          <table:table-cell table:style-name="ce2" table:formula="of:=(([.J459]-0)/(1-0))*(10000-0)+0" office:value-type="float" office:value="4667.96875">
            <text:p>4667.968750000</text:p>
          </table:table-cell>
          <table:table-cell/>
        </table:table-row>
        <table:table-row table:style-name="ro3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 office:value-type="float" office:value="0.861328125">
            <text:p>0.861328125</text:p>
          </table:table-cell>
          <table:table-cell office:value-type="float" office:value="0.216796875">
            <text:p>0.216796875</text:p>
          </table:table-cell>
          <table:table-cell/>
          <table:table-cell table:style-name="ce1" table:formula="of:=ROUND((([.A460]-0)/(1-0))*(12-2)+2)" office:value-type="float" office:value="12">
            <text:p>12</text:p>
          </table:table-cell>
          <table:table-cell table:style-name="ce2" table:formula="of:=(([.B460]-0)/(1-0))*(10-0)+0" office:value-type="float" office:value="3.61328125">
            <text:p>3.613281250</text:p>
          </table:table-cell>
          <table:table-cell table:style-name="ce2" table:formula="of:=(([.C460]-0)/(1-0))*(1500-0.000000001)+0.000000001" office:value-type="float" office:value="776.367187500482">
            <text:p>776.367187500</text:p>
          </table:table-cell>
          <table:table-cell table:style-name="ce2" table:formula="of:=(([.D460]-0)/(1-0))*(1-0.000000001)+0.000000001" office:value-type="float" office:value="0.611328125388672">
            <text:p>0.611328125</text:p>
          </table:table-cell>
          <table:table-cell table:style-name="ce2" table:formula="of:=[.L460]*[.O460]" office:value-type="float" office:value="7.33593750466406">
            <text:p>7.335937505</text:p>
          </table:table-cell>
          <table:table-cell table:style-name="ce2" table:formula="of:=(([.E460]-0)/(1-0))*(100-0.000000001)+0.000000001" office:value-type="float" office:value="83.7890625001621">
            <text:p>83.789062500</text:p>
          </table:table-cell>
          <table:table-cell table:style-name="ce1" table:formula="of:=(([.F460]-0)/(1-0))*(1-0.001)+0.001" office:value-type="float" office:value="0.330748046875">
            <text:p>0.3307480469</text:p>
          </table:table-cell>
          <table:table-cell table:style-name="ce1" table:formula="of:=IF((([.L460]*[.L460])*[.R460])&lt;1;1;ROUND(([.L460]*[.L460])*[.R460]))" office:value-type="float" office:value="48">
            <text:p>48</text:p>
          </table:table-cell>
          <table:table-cell table:style-name="ce1" table:formula="of:=ROUND((([.G460]-0)/(1-0))*(1-0)+0)" office:value-type="float" office:value="0">
            <text:p>0</text:p>
          </table:table-cell>
          <table:table-cell table:style-name="ce2" table:formula="of:=(([.H460]-0)/(1-0))*(100-0)+0" office:value-type="float" office:value="38.4765625">
            <text:p>38.476562500</text:p>
          </table:table-cell>
          <table:table-cell table:style-name="ce2" table:formula="of:=(([.I460]-0)/(1-0))*(100-(-100))+(-100)" office:value-type="float" office:value="72.265625">
            <text:p>72.265625000</text:p>
          </table:table-cell>
          <table:table-cell table:style-name="ce2" table:formula="of:=(([.J460]-0)/(1-0))*(10000-0)+0" office:value-type="float" office:value="2167.96875">
            <text:p>2167.968750000</text:p>
          </table:table-cell>
          <table:table-cell/>
        </table:table-row>
        <table:table-row table:style-name="ro3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 office:value-type="float" office:value="0.361328125">
            <text:p>0.361328125</text:p>
          </table:table-cell>
          <table:table-cell office:value-type="float" office:value="0.716796875">
            <text:p>0.716796875</text:p>
          </table:table-cell>
          <table:table-cell/>
          <table:table-cell table:style-name="ce1" table:formula="of:=ROUND((([.A461]-0)/(1-0))*(12-2)+2)" office:value-type="float" office:value="7">
            <text:p>7</text:p>
          </table:table-cell>
          <table:table-cell table:style-name="ce2" table:formula="of:=(([.B461]-0)/(1-0))*(10-0)+0" office:value-type="float" office:value="8.61328125">
            <text:p>8.613281250</text:p>
          </table:table-cell>
          <table:table-cell table:style-name="ce2" table:formula="of:=(([.C461]-0)/(1-0))*(1500-0.000000001)+0.000000001" office:value-type="float" office:value="26.3671875009824">
            <text:p>26.367187501</text:p>
          </table:table-cell>
          <table:table-cell table:style-name="ce2" table:formula="of:=(([.D461]-0)/(1-0))*(1-0.000000001)+0.000000001" office:value-type="float" office:value="0.111328125888672">
            <text:p>0.111328126</text:p>
          </table:table-cell>
          <table:table-cell table:style-name="ce2" table:formula="of:=[.L461]*[.O461]" office:value-type="float" office:value="0.779296881220703">
            <text:p>0.779296881</text:p>
          </table:table-cell>
          <table:table-cell table:style-name="ce2" table:formula="of:=(([.E461]-0)/(1-0))*(100-0.000000001)+0.000000001" office:value-type="float" office:value="33.7890625006621">
            <text:p>33.789062501</text:p>
          </table:table-cell>
          <table:table-cell table:style-name="ce1" table:formula="of:=(([.F461]-0)/(1-0))*(1-0.001)+0.001" office:value-type="float" office:value="0.830248046875">
            <text:p>0.8302480469</text:p>
          </table:table-cell>
          <table:table-cell table:style-name="ce1" table:formula="of:=IF((([.L461]*[.L461])*[.R461])&lt;1;1;ROUND(([.L461]*[.L461])*[.R461]))" office:value-type="float" office:value="41">
            <text:p>41</text:p>
          </table:table-cell>
          <table:table-cell table:style-name="ce1" table:formula="of:=ROUND((([.G461]-0)/(1-0))*(1-0)+0)" office:value-type="float" office:value="1">
            <text:p>1</text:p>
          </table:table-cell>
          <table:table-cell table:style-name="ce2" table:formula="of:=(([.H461]-0)/(1-0))*(100-0)+0" office:value-type="float" office:value="88.4765625">
            <text:p>88.476562500</text:p>
          </table:table-cell>
          <table:table-cell table:style-name="ce2" table:formula="of:=(([.I461]-0)/(1-0))*(100-(-100))+(-100)" office:value-type="float" office:value="-27.734375">
            <text:p>-27.734375000</text:p>
          </table:table-cell>
          <table:table-cell table:style-name="ce2" table:formula="of:=(([.J461]-0)/(1-0))*(10000-0)+0" office:value-type="float" office:value="7167.96875">
            <text:p>7167.968750000</text:p>
          </table:table-cell>
          <table:table-cell/>
        </table:table-row>
        <table:table-row table:style-name="ro3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 office:value-type="float" office:value="0.986328125">
            <text:p>0.986328125</text:p>
          </table:table-cell>
          <table:table-cell office:value-type="float" office:value="0.341796875">
            <text:p>0.341796875</text:p>
          </table:table-cell>
          <table:table-cell/>
          <table:table-cell table:style-name="ce1" table:formula="of:=ROUND((([.A462]-0)/(1-0))*(12-2)+2)" office:value-type="float" office:value="5">
            <text:p>5</text:p>
          </table:table-cell>
          <table:table-cell table:style-name="ce2" table:formula="of:=(([.B462]-0)/(1-0))*(10-0)+0" office:value-type="float" office:value="4.86328125">
            <text:p>4.863281250</text:p>
          </table:table-cell>
          <table:table-cell table:style-name="ce2" table:formula="of:=(([.C462]-0)/(1-0))*(1500-0.000000001)+0.000000001" office:value-type="float" office:value="588.867187500607">
            <text:p>588.867187501</text:p>
          </table:table-cell>
          <table:table-cell table:style-name="ce2" table:formula="of:=(([.D462]-0)/(1-0))*(1-0.000000001)+0.000000001" office:value-type="float" office:value="0.236328125763672">
            <text:p>0.236328126</text:p>
          </table:table-cell>
          <table:table-cell table:style-name="ce2" table:formula="of:=[.L462]*[.O462]" office:value-type="float" office:value="1.18164062881836">
            <text:p>1.181640629</text:p>
          </table:table-cell>
          <table:table-cell table:style-name="ce2" table:formula="of:=(([.E462]-0)/(1-0))*(100-0.000000001)+0.000000001" office:value-type="float" office:value="46.2890625005371">
            <text:p>46.289062501</text:p>
          </table:table-cell>
          <table:table-cell table:style-name="ce1" table:formula="of:=(([.F462]-0)/(1-0))*(1-0.001)+0.001" office:value-type="float" office:value="0.705373046875">
            <text:p>0.7053730469</text:p>
          </table:table-cell>
          <table:table-cell table:style-name="ce1" table:formula="of:=IF((([.L462]*[.L462])*[.R462])&lt;1;1;ROUND(([.L462]*[.L462])*[.R462]))" office:value-type="float" office:value="18">
            <text:p>18</text:p>
          </table:table-cell>
          <table:table-cell table:style-name="ce1" table:formula="of:=ROUND((([.G462]-0)/(1-0))*(1-0)+0)" office:value-type="float" office:value="0">
            <text:p>0</text:p>
          </table:table-cell>
          <table:table-cell table:style-name="ce2" table:formula="of:=(([.H462]-0)/(1-0))*(100-0)+0" office:value-type="float" office:value="25.9765625">
            <text:p>25.976562500</text:p>
          </table:table-cell>
          <table:table-cell table:style-name="ce2" table:formula="of:=(([.I462]-0)/(1-0))*(100-(-100))+(-100)" office:value-type="float" office:value="97.265625">
            <text:p>97.265625000</text:p>
          </table:table-cell>
          <table:table-cell table:style-name="ce2" table:formula="of:=(([.J462]-0)/(1-0))*(10000-0)+0" office:value-type="float" office:value="3417.96875">
            <text:p>3417.968750000</text:p>
          </table:table-cell>
          <table:table-cell/>
        </table:table-row>
        <table:table-row table:style-name="ro3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 office:value-type="float" office:value="0.486328125">
            <text:p>0.486328125</text:p>
          </table:table-cell>
          <table:table-cell office:value-type="float" office:value="0.841796875">
            <text:p>0.841796875</text:p>
          </table:table-cell>
          <table:table-cell/>
          <table:table-cell table:style-name="ce1" table:formula="of:=ROUND((([.A463]-0)/(1-0))*(12-2)+2)" office:value-type="float" office:value="10">
            <text:p>10</text:p>
          </table:table-cell>
          <table:table-cell table:style-name="ce2" table:formula="of:=(([.B463]-0)/(1-0))*(10-0)+0" office:value-type="float" office:value="9.86328125">
            <text:p>9.863281250</text:p>
          </table:table-cell>
          <table:table-cell table:style-name="ce2" table:formula="of:=(([.C463]-0)/(1-0))*(1500-0.000000001)+0.000000001" office:value-type="float" office:value="1338.86718750011">
            <text:p>1338.867187500</text:p>
          </table:table-cell>
          <table:table-cell table:style-name="ce2" table:formula="of:=(([.D463]-0)/(1-0))*(1-0.000000001)+0.000000001" office:value-type="float" office:value="0.736328125263672">
            <text:p>0.736328125</text:p>
          </table:table-cell>
          <table:table-cell table:style-name="ce2" table:formula="of:=[.L463]*[.O463]" office:value-type="float" office:value="7.36328125263672">
            <text:p>7.363281253</text:p>
          </table:table-cell>
          <table:table-cell table:style-name="ce2" table:formula="of:=(([.E463]-0)/(1-0))*(100-0.000000001)+0.000000001" office:value-type="float" office:value="96.2890625000371">
            <text:p>96.289062500</text:p>
          </table:table-cell>
          <table:table-cell table:style-name="ce1" table:formula="of:=(([.F463]-0)/(1-0))*(1-0.001)+0.001" office:value-type="float" office:value="0.205873046875">
            <text:p>0.2058730469</text:p>
          </table:table-cell>
          <table:table-cell table:style-name="ce1" table:formula="of:=IF((([.L463]*[.L463])*[.R463])&lt;1;1;ROUND(([.L463]*[.L463])*[.R463]))" office:value-type="float" office:value="21">
            <text:p>21</text:p>
          </table:table-cell>
          <table:table-cell table:style-name="ce1" table:formula="of:=ROUND((([.G463]-0)/(1-0))*(1-0)+0)" office:value-type="float" office:value="1">
            <text:p>1</text:p>
          </table:table-cell>
          <table:table-cell table:style-name="ce2" table:formula="of:=(([.H463]-0)/(1-0))*(100-0)+0" office:value-type="float" office:value="75.9765625">
            <text:p>75.976562500</text:p>
          </table:table-cell>
          <table:table-cell table:style-name="ce2" table:formula="of:=(([.I463]-0)/(1-0))*(100-(-100))+(-100)" office:value-type="float" office:value="-2.73437499999999">
            <text:p>-2.734375000</text:p>
          </table:table-cell>
          <table:table-cell table:style-name="ce2" table:formula="of:=(([.J463]-0)/(1-0))*(10000-0)+0" office:value-type="float" office:value="8417.96875">
            <text:p>8417.968750000</text:p>
          </table:table-cell>
          <table:table-cell/>
        </table:table-row>
        <table:table-row table:style-name="ro3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 office:value-type="float" office:value="0.236328125">
            <text:p>0.236328125</text:p>
          </table:table-cell>
          <table:table-cell office:value-type="float" office:value="0.591796875">
            <text:p>0.591796875</text:p>
          </table:table-cell>
          <table:table-cell/>
          <table:table-cell table:style-name="ce1" table:formula="of:=ROUND((([.A464]-0)/(1-0))*(12-2)+2)" office:value-type="float" office:value="8">
            <text:p>8</text:p>
          </table:table-cell>
          <table:table-cell table:style-name="ce2" table:formula="of:=(([.B464]-0)/(1-0))*(10-0)+0" office:value-type="float" office:value="2.36328125">
            <text:p>2.363281250</text:p>
          </table:table-cell>
          <table:table-cell table:style-name="ce2" table:formula="of:=(([.C464]-0)/(1-0))*(1500-0.000000001)+0.000000001" office:value-type="float" office:value="213.867187500857">
            <text:p>213.867187501</text:p>
          </table:table-cell>
          <table:table-cell table:style-name="ce2" table:formula="of:=(([.D464]-0)/(1-0))*(1-0.000000001)+0.000000001" office:value-type="float" office:value="0.486328125513672">
            <text:p>0.486328126</text:p>
          </table:table-cell>
          <table:table-cell table:style-name="ce2" table:formula="of:=[.L464]*[.O464]" office:value-type="float" office:value="3.89062500410938">
            <text:p>3.890625004</text:p>
          </table:table-cell>
          <table:table-cell table:style-name="ce2" table:formula="of:=(([.E464]-0)/(1-0))*(100-0.000000001)+0.000000001" office:value-type="float" office:value="71.2890625002871">
            <text:p>71.289062500</text:p>
          </table:table-cell>
          <table:table-cell table:style-name="ce1" table:formula="of:=(([.F464]-0)/(1-0))*(1-0.001)+0.001" office:value-type="float" office:value="0.455623046875">
            <text:p>0.4556230469</text:p>
          </table:table-cell>
          <table:table-cell table:style-name="ce1" table:formula="of:=IF((([.L464]*[.L464])*[.R464])&lt;1;1;ROUND(([.L464]*[.L464])*[.R464]))" office:value-type="float" office:value="29">
            <text:p>29</text:p>
          </table:table-cell>
          <table:table-cell table:style-name="ce1" table:formula="of:=ROUND((([.G464]-0)/(1-0))*(1-0)+0)" office:value-type="float" office:value="0">
            <text:p>0</text:p>
          </table:table-cell>
          <table:table-cell table:style-name="ce2" table:formula="of:=(([.H464]-0)/(1-0))*(100-0)+0" office:value-type="float" office:value="50.9765625">
            <text:p>50.976562500</text:p>
          </table:table-cell>
          <table:table-cell table:style-name="ce2" table:formula="of:=(([.I464]-0)/(1-0))*(100-(-100))+(-100)" office:value-type="float" office:value="-52.734375">
            <text:p>-52.734375000</text:p>
          </table:table-cell>
          <table:table-cell table:style-name="ce2" table:formula="of:=(([.J464]-0)/(1-0))*(10000-0)+0" office:value-type="float" office:value="5917.96875">
            <text:p>5917.968750000</text:p>
          </table:table-cell>
          <table:table-cell/>
        </table:table-row>
        <table:table-row table:style-name="ro3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 office:value-type="float" office:value="0.736328125">
            <text:p>0.736328125</text:p>
          </table:table-cell>
          <table:table-cell office:value-type="float" office:value="0.091796875">
            <text:p>0.091796875</text:p>
          </table:table-cell>
          <table:table-cell/>
          <table:table-cell table:style-name="ce1" table:formula="of:=ROUND((([.A465]-0)/(1-0))*(12-2)+2)" office:value-type="float" office:value="3">
            <text:p>3</text:p>
          </table:table-cell>
          <table:table-cell table:style-name="ce2" table:formula="of:=(([.B465]-0)/(1-0))*(10-0)+0" office:value-type="float" office:value="7.36328125">
            <text:p>7.363281250</text:p>
          </table:table-cell>
          <table:table-cell table:style-name="ce2" table:formula="of:=(([.C465]-0)/(1-0))*(1500-0.000000001)+0.000000001" office:value-type="float" office:value="963.867187500357">
            <text:p>963.867187500</text:p>
          </table:table-cell>
          <table:table-cell table:style-name="ce2" table:formula="of:=(([.D465]-0)/(1-0))*(1-0.000000001)+0.000000001" office:value-type="float" office:value="0.986328125013672">
            <text:p>0.986328125</text:p>
          </table:table-cell>
          <table:table-cell table:style-name="ce2" table:formula="of:=[.L465]*[.O465]" office:value-type="float" office:value="2.95898437504102">
            <text:p>2.958984375</text:p>
          </table:table-cell>
          <table:table-cell table:style-name="ce2" table:formula="of:=(([.E465]-0)/(1-0))*(100-0.000000001)+0.000000001" office:value-type="float" office:value="21.2890625007871">
            <text:p>21.289062501</text:p>
          </table:table-cell>
          <table:table-cell table:style-name="ce1" table:formula="of:=(([.F465]-0)/(1-0))*(1-0.001)+0.001" office:value-type="float" office:value="0.955123046875">
            <text:p>0.9551230469</text:p>
          </table:table-cell>
          <table:table-cell table:style-name="ce1" table:formula="of:=IF((([.L465]*[.L465])*[.R465])&lt;1;1;ROUND(([.L465]*[.L465])*[.R465]))" office:value-type="float" office:value="9">
            <text:p>9</text:p>
          </table:table-cell>
          <table:table-cell table:style-name="ce1" table:formula="of:=ROUND((([.G465]-0)/(1-0))*(1-0)+0)" office:value-type="float" office:value="1">
            <text:p>1</text:p>
          </table:table-cell>
          <table:table-cell table:style-name="ce2" table:formula="of:=(([.H465]-0)/(1-0))*(100-0)+0" office:value-type="float" office:value="0.9765625">
            <text:p>0.976562500</text:p>
          </table:table-cell>
          <table:table-cell table:style-name="ce2" table:formula="of:=(([.I465]-0)/(1-0))*(100-(-100))+(-100)" office:value-type="float" office:value="47.265625">
            <text:p>47.265625000</text:p>
          </table:table-cell>
          <table:table-cell table:style-name="ce2" table:formula="of:=(([.J465]-0)/(1-0))*(10000-0)+0" office:value-type="float" office:value="917.96875">
            <text:p>917.968750000</text:p>
          </table:table-cell>
          <table:table-cell/>
        </table:table-row>
        <table:table-row table:style-name="ro3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 office:value-type="float" office:value="0.580078125">
            <text:p>0.580078125</text:p>
          </table:table-cell>
          <table:table-cell office:value-type="float" office:value="0.560546875">
            <text:p>0.560546875</text:p>
          </table:table-cell>
          <table:table-cell/>
          <table:table-cell table:style-name="ce1" table:formula="of:=ROUND((([.A466]-0)/(1-0))*(12-2)+2)" office:value-type="float" office:value="3">
            <text:p>3</text:p>
          </table:table-cell>
          <table:table-cell table:style-name="ce2" table:formula="of:=(([.B466]-0)/(1-0))*(10-0)+0" office:value-type="float" office:value="2.05078125">
            <text:p>2.050781250</text:p>
          </table:table-cell>
          <table:table-cell table:style-name="ce2" table:formula="of:=(([.C466]-0)/(1-0))*(1500-0.000000001)+0.000000001" office:value-type="float" office:value="448.242187500701">
            <text:p>448.242187501</text:p>
          </table:table-cell>
          <table:table-cell table:style-name="ce2" table:formula="of:=(([.D466]-0)/(1-0))*(1-0.000000001)+0.000000001" office:value-type="float" office:value="0.0175781259824219">
            <text:p>0.017578126</text:p>
          </table:table-cell>
          <table:table-cell table:style-name="ce2" table:formula="of:=[.L466]*[.O466]" office:value-type="float" office:value="0.0527343779472656">
            <text:p>0.052734378</text:p>
          </table:table-cell>
          <table:table-cell table:style-name="ce2" table:formula="of:=(([.E466]-0)/(1-0))*(100-0.000000001)+0.000000001" office:value-type="float" office:value="80.6640625001934">
            <text:p>80.664062500</text:p>
          </table:table-cell>
          <table:table-cell table:style-name="ce1" table:formula="of:=(([.F466]-0)/(1-0))*(1-0.001)+0.001" office:value-type="float" office:value="0.237091796875">
            <text:p>0.2370917969</text:p>
          </table:table-cell>
          <table:table-cell table:style-name="ce1" table:formula="of:=IF((([.L466]*[.L466])*[.R466])&lt;1;1;ROUND(([.L466]*[.L466])*[.R466]))" office:value-type="float" office:value="2">
            <text:p>2</text:p>
          </table:table-cell>
          <table:table-cell table:style-name="ce1" table:formula="of:=ROUND((([.G466]-0)/(1-0))*(1-0)+0)" office:value-type="float" office:value="1">
            <text:p>1</text:p>
          </table:table-cell>
          <table:table-cell table:style-name="ce2" table:formula="of:=(([.H466]-0)/(1-0))*(100-0)+0" office:value-type="float" office:value="54.1015625">
            <text:p>54.101562500</text:p>
          </table:table-cell>
          <table:table-cell table:style-name="ce2" table:formula="of:=(([.I466]-0)/(1-0))*(100-(-100))+(-100)" office:value-type="float" office:value="16.015625">
            <text:p>16.015625000</text:p>
          </table:table-cell>
          <table:table-cell table:style-name="ce2" table:formula="of:=(([.J466]-0)/(1-0))*(10000-0)+0" office:value-type="float" office:value="5605.46875">
            <text:p>5605.468750000</text:p>
          </table:table-cell>
          <table:table-cell/>
        </table:table-row>
        <table:table-row table:style-name="ro3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 office:value-type="float" office:value="0.080078125">
            <text:p>0.080078125</text:p>
          </table:table-cell>
          <table:table-cell office:value-type="float" office:value="0.060546875">
            <text:p>0.060546875</text:p>
          </table:table-cell>
          <table:table-cell/>
          <table:table-cell table:style-name="ce1" table:formula="of:=ROUND((([.A467]-0)/(1-0))*(12-2)+2)" office:value-type="float" office:value="8">
            <text:p>8</text:p>
          </table:table-cell>
          <table:table-cell table:style-name="ce2" table:formula="of:=(([.B467]-0)/(1-0))*(10-0)+0" office:value-type="float" office:value="7.05078125">
            <text:p>7.050781250</text:p>
          </table:table-cell>
          <table:table-cell table:style-name="ce2" table:formula="of:=(([.C467]-0)/(1-0))*(1500-0.000000001)+0.000000001" office:value-type="float" office:value="1198.2421875002">
            <text:p>1198.242187500</text:p>
          </table:table-cell>
          <table:table-cell table:style-name="ce2" table:formula="of:=(([.D467]-0)/(1-0))*(1-0.000000001)+0.000000001" office:value-type="float" office:value="0.517578125482422">
            <text:p>0.517578125</text:p>
          </table:table-cell>
          <table:table-cell table:style-name="ce2" table:formula="of:=[.L467]*[.O467]" office:value-type="float" office:value="4.14062500385938">
            <text:p>4.140625004</text:p>
          </table:table-cell>
          <table:table-cell table:style-name="ce2" table:formula="of:=(([.E467]-0)/(1-0))*(100-0.000000001)+0.000000001" office:value-type="float" office:value="30.6640625006934">
            <text:p>30.664062501</text:p>
          </table:table-cell>
          <table:table-cell table:style-name="ce1" table:formula="of:=(([.F467]-0)/(1-0))*(1-0.001)+0.001" office:value-type="float" office:value="0.736591796875">
            <text:p>0.7365917969</text:p>
          </table:table-cell>
          <table:table-cell table:style-name="ce1" table:formula="of:=IF((([.L467]*[.L467])*[.R467])&lt;1;1;ROUND(([.L467]*[.L467])*[.R467]))" office:value-type="float" office:value="47">
            <text:p>47</text:p>
          </table:table-cell>
          <table:table-cell table:style-name="ce1" table:formula="of:=ROUND((([.G467]-0)/(1-0))*(1-0)+0)" office:value-type="float" office:value="0">
            <text:p>0</text:p>
          </table:table-cell>
          <table:table-cell table:style-name="ce2" table:formula="of:=(([.H467]-0)/(1-0))*(100-0)+0" office:value-type="float" office:value="4.1015625">
            <text:p>4.101562500</text:p>
          </table:table-cell>
          <table:table-cell table:style-name="ce2" table:formula="of:=(([.I467]-0)/(1-0))*(100-(-100))+(-100)" office:value-type="float" office:value="-83.984375">
            <text:p>-83.984375000</text:p>
          </table:table-cell>
          <table:table-cell table:style-name="ce2" table:formula="of:=(([.J467]-0)/(1-0))*(10000-0)+0" office:value-type="float" office:value="605.46875">
            <text:p>605.468750000</text:p>
          </table:table-cell>
          <table:table-cell/>
        </table:table-row>
        <table:table-row table:style-name="ro3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 office:value-type="float" office:value="0.330078125">
            <text:p>0.330078125</text:p>
          </table:table-cell>
          <table:table-cell office:value-type="float" office:value="0.310546875">
            <text:p>0.310546875</text:p>
          </table:table-cell>
          <table:table-cell/>
          <table:table-cell table:style-name="ce1" table:formula="of:=ROUND((([.A468]-0)/(1-0))*(12-2)+2)" office:value-type="float" office:value="11">
            <text:p>11</text:p>
          </table:table-cell>
          <table:table-cell table:style-name="ce2" table:formula="of:=(([.B468]-0)/(1-0))*(10-0)+0" office:value-type="float" office:value="4.55078125">
            <text:p>4.550781250</text:p>
          </table:table-cell>
          <table:table-cell table:style-name="ce2" table:formula="of:=(([.C468]-0)/(1-0))*(1500-0.000000001)+0.000000001" office:value-type="float" office:value="73.2421875009512">
            <text:p>73.242187501</text:p>
          </table:table-cell>
          <table:table-cell table:style-name="ce2" table:formula="of:=(([.D468]-0)/(1-0))*(1-0.000000001)+0.000000001" office:value-type="float" office:value="0.267578125732422">
            <text:p>0.267578126</text:p>
          </table:table-cell>
          <table:table-cell table:style-name="ce2" table:formula="of:=[.L468]*[.O468]" office:value-type="float" office:value="2.94335938305664">
            <text:p>2.943359383</text:p>
          </table:table-cell>
          <table:table-cell table:style-name="ce2" table:formula="of:=(([.E468]-0)/(1-0))*(100-0.000000001)+0.000000001" office:value-type="float" office:value="5.66406250094336">
            <text:p>5.664062501</text:p>
          </table:table-cell>
          <table:table-cell table:style-name="ce1" table:formula="of:=(([.F468]-0)/(1-0))*(1-0.001)+0.001" office:value-type="float" office:value="0.986341796875">
            <text:p>0.9863417969</text:p>
          </table:table-cell>
          <table:table-cell table:style-name="ce1" table:formula="of:=IF((([.L468]*[.L468])*[.R468])&lt;1;1;ROUND(([.L468]*[.L468])*[.R468]))" office:value-type="float" office:value="119">
            <text:p>119</text:p>
          </table:table-cell>
          <table:table-cell table:style-name="ce1" table:formula="of:=ROUND((([.G468]-0)/(1-0))*(1-0)+0)" office:value-type="float" office:value="1">
            <text:p>1</text:p>
          </table:table-cell>
          <table:table-cell table:style-name="ce2" table:formula="of:=(([.H468]-0)/(1-0))*(100-0)+0" office:value-type="float" office:value="29.1015625">
            <text:p>29.101562500</text:p>
          </table:table-cell>
          <table:table-cell table:style-name="ce2" table:formula="of:=(([.I468]-0)/(1-0))*(100-(-100))+(-100)" office:value-type="float" office:value="-33.984375">
            <text:p>-33.984375000</text:p>
          </table:table-cell>
          <table:table-cell table:style-name="ce2" table:formula="of:=(([.J468]-0)/(1-0))*(10000-0)+0" office:value-type="float" office:value="3105.46875">
            <text:p>3105.468750000</text:p>
          </table:table-cell>
          <table:table-cell/>
        </table:table-row>
        <table:table-row table:style-name="ro3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 office:value-type="float" office:value="0.830078125">
            <text:p>0.830078125</text:p>
          </table:table-cell>
          <table:table-cell office:value-type="float" office:value="0.810546875">
            <text:p>0.810546875</text:p>
          </table:table-cell>
          <table:table-cell/>
          <table:table-cell table:style-name="ce1" table:formula="of:=ROUND((([.A469]-0)/(1-0))*(12-2)+2)" office:value-type="float" office:value="6">
            <text:p>6</text:p>
          </table:table-cell>
          <table:table-cell table:style-name="ce2" table:formula="of:=(([.B469]-0)/(1-0))*(10-0)+0" office:value-type="float" office:value="9.55078125">
            <text:p>9.550781250</text:p>
          </table:table-cell>
          <table:table-cell table:style-name="ce2" table:formula="of:=(([.C469]-0)/(1-0))*(1500-0.000000001)+0.000000001" office:value-type="float" office:value="823.242187500451">
            <text:p>823.242187500</text:p>
          </table:table-cell>
          <table:table-cell table:style-name="ce2" table:formula="of:=(([.D469]-0)/(1-0))*(1-0.000000001)+0.000000001" office:value-type="float" office:value="0.767578125232422">
            <text:p>0.767578125</text:p>
          </table:table-cell>
          <table:table-cell table:style-name="ce2" table:formula="of:=[.L469]*[.O469]" office:value-type="float" office:value="4.60546875139453">
            <text:p>4.605468751</text:p>
          </table:table-cell>
          <table:table-cell table:style-name="ce2" table:formula="of:=(([.E469]-0)/(1-0))*(100-0.000000001)+0.000000001" office:value-type="float" office:value="55.6640625004434">
            <text:p>55.664062500</text:p>
          </table:table-cell>
          <table:table-cell table:style-name="ce1" table:formula="of:=(([.F469]-0)/(1-0))*(1-0.001)+0.001" office:value-type="float" office:value="0.486841796875">
            <text:p>0.4868417969</text:p>
          </table:table-cell>
          <table:table-cell table:style-name="ce1" table:formula="of:=IF((([.L469]*[.L469])*[.R469])&lt;1;1;ROUND(([.L469]*[.L469])*[.R469]))" office:value-type="float" office:value="18">
            <text:p>18</text:p>
          </table:table-cell>
          <table:table-cell table:style-name="ce1" table:formula="of:=ROUND((([.G469]-0)/(1-0))*(1-0)+0)" office:value-type="float" office:value="0">
            <text:p>0</text:p>
          </table:table-cell>
          <table:table-cell table:style-name="ce2" table:formula="of:=(([.H469]-0)/(1-0))*(100-0)+0" office:value-type="float" office:value="79.1015625">
            <text:p>79.101562500</text:p>
          </table:table-cell>
          <table:table-cell table:style-name="ce2" table:formula="of:=(([.I469]-0)/(1-0))*(100-(-100))+(-100)" office:value-type="float" office:value="66.015625">
            <text:p>66.015625000</text:p>
          </table:table-cell>
          <table:table-cell table:style-name="ce2" table:formula="of:=(([.J469]-0)/(1-0))*(10000-0)+0" office:value-type="float" office:value="8105.46875">
            <text:p>8105.468750000</text:p>
          </table:table-cell>
          <table:table-cell/>
        </table:table-row>
        <table:table-row table:style-name="ro3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455078125">
            <text:p>0.455078125</text:p>
          </table:table-cell>
          <table:table-cell office:value-type="float" office:value="0.185546875">
            <text:p>0.185546875</text:p>
          </table:table-cell>
          <table:table-cell/>
          <table:table-cell table:style-name="ce1" table:formula="of:=ROUND((([.A470]-0)/(1-0))*(12-2)+2)" office:value-type="float" office:value="7">
            <text:p>7</text:p>
          </table:table-cell>
          <table:table-cell table:style-name="ce2" table:formula="of:=(([.B470]-0)/(1-0))*(10-0)+0" office:value-type="float" office:value="3.30078125">
            <text:p>3.300781250</text:p>
          </table:table-cell>
          <table:table-cell table:style-name="ce2" table:formula="of:=(([.C470]-0)/(1-0))*(1500-0.000000001)+0.000000001" office:value-type="float" office:value="1385.74218750008">
            <text:p>1385.742187500</text:p>
          </table:table-cell>
          <table:table-cell table:style-name="ce2" table:formula="of:=(([.D470]-0)/(1-0))*(1-0.000000001)+0.000000001" office:value-type="float" office:value="0.892578125107422">
            <text:p>0.892578125</text:p>
          </table:table-cell>
          <table:table-cell table:style-name="ce2" table:formula="of:=[.L470]*[.O470]" office:value-type="float" office:value="6.24804687575195">
            <text:p>6.248046876</text:p>
          </table:table-cell>
          <table:table-cell table:style-name="ce2" table:formula="of:=(([.E470]-0)/(1-0))*(100-0.000000001)+0.000000001" office:value-type="float" office:value="68.1640625003184">
            <text:p>68.164062500</text:p>
          </table:table-cell>
          <table:table-cell table:style-name="ce1" table:formula="of:=(([.F470]-0)/(1-0))*(1-0.001)+0.001" office:value-type="float" office:value="0.112216796875">
            <text:p>0.1122167969</text:p>
          </table:table-cell>
          <table:table-cell table:style-name="ce1" table:formula="of:=IF((([.L470]*[.L470])*[.R470])&lt;1;1;ROUND(([.L470]*[.L470])*[.R470]))" office:value-type="float" office:value="5">
            <text:p>5</text:p>
          </table:table-cell>
          <table:table-cell table:style-name="ce1" table:formula="of:=ROUND((([.G470]-0)/(1-0))*(1-0)+0)" office:value-type="float" office:value="1">
            <text:p>1</text:p>
          </table:table-cell>
          <table:table-cell table:style-name="ce2" table:formula="of:=(([.H470]-0)/(1-0))*(100-0)+0" office:value-type="float" office:value="41.6015625">
            <text:p>41.601562500</text:p>
          </table:table-cell>
          <table:table-cell table:style-name="ce2" table:formula="of:=(([.I470]-0)/(1-0))*(100-(-100))+(-100)" office:value-type="float" office:value="-8.98437499999999">
            <text:p>-8.984375000</text:p>
          </table:table-cell>
          <table:table-cell table:style-name="ce2" table:formula="of:=(([.J470]-0)/(1-0))*(10000-0)+0" office:value-type="float" office:value="1855.46875">
            <text:p>1855.468750000</text:p>
          </table:table-cell>
          <table:table-cell/>
        </table:table-row>
        <table:table-row table:style-name="ro3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955078125">
            <text:p>0.955078125</text:p>
          </table:table-cell>
          <table:table-cell office:value-type="float" office:value="0.685546875">
            <text:p>0.685546875</text:p>
          </table:table-cell>
          <table:table-cell/>
          <table:table-cell table:style-name="ce1" table:formula="of:=ROUND((([.A471]-0)/(1-0))*(12-2)+2)" office:value-type="float" office:value="12">
            <text:p>12</text:p>
          </table:table-cell>
          <table:table-cell table:style-name="ce2" table:formula="of:=(([.B471]-0)/(1-0))*(10-0)+0" office:value-type="float" office:value="8.30078125">
            <text:p>8.300781250</text:p>
          </table:table-cell>
          <table:table-cell table:style-name="ce2" table:formula="of:=(([.C471]-0)/(1-0))*(1500-0.000000001)+0.000000001" office:value-type="float" office:value="635.742187500576">
            <text:p>635.742187501</text:p>
          </table:table-cell>
          <table:table-cell table:style-name="ce2" table:formula="of:=(([.D471]-0)/(1-0))*(1-0.000000001)+0.000000001" office:value-type="float" office:value="0.392578125607422">
            <text:p>0.392578126</text:p>
          </table:table-cell>
          <table:table-cell table:style-name="ce2" table:formula="of:=[.L471]*[.O471]" office:value-type="float" office:value="4.71093750728906">
            <text:p>4.710937507</text:p>
          </table:table-cell>
          <table:table-cell table:style-name="ce2" table:formula="of:=(([.E471]-0)/(1-0))*(100-0.000000001)+0.000000001" office:value-type="float" office:value="18.1640625008184">
            <text:p>18.164062501</text:p>
          </table:table-cell>
          <table:table-cell table:style-name="ce1" table:formula="of:=(([.F471]-0)/(1-0))*(1-0.001)+0.001" office:value-type="float" office:value="0.611716796875">
            <text:p>0.6117167969</text:p>
          </table:table-cell>
          <table:table-cell table:style-name="ce1" table:formula="of:=IF((([.L471]*[.L471])*[.R471])&lt;1;1;ROUND(([.L471]*[.L471])*[.R471]))" office:value-type="float" office:value="88">
            <text:p>88</text:p>
          </table:table-cell>
          <table:table-cell table:style-name="ce1" table:formula="of:=ROUND((([.G471]-0)/(1-0))*(1-0)+0)" office:value-type="float" office:value="0">
            <text:p>0</text:p>
          </table:table-cell>
          <table:table-cell table:style-name="ce2" table:formula="of:=(([.H471]-0)/(1-0))*(100-0)+0" office:value-type="float" office:value="91.6015625">
            <text:p>91.601562500</text:p>
          </table:table-cell>
          <table:table-cell table:style-name="ce2" table:formula="of:=(([.I471]-0)/(1-0))*(100-(-100))+(-100)" office:value-type="float" office:value="91.015625">
            <text:p>91.015625000</text:p>
          </table:table-cell>
          <table:table-cell table:style-name="ce2" table:formula="of:=(([.J471]-0)/(1-0))*(10000-0)+0" office:value-type="float" office:value="6855.46875">
            <text:p>6855.468750000</text:p>
          </table:table-cell>
          <table:table-cell/>
        </table:table-row>
        <table:table-row table:style-name="ro3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705078125">
            <text:p>0.705078125</text:p>
          </table:table-cell>
          <table:table-cell office:value-type="float" office:value="0.935546875">
            <text:p>0.935546875</text:p>
          </table:table-cell>
          <table:table-cell/>
          <table:table-cell table:style-name="ce1" table:formula="of:=ROUND((([.A472]-0)/(1-0))*(12-2)+2)" office:value-type="float" office:value="9">
            <text:p>9</text:p>
          </table:table-cell>
          <table:table-cell table:style-name="ce2" table:formula="of:=(([.B472]-0)/(1-0))*(10-0)+0" office:value-type="float" office:value="0.80078125">
            <text:p>0.800781250</text:p>
          </table:table-cell>
          <table:table-cell table:style-name="ce2" table:formula="of:=(([.C472]-0)/(1-0))*(1500-0.000000001)+0.000000001" office:value-type="float" office:value="1010.74218750033">
            <text:p>1010.742187500</text:p>
          </table:table-cell>
          <table:table-cell table:style-name="ce2" table:formula="of:=(([.D472]-0)/(1-0))*(1-0.000000001)+0.000000001" office:value-type="float" office:value="0.642578125357422">
            <text:p>0.642578125</text:p>
          </table:table-cell>
          <table:table-cell table:style-name="ce2" table:formula="of:=[.L472]*[.O472]" office:value-type="float" office:value="5.7832031282168">
            <text:p>5.783203128</text:p>
          </table:table-cell>
          <table:table-cell table:style-name="ce2" table:formula="of:=(([.E472]-0)/(1-0))*(100-0.000000001)+0.000000001" office:value-type="float" office:value="43.1640625005684">
            <text:p>43.164062501</text:p>
          </table:table-cell>
          <table:table-cell table:style-name="ce1" table:formula="of:=(([.F472]-0)/(1-0))*(1-0.001)+0.001" office:value-type="float" office:value="0.861466796875">
            <text:p>0.8614667969</text:p>
          </table:table-cell>
          <table:table-cell table:style-name="ce1" table:formula="of:=IF((([.L472]*[.L472])*[.R472])&lt;1;1;ROUND(([.L472]*[.L472])*[.R472]))" office:value-type="float" office:value="70">
            <text:p>70</text:p>
          </table:table-cell>
          <table:table-cell table:style-name="ce1" table:formula="of:=ROUND((([.G472]-0)/(1-0))*(1-0)+0)" office:value-type="float" office:value="1">
            <text:p>1</text:p>
          </table:table-cell>
          <table:table-cell table:style-name="ce2" table:formula="of:=(([.H472]-0)/(1-0))*(100-0)+0" office:value-type="float" office:value="66.6015625">
            <text:p>66.601562500</text:p>
          </table:table-cell>
          <table:table-cell table:style-name="ce2" table:formula="of:=(([.I472]-0)/(1-0))*(100-(-100))+(-100)" office:value-type="float" office:value="41.015625">
            <text:p>41.015625000</text:p>
          </table:table-cell>
          <table:table-cell table:style-name="ce2" table:formula="of:=(([.J472]-0)/(1-0))*(10000-0)+0" office:value-type="float" office:value="9355.46875">
            <text:p>9355.468750000</text:p>
          </table:table-cell>
          <table:table-cell/>
        </table:table-row>
        <table:table-row table:style-name="ro3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205078125">
            <text:p>0.205078125</text:p>
          </table:table-cell>
          <table:table-cell office:value-type="float" office:value="0.435546875">
            <text:p>0.435546875</text:p>
          </table:table-cell>
          <table:table-cell/>
          <table:table-cell table:style-name="ce1" table:formula="of:=ROUND((([.A473]-0)/(1-0))*(12-2)+2)" office:value-type="float" office:value="4">
            <text:p>4</text:p>
          </table:table-cell>
          <table:table-cell table:style-name="ce2" table:formula="of:=(([.B473]-0)/(1-0))*(10-0)+0" office:value-type="float" office:value="5.80078125">
            <text:p>5.800781250</text:p>
          </table:table-cell>
          <table:table-cell table:style-name="ce2" table:formula="of:=(([.C473]-0)/(1-0))*(1500-0.000000001)+0.000000001" office:value-type="float" office:value="260.742187500826">
            <text:p>260.742187501</text:p>
          </table:table-cell>
          <table:table-cell table:style-name="ce2" table:formula="of:=(([.D473]-0)/(1-0))*(1-0.000000001)+0.000000001" office:value-type="float" office:value="0.142578125857422">
            <text:p>0.142578126</text:p>
          </table:table-cell>
          <table:table-cell table:style-name="ce2" table:formula="of:=[.L473]*[.O473]" office:value-type="float" office:value="0.570312503429688">
            <text:p>0.570312503</text:p>
          </table:table-cell>
          <table:table-cell table:style-name="ce2" table:formula="of:=(([.E473]-0)/(1-0))*(100-0.000000001)+0.000000001" office:value-type="float" office:value="93.1640625000684">
            <text:p>93.164062500</text:p>
          </table:table-cell>
          <table:table-cell table:style-name="ce1" table:formula="of:=(([.F473]-0)/(1-0))*(1-0.001)+0.001" office:value-type="float" office:value="0.361966796875">
            <text:p>0.3619667969</text:p>
          </table:table-cell>
          <table:table-cell table:style-name="ce1" table:formula="of:=IF((([.L473]*[.L473])*[.R473])&lt;1;1;ROUND(([.L473]*[.L473])*[.R473]))" office:value-type="float" office:value="6">
            <text:p>6</text:p>
          </table:table-cell>
          <table:table-cell table:style-name="ce1" table:formula="of:=ROUND((([.G473]-0)/(1-0))*(1-0)+0)" office:value-type="float" office:value="0">
            <text:p>0</text:p>
          </table:table-cell>
          <table:table-cell table:style-name="ce2" table:formula="of:=(([.H473]-0)/(1-0))*(100-0)+0" office:value-type="float" office:value="16.6015625">
            <text:p>16.601562500</text:p>
          </table:table-cell>
          <table:table-cell table:style-name="ce2" table:formula="of:=(([.I473]-0)/(1-0))*(100-(-100))+(-100)" office:value-type="float" office:value="-58.984375">
            <text:p>-58.984375000</text:p>
          </table:table-cell>
          <table:table-cell table:style-name="ce2" table:formula="of:=(([.J473]-0)/(1-0))*(10000-0)+0" office:value-type="float" office:value="4355.46875">
            <text:p>4355.468750000</text:p>
          </table:table-cell>
          <table:table-cell/>
        </table:table-row>
        <table:table-row table:style-name="ro3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 office:value-type="float" office:value="0.392578125">
            <text:p>0.392578125</text:p>
          </table:table-cell>
          <table:table-cell office:value-type="float" office:value="0.873046875">
            <text:p>0.873046875</text:p>
          </table:table-cell>
          <table:table-cell/>
          <table:table-cell table:style-name="ce1" table:formula="of:=ROUND((([.A474]-0)/(1-0))*(12-2)+2)" office:value-type="float" office:value="4">
            <text:p>4</text:p>
          </table:table-cell>
          <table:table-cell table:style-name="ce2" table:formula="of:=(([.B474]-0)/(1-0))*(10-0)+0" office:value-type="float" office:value="3.92578125">
            <text:p>3.925781250</text:p>
          </table:table-cell>
          <table:table-cell table:style-name="ce2" table:formula="of:=(([.C474]-0)/(1-0))*(1500-0.000000001)+0.000000001" office:value-type="float" office:value="1104.49218750026">
            <text:p>1104.492187500</text:p>
          </table:table-cell>
          <table:table-cell table:style-name="ce2" table:formula="of:=(([.D474]-0)/(1-0))*(1-0.000000001)+0.000000001" office:value-type="float" office:value="0.455078125544922">
            <text:p>0.455078126</text:p>
          </table:table-cell>
          <table:table-cell table:style-name="ce2" table:formula="of:=[.L474]*[.O474]" office:value-type="float" office:value="1.82031250217969">
            <text:p>1.820312502</text:p>
          </table:table-cell>
          <table:table-cell table:style-name="ce2" table:formula="of:=(([.E474]-0)/(1-0))*(100-0.000000001)+0.000000001" office:value-type="float" office:value="36.9140625006309">
            <text:p>36.914062501</text:p>
          </table:table-cell>
          <table:table-cell table:style-name="ce1" table:formula="of:=(([.F474]-0)/(1-0))*(1-0.001)+0.001" office:value-type="float" office:value="0.424404296875">
            <text:p>0.4244042969</text:p>
          </table:table-cell>
          <table:table-cell table:style-name="ce1" table:formula="of:=IF((([.L474]*[.L474])*[.R474])&lt;1;1;ROUND(([.L474]*[.L474])*[.R474]))" office:value-type="float" office:value="7">
            <text:p>7</text:p>
          </table:table-cell>
          <table:table-cell table:style-name="ce1" table:formula="of:=ROUND((([.G474]-0)/(1-0))*(1-0)+0)" office:value-type="float" office:value="1">
            <text:p>1</text:p>
          </table:table-cell>
          <table:table-cell table:style-name="ce2" table:formula="of:=(([.H474]-0)/(1-0))*(100-0)+0" office:value-type="float" office:value="47.8515625">
            <text:p>47.851562500</text:p>
          </table:table-cell>
          <table:table-cell table:style-name="ce2" table:formula="of:=(([.I474]-0)/(1-0))*(100-(-100))+(-100)" office:value-type="float" office:value="-21.484375">
            <text:p>-21.484375000</text:p>
          </table:table-cell>
          <table:table-cell table:style-name="ce2" table:formula="of:=(([.J474]-0)/(1-0))*(10000-0)+0" office:value-type="float" office:value="8730.46875">
            <text:p>8730.468750000</text:p>
          </table:table-cell>
          <table:table-cell/>
        </table:table-row>
        <table:table-row table:style-name="ro3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 office:value-type="float" office:value="0.892578125">
            <text:p>0.892578125</text:p>
          </table:table-cell>
          <table:table-cell office:value-type="float" office:value="0.373046875">
            <text:p>0.373046875</text:p>
          </table:table-cell>
          <table:table-cell/>
          <table:table-cell table:style-name="ce1" table:formula="of:=ROUND((([.A475]-0)/(1-0))*(12-2)+2)" office:value-type="float" office:value="9">
            <text:p>9</text:p>
          </table:table-cell>
          <table:table-cell table:style-name="ce2" table:formula="of:=(([.B475]-0)/(1-0))*(10-0)+0" office:value-type="float" office:value="8.92578125">
            <text:p>8.925781250</text:p>
          </table:table-cell>
          <table:table-cell table:style-name="ce2" table:formula="of:=(([.C475]-0)/(1-0))*(1500-0.000000001)+0.000000001" office:value-type="float" office:value="354.492187500764">
            <text:p>354.492187501</text:p>
          </table:table-cell>
          <table:table-cell table:style-name="ce2" table:formula="of:=(([.D475]-0)/(1-0))*(1-0.000000001)+0.000000001" office:value-type="float" office:value="0.955078125044922">
            <text:p>0.955078125</text:p>
          </table:table-cell>
          <table:table-cell table:style-name="ce2" table:formula="of:=[.L475]*[.O475]" office:value-type="float" office:value="8.5957031254043">
            <text:p>8.595703125</text:p>
          </table:table-cell>
          <table:table-cell table:style-name="ce2" table:formula="of:=(([.E475]-0)/(1-0))*(100-0.000000001)+0.000000001" office:value-type="float" office:value="86.9140625001308">
            <text:p>86.914062500</text:p>
          </table:table-cell>
          <table:table-cell table:style-name="ce1" table:formula="of:=(([.F475]-0)/(1-0))*(1-0.001)+0.001" office:value-type="float" office:value="0.923904296875">
            <text:p>0.9239042969</text:p>
          </table:table-cell>
          <table:table-cell table:style-name="ce1" table:formula="of:=IF((([.L475]*[.L475])*[.R475])&lt;1;1;ROUND(([.L475]*[.L475])*[.R475]))" office:value-type="float" office:value="75">
            <text:p>75</text:p>
          </table:table-cell>
          <table:table-cell table:style-name="ce1" table:formula="of:=ROUND((([.G475]-0)/(1-0))*(1-0)+0)" office:value-type="float" office:value="0">
            <text:p>0</text:p>
          </table:table-cell>
          <table:table-cell table:style-name="ce2" table:formula="of:=(([.H475]-0)/(1-0))*(100-0)+0" office:value-type="float" office:value="97.8515625">
            <text:p>97.851562500</text:p>
          </table:table-cell>
          <table:table-cell table:style-name="ce2" table:formula="of:=(([.I475]-0)/(1-0))*(100-(-100))+(-100)" office:value-type="float" office:value="78.515625">
            <text:p>78.515625000</text:p>
          </table:table-cell>
          <table:table-cell table:style-name="ce2" table:formula="of:=(([.J475]-0)/(1-0))*(10000-0)+0" office:value-type="float" office:value="3730.46875">
            <text:p>3730.468750000</text:p>
          </table:table-cell>
          <table:table-cell/>
        </table:table-row>
        <table:table-row table:style-name="ro3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 office:value-type="float" office:value="0.642578125">
            <text:p>0.642578125</text:p>
          </table:table-cell>
          <table:table-cell office:value-type="float" office:value="0.123046875">
            <text:p>0.123046875</text:p>
          </table:table-cell>
          <table:table-cell/>
          <table:table-cell table:style-name="ce1" table:formula="of:=ROUND((([.A476]-0)/(1-0))*(12-2)+2)" office:value-type="float" office:value="11">
            <text:p>11</text:p>
          </table:table-cell>
          <table:table-cell table:style-name="ce2" table:formula="of:=(([.B476]-0)/(1-0))*(10-0)+0" office:value-type="float" office:value="1.42578125">
            <text:p>1.425781250</text:p>
          </table:table-cell>
          <table:table-cell table:style-name="ce2" table:formula="of:=(([.C476]-0)/(1-0))*(1500-0.000000001)+0.000000001" office:value-type="float" office:value="1479.49218750001">
            <text:p>1479.492187500</text:p>
          </table:table-cell>
          <table:table-cell table:style-name="ce2" table:formula="of:=(([.D476]-0)/(1-0))*(1-0.000000001)+0.000000001" office:value-type="float" office:value="0.205078125794922">
            <text:p>0.205078126</text:p>
          </table:table-cell>
          <table:table-cell table:style-name="ce2" table:formula="of:=[.L476]*[.O476]" office:value-type="float" office:value="2.25585938374414">
            <text:p>2.255859384</text:p>
          </table:table-cell>
          <table:table-cell table:style-name="ce2" table:formula="of:=(([.E476]-0)/(1-0))*(100-0.000000001)+0.000000001" office:value-type="float" office:value="61.9140625003809">
            <text:p>61.914062500</text:p>
          </table:table-cell>
          <table:table-cell table:style-name="ce1" table:formula="of:=(([.F476]-0)/(1-0))*(1-0.001)+0.001" office:value-type="float" office:value="0.674154296875">
            <text:p>0.6741542969</text:p>
          </table:table-cell>
          <table:table-cell table:style-name="ce1" table:formula="of:=IF((([.L476]*[.L476])*[.R476])&lt;1;1;ROUND(([.L476]*[.L476])*[.R476]))" office:value-type="float" office:value="82">
            <text:p>82</text:p>
          </table:table-cell>
          <table:table-cell table:style-name="ce1" table:formula="of:=ROUND((([.G476]-0)/(1-0))*(1-0)+0)" office:value-type="float" office:value="1">
            <text:p>1</text:p>
          </table:table-cell>
          <table:table-cell table:style-name="ce2" table:formula="of:=(([.H476]-0)/(1-0))*(100-0)+0" office:value-type="float" office:value="72.8515625">
            <text:p>72.851562500</text:p>
          </table:table-cell>
          <table:table-cell table:style-name="ce2" table:formula="of:=(([.I476]-0)/(1-0))*(100-(-100))+(-100)" office:value-type="float" office:value="28.515625">
            <text:p>28.515625000</text:p>
          </table:table-cell>
          <table:table-cell table:style-name="ce2" table:formula="of:=(([.J476]-0)/(1-0))*(10000-0)+0" office:value-type="float" office:value="1230.46875">
            <text:p>1230.468750000</text:p>
          </table:table-cell>
          <table:table-cell/>
        </table:table-row>
        <table:table-row table:style-name="ro3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 office:value-type="float" office:value="0.142578125">
            <text:p>0.142578125</text:p>
          </table:table-cell>
          <table:table-cell office:value-type="float" office:value="0.623046875">
            <text:p>0.623046875</text:p>
          </table:table-cell>
          <table:table-cell/>
          <table:table-cell table:style-name="ce1" table:formula="of:=ROUND((([.A477]-0)/(1-0))*(12-2)+2)" office:value-type="float" office:value="6">
            <text:p>6</text:p>
          </table:table-cell>
          <table:table-cell table:style-name="ce2" table:formula="of:=(([.B477]-0)/(1-0))*(10-0)+0" office:value-type="float" office:value="6.42578125">
            <text:p>6.425781250</text:p>
          </table:table-cell>
          <table:table-cell table:style-name="ce2" table:formula="of:=(([.C477]-0)/(1-0))*(1500-0.000000001)+0.000000001" office:value-type="float" office:value="729.492187500514">
            <text:p>729.492187501</text:p>
          </table:table-cell>
          <table:table-cell table:style-name="ce2" table:formula="of:=(([.D477]-0)/(1-0))*(1-0.000000001)+0.000000001" office:value-type="float" office:value="0.705078125294922">
            <text:p>0.705078125</text:p>
          </table:table-cell>
          <table:table-cell table:style-name="ce2" table:formula="of:=[.L477]*[.O477]" office:value-type="float" office:value="4.23046875176953">
            <text:p>4.230468752</text:p>
          </table:table-cell>
          <table:table-cell table:style-name="ce2" table:formula="of:=(([.E477]-0)/(1-0))*(100-0.000000001)+0.000000001" office:value-type="float" office:value="11.9140625008809">
            <text:p>11.914062501</text:p>
          </table:table-cell>
          <table:table-cell table:style-name="ce1" table:formula="of:=(([.F477]-0)/(1-0))*(1-0.001)+0.001" office:value-type="float" office:value="0.174654296875">
            <text:p>0.1746542969</text:p>
          </table:table-cell>
          <table:table-cell table:style-name="ce1" table:formula="of:=IF((([.L477]*[.L477])*[.R477])&lt;1;1;ROUND(([.L477]*[.L477])*[.R477]))" office:value-type="float" office:value="6">
            <text:p>6</text:p>
          </table:table-cell>
          <table:table-cell table:style-name="ce1" table:formula="of:=ROUND((([.G477]-0)/(1-0))*(1-0)+0)" office:value-type="float" office:value="0">
            <text:p>0</text:p>
          </table:table-cell>
          <table:table-cell table:style-name="ce2" table:formula="of:=(([.H477]-0)/(1-0))*(100-0)+0" office:value-type="float" office:value="22.8515625">
            <text:p>22.851562500</text:p>
          </table:table-cell>
          <table:table-cell table:style-name="ce2" table:formula="of:=(([.I477]-0)/(1-0))*(100-(-100))+(-100)" office:value-type="float" office:value="-71.484375">
            <text:p>-71.484375000</text:p>
          </table:table-cell>
          <table:table-cell table:style-name="ce2" table:formula="of:=(([.J477]-0)/(1-0))*(10000-0)+0" office:value-type="float" office:value="6230.46875">
            <text:p>6230.468750000</text:p>
          </table:table-cell>
          <table:table-cell/>
        </table:table-row>
        <table:table-row table:style-name="ro3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 office:value-type="float" office:value="0.517578125">
            <text:p>0.517578125</text:p>
          </table:table-cell>
          <table:table-cell office:value-type="float" office:value="0.498046875">
            <text:p>0.498046875</text:p>
          </table:table-cell>
          <table:table-cell/>
          <table:table-cell table:style-name="ce1" table:formula="of:=ROUND((([.A478]-0)/(1-0))*(12-2)+2)" office:value-type="float" office:value="5">
            <text:p>5</text:p>
          </table:table-cell>
          <table:table-cell table:style-name="ce2" table:formula="of:=(([.B478]-0)/(1-0))*(10-0)+0" office:value-type="float" office:value="0.17578125">
            <text:p>0.175781250</text:p>
          </table:table-cell>
          <table:table-cell table:style-name="ce2" table:formula="of:=(([.C478]-0)/(1-0))*(1500-0.000000001)+0.000000001" office:value-type="float" office:value="166.992187500889">
            <text:p>166.992187501</text:p>
          </table:table-cell>
          <table:table-cell table:style-name="ce2" table:formula="of:=(([.D478]-0)/(1-0))*(1-0.000000001)+0.000000001" office:value-type="float" office:value="0.580078125419922">
            <text:p>0.580078125</text:p>
          </table:table-cell>
          <table:table-cell table:style-name="ce2" table:formula="of:=[.L478]*[.O478]" office:value-type="float" office:value="2.90039062709961">
            <text:p>2.900390627</text:p>
          </table:table-cell>
          <table:table-cell table:style-name="ce2" table:formula="of:=(([.E478]-0)/(1-0))*(100-0.000000001)+0.000000001" office:value-type="float" office:value="24.4140625007559">
            <text:p>24.414062501</text:p>
          </table:table-cell>
          <table:table-cell table:style-name="ce1" table:formula="of:=(([.F478]-0)/(1-0))*(1-0.001)+0.001" office:value-type="float" office:value="0.299529296875">
            <text:p>0.2995292969</text:p>
          </table:table-cell>
          <table:table-cell table:style-name="ce1" table:formula="of:=IF((([.L478]*[.L478])*[.R478])&lt;1;1;ROUND(([.L478]*[.L478])*[.R478]))" office:value-type="float" office:value="7">
            <text:p>7</text:p>
          </table:table-cell>
          <table:table-cell table:style-name="ce1" table:formula="of:=ROUND((([.G478]-0)/(1-0))*(1-0)+0)" office:value-type="float" office:value="1">
            <text:p>1</text:p>
          </table:table-cell>
          <table:table-cell table:style-name="ce2" table:formula="of:=(([.H478]-0)/(1-0))*(100-0)+0" office:value-type="float" office:value="60.3515625">
            <text:p>60.351562500</text:p>
          </table:table-cell>
          <table:table-cell table:style-name="ce2" table:formula="of:=(([.I478]-0)/(1-0))*(100-(-100))+(-100)" office:value-type="float" office:value="3.515625">
            <text:p>3.515625000</text:p>
          </table:table-cell>
          <table:table-cell table:style-name="ce2" table:formula="of:=(([.J478]-0)/(1-0))*(10000-0)+0" office:value-type="float" office:value="4980.46875">
            <text:p>4980.468750000</text:p>
          </table:table-cell>
          <table:table-cell/>
        </table:table-row>
        <table:table-row table:style-name="ro3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 office:value-type="float" office:value="0.017578125">
            <text:p>0.017578125</text:p>
          </table:table-cell>
          <table:table-cell office:value-type="float" office:value="0.998046875">
            <text:p>0.998046875</text:p>
          </table:table-cell>
          <table:table-cell/>
          <table:table-cell table:style-name="ce1" table:formula="of:=ROUND((([.A479]-0)/(1-0))*(12-2)+2)" office:value-type="float" office:value="10">
            <text:p>10</text:p>
          </table:table-cell>
          <table:table-cell table:style-name="ce2" table:formula="of:=(([.B479]-0)/(1-0))*(10-0)+0" office:value-type="float" office:value="5.17578125">
            <text:p>5.175781250</text:p>
          </table:table-cell>
          <table:table-cell table:style-name="ce2" table:formula="of:=(([.C479]-0)/(1-0))*(1500-0.000000001)+0.000000001" office:value-type="float" office:value="916.992187500389">
            <text:p>916.992187500</text:p>
          </table:table-cell>
          <table:table-cell table:style-name="ce2" table:formula="of:=(([.D479]-0)/(1-0))*(1-0.000000001)+0.000000001" office:value-type="float" office:value="0.0800781259199219">
            <text:p>0.080078126</text:p>
          </table:table-cell>
          <table:table-cell table:style-name="ce2" table:formula="of:=[.L479]*[.O479]" office:value-type="float" office:value="0.800781259199219">
            <text:p>0.800781259</text:p>
          </table:table-cell>
          <table:table-cell table:style-name="ce2" table:formula="of:=(([.E479]-0)/(1-0))*(100-0.000000001)+0.000000001" office:value-type="float" office:value="74.4140625002559">
            <text:p>74.414062500</text:p>
          </table:table-cell>
          <table:table-cell table:style-name="ce1" table:formula="of:=(([.F479]-0)/(1-0))*(1-0.001)+0.001" office:value-type="float" office:value="0.799029296875">
            <text:p>0.7990292969</text:p>
          </table:table-cell>
          <table:table-cell table:style-name="ce1" table:formula="of:=IF((([.L479]*[.L479])*[.R479])&lt;1;1;ROUND(([.L479]*[.L479])*[.R479]))" office:value-type="float" office:value="80">
            <text:p>80</text:p>
          </table:table-cell>
          <table:table-cell table:style-name="ce1" table:formula="of:=ROUND((([.G479]-0)/(1-0))*(1-0)+0)" office:value-type="float" office:value="0">
            <text:p>0</text:p>
          </table:table-cell>
          <table:table-cell table:style-name="ce2" table:formula="of:=(([.H479]-0)/(1-0))*(100-0)+0" office:value-type="float" office:value="10.3515625">
            <text:p>10.351562500</text:p>
          </table:table-cell>
          <table:table-cell table:style-name="ce2" table:formula="of:=(([.I479]-0)/(1-0))*(100-(-100))+(-100)" office:value-type="float" office:value="-96.484375">
            <text:p>-96.484375000</text:p>
          </table:table-cell>
          <table:table-cell table:style-name="ce2" table:formula="of:=(([.J479]-0)/(1-0))*(10000-0)+0" office:value-type="float" office:value="9980.46875">
            <text:p>9980.468750000</text:p>
          </table:table-cell>
          <table:table-cell/>
        </table:table-row>
        <table:table-row table:style-name="ro3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 office:value-type="float" office:value="0.267578125">
            <text:p>0.267578125</text:p>
          </table:table-cell>
          <table:table-cell office:value-type="float" office:value="0.748046875">
            <text:p>0.748046875</text:p>
          </table:table-cell>
          <table:table-cell/>
          <table:table-cell table:style-name="ce1" table:formula="of:=ROUND((([.A480]-0)/(1-0))*(12-2)+2)" office:value-type="float" office:value="7">
            <text:p>7</text:p>
          </table:table-cell>
          <table:table-cell table:style-name="ce2" table:formula="of:=(([.B480]-0)/(1-0))*(10-0)+0" office:value-type="float" office:value="2.67578125">
            <text:p>2.675781250</text:p>
          </table:table-cell>
          <table:table-cell table:style-name="ce2" table:formula="of:=(([.C480]-0)/(1-0))*(1500-0.000000001)+0.000000001" office:value-type="float" office:value="541.992187500639">
            <text:p>541.992187501</text:p>
          </table:table-cell>
          <table:table-cell table:style-name="ce2" table:formula="of:=(([.D480]-0)/(1-0))*(1-0.000000001)+0.000000001" office:value-type="float" office:value="0.830078125169922">
            <text:p>0.830078125</text:p>
          </table:table-cell>
          <table:table-cell table:style-name="ce2" table:formula="of:=[.L480]*[.O480]" office:value-type="float" office:value="5.81054687618945">
            <text:p>5.810546876</text:p>
          </table:table-cell>
          <table:table-cell table:style-name="ce2" table:formula="of:=(([.E480]-0)/(1-0))*(100-0.000000001)+0.000000001" office:value-type="float" office:value="99.4140625000059">
            <text:p>99.414062500</text:p>
          </table:table-cell>
          <table:table-cell table:style-name="ce1" table:formula="of:=(([.F480]-0)/(1-0))*(1-0.001)+0.001" office:value-type="float" office:value="0.549279296875">
            <text:p>0.5492792969</text:p>
          </table:table-cell>
          <table:table-cell table:style-name="ce1" table:formula="of:=IF((([.L480]*[.L480])*[.R480])&lt;1;1;ROUND(([.L480]*[.L480])*[.R480]))" office:value-type="float" office:value="27">
            <text:p>27</text:p>
          </table:table-cell>
          <table:table-cell table:style-name="ce1" table:formula="of:=ROUND((([.G480]-0)/(1-0))*(1-0)+0)" office:value-type="float" office:value="1">
            <text:p>1</text:p>
          </table:table-cell>
          <table:table-cell table:style-name="ce2" table:formula="of:=(([.H480]-0)/(1-0))*(100-0)+0" office:value-type="float" office:value="35.3515625">
            <text:p>35.351562500</text:p>
          </table:table-cell>
          <table:table-cell table:style-name="ce2" table:formula="of:=(([.I480]-0)/(1-0))*(100-(-100))+(-100)" office:value-type="float" office:value="-46.484375">
            <text:p>-46.484375000</text:p>
          </table:table-cell>
          <table:table-cell table:style-name="ce2" table:formula="of:=(([.J480]-0)/(1-0))*(10000-0)+0" office:value-type="float" office:value="7480.46875">
            <text:p>7480.468750000</text:p>
          </table:table-cell>
          <table:table-cell/>
        </table:table-row>
        <table:table-row table:style-name="ro3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 office:value-type="float" office:value="0.767578125">
            <text:p>0.767578125</text:p>
          </table:table-cell>
          <table:table-cell office:value-type="float" office:value="0.248046875">
            <text:p>0.248046875</text:p>
          </table:table-cell>
          <table:table-cell/>
          <table:table-cell table:style-name="ce1" table:formula="of:=ROUND((([.A481]-0)/(1-0))*(12-2)+2)" office:value-type="float" office:value="2">
            <text:p>2</text:p>
          </table:table-cell>
          <table:table-cell table:style-name="ce2" table:formula="of:=(([.B481]-0)/(1-0))*(10-0)+0" office:value-type="float" office:value="7.67578125">
            <text:p>7.675781250</text:p>
          </table:table-cell>
          <table:table-cell table:style-name="ce2" table:formula="of:=(([.C481]-0)/(1-0))*(1500-0.000000001)+0.000000001" office:value-type="float" office:value="1291.99218750014">
            <text:p>1291.992187500</text:p>
          </table:table-cell>
          <table:table-cell table:style-name="ce2" table:formula="of:=(([.D481]-0)/(1-0))*(1-0.000000001)+0.000000001" office:value-type="float" office:value="0.330078125669922">
            <text:p>0.330078126</text:p>
          </table:table-cell>
          <table:table-cell table:style-name="ce2" table:formula="of:=[.L481]*[.O481]" office:value-type="float" office:value="0.660156251339844">
            <text:p>0.660156251</text:p>
          </table:table-cell>
          <table:table-cell table:style-name="ce2" table:formula="of:=(([.E481]-0)/(1-0))*(100-0.000000001)+0.000000001" office:value-type="float" office:value="49.4140625005059">
            <text:p>49.414062501</text:p>
          </table:table-cell>
          <table:table-cell table:style-name="ce1" table:formula="of:=(([.F481]-0)/(1-0))*(1-0.001)+0.001" office:value-type="float" office:value="0.049779296875">
            <text:p>0.0497792969</text:p>
          </table:table-cell>
          <table:table-cell table:style-name="ce1" table:formula="of:=IF((([.L481]*[.L481])*[.R481])&lt;1;1;ROUND(([.L481]*[.L481])*[.R481]))" office:value-type="float" office:value="1">
            <text:p>1</text:p>
          </table:table-cell>
          <table:table-cell table:style-name="ce1" table:formula="of:=ROUND((([.G481]-0)/(1-0))*(1-0)+0)" office:value-type="float" office:value="0">
            <text:p>0</text:p>
          </table:table-cell>
          <table:table-cell table:style-name="ce2" table:formula="of:=(([.H481]-0)/(1-0))*(100-0)+0" office:value-type="float" office:value="85.3515625">
            <text:p>85.351562500</text:p>
          </table:table-cell>
          <table:table-cell table:style-name="ce2" table:formula="of:=(([.I481]-0)/(1-0))*(100-(-100))+(-100)" office:value-type="float" office:value="53.515625">
            <text:p>53.515625000</text:p>
          </table:table-cell>
          <table:table-cell table:style-name="ce2" table:formula="of:=(([.J481]-0)/(1-0))*(10000-0)+0" office:value-type="float" office:value="2480.46875">
            <text:p>2480.468750000</text:p>
          </table:table-cell>
          <table:table-cell/>
        </table:table-row>
        <table:table-row table:style-name="ro3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 office:value-type="float" office:value="0.064453125">
            <text:p>0.064453125</text:p>
          </table:table-cell>
          <table:table-cell office:value-type="float" office:value="0.669921875">
            <text:p>0.669921875</text:p>
          </table:table-cell>
          <table:table-cell/>
          <table:table-cell table:style-name="ce1" table:formula="of:=ROUND((([.A482]-0)/(1-0))*(12-2)+2)" office:value-type="float" office:value="2">
            <text:p>2</text:p>
          </table:table-cell>
          <table:table-cell table:style-name="ce2" table:formula="of:=(([.B482]-0)/(1-0))*(10-0)+0" office:value-type="float" office:value="0.33203125">
            <text:p>0.332031250</text:p>
          </table:table-cell>
          <table:table-cell table:style-name="ce2" table:formula="of:=(([.C482]-0)/(1-0))*(1500-0.000000001)+0.000000001" office:value-type="float" office:value="752.929687500498">
            <text:p>752.929687500</text:p>
          </table:table-cell>
          <table:table-cell table:style-name="ce2" table:formula="of:=(([.D482]-0)/(1-0))*(1-0.000000001)+0.000000001" office:value-type="float" office:value="0.126953125873047">
            <text:p>0.126953126</text:p>
          </table:table-cell>
          <table:table-cell table:style-name="ce2" table:formula="of:=[.L482]*[.O482]" office:value-type="float" office:value="0.253906251746094">
            <text:p>0.253906252</text:p>
          </table:table-cell>
          <table:table-cell table:style-name="ce2" table:formula="of:=(([.E482]-0)/(1-0))*(100-0.000000001)+0.000000001" office:value-type="float" office:value="63.4765625003652">
            <text:p>63.476562500</text:p>
          </table:table-cell>
          <table:table-cell table:style-name="ce1" table:formula="of:=(([.F482]-0)/(1-0))*(1-0.001)+0.001" office:value-type="float" office:value="0.159044921875">
            <text:p>0.1590449219</text:p>
          </table:table-cell>
          <table:table-cell table:style-name="ce1" table:formula="of:=IF((([.L482]*[.L482])*[.R482])&lt;1;1;ROUND(([.L482]*[.L482])*[.R482]))" office:value-type="float" office:value="1">
            <text:p>1</text:p>
          </table:table-cell>
          <table:table-cell table:style-name="ce1" table:formula="of:=ROUND((([.G482]-0)/(1-0))*(1-0)+0)" office:value-type="float" office:value="1">
            <text:p>1</text:p>
          </table:table-cell>
          <table:table-cell table:style-name="ce2" table:formula="of:=(([.H482]-0)/(1-0))*(100-0)+0" office:value-type="float" office:value="99.4140625">
            <text:p>99.414062500</text:p>
          </table:table-cell>
          <table:table-cell table:style-name="ce2" table:formula="of:=(([.I482]-0)/(1-0))*(100-(-100))+(-100)" office:value-type="float" office:value="-87.109375">
            <text:p>-87.109375000</text:p>
          </table:table-cell>
          <table:table-cell table:style-name="ce2" table:formula="of:=(([.J482]-0)/(1-0))*(10000-0)+0" office:value-type="float" office:value="6699.21875">
            <text:p>6699.218750000</text:p>
          </table:table-cell>
          <table:table-cell/>
        </table:table-row>
        <table:table-row table:style-name="ro3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 office:value-type="float" office:value="0.564453125">
            <text:p>0.564453125</text:p>
          </table:table-cell>
          <table:table-cell office:value-type="float" office:value="0.169921875">
            <text:p>0.169921875</text:p>
          </table:table-cell>
          <table:table-cell/>
          <table:table-cell table:style-name="ce1" table:formula="of:=ROUND((([.A483]-0)/(1-0))*(12-2)+2)" office:value-type="float" office:value="7">
            <text:p>7</text:p>
          </table:table-cell>
          <table:table-cell table:style-name="ce2" table:formula="of:=(([.B483]-0)/(1-0))*(10-0)+0" office:value-type="float" office:value="5.33203125">
            <text:p>5.332031250</text:p>
          </table:table-cell>
          <table:table-cell table:style-name="ce2" table:formula="of:=(([.C483]-0)/(1-0))*(1500-0.000000001)+0.000000001" office:value-type="float" office:value="2.92968750099805">
            <text:p>2.929687501</text:p>
          </table:table-cell>
          <table:table-cell table:style-name="ce2" table:formula="of:=(([.D483]-0)/(1-0))*(1-0.000000001)+0.000000001" office:value-type="float" office:value="0.626953125373047">
            <text:p>0.626953125</text:p>
          </table:table-cell>
          <table:table-cell table:style-name="ce2" table:formula="of:=[.L483]*[.O483]" office:value-type="float" office:value="4.38867187761133">
            <text:p>4.388671878</text:p>
          </table:table-cell>
          <table:table-cell table:style-name="ce2" table:formula="of:=(([.E483]-0)/(1-0))*(100-0.000000001)+0.000000001" office:value-type="float" office:value="13.4765625008652">
            <text:p>13.476562501</text:p>
          </table:table-cell>
          <table:table-cell table:style-name="ce1" table:formula="of:=(([.F483]-0)/(1-0))*(1-0.001)+0.001" office:value-type="float" office:value="0.658544921875">
            <text:p>0.6585449219</text:p>
          </table:table-cell>
          <table:table-cell table:style-name="ce1" table:formula="of:=IF((([.L483]*[.L483])*[.R483])&lt;1;1;ROUND(([.L483]*[.L483])*[.R483]))" office:value-type="float" office:value="32">
            <text:p>32</text:p>
          </table:table-cell>
          <table:table-cell table:style-name="ce1" table:formula="of:=ROUND((([.G483]-0)/(1-0))*(1-0)+0)" office:value-type="float" office:value="0">
            <text:p>0</text:p>
          </table:table-cell>
          <table:table-cell table:style-name="ce2" table:formula="of:=(([.H483]-0)/(1-0))*(100-0)+0" office:value-type="float" office:value="49.4140625">
            <text:p>49.414062500</text:p>
          </table:table-cell>
          <table:table-cell table:style-name="ce2" table:formula="of:=(([.I483]-0)/(1-0))*(100-(-100))+(-100)" office:value-type="float" office:value="12.890625">
            <text:p>12.890625000</text:p>
          </table:table-cell>
          <table:table-cell table:style-name="ce2" table:formula="of:=(([.J483]-0)/(1-0))*(10000-0)+0" office:value-type="float" office:value="1699.21875">
            <text:p>1699.218750000</text:p>
          </table:table-cell>
          <table:table-cell/>
        </table:table-row>
        <table:table-row table:style-name="ro3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 office:value-type="float" office:value="0.814453125">
            <text:p>0.814453125</text:p>
          </table:table-cell>
          <table:table-cell office:value-type="float" office:value="0.419921875">
            <text:p>0.419921875</text:p>
          </table:table-cell>
          <table:table-cell/>
          <table:table-cell table:style-name="ce1" table:formula="of:=ROUND((([.A484]-0)/(1-0))*(12-2)+2)" office:value-type="float" office:value="10">
            <text:p>10</text:p>
          </table:table-cell>
          <table:table-cell table:style-name="ce2" table:formula="of:=(([.B484]-0)/(1-0))*(10-0)+0" office:value-type="float" office:value="2.83203125">
            <text:p>2.832031250</text:p>
          </table:table-cell>
          <table:table-cell table:style-name="ce2" table:formula="of:=(([.C484]-0)/(1-0))*(1500-0.000000001)+0.000000001" office:value-type="float" office:value="1127.92968750025">
            <text:p>1127.929687500</text:p>
          </table:table-cell>
          <table:table-cell table:style-name="ce2" table:formula="of:=(([.D484]-0)/(1-0))*(1-0.000000001)+0.000000001" office:value-type="float" office:value="0.376953125623047">
            <text:p>0.376953126</text:p>
          </table:table-cell>
          <table:table-cell table:style-name="ce2" table:formula="of:=[.L484]*[.O484]" office:value-type="float" office:value="3.76953125623047">
            <text:p>3.769531256</text:p>
          </table:table-cell>
          <table:table-cell table:style-name="ce2" table:formula="of:=(([.E484]-0)/(1-0))*(100-0.000000001)+0.000000001" office:value-type="float" office:value="38.4765625006152">
            <text:p>38.476562501</text:p>
          </table:table-cell>
          <table:table-cell table:style-name="ce1" table:formula="of:=(([.F484]-0)/(1-0))*(1-0.001)+0.001" office:value-type="float" office:value="0.908294921875">
            <text:p>0.9082949219</text:p>
          </table:table-cell>
          <table:table-cell table:style-name="ce1" table:formula="of:=IF((([.L484]*[.L484])*[.R484])&lt;1;1;ROUND(([.L484]*[.L484])*[.R484]))" office:value-type="float" office:value="91">
            <text:p>91</text:p>
          </table:table-cell>
          <table:table-cell table:style-name="ce1" table:formula="of:=ROUND((([.G484]-0)/(1-0))*(1-0)+0)" office:value-type="float" office:value="1">
            <text:p>1</text:p>
          </table:table-cell>
          <table:table-cell table:style-name="ce2" table:formula="of:=(([.H484]-0)/(1-0))*(100-0)+0" office:value-type="float" office:value="24.4140625">
            <text:p>24.414062500</text:p>
          </table:table-cell>
          <table:table-cell table:style-name="ce2" table:formula="of:=(([.I484]-0)/(1-0))*(100-(-100))+(-100)" office:value-type="float" office:value="62.890625">
            <text:p>62.890625000</text:p>
          </table:table-cell>
          <table:table-cell table:style-name="ce2" table:formula="of:=(([.J484]-0)/(1-0))*(10000-0)+0" office:value-type="float" office:value="4199.21875">
            <text:p>4199.218750000</text:p>
          </table:table-cell>
          <table:table-cell/>
        </table:table-row>
        <table:table-row table:style-name="ro3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 office:value-type="float" office:value="0.314453125">
            <text:p>0.314453125</text:p>
          </table:table-cell>
          <table:table-cell office:value-type="float" office:value="0.919921875">
            <text:p>0.919921875</text:p>
          </table:table-cell>
          <table:table-cell/>
          <table:table-cell table:style-name="ce1" table:formula="of:=ROUND((([.A485]-0)/(1-0))*(12-2)+2)" office:value-type="float" office:value="5">
            <text:p>5</text:p>
          </table:table-cell>
          <table:table-cell table:style-name="ce2" table:formula="of:=(([.B485]-0)/(1-0))*(10-0)+0" office:value-type="float" office:value="7.83203125">
            <text:p>7.832031250</text:p>
          </table:table-cell>
          <table:table-cell table:style-name="ce2" table:formula="of:=(([.C485]-0)/(1-0))*(1500-0.000000001)+0.000000001" office:value-type="float" office:value="377.929687500748">
            <text:p>377.929687501</text:p>
          </table:table-cell>
          <table:table-cell table:style-name="ce2" table:formula="of:=(([.D485]-0)/(1-0))*(1-0.000000001)+0.000000001" office:value-type="float" office:value="0.876953125123047">
            <text:p>0.876953125</text:p>
          </table:table-cell>
          <table:table-cell table:style-name="ce2" table:formula="of:=[.L485]*[.O485]" office:value-type="float" office:value="4.38476562561523">
            <text:p>4.384765626</text:p>
          </table:table-cell>
          <table:table-cell table:style-name="ce2" table:formula="of:=(([.E485]-0)/(1-0))*(100-0.000000001)+0.000000001" office:value-type="float" office:value="88.4765625001152">
            <text:p>88.476562500</text:p>
          </table:table-cell>
          <table:table-cell table:style-name="ce1" table:formula="of:=(([.F485]-0)/(1-0))*(1-0.001)+0.001" office:value-type="float" office:value="0.408794921875">
            <text:p>0.4087949219</text:p>
          </table:table-cell>
          <table:table-cell table:style-name="ce1" table:formula="of:=IF((([.L485]*[.L485])*[.R485])&lt;1;1;ROUND(([.L485]*[.L485])*[.R485]))" office:value-type="float" office:value="10">
            <text:p>10</text:p>
          </table:table-cell>
          <table:table-cell table:style-name="ce1" table:formula="of:=ROUND((([.G485]-0)/(1-0))*(1-0)+0)" office:value-type="float" office:value="0">
            <text:p>0</text:p>
          </table:table-cell>
          <table:table-cell table:style-name="ce2" table:formula="of:=(([.H485]-0)/(1-0))*(100-0)+0" office:value-type="float" office:value="74.4140625">
            <text:p>74.414062500</text:p>
          </table:table-cell>
          <table:table-cell table:style-name="ce2" table:formula="of:=(([.I485]-0)/(1-0))*(100-(-100))+(-100)" office:value-type="float" office:value="-37.109375">
            <text:p>-37.109375000</text:p>
          </table:table-cell>
          <table:table-cell table:style-name="ce2" table:formula="of:=(([.J485]-0)/(1-0))*(10000-0)+0" office:value-type="float" office:value="9199.21875">
            <text:p>9199.218750000</text:p>
          </table:table-cell>
          <table:table-cell/>
        </table:table-row>
        <table:table-row table:style-name="ro3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 office:value-type="float" office:value="0.939453125">
            <text:p>0.939453125</text:p>
          </table:table-cell>
          <table:table-cell office:value-type="float" office:value="0.044921875">
            <text:p>0.044921875</text:p>
          </table:table-cell>
          <table:table-cell/>
          <table:table-cell table:style-name="ce1" table:formula="of:=ROUND((([.A486]-0)/(1-0))*(12-2)+2)" office:value-type="float" office:value="6">
            <text:p>6</text:p>
          </table:table-cell>
          <table:table-cell table:style-name="ce2" table:formula="of:=(([.B486]-0)/(1-0))*(10-0)+0" office:value-type="float" office:value="4.08203125">
            <text:p>4.082031250</text:p>
          </table:table-cell>
          <table:table-cell table:style-name="ce2" table:formula="of:=(([.C486]-0)/(1-0))*(1500-0.000000001)+0.000000001" office:value-type="float" office:value="190.429687500873">
            <text:p>190.429687501</text:p>
          </table:table-cell>
          <table:table-cell table:style-name="ce2" table:formula="of:=(([.D486]-0)/(1-0))*(1-0.000000001)+0.000000001" office:value-type="float" office:value="0.751953125248047">
            <text:p>0.751953125</text:p>
          </table:table-cell>
          <table:table-cell table:style-name="ce2" table:formula="of:=[.L486]*[.O486]" office:value-type="float" office:value="4.51171875148828">
            <text:p>4.511718751</text:p>
          </table:table-cell>
          <table:table-cell table:style-name="ce2" table:formula="of:=(([.E486]-0)/(1-0))*(100-0.000000001)+0.000000001" office:value-type="float" office:value="75.9765625002402">
            <text:p>75.976562500</text:p>
          </table:table-cell>
          <table:table-cell table:style-name="ce1" table:formula="of:=(([.F486]-0)/(1-0))*(1-0.001)+0.001" office:value-type="float" office:value="0.034169921875">
            <text:p>0.0341699219</text:p>
          </table:table-cell>
          <table:table-cell table:style-name="ce1" table:formula="of:=IF((([.L486]*[.L486])*[.R486])&lt;1;1;ROUND(([.L486]*[.L486])*[.R486]))" office:value-type="float" office:value="1">
            <text:p>1</text:p>
          </table:table-cell>
          <table:table-cell table:style-name="ce1" table:formula="of:=ROUND((([.G486]-0)/(1-0))*(1-0)+0)" office:value-type="float" office:value="1">
            <text:p>1</text:p>
          </table:table-cell>
          <table:table-cell table:style-name="ce2" table:formula="of:=(([.H486]-0)/(1-0))*(100-0)+0" office:value-type="float" office:value="11.9140625">
            <text:p>11.914062500</text:p>
          </table:table-cell>
          <table:table-cell table:style-name="ce2" table:formula="of:=(([.I486]-0)/(1-0))*(100-(-100))+(-100)" office:value-type="float" office:value="87.890625">
            <text:p>87.890625000</text:p>
          </table:table-cell>
          <table:table-cell table:style-name="ce2" table:formula="of:=(([.J486]-0)/(1-0))*(10000-0)+0" office:value-type="float" office:value="449.21875">
            <text:p>449.218750000</text:p>
          </table:table-cell>
          <table:table-cell/>
        </table:table-row>
        <table:table-row table:style-name="ro3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 office:value-type="float" office:value="0.439453125">
            <text:p>0.439453125</text:p>
          </table:table-cell>
          <table:table-cell office:value-type="float" office:value="0.544921875">
            <text:p>0.544921875</text:p>
          </table:table-cell>
          <table:table-cell/>
          <table:table-cell table:style-name="ce1" table:formula="of:=ROUND((([.A487]-0)/(1-0))*(12-2)+2)" office:value-type="float" office:value="11">
            <text:p>11</text:p>
          </table:table-cell>
          <table:table-cell table:style-name="ce2" table:formula="of:=(([.B487]-0)/(1-0))*(10-0)+0" office:value-type="float" office:value="9.08203125">
            <text:p>9.082031250</text:p>
          </table:table-cell>
          <table:table-cell table:style-name="ce2" table:formula="of:=(([.C487]-0)/(1-0))*(1500-0.000000001)+0.000000001" office:value-type="float" office:value="940.429687500373">
            <text:p>940.429687500</text:p>
          </table:table-cell>
          <table:table-cell table:style-name="ce2" table:formula="of:=(([.D487]-0)/(1-0))*(1-0.000000001)+0.000000001" office:value-type="float" office:value="0.251953125748047">
            <text:p>0.251953126</text:p>
          </table:table-cell>
          <table:table-cell table:style-name="ce2" table:formula="of:=[.L487]*[.O487]" office:value-type="float" office:value="2.77148438322852">
            <text:p>2.771484383</text:p>
          </table:table-cell>
          <table:table-cell table:style-name="ce2" table:formula="of:=(([.E487]-0)/(1-0))*(100-0.000000001)+0.000000001" office:value-type="float" office:value="25.9765625007402">
            <text:p>25.976562501</text:p>
          </table:table-cell>
          <table:table-cell table:style-name="ce1" table:formula="of:=(([.F487]-0)/(1-0))*(1-0.001)+0.001" office:value-type="float" office:value="0.533669921875">
            <text:p>0.5336699219</text:p>
          </table:table-cell>
          <table:table-cell table:style-name="ce1" table:formula="of:=IF((([.L487]*[.L487])*[.R487])&lt;1;1;ROUND(([.L487]*[.L487])*[.R487]))" office:value-type="float" office:value="65">
            <text:p>65</text:p>
          </table:table-cell>
          <table:table-cell table:style-name="ce1" table:formula="of:=ROUND((([.G487]-0)/(1-0))*(1-0)+0)" office:value-type="float" office:value="0">
            <text:p>0</text:p>
          </table:table-cell>
          <table:table-cell table:style-name="ce2" table:formula="of:=(([.H487]-0)/(1-0))*(100-0)+0" office:value-type="float" office:value="61.9140625">
            <text:p>61.914062500</text:p>
          </table:table-cell>
          <table:table-cell table:style-name="ce2" table:formula="of:=(([.I487]-0)/(1-0))*(100-(-100))+(-100)" office:value-type="float" office:value="-12.109375">
            <text:p>-12.109375000</text:p>
          </table:table-cell>
          <table:table-cell table:style-name="ce2" table:formula="of:=(([.J487]-0)/(1-0))*(10000-0)+0" office:value-type="float" office:value="5449.21875">
            <text:p>5449.218750000</text:p>
          </table:table-cell>
          <table:table-cell/>
        </table:table-row>
        <table:table-row table:style-name="ro3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 office:value-type="float" office:value="0.189453125">
            <text:p>0.189453125</text:p>
          </table:table-cell>
          <table:table-cell office:value-type="float" office:value="0.794921875">
            <text:p>0.794921875</text:p>
          </table:table-cell>
          <table:table-cell/>
          <table:table-cell table:style-name="ce1" table:formula="of:=ROUND((([.A488]-0)/(1-0))*(12-2)+2)" office:value-type="float" office:value="9">
            <text:p>9</text:p>
          </table:table-cell>
          <table:table-cell table:style-name="ce2" table:formula="of:=(([.B488]-0)/(1-0))*(10-0)+0" office:value-type="float" office:value="1.58203125">
            <text:p>1.582031250</text:p>
          </table:table-cell>
          <table:table-cell table:style-name="ce2" table:formula="of:=(([.C488]-0)/(1-0))*(1500-0.000000001)+0.000000001" office:value-type="float" office:value="565.429687500623">
            <text:p>565.429687501</text:p>
          </table:table-cell>
          <table:table-cell table:style-name="ce2" table:formula="of:=(([.D488]-0)/(1-0))*(1-0.000000001)+0.000000001" office:value-type="float" office:value="0.501953125498047">
            <text:p>0.501953125</text:p>
          </table:table-cell>
          <table:table-cell table:style-name="ce2" table:formula="of:=[.L488]*[.O488]" office:value-type="float" office:value="4.51757812948242">
            <text:p>4.517578129</text:p>
          </table:table-cell>
          <table:table-cell table:style-name="ce2" table:formula="of:=(([.E488]-0)/(1-0))*(100-0.000000001)+0.000000001" office:value-type="float" office:value="0.976562500990234">
            <text:p>0.976562501</text:p>
          </table:table-cell>
          <table:table-cell table:style-name="ce1" table:formula="of:=(([.F488]-0)/(1-0))*(1-0.001)+0.001" office:value-type="float" office:value="0.783419921875">
            <text:p>0.7834199219</text:p>
          </table:table-cell>
          <table:table-cell table:style-name="ce1" table:formula="of:=IF((([.L488]*[.L488])*[.R488])&lt;1;1;ROUND(([.L488]*[.L488])*[.R488]))" office:value-type="float" office:value="63">
            <text:p>63</text:p>
          </table:table-cell>
          <table:table-cell table:style-name="ce1" table:formula="of:=ROUND((([.G488]-0)/(1-0))*(1-0)+0)" office:value-type="float" office:value="1">
            <text:p>1</text:p>
          </table:table-cell>
          <table:table-cell table:style-name="ce2" table:formula="of:=(([.H488]-0)/(1-0))*(100-0)+0" office:value-type="float" office:value="86.9140625">
            <text:p>86.914062500</text:p>
          </table:table-cell>
          <table:table-cell table:style-name="ce2" table:formula="of:=(([.I488]-0)/(1-0))*(100-(-100))+(-100)" office:value-type="float" office:value="-62.109375">
            <text:p>-62.109375000</text:p>
          </table:table-cell>
          <table:table-cell table:style-name="ce2" table:formula="of:=(([.J488]-0)/(1-0))*(10000-0)+0" office:value-type="float" office:value="7949.21875">
            <text:p>7949.218750000</text:p>
          </table:table-cell>
          <table:table-cell/>
        </table:table-row>
        <table:table-row table:style-name="ro3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 office:value-type="float" office:value="0.689453125">
            <text:p>0.689453125</text:p>
          </table:table-cell>
          <table:table-cell office:value-type="float" office:value="0.294921875">
            <text:p>0.294921875</text:p>
          </table:table-cell>
          <table:table-cell/>
          <table:table-cell table:style-name="ce1" table:formula="of:=ROUND((([.A489]-0)/(1-0))*(12-2)+2)" office:value-type="float" office:value="4">
            <text:p>4</text:p>
          </table:table-cell>
          <table:table-cell table:style-name="ce2" table:formula="of:=(([.B489]-0)/(1-0))*(10-0)+0" office:value-type="float" office:value="6.58203125">
            <text:p>6.582031250</text:p>
          </table:table-cell>
          <table:table-cell table:style-name="ce2" table:formula="of:=(([.C489]-0)/(1-0))*(1500-0.000000001)+0.000000001" office:value-type="float" office:value="1315.42968750012">
            <text:p>1315.429687500</text:p>
          </table:table-cell>
          <table:table-cell table:style-name="ce2" table:formula="of:=(([.D489]-0)/(1-0))*(1-0.000000001)+0.000000001" office:value-type="float" office:value="0.00195312599804688">
            <text:p>0.001953126</text:p>
          </table:table-cell>
          <table:table-cell table:style-name="ce2" table:formula="of:=[.L489]*[.O489]" office:value-type="float" office:value="0.0078125039921875">
            <text:p>0.007812504</text:p>
          </table:table-cell>
          <table:table-cell table:style-name="ce2" table:formula="of:=(([.E489]-0)/(1-0))*(100-0.000000001)+0.000000001" office:value-type="float" office:value="50.9765625004902">
            <text:p>50.976562500</text:p>
          </table:table-cell>
          <table:table-cell table:style-name="ce1" table:formula="of:=(([.F489]-0)/(1-0))*(1-0.001)+0.001" office:value-type="float" office:value="0.283919921875">
            <text:p>0.2839199219</text:p>
          </table:table-cell>
          <table:table-cell table:style-name="ce1" table:formula="of:=IF((([.L489]*[.L489])*[.R489])&lt;1;1;ROUND(([.L489]*[.L489])*[.R489]))" office:value-type="float" office:value="5">
            <text:p>5</text:p>
          </table:table-cell>
          <table:table-cell table:style-name="ce1" table:formula="of:=ROUND((([.G489]-0)/(1-0))*(1-0)+0)" office:value-type="float" office:value="0">
            <text:p>0</text:p>
          </table:table-cell>
          <table:table-cell table:style-name="ce2" table:formula="of:=(([.H489]-0)/(1-0))*(100-0)+0" office:value-type="float" office:value="36.9140625">
            <text:p>36.914062500</text:p>
          </table:table-cell>
          <table:table-cell table:style-name="ce2" table:formula="of:=(([.I489]-0)/(1-0))*(100-(-100))+(-100)" office:value-type="float" office:value="37.890625">
            <text:p>37.890625000</text:p>
          </table:table-cell>
          <table:table-cell table:style-name="ce2" table:formula="of:=(([.J489]-0)/(1-0))*(10000-0)+0" office:value-type="float" office:value="2949.21875">
            <text:p>2949.218750000</text:p>
          </table:table-cell>
          <table:table-cell/>
        </table:table-row>
        <table:table-row table:style-name="ro3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 office:value-type="float" office:value="0.876953125">
            <text:p>0.876953125</text:p>
          </table:table-cell>
          <table:table-cell office:value-type="float" office:value="0.982421875">
            <text:p>0.982421875</text:p>
          </table:table-cell>
          <table:table-cell/>
          <table:table-cell table:style-name="ce1" table:formula="of:=ROUND((([.A490]-0)/(1-0))*(12-2)+2)" office:value-type="float" office:value="4">
            <text:p>4</text:p>
          </table:table-cell>
          <table:table-cell table:style-name="ce2" table:formula="of:=(([.B490]-0)/(1-0))*(10-0)+0" office:value-type="float" office:value="3.45703125">
            <text:p>3.457031250</text:p>
          </table:table-cell>
          <table:table-cell table:style-name="ce2" table:formula="of:=(([.C490]-0)/(1-0))*(1500-0.000000001)+0.000000001" office:value-type="float" office:value="659.179687500561">
            <text:p>659.179687501</text:p>
          </table:table-cell>
          <table:table-cell table:style-name="ce2" table:formula="of:=(([.D490]-0)/(1-0))*(1-0.000000001)+0.000000001" office:value-type="float" office:value="0.314453125685547">
            <text:p>0.314453126</text:p>
          </table:table-cell>
          <table:table-cell table:style-name="ce2" table:formula="of:=[.L490]*[.O490]" office:value-type="float" office:value="1.25781250274219">
            <text:p>1.257812503</text:p>
          </table:table-cell>
          <table:table-cell table:style-name="ce2" table:formula="of:=(([.E490]-0)/(1-0))*(100-0.000000001)+0.000000001" office:value-type="float" office:value="19.7265625008027">
            <text:p>19.726562501</text:p>
          </table:table-cell>
          <table:table-cell table:style-name="ce1" table:formula="of:=(([.F490]-0)/(1-0))*(1-0.001)+0.001" office:value-type="float" office:value="0.471232421875">
            <text:p>0.4712324219</text:p>
          </table:table-cell>
          <table:table-cell table:style-name="ce1" table:formula="of:=IF((([.L490]*[.L490])*[.R490])&lt;1;1;ROUND(([.L490]*[.L490])*[.R490]))" office:value-type="float" office:value="8">
            <text:p>8</text:p>
          </table:table-cell>
          <table:table-cell table:style-name="ce1" table:formula="of:=ROUND((([.G490]-0)/(1-0))*(1-0)+0)" office:value-type="float" office:value="1">
            <text:p>1</text:p>
          </table:table-cell>
          <table:table-cell table:style-name="ce2" table:formula="of:=(([.H490]-0)/(1-0))*(100-0)+0" office:value-type="float" office:value="5.6640625">
            <text:p>5.664062500</text:p>
          </table:table-cell>
          <table:table-cell table:style-name="ce2" table:formula="of:=(([.I490]-0)/(1-0))*(100-(-100))+(-100)" office:value-type="float" office:value="75.390625">
            <text:p>75.390625000</text:p>
          </table:table-cell>
          <table:table-cell table:style-name="ce2" table:formula="of:=(([.J490]-0)/(1-0))*(10000-0)+0" office:value-type="float" office:value="9824.21875">
            <text:p>9824.218750000</text:p>
          </table:table-cell>
          <table:table-cell/>
        </table:table-row>
        <table:table-row table:style-name="ro3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 office:value-type="float" office:value="0.376953125">
            <text:p>0.376953125</text:p>
          </table:table-cell>
          <table:table-cell office:value-type="float" office:value="0.482421875">
            <text:p>0.482421875</text:p>
          </table:table-cell>
          <table:table-cell/>
          <table:table-cell table:style-name="ce1" table:formula="of:=ROUND((([.A491]-0)/(1-0))*(12-2)+2)" office:value-type="float" office:value="9">
            <text:p>9</text:p>
          </table:table-cell>
          <table:table-cell table:style-name="ce2" table:formula="of:=(([.B491]-0)/(1-0))*(10-0)+0" office:value-type="float" office:value="8.45703125">
            <text:p>8.457031250</text:p>
          </table:table-cell>
          <table:table-cell table:style-name="ce2" table:formula="of:=(([.C491]-0)/(1-0))*(1500-0.000000001)+0.000000001" office:value-type="float" office:value="1409.17968750006">
            <text:p>1409.179687500</text:p>
          </table:table-cell>
          <table:table-cell table:style-name="ce2" table:formula="of:=(([.D491]-0)/(1-0))*(1-0.000000001)+0.000000001" office:value-type="float" office:value="0.814453125185547">
            <text:p>0.814453125</text:p>
          </table:table-cell>
          <table:table-cell table:style-name="ce2" table:formula="of:=[.L491]*[.O491]" office:value-type="float" office:value="7.33007812666992">
            <text:p>7.330078127</text:p>
          </table:table-cell>
          <table:table-cell table:style-name="ce2" table:formula="of:=(([.E491]-0)/(1-0))*(100-0.000000001)+0.000000001" office:value-type="float" office:value="69.7265625003027">
            <text:p>69.726562500</text:p>
          </table:table-cell>
          <table:table-cell table:style-name="ce1" table:formula="of:=(([.F491]-0)/(1-0))*(1-0.001)+0.001" office:value-type="float" office:value="0.970732421875">
            <text:p>0.9707324219</text:p>
          </table:table-cell>
          <table:table-cell table:style-name="ce1" table:formula="of:=IF((([.L491]*[.L491])*[.R491])&lt;1;1;ROUND(([.L491]*[.L491])*[.R491]))" office:value-type="float" office:value="79">
            <text:p>79</text:p>
          </table:table-cell>
          <table:table-cell table:style-name="ce1" table:formula="of:=ROUND((([.G491]-0)/(1-0))*(1-0)+0)" office:value-type="float" office:value="0">
            <text:p>0</text:p>
          </table:table-cell>
          <table:table-cell table:style-name="ce2" table:formula="of:=(([.H491]-0)/(1-0))*(100-0)+0" office:value-type="float" office:value="55.6640625">
            <text:p>55.664062500</text:p>
          </table:table-cell>
          <table:table-cell table:style-name="ce2" table:formula="of:=(([.I491]-0)/(1-0))*(100-(-100))+(-100)" office:value-type="float" office:value="-24.609375">
            <text:p>-24.609375000</text:p>
          </table:table-cell>
          <table:table-cell table:style-name="ce2" table:formula="of:=(([.J491]-0)/(1-0))*(10000-0)+0" office:value-type="float" office:value="4824.21875">
            <text:p>4824.218750000</text:p>
          </table:table-cell>
          <table:table-cell/>
        </table:table-row>
        <table:table-row table:style-name="ro3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 office:value-type="float" office:value="0.126953125">
            <text:p>0.126953125</text:p>
          </table:table-cell>
          <table:table-cell office:value-type="float" office:value="0.232421875">
            <text:p>0.232421875</text:p>
          </table:table-cell>
          <table:table-cell/>
          <table:table-cell table:style-name="ce1" table:formula="of:=ROUND((([.A492]-0)/(1-0))*(12-2)+2)" office:value-type="float" office:value="12">
            <text:p>12</text:p>
          </table:table-cell>
          <table:table-cell table:style-name="ce2" table:formula="of:=(([.B492]-0)/(1-0))*(10-0)+0" office:value-type="float" office:value="0.95703125">
            <text:p>0.957031250</text:p>
          </table:table-cell>
          <table:table-cell table:style-name="ce2" table:formula="of:=(([.C492]-0)/(1-0))*(1500-0.000000001)+0.000000001" office:value-type="float" office:value="284.179687500811">
            <text:p>284.179687501</text:p>
          </table:table-cell>
          <table:table-cell table:style-name="ce2" table:formula="of:=(([.D492]-0)/(1-0))*(1-0.000000001)+0.000000001" office:value-type="float" office:value="0.0644531259355469">
            <text:p>0.064453126</text:p>
          </table:table-cell>
          <table:table-cell table:style-name="ce2" table:formula="of:=[.L492]*[.O492]" office:value-type="float" office:value="0.773437511226563">
            <text:p>0.773437511</text:p>
          </table:table-cell>
          <table:table-cell table:style-name="ce2" table:formula="of:=(([.E492]-0)/(1-0))*(100-0.000000001)+0.000000001" office:value-type="float" office:value="94.7265625000528">
            <text:p>94.726562500</text:p>
          </table:table-cell>
          <table:table-cell table:style-name="ce1" table:formula="of:=(([.F492]-0)/(1-0))*(1-0.001)+0.001" office:value-type="float" office:value="0.720982421875">
            <text:p>0.7209824219</text:p>
          </table:table-cell>
          <table:table-cell table:style-name="ce1" table:formula="of:=IF((([.L492]*[.L492])*[.R492])&lt;1;1;ROUND(([.L492]*[.L492])*[.R492]))" office:value-type="float" office:value="104">
            <text:p>104</text:p>
          </table:table-cell>
          <table:table-cell table:style-name="ce1" table:formula="of:=ROUND((([.G492]-0)/(1-0))*(1-0)+0)" office:value-type="float" office:value="1">
            <text:p>1</text:p>
          </table:table-cell>
          <table:table-cell table:style-name="ce2" table:formula="of:=(([.H492]-0)/(1-0))*(100-0)+0" office:value-type="float" office:value="80.6640625">
            <text:p>80.664062500</text:p>
          </table:table-cell>
          <table:table-cell table:style-name="ce2" table:formula="of:=(([.I492]-0)/(1-0))*(100-(-100))+(-100)" office:value-type="float" office:value="-74.609375">
            <text:p>-74.609375000</text:p>
          </table:table-cell>
          <table:table-cell table:style-name="ce2" table:formula="of:=(([.J492]-0)/(1-0))*(10000-0)+0" office:value-type="float" office:value="2324.21875">
            <text:p>2324.218750000</text:p>
          </table:table-cell>
          <table:table-cell/>
        </table:table-row>
        <table:table-row table:style-name="ro3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 office:value-type="float" office:value="0.626953125">
            <text:p>0.626953125</text:p>
          </table:table-cell>
          <table:table-cell office:value-type="float" office:value="0.732421875">
            <text:p>0.732421875</text:p>
          </table:table-cell>
          <table:table-cell/>
          <table:table-cell table:style-name="ce1" table:formula="of:=ROUND((([.A493]-0)/(1-0))*(12-2)+2)" office:value-type="float" office:value="7">
            <text:p>7</text:p>
          </table:table-cell>
          <table:table-cell table:style-name="ce2" table:formula="of:=(([.B493]-0)/(1-0))*(10-0)+0" office:value-type="float" office:value="5.95703125">
            <text:p>5.957031250</text:p>
          </table:table-cell>
          <table:table-cell table:style-name="ce2" table:formula="of:=(([.C493]-0)/(1-0))*(1500-0.000000001)+0.000000001" office:value-type="float" office:value="1034.17968750031">
            <text:p>1034.179687500</text:p>
          </table:table-cell>
          <table:table-cell table:style-name="ce2" table:formula="of:=(([.D493]-0)/(1-0))*(1-0.000000001)+0.000000001" office:value-type="float" office:value="0.564453125435547">
            <text:p>0.564453125</text:p>
          </table:table-cell>
          <table:table-cell table:style-name="ce2" table:formula="of:=[.L493]*[.O493]" office:value-type="float" office:value="3.95117187804883">
            <text:p>3.951171878</text:p>
          </table:table-cell>
          <table:table-cell table:style-name="ce2" table:formula="of:=(([.E493]-0)/(1-0))*(100-0.000000001)+0.000000001" office:value-type="float" office:value="44.7265625005527">
            <text:p>44.726562501</text:p>
          </table:table-cell>
          <table:table-cell table:style-name="ce1" table:formula="of:=(([.F493]-0)/(1-0))*(1-0.001)+0.001" office:value-type="float" office:value="0.221482421875">
            <text:p>0.2214824219</text:p>
          </table:table-cell>
          <table:table-cell table:style-name="ce1" table:formula="of:=IF((([.L493]*[.L493])*[.R493])&lt;1;1;ROUND(([.L493]*[.L493])*[.R493]))" office:value-type="float" office:value="11">
            <text:p>11</text:p>
          </table:table-cell>
          <table:table-cell table:style-name="ce1" table:formula="of:=ROUND((([.G493]-0)/(1-0))*(1-0)+0)" office:value-type="float" office:value="0">
            <text:p>0</text:p>
          </table:table-cell>
          <table:table-cell table:style-name="ce2" table:formula="of:=(([.H493]-0)/(1-0))*(100-0)+0" office:value-type="float" office:value="30.6640625">
            <text:p>30.664062500</text:p>
          </table:table-cell>
          <table:table-cell table:style-name="ce2" table:formula="of:=(([.I493]-0)/(1-0))*(100-(-100))+(-100)" office:value-type="float" office:value="25.390625">
            <text:p>25.390625000</text:p>
          </table:table-cell>
          <table:table-cell table:style-name="ce2" table:formula="of:=(([.J493]-0)/(1-0))*(10000-0)+0" office:value-type="float" office:value="7324.21875">
            <text:p>7324.218750000</text:p>
          </table:table-cell>
          <table:table-cell/>
        </table:table-row>
        <table:table-row table:style-name="ro3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 office:value-type="float" office:value="0.001953125">
            <text:p>0.001953125</text:p>
          </table:table-cell>
          <table:table-cell office:value-type="float" office:value="0.357421875">
            <text:p>0.357421875</text:p>
          </table:table-cell>
          <table:table-cell/>
          <table:table-cell table:style-name="ce1" table:formula="of:=ROUND((([.A494]-0)/(1-0))*(12-2)+2)" office:value-type="float" office:value="5">
            <text:p>5</text:p>
          </table:table-cell>
          <table:table-cell table:style-name="ce2" table:formula="of:=(([.B494]-0)/(1-0))*(10-0)+0" office:value-type="float" office:value="2.20703125">
            <text:p>2.207031250</text:p>
          </table:table-cell>
          <table:table-cell table:style-name="ce2" table:formula="of:=(([.C494]-0)/(1-0))*(1500-0.000000001)+0.000000001" office:value-type="float" office:value="1221.67968750019">
            <text:p>1221.679687500</text:p>
          </table:table-cell>
          <table:table-cell table:style-name="ce2" table:formula="of:=(([.D494]-0)/(1-0))*(1-0.000000001)+0.000000001" office:value-type="float" office:value="0.689453125310547">
            <text:p>0.689453125</text:p>
          </table:table-cell>
          <table:table-cell table:style-name="ce2" table:formula="of:=[.L494]*[.O494]" office:value-type="float" office:value="3.44726562655273">
            <text:p>3.447265627</text:p>
          </table:table-cell>
          <table:table-cell table:style-name="ce2" table:formula="of:=(([.E494]-0)/(1-0))*(100-0.000000001)+0.000000001" office:value-type="float" office:value="32.2265625006777">
            <text:p>32.226562501</text:p>
          </table:table-cell>
          <table:table-cell table:style-name="ce1" table:formula="of:=(([.F494]-0)/(1-0))*(1-0.001)+0.001" office:value-type="float" office:value="0.346357421875">
            <text:p>0.3463574219</text:p>
          </table:table-cell>
          <table:table-cell table:style-name="ce1" table:formula="of:=IF((([.L494]*[.L494])*[.R494])&lt;1;1;ROUND(([.L494]*[.L494])*[.R494]))" office:value-type="float" office:value="9">
            <text:p>9</text:p>
          </table:table-cell>
          <table:table-cell table:style-name="ce1" table:formula="of:=ROUND((([.G494]-0)/(1-0))*(1-0)+0)" office:value-type="float" office:value="1">
            <text:p>1</text:p>
          </table:table-cell>
          <table:table-cell table:style-name="ce2" table:formula="of:=(([.H494]-0)/(1-0))*(100-0)+0" office:value-type="float" office:value="93.1640625">
            <text:p>93.164062500</text:p>
          </table:table-cell>
          <table:table-cell table:style-name="ce2" table:formula="of:=(([.I494]-0)/(1-0))*(100-(-100))+(-100)" office:value-type="float" office:value="-99.609375">
            <text:p>-99.609375000</text:p>
          </table:table-cell>
          <table:table-cell table:style-name="ce2" table:formula="of:=(([.J494]-0)/(1-0))*(10000-0)+0" office:value-type="float" office:value="3574.21875">
            <text:p>3574.218750000</text:p>
          </table:table-cell>
          <table:table-cell/>
        </table:table-row>
        <table:table-row table:style-name="ro3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 office:value-type="float" office:value="0.501953125">
            <text:p>0.501953125</text:p>
          </table:table-cell>
          <table:table-cell office:value-type="float" office:value="0.857421875">
            <text:p>0.857421875</text:p>
          </table:table-cell>
          <table:table-cell/>
          <table:table-cell table:style-name="ce1" table:formula="of:=ROUND((([.A495]-0)/(1-0))*(12-2)+2)" office:value-type="float" office:value="10">
            <text:p>10</text:p>
          </table:table-cell>
          <table:table-cell table:style-name="ce2" table:formula="of:=(([.B495]-0)/(1-0))*(10-0)+0" office:value-type="float" office:value="7.20703125">
            <text:p>7.207031250</text:p>
          </table:table-cell>
          <table:table-cell table:style-name="ce2" table:formula="of:=(([.C495]-0)/(1-0))*(1500-0.000000001)+0.000000001" office:value-type="float" office:value="471.679687500686">
            <text:p>471.679687501</text:p>
          </table:table-cell>
          <table:table-cell table:style-name="ce2" table:formula="of:=(([.D495]-0)/(1-0))*(1-0.000000001)+0.000000001" office:value-type="float" office:value="0.189453125810547">
            <text:p>0.189453126</text:p>
          </table:table-cell>
          <table:table-cell table:style-name="ce2" table:formula="of:=[.L495]*[.O495]" office:value-type="float" office:value="1.89453125810547">
            <text:p>1.894531258</text:p>
          </table:table-cell>
          <table:table-cell table:style-name="ce2" table:formula="of:=(([.E495]-0)/(1-0))*(100-0.000000001)+0.000000001" office:value-type="float" office:value="82.2265625001777">
            <text:p>82.226562500</text:p>
          </table:table-cell>
          <table:table-cell table:style-name="ce1" table:formula="of:=(([.F495]-0)/(1-0))*(1-0.001)+0.001" office:value-type="float" office:value="0.845857421875">
            <text:p>0.8458574219</text:p>
          </table:table-cell>
          <table:table-cell table:style-name="ce1" table:formula="of:=IF((([.L495]*[.L495])*[.R495])&lt;1;1;ROUND(([.L495]*[.L495])*[.R495]))" office:value-type="float" office:value="85">
            <text:p>85</text:p>
          </table:table-cell>
          <table:table-cell table:style-name="ce1" table:formula="of:=ROUND((([.G495]-0)/(1-0))*(1-0)+0)" office:value-type="float" office:value="0">
            <text:p>0</text:p>
          </table:table-cell>
          <table:table-cell table:style-name="ce2" table:formula="of:=(([.H495]-0)/(1-0))*(100-0)+0" office:value-type="float" office:value="43.1640625">
            <text:p>43.164062500</text:p>
          </table:table-cell>
          <table:table-cell table:style-name="ce2" table:formula="of:=(([.I495]-0)/(1-0))*(100-(-100))+(-100)" office:value-type="float" office:value="0.390625">
            <text:p>0.390625000</text:p>
          </table:table-cell>
          <table:table-cell table:style-name="ce2" table:formula="of:=(([.J495]-0)/(1-0))*(10000-0)+0" office:value-type="float" office:value="8574.21875">
            <text:p>8574.218750000</text:p>
          </table:table-cell>
          <table:table-cell/>
        </table:table-row>
        <table:table-row table:style-name="ro3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 office:value-type="float" office:value="0.751953125">
            <text:p>0.751953125</text:p>
          </table:table-cell>
          <table:table-cell office:value-type="float" office:value="0.607421875">
            <text:p>0.607421875</text:p>
          </table:table-cell>
          <table:table-cell/>
          <table:table-cell table:style-name="ce1" table:formula="of:=ROUND((([.A496]-0)/(1-0))*(12-2)+2)" office:value-type="float" office:value="8">
            <text:p>8</text:p>
          </table:table-cell>
          <table:table-cell table:style-name="ce2" table:formula="of:=(([.B496]-0)/(1-0))*(10-0)+0" office:value-type="float" office:value="4.70703125">
            <text:p>4.707031250</text:p>
          </table:table-cell>
          <table:table-cell table:style-name="ce2" table:formula="of:=(([.C496]-0)/(1-0))*(1500-0.000000001)+0.000000001" office:value-type="float" office:value="846.679687500436">
            <text:p>846.679687500</text:p>
          </table:table-cell>
          <table:table-cell table:style-name="ce2" table:formula="of:=(([.D496]-0)/(1-0))*(1-0.000000001)+0.000000001" office:value-type="float" office:value="0.939453125060547">
            <text:p>0.939453125</text:p>
          </table:table-cell>
          <table:table-cell table:style-name="ce2" table:formula="of:=[.L496]*[.O496]" office:value-type="float" office:value="7.51562500048438">
            <text:p>7.515625000</text:p>
          </table:table-cell>
          <table:table-cell table:style-name="ce2" table:formula="of:=(([.E496]-0)/(1-0))*(100-0.000000001)+0.000000001" office:value-type="float" office:value="57.2265625004277">
            <text:p>57.226562500</text:p>
          </table:table-cell>
          <table:table-cell table:style-name="ce1" table:formula="of:=(([.F496]-0)/(1-0))*(1-0.001)+0.001" office:value-type="float" office:value="0.596107421875">
            <text:p>0.5961074219</text:p>
          </table:table-cell>
          <table:table-cell table:style-name="ce1" table:formula="of:=IF((([.L496]*[.L496])*[.R496])&lt;1;1;ROUND(([.L496]*[.L496])*[.R496]))" office:value-type="float" office:value="38">
            <text:p>38</text:p>
          </table:table-cell>
          <table:table-cell table:style-name="ce1" table:formula="of:=ROUND((([.G496]-0)/(1-0))*(1-0)+0)" office:value-type="float" office:value="1">
            <text:p>1</text:p>
          </table:table-cell>
          <table:table-cell table:style-name="ce2" table:formula="of:=(([.H496]-0)/(1-0))*(100-0)+0" office:value-type="float" office:value="18.1640625">
            <text:p>18.164062500</text:p>
          </table:table-cell>
          <table:table-cell table:style-name="ce2" table:formula="of:=(([.I496]-0)/(1-0))*(100-(-100))+(-100)" office:value-type="float" office:value="50.390625">
            <text:p>50.390625000</text:p>
          </table:table-cell>
          <table:table-cell table:style-name="ce2" table:formula="of:=(([.J496]-0)/(1-0))*(10000-0)+0" office:value-type="float" office:value="6074.21875">
            <text:p>6074.218750000</text:p>
          </table:table-cell>
          <table:table-cell/>
        </table:table-row>
        <table:table-row table:style-name="ro3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 office:value-type="float" office:value="0.251953125">
            <text:p>0.251953125</text:p>
          </table:table-cell>
          <table:table-cell office:value-type="float" office:value="0.107421875">
            <text:p>0.107421875</text:p>
          </table:table-cell>
          <table:table-cell/>
          <table:table-cell table:style-name="ce1" table:formula="of:=ROUND((([.A497]-0)/(1-0))*(12-2)+2)" office:value-type="float" office:value="3">
            <text:p>3</text:p>
          </table:table-cell>
          <table:table-cell table:style-name="ce2" table:formula="of:=(([.B497]-0)/(1-0))*(10-0)+0" office:value-type="float" office:value="9.70703125">
            <text:p>9.707031250</text:p>
          </table:table-cell>
          <table:table-cell table:style-name="ce2" table:formula="of:=(([.C497]-0)/(1-0))*(1500-0.000000001)+0.000000001" office:value-type="float" office:value="96.6796875009356">
            <text:p>96.679687501</text:p>
          </table:table-cell>
          <table:table-cell table:style-name="ce2" table:formula="of:=(([.D497]-0)/(1-0))*(1-0.000000001)+0.000000001" office:value-type="float" office:value="0.439453125560547">
            <text:p>0.439453126</text:p>
          </table:table-cell>
          <table:table-cell table:style-name="ce2" table:formula="of:=[.L497]*[.O497]" office:value-type="float" office:value="1.31835937668164">
            <text:p>1.318359377</text:p>
          </table:table-cell>
          <table:table-cell table:style-name="ce2" table:formula="of:=(([.E497]-0)/(1-0))*(100-0.000000001)+0.000000001" office:value-type="float" office:value="7.22656250092773">
            <text:p>7.226562501</text:p>
          </table:table-cell>
          <table:table-cell table:style-name="ce1" table:formula="of:=(([.F497]-0)/(1-0))*(1-0.001)+0.001" office:value-type="float" office:value="0.096607421875">
            <text:p>0.0966074219</text:p>
          </table:table-cell>
          <table:table-cell table:style-name="ce1" table:formula="of:=IF((([.L497]*[.L497])*[.R497])&lt;1;1;ROUND(([.L497]*[.L497])*[.R497]))" office:value-type="float" office:value="1">
            <text:p>1</text:p>
          </table:table-cell>
          <table:table-cell table:style-name="ce1" table:formula="of:=ROUND((([.G497]-0)/(1-0))*(1-0)+0)" office:value-type="float" office:value="0">
            <text:p>0</text:p>
          </table:table-cell>
          <table:table-cell table:style-name="ce2" table:formula="of:=(([.H497]-0)/(1-0))*(100-0)+0" office:value-type="float" office:value="68.1640625">
            <text:p>68.164062500</text:p>
          </table:table-cell>
          <table:table-cell table:style-name="ce2" table:formula="of:=(([.I497]-0)/(1-0))*(100-(-100))+(-100)" office:value-type="float" office:value="-49.609375">
            <text:p>-49.609375000</text:p>
          </table:table-cell>
          <table:table-cell table:style-name="ce2" table:formula="of:=(([.J497]-0)/(1-0))*(10000-0)+0" office:value-type="float" office:value="1074.21875">
            <text:p>1074.218750000</text:p>
          </table:table-cell>
          <table:table-cell/>
        </table:table-row>
        <table:table-row table:style-name="ro3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 office:value-type="float" office:value="0.408203125">
            <text:p>0.408203125</text:p>
          </table:table-cell>
          <table:table-cell office:value-type="float" office:value="0.513671875">
            <text:p>0.513671875</text:p>
          </table:table-cell>
          <table:table-cell/>
          <table:table-cell table:style-name="ce1" table:formula="of:=ROUND((([.A498]-0)/(1-0))*(12-2)+2)" office:value-type="float" office:value="3">
            <text:p>3</text:p>
          </table:table-cell>
          <table:table-cell table:style-name="ce2" table:formula="of:=(([.B498]-0)/(1-0))*(10-0)+0" office:value-type="float" office:value="4.39453125">
            <text:p>4.394531250</text:p>
          </table:table-cell>
          <table:table-cell table:style-name="ce2" table:formula="of:=(([.C498]-0)/(1-0))*(1500-0.000000001)+0.000000001" office:value-type="float" office:value="1456.05468750003">
            <text:p>1456.054687500</text:p>
          </table:table-cell>
          <table:table-cell table:style-name="ce2" table:formula="of:=(([.D498]-0)/(1-0))*(1-0.000000001)+0.000000001" office:value-type="float" office:value="0.533203125466797">
            <text:p>0.533203125</text:p>
          </table:table-cell>
          <table:table-cell table:style-name="ce2" table:formula="of:=[.L498]*[.O498]" office:value-type="float" office:value="1.59960937640039">
            <text:p>1.599609376</text:p>
          </table:table-cell>
          <table:table-cell table:style-name="ce2" table:formula="of:=(([.E498]-0)/(1-0))*(100-0.000000001)+0.000000001" office:value-type="float" office:value="91.601562500084">
            <text:p>91.601562500</text:p>
          </table:table-cell>
          <table:table-cell table:style-name="ce1" table:formula="of:=(([.F498]-0)/(1-0))*(1-0.001)+0.001" office:value-type="float" office:value="0.814638671875">
            <text:p>0.8146386719</text:p>
          </table:table-cell>
          <table:table-cell table:style-name="ce1" table:formula="of:=IF((([.L498]*[.L498])*[.R498])&lt;1;1;ROUND(([.L498]*[.L498])*[.R498]))" office:value-type="float" office:value="7">
            <text:p>7</text:p>
          </table:table-cell>
          <table:table-cell table:style-name="ce1" table:formula="of:=ROUND((([.G498]-0)/(1-0))*(1-0)+0)" office:value-type="float" office:value="0">
            <text:p>0</text:p>
          </table:table-cell>
          <table:table-cell table:style-name="ce2" table:formula="of:=(([.H498]-0)/(1-0))*(100-0)+0" office:value-type="float" office:value="15.0390625">
            <text:p>15.039062500</text:p>
          </table:table-cell>
          <table:table-cell table:style-name="ce2" table:formula="of:=(([.I498]-0)/(1-0))*(100-(-100))+(-100)" office:value-type="float" office:value="-18.359375">
            <text:p>-18.359375000</text:p>
          </table:table-cell>
          <table:table-cell table:style-name="ce2" table:formula="of:=(([.J498]-0)/(1-0))*(10000-0)+0" office:value-type="float" office:value="5136.71875">
            <text:p>5136.718750000</text:p>
          </table:table-cell>
          <table:table-cell/>
        </table:table-row>
        <table:table-row table:style-name="ro3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 office:value-type="float" office:value="0.908203125">
            <text:p>0.908203125</text:p>
          </table:table-cell>
          <table:table-cell office:value-type="float" office:value="0.013671875">
            <text:p>0.013671875</text:p>
          </table:table-cell>
          <table:table-cell/>
          <table:table-cell table:style-name="ce1" table:formula="of:=ROUND((([.A499]-0)/(1-0))*(12-2)+2)" office:value-type="float" office:value="8">
            <text:p>8</text:p>
          </table:table-cell>
          <table:table-cell table:style-name="ce2" table:formula="of:=(([.B499]-0)/(1-0))*(10-0)+0" office:value-type="float" office:value="9.39453125">
            <text:p>9.394531250</text:p>
          </table:table-cell>
          <table:table-cell table:style-name="ce2" table:formula="of:=(([.C499]-0)/(1-0))*(1500-0.000000001)+0.000000001" office:value-type="float" office:value="706.054687500529">
            <text:p>706.054687501</text:p>
          </table:table-cell>
          <table:table-cell table:style-name="ce2" table:formula="of:=(([.D499]-0)/(1-0))*(1-0.000000001)+0.000000001" office:value-type="float" office:value="0.0332031259667969">
            <text:p>0.033203126</text:p>
          </table:table-cell>
          <table:table-cell table:style-name="ce2" table:formula="of:=[.L499]*[.O499]" office:value-type="float" office:value="0.265625007734375">
            <text:p>0.265625008</text:p>
          </table:table-cell>
          <table:table-cell table:style-name="ce2" table:formula="of:=(([.E499]-0)/(1-0))*(100-0.000000001)+0.000000001" office:value-type="float" office:value="41.601562500584">
            <text:p>41.601562501</text:p>
          </table:table-cell>
          <table:table-cell table:style-name="ce1" table:formula="of:=(([.F499]-0)/(1-0))*(1-0.001)+0.001" office:value-type="float" office:value="0.315138671875">
            <text:p>0.3151386719</text:p>
          </table:table-cell>
          <table:table-cell table:style-name="ce1" table:formula="of:=IF((([.L499]*[.L499])*[.R499])&lt;1;1;ROUND(([.L499]*[.L499])*[.R499]))" office:value-type="float" office:value="20">
            <text:p>20</text:p>
          </table:table-cell>
          <table:table-cell table:style-name="ce1" table:formula="of:=ROUND((([.G499]-0)/(1-0))*(1-0)+0)" office:value-type="float" office:value="1">
            <text:p>1</text:p>
          </table:table-cell>
          <table:table-cell table:style-name="ce2" table:formula="of:=(([.H499]-0)/(1-0))*(100-0)+0" office:value-type="float" office:value="65.0390625">
            <text:p>65.039062500</text:p>
          </table:table-cell>
          <table:table-cell table:style-name="ce2" table:formula="of:=(([.I499]-0)/(1-0))*(100-(-100))+(-100)" office:value-type="float" office:value="81.640625">
            <text:p>81.640625000</text:p>
          </table:table-cell>
          <table:table-cell table:style-name="ce2" table:formula="of:=(([.J499]-0)/(1-0))*(10000-0)+0" office:value-type="float" office:value="136.71875">
            <text:p>136.718750000</text:p>
          </table:table-cell>
          <table:table-cell/>
        </table:table-row>
        <table:table-row table:style-name="ro3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 office:value-type="float" office:value="0.658203125">
            <text:p>0.658203125</text:p>
          </table:table-cell>
          <table:table-cell office:value-type="float" office:value="0.263671875">
            <text:p>0.263671875</text:p>
          </table:table-cell>
          <table:table-cell/>
          <table:table-cell table:style-name="ce1" table:formula="of:=ROUND((([.A500]-0)/(1-0))*(12-2)+2)" office:value-type="float" office:value="10">
            <text:p>10</text:p>
          </table:table-cell>
          <table:table-cell table:style-name="ce2" table:formula="of:=(([.B500]-0)/(1-0))*(10-0)+0" office:value-type="float" office:value="1.89453125">
            <text:p>1.894531250</text:p>
          </table:table-cell>
          <table:table-cell table:style-name="ce2" table:formula="of:=(([.C500]-0)/(1-0))*(1500-0.000000001)+0.000000001" office:value-type="float" office:value="1081.05468750028">
            <text:p>1081.054687500</text:p>
          </table:table-cell>
          <table:table-cell table:style-name="ce2" table:formula="of:=(([.D500]-0)/(1-0))*(1-0.000000001)+0.000000001" office:value-type="float" office:value="0.783203125216797">
            <text:p>0.783203125</text:p>
          </table:table-cell>
          <table:table-cell table:style-name="ce2" table:formula="of:=[.L500]*[.O500]" office:value-type="float" office:value="7.83203125216797">
            <text:p>7.832031252</text:p>
          </table:table-cell>
          <table:table-cell table:style-name="ce2" table:formula="of:=(([.E500]-0)/(1-0))*(100-0.000000001)+0.000000001" office:value-type="float" office:value="16.601562500834">
            <text:p>16.601562501</text:p>
          </table:table-cell>
          <table:table-cell table:style-name="ce1" table:formula="of:=(([.F500]-0)/(1-0))*(1-0.001)+0.001" office:value-type="float" office:value="0.065388671875">
            <text:p>0.0653886719</text:p>
          </table:table-cell>
          <table:table-cell table:style-name="ce1" table:formula="of:=IF((([.L500]*[.L500])*[.R500])&lt;1;1;ROUND(([.L500]*[.L500])*[.R500]))" office:value-type="float" office:value="7">
            <text:p>7</text:p>
          </table:table-cell>
          <table:table-cell table:style-name="ce1" table:formula="of:=ROUND((([.G500]-0)/(1-0))*(1-0)+0)" office:value-type="float" office:value="0">
            <text:p>0</text:p>
          </table:table-cell>
          <table:table-cell table:style-name="ce2" table:formula="of:=(([.H500]-0)/(1-0))*(100-0)+0" office:value-type="float" office:value="90.0390625">
            <text:p>90.039062500</text:p>
          </table:table-cell>
          <table:table-cell table:style-name="ce2" table:formula="of:=(([.I500]-0)/(1-0))*(100-(-100))+(-100)" office:value-type="float" office:value="31.640625">
            <text:p>31.640625000</text:p>
          </table:table-cell>
          <table:table-cell table:style-name="ce2" table:formula="of:=(([.J500]-0)/(1-0))*(10000-0)+0" office:value-type="float" office:value="2636.71875">
            <text:p>2636.718750000</text:p>
          </table:table-cell>
          <table:table-cell/>
        </table:table-row>
        <table:table-row table:style-name="ro3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 office:value-type="float" office:value="0.158203125">
            <text:p>0.158203125</text:p>
          </table:table-cell>
          <table:table-cell office:value-type="float" office:value="0.763671875">
            <text:p>0.763671875</text:p>
          </table:table-cell>
          <table:table-cell/>
          <table:table-cell table:style-name="ce1" table:formula="of:=ROUND((([.A501]-0)/(1-0))*(12-2)+2)" office:value-type="float" office:value="5">
            <text:p>5</text:p>
          </table:table-cell>
          <table:table-cell table:style-name="ce2" table:formula="of:=(([.B501]-0)/(1-0))*(10-0)+0" office:value-type="float" office:value="6.89453125">
            <text:p>6.894531250</text:p>
          </table:table-cell>
          <table:table-cell table:style-name="ce2" table:formula="of:=(([.C501]-0)/(1-0))*(1500-0.000000001)+0.000000001" office:value-type="float" office:value="331.054687500779">
            <text:p>331.054687501</text:p>
          </table:table-cell>
          <table:table-cell table:style-name="ce2" table:formula="of:=(([.D501]-0)/(1-0))*(1-0.000000001)+0.000000001" office:value-type="float" office:value="0.283203125716797">
            <text:p>0.283203126</text:p>
          </table:table-cell>
          <table:table-cell table:style-name="ce2" table:formula="of:=[.L501]*[.O501]" office:value-type="float" office:value="1.41601562858398">
            <text:p>1.416015629</text:p>
          </table:table-cell>
          <table:table-cell table:style-name="ce2" table:formula="of:=(([.E501]-0)/(1-0))*(100-0.000000001)+0.000000001" office:value-type="float" office:value="66.601562500334">
            <text:p>66.601562500</text:p>
          </table:table-cell>
          <table:table-cell table:style-name="ce1" table:formula="of:=(([.F501]-0)/(1-0))*(1-0.001)+0.001" office:value-type="float" office:value="0.564888671875">
            <text:p>0.5648886719</text:p>
          </table:table-cell>
          <table:table-cell table:style-name="ce1" table:formula="of:=IF((([.L501]*[.L501])*[.R501])&lt;1;1;ROUND(([.L501]*[.L501])*[.R501]))" office:value-type="float" office:value="14">
            <text:p>14</text:p>
          </table:table-cell>
          <table:table-cell table:style-name="ce1" table:formula="of:=ROUND((([.G501]-0)/(1-0))*(1-0)+0)" office:value-type="float" office:value="1">
            <text:p>1</text:p>
          </table:table-cell>
          <table:table-cell table:style-name="ce2" table:formula="of:=(([.H501]-0)/(1-0))*(100-0)+0" office:value-type="float" office:value="40.0390625">
            <text:p>40.039062500</text:p>
          </table:table-cell>
          <table:table-cell table:style-name="ce2" table:formula="of:=(([.I501]-0)/(1-0))*(100-(-100))+(-100)" office:value-type="float" office:value="-68.359375">
            <text:p>-68.359375000</text:p>
          </table:table-cell>
          <table:table-cell table:style-name="ce2" table:formula="of:=(([.J501]-0)/(1-0))*(10000-0)+0" office:value-type="float" office:value="7636.71875">
            <text:p>7636.718750000</text:p>
          </table:table-cell>
          <table:table-cell/>
        </table:table-row>
        <table:table-row table:style-name="ro3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 office:value-type="float" office:value="0.533203125">
            <text:p>0.533203125</text:p>
          </table:table-cell>
          <table:table-cell office:value-type="float" office:value="0.138671875">
            <text:p>0.138671875</text:p>
          </table:table-cell>
          <table:table-cell/>
          <table:table-cell table:style-name="ce1" table:formula="of:=ROUND((([.A502]-0)/(1-0))*(12-2)+2)" office:value-type="float" office:value="6">
            <text:p>6</text:p>
          </table:table-cell>
          <table:table-cell table:style-name="ce2" table:formula="of:=(([.B502]-0)/(1-0))*(10-0)+0" office:value-type="float" office:value="0.64453125">
            <text:p>0.644531250</text:p>
          </table:table-cell>
          <table:table-cell table:style-name="ce2" table:formula="of:=(([.C502]-0)/(1-0))*(1500-0.000000001)+0.000000001" office:value-type="float" office:value="518.554687500654">
            <text:p>518.554687501</text:p>
          </table:table-cell>
          <table:table-cell table:style-name="ce2" table:formula="of:=(([.D502]-0)/(1-0))*(1-0.000000001)+0.000000001" office:value-type="float" office:value="0.408203125591797">
            <text:p>0.408203126</text:p>
          </table:table-cell>
          <table:table-cell table:style-name="ce2" table:formula="of:=[.L502]*[.O502]" office:value-type="float" office:value="2.44921875355078">
            <text:p>2.449218754</text:p>
          </table:table-cell>
          <table:table-cell table:style-name="ce2" table:formula="of:=(([.E502]-0)/(1-0))*(100-0.000000001)+0.000000001" office:value-type="float" office:value="54.101562500459">
            <text:p>54.101562500</text:p>
          </table:table-cell>
          <table:table-cell table:style-name="ce1" table:formula="of:=(([.F502]-0)/(1-0))*(1-0.001)+0.001" office:value-type="float" office:value="0.939513671875">
            <text:p>0.9395136719</text:p>
          </table:table-cell>
          <table:table-cell table:style-name="ce1" table:formula="of:=IF((([.L502]*[.L502])*[.R502])&lt;1;1;ROUND(([.L502]*[.L502])*[.R502]))" office:value-type="float" office:value="34">
            <text:p>34</text:p>
          </table:table-cell>
          <table:table-cell table:style-name="ce1" table:formula="of:=ROUND((([.G502]-0)/(1-0))*(1-0)+0)" office:value-type="float" office:value="0">
            <text:p>0</text:p>
          </table:table-cell>
          <table:table-cell table:style-name="ce2" table:formula="of:=(([.H502]-0)/(1-0))*(100-0)+0" office:value-type="float" office:value="77.5390625">
            <text:p>77.539062500</text:p>
          </table:table-cell>
          <table:table-cell table:style-name="ce2" table:formula="of:=(([.I502]-0)/(1-0))*(100-(-100))+(-100)" office:value-type="float" office:value="6.640625">
            <text:p>6.640625000</text:p>
          </table:table-cell>
          <table:table-cell table:style-name="ce2" table:formula="of:=(([.J502]-0)/(1-0))*(10000-0)+0" office:value-type="float" office:value="1386.71875">
            <text:p>1386.718750000</text:p>
          </table:table-cell>
          <table:table-cell/>
        </table:table-row>
        <table:table-row table:style-name="ro3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 office:value-type="float" office:value="0.033203125">
            <text:p>0.033203125</text:p>
          </table:table-cell>
          <table:table-cell office:value-type="float" office:value="0.638671875">
            <text:p>0.638671875</text:p>
          </table:table-cell>
          <table:table-cell/>
          <table:table-cell table:style-name="ce1" table:formula="of:=ROUND((([.A503]-0)/(1-0))*(12-2)+2)" office:value-type="float" office:value="11">
            <text:p>11</text:p>
          </table:table-cell>
          <table:table-cell table:style-name="ce2" table:formula="of:=(([.B503]-0)/(1-0))*(10-0)+0" office:value-type="float" office:value="5.64453125">
            <text:p>5.644531250</text:p>
          </table:table-cell>
          <table:table-cell table:style-name="ce2" table:formula="of:=(([.C503]-0)/(1-0))*(1500-0.000000001)+0.000000001" office:value-type="float" office:value="1268.55468750015">
            <text:p>1268.554687500</text:p>
          </table:table-cell>
          <table:table-cell table:style-name="ce2" table:formula="of:=(([.D503]-0)/(1-0))*(1-0.000000001)+0.000000001" office:value-type="float" office:value="0.908203125091797">
            <text:p>0.908203125</text:p>
          </table:table-cell>
          <table:table-cell table:style-name="ce2" table:formula="of:=[.L503]*[.O503]" office:value-type="float" office:value="9.99023437600977">
            <text:p>9.990234376</text:p>
          </table:table-cell>
          <table:table-cell table:style-name="ce2" table:formula="of:=(([.E503]-0)/(1-0))*(100-0.000000001)+0.000000001" office:value-type="float" office:value="4.10156250095898">
            <text:p>4.101562501</text:p>
          </table:table-cell>
          <table:table-cell table:style-name="ce1" table:formula="of:=(([.F503]-0)/(1-0))*(1-0.001)+0.001" office:value-type="float" office:value="0.440013671875">
            <text:p>0.4400136719</text:p>
          </table:table-cell>
          <table:table-cell table:style-name="ce1" table:formula="of:=IF((([.L503]*[.L503])*[.R503])&lt;1;1;ROUND(([.L503]*[.L503])*[.R503]))" office:value-type="float" office:value="53">
            <text:p>53</text:p>
          </table:table-cell>
          <table:table-cell table:style-name="ce1" table:formula="of:=ROUND((([.G503]-0)/(1-0))*(1-0)+0)" office:value-type="float" office:value="1">
            <text:p>1</text:p>
          </table:table-cell>
          <table:table-cell table:style-name="ce2" table:formula="of:=(([.H503]-0)/(1-0))*(100-0)+0" office:value-type="float" office:value="27.5390625">
            <text:p>27.539062500</text:p>
          </table:table-cell>
          <table:table-cell table:style-name="ce2" table:formula="of:=(([.I503]-0)/(1-0))*(100-(-100))+(-100)" office:value-type="float" office:value="-93.359375">
            <text:p>-93.359375000</text:p>
          </table:table-cell>
          <table:table-cell table:style-name="ce2" table:formula="of:=(([.J503]-0)/(1-0))*(10000-0)+0" office:value-type="float" office:value="6386.71875">
            <text:p>6386.718750000</text:p>
          </table:table-cell>
          <table:table-cell/>
        </table:table-row>
        <table:table-row table:style-name="ro3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 office:value-type="float" office:value="0.283203125">
            <text:p>0.283203125</text:p>
          </table:table-cell>
          <table:table-cell office:value-type="float" office:value="0.888671875">
            <text:p>0.888671875</text:p>
          </table:table-cell>
          <table:table-cell/>
          <table:table-cell table:style-name="ce1" table:formula="of:=ROUND((([.A504]-0)/(1-0))*(12-2)+2)" office:value-type="float" office:value="9">
            <text:p>9</text:p>
          </table:table-cell>
          <table:table-cell table:style-name="ce2" table:formula="of:=(([.B504]-0)/(1-0))*(10-0)+0" office:value-type="float" office:value="3.14453125">
            <text:p>3.144531250</text:p>
          </table:table-cell>
          <table:table-cell table:style-name="ce2" table:formula="of:=(([.C504]-0)/(1-0))*(1500-0.000000001)+0.000000001" office:value-type="float" office:value="143.554687500904">
            <text:p>143.554687501</text:p>
          </table:table-cell>
          <table:table-cell table:style-name="ce2" table:formula="of:=(([.D504]-0)/(1-0))*(1-0.000000001)+0.000000001" office:value-type="float" office:value="0.158203125841797">
            <text:p>0.158203126</text:p>
          </table:table-cell>
          <table:table-cell table:style-name="ce2" table:formula="of:=[.L504]*[.O504]" office:value-type="float" office:value="1.42382813257617">
            <text:p>1.423828133</text:p>
          </table:table-cell>
          <table:table-cell table:style-name="ce2" table:formula="of:=(([.E504]-0)/(1-0))*(100-0.000000001)+0.000000001" office:value-type="float" office:value="29.101562500709">
            <text:p>29.101562501</text:p>
          </table:table-cell>
          <table:table-cell table:style-name="ce1" table:formula="of:=(([.F504]-0)/(1-0))*(1-0.001)+0.001" office:value-type="float" office:value="0.190263671875">
            <text:p>0.1902636719</text:p>
          </table:table-cell>
          <table:table-cell table:style-name="ce1" table:formula="of:=IF((([.L504]*[.L504])*[.R504])&lt;1;1;ROUND(([.L504]*[.L504])*[.R504]))" office:value-type="float" office:value="15">
            <text:p>15</text:p>
          </table:table-cell>
          <table:table-cell table:style-name="ce1" table:formula="of:=ROUND((([.G504]-0)/(1-0))*(1-0)+0)" office:value-type="float" office:value="0">
            <text:p>0</text:p>
          </table:table-cell>
          <table:table-cell table:style-name="ce2" table:formula="of:=(([.H504]-0)/(1-0))*(100-0)+0" office:value-type="float" office:value="2.5390625">
            <text:p>2.539062500</text:p>
          </table:table-cell>
          <table:table-cell table:style-name="ce2" table:formula="of:=(([.I504]-0)/(1-0))*(100-(-100))+(-100)" office:value-type="float" office:value="-43.359375">
            <text:p>-43.359375000</text:p>
          </table:table-cell>
          <table:table-cell table:style-name="ce2" table:formula="of:=(([.J504]-0)/(1-0))*(10000-0)+0" office:value-type="float" office:value="8886.71875">
            <text:p>8886.718750000</text:p>
          </table:table-cell>
          <table:table-cell/>
        </table:table-row>
        <table:table-row table:style-name="ro3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 office:value-type="float" office:value="0.783203125">
            <text:p>0.783203125</text:p>
          </table:table-cell>
          <table:table-cell office:value-type="float" office:value="0.388671875">
            <text:p>0.388671875</text:p>
          </table:table-cell>
          <table:table-cell/>
          <table:table-cell table:style-name="ce1" table:formula="of:=ROUND((([.A505]-0)/(1-0))*(12-2)+2)" office:value-type="float" office:value="4">
            <text:p>4</text:p>
          </table:table-cell>
          <table:table-cell table:style-name="ce2" table:formula="of:=(([.B505]-0)/(1-0))*(10-0)+0" office:value-type="float" office:value="8.14453125">
            <text:p>8.144531250</text:p>
          </table:table-cell>
          <table:table-cell table:style-name="ce2" table:formula="of:=(([.C505]-0)/(1-0))*(1500-0.000000001)+0.000000001" office:value-type="float" office:value="893.554687500404">
            <text:p>893.554687500</text:p>
          </table:table-cell>
          <table:table-cell table:style-name="ce2" table:formula="of:=(([.D505]-0)/(1-0))*(1-0.000000001)+0.000000001" office:value-type="float" office:value="0.658203125341797">
            <text:p>0.658203125</text:p>
          </table:table-cell>
          <table:table-cell table:style-name="ce2" table:formula="of:=[.L505]*[.O505]" office:value-type="float" office:value="2.63281250136719">
            <text:p>2.632812501</text:p>
          </table:table-cell>
          <table:table-cell table:style-name="ce2" table:formula="of:=(([.E505]-0)/(1-0))*(100-0.000000001)+0.000000001" office:value-type="float" office:value="79.101562500209">
            <text:p>79.101562500</text:p>
          </table:table-cell>
          <table:table-cell table:style-name="ce1" table:formula="of:=(([.F505]-0)/(1-0))*(1-0.001)+0.001" office:value-type="float" office:value="0.689763671875">
            <text:p>0.6897636719</text:p>
          </table:table-cell>
          <table:table-cell table:style-name="ce1" table:formula="of:=IF((([.L505]*[.L505])*[.R505])&lt;1;1;ROUND(([.L505]*[.L505])*[.R505]))" office:value-type="float" office:value="11">
            <text:p>11</text:p>
          </table:table-cell>
          <table:table-cell table:style-name="ce1" table:formula="of:=ROUND((([.G505]-0)/(1-0))*(1-0)+0)" office:value-type="float" office:value="1">
            <text:p>1</text:p>
          </table:table-cell>
          <table:table-cell table:style-name="ce2" table:formula="of:=(([.H505]-0)/(1-0))*(100-0)+0" office:value-type="float" office:value="52.5390625">
            <text:p>52.539062500</text:p>
          </table:table-cell>
          <table:table-cell table:style-name="ce2" table:formula="of:=(([.I505]-0)/(1-0))*(100-(-100))+(-100)" office:value-type="float" office:value="56.640625">
            <text:p>56.640625000</text:p>
          </table:table-cell>
          <table:table-cell table:style-name="ce2" table:formula="of:=(([.J505]-0)/(1-0))*(10000-0)+0" office:value-type="float" office:value="3886.71875">
            <text:p>3886.718750000</text:p>
          </table:table-cell>
          <table:table-cell/>
        </table:table-row>
        <table:table-row table:style-name="ro3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 office:value-type="float" office:value="0.595703125">
            <text:p>0.595703125</text:p>
          </table:table-cell>
          <table:table-cell office:value-type="float" office:value="0.826171875">
            <text:p>0.826171875</text:p>
          </table:table-cell>
          <table:table-cell/>
          <table:table-cell table:style-name="ce1" table:formula="of:=ROUND((([.A506]-0)/(1-0))*(12-2)+2)" office:value-type="float" office:value="3">
            <text:p>3</text:p>
          </table:table-cell>
          <table:table-cell table:style-name="ce2" table:formula="of:=(([.B506]-0)/(1-0))*(10-0)+0" office:value-type="float" office:value="1.26953125">
            <text:p>1.269531250</text:p>
          </table:table-cell>
          <table:table-cell table:style-name="ce2" table:formula="of:=(([.C506]-0)/(1-0))*(1500-0.000000001)+0.000000001" office:value-type="float" office:value="49.8046875009668">
            <text:p>49.804687501</text:p>
          </table:table-cell>
          <table:table-cell table:style-name="ce2" table:formula="of:=(([.D506]-0)/(1-0))*(1-0.000000001)+0.000000001" office:value-type="float" office:value="0.970703125029297">
            <text:p>0.970703125</text:p>
          </table:table-cell>
          <table:table-cell table:style-name="ce2" table:formula="of:=[.L506]*[.O506]" office:value-type="float" office:value="2.91210937508789">
            <text:p>2.912109375</text:p>
          </table:table-cell>
          <table:table-cell table:style-name="ce2" table:formula="of:=(([.E506]-0)/(1-0))*(100-0.000000001)+0.000000001" office:value-type="float" office:value="47.8515625005215">
            <text:p>47.851562501</text:p>
          </table:table-cell>
          <table:table-cell table:style-name="ce1" table:formula="of:=(([.F506]-0)/(1-0))*(1-0.001)+0.001" office:value-type="float" office:value="0.502451171875">
            <text:p>0.5024511719</text:p>
          </table:table-cell>
          <table:table-cell table:style-name="ce1" table:formula="of:=IF((([.L506]*[.L506])*[.R506])&lt;1;1;ROUND(([.L506]*[.L506])*[.R506]))" office:value-type="float" office:value="5">
            <text:p>5</text:p>
          </table:table-cell>
          <table:table-cell table:style-name="ce1" table:formula="of:=ROUND((([.G506]-0)/(1-0))*(1-0)+0)" office:value-type="float" office:value="0">
            <text:p>0</text:p>
          </table:table-cell>
          <table:table-cell table:style-name="ce2" table:formula="of:=(([.H506]-0)/(1-0))*(100-0)+0" office:value-type="float" office:value="83.7890625">
            <text:p>83.789062500</text:p>
          </table:table-cell>
          <table:table-cell table:style-name="ce2" table:formula="of:=(([.I506]-0)/(1-0))*(100-(-100))+(-100)" office:value-type="float" office:value="19.140625">
            <text:p>19.140625000</text:p>
          </table:table-cell>
          <table:table-cell table:style-name="ce2" table:formula="of:=(([.J506]-0)/(1-0))*(10000-0)+0" office:value-type="float" office:value="8261.71875">
            <text:p>8261.718750000</text:p>
          </table:table-cell>
          <table:table-cell/>
        </table:table-row>
        <table:table-row table:style-name="ro3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 office:value-type="float" office:value="0.095703125">
            <text:p>0.095703125</text:p>
          </table:table-cell>
          <table:table-cell office:value-type="float" office:value="0.326171875">
            <text:p>0.326171875</text:p>
          </table:table-cell>
          <table:table-cell/>
          <table:table-cell table:style-name="ce1" table:formula="of:=ROUND((([.A507]-0)/(1-0))*(12-2)+2)" office:value-type="float" office:value="8">
            <text:p>8</text:p>
          </table:table-cell>
          <table:table-cell table:style-name="ce2" table:formula="of:=(([.B507]-0)/(1-0))*(10-0)+0" office:value-type="float" office:value="6.26953125">
            <text:p>6.269531250</text:p>
          </table:table-cell>
          <table:table-cell table:style-name="ce2" table:formula="of:=(([.C507]-0)/(1-0))*(1500-0.000000001)+0.000000001" office:value-type="float" office:value="799.804687500467">
            <text:p>799.804687500</text:p>
          </table:table-cell>
          <table:table-cell table:style-name="ce2" table:formula="of:=(([.D507]-0)/(1-0))*(1-0.000000001)+0.000000001" office:value-type="float" office:value="0.470703125529297">
            <text:p>0.470703126</text:p>
          </table:table-cell>
          <table:table-cell table:style-name="ce2" table:formula="of:=[.L507]*[.O507]" office:value-type="float" office:value="3.76562500423438">
            <text:p>3.765625004</text:p>
          </table:table-cell>
          <table:table-cell table:style-name="ce2" table:formula="of:=(([.E507]-0)/(1-0))*(100-0.000000001)+0.000000001" office:value-type="float" office:value="97.8515625000215">
            <text:p>97.851562500</text:p>
          </table:table-cell>
          <table:table-cell table:style-name="ce1" table:formula="of:=(([.F507]-0)/(1-0))*(1-0.001)+0.001" office:value-type="float" office:value="0.002951171875">
            <text:p>0.0029511719</text:p>
          </table:table-cell>
          <table:table-cell table:style-name="ce1" table:formula="of:=IF((([.L507]*[.L507])*[.R507])&lt;1;1;ROUND(([.L507]*[.L507])*[.R507]))" office:value-type="float" office:value="1">
            <text:p>1</text:p>
          </table:table-cell>
          <table:table-cell table:style-name="ce1" table:formula="of:=ROUND((([.G507]-0)/(1-0))*(1-0)+0)" office:value-type="float" office:value="1">
            <text:p>1</text:p>
          </table:table-cell>
          <table:table-cell table:style-name="ce2" table:formula="of:=(([.H507]-0)/(1-0))*(100-0)+0" office:value-type="float" office:value="33.7890625">
            <text:p>33.789062500</text:p>
          </table:table-cell>
          <table:table-cell table:style-name="ce2" table:formula="of:=(([.I507]-0)/(1-0))*(100-(-100))+(-100)" office:value-type="float" office:value="-80.859375">
            <text:p>-80.859375000</text:p>
          </table:table-cell>
          <table:table-cell table:style-name="ce2" table:formula="of:=(([.J507]-0)/(1-0))*(10000-0)+0" office:value-type="float" office:value="3261.71875">
            <text:p>3261.718750000</text:p>
          </table:table-cell>
          <table:table-cell/>
        </table:table-row>
        <table:table-row table:style-name="ro3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 office:value-type="float" office:value="0.345703125">
            <text:p>0.345703125</text:p>
          </table:table-cell>
          <table:table-cell office:value-type="float" office:value="0.076171875">
            <text:p>0.076171875</text:p>
          </table:table-cell>
          <table:table-cell/>
          <table:table-cell table:style-name="ce1" table:formula="of:=ROUND((([.A508]-0)/(1-0))*(12-2)+2)" office:value-type="float" office:value="11">
            <text:p>11</text:p>
          </table:table-cell>
          <table:table-cell table:style-name="ce2" table:formula="of:=(([.B508]-0)/(1-0))*(10-0)+0" office:value-type="float" office:value="3.76953125">
            <text:p>3.769531250</text:p>
          </table:table-cell>
          <table:table-cell table:style-name="ce2" table:formula="of:=(([.C508]-0)/(1-0))*(1500-0.000000001)+0.000000001" office:value-type="float" office:value="424.804687500717">
            <text:p>424.804687501</text:p>
          </table:table-cell>
          <table:table-cell table:style-name="ce2" table:formula="of:=(([.D508]-0)/(1-0))*(1-0.000000001)+0.000000001" office:value-type="float" office:value="0.720703125279297">
            <text:p>0.720703125</text:p>
          </table:table-cell>
          <table:table-cell table:style-name="ce2" table:formula="of:=[.L508]*[.O508]" office:value-type="float" office:value="7.92773437807227">
            <text:p>7.927734378</text:p>
          </table:table-cell>
          <table:table-cell table:style-name="ce2" table:formula="of:=(([.E508]-0)/(1-0))*(100-0.000000001)+0.000000001" office:value-type="float" office:value="72.8515625002715">
            <text:p>72.851562500</text:p>
          </table:table-cell>
          <table:table-cell table:style-name="ce1" table:formula="of:=(([.F508]-0)/(1-0))*(1-0.001)+0.001" office:value-type="float" office:value="0.252701171875">
            <text:p>0.2527011719</text:p>
          </table:table-cell>
          <table:table-cell table:style-name="ce1" table:formula="of:=IF((([.L508]*[.L508])*[.R508])&lt;1;1;ROUND(([.L508]*[.L508])*[.R508]))" office:value-type="float" office:value="31">
            <text:p>31</text:p>
          </table:table-cell>
          <table:table-cell table:style-name="ce1" table:formula="of:=ROUND((([.G508]-0)/(1-0))*(1-0)+0)" office:value-type="float" office:value="0">
            <text:p>0</text:p>
          </table:table-cell>
          <table:table-cell table:style-name="ce2" table:formula="of:=(([.H508]-0)/(1-0))*(100-0)+0" office:value-type="float" office:value="8.7890625">
            <text:p>8.789062500</text:p>
          </table:table-cell>
          <table:table-cell table:style-name="ce2" table:formula="of:=(([.I508]-0)/(1-0))*(100-(-100))+(-100)" office:value-type="float" office:value="-30.859375">
            <text:p>-30.859375000</text:p>
          </table:table-cell>
          <table:table-cell table:style-name="ce2" table:formula="of:=(([.J508]-0)/(1-0))*(10000-0)+0" office:value-type="float" office:value="761.71875">
            <text:p>761.718750000</text:p>
          </table:table-cell>
          <table:table-cell/>
        </table:table-row>
        <table:table-row table:style-name="ro3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 office:value-type="float" office:value="0.845703125">
            <text:p>0.845703125</text:p>
          </table:table-cell>
          <table:table-cell office:value-type="float" office:value="0.576171875">
            <text:p>0.576171875</text:p>
          </table:table-cell>
          <table:table-cell/>
          <table:table-cell table:style-name="ce1" table:formula="of:=ROUND((([.A509]-0)/(1-0))*(12-2)+2)" office:value-type="float" office:value="6">
            <text:p>6</text:p>
          </table:table-cell>
          <table:table-cell table:style-name="ce2" table:formula="of:=(([.B509]-0)/(1-0))*(10-0)+0" office:value-type="float" office:value="8.76953125">
            <text:p>8.769531250</text:p>
          </table:table-cell>
          <table:table-cell table:style-name="ce2" table:formula="of:=(([.C509]-0)/(1-0))*(1500-0.000000001)+0.000000001" office:value-type="float" office:value="1174.80468750022">
            <text:p>1174.804687500</text:p>
          </table:table-cell>
          <table:table-cell table:style-name="ce2" table:formula="of:=(([.D509]-0)/(1-0))*(1-0.000000001)+0.000000001" office:value-type="float" office:value="0.220703125779297">
            <text:p>0.220703126</text:p>
          </table:table-cell>
          <table:table-cell table:style-name="ce2" table:formula="of:=[.L509]*[.O509]" office:value-type="float" office:value="1.32421875467578">
            <text:p>1.324218755</text:p>
          </table:table-cell>
          <table:table-cell table:style-name="ce2" table:formula="of:=(([.E509]-0)/(1-0))*(100-0.000000001)+0.000000001" office:value-type="float" office:value="22.8515625007715">
            <text:p>22.851562501</text:p>
          </table:table-cell>
          <table:table-cell table:style-name="ce1" table:formula="of:=(([.F509]-0)/(1-0))*(1-0.001)+0.001" office:value-type="float" office:value="0.752201171875">
            <text:p>0.7522011719</text:p>
          </table:table-cell>
          <table:table-cell table:style-name="ce1" table:formula="of:=IF((([.L509]*[.L509])*[.R509])&lt;1;1;ROUND(([.L509]*[.L509])*[.R509]))" office:value-type="float" office:value="27">
            <text:p>27</text:p>
          </table:table-cell>
          <table:table-cell table:style-name="ce1" table:formula="of:=ROUND((([.G509]-0)/(1-0))*(1-0)+0)" office:value-type="float" office:value="1">
            <text:p>1</text:p>
          </table:table-cell>
          <table:table-cell table:style-name="ce2" table:formula="of:=(([.H509]-0)/(1-0))*(100-0)+0" office:value-type="float" office:value="58.7890625">
            <text:p>58.789062500</text:p>
          </table:table-cell>
          <table:table-cell table:style-name="ce2" table:formula="of:=(([.I509]-0)/(1-0))*(100-(-100))+(-100)" office:value-type="float" office:value="69.140625">
            <text:p>69.140625000</text:p>
          </table:table-cell>
          <table:table-cell table:style-name="ce2" table:formula="of:=(([.J509]-0)/(1-0))*(10000-0)+0" office:value-type="float" office:value="5761.71875">
            <text:p>5761.718750000</text:p>
          </table:table-cell>
          <table:table-cell/>
        </table:table-row>
        <table:table-row table:style-name="ro3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 office:value-type="float" office:value="0.470703125">
            <text:p>0.470703125</text:p>
          </table:table-cell>
          <table:table-cell office:value-type="float" office:value="0.451171875">
            <text:p>0.451171875</text:p>
          </table:table-cell>
          <table:table-cell/>
          <table:table-cell table:style-name="ce1" table:formula="of:=ROUND((([.A510]-0)/(1-0))*(12-2)+2)" office:value-type="float" office:value="5">
            <text:p>5</text:p>
          </table:table-cell>
          <table:table-cell table:style-name="ce2" table:formula="of:=(([.B510]-0)/(1-0))*(10-0)+0" office:value-type="float" office:value="2.51953125">
            <text:p>2.519531250</text:p>
          </table:table-cell>
          <table:table-cell table:style-name="ce2" table:formula="of:=(([.C510]-0)/(1-0))*(1500-0.000000001)+0.000000001" office:value-type="float" office:value="987.304687500342">
            <text:p>987.304687500</text:p>
          </table:table-cell>
          <table:table-cell table:style-name="ce2" table:formula="of:=(([.D510]-0)/(1-0))*(1-0.000000001)+0.000000001" office:value-type="float" office:value="0.0957031259042969">
            <text:p>0.095703126</text:p>
          </table:table-cell>
          <table:table-cell table:style-name="ce2" table:formula="of:=[.L510]*[.O510]" office:value-type="float" office:value="0.478515629521484">
            <text:p>0.478515630</text:p>
          </table:table-cell>
          <table:table-cell table:style-name="ce2" table:formula="of:=(([.E510]-0)/(1-0))*(100-0.000000001)+0.000000001" office:value-type="float" office:value="10.3515625008965">
            <text:p>10.351562501</text:p>
          </table:table-cell>
          <table:table-cell table:style-name="ce1" table:formula="of:=(([.F510]-0)/(1-0))*(1-0.001)+0.001" office:value-type="float" office:value="0.627326171875">
            <text:p>0.6273261719</text:p>
          </table:table-cell>
          <table:table-cell table:style-name="ce1" table:formula="of:=IF((([.L510]*[.L510])*[.R510])&lt;1;1;ROUND(([.L510]*[.L510])*[.R510]))" office:value-type="float" office:value="16">
            <text:p>16</text:p>
          </table:table-cell>
          <table:table-cell table:style-name="ce1" table:formula="of:=ROUND((([.G510]-0)/(1-0))*(1-0)+0)" office:value-type="float" office:value="0">
            <text:p>0</text:p>
          </table:table-cell>
          <table:table-cell table:style-name="ce2" table:formula="of:=(([.H510]-0)/(1-0))*(100-0)+0" office:value-type="float" office:value="21.2890625">
            <text:p>21.289062500</text:p>
          </table:table-cell>
          <table:table-cell table:style-name="ce2" table:formula="of:=(([.I510]-0)/(1-0))*(100-(-100))+(-100)" office:value-type="float" office:value="-5.85937499999999">
            <text:p>-5.859375000</text:p>
          </table:table-cell>
          <table:table-cell table:style-name="ce2" table:formula="of:=(([.J510]-0)/(1-0))*(10000-0)+0" office:value-type="float" office:value="4511.71875">
            <text:p>4511.718750000</text:p>
          </table:table-cell>
          <table:table-cell/>
        </table:table-row>
        <table:table-row table:style-name="ro3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 office:value-type="float" office:value="0.970703125">
            <text:p>0.970703125</text:p>
          </table:table-cell>
          <table:table-cell office:value-type="float" office:value="0.951171875">
            <text:p>0.951171875</text:p>
          </table:table-cell>
          <table:table-cell/>
          <table:table-cell table:style-name="ce1" table:formula="of:=ROUND((([.A511]-0)/(1-0))*(12-2)+2)" office:value-type="float" office:value="10">
            <text:p>10</text:p>
          </table:table-cell>
          <table:table-cell table:style-name="ce2" table:formula="of:=(([.B511]-0)/(1-0))*(10-0)+0" office:value-type="float" office:value="7.51953125">
            <text:p>7.519531250</text:p>
          </table:table-cell>
          <table:table-cell table:style-name="ce2" table:formula="of:=(([.C511]-0)/(1-0))*(1500-0.000000001)+0.000000001" office:value-type="float" office:value="237.304687500842">
            <text:p>237.304687501</text:p>
          </table:table-cell>
          <table:table-cell table:style-name="ce2" table:formula="of:=(([.D511]-0)/(1-0))*(1-0.000000001)+0.000000001" office:value-type="float" office:value="0.595703125404297">
            <text:p>0.595703125</text:p>
          </table:table-cell>
          <table:table-cell table:style-name="ce2" table:formula="of:=[.L511]*[.O511]" office:value-type="float" office:value="5.95703125404297">
            <text:p>5.957031254</text:p>
          </table:table-cell>
          <table:table-cell table:style-name="ce2" table:formula="of:=(([.E511]-0)/(1-0))*(100-0.000000001)+0.000000001" office:value-type="float" office:value="60.3515625003965">
            <text:p>60.351562500</text:p>
          </table:table-cell>
          <table:table-cell table:style-name="ce1" table:formula="of:=(([.F511]-0)/(1-0))*(1-0.001)+0.001" office:value-type="float" office:value="0.127826171875">
            <text:p>0.1278261719</text:p>
          </table:table-cell>
          <table:table-cell table:style-name="ce1" table:formula="of:=IF((([.L511]*[.L511])*[.R511])&lt;1;1;ROUND(([.L511]*[.L511])*[.R511]))" office:value-type="float" office:value="13">
            <text:p>13</text:p>
          </table:table-cell>
          <table:table-cell table:style-name="ce1" table:formula="of:=ROUND((([.G511]-0)/(1-0))*(1-0)+0)" office:value-type="float" office:value="1">
            <text:p>1</text:p>
          </table:table-cell>
          <table:table-cell table:style-name="ce2" table:formula="of:=(([.H511]-0)/(1-0))*(100-0)+0" office:value-type="float" office:value="71.2890625">
            <text:p>71.289062500</text:p>
          </table:table-cell>
          <table:table-cell table:style-name="ce2" table:formula="of:=(([.I511]-0)/(1-0))*(100-(-100))+(-100)" office:value-type="float" office:value="94.140625">
            <text:p>94.140625000</text:p>
          </table:table-cell>
          <table:table-cell table:style-name="ce2" table:formula="of:=(([.J511]-0)/(1-0))*(10000-0)+0" office:value-type="float" office:value="9511.71875">
            <text:p>9511.718750000</text:p>
          </table:table-cell>
          <table:table-cell/>
        </table:table-row>
        <table:table-row table:style-name="ro3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 office:value-type="float" office:value="0.720703125">
            <text:p>0.720703125</text:p>
          </table:table-cell>
          <table:table-cell office:value-type="float" office:value="0.701171875">
            <text:p>0.701171875</text:p>
          </table:table-cell>
          <table:table-cell/>
          <table:table-cell table:style-name="ce1" table:formula="of:=ROUND((([.A512]-0)/(1-0))*(12-2)+2)" office:value-type="float" office:value="7">
            <text:p>7</text:p>
          </table:table-cell>
          <table:table-cell table:style-name="ce2" table:formula="of:=(([.B512]-0)/(1-0))*(10-0)+0" office:value-type="float" office:value="0.01953125">
            <text:p>0.019531250</text:p>
          </table:table-cell>
          <table:table-cell table:style-name="ce2" table:formula="of:=(([.C512]-0)/(1-0))*(1500-0.000000001)+0.000000001" office:value-type="float" office:value="1362.30468750009">
            <text:p>1362.304687500</text:p>
          </table:table-cell>
          <table:table-cell table:style-name="ce2" table:formula="of:=(([.D512]-0)/(1-0))*(1-0.000000001)+0.000000001" office:value-type="float" office:value="0.345703125654297">
            <text:p>0.345703126</text:p>
          </table:table-cell>
          <table:table-cell table:style-name="ce2" table:formula="of:=[.L512]*[.O512]" office:value-type="float" office:value="2.41992187958008">
            <text:p>2.419921880</text:p>
          </table:table-cell>
          <table:table-cell table:style-name="ce2" table:formula="of:=(([.E512]-0)/(1-0))*(100-0.000000001)+0.000000001" office:value-type="float" office:value="85.3515625001465">
            <text:p>85.351562500</text:p>
          </table:table-cell>
          <table:table-cell table:style-name="ce1" table:formula="of:=(([.F512]-0)/(1-0))*(1-0.001)+0.001" office:value-type="float" office:value="0.377576171875">
            <text:p>0.3775761719</text:p>
          </table:table-cell>
          <table:table-cell table:style-name="ce1" table:formula="of:=IF((([.L512]*[.L512])*[.R512])&lt;1;1;ROUND(([.L512]*[.L512])*[.R512]))" office:value-type="float" office:value="19">
            <text:p>19</text:p>
          </table:table-cell>
          <table:table-cell table:style-name="ce1" table:formula="of:=ROUND((([.G512]-0)/(1-0))*(1-0)+0)" office:value-type="float" office:value="0">
            <text:p>0</text:p>
          </table:table-cell>
          <table:table-cell table:style-name="ce2" table:formula="of:=(([.H512]-0)/(1-0))*(100-0)+0" office:value-type="float" office:value="96.2890625">
            <text:p>96.289062500</text:p>
          </table:table-cell>
          <table:table-cell table:style-name="ce2" table:formula="of:=(([.I512]-0)/(1-0))*(100-(-100))+(-100)" office:value-type="float" office:value="44.140625">
            <text:p>44.140625000</text:p>
          </table:table-cell>
          <table:table-cell table:style-name="ce2" table:formula="of:=(([.J512]-0)/(1-0))*(10000-0)+0" office:value-type="float" office:value="7011.71875">
            <text:p>7011.718750000</text:p>
          </table:table-cell>
          <table:table-cell/>
        </table:table-row>
        <table:table-row table:style-name="ro3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 office:value-type="float" office:value="0.220703125">
            <text:p>0.220703125</text:p>
          </table:table-cell>
          <table:table-cell office:value-type="float" office:value="0.201171875">
            <text:p>0.201171875</text:p>
          </table:table-cell>
          <table:table-cell/>
          <table:table-cell table:style-name="ce1" table:formula="of:=ROUND((([.A513]-0)/(1-0))*(12-2)+2)" office:value-type="float" office:value="2">
            <text:p>2</text:p>
          </table:table-cell>
          <table:table-cell table:style-name="ce2" table:formula="of:=(([.B513]-0)/(1-0))*(10-0)+0" office:value-type="float" office:value="5.01953125">
            <text:p>5.019531250</text:p>
          </table:table-cell>
          <table:table-cell table:style-name="ce2" table:formula="of:=(([.C513]-0)/(1-0))*(1500-0.000000001)+0.000000001" office:value-type="float" office:value="612.304687500592">
            <text:p>612.304687501</text:p>
          </table:table-cell>
          <table:table-cell table:style-name="ce2" table:formula="of:=(([.D513]-0)/(1-0))*(1-0.000000001)+0.000000001" office:value-type="float" office:value="0.845703125154297">
            <text:p>0.845703125</text:p>
          </table:table-cell>
          <table:table-cell table:style-name="ce2" table:formula="of:=[.L513]*[.O513]" office:value-type="float" office:value="1.69140625030859">
            <text:p>1.691406250</text:p>
          </table:table-cell>
          <table:table-cell table:style-name="ce2" table:formula="of:=(([.E513]-0)/(1-0))*(100-0.000000001)+0.000000001" office:value-type="float" office:value="35.3515625006465">
            <text:p>35.351562501</text:p>
          </table:table-cell>
          <table:table-cell table:style-name="ce1" table:formula="of:=(([.F513]-0)/(1-0))*(1-0.001)+0.001" office:value-type="float" office:value="0.877076171875">
            <text:p>0.8770761719</text:p>
          </table:table-cell>
          <table:table-cell table:style-name="ce1" table:formula="of:=IF((([.L513]*[.L513])*[.R513])&lt;1;1;ROUND(([.L513]*[.L513])*[.R513]))" office:value-type="float" office:value="4">
            <text:p>4</text:p>
          </table:table-cell>
          <table:table-cell table:style-name="ce1" table:formula="of:=ROUND((([.G513]-0)/(1-0))*(1-0)+0)" office:value-type="float" office:value="1">
            <text:p>1</text:p>
          </table:table-cell>
          <table:table-cell table:style-name="ce2" table:formula="of:=(([.H513]-0)/(1-0))*(100-0)+0" office:value-type="float" office:value="46.2890625">
            <text:p>46.289062500</text:p>
          </table:table-cell>
          <table:table-cell table:style-name="ce2" table:formula="of:=(([.I513]-0)/(1-0))*(100-(-100))+(-100)" office:value-type="float" office:value="-55.859375">
            <text:p>-55.859375000</text:p>
          </table:table-cell>
          <table:table-cell table:style-name="ce2" table:formula="of:=(([.J513]-0)/(1-0))*(10000-0)+0" office:value-type="float" office:value="2011.71875">
            <text:p>2011.718750000</text:p>
          </table:table-cell>
          <table:table-cell/>
        </table:table-row>
        <table:table-row table:style-name="ro3">
          <table:table-cell table:number-columns-repeated="11"/>
          <table:table-cell table:style-name="ce1"/>
          <table:table-cell table:style-name="ce3" table:number-columns-repeated="3"/>
          <table:table-cell table:style-name="ce2" table:number-columns-repeated="2"/>
          <table:table-cell table:style-name="ce1" table:number-columns-repeated="6"/>
          <table:table-cell/>
        </table:table-row>
        <table:table-row table:style-name="ro3">
          <table:table-cell table:number-columns-repeated="10" office:value-type="float" office:value="0">
            <text:p>0</text:p>
          </table:table-cell>
          <table:table-cell/>
          <table:table-cell table:style-name="ce1" table:formula="of:=ROUND((([.A515]-0)/(1-0))*(12-2)+2)" office:value-type="float" office:value="2">
            <text:p>2</text:p>
          </table:table-cell>
          <table:table-cell table:style-name="ce3" table:formula="of:=(([.B515]-0)/(1-0))*(10-0)+0" office:value-type="float" office:value="0">
            <text:p>0.000000000</text:p>
          </table:table-cell>
          <table:table-cell table:style-name="ce3" table:formula="of:=(([.C515]-0)/(1-0))*(1500-0.000000001)+0.000000001" office:value-type="float" office:value="0.000000001">
            <text:p>0.000000001</text:p>
          </table:table-cell>
          <table:table-cell table:style-name="ce3" table:formula="of:=(([.D515]-0)/(1-0))*(1-0.000000001)+0.000000001" office:value-type="float" office:value="0.000000001">
            <text:p>0.000000001</text:p>
          </table:table-cell>
          <table:table-cell table:style-name="ce2" table:formula="of:=[.L515]*[.O515]" office:value-type="float" office:value="0.000000002">
            <text:p>0.000000002</text:p>
          </table:table-cell>
          <table:table-cell table:style-name="ce2" table:formula="of:=(([.E515]-0)/(1-0))*(100-0.000000001)+0.000000001" office:value-type="float" office:value="0.000000001">
            <text:p>0.000000001</text:p>
          </table:table-cell>
          <table:table-cell table:style-name="ce1" table:formula="of:=(([.F515]-0)/(1-0))*(1-0.001)+0.001" office:value-type="float" office:value="0.001">
            <text:p>0.001</text:p>
          </table:table-cell>
          <table:table-cell table:style-name="ce1" table:formula="of:=IF((([.L515]*[.L515])*[.R515])&lt;1;1;ROUND(([.L515]*[.L515])*[.R515]))" office:value-type="float" office:value="1">
            <text:p>1</text:p>
          </table:table-cell>
          <table:table-cell table:style-name="ce1" table:formula="of:=ROUND((([.G515]-0)/(1-0))*(1-0)+0)" office:value-type="float" office:value="0">
            <text:p>0</text:p>
          </table:table-cell>
          <table:table-cell table:style-name="ce2" table:formula="of:=(([.H515]-0)/(1-0))*(100-0)+0" office:value-type="float" office:value="0">
            <text:p>0.000000000</text:p>
          </table:table-cell>
          <table:table-cell table:style-name="ce2" table:formula="of:=(([.I515]-0)/(1-0))*(100-(-100))+(-100)" office:value-type="float" office:value="-100">
            <text:p>-100.000000000</text:p>
          </table:table-cell>
          <table:table-cell table:style-name="ce2" table:formula="of:=(([.J515]-0)/(1-0))*(10000-0)+0" office:value-type="float" office:value="0">
            <text:p>0.000000000</text:p>
          </table:table-cell>
          <table:table-cell/>
        </table:table-row>
        <table:table-row table:style-name="ro3">
          <table:table-cell table:number-columns-repeated="10" office:value-type="float" office:value="0.5">
            <text:p>0.5</text:p>
          </table:table-cell>
          <table:table-cell/>
          <table:table-cell table:style-name="ce1" table:formula="of:=ROUND((([.A516]-0)/(1-0))*(12-2)+2)" office:value-type="float" office:value="7">
            <text:p>7</text:p>
          </table:table-cell>
          <table:table-cell table:style-name="ce3" table:formula="of:=(([.B516]-0)/(1-0))*(10-0)+0" office:value-type="float" office:value="5">
            <text:p>5.000000000</text:p>
          </table:table-cell>
          <table:table-cell table:style-name="ce3" table:formula="of:=(([.C516]-0)/(1-0))*(1500-0.000000001)+0.000000001" office:value-type="float" office:value="750.0000000005">
            <text:p>750.000000001</text:p>
          </table:table-cell>
          <table:table-cell table:style-name="ce3" table:formula="of:=(([.D516]-0)/(1-0))*(1-0.000000001)+0.000000001" office:value-type="float" office:value="0.5000000005">
            <text:p>0.500000001</text:p>
          </table:table-cell>
          <table:table-cell table:style-name="ce2" table:formula="of:=[.L516]*[.O516]" office:value-type="float" office:value="3.5000000035">
            <text:p>3.500000004</text:p>
          </table:table-cell>
          <table:table-cell table:style-name="ce2" table:formula="of:=(([.E516]-0)/(1-0))*(100-0.000000001)+0.000000001" office:value-type="float" office:value="50.0000000005">
            <text:p>50.000000001</text:p>
          </table:table-cell>
          <table:table-cell table:style-name="ce1" table:formula="of:=(([.F516]-0)/(1-0))*(1-0.001)+0.001" office:value-type="float" office:value="0.5005">
            <text:p>0.5005</text:p>
          </table:table-cell>
          <table:table-cell table:style-name="ce1" table:formula="of:=IF((([.L516]*[.L516])*[.R516])&lt;1;1;ROUND(([.L516]*[.L516])*[.R516]))" office:value-type="float" office:value="25">
            <text:p>25</text:p>
          </table:table-cell>
          <table:table-cell table:style-name="ce1" table:formula="of:=ROUND((([.G516]-0)/(1-0))*(1-0)+0)" office:value-type="float" office:value="1">
            <text:p>1</text:p>
          </table:table-cell>
          <table:table-cell table:style-name="ce2" table:formula="of:=(([.H516]-0)/(1-0))*(100-0)+0" office:value-type="float" office:value="50">
            <text:p>50.000000000</text:p>
          </table:table-cell>
          <table:table-cell table:style-name="ce2" table:formula="of:=(([.I516]-0)/(1-0))*(100-(-100))+(-100)" office:value-type="float" office:value="0">
            <text:p>0.000000000</text:p>
          </table:table-cell>
          <table:table-cell table:style-name="ce2" table:formula="of:=(([.J516]-0)/(1-0))*(10000-0)+0" office:value-type="float" office:value="5000">
            <text:p>5000.000000000</text:p>
          </table:table-cell>
          <table:table-cell/>
        </table:table-row>
        <table:table-row table:style-name="ro3">
          <table:table-cell table:number-columns-repeated="10" office:value-type="float" office:value="1">
            <text:p>1</text:p>
          </table:table-cell>
          <table:table-cell/>
          <table:table-cell table:style-name="ce1" table:formula="of:=ROUND((([.A517]-0)/(1-0))*(12-2)+2)" office:value-type="float" office:value="12">
            <text:p>12</text:p>
          </table:table-cell>
          <table:table-cell table:style-name="ce3" table:formula="of:=(([.B517]-0)/(1-0))*(10-0)+0" office:value-type="float" office:value="10">
            <text:p>10.000000000</text:p>
          </table:table-cell>
          <table:table-cell table:style-name="ce3" table:formula="of:=(([.C517]-0)/(1-0))*(1500-0.000000001)+0.000000001" office:value-type="float" office:value="1500">
            <text:p>1500.000000000</text:p>
          </table:table-cell>
          <table:table-cell table:style-name="ce3" table:formula="of:=(([.D517]-0)/(1-0))*(1-0.000000001)+0.000000001" office:value-type="float" office:value="1">
            <text:p>1.000000000</text:p>
          </table:table-cell>
          <table:table-cell table:style-name="ce2" table:formula="of:=[.L517]*[.O517]" office:value-type="float" office:value="12">
            <text:p>12.000000000</text:p>
          </table:table-cell>
          <table:table-cell table:style-name="ce2" table:formula="of:=(([.E517]-0)/(1-0))*(100-0.000000001)+0.000000001" office:value-type="float" office:value="100">
            <text:p>100.000000000</text:p>
          </table:table-cell>
          <table:table-cell table:style-name="ce1" table:formula="of:=(([.F517]-0)/(1-0))*(1-0.001)+0.001" office:value-type="float" office:value="1">
            <text:p>1</text:p>
          </table:table-cell>
          <table:table-cell table:style-name="ce1" table:formula="of:=IF((([.L517]*[.L517])*[.R517])&lt;1;1;ROUND(([.L517]*[.L517])*[.R517]))" office:value-type="float" office:value="144">
            <text:p>144</text:p>
          </table:table-cell>
          <table:table-cell table:style-name="ce1" table:formula="of:=ROUND((([.G517]-0)/(1-0))*(1-0)+0)" office:value-type="float" office:value="1">
            <text:p>1</text:p>
          </table:table-cell>
          <table:table-cell table:style-name="ce2" table:formula="of:=(([.H517]-0)/(1-0))*(100-0)+0" office:value-type="float" office:value="100">
            <text:p>100.000000000</text:p>
          </table:table-cell>
          <table:table-cell table:style-name="ce2" table:formula="of:=(([.I517]-0)/(1-0))*(100-(-100))+(-100)" office:value-type="float" office:value="100">
            <text:p>100.000000000</text:p>
          </table:table-cell>
          <table:table-cell table:style-name="ce2" table:formula="of:=(([.J517]-0)/(1-0))*(10000-0)+0" office:value-type="float" office:value="10000">
            <text:p>10000.000000000</text:p>
          </table:table-cell>
          <table:table-cell/>
        </table:table-row>
        <table:table-row table:style-name="ro3" table:number-rows-repeated="1048058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 style:data-style-name="N2" text:time-value="0000-00-00T00:07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19T17:41:55</meta:creation-date>
    <dc:date>2013-03-23T00:54:45</dc:date>
    <dc:creator>Will Heerden</dc:creator>
    <meta:editing-duration>PT2H28M2S</meta:editing-duration>
    <meta:editing-cycles>21</meta:editing-cycles>
    <meta:generator>LibreOffice/3.6$Linux_X86_64 LibreOffice_project/360m1$Build-2</meta:generator>
    <meta:document-statistic meta:table-count="3" meta:cell-count="11342" meta:object-count="0"/>
  </office:meta>
</office:document-meta>
</file>